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Small Fonts" svg:font-family="&quot;Small Fonts&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44">
      <style:table-cell-properties fo:background-color="#FFFFFF"/>
    </style:style>
    <style:style style:name="ce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8" style:family="table-cell" style:parent-style-name="Default" style:data-style-name="N44">
      <style:table-cell-properties fo:border-top="thin solid #000000" fo:border-bottom="thin double #000000" fo:border-left="none" fo:border-right="none" fo:background-color="#FFFFFF"/>
    </style:style>
    <style:style style:name="ce9" style:family="table-cell" style:parent-style-name="Default" style:data-style-name="N0">
      <style:table-cell-properties fo:border-top="thin solid #000000" fo:border-bottom="thin double #000000" fo:border-left="none" fo:border-right="none" fo:background-color="#FFFFFF"/>
    </style:style>
    <style:style style:name="ce10"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1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13" style:family="table-cell" style:parent-style-name="Comma" style:data-style-name="N44">
      <style:table-cell-properties fo:background-color="#FFFFFF"/>
    </style:style>
    <style:style style:name="ce14" style:family="table-cell" style:parent-style-name="Default" style:data-style-name="N0">
      <style:table-cell-properties fo:background-color="#FFFFFF"/>
    </style:style>
    <style:style style:name="ce15" style:family="table-cell" style:parent-style-name="Comma" style:data-style-name="N44">
      <style:table-cell-properties fo:background-color="#FFFFFF"/>
      <style:text-properties style:text-underline-style="solid" style:text-underline-type="single" style:font-family-generic="swiss"/>
    </style:style>
    <style:style style:name="ce16" style:family="table-cell" style:parent-style-name="Default" style:data-style-name="N0">
      <style:table-cell-properties style:vertical-align="automatic" fo:wrap-option="wrap" fo:background-color="#FFFFFF" style:repeat-content="false"/>
      <style:paragraph-properties fo:text-align="center"/>
    </style:style>
    <style:style style:name="ce17" style:family="table-cell" style:parent-style-name="Default"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8" style:family="table-cell" style:parent-style-name="Default" style:data-style-name="N47">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style:vertical-align="automatic" fo:background-color="#FFFFFF" style:repeat-content="false"/>
      <style:paragraph-properties fo:text-align="start" fo:margin-left="0cm"/>
    </style:style>
    <style:style style:name="ce20" style:family="table-cell" style:parent-style-name="Currency" style:data-style-name="N48">
      <style:table-cell-properties fo:background-color="#FFFFFF"/>
      <style:text-properties style:text-underline-style="solid" style:text-underline-type="single" style:font-family-generic="swiss"/>
    </style:style>
    <style:style style:name="ce21" style:family="table-cell" style:parent-style-name="Currency" style:data-style-name="N49">
      <style:table-cell-properties fo:background-color="#FFFFFF"/>
      <style:text-properties fo:font-weight="bold" style:font-weight-asian="bold" style:font-weight-complex="bold"/>
    </style:style>
    <style:style style:name="ce22" style:family="table-cell" style:parent-style-name="Default" style:data-style-name="N0">
      <style:table-cell-properties fo:background-color="#FFFFFF"/>
      <style:text-properties style:text-underline-style="solid" style:text-underline-type="single" style:font-family-generic="swiss"/>
    </style:style>
    <style:style style:name="ce23" style:family="table-cell" style:parent-style-name="Default" style:data-style-name="N0">
      <style:table-cell-properties fo:background-color="#FFFFFF"/>
      <style:text-properties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start" fo:margin-left="0cm"/>
    </style:style>
    <style:style style:name="ce25" style:family="table-cell" style:parent-style-name="Comma" style:data-style-name="N44">
      <style:table-cell-properties style:vertical-align="automatic" fo:background-color="#FFFFFF"/>
    </style:style>
    <style:style style:name="ce26" style:family="table-cell" style:parent-style-name="Comma" style:data-style-name="N44">
      <style:table-cell-properties fo:background-color="#FFFFFF"/>
    </style:style>
    <style:style style:name="ce27" style:family="table-cell" style:parent-style-name="Percent" style:data-style-name="N14">
      <style:table-cell-properties fo:background-color="#FFFFFF"/>
      <style:text-properties style:text-underline-style="solid" style:text-underline-type="single" style:font-family-generic="swiss"/>
    </style:style>
    <style:style style:name="ce28" style:family="table-cell" style:parent-style-name="Default" style:data-style-name="N0">
      <style:text-properties fo:font-weight="bold" style:font-weight-asian="bold" style:font-weight-complex="bold"/>
    </style:style>
    <style:style style:name="ce29" style:family="table-cell" style:parent-style-name="Default" style:data-style-name="N2"/>
    <style:style style:name="ce30" style:family="table-cell" style:parent-style-name="Default" style:data-style-name="N13"/>
    <style:style style:name="ce31" style:family="table-cell" style:parent-style-name="Default" style:data-style-name="N51"/>
    <style:style style:name="ce32" style:family="table-cell" style:parent-style-name="Comma" style:data-style-name="N43">
      <style:table-cell-properties fo:background-color="#FFFFFF"/>
    </style:style>
    <style:style style:name="ce33" style:family="table-cell" style:parent-style-name="Comma" style:data-style-name="N44">
      <style:table-cell-properties fo:background-color="#FFFFFF"/>
    </style:style>
    <style:style style:name="ce34" style:family="table-cell" style:parent-style-name="Comma" style:data-style-name="N45">
      <style:table-cell-properties fo:background-color="#FFFFFF"/>
    </style:style>
    <style:style style:name="ce35" style:family="table-cell" style:parent-style-name="Comma" style:data-style-name="N44">
      <style:table-cell-properties fo:border-top="thin solid #000000" fo:border-bottom="thin solid #000000" fo:border-left="none" fo:border-right="none" fo:background-color="#FFFFFF"/>
    </style:style>
    <style:style style:name="ce36" style:family="table-cell" style:parent-style-name="Comma" style:data-style-name="N45">
      <style:table-cell-properties fo:border-top="thin solid #000000" fo:border-bottom="thin solid #000000" fo:border-left="none" fo:border-right="none" fo:background-color="#FFFFFF"/>
    </style:style>
    <style:style style:name="ce37" style:family="table-cell" style:parent-style-name="Percent" style:data-style-name="N13">
      <style:table-cell-properties fo:background-color="#FFFFFF"/>
    </style:style>
    <style:style style:name="ce38" style:family="table-cell" style:parent-style-name="Comma" style:data-style-name="N43">
      <style:table-cell-properties style:vertical-align="automatic" fo:background-color="#FFFFFF" style:repeat-content="false"/>
      <style:paragraph-properties fo:text-align="center"/>
    </style:style>
    <style:style style:name="ce39" style:family="table-cell" style:parent-style-name="Percent" style:data-style-name="N14">
      <style:table-cell-properties fo:background-color="#FFFFFF"/>
    </style:style>
    <style:style style:name="ce40" style:family="table-cell" style:parent-style-name="Default" style:data-style-name="N0">
      <style:table-cell-properties fo:border-top="thin solid #FFFFFF" fo:border-bottom="none" fo:border-left="thin solid #FFFFFF" fo:border-right="none" style:vertical-align="automatic" fo:background-color="#99CCFF" style:repeat-content="false"/>
      <style:paragraph-properties fo:text-align="start" fo:margin-left="0cm"/>
      <style:text-properties fo:color="#000080" fo:font-size="11pt" style:font-size-asian="11pt" style:font-size-complex="11pt" fo:font-weight="bold" style:font-weight-asian="bold" style:font-weight-complex="bold"/>
    </style:style>
    <style:style style:name="ce41" style:family="table-cell" style:parent-style-name="Default" style:data-style-name="N0">
      <style:table-cell-properties fo:border-top="thin solid #FFFFFF" fo:border-bottom="none" fo:border-left="none" fo:border-right="none" style:vertical-align="automatic" fo:background-color="#99CCFF" style:repeat-content="false"/>
      <style:paragraph-properties fo:text-align="center"/>
      <style:text-properties fo:color="#800080" fo:font-size="9pt" style:font-size-asian="9pt" style:font-size-complex="9pt" fo:font-weight="bold" style:font-weight-asian="bold" style:font-weight-complex="bold"/>
    </style:style>
    <style:style style:name="ce42" style:family="table-cell" style:parent-style-name="Default" style:data-style-name="N0">
      <style:table-cell-properties fo:border-top="none" fo:border-bottom="none" fo:border-left="thin solid #FFFFFF" fo:border-right="none" style:vertical-align="automatic" fo:background-color="#99CCFF" style:repeat-content="false"/>
      <style:paragraph-properties fo:text-align="start" fo:margin-left="0cm"/>
      <style:text-properties fo:color="#000080" fo:font-size="11pt" style:font-size-asian="11pt" style:font-size-complex="11pt" fo:font-weight="bold" style:font-weight-asian="bold" style:font-weight-complex="bold"/>
    </style:style>
    <style:style style:name="ce43" style:family="table-cell" style:parent-style-name="Default" style:data-style-name="N0">
      <style:table-cell-properties fo:border-top="none" fo:border-bottom="none" fo:border-left="thin solid #FFFFFF" fo:border-right="none" style:vertical-align="automatic" fo:background-color="#99CCFF" style:repeat-content="false"/>
      <style:paragraph-properties fo:text-align="start" fo:margin-left="0cm"/>
      <style:text-properties fo:color="#000000" fo:font-weight="bold" style:font-weight-asian="bold" style:font-weight-complex="bold"/>
    </style:style>
    <style:style style:name="ce44" style:family="table-cell" style:parent-style-name="Default" style:data-style-name="N0">
      <style:table-cell-properties style:vertical-align="automatic" fo:background-color="#99CCFF"/>
      <style:text-properties fo:color="#000000"/>
    </style:style>
    <style:style style:name="ce45" style:family="table-cell" style:parent-style-name="Default" style:data-style-name="N0">
      <style:table-cell-properties fo:border-top="none" fo:border-bottom="none" fo:border-left="thin solid #FFFFFF" fo:border-right="none" style:vertical-align="automatic" fo:background-color="#99CCFF" style:repeat-content="false"/>
      <style:paragraph-properties fo:text-align="start" fo:margin-left="0cm"/>
      <style:text-properties fo:color="#000080" fo:font-weight="bold" style:font-weight-asian="bold" style:font-weight-complex="bold"/>
    </style:style>
    <style:style style:name="ce46" style:family="table-cell" style:parent-style-name="Default" style:data-style-name="N0">
      <style:table-cell-properties fo:border-top="thick solid #000080" fo:border-bottom="none" fo:border-left="thick solid #000080" fo:border-right="none" style:vertical-align="automatic" fo:background-color="#C0C0C0" style:repeat-content="false"/>
      <style:paragraph-properties fo:text-align="start" fo:margin-left="0cm"/>
      <style:text-properties fo:color="#000080" fo:font-size="14pt" style:font-size-asian="14pt" style:font-size-complex="14pt" fo:font-weight="bold" style:font-weight-asian="bold" style:font-weight-complex="bold"/>
    </style:style>
    <style:style style:name="ce47" style:family="table-cell" style:parent-style-name="Default" style:data-style-name="N0">
      <style:table-cell-properties fo:border-top="thick solid #000080" fo:border-bottom="none" fo:border-left="none" fo:border-right="none" style:vertical-align="automatic" fo:background-color="#C0C0C0" style:repeat-content="false"/>
      <style:paragraph-properties fo:text-align="start" fo:margin-left="0cm"/>
    </style:style>
    <style:style style:name="ce48" style:family="table-cell" style:parent-style-name="Default" style:data-style-name="N0">
      <style:table-cell-properties fo:border-top="thick solid #000080" fo:border-bottom="none" fo:border-left="none" fo:border-right="thick solid #000080" style:vertical-align="automatic" fo:background-color="#C0C0C0" style:repeat-content="false"/>
      <style:paragraph-properties fo:text-align="start" fo:margin-left="0cm"/>
    </style:style>
    <style:style style:name="ce49" style:family="table-cell" style:parent-style-name="Default" style:data-style-name="N0">
      <style:table-cell-properties fo:border-top="thin solid #FFFFFF" fo:border-bottom="none" fo:border-left="none" fo:border-right="thick solid #000080" style:vertical-align="automatic" fo:background-color="#99CCFF" style:repeat-content="false"/>
      <style:paragraph-properties fo:text-align="center"/>
      <style:text-properties fo:color="#800080" fo:font-size="9pt" style:font-size-asian="9pt" style:font-size-complex="9pt" fo:font-weight="bold" style:font-weight-asian="bold" style:font-weight-complex="bold"/>
    </style:style>
    <style:style style:name="ce50" style:family="table-cell" style:parent-style-name="Default" style:data-style-name="N0">
      <style:table-cell-properties fo:border-top="none" fo:border-bottom="thick solid #000080" fo:border-left="thin solid #FFFFFF" fo:border-right="none" style:vertical-align="automatic" fo:background-color="#99CCFF" style:repeat-content="false"/>
      <style:paragraph-properties fo:text-align="start" fo:margin-left="0cm"/>
      <style:text-properties fo:color="#000080" fo:font-weight="bold" style:font-weight-asian="bold" style:font-weight-complex="bold"/>
    </style:style>
    <style:style style:name="ce51" style:family="table-cell" style:parent-style-name="Default" style:data-style-name="N0">
      <style:table-cell-properties fo:border-top="none" fo:border-bottom="thick solid #000080" fo:border-left="none" fo:border-right="none" style:vertical-align="automatic" fo:background-color="#99CCFF"/>
      <style:text-properties fo:color="#000000"/>
    </style:style>
    <style:style style:name="ce52" style:family="table-cell" style:parent-style-name="Default" style:data-style-name="N0">
      <style:table-cell-properties fo:border-top="thin solid #808080" fo:border-bottom="none" fo:border-left="thin solid #808080" fo:border-right="none" style:vertical-align="automatic" fo:background-color="#99CCFF" style:cell-protect="none"/>
      <style:text-properties fo:color="#000000"/>
    </style:style>
    <style:style style:name="ce53" style:family="table-cell" style:parent-style-name="Currency" style:data-style-name="N42">
      <style:table-cell-properties fo:border-top="thin solid #808080" fo:border-bottom="none" fo:border-left="none" fo:border-right="thin solid #FFFFFF" style:vertical-align="automatic" fo:background-color="#99CCFF" style:cell-protect="none"/>
      <style:text-properties fo:color="#000000"/>
    </style:style>
    <style:style style:name="ce54" style:family="table-cell" style:parent-style-name="Default" style:data-style-name="N0">
      <style:table-cell-properties fo:border-top="none" fo:border-bottom="none" fo:border-left="thin solid #808080" fo:border-right="none" style:vertical-align="automatic" fo:background-color="#99CCFF" style:cell-protect="none"/>
      <style:text-properties fo:color="#000000"/>
    </style:style>
    <style:style style:name="ce55" style:family="table-cell" style:parent-style-name="Currency" style:data-style-name="N42">
      <style:table-cell-properties fo:border-top="none" fo:border-bottom="none" fo:border-left="none" fo:border-right="thin solid #FFFFFF" style:vertical-align="automatic" fo:background-color="#99CCFF" style:cell-protect="none"/>
      <style:text-properties fo:color="#000000"/>
    </style:style>
    <style:style style:name="ce56" style:family="table-cell" style:parent-style-name="Default" style:data-style-name="N0">
      <style:table-cell-properties fo:border-top="none" fo:border-bottom="thin solid #FFFFFF" fo:border-left="thin solid #808080" fo:border-right="none" style:vertical-align="automatic" fo:background-color="#99CCFF" style:cell-protect="none" style:repeat-content="false"/>
      <style:paragraph-properties fo:text-align="center"/>
      <style:text-properties fo:color="#000000"/>
    </style:style>
    <style:style style:name="ce57" style:family="table-cell" style:parent-style-name="Default" style:data-style-name="N42">
      <style:table-cell-properties fo:border-top="none" fo:border-bottom="thin solid #FFFFFF" fo:border-left="none" fo:border-right="thin solid #FFFFFF" style:vertical-align="automatic" fo:background-color="#99CCFF" style:cell-protect="none"/>
      <style:text-properties fo:color="#000000"/>
    </style:style>
    <style:style style:name="ce58" style:family="table-cell" style:parent-style-name="Default" style:data-style-name="N0">
      <style:table-cell-properties style:vertical-align="automatic" fo:background-color="#C0C0C0"/>
      <style:text-properties fo:color="#000000"/>
    </style:style>
    <style:style style:name="ce59" style:family="table-cell" style:parent-style-name="Default" style:data-style-name="N0">
      <style:table-cell-properties fo:border-top="thin solid #FFFFFF" fo:border-bottom="none" fo:border-left="none" fo:border-right="none" style:vertical-align="automatic"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60" style:family="table-cell" style:parent-style-name="Default" style:data-style-name="N0">
      <style:table-cell-properties style:vertical-align="automatic" fo:wrap-option="wrap"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61" style:family="table-cell" style:parent-style-name="Default" style:data-style-name="N0">
      <style:table-cell-properties fo:border-top="thick solid #000080" fo:border-bottom="none" fo:border-left="thick solid #000080" fo:border-right="none" style:vertical-align="automatic" fo:background-color="#C0C0C0" style:repeat-content="false"/>
      <style:paragraph-properties fo:text-align="start" fo:margin-left="0cm"/>
      <style:text-properties fo:color="#000080" fo:font-size="11pt" style:font-size-asian="11pt" style:font-size-complex="11pt" fo:font-weight="bold" style:font-weight-asian="bold" style:font-weight-complex="bold"/>
    </style:style>
    <style:style style:name="ce62" style:family="table-cell" style:parent-style-name="Default" style:data-style-name="N0">
      <style:table-cell-properties fo:border-top="thick solid #000080" fo:border-bottom="none" fo:border-left="none" fo:border-right="none" style:vertical-align="automatic" fo:background-color="#C0C0C0" style:repeat-content="false"/>
      <style:paragraph-properties fo:text-align="start" fo:margin-left="0cm"/>
      <style:text-properties fo:color="#800080" fo:font-size="9pt" style:font-size-asian="9pt" style:font-size-complex="9pt" fo:font-weight="bold" style:font-weight-asian="bold" style:font-weight-complex="bold"/>
    </style:style>
    <style:style style:name="ce63" style:family="table-cell" style:parent-style-name="Default" style:data-style-name="N0">
      <style:table-cell-properties fo:border-top="thick solid #000080" fo:border-bottom="none" fo:border-left="none" fo:border-right="thick solid #000080" style:vertical-align="automatic" fo:background-color="#C0C0C0" style:repeat-content="false"/>
      <style:paragraph-properties fo:text-align="start" fo:margin-left="0cm"/>
      <style:text-properties fo:color="#800080" fo:font-size="9pt" style:font-size-asian="9pt" style:font-size-complex="9pt" fo:font-weight="bold" style:font-weight-asian="bold" style:font-weight-complex="bold"/>
    </style:style>
    <style:style style:name="ce64" style:family="table-cell" style:parent-style-name="Default" style:data-style-name="N0">
      <style:table-cell-properties fo:border-top="none" fo:border-bottom="none" fo:border-left="thick solid #000080" fo:border-right="none" style:vertical-align="automatic" fo:wrap-option="wrap" fo:background-color="#C0C0C0" style:repeat-content="false"/>
      <style:paragraph-properties fo:text-align="start" fo:margin-left="0cm"/>
      <style:text-properties fo:color="#000080" fo:font-size="11pt" style:font-size-asian="11pt" style:font-size-complex="11pt" fo:font-weight="bold" style:font-weight-asian="bold" style:font-weight-complex="bold"/>
    </style:style>
    <style:style style:name="ce65" style:family="table-cell" style:parent-style-name="Default" style:data-style-name="N0">
      <style:table-cell-properties fo:border-top="none" fo:border-bottom="none" fo:border-left="none" fo:border-right="thick solid #000080" style:vertical-align="automatic" fo:wrap-option="wrap"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66" style:family="table-cell" style:parent-style-name="Default" style:data-style-name="N0">
      <style:table-cell-properties fo:border-top="none" fo:border-bottom="none" fo:border-left="thick solid #000080" fo:border-right="none" style:vertical-align="automatic" fo:background-color="#C0C0C0" style:repeat-content="false"/>
      <style:paragraph-properties fo:text-align="start" fo:margin-left="0cm"/>
      <style:text-properties fo:color="#000000" fo:font-weight="bold" style:font-weight-asian="bold" style:font-weight-complex="bold"/>
    </style:style>
    <style:style style:name="ce67" style:family="table-cell" style:parent-style-name="Default" style:data-style-name="N0">
      <style:table-cell-properties fo:border-top="none" fo:border-bottom="thick solid #000080" fo:border-left="thick solid #000080" fo:border-right="none" style:vertical-align="automatic" fo:background-color="#C0C0C0" style:repeat-content="false"/>
      <style:paragraph-properties fo:text-align="start" fo:margin-left="0cm"/>
      <style:text-properties fo:color="#000080" fo:font-weight="bold" style:font-weight-asian="bold" style:font-weight-complex="bold"/>
    </style:style>
    <style:style style:name="ce68" style:family="table-cell" style:parent-style-name="Default" style:data-style-name="N0">
      <style:table-cell-properties fo:border-top="none" fo:border-bottom="thick solid #000080" fo:border-left="none" fo:border-right="none" style:vertical-align="automatic" fo:background-color="#C0C0C0"/>
      <style:text-properties fo:color="#000000"/>
    </style:style>
    <style:style style:name="ce69" style:family="table-cell" style:parent-style-name="Default" style:data-style-name="N0">
      <style:table-cell-properties fo:border-top="none" fo:border-bottom="thick solid #000080" fo:border-left="none" fo:border-right="thick solid #000080" style:vertical-align="automatic" fo:background-color="#C0C0C0"/>
      <style:text-properties fo:color="#000000"/>
    </style:style>
    <style:style style:name="ce70" style:family="table-cell" style:parent-style-name="Default" style:data-style-name="N0">
      <style:table-cell-properties fo:border-top="thin solid #808080" fo:border-bottom="none" fo:border-left="none" fo:border-right="thin solid #FFFFFF" style:vertical-align="automatic" fo:background-color="#C0C0C0" style:cell-protect="none"/>
      <style:text-properties fo:color="#000000"/>
    </style:style>
    <style:style style:name="ce71" style:family="table-cell" style:parent-style-name="Default" style:data-style-name="N0">
      <style:table-cell-properties fo:border-top="none" fo:border-bottom="none" fo:border-left="none" fo:border-right="thin solid #FFFFFF" style:vertical-align="automatic" fo:background-color="#C0C0C0" style:cell-protect="none"/>
      <style:text-properties fo:color="#000000"/>
    </style:style>
    <style:style style:name="ce72" style:family="table-cell" style:parent-style-name="Default" style:data-style-name="N0">
      <style:table-cell-properties fo:border-top="none" fo:border-bottom="thin solid #FFFFFF" fo:border-left="none" fo:border-right="thin solid #FFFFFF" style:vertical-align="automatic" fo:background-color="#C0C0C0" style:cell-protect="none"/>
      <style:text-properties fo:color="#000000"/>
    </style:style>
    <style:style style:name="ce73" style:family="table-cell" style:parent-style-name="Default" style:data-style-name="N0">
      <style:table-cell-properties fo:border-top="none" fo:border-bottom="none" fo:border-left="none" fo:border-right="thick solid #000080" style:vertical-align="automatic" fo:background-color="#C0C0C0" style:cell-protect="none"/>
      <style:text-properties fo:color="#000000"/>
    </style:style>
    <style:style style:name="ce74" style:family="table-cell" style:parent-style-name="Default" style:data-style-name="N0">
      <style:table-cell-properties fo:border-top="thin solid #FFFFFF" fo:border-bottom="none" fo:border-left="thick solid #000080" fo:border-right="none" style:vertical-align="automatic" fo:background-color="#C0C0C0" style:repeat-content="false"/>
      <style:paragraph-properties fo:text-align="start" fo:margin-left="0cm"/>
      <style:text-properties fo:color="#000080" fo:font-size="11pt" style:font-size-asian="11pt" style:font-size-complex="11pt" fo:font-weight="bold" style:font-weight-asian="bold" style:font-weight-complex="bold"/>
    </style:style>
    <style:style style:name="ce75" style:family="table-cell" style:parent-style-name="Default" style:data-style-name="N0">
      <style:table-cell-properties fo:border-top="thin solid #FFFFFF" fo:border-bottom="none" fo:border-left="none" fo:border-right="thick solid #000080" style:vertical-align="automatic"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76" style:family="table-cell" style:parent-style-name="Default" style:data-style-name="N54">
      <style:table-cell-properties fo:border-top="none" fo:border-bottom="none" fo:border-left="none" fo:border-right="thick solid #000080" style:vertical-align="automatic" fo:background-color="#99CCFF"/>
      <style:text-properties fo:color="#000000"/>
    </style:style>
    <style:style style:name="ce77" style:family="table-cell" style:parent-style-name="Default" style:data-style-name="N54">
      <style:table-cell-properties fo:border-top="none" fo:border-bottom="thick solid #000080" fo:border-left="none" fo:border-right="thick solid #000080" style:vertical-align="automatic" fo:background-color="#99CCFF"/>
      <style:text-properties fo:color="#000000"/>
    </style:style>
    <style:style style:name="ce78" style:family="table-cell" style:parent-style-name="Default" style:data-style-name="N0">
      <style:text-properties fo:font-size="9pt" style:font-size-asian="9pt" style:font-size-complex="9pt" style:font-family-generic="swiss"/>
    </style:style>
    <style:style style:name="ce79" style:family="table-cell" style:parent-style-name="Default" style:data-style-name="N0">
      <style:table-cell-properties fo:border-top="thin solid #000000" fo:border-bottom="thin solid #000000" fo:border-left="thick solid #000080" fo:border-right="none" fo:background-color="#C0C0C0"/>
      <style:text-properties fo:color="#000080" fo:font-size="9pt" style:font-size-asian="9pt" style:font-size-complex="9pt" fo:font-weight="bold" style:font-weight-asian="bold" style:font-weight-complex="bold" style:font-family-generic="swiss"/>
    </style:style>
    <style:style style:name="ce80" style:family="table-cell" style:parent-style-name="Default" style:data-style-name="N7">
      <style:table-cell-properties fo:border-top="thin solid #000000" fo:border-bottom="thin solid #000000" fo:border-left="none" fo:border-right="thick solid #000080" fo:background-color="#C0C0C0"/>
      <style:text-properties fo:font-size="9pt" style:font-size-asian="9pt" style:font-size-complex="9pt" style:font-family-generic="swiss"/>
    </style:style>
    <style:style style:name="ce81" style:family="table-cell" style:parent-style-name="Default" style:data-style-name="N0">
      <style:table-cell-properties fo:border-top="thin solid #000000" fo:border-bottom="thin solid #000000" fo:border-left="thick solid #000080" fo:border-right="none" fo:background-color="#FFFFCC"/>
      <style:text-properties fo:color="#000000" fo:font-size="9pt" style:font-size-asian="9pt" style:font-size-complex="9pt" fo:font-weight="bold" style:font-weight-asian="bold" style:font-weight-complex="bold" style:font-family-generic="swiss"/>
    </style:style>
    <style:style style:name="ce82" style:family="table-cell" style:parent-style-name="Default" style:data-style-name="N0">
      <style:table-cell-properties fo:border-top="thin solid #000000" fo:border-bottom="thin solid #000000" fo:border-left="thick solid #000080" fo:border-right="none" fo:background-color="#C0C0C0"/>
      <style:text-properties fo:color="#000000" fo:font-size="9pt" style:font-size-asian="9pt" style:font-size-complex="9pt" fo:font-style="italic" style:font-style-asian="italic" style:font-style-complex="italic" fo:font-weight="bold" style:font-weight-asian="bold" style:font-weight-complex="bold" style:font-family-generic="swiss"/>
    </style:style>
    <style:style style:name="ce83" style:family="table-cell" style:parent-style-name="Default" style:data-style-name="N0">
      <style:table-cell-properties fo:border-top="thin solid #000000" fo:border-bottom="thin solid #000000" fo:border-left="thick solid #000080" fo:border-right="none" fo:background-color="#CCCCFF"/>
      <style:text-properties fo:color="#000000" fo:font-size="9pt" style:font-size-asian="9pt" style:font-size-complex="9pt" fo:font-weight="bold" style:font-weight-asian="bold" style:font-weight-complex="bold" style:font-family-generic="swiss"/>
    </style:style>
    <style:style style:name="ce84" style:family="table-cell" style:parent-style-name="Default" style:data-style-name="N0">
      <style:table-cell-properties fo:border-top="thin solid #000000" fo:border-bottom="thin solid #000000" fo:border-left="thick solid #000080" fo:border-right="none" fo:background-color="#C0C0C0"/>
      <style:text-properties fo:color="#000000" fo:font-size="9pt" style:font-size-asian="9pt" style:font-size-complex="9pt" fo:font-weight="bold" style:font-weight-asian="bold" style:font-weight-complex="bold" style:font-family-generic="swiss"/>
    </style:style>
    <style:style style:name="ce85" style:family="table-cell" style:parent-style-name="Default" style:data-style-name="N0">
      <style:table-cell-properties fo:border-top="thin solid #000000" fo:border-bottom="thin solid #000000" fo:border-left="thick solid #000080" fo:border-right="none" fo:background-color="#CCFFFF"/>
      <style:text-properties fo:color="#000000" fo:font-size="9pt" style:font-size-asian="9pt" style:font-size-complex="9pt" fo:font-weight="bold" style:font-weight-asian="bold" style:font-weight-complex="bold" style:font-family-generic="swiss"/>
    </style:style>
    <style:style style:name="ce86" style:family="table-cell" style:parent-style-name="Default" style:data-style-name="N0">
      <style:table-cell-properties fo:border-top="thin solid #FFFFFF" fo:border-bottom="none" fo:border-left="none" fo:border-right="none" style:vertical-align="automatic"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87" style:family="table-cell" style:parent-style-name="Default" style:data-style-name="N0">
      <style:table-cell-properties fo:border-top="thin solid #FFFFFF" fo:border-bottom="none" fo:border-left="none" fo:border-right="thin solid #808080" style:vertical-align="automatic" fo:background-color="#C0C0C0" style:repeat-content="false"/>
      <style:paragraph-properties fo:text-align="center"/>
      <style:text-properties fo:color="#800080" fo:font-size="9pt" style:font-size-asian="9pt" style:font-size-complex="9pt" fo:font-weight="bold" style:font-weight-asian="bold" style:font-weight-complex="bold"/>
    </style:style>
    <style:style style:name="ce88" style:family="table-cell" style:parent-style-name="Default" style:data-style-name="N0">
      <style:table-cell-properties fo:border-top="none" fo:border-bottom="none" fo:border-left="thin solid #FFFFFF" fo:border-right="none" style:vertical-align="automatic" fo:background-color="#C0C0C0" style:repeat-content="false"/>
      <style:paragraph-properties fo:text-align="start" fo:margin-left="0cm"/>
      <style:text-properties fo:color="#000000" fo:font-weight="bold" style:font-weight-asian="bold" style:font-weight-complex="bold"/>
    </style:style>
    <style:style style:name="ce89" style:family="table-cell" style:parent-style-name="Default" style:data-style-name="N0">
      <style:table-cell-properties fo:border-top="thin solid #808080" fo:border-bottom="none" fo:border-left="thin solid #808080" fo:border-right="none" style:vertical-align="automatic" fo:background-color="#C0C0C0" style:cell-protect="none" style:repeat-content="false"/>
      <style:paragraph-properties fo:text-align="center"/>
      <style:text-properties fo:color="#000000"/>
    </style:style>
    <style:style style:name="ce90" style:family="table-cell" style:parent-style-name="Currency" style:data-style-name="N42">
      <style:table-cell-properties fo:border-top="thin solid #808080" fo:border-bottom="none" fo:border-left="none" fo:border-right="thin solid #FFFFFF" style:vertical-align="automatic" fo:background-color="#C0C0C0" style:cell-protect="none"/>
      <style:text-properties fo:color="#000000"/>
    </style:style>
    <style:style style:name="ce91" style:family="table-cell" style:parent-style-name="Default" style:data-style-name="N54">
      <style:table-cell-properties fo:border-top="none" fo:border-bottom="none" fo:border-left="none" fo:border-right="thin solid #808080" style:vertical-align="automatic" fo:background-color="#C0C0C0"/>
      <style:text-properties fo:color="#000000"/>
    </style:style>
    <style:style style:name="ce92" style:family="table-cell" style:parent-style-name="Default" style:data-style-name="N0">
      <style:table-cell-properties fo:border-top="none" fo:border-bottom="none" fo:border-left="thin solid #808080" fo:border-right="none" style:vertical-align="automatic" fo:background-color="#C0C0C0" style:cell-protect="none" style:repeat-content="false"/>
      <style:paragraph-properties fo:text-align="center"/>
      <style:text-properties fo:color="#000000"/>
    </style:style>
    <style:style style:name="ce93" style:family="table-cell" style:parent-style-name="Currency" style:data-style-name="N42">
      <style:table-cell-properties fo:border-top="none" fo:border-bottom="none" fo:border-left="none" fo:border-right="thin solid #FFFFFF" style:vertical-align="automatic" fo:background-color="#C0C0C0" style:cell-protect="none"/>
      <style:text-properties fo:color="#000000"/>
    </style:style>
    <style:style style:name="ce94" style:family="table-cell" style:parent-style-name="Default" style:data-style-name="N0">
      <style:table-cell-properties fo:border-top="none" fo:border-bottom="thin solid #FFFFFF" fo:border-left="thin solid #808080" fo:border-right="none" style:vertical-align="automatic" fo:background-color="#C0C0C0" style:cell-protect="none" style:repeat-content="false"/>
      <style:paragraph-properties fo:text-align="center"/>
      <style:text-properties fo:color="#000000"/>
    </style:style>
    <style:style style:name="ce95" style:family="table-cell" style:parent-style-name="Default" style:data-style-name="N42">
      <style:table-cell-properties fo:border-top="none" fo:border-bottom="thin solid #FFFFFF" fo:border-left="none" fo:border-right="thin solid #FFFFFF" style:vertical-align="automatic" fo:background-color="#C0C0C0" style:cell-protect="none"/>
      <style:text-properties fo:color="#000000"/>
    </style:style>
    <style:style style:name="ce96" style:family="table-cell" style:parent-style-name="Default" style:data-style-name="N0">
      <style:table-cell-properties fo:border-top="none" fo:border-bottom="none" fo:border-left="thin solid #FFFFFF" fo:border-right="none" style:vertical-align="automatic" fo:background-color="#C0C0C0" style:repeat-content="false"/>
      <style:paragraph-properties fo:text-align="start" fo:margin-left="0cm"/>
      <style:text-properties fo:color="#000080" fo:font-weight="bold" style:font-weight-asian="bold" style:font-weight-complex="bold"/>
    </style:style>
    <style:style style:name="ce97" style:family="table-cell" style:parent-style-name="Default" style:data-style-name="N0">
      <style:table-cell-properties fo:border-top="none" fo:border-bottom="thick solid #000080" fo:border-left="thin solid #FFFFFF" fo:border-right="none" style:vertical-align="automatic" fo:background-color="#C0C0C0" style:repeat-content="false"/>
      <style:paragraph-properties fo:text-align="start" fo:margin-left="0cm"/>
      <style:text-properties fo:color="#000080" fo:font-weight="bold" style:font-weight-asian="bold" style:font-weight-complex="bold"/>
    </style:style>
    <style:style style:name="ce98" style:family="table-cell" style:parent-style-name="Default" style:data-style-name="N54">
      <style:table-cell-properties fo:border-top="none" fo:border-bottom="thick solid #000080" fo:border-left="none" fo:border-right="thin solid #808080" style:vertical-align="automatic" fo:background-color="#C0C0C0"/>
      <style:text-properties fo:color="#000000"/>
    </style:style>
    <style:style style:name="ce99" style:family="table-cell" style:parent-style-name="Default" style:data-style-name="N0">
      <style:table-cell-properties fo:border-top="thin solid #FFFFFF" fo:border-bottom="none" fo:border-left="none" fo:border-right="none" style:vertical-align="automatic" fo:background-color="#CCFFFF" style:repeat-content="false"/>
      <style:paragraph-properties fo:text-align="center"/>
      <style:text-properties fo:color="#800080" fo:font-size="9pt" style:font-size-asian="9pt" style:font-size-complex="9pt" fo:font-weight="bold" style:font-weight-asian="bold" style:font-weight-complex="bold"/>
    </style:style>
    <style:style style:name="ce100" style:family="table-cell" style:parent-style-name="Default" style:data-style-name="N0">
      <style:table-cell-properties fo:border-top="thin solid #FFFFFF" fo:border-bottom="none" fo:border-left="none" fo:border-right="thin solid #808080" style:vertical-align="automatic" fo:background-color="#CCFFFF" style:repeat-content="false"/>
      <style:paragraph-properties fo:text-align="center"/>
      <style:text-properties fo:color="#800080" fo:font-size="9pt" style:font-size-asian="9pt" style:font-size-complex="9pt" fo:font-weight="bold" style:font-weight-asian="bold" style:font-weight-complex="bold"/>
    </style:style>
    <style:style style:name="ce101" style:family="table-cell" style:parent-style-name="Default" style:data-style-name="N0">
      <style:table-cell-properties fo:border-top="none" fo:border-bottom="none" fo:border-left="thick solid #000080" fo:border-right="none" style:vertical-align="automatic" fo:background-color="#CCFFFF" style:repeat-content="false"/>
      <style:paragraph-properties fo:text-align="start" fo:margin-left="0cm"/>
      <style:text-properties fo:color="#000000" fo:font-weight="bold" style:font-weight-asian="bold" style:font-weight-complex="bold"/>
    </style:style>
    <style:style style:name="ce102" style:family="table-cell" style:parent-style-name="Default" style:data-style-name="N54">
      <style:table-cell-properties fo:border-top="none" fo:border-bottom="none" fo:border-left="none" fo:border-right="thin solid #808080" style:vertical-align="automatic" fo:background-color="#CCFFFF"/>
      <style:text-properties fo:color="#000000"/>
    </style:style>
    <style:style style:name="ce103" style:family="table-cell" style:parent-style-name="Default" style:data-style-name="N0">
      <style:table-cell-properties style:vertical-align="automatic" fo:background-color="#CCFFFF"/>
      <style:text-properties fo:color="#000000"/>
    </style:style>
    <style:style style:name="ce104" style:family="table-cell" style:parent-style-name="Default" style:data-style-name="N0">
      <style:table-cell-properties fo:border-top="none" fo:border-bottom="none" fo:border-left="thick solid #000080" fo:border-right="none" style:vertical-align="automatic" fo:background-color="#CCFFFF" style:repeat-content="false"/>
      <style:paragraph-properties fo:text-align="start" fo:margin-left="0cm"/>
      <style:text-properties fo:color="#000080" fo:font-weight="bold" style:font-weight-asian="bold" style:font-weight-complex="bold"/>
    </style:style>
    <style:style style:name="ce105" style:family="table-cell" style:parent-style-name="Default" style:data-style-name="N0">
      <style:table-cell-properties fo:border-top="none" fo:border-bottom="thick solid #000080" fo:border-left="thick solid #000080" fo:border-right="none" style:vertical-align="automatic" fo:background-color="#CCFFFF" style:repeat-content="false"/>
      <style:paragraph-properties fo:text-align="start" fo:margin-left="0cm"/>
      <style:text-properties fo:color="#000080" fo:font-weight="bold" style:font-weight-asian="bold" style:font-weight-complex="bold"/>
    </style:style>
    <style:style style:name="ce106" style:family="table-cell" style:parent-style-name="Default" style:data-style-name="N0">
      <style:table-cell-properties fo:border-top="none" fo:border-bottom="thick solid #000080" fo:border-left="none" fo:border-right="none" style:vertical-align="automatic" fo:background-color="#CCFFFF"/>
      <style:text-properties fo:color="#000000"/>
    </style:style>
    <style:style style:name="ce107" style:family="table-cell" style:parent-style-name="Default" style:data-style-name="N54">
      <style:table-cell-properties fo:border-top="none" fo:border-bottom="thick solid #000080" fo:border-left="none" fo:border-right="thin solid #808080" style:vertical-align="automatic" fo:background-color="#CCFFFF"/>
      <style:text-properties fo:color="#000000"/>
    </style:style>
    <style:style style:name="ce108" style:family="table-cell" style:parent-style-name="Default" style:data-style-name="N0">
      <style:table-cell-properties fo:border-top="thick solid #000080" fo:border-bottom="thin solid #000000" fo:border-left="thick solid #000080" fo:border-right="none" style:vertical-align="automatic" fo:wrap-option="wrap" fo:background-color="#C0C0C0"/>
      <style:text-properties fo:font-size="9pt" style:font-size-asian="9pt" style:font-size-complex="9pt" style:font-family-generic="swiss"/>
    </style:style>
    <style:style style:name="ce109" style:family="table-cell" style:parent-style-name="Default" style:data-style-name="N8">
      <style:table-cell-properties fo:border-top="thick solid #000080" fo:border-bottom="thin solid #000000" fo:border-left="none" fo:border-right="none" style:vertical-align="automatic" fo:wrap-option="wrap" fo:background-color="#C0C0C0" style:repeat-content="false"/>
      <style:paragraph-properties fo:text-align="center"/>
      <style:text-properties fo:color="#000080" fo:font-size="9pt" style:font-size-asian="9pt" style:font-size-complex="9pt" fo:font-weight="bold" style:font-weight-asian="bold" style:font-weight-complex="bold" style:font-family-generic="swiss"/>
    </style:style>
    <style:style style:name="ce110" style:family="table-cell" style:parent-style-name="Default" style:data-style-name="N3">
      <style:table-cell-properties fo:border-top="thick solid #000080" fo:border-bottom="thin solid #000000" fo:border-left="none" fo:border-right="none" style:vertical-align="automatic" fo:wrap-option="wrap" fo:background-color="#C0C0C0" style:repeat-content="false"/>
      <style:paragraph-properties fo:text-align="center"/>
      <style:text-properties fo:color="#000080" fo:font-size="9pt" style:font-size-asian="9pt" style:font-size-complex="9pt" fo:font-weight="bold" style:font-weight-asian="bold" style:font-weight-complex="bold" style:font-family-generic="swiss"/>
    </style:style>
    <style:style style:name="ce111" style:family="table-cell" style:parent-style-name="Default" style:data-style-name="N8">
      <style:table-cell-properties fo:border-top="thick solid #000080" fo:border-bottom="thin solid #000000" fo:border-left="none" fo:border-right="thick solid #000080" style:vertical-align="automatic" fo:wrap-option="wrap" fo:background-color="#C0C0C0" style:repeat-content="false"/>
      <style:paragraph-properties fo:text-align="center"/>
      <style:text-properties fo:color="#000080" fo:font-size="9pt" style:font-size-asian="9pt" style:font-size-complex="9pt" fo:font-weight="bold" style:font-weight-asian="bold" style:font-weight-complex="bold" style:font-family-generic="swiss"/>
    </style:style>
    <style:style style:name="ce112" style:family="table-cell" style:parent-style-name="Default" style:data-style-name="N47">
      <style:table-cell-properties style:vertical-align="automatic" fo:wrap-option="wrap"/>
      <style:text-properties fo:font-size="9pt" style:font-size-asian="9pt" style:font-size-complex="9pt" style:font-family-generic="swiss"/>
    </style:style>
    <style:style style:name="ce113" style:family="table-cell" style:parent-style-name="Default" style:data-style-name="N0">
      <style:table-cell-properties style:vertical-align="automatic" fo:wrap-option="wrap"/>
      <style:text-properties fo:font-size="9pt" style:font-size-asian="9pt" style:font-size-complex="9pt" style:font-family-generic="swiss"/>
    </style:style>
    <style:style style:name="ce114" style:family="table-cell" style:parent-style-name="Default" style:data-style-name="N8">
      <style:table-cell-properties fo:border-top="thin solid #000000" fo:border-bottom="thin solid #000000" fo:border-left="none" fo:border-right="none" fo:background-color="#C0C0C0"/>
      <style:text-properties fo:font-size="9pt" style:font-size-asian="9pt" style:font-size-complex="9pt" style:font-family-generic="swiss"/>
    </style:style>
    <style:style style:name="ce115" style:family="table-cell" style:parent-style-name="Default" style:data-style-name="N3">
      <style:table-cell-properties fo:border-top="thin solid #000000" fo:border-bottom="thin solid #000000" fo:border-left="none" fo:border-right="none" fo:background-color="#C0C0C0"/>
      <style:text-properties fo:font-size="9pt" style:font-size-asian="9pt" style:font-size-complex="9pt" style:font-family-generic="swiss"/>
    </style:style>
    <style:style style:name="ce116" style:family="table-cell" style:parent-style-name="Default" style:data-style-name="N8">
      <style:table-cell-properties fo:border-top="thin solid #000000" fo:border-bottom="thin solid #000000" fo:border-left="none" fo:border-right="thick solid #000080" fo:background-color="#C0C0C0"/>
      <style:text-properties fo:font-size="9pt" style:font-size-asian="9pt" style:font-size-complex="9pt" style:font-family-generic="swiss"/>
    </style:style>
    <style:style style:name="ce117" style:family="table-cell" style:parent-style-name="Default" style:data-style-name="N47">
      <style:text-properties fo:font-size="9pt" style:font-size-asian="9pt" style:font-size-complex="9pt" style:font-family-generic="swiss"/>
    </style:style>
    <style:style style:name="ce118" style:family="table-cell" style:parent-style-name="Default" style:data-style-name="N7">
      <style:table-cell-properties fo:border-top="thin solid #000000" fo:border-bottom="thin solid #000000" fo:border-left="none" fo:border-right="none" fo:background-color="#FFFFCC"/>
      <style:text-properties fo:font-size="9pt" style:font-size-asian="9pt" style:font-size-complex="9pt" style:font-family-generic="swiss"/>
    </style:style>
    <style:style style:name="ce119" style:family="table-cell" style:parent-style-name="Default" style:data-style-name="N3">
      <style:table-cell-properties fo:border-top="thin solid #000000" fo:border-bottom="thin solid #000000" fo:border-left="none" fo:border-right="none" fo:background-color="#FFFFCC"/>
      <style:text-properties fo:font-size="9pt" style:font-size-asian="9pt" style:font-size-complex="9pt" style:font-family-generic="swiss"/>
    </style:style>
    <style:style style:name="ce120" style:family="table-cell" style:parent-style-name="Default" style:data-style-name="N7">
      <style:table-cell-properties fo:border-top="thin solid #000000" fo:border-bottom="thin solid #000000" fo:border-left="none" fo:border-right="thick solid #000080" fo:background-color="#FFFFCC"/>
      <style:text-properties fo:font-size="9pt" style:font-size-asian="9pt" style:font-size-complex="9pt" style:font-family-generic="swiss"/>
    </style:style>
    <style:style style:name="ce121" style:family="table-cell" style:parent-style-name="Default" style:data-style-name="N7">
      <style:table-cell-properties fo:border-top="thin solid #000000" fo:border-bottom="thin solid #000000" fo:border-left="none" fo:border-right="none" fo:background-color="#C0C0C0"/>
      <style:text-properties fo:font-size="9pt" style:font-size-asian="9pt" style:font-size-complex="9pt" style:font-family-generic="swiss"/>
    </style:style>
    <style:style style:name="ce122" style:family="table-cell" style:parent-style-name="Default" style:data-style-name="N7">
      <style:table-cell-properties fo:border-top="thin solid #000000" fo:border-bottom="thin solid #000000" fo:border-left="none" fo:border-right="none" fo:background-color="#CCCCFF"/>
      <style:text-properties fo:font-size="9pt" style:font-size-asian="9pt" style:font-size-complex="9pt" style:font-family-generic="swiss"/>
    </style:style>
    <style:style style:name="ce123" style:family="table-cell" style:parent-style-name="Default" style:data-style-name="N3">
      <style:table-cell-properties fo:border-top="thin solid #000000" fo:border-bottom="thin solid #000000" fo:border-left="none" fo:border-right="none" fo:background-color="#CCCCFF"/>
      <style:text-properties fo:font-size="9pt" style:font-size-asian="9pt" style:font-size-complex="9pt" style:font-family-generic="swiss"/>
    </style:style>
    <style:style style:name="ce124" style:family="table-cell" style:parent-style-name="Default" style:data-style-name="N7">
      <style:table-cell-properties fo:border-top="thin solid #000000" fo:border-bottom="thin solid #000000" fo:border-left="none" fo:border-right="thick solid #000080" fo:background-color="#CCCCFF"/>
      <style:text-properties fo:font-size="9pt" style:font-size-asian="9pt" style:font-size-complex="9pt" style:font-family-generic="swiss"/>
    </style:style>
    <style:style style:name="ce125" style:family="table-cell" style:parent-style-name="Default" style:data-style-name="N7">
      <style:table-cell-properties fo:border-top="thin solid #000000" fo:border-bottom="thin solid #000000" fo:border-left="none" fo:border-right="none" fo:background-color="#CCFFFF"/>
      <style:text-properties fo:font-size="9pt" style:font-size-asian="9pt" style:font-size-complex="9pt" style:font-family-generic="swiss"/>
    </style:style>
    <style:style style:name="ce126" style:family="table-cell" style:parent-style-name="Default" style:data-style-name="N3">
      <style:table-cell-properties fo:border-top="thin solid #000000" fo:border-bottom="thin solid #000000" fo:border-left="none" fo:border-right="none" fo:background-color="#CCFFFF"/>
      <style:text-properties fo:font-size="9pt" style:font-size-asian="9pt" style:font-size-complex="9pt" style:font-family-generic="swiss"/>
    </style:style>
    <style:style style:name="ce127" style:family="table-cell" style:parent-style-name="Default" style:data-style-name="N7">
      <style:table-cell-properties fo:border-top="thin solid #000000" fo:border-bottom="thin solid #000000" fo:border-left="none" fo:border-right="thick solid #000080" fo:background-color="#CCFFFF"/>
      <style:text-properties fo:font-size="9pt" style:font-size-asian="9pt" style:font-size-complex="9pt" style:font-family-generic="swiss"/>
    </style:style>
    <style:style style:name="ce128" style:family="table-cell" style:parent-style-name="Default" style:data-style-name="N7">
      <style:table-cell-properties fo:border-top="thin solid #000000" fo:border-bottom="thin solid #000000" fo:border-left="none" fo:border-right="none" fo:background-color="#000000"/>
      <style:text-properties fo:font-size="9pt" style:font-size-asian="9pt" style:font-size-complex="9pt" style:font-family-generic="swiss"/>
    </style:style>
    <style:style style:name="ce129" style:family="table-cell" style:parent-style-name="Default" style:data-style-name="N3">
      <style:table-cell-properties fo:border-top="thin solid #000000" fo:border-bottom="thin solid #000000" fo:border-left="none" fo:border-right="none" fo:background-color="#000000"/>
      <style:text-properties fo:font-size="9pt" style:font-size-asian="9pt" style:font-size-complex="9pt" style:font-family-generic="swiss"/>
    </style:style>
    <style:style style:name="ce130" style:family="table-cell" style:parent-style-name="Default" style:data-style-name="N7">
      <style:table-cell-properties fo:border-top="thin solid #000000" fo:border-bottom="thin solid #000000" fo:border-left="none" fo:border-right="thick solid #000080" fo:background-color="#000000"/>
      <style:text-properties fo:font-size="9pt" style:font-size-asian="9pt" style:font-size-complex="9pt" style:font-family-generic="swiss"/>
    </style:style>
    <style:style style:name="ce131" style:family="table-cell" style:parent-style-name="Default" style:data-style-name="N47">
      <style:table-cell-properties fo:border-top="thick solid #000080" fo:border-bottom="none" fo:border-left="thick solid #000080" fo:border-right="none" style:vertical-align="automatic" fo:background-color="#C0C0C0" style:repeat-content="false"/>
      <style:paragraph-properties fo:text-align="center"/>
      <style:text-properties fo:color="#000080" fo:font-size="9pt" style:font-size-asian="9pt" style:font-size-complex="9pt" style:font-family-generic="swiss"/>
    </style:style>
    <style:style style:name="ce132" style:family="table-cell" style:parent-style-name="Default" style:data-style-name="N47">
      <style:table-cell-properties fo:border-top="thick solid #000080" fo:border-bottom="none" fo:border-left="none" fo:border-right="thick solid #000080" style:vertical-align="automatic" fo:background-color="#C0C0C0" style:repeat-content="false"/>
      <style:paragraph-properties fo:text-align="center"/>
      <style:text-properties fo:color="#000080" fo:font-size="9pt" style:font-size-asian="9pt" style:font-size-complex="9pt" style:font-family-generic="swiss"/>
    </style:style>
    <style:style style:name="ce133" style:family="table-cell" style:parent-style-name="Default" style:data-style-name="N47">
      <style:table-cell-properties fo:border-top="none" fo:border-bottom="none" fo:border-left="thick solid #000080" fo:border-right="none" style:vertical-align="automatic" fo:background-color="#C0C0C0" style:repeat-content="false"/>
      <style:paragraph-properties fo:text-align="center"/>
      <style:text-properties fo:color="#000080" fo:font-size="9pt" style:font-size-asian="9pt" style:font-size-complex="9pt" style:font-family-generic="swiss"/>
    </style:style>
    <style:style style:name="ce134" style:family="table-cell" style:parent-style-name="Default" style:data-style-name="N47">
      <style:table-cell-properties fo:border-top="none" fo:border-bottom="none" fo:border-left="none" fo:border-right="thick solid #000080" style:vertical-align="automatic" fo:background-color="#C0C0C0" style:repeat-content="false"/>
      <style:paragraph-properties fo:text-align="center"/>
      <style:text-properties fo:color="#000080" fo:font-size="9pt" style:font-size-asian="9pt" style:font-size-complex="9pt" style:font-family-generic="swiss"/>
    </style:style>
    <style:style style:name="ce135" style:family="table-cell" style:parent-style-name="Default" style:data-style-name="N8">
      <style:table-cell-properties fo:border-top="thin solid #000000" fo:border-bottom="thin solid #000000" fo:border-left="thick solid #000080" fo:border-right="none" style:vertical-align="automatic" fo:background-color="#C0C0C0" style:repeat-content="false"/>
      <style:paragraph-properties fo:text-align="center"/>
      <style:text-properties fo:font-size="9pt" style:font-size-asian="9pt" style:font-size-complex="9pt" style:font-family-generic="swiss"/>
    </style:style>
    <style:style style:name="ce136" style:family="table-cell" style:parent-style-name="Default" style:data-style-name="N8">
      <style:table-cell-properties fo:border-top="thin solid #000000" fo:border-bottom="thin solid #000000" fo:border-left="none" fo:border-right="thick solid #000080" style:vertical-align="automatic" fo:background-color="#C0C0C0" style:repeat-content="false"/>
      <style:paragraph-properties fo:text-align="center"/>
      <style:text-properties fo:font-size="9pt" style:font-size-asian="9pt" style:font-size-complex="9pt" style:font-family-generic="swiss"/>
    </style:style>
    <style:style style:name="ce137" style:family="table-cell" style:parent-style-name="Default" style:data-style-name="N8">
      <style:table-cell-properties fo:border-top="thin solid #000000" fo:border-bottom="thin solid #000000" fo:border-left="none" fo:border-right="none" style:vertical-align="automatic" fo:background-color="#C0C0C0" style:repeat-content="false"/>
      <style:paragraph-properties fo:text-align="center"/>
      <style:text-properties fo:font-size="9pt" style:font-size-asian="9pt" style:font-size-complex="9pt" style:font-family-generic="swiss"/>
    </style:style>
    <style:style style:name="ce138" style:family="table-cell" style:parent-style-name="Default" style:data-style-name="N8">
      <style:table-cell-properties fo:border-top="thin solid #000000" fo:border-bottom="thick solid #000080" fo:border-left="none" fo:border-right="none" style:vertical-align="automatic" fo:background-color="#C0C0C0" style:repeat-content="false"/>
      <style:paragraph-properties fo:text-align="center"/>
      <style:text-properties fo:font-size="9pt" style:font-size-asian="9pt" style:font-size-complex="9pt" style:font-family-generic="swiss"/>
    </style:style>
    <style:style style:name="ce139" style:family="table-cell" style:parent-style-name="Default" style:data-style-name="N8">
      <style:table-cell-properties fo:border-top="thin solid #000000" fo:border-bottom="thick solid #000080" fo:border-left="none" fo:border-right="thick solid #000080" style:vertical-align="automatic" fo:background-color="#C0C0C0" style:repeat-content="false"/>
      <style:paragraph-properties fo:text-align="center"/>
      <style:text-properties fo:font-size="9pt" style:font-size-asian="9pt" style:font-size-complex="9pt" style:font-family-generic="swiss"/>
    </style:style>
    <style:style style:name="ce140" style:family="table-cell" style:parent-style-name="Default" style:data-style-name="N0">
      <style:table-cell-properties fo:border-top="thin solid #000000" fo:border-bottom="thick solid #000080" fo:border-left="thick solid #000080" fo:border-right="none" fo:background-color="#000000"/>
      <style:text-properties fo:font-size="9pt" style:font-size-asian="9pt" style:font-size-complex="9pt" style:font-family-generic="swiss"/>
    </style:style>
    <style:style style:name="ce141" style:family="table-cell" style:parent-style-name="Default" style:data-style-name="N7">
      <style:table-cell-properties fo:border-top="thin solid #000000" fo:border-bottom="thick solid #000080" fo:border-left="none" fo:border-right="none" fo:background-color="#000000"/>
      <style:text-properties fo:font-size="9pt" style:font-size-asian="9pt" style:font-size-complex="9pt" style:font-family-generic="swiss"/>
    </style:style>
    <style:style style:name="ce142" style:family="table-cell" style:parent-style-name="Default" style:data-style-name="N3">
      <style:table-cell-properties fo:border-top="thin solid #000000" fo:border-bottom="thick solid #000080" fo:border-left="none" fo:border-right="none" fo:background-color="#000000"/>
      <style:text-properties fo:font-size="9pt" style:font-size-asian="9pt" style:font-size-complex="9pt" style:font-family-generic="swiss"/>
    </style:style>
    <style:style style:name="ce143" style:family="table-cell" style:parent-style-name="Default" style:data-style-name="N7">
      <style:table-cell-properties fo:border-top="thin solid #000000" fo:border-bottom="thick solid #000080" fo:border-left="none" fo:border-right="thick solid #000080" fo:background-color="#000000"/>
      <style:text-properties fo:font-size="9pt" style:font-size-asian="9pt" style:font-size-complex="9pt" style:font-family-generic="swiss"/>
    </style:style>
    <style:style style:name="ce144" style:family="table-cell" style:parent-style-name="Default" style:data-style-name="N8">
      <style:text-properties fo:font-size="9pt" style:font-size-asian="9pt" style:font-size-complex="9pt" style:font-family-generic="swiss"/>
    </style:style>
    <style:style style:name="ce145" style:family="table-cell" style:parent-style-name="Default" style:data-style-name="N3">
      <style:text-properties fo:font-size="9pt" style:font-size-asian="9pt" style:font-size-complex="9pt" style:font-family-generic="swiss"/>
    </style:style>
    <style:style style:name="ce146" style:family="table-cell" style:parent-style-name="Default" style:data-style-name="N0">
      <style:table-cell-properties fo:border-top="thin solid #000000" fo:border-bottom="thin solid #000000" fo:border-left="thick solid #000080" fo:border-right="none" fo:background-color="#000000"/>
      <style:text-properties fo:color="#000000" fo:font-size="9pt" style:font-size-asian="9pt" style:font-size-complex="9pt" fo:font-weight="bold" style:font-weight-asian="bold" style:font-weight-complex="bold" style:font-family-generic="swiss"/>
    </style:style>
    <style:style style:name="ce147" style:family="table-cell" style:parent-style-name="Default" style:data-style-name="N0">
      <style:table-cell-properties fo:border-top="thin solid #FFFFFF" fo:border-bottom="none" fo:border-left="none" fo:border-right="none" style:vertical-align="automatic" fo:background-color="#CCFFFF" style:repeat-content="false"/>
      <style:paragraph-properties fo:text-align="center"/>
      <style:text-properties fo:color="#000000" fo:font-size="9pt" style:font-size-asian="9pt" style:font-size-complex="9pt" fo:font-weight="bold" style:font-weight-asian="bold" style:font-weight-complex="bold" style:font-family-generic="swiss"/>
    </style:style>
    <style:style style:name="ce148" style:family="table-cell" style:parent-style-name="Default" style:data-style-name="N0">
      <style:table-cell-properties fo:border-top="thin solid #FFFFFF" fo:border-bottom="none" fo:border-left="thick solid #000080" fo:border-right="none" style:vertical-align="automatic" fo:background-color="#CCFFFF" style:repeat-content="false"/>
      <style:paragraph-properties fo:text-align="start" fo:margin-left="0cm"/>
      <style:text-properties fo:color="#333399" fo:font-size="11pt" style:font-size-asian="11pt" style:font-size-complex="11pt" fo:font-weight="bold" style:font-weight-asian="bold" style:font-weight-complex="bold" style:font-family-generic="swiss"/>
    </style:style>
    <style:style style:name="ce149" style:family="table-cell" style:parent-style-name="Default" style:data-style-name="N0">
      <style:table-cell-properties fo:border-top="none" fo:border-bottom="none" fo:border-left="thick solid #000080" fo:border-right="none" style:vertical-align="automatic" fo:background-color="#CCFFFF" style:repeat-content="false"/>
      <style:paragraph-properties fo:text-align="start" fo:margin-left="0cm"/>
      <style:text-properties fo:color="#333399" fo:font-size="11pt" style:font-size-asian="11pt" style:font-size-complex="11pt" fo:font-weight="bold" style:font-weight-asian="bold" style:font-weight-complex="bold" style:font-family-generic="swiss"/>
    </style:style>
    <style:style style:name="ce150" style:family="table-cell" style:parent-style-name="Default" style:data-style-name="N0">
      <style:table-cell-properties fo:border-top="thin solid #FFFFFF" fo:border-bottom="none" fo:border-left="thin solid #FFFFFF" fo:border-right="none" style:vertical-align="automatic" fo:background-color="#C0C0C0" style:repeat-content="false"/>
      <style:paragraph-properties fo:text-align="start" fo:margin-left="0cm"/>
      <style:text-properties fo:color="#333399" fo:font-size="11pt" style:font-size-asian="11pt" style:font-size-complex="11pt" fo:font-weight="bold" style:font-weight-asian="bold" style:font-weight-complex="bold" style:font-family-generic="swiss"/>
    </style:style>
    <style:style style:name="ce151" style:family="table-cell" style:parent-style-name="Default" style:data-style-name="N0">
      <style:table-cell-properties fo:border-top="none" fo:border-bottom="none" fo:border-left="thin solid #FFFFFF" fo:border-right="none" style:vertical-align="automatic" fo:background-color="#C0C0C0" style:repeat-content="false"/>
      <style:paragraph-properties fo:text-align="start" fo:margin-left="0cm"/>
      <style:text-properties fo:color="#333399" fo:font-size="11pt" style:font-size-asian="11pt" style:font-size-complex="11pt" fo:font-weight="bold" style:font-weight-asian="bold" style:font-weight-complex="bold" style:font-family-generic="swiss"/>
    </style:style>
    <style:style style:name="ce152" style:family="table-cell" style:parent-style-name="Default" style:data-style-name="N0">
      <style:table-cell-properties style:vertical-align="automatic" fo:background-color="#CCFFFF"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3" style:family="table-cell" style:parent-style-name="Default" style:data-style-name="N0">
      <style:table-cell-properties fo:border-top="none" fo:border-bottom="none" fo:border-left="none" fo:border-right="thin solid #808080" style:vertical-align="automatic" fo:background-color="#CCFFFF"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4" style:family="table-cell" style:parent-style-name="Default" style:data-style-name="N0">
      <style:table-cell-properties style:vertical-align="automatic" fo:background-color="#C0C0C0" style:cell-protect="none"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5" style:family="table-cell" style:parent-style-name="Default" style:data-style-name="N0">
      <style:table-cell-properties fo:border-top="none" fo:border-bottom="none" fo:border-left="none" fo:border-right="thin solid #808080" style:vertical-align="automatic" fo:background-color="#C0C0C0"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6" style:family="table-cell" style:parent-style-name="Default" style:data-style-name="N0">
      <style:table-cell-properties style:vertical-align="automatic" fo:background-color="#99CCFF"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7" style:family="table-cell" style:parent-style-name="Default" style:data-style-name="N0">
      <style:table-cell-properties fo:border-top="none" fo:border-bottom="none" fo:border-left="none" fo:border-right="thick solid #000080" style:vertical-align="automatic" fo:background-color="#99CCFF" style:repeat-content="false"/>
      <style:paragraph-properties fo:text-align="center"/>
      <style:text-properties fo:color="#993366" fo:font-size="9pt" style:font-size-asian="9pt" style:font-size-complex="9pt" fo:font-weight="bold" style:font-weight-asian="bold" style:font-weight-complex="bold" style:font-family-generic="swiss"/>
    </style:style>
    <style:style style:name="ce158" style:family="table-cell" style:parent-style-name="Default" style:data-style-name="N0">
      <style:table-cell-properties style:cell-protect="none"/>
    </style:style>
    <style:style style:name="ce159" style:family="table-cell" style:parent-style-name="Comma" style:data-style-name="N44">
      <style:table-cell-properties style:cell-protect="none"/>
    </style:style>
    <style:style style:name="ce160" style:family="table-cell" style:parent-style-name="Default" style:data-style-name="N0">
      <style:table-cell-properties style:cell-protect="none"/>
    </style:style>
    <style:style style:name="ce161" style:family="table-cell" style:parent-style-name="Default" style:data-style-name="N0">
      <style:table-cell-properties style:cell-protect="none"/>
      <style:text-properties fo:font-size="9pt" style:font-size-asian="9pt" style:font-size-complex="9pt" style:font-family-generic="swiss"/>
    </style:style>
    <style:style style:name="ce162" style:family="table-cell" style:parent-style-name="Default" style:data-style-name="N0">
      <style:table-cell-properties style:cell-protect="none"/>
      <style:text-properties fo:font-size="9pt" style:font-size-asian="9pt" style:font-size-complex="9pt" style:font-family-generic="swiss"/>
    </style:style>
    <style:style style:name="ce163" style:family="table-cell" style:parent-style-name="Comma" style:data-style-name="N44">
      <style:table-cell-properties style:cell-protect="none"/>
      <style:text-properties fo:font-size="9pt" style:font-size-asian="9pt" style:font-size-complex="9pt" style:font-family-generic="swiss"/>
    </style:style>
    <style:style style:name="ce164" style:family="table-cell" style:parent-style-name="Default" style:data-style-name="N0">
      <style:table-cell-properties fo:background-color="transparent" style:cell-protect="none"/>
      <style:text-properties fo:font-size="9pt" style:font-size-asian="9pt" style:font-size-complex="9pt" style:font-family-generic="swiss"/>
    </style:style>
    <style:style style:name="ce165" style:family="table-cell" style:parent-style-name="Comma" style:data-style-name="N44">
      <style:table-cell-properties fo:background-color="transparent" style:cell-protect="none"/>
      <style:text-properties fo:font-size="9pt" style:font-size-asian="9pt" style:font-size-complex="9pt" style:font-family-generic="swiss"/>
    </style:style>
    <style:style style:name="ce166" style:family="table-cell" style:parent-style-name="Comma" style:data-style-name="N44">
      <style:table-cell-properties fo:border-top="thick solid #000080" fo:border-bottom="thin solid #000000" fo:border-left="none" fo:border-right="thick solid #000080" style:vertical-align="automatic" fo:background-color="#C0C0C0" style:cell-protect="none" style:repeat-content="false"/>
      <style:paragraph-properties fo:text-align="end" fo:margin-right="0cm"/>
      <style:text-properties fo:color="#000080" fo:font-size="9pt" style:font-size-asian="9pt" style:font-size-complex="9pt" style:font-family-generic="swiss"/>
    </style:style>
    <style:style style:name="ce167" style:family="table-cell" style:parent-style-name="Default" style:data-style-name="N13">
      <style:table-cell-properties style:cell-protect="none"/>
      <style:text-properties fo:font-size="9pt" style:font-size-asian="9pt" style:font-size-complex="9pt" style:font-family-generic="swiss"/>
    </style:style>
    <style:style style:name="ce168" style:family="table-cell" style:parent-style-name="Default" style:data-style-name="N53">
      <style:table-cell-properties fo:border-top="thin solid #000000" fo:border-bottom="thin solid #000000" fo:border-left="thin solid #000000" fo:border-right="thin solid #000000" fo:background-color="#C0C0C0" style:cell-protect="none"/>
      <style:text-properties fo:font-size="9pt" style:font-size-asian="9pt" style:font-size-complex="9pt" style:font-family-generic="swiss"/>
    </style:style>
    <style:style style:name="ce169" style:family="table-cell" style:parent-style-name="Default" style:data-style-name="N53">
      <style:table-cell-properties fo:border-top="thin solid #000000" fo:border-bottom="thin solid #000000" fo:border-left="thin solid #000000" fo:border-right="thick solid #000080" fo:background-color="#C0C0C0" style:cell-protect="none"/>
      <style:text-properties fo:font-size="9pt" style:font-size-asian="9pt" style:font-size-complex="9pt" style:font-family-generic="swiss"/>
    </style:style>
    <style:style style:name="ce170" style:family="table-cell" style:parent-style-name="Default" style:data-style-name="N53">
      <style:table-cell-properties fo:border-top="thin solid #000000" fo:border-bottom="thin solid #000000" fo:border-left="thin solid #000000" fo:border-right="thin solid #000000" style:vertical-align="automatic" fo:background-color="#C0C0C0" style:cell-protect="none" style:repeat-content="false"/>
      <style:paragraph-properties fo:text-align="end" fo:margin-right="0cm"/>
      <style:text-properties fo:font-size="9pt" style:font-size-asian="9pt" style:font-size-complex="9pt" style:font-family-generic="swiss"/>
    </style:style>
    <style:style style:name="ce171" style:family="table-cell" style:parent-style-name="Default" style:data-style-name="N53">
      <style:table-cell-properties fo:border-top="thin solid #000000" fo:border-bottom="thin solid #000000" fo:border-left="thin solid #000000" fo:border-right="thick solid #000080" style:vertical-align="automatic" fo:background-color="#C0C0C0" style:cell-protect="none" style:repeat-content="false"/>
      <style:paragraph-properties fo:text-align="end" fo:margin-right="0cm"/>
      <style:text-properties fo:font-size="9pt" style:font-size-asian="9pt" style:font-size-complex="9pt" style:font-family-generic="swiss"/>
    </style:style>
    <style:style style:name="ce172" style:family="table-cell" style:parent-style-name="Default" style:data-style-name="N53">
      <style:table-cell-properties fo:border-top="thin solid #000000" fo:border-bottom="thick solid #000080" fo:border-left="thin solid #000000" fo:border-right="thin solid #000000" style:vertical-align="automatic" fo:background-color="#C0C0C0" style:cell-protect="none" style:repeat-content="false"/>
      <style:paragraph-properties fo:text-align="end" fo:margin-right="0cm"/>
      <style:text-properties fo:font-size="9pt" style:font-size-asian="9pt" style:font-size-complex="9pt" style:font-family-generic="swiss"/>
    </style:style>
    <style:style style:name="ce173" style:family="table-cell" style:parent-style-name="Default" style:data-style-name="N53">
      <style:table-cell-properties fo:border-top="thin solid #000000" fo:border-bottom="thick solid #000080" fo:border-left="thin solid #000000" fo:border-right="thick solid #000080" style:vertical-align="automatic" fo:background-color="#C0C0C0" style:cell-protect="none" style:repeat-content="false"/>
      <style:paragraph-properties fo:text-align="end" fo:margin-right="0cm"/>
      <style:text-properties fo:font-size="9pt" style:font-size-asian="9pt" style:font-size-complex="9pt" style:font-family-generic="swiss"/>
    </style:style>
    <style:style style:name="ce174" style:family="table-cell" style:parent-style-name="Default" style:data-style-name="N0">
      <style:table-cell-properties style:cell-protect="none"/>
      <style:text-properties fo:color="#000000" fo:font-weight="bold" style:font-weight-asian="bold" style:font-weight-complex="bold" style:font-family-generic="swiss"/>
    </style:style>
    <style:style style:name="ce175" style:family="table-cell" style:parent-style-name="Comma" style:data-style-name="N44">
      <style:table-cell-properties style:cell-protect="none"/>
    </style:style>
    <style:style style:name="ce176" style:family="table-cell" style:parent-style-name="Default" style:data-style-name="N0">
      <style:table-cell-properties fo:border-top="thin solid #808080" fo:border-bottom="none" fo:border-left="thin solid #808080" fo:border-right="none" style:vertical-align="automatic" fo:background-color="#CCFFFF" style:cell-protect="none" style:repeat-content="false"/>
      <style:paragraph-properties fo:text-align="center"/>
      <style:text-properties fo:color="#000000" style:font-family-generic="swiss"/>
    </style:style>
    <style:style style:name="ce177" style:family="table-cell" style:parent-style-name="Currency" style:data-style-name="N42">
      <style:table-cell-properties fo:border-top="thin solid #808080" fo:border-bottom="none" fo:border-left="none" fo:border-right="thin solid #FFFFFF" style:vertical-align="automatic" fo:background-color="#CCFFFF" style:cell-protect="none"/>
      <style:text-properties fo:color="#000000" style:font-family-generic="swiss"/>
    </style:style>
    <style:style style:name="ce178" style:family="table-cell" style:parent-style-name="Default" style:data-style-name="N0">
      <style:table-cell-properties fo:border-top="none" fo:border-bottom="none" fo:border-left="thin solid #808080" fo:border-right="none" style:vertical-align="automatic" fo:background-color="#CCFFFF" style:cell-protect="none" style:repeat-content="false"/>
      <style:paragraph-properties fo:text-align="center"/>
      <style:text-properties fo:color="#000000" style:font-family-generic="swiss"/>
    </style:style>
    <style:style style:name="ce179" style:family="table-cell" style:parent-style-name="Currency" style:data-style-name="N42">
      <style:table-cell-properties fo:border-top="none" fo:border-bottom="none" fo:border-left="none" fo:border-right="thin solid #FFFFFF" style:vertical-align="automatic" fo:background-color="#CCFFFF" style:cell-protect="none"/>
      <style:text-properties fo:color="#000000" style:font-family-generic="swiss"/>
    </style:style>
    <style:style style:name="ce180" style:family="table-cell" style:parent-style-name="Default" style:data-style-name="N0">
      <style:table-cell-properties fo:border-top="none" fo:border-bottom="thin solid #FFFFFF" fo:border-left="thin solid #808080" fo:border-right="none" style:vertical-align="automatic" fo:background-color="#CCFFFF" style:cell-protect="none" style:repeat-content="false"/>
      <style:paragraph-properties fo:text-align="center"/>
      <style:text-properties fo:color="#000000" style:font-family-generic="swiss"/>
    </style:style>
    <style:style style:name="ce181" style:family="table-cell" style:parent-style-name="Default" style:data-style-name="N42">
      <style:table-cell-properties fo:border-top="none" fo:border-bottom="thin solid #FFFFFF" fo:border-left="none" fo:border-right="thin solid #FFFFFF" style:vertical-align="automatic" fo:background-color="#CCFFFF" style:cell-protect="none"/>
      <style:text-properties fo:color="#000000" style:font-family-generic="swiss"/>
    </style:style>
    <style:style style:name="ce182" style:family="table-cell" style:parent-style-name="Default" style:data-style-name="N53">
      <style:table-cell-properties fo:background-color="#C0C0C0" style:cell-protect="none"/>
    </style:style>
    <style:style style:name="ce183" style:family="table-cell" style:parent-style-name="Default" style:data-style-name="N2">
      <style:table-cell-properties fo:background-color="#FFFFCC" style:cell-protect="none"/>
    </style:style>
    <style:style style:name="ce184" style:family="table-cell" style:parent-style-name="Default" style:data-style-name="N53">
      <style:table-cell-properties fo:background-color="#C0C0C0" style:cell-protect="none"/>
      <style:text-properties fo:font-weight="bold" style:font-weight-asian="bold" style:font-weight-complex="bold"/>
    </style:style>
    <style:style style:name="ce185" style:family="table-cell" style:parent-style-name="Default" style:data-style-name="N0">
      <style:table-cell-properties style:vertical-align="automatic" fo:background-color="#FFFFCC" style:cell-protect="none" style:repeat-content="false"/>
      <style:paragraph-properties fo:text-align="end" fo:margin-right="0cm"/>
      <style:text-properties fo:font-weight="bold" style:font-weight-asian="bold" style:font-weight-complex="bold"/>
    </style:style>
    <style:style style:name="ce186" style:family="table-cell" style:parent-style-name="Default" style:data-style-name="N55">
      <style:table-cell-properties fo:background-color="#C0C0C0" style:cell-protect="none"/>
    </style:style>
    <style:style style:name="ce187" style:family="table-cell" style:parent-style-name="Default" style:data-style-name="N53">
      <style:table-cell-properties fo:background-color="#FFFFCC" style:cell-protect="none"/>
    </style:style>
    <style:style style:name="ce188" style:family="table-cell" style:parent-style-name="Default" style:data-style-name="N2">
      <style:table-cell-properties fo:border-top="none" fo:border-bottom="2pt solid #000000" fo:border-left="none" fo:border-right="none" style:vertical-align="automatic" fo:background-color="#33CCCC" style:cell-protect="none" style:repeat-content="false"/>
      <style:paragraph-properties fo:text-align="end" fo:margin-right="0cm"/>
      <style:text-properties fo:font-weight="bold" style:font-weight-asian="bold" style:font-weight-complex="bold"/>
    </style:style>
    <style:style style:name="ce189" style:family="table-cell" style:parent-style-name="Default" style:data-style-name="N56">
      <style:table-cell-properties fo:border-top="none" fo:border-bottom="2pt solid #000000" fo:border-left="none" fo:border-right="none" fo:background-color="#33CCCC" style:cell-protect="none"/>
    </style:style>
    <style:style style:name="ce190" style:family="table-cell" style:parent-style-name="Default" style:data-style-name="N57">
      <style:table-cell-properties fo:background-color="#C0C0C0" style:cell-protect="none"/>
    </style:style>
    <style:style style:name="ce191" style:family="table-cell" style:parent-style-name="Default" style:data-style-name="N57">
      <style:table-cell-properties fo:background-color="#FFFFCC" style:cell-protect="none"/>
    </style:style>
    <style:style style:name="ce192" style:family="table-cell" style:parent-style-name="Default" style:data-style-name="N0">
      <style:table-cell-properties fo:border-top="none" fo:border-bottom="none" fo:border-left="thick solid #000080" fo:border-right="none" style:cell-protect="none"/>
      <style:text-properties fo:font-size="9pt" style:font-size-asian="9pt" style:font-size-complex="9pt" style:font-family-generic="swiss"/>
    </style:style>
    <style:style style:name="ce193" style:family="table-cell" style:parent-style-name="Default" style:data-style-name="N53">
      <style:table-cell-properties fo:border-top="none" fo:border-bottom="none" fo:border-left="thick solid #000080" fo:border-right="none" style:cell-protect="none"/>
      <style:text-properties fo:font-size="9pt" style:font-size-asian="9pt" style:font-size-complex="9pt" style:font-family-generic="swiss"/>
    </style:style>
    <style:style style:name="ce194" style:family="table-cell" style:parent-style-name="Default" style:data-style-name="N0">
      <style:table-cell-properties fo:border-top="thin solid #000000" fo:border-bottom="thin solid #000000" fo:border-left="thick solid #000080" fo:border-right="none" style:vertical-align="top" fo:background-color="#C0C0C0" style:cell-protect="none"/>
      <style:text-properties fo:color="#000000" fo:font-size="9pt" style:font-size-asian="9pt" style:font-size-complex="9pt" fo:font-weight="bold" style:font-weight-asian="bold" style:font-weight-complex="bold" style:font-family-generic="swiss"/>
    </style:style>
    <style:style style:name="ce195" style:family="table-cell" style:parent-style-name="Default" style:data-style-name="N0">
      <style:table-cell-properties fo:border-top="thin solid #000000" fo:border-bottom="thin solid #000000" fo:border-left="thick solid #000080" fo:border-right="none" style:vertical-align="top" fo:background-color="#C0C0C0" style:cell-protect="none"/>
      <style:text-properties fo:color="#000000" fo:font-size="9pt" style:font-size-asian="9pt" style:font-size-complex="9pt" fo:font-style="italic" style:font-style-asian="italic" style:font-style-complex="italic" fo:font-weight="bold" style:font-weight-asian="bold" style:font-weight-complex="bold" style:font-family-generic="swiss"/>
    </style:style>
    <style:style style:name="ce196" style:family="table-cell" style:parent-style-name="Default" style:data-style-name="N0">
      <style:table-cell-properties fo:border-top="thin solid #000000" fo:border-bottom="thick solid #000080" fo:border-left="thick solid #000080" fo:border-right="none" style:vertical-align="top" fo:background-color="#C0C0C0" style:cell-protect="none"/>
      <style:text-properties fo:color="#000000" fo:font-size="9pt" style:font-size-asian="9pt" style:font-size-complex="9pt" fo:font-weight="bold" style:font-weight-asian="bold" style:font-weight-complex="bold" style:font-family-generic="swiss"/>
    </style:style>
    <style:style style:name="ce197" style:family="table-cell" style:parent-style-name="Default" style:data-style-name="N53">
      <style:table-cell-properties fo:border-top="none" fo:border-bottom="none" fo:border-left="thin solid #000000" fo:border-right="none" style:vertical-align="top" fo:background-color="#CCCCFF" style:cell-protect="protected" style:repeat-content="false"/>
      <style:paragraph-properties fo:text-align="center"/>
      <style:text-properties fo:font-size="9pt" style:font-size-asian="9pt" style:font-size-complex="9pt"/>
    </style:style>
    <style:style style:name="ce198" style:family="table-cell" style:parent-style-name="Default" style:data-style-name="N53">
      <style:table-cell-properties fo:border-top="none" fo:border-bottom="thin solid #000000" fo:border-left="thin solid #000000" fo:border-right="none" style:vertical-align="top" fo:background-color="#CCCCFF" style:cell-protect="protected" style:repeat-content="false"/>
      <style:paragraph-properties fo:text-align="center"/>
      <style:text-properties fo:font-size="9pt" style:font-size-asian="9pt" style:font-size-complex="9pt"/>
    </style:style>
    <style:style style:name="ce199" style:family="table-cell" style:parent-style-name="Default" style:data-style-name="N53">
      <style:table-cell-properties fo:border-top="none" fo:border-bottom="none" fo:border-left="none" fo:border-right="thin solid #000000" style:vertical-align="top" fo:background-color="#CCFFFF" style:cell-protect="protected" style:repeat-content="false"/>
      <style:paragraph-properties fo:text-align="center"/>
      <style:text-properties fo:font-size="9pt" style:font-size-asian="9pt" style:font-size-complex="9pt"/>
    </style:style>
    <style:style style:name="ce200" style:family="table-cell" style:parent-style-name="Default" style:data-style-name="N53">
      <style:table-cell-properties fo:border-top="none" fo:border-bottom="thin solid #000000" fo:border-left="none" fo:border-right="thin solid #000000" style:vertical-align="top" fo:background-color="#CCFFFF" style:cell-protect="protected" style:repeat-content="false"/>
      <style:paragraph-properties fo:text-align="center"/>
      <style:text-properties fo:font-size="9pt" style:font-size-asian="9pt" style:font-size-complex="9pt"/>
    </style:style>
    <style:style style:name="ce201" style:family="table-cell" style:parent-style-name="Default" style:data-style-name="N53">
      <style:table-cell-properties fo:border-top="none" fo:border-bottom="none" fo:border-left="thin solid #000000" fo:border-right="thin solid #000000" style:vertical-align="top" fo:background-color="#C0C0C0" style:cell-protect="protected" style:repeat-content="false"/>
      <style:paragraph-properties fo:text-align="center"/>
      <style:text-properties fo:font-size="9pt" style:font-size-asian="9pt" style:font-size-complex="9pt"/>
    </style:style>
    <style:style style:name="ce202" style:family="table-cell" style:parent-style-name="Default" style:data-style-name="N53">
      <style:table-cell-properties fo:border-top="none" fo:border-bottom="none" fo:border-left="none" fo:border-right="thin solid #000000" style:vertical-align="top" fo:background-color="#C0C0C0" style:cell-protect="protected" style:repeat-content="false"/>
      <style:paragraph-properties fo:text-align="center"/>
      <style:text-properties fo:font-size="9pt" style:font-size-asian="9pt" style:font-size-complex="9pt"/>
    </style:style>
    <style:style style:name="ce203" style:family="table-cell" style:parent-style-name="Default" style:data-style-name="N53">
      <style:table-cell-properties fo:border-top="none" fo:border-bottom="thin solid #000000" fo:border-left="thin solid #000000" fo:border-right="thin solid #000000" style:vertical-align="top" fo:background-color="#CCFFCC" style:cell-protect="protected" style:repeat-content="false"/>
      <style:paragraph-properties fo:text-align="center"/>
      <style:text-properties fo:font-size="9pt" style:font-size-asian="9pt" style:font-size-complex="9pt"/>
    </style:style>
    <style:style style:name="ce204" style:family="table-cell" style:parent-style-name="Default" style:data-style-name="N53">
      <style:table-cell-properties fo:border-top="thin solid #000000" fo:border-bottom="thin solid #000000" fo:border-left="none" fo:border-right="none" style:vertical-align="top" fo:background-color="#C0C0C0" style:cell-protect="protected" style:repeat-content="false"/>
      <style:paragraph-properties fo:text-align="center"/>
      <style:text-properties fo:font-size="9pt" style:font-size-asian="9pt" style:font-size-complex="9pt"/>
    </style:style>
    <style:style style:name="ce205" style:family="table-cell" style:parent-style-name="Default" style:data-style-name="N53">
      <style:table-cell-properties fo:border-top="none" fo:border-bottom="none" fo:border-left="thin solid #000000" fo:border-right="thin solid #000000" style:vertical-align="top" fo:background-color="#CCCCFF" style:cell-protect="protected" style:repeat-content="false"/>
      <style:paragraph-properties fo:text-align="center"/>
      <style:text-properties fo:font-size="9pt" style:font-size-asian="9pt" style:font-size-complex="9pt"/>
    </style:style>
    <style:style style:name="ce206" style:family="table-cell" style:parent-style-name="Default" style:data-style-name="N53">
      <style:table-cell-properties fo:border-top="none" fo:border-bottom="thin solid #000000" fo:border-left="thin solid #000000" fo:border-right="thin solid #000000" style:vertical-align="top" fo:background-color="#CCCCFF" style:cell-protect="protected" style:repeat-content="false"/>
      <style:paragraph-properties fo:text-align="center"/>
      <style:text-properties fo:font-size="9pt" style:font-size-asian="9pt" style:font-size-complex="9pt"/>
    </style:style>
    <style:style style:name="ce207" style:family="table-cell" style:parent-style-name="Default" style:data-style-name="N58">
      <style:table-cell-properties fo:border-top="none" fo:border-bottom="2pt solid #000000" fo:border-left="none" fo:border-right="none" fo:background-color="#33CCCC" style:cell-protect="none"/>
    </style:style>
    <style:style style:name="ce208" style:family="table-cell" style:parent-style-name="Default" style:data-style-name="N53">
      <style:table-cell-properties fo:border-top="2pt solid #000080" fo:border-bottom="thin solid #000000" fo:border-left="none" fo:border-right="none" style:vertical-align="top" fo:background-color="#C0C0C0" style:cell-protect="protected"/>
      <style:text-properties fo:font-size="9pt" style:font-size-asian="9pt" style:font-size-complex="9pt"/>
    </style:style>
    <style:style style:name="ce209" style:family="table-cell" style:parent-style-name="Comma" style:data-style-name="N44">
      <style:table-cell-properties fo:border-top="none" fo:border-bottom="none" fo:border-left="none" fo:border-right="thick solid #333399" style:vertical-align="top" fo:background-color="#C0C0C0" style:cell-protect="none"/>
      <style:text-properties fo:font-size="9pt" style:font-size-asian="9pt" style:font-size-complex="9pt" style:font-family-generic="swiss"/>
    </style:style>
    <style:style style:name="ce210" style:family="table-cell" style:parent-style-name="Comma" style:data-style-name="N44">
      <style:table-cell-properties fo:border-top="thin solid #000000" fo:border-bottom="thin solid #000000" fo:border-left="none" fo:border-right="thick solid #000080" style:vertical-align="top" fo:background-color="#C0C0C0" style:cell-protect="none"/>
      <style:text-properties fo:font-size="9pt" style:font-size-asian="9pt" style:font-size-complex="9pt" style:font-family-generic="swiss"/>
    </style:style>
    <style:style style:name="ce211" style:family="table-cell" style:parent-style-name="Comma" style:data-style-name="N44">
      <style:table-cell-properties fo:border-top="none" fo:border-bottom="none" fo:border-left="none" fo:border-right="thick solid #000080" style:vertical-align="top" fo:background-color="#C0C0C0" style:cell-protect="none"/>
      <style:text-properties fo:font-size="9pt" style:font-size-asian="9pt" style:font-size-complex="9pt" style:font-family-generic="swiss"/>
    </style:style>
    <style:style style:name="ce212" style:family="table-cell" style:parent-style-name="Comma" style:data-style-name="N44">
      <style:table-cell-properties fo:border-top="none" fo:border-bottom="thin solid #000000" fo:border-left="none" fo:border-right="thick solid #000080" style:vertical-align="top" fo:background-color="#C0C0C0" style:cell-protect="none"/>
      <style:text-properties fo:font-size="9pt" style:font-size-asian="9pt" style:font-size-complex="9pt" style:font-family-generic="swiss"/>
    </style:style>
    <style:style style:name="ce213" style:family="table-cell" style:parent-style-name="Comma" style:data-style-name="N44">
      <style:table-cell-properties fo:border-top="none" fo:border-bottom="thin double #000000" fo:border-left="none" fo:border-right="thick solid #000080" style:vertical-align="top" fo:background-color="#C0C0C0" style:cell-protect="none"/>
      <style:text-properties fo:font-size="9pt" style:font-size-asian="9pt" style:font-size-complex="9pt" style:font-family-generic="swiss"/>
    </style:style>
    <style:style style:name="ce214" style:family="table-cell" style:parent-style-name="Default" style:data-style-name="N3">
      <style:table-cell-properties fo:border-top="thin solid #000000" fo:border-bottom="thin solid #000000" fo:border-left="thick solid #000080" fo:border-right="none" style:vertical-align="top" fo:background-color="#C0C0C0" style:cell-protect="none"/>
      <style:text-properties fo:font-size="9pt" style:font-size-asian="9pt" style:font-size-complex="9pt" fo:font-weight="bold" style:font-weight-asian="bold" style:font-weight-complex="bold"/>
    </style:style>
    <style:style style:name="ce215" style:family="table-cell" style:parent-style-name="Comma" style:data-style-name="N44">
      <style:table-cell-properties fo:border-top="thin solid #000000" fo:border-bottom="thin solid #000000" fo:border-left="none" fo:border-right="thick solid #000080" style:vertical-align="top" fo:background-color="#C0C0C0" style:cell-protect="none"/>
      <style:text-properties fo:font-size="9pt" style:font-size-asian="9pt" style:font-size-complex="9pt" fo:font-weight="bold" style:font-weight-asian="bold" style:font-weight-complex="bold"/>
    </style:style>
    <style:style style:name="ce216" style:family="table-cell" style:parent-style-name="Default" style:data-style-name="N53">
      <style:table-cell-properties fo:border-top="thin solid #000000" fo:border-bottom="thin double #000000" fo:border-left="thick solid #000080" fo:border-right="none" style:vertical-align="top" fo:background-color="#C0C0C0" style:cell-protect="none"/>
      <style:text-properties fo:font-size="9pt" style:font-size-asian="9pt" style:font-size-complex="9pt" fo:font-weight="bold" style:font-weight-asian="bold" style:font-weight-complex="bold"/>
    </style:style>
    <style:style style:name="ce217" style:family="table-cell" style:parent-style-name="Comma" style:data-style-name="N44">
      <style:table-cell-properties fo:border-top="thin solid #000000" fo:border-bottom="thin double #000000" fo:border-left="none" fo:border-right="thick solid #000080" style:vertical-align="top" fo:background-color="#C0C0C0" style:cell-protect="none"/>
      <style:text-properties fo:font-size="9pt" style:font-size-asian="9pt" style:font-size-complex="9pt" fo:font-weight="bold" style:font-weight-asian="bold" style:font-weight-complex="bold"/>
    </style:style>
    <style:style style:name="ce218" style:family="table-cell" style:parent-style-name="Default" style:data-style-name="N7">
      <style:table-cell-properties fo:border-top="thin solid #000000" fo:border-bottom="thick solid #000080" fo:border-left="thick solid #000080" fo:border-right="none" style:vertical-align="top" fo:background-color="#C0C0C0" style:cell-protect="none"/>
      <style:text-properties fo:font-size="9pt" style:font-size-asian="9pt" style:font-size-complex="9pt" fo:font-weight="bold" style:font-weight-asian="bold" style:font-weight-complex="bold"/>
    </style:style>
    <style:style style:name="ce219" style:family="table-cell" style:parent-style-name="Comma" style:data-style-name="N44">
      <style:table-cell-properties fo:border-top="thin solid #000000" fo:border-bottom="thick solid #000080" fo:border-left="none" fo:border-right="thick solid #000080" style:vertical-align="top" fo:background-color="#C0C0C0" style:cell-protect="none"/>
      <style:text-properties fo:font-size="9pt" style:font-size-asian="9pt" style:font-size-complex="9pt" fo:font-weight="bold" style:font-weight-asian="bold" style:font-weight-complex="bold"/>
    </style:style>
    <style:style style:name="ce220" style:family="table-cell" style:parent-style-name="Default" style:data-style-name="N3">
      <style:table-cell-properties fo:border-top="none" fo:border-bottom="none" fo:border-left="2pt solid #000080" fo:border-right="2pt solid #000080" fo:background-color="#C0C0C0" style:cell-protect="none"/>
    </style:style>
    <style:style style:name="ce221" style:family="table-cell" style:parent-style-name="Default" style:data-style-name="N3">
      <style:table-cell-properties fo:border-top="none" fo:border-bottom="none" fo:border-left="2pt solid #000080" fo:border-right="2pt solid #000080" fo:background-color="#FFFFCC" style:cell-protect="none"/>
    </style:style>
    <style:style style:name="ce222" style:family="table-cell" style:parent-style-name="Default" style:data-style-name="N0">
      <style:table-cell-properties fo:border-top="2pt solid #000080" fo:border-bottom="none" fo:border-left="2pt solid #000080" fo:border-right="none" fo:background-color="#C0C0C0" style:cell-protect="none"/>
    </style:style>
    <style:style style:name="ce223" style:family="table-cell" style:parent-style-name="Default" style:data-style-name="N0">
      <style:table-cell-properties fo:border-top="2pt solid #000080" fo:border-bottom="none" fo:border-left="none" fo:border-right="none" style:vertical-align="automatic" fo:background-color="#C0C0C0" style:cell-protect="none" style:repeat-content="false"/>
      <style:paragraph-properties fo:text-align="end" fo:margin-right="0cm"/>
      <style:text-properties fo:font-weight="bold" style:font-weight-asian="bold" style:font-weight-complex="bold"/>
    </style:style>
    <style:style style:name="ce224" style:family="table-cell" style:parent-style-name="Default" style:data-style-name="N0">
      <style:table-cell-properties fo:border-top="none" fo:border-bottom="none" fo:border-left="2pt solid #000080" fo:border-right="none" fo:background-color="#C0C0C0" style:cell-protect="none"/>
    </style:style>
    <style:style style:name="ce225" style:family="table-cell" style:parent-style-name="Default" style:data-style-name="N0">
      <style:table-cell-properties style:vertical-align="automatic" fo:background-color="#C0C0C0" style:cell-protect="none" style:repeat-content="false"/>
      <style:paragraph-properties fo:text-align="end" fo:margin-right="0cm"/>
      <style:text-properties fo:font-weight="bold" style:font-weight-asian="bold" style:font-weight-complex="bold"/>
    </style:style>
    <style:style style:name="ce226" style:family="table-cell" style:parent-style-name="Default" style:data-style-name="N0">
      <style:table-cell-properties fo:border-top="none" fo:border-bottom="2pt solid #000080" fo:border-left="2pt solid #000080" fo:border-right="none" fo:background-color="#C0C0C0" style:cell-protect="none"/>
    </style:style>
    <style:style style:name="ce227" style:family="table-cell" style:parent-style-name="Default" style:data-style-name="N0">
      <style:table-cell-properties fo:border-top="none" fo:border-bottom="2pt solid #000080" fo:border-left="none" fo:border-right="none" style:vertical-align="automatic" fo:background-color="#C0C0C0" style:cell-protect="none" style:repeat-content="false"/>
      <style:paragraph-properties fo:text-align="end" fo:margin-right="0cm"/>
      <style:text-properties fo:font-weight="bold" style:font-weight-asian="bold" style:font-weight-complex="bold"/>
    </style:style>
    <style:style style:name="ce228" style:family="table-cell" style:parent-style-name="Default" style:data-style-name="N53">
      <style:table-cell-properties fo:border-top="2pt solid #000080" fo:border-bottom="none" fo:border-left="none" fo:border-right="none" fo:background-color="#C0C0C0" style:cell-protect="none"/>
      <style:text-properties fo:font-weight="bold" style:font-weight-asian="bold" style:font-weight-complex="bold"/>
    </style:style>
    <style:style style:name="ce229" style:family="table-cell" style:parent-style-name="Default" style:data-style-name="N53">
      <style:table-cell-properties fo:border-top="2pt solid #000080" fo:border-bottom="none" fo:border-left="none" fo:border-right="none" fo:background-color="#C0C0C0" style:cell-protect="none"/>
    </style:style>
    <style:style style:name="ce230" style:family="table-cell" style:parent-style-name="Default" style:data-style-name="N0">
      <style:table-cell-properties fo:background-color="#00FFFF"/>
    </style:style>
    <style:style style:name="ce231" style:family="table-cell" style:parent-style-name="Default" style:data-style-name="N0">
      <style:table-cell-properties fo:background-color="#FFFF00"/>
    </style:style>
    <style:style style:name="ce232" style:family="table-cell" style:parent-style-name="Default" style:data-style-name="N0">
      <style:table-cell-properties fo:background-color="#00FF00"/>
    </style:style>
    <style:style style:name="ce233" style:family="table-cell" style:parent-style-name="Comma" style:data-style-name="N45">
      <style:table-cell-properties fo:border="thin solid #000000" fo:background-color="#00FFFF"/>
    </style:style>
    <style:style style:name="ce234" style:family="table-cell" style:parent-style-name="Comma" style:data-style-name="N45">
      <style:table-cell-properties fo:border="thin solid #000000" fo:background-color="#FFFFFF"/>
    </style:style>
    <style:style style:name="ce235" style:family="table-cell" style:parent-style-name="Comma" style:data-style-name="N43">
      <style:table-cell-properties style:vertical-align="automatic" fo:background-color="#FFFFFF" style:repeat-content="false"/>
      <style:paragraph-properties fo:text-align="end" fo:margin-right="0cm"/>
    </style:style>
    <style:style style:name="ce236" style:family="table-cell" style:parent-style-name="Percent" style:data-style-name="N13">
      <style:table-cell-properties fo:background-color="#FFFF00"/>
    </style:style>
    <style:style style:name="ce237" style:family="table-cell" style:parent-style-name="Default" style:data-style-name="N0">
      <style:table-cell-properties style:vertical-align="automatic" fo:background-color="#FFFFFF" style:repeat-content="false"/>
      <style:paragraph-properties fo:text-align="end" fo:margin-right="0cm"/>
    </style:style>
    <style:style style:name="ce238" style:family="table-cell" style:parent-style-name="Default" style:data-style-name="N0">
      <style:table-cell-properties fo:border-top="thin solid #000000" fo:border-bottom="none" fo:border-left="thin solid #000000" fo:border-right="none" fo:background-color="#FFFFFF"/>
    </style:style>
    <style:style style:name="ce239" style:family="table-cell" style:parent-style-name="Default" style:data-style-name="N0">
      <style:table-cell-properties fo:border-top="thin solid #000000" fo:border-bottom="none" fo:border-left="none" fo:border-right="none" fo:background-color="#FFFFFF"/>
    </style:style>
    <style:style style:name="ce240" style:family="table-cell" style:parent-style-name="Default" style:data-style-name="N0">
      <style:table-cell-properties fo:border-top="thin solid #000000" fo:border-bottom="none" fo:border-left="none" fo:border-right="thin solid #000000" fo:background-color="#FFFFFF"/>
    </style:style>
    <style:style style:name="ce24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242" style:family="table-cell" style:parent-style-name="Default" style:data-style-name="N0">
      <style:table-cell-properties style:vertical-align="automatic" fo:background-color="#FFFFFF" style:repeat-content="false"/>
      <style:paragraph-properties fo:text-align="center"/>
    </style:style>
    <style:style style:name="ce243" style:family="table-cell" style:parent-style-name="Default" style:data-style-name="N0">
      <style:table-cell-properties fo:border-top="none" fo:border-bottom="none" fo:border-left="none" fo:border-right="thin solid #000000" fo:background-color="#FFFFFF"/>
    </style:style>
    <style:style style:name="ce244" style:family="table-cell" style:parent-style-name="Comma" style:data-style-name="N43">
      <style:table-cell-properties fo:border="thin solid #000000" style:vertical-align="automatic" fo:background-color="#FFFFFF" style:repeat-content="false"/>
      <style:paragraph-properties fo:text-align="center"/>
    </style:style>
    <style:style style:name="ce245" style:family="table-cell" style:parent-style-name="Comma" style:data-style-name="N43">
      <style:table-cell-properties fo:border-top="none" fo:border-bottom="thin solid #000000" fo:border-left="none" fo:border-right="none" style:vertical-align="automatic" fo:background-color="#FFFFFF" style:repeat-content="false"/>
      <style:paragraph-properties fo:text-align="center"/>
    </style:style>
    <style:style style:name="ce246" style:family="table-cell" style:parent-style-name="Default" style:data-style-name="N0">
      <style:table-cell-properties fo:border-top="none" fo:border-bottom="thin solid #000000" fo:border-left="none" fo:border-right="thin solid #000000" fo:background-color="#FFFFFF"/>
    </style:style>
    <style:style style:name="ce247" style:family="table-cell" style:parent-style-name="Comma" style:data-style-name="N43">
      <style:table-cell-properties style:vertical-align="automatic" fo:background-color="#FFFFFF" style:repeat-content="false"/>
      <style:paragraph-properties fo:text-align="end" fo:margin-right="0cm"/>
    </style:style>
    <style:style style:name="ce248" style:family="table-cell" style:parent-style-name="Default" style:data-style-name="N0">
      <style:table-cell-properties fo:background-color="#00FF00"/>
      <style:text-properties fo:font-weight="bold" style:font-weight-asian="bold" style:font-weight-complex="bold"/>
    </style:style>
    <style:style style:name="ce249" style:family="table-cell" style:parent-style-name="Default" style:data-style-name="N47">
      <style:table-cell-properties fo:background-color="#00FF00"/>
    </style:style>
    <style:style style:name="ce250" style:family="table-cell" style:parent-style-name="Comma" style:data-style-name="N44">
      <style:table-cell-properties fo:background-color="#00FF00"/>
    </style:style>
    <style:style style:name="ce251" style:family="table-cell" style:parent-style-name="Comma" style:data-style-name="N44">
      <style:table-cell-properties fo:background-color="#00FF00"/>
    </style:style>
    <style:style style:name="ce252" style:family="table-cell" style:parent-style-name="Comma" style:data-style-name="N44">
      <style:table-cell-properties fo:background-color="#00FF00"/>
      <style:text-properties style:text-underline-style="solid" style:text-underline-type="single" style:font-family-generic="swiss"/>
    </style:style>
    <style:style style:name="ce253" style:family="table-cell" style:parent-style-name="Default" style:data-style-name="N0">
      <style:table-cell-properties style:vertical-align="automatic" fo:wrap-option="wrap" fo:background-color="#FFFFFF" style:repeat-content="false"/>
      <style:paragraph-properties fo:text-align="center"/>
      <style:text-properties fo:font-style="italic" style:font-style-asian="italic" style:font-style-complex="italic" fo:font-weight="bold" style:font-weight-asian="bold" style:font-weight-complex="bold"/>
    </style:style>
    <style:style style:name="ce254" style:family="table-cell" style:parent-style-name="Currency" style:data-style-name="N42">
      <style:table-cell-properties fo:background-color="#00FF00"/>
    </style:style>
    <style:style style:name="ce255" style:family="table-cell" style:parent-style-name="Default" style:data-style-name="N59">
      <style:table-cell-properties fo:border-top="2pt solid #000080" fo:border-bottom="none" fo:border-left="none" fo:border-right="2pt solid #000080" fo:background-color="#C0C0C0" style:cell-protect="none"/>
    </style:style>
    <style:style style:name="ce256" style:family="table-cell" style:parent-style-name="Default" style:data-style-name="N59">
      <style:table-cell-properties fo:border-top="none" fo:border-bottom="none" fo:border-left="none" fo:border-right="2pt solid #000080" fo:background-color="#C0C0C0" style:cell-protect="none"/>
    </style:style>
    <style:style style:name="ce257" style:family="table-cell" style:parent-style-name="Default" style:data-style-name="N59">
      <style:table-cell-properties fo:border-top="none" fo:border-bottom="2pt solid #000080" fo:border-left="none" fo:border-right="2pt solid #000080" fo:background-color="#C0C0C0" style:cell-protect="none"/>
    </style:style>
    <style:style style:name="ce258" style:family="table-cell" style:parent-style-name="Default" style:data-style-name="N59">
      <style:table-cell-properties fo:border-top="2pt solid #000080" fo:border-bottom="none" fo:border-left="2pt solid #000080" fo:border-right="2pt solid #000080" fo:background-color="#C0C0C0" style:cell-protect="none"/>
    </style:style>
    <style:style style:name="ce259" style:family="table-cell" style:parent-style-name="Default" style:data-style-name="N59">
      <style:table-cell-properties fo:border-top="none" fo:border-bottom="none" fo:border-left="2pt solid #000080" fo:border-right="2pt solid #000080" fo:background-color="#FFFFCC" style:cell-protect="none"/>
    </style:style>
    <style:style style:name="ce260" style:family="table-cell" style:parent-style-name="Default" style:data-style-name="N59">
      <style:table-cell-properties fo:border-top="none" fo:border-bottom="none" fo:border-left="2pt solid #000080" fo:border-right="2pt solid #000080" fo:background-color="#C0C0C0" style:cell-protect="none"/>
    </style:style>
    <style:style style:name="ce261" style:family="table-cell" style:parent-style-name="Default" style:data-style-name="N59">
      <style:table-cell-properties fo:border-top="none" fo:border-bottom="2pt solid #000000" fo:border-left="2pt solid #000080" fo:border-right="2pt solid #000080" fo:background-color="#33CCCC" style:cell-protect="none"/>
    </style:style>
    <style:style style:name="ce262" style:family="table-cell" style:parent-style-name="Comma" style:data-style-name="N44">
      <style:table-cell-properties style:vertical-align="automatic" style:cell-protect="none" style:repeat-content="false"/>
      <style:paragraph-properties fo:text-align="end" fo:margin-right="0cm"/>
    </style:style>
    <style:style style:name="ce263" style:family="table-cell" style:parent-style-name="Comma" style:data-style-name="N44">
      <style:table-cell-properties fo:border-top="none" fo:border-bottom="thin double #000000" fo:border-left="none" fo:border-right="none" style:cell-protect="none"/>
    </style:style>
    <style:style style:name="ce264" style:family="table-cell" style:parent-style-name="Default" style:data-style-name="N0">
      <style:table-cell-properties fo:border-top="none" fo:border-bottom="none" fo:border-left="none" fo:border-right="thin solid #000000" style:cell-protect="none"/>
    </style:style>
    <style:style style:name="ce265" style:family="table-cell" style:parent-style-name="Default" style:data-style-name="N0">
      <style:table-cell-properties fo:border-top="none" fo:border-bottom="none" fo:border-left="thin solid #000000" fo:border-right="none" style:cell-protect="none"/>
    </style:style>
    <style:style style:name="ce266" style:family="table-cell" style:parent-style-name="Default" style:data-style-name="N0">
      <style:table-cell-properties fo:border-top="none" fo:border-bottom="thin solid #000000" fo:border-left="thin solid #000000" fo:border-right="none" style:cell-protect="none"/>
    </style:style>
    <style:style style:name="ce267" style:family="table-cell" style:parent-style-name="Default" style:data-style-name="N0">
      <style:table-cell-properties fo:border-top="none" fo:border-bottom="thin solid #000000" fo:border-left="none" fo:border-right="none" style:cell-protect="none"/>
    </style:style>
    <style:style style:name="ce268" style:family="table-cell" style:parent-style-name="Default" style:data-style-name="N0">
      <style:table-cell-properties fo:border-top="none" fo:border-bottom="thin solid #000000" fo:border-left="none" fo:border-right="thin solid #000000" style:cell-protect="none"/>
    </style:style>
    <style:style style:name="ce269" style:family="table-cell" style:parent-style-name="Comma" style:data-style-name="N1">
      <style:table-cell-properties style:cell-protect="none"/>
    </style:style>
    <style:style style:name="ce270" style:family="table-cell" style:parent-style-name="Default" style:data-style-name="N1">
      <style:table-cell-properties style:cell-protect="none"/>
    </style:style>
    <style:style style:name="ce271" style:family="table-cell" style:parent-style-name="Default" style:data-style-name="N1">
      <style:table-cell-properties fo:background-color="#FFFFFF" style:cell-protect="none"/>
    </style:style>
    <style:style style:name="ce272" style:family="table-cell" style:parent-style-name="Default" style:data-style-name="N1">
      <style:table-cell-properties fo:background-color="#FFFFFF" style:cell-protect="none"/>
    </style:style>
    <style:style style:name="ce273" style:family="table-cell" style:parent-style-name="Comma" style:data-style-name="N44">
      <style:table-cell-properties style:vertical-align="automatic" style:cell-protect="none"/>
    </style:style>
    <style:style style:name="ce274" style:family="table-cell" style:parent-style-name="Default" style:data-style-name="N1">
      <style:table-cell-properties fo:border-top="none" fo:border-bottom="none" fo:border-left="thin solid #000000" fo:border-right="none" fo:background-color="#FFFFFF" style:cell-protect="none"/>
      <style:text-properties fo:font-weight="bold" style:font-weight-asian="bold" style:font-weight-complex="bold"/>
    </style:style>
    <style:style style:name="ce275" style:family="table-cell" style:parent-style-name="Default" style:data-style-name="N1">
      <style:table-cell-properties fo:background-color="#FFFFFF" style:cell-protect="none"/>
      <style:text-properties fo:font-weight="bold" style:font-weight-asian="bold" style:font-weight-complex="bold"/>
    </style:style>
    <style:style style:name="ce276" style:family="table-cell" style:parent-style-name="Default" style:data-style-name="N0">
      <style:table-cell-properties fo:border-top="thin solid #000000" fo:border-bottom="thin solid #000000" fo:border-left="thin solid #000000" fo:border-right="none" fo:background-color="#FFFFFF" style:cell-protect="none"/>
      <style:text-properties fo:font-weight="bold" style:font-weight-asian="bold" style:font-weight-complex="bold"/>
    </style:style>
    <style:style style:name="ce277" style:family="table-cell" style:parent-style-name="Default" style:data-style-name="N0">
      <style:table-cell-properties fo:border-top="thin solid #000000" fo:border-bottom="thin solid #000000" fo:border-left="none" fo:border-right="none" fo:background-color="#FFFFFF" style:cell-protect="none"/>
      <style:text-properties fo:font-weight="bold" style:font-weight-asian="bold" style:font-weight-complex="bold"/>
    </style:style>
    <style:style style:name="ce278" style:family="table-cell" style:parent-style-name="Default" style:data-style-name="N0">
      <style:table-cell-properties fo:border-top="thin solid #000000" fo:border-bottom="thin solid #000000" fo:border-left="none" fo:border-right="thin solid #000000" style:cell-protect="none"/>
    </style:style>
    <style:style style:name="ce279" style:family="table-cell" style:parent-style-name="Default" style:data-style-name="N0">
      <style:table-cell-properties fo:border-top="thin solid #000000" fo:border-bottom="none" fo:border-left="none" fo:border-right="none" style:cell-protect="none"/>
    </style:style>
    <style:style style:name="ce280" style:family="table-cell" style:parent-style-name="Default" style:data-style-name="N0">
      <style:table-cell-properties fo:border-top="thin solid #000000" fo:border-bottom="none" fo:border-left="none" fo:border-right="thin solid #000000" style:cell-protect="none"/>
    </style:style>
    <style:style style:name="ce281" style:family="table-cell" style:parent-style-name="Default" style:data-style-name="N0">
      <style:table-cell-properties fo:border-top="thin solid #000000" fo:border-bottom="thin solid #000000" fo:border-left="thin solid #000000" fo:border-right="none" style:cell-protect="none"/>
      <style:text-properties fo:font-weight="bold" style:font-weight-asian="bold" style:font-weight-complex="bold"/>
    </style:style>
    <style:style style:name="ce282" style:family="table-cell" style:parent-style-name="Default" style:data-style-name="N0">
      <style:table-cell-properties fo:border-top="thin solid #000000" fo:border-bottom="thin solid #000000" fo:border-left="none" fo:border-right="thin solid #000000" style:cell-protect="none"/>
      <style:text-properties fo:font-weight="bold" style:font-weight-asian="bold" style:font-weight-complex="bold"/>
    </style:style>
    <style:style style:name="ce283" style:family="table-cell" style:parent-style-name="Default" style:data-style-name="N0">
      <style:table-cell-properties style:vertical-align="top" fo:background-color="#FFFFFF" style:cell-protect="none"/>
      <style:text-properties fo:color="#000000" fo:font-size="9pt" style:font-size-asian="9pt" style:font-size-complex="9pt" fo:font-weight="bold" style:font-weight-asian="bold" style:font-weight-complex="bold" style:font-family-generic="swiss"/>
    </style:style>
    <style:style style:name="ce284" style:family="table-cell" style:parent-style-name="Default" style:data-style-name="N53">
      <style:table-cell-properties style:vertical-align="automatic" fo:background-color="#FFFFFF" style:cell-protect="none" style:repeat-content="false"/>
      <style:paragraph-properties fo:text-align="end" fo:margin-right="0cm"/>
      <style:text-properties fo:font-size="9pt" style:font-size-asian="9pt" style:font-size-complex="9pt" style:font-family-generic="swiss"/>
    </style:style>
    <style:style style:name="ce285" style:family="table-cell" style:parent-style-name="Default" style:data-style-name="N0">
      <style:table-cell-properties style:vertical-align="top" fo:background-color="#FFFFFF" style:cell-protect="none" style:repeat-content="false"/>
      <style:paragraph-properties fo:text-align="end" fo:margin-right="0cm"/>
      <style:text-properties fo:color="#000000" fo:font-size="9pt" style:font-size-asian="9pt" style:font-size-complex="9pt" fo:font-weight="bold" style:font-weight-asian="bold" style:font-weight-complex="bold" style:font-family-generic="swiss"/>
    </style:style>
    <style:style style:name="ce286" style:family="table-cell" style:parent-style-name="Default" style:data-style-name="N53">
      <style:table-cell-properties fo:border="thin solid #000000" style:vertical-align="automatic" fo:background-color="#FFFFCC" style:cell-protect="none" style:repeat-content="false"/>
      <style:paragraph-properties fo:text-align="end" fo:margin-right="0cm"/>
      <style:text-properties fo:font-size="9pt" style:font-size-asian="9pt" style:font-size-complex="9pt" style:font-family-generic="swiss"/>
    </style:style>
    <style:style style:name="ce287" style:family="table-cell" style:parent-style-name="Default" style:data-style-name="N0">
      <style:table-cell-properties style:vertical-align="automatic" style:cell-protect="none" style:repeat-content="false"/>
      <style:paragraph-properties fo:text-align="end" fo:margin-right="0cm"/>
      <style:text-properties fo:color="#000000" fo:font-weight="bold" style:font-weight-asian="bold" style:font-weight-complex="bold" style:font-family-generic="swiss"/>
    </style:style>
    <style:style style:name="ce288" style:family="table-cell" style:parent-style-name="Default" style:data-style-name="N0">
      <style:table-cell-properties fo:border="thin solid #000000" fo:background-color="#FFFFCC" style:cell-protect="none"/>
    </style:style>
    <style:style style:name="ce289" style:family="table-cell" style:parent-style-name="Default" style:data-style-name="N0">
      <style:table-cell-properties fo:background-color="#FFFFFF" style:cell-protect="none"/>
    </style:style>
    <style:style style:name="ce290" style:family="table-cell" style:parent-style-name="Default" style:data-style-name="N0">
      <style:table-cell-properties style:vertical-align="automatic" fo:background-color="#FFFFFF" style:cell-protect="none" style:repeat-content="false"/>
      <style:paragraph-properties fo:text-align="end" fo:margin-right="0cm"/>
      <style:text-properties fo:color="#000000" fo:font-weight="bold" style:font-weight-asian="bold" style:font-weight-complex="bold" style:font-family-generic="swiss"/>
    </style:style>
    <style:style style:name="ce291" style:family="table-cell" style:parent-style-name="Default" style:data-style-name="N0">
      <style:table-cell-properties fo:background-color="#FFFFFF" style:cell-protect="none"/>
      <style:text-properties fo:font-size="9pt" style:font-size-asian="9pt" style:font-size-complex="9pt" style:font-family-generic="swiss"/>
    </style:style>
    <style:style style:name="ce292" style:family="table-cell" style:parent-style-name="Comma" style:data-style-name="N44">
      <style:table-cell-properties fo:background-color="#FFFFFF" style:cell-protect="none"/>
      <style:text-properties fo:font-size="9pt" style:font-size-asian="9pt" style:font-size-complex="9pt" style:font-family-generic="swiss"/>
    </style:style>
    <style:style style:name="ce293" style:family="table-cell" style:parent-style-name="Default" style:data-style-name="N0">
      <style:table-cell-properties fo:background-color="#FFFFFF" style:cell-protect="none"/>
    </style:style>
    <style:style style:name="ce294" style:family="table-cell" style:parent-style-name="Default" style:data-style-name="N0">
      <style:table-cell-properties style:vertical-align="automatic" fo:background-color="#FFFFFF" style:cell-protect="none" style:repeat-content="false"/>
      <style:paragraph-properties fo:text-align="center"/>
      <style:text-properties fo:font-weight="bold" style:font-weight-asian="bold" style:font-weight-complex="bold"/>
    </style:style>
    <style:style style:name="ce295" style:family="table-cell" style:parent-style-name="Default" style:data-style-name="N0">
      <style:table-cell-properties fo:border="thin solid #000000" fo:background-color="#C0C0C0" style:cell-protect="none"/>
    </style:style>
    <style:style style:name="ce296" style:family="table-cell" style:parent-style-name="Default" style:data-style-name="N0">
      <style:table-cell-properties fo:background-color="#FFFFFF" style:cell-protect="none"/>
      <style:text-properties fo:font-size="9pt" style:font-size-asian="9pt" style:font-size-complex="9pt" style:font-family-generic="swiss"/>
    </style:style>
    <style:style style:name="ce297" style:family="table-cell" style:parent-style-name="Default" style:data-style-name="N53">
      <style:table-cell-properties style:vertical-align="automatic" fo:wrap-option="wrap" fo:background-color="#FFFFFF" style:cell-protect="none" style:repeat-content="false"/>
      <style:paragraph-properties fo:text-align="center"/>
      <style:text-properties fo:font-size="9pt" style:font-size-asian="9pt" style:font-size-complex="9pt" fo:font-weight="bold" style:font-weight-asian="bold" style:font-weight-complex="bold"/>
    </style:style>
    <style:style style:name="ce298" style:family="table-cell" style:parent-style-name="Default" style:data-style-name="N53">
      <style:table-cell-properties fo:border="thin solid #000000" style:vertical-align="automatic" fo:background-color="#CCCCFF" style:cell-protect="none" style:repeat-content="false"/>
      <style:paragraph-properties fo:text-align="end" fo:margin-right="0cm"/>
      <style:text-properties fo:font-size="9pt" style:font-size-asian="9pt" style:font-size-complex="9pt" style:font-family-generic="swiss"/>
    </style:style>
    <style:style style:name="ce299" style:family="table-cell" style:parent-style-name="Default" style:data-style-name="N53">
      <style:table-cell-properties fo:border="thin solid #000000" style:vertical-align="automatic" fo:background-color="#CCFFFF" style:cell-protect="none" style:repeat-content="false"/>
      <style:paragraph-properties fo:text-align="end" fo:margin-right="0cm"/>
      <style:text-properties fo:font-size="9pt" style:font-size-asian="9pt" style:font-size-complex="9pt" style:font-family-generic="swiss"/>
    </style:style>
    <style:style style:name="ce300" style:family="table-cell" style:parent-style-name="Default" style:data-style-name="N53">
      <style:table-cell-properties fo:border-top="none" fo:border-bottom="none" fo:border-left="thin solid #000000" fo:border-right="none" style:vertical-align="automatic" fo:wrap-option="wrap" fo:background-color="#FFFFFF" style:cell-protect="none" style:repeat-content="false"/>
      <style:paragraph-properties fo:text-align="center"/>
      <style:text-properties fo:font-size="9pt" style:font-size-asian="9pt" style:font-size-complex="9pt" fo:font-weight="bold" style:font-weight-asian="bold" style:font-weight-complex="bold"/>
    </style:style>
    <style:style style:name="ce301" style:family="table-cell" style:parent-style-name="Default" style:data-style-name="N2">
      <style:table-cell-properties fo:border="thin solid #000000" fo:background-color="#C0C0C0" style:cell-protect="none"/>
    </style:style>
    <style:style style:name="ce302" style:family="table-cell" style:parent-style-name="Default" style:data-style-name="N1">
      <style:table-cell-properties style:cell-protect="none"/>
      <style:text-properties fo:font-weight="bold" style:font-weight-asian="bold" style:font-weight-complex="bold"/>
    </style:style>
    <style:style style:name="ce303" style:family="table-cell" style:parent-style-name="Default" style:data-style-name="N1">
      <style:table-cell-properties fo:border-top="2pt solid #000000" fo:border-bottom="none" fo:border-left="2pt solid #000000" fo:border-right="none" style:vertical-align="automatic" fo:background-color="#C0C0C0" style:cell-protect="none" style:repeat-content="false"/>
      <style:paragraph-properties fo:text-align="end" fo:margin-right="0cm"/>
      <style:text-properties fo:font-weight="bold" style:font-weight-asian="bold" style:font-weight-complex="bold"/>
    </style:style>
    <style:style style:name="ce304" style:family="table-cell" style:parent-style-name="Default" style:data-style-name="N1">
      <style:table-cell-properties fo:border-top="2pt solid #000000" fo:border-bottom="none" fo:border-left="none" fo:border-right="none" fo:background-color="#C0C0C0" style:cell-protect="none"/>
    </style:style>
    <style:style style:name="ce305" style:family="table-cell" style:parent-style-name="Default" style:data-style-name="N1">
      <style:table-cell-properties fo:border-top="2pt solid #000000" fo:border-bottom="none" fo:border-left="none" fo:border-right="2pt solid #000000" fo:background-color="#C0C0C0" style:cell-protect="none"/>
    </style:style>
    <style:style style:name="ce306" style:family="table-cell" style:parent-style-name="Default" style:data-style-name="N1">
      <style:table-cell-properties fo:border-top="none" fo:border-bottom="2pt solid #000000" fo:border-left="2pt solid #000000" fo:border-right="none" style:vertical-align="automatic" fo:background-color="#FFFFCC" style:cell-protect="none" style:repeat-content="false"/>
      <style:paragraph-properties fo:text-align="end" fo:margin-right="0cm"/>
      <style:text-properties fo:color="#000000" fo:font-weight="bold" style:font-weight-asian="bold" style:font-weight-complex="bold" style:font-family-generic="swiss"/>
    </style:style>
    <style:style style:name="ce307" style:family="table-cell" style:parent-style-name="Default" style:data-style-name="N1">
      <style:table-cell-properties fo:border-top="none" fo:border-bottom="2pt solid #000000" fo:border-left="none" fo:border-right="none" fo:background-color="#FFFFCC" style:cell-protect="none"/>
    </style:style>
    <style:style style:name="ce308" style:family="table-cell" style:parent-style-name="Default" style:data-style-name="N1">
      <style:table-cell-properties fo:border-top="none" fo:border-bottom="2pt solid #000000" fo:border-left="none" fo:border-right="2pt solid #000000" fo:background-color="#FFFFCC" style:cell-protect="none"/>
    </style:style>
    <style:style style:name="ce309" style:family="table-cell" style:parent-style-name="Default" style:data-style-name="N0">
      <style:table-cell-properties fo:border-top="thin solid #000000" fo:border-bottom="thin solid #000000" fo:border-left="thin solid #000000" fo:border-right="none" style:cell-protect="none"/>
      <style:text-properties fo:color="#0000FF" fo:font-weight="bold" style:font-weight-asian="bold" style:font-weight-complex="bold"/>
    </style:style>
    <style:style style:name="ce310" style:family="table-cell" style:parent-style-name="Default" style:data-style-name="N0">
      <style:table-cell-properties fo:border-top="thin solid #000000" fo:border-bottom="thin solid #000000" fo:border-left="none" fo:border-right="none" style:cell-protect="none"/>
      <style:text-properties fo:color="#0000FF" fo:font-weight="bold" style:font-weight-asian="bold" style:font-weight-complex="bold"/>
    </style:style>
    <style:style style:name="ce311" style:family="table-cell" style:parent-style-name="Default" style:data-style-name="N59">
      <style:table-cell-properties fo:border-top="thin solid #000000" fo:border-bottom="thin solid #000000" fo:border-left="none" fo:border-right="thin solid #000000" style:cell-protect="none"/>
      <style:text-properties fo:color="#0000FF" fo:font-weight="bold" style:font-weight-asian="bold" style:font-weight-complex="bold"/>
    </style:style>
    <style:style style:name="ce312" style:family="table-cell" style:parent-style-name="Default" style:data-style-name="N0">
      <style:table-cell-properties style:vertical-align="automatic" fo:background-color="#FFFFFF" style:cell-protect="none" style:repeat-content="false"/>
      <style:paragraph-properties fo:text-align="center"/>
      <style:text-properties fo:color="#000000" fo:font-weight="bold" style:font-weight-asian="bold" style:font-weight-complex="bold" style:font-family-generic="swiss"/>
    </style:style>
    <style:style style:name="ce313" style:family="table-cell" style:parent-style-name="Default" style:data-style-name="N1">
      <style:table-cell-properties fo:border-top="none" fo:border-bottom="2pt solid #000000" fo:border-left="thin solid #000000" fo:border-right="none" style:vertical-align="automatic" fo:wrap-option="wrap" fo:background-color="#FFFFFF" style:cell-protect="none" style:repeat-content="false"/>
      <style:paragraph-properties fo:text-align="center"/>
      <style:text-properties fo:color="#FF0000" fo:font-weight="bold" style:font-weight-asian="bold" style:font-weight-complex="bold" style:font-family-generic="swiss"/>
    </style:style>
    <style:style style:name="ce314" style:family="table-cell" style:parent-style-name="Default" style:data-style-name="N1">
      <style:table-cell-properties fo:border-top="none" fo:border-bottom="2pt solid #000000" fo:border-left="thin solid #000000" fo:border-right="none" fo:background-color="#FFFFFF" style:cell-protect="none"/>
      <style:text-properties fo:color="#FF0000" fo:font-weight="bold" style:font-weight-asian="bold" style:font-weight-complex="bold" style:font-family-generic="swiss"/>
    </style:style>
    <style:style style:name="ce315" style:family="table-cell" style:parent-style-name="Default" style:data-style-name="N1">
      <style:table-cell-properties fo:border-top="none" fo:border-bottom="2pt solid #000000" fo:border-left="none" fo:border-right="none" fo:background-color="#FFFFFF" style:cell-protect="none"/>
      <style:text-properties fo:color="#FF0000" fo:font-weight="bold" style:font-weight-asian="bold" style:font-weight-complex="bold" style:font-family-generic="swiss"/>
    </style:style>
    <style:style style:name="ce316" style:family="table-cell" style:parent-style-name="Default" style:data-style-name="N1">
      <style:table-cell-properties fo:border-top="none" fo:border-bottom="2pt solid #000000" fo:border-left="none" fo:border-right="none" fo:background-color="#FFFFFF" style:cell-protect="none"/>
      <style:text-properties fo:font-weight="bold" style:font-weight-asian="bold" style:font-weight-complex="bold"/>
    </style:style>
    <style:style style:name="ce317" style:family="table-cell" style:parent-style-name="Default" style:data-style-name="N1">
      <style:table-cell-properties fo:border-top="none" fo:border-bottom="none" fo:border-left="thin solid #000000" fo:border-right="thin solid #000000" fo:background-color="#FFFFFF" style:cell-protect="none"/>
      <style:text-properties fo:font-weight="bold" style:font-weight-asian="bold" style:font-weight-complex="bold"/>
    </style:style>
    <style:style style:name="ce318" style:family="table-cell" style:parent-style-name="Default" style:data-style-name="N0">
      <style:table-cell-properties style:cell-protect="none"/>
      <style:text-properties fo:font-weight="bold" style:font-weight-asian="bold" style:font-weight-complex="bold"/>
    </style:style>
    <style:style style:name="ce319" style:family="table-cell" style:parent-style-name="Comma" style:data-style-name="N44">
      <style:table-cell-properties style:vertical-align="automatic" style:cell-protect="none" style:repeat-content="false"/>
      <style:paragraph-properties fo:text-align="center"/>
    </style:style>
    <style:style style:name="ce320" style:family="table-cell" style:parent-style-name="Default" style:data-style-name="N47">
      <style:table-cell-properties style:vertical-align="automatic" fo:background-color="#00FF00" style:repeat-content="false"/>
      <style:paragraph-properties fo:text-align="end" fo:margin-right="0cm"/>
    </style:style>
    <style:style style:name="ce321" style:family="table-cell" style:parent-style-name="Default" style:data-style-name="N0">
      <style:table-cell-properties fo:border-top="thin solid #000000" fo:border-bottom="thin solid #000000" fo:border-left="thin solid #000000" fo:border-right="none" style:vertical-align="automatic" style:cell-protect="none" style:repeat-content="false"/>
      <style:paragraph-properties fo:text-align="start" fo:margin-left="0cm"/>
      <style:text-properties fo:color="#0000FF" fo:font-weight="bold" style:font-weight-asian="bold" style:font-weight-complex="bold" style:font-family-generic="swiss"/>
    </style:style>
    <style:style style:name="ce322" style:family="table-cell" style:parent-style-name="Default" style:data-style-name="N0">
      <style:table-cell-properties fo:border-top="thin solid #000000" fo:border-bottom="thin solid #000000" fo:border-left="none" fo:border-right="none" style:vertical-align="automatic" style:cell-protect="none" style:repeat-content="false"/>
      <style:paragraph-properties fo:text-align="start" fo:margin-left="0cm"/>
    </style:style>
    <style:style style:name="ce323" style:family="table-cell" style:parent-style-name="Default" style:data-style-name="N37">
      <style:table-cell-properties fo:border-top="thin solid #000000" fo:border-bottom="thin solid #000000" fo:border-left="none" fo:border-right="thin solid #000000" style:vertical-align="automatic" style:cell-protect="none" style:repeat-content="false"/>
      <style:paragraph-properties fo:text-align="end" fo:margin-right="0cm"/>
      <style:text-properties fo:color="#0000FF" fo:font-weight="bold" style:font-weight-asian="bold" style:font-weight-complex="bold" style:font-family-generic="swiss"/>
    </style:style>
    <style:style style:name="ce324" style:family="table-cell" style:parent-style-name="Default" style:data-style-name="N1">
      <style:table-cell-properties fo:border-top="none" fo:border-bottom="none" fo:border-left="2pt solid #000000" fo:border-right="2pt solid #000000" style:vertical-align="middle" fo:background-color="#C0C0C0" style:cell-protect="none"/>
      <style:text-properties fo:font-weight="bold" style:font-weight-asian="bold" style:font-weight-complex="bold"/>
    </style:style>
    <style:style style:name="ce325" style:family="table-cell" style:parent-style-name="Comma" style:data-style-name="N44">
      <style:table-cell-properties style:vertical-align="middle" style:cell-protect="none"/>
    </style:style>
    <style:style style:name="ce326" style:family="table-cell" style:parent-style-name="Default" style:data-style-name="N0">
      <style:table-cell-properties style:vertical-align="middle" style:cell-protect="none"/>
    </style:style>
    <style:style style:name="ce327" style:family="table-cell" style:parent-style-name="Default" style:data-style-name="N0">
      <style:table-cell-properties fo:border-top="none" fo:border-bottom="2pt solid #000000" fo:border-left="2pt solid #000000" fo:border-right="none" style:vertical-align="middle" fo:wrap-option="wrap" fo:background-color="#CCFFFF" style:cell-protect="none" style:repeat-content="false"/>
      <style:paragraph-properties fo:text-align="center"/>
      <style:text-properties fo:color="#000000" fo:font-weight="bold" style:font-weight-asian="bold" style:font-weight-complex="bold" style:font-family-generic="swiss"/>
    </style:style>
    <style:style style:name="ce328" style:family="table-cell" style:parent-style-name="Default" style:data-style-name="N1">
      <style:table-cell-properties fo:border-top="none" fo:border-bottom="2pt solid #000000" fo:border-left="none" fo:border-right="none" fo:background-color="#CCFFFF" style:cell-protect="none"/>
      <style:text-properties fo:font-weight="bold" style:font-weight-asian="bold" style:font-weight-complex="bold"/>
    </style:style>
    <style:style style:name="ce329" style:family="table-cell" style:parent-style-name="Default" style:data-style-name="N1">
      <style:table-cell-properties fo:border-top="none" fo:border-bottom="2pt solid #000000" fo:border-left="2pt solid #000000" fo:border-right="2pt solid #000000" fo:background-color="#CCFFFF" style:cell-protect="none"/>
      <style:text-properties fo:font-weight="bold" style:font-weight-asian="bold" style:font-weight-complex="bold"/>
    </style:style>
    <style:style style:name="ce330" style:family="table-cell" style:parent-style-name="Default" style:data-style-name="N0">
      <style:table-cell-properties style:vertical-align="middle" fo:wrap-option="wrap" fo:background-color="#FFFFFF" style:cell-protect="none" style:repeat-content="false"/>
      <style:paragraph-properties fo:text-align="center"/>
      <style:text-properties fo:color="#000000" fo:font-weight="bold" style:font-weight-asian="bold" style:font-weight-complex="bold" style:font-family-generic="swiss"/>
    </style:style>
    <style:style style:name="ce331" style:family="table-cell" style:parent-style-name="Default" style:data-style-name="N0">
      <style:table-cell-properties fo:border-top="2pt solid #000000" fo:border-bottom="none" fo:border-left="2pt solid #000000" fo:border-right="none" fo:background-color="#00CCFF" style:cell-protect="none"/>
      <style:text-properties fo:color="#000000" fo:font-weight="bold" style:font-weight-asian="bold" style:font-weight-complex="bold" style:font-family-generic="swiss"/>
    </style:style>
    <style:style style:name="ce332" style:family="table-cell" style:parent-style-name="Default" style:data-style-name="N1">
      <style:table-cell-properties fo:border-top="2pt solid #000000" fo:border-bottom="none" fo:border-left="thin solid #000000" fo:border-right="none" fo:background-color="#00CCFF" style:cell-protect="none"/>
      <style:text-properties fo:font-weight="bold" style:font-weight-asian="bold" style:font-weight-complex="bold"/>
    </style:style>
    <style:style style:name="ce333" style:family="table-cell" style:parent-style-name="Default" style:data-style-name="N1">
      <style:table-cell-properties fo:border-top="2pt solid #000000" fo:border-bottom="none" fo:border-left="thin solid #000000" fo:border-right="2pt solid #000000" fo:background-color="#00CCFF" style:cell-protect="none"/>
      <style:text-properties fo:font-weight="bold" style:font-weight-asian="bold" style:font-weight-complex="bold"/>
    </style:style>
    <style:style style:name="ce334" style:family="table-cell" style:parent-style-name="Default" style:data-style-name="N0">
      <style:table-cell-properties fo:border-top="none" fo:border-bottom="2pt solid #000000" fo:border-left="2pt solid #000000" fo:border-right="none" style:vertical-align="middle" fo:wrap-option="wrap" fo:background-color="#C0C0C0" style:cell-protect="none" style:repeat-content="false"/>
      <style:paragraph-properties fo:text-align="center"/>
      <style:text-properties fo:color="#000000" fo:font-weight="bold" style:font-weight-asian="bold" style:font-weight-complex="bold" style:font-family-generic="swiss"/>
    </style:style>
    <style:style style:name="ce335" style:family="table-cell" style:parent-style-name="Default" style:data-style-name="N1">
      <style:table-cell-properties fo:border-top="none" fo:border-bottom="2pt solid #000000" fo:border-left="none" fo:border-right="none" style:vertical-align="middle" fo:background-color="#C0C0C0" style:cell-protect="none"/>
      <style:text-properties fo:font-weight="bold" style:font-weight-asian="bold" style:font-weight-complex="bold"/>
    </style:style>
    <style:style style:name="ce336" style:family="table-cell" style:parent-style-name="Default" style:data-style-name="N1">
      <style:table-cell-properties fo:border-top="none" fo:border-bottom="2pt solid #000000" fo:border-left="none" fo:border-right="2pt solid #000000" style:vertical-align="middle" fo:background-color="#C0C0C0" style:cell-protect="none"/>
      <style:text-properties fo:font-weight="bold" style:font-weight-asian="bold" style:font-weight-complex="bold"/>
    </style:style>
    <style:style style:name="ce337" style:family="table-cell" style:parent-style-name="Default" style:data-style-name="N1">
      <style:table-cell-properties fo:border-top="2pt solid #000000" fo:border-bottom="none" fo:border-left="2pt solid #000000" fo:border-right="2pt solid #000000" fo:background-color="#00CCFF" style:cell-protect="none"/>
      <style:text-properties fo:font-weight="bold" style:font-weight-asian="bold" style:font-weight-complex="bold"/>
    </style:style>
    <style:style style:name="ce338" style:family="table-cell" style:parent-style-name="Default" style:data-style-name="N0">
      <style:table-cell-properties fo:border-top="2pt solid #000000" fo:border-bottom="none" fo:border-left="2pt solid #000000" fo:border-right="none" style:vertical-align="automatic" fo:wrap-option="wrap" fo:background-color="#C0C0C0" style:cell-protect="none" style:repeat-content="false"/>
      <style:paragraph-properties fo:text-align="center"/>
      <style:text-properties fo:color="#000000" fo:font-weight="bold" style:font-weight-asian="bold" style:font-weight-complex="bold" style:font-family-generic="swiss"/>
    </style:style>
    <style:style style:name="ce339" style:family="table-cell" style:parent-style-name="Default" style:data-style-name="N1">
      <style:table-cell-properties fo:border-top="2pt solid #000000" fo:border-bottom="none" fo:border-left="thin solid #000000" fo:border-right="none" fo:background-color="#C0C0C0" style:cell-protect="none"/>
      <style:text-properties fo:font-weight="bold" style:font-weight-asian="bold" style:font-weight-complex="bold"/>
    </style:style>
    <style:style style:name="ce340" style:family="table-cell" style:parent-style-name="Default" style:data-style-name="N1">
      <style:table-cell-properties fo:border-top="2pt solid #000000" fo:border-bottom="none" fo:border-left="thin solid #000000" fo:border-right="2pt solid #000000" fo:background-color="#C0C0C0" style:cell-protect="none"/>
      <style:text-properties fo:font-weight="bold" style:font-weight-asian="bold" style:font-weight-complex="bold"/>
    </style:style>
    <style:style style:name="ce341" style:family="table-cell" style:parent-style-name="Default" style:data-style-name="N0">
      <style:table-cell-properties fo:border-top="none" fo:border-bottom="2pt solid #000000" fo:border-left="2pt solid #000000" fo:border-right="none" style:vertical-align="automatic" fo:wrap-option="wrap" fo:background-color="#FFFFCC" style:cell-protect="none" style:repeat-content="false"/>
      <style:paragraph-properties fo:text-align="center"/>
      <style:text-properties fo:color="#000000" fo:font-weight="bold" style:font-weight-asian="bold" style:font-weight-complex="bold" style:font-family-generic="swiss"/>
    </style:style>
    <style:style style:name="ce342" style:family="table-cell" style:parent-style-name="Default" style:data-style-name="N1">
      <style:table-cell-properties fo:border-top="thin solid #000000" fo:border-bottom="2pt solid #000000" fo:border-left="thin solid #000000" fo:border-right="none" fo:background-color="#FFFFCC" style:cell-protect="none"/>
      <style:text-properties fo:font-weight="bold" style:font-weight-asian="bold" style:font-weight-complex="bold"/>
    </style:style>
    <style:style style:name="ce343" style:family="table-cell" style:parent-style-name="Default" style:data-style-name="N1">
      <style:table-cell-properties fo:border-top="thin solid #000000" fo:border-bottom="2pt solid #000000" fo:border-left="thin solid #000000" fo:border-right="2pt solid #000000" fo:background-color="#FFFFCC" style:cell-protect="none"/>
      <style:text-properties fo:font-weight="bold" style:font-weight-asian="bold" style:font-weight-complex="bold"/>
    </style:style>
    <style:style style:name="ce344" style:family="table-cell" style:parent-style-name="Default" style:data-style-name="N0">
      <style:table-cell-properties fo:border-top="none" fo:border-bottom="none" fo:border-left="thin solid #000000" fo:border-right="none" style:cell-protect="none"/>
    </style:style>
    <style:style style:name="ce34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style>
    <style:style style:name="ce34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style>
    <style:style style:name="ce347" style:family="table-cell" style:parent-style-name="Default" style:data-style-name="N13">
      <style:table-cell-properties style:cell-protect="none"/>
    </style:style>
    <style:style style:name="ce348" style:family="table-cell" style:parent-style-name="Default" style:data-style-name="N0">
      <style:table-cell-properties fo:background-color="transparent" style:cell-protect="none"/>
      <style:text-properties fo:font-size="9pt" style:font-size-asian="9pt" style:font-size-complex="9pt" style:font-family-generic="swiss"/>
    </style:style>
    <style:style style:name="ce349" style:family="table-cell" style:parent-style-name="Default" style:data-style-name="N53">
      <style:table-cell-properties style:cell-protect="none"/>
      <style:text-properties fo:font-size="9pt" style:font-size-asian="9pt" style:font-size-complex="9pt" style:font-family-generic="swiss"/>
    </style:style>
    <style:style style:name="ce350" style:family="table-cell" style:parent-style-name="Default" style:data-style-name="N0">
      <style:table-cell-properties fo:border-top="thick solid #000080" fo:border-bottom="thin solid #000000" fo:border-left="none" fo:border-right="none" style:vertical-align="automatic" fo:background-color="#C0C0C0" style:cell-protect="none" style:repeat-content="false"/>
      <style:paragraph-properties fo:text-align="end" fo:margin-right="0cm"/>
      <style:text-properties fo:color="#000080" fo:font-size="9pt" style:font-size-asian="9pt" style:font-size-complex="9pt" style:font-family-generic="swiss"/>
    </style:style>
    <style:style style:name="ce351" style:family="table-cell" style:parent-style-name="Default" style:data-style-name="N53">
      <style:table-cell-properties style:vertical-align="top" fo:background-color="#C0C0C0" style:cell-protect="none"/>
      <style:text-properties fo:font-size="9pt" style:font-size-asian="9pt" style:font-size-complex="9pt" style:font-family-generic="swiss"/>
    </style:style>
    <style:style style:name="ce352" style:family="table-cell" style:parent-style-name="Default" style:data-style-name="N53">
      <style:table-cell-properties fo:border-top="thin solid #000000" fo:border-bottom="thin solid #000000" fo:border-left="none" fo:border-right="none" style:vertical-align="top" fo:background-color="#C0C0C0" style:cell-protect="none"/>
      <style:text-properties fo:font-size="9pt" style:font-size-asian="9pt" style:font-size-complex="9pt" style:font-family-generic="swiss"/>
    </style:style>
    <style:style style:name="ce353" style:family="table-cell" style:parent-style-name="Default" style:data-style-name="N53">
      <style:table-cell-properties fo:border-top="none" fo:border-bottom="thin solid #000000" fo:border-left="none" fo:border-right="none" style:vertical-align="top" fo:background-color="#C0C0C0" style:cell-protect="none"/>
      <style:text-properties fo:font-size="9pt" style:font-size-asian="9pt" style:font-size-complex="9pt" style:font-family-generic="swiss"/>
    </style:style>
    <style:style style:name="ce354" style:family="table-cell" style:parent-style-name="Default" style:data-style-name="N53">
      <style:table-cell-properties fo:border-top="none" fo:border-bottom="thin double #000000" fo:border-left="none" fo:border-right="none" style:vertical-align="top" fo:background-color="#C0C0C0" style:cell-protect="none"/>
      <style:text-properties fo:font-size="9pt" style:font-size-asian="9pt" style:font-size-complex="9pt" style:font-family-generic="swiss"/>
    </style:style>
    <style:style style:name="ce355" style:family="table-cell" style:parent-style-name="Default" style:data-style-name="N53">
      <style:table-cell-properties style:vertical-align="top" fo:background-color="#FFFFFF" style:cell-protect="none" style:repeat-content="false"/>
      <style:paragraph-properties fo:text-align="center"/>
      <style:text-properties fo:font-weight="bold" style:font-weight-asian="bold" style:font-weight-complex="bold"/>
    </style:style>
    <style:style style:name="ce356" style:family="table-cell" style:parent-style-name="Default" style:data-style-name="N0">
      <style:table-cell-properties fo:background-color="#FFFFFF" style:cell-protect="none"/>
    </style:style>
    <style:style style:name="ce357" style:family="table-cell" style:parent-style-name="Default" style:data-style-name="N0">
      <style:table-cell-properties style:vertical-align="automatic" fo:wrap-option="wrap" fo:background-color="#FFFFFF"/>
      <style:text-properties fo:color="#FFFFFF"/>
    </style:style>
    <style:style style:name="ce358" style:family="table-cell" style:parent-style-name="Default" style:data-style-name="N0">
      <style:table-cell-properties fo:border-top="2pt solid #000000" fo:border-bottom="none" fo:border-left="2pt solid #000000" fo:border-right="none" style:vertical-align="automatic" fo:wrap-option="wrap" fo:background-color="#C0C0C0"/>
      <style:text-properties fo:color="#003366"/>
    </style:style>
    <style:style style:name="ce359" style:family="table-cell" style:parent-style-name="Default" style:data-style-name="N0">
      <style:table-cell-properties fo:border-top="2pt solid #000000" fo:border-bottom="none" fo:border-left="none" fo:border-right="none" style:vertical-align="automatic" fo:wrap-option="wrap" fo:background-color="#C0C0C0"/>
      <style:text-properties fo:color="#003366"/>
    </style:style>
    <style:style style:name="ce360" style:family="table-cell" style:parent-style-name="Comma" style:data-style-name="N44">
      <style:table-cell-properties fo:border-top="2pt solid #000000" fo:border-bottom="none" fo:border-left="none" fo:border-right="none" style:vertical-align="automatic" fo:wrap-option="wrap" fo:background-color="#C0C0C0"/>
      <style:text-properties fo:color="#003366"/>
    </style:style>
    <style:style style:name="ce361" style:family="table-cell" style:parent-style-name="Default" style:data-style-name="N0">
      <style:table-cell-properties fo:border-top="2pt solid #000000" fo:border-bottom="none" fo:border-left="none" fo:border-right="2pt solid #000000" style:vertical-align="automatic" fo:wrap-option="wrap" fo:background-color="#C0C0C0"/>
      <style:text-properties fo:color="#003366"/>
    </style:style>
    <style:style style:name="ce362" style:family="table-cell" style:parent-style-name="Default" style:data-style-name="N0">
      <style:table-cell-properties fo:border-top="2pt solid #000000" fo:border-bottom="none" fo:border-left="none" fo:border-right="none"/>
    </style:style>
    <style:style style:name="ce363" style:family="table-cell" style:parent-style-name="Default" style:data-style-name="N0">
      <style:table-cell-properties fo:border-top="thin solid #000000" fo:border-bottom="thin solid #000000" fo:border-left="thin solid #000000" fo:border-right="thin solid #000000" style:vertical-align="automatic" fo:wrap-option="wrap" fo:background-color="#CCFFCC"/>
      <style:text-properties fo:color="#003366"/>
    </style:style>
    <style:style style:name="ce364" style:family="table-cell" style:parent-style-name="Default" style:data-style-name="N0">
      <style:table-cell-properties fo:border-top="thin solid #000000" fo:border-bottom="none" fo:border-left="none" fo:border-right="none" style:vertical-align="automatic" fo:wrap-option="wrap" fo:background-color="#FFFFFF"/>
      <style:text-properties fo:color="#003366"/>
    </style:style>
    <style:style style:name="ce365" style:family="table-cell" style:parent-style-name="Default" style:data-style-name="N0">
      <style:table-cell-properties style:vertical-align="automatic" fo:wrap-option="wrap" fo:background-color="#FFFFFF"/>
      <style:text-properties fo:color="#000000"/>
    </style:style>
    <style:style style:name="ce366" style:family="table-cell" style:parent-style-name="Default" style:data-style-name="N2">
      <style:table-cell-properties style:vertical-align="automatic" fo:wrap-option="wrap" fo:background-color="#FFFFFF"/>
      <style:text-properties fo:color="#000000"/>
    </style:style>
    <style:style style:name="ce367" style:family="table-cell" style:parent-style-name="Default" style:data-style-name="N0">
      <style:table-cell-properties style:vertical-align="automatic" fo:wrap-option="wrap" fo:background-color="#FFFFFF"/>
    </style:style>
    <style:style style:name="ce368" style:family="table-cell" style:parent-style-name="Comma" style:data-style-name="N44">
      <style:table-cell-properties style:vertical-align="automatic" fo:wrap-option="wrap" fo:background-color="#FFFFFF"/>
    </style:style>
    <style:style style:name="ce369" style:family="table-cell" style:parent-style-name="Currency" style:data-style-name="N42">
      <style:table-cell-properties style:vertical-align="automatic" fo:wrap-option="wrap" fo:background-color="#FFFFFF"/>
    </style:style>
    <style:style style:name="ce370" style:family="table-cell" style:parent-style-name="Default" style:data-style-name="N0">
      <style:table-cell-properties style:vertical-align="automatic" fo:wrap-option="wrap" fo:background-color="#FFFFFF"/>
    </style:style>
    <style:style style:name="ce371" style:family="table-cell" style:parent-style-name="Default" style:data-style-name="N0"/>
    <style:style style:name="ce372" style:family="table-cell" style:parent-style-name="Default" style:data-style-name="N0"/>
    <style:style style:name="ce373" style:family="table-cell" style:parent-style-name="Default" style:data-style-name="N0">
      <style:table-cell-properties style:vertical-align="automatic"/>
      <style:text-properties style:text-underline-style="solid" style:text-underline-type="single"/>
    </style:style>
    <style:style style:name="ce374" style:family="table-cell" style:parent-style-name="Default" style:data-style-name="N3">
      <style:table-cell-properties style:vertical-align="automatic" style:repeat-content="false"/>
      <style:paragraph-properties fo:text-align="center"/>
    </style:style>
    <style:style style:name="ce375" style:family="table-cell" style:parent-style-name="Comma" style:data-style-name="N44"/>
    <style:style style:name="ce376" style:family="table-cell" style:parent-style-name="Currency" style:data-style-name="N42"/>
    <style:style style:name="ce377" style:family="table-cell" style:parent-style-name="Default" style:data-style-name="N0">
      <style:table-cell-properties fo:background-color="#FFFFFF"/>
      <style:text-properties fo:color="#FFFFFF"/>
    </style:style>
    <style:style style:name="ce378" style:family="table-cell" style:parent-style-name="Default" style:data-style-name="N0"/>
    <style:style style:name="ce379" style:family="table-cell" style:parent-style-name="Default" style:data-style-name="N3">
      <style:table-cell-properties style:vertical-align="automatic" style:repeat-content="false"/>
      <style:paragraph-properties fo:text-align="center"/>
    </style:style>
    <style:style style:name="ce380" style:family="table-cell" style:parent-style-name="Comma" style:data-style-name="N44"/>
    <style:style style:name="ce381" style:family="table-cell" style:parent-style-name="Currency" style:data-style-name="N42"/>
    <style:style style:name="ce382" style:family="table-cell" style:parent-style-name="Default" style:data-style-name="N0"/>
    <style:style style:name="ce383" style:family="table-cell" style:parent-style-name="Default" style:data-style-name="N0"/>
    <style:style style:name="ce384" style:family="table-cell" style:parent-style-name="Default" style:data-style-name="N0">
      <style:table-cell-properties style:vertical-align="automatic" fo:wrap-option="wrap"/>
    </style:style>
    <style:style style:name="ce385" style:family="table-cell" style:parent-style-name="Default" style:data-style-name="N0">
      <style:table-cell-properties style:vertical-align="automatic" fo:wrap-option="wrap"/>
      <style:text-properties fo:color="#C0C0C0"/>
    </style:style>
    <style:style style:name="ce386" style:family="table-cell" style:parent-style-name="Default" style:data-style-name="N0"/>
    <style:style style:name="ce387" style:family="table-cell" style:parent-style-name="Default" style:data-style-name="N0">
      <style:table-cell-properties style:vertical-align="automatic" fo:wrap-option="wrap" fo:background-color="transparent"/>
    </style:style>
    <style:style style:name="ce388" style:family="table-cell" style:parent-style-name="Default" style:data-style-name="N0">
      <style:table-cell-properties style:vertical-align="automatic" fo:wrap-option="wrap" fo:background-color="transparent"/>
    </style:style>
    <style:style style:name="ce389" style:family="table-cell" style:parent-style-name="Default" style:data-style-name="N0">
      <style:table-cell-properties style:vertical-align="automatic" fo:wrap-option="wrap" fo:background-color="transparent"/>
    </style:style>
    <style:style style:name="ce390" style:family="table-cell" style:parent-style-name="Comma" style:data-style-name="N44">
      <style:table-cell-properties fo:background-color="transparent"/>
    </style:style>
    <style:style style:name="ce391" style:family="table-cell" style:parent-style-name="Currency" style:data-style-name="N42">
      <style:table-cell-properties fo:background-color="transparent"/>
    </style:style>
    <style:style style:name="ce392" style:family="table-cell" style:parent-style-name="Default" style:data-style-name="N0">
      <style:table-cell-properties fo:background-color="transparent"/>
    </style:style>
    <style:style style:name="ce393" style:family="table-cell" style:parent-style-name="Default" style:data-style-name="N42">
      <style:table-cell-properties fo:background-color="transparent"/>
    </style:style>
    <style:style style:name="ce394" style:family="table-cell" style:parent-style-name="Default" style:data-style-name="N2">
      <style:table-cell-properties fo:background-color="transparent"/>
    </style:style>
    <style:style style:name="ce395" style:family="table-cell" style:parent-style-name="Comma" style:data-style-name="N44">
      <style:table-cell-properties style:vertical-align="automatic" fo:wrap-option="wrap" fo:background-color="transparent"/>
    </style:style>
    <style:style style:name="ce396" style:family="table-cell" style:parent-style-name="Currency" style:data-style-name="N42">
      <style:table-cell-properties style:vertical-align="automatic" fo:wrap-option="wrap" fo:background-color="transparent"/>
    </style:style>
    <style:style style:name="ce397" style:family="table-cell" style:parent-style-name="Default" style:data-style-name="N1">
      <style:table-cell-properties fo:background-color="transparent"/>
      <style:text-properties fo:color="#003366"/>
    </style:style>
    <style:style style:name="ce398" style:family="table-cell" style:parent-style-name="Comma" style:data-style-name="N44">
      <style:table-cell-properties fo:background-color="transparent"/>
      <style:text-properties fo:color="#003366"/>
    </style:style>
    <style:style style:name="ce399" style:family="table-cell" style:parent-style-name="Default" style:data-style-name="N0">
      <style:table-cell-properties style:vertical-align="automatic" fo:wrap-option="wrap" fo:background-color="transparent"/>
      <style:text-properties fo:color="#003366"/>
    </style:style>
    <style:style style:name="ce400" style:family="table-cell" style:parent-style-name="Comma" style:data-style-name="N44">
      <style:table-cell-properties fo:background-color="transparent"/>
      <style:text-properties fo:color="#000000"/>
    </style:style>
    <style:style style:name="ce401" style:family="table-cell" style:parent-style-name="Default" style:data-style-name="N0">
      <style:table-cell-properties style:vertical-align="automatic" fo:wrap-option="wrap" fo:background-color="transparent"/>
      <style:text-properties fo:color="#000000"/>
    </style:style>
    <style:style style:name="ce402" style:family="table-cell" style:parent-style-name="Comma" style:data-style-name="N44">
      <style:table-cell-properties style:vertical-align="automatic" fo:wrap-option="wrap" fo:background-color="transparent"/>
    </style:style>
    <style:style style:name="ce403" style:family="table-cell" style:parent-style-name="Default" style:data-style-name="N0">
      <style:table-cell-properties style:vertical-align="automatic" fo:wrap-option="wrap" fo:background-color="#FFFFFF"/>
      <style:text-properties fo:color="#FFFFFF" style:font-family-generic="swiss"/>
    </style:style>
    <style:style style:name="ce404" style:family="table-cell" style:parent-style-name="Default" style:data-style-name="N0">
      <style:table-cell-properties style:vertical-align="automatic" fo:wrap-option="wrap" fo:background-color="#FFFFFF"/>
      <style:text-properties fo:color="#FFFFFF" fo:font-style="italic" style:font-style-asian="italic" style:font-style-complex="italic" fo:font-weight="bold" style:font-weight-asian="bold" style:font-weight-complex="bold" style:font-family-generic="swiss"/>
    </style:style>
    <style:style style:name="ce405" style:family="table-cell" style:parent-style-name="Default" style:data-style-name="N0">
      <style:table-cell-properties style:vertical-align="automatic" fo:wrap-option="wrap" fo:background-color="#FFFFFF"/>
      <style:text-properties fo:color="#FFFFFF" fo:font-weight="bold" style:font-weight-asian="bold" style:font-weight-complex="bold" style:font-family-generic="swiss"/>
    </style:style>
    <style:style style:name="ce406" style:family="table-cell" style:parent-style-name="Default" style:data-style-name="N0">
      <style:table-cell-properties fo:border="thin solid #000000" style:vertical-align="automatic" fo:background-color="#33CCCC" style:repeat-content="false"/>
      <style:paragraph-properties fo:text-align="center"/>
      <style:text-properties fo:font-weight="bold" style:font-weight-asian="bold" style:font-weight-complex="bold"/>
    </style:style>
    <style:style style:name="ce407" style:family="table-cell" style:parent-style-name="Default" style:data-style-name="N0">
      <style:table-cell-properties fo:border="thin solid #000000" fo:background-color="#33CCCC"/>
      <style:text-properties fo:font-weight="bold" style:font-weight-asian="bold" style:font-weight-complex="bold"/>
    </style:style>
    <style:style style:name="ce408" style:family="table-cell" style:parent-style-name="Default" style:data-style-name="N19">
      <style:table-cell-properties fo:border="thin solid #000000" style:vertical-align="automatic" fo:background-color="#33CCCC" style:repeat-content="false"/>
      <style:paragraph-properties fo:text-align="center"/>
    </style:style>
    <style:style style:name="ce409" style:family="table-cell" style:parent-style-name="Default" style:data-style-name="N0">
      <style:table-cell-properties fo:border="thin solid #000000" style:vertical-align="automatic" fo:background-color="#33CCCC"/>
    </style:style>
    <style:style style:name="ce410" style:family="table-cell" style:parent-style-name="Default" style:data-style-name="N0">
      <style:table-cell-properties fo:border="thin solid #000000" fo:background-color="#33CCCC"/>
    </style:style>
    <style:style style:name="ce411" style:family="table-cell" style:parent-style-name="Default" style:data-style-name="N0">
      <style:table-cell-properties fo:border="thin solid #000000" style:vertical-align="automatic" fo:background-color="#33CCCC" style:repeat-content="false"/>
      <style:paragraph-properties fo:text-align="center"/>
    </style:style>
    <style:style style:name="ce412" style:family="table-cell" style:parent-style-name="Default" style:data-style-name="N0">
      <style:table-cell-properties style:vertical-align="automatic" fo:wrap-option="wrap" fo:background-color="transparent"/>
    </style:style>
    <style:style style:name="ce413" style:family="table-cell" style:parent-style-name="Default" style:data-style-name="N0">
      <style:table-cell-properties fo:background-color="transparent"/>
    </style:style>
    <style:style style:name="ce414" style:family="table-cell" style:parent-style-name="Comma" style:data-style-name="N7">
      <style:table-cell-properties style:vertical-align="automatic" fo:wrap-option="wrap" fo:background-color="transparent"/>
    </style:style>
    <style:style style:name="ce415" style:family="table-cell" style:parent-style-name="Currency" style:data-style-name="N38">
      <style:table-cell-properties style:vertical-align="automatic" fo:wrap-option="wrap" fo:background-color="transparent"/>
    </style:style>
    <style:style style:name="ce416" style:family="table-cell" style:parent-style-name="Default" style:data-style-name="N53">
      <style:table-cell-properties fo:border-top="none" fo:border-bottom="none" fo:border-left="thin solid #000000" fo:border-right="thin solid #000000" style:vertical-align="top" fo:background-color="#CC99FF" style:cell-protect="protected" style:repeat-content="false"/>
      <style:paragraph-properties fo:text-align="center"/>
      <style:text-properties fo:font-size="9pt" style:font-size-asian="9pt" style:font-size-complex="9pt"/>
    </style:style>
    <style:style style:name="ce417" style:family="table-cell" style:parent-style-name="Default" style:data-style-name="N53">
      <style:table-cell-properties fo:border-top="none" fo:border-bottom="none" fo:border-left="none" fo:border-right="thin solid #000000" style:vertical-align="top" fo:background-color="#CC99FF" style:cell-protect="protected" style:repeat-content="false"/>
      <style:paragraph-properties fo:text-align="center"/>
      <style:text-properties fo:font-size="9pt" style:font-size-asian="9pt" style:font-size-complex="9pt"/>
    </style:style>
    <style:style style:name="ce418" style:family="table-cell" style:parent-style-name="Default" style:data-style-name="N53">
      <style:table-cell-properties fo:border-top="none" fo:border-bottom="thin solid #000000" fo:border-left="thin solid #000000" fo:border-right="thin solid #000000" style:vertical-align="top" fo:background-color="#CC99FF" style:cell-protect="protected" style:repeat-content="false"/>
      <style:paragraph-properties fo:text-align="center"/>
      <style:text-properties fo:font-size="9pt" style:font-size-asian="9pt" style:font-size-complex="9pt"/>
    </style:style>
    <style:style style:name="ce419" style:family="table-cell" style:parent-style-name="Default" style:data-style-name="N53">
      <style:table-cell-properties fo:border-top="none" fo:border-bottom="none" fo:border-left="thin solid #000000" fo:border-right="thin solid #000000" style:vertical-align="top" fo:background-color="#CCFFCC" style:cell-protect="protected" style:repeat-content="false"/>
      <style:paragraph-properties fo:text-align="center"/>
      <style:text-properties fo:font-size="9pt" style:font-size-asian="9pt" style:font-size-complex="9pt"/>
    </style:style>
    <style:style style:name="ce420" style:family="table-cell" style:parent-style-name="Default" style:data-style-name="N2">
      <style:table-cell-properties fo:border-top="thin solid #808080" fo:border-bottom="none" fo:border-left="thin solid #000000" fo:border-right="none" style:vertical-align="automatic" fo:background-color="#C0C0C0" style:cell-protect="none"/>
      <style:text-properties fo:color="#000000"/>
    </style:style>
    <style:style style:name="ce421" style:family="table-cell" style:parent-style-name="Default" style:data-style-name="N2">
      <style:table-cell-properties fo:border-top="none" fo:border-bottom="none" fo:border-left="thin solid #000000" fo:border-right="none" style:vertical-align="automatic" fo:background-color="#C0C0C0" style:cell-protect="none"/>
      <style:text-properties fo:color="#000000"/>
    </style:style>
    <style:style style:name="ce422" style:family="table-cell" style:parent-style-name="Default" style:data-style-name="N2">
      <style:table-cell-properties fo:border-top="none" fo:border-bottom="thin solid #FFFFFF" fo:border-left="thin solid #000000" fo:border-right="none" style:vertical-align="automatic" fo:background-color="#C0C0C0" style:cell-protect="none"/>
      <style:text-properties fo:color="#000000"/>
    </style:style>
    <style:style style:name="ce423" style:family="table-cell" style:parent-style-name="Default" style:data-style-name="N0">
      <style:table-cell-properties fo:background-color="#FFFF00"/>
      <style:text-properties fo:font-size="14pt" style:font-size-asian="14pt" style:font-size-complex="14pt" fo:font-style="italic" style:font-style-asian="italic" style:font-style-complex="italic" fo:font-weight="bold" style:font-weight-asian="bold" style:font-weight-complex="bold" style:font-family-generic="swiss"/>
    </style:style>
    <style:style style:name="ce424" style:family="table-cell" style:parent-style-name="Default" style:data-style-name="N0">
      <style:table-cell-properties fo:background-color="#FFFF00"/>
    </style:style>
    <style:style style:name="ce425" style:family="table-cell" style:parent-style-name="Default" style:data-style-name="N19">
      <style:table-cell-properties fo:background-color="#FFFF00"/>
    </style:style>
    <style:style style:name="ce426" style:family="table-cell" style:parent-style-name="Default" style:data-style-name="N0">
      <style:text-properties fo:font-weight="bold" style:font-weight-asian="bold" style:font-weight-complex="bold" style:font-family-generic="swiss"/>
    </style:style>
    <style:style style:name="ce427" style:family="table-cell" style:parent-style-name="Default" style:data-style-name="N19">
      <style:text-properties fo:font-weight="bold" style:font-weight-asian="bold" style:font-weight-complex="bold" style:font-family-generic="swiss"/>
    </style:style>
    <style:style style:name="ce428" style:family="table-cell" style:parent-style-name="Default" style:data-style-name="N19"/>
    <style:style style:name="ce429" style:family="table-cell" style:parent-style-name="Default" style:data-style-name="N0">
      <style:table-cell-properties style:vertical-align="automatic" fo:wrap-option="wrap" fo:background-color="transparent"/>
    </style:style>
    <style:style style:name="ce430" style:family="table-cell" style:parent-style-name="Comma" style:data-style-name="N44">
      <style:table-cell-properties style:vertical-align="automatic" fo:wrap-option="wrap" fo:background-color="transparent"/>
    </style:style>
    <style:style style:name="ce431" style:family="table-cell" style:parent-style-name="Currency" style:data-style-name="N44">
      <style:table-cell-properties style:vertical-align="automatic" fo:wrap-option="wrap" fo:background-color="transparent"/>
    </style:style>
    <style:style style:name="ce432" style:family="table-cell" style:parent-style-name="Normal_PXAPP826" style:data-style-name="N0">
      <style:table-cell-properties style:vertical-align="automatic" fo:background-color="#FFFFFF" style:cell-protect="protected" style:repeat-content="false"/>
      <style:paragraph-properties fo:text-align="start" fo:margin-left="0cm"/>
      <style:text-properties fo:color="#000000"/>
    </style:style>
    <style:style style:name="ce433" style:family="table-cell" style:parent-style-name="Normal_PXAPP826" style:data-style-name="N19">
      <style:table-cell-properties style:vertical-align="automatic" fo:background-color="#FFFFFF" style:cell-protect="protected" style:repeat-content="false"/>
      <style:paragraph-properties fo:text-align="center"/>
      <style:text-properties fo:color="#000000"/>
    </style:style>
    <style:style style:name="ce434" style:family="table-cell" style:parent-style-name="Default" style:data-style-name="N0">
      <style:table-cell-properties fo:background-color="#FFFFFF"/>
    </style:style>
    <style:style style:name="ce435" style:family="table-cell" style:parent-style-name="Default" style:data-style-name="N0">
      <style:table-cell-properties fo:background-color="#FFFFFF"/>
    </style:style>
    <style:style style:name="ce436" style:family="table-cell" style:parent-style-name="Normal_PXAPP826" style:data-style-name="N0">
      <style:table-cell-properties style:vertical-align="automatic" fo:background-color="#FFFFFF" style:cell-protect="protected" style:repeat-content="false"/>
      <style:paragraph-properties fo:text-align="center"/>
      <style:text-properties fo:color="#000000"/>
    </style:style>
    <style:style style:name="ce437" style:family="table-cell" style:parent-style-name="Normal_PXAPP826" style:data-style-name="N0">
      <style:table-cell-properties style:vertical-align="automatic" fo:background-color="#FFFFFF" style:cell-protect="protected"/>
      <style:text-properties fo:color="#000000"/>
    </style:style>
    <style:style style:name="ce438" style:family="table-cell" style:parent-style-name="Default" style:data-style-name="N0">
      <style:table-cell-properties fo:background-color="#FFFFFF"/>
    </style:style>
    <style:style style:name="ce439" style:family="table-cell" style:parent-style-name="Normal_PXAPP826" style:data-style-name="N0">
      <style:table-cell-properties style:vertical-align="automatic" fo:background-color="#FFFFFF" style:cell-protect="protected" style:repeat-content="false"/>
      <style:paragraph-properties fo:text-align="center"/>
      <style:text-properties fo:color="#000000" fo:font-size="14pt" style:font-size-asian="14pt" style:font-size-complex="14pt"/>
    </style:style>
    <style:style style:name="ce440" style:family="table-cell" style:parent-style-name="Normal_PXAPP826" style:data-style-name="N19">
      <style:table-cell-properties style:vertical-align="automatic" fo:background-color="#FFFFFF" style:cell-protect="protected" style:repeat-content="false"/>
      <style:paragraph-properties fo:text-align="center"/>
      <style:text-properties fo:color="#000000" fo:font-size="14pt" style:font-size-asian="14pt" style:font-size-complex="14pt"/>
    </style:style>
    <style:style style:name="ce441" style:family="table-cell" style:parent-style-name="Default" style:data-style-name="N0">
      <style:table-cell-properties style:vertical-align="automatic" fo:wrap-option="wrap" fo:background-color="#FFFFFF"/>
    </style:style>
    <style:style style:name="ce442" style:family="table-cell" style:parent-style-name="Default" style:data-style-name="N2">
      <style:table-cell-properties fo:background-color="#FFFFFF"/>
    </style:style>
    <style:style style:name="ce443" style:family="table-cell" style:parent-style-name="Default" style:data-style-name="N0">
      <style:table-cell-properties fo:background-color="#FFFFFF"/>
      <style:text-properties fo:font-size="14pt" style:font-size-asian="14pt" style:font-size-complex="14pt" fo:font-weight="bold" style:font-weight-asian="bold" style:font-weight-complex="bold" style:font-family-generic="swiss"/>
    </style:style>
    <style:style style:name="ce444" style:family="table-cell" style:parent-style-name="Default" style:data-style-name="N0">
      <style:table-cell-properties fo:background-color="#FFFFFF"/>
    </style:style>
    <style:style style:name="ce445" style:family="table-cell" style:parent-style-name="Default" style:data-style-name="N0">
      <style:table-cell-properties fo:background-color="#FFFFFF"/>
    </style:style>
    <style:style style:name="ce446" style:family="table-cell" style:parent-style-name="Default" style:data-style-name="N14">
      <style:table-cell-properties fo:background-color="#FFFFFF"/>
    </style:style>
    <style:style style:name="ce447" style:family="table-cell" style:parent-style-name="Default" style:data-style-name="N0">
      <style:table-cell-properties style:vertical-align="automatic" fo:background-color="#FFFFFF" style:repeat-content="false"/>
      <style:paragraph-properties fo:text-align="start" fo:margin-left="0cm"/>
    </style:style>
    <style:style style:name="ce448" style:family="table-cell" style:parent-style-name="Default" style:data-style-name="N0">
      <style:table-cell-properties style:vertical-align="automatic" fo:background-color="#FFFFFF"/>
    </style:style>
    <style:style style:name="ce449" style:family="table-cell" style:parent-style-name="Default" style:data-style-name="N0">
      <style:table-cell-properties style:vertical-align="automatic" fo:background-color="#FFFFFF"/>
      <style:text-properties fo:color="#FFFFFF"/>
    </style:style>
    <style:style style:name="ce450" style:family="table-cell" style:parent-style-name="Default" style:data-style-name="N4">
      <style:table-cell-properties style:vertical-align="automatic" fo:background-color="#FFFFFF"/>
      <style:text-properties fo:color="#FFFFFF"/>
    </style:style>
    <style:style style:name="ce451" style:family="table-cell" style:parent-style-name="Default" style:data-style-name="N43">
      <style:table-cell-properties style:vertical-align="automatic" fo:wrap-option="wrap" fo:background-color="#FFFFFF"/>
    </style:style>
    <style:style style:name="ce452" style:family="table-cell" style:parent-style-name="Default" style:data-style-name="N4">
      <style:table-cell-properties style:vertical-align="automatic" fo:background-color="#FFFFFF"/>
    </style:style>
    <style:style style:name="ce453" style:family="table-cell" style:parent-style-name="Default" style:data-style-name="N43">
      <style:table-cell-properties fo:background-color="transparent"/>
    </style:style>
    <style:style style:name="ce454" style:family="table-cell" style:parent-style-name="Default" style:data-style-name="N1">
      <style:table-cell-properties fo:background-color="transparent"/>
      <style:text-properties fo:color="#003366" style:font-family-generic="swiss"/>
    </style:style>
    <style:style style:name="ce455" style:family="table-cell" style:parent-style-name="Comma" style:data-style-name="N44">
      <style:table-cell-properties fo:background-color="transparent"/>
      <style:text-properties fo:color="#003366" style:font-family-generic="swiss"/>
    </style:style>
    <style:style style:name="ce456" style:family="table-cell" style:parent-style-name="Default" style:data-style-name="N0">
      <style:table-cell-properties style:vertical-align="automatic" fo:wrap-option="wrap" fo:background-color="transparent"/>
      <style:text-properties fo:color="#003366" style:font-family-generic="swiss"/>
    </style:style>
    <style:style style:name="ce457" style:family="table-cell" style:parent-style-name="Default" style:data-style-name="N25">
      <style:table-cell-properties fo:border="thin solid #000000" style:vertical-align="automatic" fo:background-color="#33CCCC"/>
    </style:style>
    <style:style style:name="ce458" style:family="table-cell" style:parent-style-name="Default" style:data-style-name="N1">
      <style:table-cell-properties fo:background-color="#FFFFFF"/>
      <style:text-properties fo:color="#003366" style:font-family-generic="swiss"/>
    </style:style>
    <style:style style:name="ce459" style:family="table-cell" style:parent-style-name="Comma" style:data-style-name="N44">
      <style:table-cell-properties fo:background-color="#FFFFFF"/>
      <style:text-properties fo:color="#003366"/>
    </style:style>
    <style:style style:name="ce460" style:family="table-cell" style:parent-style-name="Default" style:data-style-name="N0">
      <style:table-cell-properties style:vertical-align="automatic" fo:wrap-option="wrap" fo:background-color="#FFFFFF"/>
      <style:text-properties fo:color="#003366"/>
    </style:style>
    <style:style style:name="ce461" style:family="table-cell" style:parent-style-name="Default" style:data-style-name="N0">
      <style:table-cell-properties fo:border-top="none" fo:border-bottom="2pt solid #000000" fo:border-left="none" fo:border-right="none" style:vertical-align="automatic" fo:wrap-option="wrap" fo:background-color="#FFFFFF"/>
      <style:text-properties fo:color="#FFFFFF" style:font-family-generic="swiss"/>
    </style:style>
    <style:style style:name="ce462" style:family="table-cell" style:parent-style-name="Default" style:data-style-name="N43">
      <style:table-cell-properties style:vertical-align="automatic" fo:wrap-option="wrap" fo:background-color="#FFFFFF"/>
    </style:style>
    <style:style style:name="ce463" style:family="table-cell" style:parent-style-name="Default" style:data-style-name="N53">
      <style:table-cell-properties fo:border="thin solid #000000" fo:background-color="#FFFFCC" style:cell-protect="none"/>
    </style:style>
    <style:style style:name="ce464" style:family="table-cell" style:parent-style-name="Default" style:data-style-name="N1">
      <style:table-cell-properties fo:border="thin solid #000000" fo:background-color="#FFFFCC" style:cell-protect="none"/>
    </style:style>
    <style:style style:name="ce465" style:family="table-cell" style:parent-style-name="Default" style:data-style-name="N0">
      <style:table-cell-properties fo:border-top="2pt solid #000000" fo:border-bottom="none" fo:border-left="none" fo:border-right="none" style:vertical-align="automatic" fo:wrap-option="wrap" fo:background-color="#C0C0C0" style:cell-protect="none"/>
      <style:text-properties fo:color="#003366"/>
    </style:style>
    <style:style style:name="ce466" style:family="table-cell" style:parent-style-name="Default" style:data-style-name="N0">
      <style:table-cell-properties style:cell-protect="none"/>
    </style:style>
    <style:style style:name="ce467" style:family="table-cell" style:parent-style-name="Default" style:data-style-name="N0">
      <style:table-cell-properties style:vertical-align="automatic" fo:wrap-option="wrap" style:cell-protect="none"/>
      <style:text-properties fo:color="#C0C0C0"/>
    </style:style>
    <style:style style:name="ce468" style:family="table-cell" style:parent-style-name="Default" style:data-style-name="N0">
      <style:table-cell-properties style:vertical-align="automatic" fo:wrap-option="wrap" fo:background-color="#FFFFFF" style:cell-protect="none"/>
      <style:text-properties fo:color="#FFFFFF" style:font-family-generic="swiss"/>
    </style:style>
    <style:style style:name="ce469" style:family="table-cell" style:parent-style-name="Default" style:data-style-name="N0">
      <style:table-cell-properties style:vertical-align="automatic" fo:wrap-option="wrap" fo:background-color="transparent" style:cell-protect="none"/>
    </style:style>
    <style:style style:name="ce470" style:family="table-cell" style:parent-style-name="Default" style:data-style-name="N0">
      <style:table-cell-properties style:vertical-align="automatic" fo:wrap-option="wrap" fo:background-color="transparent" style:cell-protect="none"/>
    </style:style>
    <style:style style:name="ce471" style:family="table-cell" style:parent-style-name="Default" style:data-style-name="N0">
      <style:table-cell-properties fo:background-color="transparent" style:cell-protect="none"/>
    </style:style>
    <style:style style:name="ce472" style:family="table-cell" style:parent-style-name="Default" style:data-style-name="N0">
      <style:table-cell-properties fo:border-top="thin solid #000000" fo:border-bottom="none" fo:border-left="none" fo:border-right="none" style:vertical-align="automatic" fo:wrap-option="wrap" fo:background-color="#FFFF00"/>
      <style:text-properties fo:color="#003366" style:font-family-generic="swiss"/>
    </style:style>
    <style:style style:name="ce473" style:family="table-cell" style:parent-style-name="Default" style:data-style-name="N43">
      <style:table-cell-properties fo:border-top="thin solid #000000" fo:border-bottom="none" fo:border-left="none" fo:border-right="none" style:vertical-align="automatic" fo:wrap-option="wrap" fo:background-color="#FFFF00"/>
      <style:text-properties fo:color="#003366" style:font-family-generic="swiss"/>
    </style:style>
    <style:style style:name="ce474" style:family="table-cell" style:parent-style-name="Default" style:data-style-name="N2">
      <style:table-cell-properties fo:background-color="transparent"/>
    </style:style>
    <style:style style:name="ce475" style:family="table-cell" style:parent-style-name="Default" style:data-style-name="N0"/>
    <style:style style:name="ce476" style:family="table-cell" style:parent-style-name="Default" style:data-style-name="N0">
      <style:table-cell-properties fo:border="thin solid #000000" style:vertical-align="automatic" fo:wrap-option="wrap" fo:background-color="#FFFF00"/>
      <style:text-properties fo:color="#000000" style:font-family-generic="swiss"/>
    </style:style>
    <style:style style:name="ce477" style:family="table-cell" style:parent-style-name="Default" style:data-style-name="N21">
      <style:table-cell-properties fo:border="thin solid #000000" style:vertical-align="automatic" fo:background-color="#33CCCC" style:repeat-content="false"/>
      <style:paragraph-properties fo:text-align="center"/>
    </style:style>
    <style:style style:name="ce478" style:family="table-cell" style:parent-style-name="Default" style:data-style-name="N1">
      <style:table-cell-properties fo:background-color="#FFFF99"/>
      <style:text-properties fo:color="#003366" style:font-family-generic="swiss"/>
    </style:style>
    <style:style style:name="ce479" style:family="table-cell" style:parent-style-name="Comma" style:data-style-name="N44">
      <style:table-cell-properties fo:background-color="#FFFF99"/>
      <style:text-properties fo:color="#003366" style:font-family-generic="swiss"/>
    </style:style>
    <style:style style:name="ce480" style:family="table-cell" style:parent-style-name="Default" style:data-style-name="N43">
      <style:table-cell-properties style:vertical-align="automatic" fo:wrap-option="wrap" fo:background-color="#FFFF99"/>
    </style:style>
    <style:style style:name="ce481" style:family="table-cell" style:parent-style-name="Default" style:data-style-name="N0">
      <style:table-cell-properties fo:border-top="thin solid #000000" fo:border-bottom="thin solid #000000" fo:border-left="none" fo:border-right="none" style:vertical-align="automatic" fo:wrap-option="wrap" fo:background-color="#FFFFFF"/>
      <style:text-properties fo:color="#003366" style:font-family-generic="swiss"/>
    </style:style>
    <style:style style:name="ce482" style:family="table-cell" style:parent-style-name="Default" style:data-style-name="N2"/>
    <style:style style:name="ce483" style:family="table-cell" style:parent-style-name="Default" style:data-style-name="N1">
      <style:table-cell-properties style:cell-protect="none"/>
      <style:text-properties fo:color="#000000" fo:font-weight="bold" style:font-weight-asian="bold" style:font-weight-complex="bold" style:font-family-generic="swiss"/>
    </style:style>
    <style:style style:name="ce484" style:family="table-cell" style:parent-style-name="Default" style:data-style-name="N53">
      <style:table-cell-properties fo:border-top="none" fo:border-bottom="none" fo:border-left="thin solid #000000" fo:border-right="none" style:vertical-align="top" fo:background-color="#C0C0C0" style:cell-protect="protected" style:repeat-content="false"/>
      <style:paragraph-properties fo:text-align="center"/>
      <style:text-properties fo:font-size="9pt" style:font-size-asian="9pt" style:font-size-complex="9pt"/>
    </style:style>
    <style:style style:name="ce485" style:family="table-cell" style:parent-style-name="Comma" style:data-style-name="N43"/>
    <style:style style:name="ce486" style:family="table-cell" style:parent-style-name="Default" style:data-style-name="N50">
      <style:table-cell-properties style:vertical-align="automatic" style:repeat-content="false"/>
      <style:paragraph-properties fo:text-align="center"/>
      <style:text-properties fo:color="#000000" style:font-family-generic="swiss"/>
    </style:style>
    <style:style style:name="ce487" style:family="table-cell" style:parent-style-name="Default" style:data-style-name="N53">
      <style:table-cell-properties fo:border-top="none" fo:border-bottom="none" fo:border-left="thin solid #000000" fo:border-right="2pt solid #000000" style:vertical-align="top" fo:background-color="#C0C0C0" style:cell-protect="protected" style:repeat-content="false"/>
      <style:paragraph-properties fo:text-align="center"/>
      <style:text-properties fo:font-size="9pt" style:font-size-asian="9pt" style:font-size-complex="9pt"/>
    </style:style>
    <style:style style:name="ce488" style:family="table-cell" style:parent-style-name="Default" style:data-style-name="N53">
      <style:table-cell-properties fo:border-top="none" fo:border-bottom="2pt solid #000000" fo:border-left="thin solid #000000" fo:border-right="thin solid #000000" style:vertical-align="top" fo:background-color="#C0C0C0" style:cell-protect="protected" style:repeat-content="false"/>
      <style:paragraph-properties fo:text-align="center"/>
      <style:text-properties fo:font-size="9pt" style:font-size-asian="9pt" style:font-size-complex="9pt"/>
    </style:style>
    <style:style style:name="ce489" style:family="table-cell" style:parent-style-name="Default" style:data-style-name="N53">
      <style:table-cell-properties fo:border-top="none" fo:border-bottom="2pt solid #000000" fo:border-left="thin solid #000000" fo:border-right="2pt solid #000000" style:vertical-align="top" fo:background-color="#C0C0C0" style:cell-protect="protected" style:repeat-content="false"/>
      <style:paragraph-properties fo:text-align="center"/>
      <style:text-properties fo:font-size="9pt" style:font-size-asian="9pt" style:font-size-complex="9pt"/>
    </style:style>
    <style:style style:name="ce490" style:family="table-cell" style:parent-style-name="Default" style:data-style-name="N0">
      <style:table-cell-properties style:cell-protect="none"/>
      <style:text-properties fo:font-size="14pt" style:font-size-asian="14pt" style:font-size-complex="14pt" fo:font-weight="bold" style:font-weight-asian="bold" style:font-weight-complex="bold" style:font-family-generic="swiss"/>
    </style:style>
    <style:style style:name="ce491" style:family="table-cell" style:parent-style-name="Comma" style:data-style-name="N44">
      <style:table-cell-properties style:cell-protect="none"/>
      <style:text-properties fo:font-size="14pt" style:font-size-asian="14pt" style:font-size-complex="14pt" fo:font-weight="bold" style:font-weight-asian="bold" style:font-weight-complex="bold" style:font-family-generic="swiss"/>
    </style:style>
    <style:style style:name="ce492" style:family="table-cell" style:parent-style-name="Default" style:data-style-name="N0">
      <style:table-cell-properties style:cell-protect="none"/>
      <style:text-properties fo:font-size="14pt" style:font-size-asian="14pt" style:font-size-complex="14pt" fo:font-weight="bold" style:font-weight-asian="bold" style:font-weight-complex="bold" style:font-family-generic="swiss"/>
    </style:style>
    <style:style style:name="ce493" style:family="table-cell" style:parent-style-name="Default" style:data-style-name="N46">
      <style:table-cell-properties fo:border-top="2pt solid #000000" fo:border-bottom="2pt solid #000000" fo:border-left="2pt solid #000000" fo:border-right="none" style:vertical-align="automatic" fo:background-color="#C0C0C0" style:cell-protect="none" style:repeat-content="false"/>
      <style:paragraph-properties fo:text-align="center"/>
      <style:text-properties fo:color="#FF0000" fo:font-size="14pt" style:font-size-asian="14pt" style:font-size-complex="14pt" fo:font-weight="bold" style:font-weight-asian="bold" style:font-weight-complex="bold" style:font-family-generic="swiss"/>
    </style:style>
    <style:style style:name="ce494" style:family="table-cell" style:parent-style-name="Default" style:data-style-name="N53">
      <style:table-cell-properties style:vertical-align="top" fo:background-color="#C0C0C0" style:cell-protect="protected"/>
      <style:text-properties fo:font-size="9pt" style:font-size-asian="9pt" style:font-size-complex="9pt"/>
    </style:style>
    <style:style style:name="ce495" style:family="table-cell" style:parent-style-name="Default" style:data-style-name="N53">
      <style:table-cell-properties fo:border-top="none" fo:border-bottom="none" fo:border-left="none" fo:border-right="2pt solid #000000" style:vertical-align="top" fo:background-color="#C0C0C0" style:cell-protect="protected" style:repeat-content="false"/>
      <style:paragraph-properties fo:text-align="center"/>
      <style:text-properties fo:font-size="9pt" style:font-size-asian="9pt" style:font-size-complex="9pt"/>
    </style:style>
    <style:style style:name="ce496" style:family="table-cell" style:parent-style-name="Default" style:data-style-name="N0">
      <style:table-cell-properties fo:border-top="2pt solid #000000" fo:border-bottom="none" fo:border-left="2pt solid #000000" fo:border-right="none" style:vertical-align="top" fo:background-color="#CCCCFF" style:cell-protect="protected"/>
      <style:text-properties fo:color="#000000" fo:font-size="8pt" style:font-size-asian="8pt" style:font-size-complex="8pt" fo:font-weight="bold" style:font-weight-asian="bold" style:font-weight-complex="bold" style:font-family-generic="swiss"/>
    </style:style>
    <style:style style:name="ce497" style:family="table-cell" style:parent-style-name="Default" style:data-style-name="N53">
      <style:table-cell-properties fo:border-top="2pt solid #000000" fo:border-bottom="none" fo:border-left="thin solid #000000" fo:border-right="none" style:vertical-align="top" fo:background-color="#CCCCFF" style:cell-protect="protected" style:repeat-content="false"/>
      <style:paragraph-properties fo:text-align="center"/>
      <style:text-properties fo:font-size="9pt" style:font-size-asian="9pt" style:font-size-complex="9pt"/>
    </style:style>
    <style:style style:name="ce498" style:family="table-cell" style:parent-style-name="Default" style:data-style-name="N0">
      <style:table-cell-properties fo:border-top="none" fo:border-bottom="none" fo:border-left="2pt solid #000000" fo:border-right="none" style:vertical-align="top" fo:background-color="#CCCCFF" style:cell-protect="protected"/>
      <style:text-properties fo:color="#000000" fo:font-size="8pt" style:font-size-asian="8pt" style:font-size-complex="8pt" fo:font-weight="bold" style:font-weight-asian="bold" style:font-weight-complex="bold" style:font-family-generic="swiss"/>
    </style:style>
    <style:style style:name="ce499" style:family="table-cell" style:parent-style-name="Default" style:data-style-name="N0">
      <style:table-cell-properties fo:border-top="none" fo:border-bottom="thin solid #000000" fo:border-left="2pt solid #000000" fo:border-right="none" style:vertical-align="top" fo:background-color="#CCCCFF" style:cell-protect="protected"/>
      <style:text-properties fo:color="#000000" fo:font-size="8pt" style:font-size-asian="8pt" style:font-size-complex="8pt" fo:font-weight="bold" style:font-weight-asian="bold" style:font-weight-complex="bold" style:font-family-generic="swiss"/>
    </style:style>
    <style:style style:name="ce500" style:family="table-cell" style:parent-style-name="Default" style:data-style-name="N0">
      <style:table-cell-properties fo:border-top="none" fo:border-bottom="none" fo:border-left="2pt solid #000000" fo:border-right="none" style:vertical-align="top" fo:background-color="#CCFFFF" style:cell-protect="protected"/>
      <style:text-properties fo:color="#000000" fo:font-size="8pt" style:font-size-asian="8pt" style:font-size-complex="8pt" fo:font-weight="bold" style:font-weight-asian="bold" style:font-weight-complex="bold" style:font-family-generic="swiss"/>
    </style:style>
    <style:style style:name="ce501" style:family="table-cell" style:parent-style-name="Default" style:data-style-name="N0">
      <style:table-cell-properties fo:border-top="none" fo:border-bottom="thin solid #000000" fo:border-left="2pt solid #000000" fo:border-right="none" style:vertical-align="top" fo:background-color="#CCFFFF" style:cell-protect="protected"/>
      <style:text-properties fo:color="#000000" fo:font-size="8pt" style:font-size-asian="8pt" style:font-size-complex="8pt" fo:font-weight="bold" style:font-weight-asian="bold" style:font-weight-complex="bold" style:font-family-generic="swiss"/>
    </style:style>
    <style:style style:name="ce502" style:family="table-cell" style:parent-style-name="Default" style:data-style-name="N0">
      <style:table-cell-properties fo:border-top="none" fo:border-bottom="none" fo:border-left="2pt solid #000000" fo:border-right="none" style:vertical-align="top" fo:background-color="#CC99FF" style:cell-protect="protected"/>
      <style:text-properties fo:color="#000000" fo:font-size="8pt" style:font-size-asian="8pt" style:font-size-complex="8pt" fo:font-weight="bold" style:font-weight-asian="bold" style:font-weight-complex="bold" style:font-family-generic="swiss"/>
    </style:style>
    <style:style style:name="ce503" style:family="table-cell" style:parent-style-name="Default" style:data-style-name="N53">
      <style:table-cell-properties fo:border-top="none" fo:border-bottom="none" fo:border-left="thin solid #000000" fo:border-right="2pt solid #000000" style:vertical-align="top" fo:background-color="#CC99FF" style:cell-protect="protected" style:repeat-content="false"/>
      <style:paragraph-properties fo:text-align="center"/>
      <style:text-properties fo:font-size="9pt" style:font-size-asian="9pt" style:font-size-complex="9pt"/>
    </style:style>
    <style:style style:name="ce504" style:family="table-cell" style:parent-style-name="Default" style:data-style-name="N53">
      <style:table-cell-properties fo:border-top="none" fo:border-bottom="thin solid #000000" fo:border-left="thin solid #000000" fo:border-right="2pt solid #000000" style:vertical-align="top" fo:background-color="#CC99FF" style:cell-protect="protected" style:repeat-content="false"/>
      <style:paragraph-properties fo:text-align="center"/>
      <style:text-properties fo:font-size="9pt" style:font-size-asian="9pt" style:font-size-complex="9pt"/>
    </style:style>
    <style:style style:name="ce505" style:family="table-cell" style:parent-style-name="Default" style:data-style-name="N0">
      <style:table-cell-properties fo:border-top="none" fo:border-bottom="none" fo:border-left="2pt solid #000000" fo:border-right="none" style:vertical-align="top" fo:background-color="#C0C0C0" style:cell-protect="protected"/>
      <style:text-properties fo:color="#000000" fo:font-size="8pt" style:font-size-asian="8pt" style:font-size-complex="8pt" fo:font-weight="bold" style:font-weight-asian="bold" style:font-weight-complex="bold" style:font-family-generic="swiss"/>
    </style:style>
    <style:style style:name="ce506" style:family="table-cell" style:parent-style-name="Default" style:data-style-name="N53">
      <style:table-cell-properties fo:border-top="2pt solid #000080" fo:border-bottom="thin solid #000000" fo:border-left="none" fo:border-right="2pt solid #000000" style:vertical-align="top" fo:background-color="#C0C0C0" style:cell-protect="protected"/>
      <style:text-properties fo:font-size="9pt" style:font-size-asian="9pt" style:font-size-complex="9pt"/>
    </style:style>
    <style:style style:name="ce507" style:family="table-cell" style:parent-style-name="Default" style:data-style-name="N0">
      <style:table-cell-properties fo:border-top="none" fo:border-bottom="none" fo:border-left="2pt solid #000000" fo:border-right="none" style:vertical-align="top" fo:background-color="#CCFFCC" style:cell-protect="protected"/>
      <style:text-properties fo:color="#000000" fo:font-size="9pt" style:font-size-asian="9pt" style:font-size-complex="9pt" fo:font-weight="bold" style:font-weight-asian="bold" style:font-weight-complex="bold"/>
    </style:style>
    <style:style style:name="ce508" style:family="table-cell" style:parent-style-name="Default" style:data-style-name="N53">
      <style:table-cell-properties fo:border-top="none" fo:border-bottom="none" fo:border-left="thin solid #000000" fo:border-right="2pt solid #000000" style:vertical-align="top" fo:background-color="#CCFFCC" style:cell-protect="protected" style:repeat-content="false"/>
      <style:paragraph-properties fo:text-align="center"/>
      <style:text-properties fo:font-size="9pt" style:font-size-asian="9pt" style:font-size-complex="9pt"/>
    </style:style>
    <style:style style:name="ce509" style:family="table-cell" style:parent-style-name="Default" style:data-style-name="N0">
      <style:table-cell-properties fo:border-top="none" fo:border-bottom="thin solid #000000" fo:border-left="2pt solid #000000" fo:border-right="none" style:vertical-align="top" fo:background-color="#CCFFCC" style:cell-protect="protected"/>
      <style:text-properties fo:color="#000000" fo:font-size="9pt" style:font-size-asian="9pt" style:font-size-complex="9pt" fo:font-weight="bold" style:font-weight-asian="bold" style:font-weight-complex="bold"/>
    </style:style>
    <style:style style:name="ce510" style:family="table-cell" style:parent-style-name="Default" style:data-style-name="N0">
      <style:table-cell-properties fo:border-top="none" fo:border-bottom="thin solid #000000" fo:border-left="2pt solid #000000" fo:border-right="none" style:vertical-align="top" fo:background-color="#C0C0C0" style:cell-protect="protected"/>
      <style:text-properties fo:color="#000000" fo:font-size="9pt" style:font-size-asian="9pt" style:font-size-complex="9pt" fo:font-weight="bold" style:font-weight-asian="bold" style:font-weight-complex="bold"/>
    </style:style>
    <style:style style:name="ce511" style:family="table-cell" style:parent-style-name="Default" style:data-style-name="N53">
      <style:table-cell-properties fo:border-top="thin solid #000000" fo:border-bottom="thin solid #000000" fo:border-left="none" fo:border-right="2pt solid #000000" style:vertical-align="top" fo:background-color="#C0C0C0" style:cell-protect="protected" style:repeat-content="false"/>
      <style:paragraph-properties fo:text-align="center"/>
      <style:text-properties fo:font-size="9pt" style:font-size-asian="9pt" style:font-size-complex="9pt"/>
    </style:style>
    <style:style style:name="ce512" style:family="table-cell" style:parent-style-name="Default" style:data-style-name="N0">
      <style:table-cell-properties fo:border-top="none" fo:border-bottom="2pt solid #000000" fo:border-left="2pt solid #000000" fo:border-right="none" style:vertical-align="top" fo:background-color="#CC99FF" style:cell-protect="protected"/>
      <style:text-properties fo:color="#000000" fo:font-size="8pt" style:font-size-asian="8pt" style:font-size-complex="8pt" fo:font-weight="bold" style:font-weight-asian="bold" style:font-weight-complex="bold" style:font-family-generic="swiss"/>
    </style:style>
    <style:style style:name="ce513" style:family="table-cell" style:parent-style-name="Default" style:data-style-name="N53">
      <style:table-cell-properties fo:border-top="none" fo:border-bottom="2pt solid #000000" fo:border-left="thin solid #000000" fo:border-right="thin solid #000000" style:vertical-align="top" fo:background-color="#CC99FF" style:cell-protect="protected" style:repeat-content="false"/>
      <style:paragraph-properties fo:text-align="center"/>
      <style:text-properties fo:font-size="9pt" style:font-size-asian="9pt" style:font-size-complex="9pt"/>
    </style:style>
    <style:style style:name="ce514" style:family="table-cell" style:parent-style-name="Default" style:data-style-name="N53">
      <style:table-cell-properties fo:border-top="none" fo:border-bottom="2pt solid #000000" fo:border-left="none" fo:border-right="thin solid #000000" style:vertical-align="top" fo:background-color="#CC99FF" style:cell-protect="protected" style:repeat-content="false"/>
      <style:paragraph-properties fo:text-align="center"/>
      <style:text-properties fo:font-size="9pt" style:font-size-asian="9pt" style:font-size-complex="9pt"/>
    </style:style>
    <style:style style:name="ce515" style:family="table-cell" style:parent-style-name="Default" style:data-style-name="N53">
      <style:table-cell-properties fo:border-top="none" fo:border-bottom="2pt solid #000000" fo:border-left="thin solid #000000" fo:border-right="2pt solid #000000" style:vertical-align="top" fo:background-color="#CC99FF" style:cell-protect="protected" style:repeat-content="false"/>
      <style:paragraph-properties fo:text-align="center"/>
      <style:text-properties fo:font-size="9pt" style:font-size-asian="9pt" style:font-size-complex="9pt"/>
    </style:style>
    <style:style style:name="ce516" style:family="table-cell" style:parent-style-name="Default" style:data-style-name="N0">
      <style:table-cell-properties fo:border-top="none" fo:border-bottom="none" fo:border-left="thin solid #000000" fo:border-right="thin solid #000000" style:vertical-align="top" fo:background-color="#C0C0C0" style:cell-protect="none" style:repeat-content="false"/>
      <style:paragraph-properties fo:text-align="center"/>
      <style:text-properties fo:color="#000080" fo:font-weight="bold" style:font-weight-asian="bold" style:font-weight-complex="bold"/>
    </style:style>
    <style:style style:name="ce517" style:family="table-cell" style:parent-style-name="Default" style:data-style-name="N0">
      <style:table-cell-properties fo:border-top="none" fo:border-bottom="none" fo:border-left="thin solid #000000" fo:border-right="thin solid #000000" style:vertical-align="top" fo:background-color="#C0C0C0" style:cell-protect="none" style:repeat-content="false"/>
      <style:paragraph-properties fo:text-align="center"/>
      <style:text-properties fo:color="#000080" fo:font-weight="bold" style:font-weight-asian="bold" style:font-weight-complex="bold"/>
    </style:style>
    <style:style style:name="ce518" style:family="table-cell" style:parent-style-name="Default" style:data-style-name="N0">
      <style:table-cell-properties fo:border-top="none" fo:border-bottom="none" fo:border-left="none" fo:border-right="thin solid #000000" style:vertical-align="top" fo:background-color="#C0C0C0" style:cell-protect="none" style:repeat-content="false"/>
      <style:paragraph-properties fo:text-align="center"/>
      <style:text-properties fo:color="#000080" fo:font-weight="bold" style:font-weight-asian="bold" style:font-weight-complex="bold"/>
    </style:style>
    <style:style style:name="ce519" style:family="table-cell" style:parent-style-name="Default" style:data-style-name="N1">
      <style:table-cell-properties fo:border-top="2pt solid #000000" fo:border-bottom="thin solid #000000" fo:border-left="thin solid #000000" fo:border-right="none" style:vertical-align="top" fo:background-color="#FFFFCC" style:cell-protect="none" style:repeat-content="false"/>
      <style:paragraph-properties fo:text-align="center"/>
      <style:text-properties fo:font-size="9pt" style:font-size-asian="9pt" style:font-size-complex="9pt"/>
    </style:style>
    <style:style style:name="ce520" style:family="table-cell" style:parent-style-name="Default" style:data-style-name="N1">
      <style:table-cell-properties fo:border-top="2pt solid #000000" fo:border-bottom="thin solid #000000" fo:border-left="thin solid #000000" fo:border-right="2pt solid #000000" style:vertical-align="top" fo:background-color="#FFFFCC" style:cell-protect="none" style:repeat-content="false"/>
      <style:paragraph-properties fo:text-align="center"/>
      <style:text-properties fo:font-size="9pt" style:font-size-asian="9pt" style:font-size-complex="9pt"/>
    </style:style>
    <style:style style:name="ce521" style:family="table-cell" style:parent-style-name="Default" style:data-style-name="N0">
      <style:table-cell-properties fo:border-top="2pt solid #000000" fo:border-bottom="thin solid #000000" fo:border-left="2pt solid #000000" fo:border-right="none" fo:background-color="#C0C0C0" style:cell-protect="protected"/>
      <style:text-properties fo:color="#FF0000" fo:font-size="9pt" style:font-size-asian="9pt" style:font-size-complex="9pt" fo:font-weight="bold" style:font-weight-asian="bold" style:font-weight-complex="bold"/>
    </style:style>
    <style:style style:name="ce522" style:family="table-cell" style:parent-style-name="Default" style:data-style-name="N53">
      <style:table-cell-properties fo:border-top="2pt solid #000000" fo:border-bottom="thin solid #000000" fo:border-left="none" fo:border-right="none" style:vertical-align="top" fo:background-color="#C0C0C0" style:cell-protect="protected"/>
      <style:text-properties fo:font-size="9pt" style:font-size-asian="9pt" style:font-size-complex="9pt"/>
    </style:style>
    <style:style style:name="ce523" style:family="table-cell" style:parent-style-name="Default" style:data-style-name="N53">
      <style:table-cell-properties fo:border-top="2pt solid #000000" fo:border-bottom="thin solid #000000" fo:border-left="none" fo:border-right="2pt solid #000000" style:vertical-align="top" fo:background-color="#C0C0C0" style:cell-protect="protected"/>
      <style:text-properties fo:font-size="9pt" style:font-size-asian="9pt" style:font-size-complex="9pt"/>
    </style:style>
    <style:style style:name="ce524" style:family="table-cell" style:parent-style-name="Default" style:data-style-name="N0">
      <style:table-cell-properties fo:border-top="none" fo:border-bottom="none" fo:border-left="2pt solid #000000" fo:border-right="none" fo:background-color="#C0C0C0" style:cell-protect="protected"/>
      <style:text-properties fo:color="#000000" fo:font-size="9pt" style:font-size-asian="9pt" style:font-size-complex="9pt" fo:font-weight="bold" style:font-weight-asian="bold" style:font-weight-complex="bold"/>
    </style:style>
    <style:style style:name="ce525" style:family="table-cell" style:parent-style-name="Default" style:data-style-name="N53">
      <style:table-cell-properties fo:border-top="none" fo:border-bottom="none" fo:border-left="none" fo:border-right="2pt solid #000000" style:vertical-align="top" fo:background-color="#C0C0C0" style:cell-protect="protected"/>
      <style:text-properties fo:font-size="9pt" style:font-size-asian="9pt" style:font-size-complex="9pt"/>
    </style:style>
    <style:style style:name="ce526" style:family="table-cell" style:parent-style-name="Default" style:data-style-name="N0">
      <style:table-cell-properties fo:border="thin solid #000000" style:vertical-align="automatic" fo:wrap-option="wrap" fo:background-color="#FFFF99"/>
      <style:text-properties fo:color="#003366"/>
    </style:style>
    <style:style style:name="ce527" style:family="table-cell" style:parent-style-name="Default" style:data-style-name="N0">
      <style:table-cell-properties fo:border="thin solid #000000" style:vertical-align="automatic" fo:wrap-option="wrap" fo:background-color="#CCFFCC"/>
      <style:text-properties fo:color="#003366"/>
    </style:style>
    <style:style style:name="ce528" style:family="table-cell" style:parent-style-name="Default" style:data-style-name="N50">
      <style:table-cell-properties style:vertical-align="automatic" style:repeat-content="false"/>
      <style:paragraph-properties fo:text-align="center"/>
      <style:text-properties fo:color="#000000" style:font-family-generic="swiss"/>
    </style:style>
    <style:style style:name="ce529" style:family="table-cell" style:parent-style-name="Default" style:data-style-name="N0">
      <style:table-cell-properties style:vertical-align="automatic" fo:wrap-option="wrap" fo:background-color="#FFFFFF" style:cell-protect="none"/>
    </style:style>
    <style:style style:name="ce530" style:family="table-cell" style:parent-style-name="Default" style:data-style-name="N0">
      <style:table-cell-properties style:vertical-align="automatic" fo:wrap-option="wrap" fo:background-color="#FFFFFF" style:cell-protect="none"/>
    </style:style>
    <style:style style:name="ce531" style:family="table-cell" style:parent-style-name="Default" style:data-style-name="N0">
      <style:table-cell-properties style:cell-protect="none"/>
    </style:style>
    <style:style style:name="ce532" style:family="table-cell" style:parent-style-name="Default" style:data-style-name="N0"/>
    <style:style style:name="ce533" style:family="table-cell" style:parent-style-name="Default" style:data-style-name="N0">
      <style:table-cell-properties style:vertical-align="automatic" fo:wrap-option="wrap" style:cell-protect="none"/>
    </style:style>
    <style:style style:name="ce534" style:family="table-cell" style:parent-style-name="Default" style:data-style-name="N0">
      <style:table-cell-properties fo:background-color="#FFFF99"/>
    </style:style>
    <style:style style:name="ce535" style:family="table-cell" style:parent-style-name="Default" style:data-style-name="N0">
      <style:table-cell-properties fo:background-color="#FFFF99" style:cell-protect="none"/>
    </style:style>
    <style:style style:name="ce536" style:family="table-cell" style:parent-style-name="Comma" style:data-style-name="N44">
      <style:table-cell-properties fo:background-color="#FFFFFF"/>
      <style:text-properties fo:color="#003366" style:font-family-generic="swiss"/>
    </style:style>
    <style:style style:name="ce537" style:family="table-cell" style:parent-style-name="Default" style:data-style-name="N2">
      <style:table-cell-properties fo:background-color="#FFFFFF"/>
    </style:style>
    <style:style style:name="ce538" style:family="table-cell" style:parent-style-name="Default" style:data-style-name="N0">
      <style:table-cell-properties style:vertical-align="automatic" fo:wrap-option="wrap" fo:background-color="#FFFFFF"/>
      <style:text-properties fo:color="#003366" style:font-family-generic="swiss"/>
    </style:style>
    <style:style style:name="ce539" style:family="table-cell" style:parent-style-name="Default" style:data-style-name="N0">
      <style:table-cell-properties style:vertical-align="automatic" fo:wrap-option="wrap" fo:background-color="#FFFFFF"/>
      <style:text-properties fo:color="#FF0000" style:font-family-generic="swiss"/>
    </style:style>
    <style:style style:name="ce540" style:family="table-cell" style:parent-style-name="Default" style:data-style-name="N53">
      <style:table-cell-properties fo:border-top="none" fo:border-bottom="none" fo:border-left="thin solid #000000" fo:border-right="thin solid #000000" style:vertical-align="top" fo:background-color="#CCFFFF" style:cell-protect="protected" style:repeat-content="false"/>
      <style:paragraph-properties fo:text-align="center"/>
      <style:text-properties fo:font-size="9pt" style:font-size-asian="9pt" style:font-size-complex="9pt"/>
    </style:style>
    <style:style style:name="ce541" style:family="table-cell" style:parent-style-name="Default" style:data-style-name="N0">
      <style:table-cell-properties fo:border-top="none" fo:border-bottom="thin solid #000000" fo:border-left="2pt solid #000000" fo:border-right="none" style:vertical-align="top" fo:background-color="#C0C0C0" style:cell-protect="protected"/>
      <style:text-properties fo:color="#FF0000" fo:font-size="9pt" style:font-size-asian="9pt" style:font-size-complex="9pt" fo:font-weight="bold" style:font-weight-asian="bold" style:font-weight-complex="bold"/>
    </style:style>
    <style:style style:name="ce542" style:family="table-cell" style:parent-style-name="Default" style:data-style-name="N0">
      <style:table-cell-properties fo:border="2pt solid #000000" style:vertical-align="automatic" fo:background-color="#C0C0C0" style:cell-protect="none" style:repeat-content="false"/>
      <style:paragraph-properties fo:text-align="end" fo:margin-right="0cm"/>
      <style:text-properties fo:color="#000000" fo:font-weight="bold" style:font-weight-asian="bold" style:font-weight-complex="bold" style:font-family-generic="swiss"/>
    </style:style>
    <style:style style:name="ce543" style:family="table-cell" style:parent-style-name="Default" style:data-style-name="N0">
      <style:table-cell-properties fo:border-top="thin solid #000000" fo:border-bottom="none" fo:border-left="none" fo:border-right="none" style:vertical-align="automatic" fo:background-color="#00FFFF"/>
      <style:text-properties fo:color="#003366" fo:font-weight="bold" style:font-weight-asian="bold" style:font-weight-complex="bold" style:font-family-generic="swiss"/>
    </style:style>
    <style:style style:name="ce544" style:family="table-cell" style:parent-style-name="Default" style:data-style-name="N2">
      <style:table-cell-properties fo:border-top="thin solid #000000" fo:border-bottom="none" fo:border-left="none" fo:border-right="none" style:vertical-align="automatic" fo:wrap-option="wrap" fo:background-color="#00FFFF"/>
      <style:text-properties fo:color="#003366" style:font-family-generic="swiss"/>
    </style:style>
    <style:style style:name="ce545" style:family="table-cell" style:parent-style-name="Default" style:data-style-name="N0">
      <style:table-cell-properties fo:border-top="thin solid #000000" fo:border-bottom="none" fo:border-left="thin solid #000000" fo:border-right="thin solid #000000" style:vertical-align="automatic" fo:wrap-option="wrap" fo:background-color="#00FFFF" style:cell-protect="none"/>
      <style:text-properties fo:color="#003366" style:font-family-generic="swiss"/>
    </style:style>
    <style:style style:name="ce546" style:family="table-cell" style:parent-style-name="Default" style:data-style-name="N0">
      <style:table-cell-properties fo:border-top="thin solid #000000" fo:border-bottom="thin solid #000000" fo:border-left="2pt solid #000000" fo:border-right="none" style:vertical-align="automatic" fo:background-color="#FFFFFF"/>
      <style:text-properties fo:color="#003366" style:font-family-generic="swiss"/>
    </style:style>
    <style:style style:name="ce547" style:family="table-cell" style:parent-style-name="Default" style:data-style-name="N50">
      <style:table-cell-properties fo:background-color="#FFFFFF"/>
    </style:style>
    <style:style style:name="ce548" style:family="table-cell" style:parent-style-name="Default" style:data-style-name="N0">
      <style:table-cell-properties fo:border-top="thin solid #000000" fo:border-bottom="none" fo:border-left="none" fo:border-right="none" style:vertical-align="automatic" fo:wrap-option="wrap" fo:background-color="#00FFFF"/>
      <style:text-properties fo:color="#000000" style:font-family-generic="swiss"/>
    </style:style>
    <style:style style:name="ce549" style:family="table-cell" style:parent-style-name="Default" style:data-style-name="N0">
      <style:table-cell-properties fo:border-top="none" fo:border-bottom="thin solid #000000" fo:border-left="thick solid #000080" fo:border-right="none" style:vertical-align="top" fo:background-color="#C0C0C0" style:cell-protect="none"/>
      <style:text-properties fo:color="#FF0000" fo:font-size="9pt" style:font-size-asian="9pt" style:font-size-complex="9pt" fo:font-weight="bold" style:font-weight-asian="bold" style:font-weight-complex="bold"/>
    </style:style>
    <style:style style:name="ce550" style:family="table-cell" style:parent-style-name="Default" style:data-style-name="N53">
      <style:table-cell-properties fo:border-top="none" fo:border-bottom="thin solid #000000" fo:border-left="thin solid #000000" fo:border-right="thin solid #000000" fo:background-color="#C0C0C0" style:cell-protect="none"/>
      <style:text-properties fo:font-size="9pt" style:font-size-asian="9pt" style:font-size-complex="9pt" style:font-family-generic="swiss"/>
    </style:style>
    <style:style style:name="ce551" style:family="table-cell" style:parent-style-name="Normal_PXAPP826" style:data-style-name="N0">
      <style:table-cell-properties style:vertical-align="automatic" fo:background-color="#FFFFFF" style:cell-protect="protected" style:repeat-content="false"/>
      <style:paragraph-properties fo:text-align="end" fo:margin-right="0cm"/>
      <style:text-properties fo:color="#000000"/>
    </style:style>
    <style:style style:name="ce552" style:family="table-cell" style:parent-style-name="Normal_PXAPP826" style:data-style-name="N19">
      <style:table-cell-properties style:vertical-align="automatic" fo:background-color="#FFFFFF" style:cell-protect="protected" style:repeat-content="false"/>
      <style:paragraph-properties fo:text-align="center"/>
      <style:text-properties fo:color="#000000" fo:font-size="14pt" style:font-size-asian="14pt" style:font-size-complex="14pt" style:font-family-generic="swiss"/>
    </style:style>
    <style:style style:name="ce553" style:family="table-cell" style:parent-style-name="Currency" style:data-style-name="N42">
      <style:table-cell-properties style:vertical-align="automatic" style:repeat-content="false"/>
      <style:paragraph-properties fo:text-align="center"/>
    </style:style>
    <style:style style:name="ce554" style:family="table-cell" style:parent-style-name="Default" style:data-style-name="N1">
      <style:table-cell-properties fo:border="thin solid #000000" fo:background-color="#FFFF99"/>
      <style:text-properties fo:color="#003366"/>
    </style:style>
    <style:style style:name="ce555" style:family="table-cell" style:parent-style-name="Comma" style:data-style-name="N2">
      <style:table-cell-properties fo:border="thin solid #000000" fo:background-color="#FFFF99"/>
      <style:text-properties fo:color="#003366"/>
    </style:style>
    <style:style style:name="ce556" style:family="table-cell" style:parent-style-name="Currency" style:data-style-name="N50">
      <style:table-cell-properties style:vertical-align="automatic" style:repeat-content="false"/>
      <style:paragraph-properties fo:text-align="center"/>
    </style:style>
    <style:style style:name="ce557" style:family="table-cell" style:parent-style-name="Default" style:data-style-name="N50">
      <style:table-cell-properties style:vertical-align="automatic" fo:background-color="#FFFFFF" style:repeat-content="false"/>
      <style:paragraph-properties fo:text-align="center"/>
    </style:style>
    <style:style style:name="ce558" style:family="table-cell" style:parent-style-name="Default" style:data-style-name="N50">
      <style:table-cell-properties style:vertical-align="automatic" fo:background-color="#FFFFFF" style:repeat-content="false"/>
      <style:paragraph-properties fo:text-align="center"/>
    </style:style>
    <style:style style:name="ce559" style:family="table-cell" style:parent-style-name="Default" style:data-style-name="N50">
      <style:table-cell-properties style:vertical-align="automatic" fo:background-color="#FFFFFF" style:repeat-content="false"/>
      <style:paragraph-properties fo:text-align="center"/>
    </style:style>
    <style:style style:name="ce560" style:family="table-cell" style:parent-style-name="Default" style:data-style-name="N50">
      <style:table-cell-properties style:vertical-align="automatic" fo:background-color="#FFFFFF" style:repeat-content="false"/>
      <style:paragraph-properties fo:text-align="center"/>
    </style:style>
    <style:style style:name="ce561" style:family="table-cell" style:parent-style-name="Default" style:data-style-name="N50">
      <style:table-cell-properties style:vertical-align="automatic" fo:background-color="#FFFFFF" style:repeat-content="false"/>
      <style:paragraph-properties fo:text-align="center"/>
    </style:style>
    <style:style style:name="ce562" style:family="table-cell" style:parent-style-name="Default" style:data-style-name="N38">
      <style:table-cell-properties fo:background-color="#FFFFFF"/>
    </style:style>
    <style:style style:name="ce563" style:family="table-cell" style:parent-style-name="Default" style:data-style-name="N1">
      <style:table-cell-properties fo:border-top="thin solid #000000" fo:border-bottom="none" fo:border-left="thin solid #000000" fo:border-right="thin solid #000000" fo:background-color="#FFFF99"/>
      <style:text-properties fo:color="#003366" style:font-family-generic="swiss"/>
    </style:style>
    <style:style style:name="ce564" style:family="table-cell" style:parent-style-name="Default" style:data-style-name="N1">
      <style:table-cell-properties fo:border="thin solid #000000" fo:background-color="#FFFF99"/>
      <style:text-properties fo:color="#003366" style:font-family-generic="swiss"/>
    </style:style>
    <style:style style:name="ce565" style:family="table-cell" style:parent-style-name="Default" style:data-style-name="N53">
      <style:table-cell-properties fo:border-top="none" fo:border-bottom="none" fo:border-left="thin solid #000000" fo:border-right="thin solid #000000" style:vertical-align="top" fo:background-color="#C0C0C0" style:cell-protect="protected" style:repeat-content="false"/>
      <style:paragraph-properties fo:text-align="center"/>
      <style:text-properties fo:font-size="9pt" style:font-size-asian="9pt" style:font-size-complex="9pt" style:text-underline-style="solid" style:text-underline-type="single" style:font-family-generic="swiss"/>
    </style:style>
    <style:style style:name="ce566" style:family="table-cell" style:parent-style-name="Default" style:data-style-name="N1">
      <style:table-cell-properties fo:border="thin solid #000000" fo:background-color="#CCFFCC"/>
      <style:text-properties fo:color="#003366" style:font-family-generic="swiss"/>
    </style:style>
    <style:style style:name="ce567" style:family="table-cell" style:parent-style-name="Comma" style:data-style-name="N2">
      <style:table-cell-properties fo:border="thin solid #000000" fo:background-color="#CCFFCC"/>
      <style:text-properties fo:color="#003366"/>
    </style:style>
    <style:style style:name="ce568" style:family="table-cell" style:parent-style-name="Default" style:data-style-name="N0">
      <style:table-cell-properties fo:border-top="2pt solid #000000" fo:border-bottom="none" fo:border-left="none" fo:border-right="none" style:vertical-align="automatic" fo:background-color="#C0C0C0" style:cell-protect="none" style:repeat-content="false"/>
      <style:paragraph-properties fo:text-align="start" fo:margin-left="0cm"/>
    </style:style>
    <style:style style:name="ce569" style:family="table-cell" style:parent-style-name="Default" style:data-style-name="N0">
      <style:table-cell-properties fo:border-top="2pt solid #000000" fo:border-bottom="none" fo:border-left="none" fo:border-right="2pt solid #000000" style:vertical-align="automatic" fo:background-color="#C0C0C0" style:cell-protect="none" style:repeat-content="false"/>
      <style:paragraph-properties fo:text-align="start" fo:margin-left="0cm"/>
    </style:style>
    <style:style style:name="ce570" style:family="table-cell" style:parent-style-name="Default" style:data-style-name="N0">
      <style:table-cell-properties fo:border-top="none" fo:border-bottom="none" fo:border-left="thin solid #000000" fo:border-right="2pt solid #000000" style:vertical-align="top" fo:background-color="#C0C0C0" style:cell-protect="none" style:repeat-content="false"/>
      <style:paragraph-properties fo:text-align="center"/>
      <style:text-properties fo:color="#000080" fo:font-weight="bold" style:font-weight-asian="bold" style:font-weight-complex="bold"/>
    </style:style>
    <style:style style:name="ce571" style:family="table-cell" style:parent-style-name="Default" style:data-style-name="N0">
      <style:table-cell-properties fo:border-top="thin solid #000000" fo:border-bottom="none" fo:border-left="2pt solid #000000" fo:border-right="thin solid #000000" style:vertical-align="top" fo:background-color="#CCFFFF" style:cell-protect="protected"/>
      <style:text-properties fo:color="#000000" fo:font-size="8pt" style:font-size-asian="8pt" style:font-size-complex="8pt" fo:font-weight="bold" style:font-weight-asian="bold" style:font-weight-complex="bold" style:font-family-generic="swiss"/>
    </style:style>
    <style:style style:name="ce572" style:family="table-cell" style:parent-style-name="Default" style:data-style-name="N0">
      <style:table-cell-properties fo:border-top="none" fo:border-bottom="none" fo:border-left="2pt solid #000000" fo:border-right="thin solid #000000" style:vertical-align="top" fo:background-color="#CCFFFF" style:cell-protect="protected"/>
      <style:text-properties fo:color="#000000" fo:font-size="8pt" style:font-size-asian="8pt" style:font-size-complex="8pt" fo:font-weight="bold" style:font-weight-asian="bold" style:font-weight-complex="bold" style:font-family-generic="swiss"/>
    </style:style>
    <style:style style:name="ce573" style:family="table-cell" style:parent-style-name="Default" style:data-style-name="N0">
      <style:table-cell-properties fo:border-top="none" fo:border-bottom="thin solid #000000" fo:border-left="2pt solid #000000" fo:border-right="thin solid #000000" style:vertical-align="top" fo:background-color="#CCFFFF" style:cell-protect="protected"/>
      <style:text-properties fo:color="#000000" fo:font-size="8pt" style:font-size-asian="8pt" style:font-size-complex="8pt" fo:font-weight="bold" style:font-weight-asian="bold" style:font-weight-complex="bold" style:font-family-generic="swiss"/>
    </style:style>
    <style:style style:name="ce574" style:family="table-cell" style:parent-style-name="Default" style:data-style-name="N0">
      <style:table-cell-properties fo:border-top="thin solid #000000" fo:border-bottom="none" fo:border-left="2pt solid #000000" fo:border-right="thin solid #000000" style:vertical-align="top" fo:background-color="#CC99FF" style:cell-protect="protected"/>
      <style:text-properties fo:color="#000000" fo:font-size="8pt" style:font-size-asian="8pt" style:font-size-complex="8pt" fo:font-weight="bold" style:font-weight-asian="bold" style:font-weight-complex="bold" style:font-family-generic="swiss"/>
    </style:style>
    <style:style style:name="ce575" style:family="table-cell" style:parent-style-name="Default" style:data-style-name="N0">
      <style:table-cell-properties fo:border-top="none" fo:border-bottom="thin solid #000000" fo:border-left="2pt solid #000000" fo:border-right="thin solid #000000" style:vertical-align="top" fo:background-color="#CC99FF" style:cell-protect="protected"/>
      <style:text-properties fo:color="#000000" fo:font-size="8pt" style:font-size-asian="8pt" style:font-size-complex="8pt" fo:font-weight="bold" style:font-weight-asian="bold" style:font-weight-complex="bold" style:font-family-generic="swiss"/>
    </style:style>
    <style:style style:name="ce576" style:family="table-cell" style:parent-style-name="Default" style:data-style-name="N0">
      <style:table-cell-properties fo:border-top="thin solid #000000" fo:border-bottom="none" fo:border-left="2pt solid #000000" fo:border-right="thin solid #000000" style:vertical-align="top" fo:background-color="#C0C0C0" style:cell-protect="protected"/>
      <style:text-properties fo:color="#000000" fo:font-size="8pt" style:font-size-asian="8pt" style:font-size-complex="8pt" fo:font-weight="bold" style:font-weight-asian="bold" style:font-weight-complex="bold" style:font-family-generic="swiss"/>
    </style:style>
    <style:style style:name="ce577" style:family="table-cell" style:parent-style-name="Default" style:data-style-name="N0">
      <style:table-cell-properties fo:border-top="none" fo:border-bottom="none" fo:border-left="2pt solid #000000" fo:border-right="thin solid #000000" style:vertical-align="top" fo:background-color="#C0C0C0" style:cell-protect="protected"/>
      <style:text-properties fo:color="#000000" fo:font-size="8pt" style:font-size-asian="8pt" style:font-size-complex="8pt" fo:font-weight="bold" style:font-weight-asian="bold" style:font-weight-complex="bold" style:font-family-generic="swiss"/>
    </style:style>
    <style:style style:name="ce578" style:family="table-cell" style:parent-style-name="Default" style:data-style-name="N0">
      <style:table-cell-properties fo:border-top="none" fo:border-bottom="2pt solid #000000" fo:border-left="2pt solid #000000" fo:border-right="thin solid #000000" style:vertical-align="top" fo:background-color="#C0C0C0" style:cell-protect="protected"/>
      <style:text-properties fo:font-size="8pt" style:font-size-asian="8pt" style:font-size-complex="8pt" fo:font-weight="bold" style:font-weight-asian="bold" style:font-weight-complex="bold" style:font-family-generic="swiss"/>
    </style:style>
    <style:style style:name="ce579" style:family="table-cell" style:parent-style-name="Default" style:data-style-name="N0">
      <style:table-cell-properties fo:border-top="thin solid #000000" fo:border-bottom="none" fo:border-left="none" fo:border-right="none" style:vertical-align="automatic" fo:wrap-option="wrap" fo:background-color="#FFFFFF"/>
      <style:text-properties fo:color="#FF0000" style:font-family-generic="swiss"/>
    </style:style>
    <style:style style:name="ce580" style:family="table-cell" style:parent-style-name="Default" style:data-style-name="N0">
      <style:table-cell-properties fo:border-top="none" fo:border-bottom="thin solid #000000" fo:border-left="none" fo:border-right="none" style:vertical-align="automatic" fo:wrap-option="wrap" fo:background-color="#FFFFFF"/>
      <style:text-properties fo:color="#003366" style:font-family-generic="swiss"/>
    </style:style>
    <style:style style:name="ce581" style:family="table-cell" style:parent-style-name="Default" style:data-style-name="N0">
      <style:table-cell-properties fo:border-top="thin solid #000000" fo:border-bottom="none" fo:border-left="2pt solid #000000" fo:border-right="none" style:vertical-align="automatic" fo:background-color="#FFFFFF"/>
      <style:text-properties fo:color="#003366" style:font-family-generic="swiss"/>
    </style:style>
    <style:style style:name="ce582" style:family="table-cell" style:parent-style-name="Default" style:data-style-name="N0">
      <style:table-cell-properties fo:border-top="thin solid #000000" fo:border-bottom="none" fo:border-left="none" fo:border-right="none" style:vertical-align="automatic" fo:background-color="#FFFF00"/>
      <style:text-properties fo:color="#003366" style:font-family-generic="swiss"/>
    </style:style>
    <style:style style:name="ce583" style:family="table-cell" style:parent-style-name="Default" style:data-style-name="N53">
      <style:table-cell-properties fo:border-top="none" fo:border-bottom="thin solid #000000" fo:border-left="thin solid #000000" fo:border-right="thin solid #000000" style:vertical-align="top" fo:background-color="#CCFFFF" style:cell-protect="protected" style:repeat-content="false"/>
      <style:paragraph-properties fo:text-align="center"/>
      <style:text-properties fo:font-size="9pt" style:font-size-asian="9pt" style:font-size-complex="9pt" style:font-family-generic="swiss"/>
    </style:style>
    <style:style style:name="ce584" style:family="table-cell" style:parent-style-name="Default" style:data-style-name="N4">
      <style:table-cell-properties fo:border-top="thin solid #000000" fo:border-bottom="thin solid #000000" fo:border-left="none" fo:border-right="thin solid #000000" style:vertical-align="automatic" fo:wrap-option="wrap" fo:background-color="#C0C0C0"/>
      <style:text-properties fo:color="#003366" style:font-family-generic="swiss"/>
    </style:style>
    <style:style style:name="ce585" style:family="table-cell" style:parent-style-name="Default" style:data-style-name="N0">
      <style:table-cell-properties fo:border-top="thin solid #000000" fo:border-bottom="thin solid #000000" fo:border-left="none" fo:border-right="none" style:vertical-align="automatic" fo:wrap-option="wrap" fo:background-color="#FFFF00"/>
      <style:text-properties fo:color="#000000" style:font-family-generic="swiss"/>
    </style:style>
    <style:style style:name="ce586" style:family="table-cell" style:parent-style-name="Default" style:data-style-name="N0">
      <style:table-cell-properties fo:border-top="thin solid #000000" fo:border-bottom="thin solid #000000" fo:border-left="thin solid #000000" fo:border-right="none" style:vertical-align="automatic" fo:background-color="#FFFF00"/>
      <style:text-properties fo:color="#003366" style:font-family-generic="swiss"/>
    </style:style>
    <style:style style:name="ce587" style:family="table-cell" style:parent-style-name="Default" style:data-style-name="N0">
      <style:table-cell-properties fo:border-top="thin solid #000000" fo:border-bottom="thin solid #000000" fo:border-left="thin solid #000000" fo:border-right="none" style:vertical-align="automatic" fo:background-color="#C0C0C0"/>
      <style:text-properties fo:color="#003366" style:font-family-generic="swiss"/>
    </style:style>
    <style:style style:name="ce588" style:family="table-cell" style:parent-style-name="Default" style:data-style-name="N0">
      <style:table-cell-properties fo:border-top="thin solid #000000" fo:border-bottom="thin solid #000000" fo:border-left="none" fo:border-right="none" style:vertical-align="automatic" fo:wrap-option="wrap" fo:background-color="#FFFF00"/>
    </style:style>
    <style:style style:name="ce589" style:family="table-cell" style:parent-style-name="Default" style:data-style-name="N50">
      <style:table-cell-properties fo:border-top="thin solid #000000" fo:border-bottom="thin solid #000000" fo:border-left="none" fo:border-right="none" style:vertical-align="automatic" fo:wrap-option="wrap" fo:background-color="#C0C0C0"/>
    </style:style>
    <style:style style:name="ce590" style:family="table-cell" style:parent-style-name="Default" style:data-style-name="N0">
      <style:table-cell-properties fo:border-top="thin solid #000000" fo:border-bottom="thin solid #000000" fo:border-left="none" fo:border-right="none" style:vertical-align="automatic" fo:wrap-option="wrap" fo:background-color="#C0C0C0"/>
      <style:text-properties fo:color="#000000" style:font-family-generic="swiss"/>
    </style:style>
    <style:style style:name="ce591" style:family="table-cell" style:parent-style-name="Default" style:data-style-name="N0">
      <style:table-cell-properties fo:border-top="none" fo:border-bottom="none" fo:border-left="2pt solid #000000" fo:border-right="none" style:vertical-align="top" fo:background-color="#FFFF99" style:cell-protect="none"/>
      <style:text-properties fo:font-size="8pt" style:font-size-asian="8pt" style:font-size-complex="8pt" fo:font-weight="bold" style:font-weight-asian="bold" style:font-weight-complex="bold" style:font-family-generic="swiss"/>
    </style:style>
    <style:style style:name="ce592" style:family="table-cell" style:parent-style-name="Default" style:data-style-name="N0">
      <style:table-cell-properties fo:border-top="none" fo:border-bottom="thin solid #000000" fo:border-left="2pt solid #000000" fo:border-right="none" style:vertical-align="top" fo:background-color="#FFFF99" style:cell-protect="none"/>
      <style:text-properties fo:font-size="8pt" style:font-size-asian="8pt" style:font-size-complex="8pt" fo:font-weight="bold" style:font-weight-asian="bold" style:font-weight-complex="bold" style:font-family-generic="swiss"/>
    </style:style>
    <style:style style:name="ce593" style:family="table-cell" style:parent-style-name="Default" style:data-style-name="N53">
      <style:table-cell-properties fo:border-top="none" fo:border-bottom="none" fo:border-left="thin solid #000000" fo:border-right="none" style:vertical-align="top" fo:background-color="#FFFF99" style:cell-protect="none" style:repeat-content="false"/>
      <style:paragraph-properties fo:text-align="center"/>
      <style:text-properties fo:font-size="9pt" style:font-size-asian="9pt" style:font-size-complex="9pt"/>
    </style:style>
    <style:style style:name="ce594" style:family="table-cell" style:parent-style-name="Default" style:data-style-name="N53">
      <style:table-cell-properties fo:border-top="none" fo:border-bottom="none" fo:border-left="thin solid #000000" fo:border-right="none" style:vertical-align="top" fo:background-color="#FFFF99" style:cell-protect="none" style:repeat-content="false"/>
      <style:paragraph-properties fo:text-align="center"/>
      <style:text-properties fo:font-size="9pt" style:font-size-asian="9pt" style:font-size-complex="9pt" style:font-family-generic="swiss"/>
    </style:style>
    <style:style style:name="ce595" style:family="table-cell" style:parent-style-name="Default" style:data-style-name="N53">
      <style:table-cell-properties fo:border-top="none" fo:border-bottom="none" fo:border-left="thin solid #000000" fo:border-right="2pt solid #000000" style:vertical-align="top" fo:background-color="#FFFF99" style:cell-protect="none" style:repeat-content="false"/>
      <style:paragraph-properties fo:text-align="center"/>
      <style:text-properties fo:font-size="9pt" style:font-size-asian="9pt" style:font-size-complex="9pt"/>
    </style:style>
    <style:style style:name="ce596" style:family="table-cell" style:parent-style-name="Default" style:data-style-name="N53">
      <style:table-cell-properties fo:border-top="none" fo:border-bottom="thin solid #000000" fo:border-left="thin solid #000000" fo:border-right="none" style:vertical-align="top" fo:background-color="#FFFF99" style:cell-protect="none" style:repeat-content="false"/>
      <style:paragraph-properties fo:text-align="center"/>
      <style:text-properties fo:font-size="9pt" style:font-size-asian="9pt" style:font-size-complex="9pt"/>
    </style:style>
    <style:style style:name="ce597" style:family="table-cell" style:parent-style-name="Default" style:data-style-name="N53">
      <style:table-cell-properties fo:border-top="none" fo:border-bottom="thin solid #000000" fo:border-left="thin solid #000000" fo:border-right="none" style:vertical-align="top" fo:background-color="#FFFF99" style:cell-protect="none" style:repeat-content="false"/>
      <style:paragraph-properties fo:text-align="center"/>
      <style:text-properties fo:font-size="9pt" style:font-size-asian="9pt" style:font-size-complex="9pt" style:font-family-generic="swiss"/>
    </style:style>
    <style:style style:name="ce598" style:family="table-cell" style:parent-style-name="Default" style:data-style-name="N53">
      <style:table-cell-properties fo:border-top="none" fo:border-bottom="thin solid #000000" fo:border-left="thin solid #000000" fo:border-right="2pt solid #000000" style:vertical-align="top" fo:background-color="#FFFF99" style:cell-protect="none" style:repeat-content="false"/>
      <style:paragraph-properties fo:text-align="center"/>
      <style:text-properties fo:font-size="9pt" style:font-size-asian="9pt" style:font-size-complex="9pt"/>
    </style:style>
    <style:style style:name="ce599" style:family="table-cell" style:parent-style-name="Default" style:data-style-name="N0">
      <style:table-cell-properties fo:border="thin solid #000000" style:vertical-align="automatic" fo:wrap-option="wrap" fo:background-color="#CCFFCC"/>
      <style:text-properties fo:color="#000000" style:font-family-generic="swiss"/>
    </style:style>
    <style:style style:name="ce600" style:family="table-cell" style:parent-style-name="Default" style:data-style-name="N1">
      <style:table-cell-properties fo:border="thin solid #000000" fo:background-color="#CCFFCC"/>
      <style:text-properties fo:color="#003366" fo:font-weight="bold" style:font-weight-asian="bold" style:font-weight-complex="bold" style:font-family-generic="swiss"/>
    </style:style>
    <style:style style:name="ce601" style:family="table-cell" style:parent-style-name="Default" style:data-style-name="N0">
      <style:table-cell-properties fo:border-top="none" fo:border-bottom="thin solid #000000" fo:border-left="thin solid #000000" fo:border-right="thin solid #000000" style:vertical-align="automatic" fo:wrap-option="wrap" fo:background-color="#CCFFCC"/>
      <style:text-properties fo:color="#003366"/>
    </style:style>
    <style:style style:name="ce602" style:family="table-cell" style:parent-style-name="Default" style:data-style-name="N1">
      <style:table-cell-properties fo:border-top="none" fo:border-bottom="thin solid #000000" fo:border-left="thin solid #000000" fo:border-right="thin solid #000000" fo:background-color="#CCFFCC"/>
      <style:text-properties fo:color="#003366" style:font-family-generic="swiss"/>
    </style:style>
    <style:style style:name="ce603" style:family="table-cell" style:parent-style-name="Comma" style:data-style-name="N2">
      <style:table-cell-properties fo:border-top="none" fo:border-bottom="thin solid #000000" fo:border-left="thin solid #000000" fo:border-right="thin solid #000000" fo:background-color="#CCFFCC"/>
      <style:text-properties fo:color="#003366"/>
    </style:style>
    <style:style style:name="ce604" style:family="table-cell" style:parent-style-name="Default" style:data-style-name="N0">
      <style:table-cell-properties fo:border-top="none" fo:border-bottom="2pt solid #000000" fo:border-left="2pt solid #000000" fo:border-right="none" style:vertical-align="automatic" fo:wrap-option="wrap" fo:background-color="#C0C0C0"/>
      <style:text-properties fo:color="#003366"/>
    </style:style>
    <style:style style:name="ce605" style:family="table-cell" style:parent-style-name="Default" style:data-style-name="N0">
      <style:table-cell-properties fo:border-top="none" fo:border-bottom="2pt solid #000000" fo:border-left="none" fo:border-right="none" style:vertical-align="automatic" fo:wrap-option="wrap" fo:background-color="#C0C0C0"/>
      <style:text-properties fo:color="#003366"/>
    </style:style>
    <style:style style:name="ce606" style:family="table-cell" style:parent-style-name="Default" style:data-style-name="N0">
      <style:table-cell-properties fo:border-top="none" fo:border-bottom="2pt solid #000000" fo:border-left="thin solid #000000" fo:border-right="thin solid #000000" style:vertical-align="automatic" fo:wrap-option="wrap" fo:background-color="#C0C0C0"/>
      <style:text-properties fo:color="#003366"/>
    </style:style>
    <style:style style:name="ce607" style:family="table-cell" style:parent-style-name="Default" style:data-style-name="N0">
      <style:table-cell-properties fo:border-top="none" fo:border-bottom="2pt solid #000000" fo:border-left="thin solid #000000" fo:border-right="thin solid #000000" style:vertical-align="automatic" fo:wrap-option="wrap" fo:background-color="#C0C0C0" style:cell-protect="none"/>
      <style:text-properties fo:color="#003366"/>
    </style:style>
    <style:style style:name="ce608" style:family="table-cell" style:parent-style-name="Comma" style:data-style-name="N44">
      <style:table-cell-properties fo:border-top="none" fo:border-bottom="2pt solid #000000" fo:border-left="none" fo:border-right="none" style:vertical-align="automatic" fo:wrap-option="wrap" fo:background-color="#C0C0C0"/>
      <style:text-properties fo:color="#003366"/>
    </style:style>
    <style:style style:name="ce609" style:family="table-cell" style:parent-style-name="Default" style:data-style-name="N0">
      <style:table-cell-properties fo:border-top="none" fo:border-bottom="2pt solid #000000" fo:border-left="none" fo:border-right="2pt solid #000000" style:vertical-align="automatic" fo:wrap-option="wrap" fo:background-color="#C0C0C0"/>
      <style:text-properties fo:color="#003366"/>
    </style:style>
    <style:style style:name="ce610" style:family="table-cell" style:parent-style-name="Default" style:data-style-name="N0">
      <style:table-cell-properties fo:border-top="none" fo:border-bottom="thin solid #000000" fo:border-left="thin solid #000000" fo:border-right="none" style:vertical-align="automatic" fo:wrap-option="wrap" fo:background-color="#CCFFCC"/>
      <style:text-properties fo:color="#003366" style:font-family-generic="swiss"/>
    </style:style>
    <style:style style:name="ce611" style:family="table-cell" style:parent-style-name="Default" style:data-style-name="N0">
      <style:table-cell-properties fo:border-top="thin solid #000000" fo:border-bottom="thin solid #000000" fo:border-left="thin solid #000000" fo:border-right="none" style:vertical-align="automatic" fo:wrap-option="wrap" fo:background-color="#CCFFCC"/>
      <style:text-properties fo:color="#003366" style:font-family-generic="swiss"/>
    </style:style>
    <style:style style:name="ce612" style:family="table-cell" style:parent-style-name="Default" style:data-style-name="N0">
      <style:table-cell-properties fo:border-top="thin solid #000000" fo:border-bottom="thin solid #000000" fo:border-left="thin solid #000000" fo:border-right="none" style:vertical-align="automatic" fo:background-color="#CCFFCC"/>
      <style:text-properties fo:color="#003366" style:font-family-generic="swiss"/>
    </style:style>
    <style:style style:name="ce613" style:family="table-cell" style:parent-style-name="Default" style:data-style-name="N0">
      <style:table-cell-properties fo:border-top="none" fo:border-bottom="thin solid #000000" fo:border-left="none" fo:border-right="thin solid #000000" style:vertical-align="automatic" fo:wrap-option="wrap" fo:background-color="#CCFFCC"/>
      <style:text-properties fo:color="#003366"/>
    </style:style>
    <style:style style:name="ce614" style:family="table-cell" style:parent-style-name="Default" style:data-style-name="N0">
      <style:table-cell-properties fo:border-top="thin solid #000000" fo:border-bottom="thin solid #000000" fo:border-left="none" fo:border-right="thin solid #000000" style:vertical-align="automatic" fo:wrap-option="wrap" fo:background-color="#CCFFCC"/>
      <style:text-properties fo:color="#003366"/>
    </style:style>
    <style:style style:name="ce615" style:family="table-cell" style:parent-style-name="Default" style:data-style-name="N0">
      <style:table-cell-properties fo:border-top="thin solid #000000" fo:border-bottom="thin solid #000000" fo:border-left="none" fo:border-right="thin solid #000000" style:vertical-align="automatic" fo:wrap-option="wrap" fo:background-color="#CCFFCC"/>
      <style:text-properties fo:color="#003366" style:font-family-generic="swiss"/>
    </style:style>
    <style:style style:name="ce616" style:family="table-cell" style:parent-style-name="Default" style:data-style-name="N0">
      <style:table-cell-properties fo:border-top="2pt solid #000000" fo:border-bottom="thin solid #000000" fo:border-left="none" fo:border-right="none" fo:background-color="#CCFFCC"/>
      <style:text-properties fo:color="#003366"/>
    </style:style>
    <style:style style:name="ce617" style:family="table-cell" style:parent-style-name="Default" style:data-style-name="N0">
      <style:table-cell-properties fo:border-top="2pt solid #000000" fo:border-bottom="thin solid #000000" fo:border-left="none" fo:border-right="none" style:vertical-align="automatic" fo:wrap-option="wrap" fo:background-color="#CCFFCC"/>
      <style:text-properties fo:color="#003366"/>
    </style:style>
    <style:style style:name="ce618" style:family="table-cell" style:parent-style-name="Default" style:data-style-name="N0">
      <style:table-cell-properties fo:border-top="thin solid #000000" fo:border-bottom="thin solid #000000" fo:border-left="none" fo:border-right="none" fo:background-color="#CCFFCC"/>
      <style:text-properties fo:color="#003366"/>
    </style:style>
    <style:style style:name="ce619" style:family="table-cell" style:parent-style-name="Default" style:data-style-name="N0">
      <style:table-cell-properties fo:border-top="thin solid #000000" fo:border-bottom="thin solid #000000" fo:border-left="none" fo:border-right="none" style:vertical-align="automatic" fo:wrap-option="wrap" fo:background-color="#CCFFCC"/>
      <style:text-properties fo:color="#003366"/>
    </style:style>
    <style:style style:name="ce620" style:family="table-cell" style:parent-style-name="Default" style:data-style-name="N0">
      <style:table-cell-properties fo:border-top="thin solid #000000" fo:border-bottom="thin solid #000000" fo:border-left="none" fo:border-right="none" style:vertical-align="automatic" fo:wrap-option="wrap" fo:background-color="#CCFFCC"/>
      <style:text-properties fo:color="#003366" style:font-family-generic="swiss"/>
    </style:style>
    <style:style style:name="ce621" style:family="table-cell" style:parent-style-name="Default" style:data-style-name="N0">
      <style:table-cell-properties fo:border-top="thin solid #000000" fo:border-bottom="thin solid #000000" fo:border-left="thin solid #000000" fo:border-right="none" style:vertical-align="automatic" fo:background-color="#00FFFF"/>
      <style:text-properties fo:color="#003366" style:font-family-generic="swiss"/>
    </style:style>
    <style:style style:name="ce622" style:family="table-cell" style:parent-style-name="Default" style:data-style-name="N2">
      <style:table-cell-properties fo:border-top="thin solid #000000" fo:border-bottom="thin solid #000000" fo:border-left="none" fo:border-right="thin solid #000000" style:vertical-align="automatic" fo:wrap-option="wrap" fo:background-color="#00FFFF"/>
      <style:text-properties fo:color="#003366"/>
    </style:style>
    <style:style style:name="ce623" style:family="table-cell" style:parent-style-name="Default" style:data-style-name="N0">
      <style:table-cell-properties fo:border-top="none" fo:border-bottom="2pt solid #000000" fo:border-left="thin solid #000000" fo:border-right="thin solid #000000" fo:background-color="#C0C0C0" style:cell-protect="none"/>
      <style:text-properties fo:font-size="9pt" style:font-size-asian="9pt" style:font-size-complex="9pt" style:font-family-generic="swiss"/>
    </style:style>
    <style:style style:name="ce624" style:family="table-cell" style:parent-style-name="Default" style:data-style-name="N0">
      <style:table-cell-properties fo:border="thin solid #000000" style:vertical-align="automatic" fo:wrap-option="wrap" fo:background-color="#00FFFF"/>
      <style:text-properties fo:color="#000000" style:font-family-generic="swiss"/>
    </style:style>
    <style:style style:name="ce625" style:family="table-cell" style:parent-style-name="Default" style:data-style-name="N0">
      <style:table-cell-properties fo:border-top="thin solid #000000" fo:border-bottom="none" fo:border-left="none" fo:border-right="none" style:vertical-align="automatic" fo:wrap-option="wrap" fo:background-color="#FFFFFF"/>
      <style:text-properties fo:color="#000000" style:font-family-generic="swiss"/>
    </style:style>
    <style:style style:name="ce626" style:family="table-cell" style:parent-style-name="Default" style:data-style-name="N0">
      <style:table-cell-properties fo:border-top="thin solid #000000" fo:border-bottom="thin solid #000000" fo:border-left="none" fo:border-right="thin solid #000000" style:vertical-align="automatic" fo:wrap-option="wrap" fo:background-color="#FFFF00"/>
      <style:text-properties fo:color="#000000" style:font-family-generic="swiss"/>
    </style:style>
    <style:style style:name="ce627" style:family="table-cell" style:parent-style-name="Default" style:data-style-name="N0">
      <style:table-cell-properties fo:border="thin solid #000000" style:vertical-align="automatic" fo:wrap-option="wrap" fo:background-color="#FFFF00" style:cell-protect="none"/>
      <style:text-properties fo:color="#000000" style:font-family-generic="swiss"/>
    </style:style>
    <style:style style:name="ce628" style:family="table-cell" style:parent-style-name="Default" style:data-style-name="N0">
      <style:table-cell-properties style:vertical-align="automatic" fo:wrap-option="wrap" fo:background-color="#FFFF00"/>
      <style:text-properties fo:color="#000000" style:font-family-generic="swiss"/>
    </style:style>
    <style:style style:name="ce629" style:family="table-cell" style:parent-style-name="Default" style:data-style-name="N60">
      <style:table-cell-properties fo:border-top="2pt solid #000000" fo:border-bottom="none" fo:border-left="2pt solid #000000" fo:border-right="none" style:vertical-align="automatic" fo:background-color="#C0C0C0" style:cell-protect="none" style:repeat-content="false"/>
      <style:paragraph-properties fo:text-align="start" fo:margin-left="0cm"/>
      <style:text-properties fo:font-size="12pt" style:font-size-asian="12pt" style:font-size-complex="12pt" fo:font-weight="bold" style:font-weight-asian="bold" style:font-weight-complex="bold"/>
    </style:style>
    <style:style style:name="ce630" style:family="table-cell" style:parent-style-name="Default" style:data-style-name="N0">
      <style:table-cell-properties fo:border-top="none" fo:border-bottom="2pt solid #000000" fo:border-left="2pt solid #000000" fo:border-right="none" style:vertical-align="top" fo:background-color="#C0C0C0" style:cell-protect="protected"/>
      <style:text-properties fo:color="#000000" fo:font-size="8pt" style:font-size-asian="8pt" style:font-size-complex="8pt" fo:font-weight="bold" style:font-weight-asian="bold" style:font-weight-complex="bold" style:font-family-generic="swiss"/>
    </style:style>
    <style:style style:name="ce631" style:family="table-cell" style:parent-style-name="Default" style:data-style-name="N0">
      <style:table-cell-properties fo:border-top="2pt solid #000000" fo:border-bottom="none" fo:border-left="2pt solid #000000" fo:border-right="none" style:vertical-align="top" fo:background-color="#FFFF99" style:cell-protect="none"/>
      <style:text-properties fo:font-size="8pt" style:font-size-asian="8pt" style:font-size-complex="8pt" fo:font-weight="bold" style:font-weight-asian="bold" style:font-weight-complex="bold" style:font-family-generic="swiss"/>
    </style:style>
    <style:style style:name="ce632" style:family="table-cell" style:parent-style-name="Default" style:data-style-name="N53">
      <style:table-cell-properties fo:border-top="2pt solid #000000" fo:border-bottom="none" fo:border-left="thin solid #000000" fo:border-right="none" style:vertical-align="top" fo:background-color="#FFFF99" style:cell-protect="none" style:repeat-content="false"/>
      <style:paragraph-properties fo:text-align="center"/>
      <style:text-properties fo:font-size="9pt" style:font-size-asian="9pt" style:font-size-complex="9pt"/>
    </style:style>
    <style:style style:name="ce633" style:family="table-cell" style:parent-style-name="Default" style:data-style-name="N53">
      <style:table-cell-properties fo:border-top="2pt solid #000000" fo:border-bottom="none" fo:border-left="thin solid #000000" fo:border-right="none" style:vertical-align="top" fo:background-color="#FFFF99" style:cell-protect="none" style:repeat-content="false"/>
      <style:paragraph-properties fo:text-align="center"/>
      <style:text-properties fo:font-size="9pt" style:font-size-asian="9pt" style:font-size-complex="9pt" style:font-family-generic="swiss"/>
    </style:style>
    <style:style style:name="ce634" style:family="table-cell" style:parent-style-name="Default" style:data-style-name="N53">
      <style:table-cell-properties fo:border-top="2pt solid #000000" fo:border-bottom="none" fo:border-left="thin solid #000000" fo:border-right="2pt solid #000000" style:vertical-align="top" fo:background-color="#FFFF99" style:cell-protect="none" style:repeat-content="false"/>
      <style:paragraph-properties fo:text-align="center"/>
      <style:text-properties fo:font-size="9pt" style:font-size-asian="9pt" style:font-size-complex="9pt"/>
    </style:style>
    <style:style style:name="ce635" style:family="table-cell" style:parent-style-name="Default" style:data-style-name="N0">
      <style:table-cell-properties fo:border-top="none" fo:border-bottom="2pt solid #000000" fo:border-left="2pt solid #000000" fo:border-right="none" style:vertical-align="top" fo:background-color="#FFFF99" style:cell-protect="none"/>
      <style:text-properties fo:font-size="8pt" style:font-size-asian="8pt" style:font-size-complex="8pt" fo:font-weight="bold" style:font-weight-asian="bold" style:font-weight-complex="bold" style:font-family-generic="swiss"/>
    </style:style>
    <style:style style:name="ce636" style:family="table-cell" style:parent-style-name="Default" style:data-style-name="N53">
      <style:table-cell-properties fo:border-top="none" fo:border-bottom="2pt solid #000000" fo:border-left="thin solid #000000" fo:border-right="none" style:vertical-align="top" fo:background-color="#FFFF99" style:cell-protect="none" style:repeat-content="false"/>
      <style:paragraph-properties fo:text-align="center"/>
      <style:text-properties fo:font-size="9pt" style:font-size-asian="9pt" style:font-size-complex="9pt"/>
    </style:style>
    <style:style style:name="ce637" style:family="table-cell" style:parent-style-name="Default" style:data-style-name="N53">
      <style:table-cell-properties fo:border-top="none" fo:border-bottom="2pt solid #000000" fo:border-left="thin solid #000000" fo:border-right="2pt solid #000000" style:vertical-align="top" fo:background-color="#FFFF99" style:cell-protect="none" style:repeat-content="false"/>
      <style:paragraph-properties fo:text-align="center"/>
      <style:text-properties fo:font-size="9pt" style:font-size-asian="9pt" style:font-size-complex="9pt"/>
    </style:style>
    <style:style style:name="ce638" style:family="table-cell" style:parent-style-name="Default" style:data-style-name="N53">
      <style:table-cell-properties fo:border-top="thin solid #000000" fo:border-bottom="none" fo:border-left="thin solid #000000" fo:border-right="thin solid #000000" style:vertical-align="top" fo:background-color="#CCFFCC" style:cell-protect="protected" style:repeat-content="false"/>
      <style:paragraph-properties fo:text-align="center"/>
      <style:text-properties fo:font-size="9pt" style:font-size-asian="9pt" style:font-size-complex="9pt"/>
    </style:style>
    <style:style style:name="ce639" style:family="table-cell" style:parent-style-name="Default" style:data-style-name="N0">
      <style:table-cell-properties fo:border-top="thin solid #000000" fo:border-bottom="thin solid #000000" fo:border-left="none" fo:border-right="thin solid #000000" style:vertical-align="automatic" fo:wrap-option="wrap" fo:background-color="#CCFFCC"/>
      <style:text-properties fo:color="#003366" fo:font-weight="bold" style:font-weight-asian="bold" style:font-weight-complex="bold" style:font-family-generic="swiss"/>
    </style:style>
    <style:style style:name="ce640" style:family="table-cell" style:parent-style-name="Comma" style:data-style-name="N2">
      <style:table-cell-properties fo:border="thin solid #000000" fo:background-color="#CCFFCC"/>
      <style:text-properties fo:color="#003366" fo:font-weight="bold" style:font-weight-asian="bold" style:font-weight-complex="bold" style:font-family-generic="swiss"/>
    </style:style>
    <style:style style:name="ce641" style:family="table-cell" style:parent-style-name="Default" style:data-style-name="N0">
      <style:table-cell-properties fo:border="thin solid #000000" style:vertical-align="automatic" fo:wrap-option="wrap" fo:background-color="#CCFFCC"/>
      <style:text-properties fo:color="#003366" fo:font-weight="bold" style:font-weight-asian="bold" style:font-weight-complex="bold" style:font-family-generic="swiss"/>
    </style:style>
    <style:style style:name="ce642" style:family="table-cell" style:parent-style-name="Default" style:data-style-name="N0">
      <style:table-cell-properties fo:border-top="thin solid #000000" fo:border-bottom="thin solid #000000" fo:border-left="none" fo:border-right="none" style:vertical-align="automatic" fo:wrap-option="wrap" fo:background-color="#00FFFF"/>
      <style:text-properties fo:color="#003366" style:font-family-generic="swiss"/>
    </style:style>
    <style:style style:name="ce643" style:family="table-cell" style:parent-style-name="Default" style:data-style-name="N2">
      <style:table-cell-properties fo:border-top="thin solid #000000" fo:border-bottom="thin solid #000000" fo:border-left="none" fo:border-right="none" style:vertical-align="automatic" fo:wrap-option="wrap" fo:background-color="#00FFFF"/>
      <style:text-properties fo:color="#003366" style:font-family-generic="swiss"/>
    </style:style>
    <style:style style:name="ce644" style:family="table-cell" style:parent-style-name="Default" style:data-style-name="N0">
      <style:table-cell-properties fo:border-top="thin solid #000000" fo:border-bottom="none" fo:border-left="none" fo:border-right="none" style:vertical-align="automatic" fo:wrap-option="wrap" fo:background-color="#FFFFFF"/>
      <style:text-properties fo:color="#003366" style:font-family-generic="swiss"/>
    </style:style>
    <style:style style:name="ce645" style:family="table-cell" style:parent-style-name="Comma" style:data-style-name="N2">
      <style:table-cell-properties fo:border="thin solid #000000" fo:background-color="#CCFFCC"/>
      <style:text-properties fo:color="#003366" style:font-family-generic="swiss"/>
    </style:style>
    <style:style style:name="ce646" style:family="table-cell" style:parent-style-name="Default" style:data-style-name="N0">
      <style:table-cell-properties fo:border="thin solid #000000" style:vertical-align="automatic" fo:wrap-option="wrap" fo:background-color="#CCFFCC"/>
      <style:text-properties fo:color="#003366" style:font-family-generic="swiss"/>
    </style:style>
    <style:style style:name="ce647" style:family="table-cell" style:parent-style-name="Comma" style:data-style-name="N44">
      <style:table-cell-properties fo:border-top="thin solid #000000" fo:border-bottom="none" fo:border-left="none" fo:border-right="none" fo:background-color="transparent"/>
      <style:text-properties fo:color="#003366" style:font-family-generic="swiss"/>
    </style:style>
    <style:style style:name="ce648" style:family="table-cell" style:parent-style-name="Comma" style:data-style-name="N2">
      <style:table-cell-properties fo:border-top="thin solid #000000" fo:border-bottom="none" fo:border-left="none" fo:border-right="none" fo:background-color="#FFFF99"/>
      <style:text-properties fo:color="#003366" style:font-family-generic="swiss"/>
    </style:style>
    <style:style style:name="ce649" style:family="table-cell" style:parent-style-name="Default" style:data-style-name="N0">
      <style:table-cell-properties fo:border-top="thin solid #000000" fo:border-bottom="thin solid #000000" fo:border-left="none" fo:border-right="2pt solid #000000" style:vertical-align="automatic" fo:wrap-option="wrap" fo:background-color="#FFFF99"/>
      <style:text-properties fo:color="#003366" style:font-family-generic="swiss"/>
    </style:style>
    <style:style style:name="ce650" style:family="table-cell" style:parent-style-name="Comma" style:data-style-name="N2">
      <style:table-cell-properties fo:border="thin solid #000000" fo:background-color="#FFFF99"/>
      <style:text-properties fo:color="#003366" style:font-family-generic="swiss"/>
    </style:style>
    <style:style style:name="ce651" style:family="table-cell" style:parent-style-name="Default" style:data-style-name="N0">
      <style:table-cell-properties fo:border="thin solid #000000" style:vertical-align="automatic" fo:wrap-option="wrap" fo:background-color="#FFFF99"/>
      <style:text-properties fo:color="#003366" style:font-family-generic="swiss"/>
    </style:style>
    <style:style style:name="ce652" style:family="table-cell" style:parent-style-name="Default" style:data-style-name="N53">
      <style:table-cell-properties fo:border-top="none" fo:border-bottom="none" fo:border-left="thin solid #000000" fo:border-right="thin solid #000000" style:vertical-align="top" fo:background-color="#CC99FF" style:cell-protect="protected" style:repeat-content="false"/>
      <style:paragraph-properties fo:text-align="center"/>
      <style:text-properties fo:font-size="9pt" style:font-size-asian="9pt" style:font-size-complex="9pt" style:font-family-generic="swiss"/>
    </style:style>
    <style:style style:name="ce653" style:family="table-cell" style:parent-style-name="Default" style:data-style-name="N53">
      <style:table-cell-properties fo:border-top="none" fo:border-bottom="none" fo:border-left="none" fo:border-right="thin solid #000000" style:vertical-align="top" fo:background-color="#CC99FF" style:cell-protect="protected" style:repeat-content="false"/>
      <style:paragraph-properties fo:text-align="center"/>
      <style:text-properties fo:font-size="9pt" style:font-size-asian="9pt" style:font-size-complex="9pt" style:font-family-generic="swiss"/>
    </style:style>
    <style:style style:name="ce654" style:family="table-cell" style:parent-style-name="Default" style:data-style-name="N53">
      <style:table-cell-properties fo:border-top="none" fo:border-bottom="none" fo:border-left="none" fo:border-right="2pt solid #000000" style:vertical-align="top" fo:background-color="#CC99FF" style:cell-protect="protected" style:repeat-content="false"/>
      <style:paragraph-properties fo:text-align="center"/>
      <style:text-properties fo:font-size="9pt" style:font-size-asian="9pt" style:font-size-complex="9pt" style:font-family-generic="swiss"/>
    </style:style>
    <style:style style:name="ce655" style:family="table-cell" style:parent-style-name="Default" style:data-style-name="N0">
      <style:table-cell-properties fo:border-top="thin solid #000000" fo:border-bottom="thin solid #000000" fo:border-left="none" fo:border-right="thin solid #000000" style:vertical-align="automatic" fo:wrap-option="wrap" fo:background-color="#FFFF00"/>
      <style:text-properties fo:color="#003366" style:font-family-generic="swiss"/>
    </style:style>
    <style:style style:name="ce656" style:family="table-cell" style:parent-style-name="Default" style:data-style-name="N50">
      <style:table-cell-properties fo:border-top="thin solid #000000" fo:border-bottom="thin solid #000000" fo:border-left="none" fo:border-right="none" style:vertical-align="automatic" fo:wrap-option="wrap" fo:background-color="#FFFF00"/>
    </style:style>
    <style:style style:name="ce657" style:family="table-cell" style:parent-style-name="Default" style:data-style-name="N0">
      <style:table-cell-properties fo:border="thin solid #000000" style:vertical-align="automatic" fo:wrap-option="wrap" fo:background-color="#C0C0C0"/>
      <style:text-properties fo:color="#000000" style:font-family-generic="swiss"/>
    </style:style>
    <style:style style:name="ce658" style:family="table-cell" style:parent-style-name="Default" style:data-style-name="N0">
      <style:table-cell-properties fo:border-top="thin solid #000000" fo:border-bottom="thin solid #000000" fo:border-left="none" fo:border-right="none" style:vertical-align="automatic" fo:wrap-option="wrap" fo:background-color="#CCFFCC"/>
      <style:text-properties fo:color="#000000" style:font-family-generic="swiss"/>
    </style:style>
    <style:style style:name="ce659" style:family="table-cell" style:parent-style-name="Default" style:data-style-name="N53">
      <style:table-cell-properties fo:border-top="thin solid #000000" fo:border-bottom="none" fo:border-left="thin solid #000000" fo:border-right="thin solid #000000" style:vertical-align="top" fo:background-color="#CCCCFF" style:cell-protect="protected" style:repeat-content="false"/>
      <style:paragraph-properties fo:text-align="center"/>
      <style:text-properties fo:font-size="9pt" style:font-size-asian="9pt" style:font-size-complex="9pt"/>
    </style:style>
    <style:style style:name="ce660" style:family="table-cell" style:parent-style-name="Default" style:data-style-name="N53">
      <style:table-cell-properties fo:border-top="none" fo:border-bottom="none" fo:border-left="thin solid #000000" fo:border-right="thin solid #000000" style:vertical-align="top" fo:background-color="#CCFFFF" style:cell-protect="protected" style:repeat-content="false"/>
      <style:paragraph-properties fo:text-align="center"/>
      <style:text-properties fo:font-size="9pt" style:font-size-asian="9pt" style:font-size-complex="9pt"/>
    </style:style>
    <style:style style:name="ce661" style:family="table-cell" style:parent-style-name="Default" style:data-style-name="N0">
      <style:table-cell-properties fo:border-top="none" fo:border-bottom="thin solid #000000" fo:border-left="thin solid #000000" fo:border-right="thin solid #000000" style:vertical-align="automatic" fo:wrap-option="wrap" fo:background-color="#CCFFCC"/>
      <style:text-properties fo:color="#000000" style:font-family-generic="swiss"/>
    </style:style>
    <style:style style:name="ce662" style:family="table-cell" style:parent-style-name="Currency" style:data-style-name="N42">
      <style:table-cell-properties fo:border-top="thin solid #000000" fo:border-bottom="none" fo:border-left="none" fo:border-right="none" style:vertical-align="automatic" fo:wrap-option="wrap" fo:background-color="#00FFFF"/>
      <style:text-properties fo:color="#003366" style:font-family-generic="swiss"/>
    </style:style>
    <style:style style:name="ce663" style:family="table-cell" style:parent-style-name="Default" style:data-style-name="N53">
      <style:table-cell-properties fo:border-top="2pt solid #000000" fo:border-bottom="none" fo:border-left="thin solid #000000" fo:border-right="2pt solid #000000" style:vertical-align="top" fo:background-color="#CCCCFF" style:cell-protect="protected" style:repeat-content="false"/>
      <style:paragraph-properties fo:text-align="center"/>
      <style:text-properties fo:font-size="9pt" style:font-size-asian="9pt" style:font-size-complex="9pt"/>
    </style:style>
    <style:style style:name="ce664" style:family="table-cell" style:parent-style-name="Default" style:data-style-name="N53">
      <style:table-cell-properties fo:border-top="none" fo:border-bottom="none" fo:border-left="thin solid #000000" fo:border-right="2pt solid #000000" style:vertical-align="top" fo:background-color="#CCCCFF" style:cell-protect="protected" style:repeat-content="false"/>
      <style:paragraph-properties fo:text-align="center"/>
      <style:text-properties fo:font-size="9pt" style:font-size-asian="9pt" style:font-size-complex="9pt"/>
    </style:style>
    <style:style style:name="ce665" style:family="table-cell" style:parent-style-name="Default" style:data-style-name="N53">
      <style:table-cell-properties fo:border-top="none" fo:border-bottom="thin solid #000000" fo:border-left="thin solid #000000" fo:border-right="2pt solid #000000" style:vertical-align="top" fo:background-color="#CCCCFF" style:cell-protect="protected" style:repeat-content="false"/>
      <style:paragraph-properties fo:text-align="center"/>
      <style:text-properties fo:font-size="9pt" style:font-size-asian="9pt" style:font-size-complex="9pt"/>
    </style:style>
    <style:style style:name="ce666" style:family="table-cell" style:parent-style-name="Default" style:data-style-name="N53">
      <style:table-cell-properties fo:border-top="none" fo:border-bottom="none" fo:border-left="none" fo:border-right="2pt solid #000000" style:vertical-align="top" fo:background-color="#CCFFFF" style:cell-protect="protected" style:repeat-content="false"/>
      <style:paragraph-properties fo:text-align="center"/>
      <style:text-properties fo:font-size="9pt" style:font-size-asian="9pt" style:font-size-complex="9pt"/>
    </style:style>
    <style:style style:name="ce667" style:family="table-cell" style:parent-style-name="Default" style:data-style-name="N53">
      <style:table-cell-properties fo:border-top="none" fo:border-bottom="none" fo:border-left="thin solid #000000" fo:border-right="2pt solid #000000" style:vertical-align="top" fo:background-color="#CCFFFF" style:cell-protect="protected" style:repeat-content="false"/>
      <style:paragraph-properties fo:text-align="center"/>
      <style:text-properties fo:font-size="9pt" style:font-size-asian="9pt" style:font-size-complex="9pt"/>
    </style:style>
    <style:style style:name="ce668" style:family="table-cell" style:parent-style-name="Default" style:data-style-name="N53">
      <style:table-cell-properties fo:border-top="none" fo:border-bottom="thin solid #000000" fo:border-left="none" fo:border-right="2pt solid #000000" style:vertical-align="top" fo:background-color="#CCFFFF" style:cell-protect="protected" style:repeat-content="false"/>
      <style:paragraph-properties fo:text-align="center"/>
      <style:text-properties fo:font-size="9pt" style:font-size-asian="9pt" style:font-size-complex="9pt"/>
    </style:style>
    <style:style style:name="ce669" style:family="table-cell" style:parent-style-name="Default" style:data-style-name="N53">
      <style:table-cell-properties fo:border-top="none" fo:border-bottom="thin solid #000000" fo:border-left="thin solid #000000" fo:border-right="2pt solid #000000" style:vertical-align="top" fo:background-color="#CCFFCC" style:cell-protect="protected" style:repeat-content="false"/>
      <style:paragraph-properties fo:text-align="center"/>
      <style:text-properties fo:font-size="9pt" style:font-size-asian="9pt" style:font-size-complex="9pt"/>
    </style:style>
    <style:style style:name="ce670" style:family="table-cell" style:parent-style-name="Default" style:data-style-name="N53">
      <style:table-cell-properties fo:border-top="thin solid #000000" fo:border-bottom="none" fo:border-left="thin solid #000000" fo:border-right="2pt solid #000000" style:vertical-align="top" fo:background-color="#CCCCFF" style:cell-protect="protected" style:repeat-content="false"/>
      <style:paragraph-properties fo:text-align="center"/>
      <style:text-properties fo:font-size="9pt" style:font-size-asian="9pt" style:font-size-complex="9pt"/>
    </style:style>
    <style:style style:name="ce671" style:family="table-cell" style:parent-style-name="Default" style:data-style-name="N53">
      <style:table-cell-properties fo:border-top="thin solid #000000" fo:border-bottom="none" fo:border-left="thin solid #000000" fo:border-right="2pt solid #000000" style:vertical-align="top" fo:background-color="#CCFFCC" style:cell-protect="protected" style:repeat-content="false"/>
      <style:paragraph-properties fo:text-align="center"/>
      <style:text-properties fo:font-size="9pt" style:font-size-asian="9pt" style:font-size-complex="9pt"/>
    </style:style>
    <style:style style:name="ce672" style:family="table-cell" style:parent-style-name="Default" style:data-style-name="N53">
      <style:table-cell-properties fo:border-top="none" fo:border-bottom="none" fo:border-left="thin solid #000000" fo:border-right="2pt solid #000000" style:vertical-align="top" fo:background-color="#CCFFFF" style:cell-protect="protected" style:repeat-content="false"/>
      <style:paragraph-properties fo:text-align="center"/>
      <style:text-properties fo:font-size="9pt" style:font-size-asian="9pt" style:font-size-complex="9pt"/>
    </style:style>
    <style:style style:name="ce673" style:family="table-cell" style:parent-style-name="Default" style:data-style-name="N53">
      <style:table-cell-properties fo:border-top="none" fo:border-bottom="thin solid #000000" fo:border-left="thin solid #000000" fo:border-right="2pt solid #000000" style:vertical-align="top" fo:background-color="#CCFFFF" style:cell-protect="protected" style:repeat-content="false"/>
      <style:paragraph-properties fo:text-align="center"/>
      <style:text-properties fo:font-size="9pt" style:font-size-asian="9pt" style:font-size-complex="9pt" style:font-family-generic="swiss"/>
    </style:style>
    <style:style style:name="ce674" style:family="table-cell" style:parent-style-name="Default" style:data-style-name="N0">
      <style:table-cell-properties fo:border-top="2pt solid #000000" fo:border-bottom="2pt solid #000000" fo:border-left="2pt solid #000000" fo:border-right="none" style:vertical-align="top" fo:background-color="#C0C0C0" style:cell-protect="protected"/>
      <style:text-properties fo:color="#FF0000" fo:font-size="9pt" style:font-size-asian="9pt" style:font-size-complex="9pt" fo:font-weight="bold" style:font-weight-asian="bold" style:font-weight-complex="bold"/>
    </style:style>
    <style:style style:name="ce675" style:family="table-cell" style:parent-style-name="Default" style:data-style-name="N53">
      <style:table-cell-properties fo:border-top="2pt solid #000000" fo:border-bottom="2pt solid #000000" fo:border-left="thin solid #000000" fo:border-right="none" style:vertical-align="top" fo:background-color="#C0C0C0" style:cell-protect="protected" style:repeat-content="false"/>
      <style:paragraph-properties fo:text-align="center"/>
      <style:text-properties fo:font-size="9pt" style:font-size-asian="9pt" style:font-size-complex="9pt" style:font-family-generic="swiss"/>
    </style:style>
    <style:style style:name="ce676" style:family="table-cell" style:parent-style-name="Default" style:data-style-name="N53">
      <style:table-cell-properties fo:border-top="2pt solid #000000" fo:border-bottom="2pt solid #000000" fo:border-left="thin solid #000000" fo:border-right="2pt solid #000000" style:vertical-align="top" fo:background-color="#C0C0C0" style:cell-protect="protected" style:repeat-content="false"/>
      <style:paragraph-properties fo:text-align="center"/>
      <style:text-properties fo:font-size="9pt" style:font-size-asian="9pt" style:font-size-complex="9pt" style:font-family-generic="swiss"/>
    </style:style>
    <style:style style:name="ce677" style:family="table-cell" style:parent-style-name="Default" style:data-style-name="N0">
      <style:table-cell-properties fo:border="thin solid #000000" style:vertical-align="automatic" fo:wrap-option="wrap" fo:background-color="#CCFFCC"/>
    </style:style>
    <style:style style:name="ce678" style:family="table-cell" style:parent-style-name="Normal_PXAPP826" style:data-style-name="N50">
      <style:table-cell-properties style:vertical-align="automatic" fo:background-color="#FFFFFF" style:cell-protect="protected" style:repeat-content="false"/>
      <style:paragraph-properties fo:text-align="center"/>
      <style:text-properties fo:color="#000000" fo:font-size="14pt" style:font-size-asian="14pt" style:font-size-complex="14pt"/>
    </style:style>
    <style:style style:name="ce679" style:family="table-cell" style:parent-style-name="Normal_PXAPP826" style:data-style-name="N19">
      <style:table-cell-properties style:vertical-align="automatic" fo:background-color="#FFFFFF" style:cell-protect="protected" style:repeat-content="false"/>
      <style:paragraph-properties fo:text-align="start" fo:margin-left="0cm"/>
      <style:text-properties fo:color="#000000" fo:font-size="14pt" style:font-size-asian="14pt" style:font-size-complex="14pt"/>
    </style:style>
    <style:style style:name="ce680" style:family="table-cell" style:parent-style-name="Default" style:data-style-name="N0">
      <style:table-cell-properties fo:background-color="#FFFFFF"/>
    </style:style>
    <style:style style:name="ce681" style:family="table-cell" style:parent-style-name="Normal_PXAPP826" style:data-style-name="N0">
      <style:table-cell-properties style:vertical-align="automatic" fo:background-color="#FFFFFF" style:cell-protect="protected" style:repeat-content="false"/>
      <style:paragraph-properties fo:text-align="start" fo:margin-left="0cm"/>
      <style:text-properties fo:color="#000000" fo:font-size="14pt" style:font-size-asian="14pt" style:font-size-complex="14pt" fo:font-weight="bold" style:font-weight-asian="bold" style:font-weight-complex="bold" style:font-family-generic="swiss"/>
    </style:style>
    <style:style style:name="ce682" style:family="table-cell" style:parent-style-name="Normal_PXAPP826" style:data-style-name="N0">
      <style:table-cell-properties style:vertical-align="automatic" fo:background-color="#FFFFFF"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font-family-generic="swiss"/>
    </style:style>
    <style:style style:name="ce683" style:family="table-cell" style:parent-style-name="Default" style:data-style-name="N0">
      <style:table-cell-properties fo:border-top="thin solid #000000" fo:border-bottom="thin solid #000000" fo:border-left="none" fo:border-right="none" style:vertical-align="automatic" fo:background-color="#C0C0C0"/>
      <style:text-properties fo:color="#003366" style:font-family-generic="swiss"/>
    </style:style>
    <style:style style:name="ce684" style:family="table-cell" style:parent-style-name="Default" style:data-style-name="N50">
      <style:table-cell-properties fo:border-top="thin solid #000000" fo:border-bottom="thin solid #000000" fo:border-left="none" fo:border-right="none" style:vertical-align="automatic" fo:wrap-option="wrap" fo:background-color="#C0C0C0"/>
      <style:text-properties fo:color="#000000" style:font-family-generic="swiss"/>
    </style:style>
    <style:style style:name="ce685" style:family="table-cell" style:parent-style-name="Default" style:data-style-name="N4">
      <style:table-cell-properties fo:border-top="thin solid #000000" fo:border-bottom="thin solid #000000" fo:border-left="none" fo:border-right="none" style:vertical-align="automatic" fo:wrap-option="wrap" fo:background-color="#C0C0C0"/>
      <style:text-properties fo:color="#003366" style:font-family-generic="swiss"/>
    </style:style>
    <style:style style:name="ce686" style:family="table-cell" style:parent-style-name="Default" style:data-style-name="N0">
      <style:table-cell-properties fo:border-top="thin solid #000000" fo:border-bottom="thin solid #000000" fo:border-left="none" fo:border-right="thin solid #000000" style:vertical-align="automatic" fo:wrap-option="wrap" fo:background-color="#C0C0C0"/>
      <style:text-properties fo:color="#000000" style:font-family-generic="swiss"/>
    </style:style>
    <style:style style:name="ce687" style:family="table-cell" style:parent-style-name="Default" style:data-style-name="N0">
      <style:table-cell-properties style:vertical-align="automatic" style:repeat-content="false"/>
      <style:paragraph-properties fo:text-align="center"/>
    </style:style>
    <style:style style:name="ce688" style:family="table-cell" style:parent-style-name="Default" style:data-style-name="N0">
      <style:table-cell-properties fo:border-top="thin solid #000000" fo:border-bottom="none" fo:border-left="none" fo:border-right="none" style:vertical-align="automatic" fo:wrap-option="wrap" fo:background-color="#FFFFFF"/>
    </style:style>
    <style:style style:name="ce689" style:family="table-cell" style:parent-style-name="Default" style:data-style-name="N0">
      <style:table-cell-properties fo:border="thin solid #000000" style:vertical-align="automatic" fo:wrap-option="wrap" fo:background-color="#FFFF00"/>
    </style:style>
    <style:style style:name="ce690" style:family="table-cell" style:parent-style-name="Default" style:data-style-name="N0">
      <style:table-cell-properties style:vertical-align="automatic" fo:wrap-option="wrap" fo:background-color="#FFFFFF"/>
    </style:style>
    <style:style style:name="ce691" style:family="table-cell" style:parent-style-name="Default" style:data-style-name="N0">
      <style:table-cell-properties fo:border-top="thin solid #000000" fo:border-bottom="thin solid #000000" fo:border-left="none" fo:border-right="thin solid #000000" style:vertical-align="automatic" fo:wrap-option="wrap" fo:background-color="#C0C0C0"/>
    </style:style>
    <style:style style:name="ce692" style:family="table-cell" style:parent-style-name="Default" style:data-style-name="N0">
      <style:table-cell-properties fo:border-top="thin solid #000000" fo:border-bottom="none" fo:border-left="2pt solid #000000" fo:border-right="none" style:vertical-align="automatic" fo:background-color="#FFFFFF"/>
      <style:text-properties fo:color="#003366" fo:font-size="11pt" style:font-size-asian="11pt" style:font-size-complex="11pt" fo:font-weight="bold" style:font-weight-asian="bold" style:font-weight-complex="bold" style:font-family-generic="swiss"/>
    </style:style>
    <style:style style:name="ce693" style:family="table-cell" style:parent-style-name="Default" style:data-style-name="N0">
      <style:table-cell-properties style:vertical-align="automatic" fo:background-color="#FFFFFF"/>
      <style:text-properties fo:color="#003366" fo:font-size="11pt" style:font-size-asian="11pt" style:font-size-complex="11pt" fo:font-weight="bold" style:font-weight-asian="bold" style:font-weight-complex="bold" style:font-family-generic="swiss"/>
    </style:style>
    <style:style style:name="ce694" style:family="table-cell" style:parent-style-name="Default" style:data-style-name="N46">
      <style:table-cell-properties style:vertical-align="automatic" fo:background-color="#FFFF99" style:cell-protect="none"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695" style:family="table-cell" style:parent-style-name="Default" style:data-style-name="N53">
      <style:table-cell-properties fo:border-top="none" fo:border-bottom="none" fo:border-left="thin solid #000000" fo:border-right="thin solid #000000" style:vertical-align="top" fo:background-color="#FFFF99" style:cell-protect="none" style:repeat-content="false"/>
      <style:paragraph-properties fo:text-align="center"/>
      <style:text-properties fo:font-size="9pt" style:font-size-asian="9pt" style:font-size-complex="9pt"/>
    </style:style>
    <style:style style:name="ce696" style:family="table-cell" style:parent-style-name="Default" style:data-style-name="N0">
      <style:table-cell-properties fo:border-top="2pt solid #000000" fo:border-bottom="2pt solid #000000" fo:border-left="2pt solid #000000" fo:border-right="none" style:vertical-align="top" fo:background-color="#C0C0C0" style:cell-protect="none"/>
      <style:text-properties fo:color="#FF0000" fo:font-size="9pt" style:font-size-asian="9pt" style:font-size-complex="9pt" fo:font-weight="bold" style:font-weight-asian="bold" style:font-weight-complex="bold"/>
    </style:style>
    <style:style style:name="ce697" style:family="table-cell" style:parent-style-name="Comma" style:data-style-name="N53">
      <style:table-cell-properties fo:border-top="2pt solid #000000" fo:border-bottom="2pt solid #000000" fo:border-left="thin solid #000000" fo:border-right="thin solid #000000" fo:background-color="#C0C0C0" style:cell-protect="none"/>
      <style:text-properties fo:font-size="9pt" style:font-size-asian="9pt" style:font-size-complex="9pt" fo:font-weight="bold" style:font-weight-asian="bold" style:font-weight-complex="bold"/>
    </style:style>
    <style:style style:name="ce698" style:family="table-cell" style:parent-style-name="Comma" style:data-style-name="N53">
      <style:table-cell-properties fo:border-top="2pt solid #000000" fo:border-bottom="2pt solid #000000" fo:border-left="thin solid #000000" fo:border-right="2pt solid #000000" fo:background-color="#C0C0C0" style:cell-protect="none"/>
      <style:text-properties fo:font-size="9pt" style:font-size-asian="9pt" style:font-size-complex="9pt" fo:font-weight="bold" style:font-weight-asian="bold" style:font-weight-complex="bold"/>
    </style:style>
    <style:style style:name="ce699" style:family="table-cell" style:parent-style-name="Hyperlink" style:data-style-name="N0">
      <style:table-cell-properties fo:border-top="2pt solid #000000" fo:border-bottom="2pt solid #000000" fo:border-left="2pt solid #000000" fo:border-right="none" style:vertical-align="top" fo:background-color="#000080" style:cell-protect="none"/>
      <style:text-properties fo:color="#FFFFFF" fo:font-size="12pt" style:font-size-asian="12pt" style:font-size-complex="12pt" style:text-underline-style="none" style:text-underline-type="none" fo:font-weight="bold" style:font-weight-asian="bold" style:font-weight-complex="bold"/>
    </style:style>
    <style:style style:name="ce700" style:family="table-cell" style:parent-style-name="Default" style:data-style-name="N27">
      <style:table-cell-properties fo:border-top="2pt solid #000000" fo:border-bottom="2pt solid #000000" fo:border-left="none" fo:border-right="none" style:vertical-align="top" fo:background-color="#000080" style:cell-protect="none"/>
      <style:text-properties fo:color="#FFFFFF" fo:font-size="12pt" style:font-size-asian="12pt" style:font-size-complex="12pt" fo:font-weight="bold" style:font-weight-asian="bold" style:font-weight-complex="bold"/>
    </style:style>
    <style:style style:name="ce701" style:family="table-cell" style:parent-style-name="Default" style:data-style-name="N52">
      <style:table-cell-properties fo:border-top="2pt solid #000000" fo:border-bottom="2pt solid #000000" fo:border-left="none" fo:border-right="none" style:vertical-align="top" fo:background-color="#000080" style:cell-protect="none"/>
      <style:text-properties fo:font-size="9pt" style:font-size-asian="9pt" style:font-size-complex="9pt"/>
    </style:style>
    <style:style style:name="ce702" style:family="table-cell" style:parent-style-name="Default" style:data-style-name="N52">
      <style:table-cell-properties fo:border-top="2pt solid #000000" fo:border-bottom="2pt solid #000000" fo:border-left="none" fo:border-right="none" style:vertical-align="top" fo:background-color="#000080" style:cell-protect="none"/>
      <style:text-properties fo:font-size="9pt" style:font-size-asian="9pt" style:font-size-complex="9pt" style:text-underline-style="solid" style:text-underline-type="single" style:font-family-generic="swiss"/>
    </style:style>
    <style:style style:name="ce703" style:family="table-cell" style:parent-style-name="Default" style:data-style-name="N52">
      <style:table-cell-properties fo:border-top="2pt solid #000000" fo:border-bottom="2pt solid #000000" fo:border-left="none" fo:border-right="2pt solid #000000" style:vertical-align="top" fo:background-color="#000080" style:cell-protect="none"/>
      <style:text-properties fo:font-size="9pt" style:font-size-asian="9pt" style:font-size-complex="9pt"/>
    </style:style>
    <style:style style:name="ce704" style:family="table-cell" style:parent-style-name="Default" style:data-style-name="N0">
      <style:table-cell-properties fo:border-top="2pt solid #000000" fo:border-bottom="thin solid #000000" fo:border-left="2pt solid #000000" fo:border-right="2pt solid #000000" fo:background-color="#FFFFCC" style:cell-protect="none"/>
      <style:text-properties fo:color="#000000" fo:font-weight="bold" style:font-weight-asian="bold" style:font-weight-complex="bold" style:font-family-generic="swiss"/>
    </style:style>
    <style:style style:name="ce705" style:family="table-cell" style:parent-style-name="Default" style:data-style-name="N46">
      <style:table-cell-properties fo:border="2pt solid #000000" style:vertical-align="automatic" fo:background-color="#C0C0C0" style:cell-protect="none" style:repeat-content="false"/>
      <style:paragraph-properties fo:text-align="center"/>
      <style:text-properties fo:color="#FF0000" fo:font-size="14pt" style:font-size-asian="14pt" style:font-size-complex="14pt" fo:font-weight="bold" style:font-weight-asian="bold" style:font-weight-complex="bold" style:font-family-generic="swiss"/>
    </style:style>
    <style:style style:name="ce706" style:family="table-cell" style:parent-style-name="Default" style:data-style-name="N0">
      <style:table-cell-properties fo:border-top="none" fo:border-bottom="2pt solid #000000" fo:border-left="2pt solid #000000" fo:border-right="none" fo:background-color="#CCFFCC" style:cell-protect="protected"/>
      <style:text-properties fo:color="#000000" fo:font-size="9pt" style:font-size-asian="9pt" style:font-size-complex="9pt" fo:font-weight="bold" style:font-weight-asian="bold" style:font-weight-complex="bold" style:font-family-generic="swiss"/>
    </style:style>
    <style:style style:name="ce707" style:family="table-cell" style:parent-style-name="Default" style:data-style-name="N53">
      <style:table-cell-properties fo:border-top="none" fo:border-bottom="2pt solid #000000" fo:border-left="thin solid #000000" fo:border-right="none" style:vertical-align="top" fo:background-color="#CCFFCC" style:cell-protect="protected" style:repeat-content="false"/>
      <style:paragraph-properties fo:text-align="center"/>
      <style:text-properties fo:font-size="9pt" style:font-size-asian="9pt" style:font-size-complex="9pt"/>
    </style:style>
    <style:style style:name="ce708" style:family="table-cell" style:parent-style-name="Default" style:data-style-name="N53">
      <style:table-cell-properties fo:border-top="none" fo:border-bottom="2pt solid #000000" fo:border-left="thin solid #000000" fo:border-right="2pt solid #000000" style:vertical-align="top" fo:background-color="#CCFFCC" style:cell-protect="protected" style:repeat-content="false"/>
      <style:paragraph-properties fo:text-align="center"/>
      <style:text-properties fo:font-size="9pt" style:font-size-asian="9pt" style:font-size-complex="9pt"/>
    </style:style>
    <style:style style:name="ce709" style:family="table-cell" style:parent-style-name="Default" style:data-style-name="N0">
      <style:table-cell-properties fo:border-top="2pt solid #000000" fo:border-bottom="2pt solid #000000" fo:border-left="2pt solid #000000" fo:border-right="none" style:vertical-align="top" fo:background-color="#C0C0C0" style:cell-protect="none"/>
      <style:text-properties fo:color="#000000" fo:font-size="9pt" style:font-size-asian="9pt" style:font-size-complex="9pt" fo:font-weight="bold" style:font-weight-asian="bold" style:font-weight-complex="bold" style:font-family-generic="swiss"/>
    </style:style>
    <style:style style:name="ce710" style:family="table-cell" style:parent-style-name="Default" style:data-style-name="N0">
      <style:table-cell-properties fo:border-top="2pt solid #000000" fo:border-bottom="2pt solid #000000" fo:border-left="none" fo:border-right="none" style:vertical-align="top" fo:background-color="#C0C0C0" style:cell-protect="none"/>
      <style:text-properties fo:font-size="9pt" style:font-size-asian="9pt" style:font-size-complex="9pt"/>
    </style:style>
    <style:style style:name="ce711" style:family="table-cell" style:parent-style-name="Default" style:data-style-name="N52">
      <style:table-cell-properties fo:border-top="2pt solid #000000" fo:border-bottom="2pt solid #000000" fo:border-left="none" fo:border-right="none" style:vertical-align="top" fo:background-color="#C0C0C0" style:cell-protect="none"/>
      <style:text-properties fo:font-size="9pt" style:font-size-asian="9pt" style:font-size-complex="9pt"/>
    </style:style>
    <style:style style:name="ce712" style:family="table-cell" style:parent-style-name="Default" style:data-style-name="N52">
      <style:table-cell-properties fo:border-top="2pt solid #000000" fo:border-bottom="2pt solid #000000" fo:border-left="none" fo:border-right="none" style:vertical-align="top" fo:background-color="#C0C0C0" style:cell-protect="none"/>
      <style:text-properties fo:font-size="9pt" style:font-size-asian="9pt" style:font-size-complex="9pt" style:text-underline-style="solid" style:text-underline-type="single" style:font-family-generic="swiss"/>
    </style:style>
    <style:style style:name="ce713" style:family="table-cell" style:parent-style-name="Default" style:data-style-name="N52">
      <style:table-cell-properties fo:border-top="2pt solid #000000" fo:border-bottom="2pt solid #000000" fo:border-left="none" fo:border-right="2pt solid #000000" style:vertical-align="top" fo:background-color="#C0C0C0" style:cell-protect="none"/>
      <style:text-properties fo:font-size="9pt" style:font-size-asian="9pt" style:font-size-complex="9pt"/>
    </style:style>
    <style:style style:name="ce714" style:family="table-cell" style:parent-style-name="Default" style:data-style-name="N0">
      <style:table-cell-properties style:vertical-align="automatic" fo:wrap-option="wrap" fo:background-color="#FFFFFF"/>
      <style:text-properties fo:color="#003366" fo:font-weight="bold" style:font-weight-asian="bold" style:font-weight-complex="bold" style:font-family-generic="swiss"/>
    </style:style>
    <style:style style:name="ce715" style:family="table-cell" style:parent-style-name="Default" style:data-style-name="N0">
      <style:table-cell-properties fo:border-top="thin solid #000000" fo:border-bottom="thin solid #000000" fo:border-left="none" fo:border-right="thin solid #000000" style:vertical-align="automatic" fo:wrap-option="wrap" fo:background-color="#C0C0C0"/>
      <style:text-properties fo:color="#000000" fo:font-weight="bold" style:font-weight-asian="bold" style:font-weight-complex="bold" style:font-family-generic="swiss"/>
    </style:style>
    <style:style style:name="ce716" style:family="table-cell" style:parent-style-name="Default" style:data-style-name="N0">
      <style:table-cell-properties fo:border-top="thin solid #000000" fo:border-bottom="none" fo:border-left="thin solid #000000" fo:border-right="thin solid #000000" style:vertical-align="automatic" fo:wrap-option="wrap" fo:background-color="#00FFFF" style:cell-protect="none"/>
      <style:text-properties fo:color="#003366"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48909722222222cm"/>
    </style:style>
    <style:style style:name="co2" style:family="table-column">
      <style:table-column-properties fo:break-before="auto" style:column-width="2.04611111111111cm"/>
    </style:style>
    <style:style style:name="co3" style:family="table-column">
      <style:table-column-properties fo:break-before="auto" style:column-width="1.71979166666667cm"/>
    </style:style>
    <style:style style:name="co4" style:family="table-column">
      <style:table-column-properties fo:break-before="auto" style:column-width="1.94027777777778cm"/>
    </style:style>
    <style:style style:name="co5" style:family="table-column">
      <style:table-column-properties fo:break-before="auto" style:column-width="1.69333333333333cm"/>
    </style:style>
    <style:style style:name="co6" style:family="table-column">
      <style:table-column-properties fo:break-before="auto" style:column-width="1.49930555555556cm"/>
    </style:style>
    <style:style style:name="co7" style:family="table-column">
      <style:table-column-properties fo:break-before="auto" style:column-width="1.63159722222222cm"/>
    </style:style>
    <style:style style:name="co8" style:family="table-column">
      <style:table-column-properties fo:break-before="auto" style:column-width="1.52576388888889cm"/>
    </style:style>
    <style:style style:name="co9" style:family="table-column">
      <style:table-column-properties fo:break-before="auto" style:column-width="1.41111111111111cm"/>
    </style:style>
    <style:style style:name="co10" style:family="table-column">
      <style:table-column-properties fo:break-before="auto" style:column-width="1.60513888888889cm"/>
    </style:style>
    <style:style style:name="co11" style:family="table-column">
      <style:table-column-properties fo:break-before="auto" style:column-width="1.55222222222222cm"/>
    </style:style>
    <style:style style:name="co12" style:family="table-column">
      <style:table-column-properties fo:break-before="auto" style:column-width="1.77270833333333cm"/>
    </style:style>
    <style:style style:name="co13" style:family="table-column">
      <style:table-column-properties fo:break-before="auto" style:column-width="1.46402777777778cm"/>
    </style:style>
    <style:style style:name="co14" style:family="table-column">
      <style:table-column-properties fo:break-before="auto" style:column-width="2.301875cm"/>
    </style:style>
    <style:style style:name="co15" style:family="table-column">
      <style:table-column-properties fo:break-before="auto" style:column-width="2.40770833333333cm"/>
    </style:style>
    <style:style style:name="co16" style:family="table-column">
      <style:table-column-properties fo:break-before="auto" style:column-width="2.49590277777778cm"/>
    </style:style>
    <style:style style:name="co17" style:family="table-column">
      <style:table-column-properties fo:break-before="auto" style:column-width="3.46604166666667cm"/>
    </style:style>
    <style:style style:name="co18" style:family="table-column">
      <style:table-column-properties fo:break-before="auto" style:column-width="1.85208333333333cm"/>
    </style:style>
    <style:style style:name="co19" style:family="table-column">
      <style:table-column-properties fo:break-before="auto" style:column-width="0.635cm"/>
    </style:style>
    <style:style style:name="co20" style:family="table-column">
      <style:table-column-properties fo:break-before="auto" style:column-width="1.21708333333333cm" style:use-optimal-column-width="true"/>
    </style:style>
    <style:style style:name="co21" style:family="table-column">
      <style:table-column-properties fo:break-before="auto" style:column-width="1.27cm"/>
    </style:style>
    <style:style style:name="co22" style:family="table-column">
      <style:table-column-properties fo:break-before="auto" style:column-width="1.33173611111111cm"/>
    </style:style>
    <style:style style:name="co23" style:family="table-column">
      <style:table-column-properties fo:break-before="auto" style:column-width="1.30527777777778cm"/>
    </style:style>
    <style:style style:name="co24" style:family="table-column">
      <style:table-column-properties fo:break-before="auto" style:column-width="1.190625cm"/>
    </style:style>
    <style:style style:name="co25" style:family="table-column">
      <style:table-column-properties fo:break-before="auto" style:column-width="1.21708333333333cm"/>
    </style:style>
    <style:style style:name="co26" style:family="table-column">
      <style:table-column-properties fo:break-before="auto" style:column-width="2.18722222222222cm"/>
    </style:style>
    <style:style style:name="co27" style:family="table-column">
      <style:table-column-properties fo:break-before="auto" style:column-width="2.21368055555556cm"/>
    </style:style>
    <style:style style:name="co28" style:family="table-column">
      <style:table-column-properties fo:break-before="auto" style:column-width="6.59694444444444cm"/>
    </style:style>
    <style:style style:name="co29" style:family="table-column">
      <style:table-column-properties fo:break-before="auto" style:column-width="7.86694444444444cm"/>
    </style:style>
    <style:style style:name="co30" style:family="table-column">
      <style:table-column-properties fo:break-before="auto" style:column-width="3.10444444444444cm"/>
    </style:style>
    <style:style style:name="co31" style:family="table-column">
      <style:table-column-properties fo:break-before="auto" style:column-width="2.01965277777778cm"/>
    </style:style>
    <style:style style:name="co32" style:family="table-column">
      <style:table-column-properties fo:break-before="auto" style:column-width="2.24013888888889cm"/>
    </style:style>
    <style:style style:name="co33" style:family="table-column">
      <style:table-column-properties fo:break-before="auto" style:column-width="2.60173611111111cm"/>
    </style:style>
    <style:style style:name="co34" style:family="table-column">
      <style:table-column-properties fo:break-before="auto" style:column-width="3.95993055555556cm"/>
    </style:style>
    <style:style style:name="co35" style:family="table-column">
      <style:table-column-properties fo:break-before="auto" style:column-width="2.936875cm"/>
    </style:style>
    <style:style style:name="co36" style:family="table-column">
      <style:table-column-properties fo:break-before="auto" style:column-width="2.71638888888889cm"/>
    </style:style>
    <style:style style:name="co37" style:family="table-column">
      <style:table-column-properties fo:break-before="auto" style:column-width="1.79916666666667cm"/>
    </style:style>
    <style:style style:name="co38" style:family="table-column">
      <style:table-column-properties fo:break-before="auto" style:column-width="1.35819444444444cm"/>
    </style:style>
    <style:style style:name="co39" style:family="table-column">
      <style:table-column-properties fo:break-before="auto" style:column-width="2.32833333333333cm"/>
    </style:style>
    <style:style style:name="co40" style:family="table-column">
      <style:table-column-properties fo:break-before="auto" style:column-width="8.00805555555556cm"/>
    </style:style>
    <style:style style:name="co41" style:family="table-column">
      <style:table-column-properties fo:break-before="auto" style:column-width="6.50875cm"/>
    </style:style>
    <style:style style:name="co42" style:family="table-column">
      <style:table-column-properties fo:break-before="auto" style:column-width="13.7230555555556cm"/>
    </style:style>
    <style:style style:name="co43" style:family="table-column">
      <style:table-column-properties fo:break-before="auto" style:column-width="1.13770833333333cm"/>
    </style:style>
    <style:style style:name="co44" style:family="table-column">
      <style:table-column-properties fo:break-before="auto" style:column-width="1.65805555555556cm"/>
    </style:style>
    <style:style style:name="co45" style:family="table-column">
      <style:table-column-properties fo:break-before="auto" style:column-width="0.749652777777778cm"/>
    </style:style>
    <style:style style:name="co46" style:family="table-column">
      <style:table-column-properties fo:break-before="auto" style:column-width="1.16416666666667cm"/>
    </style:style>
    <style:style style:name="co47" style:family="table-column">
      <style:table-column-properties fo:break-before="auto" style:column-width="1.57868055555556cm"/>
    </style:style>
    <style:style style:name="co48" style:family="table-column">
      <style:table-column-properties fo:break-before="auto" style:column-width="7.51416666666667cm"/>
    </style:style>
    <style:style style:name="co49" style:family="table-column">
      <style:table-column-properties fo:break-before="auto" style:column-width="2.08138888888889cm"/>
    </style:style>
    <style:style style:name="co50" style:family="table-column">
      <style:table-column-properties fo:break-before="auto" style:column-width="2.27541666666667cm"/>
    </style:style>
    <style:style style:name="co51" style:family="table-column">
      <style:table-column-properties fo:break-before="auto" style:column-width="2.52236111111111cm"/>
    </style:style>
    <style:style style:name="co52" style:family="table-column">
      <style:table-column-properties fo:break-before="auto" style:column-width="1.43756944444444cm"/>
    </style:style>
    <style:style style:name="co53" style:family="table-column">
      <style:table-column-properties fo:break-before="auto" style:column-width="2.38125cm"/>
    </style:style>
    <style:style style:name="co54" style:family="table-column">
      <style:table-column-properties fo:break-before="auto" style:column-width="1.99319444444444cm"/>
    </style:style>
    <style:style style:name="ro1" style:family="table-row">
      <style:table-row-properties style:row-height="15.75pt" style:use-optimal-row-height="false" fo:break-before="auto"/>
    </style:style>
    <style:style style:name="ro2" style:family="table-row">
      <style:table-row-properties style:row-height="17.25pt" style:use-optimal-row-height="false" fo:break-before="auto"/>
    </style:style>
    <style:style style:name="ro3" style:family="table-row">
      <style:table-row-properties style:row-height="13.75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2pt" style:use-optimal-row-height="true" fo:break-before="auto"/>
    </style:style>
    <style:style style:name="ro7" style:family="table-row">
      <style:table-row-properties style:row-height="11.75pt" style:use-optimal-row-height="true" fo:break-before="auto"/>
    </style:style>
    <style:style style:name="ro8" style:family="table-row">
      <style:table-row-properties style:row-height="12.5pt" style:use-optimal-row-height="true" fo:break-before="auto"/>
    </style:style>
    <style:style style:name="ro9" style:family="table-row">
      <style:table-row-properties style:row-height="16.25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2pt" style:use-optimal-row-height="false" fo:break-before="auto"/>
    </style:style>
    <style:style style:name="ro14" style:family="table-row">
      <style:table-row-properties style:row-height="14.25pt" style:use-optimal-row-height="false" fo:break-before="auto"/>
    </style:style>
    <style:style style:name="ro15" style:family="table-row">
      <style:table-row-properties style:row-height="30pt" style:use-optimal-row-height="false" fo:break-before="auto"/>
    </style:style>
    <style:style style:name="ro16" style:family="table-row">
      <style:table-row-properties style:row-height="24pt" style:use-optimal-row-height="true" fo:break-before="auto"/>
    </style:style>
    <style:style style:name="ro17" style:family="table-row">
      <style:table-row-properties style:row-height="13.5pt" style:use-optimal-row-height="false" fo:break-before="auto"/>
    </style:style>
    <style:style style:name="ro18" style:family="table-row">
      <style:table-row-properties style:row-height="32.25pt" style:use-optimal-row-height="false" fo:break-before="auto"/>
    </style:style>
    <style:style style:name="ro19" style:family="table-row">
      <style:table-row-properties style:row-height="43.5pt" style:use-optimal-row-height="false" fo:break-before="auto"/>
    </style:style>
    <style:style style:name="ro20" style:family="table-row">
      <style:table-row-properties style:row-height="28.5pt" style:use-optimal-row-height="false" fo:break-before="auto"/>
    </style:style>
    <style:style style:name="ro21" style:family="table-row">
      <style:table-row-properties style:row-height="26.75pt" style:use-optimal-row-height="true" fo:break-before="auto"/>
    </style:style>
    <style:style style:name="ro22" style:family="table-row">
      <style:table-row-properties style:row-height="11.25pt" style:use-optimal-row-height="false" fo:break-before="auto"/>
    </style:style>
    <style:style style:name="ro23" style:family="table-row">
      <style:table-row-properties style:row-height="14.5pt" style:use-optimal-row-height="true" fo:break-before="auto"/>
    </style:style>
    <style:style style:name="ro24" style:family="table-row">
      <style:table-row-properties style:row-height="18pt" style:use-optimal-row-height="true" fo:break-before="auto"/>
    </style:style>
    <style:style style:name="ro25" style:family="table-row">
      <style:table-row-properties style:row-height="15.5pt" style:use-optimal-row-height="true" fo:break-before="auto"/>
    </style:style>
    <style:style style:name="ro26" style:family="table-row">
      <style:table-row-properties style:row-height="27.75pt" style:use-optimal-row-height="false" fo:break-before="auto"/>
    </style:style>
    <style:style style:name="ro27" style:family="table-row">
      <style:table-row-properties style:row-height="39.75pt" style:use-optimal-row-height="false" fo:break-before="auto"/>
    </style:style>
    <style:style style:name="ro28" style:family="table-row">
      <style:table-row-properties style:row-height="15.25pt" style:use-optimal-row-height="true" fo:break-before="auto"/>
    </style:style>
    <style:style style:name="ro29" style:family="table-row">
      <style:table-row-properties style:row-height="39pt" style:use-optimal-row-height="true" fo:break-before="auto"/>
    </style:style>
    <style:style style:name="ro30" style:family="table-row">
      <style:table-row-properties style:row-height="18.75pt" style:use-optimal-row-height="false" fo:break-before="auto"/>
    </style:style>
    <style:style style:name="ro31" style:family="table-row">
      <style:table-row-properties style:row-height="7.5pt" style:use-optimal-row-height="false" fo:break-before="auto"/>
    </style:style>
    <style:style style:name="ro32" style:family="table-row">
      <style:table-row-properties style:row-height="18.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
      <style:table-properties table:display="false" style:writing-mode="lr-tb"/>
    </style:style>
    <style:style style:family="graphic" style:name="a20">
      <style:graphic-properties fo:wrap-option="wrap" fo:padding-top="0.075in" fo:padding-bottom="0in" fo:padding-left="0.09in" fo:padding-right="0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1">
      <style:graphic-properties draw:fill="solid" draw:fill-color="#ffffff" draw:opacity="100%" draw:stroke="solid" svg:stroke-width="0.01042in" svg:stroke-color="#000000" svg:stroke-opacity="100%" draw:stroke-linejoin="miter"/>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Preschedule" table:style-name="ta1">
        <table:table-column table:style-name="co1" table:default-cell-style-name="ce174"/>
        <table:table-column table:style-name="co2" table:default-cell-style-name="ce160"/>
        <table:table-column table:style-name="co3" table:number-columns-repeated="2" table:default-cell-style-name="ce160"/>
        <table:table-column table:style-name="co4" table:default-cell-style-name="ce160"/>
        <table:table-column table:style-name="co3" table:number-columns-repeated="2" table:default-cell-style-name="ce160"/>
        <table:table-column table:style-name="co5" table:default-cell-style-name="ce160"/>
        <table:table-column table:style-name="co6" table:default-cell-style-name="ce160"/>
        <table:table-column table:style-name="co7" table:default-cell-style-name="ce160"/>
        <table:table-column table:style-name="co4" table:default-cell-style-name="ce160"/>
        <table:table-column table:style-name="co8" table:default-cell-style-name="ce160"/>
        <table:table-column table:style-name="co6" table:default-cell-style-name="ce160"/>
        <table:table-column table:style-name="co9" table:default-cell-style-name="ce160"/>
        <table:table-column table:style-name="co10" table:number-columns-repeated="2" table:default-cell-style-name="ce160"/>
        <table:table-column table:style-name="co8" table:number-columns-repeated="3" table:default-cell-style-name="ce160"/>
        <table:table-column table:style-name="co11" table:default-cell-style-name="ce160"/>
        <table:table-column table:style-name="co8" table:default-cell-style-name="ce160"/>
        <table:table-column table:style-name="co10" table:default-cell-style-name="ce160"/>
        <table:table-column table:style-name="co12" table:default-cell-style-name="ce160"/>
        <table:table-column table:style-name="co13" table:default-cell-style-name="ce160"/>
        <table:table-column table:style-name="co11" table:default-cell-style-name="ce160"/>
        <table:table-column table:style-name="co14" table:default-cell-style-name="ce160"/>
        <table:table-column table:style-name="co15" table:default-cell-style-name="ce175"/>
        <table:table-column table:style-name="co12" table:default-cell-style-name="ce160"/>
        <table:table-column table:style-name="co16" table:default-cell-style-name="ce160"/>
        <table:table-column table:style-name="co12" table:number-columns-repeated="16355" table:default-cell-style-name="ce160"/>
        <table:table-row table:style-name="ro1">
          <table:table-cell office:value-type="date" office:date-value="2002-01-25T00:00:00" table:style-name="ce629">
            <text:p>25-Jan-02</text:p>
          </table:table-cell>
          <table:table-cell table:number-columns-repeated="23" table:style-name="ce568"/>
          <table:table-cell table:style-name="ce569"/>
          <table:table-cell table:style-name="ce158"/>
          <table:table-cell table:style-name="ce159"/>
          <table:table-cell table:number-columns-repeated="186" table:style-name="ce158"/>
          <table:table-cell table:number-columns-repeated="16171"/>
        </table:table-row>
        <table:table-row table:style-name="ro2">
          <table:table-cell table:style-name="ce493"/>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text:s/>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493">
            <text:p>x</text:p>
          </table:table-cell>
          <table:table-cell office:value-type="string" table:style-name="ce705">
            <text:p>x</text:p>
          </table:table-cell>
          <table:table-cell table:style-name="ce490"/>
          <table:table-cell table:style-name="ce491"/>
          <table:table-cell table:number-columns-repeated="186" table:style-name="ce490"/>
          <table:table-cell table:number-columns-repeated="16171" table:style-name="ce492"/>
        </table:table-row>
        <table:table-row table:style-name="ro3">
          <table:table-cell office:value-type="string" table:style-name="ce542">
            <text:p><text:s text:c="28"/></text:p>
          </table:table-cell>
          <table:table-cell office:value-type="float" office:value="1" table:style-name="ce518">
            <text:p>1</text:p>
          </table:table-cell>
          <table:table-cell office:value-type="float" office:value="2" table:style-name="ce516">
            <text:p>2</text:p>
          </table:table-cell>
          <table:table-cell office:value-type="float" office:value="3" table:style-name="ce516">
            <text:p>3</text:p>
          </table:table-cell>
          <table:table-cell office:value-type="float" office:value="4" table:style-name="ce516">
            <text:p>4</text:p>
          </table:table-cell>
          <table:table-cell office:value-type="float" office:value="5" table:style-name="ce516">
            <text:p>5</text:p>
          </table:table-cell>
          <table:table-cell office:value-type="float" office:value="6" table:style-name="ce516">
            <text:p>6</text:p>
          </table:table-cell>
          <table:table-cell office:value-type="float" office:value="7" table:style-name="ce516">
            <text:p>7</text:p>
          </table:table-cell>
          <table:table-cell office:value-type="float" office:value="8" table:style-name="ce516">
            <text:p>8</text:p>
          </table:table-cell>
          <table:table-cell office:value-type="float" office:value="9" table:style-name="ce516">
            <text:p>9</text:p>
          </table:table-cell>
          <table:table-cell office:value-type="float" office:value="10" table:style-name="ce516">
            <text:p>10</text:p>
          </table:table-cell>
          <table:table-cell office:value-type="float" office:value="11" table:style-name="ce516">
            <text:p>11</text:p>
          </table:table-cell>
          <table:table-cell office:value-type="float" office:value="12" table:style-name="ce516">
            <text:p>12</text:p>
          </table:table-cell>
          <table:table-cell office:value-type="float" office:value="13" table:style-name="ce516">
            <text:p>13</text:p>
          </table:table-cell>
          <table:table-cell office:value-type="float" office:value="14" table:style-name="ce516">
            <text:p>14</text:p>
          </table:table-cell>
          <table:table-cell office:value-type="float" office:value="15" table:style-name="ce516">
            <text:p>15</text:p>
          </table:table-cell>
          <table:table-cell office:value-type="float" office:value="16" table:style-name="ce516">
            <text:p>16</text:p>
          </table:table-cell>
          <table:table-cell office:value-type="float" office:value="17" table:style-name="ce516">
            <text:p>17</text:p>
          </table:table-cell>
          <table:table-cell office:value-type="float" office:value="18" table:style-name="ce517">
            <text:p>18</text:p>
          </table:table-cell>
          <table:table-cell office:value-type="float" office:value="19" table:style-name="ce518">
            <text:p>19</text:p>
          </table:table-cell>
          <table:table-cell office:value-type="float" office:value="20" table:style-name="ce516">
            <text:p>20</text:p>
          </table:table-cell>
          <table:table-cell office:value-type="float" office:value="21" table:style-name="ce516">
            <text:p>21</text:p>
          </table:table-cell>
          <table:table-cell office:value-type="float" office:value="22" table:style-name="ce516">
            <text:p>22</text:p>
          </table:table-cell>
          <table:table-cell office:value-type="float" office:value="23" table:style-name="ce516">
            <text:p>23</text:p>
          </table:table-cell>
          <table:table-cell office:value-type="float" office:value="24" table:style-name="ce570">
            <text:p>24</text:p>
          </table:table-cell>
          <table:table-cell table:style-name="ce158"/>
          <table:table-cell table:style-name="ce159"/>
          <table:table-cell table:number-columns-repeated="186" table:style-name="ce158"/>
          <table:table-cell table:number-columns-repeated="16171"/>
        </table:table-row>
        <table:table-row table:style-name="ro4">
          <table:table-cell office:value-type="string" table:style-name="ce704">
            <text:p>LOAD (Incl,RGC,CFE)</text:p>
          </table:table-cell>
          <table:table-cell office:value-type="float" office:value="629" table:style-name="ce519">
            <text:p>629</text:p>
          </table:table-cell>
          <table:table-cell office:value-type="float" office:value="632" table:style-name="ce519">
            <text:p>632</text:p>
          </table:table-cell>
          <table:table-cell office:value-type="float" office:value="615" table:style-name="ce519">
            <text:p>615</text:p>
          </table:table-cell>
          <table:table-cell office:value-type="float" office:value="628" table:style-name="ce519">
            <text:p>628</text:p>
          </table:table-cell>
          <table:table-cell office:value-type="float" office:value="640" table:style-name="ce519">
            <text:p>640</text:p>
          </table:table-cell>
          <table:table-cell office:value-type="float" office:value="674" table:style-name="ce519">
            <text:p>674</text:p>
          </table:table-cell>
          <table:table-cell office:value-type="float" office:value="793" table:style-name="ce519">
            <text:p>793</text:p>
          </table:table-cell>
          <table:table-cell office:value-type="float" office:value="834" table:style-name="ce519">
            <text:p>834</text:p>
          </table:table-cell>
          <table:table-cell office:value-type="float" office:value="829" table:style-name="ce519">
            <text:p>829</text:p>
          </table:table-cell>
          <table:table-cell office:value-type="float" office:value="834" table:style-name="ce519">
            <text:p>834</text:p>
          </table:table-cell>
          <table:table-cell office:value-type="float" office:value="829" table:style-name="ce519">
            <text:p>829</text:p>
          </table:table-cell>
          <table:table-cell office:value-type="float" office:value="822" table:style-name="ce519">
            <text:p>822</text:p>
          </table:table-cell>
          <table:table-cell office:value-type="float" office:value="806" table:style-name="ce519">
            <text:p>806</text:p>
          </table:table-cell>
          <table:table-cell office:value-type="float" office:value="780" table:style-name="ce519">
            <text:p>780</text:p>
          </table:table-cell>
          <table:table-cell office:value-type="float" office:value="782" table:style-name="ce519">
            <text:p>782</text:p>
          </table:table-cell>
          <table:table-cell office:value-type="float" office:value="745" table:style-name="ce519">
            <text:p>745</text:p>
          </table:table-cell>
          <table:table-cell office:value-type="float" office:value="738" table:style-name="ce519">
            <text:p>738</text:p>
          </table:table-cell>
          <table:table-cell office:value-type="float" office:value="782" table:style-name="ce519">
            <text:p>782</text:p>
          </table:table-cell>
          <table:table-cell office:value-type="float" office:value="843" table:style-name="ce519">
            <text:p>843</text:p>
          </table:table-cell>
          <table:table-cell office:value-type="float" office:value="834" table:style-name="ce519">
            <text:p>834</text:p>
          </table:table-cell>
          <table:table-cell office:value-type="float" office:value="831" table:style-name="ce519">
            <text:p>831</text:p>
          </table:table-cell>
          <table:table-cell office:value-type="float" office:value="804" table:style-name="ce519">
            <text:p>804</text:p>
          </table:table-cell>
          <table:table-cell office:value-type="float" office:value="732" table:style-name="ce520">
            <text:p>732</text:p>
          </table:table-cell>
          <table:table-cell office:value-type="float" office:value="690" table:style-name="ce520">
            <text:p>690</text:p>
          </table:table-cell>
          <table:table-cell table:number-columns-repeated="5" table:style-name="ce355"/>
          <table:table-cell table:number-columns-repeated="16354" table:style-name="ce356"/>
        </table:table-row>
        <table:table-row table:style-name="ro5">
          <table:table-cell office:value-type="string" table:style-name="ce706">
            <text:p>TNP</text:p>
          </table:table-cell>
          <table:table-cell office:value-type="float" office:value="50" table:formula="of:=[Deals.F4]" table:style-name="ce707">
            <text:p>50</text:p>
          </table:table-cell>
          <table:table-cell office:value-type="float" office:value="50" table:formula="of:=[Deals.G4]" table:style-name="ce707">
            <text:p>50</text:p>
          </table:table-cell>
          <table:table-cell office:value-type="float" office:value="50" table:formula="of:=[Deals.H4]" table:style-name="ce707">
            <text:p>50</text:p>
          </table:table-cell>
          <table:table-cell office:value-type="float" office:value="55" table:formula="of:=[Deals.I4]" table:style-name="ce707">
            <text:p>55</text:p>
          </table:table-cell>
          <table:table-cell office:value-type="float" office:value="55" table:formula="of:=[Deals.J4]" table:style-name="ce707">
            <text:p>55</text:p>
          </table:table-cell>
          <table:table-cell office:value-type="float" office:value="60" table:formula="of:=[Deals.K4]" table:style-name="ce707">
            <text:p>60</text:p>
          </table:table-cell>
          <table:table-cell office:value-type="float" office:value="70" table:formula="of:=[Deals.L4]" table:style-name="ce707">
            <text:p>70</text:p>
          </table:table-cell>
          <table:table-cell office:value-type="float" office:value="75" table:formula="of:=[Deals.M4]" table:style-name="ce707">
            <text:p>75</text:p>
          </table:table-cell>
          <table:table-cell office:value-type="float" office:value="75" table:formula="of:=[Deals.N4]" table:style-name="ce707">
            <text:p>75</text:p>
          </table:table-cell>
          <table:table-cell office:value-type="float" office:value="75" table:formula="of:=[Deals.O4]" table:style-name="ce707">
            <text:p>75</text:p>
          </table:table-cell>
          <table:table-cell office:value-type="float" office:value="75" table:formula="of:=[Deals.P4]" table:style-name="ce707">
            <text:p>75</text:p>
          </table:table-cell>
          <table:table-cell office:value-type="float" office:value="75" table:formula="of:=[Deals.Q4]" table:style-name="ce707">
            <text:p>75</text:p>
          </table:table-cell>
          <table:table-cell office:value-type="float" office:value="75" table:formula="of:=[Deals.R4]" table:style-name="ce707">
            <text:p>75</text:p>
          </table:table-cell>
          <table:table-cell office:value-type="float" office:value="75" table:formula="of:=[Deals.S4]" table:style-name="ce707">
            <text:p>75</text:p>
          </table:table-cell>
          <table:table-cell office:value-type="float" office:value="70" table:formula="of:=[Deals.T4]" table:style-name="ce707">
            <text:p>70</text:p>
          </table:table-cell>
          <table:table-cell office:value-type="float" office:value="70" table:formula="of:=[Deals.U4]" table:style-name="ce707">
            <text:p>70</text:p>
          </table:table-cell>
          <table:table-cell office:value-type="float" office:value="70" table:formula="of:=[Deals.V4]" table:style-name="ce707">
            <text:p>70</text:p>
          </table:table-cell>
          <table:table-cell office:value-type="float" office:value="75" table:formula="of:=[Deals.W4]" table:style-name="ce707">
            <text:p>75</text:p>
          </table:table-cell>
          <table:table-cell office:value-type="float" office:value="75" table:formula="of:=[Deals.X4]" table:style-name="ce707">
            <text:p>75</text:p>
          </table:table-cell>
          <table:table-cell office:value-type="float" office:value="75" table:formula="of:=[Deals.Y4]" table:style-name="ce707">
            <text:p>75</text:p>
          </table:table-cell>
          <table:table-cell office:value-type="float" office:value="75" table:formula="of:=[Deals.Z4]" table:style-name="ce707">
            <text:p>75</text:p>
          </table:table-cell>
          <table:table-cell office:value-type="float" office:value="70" table:formula="of:=[Deals.AA4]" table:style-name="ce707">
            <text:p>70</text:p>
          </table:table-cell>
          <table:table-cell office:value-type="float" office:value="65" table:formula="of:=[Deals.AB4]" table:style-name="ce707">
            <text:p>65</text:p>
          </table:table-cell>
          <table:table-cell office:value-type="float" office:value="60" table:formula="of:=[Deals.AC4]" table:style-name="ce708">
            <text:p>60</text:p>
          </table:table-cell>
          <table:table-cell table:style-name="ce161"/>
          <table:table-cell table:style-name="ce163"/>
          <table:table-cell table:number-columns-repeated="16357" table:style-name="ce162"/>
        </table:table-row>
        <table:table-row table:style-name="ro6">
          <table:table-cell office:value-type="string" table:style-name="ce521">
            <text:p>Purchases</text:p>
          </table:table-cell>
          <table:table-cell table:number-columns-repeated="23" table:style-name="ce522"/>
          <table:table-cell table:style-name="ce523"/>
          <table:table-cell table:style-name="ce161"/>
          <table:table-cell table:style-name="ce163"/>
          <table:table-cell table:number-columns-repeated="16357" table:style-name="ce162"/>
        </table:table-row>
        <table:table-row table:style-name="ro5">
          <table:table-cell office:value-type="string" table:style-name="ce524">
            <text:p>Incremental Purchases</text:p>
          </table:table-cell>
          <table:table-cell table:number-columns-repeated="13" table:style-name="ce494"/>
          <table:table-cell office:value-type="float" office:value="0" table:style-name="ce494"/>
          <table:table-cell table:number-columns-repeated="9" table:style-name="ce494"/>
          <table:table-cell table:style-name="ce525"/>
          <table:table-cell table:style-name="ce161"/>
          <table:table-cell table:style-name="ce163"/>
          <table:table-cell table:number-columns-repeated="16357" table:style-name="ce162"/>
        </table:table-row>
        <table:table-row table:style-name="ro7">
          <table:table-cell office:value-type="string" table:style-name="ce496">
            <text:p>4C Prescheduled</text:p>
          </table:table-cell>
          <table:table-cell office:value-type="float" office:value="0" table:formula="of:=SUM(IF(($$DelPoint= &quot;4C&quot;)*($$DType = &quot;pre&quot;)*(OFFSET($$DelPoint;0;[.B3]+2)&lt;0);OFFSET($$DelPoint;0;[.B3]+2);0))" table:number-matrix-columns-spanned="1" table:number-matrix-rows-spanned="1" table:style-name="ce497"/>
          <table:table-cell office:value-type="float" office:value="0" table:formula="of:=SUM(IF(($$DelPoint= &quot;4C&quot;)*($$DType = &quot;pre&quot;)*(OFFSET($$DelPoint;0;[.C3]+2)&lt;0);OFFSET($$DelPoint;0;[.C3]+2);0))" table:number-matrix-columns-spanned="1" table:number-matrix-rows-spanned="1" table:style-name="ce497"/>
          <table:table-cell office:value-type="float" office:value="0" table:formula="of:=SUM(IF(($$DelPoint= &quot;4C&quot;)*($$DType = &quot;pre&quot;)*(OFFSET($$DelPoint;0;[.D3]+2)&lt;0);OFFSET($$DelPoint;0;[.D3]+2);0))" table:number-matrix-columns-spanned="1" table:number-matrix-rows-spanned="1" table:style-name="ce497"/>
          <table:table-cell office:value-type="float" office:value="0" table:formula="of:=SUM(IF(($$DelPoint= &quot;4C&quot;)*($$DType = &quot;pre&quot;)*(OFFSET($$DelPoint;0;[.E3]+2)&lt;0);OFFSET($$DelPoint;0;[.E3]+2);0))" table:number-matrix-columns-spanned="1" table:number-matrix-rows-spanned="1" table:style-name="ce497"/>
          <table:table-cell office:value-type="float" office:value="0" table:formula="of:=SUM(IF(($$DelPoint= &quot;4C&quot;)*($$DType = &quot;pre&quot;)*(OFFSET($$DelPoint;0;[.F3]+2)&lt;0);OFFSET($$DelPoint;0;[.F3]+2);0))" table:number-matrix-columns-spanned="1" table:number-matrix-rows-spanned="1" table:style-name="ce497"/>
          <table:table-cell office:value-type="float" office:value="0" table:formula="of:=SUM(IF(($$DelPoint= &quot;4C&quot;)*($$DType = &quot;pre&quot;)*(OFFSET($$DelPoint;0;[.G3]+2)&lt;0);OFFSET($$DelPoint;0;[.G3]+2);0))" table:number-matrix-columns-spanned="1" table:number-matrix-rows-spanned="1" table:style-name="ce497"/>
          <table:table-cell office:value-type="float" office:value="0" table:formula="of:=SUM(IF(($$DelPoint= &quot;4C&quot;)*($$DType = &quot;pre&quot;)*(OFFSET($$DelPoint;0;[.H3]+2)&lt;0);OFFSET($$DelPoint;0;[.H3]+2);0))" table:number-matrix-columns-spanned="1" table:number-matrix-rows-spanned="1" table:style-name="ce497"/>
          <table:table-cell office:value-type="float" office:value="0" table:formula="of:=SUM(IF(($$DelPoint= &quot;4C&quot;)*($$DType = &quot;pre&quot;)*(OFFSET($$DelPoint;0;[.I3]+2)&lt;0);OFFSET($$DelPoint;0;[.I3]+2);0))" table:number-matrix-columns-spanned="1" table:number-matrix-rows-spanned="1" table:style-name="ce497"/>
          <table:table-cell office:value-type="float" office:value="0" table:formula="of:=SUM(IF(($$DelPoint= &quot;4C&quot;)*($$DType = &quot;pre&quot;)*(OFFSET($$DelPoint;0;[.J3]+2)&lt;0);OFFSET($$DelPoint;0;[.J3]+2);0))" table:number-matrix-columns-spanned="1" table:number-matrix-rows-spanned="1" table:style-name="ce497"/>
          <table:table-cell office:value-type="float" office:value="0" table:formula="of:=SUM(IF(($$DelPoint= &quot;4C&quot;)*($$DType = &quot;pre&quot;)*(OFFSET($$DelPoint;0;[.K3]+2)&lt;0);OFFSET($$DelPoint;0;[.K3]+2);0))" table:number-matrix-columns-spanned="1" table:number-matrix-rows-spanned="1" table:style-name="ce497"/>
          <table:table-cell office:value-type="float" office:value="0" table:formula="of:=SUM(IF(($$DelPoint= &quot;4C&quot;)*($$DType = &quot;pre&quot;)*(OFFSET($$DelPoint;0;[.L3]+2)&lt;0);OFFSET($$DelPoint;0;[.L3]+2);0))" table:number-matrix-columns-spanned="1" table:number-matrix-rows-spanned="1" table:style-name="ce497"/>
          <table:table-cell office:value-type="float" office:value="0" table:formula="of:=SUM(IF(($$DelPoint= &quot;4C&quot;)*($$DType = &quot;pre&quot;)*(OFFSET($$DelPoint;0;[.M3]+2)&lt;0);OFFSET($$DelPoint;0;[.M3]+2);0))" table:number-matrix-columns-spanned="1" table:number-matrix-rows-spanned="1" table:style-name="ce497"/>
          <table:table-cell office:value-type="float" office:value="0" table:formula="of:=SUM(IF(($$DelPoint= &quot;4C&quot;)*($$DType = &quot;pre&quot;)*(OFFSET($$DelPoint;0;[.N3]+2)&lt;0);OFFSET($$DelPoint;0;[.N3]+2);0))" table:number-matrix-columns-spanned="1" table:number-matrix-rows-spanned="1" table:style-name="ce497"/>
          <table:table-cell office:value-type="float" office:value="0" table:formula="of:=SUM(IF(($$DelPoint= &quot;4C&quot;)*($$DType = &quot;pre&quot;)*(OFFSET($$DelPoint;0;[.O3]+2)&lt;0);OFFSET($$DelPoint;0;[.O3]+2);0))" table:number-matrix-columns-spanned="1" table:number-matrix-rows-spanned="1" table:style-name="ce497"/>
          <table:table-cell office:value-type="float" office:value="0" table:formula="of:=SUM(IF(($$DelPoint= &quot;4C&quot;)*($$DType = &quot;pre&quot;)*(OFFSET($$DelPoint;0;[.P3]+2)&lt;0);OFFSET($$DelPoint;0;[.P3]+2);0))" table:number-matrix-columns-spanned="1" table:number-matrix-rows-spanned="1" table:style-name="ce497"/>
          <table:table-cell office:value-type="float" office:value="0" table:formula="of:=SUM(IF(($$DelPoint= &quot;4C&quot;)*($$DType = &quot;pre&quot;)*(OFFSET($$DelPoint;0;[.Q3]+2)&lt;0);OFFSET($$DelPoint;0;[.Q3]+2);0))" table:number-matrix-columns-spanned="1" table:number-matrix-rows-spanned="1" table:style-name="ce497"/>
          <table:table-cell office:value-type="float" office:value="0" table:formula="of:=SUM(IF(($$DelPoint= &quot;4C&quot;)*($$DType = &quot;pre&quot;)*(OFFSET($$DelPoint;0;[.R3]+2)&lt;0);OFFSET($$DelPoint;0;[.R3]+2);0))" table:number-matrix-columns-spanned="1" table:number-matrix-rows-spanned="1" table:style-name="ce497"/>
          <table:table-cell office:value-type="float" office:value="0" table:formula="of:=SUM(IF(($$DelPoint= &quot;4C&quot;)*($$DType = &quot;pre&quot;)*(OFFSET($$DelPoint;0;[.S3]+2)&lt;0);OFFSET($$DelPoint;0;[.S3]+2);0))" table:number-matrix-columns-spanned="1" table:number-matrix-rows-spanned="1" table:style-name="ce497"/>
          <table:table-cell office:value-type="float" office:value="0" table:formula="of:=SUM(IF(($$DelPoint= &quot;4C&quot;)*($$DType = &quot;pre&quot;)*(OFFSET($$DelPoint;0;[.T3]+2)&lt;0);OFFSET($$DelPoint;0;[.T3]+2);0))" table:number-matrix-columns-spanned="1" table:number-matrix-rows-spanned="1" table:style-name="ce497"/>
          <table:table-cell office:value-type="float" office:value="0" table:formula="of:=SUM(IF(($$DelPoint= &quot;4C&quot;)*($$DType = &quot;pre&quot;)*(OFFSET($$DelPoint;0;[.U3]+2)&lt;0);OFFSET($$DelPoint;0;[.U3]+2);0))" table:number-matrix-columns-spanned="1" table:number-matrix-rows-spanned="1" table:style-name="ce497"/>
          <table:table-cell office:value-type="float" office:value="0" table:formula="of:=SUM(IF(($$DelPoint= &quot;4C&quot;)*($$DType = &quot;pre&quot;)*(OFFSET($$DelPoint;0;[.V3]+2)&lt;0);OFFSET($$DelPoint;0;[.V3]+2);0))" table:number-matrix-columns-spanned="1" table:number-matrix-rows-spanned="1" table:style-name="ce497"/>
          <table:table-cell office:value-type="float" office:value="0" table:formula="of:=SUM(IF(($$DelPoint= &quot;4C&quot;)*($$DType = &quot;pre&quot;)*(OFFSET($$DelPoint;0;[.W3]+2)&lt;0);OFFSET($$DelPoint;0;[.W3]+2);0))" table:number-matrix-columns-spanned="1" table:number-matrix-rows-spanned="1" table:style-name="ce497"/>
          <table:table-cell office:value-type="float" office:value="0" table:formula="of:=SUM(IF(($$DelPoint= &quot;4C&quot;)*($$DType = &quot;pre&quot;)*(OFFSET($$DelPoint;0;[.X3]+2)&lt;0);OFFSET($$DelPoint;0;[.X3]+2);0))" table:number-matrix-columns-spanned="1" table:number-matrix-rows-spanned="1" table:style-name="ce497"/>
          <table:table-cell office:value-type="float" office:value="0" table:formula="of:=SUM(IF(($$DelPoint= &quot;4C&quot;)*($$DType = &quot;pre&quot;)*(OFFSET($$DelPoint;0;[.Y3]+2)&lt;0);OFFSET($$DelPoint;0;[.Y3]+2);0))" table:number-matrix-columns-spanned="1" table:number-matrix-rows-spanned="1" table:style-name="ce663"/>
          <table:table-cell table:style-name="ce161"/>
          <table:table-cell table:style-name="ce163"/>
          <table:table-cell table:number-columns-repeated="16357" table:style-name="ce162"/>
        </table:table-row>
        <table:table-row table:style-name="ro7">
          <table:table-cell office:value-type="string" table:style-name="ce498">
            <text:p>4C Balancing</text:p>
          </table:table-cell>
          <table:table-cell table:number-columns-repeated="23" table:style-name="ce197"/>
          <table:table-cell table:style-name="ce664"/>
          <table:table-cell table:style-name="ce161"/>
          <table:table-cell table:style-name="ce163"/>
          <table:table-cell table:number-columns-repeated="16357" table:style-name="ce162"/>
        </table:table-row>
        <table:table-row table:style-name="ro7">
          <table:table-cell office:value-type="string" table:style-name="ce498">
            <text:p>4C Real-time</text:p>
          </table:table-cell>
          <table:table-cell office:value-type="float" office:value="0" table:formula="of:=SUM(IF(($$DelPoint= &quot;4C&quot;)*IF(($$DType = &quot;firm&quot;)+($$DType = &quot;econ&quot;)&gt;0;1;0)*(OFFSET($$DelPoint;0;[.B3]+2)&lt;0);OFFSET($$DelPoint;0;[.B3]+2);0))" table:number-matrix-columns-spanned="1" table:number-matrix-rows-spanned="1" table:style-name="ce198"/>
          <table:table-cell office:value-type="float" office:value="0" table:formula="of:=SUM(IF(($$DelPoint= &quot;4C&quot;)*IF(($$DType = &quot;firm&quot;)+($$DType = &quot;econ&quot;)&gt;0;1;0)*(OFFSET($$DelPoint;0;[.C3]+2)&lt;0);OFFSET($$DelPoint;0;[.C3]+2);0))" table:number-matrix-columns-spanned="1" table:number-matrix-rows-spanned="1" table:style-name="ce198"/>
          <table:table-cell office:value-type="float" office:value="0" table:formula="of:=SUM(IF(($$DelPoint= &quot;4C&quot;)*IF(($$DType = &quot;firm&quot;)+($$DType = &quot;econ&quot;)&gt;0;1;0)*(OFFSET($$DelPoint;0;[.D3]+2)&lt;0);OFFSET($$DelPoint;0;[.D3]+2);0))" table:number-matrix-columns-spanned="1" table:number-matrix-rows-spanned="1" table:style-name="ce198"/>
          <table:table-cell office:value-type="float" office:value="0" table:formula="of:=SUM(IF(($$DelPoint= &quot;4C&quot;)*IF(($$DType = &quot;firm&quot;)+($$DType = &quot;econ&quot;)&gt;0;1;0)*(OFFSET($$DelPoint;0;[.E3]+2)&lt;0);OFFSET($$DelPoint;0;[.E3]+2);0))" table:number-matrix-columns-spanned="1" table:number-matrix-rows-spanned="1" table:style-name="ce198"/>
          <table:table-cell office:value-type="float" office:value="0" table:formula="of:=SUM(IF(($$DelPoint= &quot;4C&quot;)*IF(($$DType = &quot;firm&quot;)+($$DType = &quot;econ&quot;)&gt;0;1;0)*(OFFSET($$DelPoint;0;[.F3]+2)&lt;0);OFFSET($$DelPoint;0;[.F3]+2);0))" table:number-matrix-columns-spanned="1" table:number-matrix-rows-spanned="1" table:style-name="ce198"/>
          <table:table-cell office:value-type="float" office:value="0" table:formula="of:=SUM(IF(($$DelPoint= &quot;4C&quot;)*IF(($$DType = &quot;firm&quot;)+($$DType = &quot;econ&quot;)&gt;0;1;0)*(OFFSET($$DelPoint;0;[.G3]+2)&lt;0);OFFSET($$DelPoint;0;[.G3]+2);0))" table:number-matrix-columns-spanned="1" table:number-matrix-rows-spanned="1" table:style-name="ce198"/>
          <table:table-cell office:value-type="float" office:value="0" table:formula="of:=SUM(IF(($$DelPoint= &quot;4C&quot;)*IF(($$DType = &quot;firm&quot;)+($$DType = &quot;econ&quot;)&gt;0;1;0)*(OFFSET($$DelPoint;0;[.H3]+2)&lt;0);OFFSET($$DelPoint;0;[.H3]+2);0))" table:number-matrix-columns-spanned="1" table:number-matrix-rows-spanned="1" table:style-name="ce198"/>
          <table:table-cell office:value-type="float" office:value="0" table:formula="of:=SUM(IF(($$DelPoint= &quot;4C&quot;)*IF(($$DType = &quot;firm&quot;)+($$DType = &quot;econ&quot;)&gt;0;1;0)*(OFFSET($$DelPoint;0;[.I3]+2)&lt;0);OFFSET($$DelPoint;0;[.I3]+2);0))" table:number-matrix-columns-spanned="1" table:number-matrix-rows-spanned="1" table:style-name="ce198"/>
          <table:table-cell office:value-type="float" office:value="0" table:formula="of:=SUM(IF(($$DelPoint= &quot;4C&quot;)*IF(($$DType = &quot;firm&quot;)+($$DType = &quot;econ&quot;)&gt;0;1;0)*(OFFSET($$DelPoint;0;[.J3]+2)&lt;0);OFFSET($$DelPoint;0;[.J3]+2);0))" table:number-matrix-columns-spanned="1" table:number-matrix-rows-spanned="1" table:style-name="ce198"/>
          <table:table-cell office:value-type="float" office:value="0" table:formula="of:=SUM(IF(($$DelPoint= &quot;4C&quot;)*IF(($$DType = &quot;firm&quot;)+($$DType = &quot;econ&quot;)&gt;0;1;0)*(OFFSET($$DelPoint;0;[.K3]+2)&lt;0);OFFSET($$DelPoint;0;[.K3]+2);0))" table:number-matrix-columns-spanned="1" table:number-matrix-rows-spanned="1" table:style-name="ce198"/>
          <table:table-cell office:value-type="float" office:value="0" table:formula="of:=SUM(IF(($$DelPoint= &quot;4C&quot;)*IF(($$DType = &quot;firm&quot;)+($$DType = &quot;econ&quot;)&gt;0;1;0)*(OFFSET($$DelPoint;0;[.L3]+2)&lt;0);OFFSET($$DelPoint;0;[.L3]+2);0))" table:number-matrix-columns-spanned="1" table:number-matrix-rows-spanned="1" table:style-name="ce198"/>
          <table:table-cell office:value-type="float" office:value="0" table:formula="of:=SUM(IF(($$DelPoint= &quot;4C&quot;)*IF(($$DType = &quot;firm&quot;)+($$DType = &quot;econ&quot;)&gt;0;1;0)*(OFFSET($$DelPoint;0;[.M3]+2)&lt;0);OFFSET($$DelPoint;0;[.M3]+2);0))" table:number-matrix-columns-spanned="1" table:number-matrix-rows-spanned="1" table:style-name="ce198"/>
          <table:table-cell office:value-type="float" office:value="0" table:formula="of:=SUM(IF(($$DelPoint= &quot;4C&quot;)*IF(($$DType = &quot;firm&quot;)+($$DType = &quot;econ&quot;)&gt;0;1;0)*(OFFSET($$DelPoint;0;[.N3]+2)&lt;0);OFFSET($$DelPoint;0;[.N3]+2);0))" table:number-matrix-columns-spanned="1" table:number-matrix-rows-spanned="1" table:style-name="ce198"/>
          <table:table-cell office:value-type="float" office:value="0" table:formula="of:=SUM(IF(($$DelPoint= &quot;4C&quot;)*IF(($$DType = &quot;firm&quot;)+($$DType = &quot;econ&quot;)&gt;0;1;0)*(OFFSET($$DelPoint;0;[.O3]+2)&lt;0);OFFSET($$DelPoint;0;[.O3]+2);0))" table:number-matrix-columns-spanned="1" table:number-matrix-rows-spanned="1" table:style-name="ce198"/>
          <table:table-cell office:value-type="float" office:value="0" table:formula="of:=SUM(IF(($$DelPoint= &quot;4C&quot;)*IF(($$DType = &quot;firm&quot;)+($$DType = &quot;econ&quot;)&gt;0;1;0)*(OFFSET($$DelPoint;0;[.P3]+2)&lt;0);OFFSET($$DelPoint;0;[.P3]+2);0))" table:number-matrix-columns-spanned="1" table:number-matrix-rows-spanned="1" table:style-name="ce198"/>
          <table:table-cell office:value-type="float" office:value="0" table:formula="of:=SUM(IF(($$DelPoint= &quot;4C&quot;)*IF(($$DType = &quot;firm&quot;)+($$DType = &quot;econ&quot;)&gt;0;1;0)*(OFFSET($$DelPoint;0;[.Q3]+2)&lt;0);OFFSET($$DelPoint;0;[.Q3]+2);0))" table:number-matrix-columns-spanned="1" table:number-matrix-rows-spanned="1" table:style-name="ce198"/>
          <table:table-cell office:value-type="float" office:value="0" table:formula="of:=SUM(IF(($$DelPoint= &quot;4C&quot;)*IF(($$DType = &quot;firm&quot;)+($$DType = &quot;econ&quot;)&gt;0;1;0)*(OFFSET($$DelPoint;0;[.R3]+2)&lt;0);OFFSET($$DelPoint;0;[.R3]+2);0))" table:number-matrix-columns-spanned="1" table:number-matrix-rows-spanned="1" table:style-name="ce198"/>
          <table:table-cell office:value-type="float" office:value="0" table:formula="of:=SUM(IF(($$DelPoint= &quot;4C&quot;)*IF(($$DType = &quot;firm&quot;)+($$DType = &quot;econ&quot;)&gt;0;1;0)*(OFFSET($$DelPoint;0;[.S3]+2)&lt;0);OFFSET($$DelPoint;0;[.S3]+2);0))" table:number-matrix-columns-spanned="1" table:number-matrix-rows-spanned="1" table:style-name="ce198"/>
          <table:table-cell office:value-type="float" office:value="0" table:formula="of:=SUM(IF(($$DelPoint= &quot;4C&quot;)*IF(($$DType = &quot;firm&quot;)+($$DType = &quot;econ&quot;)&gt;0;1;0)*(OFFSET($$DelPoint;0;[.T3]+2)&lt;0);OFFSET($$DelPoint;0;[.T3]+2);0))" table:number-matrix-columns-spanned="1" table:number-matrix-rows-spanned="1" table:style-name="ce198"/>
          <table:table-cell office:value-type="float" office:value="0" table:formula="of:=SUM(IF(($$DelPoint= &quot;4C&quot;)*IF(($$DType = &quot;firm&quot;)+($$DType = &quot;econ&quot;)&gt;0;1;0)*(OFFSET($$DelPoint;0;[.U3]+2)&lt;0);OFFSET($$DelPoint;0;[.U3]+2);0))" table:number-matrix-columns-spanned="1" table:number-matrix-rows-spanned="1" table:style-name="ce198"/>
          <table:table-cell office:value-type="float" office:value="0" table:formula="of:=SUM(IF(($$DelPoint= &quot;4C&quot;)*IF(($$DType = &quot;firm&quot;)+($$DType = &quot;econ&quot;)&gt;0;1;0)*(OFFSET($$DelPoint;0;[.V3]+2)&lt;0);OFFSET($$DelPoint;0;[.V3]+2);0))" table:number-matrix-columns-spanned="1" table:number-matrix-rows-spanned="1" table:style-name="ce198"/>
          <table:table-cell office:value-type="float" office:value="0" table:formula="of:=SUM(IF(($$DelPoint= &quot;4C&quot;)*IF(($$DType = &quot;firm&quot;)+($$DType = &quot;econ&quot;)&gt;0;1;0)*(OFFSET($$DelPoint;0;[.W3]+2)&lt;0);OFFSET($$DelPoint;0;[.W3]+2);0))" table:number-matrix-columns-spanned="1" table:number-matrix-rows-spanned="1" table:style-name="ce198"/>
          <table:table-cell office:value-type="float" office:value="0" table:formula="of:=SUM(IF(($$DelPoint= &quot;4C&quot;)*IF(($$DType = &quot;firm&quot;)+($$DType = &quot;econ&quot;)&gt;0;1;0)*(OFFSET($$DelPoint;0;[.X3]+2)&lt;0);OFFSET($$DelPoint;0;[.X3]+2);0))" table:number-matrix-columns-spanned="1" table:number-matrix-rows-spanned="1" table:style-name="ce198"/>
          <table:table-cell office:value-type="float" office:value="0" table:formula="of:=SUM(IF(($$DelPoint= &quot;4C&quot;)*IF(($$DType = &quot;firm&quot;)+($$DType = &quot;econ&quot;)&gt;0;1;0)*(OFFSET($$DelPoint;0;[.Y3]+2)&lt;0);OFFSET($$DelPoint;0;[.Y3]+2);0))" table:number-matrix-columns-spanned="1" table:number-matrix-rows-spanned="1" table:style-name="ce665"/>
          <table:table-cell table:style-name="ce161"/>
          <table:table-cell table:style-name="ce163"/>
          <table:table-cell table:number-columns-repeated="16357" table:style-name="ce162"/>
        </table:table-row>
        <table:table-row table:style-name="ro7">
          <table:table-cell office:value-type="string" table:style-name="ce571">
            <text:p>PV Prescheduled</text:p>
          </table:table-cell>
          <table:table-cell office:value-type="float" office:value="0" table:formula="of:=SUM(IF(($$DelPoint= &quot;PV&quot;)*($$DType = &quot;pre&quot;)*(OFFSET($$DelPoint;0;[.B3]+2)&lt;0);OFFSET($$DelPoint;0;[.B3]+2);0))" table:number-matrix-columns-spanned="1" table:number-matrix-rows-spanned="1" table:style-name="ce199"/>
          <table:table-cell office:value-type="float" office:value="0" table:formula="of:=SUM(IF(($$DelPoint= &quot;PV&quot;)*($$DType = &quot;pre&quot;)*(OFFSET($$DelPoint;0;[.C3]+2)&lt;0);OFFSET($$DelPoint;0;[.C3]+2);0))" table:number-matrix-columns-spanned="1" table:number-matrix-rows-spanned="1" table:style-name="ce199"/>
          <table:table-cell office:value-type="float" office:value="0" table:formula="of:=SUM(IF(($$DelPoint= &quot;PV&quot;)*($$DType = &quot;pre&quot;)*(OFFSET($$DelPoint;0;[.D3]+2)&lt;0);OFFSET($$DelPoint;0;[.D3]+2);0))" table:number-matrix-columns-spanned="1" table:number-matrix-rows-spanned="1" table:style-name="ce199"/>
          <table:table-cell office:value-type="float" office:value="0" table:formula="of:=SUM(IF(($$DelPoint= &quot;PV&quot;)*($$DType = &quot;pre&quot;)*(OFFSET($$DelPoint;0;[.E3]+2)&lt;0);OFFSET($$DelPoint;0;[.E3]+2);0))" table:number-matrix-columns-spanned="1" table:number-matrix-rows-spanned="1" table:style-name="ce199"/>
          <table:table-cell office:value-type="float" office:value="0" table:formula="of:=SUM(IF(($$DelPoint= &quot;PV&quot;)*($$DType = &quot;pre&quot;)*(OFFSET($$DelPoint;0;[.F3]+2)&lt;0);OFFSET($$DelPoint;0;[.F3]+2);0))" table:number-matrix-columns-spanned="1" table:number-matrix-rows-spanned="1" table:style-name="ce199"/>
          <table:table-cell office:value-type="float" office:value="0" table:formula="of:=SUM(IF(($$DelPoint= &quot;PV&quot;)*($$DType = &quot;pre&quot;)*(OFFSET($$DelPoint;0;[.G3]+2)&lt;0);OFFSET($$DelPoint;0;[.G3]+2);0))" table:number-matrix-columns-spanned="1" table:number-matrix-rows-spanned="1" table:style-name="ce199"/>
          <table:table-cell office:value-type="float" office:value="0" table:formula="of:=SUM(IF(($$DelPoint= &quot;PV&quot;)*($$DType = &quot;pre&quot;)*(OFFSET($$DelPoint;0;[.H3]+2)&lt;0);OFFSET($$DelPoint;0;[.H3]+2);0))" table:number-matrix-columns-spanned="1" table:number-matrix-rows-spanned="1" table:style-name="ce199"/>
          <table:table-cell office:value-type="float" office:value="-75" table:formula="of:=SUM(IF(($$DelPoint= &quot;PV&quot;)*($$DType = &quot;pre&quot;)*(OFFSET($$DelPoint;0;[.I3]+2)&lt;0);OFFSET($$DelPoint;0;[.I3]+2);0))" table:number-matrix-columns-spanned="1" table:number-matrix-rows-spanned="1" table:style-name="ce199">
            <text:p>-75</text:p>
          </table:table-cell>
          <table:table-cell office:value-type="float" office:value="-75" table:formula="of:=SUM(IF(($$DelPoint= &quot;PV&quot;)*($$DType = &quot;pre&quot;)*(OFFSET($$DelPoint;0;[.J3]+2)&lt;0);OFFSET($$DelPoint;0;[.J3]+2);0))" table:number-matrix-columns-spanned="1" table:number-matrix-rows-spanned="1" table:style-name="ce199">
            <text:p>-75</text:p>
          </table:table-cell>
          <table:table-cell office:value-type="float" office:value="-75" table:formula="of:=SUM(IF(($$DelPoint= &quot;PV&quot;)*($$DType = &quot;pre&quot;)*(OFFSET($$DelPoint;0;[.K3]+2)&lt;0);OFFSET($$DelPoint;0;[.K3]+2);0))" table:number-matrix-columns-spanned="1" table:number-matrix-rows-spanned="1" table:style-name="ce199">
            <text:p>-75</text:p>
          </table:table-cell>
          <table:table-cell office:value-type="float" office:value="-75" table:formula="of:=SUM(IF(($$DelPoint= &quot;PV&quot;)*($$DType = &quot;pre&quot;)*(OFFSET($$DelPoint;0;[.L3]+2)&lt;0);OFFSET($$DelPoint;0;[.L3]+2);0))" table:number-matrix-columns-spanned="1" table:number-matrix-rows-spanned="1" table:style-name="ce199">
            <text:p>-75</text:p>
          </table:table-cell>
          <table:table-cell office:value-type="float" office:value="-75" table:formula="of:=SUM(IF(($$DelPoint= &quot;PV&quot;)*($$DType = &quot;pre&quot;)*(OFFSET($$DelPoint;0;[.M3]+2)&lt;0);OFFSET($$DelPoint;0;[.M3]+2);0))" table:number-matrix-columns-spanned="1" table:number-matrix-rows-spanned="1" table:style-name="ce199">
            <text:p>-75</text:p>
          </table:table-cell>
          <table:table-cell office:value-type="float" office:value="-75" table:formula="of:=SUM(IF(($$DelPoint= &quot;PV&quot;)*($$DType = &quot;pre&quot;)*(OFFSET($$DelPoint;0;[.N3]+2)&lt;0);OFFSET($$DelPoint;0;[.N3]+2);0))" table:number-matrix-columns-spanned="1" table:number-matrix-rows-spanned="1" table:style-name="ce199">
            <text:p>-75</text:p>
          </table:table-cell>
          <table:table-cell office:value-type="float" office:value="-75" table:formula="of:=SUM(IF(($$DelPoint= &quot;PV&quot;)*($$DType = &quot;pre&quot;)*(OFFSET($$DelPoint;0;[.O3]+2)&lt;0);OFFSET($$DelPoint;0;[.O3]+2);0))" table:number-matrix-columns-spanned="1" table:number-matrix-rows-spanned="1" table:style-name="ce199">
            <text:p>-75</text:p>
          </table:table-cell>
          <table:table-cell office:value-type="float" office:value="-75" table:formula="of:=SUM(IF(($$DelPoint= &quot;PV&quot;)*($$DType = &quot;pre&quot;)*(OFFSET($$DelPoint;0;[.P3]+2)&lt;0);OFFSET($$DelPoint;0;[.P3]+2);0))" table:number-matrix-columns-spanned="1" table:number-matrix-rows-spanned="1" table:style-name="ce199">
            <text:p>-75</text:p>
          </table:table-cell>
          <table:table-cell office:value-type="float" office:value="-75" table:formula="of:=SUM(IF(($$DelPoint= &quot;PV&quot;)*($$DType = &quot;pre&quot;)*(OFFSET($$DelPoint;0;[.Q3]+2)&lt;0);OFFSET($$DelPoint;0;[.Q3]+2);0))" table:number-matrix-columns-spanned="1" table:number-matrix-rows-spanned="1" table:style-name="ce199">
            <text:p>-75</text:p>
          </table:table-cell>
          <table:table-cell office:value-type="float" office:value="-75" table:formula="of:=SUM(IF(($$DelPoint= &quot;PV&quot;)*($$DType = &quot;pre&quot;)*(OFFSET($$DelPoint;0;[.R3]+2)&lt;0);OFFSET($$DelPoint;0;[.R3]+2);0))" table:number-matrix-columns-spanned="1" table:number-matrix-rows-spanned="1" table:style-name="ce199">
            <text:p>-75</text:p>
          </table:table-cell>
          <table:table-cell office:value-type="float" office:value="-75" table:formula="of:=SUM(IF(($$DelPoint= &quot;PV&quot;)*($$DType = &quot;pre&quot;)*(OFFSET($$DelPoint;0;[.S3]+2)&lt;0);OFFSET($$DelPoint;0;[.S3]+2);0))" table:number-matrix-columns-spanned="1" table:number-matrix-rows-spanned="1" table:style-name="ce199">
            <text:p>-75</text:p>
          </table:table-cell>
          <table:table-cell office:value-type="float" office:value="-75" table:formula="of:=SUM(IF(($$DelPoint= &quot;PV&quot;)*($$DType = &quot;pre&quot;)*(OFFSET($$DelPoint;0;[.T3]+2)&lt;0);OFFSET($$DelPoint;0;[.T3]+2);0))" table:number-matrix-columns-spanned="1" table:number-matrix-rows-spanned="1" table:style-name="ce199">
            <text:p>-75</text:p>
          </table:table-cell>
          <table:table-cell office:value-type="float" office:value="-75" table:formula="of:=SUM(IF(($$DelPoint= &quot;PV&quot;)*($$DType = &quot;pre&quot;)*(OFFSET($$DelPoint;0;[.U3]+2)&lt;0);OFFSET($$DelPoint;0;[.U3]+2);0))" table:number-matrix-columns-spanned="1" table:number-matrix-rows-spanned="1" table:style-name="ce199">
            <text:p>-75</text:p>
          </table:table-cell>
          <table:table-cell office:value-type="float" office:value="-75" table:formula="of:=SUM(IF(($$DelPoint= &quot;PV&quot;)*($$DType = &quot;pre&quot;)*(OFFSET($$DelPoint;0;[.V3]+2)&lt;0);OFFSET($$DelPoint;0;[.V3]+2);0))" table:number-matrix-columns-spanned="1" table:number-matrix-rows-spanned="1" table:style-name="ce199">
            <text:p>-75</text:p>
          </table:table-cell>
          <table:table-cell office:value-type="float" office:value="-75" table:formula="of:=SUM(IF(($$DelPoint= &quot;PV&quot;)*($$DType = &quot;pre&quot;)*(OFFSET($$DelPoint;0;[.W3]+2)&lt;0);OFFSET($$DelPoint;0;[.W3]+2);0))" table:number-matrix-columns-spanned="1" table:number-matrix-rows-spanned="1" table:style-name="ce199">
            <text:p>-75</text:p>
          </table:table-cell>
          <table:table-cell office:value-type="float" office:value="-75" table:formula="of:=SUM(IF(($$DelPoint= &quot;PV&quot;)*($$DType = &quot;pre&quot;)*(OFFSET($$DelPoint;0;[.X3]+2)&lt;0);OFFSET($$DelPoint;0;[.X3]+2);0))" table:number-matrix-columns-spanned="1" table:number-matrix-rows-spanned="1" table:style-name="ce199">
            <text:p>-75</text:p>
          </table:table-cell>
          <table:table-cell office:value-type="float" office:value="0" table:formula="of:=SUM(IF(($$DelPoint= &quot;PV&quot;)*($$DType = &quot;pre&quot;)*(OFFSET($$DelPoint;0;[.Y3]+2)&lt;0);OFFSET($$DelPoint;0;[.Y3]+2);0))" table:number-matrix-columns-spanned="1" table:number-matrix-rows-spanned="1" table:style-name="ce666"/>
          <table:table-cell table:style-name="ce161"/>
          <table:table-cell table:style-name="ce163"/>
          <table:table-cell table:number-columns-repeated="16357" table:style-name="ce162"/>
        </table:table-row>
        <table:table-row table:style-name="ro7">
          <table:table-cell office:value-type="string" table:style-name="ce572">
            <text:p>PV Balancing</text:p>
          </table:table-cell>
          <table:table-cell table:number-columns-repeated="23" table:style-name="ce199"/>
          <table:table-cell table:style-name="ce666"/>
          <table:table-cell table:style-name="ce161"/>
          <table:table-cell table:style-name="ce163"/>
          <table:table-cell table:number-columns-repeated="16357" table:style-name="ce162"/>
        </table:table-row>
        <table:table-row table:style-name="ro7">
          <table:table-cell office:value-type="string" table:style-name="ce572">
            <text:p>PV Direct Bill</text:p>
          </table:table-cell>
          <table:table-cell table:number-columns-repeated="23" table:style-name="ce540"/>
          <table:table-cell table:style-name="ce667"/>
          <table:table-cell table:style-name="ce161"/>
          <table:table-cell table:style-name="ce163"/>
          <table:table-cell table:number-columns-repeated="16357" table:style-name="ce162"/>
        </table:table-row>
        <table:table-row table:style-name="ro7">
          <table:table-cell office:value-type="string" table:style-name="ce573">
            <text:p>PV Real-time</text:p>
          </table:table-cell>
          <table:table-cell office:value-type="float" office:value="0" table:formula="of:=SUM(IF(($$DelPoint= &quot;PV&quot;)*IF(($$DType = &quot;firm&quot;)+($$DType = &quot;econ&quot;)&gt;0;1;0)*(OFFSET($$DelPoint;0;[.B3]+2)&lt;0);OFFSET($$DelPoint;0;[.B3]+2);0))" table:number-matrix-columns-spanned="1" table:number-matrix-rows-spanned="1" table:style-name="ce200"/>
          <table:table-cell office:value-type="float" office:value="0" table:formula="of:=SUM(IF(($$DelPoint= &quot;PV&quot;)*IF(($$DType = &quot;firm&quot;)+($$DType = &quot;econ&quot;)&gt;0;1;0)*(OFFSET($$DelPoint;0;[.C3]+2)&lt;0);OFFSET($$DelPoint;0;[.C3]+2);0))" table:number-matrix-columns-spanned="1" table:number-matrix-rows-spanned="1" table:style-name="ce200"/>
          <table:table-cell office:value-type="float" office:value="0" table:formula="of:=SUM(IF(($$DelPoint= &quot;PV&quot;)*IF(($$DType = &quot;firm&quot;)+($$DType = &quot;econ&quot;)&gt;0;1;0)*(OFFSET($$DelPoint;0;[.D3]+2)&lt;0);OFFSET($$DelPoint;0;[.D3]+2);0))" table:number-matrix-columns-spanned="1" table:number-matrix-rows-spanned="1" table:style-name="ce200"/>
          <table:table-cell office:value-type="float" office:value="0" table:formula="of:=SUM(IF(($$DelPoint= &quot;PV&quot;)*IF(($$DType = &quot;firm&quot;)+($$DType = &quot;econ&quot;)&gt;0;1;0)*(OFFSET($$DelPoint;0;[.E3]+2)&lt;0);OFFSET($$DelPoint;0;[.E3]+2);0))" table:number-matrix-columns-spanned="1" table:number-matrix-rows-spanned="1" table:style-name="ce200"/>
          <table:table-cell office:value-type="float" office:value="0" table:formula="of:=SUM(IF(($$DelPoint= &quot;PV&quot;)*IF(($$DType = &quot;firm&quot;)+($$DType = &quot;econ&quot;)&gt;0;1;0)*(OFFSET($$DelPoint;0;[.F3]+2)&lt;0);OFFSET($$DelPoint;0;[.F3]+2);0))" table:number-matrix-columns-spanned="1" table:number-matrix-rows-spanned="1" table:style-name="ce200"/>
          <table:table-cell office:value-type="float" office:value="0" table:formula="of:=SUM(IF(($$DelPoint= &quot;PV&quot;)*IF(($$DType = &quot;firm&quot;)+($$DType = &quot;econ&quot;)&gt;0;1;0)*(OFFSET($$DelPoint;0;[.G3]+2)&lt;0);OFFSET($$DelPoint;0;[.G3]+2);0))" table:number-matrix-columns-spanned="1" table:number-matrix-rows-spanned="1" table:style-name="ce200"/>
          <table:table-cell office:value-type="float" office:value="0" table:formula="of:=SUM(IF(($$DelPoint= &quot;PV&quot;)*IF(($$DType = &quot;firm&quot;)+($$DType = &quot;econ&quot;)&gt;0;1;0)*(OFFSET($$DelPoint;0;[.H3]+2)&lt;0);OFFSET($$DelPoint;0;[.H3]+2);0))" table:number-matrix-columns-spanned="1" table:number-matrix-rows-spanned="1" table:style-name="ce200"/>
          <table:table-cell office:value-type="float" office:value="0" table:formula="of:=SUM(IF(($$DelPoint= &quot;PV&quot;)*IF(($$DType = &quot;firm&quot;)+($$DType = &quot;econ&quot;)&gt;0;1;0)*(OFFSET($$DelPoint;0;[.I3]+2)&lt;0);OFFSET($$DelPoint;0;[.I3]+2);0))" table:number-matrix-columns-spanned="1" table:number-matrix-rows-spanned="1" table:style-name="ce200"/>
          <table:table-cell office:value-type="float" office:value="0" table:formula="of:=SUM(IF(($$DelPoint= &quot;PV&quot;)*IF(($$DType = &quot;firm&quot;)+($$DType = &quot;econ&quot;)&gt;0;1;0)*(OFFSET($$DelPoint;0;[.J3]+2)&lt;0);OFFSET($$DelPoint;0;[.J3]+2);0))" table:number-matrix-columns-spanned="1" table:number-matrix-rows-spanned="1" table:style-name="ce200"/>
          <table:table-cell office:value-type="float" office:value="0" table:formula="of:=SUM(IF(($$DelPoint= &quot;PV&quot;)*IF(($$DType = &quot;firm&quot;)+($$DType = &quot;econ&quot;)&gt;0;1;0)*(OFFSET($$DelPoint;0;[.K3]+2)&lt;0);OFFSET($$DelPoint;0;[.K3]+2);0))" table:number-matrix-columns-spanned="1" table:number-matrix-rows-spanned="1" table:style-name="ce200"/>
          <table:table-cell office:value-type="float" office:value="0" table:formula="of:=SUM(IF(($$DelPoint= &quot;PV&quot;)*IF(($$DType = &quot;firm&quot;)+($$DType = &quot;econ&quot;)&gt;0;1;0)*(OFFSET($$DelPoint;0;[.L3]+2)&lt;0);OFFSET($$DelPoint;0;[.L3]+2);0))" table:number-matrix-columns-spanned="1" table:number-matrix-rows-spanned="1" table:style-name="ce200"/>
          <table:table-cell office:value-type="float" office:value="0" table:formula="of:=SUM(IF(($$DelPoint= &quot;PV&quot;)*IF(($$DType = &quot;firm&quot;)+($$DType = &quot;econ&quot;)&gt;0;1;0)*(OFFSET($$DelPoint;0;[.M3]+2)&lt;0);OFFSET($$DelPoint;0;[.M3]+2);0))" table:number-matrix-columns-spanned="1" table:number-matrix-rows-spanned="1" table:style-name="ce200"/>
          <table:table-cell office:value-type="float" office:value="0" table:formula="of:=SUM(IF(($$DelPoint= &quot;PV&quot;)*IF(($$DType = &quot;firm&quot;)+($$DType = &quot;econ&quot;)&gt;0;1;0)*(OFFSET($$DelPoint;0;[.N3]+2)&lt;0);OFFSET($$DelPoint;0;[.N3]+2);0))" table:number-matrix-columns-spanned="1" table:number-matrix-rows-spanned="1" table:style-name="ce200"/>
          <table:table-cell office:value-type="float" office:value="0" table:formula="of:=SUM(IF(($$DelPoint= &quot;PV&quot;)*IF(($$DType = &quot;firm&quot;)+($$DType = &quot;econ&quot;)&gt;0;1;0)*(OFFSET($$DelPoint;0;[.O3]+2)&lt;0);OFFSET($$DelPoint;0;[.O3]+2);0))" table:number-matrix-columns-spanned="1" table:number-matrix-rows-spanned="1" table:style-name="ce200"/>
          <table:table-cell office:value-type="float" office:value="0" table:formula="of:=SUM(IF(($$DelPoint= &quot;PV&quot;)*IF(($$DType = &quot;firm&quot;)+($$DType = &quot;econ&quot;)&gt;0;1;0)*(OFFSET($$DelPoint;0;[.P3]+2)&lt;0);OFFSET($$DelPoint;0;[.P3]+2);0))" table:number-matrix-columns-spanned="1" table:number-matrix-rows-spanned="1" table:style-name="ce200"/>
          <table:table-cell office:value-type="float" office:value="0" table:formula="of:=SUM(IF(($$DelPoint= &quot;PV&quot;)*IF(($$DType = &quot;firm&quot;)+($$DType = &quot;econ&quot;)&gt;0;1;0)*(OFFSET($$DelPoint;0;[.Q3]+2)&lt;0);OFFSET($$DelPoint;0;[.Q3]+2);0))" table:number-matrix-columns-spanned="1" table:number-matrix-rows-spanned="1" table:style-name="ce200"/>
          <table:table-cell office:value-type="float" office:value="0" table:formula="of:=SUM(IF(($$DelPoint= &quot;PV&quot;)*IF(($$DType = &quot;firm&quot;)+($$DType = &quot;econ&quot;)&gt;0;1;0)*(OFFSET($$DelPoint;0;[.R3]+2)&lt;0);OFFSET($$DelPoint;0;[.R3]+2);0))" table:number-matrix-columns-spanned="1" table:number-matrix-rows-spanned="1" table:style-name="ce200"/>
          <table:table-cell office:value-type="float" office:value="0" table:formula="of:=SUM(IF(($$DelPoint= &quot;PV&quot;)*IF(($$DType = &quot;firm&quot;)+($$DType = &quot;econ&quot;)&gt;0;1;0)*(OFFSET($$DelPoint;0;[.S3]+2)&lt;0);OFFSET($$DelPoint;0;[.S3]+2);0))" table:number-matrix-columns-spanned="1" table:number-matrix-rows-spanned="1" table:style-name="ce200"/>
          <table:table-cell office:value-type="float" office:value="0" table:formula="of:=SUM(IF(($$DelPoint= &quot;PV&quot;)*IF(($$DType = &quot;firm&quot;)+($$DType = &quot;econ&quot;)&gt;0;1;0)*(OFFSET($$DelPoint;0;[.T3]+2)&lt;0);OFFSET($$DelPoint;0;[.T3]+2);0))" table:number-matrix-columns-spanned="1" table:number-matrix-rows-spanned="1" table:style-name="ce200"/>
          <table:table-cell office:value-type="float" office:value="0" table:formula="of:=SUM(IF(($$DelPoint= &quot;PV&quot;)*IF(($$DType = &quot;firm&quot;)+($$DType = &quot;econ&quot;)&gt;0;1;0)*(OFFSET($$DelPoint;0;[.U3]+2)&lt;0);OFFSET($$DelPoint;0;[.U3]+2);0))" table:number-matrix-columns-spanned="1" table:number-matrix-rows-spanned="1" table:style-name="ce200"/>
          <table:table-cell office:value-type="float" office:value="0" table:formula="of:=SUM(IF(($$DelPoint= &quot;PV&quot;)*IF(($$DType = &quot;firm&quot;)+($$DType = &quot;econ&quot;)&gt;0;1;0)*(OFFSET($$DelPoint;0;[.V3]+2)&lt;0);OFFSET($$DelPoint;0;[.V3]+2);0))" table:number-matrix-columns-spanned="1" table:number-matrix-rows-spanned="1" table:style-name="ce200"/>
          <table:table-cell office:value-type="float" office:value="0" table:formula="of:=SUM(IF(($$DelPoint= &quot;PV&quot;)*IF(($$DType = &quot;firm&quot;)+($$DType = &quot;econ&quot;)&gt;0;1;0)*(OFFSET($$DelPoint;0;[.W3]+2)&lt;0);OFFSET($$DelPoint;0;[.W3]+2);0))" table:number-matrix-columns-spanned="1" table:number-matrix-rows-spanned="1" table:style-name="ce200"/>
          <table:table-cell office:value-type="float" office:value="0" table:formula="of:=SUM(IF(($$DelPoint= &quot;PV&quot;)*IF(($$DType = &quot;firm&quot;)+($$DType = &quot;econ&quot;)&gt;0;1;0)*(OFFSET($$DelPoint;0;[.X3]+2)&lt;0);OFFSET($$DelPoint;0;[.X3]+2);0))" table:number-matrix-columns-spanned="1" table:number-matrix-rows-spanned="1" table:style-name="ce200"/>
          <table:table-cell office:value-type="float" office:value="0" table:formula="of:=SUM(IF(($$DelPoint= &quot;PV&quot;)*IF(($$DType = &quot;firm&quot;)+($$DType = &quot;econ&quot;)&gt;0;1;0)*(OFFSET($$DelPoint;0;[.Y3]+2)&lt;0);OFFSET($$DelPoint;0;[.Y3]+2);0))" table:number-matrix-columns-spanned="1" table:number-matrix-rows-spanned="1" table:style-name="ce668"/>
          <table:table-cell table:style-name="ce161"/>
          <table:table-cell table:style-name="ce163"/>
          <table:table-cell table:number-columns-repeated="16357" table:style-name="ce162"/>
        </table:table-row>
        <table:table-row table:style-name="ro7">
          <table:table-cell office:value-type="string" table:style-name="ce574">
            <text:p>Hidalgo Prescheduled</text:p>
          </table:table-cell>
          <table:table-cell office:value-type="float" office:value="0" table:formula="of:=SUM(IF(($$DelPoint= &quot;hidalgo&quot;)*($$DType = &quot;pre&quot;)*(OFFSET($$DelPoint;0;[.B3]+2)&lt;0);OFFSET($$DelPoint;0;[.B3]+2);0))" table:number-matrix-columns-spanned="1" table:number-matrix-rows-spanned="1" table:style-name="ce416"/>
          <table:table-cell office:value-type="float" office:value="0" table:formula="of:=SUM(IF(($$DelPoint= &quot;hidalgo&quot;)*($$DType = &quot;pre&quot;)*(OFFSET($$DelPoint;0;[.C3]+2)&lt;0);OFFSET($$DelPoint;0;[.C3]+2);0))" table:number-matrix-columns-spanned="1" table:number-matrix-rows-spanned="1" table:style-name="ce416"/>
          <table:table-cell office:value-type="float" office:value="0" table:formula="of:=SUM(IF(($$DelPoint= &quot;hidalgo&quot;)*($$DType = &quot;pre&quot;)*(OFFSET($$DelPoint;0;[.D3]+2)&lt;0);OFFSET($$DelPoint;0;[.D3]+2);0))" table:number-matrix-columns-spanned="1" table:number-matrix-rows-spanned="1" table:style-name="ce416"/>
          <table:table-cell office:value-type="float" office:value="0" table:formula="of:=SUM(IF(($$DelPoint= &quot;hidalgo&quot;)*($$DType = &quot;pre&quot;)*(OFFSET($$DelPoint;0;[.E3]+2)&lt;0);OFFSET($$DelPoint;0;[.E3]+2);0))" table:number-matrix-columns-spanned="1" table:number-matrix-rows-spanned="1" table:style-name="ce416"/>
          <table:table-cell office:value-type="float" office:value="0" table:formula="of:=SUM(IF(($$DelPoint= &quot;hidalgo&quot;)*($$DType = &quot;pre&quot;)*(OFFSET($$DelPoint;0;[.F3]+2)&lt;0);OFFSET($$DelPoint;0;[.F3]+2);0))" table:number-matrix-columns-spanned="1" table:number-matrix-rows-spanned="1" table:style-name="ce416"/>
          <table:table-cell office:value-type="float" office:value="0" table:formula="of:=SUM(IF(($$DelPoint= &quot;hidalgo&quot;)*($$DType = &quot;pre&quot;)*(OFFSET($$DelPoint;0;[.G3]+2)&lt;0);OFFSET($$DelPoint;0;[.G3]+2);0))" table:number-matrix-columns-spanned="1" table:number-matrix-rows-spanned="1" table:style-name="ce416"/>
          <table:table-cell office:value-type="float" office:value="0" table:formula="of:=SUM(IF(($$DelPoint= &quot;hidalgo&quot;)*($$DType = &quot;pre&quot;)*(OFFSET($$DelPoint;0;[.H3]+2)&lt;0);OFFSET($$DelPoint;0;[.H3]+2);0))" table:number-matrix-columns-spanned="1" table:number-matrix-rows-spanned="1" table:style-name="ce416"/>
          <table:table-cell office:value-type="float" office:value="0" table:formula="of:=SUM(IF(($$DelPoint= &quot;hidalgo&quot;)*($$DType = &quot;pre&quot;)*(OFFSET($$DelPoint;0;[.I3]+2)&lt;0);OFFSET($$DelPoint;0;[.I3]+2);0))" table:number-matrix-columns-spanned="1" table:number-matrix-rows-spanned="1" table:style-name="ce416"/>
          <table:table-cell office:value-type="float" office:value="0" table:formula="of:=SUM(IF(($$DelPoint= &quot;hidalgo&quot;)*($$DType = &quot;pre&quot;)*(OFFSET($$DelPoint;0;[.J3]+2)&lt;0);OFFSET($$DelPoint;0;[.J3]+2);0))" table:number-matrix-columns-spanned="1" table:number-matrix-rows-spanned="1" table:style-name="ce416"/>
          <table:table-cell office:value-type="float" office:value="0" table:formula="of:=SUM(IF(($$DelPoint= &quot;hidalgo&quot;)*($$DType = &quot;pre&quot;)*(OFFSET($$DelPoint;0;[.K3]+2)&lt;0);OFFSET($$DelPoint;0;[.K3]+2);0))" table:number-matrix-columns-spanned="1" table:number-matrix-rows-spanned="1" table:style-name="ce416"/>
          <table:table-cell office:value-type="float" office:value="0" table:formula="of:=SUM(IF(($$DelPoint= &quot;hidalgo&quot;)*($$DType = &quot;pre&quot;)*(OFFSET($$DelPoint;0;[.L3]+2)&lt;0);OFFSET($$DelPoint;0;[.L3]+2);0))" table:number-matrix-columns-spanned="1" table:number-matrix-rows-spanned="1" table:style-name="ce416"/>
          <table:table-cell office:value-type="float" office:value="0" table:formula="of:=SUM(IF(($$DelPoint= &quot;hidalgo&quot;)*($$DType = &quot;pre&quot;)*(OFFSET($$DelPoint;0;[.M3]+2)&lt;0);OFFSET($$DelPoint;0;[.M3]+2);0))" table:number-matrix-columns-spanned="1" table:number-matrix-rows-spanned="1" table:style-name="ce416"/>
          <table:table-cell office:value-type="float" office:value="0" table:formula="of:=SUM(IF(($$DelPoint= &quot;hidalgo&quot;)*($$DType = &quot;pre&quot;)*(OFFSET($$DelPoint;0;[.N3]+2)&lt;0);OFFSET($$DelPoint;0;[.N3]+2);0))" table:number-matrix-columns-spanned="1" table:number-matrix-rows-spanned="1" table:style-name="ce416"/>
          <table:table-cell office:value-type="float" office:value="0" table:formula="of:=SUM(IF(($$DelPoint= &quot;hidalgo&quot;)*($$DType = &quot;pre&quot;)*(OFFSET($$DelPoint;0;[.O3]+2)&lt;0);OFFSET($$DelPoint;0;[.O3]+2);0))" table:number-matrix-columns-spanned="1" table:number-matrix-rows-spanned="1" table:style-name="ce416"/>
          <table:table-cell office:value-type="float" office:value="0" table:formula="of:=SUM(IF(($$DelPoint= &quot;hidalgo&quot;)*($$DType = &quot;pre&quot;)*(OFFSET($$DelPoint;0;[.P3]+2)&lt;0);OFFSET($$DelPoint;0;[.P3]+2);0))" table:number-matrix-columns-spanned="1" table:number-matrix-rows-spanned="1" table:style-name="ce416"/>
          <table:table-cell office:value-type="float" office:value="0" table:formula="of:=SUM(IF(($$DelPoint= &quot;hidalgo&quot;)*($$DType = &quot;pre&quot;)*(OFFSET($$DelPoint;0;[.Q3]+2)&lt;0);OFFSET($$DelPoint;0;[.Q3]+2);0))" table:number-matrix-columns-spanned="1" table:number-matrix-rows-spanned="1" table:style-name="ce416"/>
          <table:table-cell office:value-type="float" office:value="0" table:formula="of:=SUM(IF(($$DelPoint= &quot;hidalgo&quot;)*($$DType = &quot;pre&quot;)*(OFFSET($$DelPoint;0;[.R3]+2)&lt;0);OFFSET($$DelPoint;0;[.R3]+2);0))" table:number-matrix-columns-spanned="1" table:number-matrix-rows-spanned="1" table:style-name="ce416"/>
          <table:table-cell office:value-type="float" office:value="0" table:formula="of:=SUM(IF(($$DelPoint= &quot;hidalgo&quot;)*($$DType = &quot;pre&quot;)*(OFFSET($$DelPoint;0;[.S3]+2)&lt;0);OFFSET($$DelPoint;0;[.S3]+2);0))" table:number-matrix-columns-spanned="1" table:number-matrix-rows-spanned="1" table:style-name="ce416"/>
          <table:table-cell office:value-type="float" office:value="0" table:formula="of:=SUM(IF(($$DelPoint= &quot;hidalgo&quot;)*($$DType = &quot;pre&quot;)*(OFFSET($$DelPoint;0;[.T3]+2)&lt;0);OFFSET($$DelPoint;0;[.T3]+2);0))" table:number-matrix-columns-spanned="1" table:number-matrix-rows-spanned="1" table:style-name="ce416"/>
          <table:table-cell office:value-type="float" office:value="0" table:formula="of:=SUM(IF(($$DelPoint= &quot;hidalgo&quot;)*($$DType = &quot;pre&quot;)*(OFFSET($$DelPoint;0;[.U3]+2)&lt;0);OFFSET($$DelPoint;0;[.U3]+2);0))" table:number-matrix-columns-spanned="1" table:number-matrix-rows-spanned="1" table:style-name="ce416"/>
          <table:table-cell office:value-type="float" office:value="0" table:formula="of:=SUM(IF(($$DelPoint= &quot;hidalgo&quot;)*($$DType = &quot;pre&quot;)*(OFFSET($$DelPoint;0;[.V3]+2)&lt;0);OFFSET($$DelPoint;0;[.V3]+2);0))" table:number-matrix-columns-spanned="1" table:number-matrix-rows-spanned="1" table:style-name="ce416"/>
          <table:table-cell office:value-type="float" office:value="0" table:formula="of:=SUM(IF(($$DelPoint= &quot;hidalgo&quot;)*($$DType = &quot;pre&quot;)*(OFFSET($$DelPoint;0;[.W3]+2)&lt;0);OFFSET($$DelPoint;0;[.W3]+2);0))" table:number-matrix-columns-spanned="1" table:number-matrix-rows-spanned="1" table:style-name="ce416"/>
          <table:table-cell office:value-type="float" office:value="0" table:formula="of:=SUM(IF(($$DelPoint= &quot;hidalgo&quot;)*($$DType = &quot;pre&quot;)*(OFFSET($$DelPoint;0;[.X3]+2)&lt;0);OFFSET($$DelPoint;0;[.X3]+2);0))" table:number-matrix-columns-spanned="1" table:number-matrix-rows-spanned="1" table:style-name="ce416"/>
          <table:table-cell office:value-type="float" office:value="0" table:formula="of:=SUM(IF(($$DelPoint= &quot;hidalgo&quot;)*($$DType = &quot;pre&quot;)*(OFFSET($$DelPoint;0;[.Y3]+2)&lt;0);OFFSET($$DelPoint;0;[.Y3]+2);0))" table:number-matrix-columns-spanned="1" table:number-matrix-rows-spanned="1" table:style-name="ce503"/>
          <table:table-cell table:style-name="ce161"/>
          <table:table-cell table:style-name="ce163"/>
          <table:table-cell table:number-columns-repeated="16357" table:style-name="ce162"/>
        </table:table-row>
        <table:table-row table:style-name="ro7">
          <table:table-cell office:value-type="string" table:style-name="ce575">
            <text:p>Hidalgo Real-time</text:p>
          </table:table-cell>
          <table:table-cell office:value-type="float" office:value="0" table:formula="of:=SUM(IF(($$DelPoint= &quot;hidalgo&quot;)*IF(($$DType = &quot;firm&quot;)+($$DType = &quot;econ&quot;)&gt;0;1;0)*(OFFSET($$DelPoint;0;[.B3]+2)&lt;0);OFFSET($$DelPoint;0;[.B3]+2);0))" table:number-matrix-columns-spanned="1" table:number-matrix-rows-spanned="1" table:style-name="ce418"/>
          <table:table-cell office:value-type="float" office:value="0" table:formula="of:=SUM(IF(($$DelPoint= &quot;hidalgo&quot;)*IF(($$DType = &quot;firm&quot;)+($$DType = &quot;econ&quot;)&gt;0;1;0)*(OFFSET($$DelPoint;0;[.C3]+2)&lt;0);OFFSET($$DelPoint;0;[.C3]+2);0))" table:number-matrix-columns-spanned="1" table:number-matrix-rows-spanned="1" table:style-name="ce418"/>
          <table:table-cell office:value-type="float" office:value="0" table:formula="of:=SUM(IF(($$DelPoint= &quot;hidalgo&quot;)*IF(($$DType = &quot;firm&quot;)+($$DType = &quot;econ&quot;)&gt;0;1;0)*(OFFSET($$DelPoint;0;[.D3]+2)&lt;0);OFFSET($$DelPoint;0;[.D3]+2);0))" table:number-matrix-columns-spanned="1" table:number-matrix-rows-spanned="1" table:style-name="ce418"/>
          <table:table-cell office:value-type="float" office:value="0" table:formula="of:=SUM(IF(($$DelPoint= &quot;hidalgo&quot;)*IF(($$DType = &quot;firm&quot;)+($$DType = &quot;econ&quot;)&gt;0;1;0)*(OFFSET($$DelPoint;0;[.E3]+2)&lt;0);OFFSET($$DelPoint;0;[.E3]+2);0))" table:number-matrix-columns-spanned="1" table:number-matrix-rows-spanned="1" table:style-name="ce418"/>
          <table:table-cell office:value-type="float" office:value="0" table:formula="of:=SUM(IF(($$DelPoint= &quot;hidalgo&quot;)*IF(($$DType = &quot;firm&quot;)+($$DType = &quot;econ&quot;)&gt;0;1;0)*(OFFSET($$DelPoint;0;[.F3]+2)&lt;0);OFFSET($$DelPoint;0;[.F3]+2);0))" table:number-matrix-columns-spanned="1" table:number-matrix-rows-spanned="1" table:style-name="ce418"/>
          <table:table-cell office:value-type="float" office:value="0" table:formula="of:=SUM(IF(($$DelPoint= &quot;hidalgo&quot;)*IF(($$DType = &quot;firm&quot;)+($$DType = &quot;econ&quot;)&gt;0;1;0)*(OFFSET($$DelPoint;0;[.G3]+2)&lt;0);OFFSET($$DelPoint;0;[.G3]+2);0))" table:number-matrix-columns-spanned="1" table:number-matrix-rows-spanned="1" table:style-name="ce418"/>
          <table:table-cell office:value-type="float" office:value="0" table:formula="of:=SUM(IF(($$DelPoint= &quot;hidalgo&quot;)*IF(($$DType = &quot;firm&quot;)+($$DType = &quot;econ&quot;)&gt;0;1;0)*(OFFSET($$DelPoint;0;[.H3]+2)&lt;0);OFFSET($$DelPoint;0;[.H3]+2);0))" table:number-matrix-columns-spanned="1" table:number-matrix-rows-spanned="1" table:style-name="ce418"/>
          <table:table-cell office:value-type="float" office:value="0" table:formula="of:=SUM(IF(($$DelPoint= &quot;hidalgo&quot;)*IF(($$DType = &quot;firm&quot;)+($$DType = &quot;econ&quot;)&gt;0;1;0)*(OFFSET($$DelPoint;0;[.I3]+2)&lt;0);OFFSET($$DelPoint;0;[.I3]+2);0))" table:number-matrix-columns-spanned="1" table:number-matrix-rows-spanned="1" table:style-name="ce418"/>
          <table:table-cell office:value-type="float" office:value="0" table:formula="of:=SUM(IF(($$DelPoint= &quot;hidalgo&quot;)*IF(($$DType = &quot;firm&quot;)+($$DType = &quot;econ&quot;)&gt;0;1;0)*(OFFSET($$DelPoint;0;[.J3]+2)&lt;0);OFFSET($$DelPoint;0;[.J3]+2);0))" table:number-matrix-columns-spanned="1" table:number-matrix-rows-spanned="1" table:style-name="ce418"/>
          <table:table-cell office:value-type="float" office:value="0" table:formula="of:=SUM(IF(($$DelPoint= &quot;hidalgo&quot;)*IF(($$DType = &quot;firm&quot;)+($$DType = &quot;econ&quot;)&gt;0;1;0)*(OFFSET($$DelPoint;0;[.K3]+2)&lt;0);OFFSET($$DelPoint;0;[.K3]+2);0))" table:number-matrix-columns-spanned="1" table:number-matrix-rows-spanned="1" table:style-name="ce418"/>
          <table:table-cell office:value-type="float" office:value="0" table:formula="of:=SUM(IF(($$DelPoint= &quot;hidalgo&quot;)*IF(($$DType = &quot;firm&quot;)+($$DType = &quot;econ&quot;)&gt;0;1;0)*(OFFSET($$DelPoint;0;[.L3]+2)&lt;0);OFFSET($$DelPoint;0;[.L3]+2);0))" table:number-matrix-columns-spanned="1" table:number-matrix-rows-spanned="1" table:style-name="ce418"/>
          <table:table-cell office:value-type="float" office:value="0" table:formula="of:=SUM(IF(($$DelPoint= &quot;hidalgo&quot;)*IF(($$DType = &quot;firm&quot;)+($$DType = &quot;econ&quot;)&gt;0;1;0)*(OFFSET($$DelPoint;0;[.M3]+2)&lt;0);OFFSET($$DelPoint;0;[.M3]+2);0))" table:number-matrix-columns-spanned="1" table:number-matrix-rows-spanned="1" table:style-name="ce418"/>
          <table:table-cell office:value-type="float" office:value="0" table:formula="of:=SUM(IF(($$DelPoint= &quot;hidalgo&quot;)*IF(($$DType = &quot;firm&quot;)+($$DType = &quot;econ&quot;)&gt;0;1;0)*(OFFSET($$DelPoint;0;[.N3]+2)&lt;0);OFFSET($$DelPoint;0;[.N3]+2);0))" table:number-matrix-columns-spanned="1" table:number-matrix-rows-spanned="1" table:style-name="ce418"/>
          <table:table-cell office:value-type="float" office:value="0" table:formula="of:=SUM(IF(($$DelPoint= &quot;hidalgo&quot;)*IF(($$DType = &quot;firm&quot;)+($$DType = &quot;econ&quot;)&gt;0;1;0)*(OFFSET($$DelPoint;0;[.O3]+2)&lt;0);OFFSET($$DelPoint;0;[.O3]+2);0))" table:number-matrix-columns-spanned="1" table:number-matrix-rows-spanned="1" table:style-name="ce418"/>
          <table:table-cell office:value-type="float" office:value="0" table:formula="of:=SUM(IF(($$DelPoint= &quot;hidalgo&quot;)*IF(($$DType = &quot;firm&quot;)+($$DType = &quot;econ&quot;)&gt;0;1;0)*(OFFSET($$DelPoint;0;[.P3]+2)&lt;0);OFFSET($$DelPoint;0;[.P3]+2);0))" table:number-matrix-columns-spanned="1" table:number-matrix-rows-spanned="1" table:style-name="ce418"/>
          <table:table-cell office:value-type="float" office:value="0" table:formula="of:=SUM(IF(($$DelPoint= &quot;hidalgo&quot;)*IF(($$DType = &quot;firm&quot;)+($$DType = &quot;econ&quot;)&gt;0;1;0)*(OFFSET($$DelPoint;0;[.Q3]+2)&lt;0);OFFSET($$DelPoint;0;[.Q3]+2);0))" table:number-matrix-columns-spanned="1" table:number-matrix-rows-spanned="1" table:style-name="ce418"/>
          <table:table-cell office:value-type="float" office:value="0" table:formula="of:=SUM(IF(($$DelPoint= &quot;hidalgo&quot;)*IF(($$DType = &quot;firm&quot;)+($$DType = &quot;econ&quot;)&gt;0;1;0)*(OFFSET($$DelPoint;0;[.R3]+2)&lt;0);OFFSET($$DelPoint;0;[.R3]+2);0))" table:number-matrix-columns-spanned="1" table:number-matrix-rows-spanned="1" table:style-name="ce418"/>
          <table:table-cell office:value-type="float" office:value="0" table:formula="of:=SUM(IF(($$DelPoint= &quot;hidalgo&quot;)*IF(($$DType = &quot;firm&quot;)+($$DType = &quot;econ&quot;)&gt;0;1;0)*(OFFSET($$DelPoint;0;[.S3]+2)&lt;0);OFFSET($$DelPoint;0;[.S3]+2);0))" table:number-matrix-columns-spanned="1" table:number-matrix-rows-spanned="1" table:style-name="ce418"/>
          <table:table-cell office:value-type="float" office:value="0" table:formula="of:=SUM(IF(($$DelPoint= &quot;hidalgo&quot;)*IF(($$DType = &quot;firm&quot;)+($$DType = &quot;econ&quot;)&gt;0;1;0)*(OFFSET($$DelPoint;0;[.T3]+2)&lt;0);OFFSET($$DelPoint;0;[.T3]+2);0))" table:number-matrix-columns-spanned="1" table:number-matrix-rows-spanned="1" table:style-name="ce418"/>
          <table:table-cell office:value-type="float" office:value="0" table:formula="of:=SUM(IF(($$DelPoint= &quot;hidalgo&quot;)*IF(($$DType = &quot;firm&quot;)+($$DType = &quot;econ&quot;)&gt;0;1;0)*(OFFSET($$DelPoint;0;[.U3]+2)&lt;0);OFFSET($$DelPoint;0;[.U3]+2);0))" table:number-matrix-columns-spanned="1" table:number-matrix-rows-spanned="1" table:style-name="ce418"/>
          <table:table-cell table:style-name="ce418"/>
          <table:table-cell office:value-type="float" office:value="0" table:formula="of:=SUM(IF(($$DelPoint= &quot;hidalgo&quot;)*IF(($$DType = &quot;firm&quot;)+($$DType = &quot;econ&quot;)&gt;0;1;0)*(OFFSET($$DelPoint;0;[.W3]+2)&lt;0);OFFSET($$DelPoint;0;[.W3]+2);0))" table:number-matrix-columns-spanned="1" table:number-matrix-rows-spanned="1" table:style-name="ce418"/>
          <table:table-cell office:value-type="float" office:value="0" table:formula="of:=SUM(IF(($$DelPoint= &quot;hidalgo&quot;)*IF(($$DType = &quot;firm&quot;)+($$DType = &quot;econ&quot;)&gt;0;1;0)*(OFFSET($$DelPoint;0;[.X3]+2)&lt;0);OFFSET($$DelPoint;0;[.X3]+2);0))" table:number-matrix-columns-spanned="1" table:number-matrix-rows-spanned="1" table:style-name="ce418"/>
          <table:table-cell office:value-type="float" office:value="0" table:formula="of:=SUM(IF(($$DelPoint= &quot;hidalgo&quot;)*IF(($$DType = &quot;firm&quot;)+($$DType = &quot;econ&quot;)&gt;0;1;0)*(OFFSET($$DelPoint;0;[.Y3]+2)&lt;0);OFFSET($$DelPoint;0;[.Y3]+2);0))" table:number-matrix-columns-spanned="1" table:number-matrix-rows-spanned="1" table:style-name="ce504"/>
          <table:table-cell table:style-name="ce161"/>
          <table:table-cell table:style-name="ce163"/>
          <table:table-cell table:number-columns-repeated="16357" table:style-name="ce162"/>
        </table:table-row>
        <table:table-row table:style-name="ro7">
          <table:table-cell office:value-type="string" table:style-name="ce576">
            <text:p>Artesia Direct Bill</text:p>
          </table:table-cell>
          <table:table-cell office:value-type="float" office:value="0" table:formula="of:=[Deals.F5]" table:style-name="ce484"/>
          <table:table-cell office:value-type="float" office:value="0" table:formula="of:=[Deals.G5]" table:style-name="ce484"/>
          <table:table-cell office:value-type="float" office:value="0" table:formula="of:=[Deals.H5]" table:style-name="ce484"/>
          <table:table-cell office:value-type="float" office:value="0" table:formula="of:=[Deals.I5]" table:style-name="ce484"/>
          <table:table-cell office:value-type="float" office:value="0" table:formula="of:=[Deals.J5]" table:style-name="ce484"/>
          <table:table-cell office:value-type="float" office:value="0" table:formula="of:=[Deals.K5]" table:style-name="ce484"/>
          <table:table-cell office:value-type="float" office:value="0" table:formula="of:=[Deals.L5]" table:style-name="ce484"/>
          <table:table-cell office:value-type="float" office:value="0" table:formula="of:=[Deals.M5]" table:style-name="ce484"/>
          <table:table-cell office:value-type="float" office:value="0" table:formula="of:=[Deals.N5]" table:style-name="ce484"/>
          <table:table-cell office:value-type="float" office:value="0" table:formula="of:=[Deals.O5]" table:style-name="ce484"/>
          <table:table-cell office:value-type="float" office:value="0" table:formula="of:=[Deals.P5]" table:style-name="ce484"/>
          <table:table-cell office:value-type="float" office:value="0" table:formula="of:=[Deals.Q5]" table:style-name="ce484"/>
          <table:table-cell office:value-type="float" office:value="0" table:formula="of:=[Deals.R5]" table:style-name="ce484"/>
          <table:table-cell office:value-type="float" office:value="0" table:formula="of:=[Deals.S5]" table:style-name="ce484"/>
          <table:table-cell office:value-type="float" office:value="0" table:formula="of:=[Deals.T5]" table:style-name="ce484"/>
          <table:table-cell office:value-type="float" office:value="0" table:formula="of:=[Deals.U5]" table:style-name="ce484"/>
          <table:table-cell office:value-type="float" office:value="0" table:formula="of:=[Deals.V5]" table:style-name="ce484"/>
          <table:table-cell office:value-type="float" office:value="0" table:formula="of:=[Deals.W5]" table:style-name="ce484"/>
          <table:table-cell office:value-type="float" office:value="0" table:formula="of:=[Deals.X5]" table:style-name="ce484"/>
          <table:table-cell office:value-type="float" office:value="0" table:formula="of:=[Deals.Y5]" table:style-name="ce484"/>
          <table:table-cell office:value-type="float" office:value="0" table:formula="of:=[Deals.Z5]" table:style-name="ce484"/>
          <table:table-cell office:value-type="float" office:value="0" table:formula="of:=[Deals.AA5]" table:style-name="ce484"/>
          <table:table-cell office:value-type="float" office:value="0" table:formula="of:=[Deals.AB5]" table:style-name="ce484"/>
          <table:table-cell office:value-type="float" office:value="0" table:formula="of:=[Deals.AC5]" table:style-name="ce487"/>
          <table:table-cell table:style-name="ce161"/>
          <table:table-cell table:style-name="ce163"/>
          <table:table-cell table:number-columns-repeated="16357" table:style-name="ce162"/>
        </table:table-row>
        <table:table-row table:style-name="ro7">
          <table:table-cell office:value-type="string" table:style-name="ce577">
            <text:p>Artesia Prescheduled</text:p>
          </table:table-cell>
          <table:table-cell office:value-type="float" office:value="0" table:formula="of:=[Deals.F7]" table:style-name="ce484"/>
          <table:table-cell office:value-type="float" office:value="-100" table:formula="of:=[Deals.G7]" table:style-name="ce484">
            <text:p>-100</text:p>
          </table:table-cell>
          <table:table-cell office:value-type="float" office:value="-100" table:formula="of:=[Deals.H7]" table:style-name="ce484">
            <text:p>-100</text:p>
          </table:table-cell>
          <table:table-cell office:value-type="float" office:value="-100" table:formula="of:=[Deals.I7]" table:style-name="ce484">
            <text:p>-100</text:p>
          </table:table-cell>
          <table:table-cell office:value-type="float" office:value="-100" table:formula="of:=[Deals.J7]" table:style-name="ce484">
            <text:p>-100</text:p>
          </table:table-cell>
          <table:table-cell office:value-type="float" office:value="-100" table:formula="of:=[Deals.K7]" table:style-name="ce484">
            <text:p>-100</text:p>
          </table:table-cell>
          <table:table-cell office:value-type="float" office:value="-130" table:formula="of:=[Deals.L7]" table:style-name="ce484">
            <text:p>-130</text:p>
          </table:table-cell>
          <table:table-cell office:value-type="float" office:value="-80" table:formula="of:=[Deals.M7]" table:style-name="ce484">
            <text:p>-80</text:p>
          </table:table-cell>
          <table:table-cell office:value-type="float" office:value="-80" table:formula="of:=[Deals.N7]" table:style-name="ce484">
            <text:p>-80</text:p>
          </table:table-cell>
          <table:table-cell office:value-type="float" office:value="-80" table:formula="of:=[Deals.O7]" table:style-name="ce484">
            <text:p>-80</text:p>
          </table:table-cell>
          <table:table-cell office:value-type="float" office:value="-80" table:formula="of:=[Deals.P7]" table:style-name="ce484">
            <text:p>-80</text:p>
          </table:table-cell>
          <table:table-cell office:value-type="float" office:value="-80" table:formula="of:=[Deals.Q7]" table:style-name="ce484">
            <text:p>-80</text:p>
          </table:table-cell>
          <table:table-cell office:value-type="float" office:value="-80" table:formula="of:=[Deals.R7]" table:style-name="ce484">
            <text:p>-80</text:p>
          </table:table-cell>
          <table:table-cell office:value-type="float" office:value="-80" table:formula="of:=[Deals.S7]" table:style-name="ce484">
            <text:p>-80</text:p>
          </table:table-cell>
          <table:table-cell office:value-type="float" office:value="-80" table:formula="of:=[Deals.T7]" table:style-name="ce484">
            <text:p>-80</text:p>
          </table:table-cell>
          <table:table-cell office:value-type="float" office:value="-80" table:formula="of:=[Deals.U7]" table:style-name="ce484">
            <text:p>-80</text:p>
          </table:table-cell>
          <table:table-cell office:value-type="float" office:value="-80" table:formula="of:=[Deals.V7]" table:style-name="ce484">
            <text:p>-80</text:p>
          </table:table-cell>
          <table:table-cell office:value-type="float" office:value="-133" table:formula="of:=[Deals.W7]" table:style-name="ce484">
            <text:p>-133</text:p>
          </table:table-cell>
          <table:table-cell office:value-type="float" office:value="-133" table:formula="of:=[Deals.X7]" table:style-name="ce484">
            <text:p>-133</text:p>
          </table:table-cell>
          <table:table-cell office:value-type="float" office:value="-133" table:formula="of:=[Deals.Y7]" table:style-name="ce484">
            <text:p>-133</text:p>
          </table:table-cell>
          <table:table-cell office:value-type="float" office:value="-133" table:formula="of:=[Deals.Z7]" table:style-name="ce484">
            <text:p>-133</text:p>
          </table:table-cell>
          <table:table-cell office:value-type="float" office:value="-80" table:formula="of:=[Deals.AA7]" table:style-name="ce484">
            <text:p>-80</text:p>
          </table:table-cell>
          <table:table-cell office:value-type="float" office:value="-80" table:formula="of:=[Deals.AB7]" table:style-name="ce484">
            <text:p>-80</text:p>
          </table:table-cell>
          <table:table-cell office:value-type="float" office:value="-100" table:formula="of:=[Deals.AC7]" table:style-name="ce487">
            <text:p>-100</text:p>
          </table:table-cell>
          <table:table-cell table:style-name="ce161"/>
          <table:table-cell table:style-name="ce163"/>
          <table:table-cell table:number-columns-repeated="16357" table:style-name="ce162"/>
        </table:table-row>
        <table:table-row table:style-name="ro7">
          <table:table-cell office:value-type="string" table:style-name="ce577">
            <text:p>Artesia Balancing</text:p>
          </table:table-cell>
          <table:table-cell table:number-columns-repeated="23" table:style-name="ce202"/>
          <table:table-cell table:style-name="ce495"/>
          <table:table-cell table:style-name="ce161"/>
          <table:table-cell table:style-name="ce163"/>
          <table:table-cell table:number-columns-repeated="16357" table:style-name="ce162"/>
        </table:table-row>
        <table:table-row table:style-name="ro8">
          <table:table-cell office:value-type="string" table:style-name="ce578">
            <text:p>Artesia Real-time</text:p>
          </table:table-cell>
          <table:table-cell table:number-columns-repeated="23" table:style-name="ce202"/>
          <table:table-cell table:style-name="ce495"/>
          <table:table-cell table:style-name="ce349"/>
          <table:table-cell table:style-name="ce163"/>
          <table:table-cell table:number-columns-repeated="16357" table:style-name="ce162"/>
        </table:table-row>
        <table:table-row table:style-name="ro6">
          <table:table-cell office:value-type="string" table:style-name="ce541">
            <text:p>Sales</text:p>
          </table:table-cell>
          <table:table-cell table:number-columns-repeated="23" table:style-name="ce208"/>
          <table:table-cell table:style-name="ce506"/>
          <table:table-cell table:style-name="ce161"/>
          <table:table-cell table:style-name="ce163"/>
          <table:table-cell table:number-columns-repeated="16357" table:style-name="ce162"/>
        </table:table-row>
        <table:table-row table:style-name="ro6">
          <table:table-cell office:value-type="string" table:style-name="ce507">
            <text:p>IID (150 MW)</text:p>
          </table:table-cell>
          <table:table-cell office:value-type="float" office:value="59" table:formula="of:=[Deals.F3]" table:style-name="ce419">
            <text:p>59</text:p>
          </table:table-cell>
          <table:table-cell office:value-type="float" office:value="84" table:formula="of:=[Deals.G3]" table:style-name="ce419">
            <text:p>84</text:p>
          </table:table-cell>
          <table:table-cell office:value-type="float" office:value="75" table:formula="of:=[Deals.H3]" table:style-name="ce419">
            <text:p>75</text:p>
          </table:table-cell>
          <table:table-cell office:value-type="float" office:value="75" table:formula="of:=[Deals.I3]" table:style-name="ce419">
            <text:p>75</text:p>
          </table:table-cell>
          <table:table-cell office:value-type="float" office:value="75" table:formula="of:=[Deals.J3]" table:style-name="ce419">
            <text:p>75</text:p>
          </table:table-cell>
          <table:table-cell office:value-type="float" office:value="75" table:formula="of:=[Deals.K3]" table:style-name="ce419">
            <text:p>75</text:p>
          </table:table-cell>
          <table:table-cell office:value-type="float" office:value="84" table:formula="of:=[Deals.L3]" table:style-name="ce419">
            <text:p>84</text:p>
          </table:table-cell>
          <table:table-cell office:value-type="float" office:value="108" table:formula="of:=[Deals.M3]" table:style-name="ce419">
            <text:p>108</text:p>
          </table:table-cell>
          <table:table-cell office:value-type="float" office:value="108" table:formula="of:=[Deals.N3]" table:style-name="ce419">
            <text:p>108</text:p>
          </table:table-cell>
          <table:table-cell office:value-type="float" office:value="108" table:formula="of:=[Deals.O3]" table:style-name="ce419">
            <text:p>108</text:p>
          </table:table-cell>
          <table:table-cell office:value-type="float" office:value="108" table:formula="of:=[Deals.P3]" table:style-name="ce419">
            <text:p>108</text:p>
          </table:table-cell>
          <table:table-cell office:value-type="float" office:value="108" table:formula="of:=[Deals.Q3]" table:style-name="ce419">
            <text:p>108</text:p>
          </table:table-cell>
          <table:table-cell office:value-type="float" office:value="108" table:formula="of:=[Deals.R3]" table:style-name="ce419">
            <text:p>108</text:p>
          </table:table-cell>
          <table:table-cell office:value-type="float" office:value="108" table:formula="of:=[Deals.S3]" table:style-name="ce419">
            <text:p>108</text:p>
          </table:table-cell>
          <table:table-cell office:value-type="float" office:value="108" table:formula="of:=[Deals.T3]" table:style-name="ce419">
            <text:p>108</text:p>
          </table:table-cell>
          <table:table-cell office:value-type="float" office:value="108" table:formula="of:=[Deals.U3]" table:style-name="ce419">
            <text:p>108</text:p>
          </table:table-cell>
          <table:table-cell office:value-type="float" office:value="100" table:formula="of:=[Deals.V3]" table:style-name="ce419">
            <text:p>100</text:p>
          </table:table-cell>
          <table:table-cell office:value-type="float" office:value="100" table:formula="of:=[Deals.W3]" table:style-name="ce419">
            <text:p>100</text:p>
          </table:table-cell>
          <table:table-cell office:value-type="float" office:value="108" table:formula="of:=[Deals.X3]" table:style-name="ce419">
            <text:p>108</text:p>
          </table:table-cell>
          <table:table-cell office:value-type="float" office:value="108" table:formula="of:=[Deals.Y3]" table:style-name="ce419">
            <text:p>108</text:p>
          </table:table-cell>
          <table:table-cell office:value-type="float" office:value="108" table:formula="of:=[Deals.Z3]" table:style-name="ce419">
            <text:p>108</text:p>
          </table:table-cell>
          <table:table-cell office:value-type="float" office:value="100" table:formula="of:=[Deals.AA3]" table:style-name="ce419">
            <text:p>100</text:p>
          </table:table-cell>
          <table:table-cell office:value-type="float" office:value="100" table:formula="of:=[Deals.AB3]" table:style-name="ce419">
            <text:p>100</text:p>
          </table:table-cell>
          <table:table-cell office:value-type="float" office:value="84" table:formula="of:=[Deals.AC3]" table:style-name="ce508">
            <text:p>84</text:p>
          </table:table-cell>
          <table:table-cell table:style-name="ce161"/>
          <table:table-cell table:style-name="ce163"/>
          <table:table-cell table:number-columns-repeated="16357" table:style-name="ce162"/>
        </table:table-row>
        <table:table-row table:style-name="ro6">
          <table:table-cell office:value-type="string" table:style-name="ce509">
            <text:p>PNM (56 MW)</text:p>
          </table:table-cell>
          <table:table-cell office:value-type="float" office:value="0" table:formula="of:=[Deals.F13]" table:style-name="ce203"/>
          <table:table-cell office:value-type="float" office:value="0" table:formula="of:=[Deals.G13]" table:style-name="ce203"/>
          <table:table-cell office:value-type="float" office:value="0" table:formula="of:=[Deals.H13]" table:style-name="ce203"/>
          <table:table-cell office:value-type="float" office:value="0" table:formula="of:=[Deals.I13]" table:style-name="ce203"/>
          <table:table-cell office:value-type="float" office:value="0" table:formula="of:=[Deals.J13]" table:style-name="ce203"/>
          <table:table-cell office:value-type="float" office:value="0" table:formula="of:=[Deals.K13]" table:style-name="ce203"/>
          <table:table-cell office:value-type="float" office:value="0" table:formula="of:=[Deals.L13]" table:style-name="ce203"/>
          <table:table-cell office:value-type="float" office:value="0" table:formula="of:=[Deals.M13]" table:style-name="ce203"/>
          <table:table-cell office:value-type="float" office:value="0" table:formula="of:=[Deals.N13]" table:style-name="ce203"/>
          <table:table-cell office:value-type="float" office:value="0" table:formula="of:=[Deals.O13]" table:style-name="ce203"/>
          <table:table-cell office:value-type="float" office:value="0" table:formula="of:=[Deals.P13]" table:style-name="ce203"/>
          <table:table-cell office:value-type="float" office:value="0" table:formula="of:=[Deals.Q13]" table:style-name="ce203"/>
          <table:table-cell office:value-type="float" office:value="0" table:formula="of:=[Deals.R13]" table:style-name="ce203"/>
          <table:table-cell office:value-type="float" office:value="0" table:formula="of:=[Deals.S13]" table:style-name="ce203"/>
          <table:table-cell office:value-type="float" office:value="0" table:formula="of:=[Deals.T13]" table:style-name="ce203"/>
          <table:table-cell office:value-type="float" office:value="0" table:formula="of:=[Deals.U13]" table:style-name="ce203"/>
          <table:table-cell office:value-type="float" office:value="0" table:formula="of:=[Deals.V13]" table:style-name="ce203"/>
          <table:table-cell office:value-type="float" office:value="0" table:formula="of:=[Deals.W13]" table:style-name="ce203"/>
          <table:table-cell office:value-type="float" office:value="0" table:formula="of:=[Deals.X13]" table:style-name="ce203"/>
          <table:table-cell office:value-type="float" office:value="0" table:formula="of:=[Deals.Y13]" table:style-name="ce203"/>
          <table:table-cell office:value-type="float" office:value="0" table:formula="of:=[Deals.Z13]" table:style-name="ce203"/>
          <table:table-cell office:value-type="float" office:value="0" table:formula="of:=[Deals.AA13]" table:style-name="ce203"/>
          <table:table-cell office:value-type="float" office:value="0" table:formula="of:=[Deals.AB13]" table:style-name="ce203"/>
          <table:table-cell office:value-type="float" office:value="0" table:formula="of:=[Deals.AC13]" table:style-name="ce669"/>
          <table:table-cell table:style-name="ce161"/>
          <table:table-cell table:style-name="ce163"/>
          <table:table-cell table:number-columns-repeated="16357" table:style-name="ce162"/>
        </table:table-row>
        <table:table-row table:style-name="ro6">
          <table:table-cell office:value-type="string" table:style-name="ce510">
            <text:p>Incremental Sales</text:p>
          </table:table-cell>
          <table:table-cell table:number-columns-repeated="23" table:style-name="ce204"/>
          <table:table-cell table:style-name="ce511"/>
          <table:table-cell table:style-name="ce348"/>
          <table:table-cell table:style-name="ce165"/>
          <table:table-cell table:number-columns-repeated="16357" table:style-name="ce164"/>
        </table:table-row>
        <table:table-row table:style-name="ro7">
          <table:table-cell office:value-type="string" table:style-name="ce498">
            <text:p>4C PRESCHEDULED</text:p>
          </table:table-cell>
          <table:table-cell office:value-type="float" office:value="25" table:formula="of:=SUM(IF(($$DelPoint= &quot;4C&quot;)*($$DType = &quot;pre&quot;)*(OFFSET($$DelPoint;0;[.B3]+2)&gt;0);OFFSET($$DelPoint;0;[.B3]+2);0))" table:number-matrix-columns-spanned="1" table:number-matrix-rows-spanned="1" table:style-name="ce659">
            <text:p>25</text:p>
          </table:table-cell>
          <table:table-cell office:value-type="float" office:value="25" table:formula="of:=SUM(IF(($$DelPoint= &quot;4C&quot;)*($$DType = &quot;pre&quot;)*(OFFSET($$DelPoint;0;[.C3]+2)&gt;0);OFFSET($$DelPoint;0;[.C3]+2);0))" table:number-matrix-columns-spanned="1" table:number-matrix-rows-spanned="1" table:style-name="ce659">
            <text:p>25</text:p>
          </table:table-cell>
          <table:table-cell office:value-type="float" office:value="25" table:formula="of:=SUM(IF(($$DelPoint= &quot;4C&quot;)*($$DType = &quot;pre&quot;)*(OFFSET($$DelPoint;0;[.D3]+2)&gt;0);OFFSET($$DelPoint;0;[.D3]+2);0))" table:number-matrix-columns-spanned="1" table:number-matrix-rows-spanned="1" table:style-name="ce659">
            <text:p>25</text:p>
          </table:table-cell>
          <table:table-cell office:value-type="float" office:value="25" table:formula="of:=SUM(IF(($$DelPoint= &quot;4C&quot;)*($$DType = &quot;pre&quot;)*(OFFSET($$DelPoint;0;[.E3]+2)&gt;0);OFFSET($$DelPoint;0;[.E3]+2);0))" table:number-matrix-columns-spanned="1" table:number-matrix-rows-spanned="1" table:style-name="ce659">
            <text:p>25</text:p>
          </table:table-cell>
          <table:table-cell office:value-type="float" office:value="25" table:formula="of:=SUM(IF(($$DelPoint= &quot;4C&quot;)*($$DType = &quot;pre&quot;)*(OFFSET($$DelPoint;0;[.F3]+2)&gt;0);OFFSET($$DelPoint;0;[.F3]+2);0))" table:number-matrix-columns-spanned="1" table:number-matrix-rows-spanned="1" table:style-name="ce659">
            <text:p>25</text:p>
          </table:table-cell>
          <table:table-cell office:value-type="float" office:value="25" table:formula="of:=SUM(IF(($$DelPoint= &quot;4C&quot;)*($$DType = &quot;pre&quot;)*(OFFSET($$DelPoint;0;[.G3]+2)&gt;0);OFFSET($$DelPoint;0;[.G3]+2);0))" table:number-matrix-columns-spanned="1" table:number-matrix-rows-spanned="1" table:style-name="ce659">
            <text:p>25</text:p>
          </table:table-cell>
          <table:table-cell office:value-type="float" office:value="25" table:formula="of:=SUM(IF(($$DelPoint= &quot;4C&quot;)*($$DType = &quot;pre&quot;)*(OFFSET($$DelPoint;0;[.H3]+2)&gt;0);OFFSET($$DelPoint;0;[.H3]+2);0))" table:number-matrix-columns-spanned="1" table:number-matrix-rows-spanned="1" table:style-name="ce659">
            <text:p>25</text:p>
          </table:table-cell>
          <table:table-cell office:value-type="float" office:value="30" table:formula="of:=SUM(IF(($$DelPoint= &quot;4C&quot;)*($$DType = &quot;pre&quot;)*(OFFSET($$DelPoint;0;[.I3]+2)&gt;0);OFFSET($$DelPoint;0;[.I3]+2);0))" table:number-matrix-columns-spanned="1" table:number-matrix-rows-spanned="1" table:style-name="ce659">
            <text:p>30</text:p>
          </table:table-cell>
          <table:table-cell office:value-type="float" office:value="30" table:formula="of:=SUM(IF(($$DelPoint= &quot;4C&quot;)*($$DType = &quot;pre&quot;)*(OFFSET($$DelPoint;0;[.J3]+2)&gt;0);OFFSET($$DelPoint;0;[.J3]+2);0))" table:number-matrix-columns-spanned="1" table:number-matrix-rows-spanned="1" table:style-name="ce659">
            <text:p>30</text:p>
          </table:table-cell>
          <table:table-cell office:value-type="float" office:value="30" table:formula="of:=SUM(IF(($$DelPoint= &quot;4C&quot;)*($$DType = &quot;pre&quot;)*(OFFSET($$DelPoint;0;[.K3]+2)&gt;0);OFFSET($$DelPoint;0;[.K3]+2);0))" table:number-matrix-columns-spanned="1" table:number-matrix-rows-spanned="1" table:style-name="ce659">
            <text:p>30</text:p>
          </table:table-cell>
          <table:table-cell office:value-type="float" office:value="30" table:formula="of:=SUM(IF(($$DelPoint= &quot;4C&quot;)*($$DType = &quot;pre&quot;)*(OFFSET($$DelPoint;0;[.L3]+2)&gt;0);OFFSET($$DelPoint;0;[.L3]+2);0))" table:number-matrix-columns-spanned="1" table:number-matrix-rows-spanned="1" table:style-name="ce659">
            <text:p>30</text:p>
          </table:table-cell>
          <table:table-cell office:value-type="float" office:value="30" table:formula="of:=SUM(IF(($$DelPoint= &quot;4C&quot;)*($$DType = &quot;pre&quot;)*(OFFSET($$DelPoint;0;[.M3]+2)&gt;0);OFFSET($$DelPoint;0;[.M3]+2);0))" table:number-matrix-columns-spanned="1" table:number-matrix-rows-spanned="1" table:style-name="ce659">
            <text:p>30</text:p>
          </table:table-cell>
          <table:table-cell office:value-type="float" office:value="30" table:formula="of:=SUM(IF(($$DelPoint= &quot;4C&quot;)*($$DType = &quot;pre&quot;)*(OFFSET($$DelPoint;0;[.N3]+2)&gt;0);OFFSET($$DelPoint;0;[.N3]+2);0))" table:number-matrix-columns-spanned="1" table:number-matrix-rows-spanned="1" table:style-name="ce659">
            <text:p>30</text:p>
          </table:table-cell>
          <table:table-cell office:value-type="float" office:value="30" table:formula="of:=SUM(IF(($$DelPoint= &quot;4C&quot;)*($$DType = &quot;pre&quot;)*(OFFSET($$DelPoint;0;[.O3]+2)&gt;0);OFFSET($$DelPoint;0;[.O3]+2);0))" table:number-matrix-columns-spanned="1" table:number-matrix-rows-spanned="1" table:style-name="ce659">
            <text:p>30</text:p>
          </table:table-cell>
          <table:table-cell office:value-type="float" office:value="30" table:formula="of:=SUM(IF(($$DelPoint= &quot;4C&quot;)*($$DType = &quot;pre&quot;)*(OFFSET($$DelPoint;0;[.P3]+2)&gt;0);OFFSET($$DelPoint;0;[.P3]+2);0))" table:number-matrix-columns-spanned="1" table:number-matrix-rows-spanned="1" table:style-name="ce659">
            <text:p>30</text:p>
          </table:table-cell>
          <table:table-cell office:value-type="float" office:value="30" table:formula="of:=SUM(IF(($$DelPoint= &quot;4C&quot;)*($$DType = &quot;pre&quot;)*(OFFSET($$DelPoint;0;[.Q3]+2)&gt;0);OFFSET($$DelPoint;0;[.Q3]+2);0))" table:number-matrix-columns-spanned="1" table:number-matrix-rows-spanned="1" table:style-name="ce659">
            <text:p>30</text:p>
          </table:table-cell>
          <table:table-cell office:value-type="float" office:value="30" table:formula="of:=SUM(IF(($$DelPoint= &quot;4C&quot;)*($$DType = &quot;pre&quot;)*(OFFSET($$DelPoint;0;[.R3]+2)&gt;0);OFFSET($$DelPoint;0;[.R3]+2);0))" table:number-matrix-columns-spanned="1" table:number-matrix-rows-spanned="1" table:style-name="ce659">
            <text:p>30</text:p>
          </table:table-cell>
          <table:table-cell office:value-type="float" office:value="30" table:formula="of:=SUM(IF(($$DelPoint= &quot;4C&quot;)*($$DType = &quot;pre&quot;)*(OFFSET($$DelPoint;0;[.S3]+2)&gt;0);OFFSET($$DelPoint;0;[.S3]+2);0))" table:number-matrix-columns-spanned="1" table:number-matrix-rows-spanned="1" table:style-name="ce659">
            <text:p>30</text:p>
          </table:table-cell>
          <table:table-cell office:value-type="float" office:value="30" table:formula="of:=SUM(IF(($$DelPoint= &quot;4C&quot;)*($$DType = &quot;pre&quot;)*(OFFSET($$DelPoint;0;[.T3]+2)&gt;0);OFFSET($$DelPoint;0;[.T3]+2);0))" table:number-matrix-columns-spanned="1" table:number-matrix-rows-spanned="1" table:style-name="ce659">
            <text:p>30</text:p>
          </table:table-cell>
          <table:table-cell office:value-type="float" office:value="30" table:formula="of:=SUM(IF(($$DelPoint= &quot;4C&quot;)*($$DType = &quot;pre&quot;)*(OFFSET($$DelPoint;0;[.U3]+2)&gt;0);OFFSET($$DelPoint;0;[.U3]+2);0))" table:number-matrix-columns-spanned="1" table:number-matrix-rows-spanned="1" table:style-name="ce659">
            <text:p>30</text:p>
          </table:table-cell>
          <table:table-cell office:value-type="float" office:value="30" table:formula="of:=SUM(IF(($$DelPoint= &quot;4C&quot;)*($$DType = &quot;pre&quot;)*(OFFSET($$DelPoint;0;[.V3]+2)&gt;0);OFFSET($$DelPoint;0;[.V3]+2);0))" table:number-matrix-columns-spanned="1" table:number-matrix-rows-spanned="1" table:style-name="ce659">
            <text:p>30</text:p>
          </table:table-cell>
          <table:table-cell office:value-type="float" office:value="30" table:formula="of:=SUM(IF(($$DelPoint= &quot;4C&quot;)*($$DType = &quot;pre&quot;)*(OFFSET($$DelPoint;0;[.W3]+2)&gt;0);OFFSET($$DelPoint;0;[.W3]+2);0))" table:number-matrix-columns-spanned="1" table:number-matrix-rows-spanned="1" table:style-name="ce659">
            <text:p>30</text:p>
          </table:table-cell>
          <table:table-cell office:value-type="float" office:value="30" table:formula="of:=SUM(IF(($$DelPoint= &quot;4C&quot;)*($$DType = &quot;pre&quot;)*(OFFSET($$DelPoint;0;[.X3]+2)&gt;0);OFFSET($$DelPoint;0;[.X3]+2);0))" table:number-matrix-columns-spanned="1" table:number-matrix-rows-spanned="1" table:style-name="ce659">
            <text:p>30</text:p>
          </table:table-cell>
          <table:table-cell office:value-type="float" office:value="25" table:formula="of:=SUM(IF(($$DelPoint= &quot;4C&quot;)*($$DType = &quot;pre&quot;)*(OFFSET($$DelPoint;0;[.Y3]+2)&gt;0);OFFSET($$DelPoint;0;[.Y3]+2);0))" table:number-matrix-columns-spanned="1" table:number-matrix-rows-spanned="1" table:style-name="ce670">
            <text:p>25</text:p>
          </table:table-cell>
          <table:table-cell table:style-name="ce161"/>
          <table:table-cell table:style-name="ce163"/>
          <table:table-cell table:number-columns-repeated="16357" table:style-name="ce162"/>
        </table:table-row>
        <table:table-row table:style-name="ro7">
          <table:table-cell office:value-type="string" table:style-name="ce498">
            <text:p>4C BALANCING</text:p>
          </table:table-cell>
          <table:table-cell office:value-type="float" office:value="0" table:formula="of:=SUMIF(OFFSET($$CBalancingVol;[.B$3];0);&quot;&gt;0&quot;)" table:style-name="ce205"/>
          <table:table-cell office:value-type="float" office:value="0" table:formula="of:=SUMIF(OFFSET($$CBalancingVol;[.C$3];0);&quot;&gt;0&quot;)" table:style-name="ce205"/>
          <table:table-cell office:value-type="float" office:value="0" table:formula="of:=SUMIF(OFFSET($$CBalancingVol;[.D$3];0);&quot;&gt;0&quot;)" table:style-name="ce205"/>
          <table:table-cell office:value-type="float" office:value="0" table:formula="of:=SUMIF(OFFSET($$CBalancingVol;[.E$3];0);&quot;&gt;0&quot;)" table:style-name="ce205"/>
          <table:table-cell office:value-type="float" office:value="0" table:formula="of:=SUMIF(OFFSET($$CBalancingVol;[.F$3];0);&quot;&gt;0&quot;)" table:style-name="ce205"/>
          <table:table-cell office:value-type="float" office:value="0" table:formula="of:=SUMIF(OFFSET($$CBalancingVol;[.G$3];0);&quot;&gt;0&quot;)" table:style-name="ce205"/>
          <table:table-cell office:value-type="float" office:value="0" table:formula="of:=SUMIF(OFFSET($$CBalancingVol;[.H$3];0);&quot;&gt;0&quot;)" table:style-name="ce205"/>
          <table:table-cell office:value-type="float" office:value="0" table:formula="of:=SUMIF(OFFSET($$CBalancingVol;[.I$3];0);&quot;&gt;0&quot;)" table:style-name="ce205"/>
          <table:table-cell office:value-type="float" office:value="0" table:formula="of:=SUMIF(OFFSET($$CBalancingVol;[.J$3];0);&quot;&gt;0&quot;)" table:style-name="ce205"/>
          <table:table-cell office:value-type="float" office:value="0" table:formula="of:=SUMIF(OFFSET($$CBalancingVol;[.K$3];0);&quot;&gt;0&quot;)" table:style-name="ce205"/>
          <table:table-cell office:value-type="float" office:value="0" table:formula="of:=SUMIF(OFFSET($$CBalancingVol;[.L$3];0);&quot;&gt;0&quot;)" table:style-name="ce205"/>
          <table:table-cell office:value-type="float" office:value="0" table:formula="of:=SUMIF(OFFSET($$CBalancingVol;[.M$3];0);&quot;&gt;0&quot;)" table:style-name="ce205"/>
          <table:table-cell office:value-type="float" office:value="0" table:formula="of:=SUMIF(OFFSET($$CBalancingVol;[.N$3];0);&quot;&gt;0&quot;)" table:style-name="ce205"/>
          <table:table-cell office:value-type="float" office:value="0" table:formula="of:=SUMIF(OFFSET($$CBalancingVol;[.O$3];0);&quot;&gt;0&quot;)" table:style-name="ce205"/>
          <table:table-cell office:value-type="float" office:value="0" table:formula="of:=SUMIF(OFFSET($$CBalancingVol;[.P$3];0);&quot;&gt;0&quot;)" table:style-name="ce205"/>
          <table:table-cell office:value-type="float" office:value="0" table:formula="of:=SUMIF(OFFSET($$CBalancingVol;[.Q$3];0);&quot;&gt;0&quot;)" table:style-name="ce205"/>
          <table:table-cell office:value-type="float" office:value="0" table:formula="of:=SUMIF(OFFSET($$CBalancingVol;[.R$3];0);&quot;&gt;0&quot;)" table:style-name="ce205"/>
          <table:table-cell office:value-type="float" office:value="0" table:formula="of:=SUMIF(OFFSET($$CBalancingVol;[.S$3];0);&quot;&gt;0&quot;)" table:style-name="ce205"/>
          <table:table-cell office:value-type="float" office:value="0" table:formula="of:=SUMIF(OFFSET($$CBalancingVol;[.T$3];0);&quot;&gt;0&quot;)" table:style-name="ce205"/>
          <table:table-cell office:value-type="float" office:value="0" table:formula="of:=SUMIF(OFFSET($$CBalancingVol;[.U$3];0);&quot;&gt;0&quot;)" table:style-name="ce205"/>
          <table:table-cell office:value-type="float" office:value="0" table:formula="of:=SUMIF(OFFSET($$CBalancingVol;[.V$3];0);&quot;&gt;0&quot;)" table:style-name="ce205"/>
          <table:table-cell office:value-type="float" office:value="0" table:formula="of:=SUMIF(OFFSET($$CBalancingVol;[.W$3];0);&quot;&gt;0&quot;)" table:style-name="ce205"/>
          <table:table-cell office:value-type="float" office:value="0" table:formula="of:=SUMIF(OFFSET($$CBalancingVol;[.X$3];0);&quot;&gt;0&quot;)" table:style-name="ce205"/>
          <table:table-cell office:value-type="float" office:value="0" table:formula="of:=SUMIF(OFFSET($$CBalancingVol;[.Y$3];0);&quot;&gt;0&quot;)" table:style-name="ce664"/>
          <table:table-cell table:style-name="ce161"/>
          <table:table-cell table:style-name="ce163"/>
          <table:table-cell table:number-columns-repeated="16357" table:style-name="ce162"/>
        </table:table-row>
        <table:table-row table:style-name="ro7">
          <table:table-cell office:value-type="string" table:style-name="ce498">
            <text:p>4C Direct Bill</text:p>
          </table:table-cell>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205"/>
          <table:table-cell office:value-type="float" office:value="0" table:style-name="ce664"/>
          <table:table-cell table:style-name="ce161"/>
          <table:table-cell table:style-name="ce163"/>
          <table:table-cell table:number-columns-repeated="16357" table:style-name="ce162"/>
        </table:table-row>
        <table:table-row table:style-name="ro7">
          <table:table-cell office:value-type="string" table:style-name="ce499">
            <text:p>4C REAL-TIME</text:p>
          </table:table-cell>
          <table:table-cell office:value-type="float" office:value="0" table:formula="of:=SUM(IF(($$DelPoint= &quot;4C&quot;)*IF(($$DType = &quot;firm&quot;)+($$DType = &quot;econ&quot;)&gt;0;1;0)*(OFFSET($$DelPoint;0;[.B3]+2)&gt;0);OFFSET($$DelPoint;0;[.B3]+2);0))" table:number-matrix-columns-spanned="1" table:number-matrix-rows-spanned="1" table:style-name="ce206"/>
          <table:table-cell office:value-type="float" office:value="0" table:formula="of:=SUM(IF(($$DelPoint= &quot;4C&quot;)*IF(($$DType = &quot;firm&quot;)+($$DType = &quot;econ&quot;)&gt;0;1;0)*(OFFSET($$DelPoint;0;[.C3]+2)&gt;0);OFFSET($$DelPoint;0;[.C3]+2);0))" table:number-matrix-columns-spanned="1" table:number-matrix-rows-spanned="1" table:style-name="ce206"/>
          <table:table-cell office:value-type="float" office:value="0" table:formula="of:=SUM(IF(($$DelPoint= &quot;4C&quot;)*IF(($$DType = &quot;firm&quot;)+($$DType = &quot;econ&quot;)&gt;0;1;0)*(OFFSET($$DelPoint;0;[.D3]+2)&gt;0);OFFSET($$DelPoint;0;[.D3]+2);0))" table:number-matrix-columns-spanned="1" table:number-matrix-rows-spanned="1" table:style-name="ce206"/>
          <table:table-cell office:value-type="float" office:value="0" table:formula="of:=SUM(IF(($$DelPoint= &quot;4C&quot;)*IF(($$DType = &quot;firm&quot;)+($$DType = &quot;econ&quot;)&gt;0;1;0)*(OFFSET($$DelPoint;0;[.E3]+2)&gt;0);OFFSET($$DelPoint;0;[.E3]+2);0))" table:number-matrix-columns-spanned="1" table:number-matrix-rows-spanned="1" table:style-name="ce206"/>
          <table:table-cell office:value-type="float" office:value="0" table:formula="of:=SUM(IF(($$DelPoint= &quot;4C&quot;)*IF(($$DType = &quot;firm&quot;)+($$DType = &quot;econ&quot;)&gt;0;1;0)*(OFFSET($$DelPoint;0;[.F3]+2)&gt;0);OFFSET($$DelPoint;0;[.F3]+2);0))" table:number-matrix-columns-spanned="1" table:number-matrix-rows-spanned="1" table:style-name="ce206"/>
          <table:table-cell office:value-type="float" office:value="0" table:formula="of:=SUM(IF(($$DelPoint= &quot;4C&quot;)*IF(($$DType = &quot;firm&quot;)+($$DType = &quot;econ&quot;)&gt;0;1;0)*(OFFSET($$DelPoint;0;[.G3]+2)&gt;0);OFFSET($$DelPoint;0;[.G3]+2);0))" table:number-matrix-columns-spanned="1" table:number-matrix-rows-spanned="1" table:style-name="ce206"/>
          <table:table-cell office:value-type="float" office:value="0" table:formula="of:=SUM(IF(($$DelPoint= &quot;4C&quot;)*IF(($$DType = &quot;firm&quot;)+($$DType = &quot;econ&quot;)&gt;0;1;0)*(OFFSET($$DelPoint;0;[.H3]+2)&gt;0);OFFSET($$DelPoint;0;[.H3]+2);0))" table:number-matrix-columns-spanned="1" table:number-matrix-rows-spanned="1" table:style-name="ce206"/>
          <table:table-cell office:value-type="float" office:value="0" table:formula="of:=SUM(IF(($$DelPoint= &quot;4C&quot;)*IF(($$DType = &quot;firm&quot;)+($$DType = &quot;econ&quot;)&gt;0;1;0)*(OFFSET($$DelPoint;0;[.I3]+2)&gt;0);OFFSET($$DelPoint;0;[.I3]+2);0))" table:number-matrix-columns-spanned="1" table:number-matrix-rows-spanned="1" table:style-name="ce206"/>
          <table:table-cell office:value-type="float" office:value="0" table:formula="of:=SUM(IF(($$DelPoint= &quot;4C&quot;)*IF(($$DType = &quot;firm&quot;)+($$DType = &quot;econ&quot;)&gt;0;1;0)*(OFFSET($$DelPoint;0;[.J3]+2)&gt;0);OFFSET($$DelPoint;0;[.J3]+2);0))" table:number-matrix-columns-spanned="1" table:number-matrix-rows-spanned="1" table:style-name="ce206"/>
          <table:table-cell office:value-type="float" office:value="0" table:formula="of:=SUM(IF(($$DelPoint= &quot;4C&quot;)*IF(($$DType = &quot;firm&quot;)+($$DType = &quot;econ&quot;)&gt;0;1;0)*(OFFSET($$DelPoint;0;[.K3]+2)&gt;0);OFFSET($$DelPoint;0;[.K3]+2);0))" table:number-matrix-columns-spanned="1" table:number-matrix-rows-spanned="1" table:style-name="ce206"/>
          <table:table-cell office:value-type="float" office:value="0" table:formula="of:=SUM(IF(($$DelPoint= &quot;4C&quot;)*IF(($$DType = &quot;firm&quot;)+($$DType = &quot;econ&quot;)&gt;0;1;0)*(OFFSET($$DelPoint;0;[.L3]+2)&gt;0);OFFSET($$DelPoint;0;[.L3]+2);0))" table:number-matrix-columns-spanned="1" table:number-matrix-rows-spanned="1" table:style-name="ce206"/>
          <table:table-cell office:value-type="float" office:value="0" table:formula="of:=SUM(IF(($$DelPoint= &quot;4C&quot;)*IF(($$DType = &quot;firm&quot;)+($$DType = &quot;econ&quot;)&gt;0;1;0)*(OFFSET($$DelPoint;0;[.M3]+2)&gt;0);OFFSET($$DelPoint;0;[.M3]+2);0))" table:number-matrix-columns-spanned="1" table:number-matrix-rows-spanned="1" table:style-name="ce206"/>
          <table:table-cell office:value-type="float" office:value="0" table:formula="of:=SUM(IF(($$DelPoint= &quot;4C&quot;)*IF(($$DType = &quot;firm&quot;)+($$DType = &quot;econ&quot;)&gt;0;1;0)*(OFFSET($$DelPoint;0;[.N3]+2)&gt;0);OFFSET($$DelPoint;0;[.N3]+2);0))" table:number-matrix-columns-spanned="1" table:number-matrix-rows-spanned="1" table:style-name="ce206"/>
          <table:table-cell office:value-type="float" office:value="0" table:formula="of:=SUM(IF(($$DelPoint= &quot;4C&quot;)*IF(($$DType = &quot;firm&quot;)+($$DType = &quot;econ&quot;)&gt;0;1;0)*(OFFSET($$DelPoint;0;[.O3]+2)&gt;0);OFFSET($$DelPoint;0;[.O3]+2);0))" table:number-matrix-columns-spanned="1" table:number-matrix-rows-spanned="1" table:style-name="ce206"/>
          <table:table-cell office:value-type="float" office:value="0" table:formula="of:=SUM(IF(($$DelPoint= &quot;4C&quot;)*IF(($$DType = &quot;firm&quot;)+($$DType = &quot;econ&quot;)&gt;0;1;0)*(OFFSET($$DelPoint;0;[.P3]+2)&gt;0);OFFSET($$DelPoint;0;[.P3]+2);0))" table:number-matrix-columns-spanned="1" table:number-matrix-rows-spanned="1" table:style-name="ce206"/>
          <table:table-cell office:value-type="float" office:value="0" table:formula="of:=SUM(IF(($$DelPoint= &quot;4C&quot;)*IF(($$DType = &quot;firm&quot;)+($$DType = &quot;econ&quot;)&gt;0;1;0)*(OFFSET($$DelPoint;0;[.Q3]+2)&gt;0);OFFSET($$DelPoint;0;[.Q3]+2);0))" table:number-matrix-columns-spanned="1" table:number-matrix-rows-spanned="1" table:style-name="ce206"/>
          <table:table-cell office:value-type="float" office:value="0" table:formula="of:=SUM(IF(($$DelPoint= &quot;4C&quot;)*IF(($$DType = &quot;firm&quot;)+($$DType = &quot;econ&quot;)&gt;0;1;0)*(OFFSET($$DelPoint;0;[.R3]+2)&gt;0);OFFSET($$DelPoint;0;[.R3]+2);0))" table:number-matrix-columns-spanned="1" table:number-matrix-rows-spanned="1" table:style-name="ce206"/>
          <table:table-cell office:value-type="float" office:value="0" table:formula="of:=SUM(IF(($$DelPoint= &quot;4C&quot;)*IF(($$DType = &quot;firm&quot;)+($$DType = &quot;econ&quot;)&gt;0;1;0)*(OFFSET($$DelPoint;0;[.S3]+2)&gt;0);OFFSET($$DelPoint;0;[.S3]+2);0))" table:number-matrix-columns-spanned="1" table:number-matrix-rows-spanned="1" table:style-name="ce206"/>
          <table:table-cell office:value-type="float" office:value="0" table:formula="of:=SUM(IF(($$DelPoint= &quot;4C&quot;)*IF(($$DType = &quot;firm&quot;)+($$DType = &quot;econ&quot;)&gt;0;1;0)*(OFFSET($$DelPoint;0;[.T3]+2)&gt;0);OFFSET($$DelPoint;0;[.T3]+2);0))" table:number-matrix-columns-spanned="1" table:number-matrix-rows-spanned="1" table:style-name="ce206"/>
          <table:table-cell office:value-type="float" office:value="0" table:formula="of:=SUM(IF(($$DelPoint= &quot;4C&quot;)*IF(($$DType = &quot;firm&quot;)+($$DType = &quot;econ&quot;)&gt;0;1;0)*(OFFSET($$DelPoint;0;[.U3]+2)&gt;0);OFFSET($$DelPoint;0;[.U3]+2);0))" table:number-matrix-columns-spanned="1" table:number-matrix-rows-spanned="1" table:style-name="ce206"/>
          <table:table-cell office:value-type="float" office:value="0" table:formula="of:=SUM(IF(($$DelPoint= &quot;4C&quot;)*IF(($$DType = &quot;firm&quot;)+($$DType = &quot;econ&quot;)&gt;0;1;0)*(OFFSET($$DelPoint;0;[.V3]+2)&gt;0);OFFSET($$DelPoint;0;[.V3]+2);0))" table:number-matrix-columns-spanned="1" table:number-matrix-rows-spanned="1" table:style-name="ce206"/>
          <table:table-cell office:value-type="float" office:value="0" table:formula="of:=SUM(IF(($$DelPoint= &quot;4C&quot;)*IF(($$DType = &quot;firm&quot;)+($$DType = &quot;econ&quot;)&gt;0;1;0)*(OFFSET($$DelPoint;0;[.W3]+2)&gt;0);OFFSET($$DelPoint;0;[.W3]+2);0))" table:number-matrix-columns-spanned="1" table:number-matrix-rows-spanned="1" table:style-name="ce206"/>
          <table:table-cell office:value-type="float" office:value="0" table:formula="of:=SUM(IF(($$DelPoint= &quot;4C&quot;)*IF(($$DType = &quot;firm&quot;)+($$DType = &quot;econ&quot;)&gt;0;1;0)*(OFFSET($$DelPoint;0;[.X3]+2)&gt;0);OFFSET($$DelPoint;0;[.X3]+2);0))" table:number-matrix-columns-spanned="1" table:number-matrix-rows-spanned="1" table:style-name="ce206"/>
          <table:table-cell office:value-type="float" office:value="0" table:formula="of:=SUM(IF(($$DelPoint= &quot;4C&quot;)*IF(($$DType = &quot;firm&quot;)+($$DType = &quot;econ&quot;)&gt;0;1;0)*(OFFSET($$DelPoint;0;[.Y3]+2)&gt;0);OFFSET($$DelPoint;0;[.Y3]+2);0))" table:number-matrix-columns-spanned="1" table:number-matrix-rows-spanned="1" table:style-name="ce665"/>
          <table:table-cell table:style-name="ce161"/>
          <table:table-cell table:style-name="ce163"/>
          <table:table-cell table:number-columns-repeated="16357" table:style-name="ce162"/>
        </table:table-row>
        <table:table-row table:style-name="ro7">
          <table:table-cell office:value-type="string" table:style-name="ce500">
            <text:p>PV PRESCHEDULED</text:p>
          </table:table-cell>
          <table:table-cell office:value-type="float" office:value="0" table:formula="of:=SUM(IF(($$DelPoint= &quot;pv&quot;)*($$DType = &quot;pre&quot;)*(OFFSET($$DelPoint;0;[.B3]+2)&gt;0);OFFSET($$DelPoint;0;[.B3]+2);0))" table:number-matrix-columns-spanned="1" table:number-matrix-rows-spanned="1" table:style-name="ce638"/>
          <table:table-cell office:value-type="float" office:value="100" table:formula="of:=SUM(IF(($$DelPoint= &quot;pv&quot;)*($$DType = &quot;pre&quot;)*(OFFSET($$DelPoint;0;[.C3]+2)&gt;0);OFFSET($$DelPoint;0;[.C3]+2);0))" table:number-matrix-columns-spanned="1" table:number-matrix-rows-spanned="1" table:style-name="ce638">
            <text:p>100</text:p>
          </table:table-cell>
          <table:table-cell office:value-type="float" office:value="100" table:formula="of:=SUM(IF(($$DelPoint= &quot;pv&quot;)*($$DType = &quot;pre&quot;)*(OFFSET($$DelPoint;0;[.D3]+2)&gt;0);OFFSET($$DelPoint;0;[.D3]+2);0))" table:number-matrix-columns-spanned="1" table:number-matrix-rows-spanned="1" table:style-name="ce638">
            <text:p>100</text:p>
          </table:table-cell>
          <table:table-cell office:value-type="float" office:value="100" table:formula="of:=SUM(IF(($$DelPoint= &quot;pv&quot;)*($$DType = &quot;pre&quot;)*(OFFSET($$DelPoint;0;[.E3]+2)&gt;0);OFFSET($$DelPoint;0;[.E3]+2);0))" table:number-matrix-columns-spanned="1" table:number-matrix-rows-spanned="1" table:style-name="ce638">
            <text:p>100</text:p>
          </table:table-cell>
          <table:table-cell office:value-type="float" office:value="100" table:formula="of:=SUM(IF(($$DelPoint= &quot;pv&quot;)*($$DType = &quot;pre&quot;)*(OFFSET($$DelPoint;0;[.F3]+2)&gt;0);OFFSET($$DelPoint;0;[.F3]+2);0))" table:number-matrix-columns-spanned="1" table:number-matrix-rows-spanned="1" table:style-name="ce638">
            <text:p>100</text:p>
          </table:table-cell>
          <table:table-cell office:value-type="float" office:value="100" table:formula="of:=SUM(IF(($$DelPoint= &quot;pv&quot;)*($$DType = &quot;pre&quot;)*(OFFSET($$DelPoint;0;[.G3]+2)&gt;0);OFFSET($$DelPoint;0;[.G3]+2);0))" table:number-matrix-columns-spanned="1" table:number-matrix-rows-spanned="1" table:style-name="ce638">
            <text:p>100</text:p>
          </table:table-cell>
          <table:table-cell office:value-type="float" office:value="100" table:formula="of:=SUM(IF(($$DelPoint= &quot;pv&quot;)*($$DType = &quot;pre&quot;)*(OFFSET($$DelPoint;0;[.H3]+2)&gt;0);OFFSET($$DelPoint;0;[.H3]+2);0))" table:number-matrix-columns-spanned="1" table:number-matrix-rows-spanned="1" table:style-name="ce638">
            <text:p>100</text:p>
          </table:table-cell>
          <table:table-cell office:value-type="float" office:value="50" table:formula="of:=SUM(IF(($$DelPoint= &quot;pv&quot;)*($$DType = &quot;pre&quot;)*(OFFSET($$DelPoint;0;[.I3]+2)&gt;0);OFFSET($$DelPoint;0;[.I3]+2);0))" table:number-matrix-columns-spanned="1" table:number-matrix-rows-spanned="1" table:style-name="ce638">
            <text:p>50</text:p>
          </table:table-cell>
          <table:table-cell office:value-type="float" office:value="50" table:formula="of:=SUM(IF(($$DelPoint= &quot;pv&quot;)*($$DType = &quot;pre&quot;)*(OFFSET($$DelPoint;0;[.J3]+2)&gt;0);OFFSET($$DelPoint;0;[.J3]+2);0))" table:number-matrix-columns-spanned="1" table:number-matrix-rows-spanned="1" table:style-name="ce638">
            <text:p>50</text:p>
          </table:table-cell>
          <table:table-cell office:value-type="float" office:value="50" table:formula="of:=SUM(IF(($$DelPoint= &quot;pv&quot;)*($$DType = &quot;pre&quot;)*(OFFSET($$DelPoint;0;[.K3]+2)&gt;0);OFFSET($$DelPoint;0;[.K3]+2);0))" table:number-matrix-columns-spanned="1" table:number-matrix-rows-spanned="1" table:style-name="ce638">
            <text:p>50</text:p>
          </table:table-cell>
          <table:table-cell office:value-type="float" office:value="50" table:formula="of:=SUM(IF(($$DelPoint= &quot;pv&quot;)*($$DType = &quot;pre&quot;)*(OFFSET($$DelPoint;0;[.L3]+2)&gt;0);OFFSET($$DelPoint;0;[.L3]+2);0))" table:number-matrix-columns-spanned="1" table:number-matrix-rows-spanned="1" table:style-name="ce638">
            <text:p>50</text:p>
          </table:table-cell>
          <table:table-cell office:value-type="float" office:value="50" table:formula="of:=SUM(IF(($$DelPoint= &quot;pv&quot;)*($$DType = &quot;pre&quot;)*(OFFSET($$DelPoint;0;[.M3]+2)&gt;0);OFFSET($$DelPoint;0;[.M3]+2);0))" table:number-matrix-columns-spanned="1" table:number-matrix-rows-spanned="1" table:style-name="ce638">
            <text:p>50</text:p>
          </table:table-cell>
          <table:table-cell office:value-type="float" office:value="50" table:formula="of:=SUM(IF(($$DelPoint= &quot;pv&quot;)*($$DType = &quot;pre&quot;)*(OFFSET($$DelPoint;0;[.N3]+2)&gt;0);OFFSET($$DelPoint;0;[.N3]+2);0))" table:number-matrix-columns-spanned="1" table:number-matrix-rows-spanned="1" table:style-name="ce638">
            <text:p>50</text:p>
          </table:table-cell>
          <table:table-cell office:value-type="float" office:value="50" table:formula="of:=SUM(IF(($$DelPoint= &quot;pv&quot;)*($$DType = &quot;pre&quot;)*(OFFSET($$DelPoint;0;[.O3]+2)&gt;0);OFFSET($$DelPoint;0;[.O3]+2);0))" table:number-matrix-columns-spanned="1" table:number-matrix-rows-spanned="1" table:style-name="ce638">
            <text:p>50</text:p>
          </table:table-cell>
          <table:table-cell office:value-type="float" office:value="50" table:formula="of:=SUM(IF(($$DelPoint= &quot;pv&quot;)*($$DType = &quot;pre&quot;)*(OFFSET($$DelPoint;0;[.P3]+2)&gt;0);OFFSET($$DelPoint;0;[.P3]+2);0))" table:number-matrix-columns-spanned="1" table:number-matrix-rows-spanned="1" table:style-name="ce638">
            <text:p>50</text:p>
          </table:table-cell>
          <table:table-cell office:value-type="float" office:value="50" table:formula="of:=SUM(IF(($$DelPoint= &quot;pv&quot;)*($$DType = &quot;pre&quot;)*(OFFSET($$DelPoint;0;[.Q3]+2)&gt;0);OFFSET($$DelPoint;0;[.Q3]+2);0))" table:number-matrix-columns-spanned="1" table:number-matrix-rows-spanned="1" table:style-name="ce638">
            <text:p>50</text:p>
          </table:table-cell>
          <table:table-cell office:value-type="float" office:value="50" table:formula="of:=SUM(IF(($$DelPoint= &quot;pv&quot;)*($$DType = &quot;pre&quot;)*(OFFSET($$DelPoint;0;[.R3]+2)&gt;0);OFFSET($$DelPoint;0;[.R3]+2);0))" table:number-matrix-columns-spanned="1" table:number-matrix-rows-spanned="1" table:style-name="ce638">
            <text:p>50</text:p>
          </table:table-cell>
          <table:table-cell office:value-type="float" office:value="50" table:formula="of:=SUM(IF(($$DelPoint= &quot;pv&quot;)*($$DType = &quot;pre&quot;)*(OFFSET($$DelPoint;0;[.S3]+2)&gt;0);OFFSET($$DelPoint;0;[.S3]+2);0))" table:number-matrix-columns-spanned="1" table:number-matrix-rows-spanned="1" table:style-name="ce638">
            <text:p>50</text:p>
          </table:table-cell>
          <table:table-cell office:value-type="float" office:value="50" table:formula="of:=SUM(IF(($$DelPoint= &quot;pv&quot;)*($$DType = &quot;pre&quot;)*(OFFSET($$DelPoint;0;[.T3]+2)&gt;0);OFFSET($$DelPoint;0;[.T3]+2);0))" table:number-matrix-columns-spanned="1" table:number-matrix-rows-spanned="1" table:style-name="ce638">
            <text:p>50</text:p>
          </table:table-cell>
          <table:table-cell office:value-type="float" office:value="50" table:formula="of:=SUM(IF(($$DelPoint= &quot;pv&quot;)*($$DType = &quot;pre&quot;)*(OFFSET($$DelPoint;0;[.U3]+2)&gt;0);OFFSET($$DelPoint;0;[.U3]+2);0))" table:number-matrix-columns-spanned="1" table:number-matrix-rows-spanned="1" table:style-name="ce638">
            <text:p>50</text:p>
          </table:table-cell>
          <table:table-cell office:value-type="float" office:value="50" table:formula="of:=SUM(IF(($$DelPoint= &quot;pv&quot;)*($$DType = &quot;pre&quot;)*(OFFSET($$DelPoint;0;[.V3]+2)&gt;0);OFFSET($$DelPoint;0;[.V3]+2);0))" table:number-matrix-columns-spanned="1" table:number-matrix-rows-spanned="1" table:style-name="ce638">
            <text:p>50</text:p>
          </table:table-cell>
          <table:table-cell office:value-type="float" office:value="50" table:formula="of:=SUM(IF(($$DelPoint= &quot;pv&quot;)*($$DType = &quot;pre&quot;)*(OFFSET($$DelPoint;0;[.W3]+2)&gt;0);OFFSET($$DelPoint;0;[.W3]+2);0))" table:number-matrix-columns-spanned="1" table:number-matrix-rows-spanned="1" table:style-name="ce638">
            <text:p>50</text:p>
          </table:table-cell>
          <table:table-cell office:value-type="float" office:value="50" table:formula="of:=SUM(IF(($$DelPoint= &quot;pv&quot;)*($$DType = &quot;pre&quot;)*(OFFSET($$DelPoint;0;[.X3]+2)&gt;0);OFFSET($$DelPoint;0;[.X3]+2);0))" table:number-matrix-columns-spanned="1" table:number-matrix-rows-spanned="1" table:style-name="ce638">
            <text:p>50</text:p>
          </table:table-cell>
          <table:table-cell office:value-type="float" office:value="100" table:formula="of:=SUM(IF(($$DelPoint= &quot;pv&quot;)*($$DType = &quot;pre&quot;)*(OFFSET($$DelPoint;0;[.Y3]+2)&gt;0);OFFSET($$DelPoint;0;[.Y3]+2);0))" table:number-matrix-columns-spanned="1" table:number-matrix-rows-spanned="1" table:style-name="ce671">
            <text:p>100</text:p>
          </table:table-cell>
          <table:table-cell table:style-name="ce161"/>
          <table:table-cell table:style-name="ce163"/>
          <table:table-cell table:number-columns-repeated="16357" table:style-name="ce162"/>
        </table:table-row>
        <table:table-row table:style-name="ro7">
          <table:table-cell office:value-type="string" table:style-name="ce500">
            <text:p>PV BALANCING</text:p>
          </table:table-cell>
          <table:table-cell office:value-type="float" office:value="0" table:formula="of:=SUMIF(OFFSET($$PVBalancingVol;[.B$3];0);&quot;&gt;0&quot;)" table:style-name="ce660"/>
          <table:table-cell office:value-type="float" office:value="0" table:formula="of:=SUMIF(OFFSET($$PVBalancingVol;[.C$3];0);&quot;&gt;0&quot;)" table:style-name="ce660"/>
          <table:table-cell office:value-type="float" office:value="0" table:formula="of:=SUMIF(OFFSET($$PVBalancingVol;[.D$3];0);&quot;&gt;0&quot;)" table:style-name="ce660"/>
          <table:table-cell office:value-type="float" office:value="0" table:formula="of:=SUMIF(OFFSET($$PVBalancingVol;[.E$3];0);&quot;&gt;0&quot;)" table:style-name="ce660"/>
          <table:table-cell office:value-type="float" office:value="0" table:formula="of:=SUMIF(OFFSET($$PVBalancingVol;[.F$3];0);&quot;&gt;0&quot;)" table:style-name="ce660"/>
          <table:table-cell office:value-type="float" office:value="0" table:formula="of:=SUMIF(OFFSET($$PVBalancingVol;[.G$3];0);&quot;&gt;0&quot;)" table:style-name="ce660"/>
          <table:table-cell office:value-type="float" office:value="0" table:formula="of:=SUMIF(OFFSET($$PVBalancingVol;[.H$3];0);&quot;&gt;0&quot;)" table:style-name="ce660"/>
          <table:table-cell office:value-type="float" office:value="0" table:formula="of:=SUMIF(OFFSET($$PVBalancingVol;[.I$3];0);&quot;&gt;0&quot;)" table:style-name="ce660"/>
          <table:table-cell office:value-type="float" office:value="0" table:formula="of:=SUMIF(OFFSET($$PVBalancingVol;[.J$3];0);&quot;&gt;0&quot;)" table:style-name="ce660"/>
          <table:table-cell office:value-type="float" office:value="0" table:formula="of:=SUMIF(OFFSET($$PVBalancingVol;[.K$3];0);&quot;&gt;0&quot;)" table:style-name="ce660"/>
          <table:table-cell office:value-type="float" office:value="0" table:formula="of:=SUMIF(OFFSET($$PVBalancingVol;[.L$3];0);&quot;&gt;0&quot;)" table:style-name="ce660"/>
          <table:table-cell office:value-type="float" office:value="0" table:formula="of:=SUMIF(OFFSET($$PVBalancingVol;[.M$3];0);&quot;&gt;0&quot;)" table:style-name="ce660"/>
          <table:table-cell office:value-type="float" office:value="0" table:formula="of:=SUMIF(OFFSET($$PVBalancingVol;[.N$3];0);&quot;&gt;0&quot;)" table:style-name="ce660"/>
          <table:table-cell office:value-type="float" office:value="0" table:formula="of:=SUMIF(OFFSET($$PVBalancingVol;[.O$3];0);&quot;&gt;0&quot;)" table:style-name="ce660"/>
          <table:table-cell office:value-type="float" office:value="0" table:formula="of:=SUMIF(OFFSET($$PVBalancingVol;[.P$3];0);&quot;&gt;0&quot;)" table:style-name="ce660"/>
          <table:table-cell office:value-type="float" office:value="0" table:formula="of:=SUMIF(OFFSET($$PVBalancingVol;[.Q$3];0);&quot;&gt;0&quot;)" table:style-name="ce660"/>
          <table:table-cell office:value-type="float" office:value="0" table:formula="of:=SUMIF(OFFSET($$PVBalancingVol;[.R$3];0);&quot;&gt;0&quot;)" table:style-name="ce660"/>
          <table:table-cell office:value-type="float" office:value="0" table:formula="of:=SUMIF(OFFSET($$PVBalancingVol;[.S$3];0);&quot;&gt;0&quot;)" table:style-name="ce660"/>
          <table:table-cell office:value-type="float" office:value="0" table:formula="of:=SUMIF(OFFSET($$PVBalancingVol;[.T$3];0);&quot;&gt;0&quot;)" table:style-name="ce660"/>
          <table:table-cell office:value-type="float" office:value="0" table:formula="of:=SUMIF(OFFSET($$PVBalancingVol;[.U$3];0);&quot;&gt;0&quot;)" table:style-name="ce660"/>
          <table:table-cell office:value-type="float" office:value="0" table:formula="of:=SUMIF(OFFSET($$PVBalancingVol;[.V$3];0);&quot;&gt;0&quot;)" table:style-name="ce660"/>
          <table:table-cell office:value-type="float" office:value="0" table:formula="of:=SUMIF(OFFSET($$PVBalancingVol;[.W$3];0);&quot;&gt;0&quot;)" table:style-name="ce660"/>
          <table:table-cell office:value-type="float" office:value="0" table:formula="of:=SUMIF(OFFSET($$PVBalancingVol;[.X$3];0);&quot;&gt;0&quot;)" table:style-name="ce660"/>
          <table:table-cell office:value-type="float" office:value="0" table:formula="of:=SUMIF(OFFSET($$PVBalancingVol;[.Y$3];0);&quot;&gt;0&quot;)" table:style-name="ce672"/>
          <table:table-cell table:style-name="ce161"/>
          <table:table-cell table:style-name="ce163"/>
          <table:table-cell table:number-columns-repeated="16357" table:style-name="ce162"/>
        </table:table-row>
        <table:table-row table:style-name="ro7">
          <table:table-cell office:value-type="string" table:style-name="ce500">
            <text:p>PV Direct Bill</text:p>
          </table:table-cell>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540"/>
          <table:table-cell office:value-type="float" office:value="0" table:style-name="ce667"/>
          <table:table-cell table:style-name="ce161"/>
          <table:table-cell table:style-name="ce163"/>
          <table:table-cell table:number-columns-repeated="16357" table:style-name="ce162"/>
        </table:table-row>
        <table:table-row table:style-name="ro7">
          <table:table-cell office:value-type="string" table:style-name="ce501">
            <text:p>PV REAL-TIME</text:p>
          </table:table-cell>
          <table:table-cell office:value-type="float" office:value="0" table:formula="of:=SUM(IF(($$DelPoint= &quot;PV&quot;)*IF(($$DType = &quot;firm&quot;)+($$DType = &quot;econ&quot;)&gt;0;1;0)*(OFFSET($$DelPoint;0;[.B3]+2)&gt;0);OFFSET($$DelPoint;0;[.B3]+2);0))" table:number-matrix-columns-spanned="1" table:number-matrix-rows-spanned="1" table:style-name="ce583"/>
          <table:table-cell office:value-type="float" office:value="0" table:formula="of:=SUM(IF(($$DelPoint= &quot;PV&quot;)*IF(($$DType = &quot;firm&quot;)+($$DType = &quot;econ&quot;)&gt;0;1;0)*(OFFSET($$DelPoint;0;[.C3]+2)&gt;0);OFFSET($$DelPoint;0;[.C3]+2);0))" table:number-matrix-columns-spanned="1" table:number-matrix-rows-spanned="1" table:style-name="ce583"/>
          <table:table-cell office:value-type="float" office:value="0" table:formula="of:=SUM(IF(($$DelPoint= &quot;PV&quot;)*IF(($$DType = &quot;firm&quot;)+($$DType = &quot;econ&quot;)&gt;0;1;0)*(OFFSET($$DelPoint;0;[.D3]+2)&gt;0);OFFSET($$DelPoint;0;[.D3]+2);0))" table:number-matrix-columns-spanned="1" table:number-matrix-rows-spanned="1" table:style-name="ce583"/>
          <table:table-cell office:value-type="float" office:value="0" table:formula="of:=SUM(IF(($$DelPoint= &quot;PV&quot;)*IF(($$DType = &quot;firm&quot;)+($$DType = &quot;econ&quot;)&gt;0;1;0)*(OFFSET($$DelPoint;0;[.E3]+2)&gt;0);OFFSET($$DelPoint;0;[.E3]+2);0))" table:number-matrix-columns-spanned="1" table:number-matrix-rows-spanned="1" table:style-name="ce583"/>
          <table:table-cell office:value-type="float" office:value="0" table:formula="of:=SUM(IF(($$DelPoint= &quot;PV&quot;)*IF(($$DType = &quot;firm&quot;)+($$DType = &quot;econ&quot;)&gt;0;1;0)*(OFFSET($$DelPoint;0;[.F3]+2)&gt;0);OFFSET($$DelPoint;0;[.F3]+2);0))" table:number-matrix-columns-spanned="1" table:number-matrix-rows-spanned="1" table:style-name="ce583"/>
          <table:table-cell office:value-type="float" office:value="0" table:formula="of:=SUM(IF(($$DelPoint= &quot;PV&quot;)*IF(($$DType = &quot;firm&quot;)+($$DType = &quot;econ&quot;)&gt;0;1;0)*(OFFSET($$DelPoint;0;[.G3]+2)&gt;0);OFFSET($$DelPoint;0;[.G3]+2);0))" table:number-matrix-columns-spanned="1" table:number-matrix-rows-spanned="1" table:style-name="ce583"/>
          <table:table-cell office:value-type="float" office:value="0" table:formula="of:=SUM(IF(($$DelPoint= &quot;PV&quot;)*IF(($$DType = &quot;firm&quot;)+($$DType = &quot;econ&quot;)&gt;0;1;0)*(OFFSET($$DelPoint;0;[.H3]+2)&gt;0);OFFSET($$DelPoint;0;[.H3]+2);0))" table:number-matrix-columns-spanned="1" table:number-matrix-rows-spanned="1" table:style-name="ce583"/>
          <table:table-cell office:value-type="float" office:value="0" table:formula="of:=SUM(IF(($$DelPoint= &quot;PV&quot;)*IF(($$DType = &quot;firm&quot;)+($$DType = &quot;econ&quot;)&gt;0;1;0)*(OFFSET($$DelPoint;0;[.I3]+2)&gt;0);OFFSET($$DelPoint;0;[.I3]+2);0))" table:number-matrix-columns-spanned="1" table:number-matrix-rows-spanned="1" table:style-name="ce583"/>
          <table:table-cell office:value-type="float" office:value="0" table:formula="of:=SUM(IF(($$DelPoint= &quot;PV&quot;)*IF(($$DType = &quot;firm&quot;)+($$DType = &quot;econ&quot;)&gt;0;1;0)*(OFFSET($$DelPoint;0;[.J3]+2)&gt;0);OFFSET($$DelPoint;0;[.J3]+2);0))" table:number-matrix-columns-spanned="1" table:number-matrix-rows-spanned="1" table:style-name="ce583"/>
          <table:table-cell office:value-type="float" office:value="0" table:formula="of:=SUM(IF(($$DelPoint= &quot;PV&quot;)*IF(($$DType = &quot;firm&quot;)+($$DType = &quot;econ&quot;)&gt;0;1;0)*(OFFSET($$DelPoint;0;[.K3]+2)&gt;0);OFFSET($$DelPoint;0;[.K3]+2);0))" table:number-matrix-columns-spanned="1" table:number-matrix-rows-spanned="1" table:style-name="ce583"/>
          <table:table-cell office:value-type="float" office:value="0" table:formula="of:=SUM(IF(($$DelPoint= &quot;PV&quot;)*IF(($$DType = &quot;firm&quot;)+($$DType = &quot;econ&quot;)&gt;0;1;0)*(OFFSET($$DelPoint;0;[.L3]+2)&gt;0);OFFSET($$DelPoint;0;[.L3]+2);0))" table:number-matrix-columns-spanned="1" table:number-matrix-rows-spanned="1" table:style-name="ce583"/>
          <table:table-cell office:value-type="float" office:value="0" table:formula="of:=SUM(IF(($$DelPoint= &quot;PV&quot;)*IF(($$DType = &quot;firm&quot;)+($$DType = &quot;econ&quot;)&gt;0;1;0)*(OFFSET($$DelPoint;0;[.M3]+2)&gt;0);OFFSET($$DelPoint;0;[.M3]+2);0))" table:number-matrix-columns-spanned="1" table:number-matrix-rows-spanned="1" table:style-name="ce583"/>
          <table:table-cell office:value-type="float" office:value="0" table:formula="of:=SUM(IF(($$DelPoint= &quot;PV&quot;)*IF(($$DType = &quot;firm&quot;)+($$DType = &quot;econ&quot;)&gt;0;1;0)*(OFFSET($$DelPoint;0;[.N3]+2)&gt;0);OFFSET($$DelPoint;0;[.N3]+2);0))" table:number-matrix-columns-spanned="1" table:number-matrix-rows-spanned="1" table:style-name="ce583"/>
          <table:table-cell office:value-type="float" office:value="0" table:formula="of:=SUM(IF(($$DelPoint= &quot;PV&quot;)*IF(($$DType = &quot;firm&quot;)+($$DType = &quot;econ&quot;)&gt;0;1;0)*(OFFSET($$DelPoint;0;[.O3]+2)&gt;0);OFFSET($$DelPoint;0;[.O3]+2);0))" table:number-matrix-columns-spanned="1" table:number-matrix-rows-spanned="1" table:style-name="ce583"/>
          <table:table-cell office:value-type="float" office:value="0" table:formula="of:=SUM(IF(($$DelPoint= &quot;PV&quot;)*IF(($$DType = &quot;firm&quot;)+($$DType = &quot;econ&quot;)&gt;0;1;0)*(OFFSET($$DelPoint;0;[.P3]+2)&gt;0);OFFSET($$DelPoint;0;[.P3]+2);0))" table:number-matrix-columns-spanned="1" table:number-matrix-rows-spanned="1" table:style-name="ce583"/>
          <table:table-cell office:value-type="float" office:value="0" table:formula="of:=SUM(IF(($$DelPoint= &quot;PV&quot;)*IF(($$DType = &quot;firm&quot;)+($$DType = &quot;econ&quot;)&gt;0;1;0)*(OFFSET($$DelPoint;0;[.Q3]+2)&gt;0);OFFSET($$DelPoint;0;[.Q3]+2);0))" table:number-matrix-columns-spanned="1" table:number-matrix-rows-spanned="1" table:style-name="ce583"/>
          <table:table-cell office:value-type="float" office:value="0" table:formula="of:=SUM(IF(($$DelPoint= &quot;PV&quot;)*IF(($$DType = &quot;firm&quot;)+($$DType = &quot;econ&quot;)&gt;0;1;0)*(OFFSET($$DelPoint;0;[.R3]+2)&gt;0);OFFSET($$DelPoint;0;[.R3]+2);0))" table:number-matrix-columns-spanned="1" table:number-matrix-rows-spanned="1" table:style-name="ce583"/>
          <table:table-cell office:value-type="float" office:value="0" table:formula="of:=SUM(IF(($$DelPoint= &quot;PV&quot;)*IF(($$DType = &quot;firm&quot;)+($$DType = &quot;econ&quot;)&gt;0;1;0)*(OFFSET($$DelPoint;0;[.S3]+2)&gt;0);OFFSET($$DelPoint;0;[.S3]+2);0))" table:number-matrix-columns-spanned="1" table:number-matrix-rows-spanned="1" table:style-name="ce583"/>
          <table:table-cell office:value-type="float" office:value="0" table:formula="of:=SUM(IF(($$DelPoint= &quot;PV&quot;)*IF(($$DType = &quot;firm&quot;)+($$DType = &quot;econ&quot;)&gt;0;1;0)*(OFFSET($$DelPoint;0;[.T3]+2)&gt;0);OFFSET($$DelPoint;0;[.T3]+2);0))" table:number-matrix-columns-spanned="1" table:number-matrix-rows-spanned="1" table:style-name="ce583"/>
          <table:table-cell office:value-type="float" office:value="0" table:formula="of:=SUM(IF(($$DelPoint= &quot;PV&quot;)*IF(($$DType = &quot;firm&quot;)+($$DType = &quot;econ&quot;)&gt;0;1;0)*(OFFSET($$DelPoint;0;[.U3]+2)&gt;0);OFFSET($$DelPoint;0;[.U3]+2);0))" table:number-matrix-columns-spanned="1" table:number-matrix-rows-spanned="1" table:style-name="ce583"/>
          <table:table-cell office:value-type="float" office:value="0" table:formula="of:=SUM(IF(($$DelPoint= &quot;PV&quot;)*IF(($$DType = &quot;firm&quot;)+($$DType = &quot;econ&quot;)&gt;0;1;0)*(OFFSET($$DelPoint;0;[.V3]+2)&gt;0);OFFSET($$DelPoint;0;[.V3]+2);0))" table:number-matrix-columns-spanned="1" table:number-matrix-rows-spanned="1" table:style-name="ce583"/>
          <table:table-cell office:value-type="float" office:value="0" table:formula="of:=SUM(IF(($$DelPoint= &quot;PV&quot;)*IF(($$DType = &quot;firm&quot;)+($$DType = &quot;econ&quot;)&gt;0;1;0)*(OFFSET($$DelPoint;0;[.W3]+2)&gt;0);OFFSET($$DelPoint;0;[.W3]+2);0))" table:number-matrix-columns-spanned="1" table:number-matrix-rows-spanned="1" table:style-name="ce583"/>
          <table:table-cell office:value-type="float" office:value="0" table:formula="of:=SUM(IF(($$DelPoint= &quot;PV&quot;)*IF(($$DType = &quot;firm&quot;)+($$DType = &quot;econ&quot;)&gt;0;1;0)*(OFFSET($$DelPoint;0;[.X3]+2)&gt;0);OFFSET($$DelPoint;0;[.X3]+2);0))" table:number-matrix-columns-spanned="1" table:number-matrix-rows-spanned="1" table:style-name="ce583"/>
          <table:table-cell office:value-type="float" office:value="0" table:formula="of:=SUM(IF(($$DelPoint= &quot;PV&quot;)*IF(($$DType = &quot;firm&quot;)+($$DType = &quot;econ&quot;)&gt;0;1;0)*(OFFSET($$DelPoint;0;[.Y3]+2)&gt;0);OFFSET($$DelPoint;0;[.Y3]+2);0))" table:number-matrix-columns-spanned="1" table:number-matrix-rows-spanned="1" table:style-name="ce673"/>
          <table:table-cell table:style-name="ce161"/>
          <table:table-cell table:style-name="ce163"/>
          <table:table-cell table:number-columns-repeated="16357" table:style-name="ce162"/>
        </table:table-row>
        <table:table-row table:style-name="ro7">
          <table:table-cell office:value-type="string" table:style-name="ce502">
            <text:p>Hidalgo Prescheduled</text:p>
          </table:table-cell>
          <table:table-cell office:value-type="float" office:value="0" table:formula="of:=SUM(IF(($$DelPoint= &quot;hidalgo&quot;)*($$DType = &quot;pre&quot;)*(OFFSET($$DelPoint;0;[.B3]+2)&gt;0);OFFSET($$DelPoint;0;[.B3]+2);0))" table:number-matrix-columns-spanned="1" table:number-matrix-rows-spanned="1" table:style-name="ce416"/>
          <table:table-cell office:value-type="float" office:value="0" table:formula="of:=SUM(IF(($$DelPoint= &quot;hidalgo&quot;)*($$DType = &quot;pre&quot;)*(OFFSET($$DelPoint;0;[.C3]+2)&gt;0);OFFSET($$DelPoint;0;[.C3]+2);0))" table:number-matrix-columns-spanned="1" table:number-matrix-rows-spanned="1" table:style-name="ce417"/>
          <table:table-cell table:style-name="ce417"/>
          <table:table-cell office:value-type="float" office:value="0" table:formula="of:=SUM(IF(($$DelPoint= &quot;hidalgo&quot;)*($$DType = &quot;pre&quot;)*(OFFSET($$DelPoint;0;[.E3]+2)&gt;0);OFFSET($$DelPoint;0;[.E3]+2);0))" table:number-matrix-columns-spanned="1" table:number-matrix-rows-spanned="1" table:style-name="ce417"/>
          <table:table-cell office:value-type="float" office:value="0" table:formula="of:=SUM(IF(($$DelPoint= &quot;hidalgo&quot;)*($$DType = &quot;pre&quot;)*(OFFSET($$DelPoint;0;[.F3]+2)&gt;0);OFFSET($$DelPoint;0;[.F3]+2);0))" table:number-matrix-columns-spanned="1" table:number-matrix-rows-spanned="1" table:style-name="ce417"/>
          <table:table-cell office:value-type="float" office:value="0" table:formula="of:=SUM(IF(($$DelPoint= &quot;hidalgo&quot;)*($$DType = &quot;pre&quot;)*(OFFSET($$DelPoint;0;[.G3]+2)&gt;0);OFFSET($$DelPoint;0;[.G3]+2);0))" table:number-matrix-columns-spanned="1" table:number-matrix-rows-spanned="1" table:style-name="ce417"/>
          <table:table-cell office:value-type="float" office:value="0" table:formula="of:=SUM(IF(($$DelPoint= &quot;hidalgo&quot;)*($$DType = &quot;pre&quot;)*(OFFSET($$DelPoint;0;[.H3]+2)&gt;0);OFFSET($$DelPoint;0;[.H3]+2);0))" table:number-matrix-columns-spanned="1" table:number-matrix-rows-spanned="1" table:style-name="ce417"/>
          <table:table-cell office:value-type="float" office:value="0" table:formula="of:=SUM(IF(($$DelPoint= &quot;4C&quot;)*($$DType = &quot;pre&quot;)*(OFFSET($$DelPoint;0;[.I9]+2)&gt;0);OFFSET($$DelPoint;0;[.I9]+2);0))" table:number-matrix-columns-spanned="1" table:number-matrix-rows-spanned="1" table:style-name="ce652"/>
          <table:table-cell office:value-type="float" office:value="0" table:formula="of:=SUM(IF(($$DelPoint= &quot;hidalgo&quot;)*($$DType = &quot;pre&quot;)*(OFFSET($$DelPoint;0;[.J3]+2)&gt;0);OFFSET($$DelPoint;0;[.J3]+2);0))" table:number-matrix-columns-spanned="1" table:number-matrix-rows-spanned="1" table:style-name="ce653"/>
          <table:table-cell office:value-type="float" office:value="0" table:formula="of:=SUM(IF(($$DelPoint= &quot;hidalgo&quot;)*($$DType = &quot;pre&quot;)*(OFFSET($$DelPoint;0;[.K3]+2)&gt;0);OFFSET($$DelPoint;0;[.K3]+2);0))" table:number-matrix-columns-spanned="1" table:number-matrix-rows-spanned="1" table:style-name="ce653"/>
          <table:table-cell office:value-type="float" office:value="0" table:formula="of:=SUM(IF(($$DelPoint= &quot;hidalgo&quot;)*($$DType = &quot;pre&quot;)*(OFFSET($$DelPoint;0;[.L3]+2)&gt;0);OFFSET($$DelPoint;0;[.L3]+2);0))" table:number-matrix-columns-spanned="1" table:number-matrix-rows-spanned="1" table:style-name="ce653"/>
          <table:table-cell office:value-type="float" office:value="0" table:formula="of:=SUM(IF(($$DelPoint= &quot;hidalgo&quot;)*($$DType = &quot;pre&quot;)*(OFFSET($$DelPoint;0;[.M3]+2)&gt;0);OFFSET($$DelPoint;0;[.M3]+2);0))" table:number-matrix-columns-spanned="1" table:number-matrix-rows-spanned="1" table:style-name="ce653"/>
          <table:table-cell office:value-type="float" office:value="0" table:formula="of:=SUM(IF(($$DelPoint= &quot;hidalgo&quot;)*($$DType = &quot;pre&quot;)*(OFFSET($$DelPoint;0;[.N3]+2)&gt;0);OFFSET($$DelPoint;0;[.N3]+2);0))" table:number-matrix-columns-spanned="1" table:number-matrix-rows-spanned="1" table:style-name="ce653"/>
          <table:table-cell office:value-type="float" office:value="0" table:formula="of:=SUM(IF(($$DelPoint= &quot;hidalgo&quot;)*($$DType = &quot;pre&quot;)*(OFFSET($$DelPoint;0;[.O3]+2)&gt;0);OFFSET($$DelPoint;0;[.O3]+2);0))" table:number-matrix-columns-spanned="1" table:number-matrix-rows-spanned="1" table:style-name="ce653"/>
          <table:table-cell office:value-type="float" office:value="0" table:formula="of:=SUM(IF(($$DelPoint= &quot;hidalgo&quot;)*($$DType = &quot;pre&quot;)*(OFFSET($$DelPoint;0;[.P3]+2)&gt;0);OFFSET($$DelPoint;0;[.P3]+2);0))" table:number-matrix-columns-spanned="1" table:number-matrix-rows-spanned="1" table:style-name="ce653"/>
          <table:table-cell office:value-type="float" office:value="0" table:formula="of:=SUM(IF(($$DelPoint= &quot;hidalgo&quot;)*($$DType = &quot;pre&quot;)*(OFFSET($$DelPoint;0;[.Q3]+2)&gt;0);OFFSET($$DelPoint;0;[.Q3]+2);0))" table:number-matrix-columns-spanned="1" table:number-matrix-rows-spanned="1" table:style-name="ce653"/>
          <table:table-cell office:value-type="float" office:value="0" table:formula="of:=SUM(IF(($$DelPoint= &quot;hidalgo&quot;)*($$DType = &quot;pre&quot;)*(OFFSET($$DelPoint;0;[.R3]+2)&gt;0);OFFSET($$DelPoint;0;[.R3]+2);0))" table:number-matrix-columns-spanned="1" table:number-matrix-rows-spanned="1" table:style-name="ce653"/>
          <table:table-cell office:value-type="float" office:value="0" table:formula="of:=SUM(IF(($$DelPoint= &quot;hidalgo&quot;)*($$DType = &quot;pre&quot;)*(OFFSET($$DelPoint;0;[.S3]+2)&gt;0);OFFSET($$DelPoint;0;[.S3]+2);0))" table:number-matrix-columns-spanned="1" table:number-matrix-rows-spanned="1" table:style-name="ce653"/>
          <table:table-cell office:value-type="float" office:value="0" table:formula="of:=SUM(IF(($$DelPoint= &quot;hidalgo&quot;)*($$DType = &quot;pre&quot;)*(OFFSET($$DelPoint;0;[.T3]+2)&gt;0);OFFSET($$DelPoint;0;[.T3]+2);0))" table:number-matrix-columns-spanned="1" table:number-matrix-rows-spanned="1" table:style-name="ce653"/>
          <table:table-cell office:value-type="float" office:value="0" table:formula="of:=SUM(IF(($$DelPoint= &quot;hidalgo&quot;)*($$DType = &quot;pre&quot;)*(OFFSET($$DelPoint;0;[.U3]+2)&gt;0);OFFSET($$DelPoint;0;[.U3]+2);0))" table:number-matrix-columns-spanned="1" table:number-matrix-rows-spanned="1" table:style-name="ce653"/>
          <table:table-cell office:value-type="float" office:value="0" table:formula="of:=SUM(IF(($$DelPoint= &quot;hidalgo&quot;)*($$DType = &quot;pre&quot;)*(OFFSET($$DelPoint;0;[.V3]+2)&gt;0);OFFSET($$DelPoint;0;[.V3]+2);0))" table:number-matrix-columns-spanned="1" table:number-matrix-rows-spanned="1" table:style-name="ce653"/>
          <table:table-cell office:value-type="float" office:value="0" table:formula="of:=SUM(IF(($$DelPoint= &quot;hidalgo&quot;)*($$DType = &quot;pre&quot;)*(OFFSET($$DelPoint;0;[.W3]+2)&gt;0);OFFSET($$DelPoint;0;[.W3]+2);0))" table:number-matrix-columns-spanned="1" table:number-matrix-rows-spanned="1" table:style-name="ce653"/>
          <table:table-cell office:value-type="float" office:value="0" table:formula="of:=SUM(IF(($$DelPoint= &quot;hidalgo&quot;)*($$DType = &quot;pre&quot;)*(OFFSET($$DelPoint;0;[.X3]+2)&gt;0);OFFSET($$DelPoint;0;[.X3]+2);0))" table:number-matrix-columns-spanned="1" table:number-matrix-rows-spanned="1" table:style-name="ce653"/>
          <table:table-cell office:value-type="float" office:value="0" table:formula="of:=SUM(IF(($$DelPoint= &quot;hidalgo&quot;)*($$DType = &quot;pre&quot;)*(OFFSET($$DelPoint;0;[.Y3]+2)&gt;0);OFFSET($$DelPoint;0;[.Y3]+2);0))" table:number-matrix-columns-spanned="1" table:number-matrix-rows-spanned="1" table:style-name="ce654"/>
          <table:table-cell table:style-name="ce161"/>
          <table:table-cell table:style-name="ce163"/>
          <table:table-cell table:number-columns-repeated="16357" table:style-name="ce162"/>
        </table:table-row>
        <table:table-row table:style-name="ro8">
          <table:table-cell office:value-type="string" table:style-name="ce512">
            <text:p>Hidalgo Real-time</text:p>
          </table:table-cell>
          <table:table-cell office:value-type="float" office:value="0" table:formula="of:=SUM(IF(($$DelPoint= &quot;hidalgo&quot;)*IF(($$DType = &quot;firm&quot;)+($$DType = &quot;econ&quot;)&gt;0;1;0)*(OFFSET($$DelPoint;0;[.B3]+2)&gt;0);OFFSET($$DelPoint;0;[.B3]+2);0))" table:number-matrix-columns-spanned="1" table:number-matrix-rows-spanned="1" table:style-name="ce513"/>
          <table:table-cell office:value-type="float" office:value="0" table:formula="of:=SUM(IF(($$DelPoint= &quot;hidalgo&quot;)*IF(($$DType = &quot;firm&quot;)+($$DType = &quot;econ&quot;)&gt;0;1;0)*(OFFSET($$DelPoint;0;[.C3]+2)&gt;0);OFFSET($$DelPoint;0;[.C3]+2);0))" table:number-matrix-columns-spanned="1" table:number-matrix-rows-spanned="1" table:style-name="ce514"/>
          <table:table-cell office:value-type="float" office:value="0" table:formula="of:=SUM(IF(($$DelPoint= &quot;hidalgo&quot;)*IF(($$DType = &quot;firm&quot;)+($$DType = &quot;econ&quot;)&gt;0;1;0)*(OFFSET($$DelPoint;0;[.D3]+2)&gt;0);OFFSET($$DelPoint;0;[.D3]+2);0))" table:number-matrix-columns-spanned="1" table:number-matrix-rows-spanned="1" table:style-name="ce513"/>
          <table:table-cell office:value-type="float" office:value="0" table:formula="of:=SUM(IF(($$DelPoint= &quot;hidalgo&quot;)*IF(($$DType = &quot;firm&quot;)+($$DType = &quot;econ&quot;)&gt;0;1;0)*(OFFSET($$DelPoint;0;[.E3]+2)&gt;0);OFFSET($$DelPoint;0;[.E3]+2);0))" table:number-matrix-columns-spanned="1" table:number-matrix-rows-spanned="1" table:style-name="ce513"/>
          <table:table-cell office:value-type="float" office:value="0" table:formula="of:=SUM(IF(($$DelPoint= &quot;hidalgo&quot;)*IF(($$DType = &quot;firm&quot;)+($$DType = &quot;econ&quot;)&gt;0;1;0)*(OFFSET($$DelPoint;0;[.F3]+2)&gt;0);OFFSET($$DelPoint;0;[.F3]+2);0))" table:number-matrix-columns-spanned="1" table:number-matrix-rows-spanned="1" table:style-name="ce513"/>
          <table:table-cell office:value-type="float" office:value="0" table:formula="of:=SUM(IF(($$DelPoint= &quot;hidalgo&quot;)*IF(($$DType = &quot;firm&quot;)+($$DType = &quot;econ&quot;)&gt;0;1;0)*(OFFSET($$DelPoint;0;[.G3]+2)&gt;0);OFFSET($$DelPoint;0;[.G3]+2);0))" table:number-matrix-columns-spanned="1" table:number-matrix-rows-spanned="1" table:style-name="ce513"/>
          <table:table-cell office:value-type="float" office:value="0" table:formula="of:=SUM(IF(($$DelPoint= &quot;hidalgo&quot;)*IF(($$DType = &quot;firm&quot;)+($$DType = &quot;econ&quot;)&gt;0;1;0)*(OFFSET($$DelPoint;0;[.H3]+2)&gt;0);OFFSET($$DelPoint;0;[.H3]+2);0))" table:number-matrix-columns-spanned="1" table:number-matrix-rows-spanned="1" table:style-name="ce513"/>
          <table:table-cell office:value-type="float" office:value="0" table:formula="of:=SUM(IF(($$DelPoint= &quot;hidalgo&quot;)*IF(($$DType = &quot;firm&quot;)+($$DType = &quot;econ&quot;)&gt;0;1;0)*(OFFSET($$DelPoint;0;[.I3]+2)&gt;0);OFFSET($$DelPoint;0;[.I3]+2);0))" table:number-matrix-columns-spanned="1" table:number-matrix-rows-spanned="1" table:style-name="ce513"/>
          <table:table-cell office:value-type="float" office:value="0" table:formula="of:=SUM(IF(($$DelPoint= &quot;hidalgo&quot;)*IF(($$DType = &quot;firm&quot;)+($$DType = &quot;econ&quot;)&gt;0;1;0)*(OFFSET($$DelPoint;0;[.J3]+2)&gt;0);OFFSET($$DelPoint;0;[.J3]+2);0))" table:number-matrix-columns-spanned="1" table:number-matrix-rows-spanned="1" table:style-name="ce513"/>
          <table:table-cell office:value-type="float" office:value="0" table:formula="of:=SUM(IF(($$DelPoint= &quot;hidalgo&quot;)*IF(($$DType = &quot;firm&quot;)+($$DType = &quot;econ&quot;)&gt;0;1;0)*(OFFSET($$DelPoint;0;[.K3]+2)&gt;0);OFFSET($$DelPoint;0;[.K3]+2);0))" table:number-matrix-columns-spanned="1" table:number-matrix-rows-spanned="1" table:style-name="ce513"/>
          <table:table-cell office:value-type="float" office:value="0" table:formula="of:=SUM(IF(($$DelPoint= &quot;hidalgo&quot;)*IF(($$DType = &quot;firm&quot;)+($$DType = &quot;econ&quot;)&gt;0;1;0)*(OFFSET($$DelPoint;0;[.L3]+2)&gt;0);OFFSET($$DelPoint;0;[.L3]+2);0))" table:number-matrix-columns-spanned="1" table:number-matrix-rows-spanned="1" table:style-name="ce513"/>
          <table:table-cell office:value-type="float" office:value="0" table:formula="of:=SUM(IF(($$DelPoint= &quot;hidalgo&quot;)*IF(($$DType = &quot;firm&quot;)+($$DType = &quot;econ&quot;)&gt;0;1;0)*(OFFSET($$DelPoint;0;[.M3]+2)&gt;0);OFFSET($$DelPoint;0;[.M3]+2);0))" table:number-matrix-columns-spanned="1" table:number-matrix-rows-spanned="1" table:style-name="ce513"/>
          <table:table-cell office:value-type="float" office:value="0" table:formula="of:=SUM(IF(($$DelPoint= &quot;hidalgo&quot;)*IF(($$DType = &quot;firm&quot;)+($$DType = &quot;econ&quot;)&gt;0;1;0)*(OFFSET($$DelPoint;0;[.N3]+2)&gt;0);OFFSET($$DelPoint;0;[.N3]+2);0))" table:number-matrix-columns-spanned="1" table:number-matrix-rows-spanned="1" table:style-name="ce513"/>
          <table:table-cell office:value-type="float" office:value="0" table:formula="of:=SUM(IF(($$DelPoint= &quot;hidalgo&quot;)*IF(($$DType = &quot;firm&quot;)+($$DType = &quot;econ&quot;)&gt;0;1;0)*(OFFSET($$DelPoint;0;[.O3]+2)&gt;0);OFFSET($$DelPoint;0;[.O3]+2);0))" table:number-matrix-columns-spanned="1" table:number-matrix-rows-spanned="1" table:style-name="ce513"/>
          <table:table-cell office:value-type="float" office:value="0" table:formula="of:=SUM(IF(($$DelPoint= &quot;hidalgo&quot;)*IF(($$DType = &quot;firm&quot;)+($$DType = &quot;econ&quot;)&gt;0;1;0)*(OFFSET($$DelPoint;0;[.P3]+2)&gt;0);OFFSET($$DelPoint;0;[.P3]+2);0))" table:number-matrix-columns-spanned="1" table:number-matrix-rows-spanned="1" table:style-name="ce513"/>
          <table:table-cell office:value-type="float" office:value="0" table:formula="of:=SUM(IF(($$DelPoint= &quot;hidalgo&quot;)*IF(($$DType = &quot;firm&quot;)+($$DType = &quot;econ&quot;)&gt;0;1;0)*(OFFSET($$DelPoint;0;[.Q3]+2)&gt;0);OFFSET($$DelPoint;0;[.Q3]+2);0))" table:number-matrix-columns-spanned="1" table:number-matrix-rows-spanned="1" table:style-name="ce513"/>
          <table:table-cell office:value-type="float" office:value="0" table:formula="of:=SUM(IF(($$DelPoint= &quot;hidalgo&quot;)*IF(($$DType = &quot;firm&quot;)+($$DType = &quot;econ&quot;)&gt;0;1;0)*(OFFSET($$DelPoint;0;[.R3]+2)&gt;0);OFFSET($$DelPoint;0;[.R3]+2);0))" table:number-matrix-columns-spanned="1" table:number-matrix-rows-spanned="1" table:style-name="ce513"/>
          <table:table-cell office:value-type="float" office:value="0" table:formula="of:=SUM(IF(($$DelPoint= &quot;hidalgo&quot;)*IF(($$DType = &quot;firm&quot;)+($$DType = &quot;econ&quot;)&gt;0;1;0)*(OFFSET($$DelPoint;0;[.S3]+2)&gt;0);OFFSET($$DelPoint;0;[.S3]+2);0))" table:number-matrix-columns-spanned="1" table:number-matrix-rows-spanned="1" table:style-name="ce513"/>
          <table:table-cell office:value-type="float" office:value="0" table:formula="of:=SUM(IF(($$DelPoint= &quot;hidalgo&quot;)*IF(($$DType = &quot;firm&quot;)+($$DType = &quot;econ&quot;)&gt;0;1;0)*(OFFSET($$DelPoint;0;[.T3]+2)&gt;0);OFFSET($$DelPoint;0;[.T3]+2);0))" table:number-matrix-columns-spanned="1" table:number-matrix-rows-spanned="1" table:style-name="ce513"/>
          <table:table-cell office:value-type="float" office:value="0" table:formula="of:=SUM(IF(($$DelPoint= &quot;hidalgo&quot;)*IF(($$DType = &quot;firm&quot;)+($$DType = &quot;econ&quot;)&gt;0;1;0)*(OFFSET($$DelPoint;0;[.U3]+2)&gt;0);OFFSET($$DelPoint;0;[.U3]+2);0))" table:number-matrix-columns-spanned="1" table:number-matrix-rows-spanned="1" table:style-name="ce513"/>
          <table:table-cell office:value-type="float" office:value="0" table:formula="of:=SUM(IF(($$DelPoint= &quot;hidalgo&quot;)*IF(($$DType = &quot;firm&quot;)+($$DType = &quot;econ&quot;)&gt;0;1;0)*(OFFSET($$DelPoint;0;[.V3]+2)&gt;0);OFFSET($$DelPoint;0;[.V3]+2);0))" table:number-matrix-columns-spanned="1" table:number-matrix-rows-spanned="1" table:style-name="ce513"/>
          <table:table-cell office:value-type="float" office:value="0" table:formula="of:=SUM(IF(($$DelPoint= &quot;hidalgo&quot;)*IF(($$DType = &quot;firm&quot;)+($$DType = &quot;econ&quot;)&gt;0;1;0)*(OFFSET($$DelPoint;0;[.W3]+2)&gt;0);OFFSET($$DelPoint;0;[.W3]+2);0))" table:number-matrix-columns-spanned="1" table:number-matrix-rows-spanned="1" table:style-name="ce513"/>
          <table:table-cell office:value-type="float" office:value="0" table:formula="of:=SUM(IF(($$DelPoint= &quot;hidalgo&quot;)*IF(($$DType = &quot;firm&quot;)+($$DType = &quot;econ&quot;)&gt;0;1;0)*(OFFSET($$DelPoint;0;[.X3]+2)&gt;0);OFFSET($$DelPoint;0;[.X3]+2);0))" table:number-matrix-columns-spanned="1" table:number-matrix-rows-spanned="1" table:style-name="ce513"/>
          <table:table-cell office:value-type="float" office:value="0" table:formula="of:=SUM(IF(($$DelPoint= &quot;hidalgo&quot;)*IF(($$DType = &quot;firm&quot;)+($$DType = &quot;econ&quot;)&gt;0;1;0)*(OFFSET($$DelPoint;0;[.Y3]+2)&gt;0);OFFSET($$DelPoint;0;[.Y3]+2);0))" table:number-matrix-columns-spanned="1" table:number-matrix-rows-spanned="1" table:style-name="ce515"/>
          <table:table-cell table:style-name="ce161"/>
          <table:table-cell table:style-name="ce163"/>
          <table:table-cell table:number-columns-repeated="16357" table:style-name="ce162"/>
        </table:table-row>
        <table:table-row table:style-name="ro7">
          <table:table-cell office:value-type="string" table:style-name="ce505">
            <text:p>Artesia Prescheduled</text:p>
          </table:table-cell>
          <table:table-cell office:value-type="float" office:value="0" table:formula="of:=SUM(IF(($$DelPoint= &quot;SPS&quot;)*($$DType = &quot;pre&quot;)*(OFFSET($$DelPoint;0;[.B3]+2)&gt;0);OFFSET($$DelPoint;0;[.B3]+2);0))" table:number-matrix-columns-spanned="1" table:number-matrix-rows-spanned="1" table:style-name="ce201"/>
          <table:table-cell office:value-type="float" office:value="0" table:formula="of:=SUM(IF(($$DelPoint= &quot;SPS&quot;)*($$DType = &quot;pre&quot;)*(OFFSET($$DelPoint;0;[.C3]+2)&gt;0);OFFSET($$DelPoint;0;[.C3]+2);0))" table:number-matrix-columns-spanned="1" table:number-matrix-rows-spanned="1" table:style-name="ce202"/>
          <table:table-cell office:value-type="float" office:value="0" table:formula="of:=SUM(IF(($$DelPoint= &quot;SPS&quot;)*($$DType = &quot;pre&quot;)*(OFFSET($$DelPoint;0;[.D3]+2)&gt;0);OFFSET($$DelPoint;0;[.D3]+2);0))" table:number-matrix-columns-spanned="1" table:number-matrix-rows-spanned="1" table:style-name="ce202"/>
          <table:table-cell office:value-type="float" office:value="0" table:formula="of:=SUM(IF(($$DelPoint= &quot;SPS&quot;)*($$DType = &quot;pre&quot;)*(OFFSET($$DelPoint;0;[.E3]+2)&gt;0);OFFSET($$DelPoint;0;[.E3]+2);0))" table:number-matrix-columns-spanned="1" table:number-matrix-rows-spanned="1" table:style-name="ce202"/>
          <table:table-cell office:value-type="float" office:value="0" table:formula="of:=SUM(IF(($$DelPoint= &quot;SPS&quot;)*($$DType = &quot;pre&quot;)*(OFFSET($$DelPoint;0;[.F3]+2)&gt;0);OFFSET($$DelPoint;0;[.F3]+2);0))" table:number-matrix-columns-spanned="1" table:number-matrix-rows-spanned="1" table:style-name="ce202"/>
          <table:table-cell office:value-type="float" office:value="0" table:formula="of:=SUM(IF(($$DelPoint= &quot;SPS&quot;)*($$DType = &quot;pre&quot;)*(OFFSET($$DelPoint;0;[.G3]+2)&gt;0);OFFSET($$DelPoint;0;[.G3]+2);0))" table:number-matrix-columns-spanned="1" table:number-matrix-rows-spanned="1" table:style-name="ce202"/>
          <table:table-cell office:value-type="float" office:value="0" table:formula="of:=SUM(IF(($$DelPoint= &quot;SPS&quot;)*($$DType = &quot;pre&quot;)*(OFFSET($$DelPoint;0;[.H3]+2)&gt;0);OFFSET($$DelPoint;0;[.H3]+2);0))" table:number-matrix-columns-spanned="1" table:number-matrix-rows-spanned="1" table:style-name="ce202"/>
          <table:table-cell office:value-type="float" office:value="0" table:formula="of:=SUM(IF(($$DelPoint= &quot;SPS&quot;)*($$DType = &quot;pre&quot;)*(OFFSET($$DelPoint;0;[.I3]+2)&gt;0);OFFSET($$DelPoint;0;[.I3]+2);0))" table:number-matrix-columns-spanned="1" table:number-matrix-rows-spanned="1" table:style-name="ce202"/>
          <table:table-cell table:style-name="ce202"/>
          <table:table-cell office:value-type="float" office:value="0" table:formula="of:=SUM(IF(($$DelPoint= &quot;SPS&quot;)*($$DType = &quot;pre&quot;)*(OFFSET($$DelPoint;0;[.K3]+2)&gt;0);OFFSET($$DelPoint;0;[.K3]+2);0))" table:number-matrix-columns-spanned="1" table:number-matrix-rows-spanned="1" table:style-name="ce202"/>
          <table:table-cell office:value-type="float" office:value="0" table:formula="of:=SUM(IF(($$DelPoint= &quot;SPS&quot;)*($$DType = &quot;pre&quot;)*(OFFSET($$DelPoint;0;[.L3]+2)&gt;0);OFFSET($$DelPoint;0;[.L3]+2);0))" table:number-matrix-columns-spanned="1" table:number-matrix-rows-spanned="1" table:style-name="ce202"/>
          <table:table-cell office:value-type="float" office:value="0" table:formula="of:=SUM(IF(($$DelPoint= &quot;SPS&quot;)*($$DType = &quot;pre&quot;)*(OFFSET($$DelPoint;0;[.M3]+2)&gt;0);OFFSET($$DelPoint;0;[.M3]+2);0))" table:number-matrix-columns-spanned="1" table:number-matrix-rows-spanned="1" table:style-name="ce202"/>
          <table:table-cell office:value-type="float" office:value="0" table:formula="of:=SUM(IF(($$DelPoint= &quot;SPS&quot;)*($$DType = &quot;pre&quot;)*(OFFSET($$DelPoint;0;[.N3]+2)&gt;0);OFFSET($$DelPoint;0;[.N3]+2);0))" table:number-matrix-columns-spanned="1" table:number-matrix-rows-spanned="1" table:style-name="ce202"/>
          <table:table-cell office:value-type="float" office:value="0" table:formula="of:=SUM(IF(($$DelPoint= &quot;SPS&quot;)*($$DType = &quot;pre&quot;)*(OFFSET($$DelPoint;0;[.O3]+2)&gt;0);OFFSET($$DelPoint;0;[.O3]+2);0))" table:number-matrix-columns-spanned="1" table:number-matrix-rows-spanned="1" table:style-name="ce202"/>
          <table:table-cell office:value-type="float" office:value="0" table:formula="of:=SUM(IF(($$DelPoint= &quot;SPS&quot;)*($$DType = &quot;pre&quot;)*(OFFSET($$DelPoint;0;[.P3]+2)&gt;0);OFFSET($$DelPoint;0;[.P3]+2);0))" table:number-matrix-columns-spanned="1" table:number-matrix-rows-spanned="1" table:style-name="ce202"/>
          <table:table-cell office:value-type="float" office:value="0" table:formula="of:=SUM(IF(($$DelPoint= &quot;SPS&quot;)*($$DType = &quot;pre&quot;)*(OFFSET($$DelPoint;0;[.Q3]+2)&gt;0);OFFSET($$DelPoint;0;[.Q3]+2);0))" table:number-matrix-columns-spanned="1" table:number-matrix-rows-spanned="1" table:style-name="ce202"/>
          <table:table-cell office:value-type="float" office:value="0" table:formula="of:=SUM(IF(($$DelPoint= &quot;SPS&quot;)*($$DType = &quot;pre&quot;)*(OFFSET($$DelPoint;0;[.R3]+2)&gt;0);OFFSET($$DelPoint;0;[.R3]+2);0))" table:number-matrix-columns-spanned="1" table:number-matrix-rows-spanned="1" table:style-name="ce202"/>
          <table:table-cell office:value-type="float" office:value="0" table:formula="of:=SUM(IF(($$DelPoint= &quot;SPS&quot;)*($$DType = &quot;pre&quot;)*(OFFSET($$DelPoint;0;[.S3]+2)&gt;0);OFFSET($$DelPoint;0;[.S3]+2);0))" table:number-matrix-columns-spanned="1" table:number-matrix-rows-spanned="1" table:style-name="ce202"/>
          <table:table-cell office:value-type="float" office:value="0" table:formula="of:=SUM(IF(($$DelPoint= &quot;SPS&quot;)*($$DType = &quot;pre&quot;)*(OFFSET($$DelPoint;0;[.T3]+2)&gt;0);OFFSET($$DelPoint;0;[.T3]+2);0))" table:number-matrix-columns-spanned="1" table:number-matrix-rows-spanned="1" table:style-name="ce202"/>
          <table:table-cell office:value-type="float" office:value="0" table:formula="of:=SUM(IF(($$DelPoint= &quot;SPS&quot;)*($$DType = &quot;pre&quot;)*(OFFSET($$DelPoint;0;[.U3]+2)&gt;0);OFFSET($$DelPoint;0;[.U3]+2);0))" table:number-matrix-columns-spanned="1" table:number-matrix-rows-spanned="1" table:style-name="ce202"/>
          <table:table-cell office:value-type="float" office:value="0" table:formula="of:=SUM(IF(($$DelPoint= &quot;SPS&quot;)*($$DType = &quot;pre&quot;)*(OFFSET($$DelPoint;0;[.V3]+2)&gt;0);OFFSET($$DelPoint;0;[.V3]+2);0))" table:number-matrix-columns-spanned="1" table:number-matrix-rows-spanned="1" table:style-name="ce202"/>
          <table:table-cell office:value-type="float" office:value="0" table:formula="of:=SUM(IF(($$DelPoint= &quot;SPS&quot;)*($$DType = &quot;pre&quot;)*(OFFSET($$DelPoint;0;[.W3]+2)&gt;0);OFFSET($$DelPoint;0;[.W3]+2);0))" table:number-matrix-columns-spanned="1" table:number-matrix-rows-spanned="1" table:style-name="ce202"/>
          <table:table-cell office:value-type="float" office:value="0" table:formula="of:=SUM(IF(($$DelPoint= &quot;SPS&quot;)*($$DType = &quot;pre&quot;)*(OFFSET($$DelPoint;0;[.X3]+2)&gt;0);OFFSET($$DelPoint;0;[.X3]+2);0))" table:number-matrix-columns-spanned="1" table:number-matrix-rows-spanned="1" table:style-name="ce202"/>
          <table:table-cell office:value-type="float" office:value="0" table:formula="of:=SUM(IF(($$DelPoint= &quot;SPS&quot;)*($$DType = &quot;pre&quot;)*(OFFSET($$DelPoint;0;[.Y3]+2)&gt;0);OFFSET($$DelPoint;0;[.Y3]+2);0))" table:number-matrix-columns-spanned="1" table:number-matrix-rows-spanned="1" table:style-name="ce495"/>
          <table:table-cell table:style-name="ce161"/>
          <table:table-cell table:style-name="ce163"/>
          <table:table-cell table:number-columns-repeated="16357" table:style-name="ce162"/>
        </table:table-row>
        <table:table-row table:style-name="ro7">
          <table:table-cell office:value-type="string" table:style-name="ce505">
            <text:p>Artesia Balancing</text:p>
          </table:table-cell>
          <table:table-cell office:value-type="float" office:value="0" table:formula="of:=SUMIF(OFFSET($$SPSBalancingVol;[.B$3];0);&quot;&gt;0&quot;)" table:style-name="ce201"/>
          <table:table-cell office:value-type="float" office:value="0" table:formula="of:=SUMIF(OFFSET($$SPSBalancingVol;[.C$3];0);&quot;&gt;0&quot;)" table:style-name="ce201"/>
          <table:table-cell office:value-type="float" office:value="0" table:formula="of:=SUMIF(OFFSET($$SPSBalancingVol;[.D$3];0);&quot;&gt;0&quot;)" table:style-name="ce201"/>
          <table:table-cell office:value-type="float" office:value="0" table:formula="of:=SUMIF(OFFSET($$SPSBalancingVol;[.E$3];0);&quot;&gt;0&quot;)" table:style-name="ce565"/>
          <table:table-cell office:value-type="float" office:value="0" table:formula="of:=SUMIF(OFFSET($$SPSBalancingVol;[.F$3];0);&quot;&gt;0&quot;)" table:style-name="ce565"/>
          <table:table-cell office:value-type="float" office:value="0" table:formula="of:=SUMIF(OFFSET($$SPSBalancingVol;[.G$3];0);&quot;&gt;0&quot;)" table:style-name="ce201"/>
          <table:table-cell office:value-type="float" office:value="0" table:formula="of:=SUMIF(OFFSET($$SPSBalancingVol;[.H$3];0);&quot;&gt;0&quot;)" table:style-name="ce201"/>
          <table:table-cell office:value-type="float" office:value="0" table:formula="of:=SUMIF(OFFSET($$SPSBalancingVol;[.I$3];0);&quot;&gt;0&quot;)" table:style-name="ce201"/>
          <table:table-cell office:value-type="float" office:value="0" table:formula="of:=SUMIF(OFFSET($$SPSBalancingVol;[.J$3];0);&quot;&gt;0&quot;)" table:style-name="ce201"/>
          <table:table-cell office:value-type="float" office:value="0" table:formula="of:=SUMIF(OFFSET($$SPSBalancingVol;[.K$3];0);&quot;&gt;0&quot;)" table:style-name="ce201"/>
          <table:table-cell office:value-type="float" office:value="0" table:formula="of:=SUMIF(OFFSET($$SPSBalancingVol;[.L$3];0);&quot;&gt;0&quot;)" table:style-name="ce201"/>
          <table:table-cell office:value-type="float" office:value="0" table:formula="of:=SUMIF(OFFSET($$SPSBalancingVol;[.M$3];0);&quot;&gt;0&quot;)" table:style-name="ce201"/>
          <table:table-cell office:value-type="float" office:value="0" table:formula="of:=SUMIF(OFFSET($$SPSBalancingVol;[.N$3];0);&quot;&gt;0&quot;)" table:style-name="ce201"/>
          <table:table-cell office:value-type="float" office:value="0" table:formula="of:=SUMIF(OFFSET($$SPSBalancingVol;[.O$3];0);&quot;&gt;0&quot;)" table:style-name="ce201"/>
          <table:table-cell office:value-type="float" office:value="0" table:formula="of:=SUMIF(OFFSET($$SPSBalancingVol;[.P$3];0);&quot;&gt;0&quot;)" table:style-name="ce201"/>
          <table:table-cell office:value-type="float" office:value="0" table:formula="of:=SUMIF(OFFSET($$SPSBalancingVol;[.Q$3];0);&quot;&gt;0&quot;)" table:style-name="ce201"/>
          <table:table-cell office:value-type="float" office:value="0" table:formula="of:=SUMIF(OFFSET($$SPSBalancingVol;[.R$3];0);&quot;&gt;0&quot;)" table:style-name="ce201"/>
          <table:table-cell office:value-type="float" office:value="0" table:formula="of:=SUMIF(OFFSET($$SPSBalancingVol;[.S$3];0);&quot;&gt;0&quot;)" table:style-name="ce201"/>
          <table:table-cell office:value-type="float" office:value="0" table:formula="of:=SUMIF(OFFSET($$SPSBalancingVol;[.T$3];0);&quot;&gt;0&quot;)" table:style-name="ce201"/>
          <table:table-cell office:value-type="float" office:value="0" table:formula="of:=SUMIF(OFFSET($$SPSBalancingVol;[.U$3];0);&quot;&gt;0&quot;)" table:style-name="ce201"/>
          <table:table-cell office:value-type="float" office:value="0" table:formula="of:=SUMIF(OFFSET($$SPSBalancingVol;[.V$3];0);&quot;&gt;0&quot;)" table:style-name="ce201"/>
          <table:table-cell office:value-type="float" office:value="0" table:formula="of:=SUMIF(OFFSET($$SPSBalancingVol;[.W$3];0);&quot;&gt;0&quot;)" table:style-name="ce201"/>
          <table:table-cell office:value-type="float" office:value="0" table:formula="of:=SUMIF(OFFSET($$SPSBalancingVol;[.X$3];0);&quot;&gt;0&quot;)" table:style-name="ce201"/>
          <table:table-cell office:value-type="float" office:value="0" table:formula="of:=SUMIF(OFFSET($$SPSBalancingVol;[.Y$3];0);&quot;&gt;0&quot;)" table:style-name="ce487"/>
          <table:table-cell table:style-name="ce161"/>
          <table:table-cell table:style-name="ce163"/>
          <table:table-cell table:number-columns-repeated="16357" table:style-name="ce162"/>
        </table:table-row>
        <table:table-row table:style-name="ro8">
          <table:table-cell office:value-type="string" table:style-name="ce630">
            <text:p>Artesia Real-time</text:p>
          </table:table-cell>
          <table:table-cell table:style-name="ce623"/>
          <table:table-cell table:number-columns-repeated="9" table:style-name="ce488"/>
          <table:table-cell office:value-type="float" office:value="0" table:formula="of:=SUM(IF(($$DelPoint= &quot;SPS&quot;)*IF(($$DType = &quot;firm&quot;)+($$DType = &quot;econ&quot;)&gt;0;1;0)*(OFFSET($$DelPoint;0;[.L3]+2)&gt;0);OFFSET($$DelPoint;0;[.L3]+2);0))" table:style-name="ce488"/>
          <table:table-cell office:value-type="float" office:value="0" table:formula="of:=SUM(IF(($$DelPoint= &quot;SPS&quot;)*IF(($$DType = &quot;firm&quot;)+($$DType = &quot;econ&quot;)&gt;0;1;0)*(OFFSET($$DelPoint;0;[.M3]+2)&gt;0);OFFSET($$DelPoint;0;[.M3]+2);0))" table:number-matrix-columns-spanned="1" table:number-matrix-rows-spanned="1" table:style-name="ce488"/>
          <table:table-cell office:value-type="float" office:value="0" table:formula="of:=SUM(IF(($$DelPoint= &quot;SPS&quot;)*IF(($$DType = &quot;firm&quot;)+($$DType = &quot;econ&quot;)&gt;0;1;0)*(OFFSET($$DelPoint;0;[.N3]+2)&gt;0);OFFSET($$DelPoint;0;[.N3]+2);0))" table:number-matrix-columns-spanned="1" table:number-matrix-rows-spanned="1" table:style-name="ce488"/>
          <table:table-cell office:value-type="float" office:value="0" table:formula="of:=SUM(IF(($$DelPoint= &quot;SPS&quot;)*IF(($$DType = &quot;firm&quot;)+($$DType = &quot;econ&quot;)&gt;0;1;0)*(OFFSET($$DelPoint;0;[.O3]+2)&gt;0);OFFSET($$DelPoint;0;[.O3]+2);0))" table:number-matrix-columns-spanned="1" table:number-matrix-rows-spanned="1" table:style-name="ce488"/>
          <table:table-cell office:value-type="float" office:value="0" table:formula="of:=SUM(IF(($$DelPoint= &quot;SPS&quot;)*IF(($$DType = &quot;firm&quot;)+($$DType = &quot;econ&quot;)&gt;0;1;0)*(OFFSET($$DelPoint;0;[.P3]+2)&gt;0);OFFSET($$DelPoint;0;[.P3]+2);0))" table:number-matrix-columns-spanned="1" table:number-matrix-rows-spanned="1" table:style-name="ce488"/>
          <table:table-cell office:value-type="float" office:value="0" table:formula="of:=SUM(IF(($$DelPoint= &quot;SPS&quot;)*IF(($$DType = &quot;firm&quot;)+($$DType = &quot;econ&quot;)&gt;0;1;0)*(OFFSET($$DelPoint;0;[.Q3]+2)&gt;0);OFFSET($$DelPoint;0;[.Q3]+2);0))" table:number-matrix-columns-spanned="1" table:number-matrix-rows-spanned="1" table:style-name="ce488"/>
          <table:table-cell office:value-type="float" office:value="0" table:formula="of:=SUM(IF(($$DelPoint= &quot;SPS&quot;)*IF(($$DType = &quot;firm&quot;)+($$DType = &quot;econ&quot;)&gt;0;1;0)*(OFFSET($$DelPoint;0;[.R3]+2)&gt;0);OFFSET($$DelPoint;0;[.R3]+2);0))" table:number-matrix-columns-spanned="1" table:number-matrix-rows-spanned="1" table:style-name="ce488"/>
          <table:table-cell office:value-type="float" office:value="0" table:formula="of:=SUM(IF(($$DelPoint= &quot;SPS&quot;)*IF(($$DType = &quot;firm&quot;)+($$DType = &quot;econ&quot;)&gt;0;1;0)*(OFFSET($$DelPoint;0;[.S3]+2)&gt;0);OFFSET($$DelPoint;0;[.S3]+2);0))" table:number-matrix-columns-spanned="1" table:number-matrix-rows-spanned="1" table:style-name="ce488"/>
          <table:table-cell office:value-type="float" office:value="0" table:formula="of:=SUM(IF(($$DelPoint= &quot;SPS&quot;)*IF(($$DType = &quot;firm&quot;)+($$DType = &quot;econ&quot;)&gt;0;1;0)*(OFFSET($$DelPoint;0;[.T3]+2)&gt;0);OFFSET($$DelPoint;0;[.T3]+2);0))" table:number-matrix-columns-spanned="1" table:number-matrix-rows-spanned="1" table:style-name="ce488"/>
          <table:table-cell office:value-type="float" office:value="0" table:formula="of:=SUM(IF(($$DelPoint= &quot;SPS&quot;)*IF(($$DType = &quot;firm&quot;)+($$DType = &quot;econ&quot;)&gt;0;1;0)*(OFFSET($$DelPoint;0;[.U3]+2)&gt;0);OFFSET($$DelPoint;0;[.U3]+2);0))" table:number-matrix-columns-spanned="1" table:number-matrix-rows-spanned="1" table:style-name="ce488"/>
          <table:table-cell office:value-type="float" office:value="0" table:formula="of:=SUM(IF(($$DelPoint= &quot;SPS&quot;)*IF(($$DType = &quot;firm&quot;)+($$DType = &quot;econ&quot;)&gt;0;1;0)*(OFFSET($$DelPoint;0;[.V3]+2)&gt;0);OFFSET($$DelPoint;0;[.V3]+2);0))" table:number-matrix-columns-spanned="1" table:number-matrix-rows-spanned="1" table:style-name="ce488"/>
          <table:table-cell office:value-type="float" office:value="0" table:formula="of:=SUM(IF(($$DelPoint= &quot;SPS&quot;)*IF(($$DType = &quot;firm&quot;)+($$DType = &quot;econ&quot;)&gt;0;1;0)*(OFFSET($$DelPoint;0;[.W3]+2)&gt;0);OFFSET($$DelPoint;0;[.W3]+2);0))" table:number-matrix-columns-spanned="1" table:number-matrix-rows-spanned="1" table:style-name="ce488"/>
          <table:table-cell office:value-type="float" office:value="0" table:formula="of:=SUM(IF(($$DelPoint= &quot;SPS&quot;)*IF(($$DType = &quot;firm&quot;)+($$DType = &quot;econ&quot;)&gt;0;1;0)*(OFFSET($$DelPoint;0;[.X3]+2)&gt;0);OFFSET($$DelPoint;0;[.X3]+2);0))" table:number-matrix-columns-spanned="1" table:number-matrix-rows-spanned="1" table:style-name="ce488"/>
          <table:table-cell office:value-type="float" office:value="0" table:formula="of:=SUM(IF(($$DelPoint= &quot;SPS&quot;)*IF(($$DType = &quot;firm&quot;)+($$DType = &quot;econ&quot;)&gt;0;1;0)*(OFFSET($$DelPoint;0;[.Y3]+2)&gt;0);OFFSET($$DelPoint;0;[.Y3]+2);0))" table:number-matrix-columns-spanned="1" table:number-matrix-rows-spanned="1" table:style-name="ce489"/>
          <table:table-cell table:style-name="ce161"/>
          <table:table-cell table:style-name="ce163"/>
          <table:table-cell table:number-columns-repeated="16357" table:style-name="ce162"/>
        </table:table-row>
        <table:table-row table:style-name="ro5">
          <table:table-cell office:value-type="string" table:style-name="ce674">
            <text:p>Total Obligations</text:p>
          </table:table-cell>
          <table:table-cell office:value-type="float" office:value="763" table:formula="of:=SUM([.B22:.B37])+[.B4]+[.B5]" table:style-name="ce675">
            <text:p>763</text:p>
          </table:table-cell>
          <table:table-cell office:value-type="float" office:value="891" table:formula="of:=SUM([.C22:.C37])+[.C4]+[.C5]" table:style-name="ce675">
            <text:p>891</text:p>
          </table:table-cell>
          <table:table-cell office:value-type="float" office:value="865" table:formula="of:=SUM([.D22:.D37])+[.D4]+[.D5]" table:style-name="ce675">
            <text:p>865</text:p>
          </table:table-cell>
          <table:table-cell office:value-type="float" office:value="883" table:formula="of:=SUM([.E22:.E37])+[.E4]+[.E5]" table:style-name="ce675">
            <text:p>883</text:p>
          </table:table-cell>
          <table:table-cell office:value-type="float" office:value="895" table:formula="of:=SUM([.F22:.F37])+[.F4]+[.F5]" table:style-name="ce675">
            <text:p>895</text:p>
          </table:table-cell>
          <table:table-cell office:value-type="float" office:value="934" table:formula="of:=SUM([.G22:.G37])+[.G4]+[.G5]" table:style-name="ce675">
            <text:p>934</text:p>
          </table:table-cell>
          <table:table-cell office:value-type="float" office:value="1072" table:formula="of:=SUM([.H22:.H37])+[.H4]+[.H5]" table:style-name="ce675">
            <text:p>1072</text:p>
          </table:table-cell>
          <table:table-cell office:value-type="float" office:value="1097" table:formula="of:=SUM([.I22:.I37])+[.I4]+[.I5]" table:style-name="ce675">
            <text:p>1097</text:p>
          </table:table-cell>
          <table:table-cell office:value-type="float" office:value="1092" table:formula="of:=SUM([.J22:.J37])+[.J4]+[.J5]" table:style-name="ce675">
            <text:p>1092</text:p>
          </table:table-cell>
          <table:table-cell office:value-type="float" office:value="1097" table:formula="of:=SUM([.K22:.K37])+[.K4]+[.K5]" table:style-name="ce675">
            <text:p>1097</text:p>
          </table:table-cell>
          <table:table-cell office:value-type="float" office:value="1092" table:formula="of:=SUM([.L22:.L37])+[.L4]+[.L5]" table:style-name="ce675">
            <text:p>1092</text:p>
          </table:table-cell>
          <table:table-cell office:value-type="float" office:value="1085" table:formula="of:=SUM([.M22:.M37])+[.M4]+[.M5]" table:style-name="ce675">
            <text:p>1085</text:p>
          </table:table-cell>
          <table:table-cell office:value-type="float" office:value="1069" table:formula="of:=SUM([.N22:.N37])+[.N4]+[.N5]" table:style-name="ce675">
            <text:p>1069</text:p>
          </table:table-cell>
          <table:table-cell office:value-type="float" office:value="1043" table:formula="of:=SUM([.O22:.O37])+[.O4]+[.O5]" table:style-name="ce675">
            <text:p>1043</text:p>
          </table:table-cell>
          <table:table-cell office:value-type="float" office:value="1040" table:formula="of:=SUM([.P22:.P37])+[.P4]+[.P5]" table:style-name="ce675">
            <text:p>1040</text:p>
          </table:table-cell>
          <table:table-cell office:value-type="float" office:value="1003" table:formula="of:=SUM([.Q22:.Q37])+[.Q4]+[.Q5]" table:style-name="ce675">
            <text:p>1003</text:p>
          </table:table-cell>
          <table:table-cell office:value-type="float" office:value="988" table:formula="of:=SUM([.R22:.R37])+[.R4]+[.R5]" table:style-name="ce675">
            <text:p>988</text:p>
          </table:table-cell>
          <table:table-cell office:value-type="float" office:value="1037" table:formula="of:=SUM([.S22:.S37])+[.S4]+[.S5]" table:style-name="ce675">
            <text:p>1037</text:p>
          </table:table-cell>
          <table:table-cell office:value-type="float" office:value="1106" table:formula="of:=SUM([.T22:.T37])+[.T4]+[.T5]" table:style-name="ce675">
            <text:p>1106</text:p>
          </table:table-cell>
          <table:table-cell office:value-type="float" office:value="1097" table:formula="of:=SUM([.U22:.U37])+[.U4]+[.U5]" table:style-name="ce675">
            <text:p>1097</text:p>
          </table:table-cell>
          <table:table-cell office:value-type="float" office:value="1094" table:formula="of:=SUM([.V22:.V37])+[.V4]+[.V5]" table:style-name="ce675">
            <text:p>1094</text:p>
          </table:table-cell>
          <table:table-cell office:value-type="float" office:value="1054" table:formula="of:=SUM([.W22:.W37])+[.W4]+[.W5]" table:style-name="ce675">
            <text:p>1054</text:p>
          </table:table-cell>
          <table:table-cell office:value-type="float" office:value="977" table:formula="of:=SUM([.X22:.X37])+[.X4]+[.X5]" table:style-name="ce675">
            <text:p>977</text:p>
          </table:table-cell>
          <table:table-cell office:value-type="float" office:value="959" table:formula="of:=SUM([.Y22:.Y37])+[.Y4]+[.Y5]" table:style-name="ce676">
            <text:p>959</text:p>
          </table:table-cell>
          <table:table-cell table:style-name="ce349"/>
          <table:table-cell table:style-name="ce163"/>
          <table:table-cell table:number-columns-repeated="16357" table:style-name="ce162"/>
        </table:table-row>
        <table:table-row table:style-name="ro9">
          <table:table-cell office:value-type="string" table:style-name="ce699">
            <text:p>GENERATION</text:p>
          </table:table-cell>
          <table:table-cell table:style-name="ce700"/>
          <table:table-cell table:style-name="ce701"/>
          <table:table-cell table:style-name="ce701"/>
          <table:table-cell table:style-name="ce702"/>
          <table:table-cell table:style-name="ce701"/>
          <table:table-cell table:style-name="ce701"/>
          <table:table-cell table:style-name="ce701"/>
          <table:table-cell table:number-columns-repeated="16" table:style-name="ce701"/>
          <table:table-cell table:style-name="ce703"/>
          <table:table-cell table:style-name="ce161"/>
          <table:table-cell table:style-name="ce163"/>
          <table:table-cell table:number-columns-repeated="16357" table:style-name="ce162"/>
        </table:table-row>
        <table:table-row table:style-name="ro10">
          <table:table-cell table:style-name="ce709"/>
          <table:table-cell table:style-name="ce710"/>
          <table:table-cell table:number-columns-repeated="2" table:style-name="ce711"/>
          <table:table-cell table:style-name="ce712"/>
          <table:table-cell table:number-columns-repeated="19" table:style-name="ce711"/>
          <table:table-cell table:style-name="ce713"/>
          <table:table-cell office:value-type="string" table:style-name="ce350">
            <text:p>Capacity</text:p>
          </table:table-cell>
          <table:table-cell office:value-type="string" table:style-name="ce166">
            <text:p>MMBtu/Day</text:p>
          </table:table-cell>
          <table:table-cell table:number-columns-repeated="4" table:style-name="ce162"/>
          <table:table-cell table:number-columns-repeated="2" table:style-name="ce167"/>
          <table:table-cell table:number-columns-repeated="16351" table:style-name="ce162"/>
        </table:table-row>
        <table:table-row table:style-name="ro11">
          <table:table-cell office:value-type="string" table:style-name="ce631">
            <text:p>NEWMAN 1 <text:s text:c="10"/>(30-70)</text:p>
          </table:table-cell>
          <table:table-cell office:value-type="float" office:value="0" table:style-name="ce632"/>
          <table:table-cell office:value-type="float" office:value="0" table:style-name="ce632"/>
          <table:table-cell office:value-type="float" office:value="0" table:style-name="ce632"/>
          <table:table-cell office:value-type="float" office:value="0" table:style-name="ce633"/>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2"/>
          <table:table-cell office:value-type="float" office:value="0" table:style-name="ce634"/>
          <table:table-cell office:value-type="float" office:value="80" table:style-name="ce351">
            <text:p>80</text:p>
          </table:table-cell>
          <table:table-cell office:value-type="float" office:value="0" table:formula="of:=-[Economics.D34]/[Economics.I34]" table:style-name="ce211">
            <text:p><text:s/>#NAME?<text:s/></text:p>
          </table:table-cell>
          <table:table-cell table:number-columns-repeated="16357" table:style-name="ce162"/>
        </table:table-row>
        <table:table-row table:style-name="ro12">
          <table:table-cell office:value-type="string" table:style-name="ce591">
            <text:p>NEWMAN 2 <text:s text:c="10"/>(25-78)</text:p>
          </table:table-cell>
          <table:table-cell office:value-type="float" office:value="34" table:style-name="ce593">
            <text:p>34</text:p>
          </table:table-cell>
          <table:table-cell office:value-type="float" office:value="39" table:style-name="ce593">
            <text:p>39</text:p>
          </table:table-cell>
          <table:table-cell office:value-type="float" office:value="34" table:style-name="ce593">
            <text:p>34</text:p>
          </table:table-cell>
          <table:table-cell office:value-type="float" office:value="35" table:style-name="ce594">
            <text:p>35</text:p>
          </table:table-cell>
          <table:table-cell office:value-type="float" office:value="36" table:style-name="ce593">
            <text:p>36</text:p>
          </table:table-cell>
          <table:table-cell office:value-type="float" office:value="40" table:style-name="ce593">
            <text:p>40</text:p>
          </table:table-cell>
          <table:table-cell office:value-type="float" office:value="70" table:style-name="ce593">
            <text:p>70</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4" table:style-name="ce593">
            <text:p>34</text:p>
          </table:table-cell>
          <table:table-cell office:value-type="float" office:value="36" table:style-name="ce593">
            <text:p>36</text:p>
          </table:table-cell>
          <table:table-cell office:value-type="float" office:value="35" table:style-name="ce593">
            <text:p>35</text:p>
          </table:table-cell>
          <table:table-cell office:value-type="float" office:value="63" table:style-name="ce593">
            <text:p>63</text:p>
          </table:table-cell>
          <table:table-cell office:value-type="float" office:value="61" table:style-name="ce593">
            <text:p>61</text:p>
          </table:table-cell>
          <table:table-cell office:value-type="float" office:value="35" table:style-name="ce593">
            <text:p>35</text:p>
          </table:table-cell>
          <table:table-cell office:value-type="float" office:value="35" table:style-name="ce593">
            <text:p>35</text:p>
          </table:table-cell>
          <table:table-cell office:value-type="float" office:value="35" table:style-name="ce593">
            <text:p>35</text:p>
          </table:table-cell>
          <table:table-cell office:value-type="float" office:value="35" table:style-name="ce593">
            <text:p>35</text:p>
          </table:table-cell>
          <table:table-cell office:value-type="float" office:value="35" table:style-name="ce593">
            <text:p>35</text:p>
          </table:table-cell>
          <table:table-cell office:value-type="float" office:value="78" table:style-name="ce351">
            <text:p>78</text:p>
          </table:table-cell>
          <table:table-cell office:value-type="float" office:value="0" table:formula="of:=-[Economics.D35]/[Economics.I35]" table:style-name="ce211">
            <text:p><text:s/>#NAME?<text:s/></text:p>
          </table:table-cell>
          <table:table-cell table:number-columns-repeated="16357" table:style-name="ce162"/>
        </table:table-row>
        <table:table-row table:style-name="ro11">
          <table:table-cell office:value-type="string" table:style-name="ce592">
            <text:p>NEWMAN 3 <text:s text:c="9"/>(31-103)</text:p>
          </table:table-cell>
          <table:table-cell office:value-type="float" office:value="68" table:style-name="ce596">
            <text:p>68</text:p>
          </table:table-cell>
          <table:table-cell office:value-type="float" office:value="58" table:style-name="ce596">
            <text:p>58</text:p>
          </table:table-cell>
          <table:table-cell office:value-type="float" office:value="38" table:style-name="ce596">
            <text:p>38</text:p>
          </table:table-cell>
          <table:table-cell office:value-type="float" office:value="59" table:style-name="ce597">
            <text:p>59</text:p>
          </table:table-cell>
          <table:table-cell office:value-type="float" office:value="74" table:style-name="ce596">
            <text:p>74</text:p>
          </table:table-cell>
          <table:table-cell office:value-type="float" office:value="98" table:style-name="ce596">
            <text:p>98</text:p>
          </table:table-cell>
          <table:table-cell office:value-type="float" office:value="100" table:style-name="ce596">
            <text:p>100</text:p>
          </table:table-cell>
          <table:table-cell office:value-type="float" office:value="47" table:style-name="ce596">
            <text:p>47</text:p>
          </table:table-cell>
          <table:table-cell office:value-type="float" office:value="38" table:style-name="ce596">
            <text:p>38</text:p>
          </table:table-cell>
          <table:table-cell office:value-type="float" office:value="39" table:style-name="ce596">
            <text:p>39</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38" table:style-name="ce596">
            <text:p>38</text:p>
          </table:table-cell>
          <table:table-cell office:value-type="float" office:value="103" table:style-name="ce353">
            <text:p>103</text:p>
          </table:table-cell>
          <table:table-cell office:value-type="float" office:value="0" table:formula="of:=-[Economics.D36]/[Economics.I36]" table:style-name="ce212">
            <text:p><text:s/>#NAME?<text:s/></text:p>
          </table:table-cell>
          <table:table-cell table:number-columns-repeated="16357" table:style-name="ce162"/>
        </table:table-row>
        <table:table-row table:style-name="ro11">
          <table:table-cell office:value-type="string" table:style-name="ce591">
            <text:p>GT 1</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40" table:style-name="ce351">
            <text:p>40</text:p>
          </table:table-cell>
          <table:table-cell office:value-type="float" office:value="0" table:formula="of:=-[Economics.D37]/[Economics.I37]" table:style-name="ce211">
            <text:p><text:s/>#NAME?<text:s/></text:p>
          </table:table-cell>
          <table:table-cell table:number-columns-repeated="16357" table:style-name="ce162"/>
        </table:table-row>
        <table:table-row table:style-name="ro11">
          <table:table-cell office:value-type="string" table:style-name="ce591">
            <text:p>GT 2</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20" table:style-name="ce593">
            <text:p>20</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40" table:style-name="ce351">
            <text:p>40</text:p>
          </table:table-cell>
          <table:table-cell office:value-type="float" office:value="0" table:formula="of:=-[Economics.D38]/[Economics.I38]" table:style-name="ce211">
            <text:p><text:s/>#NAME?<text:s/></text:p>
          </table:table-cell>
          <table:table-cell table:number-columns-repeated="16357" table:style-name="ce162"/>
        </table:table-row>
        <table:table-row table:style-name="ro11">
          <table:table-cell office:value-type="string" table:style-name="ce694">
            <text:p>GT1+ST</text:p>
          </table:table-cell>
          <table:table-cell office:value-type="float" office:value="0" table:style-name="ce695"/>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108" table:style-name="ce351">
            <text:p>108</text:p>
          </table:table-cell>
          <table:table-cell office:value-type="float" office:value="0" table:formula="of:=-[Economics.D39]/[Economics.I39]" table:style-name="ce211">
            <text:p><text:s/>#NAME?<text:s/></text:p>
          </table:table-cell>
          <table:table-cell table:number-columns-repeated="16357" table:style-name="ce162"/>
        </table:table-row>
        <table:table-row table:style-name="ro11">
          <table:table-cell office:value-type="string" table:style-name="ce591">
            <text:p>GT2+ST</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108" table:style-name="ce351">
            <text:p>108</text:p>
          </table:table-cell>
          <table:table-cell office:value-type="float" office:value="0" table:formula="of:=-[Economics.D40]/[Economics.I40]" table:style-name="ce211">
            <text:p><text:s/>#NAME?<text:s/></text:p>
          </table:table-cell>
          <table:table-cell table:number-columns-repeated="16357" table:style-name="ce162"/>
        </table:table-row>
        <table:table-row table:style-name="ro11">
          <table:table-cell office:value-type="string" table:style-name="ce592">
            <text:p>NEWMAN 4 <text:s text:c="3"/>(115-190)</text:p>
          </table:table-cell>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135" table:style-name="ce596">
            <text:p>135</text:p>
          </table:table-cell>
          <table:table-cell office:value-type="float" office:value="215" table:style-name="ce596">
            <text:p>215</text:p>
          </table:table-cell>
          <table:table-cell office:value-type="float" office:value="212" table:style-name="ce596">
            <text:p>212</text:p>
          </table:table-cell>
          <table:table-cell office:value-type="float" office:value="215" table:style-name="ce596">
            <text:p>215</text:p>
          </table:table-cell>
          <table:table-cell office:value-type="float" office:value="209" table:style-name="ce596">
            <text:p>209</text:p>
          </table:table-cell>
          <table:table-cell office:value-type="float" office:value="205" table:style-name="ce596">
            <text:p>205</text:p>
          </table:table-cell>
          <table:table-cell office:value-type="float" office:value="185" table:style-name="ce596">
            <text:p>185</text:p>
          </table:table-cell>
          <table:table-cell office:value-type="float" office:value="161" table:style-name="ce596">
            <text:p>161</text:p>
          </table:table-cell>
          <table:table-cell office:value-type="float" office:value="152" table:style-name="ce596">
            <text:p>152</text:p>
          </table:table-cell>
          <table:table-cell office:value-type="float" office:value="120" table:style-name="ce596">
            <text:p>120</text:p>
          </table:table-cell>
          <table:table-cell office:value-type="float" office:value="105" table:style-name="ce596">
            <text:p>105</text:p>
          </table:table-cell>
          <table:table-cell office:value-type="float" office:value="115" table:style-name="ce596">
            <text:p>115</text:p>
          </table:table-cell>
          <table:table-cell office:value-type="float" office:value="147" table:style-name="ce596">
            <text:p>147</text:p>
          </table:table-cell>
          <table:table-cell office:value-type="float" office:value="158" table:style-name="ce596">
            <text:p>158</text:p>
          </table:table-cell>
          <table:table-cell office:value-type="float" office:value="152" table:style-name="ce596">
            <text:p>152</text:p>
          </table:table-cell>
          <table:table-cell office:value-type="float" office:value="167" table:style-name="ce596">
            <text:p>167</text:p>
          </table:table-cell>
          <table:table-cell office:value-type="float" office:value="101" table:style-name="ce596">
            <text:p>101</text:p>
          </table:table-cell>
          <table:table-cell office:value-type="float" office:value="130" table:style-name="ce596">
            <text:p>130</text:p>
          </table:table-cell>
          <table:table-cell office:value-type="float" office:value="212" table:style-name="ce353">
            <text:p>212</text:p>
          </table:table-cell>
          <table:table-cell office:value-type="float" office:value="0" table:formula="of:=-[Economics.D41]/[Economics.I41]" table:style-name="ce212">
            <text:p><text:s/>#NAME?<text:s/></text:p>
          </table:table-cell>
          <table:table-cell table:number-columns-repeated="16357" table:style-name="ce162"/>
        </table:table-row>
        <table:table-row table:style-name="ro11">
          <table:table-cell office:value-type="string" table:style-name="ce592">
            <text:p>COPPER</text:p>
          </table:table-cell>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6"/>
          <table:table-cell office:value-type="float" office:value="0" table:style-name="ce598"/>
          <table:table-cell office:value-type="float" office:value="68" table:style-name="ce353">
            <text:p>68</text:p>
          </table:table-cell>
          <table:table-cell office:value-type="float" office:value="0" table:formula="of:=-[Economics.D42]/[Economics.I42]" table:style-name="ce212">
            <text:p><text:s/>#NAME?<text:s/></text:p>
          </table:table-cell>
          <table:table-cell table:number-columns-repeated="16357" table:style-name="ce162"/>
        </table:table-row>
        <table:table-row table:style-name="ro11">
          <table:table-cell office:value-type="string" table:style-name="ce591">
            <text:p>RIO GRANDE 6 <text:s text:c="3"/>(20-48)</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48" table:style-name="ce351">
            <text:p>48</text:p>
          </table:table-cell>
          <table:table-cell office:value-type="float" office:value="0" table:formula="of:=-[Economics.D43]/[Economics.I43]" table:style-name="ce211">
            <text:p><text:s/>#NAME?<text:s/></text:p>
          </table:table-cell>
          <table:table-cell table:number-columns-repeated="16357" table:style-name="ce162"/>
        </table:table-row>
        <table:table-row table:style-name="ro11">
          <table:table-cell office:value-type="string" table:style-name="ce591">
            <text:p>RIO GRANDE 7 <text:s text:c="3"/>(14-44)</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44" table:style-name="ce351">
            <text:p>44</text:p>
          </table:table-cell>
          <table:table-cell office:value-type="float" office:value="0" table:formula="of:=-[Economics.D44]/[Economics.I44]" table:style-name="ce211">
            <text:p><text:s/>#NAME?<text:s/></text:p>
          </table:table-cell>
          <table:table-cell table:number-columns-repeated="16357" table:style-name="ce162"/>
        </table:table-row>
        <table:table-row table:style-name="ro11">
          <table:table-cell office:value-type="string" table:style-name="ce591">
            <text:p>RIO GRANDE 8 <text:s text:c="3"/>(65-130)</text:p>
          </table:table-cell>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3"/>
          <table:table-cell office:value-type="float" office:value="0" table:style-name="ce595"/>
          <table:table-cell office:value-type="float" office:value="130" table:style-name="ce354">
            <text:p>130</text:p>
          </table:table-cell>
          <table:table-cell office:value-type="float" office:value="0" table:formula="of:=-[Economics.D45]/[Economics.I45]" table:style-name="ce213">
            <text:p><text:s/>#NAME?<text:s/></text:p>
          </table:table-cell>
          <table:table-cell table:number-columns-repeated="16357" table:style-name="ce162"/>
        </table:table-row>
        <table:table-row table:style-name="ro11">
          <table:table-cell office:value-type="string" table:style-name="ce591">
            <text:p>PV UNIT 1</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5">
            <text:p>201</text:p>
          </table:table-cell>
          <table:table-cell office:value-type="float" office:value="198" table:style-name="ce351">
            <text:p>198</text:p>
          </table:table-cell>
          <table:table-cell table:style-name="ce209"/>
          <table:table-cell table:number-columns-repeated="16357" table:style-name="ce162"/>
        </table:table-row>
        <table:table-row table:style-name="ro11">
          <table:table-cell office:value-type="string" table:style-name="ce591">
            <text:p>PV UNIT 2</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198" table:style-name="ce351">
            <text:p>198</text:p>
          </table:table-cell>
          <table:table-cell table:style-name="ce209"/>
          <table:table-cell table:number-columns-repeated="16357" table:style-name="ce162"/>
        </table:table-row>
        <table:table-row table:style-name="ro11">
          <table:table-cell office:value-type="string" table:style-name="ce591">
            <text:p>PV UNIT 3</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2" table:style-name="ce593">
            <text:p>202</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201" table:style-name="ce593">
            <text:p>201</text:p>
          </table:table-cell>
          <table:table-cell office:value-type="float" office:value="198" table:style-name="ce351">
            <text:p>198</text:p>
          </table:table-cell>
          <table:table-cell table:style-name="ce209"/>
          <table:table-cell table:number-columns-repeated="16357" table:style-name="ce162"/>
        </table:table-row>
        <table:table-row table:style-name="ro13">
          <table:table-cell office:value-type="string" table:style-name="ce591">
            <text:p>4 CORNERS UNIT 4</text:p>
          </table:table-cell>
          <table:table-cell office:value-type="float" office:value="52" table:style-name="ce593">
            <text:p>52</text:p>
          </table:table-cell>
          <table:table-cell office:value-type="float" office:value="52" table:style-name="ce593">
            <text:p>52</text:p>
          </table:table-cell>
          <table:table-cell office:value-type="float" office:value="51" table:style-name="ce593">
            <text:p>51</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2" table:style-name="ce593">
            <text:p>2</text:p>
          </table:table-cell>
          <table:table-cell office:value-type="float" office:value="52" table:style-name="ce593">
            <text:p>52</text:p>
          </table:table-cell>
          <table:table-cell office:value-type="float" office:value="53" table:style-name="ce593">
            <text:p>53</text:p>
          </table:table-cell>
          <table:table-cell office:value-type="float" office:value="53" table:style-name="ce593">
            <text:p>53</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593">
            <text:p>52</text:p>
          </table:table-cell>
          <table:table-cell office:value-type="float" office:value="52" table:style-name="ce351">
            <text:p>52</text:p>
          </table:table-cell>
          <table:table-cell table:style-name="ce209"/>
          <table:table-cell table:number-columns-repeated="16357" table:style-name="ce162"/>
        </table:table-row>
        <table:table-row table:style-name="ro11">
          <table:table-cell office:value-type="string" table:style-name="ce635">
            <text:p>4 CORNERS UNIT 5</text:p>
          </table:table-cell>
          <table:table-cell table:number-columns-repeated="11" table:style-name="ce636"/>
          <table:table-cell office:value-type="float" office:value="0" table:style-name="ce636"/>
          <table:table-cell table:number-columns-repeated="11" table:style-name="ce636"/>
          <table:table-cell table:style-name="ce637"/>
          <table:table-cell office:value-type="float" office:value="52" table:style-name="ce351">
            <text:p>52</text:p>
          </table:table-cell>
          <table:table-cell table:style-name="ce209"/>
          <table:table-cell table:number-columns-repeated="16357" table:style-name="ce162"/>
        </table:table-row>
        <table:table-row table:style-name="ro2">
          <table:table-cell office:value-type="string" table:style-name="ce696">
            <text:p>Position</text:p>
          </table:table-cell>
          <table:table-cell office:value-type="float" office:value="34" table:formula="of:=[.B59]-[.B38]" table:style-name="ce697">
            <office:annotation draw:style-name="a0" svg:x="1.91666666666667in" svg:y="6.52430555555556in" svg:width="2.78819444444444in" svg:height="0.923611111111111in">
              <dc:creator>cdean2</dc:creator>
              <text:p><text:span text:style-name="T8">cdean2: I notified dispatch twice of the 25mw going to SRP. <text:s/>They did not see a preschedule, but also did not take the schedule out.</text:span><text:span text:style-name="T5"/></text:p>
              <text:p/>
            </office:annotation>
            <text:p>34</text:p>
          </table:table-cell>
          <table:table-cell office:value-type="float" office:value="1" table:formula="of:=[.C59]-[.C38]" table:style-name="ce697">
            <text:p>1</text:p>
          </table:table-cell>
          <table:table-cell office:value-type="float" office:value="4" table:formula="of:=[.D59]-[.D38]" table:style-name="ce697">
            <text:p>4</text:p>
          </table:table-cell>
          <table:table-cell office:value-type="float" office:value="6" table:formula="of:=[.E59]-[.E38]" table:style-name="ce697">
            <text:p>6</text:p>
          </table:table-cell>
          <table:table-cell office:value-type="float" office:value="10" table:formula="of:=[.F59]-[.F38]" table:style-name="ce697">
            <text:p>10</text:p>
          </table:table-cell>
          <table:table-cell office:value-type="float" office:value="-1" table:formula="of:=[.G59]-[.G38]" table:style-name="ce697">
            <text:p>-1</text:p>
          </table:table-cell>
          <table:table-cell office:value-type="float" office:value="21" table:formula="of:=[.H59]-[.H38]" table:style-name="ce697">
            <text:p>21</text:p>
          </table:table-cell>
          <table:table-cell office:value-type="float" office:value="9" table:formula="of:=[.I59]-[.I38]" table:style-name="ce697">
            <text:p>9</text:p>
          </table:table-cell>
          <table:table-cell office:value-type="float" office:value="5" table:formula="of:=[.J59]-[.J38]" table:style-name="ce697">
            <text:p>5</text:p>
          </table:table-cell>
          <table:table-cell office:value-type="float" office:value="1" table:formula="of:=[.K59]-[.K38]" table:style-name="ce697">
            <text:p>1</text:p>
          </table:table-cell>
          <table:table-cell office:value-type="float" office:value="-1" table:formula="of:=[.L59]-[.L38]" table:style-name="ce697">
            <text:p>-1</text:p>
          </table:table-cell>
          <table:table-cell office:value-type="float" office:value="2" table:formula="of:=[.M59]-[.M38]" table:style-name="ce697">
            <text:p>2</text:p>
          </table:table-cell>
          <table:table-cell office:value-type="float" office:value="-2" table:formula="of:=[.N59]-[.N38]" table:style-name="ce697">
            <text:p>-2</text:p>
          </table:table-cell>
          <table:table-cell office:value-type="float" office:value="0" table:formula="of:=[.O59]-[.O38]" table:style-name="ce697"/>
          <table:table-cell office:value-type="float" office:value="-6" table:formula="of:=[.P59]-[.P38]" table:style-name="ce697">
            <text:p>-6</text:p>
          </table:table-cell>
          <table:table-cell office:value-type="float" office:value="1" table:formula="of:=[.Q59]-[.Q38]" table:style-name="ce697">
            <text:p>1</text:p>
          </table:table-cell>
          <table:table-cell office:value-type="float" office:value="0" table:formula="of:=[.R59]-[.R38]" table:style-name="ce697"/>
          <table:table-cell office:value-type="float" office:value="-7" table:formula="of:=[.S59]-[.S38]" table:style-name="ce697">
            <text:p>-7</text:p>
          </table:table-cell>
          <table:table-cell office:value-type="float" office:value="3" table:formula="of:=[.T59]-[.T38]" table:style-name="ce697">
            <text:p>3</text:p>
          </table:table-cell>
          <table:table-cell office:value-type="float" office:value="-2" table:formula="of:=[.U59]-[.U38]" table:style-name="ce697">
            <text:p>-2</text:p>
          </table:table-cell>
          <table:table-cell office:value-type="float" office:value="-5" table:formula="of:=[.V59]-[.V38]" table:style-name="ce697">
            <text:p>-5</text:p>
          </table:table-cell>
          <table:table-cell office:value-type="float" office:value="-4" table:formula="of:=[.W59]-[.W38]" table:style-name="ce697">
            <text:p>-4</text:p>
          </table:table-cell>
          <table:table-cell office:value-type="float" office:value="7" table:formula="of:=[.X59]-[.X38]" table:style-name="ce697">
            <text:p>7</text:p>
          </table:table-cell>
          <table:table-cell office:value-type="float" office:value="-1" table:formula="of:=[.Y59]-[.Y38]" table:style-name="ce698">
            <text:p>-1</text:p>
          </table:table-cell>
          <table:table-cell office:value-type="float" office:value="2416" table:formula="of:=SUM([.Z41:.Z55])+[.Z41]+[.Z42]+[.Z43]+[.Z48]+[.Z49]+[.Z50]+[.Z51]+[.Z52]" table:style-name="ce352">
            <text:p>2416</text:p>
          </table:table-cell>
          <table:table-cell office:value-type="float" office:value="0" table:formula="of:=SUM([.AA41:.AA55])" table:style-name="ce210">
            <text:p><text:s/>#NAME?<text:s/></text:p>
          </table:table-cell>
          <table:table-cell table:number-columns-repeated="16357" table:style-name="ce162"/>
        </table:table-row>
        <table:table-row table:style-name="ro6">
          <table:table-cell office:value-type="float" office:value="0" table:style-name="ce549">
            <text:p>0</text:p>
          </table:table-cell>
          <table:table-cell office:value-type="float" office:value="797" table:formula="of:=SUM([.B41:.B57])-SUM([.B7:.B20])" table:style-name="ce550">
            <text:p>797</text:p>
          </table:table-cell>
          <table:table-cell office:value-type="float" office:value="892" table:formula="of:=SUM([.C41:.C57])-SUM([.C7:.C20])" table:style-name="ce550">
            <text:p>892</text:p>
          </table:table-cell>
          <table:table-cell office:value-type="float" office:value="869" table:formula="of:=SUM([.D41:.D57])-SUM([.D7:.D20])" table:style-name="ce550">
            <text:p>869</text:p>
          </table:table-cell>
          <table:table-cell office:value-type="float" office:value="889" table:formula="of:=SUM([.E41:.E57])-SUM([.E7:.E20])" table:style-name="ce550">
            <text:p>889</text:p>
          </table:table-cell>
          <table:table-cell office:value-type="float" office:value="905" table:formula="of:=SUM([.F41:.F57])-SUM([.F7:.F20])" table:style-name="ce550">
            <text:p>905</text:p>
          </table:table-cell>
          <table:table-cell office:value-type="float" office:value="933" table:formula="of:=SUM([.G41:.G57])-SUM([.G7:.G20])" table:style-name="ce550">
            <text:p>933</text:p>
          </table:table-cell>
          <table:table-cell office:value-type="float" office:value="1093" table:formula="of:=SUM([.H41:.H57])-SUM([.H7:.H20])" table:style-name="ce550">
            <text:p>1093</text:p>
          </table:table-cell>
          <table:table-cell office:value-type="float" office:value="1106" table:formula="of:=SUM([.I41:.I57])-SUM([.I7:.I20])" table:style-name="ce550">
            <text:p>1106</text:p>
          </table:table-cell>
          <table:table-cell office:value-type="float" office:value="1097" table:formula="of:=SUM([.J41:.J57])-SUM([.J7:.J20])" table:style-name="ce550">
            <text:p>1097</text:p>
          </table:table-cell>
          <table:table-cell office:value-type="float" office:value="1098" table:formula="of:=SUM([.K41:.K57])-SUM([.K7:.K20])" table:style-name="ce550">
            <text:p>1098</text:p>
          </table:table-cell>
          <table:table-cell office:value-type="float" office:value="1091" table:formula="of:=SUM([.L41:.L57])-SUM([.L7:.L20])" table:style-name="ce550">
            <text:p>1091</text:p>
          </table:table-cell>
          <table:table-cell office:value-type="float" office:value="1087" table:formula="of:=SUM([.M41:.M57])-SUM([.M7:.M20])" table:style-name="ce550">
            <text:p>1087</text:p>
          </table:table-cell>
          <table:table-cell office:value-type="float" office:value="1067" table:formula="of:=SUM([.N41:.N57])-SUM([.N7:.N20])" table:style-name="ce550">
            <text:p>1067</text:p>
          </table:table-cell>
          <table:table-cell office:value-type="float" office:value="1043" table:formula="of:=SUM([.O41:.O57])-SUM([.O7:.O20])" table:style-name="ce550">
            <text:p>1043</text:p>
          </table:table-cell>
          <table:table-cell office:value-type="float" office:value="1034" table:formula="of:=SUM([.P41:.P57])-SUM([.P7:.P20])" table:style-name="ce550">
            <text:p>1034</text:p>
          </table:table-cell>
          <table:table-cell office:value-type="float" office:value="1004" table:formula="of:=SUM([.Q41:.Q57])-SUM([.Q7:.Q20])" table:style-name="ce550">
            <text:p>1004</text:p>
          </table:table-cell>
          <table:table-cell office:value-type="float" office:value="988" table:formula="of:=SUM([.R41:.R57])-SUM([.R7:.R20])" table:style-name="ce550">
            <text:p>988</text:p>
          </table:table-cell>
          <table:table-cell office:value-type="float" office:value="1030" table:formula="of:=SUM([.S41:.S57])-SUM([.S7:.S20])" table:style-name="ce550">
            <text:p>1030</text:p>
          </table:table-cell>
          <table:table-cell office:value-type="float" office:value="1109" table:formula="of:=SUM([.T41:.T57])-SUM([.T7:.T20])" table:style-name="ce550">
            <text:p>1109</text:p>
          </table:table-cell>
          <table:table-cell office:value-type="float" office:value="1095" table:formula="of:=SUM([.U41:.U57])-SUM([.U7:.U20])" table:style-name="ce550">
            <text:p>1095</text:p>
          </table:table-cell>
          <table:table-cell office:value-type="float" office:value="1089" table:formula="of:=SUM([.V41:.V57])-SUM([.V7:.V20])" table:style-name="ce550">
            <text:p>1089</text:p>
          </table:table-cell>
          <table:table-cell office:value-type="float" office:value="1050" table:formula="of:=SUM([.W41:.W57])-SUM([.W7:.W20])" table:style-name="ce550">
            <text:p>1050</text:p>
          </table:table-cell>
          <table:table-cell office:value-type="float" office:value="984" table:formula="of:=SUM([.X41:.X57])-SUM([.X7:.X20])" table:style-name="ce550">
            <text:p>984</text:p>
          </table:table-cell>
          <table:table-cell office:value-type="float" office:value="958" table:formula="of:=SUM([.Y41:.Y57])-SUM([.Y7:.Y20])" table:style-name="ce550">
            <text:p>958</text:p>
          </table:table-cell>
          <table:table-cell office:value-type="float" office:value="0" table:formula="of:=SUM([Economics.D28:.D45])" table:style-name="ce214">
            <text:p>#NAME?</text:p>
          </table:table-cell>
          <table:table-cell office:value-type="float" office:value="0" table:formula="of:=[Economics.D47]" table:style-name="ce215">
            <text:p><text:s/>#N/A<text:s/></text:p>
          </table:table-cell>
          <table:table-cell table:number-columns-repeated="16357" table:style-name="ce162"/>
        </table:table-row>
        <table:table-row table:style-name="ro14">
          <table:table-cell office:value-type="string" table:style-name="ce195">
            <text:p>Imports</text:p>
          </table:table-cell>
          <table:table-cell table:number-columns-repeated="23" table:style-name="ce168"/>
          <table:table-cell table:style-name="ce169"/>
          <table:table-cell table:style-name="ce216"/>
          <table:table-cell table:style-name="ce217"/>
          <table:table-cell table:number-columns-repeated="16357" table:style-name="ce162"/>
        </table:table-row>
        <table:table-row table:style-name="ro10">
          <table:table-cell office:value-type="string" table:style-name="ce194">
            <text:p>Artesia 134</text:p>
          </table:table-cell>
          <table:table-cell office:value-type="float" office:value="0" table:formula="of:=IF(-SUM([.B18:.B20];[.B35:.B37])&gt;134;&quot;err&quot;;-SUM([.B18:.B20];))" table:style-name="ce170"/>
          <table:table-cell office:value-type="float" office:value="100" table:formula="of:=IF(-SUM([.C18:.C20];[.C35:.C37])&gt;134;&quot;err&quot;;-SUM([.C18:.C20];))" table:style-name="ce170">
            <text:p>100</text:p>
          </table:table-cell>
          <table:table-cell office:value-type="float" office:value="100" table:formula="of:=IF(-SUM([.D18:.D20];[.D35:.D37])&gt;134;&quot;err&quot;;-SUM([.D18:.D20];))" table:style-name="ce170">
            <text:p>100</text:p>
          </table:table-cell>
          <table:table-cell office:value-type="float" office:value="100" table:formula="of:=IF(-SUM([.E18:.E20];[.E35:.E37])&gt;134;&quot;err&quot;;-SUM([.E18:.E20];))" table:style-name="ce170">
            <text:p>100</text:p>
          </table:table-cell>
          <table:table-cell office:value-type="float" office:value="100" table:formula="of:=IF(-SUM([.F18:.F20];[.F35:.F37])&gt;134;&quot;err&quot;;-SUM([.F18:.F20];))" table:style-name="ce170">
            <text:p>100</text:p>
          </table:table-cell>
          <table:table-cell office:value-type="float" office:value="100" table:formula="of:=IF(-SUM([.G18:.G20];[.G35:.G37])&gt;134;&quot;err&quot;;-SUM([.G18:.G20];))" table:style-name="ce170">
            <text:p>100</text:p>
          </table:table-cell>
          <table:table-cell office:value-type="float" office:value="130" table:formula="of:=IF(-SUM([.H18:.H20];[.H35:.H37])&gt;134;&quot;err&quot;;-SUM([.H18:.H20];))" table:style-name="ce170">
            <text:p>130</text:p>
          </table:table-cell>
          <table:table-cell office:value-type="float" office:value="80" table:formula="of:=IF(-SUM([.I18:.I20];[.I35:.I37])&gt;134;&quot;err&quot;;-SUM([.I18:.I20];))" table:style-name="ce170">
            <text:p>80</text:p>
          </table:table-cell>
          <table:table-cell office:value-type="float" office:value="80" table:formula="of:=IF(-SUM([.J18:.J20];[.J35:.J37])&gt;134;&quot;err&quot;;-SUM([.J18:.J20];))" table:style-name="ce170">
            <text:p>80</text:p>
          </table:table-cell>
          <table:table-cell office:value-type="float" office:value="80" table:formula="of:=IF(-SUM([.K18:.K20];[.K35:.K37])&gt;134;&quot;err&quot;;-SUM([.K18:.K20];))" table:style-name="ce170">
            <text:p>80</text:p>
          </table:table-cell>
          <table:table-cell office:value-type="float" office:value="80" table:formula="of:=IF(-SUM([.L18:.L20];[.L35:.L37])&gt;134;&quot;err&quot;;-SUM([.L18:.L20];))" table:style-name="ce170">
            <text:p>80</text:p>
          </table:table-cell>
          <table:table-cell office:value-type="float" office:value="80" table:formula="of:=IF(-SUM([.M18:.M20];[.M35:.M37])&gt;134;&quot;err&quot;;-SUM([.M18:.M20];))" table:style-name="ce170">
            <text:p>80</text:p>
          </table:table-cell>
          <table:table-cell office:value-type="float" office:value="80" table:formula="of:=IF(-SUM([.N18:.N20];[.N35:.N37])&gt;134;&quot;err&quot;;-SUM([.N18:.N20];))" table:style-name="ce170">
            <text:p>80</text:p>
          </table:table-cell>
          <table:table-cell office:value-type="float" office:value="80" table:formula="of:=IF(-SUM([.O18:.O20];[.O35:.O37])&gt;134;&quot;err&quot;;-SUM([.O18:.O20];))" table:style-name="ce170">
            <text:p>80</text:p>
          </table:table-cell>
          <table:table-cell office:value-type="float" office:value="80" table:formula="of:=IF(-SUM([.P18:.P20];[.P35:.P37])&gt;134;&quot;err&quot;;-SUM([.P18:.P20];))" table:style-name="ce170">
            <text:p>80</text:p>
          </table:table-cell>
          <table:table-cell office:value-type="float" office:value="80" table:formula="of:=IF(-SUM([.Q18:.Q20];[.Q35:.Q37])&gt;134;&quot;err&quot;;-SUM([.Q18:.Q20];))" table:style-name="ce170">
            <text:p>80</text:p>
          </table:table-cell>
          <table:table-cell office:value-type="float" office:value="80" table:formula="of:=IF(-SUM([.R18:.R20];[.R35:.R37])&gt;134;&quot;err&quot;;-SUM([.R18:.R20];))" table:style-name="ce170">
            <text:p>80</text:p>
          </table:table-cell>
          <table:table-cell office:value-type="float" office:value="133" table:formula="of:=IF(-SUM([.S18:.S20];[.S35:.S37])&gt;134;&quot;err&quot;;-SUM([.S18:.S20];))" table:style-name="ce170">
            <text:p>133</text:p>
          </table:table-cell>
          <table:table-cell office:value-type="float" office:value="133" table:formula="of:=IF(-SUM([.T18:.T20];[.T35:.T37])&gt;134;&quot;err&quot;;-SUM([.T18:.T20];))" table:style-name="ce170">
            <text:p>133</text:p>
          </table:table-cell>
          <table:table-cell office:value-type="float" office:value="133" table:formula="of:=IF(-SUM([.U18:.U20];[.U35:.U37])&gt;134;&quot;err&quot;;-SUM([.U18:.U20];))" table:style-name="ce170">
            <text:p>133</text:p>
          </table:table-cell>
          <table:table-cell office:value-type="float" office:value="133" table:formula="of:=IF(-SUM([.V18:.V20];[.V35:.V37])&gt;134;&quot;err&quot;;-SUM([.V18:.V20];))" table:style-name="ce170">
            <text:p>133</text:p>
          </table:table-cell>
          <table:table-cell office:value-type="float" office:value="80" table:formula="of:=IF(-SUM([.W18:.W20];[.W35:.W37])&gt;134;&quot;err&quot;;-SUM([.W18:.W20];))" table:style-name="ce170">
            <text:p>80</text:p>
          </table:table-cell>
          <table:table-cell office:value-type="float" office:value="80" table:formula="of:=IF(-SUM([.X18:.X20];[.X35:.X37])&gt;134;&quot;err&quot;;-SUM([.X18:.X20];))" table:style-name="ce170">
            <text:p>80</text:p>
          </table:table-cell>
          <table:table-cell office:value-type="float" office:value="100" table:formula="of:=IF(-SUM([.Y18:.Y20];[.Y35:.Y37])&gt;134;&quot;err&quot;;-SUM([.Y18:.Y20];))" table:style-name="ce170">
            <text:p>100</text:p>
          </table:table-cell>
          <table:table-cell office:value-type="string" table:style-name="ce218">
            <text:p>Total Costs:</text:p>
          </table:table-cell>
          <table:table-cell office:value-type="float" office:value="0" table:formula="of:=[.AA59]" table:style-name="ce219">
            <text:p><text:s/>#N/A<text:s/></text:p>
          </table:table-cell>
          <table:table-cell table:number-columns-repeated="16357" table:style-name="ce162"/>
        </table:table-row>
        <table:table-row table:style-name="ro15">
          <table:table-cell office:value-type="string" table:style-name="ce194">
            <text:p>Palo Verde 510</text:p>
          </table:table-cell>
          <table:table-cell office:value-type="float" office:value="544" table:formula="of:=-SUM([.B11:.B14];[.B29:.B32];[.B22]) + SUM([.B53:.B55])" table:style-name="ce170">
            <text:p>544</text:p>
          </table:table-cell>
          <table:table-cell office:value-type="float" office:value="419" table:formula="of:=-SUM([.C11:.C14];[.C29:.C32];[.C22]) + SUM([.C53:.C55])" table:style-name="ce170">
            <text:p>419</text:p>
          </table:table-cell>
          <table:table-cell office:value-type="float" office:value="431" table:formula="of:=-SUM([.D11:.D14];[.D29:.D32];[.D22]) + SUM([.D53:.D55])" table:style-name="ce170">
            <text:p>431</text:p>
          </table:table-cell>
          <table:table-cell office:value-type="float" office:value="428" table:formula="of:=-SUM([.E11:.E14];[.E29:.E32];[.E22]) + SUM([.E53:.E55])" table:style-name="ce170">
            <text:p>428</text:p>
          </table:table-cell>
          <table:table-cell office:value-type="float" office:value="428" table:formula="of:=-SUM([.F11:.F14];[.F29:.F32];[.F22]) + SUM([.F53:.F55])" table:style-name="ce170">
            <text:p>428</text:p>
          </table:table-cell>
          <table:table-cell office:value-type="float" office:value="428" table:formula="of:=-SUM([.G11:.G14];[.G29:.G32];[.G22]) + SUM([.G53:.G55])" table:style-name="ce170">
            <text:p>428</text:p>
          </table:table-cell>
          <table:table-cell office:value-type="float" office:value="422" table:formula="of:=-SUM([.H11:.H14];[.H29:.H32];[.H22]) + SUM([.H53:.H55])" table:style-name="ce170">
            <text:p>422</text:p>
          </table:table-cell>
          <table:table-cell office:value-type="float" office:value="520" table:formula="of:=-SUM([.I11:.I14];[.I29:.I32];[.I22]) + SUM([.I53:.I55])" table:style-name="ce170">
            <text:p>520</text:p>
          </table:table-cell>
          <table:table-cell office:value-type="float" office:value="523" table:formula="of:=-SUM([.J11:.J14];[.J29:.J32];[.J22]) + SUM([.J53:.J55])" table:style-name="ce170">
            <text:p>523</text:p>
          </table:table-cell>
          <table:table-cell office:value-type="float" office:value="520" table:formula="of:=-SUM([.K11:.K14];[.K29:.K32];[.K22]) + SUM([.K53:.K55])" table:style-name="ce170">
            <text:p>520</text:p>
          </table:table-cell>
          <table:table-cell office:value-type="float" office:value="520" table:formula="of:=-SUM([.L11:.L14];[.L29:.L32];[.L22]) + SUM([.L53:.L55])" table:style-name="ce170">
            <text:p>520</text:p>
          </table:table-cell>
          <table:table-cell office:value-type="float" office:value="520" table:formula="of:=-SUM([.M11:.M14];[.M29:.M32];[.M22]) + SUM([.M53:.M55])" table:style-name="ce170">
            <text:p>520</text:p>
          </table:table-cell>
          <table:table-cell office:value-type="float" office:value="520" table:formula="of:=-SUM([.N11:.N14];[.N29:.N32];[.N22]) + SUM([.N53:.N55])" table:style-name="ce170">
            <text:p>520</text:p>
          </table:table-cell>
          <table:table-cell office:value-type="float" office:value="520" table:formula="of:=-SUM([.O11:.O14];[.O29:.O32];[.O22]) + SUM([.O53:.O55])" table:style-name="ce170">
            <text:p>520</text:p>
          </table:table-cell>
          <table:table-cell office:value-type="float" office:value="520" table:formula="of:=-SUM([.P11:.P14];[.P29:.P32];[.P22]) + SUM([.P53:.P55])" table:style-name="ce170">
            <text:p>520</text:p>
          </table:table-cell>
          <table:table-cell office:value-type="float" office:value="520" table:formula="of:=-SUM([.Q11:.Q14];[.Q29:.Q32];[.Q22]) + SUM([.Q53:.Q55])" table:style-name="ce170">
            <text:p>520</text:p>
          </table:table-cell>
          <table:table-cell office:value-type="float" office:value="528" table:formula="of:=-SUM([.R11:.R14];[.R29:.R32];[.R22]) + SUM([.R53:.R55])" table:style-name="ce170">
            <text:p>528</text:p>
          </table:table-cell>
          <table:table-cell office:value-type="float" office:value="529" table:formula="of:=-SUM([.S11:.S14];[.S29:.S32];[.S22]) + SUM([.S53:.S55])" table:style-name="ce170">
            <text:p>529</text:p>
          </table:table-cell>
          <table:table-cell office:value-type="float" office:value="520" table:formula="of:=-SUM([.T11:.T14];[.T29:.T32];[.T22]) + SUM([.T53:.T55])" table:style-name="ce170">
            <text:p>520</text:p>
          </table:table-cell>
          <table:table-cell office:value-type="float" office:value="520" table:formula="of:=-SUM([.U11:.U14];[.U29:.U32];[.U22]) + SUM([.U53:.U55])" table:style-name="ce170">
            <text:p>520</text:p>
          </table:table-cell>
          <table:table-cell office:value-type="float" office:value="520" table:formula="of:=-SUM([.V11:.V14];[.V29:.V32];[.V22]) + SUM([.V53:.V55])" table:style-name="ce170">
            <text:p>520</text:p>
          </table:table-cell>
          <table:table-cell office:value-type="float" office:value="528" table:formula="of:=-SUM([.W11:.W14];[.W29:.W32];[.W22]) + SUM([.W53:.W55])" table:style-name="ce170">
            <text:p>528</text:p>
          </table:table-cell>
          <table:table-cell office:value-type="float" office:value="528" table:formula="of:=-SUM([.X11:.X14];[.X29:.X32];[.X22]) + SUM([.X53:.X55])" table:style-name="ce170">
            <text:p>528</text:p>
          </table:table-cell>
          <table:table-cell office:value-type="float" office:value="419" table:formula="of:=-SUM([.Y11:.Y14];[.Y29:.Y32];[.Y22]) + SUM([.Y53:.Y55])" table:style-name="ce171">
            <text:p>419</text:p>
          </table:table-cell>
          <table:table-cell table:style-name="ce192"/>
          <table:table-cell table:style-name="ce163"/>
          <table:table-cell table:number-columns-repeated="16357" table:style-name="ce162"/>
        </table:table-row>
        <table:table-row table:style-name="ro6">
          <table:table-cell office:value-type="string" table:style-name="ce194">
            <text:p>Four Corners 124</text:p>
          </table:table-cell>
          <table:table-cell office:value-type="float" office:value="27" table:formula="of:=-SUM([.B8:.B10];[.B25:.B28]) + SUM([.B56:.B57])" table:style-name="ce170">
            <text:p>27</text:p>
          </table:table-cell>
          <table:table-cell office:value-type="float" office:value="27" table:formula="of:=-SUM([.C8:.C10];[.C25:.C28]) + SUM([.C56:.C57])" table:style-name="ce170">
            <text:p>27</text:p>
          </table:table-cell>
          <table:table-cell office:value-type="float" office:value="26" table:formula="of:=-SUM([.D8:.D10];[.D25:.D28]) + SUM([.D56:.D57])" table:style-name="ce170">
            <text:p>26</text:p>
          </table:table-cell>
          <table:table-cell office:value-type="float" office:value="27" table:formula="of:=-SUM([.E8:.E10];[.E25:.E28]) + SUM([.E56:.E57])" table:style-name="ce170">
            <text:p>27</text:p>
          </table:table-cell>
          <table:table-cell office:value-type="float" office:value="27" table:formula="of:=-SUM([.F8:.F10];[.F25:.F28]) + SUM([.F56:.F57])" table:style-name="ce170">
            <text:p>27</text:p>
          </table:table-cell>
          <table:table-cell office:value-type="float" office:value="27" table:formula="of:=-SUM([.G8:.G10];[.G25:.G28]) + SUM([.G56:.G57])" table:style-name="ce170">
            <text:p>27</text:p>
          </table:table-cell>
          <table:table-cell office:value-type="float" office:value="27" table:formula="of:=-SUM([.H8:.H10];[.H25:.H28]) + SUM([.H56:.H57])" table:style-name="ce170">
            <text:p>27</text:p>
          </table:table-cell>
          <table:table-cell office:value-type="float" office:value="22" table:formula="of:=-SUM([.I8:.I10];[.I25:.I28]) + SUM([.I56:.I57])" table:style-name="ce170">
            <text:p>22</text:p>
          </table:table-cell>
          <table:table-cell office:value-type="float" office:value="22" table:formula="of:=-SUM([.J8:.J10];[.J25:.J28]) + SUM([.J56:.J57])" table:style-name="ce170">
            <text:p>22</text:p>
          </table:table-cell>
          <table:table-cell office:value-type="float" office:value="22" table:formula="of:=-SUM([.K8:.K10];[.K25:.K28]) + SUM([.K56:.K57])" table:style-name="ce170">
            <text:p>22</text:p>
          </table:table-cell>
          <table:table-cell office:value-type="float" office:value="22" table:formula="of:=-SUM([.L8:.L10];[.L25:.L28]) + SUM([.L56:.L57])" table:style-name="ce170">
            <text:p>22</text:p>
          </table:table-cell>
          <table:table-cell office:value-type="float" office:value="-30" table:formula="of:=-SUM([.M8:.M10];[.M25:.M28]) + SUM([.M57:.M57])" table:style-name="ce170">
            <text:p>-30</text:p>
          </table:table-cell>
          <table:table-cell office:value-type="float" office:value="22" table:formula="of:=-SUM([.N8:.N10];[.N25:.N28]) + SUM([.N56:.N57])" table:style-name="ce170">
            <text:p>22</text:p>
          </table:table-cell>
          <table:table-cell office:value-type="float" office:value="22" table:formula="of:=-SUM([.O8:.O10];[.O25:.O28]) + SUM([.O56:.O57])" table:style-name="ce170">
            <text:p>22</text:p>
          </table:table-cell>
          <table:table-cell office:value-type="float" office:value="22" table:formula="of:=-SUM([.P8:.P10];[.P25:.P28]) + SUM([.P56:.P57])" table:style-name="ce170">
            <text:p>22</text:p>
          </table:table-cell>
          <table:table-cell office:value-type="float" office:value="22" table:formula="of:=-SUM([.Q8:.Q10];[.Q25:.Q28]) + SUM([.Q56:.Q57])" table:style-name="ce170">
            <text:p>22</text:p>
          </table:table-cell>
          <table:table-cell office:value-type="float" office:value="22" table:formula="of:=-SUM([.R8:.R10];[.R25:.R28]) + SUM([.R56:.R57])" table:style-name="ce170">
            <text:p>22</text:p>
          </table:table-cell>
          <table:table-cell office:value-type="float" office:value="-28" table:formula="of:=-SUM([.S8:.S10];[.S25:.S28]) + SUM([.S56:.S57])" table:style-name="ce170">
            <text:p>-28</text:p>
          </table:table-cell>
          <table:table-cell office:value-type="float" office:value="22" table:formula="of:=-SUM([.T8:.T10];[.T25:.T28]) + SUM([.T56:.T57])" table:style-name="ce170">
            <text:p>22</text:p>
          </table:table-cell>
          <table:table-cell office:value-type="float" office:value="23" table:formula="of:=-SUM([.U8:.U10];[.U25:.U28]) + SUM([.U56:.U57])" table:style-name="ce170">
            <text:p>23</text:p>
          </table:table-cell>
          <table:table-cell office:value-type="float" office:value="23" table:formula="of:=-SUM([.V8:.V10];[.V25:.V28]) + SUM([.V56:.V57])" table:style-name="ce170">
            <text:p>23</text:p>
          </table:table-cell>
          <table:table-cell office:value-type="float" office:value="22" table:formula="of:=-SUM([.W8:.W10];[.W25:.W28]) + SUM([.W56:.W57])" table:style-name="ce170">
            <text:p>22</text:p>
          </table:table-cell>
          <table:table-cell office:value-type="float" office:value="22" table:formula="of:=-SUM([.X8:.X10];[.X25:.X28]) + SUM([.X56:.X57])" table:style-name="ce170">
            <text:p>22</text:p>
          </table:table-cell>
          <table:table-cell office:value-type="float" office:value="27" table:formula="of:=-SUM([.Y8:.Y10];[.Y25:.Y28]) + SUM([.Y56:.Y57])" table:style-name="ce171">
            <text:p>27</text:p>
          </table:table-cell>
          <table:table-cell table:style-name="ce192"/>
          <table:table-cell table:style-name="ce163"/>
          <table:table-cell table:number-columns-repeated="16357" table:style-name="ce162"/>
        </table:table-row>
        <table:table-row table:style-name="ro6">
          <table:table-cell office:value-type="string" table:style-name="ce194">
            <text:p>Total NM 645</text:p>
          </table:table-cell>
          <table:table-cell office:value-type="float" office:value="571" table:formula="of:=IF([.B62]+[.B63]&gt;645;&quot;err&quot;;[.B62]+[.B63])" table:style-name="ce170">
            <text:p>571</text:p>
          </table:table-cell>
          <table:table-cell office:value-type="float" office:value="446" table:formula="of:=IF([.C62]+[.C63]&gt;645;&quot;err&quot;;[.C62]+[.C63])" table:style-name="ce170">
            <text:p>446</text:p>
          </table:table-cell>
          <table:table-cell office:value-type="float" office:value="457" table:formula="of:=IF([.D62]+[.D63]&gt;645;&quot;err&quot;;[.D62]+[.D63])" table:style-name="ce170">
            <text:p>457</text:p>
          </table:table-cell>
          <table:table-cell office:value-type="float" office:value="455" table:formula="of:=IF([.E62]+[.E63]&gt;645;&quot;err&quot;;[.E62]+[.E63])" table:style-name="ce170">
            <text:p>455</text:p>
          </table:table-cell>
          <table:table-cell office:value-type="float" office:value="455" table:formula="of:=IF([.F62]+[.F63]&gt;645;&quot;err&quot;;[.F62]+[.F63])" table:style-name="ce170">
            <text:p>455</text:p>
          </table:table-cell>
          <table:table-cell office:value-type="float" office:value="455" table:formula="of:=IF([.G62]+[.G63]&gt;645;&quot;err&quot;;[.G62]+[.G63])" table:style-name="ce170">
            <text:p>455</text:p>
          </table:table-cell>
          <table:table-cell office:value-type="float" office:value="449" table:formula="of:=IF([.H62]+[.H63]&gt;645;&quot;err&quot;;[.H62]+[.H63])" table:style-name="ce170">
            <text:p>449</text:p>
          </table:table-cell>
          <table:table-cell office:value-type="float" office:value="542" table:formula="of:=IF([.I62]+[.I63]&gt;645;&quot;err&quot;;[.I62]+[.I63])" table:style-name="ce170">
            <text:p>542</text:p>
          </table:table-cell>
          <table:table-cell office:value-type="float" office:value="545" table:formula="of:=IF([.J62]+[.J63]&gt;645;&quot;err&quot;;[.J62]+[.J63])" table:style-name="ce170">
            <text:p>545</text:p>
          </table:table-cell>
          <table:table-cell office:value-type="float" office:value="542" table:formula="of:=IF([.K62]+[.K63]&gt;645;&quot;err&quot;;[.K62]+[.K63])" table:style-name="ce170">
            <text:p>542</text:p>
          </table:table-cell>
          <table:table-cell office:value-type="float" office:value="542" table:formula="of:=IF([.L62]+[.L63]&gt;645;&quot;err&quot;;[.L62]+[.L63])" table:style-name="ce170">
            <text:p>542</text:p>
          </table:table-cell>
          <table:table-cell office:value-type="float" office:value="490" table:formula="of:=IF([.M62]+[.M63]&gt;645;&quot;err&quot;;[.M62]+[.M63])" table:style-name="ce170">
            <text:p>490</text:p>
          </table:table-cell>
          <table:table-cell office:value-type="float" office:value="542" table:formula="of:=IF([.N62]+[.N63]&gt;645;&quot;err&quot;;[.N62]+[.N63])" table:style-name="ce170">
            <text:p>542</text:p>
          </table:table-cell>
          <table:table-cell office:value-type="float" office:value="542" table:formula="of:=IF([.O62]+[.O63]&gt;645;&quot;err&quot;;[.O62]+[.O63])" table:style-name="ce170">
            <text:p>542</text:p>
          </table:table-cell>
          <table:table-cell office:value-type="float" office:value="542" table:formula="of:=IF([.P62]+[.P63]&gt;645;&quot;err&quot;;[.P62]+[.P63])" table:style-name="ce170">
            <text:p>542</text:p>
          </table:table-cell>
          <table:table-cell office:value-type="float" office:value="542" table:formula="of:=IF([.Q62]+[.Q63]&gt;645;&quot;err&quot;;[.Q62]+[.Q63])" table:style-name="ce170">
            <text:p>542</text:p>
          </table:table-cell>
          <table:table-cell office:value-type="float" office:value="550" table:formula="of:=IF([.R62]+[.R63]&gt;645;&quot;err&quot;;[.R62]+[.R63])" table:style-name="ce170">
            <text:p>550</text:p>
          </table:table-cell>
          <table:table-cell office:value-type="float" office:value="501" table:formula="of:=IF([.S62]+[.S63]&gt;645;&quot;err&quot;;[.S62]+[.S63])" table:style-name="ce170">
            <text:p>501</text:p>
          </table:table-cell>
          <table:table-cell office:value-type="float" office:value="542" table:formula="of:=IF([.T62]+[.T63]&gt;645;&quot;err&quot;;[.T62]+[.T63])" table:style-name="ce170">
            <text:p>542</text:p>
          </table:table-cell>
          <table:table-cell office:value-type="float" office:value="543" table:formula="of:=IF([.U62]+[.U63]&gt;645;&quot;err&quot;;[.U62]+[.U63])" table:style-name="ce170">
            <text:p>543</text:p>
          </table:table-cell>
          <table:table-cell office:value-type="float" office:value="543" table:formula="of:=IF([.V62]+[.V63]&gt;645;&quot;err&quot;;[.V62]+[.V63])" table:style-name="ce170">
            <text:p>543</text:p>
          </table:table-cell>
          <table:table-cell office:value-type="float" office:value="550" table:formula="of:=IF([.W62]+[.W63]&gt;645;&quot;err&quot;;[.W62]+[.W63])" table:style-name="ce170">
            <text:p>550</text:p>
          </table:table-cell>
          <table:table-cell office:value-type="float" office:value="550" table:formula="of:=IF([.X62]+[.X63]&gt;645;&quot;err&quot;;[.X62]+[.X63])" table:style-name="ce170">
            <text:p>550</text:p>
          </table:table-cell>
          <table:table-cell office:value-type="float" office:value="446" table:formula="of:=IF([.Y62]+[.Y63]&gt;645;&quot;err&quot;;[.Y62]+[.Y63])" table:style-name="ce171">
            <text:p>446</text:p>
          </table:table-cell>
          <table:table-cell table:style-name="ce193"/>
          <table:table-cell table:style-name="ce163"/>
          <table:table-cell table:number-columns-repeated="16357" table:style-name="ce162"/>
        </table:table-row>
        <table:table-row table:style-name="ro6">
          <table:table-cell office:value-type="string" table:style-name="ce194">
            <text:p>Total</text:p>
          </table:table-cell>
          <table:table-cell office:value-type="float" office:value="571" table:formula="of:=SUM([.B61:.B63])" table:style-name="ce170">
            <text:p>571</text:p>
          </table:table-cell>
          <table:table-cell office:value-type="float" office:value="546" table:formula="of:=SUM([.C61:.C63])" table:style-name="ce170">
            <text:p>546</text:p>
          </table:table-cell>
          <table:table-cell office:value-type="float" office:value="557" table:formula="of:=SUM([.D61:.D63])" table:style-name="ce170">
            <text:p>557</text:p>
          </table:table-cell>
          <table:table-cell office:value-type="float" office:value="555" table:formula="of:=SUM([.E61:.E63])" table:style-name="ce170">
            <text:p>555</text:p>
          </table:table-cell>
          <table:table-cell office:value-type="float" office:value="555" table:formula="of:=SUM([.F61:.F63])" table:style-name="ce170">
            <text:p>555</text:p>
          </table:table-cell>
          <table:table-cell office:value-type="float" office:value="555" table:formula="of:=SUM([.G61:.G63])" table:style-name="ce170">
            <text:p>555</text:p>
          </table:table-cell>
          <table:table-cell office:value-type="float" office:value="579" table:formula="of:=SUM([.H61:.H63])" table:style-name="ce170">
            <text:p>579</text:p>
          </table:table-cell>
          <table:table-cell office:value-type="float" office:value="622" table:formula="of:=SUM([.I61:.I63])" table:style-name="ce170">
            <text:p>622</text:p>
          </table:table-cell>
          <table:table-cell office:value-type="float" office:value="625" table:formula="of:=SUM([.J61:.J63])" table:style-name="ce170">
            <text:p>625</text:p>
          </table:table-cell>
          <table:table-cell office:value-type="float" office:value="622" table:formula="of:=SUM([.K61:.K63])" table:style-name="ce170">
            <text:p>622</text:p>
          </table:table-cell>
          <table:table-cell office:value-type="float" office:value="622" table:formula="of:=SUM([.L61:.L63])" table:style-name="ce170">
            <text:p>622</text:p>
          </table:table-cell>
          <table:table-cell office:value-type="float" office:value="570" table:formula="of:=SUM([.M61:.M63])" table:style-name="ce170">
            <text:p>570</text:p>
          </table:table-cell>
          <table:table-cell office:value-type="float" office:value="622" table:formula="of:=SUM([.N61:.N63])" table:style-name="ce170">
            <text:p>622</text:p>
          </table:table-cell>
          <table:table-cell office:value-type="float" office:value="622" table:formula="of:=SUM([.O61:.O63])" table:style-name="ce170">
            <text:p>622</text:p>
          </table:table-cell>
          <table:table-cell office:value-type="float" office:value="622" table:formula="of:=SUM([.P61:.P63])" table:style-name="ce170">
            <text:p>622</text:p>
          </table:table-cell>
          <table:table-cell office:value-type="float" office:value="622" table:formula="of:=SUM([.Q61:.Q63])" table:style-name="ce170">
            <text:p>622</text:p>
          </table:table-cell>
          <table:table-cell office:value-type="float" office:value="630" table:formula="of:=SUM([.R61:.R63])" table:style-name="ce170">
            <text:p>630</text:p>
          </table:table-cell>
          <table:table-cell office:value-type="float" office:value="634" table:formula="of:=SUM([.S61:.S63])" table:style-name="ce170">
            <text:p>634</text:p>
          </table:table-cell>
          <table:table-cell office:value-type="float" office:value="675" table:formula="of:=SUM([.T61:.T63])" table:style-name="ce170">
            <text:p>675</text:p>
          </table:table-cell>
          <table:table-cell office:value-type="float" office:value="676" table:formula="of:=SUM([.U61:.U63])" table:style-name="ce170">
            <text:p>676</text:p>
          </table:table-cell>
          <table:table-cell office:value-type="float" office:value="676" table:formula="of:=SUM([.V61:.V63])" table:style-name="ce170">
            <text:p>676</text:p>
          </table:table-cell>
          <table:table-cell office:value-type="float" office:value="630" table:formula="of:=SUM([.W61:.W63])" table:style-name="ce170">
            <text:p>630</text:p>
          </table:table-cell>
          <table:table-cell office:value-type="float" office:value="630" table:formula="of:=SUM([.X61:.X63])" table:style-name="ce170">
            <text:p>630</text:p>
          </table:table-cell>
          <table:table-cell office:value-type="float" office:value="546" table:formula="of:=SUM([.Y61:.Y63])" table:style-name="ce171">
            <text:p>546</text:p>
          </table:table-cell>
          <table:table-cell table:style-name="ce192"/>
          <table:table-cell table:style-name="ce163"/>
          <table:table-cell table:number-columns-repeated="16357" table:style-name="ce162"/>
        </table:table-row>
        <table:table-row table:style-name="ro6">
          <table:table-cell table:style-name="ce194"/>
          <table:table-cell table:number-columns-repeated="23" table:style-name="ce170"/>
          <table:table-cell table:style-name="ce171"/>
          <table:table-cell table:style-name="ce192"/>
          <table:table-cell table:style-name="ce163"/>
          <table:table-cell table:number-columns-repeated="16357" table:style-name="ce162"/>
        </table:table-row>
        <table:table-row table:style-name="ro6">
          <table:table-cell office:value-type="string" table:style-name="ce194">
            <text:p>Unloaded Generation</text:p>
          </table:table-cell>
          <table:table-cell office:value-type="float" office:value="110" table:formula="of:=SUM(IF([.B$41:.B$55] = 0;0;[.$Z$41:.$Z$55]-[.B$41:.B$55]))-INDEX(['file:///C:/Electric/EPE/EPE2000/September/08_05act.xls'#Balancing.$R$4:.$R$27];[.B$3])" table:number-matrix-columns-spanned="1" table:number-matrix-rows-spanned="1" table:style-name="ce170">
            <text:p>110</text:p>
          </table:table-cell>
          <table:table-cell office:value-type="float" office:value="115" table:formula="of:=SUM(IF([.C$41:.C$55] = 0;0;[.$Z$41:.$Z$55]-[.C$41:.C$55]))-INDEX([Balancing.$R$4:.$R$27];[.C$3])" table:number-matrix-columns-spanned="1" table:number-matrix-rows-spanned="1" table:style-name="ce170">
            <text:p>115</text:p>
          </table:table-cell>
          <table:table-cell office:value-type="float" office:value="137" table:formula="of:=SUM(IF([.D$41:.D$55] = 0;0;[.$Z$41:.$Z$55]-[.D$41:.D$55]))-INDEX([Balancing.$R$4:.$R$27];[.D$3])" table:number-matrix-columns-spanned="1" table:number-matrix-rows-spanned="1" table:style-name="ce170">
            <text:p>137</text:p>
          </table:table-cell>
          <table:table-cell office:value-type="float" office:value="118" table:formula="of:=SUM(IF([.E$41:.E$55] = 0;0;[.$Z$41:.$Z$55]-[.E$41:.E$55]))-INDEX([Balancing.$R$4:.$R$27];[.E$3])" table:number-matrix-columns-spanned="1" table:number-matrix-rows-spanned="1" table:style-name="ce170">
            <text:p>118</text:p>
          </table:table-cell>
          <table:table-cell office:value-type="float" office:value="102" table:formula="of:=SUM(IF([.F$41:.F$55] = 0;0;[.$Z$41:.$Z$55]-[.F$41:.F$55]))-INDEX([Balancing.$R$4:.$R$27];[.F$3])" table:number-matrix-columns-spanned="1" table:number-matrix-rows-spanned="1" table:style-name="ce170">
            <text:p>102</text:p>
          </table:table-cell>
          <table:table-cell office:value-type="float" office:value="74" table:formula="of:=SUM(IF([.G$41:.G$55] = 0;0;[.$Z$41:.$Z$55]-[.G$41:.G$55]))-INDEX([Balancing.$R$4:.$R$27];[.G$3])" table:number-matrix-columns-spanned="1" table:number-matrix-rows-spanned="1" table:style-name="ce170">
            <text:p>74</text:p>
          </table:table-cell>
          <table:table-cell office:value-type="float" office:value="76" table:formula="of:=SUM(IF([.H$41:.H$55] = 0;0;[.$Z$41:.$Z$55]-[.H$41:.H$55]))-INDEX([Balancing.$R$4:.$R$27];[.H$3])" table:number-matrix-columns-spanned="1" table:number-matrix-rows-spanned="1" table:style-name="ce170">
            <text:p>76</text:p>
          </table:table-cell>
          <table:table-cell office:value-type="float" office:value="88" table:formula="of:=SUM(IF([.I$41:.I$55] = 0;0;[.$Z$41:.$Z$55]-[.I$41:.I$55]))-INDEX([Balancing.$R$4:.$R$27];[.I$3])" table:number-matrix-columns-spanned="1" table:number-matrix-rows-spanned="1" table:style-name="ce170">
            <text:p>88</text:p>
          </table:table-cell>
          <table:table-cell office:value-type="float" office:value="97" table:formula="of:=SUM(IF([.J$41:.J$55] = 0;0;[.$Z$41:.$Z$55]-[.J$41:.J$55]))-INDEX([Balancing.$R$4:.$R$27];[.J$3])" table:number-matrix-columns-spanned="1" table:number-matrix-rows-spanned="1" table:style-name="ce170">
            <text:p>97</text:p>
          </table:table-cell>
          <table:table-cell office:value-type="float" office:value="96" table:formula="of:=SUM(IF([.K$41:.K$55] = 0;0;[.$Z$41:.$Z$55]-[.K$41:.K$55]))-INDEX([Balancing.$R$4:.$R$27];[.K$3])" table:number-matrix-columns-spanned="1" table:number-matrix-rows-spanned="1" table:style-name="ce170">
            <text:p>96</text:p>
          </table:table-cell>
          <table:table-cell office:value-type="float" office:value="103" table:formula="of:=SUM(IF([.L$41:.L$55] = 0;0;[.$Z$41:.$Z$55]-[.L$41:.L$55]))-INDEX([Balancing.$R$4:.$R$27];[.L$3])" table:number-matrix-columns-spanned="1" table:number-matrix-rows-spanned="1" table:style-name="ce170">
            <text:p>103</text:p>
          </table:table-cell>
          <table:table-cell office:value-type="float" office:value="107" table:formula="of:=SUM(IF([.M$41:.M$55] = 0;0;[.$Z$41:.$Z$55]-[.M$41:.M$55]))-INDEX([Balancing.$R$4:.$R$27];[.M$3])" table:number-matrix-columns-spanned="1" table:number-matrix-rows-spanned="1" table:style-name="ce170">
            <text:p>107</text:p>
          </table:table-cell>
          <table:table-cell office:value-type="float" office:value="179" table:style-name="ce170">
            <text:p>179</text:p>
          </table:table-cell>
          <table:table-cell office:value-type="float" office:value="151" table:formula="of:=SUM(IF([.O$41:.O$55] = 0;0;[.$Z$41:.$Z$55]-[.O$41:.O$55]))-INDEX([Balancing.$R$4:.$R$27];[.O$3])" table:number-matrix-columns-spanned="1" table:number-matrix-rows-spanned="1" table:style-name="ce170">
            <text:p>151</text:p>
          </table:table-cell>
          <table:table-cell office:value-type="float" office:value="160" table:formula="of:=SUM(IF([.P$41:.P$55] = 0;0;[.$Z$41:.$Z$55]-[.P$41:.P$55]))-INDEX([Balancing.$R$4:.$R$27];[.P$3])" table:number-matrix-columns-spanned="1" table:number-matrix-rows-spanned="1" table:style-name="ce170">
            <text:p>160</text:p>
          </table:table-cell>
          <table:table-cell office:value-type="float" office:value="190" table:formula="of:=SUM(IF([.Q$41:.Q$55] = 0;0;[.$Z$41:.$Z$55]-[.Q$41:.Q$55]))-INDEX([Balancing.$R$4:.$R$27];[.Q$3])" table:number-matrix-columns-spanned="1" table:number-matrix-rows-spanned="1" table:style-name="ce170">
            <text:p>190</text:p>
          </table:table-cell>
          <table:table-cell office:value-type="float" office:value="206" table:formula="of:=SUM(IF([.R$41:.R$55] = 0;0;[.$Z$41:.$Z$55]-[.R$41:.R$55]))-INDEX([Balancing.$R$4:.$R$27];[.R$3])" table:number-matrix-columns-spanned="1" table:number-matrix-rows-spanned="1" table:style-name="ce170">
            <text:p>206</text:p>
          </table:table-cell>
          <table:table-cell office:value-type="float" office:value="167" table:formula="of:=SUM(IF([.S$41:.S$55] = 0;0;[.$Z$41:.$Z$55]-[.S$41:.S$55]))-INDEX([Balancing.$R$4:.$R$27];[.S$3])" table:number-matrix-columns-spanned="1" table:number-matrix-rows-spanned="1" table:style-name="ce170">
            <text:p>167</text:p>
          </table:table-cell>
          <table:table-cell office:value-type="float" office:value="138" table:formula="of:=SUM(IF([.T$41:.T$55] = 0;0;[.$Z$41:.$Z$55]-[.T$41:.T$55]))-INDEX([Balancing.$R$4:.$R$27];[.T$3])" table:number-matrix-columns-spanned="1" table:number-matrix-rows-spanned="1" table:style-name="ce170">
            <text:p>138</text:p>
          </table:table-cell>
          <table:table-cell office:value-type="float" office:value="153" table:formula="of:=SUM(IF([.U$41:.U$55] = 0;0;[.$Z$41:.$Z$55]-[.U$41:.U$55]))-INDEX([Balancing.$R$4:.$R$27];[.U$3])" table:number-matrix-columns-spanned="1" table:number-matrix-rows-spanned="1" table:style-name="ce170">
            <text:p>153</text:p>
          </table:table-cell>
          <table:table-cell office:value-type="float" office:value="159" table:formula="of:=SUM(IF([.V$41:.V$55] = 0;0;[.$Z$41:.$Z$55]-[.V$41:.V$55]))-INDEX([Balancing.$R$4:.$R$27];[.V$3])" table:number-matrix-columns-spanned="1" table:number-matrix-rows-spanned="1" table:style-name="ce170">
            <text:p>159</text:p>
          </table:table-cell>
          <table:table-cell office:value-type="float" office:value="144" table:formula="of:=SUM(IF([.W$41:.W$55] = 0;0;[.$Z$41:.$Z$55]-[.W$41:.W$55]))-INDEX([Balancing.$R$4:.$R$27];[.W$3])" table:number-matrix-columns-spanned="1" table:number-matrix-rows-spanned="1" table:style-name="ce170">
            <text:p>144</text:p>
          </table:table-cell>
          <table:table-cell office:value-type="float" office:value="210" table:formula="of:=SUM(IF([.X$41:.X$55] = 0;0;[.$Z$41:.$Z$55]-[.X$41:.X$55]))-INDEX([Balancing.$R$4:.$R$27];[.X$3])" table:number-matrix-columns-spanned="1" table:number-matrix-rows-spanned="1" table:style-name="ce170">
            <text:p>210</text:p>
          </table:table-cell>
          <table:table-cell office:value-type="float" office:value="181" table:formula="of:=SUM(IF([.Y$41:.Y$55] = 0;0;[.$Z$41:.$Z$55]-[.Y$41:.Y$55]))-INDEX([Balancing.$R$4:.$R$27];[.Y$3])" table:number-matrix-columns-spanned="1" table:number-matrix-rows-spanned="1" table:style-name="ce171">
            <text:p>181</text:p>
          </table:table-cell>
          <table:table-cell table:style-name="ce192"/>
          <table:table-cell table:style-name="ce163"/>
          <table:table-cell table:number-columns-repeated="16357" table:style-name="ce162"/>
        </table:table-row>
        <table:table-row table:style-name="ro6">
          <table:table-cell table:style-name="ce194"/>
          <table:table-cell table:number-columns-repeated="23" table:style-name="ce170"/>
          <table:table-cell table:style-name="ce171"/>
          <table:table-cell table:style-name="ce192"/>
          <table:table-cell table:style-name="ce163"/>
          <table:table-cell table:number-columns-repeated="16357" table:style-name="ce162"/>
        </table:table-row>
        <table:table-row table:style-name="ro5">
          <table:table-cell office:value-type="string" table:style-name="ce196">
            <text:p>Spin Reserves 7%</text:p>
          </table:table-cell>
          <table:table-cell office:value-type="float" office:value="44" table:formula="of:=IF([.B67]&lt;0.07*[.B4];&quot;err&quot;;ROUND([.B4]*0.07;0))" table:style-name="ce172">
            <text:p>44</text:p>
          </table:table-cell>
          <table:table-cell office:value-type="float" office:value="44" table:formula="of:=IF([.C67]&lt;0.07*[.C4];&quot;err&quot;;ROUND([.C4]*0.07;0))" table:style-name="ce172">
            <text:p>44</text:p>
          </table:table-cell>
          <table:table-cell office:value-type="float" office:value="43" table:formula="of:=IF([.D67]&lt;0.07*[.D4];&quot;err&quot;;ROUND([.D4]*0.07;0))" table:style-name="ce172">
            <text:p>43</text:p>
          </table:table-cell>
          <table:table-cell office:value-type="float" office:value="44" table:formula="of:=IF([.E67]&lt;0.07*[.E4];&quot;err&quot;;ROUND([.E4]*0.07;0))" table:style-name="ce172">
            <text:p>44</text:p>
          </table:table-cell>
          <table:table-cell office:value-type="float" office:value="45" table:formula="of:=IF([.F67]&lt;0.07*[.F4];&quot;err&quot;;ROUND([.F4]*0.07;0))" table:style-name="ce172">
            <text:p>45</text:p>
          </table:table-cell>
          <table:table-cell office:value-type="float" office:value="47" table:formula="of:=IF([.G67]&lt;0.07*[.G4];&quot;err&quot;;ROUND([.G4]*0.07;0))" table:style-name="ce172">
            <text:p>47</text:p>
          </table:table-cell>
          <table:table-cell office:value-type="float" office:value="58" table:formula="of:=IF([.H67]&lt;0.07*[.I4];&quot;err&quot;;ROUND([.I4]*0.07;0))" table:style-name="ce172">
            <text:p>58</text:p>
          </table:table-cell>
          <table:table-cell office:value-type="float" office:value="58" table:formula="of:=IF([.I67]&lt;0.07*[.J4];&quot;err&quot;;ROUND([.J4]*0.07;0))" table:style-name="ce172">
            <text:p>58</text:p>
          </table:table-cell>
          <table:table-cell office:value-type="float" office:value="58" table:formula="of:=IF([.J67]&lt;0.07*[.K4];&quot;err&quot;;ROUND([.K4]*0.07;0))" table:style-name="ce172">
            <text:p>58</text:p>
          </table:table-cell>
          <table:table-cell office:value-type="float" office:value="58" table:formula="of:=IF([.K67]&lt;0.07*[.L4];&quot;err&quot;;ROUND([.L4]*0.07;0))" table:style-name="ce172">
            <text:p>58</text:p>
          </table:table-cell>
          <table:table-cell office:value-type="float" office:value="58" table:formula="of:=IF([.L67]&lt;0.07*[.M4];&quot;err&quot;;ROUND([.M4]*0.07;0))" table:style-name="ce172">
            <text:p>58</text:p>
          </table:table-cell>
          <table:table-cell office:value-type="float" office:value="56" table:formula="of:=IF([.M67]&lt;0.07*[.N4];&quot;err&quot;;ROUND([.N4]*0.07;0))" table:style-name="ce172">
            <text:p>56</text:p>
          </table:table-cell>
          <table:table-cell office:value-type="float" office:value="55" table:formula="of:=IF([.N67]&lt;0.07*[.O4];&quot;err&quot;;ROUND([.O4]*0.07;0))" table:style-name="ce172">
            <text:p>55</text:p>
          </table:table-cell>
          <table:table-cell office:value-type="float" office:value="55" table:formula="of:=IF([.O67]&lt;0.07*[.P4];&quot;err&quot;;ROUND([.P4]*0.07;0))" table:style-name="ce172">
            <text:p>55</text:p>
          </table:table-cell>
          <table:table-cell office:value-type="float" office:value="52" table:formula="of:=IF([.P67]&lt;0.07*[.Q4];&quot;err&quot;;ROUND([.Q4]*0.07;0))" table:style-name="ce172">
            <text:p>52</text:p>
          </table:table-cell>
          <table:table-cell office:value-type="float" office:value="52" table:formula="of:=IF([.Q67]&lt;0.07*[.R4];&quot;err&quot;;ROUND([.R4]*0.07;0))" table:style-name="ce172">
            <text:p>52</text:p>
          </table:table-cell>
          <table:table-cell office:value-type="float" office:value="55" table:formula="of:=IF([.R67]&lt;0.07*[.S4];&quot;err&quot;;ROUND([.S4]*0.07;0))" table:style-name="ce172">
            <text:p>55</text:p>
          </table:table-cell>
          <table:table-cell office:value-type="float" office:value="59" table:formula="of:=IF([.S67]&lt;0.07*[.T4];&quot;err&quot;;ROUND([.T4]*0.07;0))" table:style-name="ce172">
            <text:p>59</text:p>
          </table:table-cell>
          <table:table-cell office:value-type="float" office:value="58" table:formula="of:=IF([.T67]&lt;0.07*[.U4];&quot;err&quot;;ROUND([.U4]*0.07;0))" table:style-name="ce172">
            <text:p>58</text:p>
          </table:table-cell>
          <table:table-cell office:value-type="float" office:value="58" table:formula="of:=IF([.U67]&lt;0.07*[.V4];&quot;err&quot;;ROUND([.V4]*0.07;0))" table:style-name="ce172">
            <text:p>58</text:p>
          </table:table-cell>
          <table:table-cell office:value-type="float" office:value="56" table:formula="of:=IF([.V67]&lt;0.07*[.W4];&quot;err&quot;;ROUND([.W4]*0.07;0))" table:style-name="ce172">
            <text:p>56</text:p>
          </table:table-cell>
          <table:table-cell office:value-type="float" office:value="51" table:formula="of:=IF([.W67]&lt;0.07*[.X4];&quot;err&quot;;ROUND([.X4]*0.07;0))" table:style-name="ce172">
            <text:p>51</text:p>
          </table:table-cell>
          <table:table-cell office:value-type="float" office:value="48" table:formula="of:=IF([.X67]&lt;0.07*[.Y4];&quot;err&quot;;ROUND([.Y4]*0.07;0))" table:style-name="ce172">
            <text:p>48</text:p>
          </table:table-cell>
          <table:table-cell office:value-type="float" office:value="0" table:formula="of:=IF([.Y67]&lt;0.07*[.#REF!];&quot;err&quot;;ROUND([.#REF!]*0.07;0))" table:style-name="ce173">
            <text:p>#REF!</text:p>
          </table:table-cell>
          <table:table-cell table:style-name="ce192"/>
          <table:table-cell table:style-name="ce163"/>
          <table:table-cell table:number-columns-repeated="16357" table:style-name="ce162"/>
        </table:table-row>
        <table:table-row table:style-name="ro5">
          <table:table-cell table:style-name="ce283"/>
          <table:table-cell table:number-columns-repeated="24" table:style-name="ce284"/>
          <table:table-cell table:style-name="ce296"/>
          <table:table-cell table:style-name="ce292"/>
          <table:table-cell table:number-columns-repeated="16357" table:style-name="ce291"/>
        </table:table-row>
        <table:table-row table:style-name="ro16">
          <table:table-cell table:style-name="ce283"/>
          <table:table-cell office:value-type="string" table:style-name="ce297">
            <text:p>Hourly On-Peak</text:p>
          </table:table-cell>
          <table:table-cell office:value-type="string" table:style-name="ce297">
            <text:p>Hourly Off-Peak</text:p>
          </table:table-cell>
          <table:table-cell office:value-type="string" table:style-name="ce300">
            <text:p>1 Day <text:s text:c="5"/>On-Peak</text:p>
          </table:table-cell>
          <table:table-cell office:value-type="string" table:style-name="ce297">
            <text:p>1 Day <text:s text:c="5"/>Off-Peak</text:p>
          </table:table-cell>
          <table:table-cell office:value-type="string" table:style-name="ce300">
            <text:p>BOM <text:s text:c="5"/>On-Peak</text:p>
          </table:table-cell>
          <table:table-cell office:value-type="string" table:style-name="ce297">
            <text:p>BOM <text:s text:c="5"/>Off-Peak</text:p>
          </table:table-cell>
          <table:table-cell table:number-columns-repeated="18" table:style-name="ce284"/>
          <table:table-cell table:style-name="ce161"/>
          <table:table-cell table:style-name="ce163"/>
          <table:table-cell table:number-columns-repeated="16357" table:style-name="ce162"/>
        </table:table-row>
        <table:table-row table:style-name="ro6">
          <table:table-cell office:value-type="string" table:style-name="ce285">
            <text:p>Greenley</text:p>
          </table:table-cell>
          <table:table-cell table:number-columns-repeated="2" table:style-name="ce286"/>
          <table:table-cell table:number-columns-repeated="2" table:style-name="ce298"/>
          <table:table-cell table:number-columns-repeated="2" table:style-name="ce299"/>
          <table:table-cell table:number-columns-repeated="18" table:style-name="ce284"/>
          <table:table-cell table:style-name="ce161"/>
          <table:table-cell table:style-name="ce163"/>
          <table:table-cell table:number-columns-repeated="16357" table:style-name="ce162"/>
        </table:table-row>
        <table:table-row table:style-name="ro6">
          <table:table-cell office:value-type="string" table:style-name="ce285">
            <text:p>PV</text:p>
          </table:table-cell>
          <table:table-cell table:number-columns-repeated="2" table:style-name="ce286"/>
          <table:table-cell table:number-columns-repeated="2" table:style-name="ce298"/>
          <table:table-cell table:number-columns-repeated="2" table:style-name="ce299"/>
          <table:table-cell table:number-columns-repeated="18" table:style-name="ce284"/>
          <table:table-cell table:style-name="ce161"/>
          <table:table-cell table:style-name="ce163"/>
          <table:table-cell table:number-columns-repeated="16357" table:style-name="ce162"/>
        </table:table-row>
        <table:table-row table:style-name="ro6">
          <table:table-cell office:value-type="string" table:style-name="ce285">
            <text:p>4 Corners</text:p>
          </table:table-cell>
          <table:table-cell table:number-columns-repeated="2" table:style-name="ce286"/>
          <table:table-cell table:number-columns-repeated="2" table:style-name="ce298"/>
          <table:table-cell table:number-columns-repeated="2" table:style-name="ce299"/>
          <table:table-cell table:number-columns-repeated="18" table:style-name="ce284"/>
          <table:table-cell table:style-name="ce161"/>
          <table:table-cell table:style-name="ce163"/>
          <table:table-cell table:number-columns-repeated="16357" table:style-name="ce162"/>
        </table:table-row>
        <table:table-row table:style-name="ro6">
          <table:table-cell office:value-type="string" table:style-name="ce285">
            <text:p>SPS interface</text:p>
          </table:table-cell>
          <table:table-cell table:number-columns-repeated="2" table:style-name="ce286"/>
          <table:table-cell table:number-columns-repeated="2" table:style-name="ce298"/>
          <table:table-cell table:number-columns-repeated="2" table:style-name="ce299"/>
          <table:table-cell table:number-columns-repeated="18" table:style-name="ce284"/>
          <table:table-cell table:style-name="ce161"/>
          <table:table-cell table:style-name="ce163"/>
          <table:table-cell table:number-columns-repeated="16357" table:style-name="ce162"/>
        </table:table-row>
        <table:table-row table:style-name="ro6">
          <table:table-cell table:style-name="ce285"/>
          <table:table-cell table:number-columns-repeated="24" table:style-name="ce284"/>
          <table:table-cell table:style-name="ce161"/>
          <table:table-cell table:style-name="ce163"/>
          <table:table-cell table:number-columns-repeated="16357" table:style-name="ce162"/>
        </table:table-row>
        <table:table-row table:style-name="ro6">
          <table:table-cell table:style-name="ce283"/>
          <table:table-cell table:number-columns-repeated="24" table:style-name="ce284"/>
          <table:table-cell table:style-name="ce161"/>
          <table:table-cell table:style-name="ce163"/>
          <table:table-cell table:number-columns-repeated="16357" table:style-name="ce162"/>
        </table:table-row>
        <table:table-row table:style-name="ro4">
          <table:table-cell office:value-type="string" table:style-name="ce287">
            <text:p>Prescheduled Sales</text:p>
          </table:table-cell>
          <table:table-cell office:value-type="float" office:value="84" table:formula="of:=([.B22]+[.B25]+[.B29])" table:style-name="ce463">
            <text:p>84</text:p>
          </table:table-cell>
          <table:table-cell office:value-type="float" office:value="209" table:formula="of:=([.C22]+[.C25]+[.C29])" table:style-name="ce463">
            <text:p>209</text:p>
          </table:table-cell>
          <table:table-cell office:value-type="float" office:value="200" table:formula="of:=([.D22]+[.D25]+[.D29])" table:style-name="ce463">
            <text:p>200</text:p>
          </table:table-cell>
          <table:table-cell office:value-type="float" office:value="200" table:formula="of:=([.E22]+[.E25]+[.E29])" table:style-name="ce463">
            <text:p>200</text:p>
          </table:table-cell>
          <table:table-cell office:value-type="float" office:value="200" table:formula="of:=([.F22]+[.F25]+[.F29])" table:style-name="ce463">
            <text:p>200</text:p>
          </table:table-cell>
          <table:table-cell office:value-type="float" office:value="200" table:formula="of:=([.G22]+[.G25]+[.G29])" table:style-name="ce463">
            <text:p>200</text:p>
          </table:table-cell>
          <table:table-cell office:value-type="float" office:value="209" table:formula="of:=([.H22]+[.H25]+[.H29])" table:style-name="ce463">
            <text:p>209</text:p>
          </table:table-cell>
          <table:table-cell office:value-type="float" office:value="188" table:formula="of:=([.I22]+[.I25]+[.I29])" table:style-name="ce463">
            <text:p>188</text:p>
          </table:table-cell>
          <table:table-cell office:value-type="float" office:value="188" table:formula="of:=([.J22]+[.J25]+[.J29])" table:style-name="ce463">
            <text:p>188</text:p>
          </table:table-cell>
          <table:table-cell office:value-type="float" office:value="188" table:formula="of:=([.K22]+[.K25]+[.K29])" table:style-name="ce463">
            <text:p>188</text:p>
          </table:table-cell>
          <table:table-cell office:value-type="float" office:value="188" table:formula="of:=([.L22]+[.L25]+[.L29])" table:style-name="ce463">
            <text:p>188</text:p>
          </table:table-cell>
          <table:table-cell office:value-type="float" office:value="188" table:formula="of:=([.M22]+[.M25]+[.M29])" table:style-name="ce463">
            <text:p>188</text:p>
          </table:table-cell>
          <table:table-cell office:value-type="float" office:value="188" table:formula="of:=([.N22]+[.N25]+[.N29])" table:style-name="ce463">
            <text:p>188</text:p>
          </table:table-cell>
          <table:table-cell office:value-type="float" office:value="188" table:formula="of:=([.O22]+[.O25]+[.O29])" table:style-name="ce463">
            <text:p>188</text:p>
          </table:table-cell>
          <table:table-cell office:value-type="float" office:value="188" table:formula="of:=([.P22]+[.P25]+[.P29])" table:style-name="ce463">
            <text:p>188</text:p>
          </table:table-cell>
          <table:table-cell office:value-type="float" office:value="188" table:formula="of:=([.Q22]+[.Q25]+[.Q29])" table:style-name="ce463">
            <text:p>188</text:p>
          </table:table-cell>
          <table:table-cell office:value-type="float" office:value="180" table:formula="of:=([.R22]+[.R25]+[.R29])" table:style-name="ce463">
            <text:p>180</text:p>
          </table:table-cell>
          <table:table-cell office:value-type="float" office:value="180" table:formula="of:=([.S22]+[.S25]+[.S29])" table:style-name="ce463">
            <text:p>180</text:p>
          </table:table-cell>
          <table:table-cell office:value-type="float" office:value="188" table:formula="of:=([.T22]+[.T25]+[.T29])" table:style-name="ce463">
            <text:p>188</text:p>
          </table:table-cell>
          <table:table-cell office:value-type="float" office:value="188" table:formula="of:=([.U22]+[.U25]+[.U29])" table:style-name="ce463">
            <text:p>188</text:p>
          </table:table-cell>
          <table:table-cell office:value-type="float" office:value="188" table:formula="of:=([.V22]+[.V25]+[.V29])" table:style-name="ce463">
            <text:p>188</text:p>
          </table:table-cell>
          <table:table-cell office:value-type="float" office:value="180" table:formula="of:=([.W22]+[.W25]+[.W29])" table:style-name="ce463">
            <text:p>180</text:p>
          </table:table-cell>
          <table:table-cell office:value-type="float" office:value="180" table:formula="of:=([.X22]+[.X25]+[.X29])" table:style-name="ce463">
            <text:p>180</text:p>
          </table:table-cell>
          <table:table-cell office:value-type="float" office:value="209" table:formula="of:=([.Y22]+[.Y25]+[.Y29])" table:style-name="ce463">
            <text:p>209</text:p>
          </table:table-cell>
          <table:table-cell table:style-name="ce162"/>
          <table:table-cell table:style-name="ce163"/>
          <table:table-cell table:number-columns-repeated="16357"/>
        </table:table-row>
        <table:table-row table:style-name="ro4">
          <table:table-cell office:value-type="string" table:style-name="ce287">
            <text:p>W. Ave. Sale Price</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301">
            <text:p>#REF!</text:p>
          </table:table-cell>
          <table:table-cell table:style-name="ce162"/>
          <table:table-cell table:style-name="ce163"/>
          <table:table-cell table:number-columns-repeated="16357"/>
        </table:table-row>
        <table:table-row table:style-name="ro4">
          <table:table-cell office:value-type="string" table:style-name="ce287">
            <text:p>Prescheduled Purch.</text:p>
          </table:table-cell>
          <table:table-cell office:value-type="float" office:value="0" table:formula="of:=[Deals.AD115]" table:style-name="ce464">
            <text:p>0</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office:value-type="float" office:value="0" table:formula="of:=SUM([Deals.#REF!])" table:style-name="ce288">
            <text:p>#REF!</text:p>
          </table:table-cell>
          <table:table-cell table:style-name="ce162"/>
          <table:table-cell table:style-name="ce163"/>
          <table:table-cell table:number-columns-repeated="16357"/>
        </table:table-row>
        <table:table-row table:style-name="ro4">
          <table:table-cell office:value-type="string" table:style-name="ce287">
            <text:p>W. Ave. Purch. Price</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301">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office:value-type="float" office:value="0" table:formula="of:=IF(SUM([Deals.#REF!])=0;0;SUM([Deals.#REF!]*[Deals.#REF!])/SUM([Deals.#REF!]))" table:number-matrix-columns-spanned="1" table:number-matrix-rows-spanned="1" table:style-name="ce295">
            <text:p>#REF!</text:p>
          </table:table-cell>
          <table:table-cell table:style-name="ce162"/>
          <table:table-cell table:style-name="ce163"/>
          <table:table-cell table:number-columns-repeated="16357"/>
        </table:table-row>
        <table:table-row table:style-name="ro4">
          <table:table-cell table:style-name="ce290"/>
          <table:table-cell office:value-type="string" table:style-name="ce294">
            <text:p>MW</text:p>
          </table:table-cell>
          <table:table-cell office:value-type="string" table:style-name="ce294">
            <text:p>W.Ave $</text:p>
          </table:table-cell>
          <table:table-cell table:number-columns-repeated="22" table:style-name="ce289"/>
          <table:table-cell table:style-name="ce291"/>
          <table:table-cell table:style-name="ce292"/>
          <table:table-cell table:number-columns-repeated="16357" table:style-name="ce293"/>
        </table:table-row>
        <table:table-row table:style-name="ro4">
          <table:table-cell office:value-type="string" table:style-name="ce287">
            <text:p>Total Sales</text:p>
          </table:table-cell>
          <table:table-cell office:value-type="float" office:value="4487" table:formula="of:=SUM([.B78:.Y78])" table:style-name="ce288">
            <text:p>4487</text:p>
          </table:table-cell>
          <table:table-cell office:value-type="float" office:value="0" table:formula="of:=IF(SUM([Deals.#REF!])=0;0;SUM([Deals.#REF!]*[Deals.#REF!])/SUM([Deals.#REF!]))" table:number-matrix-columns-spanned="1" table:number-matrix-rows-spanned="1" table:style-name="ce301">
            <text:p>#REF!</text:p>
          </table:table-cell>
          <table:table-cell table:number-columns-repeated="22" table:style-name="ce158"/>
          <table:table-cell table:style-name="ce162"/>
          <table:table-cell table:style-name="ce163"/>
          <table:table-cell table:number-columns-repeated="16357"/>
        </table:table-row>
        <table:table-row table:style-name="ro4">
          <table:table-cell office:value-type="string" table:style-name="ce287">
            <text:p>Total Purchases</text:p>
          </table:table-cell>
          <table:table-cell office:value-type="float" office:value="0" table:formula="of:=SUM([.B80:.Y80])" table:style-name="ce288">
            <text:p>#REF!</text:p>
          </table:table-cell>
          <table:table-cell office:value-type="float" office:value="0" table:formula="of:=IF(SUM([Deals.#REF!])=0;0;SUM([Deals.#REF!]*[Deals.#REF!])/SUM([Deals.#REF!]))" table:number-matrix-columns-spanned="1" table:number-matrix-rows-spanned="1" table:style-name="ce301">
            <text:p>#REF!</text:p>
          </table:table-cell>
          <table:table-cell table:number-columns-repeated="22" table:style-name="ce158"/>
          <table:table-cell table:style-name="ce162"/>
          <table:table-cell table:style-name="ce163"/>
          <table:table-cell table:number-columns-repeated="16357"/>
        </table:table-row>
        <table:table-row table:style-name="ro3">
          <table:table-cell table:style-name="ce287"/>
          <table:table-cell table:number-columns-repeated="24" table:style-name="ce160"/>
          <table:table-cell table:style-name="ce162"/>
          <table:table-cell table:style-name="ce163"/>
          <table:table-cell table:number-columns-repeated="16357"/>
        </table:table-row>
        <table:table-row table:style-name="ro4">
          <table:table-cell table:style-name="ce287"/>
          <table:table-cell table:number-columns-repeated="22" table:style-name="ce160"/>
          <table:table-cell table:style-name="ce222"/>
          <table:table-cell office:value-type="string" table:style-name="ce223">
            <text:p>Actual:</text:p>
          </table:table-cell>
          <table:table-cell office:value-type="currency" office:value="0" table:formula="of:=SUM([.Z89];[.Z92];[.Z95];[.Z98];[.Z101];[.Z105];[.Z110];[.Z115];[.Z120];[.Z125];[.Z130];[.Z135];[.Z140];[.Z145];[.Z150];[.Z155];[.Z160])" table:style-name="ce255">
            <text:p><text:s/>#NAME?<text:s/></text:p>
          </table:table-cell>
          <table:table-cell table:style-name="ce175"/>
          <table:table-cell table:number-columns-repeated="16357"/>
        </table:table-row>
        <table:table-row table:style-name="ro4">
          <table:table-cell table:style-name="ce174"/>
          <table:table-cell table:number-columns-repeated="22" table:style-name="ce160"/>
          <table:table-cell table:style-name="ce224"/>
          <table:table-cell office:value-type="string" table:style-name="ce225">
            <text:p>Test:</text:p>
          </table:table-cell>
          <table:table-cell office:value-type="currency" office:value="0" table:formula="of:=SUM([.Z90];[.Z93];[.Z96];[.Z99];[.Z102];[.Z107];[.Z112];[.Z117];[.Z122];[.Z127];[.Z132];[.Z137];[.Z142];[.Z147];[.Z152];[.Z157];[.Z162])" table:style-name="ce256">
            <text:p><text:s/>#NAME?<text:s/></text:p>
          </table:table-cell>
          <table:table-cell table:style-name="ce175"/>
          <table:table-cell table:number-columns-repeated="16357"/>
        </table:table-row>
        <table:table-row table:style-name="ro3">
          <table:table-cell office:value-type="string" table:style-name="ce174">
            <text:p>Scratch Area</text:p>
          </table:table-cell>
          <table:table-cell table:number-columns-repeated="22" table:style-name="ce160"/>
          <table:table-cell table:style-name="ce226"/>
          <table:table-cell office:value-type="string" table:style-name="ce227">
            <text:p>Difference:</text:p>
          </table:table-cell>
          <table:table-cell office:value-type="currency" office:value="0" table:formula="of:=[.Z86]-[.Z87]" table:style-name="ce257">
            <text:p><text:s/>#NAME?<text:s/></text:p>
          </table:table-cell>
          <table:table-cell table:style-name="ce175"/>
          <table:table-cell table:number-columns-repeated="16357"/>
        </table:table-row>
        <table:table-row table:style-name="ro4">
          <table:table-cell office:value-type="string" office:string-value="4 Corners Unit 4" table:formula="of:=[Economics.A28]" table:style-name="ce228">
            <text:p>4 Corners Unit 4</text:p>
          </table:table-cell>
          <table:table-cell office:value-type="float" office:value="52" table:formula="of:=[.B56]" table:style-name="ce229">
            <text:p>52</text:p>
          </table:table-cell>
          <table:table-cell office:value-type="float" office:value="52" table:formula="of:=[.C56]" table:style-name="ce229">
            <text:p>52</text:p>
          </table:table-cell>
          <table:table-cell office:value-type="float" office:value="51" table:formula="of:=[.D56]" table:style-name="ce229">
            <text:p>51</text:p>
          </table:table-cell>
          <table:table-cell office:value-type="float" office:value="52" table:formula="of:=[.E56]" table:style-name="ce229">
            <text:p>52</text:p>
          </table:table-cell>
          <table:table-cell office:value-type="float" office:value="52" table:formula="of:=[.F56]" table:style-name="ce229">
            <text:p>52</text:p>
          </table:table-cell>
          <table:table-cell office:value-type="float" office:value="52" table:formula="of:=[.G56]" table:style-name="ce229">
            <text:p>52</text:p>
          </table:table-cell>
          <table:table-cell office:value-type="float" office:value="52" table:formula="of:=[.H56]" table:style-name="ce229">
            <text:p>52</text:p>
          </table:table-cell>
          <table:table-cell office:value-type="float" office:value="52" table:formula="of:=[.I56]" table:style-name="ce229">
            <text:p>52</text:p>
          </table:table-cell>
          <table:table-cell office:value-type="float" office:value="52" table:formula="of:=[.J56]" table:style-name="ce229">
            <text:p>52</text:p>
          </table:table-cell>
          <table:table-cell office:value-type="float" office:value="52" table:formula="of:=[.K56]" table:style-name="ce229">
            <text:p>52</text:p>
          </table:table-cell>
          <table:table-cell office:value-type="float" office:value="52" table:formula="of:=[.L56]" table:style-name="ce229">
            <text:p>52</text:p>
          </table:table-cell>
          <table:table-cell office:value-type="float" office:value="0" table:formula="of:=[.M57]" table:style-name="ce229"/>
          <table:table-cell office:value-type="float" office:value="52" table:formula="of:=[.N56]" table:style-name="ce229">
            <text:p>52</text:p>
          </table:table-cell>
          <table:table-cell office:value-type="float" office:value="52" table:formula="of:=[.O56]" table:style-name="ce229">
            <text:p>52</text:p>
          </table:table-cell>
          <table:table-cell office:value-type="float" office:value="52" table:formula="of:=[.P56]" table:style-name="ce229">
            <text:p>52</text:p>
          </table:table-cell>
          <table:table-cell office:value-type="float" office:value="52" table:formula="of:=[.Q56]" table:style-name="ce229">
            <text:p>52</text:p>
          </table:table-cell>
          <table:table-cell office:value-type="float" office:value="52" table:formula="of:=[.R56]" table:style-name="ce229">
            <text:p>52</text:p>
          </table:table-cell>
          <table:table-cell office:value-type="float" office:value="2" table:formula="of:=[.S56]" table:style-name="ce229">
            <text:p>2</text:p>
          </table:table-cell>
          <table:table-cell office:value-type="float" office:value="52" table:formula="of:=[.T56]" table:style-name="ce229">
            <text:p>52</text:p>
          </table:table-cell>
          <table:table-cell office:value-type="float" office:value="53" table:formula="of:=[.U56]" table:style-name="ce229">
            <text:p>53</text:p>
          </table:table-cell>
          <table:table-cell office:value-type="float" office:value="53" table:formula="of:=[.V56]" table:style-name="ce229">
            <text:p>53</text:p>
          </table:table-cell>
          <table:table-cell office:value-type="float" office:value="52" table:formula="of:=[.W56]" table:style-name="ce229">
            <text:p>52</text:p>
          </table:table-cell>
          <table:table-cell office:value-type="float" office:value="52" table:formula="of:=[.X56]" table:style-name="ce229">
            <text:p>52</text:p>
          </table:table-cell>
          <table:table-cell office:value-type="float" office:value="52" table:formula="of:=[.Y56]" table:style-name="ce229">
            <text:p>52</text:p>
          </table:table-cell>
          <table:table-cell office:value-type="currency" office:value="14996.887360000008" table:formula="of:=SUM([.B89:.Y89]*[Economics.F$28])" table:number-matrix-columns-spanned="1" table:number-matrix-rows-spanned="1" table:style-name="ce258">
            <text:p><text:s/>$14,997<text:s/></text:p>
          </table:table-cell>
          <table:table-cell table:style-name="ce175"/>
          <table:table-cell table:number-columns-repeated="16357"/>
        </table:table-row>
        <table:table-row table:style-name="ro4">
          <table:table-cell office:value-type="string" table:style-name="ce185">
            <text:p>Test:</text:p>
          </table:table-cell>
          <table:table-cell office:value-type="float" office:value="103" table:style-name="ce187">
            <text:p>103</text:p>
          </table:table-cell>
          <table:table-cell office:value-type="float" office:value="52" table:style-name="ce187">
            <text:p>52</text:p>
          </table:table-cell>
          <table:table-cell office:value-type="float" office:value="2" table:style-name="ce187">
            <text:p>2</text:p>
          </table:table-cell>
          <table:table-cell office:value-type="float" office:value="2" table:style-name="ce187">
            <text:p>2</text:p>
          </table:table-cell>
          <table:table-cell office:value-type="float" office:value="2" table:style-name="ce187">
            <text:p>2</text:p>
          </table:table-cell>
          <table:table-cell office:value-type="float" office:value="2" table:style-name="ce187">
            <text:p>2</text:p>
          </table:table-cell>
          <table:table-cell office:value-type="float" office:value="52" table:style-name="ce187">
            <text:p>52</text:p>
          </table:table-cell>
          <table:table-cell office:value-type="float" office:value="52" table:style-name="ce187">
            <text:p>52</text:p>
          </table:table-cell>
          <table:table-cell office:value-type="float" office:value="52" table:style-name="ce187">
            <text:p>52</text:p>
          </table:table-cell>
          <table:table-cell office:value-type="float" office:value="52" table:style-name="ce187">
            <text:p>52</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103" table:style-name="ce187">
            <text:p>103</text:p>
          </table:table-cell>
          <table:table-cell office:value-type="float" office:value="52" table:style-name="ce187">
            <text:p>52</text:p>
          </table:table-cell>
          <table:table-cell office:value-type="float" office:value="52" table:style-name="ce187">
            <text:p>52</text:p>
          </table:table-cell>
          <table:table-cell office:value-type="float" office:value="52" table:style-name="ce187">
            <text:p>52</text:p>
          </table:table-cell>
          <table:table-cell office:value-type="float" office:value="52" table:style-name="ce187">
            <text:p>52</text:p>
          </table:table-cell>
          <table:table-cell office:value-type="currency" office:value="21037.481919999995" table:formula="of:=SUM([.B90:.Y90]*[Economics.F$28])" table:number-matrix-columns-spanned="1" table:number-matrix-rows-spanned="1" table:style-name="ce259">
            <text:p><text:s/>$21,037<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51" table:formula="of:=[.B90]-[.B89]" table:style-name="ce207">
            <text:p>51<text:s/></text:p>
          </table:table-cell>
          <table:table-cell office:value-type="float" office:value="0" table:formula="of:=[.C90]-[.C89]" table:style-name="ce207"/>
          <table:table-cell office:value-type="float" office:value="-49" table:formula="of:=[.D90]-[.D89]" table:style-name="ce207">
            <text:p>(49)</text:p>
          </table:table-cell>
          <table:table-cell office:value-type="float" office:value="-50" table:formula="of:=[.E90]-[.E89]" table:style-name="ce207">
            <text:p>(50)</text:p>
          </table:table-cell>
          <table:table-cell office:value-type="float" office:value="-50" table:formula="of:=[.F90]-[.F89]" table:style-name="ce207">
            <text:p>(50)</text:p>
          </table:table-cell>
          <table:table-cell office:value-type="float" office:value="-50" table:formula="of:=[.G90]-[.G89]" table:style-name="ce207">
            <text:p>(50)</text:p>
          </table:table-cell>
          <table:table-cell office:value-type="float" office:value="0" table:formula="of:=[.H90]-[.H89]" table:style-name="ce207"/>
          <table:table-cell office:value-type="float" office:value="0" table:formula="of:=[.I90]-[.I89]" table:style-name="ce207"/>
          <table:table-cell office:value-type="float" office:value="0" table:formula="of:=[.J90]-[.J89]" table:style-name="ce207"/>
          <table:table-cell office:value-type="float" office:value="0" table:formula="of:=[.K90]-[.K89]" table:style-name="ce207"/>
          <table:table-cell office:value-type="float" office:value="51" table:formula="of:=[.L90]-[.L89]" table:style-name="ce207">
            <text:p>51<text:s/></text:p>
          </table:table-cell>
          <table:table-cell office:value-type="float" office:value="103" table:formula="of:=[.M90]-[.M89]" table:style-name="ce207">
            <text:p>103<text:s/></text:p>
          </table:table-cell>
          <table:table-cell office:value-type="float" office:value="51" table:formula="of:=[.N90]-[.N89]" table:style-name="ce207">
            <text:p>51<text:s/></text:p>
          </table:table-cell>
          <table:table-cell office:value-type="float" office:value="51" table:formula="of:=[.O90]-[.O89]" table:style-name="ce207">
            <text:p>51<text:s/></text:p>
          </table:table-cell>
          <table:table-cell office:value-type="float" office:value="51" table:formula="of:=[.P90]-[.P89]" table:style-name="ce207">
            <text:p>51<text:s/></text:p>
          </table:table-cell>
          <table:table-cell office:value-type="float" office:value="51" table:formula="of:=[.Q90]-[.Q89]" table:style-name="ce207">
            <text:p>51<text:s/></text:p>
          </table:table-cell>
          <table:table-cell office:value-type="float" office:value="51" table:formula="of:=[.R90]-[.R89]" table:style-name="ce207">
            <text:p>51<text:s/></text:p>
          </table:table-cell>
          <table:table-cell office:value-type="float" office:value="101" table:formula="of:=[.S90]-[.S89]" table:style-name="ce207">
            <text:p>101<text:s/></text:p>
          </table:table-cell>
          <table:table-cell office:value-type="float" office:value="51" table:formula="of:=[.T90]-[.T89]" table:style-name="ce207">
            <text:p>51<text:s/></text:p>
          </table:table-cell>
          <table:table-cell office:value-type="float" office:value="50" table:formula="of:=[.U90]-[.U89]" table:style-name="ce207">
            <text:p>50<text:s/></text:p>
          </table:table-cell>
          <table:table-cell office:value-type="float" office:value="-1" table:formula="of:=[.V90]-[.V89]" table:style-name="ce207">
            <text:p>(1)</text:p>
          </table:table-cell>
          <table:table-cell office:value-type="float" office:value="0" table:formula="of:=[.W90]-[.W89]" table:style-name="ce207"/>
          <table:table-cell office:value-type="float" office:value="0" table:formula="of:=[.X90]-[.X89]" table:style-name="ce207"/>
          <table:table-cell office:value-type="float" office:value="0" table:formula="of:=[.Y90]-[.Y89]" table:style-name="ce207"/>
          <table:table-cell office:value-type="currency" office:value="-6040.5945599999868" table:formula="of:=[.Z89]-[.Z90]" table:style-name="ce261">
            <text:p><text:s/>$(6,041)</text:p>
          </table:table-cell>
          <table:table-cell table:style-name="ce175"/>
          <table:table-cell table:number-columns-repeated="16357"/>
        </table:table-row>
        <table:table-row table:style-name="ro4">
          <table:table-cell office:value-type="string" office:string-value="4 Corners Unit 5" table:formula="of:=[Economics.A29]" table:style-name="ce184">
            <text:p>4 Corners Unit 5</text:p>
          </table:table-cell>
          <table:table-cell office:value-type="float" office:value="0" table:formula="of:=[.B57]" table:style-name="ce182"/>
          <table:table-cell office:value-type="float" office:value="0" table:formula="of:=[.C57]" table:style-name="ce182"/>
          <table:table-cell office:value-type="float" office:value="0" table:formula="of:=[.D57]" table:style-name="ce182"/>
          <table:table-cell office:value-type="float" office:value="0" table:formula="of:=[.E57]" table:style-name="ce182"/>
          <table:table-cell office:value-type="float" office:value="0" table:formula="of:=[.F57]" table:style-name="ce182"/>
          <table:table-cell office:value-type="float" office:value="0" table:formula="of:=[.G57]" table:style-name="ce182"/>
          <table:table-cell office:value-type="float" office:value="0" table:formula="of:=[.H57]" table:style-name="ce182"/>
          <table:table-cell office:value-type="float" office:value="0" table:formula="of:=[.I57]" table:style-name="ce182"/>
          <table:table-cell office:value-type="float" office:value="0" table:formula="of:=[.J57]" table:style-name="ce182"/>
          <table:table-cell office:value-type="float" office:value="0" table:formula="of:=[.K57]" table:style-name="ce182"/>
          <table:table-cell office:value-type="float" office:value="0" table:formula="of:=[.L57]" table:style-name="ce182"/>
          <table:table-cell office:value-type="float" office:value="0" table:formula="of:=[.M57]" table:style-name="ce182"/>
          <table:table-cell office:value-type="float" office:value="0" table:formula="of:=[.N57]" table:style-name="ce182"/>
          <table:table-cell office:value-type="float" office:value="0" table:formula="of:=[.O57]" table:style-name="ce182"/>
          <table:table-cell office:value-type="float" office:value="0" table:formula="of:=[.P57]" table:style-name="ce182"/>
          <table:table-cell office:value-type="float" office:value="0" table:formula="of:=[.Q57]" table:style-name="ce182"/>
          <table:table-cell office:value-type="float" office:value="0" table:formula="of:=[.R57]" table:style-name="ce182"/>
          <table:table-cell office:value-type="float" office:value="0" table:formula="of:=[.S57]" table:style-name="ce182"/>
          <table:table-cell office:value-type="float" office:value="0" table:formula="of:=[.T57]" table:style-name="ce182"/>
          <table:table-cell office:value-type="float" office:value="0" table:formula="of:=[.U57]" table:style-name="ce182"/>
          <table:table-cell office:value-type="float" office:value="0" table:formula="of:=[.V57]" table:style-name="ce182"/>
          <table:table-cell office:value-type="float" office:value="0" table:formula="of:=[.W57]" table:style-name="ce182"/>
          <table:table-cell office:value-type="float" office:value="0" table:formula="of:=[.X57]" table:style-name="ce182"/>
          <table:table-cell office:value-type="float" office:value="0" table:formula="of:=[.Y57]" table:style-name="ce182"/>
          <table:table-cell office:value-type="currency" office:value="0" table:formula="of:=SUM([.B92:.Y92]*[Economics.F$29])" table:number-matrix-columns-spanned="1" table:number-matrix-rows-spanned="1" table:style-name="ce260">
            <text:p><text:s/>$-<text:s/></text:p>
          </table:table-cell>
          <table:table-cell table:style-name="ce175"/>
          <table:table-cell table:number-columns-repeated="16357"/>
        </table:table-row>
        <table:table-row table:style-name="ro4">
          <table:table-cell office:value-type="string" table:style-name="ce185">
            <text:p>Test:</text:p>
          </table:table-cell>
          <table:table-cell office:value-type="float" office:value="50" table:style-name="ce187">
            <text:p>50</text:p>
          </table:table-cell>
          <table:table-cell table:number-columns-repeated="23" table:style-name="ce187"/>
          <table:table-cell office:value-type="currency" office:value="653.74400000000014" table:formula="of:=SUM([.B93:.Y93]*[Economics.F$29])" table:number-matrix-columns-spanned="1" table:number-matrix-rows-spanned="1" table:style-name="ce259">
            <text:p><text:s/>$654<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50" table:formula="of:=[.B93]-[.B92]" table:style-name="ce207">
            <text:p>50<text:s/></text:p>
          </table:table-cell>
          <table:table-cell office:value-type="float" office:value="0" table:formula="of:=[.C93]-[.C92]" table:style-name="ce207"/>
          <table:table-cell office:value-type="float" office:value="0" table:formula="of:=[.D93]-[.D92]" table:style-name="ce207"/>
          <table:table-cell office:value-type="float" office:value="0" table:formula="of:=[.E93]-[.E92]" table:style-name="ce207"/>
          <table:table-cell office:value-type="float" office:value="0" table:formula="of:=[.F93]-[.F92]" table:style-name="ce207"/>
          <table:table-cell office:value-type="float" office:value="0" table:formula="of:=[.G93]-[.G92]" table:style-name="ce207"/>
          <table:table-cell office:value-type="float" office:value="0" table:formula="of:=[.H93]-[.H92]" table:style-name="ce207"/>
          <table:table-cell office:value-type="float" office:value="0" table:formula="of:=[.I93]-[.I92]" table:style-name="ce207"/>
          <table:table-cell office:value-type="float" office:value="0" table:formula="of:=[.J93]-[.J92]" table:style-name="ce207"/>
          <table:table-cell office:value-type="float" office:value="0" table:formula="of:=[.K93]-[.K92]" table:style-name="ce207"/>
          <table:table-cell office:value-type="float" office:value="0" table:formula="of:=[.L93]-[.L92]" table:style-name="ce207"/>
          <table:table-cell office:value-type="float" office:value="0" table:formula="of:=[.M93]-[.M92]" table:style-name="ce207"/>
          <table:table-cell office:value-type="float" office:value="0" table:formula="of:=[.N93]-[.N92]" table:style-name="ce207"/>
          <table:table-cell office:value-type="float" office:value="0" table:formula="of:=[.O93]-[.O92]" table:style-name="ce207"/>
          <table:table-cell office:value-type="float" office:value="0" table:formula="of:=[.P93]-[.P92]" table:style-name="ce207"/>
          <table:table-cell office:value-type="float" office:value="0" table:formula="of:=[.Q93]-[.Q92]" table:style-name="ce207"/>
          <table:table-cell office:value-type="float" office:value="0" table:formula="of:=[.R93]-[.R92]" table:style-name="ce207"/>
          <table:table-cell office:value-type="float" office:value="0" table:formula="of:=[.S93]-[.S92]" table:style-name="ce207"/>
          <table:table-cell office:value-type="float" office:value="0" table:formula="of:=[.T93]-[.T92]" table:style-name="ce207"/>
          <table:table-cell office:value-type="float" office:value="0" table:formula="of:=[.U93]-[.U92]" table:style-name="ce207"/>
          <table:table-cell office:value-type="float" office:value="0" table:formula="of:=[.V93]-[.V92]" table:style-name="ce207"/>
          <table:table-cell office:value-type="float" office:value="0" table:formula="of:=[.W93]-[.W92]" table:style-name="ce207"/>
          <table:table-cell office:value-type="float" office:value="0" table:formula="of:=[.X93]-[.X92]" table:style-name="ce207"/>
          <table:table-cell office:value-type="float" office:value="0" table:formula="of:=[.Y93]-[.Y92]" table:style-name="ce207"/>
          <table:table-cell office:value-type="currency" office:value="-653.74400000000014" table:formula="of:=[.Z92]-[.Z93]" table:style-name="ce261">
            <text:p><text:s/>$(654)</text:p>
          </table:table-cell>
          <table:table-cell table:style-name="ce175"/>
          <table:table-cell table:number-columns-repeated="16357"/>
        </table:table-row>
        <table:table-row table:style-name="ro4">
          <table:table-cell office:value-type="string" office:string-value="PV Unit 1" table:formula="of:=[Economics.A30]" table:style-name="ce184">
            <text:p>PV Unit 1</text:p>
          </table:table-cell>
          <table:table-cell office:value-type="float" office:value="201" table:formula="of:=[.B53]" table:style-name="ce182">
            <text:p>201</text:p>
          </table:table-cell>
          <table:table-cell office:value-type="float" office:value="201" table:formula="of:=[.C53]" table:style-name="ce182">
            <text:p>201</text:p>
          </table:table-cell>
          <table:table-cell office:value-type="float" office:value="202" table:formula="of:=[.D53]" table:style-name="ce182">
            <text:p>202</text:p>
          </table:table-cell>
          <table:table-cell office:value-type="float" office:value="201" table:formula="of:=[.E53]" table:style-name="ce182">
            <text:p>201</text:p>
          </table:table-cell>
          <table:table-cell office:value-type="float" office:value="201" table:formula="of:=[.F53]" table:style-name="ce182">
            <text:p>201</text:p>
          </table:table-cell>
          <table:table-cell office:value-type="float" office:value="201" table:formula="of:=[.G53]" table:style-name="ce182">
            <text:p>201</text:p>
          </table:table-cell>
          <table:table-cell office:value-type="float" office:value="202" table:formula="of:=[.H53]" table:style-name="ce182">
            <text:p>202</text:p>
          </table:table-cell>
          <table:table-cell office:value-type="float" office:value="201" table:formula="of:=[.I53]" table:style-name="ce182">
            <text:p>201</text:p>
          </table:table-cell>
          <table:table-cell office:value-type="float" office:value="202" table:formula="of:=[.J53]" table:style-name="ce182">
            <text:p>202</text:p>
          </table:table-cell>
          <table:table-cell office:value-type="float" office:value="201" table:formula="of:=[.K53]" table:style-name="ce182">
            <text:p>201</text:p>
          </table:table-cell>
          <table:table-cell office:value-type="float" office:value="201" table:formula="of:=[.L53]" table:style-name="ce182">
            <text:p>201</text:p>
          </table:table-cell>
          <table:table-cell office:value-type="float" office:value="201" table:formula="of:=[.M53]" table:style-name="ce182">
            <text:p>201</text:p>
          </table:table-cell>
          <table:table-cell office:value-type="float" office:value="201" table:formula="of:=[.N53]" table:style-name="ce182">
            <text:p>201</text:p>
          </table:table-cell>
          <table:table-cell office:value-type="float" office:value="201" table:formula="of:=[.O53]" table:style-name="ce182">
            <text:p>201</text:p>
          </table:table-cell>
          <table:table-cell office:value-type="float" office:value="201" table:formula="of:=[.P53]" table:style-name="ce182">
            <text:p>201</text:p>
          </table:table-cell>
          <table:table-cell office:value-type="float" office:value="201" table:formula="of:=[.Q53]" table:style-name="ce182">
            <text:p>201</text:p>
          </table:table-cell>
          <table:table-cell office:value-type="float" office:value="201" table:formula="of:=[.R53]" table:style-name="ce182">
            <text:p>201</text:p>
          </table:table-cell>
          <table:table-cell office:value-type="float" office:value="201" table:formula="of:=[.S53]" table:style-name="ce182">
            <text:p>201</text:p>
          </table:table-cell>
          <table:table-cell office:value-type="float" office:value="201" table:formula="of:=[.T53]" table:style-name="ce182">
            <text:p>201</text:p>
          </table:table-cell>
          <table:table-cell office:value-type="float" office:value="201" table:formula="of:=[.U53]" table:style-name="ce182">
            <text:p>201</text:p>
          </table:table-cell>
          <table:table-cell office:value-type="float" office:value="201" table:formula="of:=[.V53]" table:style-name="ce182">
            <text:p>201</text:p>
          </table:table-cell>
          <table:table-cell office:value-type="float" office:value="201" table:formula="of:=[.W53]" table:style-name="ce182">
            <text:p>201</text:p>
          </table:table-cell>
          <table:table-cell office:value-type="float" office:value="201" table:formula="of:=[.X53]" table:style-name="ce182">
            <text:p>201</text:p>
          </table:table-cell>
          <table:table-cell office:value-type="float" office:value="201" table:formula="of:=[.Y53]" table:style-name="ce182">
            <text:p>201</text:p>
          </table:table-cell>
          <table:table-cell office:value-type="currency" office:value="29425.391999999985" table:formula="of:=SUM([.B95:.Y95]*[Economics.F$30])" table:number-matrix-columns-spanned="1" table:number-matrix-rows-spanned="1" table:style-name="ce260">
            <text:p><text:s/>$29,425<text:s/></text:p>
          </table:table-cell>
          <table:table-cell table:style-name="ce175"/>
          <table:table-cell table:number-columns-repeated="16357"/>
        </table:table-row>
        <table:table-row table:style-name="ro4">
          <table:table-cell office:value-type="string" table:style-name="ce185">
            <text:p>Test:</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currency" office:value="29260.80000000001" table:formula="of:=SUM([.B96:.Y96]*[Economics.F$30])" table:number-matrix-columns-spanned="1" table:number-matrix-rows-spanned="1" table:style-name="ce259">
            <text:p><text:s/>$29,261<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1" table:formula="of:=[.B96]-[.B95]" table:style-name="ce207">
            <text:p>(1)</text:p>
          </table:table-cell>
          <table:table-cell office:value-type="float" office:value="-1" table:formula="of:=[.C96]-[.C95]" table:style-name="ce207">
            <text:p>(1)</text:p>
          </table:table-cell>
          <table:table-cell office:value-type="float" office:value="-2" table:formula="of:=[.D96]-[.D95]" table:style-name="ce207">
            <text:p>(2)</text:p>
          </table:table-cell>
          <table:table-cell office:value-type="float" office:value="-1" table:formula="of:=[.E96]-[.E95]" table:style-name="ce207">
            <text:p>(1)</text:p>
          </table:table-cell>
          <table:table-cell office:value-type="float" office:value="-1" table:formula="of:=[.F96]-[.F95]" table:style-name="ce207">
            <text:p>(1)</text:p>
          </table:table-cell>
          <table:table-cell office:value-type="float" office:value="-1" table:formula="of:=[.G96]-[.G95]" table:style-name="ce207">
            <text:p>(1)</text:p>
          </table:table-cell>
          <table:table-cell office:value-type="float" office:value="-2" table:formula="of:=[.H96]-[.H95]" table:style-name="ce207">
            <text:p>(2)</text:p>
          </table:table-cell>
          <table:table-cell office:value-type="float" office:value="-1" table:formula="of:=[.I96]-[.I95]" table:style-name="ce207">
            <text:p>(1)</text:p>
          </table:table-cell>
          <table:table-cell office:value-type="float" office:value="-2" table:formula="of:=[.J96]-[.J95]" table:style-name="ce207">
            <text:p>(2)</text:p>
          </table:table-cell>
          <table:table-cell office:value-type="float" office:value="-1" table:formula="of:=[.K96]-[.K95]" table:style-name="ce207">
            <text:p>(1)</text:p>
          </table:table-cell>
          <table:table-cell office:value-type="float" office:value="-1" table:formula="of:=[.L96]-[.L95]" table:style-name="ce207">
            <text:p>(1)</text:p>
          </table:table-cell>
          <table:table-cell office:value-type="float" office:value="-1" table:formula="of:=[.M96]-[.M95]" table:style-name="ce207">
            <text:p>(1)</text:p>
          </table:table-cell>
          <table:table-cell office:value-type="float" office:value="-1" table:formula="of:=[.N96]-[.N95]" table:style-name="ce207">
            <text:p>(1)</text:p>
          </table:table-cell>
          <table:table-cell office:value-type="float" office:value="-1" table:formula="of:=[.O96]-[.O95]" table:style-name="ce207">
            <text:p>(1)</text:p>
          </table:table-cell>
          <table:table-cell office:value-type="float" office:value="-1" table:formula="of:=[.P96]-[.P95]" table:style-name="ce207">
            <text:p>(1)</text:p>
          </table:table-cell>
          <table:table-cell office:value-type="float" office:value="-1" table:formula="of:=[.Q96]-[.Q95]" table:style-name="ce207">
            <text:p>(1)</text:p>
          </table:table-cell>
          <table:table-cell office:value-type="float" office:value="-1" table:formula="of:=[.R96]-[.R95]" table:style-name="ce207">
            <text:p>(1)</text:p>
          </table:table-cell>
          <table:table-cell office:value-type="float" office:value="-1" table:formula="of:=[.S96]-[.S95]" table:style-name="ce207">
            <text:p>(1)</text:p>
          </table:table-cell>
          <table:table-cell office:value-type="float" office:value="-1" table:formula="of:=[.T96]-[.T95]" table:style-name="ce207">
            <text:p>(1)</text:p>
          </table:table-cell>
          <table:table-cell office:value-type="float" office:value="-1" table:formula="of:=[.U96]-[.U95]" table:style-name="ce207">
            <text:p>(1)</text:p>
          </table:table-cell>
          <table:table-cell office:value-type="float" office:value="-1" table:formula="of:=[.V96]-[.V95]" table:style-name="ce207">
            <text:p>(1)</text:p>
          </table:table-cell>
          <table:table-cell office:value-type="float" office:value="-1" table:formula="of:=[.W96]-[.W95]" table:style-name="ce207">
            <text:p>(1)</text:p>
          </table:table-cell>
          <table:table-cell office:value-type="float" office:value="-1" table:formula="of:=[.X96]-[.X95]" table:style-name="ce207">
            <text:p>(1)</text:p>
          </table:table-cell>
          <table:table-cell office:value-type="float" office:value="-1" table:formula="of:=[.Y96]-[.Y95]" table:style-name="ce207">
            <text:p>(1)</text:p>
          </table:table-cell>
          <table:table-cell office:value-type="currency" office:value="164.59199999997509" table:formula="of:=[.Z95]-[.Z96]" table:style-name="ce261">
            <text:p><text:s/>$165<text:s/></text:p>
          </table:table-cell>
          <table:table-cell table:style-name="ce175"/>
          <table:table-cell table:number-columns-repeated="16357" table:style-name="ce160"/>
        </table:table-row>
        <table:table-row table:style-name="ro4">
          <table:table-cell office:value-type="string" office:string-value="PV Unit 2" table:formula="of:=[Economics.A31]" table:style-name="ce184">
            <text:p>PV Unit 2</text:p>
          </table:table-cell>
          <table:table-cell office:value-type="float" office:value="201" table:formula="of:=[.B54]" table:style-name="ce182">
            <text:p>201</text:p>
          </table:table-cell>
          <table:table-cell office:value-type="float" office:value="201" table:formula="of:=[.C54]" table:style-name="ce182">
            <text:p>201</text:p>
          </table:table-cell>
          <table:table-cell office:value-type="float" office:value="202" table:formula="of:=[.D54]" table:style-name="ce182">
            <text:p>202</text:p>
          </table:table-cell>
          <table:table-cell office:value-type="float" office:value="201" table:formula="of:=[.E54]" table:style-name="ce182">
            <text:p>201</text:p>
          </table:table-cell>
          <table:table-cell office:value-type="float" office:value="201" table:formula="of:=[.F54]" table:style-name="ce182">
            <text:p>201</text:p>
          </table:table-cell>
          <table:table-cell office:value-type="float" office:value="201" table:formula="of:=[.G54]" table:style-name="ce182">
            <text:p>201</text:p>
          </table:table-cell>
          <table:table-cell office:value-type="float" office:value="202" table:formula="of:=[.H54]" table:style-name="ce182">
            <text:p>202</text:p>
          </table:table-cell>
          <table:table-cell office:value-type="float" office:value="201" table:formula="of:=[.I54]" table:style-name="ce182">
            <text:p>201</text:p>
          </table:table-cell>
          <table:table-cell office:value-type="float" office:value="202" table:formula="of:=[.J54]" table:style-name="ce182">
            <text:p>202</text:p>
          </table:table-cell>
          <table:table-cell office:value-type="float" office:value="201" table:formula="of:=[.K54]" table:style-name="ce182">
            <text:p>201</text:p>
          </table:table-cell>
          <table:table-cell office:value-type="float" office:value="201" table:formula="of:=[.L54]" table:style-name="ce182">
            <text:p>201</text:p>
          </table:table-cell>
          <table:table-cell office:value-type="float" office:value="201" table:formula="of:=[.M54]" table:style-name="ce182">
            <text:p>201</text:p>
          </table:table-cell>
          <table:table-cell office:value-type="float" office:value="201" table:formula="of:=[.N54]" table:style-name="ce182">
            <text:p>201</text:p>
          </table:table-cell>
          <table:table-cell office:value-type="float" office:value="201" table:formula="of:=[.O54]" table:style-name="ce182">
            <text:p>201</text:p>
          </table:table-cell>
          <table:table-cell office:value-type="float" office:value="201" table:formula="of:=[.P54]" table:style-name="ce182">
            <text:p>201</text:p>
          </table:table-cell>
          <table:table-cell office:value-type="float" office:value="201" table:formula="of:=[.Q54]" table:style-name="ce182">
            <text:p>201</text:p>
          </table:table-cell>
          <table:table-cell office:value-type="float" office:value="201" table:formula="of:=[.R54]" table:style-name="ce182">
            <text:p>201</text:p>
          </table:table-cell>
          <table:table-cell office:value-type="float" office:value="201" table:formula="of:=[.S54]" table:style-name="ce182">
            <text:p>201</text:p>
          </table:table-cell>
          <table:table-cell office:value-type="float" office:value="201" table:formula="of:=[.T54]" table:style-name="ce182">
            <text:p>201</text:p>
          </table:table-cell>
          <table:table-cell office:value-type="float" office:value="201" table:formula="of:=[.U54]" table:style-name="ce182">
            <text:p>201</text:p>
          </table:table-cell>
          <table:table-cell office:value-type="float" office:value="201" table:formula="of:=[.V54]" table:style-name="ce182">
            <text:p>201</text:p>
          </table:table-cell>
          <table:table-cell office:value-type="float" office:value="201" table:formula="of:=[.W54]" table:style-name="ce182">
            <text:p>201</text:p>
          </table:table-cell>
          <table:table-cell office:value-type="float" office:value="201" table:formula="of:=[.X54]" table:style-name="ce182">
            <text:p>201</text:p>
          </table:table-cell>
          <table:table-cell office:value-type="float" office:value="201" table:formula="of:=[.Y54]" table:style-name="ce182">
            <text:p>201</text:p>
          </table:table-cell>
          <table:table-cell office:value-type="currency" office:value="29425.391999999985" table:formula="of:=SUM([.B98:.Y98]*[Economics.F$31])" table:number-matrix-columns-spanned="1" table:number-matrix-rows-spanned="1" table:style-name="ce260">
            <text:p><text:s/>$29,425<text:s/></text:p>
          </table:table-cell>
          <table:table-cell table:style-name="ce175"/>
          <table:table-cell table:number-columns-repeated="16357" table:style-name="ce160"/>
        </table:table-row>
        <table:table-row table:style-name="ro4">
          <table:table-cell office:value-type="string" table:style-name="ce185">
            <text:p>Test:</text:p>
          </table:table-cell>
          <table:table-cell office:value-type="float" office:value="194" table:style-name="ce187">
            <text:p>194</text:p>
          </table:table-cell>
          <table:table-cell office:value-type="float" office:value="194" table:style-name="ce187">
            <text:p>194</text:p>
          </table:table-cell>
          <table:table-cell office:value-type="float" office:value="194" table:style-name="ce187">
            <text:p>194</text:p>
          </table:table-cell>
          <table:table-cell office:value-type="float" office:value="194" table:style-name="ce187">
            <text:p>194</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float" office:value="195" table:style-name="ce187">
            <text:p>195</text:p>
          </table:table-cell>
          <table:table-cell office:value-type="currency" office:value="28504.896000000008" table:formula="of:=SUM([.B99:.Y99]*[Economics.F$31])" table:number-matrix-columns-spanned="1" table:number-matrix-rows-spanned="1" table:style-name="ce259">
            <text:p><text:s/>$28,505<text:s/></text:p>
          </table:table-cell>
          <table:table-cell table:style-name="ce175"/>
          <table:table-cell table:number-columns-repeated="16357" table:style-name="ce160"/>
        </table:table-row>
        <table:table-row table:style-name="ro3">
          <table:table-cell office:value-type="string" table:style-name="ce188">
            <text:p>Difference:</text:p>
          </table:table-cell>
          <table:table-cell office:value-type="float" office:value="-7" table:formula="of:=[.B99]-[.B98]" table:style-name="ce207">
            <text:p>(7)</text:p>
          </table:table-cell>
          <table:table-cell office:value-type="float" office:value="-7" table:formula="of:=[.C99]-[.C98]" table:style-name="ce207">
            <text:p>(7)</text:p>
          </table:table-cell>
          <table:table-cell office:value-type="float" office:value="-8" table:formula="of:=[.D99]-[.D98]" table:style-name="ce207">
            <text:p>(8)</text:p>
          </table:table-cell>
          <table:table-cell office:value-type="float" office:value="-7" table:formula="of:=[.E99]-[.E98]" table:style-name="ce207">
            <text:p>(7)</text:p>
          </table:table-cell>
          <table:table-cell office:value-type="float" office:value="-6" table:formula="of:=[.F99]-[.F98]" table:style-name="ce207">
            <text:p>(6)</text:p>
          </table:table-cell>
          <table:table-cell office:value-type="float" office:value="-6" table:formula="of:=[.G99]-[.G98]" table:style-name="ce207">
            <text:p>(6)</text:p>
          </table:table-cell>
          <table:table-cell office:value-type="float" office:value="-7" table:formula="of:=[.H99]-[.H98]" table:style-name="ce207">
            <text:p>(7)</text:p>
          </table:table-cell>
          <table:table-cell office:value-type="float" office:value="-6" table:formula="of:=[.I99]-[.I98]" table:style-name="ce207">
            <text:p>(6)</text:p>
          </table:table-cell>
          <table:table-cell office:value-type="float" office:value="-7" table:formula="of:=[.J99]-[.J98]" table:style-name="ce207">
            <text:p>(7)</text:p>
          </table:table-cell>
          <table:table-cell office:value-type="float" office:value="-6" table:formula="of:=[.K99]-[.K98]" table:style-name="ce207">
            <text:p>(6)</text:p>
          </table:table-cell>
          <table:table-cell office:value-type="float" office:value="-6" table:formula="of:=[.L99]-[.L98]" table:style-name="ce207">
            <text:p>(6)</text:p>
          </table:table-cell>
          <table:table-cell office:value-type="float" office:value="-6" table:formula="of:=[.M99]-[.M98]" table:style-name="ce207">
            <text:p>(6)</text:p>
          </table:table-cell>
          <table:table-cell office:value-type="float" office:value="-6" table:formula="of:=[.N99]-[.N98]" table:style-name="ce207">
            <text:p>(6)</text:p>
          </table:table-cell>
          <table:table-cell office:value-type="float" office:value="-6" table:formula="of:=[.O99]-[.O98]" table:style-name="ce207">
            <text:p>(6)</text:p>
          </table:table-cell>
          <table:table-cell office:value-type="float" office:value="-6" table:formula="of:=[.P99]-[.P98]" table:style-name="ce207">
            <text:p>(6)</text:p>
          </table:table-cell>
          <table:table-cell office:value-type="float" office:value="-6" table:formula="of:=[.Q99]-[.Q98]" table:style-name="ce207">
            <text:p>(6)</text:p>
          </table:table-cell>
          <table:table-cell office:value-type="float" office:value="-6" table:formula="of:=[.R99]-[.R98]" table:style-name="ce207">
            <text:p>(6)</text:p>
          </table:table-cell>
          <table:table-cell office:value-type="float" office:value="-6" table:formula="of:=[.S99]-[.S98]" table:style-name="ce207">
            <text:p>(6)</text:p>
          </table:table-cell>
          <table:table-cell office:value-type="float" office:value="-6" table:formula="of:=[.T99]-[.T98]" table:style-name="ce207">
            <text:p>(6)</text:p>
          </table:table-cell>
          <table:table-cell office:value-type="float" office:value="-6" table:formula="of:=[.U99]-[.U98]" table:style-name="ce207">
            <text:p>(6)</text:p>
          </table:table-cell>
          <table:table-cell office:value-type="float" office:value="-6" table:formula="of:=[.V99]-[.V98]" table:style-name="ce207">
            <text:p>(6)</text:p>
          </table:table-cell>
          <table:table-cell office:value-type="float" office:value="-6" table:formula="of:=[.W99]-[.W98]" table:style-name="ce207">
            <text:p>(6)</text:p>
          </table:table-cell>
          <table:table-cell office:value-type="float" office:value="-6" table:formula="of:=[.X99]-[.X98]" table:style-name="ce207">
            <text:p>(6)</text:p>
          </table:table-cell>
          <table:table-cell office:value-type="float" office:value="-6" table:formula="of:=[.Y99]-[.Y98]" table:style-name="ce207">
            <text:p>(6)</text:p>
          </table:table-cell>
          <table:table-cell office:value-type="currency" office:value="920.49599999997736" table:formula="of:=[.Z98]-[.Z99]" table:style-name="ce261">
            <text:p><text:s/>$920<text:s/></text:p>
          </table:table-cell>
          <table:table-cell table:style-name="ce175"/>
          <table:table-cell table:number-columns-repeated="16357" table:style-name="ce160"/>
        </table:table-row>
        <table:table-row table:style-name="ro4">
          <table:table-cell office:value-type="string" office:string-value="PV Unit 3" table:formula="of:=[Economics.A32]" table:style-name="ce184">
            <text:p>PV Unit 3</text:p>
          </table:table-cell>
          <table:table-cell office:value-type="float" office:value="201" table:formula="of:=[.B55]" table:style-name="ce182">
            <text:p>201</text:p>
          </table:table-cell>
          <table:table-cell office:value-type="float" office:value="201" table:formula="of:=[.C55]" table:style-name="ce182">
            <text:p>201</text:p>
          </table:table-cell>
          <table:table-cell office:value-type="float" office:value="202" table:formula="of:=[.D55]" table:style-name="ce182">
            <text:p>202</text:p>
          </table:table-cell>
          <table:table-cell office:value-type="float" office:value="201" table:formula="of:=[.E55]" table:style-name="ce182">
            <text:p>201</text:p>
          </table:table-cell>
          <table:table-cell office:value-type="float" office:value="201" table:formula="of:=[.F55]" table:style-name="ce182">
            <text:p>201</text:p>
          </table:table-cell>
          <table:table-cell office:value-type="float" office:value="201" table:formula="of:=[.G55]" table:style-name="ce182">
            <text:p>201</text:p>
          </table:table-cell>
          <table:table-cell office:value-type="float" office:value="202" table:formula="of:=[.H55]" table:style-name="ce182">
            <text:p>202</text:p>
          </table:table-cell>
          <table:table-cell office:value-type="float" office:value="201" table:formula="of:=[.I55]" table:style-name="ce182">
            <text:p>201</text:p>
          </table:table-cell>
          <table:table-cell office:value-type="float" office:value="202" table:formula="of:=[.J55]" table:style-name="ce182">
            <text:p>202</text:p>
          </table:table-cell>
          <table:table-cell office:value-type="float" office:value="201" table:formula="of:=[.K55]" table:style-name="ce182">
            <text:p>201</text:p>
          </table:table-cell>
          <table:table-cell office:value-type="float" office:value="201" table:formula="of:=[.L55]" table:style-name="ce182">
            <text:p>201</text:p>
          </table:table-cell>
          <table:table-cell office:value-type="float" office:value="201" table:formula="of:=[.M55]" table:style-name="ce182">
            <text:p>201</text:p>
          </table:table-cell>
          <table:table-cell office:value-type="float" office:value="201" table:formula="of:=[.N55]" table:style-name="ce182">
            <text:p>201</text:p>
          </table:table-cell>
          <table:table-cell office:value-type="float" office:value="201" table:formula="of:=[.O55]" table:style-name="ce182">
            <text:p>201</text:p>
          </table:table-cell>
          <table:table-cell office:value-type="float" office:value="201" table:formula="of:=[.P55]" table:style-name="ce182">
            <text:p>201</text:p>
          </table:table-cell>
          <table:table-cell office:value-type="float" office:value="201" table:formula="of:=[.Q55]" table:style-name="ce182">
            <text:p>201</text:p>
          </table:table-cell>
          <table:table-cell office:value-type="float" office:value="201" table:formula="of:=[.R55]" table:style-name="ce182">
            <text:p>201</text:p>
          </table:table-cell>
          <table:table-cell office:value-type="float" office:value="202" table:formula="of:=[.S55]" table:style-name="ce182">
            <text:p>202</text:p>
          </table:table-cell>
          <table:table-cell office:value-type="float" office:value="201" table:formula="of:=[.T55]" table:style-name="ce182">
            <text:p>201</text:p>
          </table:table-cell>
          <table:table-cell office:value-type="float" office:value="201" table:formula="of:=[.U55]" table:style-name="ce182">
            <text:p>201</text:p>
          </table:table-cell>
          <table:table-cell office:value-type="float" office:value="201" table:formula="of:=[.V55]" table:style-name="ce182">
            <text:p>201</text:p>
          </table:table-cell>
          <table:table-cell office:value-type="float" office:value="201" table:formula="of:=[.W55]" table:style-name="ce182">
            <text:p>201</text:p>
          </table:table-cell>
          <table:table-cell office:value-type="float" office:value="201" table:formula="of:=[.X55]" table:style-name="ce182">
            <text:p>201</text:p>
          </table:table-cell>
          <table:table-cell office:value-type="float" office:value="201" table:formula="of:=[.Y55]" table:style-name="ce182">
            <text:p>201</text:p>
          </table:table-cell>
          <table:table-cell office:value-type="currency" office:value="29431.487999999987" table:formula="of:=SUM([.B101:.Y101]*[Economics.F$32])" table:number-matrix-columns-spanned="1" table:number-matrix-rows-spanned="1" table:style-name="ce260">
            <text:p><text:s/>$29,431<text:s/></text:p>
          </table:table-cell>
          <table:table-cell table:style-name="ce175"/>
          <table:table-cell table:number-columns-repeated="16357" table:style-name="ce160"/>
        </table:table-row>
        <table:table-row table:style-name="ro4">
          <table:table-cell office:value-type="string" table:style-name="ce185">
            <text:p>Test:</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float" office:value="200" table:style-name="ce187">
            <text:p>200</text:p>
          </table:table-cell>
          <table:table-cell office:value-type="currency" office:value="29260.80000000001" table:formula="of:=SUM([.B102:.Y102]*[Economics.F$32])" table:number-matrix-columns-spanned="1" table:number-matrix-rows-spanned="1" table:style-name="ce259">
            <text:p><text:s/>$29,261<text:s/></text:p>
          </table:table-cell>
          <table:table-cell table:style-name="ce175"/>
          <table:table-cell table:number-columns-repeated="16357" table:style-name="ce160"/>
        </table:table-row>
        <table:table-row table:style-name="ro3">
          <table:table-cell office:value-type="string" table:style-name="ce188">
            <text:p>Difference:</text:p>
          </table:table-cell>
          <table:table-cell office:value-type="float" office:value="-1" table:formula="of:=[.B102]-[.B101]" table:style-name="ce207">
            <text:p>(1)</text:p>
          </table:table-cell>
          <table:table-cell office:value-type="float" office:value="-1" table:formula="of:=[.C102]-[.C101]" table:style-name="ce207">
            <text:p>(1)</text:p>
          </table:table-cell>
          <table:table-cell office:value-type="float" office:value="-2" table:formula="of:=[.D102]-[.D101]" table:style-name="ce207">
            <text:p>(2)</text:p>
          </table:table-cell>
          <table:table-cell office:value-type="float" office:value="-1" table:formula="of:=[.E102]-[.E101]" table:style-name="ce207">
            <text:p>(1)</text:p>
          </table:table-cell>
          <table:table-cell office:value-type="float" office:value="-1" table:formula="of:=[.F102]-[.F101]" table:style-name="ce207">
            <text:p>(1)</text:p>
          </table:table-cell>
          <table:table-cell office:value-type="float" office:value="-1" table:formula="of:=[.G102]-[.G101]" table:style-name="ce207">
            <text:p>(1)</text:p>
          </table:table-cell>
          <table:table-cell office:value-type="float" office:value="-2" table:formula="of:=[.H102]-[.H101]" table:style-name="ce207">
            <text:p>(2)</text:p>
          </table:table-cell>
          <table:table-cell office:value-type="float" office:value="-1" table:formula="of:=[.I102]-[.I101]" table:style-name="ce207">
            <text:p>(1)</text:p>
          </table:table-cell>
          <table:table-cell office:value-type="float" office:value="-2" table:formula="of:=[.J102]-[.J101]" table:style-name="ce207">
            <text:p>(2)</text:p>
          </table:table-cell>
          <table:table-cell office:value-type="float" office:value="-1" table:formula="of:=[.K102]-[.K101]" table:style-name="ce207">
            <text:p>(1)</text:p>
          </table:table-cell>
          <table:table-cell office:value-type="float" office:value="-1" table:formula="of:=[.L102]-[.L101]" table:style-name="ce207">
            <text:p>(1)</text:p>
          </table:table-cell>
          <table:table-cell office:value-type="float" office:value="-1" table:formula="of:=[.M102]-[.M101]" table:style-name="ce207">
            <text:p>(1)</text:p>
          </table:table-cell>
          <table:table-cell office:value-type="float" office:value="-1" table:formula="of:=[.N102]-[.N101]" table:style-name="ce207">
            <text:p>(1)</text:p>
          </table:table-cell>
          <table:table-cell office:value-type="float" office:value="-1" table:formula="of:=[.O102]-[.O101]" table:style-name="ce207">
            <text:p>(1)</text:p>
          </table:table-cell>
          <table:table-cell office:value-type="float" office:value="-1" table:formula="of:=[.P102]-[.P101]" table:style-name="ce207">
            <text:p>(1)</text:p>
          </table:table-cell>
          <table:table-cell office:value-type="float" office:value="-1" table:formula="of:=[.Q102]-[.Q101]" table:style-name="ce207">
            <text:p>(1)</text:p>
          </table:table-cell>
          <table:table-cell office:value-type="float" office:value="-1" table:formula="of:=[.R102]-[.R101]" table:style-name="ce207">
            <text:p>(1)</text:p>
          </table:table-cell>
          <table:table-cell office:value-type="float" office:value="-2" table:formula="of:=[.S102]-[.S101]" table:style-name="ce207">
            <text:p>(2)</text:p>
          </table:table-cell>
          <table:table-cell office:value-type="float" office:value="-1" table:formula="of:=[.T102]-[.T101]" table:style-name="ce207">
            <text:p>(1)</text:p>
          </table:table-cell>
          <table:table-cell office:value-type="float" office:value="-1" table:formula="of:=[.U102]-[.U101]" table:style-name="ce207">
            <text:p>(1)</text:p>
          </table:table-cell>
          <table:table-cell office:value-type="float" office:value="-1" table:formula="of:=[.V102]-[.V101]" table:style-name="ce207">
            <text:p>(1)</text:p>
          </table:table-cell>
          <table:table-cell office:value-type="float" office:value="-1" table:formula="of:=[.W102]-[.W101]" table:style-name="ce207">
            <text:p>(1)</text:p>
          </table:table-cell>
          <table:table-cell office:value-type="float" office:value="-1" table:formula="of:=[.X102]-[.X101]" table:style-name="ce207">
            <text:p>(1)</text:p>
          </table:table-cell>
          <table:table-cell office:value-type="float" office:value="-1" table:formula="of:=[.Y102]-[.Y101]" table:style-name="ce207">
            <text:p>(1)</text:p>
          </table:table-cell>
          <table:table-cell office:value-type="currency" office:value="170.68799999997646" table:formula="of:=[.Z101]-[.Z102]" table:style-name="ce261">
            <text:p><text:s/>$171<text:s/></text:p>
          </table:table-cell>
          <table:table-cell table:style-name="ce175"/>
          <table:table-cell table:number-columns-repeated="16357" table:style-name="ce160"/>
        </table:table-row>
        <table:table-row table:style-name="ro4">
          <table:table-cell office:value-type="string" office:string-value="Newman 1" table:formula="of:=[Economics.A34]" table:style-name="ce184">
            <text:p>Newman 1</text:p>
          </table:table-cell>
          <table:table-cell office:value-type="float" office:value="31" table:style-name="ce182">
            <text:p>31</text:p>
          </table:table-cell>
          <table:table-cell office:value-type="float" office:value="0" table:formula="of:=[.C41]" table:style-name="ce182"/>
          <table:table-cell office:value-type="float" office:value="0" table:formula="of:=[.D41]" table:style-name="ce182"/>
          <table:table-cell office:value-type="float" office:value="0" table:formula="of:=[.E41]" table:style-name="ce182"/>
          <table:table-cell office:value-type="float" office:value="0" table:formula="of:=[.F41]" table:style-name="ce182"/>
          <table:table-cell office:value-type="float" office:value="0" table:formula="of:=[.G41]" table:style-name="ce182"/>
          <table:table-cell office:value-type="float" office:value="0" table:formula="of:=[.H41]" table:style-name="ce182"/>
          <table:table-cell office:value-type="float" office:value="0" table:formula="of:=[.I41]" table:style-name="ce182"/>
          <table:table-cell office:value-type="float" office:value="0" table:formula="of:=[.J41]" table:style-name="ce182"/>
          <table:table-cell office:value-type="float" office:value="0" table:formula="of:=[.K41]" table:style-name="ce182"/>
          <table:table-cell office:value-type="float" office:value="0" table:formula="of:=[.L41]" table:style-name="ce182"/>
          <table:table-cell office:value-type="float" office:value="0" table:formula="of:=[.M41]" table:style-name="ce182"/>
          <table:table-cell office:value-type="float" office:value="0" table:formula="of:=[.N41]" table:style-name="ce182"/>
          <table:table-cell office:value-type="float" office:value="0" table:formula="of:=[.O41]" table:style-name="ce182"/>
          <table:table-cell office:value-type="float" office:value="0" table:formula="of:=[.P41]" table:style-name="ce182"/>
          <table:table-cell office:value-type="float" office:value="0" table:formula="of:=[.Q41]" table:style-name="ce182"/>
          <table:table-cell office:value-type="float" office:value="0" table:formula="of:=[.R41]" table:style-name="ce182"/>
          <table:table-cell office:value-type="float" office:value="34" table:style-name="ce182">
            <text:p>34</text:p>
          </table:table-cell>
          <table:table-cell office:value-type="float" office:value="34" table:style-name="ce182">
            <text:p>34</text:p>
          </table:table-cell>
          <table:table-cell office:value-type="float" office:value="34" table:style-name="ce182">
            <text:p>34</text:p>
          </table:table-cell>
          <table:table-cell office:value-type="float" office:value="34" table:style-name="ce182">
            <text:p>34</text:p>
          </table:table-cell>
          <table:table-cell office:value-type="float" office:value="0" table:formula="of:=[.W41]" table:style-name="ce182"/>
          <table:table-cell office:value-type="float" office:value="0" table:formula="of:=[.X41]" table:style-name="ce182"/>
          <table:table-cell office:value-type="float" office:value="0" table:formula="of:=[.Y41]" table:style-name="ce182"/>
          <table:table-cell office:value-type="float" office:value="167" table:formula="of:=SUM([.B104:.Y104])" table:style-name="ce220">
            <text:p>167</text:p>
          </table:table-cell>
          <table:table-cell office:value-type="string" table:style-name="ce319">
            <text:p>40 MW Max<text:s/></text:p>
          </table:table-cell>
          <table:table-cell table:number-columns-repeated="16357" table:style-name="ce160"/>
        </table:table-row>
        <table:table-row table:style-name="ro4">
          <table:table-cell office:value-type="float" office:value="1.96" table:formula="of:=[Economics.$I34]" table:style-name="ce186">
            <text:p>Fuel Cost: 1.96</text:p>
          </table:table-cell>
          <table:table-cell office:value-type="float" office:value="0" table:formula="of:=IndGencost([.B104];OFFSET($$HeatRateStart;1;MATCH([.$A104];$$HeatRateNames;0)-1;250;1);[.$A105])" table:style-name="ce190">
            <text:p>#NAME?</text:p>
          </table:table-cell>
          <table:table-cell office:value-type="float" office:value="0" table:formula="of:=IndGencost([.C104];OFFSET($$HeatRateStart;1;MATCH([.$A104];$$HeatRateNames;0)-1;250;1);[.$A105])" table:style-name="ce190">
            <text:p>#NAME?</text:p>
          </table:table-cell>
          <table:table-cell office:value-type="float" office:value="0" table:formula="of:=IndGencost([.D104];OFFSET($$HeatRateStart;1;MATCH([.$A104];$$HeatRateNames;0)-1;250;1);[.$A105])" table:style-name="ce190">
            <text:p>#NAME?</text:p>
          </table:table-cell>
          <table:table-cell office:value-type="float" office:value="0" table:formula="of:=IndGencost([.E104];OFFSET($$HeatRateStart;1;MATCH([.$A104];$$HeatRateNames;0)-1;250;1);[.$A105])" table:style-name="ce190">
            <text:p>#NAME?</text:p>
          </table:table-cell>
          <table:table-cell office:value-type="float" office:value="0" table:formula="of:=IndGencost([.F104];OFFSET($$HeatRateStart;1;MATCH([.$A104];$$HeatRateNames;0)-1;250;1);[.$A105])" table:style-name="ce190">
            <text:p>#NAME?</text:p>
          </table:table-cell>
          <table:table-cell office:value-type="float" office:value="0" table:formula="of:=IndGencost([.G104];OFFSET($$HeatRateStart;1;MATCH([.$A104];$$HeatRateNames;0)-1;250;1);[.$A105])" table:style-name="ce190">
            <text:p>#NAME?</text:p>
          </table:table-cell>
          <table:table-cell office:value-type="float" office:value="0" table:formula="of:=IndGencost([.H104];OFFSET($$HeatRateStart;1;MATCH([.$A104];$$HeatRateNames;0)-1;250;1);[.$A105])" table:style-name="ce190">
            <text:p>#NAME?</text:p>
          </table:table-cell>
          <table:table-cell office:value-type="float" office:value="0" table:formula="of:=IndGencost([.I104];OFFSET($$HeatRateStart;1;MATCH([.$A104];$$HeatRateNames;0)-1;250;1);[.$A105])" table:style-name="ce190">
            <text:p>#NAME?</text:p>
          </table:table-cell>
          <table:table-cell office:value-type="float" office:value="0" table:formula="of:=IndGencost([.J104];OFFSET($$HeatRateStart;1;MATCH([.$A104];$$HeatRateNames;0)-1;250;1);[.$A105])" table:style-name="ce190">
            <text:p>#NAME?</text:p>
          </table:table-cell>
          <table:table-cell office:value-type="float" office:value="0" table:formula="of:=IndGencost([.K104];OFFSET($$HeatRateStart;1;MATCH([.$A104];$$HeatRateNames;0)-1;250;1);[.$A105])" table:style-name="ce190">
            <text:p>#NAME?</text:p>
          </table:table-cell>
          <table:table-cell office:value-type="float" office:value="0" table:formula="of:=IndGencost([.L104];OFFSET($$HeatRateStart;1;MATCH([.$A104];$$HeatRateNames;0)-1;250;1);[.$A105])" table:style-name="ce190">
            <text:p>#NAME?</text:p>
          </table:table-cell>
          <table:table-cell office:value-type="float" office:value="0" table:formula="of:=IndGencost([.M104];OFFSET($$HeatRateStart;1;MATCH([.$A104];$$HeatRateNames;0)-1;250;1);[.$A105])" table:style-name="ce190">
            <text:p>#NAME?</text:p>
          </table:table-cell>
          <table:table-cell office:value-type="float" office:value="0" table:formula="of:=IndGencost([.N104];OFFSET($$HeatRateStart;1;MATCH([.$A104];$$HeatRateNames;0)-1;250;1);[.$A105])" table:style-name="ce190">
            <text:p>#NAME?</text:p>
          </table:table-cell>
          <table:table-cell office:value-type="float" office:value="0" table:formula="of:=IndGencost([.O104];OFFSET($$HeatRateStart;1;MATCH([.$A104];$$HeatRateNames;0)-1;250;1);[.$A105])" table:style-name="ce190">
            <text:p>#NAME?</text:p>
          </table:table-cell>
          <table:table-cell office:value-type="float" office:value="0" table:formula="of:=IndGencost([.P104];OFFSET($$HeatRateStart;1;MATCH([.$A104];$$HeatRateNames;0)-1;250;1);[.$A105])" table:style-name="ce190">
            <text:p>#NAME?</text:p>
          </table:table-cell>
          <table:table-cell office:value-type="float" office:value="0" table:formula="of:=IndGencost([.Q104];OFFSET($$HeatRateStart;1;MATCH([.$A104];$$HeatRateNames;0)-1;250;1);[.$A105])" table:style-name="ce190">
            <text:p>#NAME?</text:p>
          </table:table-cell>
          <table:table-cell office:value-type="float" office:value="0" table:formula="of:=IndGencost([.R104];OFFSET($$HeatRateStart;1;MATCH([.$A104];$$HeatRateNames;0)-1;250;1);[.$A105])" table:style-name="ce190">
            <text:p>#NAME?</text:p>
          </table:table-cell>
          <table:table-cell office:value-type="float" office:value="0" table:formula="of:=IndGencost([.S104];OFFSET($$HeatRateStart;1;MATCH([.$A104];$$HeatRateNames;0)-1;250;1);[.$A105])" table:style-name="ce190">
            <text:p>#NAME?</text:p>
          </table:table-cell>
          <table:table-cell office:value-type="float" office:value="0" table:formula="of:=IndGencost([.T104];OFFSET($$HeatRateStart;1;MATCH([.$A104];$$HeatRateNames;0)-1;250;1);[.$A105])" table:style-name="ce190">
            <text:p>#NAME?</text:p>
          </table:table-cell>
          <table:table-cell office:value-type="float" office:value="0" table:formula="of:=IndGencost([.U104];OFFSET($$HeatRateStart;1;MATCH([.$A104];$$HeatRateNames;0)-1;250;1);[.$A105])" table:style-name="ce190">
            <text:p>#NAME?</text:p>
          </table:table-cell>
          <table:table-cell office:value-type="float" office:value="0" table:formula="of:=IndGencost([.V104];OFFSET($$HeatRateStart;1;MATCH([.$A104];$$HeatRateNames;0)-1;250;1);[.$A105])" table:style-name="ce190">
            <text:p>#NAME?</text:p>
          </table:table-cell>
          <table:table-cell office:value-type="float" office:value="0" table:formula="of:=IndGencost([.W104];OFFSET($$HeatRateStart;1;MATCH([.$A104];$$HeatRateNames;0)-1;250;1);[.$A105])" table:style-name="ce190">
            <text:p>#NAME?</text:p>
          </table:table-cell>
          <table:table-cell office:value-type="float" office:value="0" table:formula="of:=IndGencost([.X104];OFFSET($$HeatRateStart;1;MATCH([.$A104];$$HeatRateNames;0)-1;250;1);[.$A105])" table:style-name="ce190">
            <text:p>#NAME?</text:p>
          </table:table-cell>
          <table:table-cell office:value-type="float" office:value="0" table:formula="of:=IndGencost([.Y104];OFFSET($$HeatRateStart;1;MATCH([.$A104];$$HeatRateNames;0)-1;250;1);[.$A105])" table:style-name="ce190">
            <text:p>#NAME?</text:p>
          </table:table-cell>
          <table:table-cell office:value-type="currency" office:value="0" table:formula="of:=SUM([.B104:.Y104]*[.B105:.Y105])" table:number-matrix-columns-spanned="1" table:number-matrix-rows-spanned="1" table:style-name="ce260">
            <text:p><text:s/>#NAME?<text:s/></text:p>
          </table:table-cell>
          <table:table-cell office:value-type="string" table:style-name="ce319">
            <text:p>Spin Res</text:p>
          </table:table-cell>
          <table:table-cell table:number-columns-repeated="16357" table:style-name="ce160"/>
        </table:table-row>
        <table:table-row table:style-name="ro4">
          <table:table-cell office:value-type="string" table:style-name="ce185">
            <text:p>(30-70) Test:</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30" table:style-name="ce187">
            <text:p>30</text:p>
          </table:table-cell>
          <table:table-cell office:value-type="float" office:value="720" table:formula="of:=SUM([.B106:.Y106])" table:style-name="ce221">
            <text:p>720</text:p>
          </table:table-cell>
          <table:table-cell office:value-type="string" table:style-name="ce262">
            <text:p>.</text:p>
          </table:table-cell>
          <table:table-cell table:number-columns-repeated="16357" table:style-name="ce160"/>
        </table:table-row>
        <table:table-row table:style-name="ro4">
          <table:table-cell table:style-name="ce183"/>
          <table:table-cell office:value-type="float" office:value="0" table:formula="of:=IndGencost([.B106];OFFSET($$HeatRateStart;1;MATCH([.$A104];$$HeatRateNames;0)-1;250;1);[.$A105])" table:style-name="ce191">
            <text:p>#NAME?</text:p>
          </table:table-cell>
          <table:table-cell office:value-type="float" office:value="0" table:formula="of:=IndGencost([.C106];OFFSET($$HeatRateStart;1;MATCH([.$A104];$$HeatRateNames;0)-1;250;1);[.$A105])" table:style-name="ce191">
            <text:p>#NAME?</text:p>
          </table:table-cell>
          <table:table-cell office:value-type="float" office:value="0" table:formula="of:=IndGencost([.D106];OFFSET($$HeatRateStart;1;MATCH([.$A104];$$HeatRateNames;0)-1;250;1);[.$A105])" table:style-name="ce191">
            <text:p>#NAME?</text:p>
          </table:table-cell>
          <table:table-cell office:value-type="float" office:value="0" table:formula="of:=IndGencost([.E106];OFFSET($$HeatRateStart;1;MATCH([.$A104];$$HeatRateNames;0)-1;250;1);[.$A105])" table:style-name="ce191">
            <text:p>#NAME?</text:p>
          </table:table-cell>
          <table:table-cell office:value-type="float" office:value="0" table:formula="of:=IndGencost([.F106];OFFSET($$HeatRateStart;1;MATCH([.$A104];$$HeatRateNames;0)-1;250;1);[.$A105])" table:style-name="ce191">
            <text:p>#NAME?</text:p>
          </table:table-cell>
          <table:table-cell office:value-type="float" office:value="0" table:formula="of:=IndGencost([.G106];OFFSET($$HeatRateStart;1;MATCH([.$A104];$$HeatRateNames;0)-1;250;1);[.$A105])" table:style-name="ce191">
            <text:p>#NAME?</text:p>
          </table:table-cell>
          <table:table-cell office:value-type="float" office:value="0" table:formula="of:=IndGencost([.H106];OFFSET($$HeatRateStart;1;MATCH([.$A104];$$HeatRateNames;0)-1;250;1);[.$A105])" table:style-name="ce191">
            <text:p>#NAME?</text:p>
          </table:table-cell>
          <table:table-cell office:value-type="float" office:value="0" table:formula="of:=IndGencost([.I106];OFFSET($$HeatRateStart;1;MATCH([.$A104];$$HeatRateNames;0)-1;250;1);[.$A105])" table:style-name="ce191">
            <text:p>#NAME?</text:p>
          </table:table-cell>
          <table:table-cell office:value-type="float" office:value="0" table:formula="of:=IndGencost([.J106];OFFSET($$HeatRateStart;1;MATCH([.$A104];$$HeatRateNames;0)-1;250;1);[.$A105])" table:style-name="ce191">
            <text:p>#NAME?</text:p>
          </table:table-cell>
          <table:table-cell office:value-type="float" office:value="0" table:formula="of:=IndGencost([.K106];OFFSET($$HeatRateStart;1;MATCH([.$A104];$$HeatRateNames;0)-1;250;1);[.$A105])" table:style-name="ce191">
            <text:p>#NAME?</text:p>
          </table:table-cell>
          <table:table-cell office:value-type="float" office:value="0" table:formula="of:=IndGencost([.L106];OFFSET($$HeatRateStart;1;MATCH([.$A104];$$HeatRateNames;0)-1;250;1);[.$A105])" table:style-name="ce191">
            <text:p>#NAME?</text:p>
          </table:table-cell>
          <table:table-cell office:value-type="float" office:value="0" table:formula="of:=IndGencost([.M106];OFFSET($$HeatRateStart;1;MATCH([.$A104];$$HeatRateNames;0)-1;250;1);[.$A105])" table:style-name="ce191">
            <text:p>#NAME?</text:p>
          </table:table-cell>
          <table:table-cell office:value-type="float" office:value="0" table:formula="of:=IndGencost([.N106];OFFSET($$HeatRateStart;1;MATCH([.$A104];$$HeatRateNames;0)-1;250;1);[.$A105])" table:style-name="ce191">
            <text:p>#NAME?</text:p>
          </table:table-cell>
          <table:table-cell office:value-type="float" office:value="0" table:formula="of:=IndGencost([.O106];OFFSET($$HeatRateStart;1;MATCH([.$A104];$$HeatRateNames;0)-1;250;1);[.$A105])" table:style-name="ce191">
            <text:p>#NAME?</text:p>
          </table:table-cell>
          <table:table-cell office:value-type="float" office:value="0" table:formula="of:=IndGencost([.P106];OFFSET($$HeatRateStart;1;MATCH([.$A104];$$HeatRateNames;0)-1;250;1);[.$A105])" table:style-name="ce191">
            <text:p>#NAME?</text:p>
          </table:table-cell>
          <table:table-cell office:value-type="float" office:value="0" table:formula="of:=IndGencost([.Q106];OFFSET($$HeatRateStart;1;MATCH([.$A104];$$HeatRateNames;0)-1;250;1);[.$A105])" table:style-name="ce191">
            <text:p>#NAME?</text:p>
          </table:table-cell>
          <table:table-cell office:value-type="float" office:value="0" table:formula="of:=IndGencost([.R106];OFFSET($$HeatRateStart;1;MATCH([.$A104];$$HeatRateNames;0)-1;250;1);[.$A105])" table:style-name="ce191">
            <text:p>#NAME?</text:p>
          </table:table-cell>
          <table:table-cell office:value-type="float" office:value="0" table:formula="of:=IndGencost([.S106];OFFSET($$HeatRateStart;1;MATCH([.$A104];$$HeatRateNames;0)-1;250;1);[.$A105])" table:style-name="ce191">
            <text:p>#NAME?</text:p>
          </table:table-cell>
          <table:table-cell office:value-type="float" office:value="0" table:formula="of:=IndGencost([.T106];OFFSET($$HeatRateStart;1;MATCH([.$A104];$$HeatRateNames;0)-1;250;1);[.$A105])" table:style-name="ce191">
            <text:p>#NAME?</text:p>
          </table:table-cell>
          <table:table-cell office:value-type="float" office:value="0" table:formula="of:=IndGencost([.U106];OFFSET($$HeatRateStart;1;MATCH([.$A104];$$HeatRateNames;0)-1;250;1);[.$A105])" table:style-name="ce191">
            <text:p>#NAME?</text:p>
          </table:table-cell>
          <table:table-cell office:value-type="float" office:value="0" table:formula="of:=IndGencost([.V106];OFFSET($$HeatRateStart;1;MATCH([.$A104];$$HeatRateNames;0)-1;250;1);[.$A105])" table:style-name="ce191">
            <text:p>#NAME?</text:p>
          </table:table-cell>
          <table:table-cell office:value-type="float" office:value="0" table:formula="of:=IndGencost([.W106];OFFSET($$HeatRateStart;1;MATCH([.$A104];$$HeatRateNames;0)-1;250;1);[.$A105])" table:style-name="ce191">
            <text:p>#NAME?</text:p>
          </table:table-cell>
          <table:table-cell office:value-type="float" office:value="0" table:formula="of:=IndGencost([.X106];OFFSET($$HeatRateStart;1;MATCH([.$A104];$$HeatRateNames;0)-1;250;1);[.$A105])" table:style-name="ce191">
            <text:p>#NAME?</text:p>
          </table:table-cell>
          <table:table-cell office:value-type="float" office:value="0" table:formula="of:=IndGencost([.Y106];OFFSET($$HeatRateStart;1;MATCH([.$A104];$$HeatRateNames;0)-1;250;1);[.$A105])" table:style-name="ce191">
            <text:p>#NAME?</text:p>
          </table:table-cell>
          <table:table-cell office:value-type="currency" office:value="0" table:formula="of:=SUM([.B106:.Y106]*[.B107:.Y107])" table:number-matrix-columns-spanned="1" table:number-matrix-rows-spanned="1" table:style-name="ce259">
            <text:p><text:s/>#NAME?<text:s/></text:p>
          </table:table-cell>
          <table:table-cell table:style-name="ce273"/>
          <table:table-cell table:number-columns-repeated="16357" table:style-name="ce160"/>
        </table:table-row>
        <table:table-row table:style-name="ro3">
          <table:table-cell office:value-type="string" table:style-name="ce188">
            <text:p>Difference:</text:p>
          </table:table-cell>
          <table:table-cell office:value-type="float" office:value="0" table:formula="of:=[.B107]-[.B105]" table:style-name="ce189"/>
          <table:table-cell office:value-type="float" office:value="0" table:formula="of:=[.C107]-[.C105]" table:style-name="ce189"/>
          <table:table-cell office:value-type="float" office:value="0" table:formula="of:=[.D107]-[.D105]" table:style-name="ce189"/>
          <table:table-cell office:value-type="float" office:value="0" table:formula="of:=[.E107]-[.E105]" table:style-name="ce189"/>
          <table:table-cell office:value-type="float" office:value="0" table:formula="of:=[.F107]-[.F105]" table:style-name="ce189"/>
          <table:table-cell office:value-type="float" office:value="0" table:formula="of:=[.G107]-[.G105]" table:style-name="ce189"/>
          <table:table-cell office:value-type="float" office:value="0" table:formula="of:=[.H107]-[.H105]" table:style-name="ce189"/>
          <table:table-cell office:value-type="float" office:value="0" table:formula="of:=[.I107]-[.I105]" table:style-name="ce189"/>
          <table:table-cell office:value-type="float" office:value="0" table:formula="of:=[.J107]-[.J105]" table:style-name="ce189"/>
          <table:table-cell office:value-type="float" office:value="0" table:formula="of:=[.K107]-[.K105]" table:style-name="ce189"/>
          <table:table-cell office:value-type="float" office:value="0" table:formula="of:=[.L107]-[.L105]" table:style-name="ce189"/>
          <table:table-cell office:value-type="float" office:value="0" table:formula="of:=[.M107]-[.M105]" table:style-name="ce189"/>
          <table:table-cell office:value-type="float" office:value="0" table:formula="of:=[.N107]-[.N105]" table:style-name="ce189"/>
          <table:table-cell office:value-type="float" office:value="0" table:formula="of:=[.O107]-[.O105]" table:style-name="ce189"/>
          <table:table-cell office:value-type="float" office:value="0" table:formula="of:=[.P107]-[.P105]" table:style-name="ce189"/>
          <table:table-cell office:value-type="float" office:value="0" table:formula="of:=[.Q107]-[.Q105]" table:style-name="ce189"/>
          <table:table-cell office:value-type="float" office:value="0" table:formula="of:=[.R107]-[.R105]" table:style-name="ce189"/>
          <table:table-cell office:value-type="float" office:value="0" table:formula="of:=[.S107]-[.S105]" table:style-name="ce189"/>
          <table:table-cell office:value-type="float" office:value="0" table:formula="of:=[.T107]-[.T105]" table:style-name="ce189"/>
          <table:table-cell office:value-type="float" office:value="0" table:formula="of:=[.U107]-[.U105]" table:style-name="ce189"/>
          <table:table-cell office:value-type="float" office:value="0" table:formula="of:=[.V107]-[.V105]" table:style-name="ce189"/>
          <table:table-cell office:value-type="float" office:value="0" table:formula="of:=[.W107]-[.W105]" table:style-name="ce189"/>
          <table:table-cell office:value-type="float" office:value="0" table:formula="of:=[.X107]-[.X105]" table:style-name="ce189"/>
          <table:table-cell office:value-type="float" office:value="0" table:formula="of:=[.Y107]-[.Y105]" table:style-name="ce189"/>
          <table:table-cell office:value-type="currency" office:value="0" table:formula="of:=[.Z105]-[.Z107]" table:style-name="ce261">
            <text:p><text:s/>#NAME?<text:s/></text:p>
          </table:table-cell>
          <table:table-cell table:style-name="ce175"/>
          <table:table-cell table:number-columns-repeated="16357" table:style-name="ce160"/>
        </table:table-row>
        <table:table-row table:style-name="ro4">
          <table:table-cell office:value-type="string" office:string-value="Newman 2" table:formula="of:=[Economics.A35]" table:style-name="ce184">
            <text:p>Newman 2</text:p>
          </table:table-cell>
          <table:table-cell office:value-type="float" office:value="34" table:formula="of:=[.B42]" table:style-name="ce182">
            <text:p>34</text:p>
          </table:table-cell>
          <table:table-cell office:value-type="float" office:value="39" table:formula="of:=[.C42]" table:style-name="ce182">
            <text:p>39</text:p>
          </table:table-cell>
          <table:table-cell office:value-type="float" office:value="34" table:formula="of:=[.D42]" table:style-name="ce182">
            <text:p>34</text:p>
          </table:table-cell>
          <table:table-cell office:value-type="float" office:value="35" table:formula="of:=[.E42]" table:style-name="ce182">
            <text:p>35</text:p>
          </table:table-cell>
          <table:table-cell office:value-type="float" office:value="36" table:formula="of:=[.F42]" table:style-name="ce182">
            <text:p>36</text:p>
          </table:table-cell>
          <table:table-cell office:value-type="float" office:value="40" table:formula="of:=[.G42]" table:style-name="ce182">
            <text:p>40</text:p>
          </table:table-cell>
          <table:table-cell office:value-type="float" office:value="70" table:formula="of:=[.H42]" table:style-name="ce182">
            <text:p>70</text:p>
          </table:table-cell>
          <table:table-cell office:value-type="float" office:value="34" table:formula="of:=[.I42]" table:style-name="ce182">
            <text:p>34</text:p>
          </table:table-cell>
          <table:table-cell office:value-type="float" office:value="34" table:formula="of:=[.J42]" table:style-name="ce182">
            <text:p>34</text:p>
          </table:table-cell>
          <table:table-cell office:value-type="float" office:value="34" table:formula="of:=[.K42]" table:style-name="ce182">
            <text:p>34</text:p>
          </table:table-cell>
          <table:table-cell office:value-type="float" office:value="34" table:formula="of:=[.L42]" table:style-name="ce182">
            <text:p>34</text:p>
          </table:table-cell>
          <table:table-cell office:value-type="float" office:value="34" table:formula="of:=[.M42]" table:style-name="ce182">
            <text:p>34</text:p>
          </table:table-cell>
          <table:table-cell office:value-type="float" office:value="34" table:formula="of:=[.N42]" table:style-name="ce182">
            <text:p>34</text:p>
          </table:table-cell>
          <table:table-cell office:value-type="float" office:value="34" table:formula="of:=[.O42]" table:style-name="ce182">
            <text:p>34</text:p>
          </table:table-cell>
          <table:table-cell office:value-type="float" office:value="34" table:formula="of:=[.P42]" table:style-name="ce182">
            <text:p>34</text:p>
          </table:table-cell>
          <table:table-cell office:value-type="float" office:value="36" table:formula="of:=[.Q42]" table:style-name="ce182">
            <text:p>36</text:p>
          </table:table-cell>
          <table:table-cell office:value-type="float" office:value="35" table:formula="of:=[.R42]" table:style-name="ce182">
            <text:p>35</text:p>
          </table:table-cell>
          <table:table-cell office:value-type="float" office:value="63" table:formula="of:=[.S42]" table:style-name="ce182">
            <text:p>63</text:p>
          </table:table-cell>
          <table:table-cell office:value-type="float" office:value="61" table:formula="of:=[.T42]" table:style-name="ce182">
            <text:p>61</text:p>
          </table:table-cell>
          <table:table-cell office:value-type="float" office:value="35" table:formula="of:=[.U42]" table:style-name="ce182">
            <text:p>35</text:p>
          </table:table-cell>
          <table:table-cell office:value-type="float" office:value="35" table:formula="of:=[.V42]" table:style-name="ce182">
            <text:p>35</text:p>
          </table:table-cell>
          <table:table-cell office:value-type="float" office:value="35" table:formula="of:=[.W42]" table:style-name="ce182">
            <text:p>35</text:p>
          </table:table-cell>
          <table:table-cell office:value-type="float" office:value="35" table:formula="of:=[.X42]" table:style-name="ce182">
            <text:p>35</text:p>
          </table:table-cell>
          <table:table-cell office:value-type="float" office:value="35" table:formula="of:=[.Y42]" table:style-name="ce182">
            <text:p>35</text:p>
          </table:table-cell>
          <table:table-cell office:value-type="float" office:value="930" table:formula="of:=SUM([.B109:.Y109])" table:style-name="ce220">
            <text:p>930</text:p>
          </table:table-cell>
          <table:table-cell office:value-type="string" table:style-name="ce319">
            <text:p>50 MW Max<text:s/></text:p>
          </table:table-cell>
          <table:table-cell table:number-columns-repeated="16357" table:style-name="ce160"/>
        </table:table-row>
        <table:table-row table:style-name="ro4">
          <table:table-cell office:value-type="float" office:value="1.96" table:formula="of:=[Economics.$I35]" table:style-name="ce186">
            <text:p>Fuel Cost: 1.96</text:p>
          </table:table-cell>
          <table:table-cell office:value-type="float" office:value="0" table:formula="of:=IndGencost([.B109];OFFSET($$HeatRateStart;1;MATCH([.$A109];$$HeatRateNames;0)-1;250;1);[.$A110])" table:style-name="ce190">
            <text:p>#NAME?</text:p>
          </table:table-cell>
          <table:table-cell office:value-type="float" office:value="0" table:formula="of:=IndGencost([.C109];OFFSET($$HeatRateStart;1;MATCH([.$A109];$$HeatRateNames;0)-1;250;1);[.$A110])" table:style-name="ce190">
            <text:p>#NAME?</text:p>
          </table:table-cell>
          <table:table-cell office:value-type="float" office:value="0" table:formula="of:=IndGencost([.D109];OFFSET($$HeatRateStart;1;MATCH([.$A109];$$HeatRateNames;0)-1;250;1);[.$A110])" table:style-name="ce190">
            <text:p>#NAME?</text:p>
          </table:table-cell>
          <table:table-cell office:value-type="float" office:value="0" table:formula="of:=IndGencost([.E109];OFFSET($$HeatRateStart;1;MATCH([.$A109];$$HeatRateNames;0)-1;250;1);[.$A110])" table:style-name="ce190">
            <text:p>#NAME?</text:p>
          </table:table-cell>
          <table:table-cell office:value-type="float" office:value="0" table:formula="of:=IndGencost([.F109];OFFSET($$HeatRateStart;1;MATCH([.$A109];$$HeatRateNames;0)-1;250;1);[.$A110])" table:style-name="ce190">
            <text:p>#NAME?</text:p>
          </table:table-cell>
          <table:table-cell office:value-type="float" office:value="0" table:formula="of:=IndGencost([.G109];OFFSET($$HeatRateStart;1;MATCH([.$A109];$$HeatRateNames;0)-1;250;1);[.$A110])" table:style-name="ce190">
            <text:p>#NAME?</text:p>
          </table:table-cell>
          <table:table-cell office:value-type="float" office:value="0" table:formula="of:=IndGencost([.H109];OFFSET($$HeatRateStart;1;MATCH([.$A109];$$HeatRateNames;0)-1;250;1);[.$A110])" table:style-name="ce190">
            <text:p>#NAME?</text:p>
          </table:table-cell>
          <table:table-cell office:value-type="float" office:value="0" table:formula="of:=IndGencost([.I109];OFFSET($$HeatRateStart;1;MATCH([.$A109];$$HeatRateNames;0)-1;250;1);[.$A110])" table:style-name="ce190">
            <text:p>#NAME?</text:p>
          </table:table-cell>
          <table:table-cell office:value-type="float" office:value="0" table:formula="of:=IndGencost([.J109];OFFSET($$HeatRateStart;1;MATCH([.$A109];$$HeatRateNames;0)-1;250;1);[.$A110])" table:style-name="ce190">
            <text:p>#NAME?</text:p>
          </table:table-cell>
          <table:table-cell office:value-type="float" office:value="0" table:formula="of:=IndGencost([.K109];OFFSET($$HeatRateStart;1;MATCH([.$A109];$$HeatRateNames;0)-1;250;1);[.$A110])" table:style-name="ce190">
            <text:p>#NAME?</text:p>
          </table:table-cell>
          <table:table-cell office:value-type="float" office:value="0" table:formula="of:=IndGencost([.L109];OFFSET($$HeatRateStart;1;MATCH([.$A109];$$HeatRateNames;0)-1;250;1);[.$A110])" table:style-name="ce190">
            <text:p>#NAME?</text:p>
          </table:table-cell>
          <table:table-cell office:value-type="float" office:value="0" table:formula="of:=IndGencost([.M109];OFFSET($$HeatRateStart;1;MATCH([.$A109];$$HeatRateNames;0)-1;250;1);[.$A110])" table:style-name="ce190">
            <text:p>#NAME?</text:p>
          </table:table-cell>
          <table:table-cell office:value-type="float" office:value="0" table:formula="of:=IndGencost([.N109];OFFSET($$HeatRateStart;1;MATCH([.$A109];$$HeatRateNames;0)-1;250;1);[.$A110])" table:style-name="ce190">
            <text:p>#NAME?</text:p>
          </table:table-cell>
          <table:table-cell office:value-type="float" office:value="0" table:formula="of:=IndGencost([.O109];OFFSET($$HeatRateStart;1;MATCH([.$A109];$$HeatRateNames;0)-1;250;1);[.$A110])" table:style-name="ce190">
            <text:p>#NAME?</text:p>
          </table:table-cell>
          <table:table-cell office:value-type="float" office:value="0" table:formula="of:=IndGencost([.P109];OFFSET($$HeatRateStart;1;MATCH([.$A109];$$HeatRateNames;0)-1;250;1);[.$A110])" table:style-name="ce190">
            <text:p>#NAME?</text:p>
          </table:table-cell>
          <table:table-cell office:value-type="float" office:value="0" table:formula="of:=IndGencost([.Q109];OFFSET($$HeatRateStart;1;MATCH([.$A109];$$HeatRateNames;0)-1;250;1);[.$A110])" table:style-name="ce190">
            <text:p>#NAME?</text:p>
          </table:table-cell>
          <table:table-cell office:value-type="float" office:value="0" table:formula="of:=IndGencost([.R109];OFFSET($$HeatRateStart;1;MATCH([.$A109];$$HeatRateNames;0)-1;250;1);[.$A110])" table:style-name="ce190">
            <text:p>#NAME?</text:p>
          </table:table-cell>
          <table:table-cell office:value-type="float" office:value="0" table:formula="of:=IndGencost([.S109];OFFSET($$HeatRateStart;1;MATCH([.$A109];$$HeatRateNames;0)-1;250;1);[.$A110])" table:style-name="ce190">
            <text:p>#NAME?</text:p>
          </table:table-cell>
          <table:table-cell office:value-type="float" office:value="0" table:formula="of:=IndGencost([.T109];OFFSET($$HeatRateStart;1;MATCH([.$A109];$$HeatRateNames;0)-1;250;1);[.$A110])" table:style-name="ce190">
            <text:p>#NAME?</text:p>
          </table:table-cell>
          <table:table-cell office:value-type="float" office:value="0" table:formula="of:=IndGencost([.U109];OFFSET($$HeatRateStart;1;MATCH([.$A109];$$HeatRateNames;0)-1;250;1);[.$A110])" table:style-name="ce190">
            <text:p>#NAME?</text:p>
          </table:table-cell>
          <table:table-cell office:value-type="float" office:value="0" table:formula="of:=IndGencost([.V109];OFFSET($$HeatRateStart;1;MATCH([.$A109];$$HeatRateNames;0)-1;250;1);[.$A110])" table:style-name="ce190">
            <text:p>#NAME?</text:p>
          </table:table-cell>
          <table:table-cell office:value-type="float" office:value="0" table:formula="of:=IndGencost([.W109];OFFSET($$HeatRateStart;1;MATCH([.$A109];$$HeatRateNames;0)-1;250;1);[.$A110])" table:style-name="ce190">
            <text:p>#NAME?</text:p>
          </table:table-cell>
          <table:table-cell office:value-type="float" office:value="0" table:formula="of:=IndGencost([.X109];OFFSET($$HeatRateStart;1;MATCH([.$A109];$$HeatRateNames;0)-1;250;1);[.$A110])" table:style-name="ce190">
            <text:p>#NAME?</text:p>
          </table:table-cell>
          <table:table-cell office:value-type="float" office:value="0" table:formula="of:=IndGencost([.Y109];OFFSET($$HeatRateStart;1;MATCH([.$A109];$$HeatRateNames;0)-1;250;1);[.$A110])" table:style-name="ce190">
            <text:p>#NAME?</text:p>
          </table:table-cell>
          <table:table-cell office:value-type="currency" office:value="0" table:formula="of:=SUM([.B109:.Y109]*[.B110:.Y110])" table:number-matrix-columns-spanned="1" table:number-matrix-rows-spanned="1" table:style-name="ce260">
            <text:p><text:s/>#NAME?<text:s/></text:p>
          </table:table-cell>
          <table:table-cell office:value-type="string" table:style-name="ce319">
            <text:p>Spin Res</text:p>
          </table:table-cell>
          <table:table-cell table:number-columns-repeated="16357" table:style-name="ce160"/>
        </table:table-row>
        <table:table-row table:style-name="ro4">
          <table:table-cell office:value-type="string" table:style-name="ce185">
            <text:p>(25-78) Test:</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31" table:style-name="ce187">
            <text:p>31</text:p>
          </table:table-cell>
          <table:table-cell office:value-type="float" office:value="744" table:formula="of:=SUM([.B111:.Y111])" table:style-name="ce221">
            <text:p>744</text:p>
          </table:table-cell>
          <table:table-cell table:style-name="ce262"/>
          <table:table-cell table:number-columns-repeated="16357" table:style-name="ce160"/>
        </table:table-row>
        <table:table-row table:style-name="ro4">
          <table:table-cell table:style-name="ce183"/>
          <table:table-cell office:value-type="float" office:value="0" table:formula="of:=IndGencost([.B111];OFFSET($$HeatRateStart;1;MATCH([.$A109];$$HeatRateNames;0)-1;250;1);[.$A110])" table:style-name="ce191">
            <text:p>#NAME?</text:p>
          </table:table-cell>
          <table:table-cell office:value-type="float" office:value="0" table:formula="of:=IndGencost([.C111];OFFSET($$HeatRateStart;1;MATCH([.$A109];$$HeatRateNames;0)-1;250;1);[.$A110])" table:style-name="ce191">
            <text:p>#NAME?</text:p>
          </table:table-cell>
          <table:table-cell office:value-type="float" office:value="0" table:formula="of:=IndGencost([.D111];OFFSET($$HeatRateStart;1;MATCH([.$A109];$$HeatRateNames;0)-1;250;1);[.$A110])" table:style-name="ce191">
            <text:p>#NAME?</text:p>
          </table:table-cell>
          <table:table-cell office:value-type="float" office:value="0" table:formula="of:=IndGencost([.E111];OFFSET($$HeatRateStart;1;MATCH([.$A109];$$HeatRateNames;0)-1;250;1);[.$A110])" table:style-name="ce191">
            <text:p>#NAME?</text:p>
          </table:table-cell>
          <table:table-cell office:value-type="float" office:value="0" table:formula="of:=IndGencost([.F111];OFFSET($$HeatRateStart;1;MATCH([.$A109];$$HeatRateNames;0)-1;250;1);[.$A110])" table:style-name="ce191">
            <text:p>#NAME?</text:p>
          </table:table-cell>
          <table:table-cell office:value-type="float" office:value="0" table:formula="of:=IndGencost([.G111];OFFSET($$HeatRateStart;1;MATCH([.$A109];$$HeatRateNames;0)-1;250;1);[.$A110])" table:style-name="ce191">
            <text:p>#NAME?</text:p>
          </table:table-cell>
          <table:table-cell office:value-type="float" office:value="0" table:formula="of:=IndGencost([.H111];OFFSET($$HeatRateStart;1;MATCH([.$A109];$$HeatRateNames;0)-1;250;1);[.$A110])" table:style-name="ce191">
            <text:p>#NAME?</text:p>
          </table:table-cell>
          <table:table-cell office:value-type="float" office:value="0" table:formula="of:=IndGencost([.I111];OFFSET($$HeatRateStart;1;MATCH([.$A109];$$HeatRateNames;0)-1;250;1);[.$A110])" table:style-name="ce191">
            <text:p>#NAME?</text:p>
          </table:table-cell>
          <table:table-cell office:value-type="float" office:value="0" table:formula="of:=IndGencost([.J111];OFFSET($$HeatRateStart;1;MATCH([.$A109];$$HeatRateNames;0)-1;250;1);[.$A110])" table:style-name="ce191">
            <text:p>#NAME?</text:p>
          </table:table-cell>
          <table:table-cell office:value-type="float" office:value="0" table:formula="of:=IndGencost([.K111];OFFSET($$HeatRateStart;1;MATCH([.$A109];$$HeatRateNames;0)-1;250;1);[.$A110])" table:style-name="ce191">
            <text:p>#NAME?</text:p>
          </table:table-cell>
          <table:table-cell office:value-type="float" office:value="0" table:formula="of:=IndGencost([.L111];OFFSET($$HeatRateStart;1;MATCH([.$A109];$$HeatRateNames;0)-1;250;1);[.$A110])" table:style-name="ce191">
            <text:p>#NAME?</text:p>
          </table:table-cell>
          <table:table-cell office:value-type="float" office:value="0" table:formula="of:=IndGencost([.M111];OFFSET($$HeatRateStart;1;MATCH([.$A109];$$HeatRateNames;0)-1;250;1);[.$A110])" table:style-name="ce191">
            <text:p>#NAME?</text:p>
          </table:table-cell>
          <table:table-cell office:value-type="float" office:value="0" table:formula="of:=IndGencost([.N111];OFFSET($$HeatRateStart;1;MATCH([.$A109];$$HeatRateNames;0)-1;250;1);[.$A110])" table:style-name="ce191">
            <text:p>#NAME?</text:p>
          </table:table-cell>
          <table:table-cell office:value-type="float" office:value="0" table:formula="of:=IndGencost([.O111];OFFSET($$HeatRateStart;1;MATCH([.$A109];$$HeatRateNames;0)-1;250;1);[.$A110])" table:style-name="ce191">
            <text:p>#NAME?</text:p>
          </table:table-cell>
          <table:table-cell office:value-type="float" office:value="0" table:formula="of:=IndGencost([.P111];OFFSET($$HeatRateStart;1;MATCH([.$A109];$$HeatRateNames;0)-1;250;1);[.$A110])" table:style-name="ce191">
            <text:p>#NAME?</text:p>
          </table:table-cell>
          <table:table-cell office:value-type="float" office:value="0" table:formula="of:=IndGencost([.Q111];OFFSET($$HeatRateStart;1;MATCH([.$A109];$$HeatRateNames;0)-1;250;1);[.$A110])" table:style-name="ce191">
            <text:p>#NAME?</text:p>
          </table:table-cell>
          <table:table-cell office:value-type="float" office:value="0" table:formula="of:=IndGencost([.R111];OFFSET($$HeatRateStart;1;MATCH([.$A109];$$HeatRateNames;0)-1;250;1);[.$A110])" table:style-name="ce191">
            <text:p>#NAME?</text:p>
          </table:table-cell>
          <table:table-cell office:value-type="float" office:value="0" table:formula="of:=IndGencost([.S111];OFFSET($$HeatRateStart;1;MATCH([.$A109];$$HeatRateNames;0)-1;250;1);[.$A110])" table:style-name="ce191">
            <text:p>#NAME?</text:p>
          </table:table-cell>
          <table:table-cell office:value-type="float" office:value="0" table:formula="of:=IndGencost([.T111];OFFSET($$HeatRateStart;1;MATCH([.$A109];$$HeatRateNames;0)-1;250;1);[.$A110])" table:style-name="ce191">
            <text:p>#NAME?</text:p>
          </table:table-cell>
          <table:table-cell office:value-type="float" office:value="0" table:formula="of:=IndGencost([.U111];OFFSET($$HeatRateStart;1;MATCH([.$A109];$$HeatRateNames;0)-1;250;1);[.$A110])" table:style-name="ce191">
            <text:p>#NAME?</text:p>
          </table:table-cell>
          <table:table-cell office:value-type="float" office:value="0" table:formula="of:=IndGencost([.V111];OFFSET($$HeatRateStart;1;MATCH([.$A109];$$HeatRateNames;0)-1;250;1);[.$A110])" table:style-name="ce191">
            <text:p>#NAME?</text:p>
          </table:table-cell>
          <table:table-cell office:value-type="float" office:value="0" table:formula="of:=IndGencost([.W111];OFFSET($$HeatRateStart;1;MATCH([.$A109];$$HeatRateNames;0)-1;250;1);[.$A110])" table:style-name="ce191">
            <text:p>#NAME?</text:p>
          </table:table-cell>
          <table:table-cell office:value-type="float" office:value="0" table:formula="of:=IndGencost([.X111];OFFSET($$HeatRateStart;1;MATCH([.$A109];$$HeatRateNames;0)-1;250;1);[.$A110])" table:style-name="ce191">
            <text:p>#NAME?</text:p>
          </table:table-cell>
          <table:table-cell office:value-type="float" office:value="0" table:formula="of:=IndGencost([.Y111];OFFSET($$HeatRateStart;1;MATCH([.$A109];$$HeatRateNames;0)-1;250;1);[.$A110])" table:style-name="ce191">
            <text:p>#NAME?</text:p>
          </table:table-cell>
          <table:table-cell office:value-type="currency" office:value="0" table:formula="of:=SUM([.B111:.Y111]*[.B112:.Y112])" table:number-matrix-columns-spanned="1" table:number-matrix-rows-spanned="1" table:style-name="ce259">
            <text:p><text:s/>#NAME?<text:s/></text:p>
          </table:table-cell>
          <table:table-cell table:number-columns-repeated="2" table:style-name="ce160"/>
          <table:table-cell table:style-name="ce175"/>
          <table:table-cell table:number-columns-repeated="16355"/>
        </table:table-row>
        <table:table-row table:style-name="ro3">
          <table:table-cell office:value-type="string" table:style-name="ce188">
            <text:p>Difference:</text:p>
          </table:table-cell>
          <table:table-cell office:value-type="float" office:value="0" table:formula="of:=[.B112]-[.B110]" table:style-name="ce189"/>
          <table:table-cell office:value-type="float" office:value="0" table:formula="of:=[.C112]-[.C110]" table:style-name="ce189"/>
          <table:table-cell office:value-type="float" office:value="0" table:formula="of:=[.D112]-[.D110]" table:style-name="ce189"/>
          <table:table-cell office:value-type="float" office:value="0" table:formula="of:=[.E112]-[.E110]" table:style-name="ce189"/>
          <table:table-cell office:value-type="float" office:value="0" table:formula="of:=[.F112]-[.F110]" table:style-name="ce189"/>
          <table:table-cell office:value-type="float" office:value="0" table:formula="of:=[.G112]-[.G110]" table:style-name="ce189"/>
          <table:table-cell office:value-type="float" office:value="0" table:formula="of:=[.H112]-[.H110]" table:style-name="ce189"/>
          <table:table-cell office:value-type="float" office:value="0" table:formula="of:=[.I112]-[.I110]" table:style-name="ce189"/>
          <table:table-cell office:value-type="float" office:value="0" table:formula="of:=[.J112]-[.J110]" table:style-name="ce189"/>
          <table:table-cell office:value-type="float" office:value="0" table:formula="of:=[.K112]-[.K110]" table:style-name="ce189"/>
          <table:table-cell office:value-type="float" office:value="0" table:formula="of:=[.L112]-[.L110]" table:style-name="ce189"/>
          <table:table-cell office:value-type="float" office:value="0" table:formula="of:=[.M112]-[.M110]" table:style-name="ce189"/>
          <table:table-cell office:value-type="float" office:value="0" table:formula="of:=[.N112]-[.N110]" table:style-name="ce189"/>
          <table:table-cell office:value-type="float" office:value="0" table:formula="of:=[.O112]-[.O110]" table:style-name="ce189"/>
          <table:table-cell office:value-type="float" office:value="0" table:formula="of:=[.P112]-[.P110]" table:style-name="ce189"/>
          <table:table-cell office:value-type="float" office:value="0" table:formula="of:=[.Q112]-[.Q110]" table:style-name="ce189"/>
          <table:table-cell office:value-type="float" office:value="0" table:formula="of:=[.R112]-[.R110]" table:style-name="ce189"/>
          <table:table-cell office:value-type="float" office:value="0" table:formula="of:=[.S112]-[.S110]" table:style-name="ce189"/>
          <table:table-cell office:value-type="float" office:value="0" table:formula="of:=[.T112]-[.T110]" table:style-name="ce189"/>
          <table:table-cell office:value-type="float" office:value="0" table:formula="of:=[.U112]-[.U110]" table:style-name="ce189"/>
          <table:table-cell office:value-type="float" office:value="0" table:formula="of:=[.V112]-[.V110]" table:style-name="ce189"/>
          <table:table-cell office:value-type="float" office:value="0" table:formula="of:=[.W112]-[.W110]" table:style-name="ce189"/>
          <table:table-cell office:value-type="float" office:value="0" table:formula="of:=[.X112]-[.X110]" table:style-name="ce189"/>
          <table:table-cell office:value-type="float" office:value="0" table:formula="of:=[.Y112]-[.Y110]" table:style-name="ce189"/>
          <table:table-cell office:value-type="currency" office:value="0" table:formula="of:=[.Z110]-[.Z112]" table:style-name="ce261">
            <text:p><text:s/>#NAME?<text:s/></text:p>
          </table:table-cell>
          <table:table-cell table:style-name="ce175"/>
          <table:table-cell table:style-name="ce160"/>
          <table:table-cell table:style-name="ce175"/>
          <table:table-cell table:number-columns-repeated="16355"/>
        </table:table-row>
        <table:table-row table:style-name="ro4">
          <table:table-cell office:value-type="string" office:string-value="Newman 3" table:formula="of:=[Economics.A36]" table:style-name="ce184">
            <text:p>Newman 3</text:p>
          </table:table-cell>
          <table:table-cell office:value-type="float" office:value="68" table:formula="of:=[.B43]" table:style-name="ce182">
            <text:p>68</text:p>
          </table:table-cell>
          <table:table-cell office:value-type="float" office:value="58" table:formula="of:=[.C43]" table:style-name="ce182">
            <text:p>58</text:p>
          </table:table-cell>
          <table:table-cell office:value-type="float" office:value="38" table:formula="of:=[.D43]" table:style-name="ce182">
            <text:p>38</text:p>
          </table:table-cell>
          <table:table-cell office:value-type="float" office:value="59" table:formula="of:=[.E43]" table:style-name="ce182">
            <text:p>59</text:p>
          </table:table-cell>
          <table:table-cell office:value-type="float" office:value="74" table:formula="of:=[.F43]" table:style-name="ce182">
            <text:p>74</text:p>
          </table:table-cell>
          <table:table-cell office:value-type="float" office:value="98" table:formula="of:=[.G43]" table:style-name="ce182">
            <text:p>98</text:p>
          </table:table-cell>
          <table:table-cell office:value-type="float" office:value="100" table:formula="of:=[.H43]" table:style-name="ce182">
            <text:p>100</text:p>
          </table:table-cell>
          <table:table-cell office:value-type="float" office:value="47" table:formula="of:=[.I43]" table:style-name="ce182">
            <text:p>47</text:p>
          </table:table-cell>
          <table:table-cell office:value-type="float" office:value="38" table:formula="of:=[.J43]" table:style-name="ce182">
            <text:p>38</text:p>
          </table:table-cell>
          <table:table-cell office:value-type="float" office:value="39" table:formula="of:=[.K43]" table:style-name="ce182">
            <text:p>39</text:p>
          </table:table-cell>
          <table:table-cell office:value-type="float" office:value="38" table:formula="of:=[.L43]" table:style-name="ce182">
            <text:p>38</text:p>
          </table:table-cell>
          <table:table-cell office:value-type="float" office:value="38" table:formula="of:=[.M43]" table:style-name="ce182">
            <text:p>38</text:p>
          </table:table-cell>
          <table:table-cell office:value-type="float" office:value="38" table:formula="of:=[.N43]" table:style-name="ce182">
            <text:p>38</text:p>
          </table:table-cell>
          <table:table-cell office:value-type="float" office:value="38" table:formula="of:=[.O43]" table:style-name="ce182">
            <text:p>38</text:p>
          </table:table-cell>
          <table:table-cell office:value-type="float" office:value="38" table:formula="of:=[.P43]" table:style-name="ce182">
            <text:p>38</text:p>
          </table:table-cell>
          <table:table-cell office:value-type="float" office:value="38" table:formula="of:=[.Q43]" table:style-name="ce182">
            <text:p>38</text:p>
          </table:table-cell>
          <table:table-cell office:value-type="float" office:value="38" table:formula="of:=[.R43]" table:style-name="ce182">
            <text:p>38</text:p>
          </table:table-cell>
          <table:table-cell office:value-type="float" office:value="38" table:formula="of:=[.S43]" table:style-name="ce182">
            <text:p>38</text:p>
          </table:table-cell>
          <table:table-cell office:value-type="float" office:value="38" table:formula="of:=[.T43]" table:style-name="ce182">
            <text:p>38</text:p>
          </table:table-cell>
          <table:table-cell office:value-type="float" office:value="38" table:formula="of:=[.U43]" table:style-name="ce182">
            <text:p>38</text:p>
          </table:table-cell>
          <table:table-cell office:value-type="float" office:value="38" table:formula="of:=[.V43]" table:style-name="ce182">
            <text:p>38</text:p>
          </table:table-cell>
          <table:table-cell office:value-type="float" office:value="38" table:formula="of:=[.W43]" table:style-name="ce182">
            <text:p>38</text:p>
          </table:table-cell>
          <table:table-cell office:value-type="float" office:value="38" table:formula="of:=[.X43]" table:style-name="ce182">
            <text:p>38</text:p>
          </table:table-cell>
          <table:table-cell office:value-type="float" office:value="38" table:formula="of:=[.Y43]" table:style-name="ce182">
            <text:p>38</text:p>
          </table:table-cell>
          <table:table-cell office:value-type="float" office:value="1151" table:formula="of:=SUM([.B114:.Y114])" table:style-name="ce220">
            <text:p>1,151</text:p>
          </table:table-cell>
          <table:table-cell office:value-type="string" table:style-name="ce319">
            <text:p>66 MW Max<text:s/></text:p>
          </table:table-cell>
          <table:table-cell table:number-columns-repeated="16357" table:style-name="ce160"/>
        </table:table-row>
        <table:table-row table:style-name="ro4">
          <table:table-cell office:value-type="float" office:value="1.96" table:formula="of:=[Economics.$I36]" table:style-name="ce186">
            <text:p>Fuel Cost: 1.96</text:p>
          </table:table-cell>
          <table:table-cell office:value-type="float" office:value="0" table:formula="of:=IndGencost([.B114];OFFSET($$HeatRateStart;1;MATCH([.$A114];$$HeatRateNames;0)-1;250;1);[.$A115])" table:style-name="ce190">
            <text:p>#NAME?</text:p>
          </table:table-cell>
          <table:table-cell office:value-type="float" office:value="0" table:formula="of:=IndGencost([.C114];OFFSET($$HeatRateStart;1;MATCH([.$A114];$$HeatRateNames;0)-1;250;1);[.$A115])" table:style-name="ce190">
            <text:p>#NAME?</text:p>
          </table:table-cell>
          <table:table-cell office:value-type="float" office:value="0" table:formula="of:=IndGencost([.D114];OFFSET($$HeatRateStart;1;MATCH([.$A114];$$HeatRateNames;0)-1;250;1);[.$A115])" table:style-name="ce190">
            <text:p>#NAME?</text:p>
          </table:table-cell>
          <table:table-cell office:value-type="float" office:value="0" table:formula="of:=IndGencost([.E114];OFFSET($$HeatRateStart;1;MATCH([.$A114];$$HeatRateNames;0)-1;250;1);[.$A115])" table:style-name="ce190">
            <text:p>#NAME?</text:p>
          </table:table-cell>
          <table:table-cell office:value-type="float" office:value="0" table:formula="of:=IndGencost([.F114];OFFSET($$HeatRateStart;1;MATCH([.$A114];$$HeatRateNames;0)-1;250;1);[.$A115])" table:style-name="ce190">
            <text:p>#NAME?</text:p>
          </table:table-cell>
          <table:table-cell office:value-type="float" office:value="0" table:formula="of:=IndGencost([.G114];OFFSET($$HeatRateStart;1;MATCH([.$A114];$$HeatRateNames;0)-1;250;1);[.$A115])" table:style-name="ce190">
            <text:p>#NAME?</text:p>
          </table:table-cell>
          <table:table-cell office:value-type="float" office:value="0" table:formula="of:=IndGencost([.H114];OFFSET($$HeatRateStart;1;MATCH([.$A114];$$HeatRateNames;0)-1;250;1);[.$A115])" table:style-name="ce190">
            <text:p>#NAME?</text:p>
          </table:table-cell>
          <table:table-cell office:value-type="float" office:value="0" table:formula="of:=IndGencost([.I114];OFFSET($$HeatRateStart;1;MATCH([.$A114];$$HeatRateNames;0)-1;250;1);[.$A115])" table:style-name="ce190">
            <text:p>#NAME?</text:p>
          </table:table-cell>
          <table:table-cell office:value-type="float" office:value="0" table:formula="of:=IndGencost([.J114];OFFSET($$HeatRateStart;1;MATCH([.$A114];$$HeatRateNames;0)-1;250;1);[.$A115])" table:style-name="ce190">
            <text:p>#NAME?</text:p>
          </table:table-cell>
          <table:table-cell office:value-type="float" office:value="0" table:formula="of:=IndGencost([.K114];OFFSET($$HeatRateStart;1;MATCH([.$A114];$$HeatRateNames;0)-1;250;1);[.$A115])" table:style-name="ce190">
            <text:p>#NAME?</text:p>
          </table:table-cell>
          <table:table-cell office:value-type="float" office:value="0" table:formula="of:=IndGencost([.L114];OFFSET($$HeatRateStart;1;MATCH([.$A114];$$HeatRateNames;0)-1;250;1);[.$A115])" table:style-name="ce190">
            <text:p>#NAME?</text:p>
          </table:table-cell>
          <table:table-cell office:value-type="float" office:value="0" table:formula="of:=IndGencost([.M114];OFFSET($$HeatRateStart;1;MATCH([.$A114];$$HeatRateNames;0)-1;250;1);[.$A115])" table:style-name="ce190">
            <text:p>#NAME?</text:p>
          </table:table-cell>
          <table:table-cell office:value-type="float" office:value="0" table:formula="of:=IndGencost([.N114];OFFSET($$HeatRateStart;1;MATCH([.$A114];$$HeatRateNames;0)-1;250;1);[.$A115])" table:style-name="ce190">
            <text:p>#NAME?</text:p>
          </table:table-cell>
          <table:table-cell office:value-type="float" office:value="0" table:formula="of:=IndGencost([.O114];OFFSET($$HeatRateStart;1;MATCH([.$A114];$$HeatRateNames;0)-1;250;1);[.$A115])" table:style-name="ce190">
            <text:p>#NAME?</text:p>
          </table:table-cell>
          <table:table-cell office:value-type="float" office:value="0" table:formula="of:=IndGencost([.P114];OFFSET($$HeatRateStart;1;MATCH([.$A114];$$HeatRateNames;0)-1;250;1);[.$A115])" table:style-name="ce190">
            <text:p>#NAME?</text:p>
          </table:table-cell>
          <table:table-cell office:value-type="float" office:value="0" table:formula="of:=IndGencost([.Q114];OFFSET($$HeatRateStart;1;MATCH([.$A114];$$HeatRateNames;0)-1;250;1);[.$A115])" table:style-name="ce190">
            <text:p>#NAME?</text:p>
          </table:table-cell>
          <table:table-cell office:value-type="float" office:value="0" table:formula="of:=IndGencost([.R114];OFFSET($$HeatRateStart;1;MATCH([.$A114];$$HeatRateNames;0)-1;250;1);[.$A115])" table:style-name="ce190">
            <text:p>#NAME?</text:p>
          </table:table-cell>
          <table:table-cell office:value-type="float" office:value="0" table:formula="of:=IndGencost([.S114];OFFSET($$HeatRateStart;1;MATCH([.$A114];$$HeatRateNames;0)-1;250;1);[.$A115])" table:style-name="ce190">
            <text:p>#NAME?</text:p>
          </table:table-cell>
          <table:table-cell office:value-type="float" office:value="0" table:formula="of:=IndGencost([.T114];OFFSET($$HeatRateStart;1;MATCH([.$A114];$$HeatRateNames;0)-1;250;1);[.$A115])" table:style-name="ce190">
            <text:p>#NAME?</text:p>
          </table:table-cell>
          <table:table-cell office:value-type="float" office:value="0" table:formula="of:=IndGencost([.U114];OFFSET($$HeatRateStart;1;MATCH([.$A114];$$HeatRateNames;0)-1;250;1);[.$A115])" table:style-name="ce190">
            <text:p>#NAME?</text:p>
          </table:table-cell>
          <table:table-cell office:value-type="float" office:value="0" table:formula="of:=IndGencost([.V114];OFFSET($$HeatRateStart;1;MATCH([.$A114];$$HeatRateNames;0)-1;250;1);[.$A115])" table:style-name="ce190">
            <text:p>#NAME?</text:p>
          </table:table-cell>
          <table:table-cell office:value-type="float" office:value="0" table:formula="of:=IndGencost([.W114];OFFSET($$HeatRateStart;1;MATCH([.$A114];$$HeatRateNames;0)-1;250;1);[.$A115])" table:style-name="ce190">
            <text:p>#NAME?</text:p>
          </table:table-cell>
          <table:table-cell office:value-type="float" office:value="0" table:formula="of:=IndGencost([.X114];OFFSET($$HeatRateStart;1;MATCH([.$A114];$$HeatRateNames;0)-1;250;1);[.$A115])" table:style-name="ce190">
            <text:p>#NAME?</text:p>
          </table:table-cell>
          <table:table-cell office:value-type="float" office:value="0" table:formula="of:=IndGencost([.Y114];OFFSET($$HeatRateStart;1;MATCH([.$A114];$$HeatRateNames;0)-1;250;1);[.$A115])" table:style-name="ce190">
            <text:p>#NAME?</text:p>
          </table:table-cell>
          <table:table-cell office:value-type="currency" office:value="0" table:formula="of:=SUM([.B114:.Y114]*[.B115:.Y115])" table:number-matrix-columns-spanned="1" table:number-matrix-rows-spanned="1" table:style-name="ce260">
            <text:p><text:s/>#NAME?<text:s/></text:p>
          </table:table-cell>
          <table:table-cell office:value-type="string" table:style-name="ce319">
            <text:p>Spin Res</text:p>
          </table:table-cell>
          <table:table-cell table:number-columns-repeated="16357" table:style-name="ce160"/>
        </table:table-row>
        <table:table-row table:style-name="ro4">
          <table:table-cell office:value-type="string" table:style-name="ce185">
            <text:p>(31-103) Test:</text:p>
          </table:table-cell>
          <table:table-cell table:number-columns-repeated="24" table:style-name="ce187"/>
          <table:table-cell office:value-type="float" office:value="0" table:formula="of:=SUM([.B116:.Y116])" table:style-name="ce221">
            <text:p>0</text:p>
          </table:table-cell>
          <table:table-cell table:style-name="ce262"/>
          <table:table-cell table:number-columns-repeated="16357" table:style-name="ce160"/>
        </table:table-row>
        <table:table-row table:style-name="ro4">
          <table:table-cell table:style-name="ce183"/>
          <table:table-cell office:value-type="float" office:value="0" table:formula="of:=IndGencost([.B116];OFFSET($$HeatRateStart;1;MATCH([.$A114];$$HeatRateNames;0)-1;250;1);[.$A115])" table:style-name="ce191">
            <text:p>#NAME?</text:p>
          </table:table-cell>
          <table:table-cell office:value-type="float" office:value="0" table:formula="of:=IndGencost([.C116];OFFSET($$HeatRateStart;1;MATCH([.$A114];$$HeatRateNames;0)-1;250;1);[.$A115])" table:style-name="ce191">
            <text:p>#NAME?</text:p>
          </table:table-cell>
          <table:table-cell office:value-type="float" office:value="0" table:formula="of:=IndGencost([.D116];OFFSET($$HeatRateStart;1;MATCH([.$A114];$$HeatRateNames;0)-1;250;1);[.$A115])" table:style-name="ce191">
            <text:p>#NAME?</text:p>
          </table:table-cell>
          <table:table-cell office:value-type="float" office:value="0" table:formula="of:=IndGencost([.E116];OFFSET($$HeatRateStart;1;MATCH([.$A114];$$HeatRateNames;0)-1;250;1);[.$A115])" table:style-name="ce191">
            <text:p>#NAME?</text:p>
          </table:table-cell>
          <table:table-cell office:value-type="float" office:value="0" table:formula="of:=IndGencost([.F116];OFFSET($$HeatRateStart;1;MATCH([.$A114];$$HeatRateNames;0)-1;250;1);[.$A115])" table:style-name="ce191">
            <text:p>#NAME?</text:p>
          </table:table-cell>
          <table:table-cell office:value-type="float" office:value="0" table:formula="of:=IndGencost([.G116];OFFSET($$HeatRateStart;1;MATCH([.$A114];$$HeatRateNames;0)-1;250;1);[.$A115])" table:style-name="ce191">
            <text:p>#NAME?</text:p>
          </table:table-cell>
          <table:table-cell office:value-type="float" office:value="0" table:formula="of:=IndGencost([.H116];OFFSET($$HeatRateStart;1;MATCH([.$A114];$$HeatRateNames;0)-1;250;1);[.$A115])" table:style-name="ce191">
            <text:p>#NAME?</text:p>
          </table:table-cell>
          <table:table-cell office:value-type="float" office:value="0" table:formula="of:=IndGencost([.I116];OFFSET($$HeatRateStart;1;MATCH([.$A114];$$HeatRateNames;0)-1;250;1);[.$A115])" table:style-name="ce191">
            <text:p>#NAME?</text:p>
          </table:table-cell>
          <table:table-cell office:value-type="float" office:value="0" table:formula="of:=IndGencost([.J116];OFFSET($$HeatRateStart;1;MATCH([.$A114];$$HeatRateNames;0)-1;250;1);[.$A115])" table:style-name="ce191">
            <text:p>#NAME?</text:p>
          </table:table-cell>
          <table:table-cell office:value-type="float" office:value="0" table:formula="of:=IndGencost([.K116];OFFSET($$HeatRateStart;1;MATCH([.$A114];$$HeatRateNames;0)-1;250;1);[.$A115])" table:style-name="ce191">
            <text:p>#NAME?</text:p>
          </table:table-cell>
          <table:table-cell office:value-type="float" office:value="0" table:formula="of:=IndGencost([.L116];OFFSET($$HeatRateStart;1;MATCH([.$A114];$$HeatRateNames;0)-1;250;1);[.$A115])" table:style-name="ce191">
            <text:p>#NAME?</text:p>
          </table:table-cell>
          <table:table-cell office:value-type="float" office:value="0" table:formula="of:=IndGencost([.M116];OFFSET($$HeatRateStart;1;MATCH([.$A114];$$HeatRateNames;0)-1;250;1);[.$A115])" table:style-name="ce191">
            <text:p>#NAME?</text:p>
          </table:table-cell>
          <table:table-cell office:value-type="float" office:value="0" table:formula="of:=IndGencost([.N116];OFFSET($$HeatRateStart;1;MATCH([.$A114];$$HeatRateNames;0)-1;250;1);[.$A115])" table:style-name="ce191">
            <text:p>#NAME?</text:p>
          </table:table-cell>
          <table:table-cell office:value-type="float" office:value="0" table:formula="of:=IndGencost([.O116];OFFSET($$HeatRateStart;1;MATCH([.$A114];$$HeatRateNames;0)-1;250;1);[.$A115])" table:style-name="ce191">
            <text:p>#NAME?</text:p>
          </table:table-cell>
          <table:table-cell office:value-type="float" office:value="0" table:formula="of:=IndGencost([.P116];OFFSET($$HeatRateStart;1;MATCH([.$A114];$$HeatRateNames;0)-1;250;1);[.$A115])" table:style-name="ce191">
            <text:p>#NAME?</text:p>
          </table:table-cell>
          <table:table-cell office:value-type="float" office:value="0" table:formula="of:=IndGencost([.Q116];OFFSET($$HeatRateStart;1;MATCH([.$A114];$$HeatRateNames;0)-1;250;1);[.$A115])" table:style-name="ce191">
            <text:p>#NAME?</text:p>
          </table:table-cell>
          <table:table-cell office:value-type="float" office:value="0" table:formula="of:=IndGencost([.R116];OFFSET($$HeatRateStart;1;MATCH([.$A114];$$HeatRateNames;0)-1;250;1);[.$A115])" table:style-name="ce191">
            <text:p>#NAME?</text:p>
          </table:table-cell>
          <table:table-cell office:value-type="float" office:value="0" table:formula="of:=IndGencost([.S116];OFFSET($$HeatRateStart;1;MATCH([.$A114];$$HeatRateNames;0)-1;250;1);[.$A115])" table:style-name="ce191">
            <text:p>#NAME?</text:p>
          </table:table-cell>
          <table:table-cell office:value-type="float" office:value="0" table:formula="of:=IndGencost([.T116];OFFSET($$HeatRateStart;1;MATCH([.$A114];$$HeatRateNames;0)-1;250;1);[.$A115])" table:style-name="ce191">
            <text:p>#NAME?</text:p>
          </table:table-cell>
          <table:table-cell office:value-type="float" office:value="0" table:formula="of:=IndGencost([.U116];OFFSET($$HeatRateStart;1;MATCH([.$A114];$$HeatRateNames;0)-1;250;1);[.$A115])" table:style-name="ce191">
            <text:p>#NAME?</text:p>
          </table:table-cell>
          <table:table-cell office:value-type="float" office:value="0" table:formula="of:=IndGencost([.V116];OFFSET($$HeatRateStart;1;MATCH([.$A114];$$HeatRateNames;0)-1;250;1);[.$A115])" table:style-name="ce191">
            <text:p>#NAME?</text:p>
          </table:table-cell>
          <table:table-cell office:value-type="float" office:value="0" table:formula="of:=IndGencost([.W116];OFFSET($$HeatRateStart;1;MATCH([.$A114];$$HeatRateNames;0)-1;250;1);[.$A115])" table:style-name="ce191">
            <text:p>#NAME?</text:p>
          </table:table-cell>
          <table:table-cell office:value-type="float" office:value="0" table:formula="of:=IndGencost([.X116];OFFSET($$HeatRateStart;1;MATCH([.$A114];$$HeatRateNames;0)-1;250;1);[.$A115])" table:style-name="ce191">
            <text:p>#NAME?</text:p>
          </table:table-cell>
          <table:table-cell office:value-type="float" office:value="0" table:formula="of:=IndGencost([.Y116];OFFSET($$HeatRateStart;1;MATCH([.$A114];$$HeatRateNames;0)-1;250;1);[.$A115])" table:style-name="ce191">
            <text:p>#NAME?</text:p>
          </table:table-cell>
          <table:table-cell office:value-type="currency" office:value="0" table:formula="of:=SUM([.B116:.Y116]*[.B117:.Y117])" table:number-matrix-columns-spanned="1" table:number-matrix-rows-spanned="1" table:style-name="ce259">
            <text:p><text:s/>#NAME?<text:s/></text:p>
          </table:table-cell>
          <table:table-cell table:number-columns-repeated="16358" table:style-name="ce160"/>
        </table:table-row>
        <table:table-row table:style-name="ro3">
          <table:table-cell office:value-type="string" table:style-name="ce188">
            <text:p>Difference:</text:p>
          </table:table-cell>
          <table:table-cell office:value-type="float" office:value="0" table:formula="of:=[.B117]-[.B115]" table:style-name="ce189"/>
          <table:table-cell office:value-type="float" office:value="0" table:formula="of:=[.C117]-[.C115]" table:style-name="ce189"/>
          <table:table-cell office:value-type="float" office:value="0" table:formula="of:=[.D117]-[.D115]" table:style-name="ce189"/>
          <table:table-cell office:value-type="float" office:value="0" table:formula="of:=[.E117]-[.E115]" table:style-name="ce189"/>
          <table:table-cell office:value-type="float" office:value="0" table:formula="of:=[.F117]-[.F115]" table:style-name="ce189"/>
          <table:table-cell office:value-type="float" office:value="0" table:formula="of:=[.G117]-[.G115]" table:style-name="ce189"/>
          <table:table-cell office:value-type="float" office:value="0" table:formula="of:=[.H117]-[.H115]" table:style-name="ce189"/>
          <table:table-cell office:value-type="float" office:value="0" table:formula="of:=[.I117]-[.I115]" table:style-name="ce189"/>
          <table:table-cell office:value-type="float" office:value="0" table:formula="of:=[.J117]-[.J115]" table:style-name="ce189"/>
          <table:table-cell office:value-type="float" office:value="0" table:formula="of:=[.K117]-[.K115]" table:style-name="ce189"/>
          <table:table-cell office:value-type="float" office:value="0" table:formula="of:=[.L117]-[.L115]" table:style-name="ce189"/>
          <table:table-cell office:value-type="float" office:value="0" table:formula="of:=[.M117]-[.M115]" table:style-name="ce189"/>
          <table:table-cell office:value-type="float" office:value="0" table:formula="of:=[.N117]-[.N115]" table:style-name="ce189"/>
          <table:table-cell office:value-type="float" office:value="0" table:formula="of:=[.O117]-[.O115]" table:style-name="ce189"/>
          <table:table-cell office:value-type="float" office:value="0" table:formula="of:=[.P117]-[.P115]" table:style-name="ce189"/>
          <table:table-cell office:value-type="float" office:value="0" table:formula="of:=[.Q117]-[.Q115]" table:style-name="ce189"/>
          <table:table-cell office:value-type="float" office:value="0" table:formula="of:=[.R117]-[.R115]" table:style-name="ce189"/>
          <table:table-cell office:value-type="float" office:value="0" table:formula="of:=[.S117]-[.S115]" table:style-name="ce189"/>
          <table:table-cell office:value-type="float" office:value="0" table:formula="of:=[.T117]-[.T115]" table:style-name="ce189"/>
          <table:table-cell office:value-type="float" office:value="0" table:formula="of:=[.U117]-[.U115]" table:style-name="ce189"/>
          <table:table-cell office:value-type="float" office:value="0" table:formula="of:=[.V117]-[.V115]" table:style-name="ce189"/>
          <table:table-cell office:value-type="float" office:value="0" table:formula="of:=[.W117]-[.W115]" table:style-name="ce189"/>
          <table:table-cell office:value-type="float" office:value="0" table:formula="of:=[.X117]-[.X115]" table:style-name="ce189"/>
          <table:table-cell office:value-type="float" office:value="0" table:formula="of:=[.Y117]-[.Y115]" table:style-name="ce189"/>
          <table:table-cell office:value-type="currency" office:value="0" table:formula="of:=[.Z115]-[.Z117]" table:style-name="ce261">
            <text:p><text:s/>#NAME?<text:s/></text:p>
          </table:table-cell>
          <table:table-cell table:style-name="ce175"/>
          <table:table-cell table:number-columns-repeated="16357" table:style-name="ce160"/>
        </table:table-row>
        <table:table-row table:style-name="ro4">
          <table:table-cell office:value-type="string" office:string-value="GT 1" table:formula="of:=[Economics.A37]" table:style-name="ce184">
            <text:p>GT 1</text:p>
          </table:table-cell>
          <table:table-cell office:value-type="float" office:value="20" table:formula="of:=[.B44]" table:style-name="ce182">
            <text:p>20</text:p>
          </table:table-cell>
          <table:table-cell office:value-type="float" office:value="20" table:formula="of:=[.C44]" table:style-name="ce182">
            <text:p>20</text:p>
          </table:table-cell>
          <table:table-cell office:value-type="float" office:value="20" table:formula="of:=[.D44]" table:style-name="ce182">
            <text:p>20</text:p>
          </table:table-cell>
          <table:table-cell office:value-type="float" office:value="20" table:formula="of:=[.E44]" table:style-name="ce182">
            <text:p>20</text:p>
          </table:table-cell>
          <table:table-cell office:value-type="float" office:value="20" table:formula="of:=[.F44]" table:style-name="ce182">
            <text:p>20</text:p>
          </table:table-cell>
          <table:table-cell office:value-type="float" office:value="20" table:formula="of:=[.G44]" table:style-name="ce182">
            <text:p>20</text:p>
          </table:table-cell>
          <table:table-cell office:value-type="float" office:value="0" table:formula="of:=[.H44]" table:style-name="ce182"/>
          <table:table-cell office:value-type="float" office:value="0" table:formula="of:=[.I44]" table:style-name="ce182"/>
          <table:table-cell office:value-type="float" office:value="0" table:formula="of:=[.J44]" table:style-name="ce182"/>
          <table:table-cell office:value-type="float" office:value="0" table:formula="of:=[.K44]" table:style-name="ce182"/>
          <table:table-cell office:value-type="float" office:value="0" table:formula="of:=[.L44]" table:style-name="ce182"/>
          <table:table-cell office:value-type="float" office:value="0" table:formula="of:=[.M44]" table:style-name="ce182"/>
          <table:table-cell office:value-type="float" office:value="0" table:formula="of:=[.N44]" table:style-name="ce182"/>
          <table:table-cell office:value-type="float" office:value="0" table:formula="of:=[.O44]" table:style-name="ce182"/>
          <table:table-cell office:value-type="float" office:value="0" table:formula="of:=[.P44]" table:style-name="ce182"/>
          <table:table-cell office:value-type="float" office:value="0" table:formula="of:=[.Q44]" table:style-name="ce182"/>
          <table:table-cell office:value-type="float" office:value="0" table:formula="of:=[.R44]" table:style-name="ce182"/>
          <table:table-cell office:value-type="float" office:value="0" table:formula="of:=[.S44]" table:style-name="ce182"/>
          <table:table-cell office:value-type="float" office:value="0" table:formula="of:=[.T44]" table:style-name="ce182"/>
          <table:table-cell office:value-type="float" office:value="0" table:formula="of:=[.U44]" table:style-name="ce182"/>
          <table:table-cell office:value-type="float" office:value="0" table:formula="of:=[.V44]" table:style-name="ce182"/>
          <table:table-cell office:value-type="float" office:value="0" table:formula="of:=[.W44]" table:style-name="ce182"/>
          <table:table-cell office:value-type="float" office:value="0" table:formula="of:=[.X44]" table:style-name="ce182"/>
          <table:table-cell office:value-type="float" office:value="0" table:formula="of:=[.Y44]" table:style-name="ce182"/>
          <table:table-cell office:value-type="float" office:value="120" table:formula="of:=SUM([.B119:.Y119])" table:style-name="ce220">
            <text:p>120</text:p>
          </table:table-cell>
          <table:table-cell office:value-type="string" table:style-name="ce319">
            <text:p>70 MW Max<text:s/></text:p>
          </table:table-cell>
          <table:table-cell table:number-columns-repeated="16357" table:style-name="ce160"/>
        </table:table-row>
        <table:table-row table:style-name="ro4">
          <table:table-cell office:value-type="float" office:value="1.96" table:formula="of:=[Economics.$I37]" table:style-name="ce186">
            <text:p>Fuel Cost: 1.96</text:p>
          </table:table-cell>
          <table:table-cell office:value-type="float" office:value="0" table:formula="of:=IndGencost([.B119];OFFSET($$HeatRateStart;1;MATCH([.$A119];$$HeatRateNames;0)-1;250;1);[.$A120])" table:style-name="ce190">
            <text:p>#NAME?</text:p>
          </table:table-cell>
          <table:table-cell office:value-type="float" office:value="0" table:formula="of:=IndGencost([.C119];OFFSET($$HeatRateStart;1;MATCH([.$A119];$$HeatRateNames;0)-1;250;1);[.$A120])" table:style-name="ce190">
            <text:p>#NAME?</text:p>
          </table:table-cell>
          <table:table-cell office:value-type="float" office:value="0" table:formula="of:=IndGencost([.D119];OFFSET($$HeatRateStart;1;MATCH([.$A119];$$HeatRateNames;0)-1;250;1);[.$A120])" table:style-name="ce190">
            <text:p>#NAME?</text:p>
          </table:table-cell>
          <table:table-cell office:value-type="float" office:value="0" table:formula="of:=IndGencost([.E119];OFFSET($$HeatRateStart;1;MATCH([.$A119];$$HeatRateNames;0)-1;250;1);[.$A120])" table:style-name="ce190">
            <text:p>#NAME?</text:p>
          </table:table-cell>
          <table:table-cell office:value-type="float" office:value="0" table:formula="of:=IndGencost([.F119];OFFSET($$HeatRateStart;1;MATCH([.$A119];$$HeatRateNames;0)-1;250;1);[.$A120])" table:style-name="ce190">
            <text:p>#NAME?</text:p>
          </table:table-cell>
          <table:table-cell office:value-type="float" office:value="0" table:formula="of:=IndGencost([.G119];OFFSET($$HeatRateStart;1;MATCH([.$A119];$$HeatRateNames;0)-1;250;1);[.$A120])" table:style-name="ce190">
            <text:p>#NAME?</text:p>
          </table:table-cell>
          <table:table-cell office:value-type="float" office:value="0" table:formula="of:=IndGencost([.H119];OFFSET($$HeatRateStart;1;MATCH([.$A119];$$HeatRateNames;0)-1;250;1);[.$A120])" table:style-name="ce190">
            <text:p>#NAME?</text:p>
          </table:table-cell>
          <table:table-cell office:value-type="float" office:value="0" table:formula="of:=IndGencost([.I119];OFFSET($$HeatRateStart;1;MATCH([.$A119];$$HeatRateNames;0)-1;250;1);[.$A120])" table:style-name="ce190">
            <text:p>#NAME?</text:p>
          </table:table-cell>
          <table:table-cell office:value-type="float" office:value="0" table:formula="of:=IndGencost([.J119];OFFSET($$HeatRateStart;1;MATCH([.$A119];$$HeatRateNames;0)-1;250;1);[.$A120])" table:style-name="ce190">
            <text:p>#NAME?</text:p>
          </table:table-cell>
          <table:table-cell office:value-type="float" office:value="0" table:formula="of:=IndGencost([.K119];OFFSET($$HeatRateStart;1;MATCH([.$A119];$$HeatRateNames;0)-1;250;1);[.$A120])" table:style-name="ce190">
            <text:p>#NAME?</text:p>
          </table:table-cell>
          <table:table-cell office:value-type="float" office:value="0" table:formula="of:=IndGencost([.L119];OFFSET($$HeatRateStart;1;MATCH([.$A119];$$HeatRateNames;0)-1;250;1);[.$A120])" table:style-name="ce190">
            <text:p>#NAME?</text:p>
          </table:table-cell>
          <table:table-cell office:value-type="float" office:value="0" table:formula="of:=IndGencost([.M119];OFFSET($$HeatRateStart;1;MATCH([.$A119];$$HeatRateNames;0)-1;250;1);[.$A120])" table:style-name="ce190">
            <text:p>#NAME?</text:p>
          </table:table-cell>
          <table:table-cell office:value-type="float" office:value="0" table:formula="of:=IndGencost([.N119];OFFSET($$HeatRateStart;1;MATCH([.$A119];$$HeatRateNames;0)-1;250;1);[.$A120])" table:style-name="ce190">
            <text:p>#NAME?</text:p>
          </table:table-cell>
          <table:table-cell office:value-type="float" office:value="0" table:formula="of:=IndGencost([.O119];OFFSET($$HeatRateStart;1;MATCH([.$A119];$$HeatRateNames;0)-1;250;1);[.$A120])" table:style-name="ce190">
            <text:p>#NAME?</text:p>
          </table:table-cell>
          <table:table-cell office:value-type="float" office:value="0" table:formula="of:=IndGencost([.P119];OFFSET($$HeatRateStart;1;MATCH([.$A119];$$HeatRateNames;0)-1;250;1);[.$A120])" table:style-name="ce190">
            <text:p>#NAME?</text:p>
          </table:table-cell>
          <table:table-cell office:value-type="float" office:value="0" table:formula="of:=IndGencost([.Q119];OFFSET($$HeatRateStart;1;MATCH([.$A119];$$HeatRateNames;0)-1;250;1);[.$A120])" table:style-name="ce190">
            <text:p>#NAME?</text:p>
          </table:table-cell>
          <table:table-cell office:value-type="float" office:value="0" table:formula="of:=IndGencost([.R119];OFFSET($$HeatRateStart;1;MATCH([.$A119];$$HeatRateNames;0)-1;250;1);[.$A120])" table:style-name="ce190">
            <text:p>#NAME?</text:p>
          </table:table-cell>
          <table:table-cell office:value-type="float" office:value="0" table:formula="of:=IndGencost([.S119];OFFSET($$HeatRateStart;1;MATCH([.$A119];$$HeatRateNames;0)-1;250;1);[.$A120])" table:style-name="ce190">
            <text:p>#NAME?</text:p>
          </table:table-cell>
          <table:table-cell office:value-type="float" office:value="0" table:formula="of:=IndGencost([.T119];OFFSET($$HeatRateStart;1;MATCH([.$A119];$$HeatRateNames;0)-1;250;1);[.$A120])" table:style-name="ce190">
            <text:p>#NAME?</text:p>
          </table:table-cell>
          <table:table-cell office:value-type="float" office:value="0" table:formula="of:=IndGencost([.U119];OFFSET($$HeatRateStart;1;MATCH([.$A119];$$HeatRateNames;0)-1;250;1);[.$A120])" table:style-name="ce190">
            <text:p>#NAME?</text:p>
          </table:table-cell>
          <table:table-cell office:value-type="float" office:value="0" table:formula="of:=IndGencost([.V119];OFFSET($$HeatRateStart;1;MATCH([.$A119];$$HeatRateNames;0)-1;250;1);[.$A120])" table:style-name="ce190">
            <text:p>#NAME?</text:p>
          </table:table-cell>
          <table:table-cell office:value-type="float" office:value="0" table:formula="of:=IndGencost([.W119];OFFSET($$HeatRateStart;1;MATCH([.$A119];$$HeatRateNames;0)-1;250;1);[.$A120])" table:style-name="ce190">
            <text:p>#NAME?</text:p>
          </table:table-cell>
          <table:table-cell office:value-type="float" office:value="0" table:formula="of:=IndGencost([.X119];OFFSET($$HeatRateStart;1;MATCH([.$A119];$$HeatRateNames;0)-1;250;1);[.$A120])" table:style-name="ce190">
            <text:p>#NAME?</text:p>
          </table:table-cell>
          <table:table-cell office:value-type="float" office:value="0" table:formula="of:=IndGencost([.Y119];OFFSET($$HeatRateStart;1;MATCH([.$A119];$$HeatRateNames;0)-1;250;1);[.$A120])" table:style-name="ce190">
            <text:p>#NAME?</text:p>
          </table:table-cell>
          <table:table-cell office:value-type="currency" office:value="0" table:formula="of:=SUM([.B119:.Y119]*[.B120:.Y120])" table:number-matrix-columns-spanned="1" table:number-matrix-rows-spanned="1" table:style-name="ce260">
            <text:p><text:s/>#NAME?<text:s/></text:p>
          </table:table-cell>
          <table:table-cell office:value-type="string" table:style-name="ce319">
            <text:p>Spin Res</text:p>
          </table:table-cell>
          <table:table-cell table:number-columns-repeated="16357" table:style-name="ce160"/>
        </table:table-row>
        <table:table-row table:style-name="ro4">
          <table:table-cell office:value-type="string" table:style-name="ce185">
            <text:p>Test:</text:p>
          </table:table-cell>
          <table:table-cell office:value-type="float" office:value="20" table:formula="of:=[.B119]" table:style-name="ce187">
            <text:p>20</text:p>
          </table:table-cell>
          <table:table-cell office:value-type="float" office:value="20" table:formula="of:=[.C119]" table:style-name="ce187">
            <text:p>20</text:p>
          </table:table-cell>
          <table:table-cell office:value-type="float" office:value="20" table:formula="of:=[.D119]" table:style-name="ce187">
            <text:p>20</text:p>
          </table:table-cell>
          <table:table-cell office:value-type="float" office:value="20" table:formula="of:=[.E119]" table:style-name="ce187">
            <text:p>20</text:p>
          </table:table-cell>
          <table:table-cell office:value-type="float" office:value="20" table:formula="of:=[.F119]" table:style-name="ce187">
            <text:p>20</text:p>
          </table:table-cell>
          <table:table-cell office:value-type="float" office:value="20" table:formula="of:=[.G119]" table:style-name="ce187">
            <text:p>20</text:p>
          </table:table-cell>
          <table:table-cell office:value-type="float" office:value="0" table:formula="of:=[.H119]" table:style-name="ce187"/>
          <table:table-cell office:value-type="float" office:value="0" table:formula="of:=[.I119]" table:style-name="ce187"/>
          <table:table-cell office:value-type="float" office:value="0" table:formula="of:=[.J119]" table:style-name="ce187"/>
          <table:table-cell office:value-type="float" office:value="0" table:formula="of:=[.K119]" table:style-name="ce187"/>
          <table:table-cell office:value-type="float" office:value="0" table:formula="of:=[.L119]" table:style-name="ce187"/>
          <table:table-cell office:value-type="float" office:value="0" table:formula="of:=[.M119]" table:style-name="ce187"/>
          <table:table-cell office:value-type="float" office:value="0" table:formula="of:=[.N119]" table:style-name="ce187"/>
          <table:table-cell office:value-type="float" office:value="0" table:formula="of:=[.O119]" table:style-name="ce187"/>
          <table:table-cell office:value-type="float" office:value="0" table:formula="of:=[.P119]" table:style-name="ce187"/>
          <table:table-cell office:value-type="float" office:value="0" table:formula="of:=[.Q119]" table:style-name="ce187"/>
          <table:table-cell office:value-type="float" office:value="0" table:formula="of:=[.R119]" table:style-name="ce187"/>
          <table:table-cell office:value-type="float" office:value="0" table:formula="of:=[.S119]" table:style-name="ce187"/>
          <table:table-cell office:value-type="float" office:value="0" table:formula="of:=[.T119]" table:style-name="ce187"/>
          <table:table-cell office:value-type="float" office:value="0" table:formula="of:=[.U119]" table:style-name="ce187"/>
          <table:table-cell office:value-type="float" office:value="0" table:formula="of:=[.V119]" table:style-name="ce187"/>
          <table:table-cell office:value-type="float" office:value="0" table:formula="of:=[.W119]" table:style-name="ce187"/>
          <table:table-cell office:value-type="float" office:value="0" table:formula="of:=[.X119]" table:style-name="ce187"/>
          <table:table-cell office:value-type="float" office:value="0" table:formula="of:=[.Y119]" table:style-name="ce187"/>
          <table:table-cell office:value-type="float" office:value="120" table:formula="of:=SUM([.B121:.Y121])" table:style-name="ce221">
            <text:p>120</text:p>
          </table:table-cell>
          <table:table-cell table:style-name="ce175"/>
          <table:table-cell table:number-columns-repeated="16357" table:style-name="ce160"/>
        </table:table-row>
        <table:table-row table:style-name="ro4">
          <table:table-cell table:style-name="ce183"/>
          <table:table-cell office:value-type="float" office:value="0" table:formula="of:=IndGencost([.B121];OFFSET($$HeatRateStart;1;MATCH([.$A119];$$HeatRateNames;0)-1;250;1);[.$A120])" table:style-name="ce191">
            <text:p>#NAME?</text:p>
          </table:table-cell>
          <table:table-cell office:value-type="float" office:value="0" table:formula="of:=IndGencost([.C121];OFFSET($$HeatRateStart;1;MATCH([.$A119];$$HeatRateNames;0)-1;250;1);[.$A120])" table:style-name="ce191">
            <text:p>#NAME?</text:p>
          </table:table-cell>
          <table:table-cell office:value-type="float" office:value="0" table:formula="of:=IndGencost([.D121];OFFSET($$HeatRateStart;1;MATCH([.$A119];$$HeatRateNames;0)-1;250;1);[.$A120])" table:style-name="ce191">
            <text:p>#NAME?</text:p>
          </table:table-cell>
          <table:table-cell office:value-type="float" office:value="0" table:formula="of:=IndGencost([.E121];OFFSET($$HeatRateStart;1;MATCH([.$A119];$$HeatRateNames;0)-1;250;1);[.$A120])" table:style-name="ce191">
            <text:p>#NAME?</text:p>
          </table:table-cell>
          <table:table-cell office:value-type="float" office:value="0" table:formula="of:=IndGencost([.F121];OFFSET($$HeatRateStart;1;MATCH([.$A119];$$HeatRateNames;0)-1;250;1);[.$A120])" table:style-name="ce191">
            <text:p>#NAME?</text:p>
          </table:table-cell>
          <table:table-cell office:value-type="float" office:value="0" table:formula="of:=IndGencost([.G121];OFFSET($$HeatRateStart;1;MATCH([.$A119];$$HeatRateNames;0)-1;250;1);[.$A120])" table:style-name="ce191">
            <text:p>#NAME?</text:p>
          </table:table-cell>
          <table:table-cell office:value-type="float" office:value="0" table:formula="of:=IndGencost([.H121];OFFSET($$HeatRateStart;1;MATCH([.$A119];$$HeatRateNames;0)-1;250;1);[.$A120])" table:style-name="ce191">
            <text:p>#NAME?</text:p>
          </table:table-cell>
          <table:table-cell office:value-type="float" office:value="0" table:formula="of:=IndGencost([.I121];OFFSET($$HeatRateStart;1;MATCH([.$A119];$$HeatRateNames;0)-1;250;1);[.$A120])" table:style-name="ce191">
            <text:p>#NAME?</text:p>
          </table:table-cell>
          <table:table-cell office:value-type="float" office:value="0" table:formula="of:=IndGencost([.J121];OFFSET($$HeatRateStart;1;MATCH([.$A119];$$HeatRateNames;0)-1;250;1);[.$A120])" table:style-name="ce191">
            <text:p>#NAME?</text:p>
          </table:table-cell>
          <table:table-cell office:value-type="float" office:value="0" table:formula="of:=IndGencost([.K121];OFFSET($$HeatRateStart;1;MATCH([.$A119];$$HeatRateNames;0)-1;250;1);[.$A120])" table:style-name="ce191">
            <text:p>#NAME?</text:p>
          </table:table-cell>
          <table:table-cell office:value-type="float" office:value="0" table:formula="of:=IndGencost([.L121];OFFSET($$HeatRateStart;1;MATCH([.$A119];$$HeatRateNames;0)-1;250;1);[.$A120])" table:style-name="ce191">
            <text:p>#NAME?</text:p>
          </table:table-cell>
          <table:table-cell office:value-type="float" office:value="0" table:formula="of:=IndGencost([.M121];OFFSET($$HeatRateStart;1;MATCH([.$A119];$$HeatRateNames;0)-1;250;1);[.$A120])" table:style-name="ce191">
            <text:p>#NAME?</text:p>
          </table:table-cell>
          <table:table-cell office:value-type="float" office:value="0" table:formula="of:=IndGencost([.N121];OFFSET($$HeatRateStart;1;MATCH([.$A119];$$HeatRateNames;0)-1;250;1);[.$A120])" table:style-name="ce191">
            <text:p>#NAME?</text:p>
          </table:table-cell>
          <table:table-cell office:value-type="float" office:value="0" table:formula="of:=IndGencost([.O121];OFFSET($$HeatRateStart;1;MATCH([.$A119];$$HeatRateNames;0)-1;250;1);[.$A120])" table:style-name="ce191">
            <text:p>#NAME?</text:p>
          </table:table-cell>
          <table:table-cell office:value-type="float" office:value="0" table:formula="of:=IndGencost([.P121];OFFSET($$HeatRateStart;1;MATCH([.$A119];$$HeatRateNames;0)-1;250;1);[.$A120])" table:style-name="ce191">
            <text:p>#NAME?</text:p>
          </table:table-cell>
          <table:table-cell office:value-type="float" office:value="0" table:formula="of:=IndGencost([.Q121];OFFSET($$HeatRateStart;1;MATCH([.$A119];$$HeatRateNames;0)-1;250;1);[.$A120])" table:style-name="ce191">
            <text:p>#NAME?</text:p>
          </table:table-cell>
          <table:table-cell office:value-type="float" office:value="0" table:formula="of:=IndGencost([.R121];OFFSET($$HeatRateStart;1;MATCH([.$A119];$$HeatRateNames;0)-1;250;1);[.$A120])" table:style-name="ce191">
            <text:p>#NAME?</text:p>
          </table:table-cell>
          <table:table-cell office:value-type="float" office:value="0" table:formula="of:=IndGencost([.S121];OFFSET($$HeatRateStart;1;MATCH([.$A119];$$HeatRateNames;0)-1;250;1);[.$A120])" table:style-name="ce191">
            <text:p>#NAME?</text:p>
          </table:table-cell>
          <table:table-cell office:value-type="float" office:value="0" table:formula="of:=IndGencost([.T121];OFFSET($$HeatRateStart;1;MATCH([.$A119];$$HeatRateNames;0)-1;250;1);[.$A120])" table:style-name="ce191">
            <text:p>#NAME?</text:p>
          </table:table-cell>
          <table:table-cell office:value-type="float" office:value="0" table:formula="of:=IndGencost([.U121];OFFSET($$HeatRateStart;1;MATCH([.$A119];$$HeatRateNames;0)-1;250;1);[.$A120])" table:style-name="ce191">
            <text:p>#NAME?</text:p>
          </table:table-cell>
          <table:table-cell office:value-type="float" office:value="0" table:formula="of:=IndGencost([.V121];OFFSET($$HeatRateStart;1;MATCH([.$A119];$$HeatRateNames;0)-1;250;1);[.$A120])" table:style-name="ce191">
            <text:p>#NAME?</text:p>
          </table:table-cell>
          <table:table-cell office:value-type="float" office:value="0" table:formula="of:=IndGencost([.W121];OFFSET($$HeatRateStart;1;MATCH([.$A119];$$HeatRateNames;0)-1;250;1);[.$A120])" table:style-name="ce191">
            <text:p>#NAME?</text:p>
          </table:table-cell>
          <table:table-cell office:value-type="float" office:value="0" table:formula="of:=IndGencost([.X121];OFFSET($$HeatRateStart;1;MATCH([.$A119];$$HeatRateNames;0)-1;250;1);[.$A120])" table:style-name="ce191">
            <text:p>#NAME?</text:p>
          </table:table-cell>
          <table:table-cell office:value-type="float" office:value="0" table:formula="of:=IndGencost([.Y121];OFFSET($$HeatRateStart;1;MATCH([.$A119];$$HeatRateNames;0)-1;250;1);[.$A120])" table:style-name="ce191">
            <text:p>#NAME?</text:p>
          </table:table-cell>
          <table:table-cell office:value-type="currency" office:value="0" table:formula="of:=SUM([.B121:.Y121]*[.B122:.Y122])" table:number-matrix-columns-spanned="1" table:number-matrix-rows-spanned="1" table:style-name="ce259">
            <text:p><text:s/>#NAME?<text:s/></text:p>
          </table:table-cell>
          <table:table-cell table:style-name="ce175"/>
          <table:table-cell table:number-columns-repeated="16357" table:style-name="ce160"/>
        </table:table-row>
        <table:table-row table:style-name="ro3">
          <table:table-cell office:value-type="string" table:style-name="ce188">
            <text:p>Difference:</text:p>
          </table:table-cell>
          <table:table-cell office:value-type="float" office:value="0" table:formula="of:=[.B122]-[.B120]" table:style-name="ce189"/>
          <table:table-cell office:value-type="float" office:value="0" table:formula="of:=[.C122]-[.C120]" table:style-name="ce189"/>
          <table:table-cell office:value-type="float" office:value="0" table:formula="of:=[.D122]-[.D120]" table:style-name="ce189"/>
          <table:table-cell office:value-type="float" office:value="0" table:formula="of:=[.E122]-[.E120]" table:style-name="ce189"/>
          <table:table-cell office:value-type="float" office:value="0" table:formula="of:=[.F122]-[.F120]" table:style-name="ce189"/>
          <table:table-cell office:value-type="float" office:value="0" table:formula="of:=[.G122]-[.G120]" table:style-name="ce189"/>
          <table:table-cell office:value-type="float" office:value="0" table:formula="of:=[.H122]-[.H120]" table:style-name="ce189"/>
          <table:table-cell office:value-type="float" office:value="0" table:formula="of:=[.I122]-[.I120]" table:style-name="ce189"/>
          <table:table-cell office:value-type="float" office:value="0" table:formula="of:=[.J122]-[.J120]" table:style-name="ce189"/>
          <table:table-cell office:value-type="float" office:value="0" table:formula="of:=[.K122]-[.K120]" table:style-name="ce189"/>
          <table:table-cell office:value-type="float" office:value="0" table:formula="of:=[.L122]-[.L120]" table:style-name="ce189"/>
          <table:table-cell office:value-type="float" office:value="0" table:formula="of:=[.M122]-[.M120]" table:style-name="ce189"/>
          <table:table-cell office:value-type="float" office:value="0" table:formula="of:=[.N122]-[.N120]" table:style-name="ce189"/>
          <table:table-cell office:value-type="float" office:value="0" table:formula="of:=[.O122]-[.O120]" table:style-name="ce189"/>
          <table:table-cell office:value-type="float" office:value="0" table:formula="of:=[.P122]-[.P120]" table:style-name="ce189"/>
          <table:table-cell office:value-type="float" office:value="0" table:formula="of:=[.Q122]-[.Q120]" table:style-name="ce189"/>
          <table:table-cell office:value-type="float" office:value="0" table:formula="of:=[.R122]-[.R120]" table:style-name="ce189"/>
          <table:table-cell office:value-type="float" office:value="0" table:formula="of:=[.S122]-[.S120]" table:style-name="ce189"/>
          <table:table-cell office:value-type="float" office:value="0" table:formula="of:=[.T122]-[.T120]" table:style-name="ce189"/>
          <table:table-cell office:value-type="float" office:value="0" table:formula="of:=[.U122]-[.U120]" table:style-name="ce189"/>
          <table:table-cell office:value-type="float" office:value="0" table:formula="of:=[.V122]-[.V120]" table:style-name="ce189"/>
          <table:table-cell office:value-type="float" office:value="0" table:formula="of:=[.W122]-[.W120]" table:style-name="ce189"/>
          <table:table-cell office:value-type="float" office:value="0" table:formula="of:=[.X122]-[.X120]" table:style-name="ce189"/>
          <table:table-cell office:value-type="float" office:value="0" table:formula="of:=[.Y122]-[.Y120]" table:style-name="ce189"/>
          <table:table-cell office:value-type="currency" office:value="0" table:formula="of:=[.Z120]-[.Z122]" table:style-name="ce261">
            <text:p><text:s/>#NAME?<text:s/></text:p>
          </table:table-cell>
          <table:table-cell table:style-name="ce175"/>
          <table:table-cell table:number-columns-repeated="16357" table:style-name="ce160"/>
        </table:table-row>
        <table:table-row table:style-name="ro4">
          <table:table-cell office:value-type="string" office:string-value="GT 2" table:formula="of:=[Economics.A38]" table:style-name="ce184">
            <text:p>GT 2</text:p>
          </table:table-cell>
          <table:table-cell office:value-type="float" office:value="20" table:formula="of:=[.B45]" table:style-name="ce182">
            <text:p>20</text:p>
          </table:table-cell>
          <table:table-cell office:value-type="float" office:value="20" table:formula="of:=[.C45]" table:style-name="ce182">
            <text:p>20</text:p>
          </table:table-cell>
          <table:table-cell office:value-type="float" office:value="20" table:formula="of:=[.D45]" table:style-name="ce182">
            <text:p>20</text:p>
          </table:table-cell>
          <table:table-cell office:value-type="float" office:value="20" table:formula="of:=[.E45]" table:style-name="ce182">
            <text:p>20</text:p>
          </table:table-cell>
          <table:table-cell office:value-type="float" office:value="20" table:formula="of:=[.F45]" table:style-name="ce182">
            <text:p>20</text:p>
          </table:table-cell>
          <table:table-cell office:value-type="float" office:value="20" table:formula="of:=[.G45]" table:style-name="ce182">
            <text:p>20</text:p>
          </table:table-cell>
          <table:table-cell office:value-type="float" office:value="0" table:formula="of:=[.H45]" table:style-name="ce182"/>
          <table:table-cell office:value-type="float" office:value="0" table:formula="of:=[.I45]" table:style-name="ce182"/>
          <table:table-cell office:value-type="float" office:value="0" table:formula="of:=[.J45]" table:style-name="ce182"/>
          <table:table-cell office:value-type="float" office:value="0" table:formula="of:=[.K45]" table:style-name="ce182"/>
          <table:table-cell office:value-type="float" office:value="0" table:formula="of:=[.L45]" table:style-name="ce182"/>
          <table:table-cell office:value-type="float" office:value="0" table:formula="of:=[.M45]" table:style-name="ce182"/>
          <table:table-cell office:value-type="float" office:value="0" table:formula="of:=[.N45]" table:style-name="ce182"/>
          <table:table-cell office:value-type="float" office:value="0" table:formula="of:=[.O45]" table:style-name="ce182"/>
          <table:table-cell office:value-type="float" office:value="0" table:formula="of:=[.P45]" table:style-name="ce182"/>
          <table:table-cell office:value-type="float" office:value="0" table:formula="of:=[.Q45]" table:style-name="ce182"/>
          <table:table-cell office:value-type="float" office:value="0" table:formula="of:=[.R45]" table:style-name="ce182"/>
          <table:table-cell office:value-type="float" office:value="0" table:formula="of:=[.S45]" table:style-name="ce182"/>
          <table:table-cell office:value-type="float" office:value="0" table:formula="of:=[.T45]" table:style-name="ce182"/>
          <table:table-cell office:value-type="float" office:value="0" table:formula="of:=[.U45]" table:style-name="ce182"/>
          <table:table-cell office:value-type="float" office:value="0" table:formula="of:=[.V45]" table:style-name="ce182"/>
          <table:table-cell office:value-type="float" office:value="0" table:formula="of:=[.W45]" table:style-name="ce182"/>
          <table:table-cell office:value-type="float" office:value="0" table:formula="of:=[.X45]" table:style-name="ce182"/>
          <table:table-cell office:value-type="float" office:value="0" table:formula="of:=[.Y45]" table:style-name="ce182"/>
          <table:table-cell office:value-type="float" office:value="120" table:formula="of:=SUM([.B124:.Y124])" table:style-name="ce220">
            <text:p>120</text:p>
          </table:table-cell>
          <table:table-cell office:value-type="string" table:style-name="ce319">
            <text:p>70 MW Max<text:s/></text:p>
          </table:table-cell>
          <table:table-cell table:number-columns-repeated="16357" table:style-name="ce160"/>
        </table:table-row>
        <table:table-row table:style-name="ro4">
          <table:table-cell office:value-type="float" office:value="1.96" table:formula="of:=[Economics.$I38]" table:style-name="ce186">
            <text:p>Fuel Cost: 1.96</text:p>
          </table:table-cell>
          <table:table-cell office:value-type="float" office:value="0" table:formula="of:=IndGencost([.B124];OFFSET($$HeatRateStart;1;MATCH([.$A124];$$HeatRateNames;0)-1;250;1);[.$A125])" table:style-name="ce190">
            <text:p>#NAME?</text:p>
          </table:table-cell>
          <table:table-cell office:value-type="float" office:value="0" table:formula="of:=IndGencost([.C124];OFFSET($$HeatRateStart;1;MATCH([.$A124];$$HeatRateNames;0)-1;250;1);[.$A125])" table:style-name="ce190">
            <text:p>#NAME?</text:p>
          </table:table-cell>
          <table:table-cell office:value-type="float" office:value="0" table:formula="of:=IndGencost([.D124];OFFSET($$HeatRateStart;1;MATCH([.$A124];$$HeatRateNames;0)-1;250;1);[.$A125])" table:style-name="ce190">
            <text:p>#NAME?</text:p>
          </table:table-cell>
          <table:table-cell office:value-type="float" office:value="0" table:formula="of:=IndGencost([.E124];OFFSET($$HeatRateStart;1;MATCH([.$A124];$$HeatRateNames;0)-1;250;1);[.$A125])" table:style-name="ce190">
            <text:p>#NAME?</text:p>
          </table:table-cell>
          <table:table-cell office:value-type="float" office:value="0" table:formula="of:=IndGencost([.F124];OFFSET($$HeatRateStart;1;MATCH([.$A124];$$HeatRateNames;0)-1;250;1);[.$A125])" table:style-name="ce190">
            <text:p>#NAME?</text:p>
          </table:table-cell>
          <table:table-cell office:value-type="float" office:value="0" table:formula="of:=IndGencost([.G124];OFFSET($$HeatRateStart;1;MATCH([.$A124];$$HeatRateNames;0)-1;250;1);[.$A125])" table:style-name="ce190">
            <text:p>#NAME?</text:p>
          </table:table-cell>
          <table:table-cell office:value-type="float" office:value="0" table:formula="of:=IndGencost([.H124];OFFSET($$HeatRateStart;1;MATCH([.$A124];$$HeatRateNames;0)-1;250;1);[.$A125])" table:style-name="ce190">
            <text:p>#NAME?</text:p>
          </table:table-cell>
          <table:table-cell office:value-type="float" office:value="0" table:formula="of:=IndGencost([.I124];OFFSET($$HeatRateStart;1;MATCH([.$A124];$$HeatRateNames;0)-1;250;1);[.$A125])" table:style-name="ce190">
            <text:p>#NAME?</text:p>
          </table:table-cell>
          <table:table-cell office:value-type="float" office:value="0" table:formula="of:=IndGencost([.J124];OFFSET($$HeatRateStart;1;MATCH([.$A124];$$HeatRateNames;0)-1;250;1);[.$A125])" table:style-name="ce190">
            <text:p>#NAME?</text:p>
          </table:table-cell>
          <table:table-cell office:value-type="float" office:value="0" table:formula="of:=IndGencost([.K124];OFFSET($$HeatRateStart;1;MATCH([.$A124];$$HeatRateNames;0)-1;250;1);[.$A125])" table:style-name="ce190">
            <text:p>#NAME?</text:p>
          </table:table-cell>
          <table:table-cell office:value-type="float" office:value="0" table:formula="of:=IndGencost([.L124];OFFSET($$HeatRateStart;1;MATCH([.$A124];$$HeatRateNames;0)-1;250;1);[.$A125])" table:style-name="ce190">
            <text:p>#NAME?</text:p>
          </table:table-cell>
          <table:table-cell office:value-type="float" office:value="0" table:formula="of:=IndGencost([.M124];OFFSET($$HeatRateStart;1;MATCH([.$A124];$$HeatRateNames;0)-1;250;1);[.$A125])" table:style-name="ce190">
            <text:p>#NAME?</text:p>
          </table:table-cell>
          <table:table-cell office:value-type="float" office:value="0" table:formula="of:=IndGencost([.N124];OFFSET($$HeatRateStart;1;MATCH([.$A124];$$HeatRateNames;0)-1;250;1);[.$A125])" table:style-name="ce190">
            <text:p>#NAME?</text:p>
          </table:table-cell>
          <table:table-cell office:value-type="float" office:value="0" table:formula="of:=IndGencost([.O124];OFFSET($$HeatRateStart;1;MATCH([.$A124];$$HeatRateNames;0)-1;250;1);[.$A125])" table:style-name="ce190">
            <text:p>#NAME?</text:p>
          </table:table-cell>
          <table:table-cell office:value-type="float" office:value="0" table:formula="of:=IndGencost([.P124];OFFSET($$HeatRateStart;1;MATCH([.$A124];$$HeatRateNames;0)-1;250;1);[.$A125])" table:style-name="ce190">
            <text:p>#NAME?</text:p>
          </table:table-cell>
          <table:table-cell office:value-type="float" office:value="0" table:formula="of:=IndGencost([.Q124];OFFSET($$HeatRateStart;1;MATCH([.$A124];$$HeatRateNames;0)-1;250;1);[.$A125])" table:style-name="ce190">
            <text:p>#NAME?</text:p>
          </table:table-cell>
          <table:table-cell office:value-type="float" office:value="0" table:formula="of:=IndGencost([.R124];OFFSET($$HeatRateStart;1;MATCH([.$A124];$$HeatRateNames;0)-1;250;1);[.$A125])" table:style-name="ce190">
            <text:p>#NAME?</text:p>
          </table:table-cell>
          <table:table-cell office:value-type="float" office:value="0" table:formula="of:=IndGencost([.S124];OFFSET($$HeatRateStart;1;MATCH([.$A124];$$HeatRateNames;0)-1;250;1);[.$A125])" table:style-name="ce190">
            <text:p>#NAME?</text:p>
          </table:table-cell>
          <table:table-cell office:value-type="float" office:value="0" table:formula="of:=IndGencost([.T124];OFFSET($$HeatRateStart;1;MATCH([.$A124];$$HeatRateNames;0)-1;250;1);[.$A125])" table:style-name="ce190">
            <text:p>#NAME?</text:p>
          </table:table-cell>
          <table:table-cell office:value-type="float" office:value="0" table:formula="of:=IndGencost([.U124];OFFSET($$HeatRateStart;1;MATCH([.$A124];$$HeatRateNames;0)-1;250;1);[.$A125])" table:style-name="ce190">
            <text:p>#NAME?</text:p>
          </table:table-cell>
          <table:table-cell office:value-type="float" office:value="0" table:formula="of:=IndGencost([.V124];OFFSET($$HeatRateStart;1;MATCH([.$A124];$$HeatRateNames;0)-1;250;1);[.$A125])" table:style-name="ce190">
            <text:p>#NAME?</text:p>
          </table:table-cell>
          <table:table-cell office:value-type="float" office:value="0" table:formula="of:=IndGencost([.W124];OFFSET($$HeatRateStart;1;MATCH([.$A124];$$HeatRateNames;0)-1;250;1);[.$A125])" table:style-name="ce190">
            <text:p>#NAME?</text:p>
          </table:table-cell>
          <table:table-cell office:value-type="float" office:value="0" table:formula="of:=IndGencost([.X124];OFFSET($$HeatRateStart;1;MATCH([.$A124];$$HeatRateNames;0)-1;250;1);[.$A125])" table:style-name="ce190">
            <text:p>#NAME?</text:p>
          </table:table-cell>
          <table:table-cell office:value-type="float" office:value="0" table:formula="of:=IndGencost([.Y124];OFFSET($$HeatRateStart;1;MATCH([.$A124];$$HeatRateNames;0)-1;250;1);[.$A125])" table:style-name="ce190">
            <text:p>#NAME?</text:p>
          </table:table-cell>
          <table:table-cell office:value-type="currency" office:value="0" table:formula="of:=SUM([.B124:.Y124]*[.B125:.Y125])" table:number-matrix-columns-spanned="1" table:number-matrix-rows-spanned="1" table:style-name="ce260">
            <text:p><text:s/>#NAME?<text:s/></text:p>
          </table:table-cell>
          <table:table-cell office:value-type="string" table:style-name="ce319">
            <text:p>Spin Res</text:p>
          </table:table-cell>
          <table:table-cell table:number-columns-repeated="16357" table:style-name="ce160"/>
        </table:table-row>
        <table:table-row table:style-name="ro4">
          <table:table-cell office:value-type="string" table:style-name="ce185">
            <text:p>Test:</text:p>
          </table:table-cell>
          <table:table-cell office:value-type="float" office:value="20" table:formula="of:=[.B124]" table:style-name="ce187">
            <text:p>20</text:p>
          </table:table-cell>
          <table:table-cell office:value-type="float" office:value="20" table:formula="of:=[.C124]" table:style-name="ce187">
            <text:p>20</text:p>
          </table:table-cell>
          <table:table-cell office:value-type="float" office:value="20" table:formula="of:=[.D124]" table:style-name="ce187">
            <text:p>20</text:p>
          </table:table-cell>
          <table:table-cell office:value-type="float" office:value="20" table:formula="of:=[.E124]" table:style-name="ce187">
            <text:p>20</text:p>
          </table:table-cell>
          <table:table-cell office:value-type="float" office:value="20" table:formula="of:=[.F124]" table:style-name="ce187">
            <text:p>20</text:p>
          </table:table-cell>
          <table:table-cell office:value-type="float" office:value="20" table:formula="of:=[.G124]" table:style-name="ce187">
            <text:p>20</text:p>
          </table:table-cell>
          <table:table-cell office:value-type="float" office:value="0" table:formula="of:=[.H124]" table:style-name="ce187"/>
          <table:table-cell office:value-type="float" office:value="0" table:formula="of:=[.I124]" table:style-name="ce187"/>
          <table:table-cell office:value-type="float" office:value="0" table:formula="of:=[.J124]" table:style-name="ce187"/>
          <table:table-cell office:value-type="float" office:value="0" table:formula="of:=[.K124]" table:style-name="ce187"/>
          <table:table-cell office:value-type="float" office:value="0" table:formula="of:=[.L124]" table:style-name="ce187"/>
          <table:table-cell office:value-type="float" office:value="0" table:formula="of:=[.M124]" table:style-name="ce187"/>
          <table:table-cell office:value-type="float" office:value="0" table:formula="of:=[.N124]" table:style-name="ce187"/>
          <table:table-cell office:value-type="float" office:value="0" table:formula="of:=[.O124]" table:style-name="ce187"/>
          <table:table-cell office:value-type="float" office:value="0" table:formula="of:=[.P124]" table:style-name="ce187"/>
          <table:table-cell office:value-type="float" office:value="0" table:formula="of:=[.Q124]" table:style-name="ce187"/>
          <table:table-cell office:value-type="float" office:value="0" table:formula="of:=[.R124]" table:style-name="ce187"/>
          <table:table-cell office:value-type="float" office:value="0" table:formula="of:=[.S124]" table:style-name="ce187"/>
          <table:table-cell office:value-type="float" office:value="0" table:formula="of:=[.T124]" table:style-name="ce187"/>
          <table:table-cell office:value-type="float" office:value="0" table:formula="of:=[.U124]" table:style-name="ce187"/>
          <table:table-cell office:value-type="float" office:value="0" table:formula="of:=[.V124]" table:style-name="ce187"/>
          <table:table-cell office:value-type="float" office:value="0" table:formula="of:=[.W124]" table:style-name="ce187"/>
          <table:table-cell office:value-type="float" office:value="0" table:formula="of:=[.X124]" table:style-name="ce187"/>
          <table:table-cell office:value-type="float" office:value="0" table:formula="of:=[.Y124]" table:style-name="ce187"/>
          <table:table-cell office:value-type="float" office:value="120" table:formula="of:=SUM([.B126:.Y126])" table:style-name="ce221">
            <text:p>120</text:p>
          </table:table-cell>
          <table:table-cell table:style-name="ce175"/>
          <table:table-cell table:number-columns-repeated="16357" table:style-name="ce160"/>
        </table:table-row>
        <table:table-row table:style-name="ro4">
          <table:table-cell table:style-name="ce183"/>
          <table:table-cell office:value-type="float" office:value="0" table:formula="of:=IndGencost([.B126];OFFSET($$HeatRateStart;1;MATCH([.$A124];$$HeatRateNames;0)-1;250;1);[.$A125])" table:style-name="ce191">
            <text:p>#NAME?</text:p>
          </table:table-cell>
          <table:table-cell office:value-type="float" office:value="0" table:formula="of:=IndGencost([.C126];OFFSET($$HeatRateStart;1;MATCH([.$A124];$$HeatRateNames;0)-1;250;1);[.$A125])" table:style-name="ce191">
            <text:p>#NAME?</text:p>
          </table:table-cell>
          <table:table-cell office:value-type="float" office:value="0" table:formula="of:=IndGencost([.D126];OFFSET($$HeatRateStart;1;MATCH([.$A124];$$HeatRateNames;0)-1;250;1);[.$A125])" table:style-name="ce191">
            <text:p>#NAME?</text:p>
          </table:table-cell>
          <table:table-cell office:value-type="float" office:value="0" table:formula="of:=IndGencost([.E126];OFFSET($$HeatRateStart;1;MATCH([.$A124];$$HeatRateNames;0)-1;250;1);[.$A125])" table:style-name="ce191">
            <text:p>#NAME?</text:p>
          </table:table-cell>
          <table:table-cell office:value-type="float" office:value="0" table:formula="of:=IndGencost([.F126];OFFSET($$HeatRateStart;1;MATCH([.$A124];$$HeatRateNames;0)-1;250;1);[.$A125])" table:style-name="ce191">
            <text:p>#NAME?</text:p>
          </table:table-cell>
          <table:table-cell office:value-type="float" office:value="0" table:formula="of:=IndGencost([.G126];OFFSET($$HeatRateStart;1;MATCH([.$A124];$$HeatRateNames;0)-1;250;1);[.$A125])" table:style-name="ce191">
            <text:p>#NAME?</text:p>
          </table:table-cell>
          <table:table-cell office:value-type="float" office:value="0" table:formula="of:=IndGencost([.H126];OFFSET($$HeatRateStart;1;MATCH([.$A124];$$HeatRateNames;0)-1;250;1);[.$A125])" table:style-name="ce191">
            <text:p>#NAME?</text:p>
          </table:table-cell>
          <table:table-cell office:value-type="float" office:value="0" table:formula="of:=IndGencost([.I126];OFFSET($$HeatRateStart;1;MATCH([.$A124];$$HeatRateNames;0)-1;250;1);[.$A125])" table:style-name="ce191">
            <text:p>#NAME?</text:p>
          </table:table-cell>
          <table:table-cell office:value-type="float" office:value="0" table:formula="of:=IndGencost([.J126];OFFSET($$HeatRateStart;1;MATCH([.$A124];$$HeatRateNames;0)-1;250;1);[.$A125])" table:style-name="ce191">
            <text:p>#NAME?</text:p>
          </table:table-cell>
          <table:table-cell office:value-type="float" office:value="0" table:formula="of:=IndGencost([.K126];OFFSET($$HeatRateStart;1;MATCH([.$A124];$$HeatRateNames;0)-1;250;1);[.$A125])" table:style-name="ce191">
            <text:p>#NAME?</text:p>
          </table:table-cell>
          <table:table-cell office:value-type="float" office:value="0" table:formula="of:=IndGencost([.L126];OFFSET($$HeatRateStart;1;MATCH([.$A124];$$HeatRateNames;0)-1;250;1);[.$A125])" table:style-name="ce191">
            <text:p>#NAME?</text:p>
          </table:table-cell>
          <table:table-cell office:value-type="float" office:value="0" table:formula="of:=IndGencost([.M126];OFFSET($$HeatRateStart;1;MATCH([.$A124];$$HeatRateNames;0)-1;250;1);[.$A125])" table:style-name="ce191">
            <text:p>#NAME?</text:p>
          </table:table-cell>
          <table:table-cell office:value-type="float" office:value="0" table:formula="of:=IndGencost([.N126];OFFSET($$HeatRateStart;1;MATCH([.$A124];$$HeatRateNames;0)-1;250;1);[.$A125])" table:style-name="ce191">
            <text:p>#NAME?</text:p>
          </table:table-cell>
          <table:table-cell office:value-type="float" office:value="0" table:formula="of:=IndGencost([.O126];OFFSET($$HeatRateStart;1;MATCH([.$A124];$$HeatRateNames;0)-1;250;1);[.$A125])" table:style-name="ce191">
            <text:p>#NAME?</text:p>
          </table:table-cell>
          <table:table-cell office:value-type="float" office:value="0" table:formula="of:=IndGencost([.P126];OFFSET($$HeatRateStart;1;MATCH([.$A124];$$HeatRateNames;0)-1;250;1);[.$A125])" table:style-name="ce191">
            <text:p>#NAME?</text:p>
          </table:table-cell>
          <table:table-cell office:value-type="float" office:value="0" table:formula="of:=IndGencost([.Q126];OFFSET($$HeatRateStart;1;MATCH([.$A124];$$HeatRateNames;0)-1;250;1);[.$A125])" table:style-name="ce191">
            <text:p>#NAME?</text:p>
          </table:table-cell>
          <table:table-cell office:value-type="float" office:value="0" table:formula="of:=IndGencost([.R126];OFFSET($$HeatRateStart;1;MATCH([.$A124];$$HeatRateNames;0)-1;250;1);[.$A125])" table:style-name="ce191">
            <text:p>#NAME?</text:p>
          </table:table-cell>
          <table:table-cell office:value-type="float" office:value="0" table:formula="of:=IndGencost([.S126];OFFSET($$HeatRateStart;1;MATCH([.$A124];$$HeatRateNames;0)-1;250;1);[.$A125])" table:style-name="ce191">
            <text:p>#NAME?</text:p>
          </table:table-cell>
          <table:table-cell office:value-type="float" office:value="0" table:formula="of:=IndGencost([.T126];OFFSET($$HeatRateStart;1;MATCH([.$A124];$$HeatRateNames;0)-1;250;1);[.$A125])" table:style-name="ce191">
            <text:p>#NAME?</text:p>
          </table:table-cell>
          <table:table-cell office:value-type="float" office:value="0" table:formula="of:=IndGencost([.U126];OFFSET($$HeatRateStart;1;MATCH([.$A124];$$HeatRateNames;0)-1;250;1);[.$A125])" table:style-name="ce191">
            <text:p>#NAME?</text:p>
          </table:table-cell>
          <table:table-cell office:value-type="float" office:value="0" table:formula="of:=IndGencost([.V126];OFFSET($$HeatRateStart;1;MATCH([.$A124];$$HeatRateNames;0)-1;250;1);[.$A125])" table:style-name="ce191">
            <text:p>#NAME?</text:p>
          </table:table-cell>
          <table:table-cell office:value-type="float" office:value="0" table:formula="of:=IndGencost([.W126];OFFSET($$HeatRateStart;1;MATCH([.$A124];$$HeatRateNames;0)-1;250;1);[.$A125])" table:style-name="ce191">
            <text:p>#NAME?</text:p>
          </table:table-cell>
          <table:table-cell office:value-type="float" office:value="0" table:formula="of:=IndGencost([.X126];OFFSET($$HeatRateStart;1;MATCH([.$A124];$$HeatRateNames;0)-1;250;1);[.$A125])" table:style-name="ce191">
            <text:p>#NAME?</text:p>
          </table:table-cell>
          <table:table-cell office:value-type="float" office:value="0" table:formula="of:=IndGencost([.Y126];OFFSET($$HeatRateStart;1;MATCH([.$A124];$$HeatRateNames;0)-1;250;1);[.$A125])" table:style-name="ce191">
            <text:p>#NAME?</text:p>
          </table:table-cell>
          <table:table-cell office:value-type="currency" office:value="0" table:formula="of:=SUM([.B126:.Y126]*[.B127:.Y127])" table:number-matrix-columns-spanned="1" table:number-matrix-rows-spanned="1" table:style-name="ce259">
            <text:p><text:s/>#NAME?<text:s/></text:p>
          </table:table-cell>
          <table:table-cell table:style-name="ce175"/>
          <table:table-cell table:number-columns-repeated="16357" table:style-name="ce160"/>
        </table:table-row>
        <table:table-row table:style-name="ro3">
          <table:table-cell office:value-type="string" table:style-name="ce188">
            <text:p>Difference:</text:p>
          </table:table-cell>
          <table:table-cell office:value-type="float" office:value="0" table:formula="of:=[.B127]-[.B125]" table:style-name="ce189"/>
          <table:table-cell office:value-type="float" office:value="0" table:formula="of:=[.C127]-[.C125]" table:style-name="ce189"/>
          <table:table-cell office:value-type="float" office:value="0" table:formula="of:=[.D127]-[.D125]" table:style-name="ce189"/>
          <table:table-cell office:value-type="float" office:value="0" table:formula="of:=[.E127]-[.E125]" table:style-name="ce189"/>
          <table:table-cell office:value-type="float" office:value="0" table:formula="of:=[.F127]-[.F125]" table:style-name="ce189"/>
          <table:table-cell office:value-type="float" office:value="0" table:formula="of:=[.G127]-[.G125]" table:style-name="ce189"/>
          <table:table-cell office:value-type="float" office:value="0" table:formula="of:=[.H127]-[.H125]" table:style-name="ce189"/>
          <table:table-cell office:value-type="float" office:value="0" table:formula="of:=[.I127]-[.I125]" table:style-name="ce189"/>
          <table:table-cell office:value-type="float" office:value="0" table:formula="of:=[.J127]-[.J125]" table:style-name="ce189"/>
          <table:table-cell office:value-type="float" office:value="0" table:formula="of:=[.K127]-[.K125]" table:style-name="ce189"/>
          <table:table-cell office:value-type="float" office:value="0" table:formula="of:=[.L127]-[.L125]" table:style-name="ce189"/>
          <table:table-cell office:value-type="float" office:value="0" table:formula="of:=[.M127]-[.M125]" table:style-name="ce189"/>
          <table:table-cell office:value-type="float" office:value="0" table:formula="of:=[.N127]-[.N125]" table:style-name="ce189"/>
          <table:table-cell office:value-type="float" office:value="0" table:formula="of:=[.O127]-[.O125]" table:style-name="ce189"/>
          <table:table-cell office:value-type="float" office:value="0" table:formula="of:=[.P127]-[.P125]" table:style-name="ce189"/>
          <table:table-cell office:value-type="float" office:value="0" table:formula="of:=[.Q127]-[.Q125]" table:style-name="ce189"/>
          <table:table-cell office:value-type="float" office:value="0" table:formula="of:=[.R127]-[.R125]" table:style-name="ce189"/>
          <table:table-cell office:value-type="float" office:value="0" table:formula="of:=[.S127]-[.S125]" table:style-name="ce189"/>
          <table:table-cell office:value-type="float" office:value="0" table:formula="of:=[.T127]-[.T125]" table:style-name="ce189"/>
          <table:table-cell office:value-type="float" office:value="0" table:formula="of:=[.U127]-[.U125]" table:style-name="ce189"/>
          <table:table-cell office:value-type="float" office:value="0" table:formula="of:=[.V127]-[.V125]" table:style-name="ce189"/>
          <table:table-cell office:value-type="float" office:value="0" table:formula="of:=[.W127]-[.W125]" table:style-name="ce189"/>
          <table:table-cell office:value-type="float" office:value="0" table:formula="of:=[.X127]-[.X125]" table:style-name="ce189"/>
          <table:table-cell office:value-type="float" office:value="0" table:formula="of:=[.Y127]-[.Y125]" table:style-name="ce189"/>
          <table:table-cell office:value-type="currency" office:value="0" table:formula="of:=[.Z125]-[.Z127]" table:style-name="ce261">
            <text:p><text:s/>#NAME?<text:s/></text:p>
          </table:table-cell>
          <table:table-cell table:style-name="ce175"/>
          <table:table-cell table:number-columns-repeated="16357" table:style-name="ce160"/>
        </table:table-row>
        <table:table-row table:style-name="ro4">
          <table:table-cell office:value-type="string" office:string-value="GT1+ST1" table:formula="of:=[Economics.A39]" table:style-name="ce184">
            <text:p>GT1+ST1</text:p>
          </table:table-cell>
          <table:table-cell office:value-type="float" office:value="0" table:formula="of:=[.B46]" table:style-name="ce182"/>
          <table:table-cell office:value-type="float" office:value="0" table:formula="of:=[.C46]" table:style-name="ce182"/>
          <table:table-cell office:value-type="float" office:value="0" table:formula="of:=[.D46]" table:style-name="ce182"/>
          <table:table-cell office:value-type="float" office:value="0" table:formula="of:=[.E46]" table:style-name="ce182"/>
          <table:table-cell office:value-type="float" office:value="0" table:formula="of:=[.F46]" table:style-name="ce182"/>
          <table:table-cell office:value-type="float" office:value="0" table:formula="of:=[.G46]" table:style-name="ce182"/>
          <table:table-cell office:value-type="float" office:value="0" table:formula="of:=[.H46]" table:style-name="ce182"/>
          <table:table-cell office:value-type="float" office:value="0" table:formula="of:=[.I46]" table:style-name="ce182"/>
          <table:table-cell office:value-type="float" office:value="0" table:formula="of:=[.J46]" table:style-name="ce182"/>
          <table:table-cell office:value-type="float" office:value="0" table:formula="of:=[.K46]" table:style-name="ce182"/>
          <table:table-cell office:value-type="float" office:value="0" table:formula="of:=[.L46]" table:style-name="ce182"/>
          <table:table-cell office:value-type="float" office:value="0" table:formula="of:=[.M46]" table:style-name="ce182"/>
          <table:table-cell office:value-type="float" office:value="0" table:formula="of:=[.N46]" table:style-name="ce182"/>
          <table:table-cell office:value-type="float" office:value="0" table:formula="of:=[.O46]" table:style-name="ce182"/>
          <table:table-cell office:value-type="float" office:value="0" table:formula="of:=[.P46]" table:style-name="ce182"/>
          <table:table-cell office:value-type="float" office:value="0" table:formula="of:=[.Q46]" table:style-name="ce182"/>
          <table:table-cell office:value-type="float" office:value="0" table:formula="of:=[.R46]" table:style-name="ce182"/>
          <table:table-cell office:value-type="float" office:value="0" table:formula="of:=[.S46]" table:style-name="ce182"/>
          <table:table-cell office:value-type="float" office:value="0" table:formula="of:=[.T46]" table:style-name="ce182"/>
          <table:table-cell office:value-type="float" office:value="0" table:formula="of:=[.U46]" table:style-name="ce182"/>
          <table:table-cell office:value-type="float" office:value="0" table:formula="of:=[.V46]" table:style-name="ce182"/>
          <table:table-cell office:value-type="float" office:value="0" table:formula="of:=[.W46]" table:style-name="ce182"/>
          <table:table-cell office:value-type="float" office:value="0" table:formula="of:=[.X46]" table:style-name="ce182"/>
          <table:table-cell office:value-type="float" office:value="0" table:formula="of:=[.Y46]" table:style-name="ce182"/>
          <table:table-cell office:value-type="float" office:value="0" table:formula="of:=SUM([.B129:.Y129])" table:style-name="ce220">
            <text:p>0</text:p>
          </table:table-cell>
          <table:table-cell office:value-type="string" table:style-name="ce319">
            <text:p>70 MW Max<text:s/></text:p>
          </table:table-cell>
          <table:table-cell table:number-columns-repeated="16357"/>
        </table:table-row>
        <table:table-row table:style-name="ro4">
          <table:table-cell office:value-type="float" office:value="1.96" table:formula="of:=[Economics.$I39]" table:style-name="ce186">
            <text:p>Fuel Cost: 1.96</text:p>
          </table:table-cell>
          <table:table-cell office:value-type="float" office:value="0" table:formula="of:=IndGencost([.B129];OFFSET($$HeatRateStart;1;MATCH([.$A129];$$HeatRateNames;0)-1;250;1);[.$A130])" table:style-name="ce190">
            <text:p>#NAME?</text:p>
          </table:table-cell>
          <table:table-cell office:value-type="float" office:value="0" table:formula="of:=IndGencost([.C129];OFFSET($$HeatRateStart;1;MATCH([.$A129];$$HeatRateNames;0)-1;250;1);[.$A130])" table:style-name="ce190">
            <text:p>#NAME?</text:p>
          </table:table-cell>
          <table:table-cell office:value-type="float" office:value="0" table:formula="of:=IndGencost([.D129];OFFSET($$HeatRateStart;1;MATCH([.$A129];$$HeatRateNames;0)-1;250;1);[.$A130])" table:style-name="ce190">
            <text:p>#NAME?</text:p>
          </table:table-cell>
          <table:table-cell office:value-type="float" office:value="0" table:formula="of:=IndGencost([.E129];OFFSET($$HeatRateStart;1;MATCH([.$A129];$$HeatRateNames;0)-1;250;1);[.$A130])" table:style-name="ce190">
            <text:p>#NAME?</text:p>
          </table:table-cell>
          <table:table-cell office:value-type="float" office:value="0" table:formula="of:=IndGencost([.F129];OFFSET($$HeatRateStart;1;MATCH([.$A129];$$HeatRateNames;0)-1;250;1);[.$A130])" table:style-name="ce190">
            <text:p>#NAME?</text:p>
          </table:table-cell>
          <table:table-cell office:value-type="float" office:value="0" table:formula="of:=IndGencost([.G129];OFFSET($$HeatRateStart;1;MATCH([.$A129];$$HeatRateNames;0)-1;250;1);[.$A130])" table:style-name="ce190">
            <text:p>#NAME?</text:p>
          </table:table-cell>
          <table:table-cell office:value-type="float" office:value="0" table:formula="of:=IndGencost([.H129];OFFSET($$HeatRateStart;1;MATCH([.$A129];$$HeatRateNames;0)-1;250;1);[.$A130])" table:style-name="ce190">
            <text:p>#NAME?</text:p>
          </table:table-cell>
          <table:table-cell office:value-type="float" office:value="0" table:formula="of:=IndGencost([.I129];OFFSET($$HeatRateStart;1;MATCH([.$A129];$$HeatRateNames;0)-1;250;1);[.$A130])" table:style-name="ce190">
            <text:p>#NAME?</text:p>
          </table:table-cell>
          <table:table-cell office:value-type="float" office:value="0" table:formula="of:=IndGencost([.J129];OFFSET($$HeatRateStart;1;MATCH([.$A129];$$HeatRateNames;0)-1;250;1);[.$A130])" table:style-name="ce190">
            <text:p>#NAME?</text:p>
          </table:table-cell>
          <table:table-cell office:value-type="float" office:value="0" table:formula="of:=IndGencost([.K129];OFFSET($$HeatRateStart;1;MATCH([.$A129];$$HeatRateNames;0)-1;250;1);[.$A130])" table:style-name="ce190">
            <text:p>#NAME?</text:p>
          </table:table-cell>
          <table:table-cell office:value-type="float" office:value="0" table:formula="of:=IndGencost([.L129];OFFSET($$HeatRateStart;1;MATCH([.$A129];$$HeatRateNames;0)-1;250;1);[.$A130])" table:style-name="ce190">
            <text:p>#NAME?</text:p>
          </table:table-cell>
          <table:table-cell office:value-type="float" office:value="0" table:formula="of:=IndGencost([.M129];OFFSET($$HeatRateStart;1;MATCH([.$A129];$$HeatRateNames;0)-1;250;1);[.$A130])" table:style-name="ce190">
            <text:p>#NAME?</text:p>
          </table:table-cell>
          <table:table-cell office:value-type="float" office:value="0" table:formula="of:=IndGencost([.N129];OFFSET($$HeatRateStart;1;MATCH([.$A129];$$HeatRateNames;0)-1;250;1);[.$A130])" table:style-name="ce190">
            <text:p>#NAME?</text:p>
          </table:table-cell>
          <table:table-cell office:value-type="float" office:value="0" table:formula="of:=IndGencost([.O129];OFFSET($$HeatRateStart;1;MATCH([.$A129];$$HeatRateNames;0)-1;250;1);[.$A130])" table:style-name="ce190">
            <text:p>#NAME?</text:p>
          </table:table-cell>
          <table:table-cell office:value-type="float" office:value="0" table:formula="of:=IndGencost([.P129];OFFSET($$HeatRateStart;1;MATCH([.$A129];$$HeatRateNames;0)-1;250;1);[.$A130])" table:style-name="ce190">
            <text:p>#NAME?</text:p>
          </table:table-cell>
          <table:table-cell office:value-type="float" office:value="0" table:formula="of:=IndGencost([.Q129];OFFSET($$HeatRateStart;1;MATCH([.$A129];$$HeatRateNames;0)-1;250;1);[.$A130])" table:style-name="ce190">
            <text:p>#NAME?</text:p>
          </table:table-cell>
          <table:table-cell office:value-type="float" office:value="0" table:formula="of:=IndGencost([.R129];OFFSET($$HeatRateStart;1;MATCH([.$A129];$$HeatRateNames;0)-1;250;1);[.$A130])" table:style-name="ce190">
            <text:p>#NAME?</text:p>
          </table:table-cell>
          <table:table-cell office:value-type="float" office:value="0" table:formula="of:=IndGencost([.S129];OFFSET($$HeatRateStart;1;MATCH([.$A129];$$HeatRateNames;0)-1;250;1);[.$A130])" table:style-name="ce190">
            <text:p>#NAME?</text:p>
          </table:table-cell>
          <table:table-cell office:value-type="float" office:value="0" table:formula="of:=IndGencost([.T129];OFFSET($$HeatRateStart;1;MATCH([.$A129];$$HeatRateNames;0)-1;250;1);[.$A130])" table:style-name="ce190">
            <text:p>#NAME?</text:p>
          </table:table-cell>
          <table:table-cell office:value-type="float" office:value="0" table:formula="of:=IndGencost([.U129];OFFSET($$HeatRateStart;1;MATCH([.$A129];$$HeatRateNames;0)-1;250;1);[.$A130])" table:style-name="ce190">
            <text:p>#NAME?</text:p>
          </table:table-cell>
          <table:table-cell office:value-type="float" office:value="0" table:formula="of:=IndGencost([.V129];OFFSET($$HeatRateStart;1;MATCH([.$A129];$$HeatRateNames;0)-1;250;1);[.$A130])" table:style-name="ce190">
            <text:p>#NAME?</text:p>
          </table:table-cell>
          <table:table-cell office:value-type="float" office:value="0" table:formula="of:=IndGencost([.W129];OFFSET($$HeatRateStart;1;MATCH([.$A129];$$HeatRateNames;0)-1;250;1);[.$A130])" table:style-name="ce190">
            <text:p>#NAME?</text:p>
          </table:table-cell>
          <table:table-cell office:value-type="float" office:value="0" table:formula="of:=IndGencost([.X129];OFFSET($$HeatRateStart;1;MATCH([.$A129];$$HeatRateNames;0)-1;250;1);[.$A130])" table:style-name="ce190">
            <text:p>#NAME?</text:p>
          </table:table-cell>
          <table:table-cell office:value-type="float" office:value="0" table:formula="of:=IndGencost([.Y129];OFFSET($$HeatRateStart;1;MATCH([.$A129];$$HeatRateNames;0)-1;250;1);[.$A130])" table:style-name="ce190">
            <text:p>#NAME?</text:p>
          </table:table-cell>
          <table:table-cell office:value-type="currency" office:value="0" table:formula="of:=SUM([.B129:.Y129]*[.B130:.Y130])"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48-XX) Test:</text:p>
          </table:table-cell>
          <table:table-cell table:number-columns-repeated="24" table:style-name="ce187"/>
          <table:table-cell office:value-type="float" office:value="0" table:formula="of:=SUM([.B131:.Y131])" table:style-name="ce221">
            <text:p>0</text:p>
          </table:table-cell>
          <table:table-cell table:style-name="ce175"/>
          <table:table-cell table:number-columns-repeated="16357"/>
        </table:table-row>
        <table:table-row table:style-name="ro4">
          <table:table-cell table:style-name="ce183"/>
          <table:table-cell office:value-type="float" office:value="0" table:formula="of:=IndGencost([.B131];OFFSET($$HeatRateStart;1;MATCH([.$A129];$$HeatRateNames;0)-1;250;1);[.$A130])" table:style-name="ce191">
            <text:p>#NAME?</text:p>
          </table:table-cell>
          <table:table-cell office:value-type="float" office:value="0" table:formula="of:=IndGencost([.C131];OFFSET($$HeatRateStart;1;MATCH([.$A129];$$HeatRateNames;0)-1;250;1);[.$A130])" table:style-name="ce191">
            <text:p>#NAME?</text:p>
          </table:table-cell>
          <table:table-cell office:value-type="float" office:value="0" table:formula="of:=IndGencost([.D131];OFFSET($$HeatRateStart;1;MATCH([.$A129];$$HeatRateNames;0)-1;250;1);[.$A130])" table:style-name="ce191">
            <text:p>#NAME?</text:p>
          </table:table-cell>
          <table:table-cell office:value-type="float" office:value="0" table:formula="of:=IndGencost([.E131];OFFSET($$HeatRateStart;1;MATCH([.$A129];$$HeatRateNames;0)-1;250;1);[.$A130])" table:style-name="ce191">
            <text:p>#NAME?</text:p>
          </table:table-cell>
          <table:table-cell office:value-type="float" office:value="0" table:formula="of:=IndGencost([.F131];OFFSET($$HeatRateStart;1;MATCH([.$A129];$$HeatRateNames;0)-1;250;1);[.$A130])" table:style-name="ce191">
            <text:p>#NAME?</text:p>
          </table:table-cell>
          <table:table-cell office:value-type="float" office:value="0" table:formula="of:=IndGencost([.G131];OFFSET($$HeatRateStart;1;MATCH([.$A129];$$HeatRateNames;0)-1;250;1);[.$A130])" table:style-name="ce191">
            <text:p>#NAME?</text:p>
          </table:table-cell>
          <table:table-cell office:value-type="float" office:value="0" table:formula="of:=IndGencost([.H131];OFFSET($$HeatRateStart;1;MATCH([.$A129];$$HeatRateNames;0)-1;250;1);[.$A130])" table:style-name="ce191">
            <text:p>#NAME?</text:p>
          </table:table-cell>
          <table:table-cell office:value-type="float" office:value="0" table:formula="of:=IndGencost([.I131];OFFSET($$HeatRateStart;1;MATCH([.$A129];$$HeatRateNames;0)-1;250;1);[.$A130])" table:style-name="ce191">
            <text:p>#NAME?</text:p>
          </table:table-cell>
          <table:table-cell office:value-type="float" office:value="0" table:formula="of:=IndGencost([.J131];OFFSET($$HeatRateStart;1;MATCH([.$A129];$$HeatRateNames;0)-1;250;1);[.$A130])" table:style-name="ce191">
            <text:p>#NAME?</text:p>
          </table:table-cell>
          <table:table-cell office:value-type="float" office:value="0" table:formula="of:=IndGencost([.K131];OFFSET($$HeatRateStart;1;MATCH([.$A129];$$HeatRateNames;0)-1;250;1);[.$A130])" table:style-name="ce191">
            <text:p>#NAME?</text:p>
          </table:table-cell>
          <table:table-cell office:value-type="float" office:value="0" table:formula="of:=IndGencost([.L131];OFFSET($$HeatRateStart;1;MATCH([.$A129];$$HeatRateNames;0)-1;250;1);[.$A130])" table:style-name="ce191">
            <text:p>#NAME?</text:p>
          </table:table-cell>
          <table:table-cell office:value-type="float" office:value="0" table:formula="of:=IndGencost([.M131];OFFSET($$HeatRateStart;1;MATCH([.$A129];$$HeatRateNames;0)-1;250;1);[.$A130])" table:style-name="ce191">
            <text:p>#NAME?</text:p>
          </table:table-cell>
          <table:table-cell office:value-type="float" office:value="0" table:formula="of:=IndGencost([.N131];OFFSET($$HeatRateStart;1;MATCH([.$A129];$$HeatRateNames;0)-1;250;1);[.$A130])" table:style-name="ce191">
            <text:p>#NAME?</text:p>
          </table:table-cell>
          <table:table-cell office:value-type="float" office:value="0" table:formula="of:=IndGencost([.O131];OFFSET($$HeatRateStart;1;MATCH([.$A129];$$HeatRateNames;0)-1;250;1);[.$A130])" table:style-name="ce191">
            <text:p>#NAME?</text:p>
          </table:table-cell>
          <table:table-cell office:value-type="float" office:value="0" table:formula="of:=IndGencost([.P131];OFFSET($$HeatRateStart;1;MATCH([.$A129];$$HeatRateNames;0)-1;250;1);[.$A130])" table:style-name="ce191">
            <text:p>#NAME?</text:p>
          </table:table-cell>
          <table:table-cell office:value-type="float" office:value="0" table:formula="of:=IndGencost([.Q131];OFFSET($$HeatRateStart;1;MATCH([.$A129];$$HeatRateNames;0)-1;250;1);[.$A130])" table:style-name="ce191">
            <text:p>#NAME?</text:p>
          </table:table-cell>
          <table:table-cell office:value-type="float" office:value="0" table:formula="of:=IndGencost([.R131];OFFSET($$HeatRateStart;1;MATCH([.$A129];$$HeatRateNames;0)-1;250;1);[.$A130])" table:style-name="ce191">
            <text:p>#NAME?</text:p>
          </table:table-cell>
          <table:table-cell office:value-type="float" office:value="0" table:formula="of:=IndGencost([.S131];OFFSET($$HeatRateStart;1;MATCH([.$A129];$$HeatRateNames;0)-1;250;1);[.$A130])" table:style-name="ce191">
            <text:p>#NAME?</text:p>
          </table:table-cell>
          <table:table-cell office:value-type="float" office:value="0" table:formula="of:=IndGencost([.T131];OFFSET($$HeatRateStart;1;MATCH([.$A129];$$HeatRateNames;0)-1;250;1);[.$A130])" table:style-name="ce191">
            <text:p>#NAME?</text:p>
          </table:table-cell>
          <table:table-cell office:value-type="float" office:value="0" table:formula="of:=IndGencost([.U131];OFFSET($$HeatRateStart;1;MATCH([.$A129];$$HeatRateNames;0)-1;250;1);[.$A130])" table:style-name="ce191">
            <text:p>#NAME?</text:p>
          </table:table-cell>
          <table:table-cell office:value-type="float" office:value="0" table:formula="of:=IndGencost([.V131];OFFSET($$HeatRateStart;1;MATCH([.$A129];$$HeatRateNames;0)-1;250;1);[.$A130])" table:style-name="ce191">
            <text:p>#NAME?</text:p>
          </table:table-cell>
          <table:table-cell office:value-type="float" office:value="0" table:formula="of:=IndGencost([.W131];OFFSET($$HeatRateStart;1;MATCH([.$A129];$$HeatRateNames;0)-1;250;1);[.$A130])" table:style-name="ce191">
            <text:p>#NAME?</text:p>
          </table:table-cell>
          <table:table-cell office:value-type="float" office:value="0" table:formula="of:=IndGencost([.X131];OFFSET($$HeatRateStart;1;MATCH([.$A129];$$HeatRateNames;0)-1;250;1);[.$A130])" table:style-name="ce191">
            <text:p>#NAME?</text:p>
          </table:table-cell>
          <table:table-cell office:value-type="float" office:value="0" table:formula="of:=IndGencost([.Y131];OFFSET($$HeatRateStart;1;MATCH([.$A129];$$HeatRateNames;0)-1;250;1);[.$A130])" table:style-name="ce191">
            <text:p>#NAME?</text:p>
          </table:table-cell>
          <table:table-cell office:value-type="currency" office:value="0" table:formula="of:=SUM([.B131:.Y131]*[.B132:.Y132])"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32]-[.B130]" table:style-name="ce189"/>
          <table:table-cell office:value-type="float" office:value="0" table:formula="of:=[.C132]-[.C130]" table:style-name="ce189"/>
          <table:table-cell office:value-type="float" office:value="0" table:formula="of:=[.D132]-[.D130]" table:style-name="ce189"/>
          <table:table-cell office:value-type="float" office:value="0" table:formula="of:=[.E132]-[.E130]" table:style-name="ce189"/>
          <table:table-cell office:value-type="float" office:value="0" table:formula="of:=[.F132]-[.F130]" table:style-name="ce189"/>
          <table:table-cell office:value-type="float" office:value="0" table:formula="of:=[.G132]-[.G130]" table:style-name="ce189"/>
          <table:table-cell office:value-type="float" office:value="0" table:formula="of:=[.H132]-[.H130]" table:style-name="ce189"/>
          <table:table-cell office:value-type="float" office:value="0" table:formula="of:=[.I132]-[.I130]" table:style-name="ce189"/>
          <table:table-cell office:value-type="float" office:value="0" table:formula="of:=[.J132]-[.J130]" table:style-name="ce189"/>
          <table:table-cell office:value-type="float" office:value="0" table:formula="of:=[.K132]-[.K130]" table:style-name="ce189"/>
          <table:table-cell office:value-type="float" office:value="0" table:formula="of:=[.L132]-[.L130]" table:style-name="ce189"/>
          <table:table-cell office:value-type="float" office:value="0" table:formula="of:=[.M132]-[.M130]" table:style-name="ce189"/>
          <table:table-cell office:value-type="float" office:value="0" table:formula="of:=[.N132]-[.N130]" table:style-name="ce189"/>
          <table:table-cell office:value-type="float" office:value="0" table:formula="of:=[.O132]-[.O130]" table:style-name="ce189"/>
          <table:table-cell office:value-type="float" office:value="0" table:formula="of:=[.P132]-[.P130]" table:style-name="ce189"/>
          <table:table-cell office:value-type="float" office:value="0" table:formula="of:=[.Q132]-[.Q130]" table:style-name="ce189"/>
          <table:table-cell office:value-type="float" office:value="0" table:formula="of:=[.R132]-[.R130]" table:style-name="ce189"/>
          <table:table-cell office:value-type="float" office:value="0" table:formula="of:=[.S132]-[.S130]" table:style-name="ce189"/>
          <table:table-cell office:value-type="float" office:value="0" table:formula="of:=[.T132]-[.T130]" table:style-name="ce189"/>
          <table:table-cell office:value-type="float" office:value="0" table:formula="of:=[.U132]-[.U130]" table:style-name="ce189"/>
          <table:table-cell office:value-type="float" office:value="0" table:formula="of:=[.V132]-[.V130]" table:style-name="ce189"/>
          <table:table-cell office:value-type="float" office:value="0" table:formula="of:=[.W132]-[.W130]" table:style-name="ce189"/>
          <table:table-cell office:value-type="float" office:value="0" table:formula="of:=[.X132]-[.X130]" table:style-name="ce189"/>
          <table:table-cell office:value-type="float" office:value="0" table:formula="of:=[.Y132]-[.Y130]" table:style-name="ce189"/>
          <table:table-cell office:value-type="currency" office:value="0" table:formula="of:=[.Z130]-[.Z132]" table:style-name="ce261">
            <text:p><text:s/>#NAME?<text:s/></text:p>
          </table:table-cell>
          <table:table-cell table:style-name="ce175"/>
          <table:table-cell table:number-columns-repeated="16357"/>
        </table:table-row>
        <table:table-row table:style-name="ro4">
          <table:table-cell office:value-type="string" office:string-value="GT2+ST1" table:formula="of:=[Economics.A40]" table:style-name="ce184">
            <text:p>GT2+ST1</text:p>
          </table:table-cell>
          <table:table-cell office:value-type="float" office:value="0" table:formula="of:=[.B47]" table:style-name="ce182"/>
          <table:table-cell office:value-type="float" office:value="0" table:formula="of:=[.C47]" table:style-name="ce182"/>
          <table:table-cell office:value-type="float" office:value="0" table:formula="of:=[.D47]" table:style-name="ce182"/>
          <table:table-cell office:value-type="float" office:value="0" table:formula="of:=[.E47]" table:style-name="ce182"/>
          <table:table-cell office:value-type="float" office:value="0" table:formula="of:=[.F47]" table:style-name="ce182"/>
          <table:table-cell office:value-type="float" office:value="0" table:formula="of:=[.G47]" table:style-name="ce182"/>
          <table:table-cell office:value-type="float" office:value="0" table:formula="of:=[.H47]" table:style-name="ce182"/>
          <table:table-cell office:value-type="float" office:value="0" table:formula="of:=[.I47]" table:style-name="ce182"/>
          <table:table-cell office:value-type="float" office:value="0" table:formula="of:=[.J47]" table:style-name="ce182"/>
          <table:table-cell office:value-type="float" office:value="0" table:formula="of:=[.K47]" table:style-name="ce182"/>
          <table:table-cell office:value-type="float" office:value="0" table:formula="of:=[.L47]" table:style-name="ce182"/>
          <table:table-cell office:value-type="float" office:value="0" table:formula="of:=[.M47]" table:style-name="ce182"/>
          <table:table-cell office:value-type="float" office:value="0" table:formula="of:=[.N47]" table:style-name="ce182"/>
          <table:table-cell office:value-type="float" office:value="0" table:formula="of:=[.O47]" table:style-name="ce182"/>
          <table:table-cell office:value-type="float" office:value="0" table:formula="of:=[.P47]" table:style-name="ce182"/>
          <table:table-cell office:value-type="float" office:value="0" table:formula="of:=[.Q47]" table:style-name="ce182"/>
          <table:table-cell office:value-type="float" office:value="0" table:formula="of:=[.R47]" table:style-name="ce182"/>
          <table:table-cell office:value-type="float" office:value="0" table:formula="of:=[.S47]" table:style-name="ce182"/>
          <table:table-cell office:value-type="float" office:value="0" table:formula="of:=[.T47]" table:style-name="ce182"/>
          <table:table-cell office:value-type="float" office:value="0" table:formula="of:=[.U47]" table:style-name="ce182"/>
          <table:table-cell office:value-type="float" office:value="0" table:formula="of:=[.V47]" table:style-name="ce182"/>
          <table:table-cell office:value-type="float" office:value="0" table:formula="of:=[.W47]" table:style-name="ce182"/>
          <table:table-cell office:value-type="float" office:value="0" table:formula="of:=[.X47]" table:style-name="ce182"/>
          <table:table-cell office:value-type="float" office:value="0" table:formula="of:=[.Y47]" table:style-name="ce182"/>
          <table:table-cell office:value-type="float" office:value="0" table:formula="of:=SUM([.B134:.Y134])" table:style-name="ce220">
            <text:p>0</text:p>
          </table:table-cell>
          <table:table-cell office:value-type="string" table:style-name="ce319">
            <text:p>70 MW Max<text:s/></text:p>
          </table:table-cell>
          <table:table-cell table:number-columns-repeated="16357"/>
        </table:table-row>
        <table:table-row table:style-name="ro4">
          <table:table-cell office:value-type="float" office:value="1.96" table:formula="of:=[Economics.$I40]" table:style-name="ce186">
            <text:p>Fuel Cost: 1.96</text:p>
          </table:table-cell>
          <table:table-cell office:value-type="float" office:value="0" table:formula="of:=IndGencost([.B134];OFFSET($$HeatRateStart;1;MATCH([.$A134];$$HeatRateNames;0)-1;250;1);[.$A135])" table:style-name="ce190">
            <text:p>#NAME?</text:p>
          </table:table-cell>
          <table:table-cell office:value-type="float" office:value="0" table:formula="of:=IndGencost([.C134];OFFSET($$HeatRateStart;1;MATCH([.$A134];$$HeatRateNames;0)-1;250;1);[.$A135])" table:style-name="ce190">
            <text:p>#NAME?</text:p>
          </table:table-cell>
          <table:table-cell office:value-type="float" office:value="0" table:formula="of:=IndGencost([.D134];OFFSET($$HeatRateStart;1;MATCH([.$A134];$$HeatRateNames;0)-1;250;1);[.$A135])" table:style-name="ce190">
            <text:p>#NAME?</text:p>
          </table:table-cell>
          <table:table-cell office:value-type="float" office:value="0" table:formula="of:=IndGencost([.E134];OFFSET($$HeatRateStart;1;MATCH([.$A134];$$HeatRateNames;0)-1;250;1);[.$A135])" table:style-name="ce190">
            <text:p>#NAME?</text:p>
          </table:table-cell>
          <table:table-cell office:value-type="float" office:value="0" table:formula="of:=IndGencost([.F134];OFFSET($$HeatRateStart;1;MATCH([.$A134];$$HeatRateNames;0)-1;250;1);[.$A135])" table:style-name="ce190">
            <text:p>#NAME?</text:p>
          </table:table-cell>
          <table:table-cell office:value-type="float" office:value="0" table:formula="of:=IndGencost([.G134];OFFSET($$HeatRateStart;1;MATCH([.$A134];$$HeatRateNames;0)-1;250;1);[.$A135])" table:style-name="ce190">
            <text:p>#NAME?</text:p>
          </table:table-cell>
          <table:table-cell office:value-type="float" office:value="0" table:formula="of:=IndGencost([.H134];OFFSET($$HeatRateStart;1;MATCH([.$A134];$$HeatRateNames;0)-1;250;1);[.$A135])" table:style-name="ce190">
            <text:p>#NAME?</text:p>
          </table:table-cell>
          <table:table-cell office:value-type="float" office:value="0" table:formula="of:=IndGencost([.I134];OFFSET($$HeatRateStart;1;MATCH([.$A134];$$HeatRateNames;0)-1;250;1);[.$A135])" table:style-name="ce190">
            <text:p>#NAME?</text:p>
          </table:table-cell>
          <table:table-cell office:value-type="float" office:value="0" table:formula="of:=IndGencost([.J134];OFFSET($$HeatRateStart;1;MATCH([.$A134];$$HeatRateNames;0)-1;250;1);[.$A135])" table:style-name="ce190">
            <text:p>#NAME?</text:p>
          </table:table-cell>
          <table:table-cell office:value-type="float" office:value="0" table:formula="of:=IndGencost([.K134];OFFSET($$HeatRateStart;1;MATCH([.$A134];$$HeatRateNames;0)-1;250;1);[.$A135])" table:style-name="ce190">
            <text:p>#NAME?</text:p>
          </table:table-cell>
          <table:table-cell office:value-type="float" office:value="0" table:formula="of:=IndGencost([.L134];OFFSET($$HeatRateStart;1;MATCH([.$A134];$$HeatRateNames;0)-1;250;1);[.$A135])" table:style-name="ce190">
            <text:p>#NAME?</text:p>
          </table:table-cell>
          <table:table-cell office:value-type="float" office:value="0" table:formula="of:=IndGencost([.M134];OFFSET($$HeatRateStart;1;MATCH([.$A134];$$HeatRateNames;0)-1;250;1);[.$A135])" table:style-name="ce190">
            <text:p>#NAME?</text:p>
          </table:table-cell>
          <table:table-cell office:value-type="float" office:value="0" table:formula="of:=IndGencost([.N134];OFFSET($$HeatRateStart;1;MATCH([.$A134];$$HeatRateNames;0)-1;250;1);[.$A135])" table:style-name="ce190">
            <text:p>#NAME?</text:p>
          </table:table-cell>
          <table:table-cell office:value-type="float" office:value="0" table:formula="of:=IndGencost([.O134];OFFSET($$HeatRateStart;1;MATCH([.$A134];$$HeatRateNames;0)-1;250;1);[.$A135])" table:style-name="ce190">
            <text:p>#NAME?</text:p>
          </table:table-cell>
          <table:table-cell office:value-type="float" office:value="0" table:formula="of:=IndGencost([.P134];OFFSET($$HeatRateStart;1;MATCH([.$A134];$$HeatRateNames;0)-1;250;1);[.$A135])" table:style-name="ce190">
            <text:p>#NAME?</text:p>
          </table:table-cell>
          <table:table-cell office:value-type="float" office:value="0" table:formula="of:=IndGencost([.Q134];OFFSET($$HeatRateStart;1;MATCH([.$A134];$$HeatRateNames;0)-1;250;1);[.$A135])" table:style-name="ce190">
            <text:p>#NAME?</text:p>
          </table:table-cell>
          <table:table-cell office:value-type="float" office:value="0" table:formula="of:=IndGencost([.R134];OFFSET($$HeatRateStart;1;MATCH([.$A134];$$HeatRateNames;0)-1;250;1);[.$A135])" table:style-name="ce190">
            <text:p>#NAME?</text:p>
          </table:table-cell>
          <table:table-cell office:value-type="float" office:value="0" table:formula="of:=IndGencost([.S134];OFFSET($$HeatRateStart;1;MATCH([.$A134];$$HeatRateNames;0)-1;250;1);[.$A135])" table:style-name="ce190">
            <text:p>#NAME?</text:p>
          </table:table-cell>
          <table:table-cell office:value-type="float" office:value="0" table:formula="of:=IndGencost([.T134];OFFSET($$HeatRateStart;1;MATCH([.$A134];$$HeatRateNames;0)-1;250;1);[.$A135])" table:style-name="ce190">
            <text:p>#NAME?</text:p>
          </table:table-cell>
          <table:table-cell office:value-type="float" office:value="0" table:formula="of:=IndGencost([.U134];OFFSET($$HeatRateStart;1;MATCH([.$A134];$$HeatRateNames;0)-1;250;1);[.$A135])" table:style-name="ce190">
            <text:p>#NAME?</text:p>
          </table:table-cell>
          <table:table-cell office:value-type="float" office:value="0" table:formula="of:=IndGencost([.V134];OFFSET($$HeatRateStart;1;MATCH([.$A134];$$HeatRateNames;0)-1;250;1);[.$A135])" table:style-name="ce190">
            <text:p>#NAME?</text:p>
          </table:table-cell>
          <table:table-cell office:value-type="float" office:value="0" table:formula="of:=IndGencost([.W134];OFFSET($$HeatRateStart;1;MATCH([.$A134];$$HeatRateNames;0)-1;250;1);[.$A135])" table:style-name="ce190">
            <text:p>#NAME?</text:p>
          </table:table-cell>
          <table:table-cell office:value-type="float" office:value="0" table:formula="of:=IndGencost([.X134];OFFSET($$HeatRateStart;1;MATCH([.$A134];$$HeatRateNames;0)-1;250;1);[.$A135])" table:style-name="ce190">
            <text:p>#NAME?</text:p>
          </table:table-cell>
          <table:table-cell office:value-type="float" office:value="0" table:formula="of:=IndGencost([.Y134];OFFSET($$HeatRateStart;1;MATCH([.$A134];$$HeatRateNames;0)-1;250;1);[.$A135])" table:style-name="ce190">
            <text:p>#NAME?</text:p>
          </table:table-cell>
          <table:table-cell office:value-type="currency" office:value="0" table:formula="of:=SUM([.B134:.Y134]*[.B135:.Y135])"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Test:</text:p>
          </table:table-cell>
          <table:table-cell office:value-type="float" office:value="0" table:formula="of:=[.B134]" table:style-name="ce187"/>
          <table:table-cell office:value-type="float" office:value="0" table:formula="of:=[.C134]" table:style-name="ce187"/>
          <table:table-cell office:value-type="float" office:value="0" table:formula="of:=[.D134]" table:style-name="ce187"/>
          <table:table-cell office:value-type="float" office:value="0" table:formula="of:=[.E134]" table:style-name="ce187"/>
          <table:table-cell office:value-type="float" office:value="0" table:formula="of:=[.F134]" table:style-name="ce187"/>
          <table:table-cell office:value-type="float" office:value="0" table:formula="of:=[.G134]" table:style-name="ce187"/>
          <table:table-cell office:value-type="float" office:value="0" table:formula="of:=[.H134]" table:style-name="ce187"/>
          <table:table-cell office:value-type="float" office:value="0" table:formula="of:=[.I134]" table:style-name="ce187"/>
          <table:table-cell office:value-type="float" office:value="0" table:formula="of:=[.J134]" table:style-name="ce187"/>
          <table:table-cell office:value-type="float" office:value="0" table:formula="of:=[.K134]" table:style-name="ce187"/>
          <table:table-cell office:value-type="float" office:value="0" table:formula="of:=[.L134]" table:style-name="ce187"/>
          <table:table-cell office:value-type="float" office:value="0" table:formula="of:=[.M134]" table:style-name="ce187"/>
          <table:table-cell office:value-type="float" office:value="0" table:formula="of:=[.N134]" table:style-name="ce187"/>
          <table:table-cell office:value-type="float" office:value="0" table:formula="of:=[.O134]" table:style-name="ce187"/>
          <table:table-cell office:value-type="float" office:value="0" table:formula="of:=[.P134]" table:style-name="ce187"/>
          <table:table-cell office:value-type="float" office:value="0" table:formula="of:=[.Q134]" table:style-name="ce187"/>
          <table:table-cell office:value-type="float" office:value="0" table:formula="of:=[.R134]" table:style-name="ce187"/>
          <table:table-cell office:value-type="float" office:value="0" table:formula="of:=[.S134]" table:style-name="ce187"/>
          <table:table-cell office:value-type="float" office:value="0" table:formula="of:=[.T134]" table:style-name="ce187"/>
          <table:table-cell office:value-type="float" office:value="0" table:formula="of:=[.U134]" table:style-name="ce187"/>
          <table:table-cell office:value-type="float" office:value="0" table:formula="of:=[.V134]" table:style-name="ce187"/>
          <table:table-cell office:value-type="float" office:value="0" table:formula="of:=[.W134]" table:style-name="ce187"/>
          <table:table-cell office:value-type="float" office:value="0" table:formula="of:=[.X134]" table:style-name="ce187"/>
          <table:table-cell office:value-type="float" office:value="0" table:formula="of:=[.Y134]" table:style-name="ce187"/>
          <table:table-cell office:value-type="float" office:value="0" table:formula="of:=SUM([.B136:.Y136])" table:style-name="ce221">
            <text:p>0</text:p>
          </table:table-cell>
          <table:table-cell table:style-name="ce175"/>
          <table:table-cell table:number-columns-repeated="16357"/>
        </table:table-row>
        <table:table-row table:style-name="ro4">
          <table:table-cell table:style-name="ce183"/>
          <table:table-cell office:value-type="float" office:value="0" table:formula="of:=IndGencost([.B136];OFFSET($$HeatRateStart;1;MATCH([.$A134];$$HeatRateNames;0)-1;250;1);[.$A135])" table:style-name="ce191">
            <text:p>#NAME?</text:p>
          </table:table-cell>
          <table:table-cell office:value-type="float" office:value="0" table:formula="of:=IndGencost([.C136];OFFSET($$HeatRateStart;1;MATCH([.$A134];$$HeatRateNames;0)-1;250;1);[.$A135])" table:style-name="ce191">
            <text:p>#NAME?</text:p>
          </table:table-cell>
          <table:table-cell table:style-name="ce191"/>
          <table:table-cell office:value-type="float" office:value="0" table:formula="of:=IndGencost([.E136];OFFSET($$HeatRateStart;1;MATCH([.$A134];$$HeatRateNames;0)-1;250;1);[.$A135])" table:style-name="ce191">
            <text:p>#NAME?</text:p>
          </table:table-cell>
          <table:table-cell office:value-type="float" office:value="0" table:formula="of:=IndGencost([.F136];OFFSET($$HeatRateStart;1;MATCH([.$A134];$$HeatRateNames;0)-1;250;1);[.$A135])" table:style-name="ce191">
            <text:p>#NAME?</text:p>
          </table:table-cell>
          <table:table-cell office:value-type="float" office:value="0" table:formula="of:=IndGencost([.G136];OFFSET($$HeatRateStart;1;MATCH([.$A134];$$HeatRateNames;0)-1;250;1);[.$A135])" table:style-name="ce191">
            <text:p>#NAME?</text:p>
          </table:table-cell>
          <table:table-cell office:value-type="float" office:value="0" table:formula="of:=IndGencost([.H136];OFFSET($$HeatRateStart;1;MATCH([.$A134];$$HeatRateNames;0)-1;250;1);[.$A135])" table:style-name="ce191">
            <text:p>#NAME?</text:p>
          </table:table-cell>
          <table:table-cell office:value-type="float" office:value="0" table:formula="of:=IndGencost([.I136];OFFSET($$HeatRateStart;1;MATCH([.$A134];$$HeatRateNames;0)-1;250;1);[.$A135])" table:style-name="ce191">
            <text:p>#NAME?</text:p>
          </table:table-cell>
          <table:table-cell office:value-type="float" office:value="0" table:formula="of:=IndGencost([.J136];OFFSET($$HeatRateStart;1;MATCH([.$A134];$$HeatRateNames;0)-1;250;1);[.$A135])" table:style-name="ce191">
            <text:p>#NAME?</text:p>
          </table:table-cell>
          <table:table-cell office:value-type="float" office:value="0" table:formula="of:=IndGencost([.K136];OFFSET($$HeatRateStart;1;MATCH([.$A134];$$HeatRateNames;0)-1;250;1);[.$A135])" table:style-name="ce191">
            <text:p>#NAME?</text:p>
          </table:table-cell>
          <table:table-cell office:value-type="float" office:value="0" table:formula="of:=IndGencost([.L136];OFFSET($$HeatRateStart;1;MATCH([.$A134];$$HeatRateNames;0)-1;250;1);[.$A135])" table:style-name="ce191">
            <text:p>#NAME?</text:p>
          </table:table-cell>
          <table:table-cell office:value-type="float" office:value="0" table:formula="of:=IndGencost([.M136];OFFSET($$HeatRateStart;1;MATCH([.$A134];$$HeatRateNames;0)-1;250;1);[.$A135])" table:style-name="ce191">
            <text:p>#NAME?</text:p>
          </table:table-cell>
          <table:table-cell office:value-type="float" office:value="0" table:formula="of:=IndGencost([.N136];OFFSET($$HeatRateStart;1;MATCH([.$A134];$$HeatRateNames;0)-1;250;1);[.$A135])" table:style-name="ce191">
            <text:p>#NAME?</text:p>
          </table:table-cell>
          <table:table-cell office:value-type="float" office:value="0" table:formula="of:=IndGencost([.O136];OFFSET($$HeatRateStart;1;MATCH([.$A134];$$HeatRateNames;0)-1;250;1);[.$A135])" table:style-name="ce191">
            <text:p>#NAME?</text:p>
          </table:table-cell>
          <table:table-cell office:value-type="float" office:value="0" table:formula="of:=IndGencost([.P136];OFFSET($$HeatRateStart;1;MATCH([.$A134];$$HeatRateNames;0)-1;250;1);[.$A135])" table:style-name="ce191">
            <text:p>#NAME?</text:p>
          </table:table-cell>
          <table:table-cell office:value-type="float" office:value="0" table:formula="of:=IndGencost([.Q136];OFFSET($$HeatRateStart;1;MATCH([.$A134];$$HeatRateNames;0)-1;250;1);[.$A135])" table:style-name="ce191">
            <text:p>#NAME?</text:p>
          </table:table-cell>
          <table:table-cell office:value-type="float" office:value="0" table:formula="of:=IndGencost([.R136];OFFSET($$HeatRateStart;1;MATCH([.$A134];$$HeatRateNames;0)-1;250;1);[.$A135])" table:style-name="ce191">
            <text:p>#NAME?</text:p>
          </table:table-cell>
          <table:table-cell office:value-type="float" office:value="0" table:formula="of:=IndGencost([.S136];OFFSET($$HeatRateStart;1;MATCH([.$A134];$$HeatRateNames;0)-1;250;1);[.$A135])" table:style-name="ce191">
            <text:p>#NAME?</text:p>
          </table:table-cell>
          <table:table-cell office:value-type="float" office:value="0" table:formula="of:=IndGencost([.T136];OFFSET($$HeatRateStart;1;MATCH([.$A134];$$HeatRateNames;0)-1;250;1);[.$A135])" table:style-name="ce191">
            <text:p>#NAME?</text:p>
          </table:table-cell>
          <table:table-cell office:value-type="float" office:value="0" table:formula="of:=IndGencost([.U136];OFFSET($$HeatRateStart;1;MATCH([.$A134];$$HeatRateNames;0)-1;250;1);[.$A135])" table:style-name="ce191">
            <text:p>#NAME?</text:p>
          </table:table-cell>
          <table:table-cell office:value-type="float" office:value="0" table:formula="of:=IndGencost([.V136];OFFSET($$HeatRateStart;1;MATCH([.$A134];$$HeatRateNames;0)-1;250;1);[.$A135])" table:style-name="ce191">
            <text:p>#NAME?</text:p>
          </table:table-cell>
          <table:table-cell office:value-type="float" office:value="0" table:formula="of:=IndGencost([.W136];OFFSET($$HeatRateStart;1;MATCH([.$A134];$$HeatRateNames;0)-1;250;1);[.$A135])" table:style-name="ce191">
            <text:p>#NAME?</text:p>
          </table:table-cell>
          <table:table-cell office:value-type="float" office:value="0" table:formula="of:=IndGencost([.X136];OFFSET($$HeatRateStart;1;MATCH([.$A134];$$HeatRateNames;0)-1;250;1);[.$A135])" table:style-name="ce191">
            <text:p>#NAME?</text:p>
          </table:table-cell>
          <table:table-cell office:value-type="float" office:value="0" table:formula="of:=IndGencost([.Y136];OFFSET($$HeatRateStart;1;MATCH([.$A134];$$HeatRateNames;0)-1;250;1);[.$A135])" table:style-name="ce191">
            <text:p>#NAME?</text:p>
          </table:table-cell>
          <table:table-cell office:value-type="currency" office:value="0" table:formula="of:=SUM([.B136:.Y136]*[.B137:.Y137])"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37]-[.B135]" table:style-name="ce189"/>
          <table:table-cell office:value-type="float" office:value="0" table:formula="of:=[.C137]-[.C135]" table:style-name="ce189"/>
          <table:table-cell office:value-type="float" office:value="0" table:formula="of:=[.D137]-[.D135]" table:style-name="ce189"/>
          <table:table-cell office:value-type="float" office:value="0" table:formula="of:=[.E137]-[.E135]" table:style-name="ce189"/>
          <table:table-cell office:value-type="float" office:value="0" table:formula="of:=[.F137]-[.F135]" table:style-name="ce189"/>
          <table:table-cell office:value-type="float" office:value="0" table:formula="of:=[.G137]-[.G135]" table:style-name="ce189"/>
          <table:table-cell office:value-type="float" office:value="0" table:formula="of:=[.H137]-[.H135]" table:style-name="ce189"/>
          <table:table-cell office:value-type="float" office:value="0" table:formula="of:=[.I137]-[.I135]" table:style-name="ce189"/>
          <table:table-cell office:value-type="float" office:value="0" table:formula="of:=[.J137]-[.J135]" table:style-name="ce189"/>
          <table:table-cell office:value-type="float" office:value="0" table:formula="of:=[.K137]-[.K135]" table:style-name="ce189"/>
          <table:table-cell office:value-type="float" office:value="0" table:formula="of:=[.L137]-[.L135]" table:style-name="ce189"/>
          <table:table-cell office:value-type="float" office:value="0" table:formula="of:=[.M137]-[.M135]" table:style-name="ce189"/>
          <table:table-cell office:value-type="float" office:value="0" table:formula="of:=[.N137]-[.N135]" table:style-name="ce189"/>
          <table:table-cell office:value-type="float" office:value="0" table:formula="of:=[.O137]-[.O135]" table:style-name="ce189"/>
          <table:table-cell office:value-type="float" office:value="0" table:formula="of:=[.P137]-[.P135]" table:style-name="ce189"/>
          <table:table-cell office:value-type="float" office:value="0" table:formula="of:=[.Q137]-[.Q135]" table:style-name="ce189"/>
          <table:table-cell office:value-type="float" office:value="0" table:formula="of:=[.R137]-[.R135]" table:style-name="ce189"/>
          <table:table-cell office:value-type="float" office:value="0" table:formula="of:=[.S137]-[.S135]" table:style-name="ce189"/>
          <table:table-cell office:value-type="float" office:value="0" table:formula="of:=[.T137]-[.T135]" table:style-name="ce189"/>
          <table:table-cell office:value-type="float" office:value="0" table:formula="of:=[.U137]-[.U135]" table:style-name="ce189"/>
          <table:table-cell office:value-type="float" office:value="0" table:formula="of:=[.V137]-[.V135]" table:style-name="ce189"/>
          <table:table-cell office:value-type="float" office:value="0" table:formula="of:=[.W137]-[.W135]" table:style-name="ce189"/>
          <table:table-cell office:value-type="float" office:value="0" table:formula="of:=[.X137]-[.X135]" table:style-name="ce189"/>
          <table:table-cell office:value-type="float" office:value="0" table:formula="of:=[.Y137]-[.Y135]" table:style-name="ce189"/>
          <table:table-cell office:value-type="currency" office:value="0" table:formula="of:=[.Z135]-[.Z137]" table:style-name="ce261">
            <text:p><text:s/>#NAME?<text:s/></text:p>
          </table:table-cell>
          <table:table-cell table:style-name="ce175"/>
          <table:table-cell table:number-columns-repeated="16357"/>
        </table:table-row>
        <table:table-row table:style-name="ro4">
          <table:table-cell office:value-type="string" office:string-value="Newman 4" table:formula="of:=[Economics.A41]" table:style-name="ce184">
            <text:p>Newman 4</text:p>
          </table:table-cell>
          <table:table-cell office:value-type="float" office:value="0" table:formula="of:=[.B48]" table:style-name="ce182"/>
          <table:table-cell office:value-type="float" office:value="0" table:formula="of:=[.C48]" table:style-name="ce182"/>
          <table:table-cell office:value-type="float" office:value="0" table:formula="of:=[.D48]" table:style-name="ce182"/>
          <table:table-cell office:value-type="float" office:value="0" table:formula="of:=[.E48]" table:style-name="ce182"/>
          <table:table-cell office:value-type="float" office:value="0" table:formula="of:=[.F48]" table:style-name="ce182"/>
          <table:table-cell office:value-type="float" office:value="0" table:formula="of:=[.G48]" table:style-name="ce182"/>
          <table:table-cell office:value-type="float" office:value="135" table:formula="of:=[.H48]" table:style-name="ce182">
            <text:p>135</text:p>
          </table:table-cell>
          <table:table-cell office:value-type="float" office:value="215" table:formula="of:=[.I48]" table:style-name="ce182">
            <text:p>215</text:p>
          </table:table-cell>
          <table:table-cell office:value-type="float" office:value="212" table:formula="of:=[.J48]" table:style-name="ce182">
            <text:p>212</text:p>
          </table:table-cell>
          <table:table-cell office:value-type="float" office:value="215" table:formula="of:=[.K48]" table:style-name="ce182">
            <text:p>215</text:p>
          </table:table-cell>
          <table:table-cell office:value-type="float" office:value="209" table:formula="of:=[.L48]" table:style-name="ce182">
            <text:p>209</text:p>
          </table:table-cell>
          <table:table-cell office:value-type="float" office:value="205" table:formula="of:=[.M48]" table:style-name="ce182">
            <text:p>205</text:p>
          </table:table-cell>
          <table:table-cell office:value-type="float" office:value="185" table:formula="of:=[.N48]" table:style-name="ce182">
            <text:p>185</text:p>
          </table:table-cell>
          <table:table-cell office:value-type="float" office:value="161" table:formula="of:=[.O48]" table:style-name="ce182">
            <text:p>161</text:p>
          </table:table-cell>
          <table:table-cell office:value-type="float" office:value="152" table:formula="of:=[.P48]" table:style-name="ce182">
            <text:p>152</text:p>
          </table:table-cell>
          <table:table-cell office:value-type="float" office:value="120" table:formula="of:=[.Q48]" table:style-name="ce182">
            <text:p>120</text:p>
          </table:table-cell>
          <table:table-cell office:value-type="float" office:value="105" table:formula="of:=[.R48]" table:style-name="ce182">
            <text:p>105</text:p>
          </table:table-cell>
          <table:table-cell office:value-type="float" office:value="115" table:formula="of:=[.S48]" table:style-name="ce182">
            <text:p>115</text:p>
          </table:table-cell>
          <table:table-cell office:value-type="float" office:value="147" table:formula="of:=[.T48]" table:style-name="ce182">
            <text:p>147</text:p>
          </table:table-cell>
          <table:table-cell office:value-type="float" office:value="158" table:formula="of:=[.U48]" table:style-name="ce182">
            <text:p>158</text:p>
          </table:table-cell>
          <table:table-cell office:value-type="float" office:value="152" table:formula="of:=[.V48]" table:style-name="ce182">
            <text:p>152</text:p>
          </table:table-cell>
          <table:table-cell office:value-type="float" office:value="167" table:formula="of:=[.W48]" table:style-name="ce182">
            <text:p>167</text:p>
          </table:table-cell>
          <table:table-cell office:value-type="float" office:value="101" table:formula="of:=[.X48]" table:style-name="ce182">
            <text:p>101</text:p>
          </table:table-cell>
          <table:table-cell office:value-type="float" office:value="130" table:formula="of:=[.Y48]" table:style-name="ce182">
            <text:p>130</text:p>
          </table:table-cell>
          <table:table-cell office:value-type="float" office:value="2884" table:formula="of:=SUM([.B139:.Y139])" table:style-name="ce220">
            <text:p>2,884</text:p>
          </table:table-cell>
          <table:table-cell office:value-type="string" table:style-name="ce319">
            <text:p>70 MW Max<text:s/></text:p>
          </table:table-cell>
          <table:table-cell table:number-columns-repeated="16357"/>
        </table:table-row>
        <table:table-row table:style-name="ro4">
          <table:table-cell office:value-type="float" office:value="1.96" table:formula="of:=[Economics.$I41]" table:style-name="ce186">
            <text:p>Fuel Cost: 1.96</text:p>
          </table:table-cell>
          <table:table-cell office:value-type="float" office:value="0" table:formula="of:=IndGencost([.B139];OFFSET($$HeatRateStart;1;MATCH([.$A139];$$HeatRateNames;0)-1;250;1);[.$A140])" table:style-name="ce190">
            <text:p>#NAME?</text:p>
          </table:table-cell>
          <table:table-cell office:value-type="float" office:value="0" table:formula="of:=IndGencost([.C139];OFFSET($$HeatRateStart;1;MATCH([.$A139];$$HeatRateNames;0)-1;250;1);[.$A140])" table:style-name="ce190">
            <text:p>#NAME?</text:p>
          </table:table-cell>
          <table:table-cell office:value-type="float" office:value="0" table:formula="of:=IndGencost([.D139];OFFSET($$HeatRateStart;1;MATCH([.$A139];$$HeatRateNames;0)-1;250;1);[.$A140])" table:style-name="ce190">
            <text:p>#NAME?</text:p>
          </table:table-cell>
          <table:table-cell office:value-type="float" office:value="0" table:formula="of:=IndGencost([.E139];OFFSET($$HeatRateStart;1;MATCH([.$A139];$$HeatRateNames;0)-1;250;1);[.$A140])" table:style-name="ce190">
            <text:p>#NAME?</text:p>
          </table:table-cell>
          <table:table-cell office:value-type="float" office:value="0" table:formula="of:=IndGencost([.F139];OFFSET($$HeatRateStart;1;MATCH([.$A139];$$HeatRateNames;0)-1;250;1);[.$A140])" table:style-name="ce190">
            <text:p>#NAME?</text:p>
          </table:table-cell>
          <table:table-cell office:value-type="float" office:value="0" table:formula="of:=IndGencost([.G139];OFFSET($$HeatRateStart;1;MATCH([.$A139];$$HeatRateNames;0)-1;250;1);[.$A140])" table:style-name="ce190">
            <text:p>#NAME?</text:p>
          </table:table-cell>
          <table:table-cell office:value-type="float" office:value="0" table:formula="of:=IndGencost([.H139];OFFSET($$HeatRateStart;1;MATCH([.$A139];$$HeatRateNames;0)-1;250;1);[.$A140])" table:style-name="ce190">
            <text:p>#NAME?</text:p>
          </table:table-cell>
          <table:table-cell office:value-type="float" office:value="0" table:formula="of:=IndGencost([.I139];OFFSET($$HeatRateStart;1;MATCH([.$A139];$$HeatRateNames;0)-1;250;1);[.$A140])" table:style-name="ce190">
            <text:p>#NAME?</text:p>
          </table:table-cell>
          <table:table-cell office:value-type="float" office:value="0" table:formula="of:=IndGencost([.J139];OFFSET($$HeatRateStart;1;MATCH([.$A139];$$HeatRateNames;0)-1;250;1);[.$A140])" table:style-name="ce190">
            <text:p>#NAME?</text:p>
          </table:table-cell>
          <table:table-cell office:value-type="float" office:value="0" table:formula="of:=IndGencost([.K139];OFFSET($$HeatRateStart;1;MATCH([.$A139];$$HeatRateNames;0)-1;250;1);[.$A140])" table:style-name="ce190">
            <text:p>#NAME?</text:p>
          </table:table-cell>
          <table:table-cell office:value-type="float" office:value="0" table:formula="of:=IndGencost([.L139];OFFSET($$HeatRateStart;1;MATCH([.$A139];$$HeatRateNames;0)-1;250;1);[.$A140])" table:style-name="ce190">
            <text:p>#NAME?</text:p>
          </table:table-cell>
          <table:table-cell office:value-type="float" office:value="0" table:formula="of:=IndGencost([.M139];OFFSET($$HeatRateStart;1;MATCH([.$A139];$$HeatRateNames;0)-1;250;1);[.$A140])" table:style-name="ce190">
            <text:p>#NAME?</text:p>
          </table:table-cell>
          <table:table-cell office:value-type="float" office:value="0" table:formula="of:=IndGencost([.N139];OFFSET($$HeatRateStart;1;MATCH([.$A139];$$HeatRateNames;0)-1;250;1);[.$A140])" table:style-name="ce190">
            <text:p>#NAME?</text:p>
          </table:table-cell>
          <table:table-cell office:value-type="float" office:value="0" table:formula="of:=IndGencost([.O139];OFFSET($$HeatRateStart;1;MATCH([.$A139];$$HeatRateNames;0)-1;250;1);[.$A140])" table:style-name="ce190">
            <text:p>#NAME?</text:p>
          </table:table-cell>
          <table:table-cell office:value-type="float" office:value="0" table:formula="of:=IndGencost([.P139];OFFSET($$HeatRateStart;1;MATCH([.$A139];$$HeatRateNames;0)-1;250;1);[.$A140])" table:style-name="ce190">
            <text:p>#NAME?</text:p>
          </table:table-cell>
          <table:table-cell office:value-type="float" office:value="0" table:formula="of:=IndGencost([.Q139];OFFSET($$HeatRateStart;1;MATCH([.$A139];$$HeatRateNames;0)-1;250;1);[.$A140])" table:style-name="ce190">
            <text:p>#NAME?</text:p>
          </table:table-cell>
          <table:table-cell office:value-type="float" office:value="0" table:formula="of:=IndGencost([.R139];OFFSET($$HeatRateStart;1;MATCH([.$A139];$$HeatRateNames;0)-1;250;1);[.$A140])" table:style-name="ce190">
            <text:p>#NAME?</text:p>
          </table:table-cell>
          <table:table-cell office:value-type="float" office:value="0" table:formula="of:=IndGencost([.S139];OFFSET($$HeatRateStart;1;MATCH([.$A139];$$HeatRateNames;0)-1;250;1);[.$A140])" table:style-name="ce190">
            <text:p>#NAME?</text:p>
          </table:table-cell>
          <table:table-cell office:value-type="float" office:value="0" table:formula="of:=IndGencost([.T139];OFFSET($$HeatRateStart;1;MATCH([.$A139];$$HeatRateNames;0)-1;250;1);[.$A140])" table:style-name="ce190">
            <text:p>#NAME?</text:p>
          </table:table-cell>
          <table:table-cell office:value-type="float" office:value="0" table:formula="of:=IndGencost([.U139];OFFSET($$HeatRateStart;1;MATCH([.$A139];$$HeatRateNames;0)-1;250;1);[.$A140])" table:style-name="ce190">
            <text:p>#NAME?</text:p>
          </table:table-cell>
          <table:table-cell office:value-type="float" office:value="0" table:formula="of:=IndGencost([.V139];OFFSET($$HeatRateStart;1;MATCH([.$A139];$$HeatRateNames;0)-1;250;1);[.$A140])" table:style-name="ce190">
            <text:p>#NAME?</text:p>
          </table:table-cell>
          <table:table-cell office:value-type="float" office:value="0" table:formula="of:=IndGencost([.W139];OFFSET($$HeatRateStart;1;MATCH([.$A139];$$HeatRateNames;0)-1;250;1);[.$A140])" table:style-name="ce190">
            <text:p>#NAME?</text:p>
          </table:table-cell>
          <table:table-cell office:value-type="float" office:value="0" table:formula="of:=IndGencost([.X139];OFFSET($$HeatRateStart;1;MATCH([.$A139];$$HeatRateNames;0)-1;250;1);[.$A140])" table:style-name="ce190">
            <text:p>#NAME?</text:p>
          </table:table-cell>
          <table:table-cell office:value-type="float" office:value="0" table:formula="of:=IndGencost([.Y139];OFFSET($$HeatRateStart;1;MATCH([.$A139];$$HeatRateNames;0)-1;250;1);[.$A140])" table:style-name="ce190">
            <text:p>#NAME?</text:p>
          </table:table-cell>
          <table:table-cell office:value-type="currency" office:value="0" table:formula="of:=SUM([.B139:.Y139]*[.B140:.Y140])"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115-190) Test:</text:p>
          </table:table-cell>
          <table:table-cell office:value-type="float" office:value="115" table:style-name="ce187">
            <text:p>115</text:p>
          </table:table-cell>
          <table:table-cell office:value-type="float" office:value="115" table:style-name="ce187">
            <text:p>115</text:p>
          </table:table-cell>
          <table:table-cell office:value-type="float" office:value="135" table:style-name="ce187">
            <text:p>135</text:p>
          </table:table-cell>
          <table:table-cell office:value-type="float" office:value="135" table:style-name="ce187">
            <text:p>135</text:p>
          </table:table-cell>
          <table:table-cell office:value-type="float" office:value="135" table:style-name="ce187">
            <text:p>135</text:p>
          </table:table-cell>
          <table:table-cell office:value-type="float" office:value="135" table:style-name="ce187">
            <text:p>135</text:p>
          </table:table-cell>
          <table:table-cell office:value-type="float" office:value="130" table:style-name="ce187">
            <text:p>130</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15" table:style-name="ce187">
            <text:p>115</text:p>
          </table:table-cell>
          <table:table-cell office:value-type="float" office:value="185" table:style-name="ce187">
            <text:p>185</text:p>
          </table:table-cell>
          <table:table-cell office:value-type="float" office:value="185" table:style-name="ce187">
            <text:p>185</text:p>
          </table:table-cell>
          <table:table-cell office:value-type="float" office:value="170" table:style-name="ce187">
            <text:p>170</text:p>
          </table:table-cell>
          <table:table-cell office:value-type="float" office:value="165" table:style-name="ce187">
            <text:p>165</text:p>
          </table:table-cell>
          <table:table-cell office:value-type="float" office:value="145" table:style-name="ce187">
            <text:p>145</text:p>
          </table:table-cell>
          <table:table-cell office:value-type="float" office:value="145" table:style-name="ce187">
            <text:p>145</text:p>
          </table:table-cell>
          <table:table-cell office:value-type="float" office:value="3160" table:formula="of:=SUM([.B141:.Y141])" table:style-name="ce221">
            <text:p>3,160</text:p>
          </table:table-cell>
          <table:table-cell table:style-name="ce262"/>
          <table:table-cell table:number-columns-repeated="16357"/>
        </table:table-row>
        <table:table-row table:style-name="ro4">
          <table:table-cell table:style-name="ce183"/>
          <table:table-cell office:value-type="float" office:value="0" table:formula="of:=IndGencost([.B141];OFFSET($$HeatRateStart;1;MATCH([.$A139];$$HeatRateNames;0)-1;250;1);[.$A140])" table:style-name="ce191">
            <text:p>#NAME?</text:p>
          </table:table-cell>
          <table:table-cell office:value-type="float" office:value="0" table:formula="of:=IndGencost([.C141];OFFSET($$HeatRateStart;1;MATCH([.$A139];$$HeatRateNames;0)-1;250;1);[.$A140])" table:style-name="ce191">
            <text:p>#NAME?</text:p>
          </table:table-cell>
          <table:table-cell office:value-type="float" office:value="0" table:formula="of:=IndGencost([.D141];OFFSET($$HeatRateStart;1;MATCH([.$A139];$$HeatRateNames;0)-1;250;1);[.$A140])" table:style-name="ce191">
            <text:p>#NAME?</text:p>
          </table:table-cell>
          <table:table-cell office:value-type="float" office:value="0" table:formula="of:=IndGencost([.E141];OFFSET($$HeatRateStart;1;MATCH([.$A139];$$HeatRateNames;0)-1;250;1);[.$A140])" table:style-name="ce191">
            <text:p>#NAME?</text:p>
          </table:table-cell>
          <table:table-cell office:value-type="float" office:value="0" table:formula="of:=IndGencost([.F141];OFFSET($$HeatRateStart;1;MATCH([.$A139];$$HeatRateNames;0)-1;250;1);[.$A140])" table:style-name="ce191">
            <text:p>#NAME?</text:p>
          </table:table-cell>
          <table:table-cell office:value-type="float" office:value="0" table:formula="of:=IndGencost([.G141];OFFSET($$HeatRateStart;1;MATCH([.$A139];$$HeatRateNames;0)-1;250;1);[.$A140])" table:style-name="ce191">
            <text:p>#NAME?</text:p>
          </table:table-cell>
          <table:table-cell office:value-type="float" office:value="0" table:formula="of:=IndGencost([.H141];OFFSET($$HeatRateStart;1;MATCH([.$A139];$$HeatRateNames;0)-1;250;1);[.$A140])" table:style-name="ce191">
            <text:p>#NAME?</text:p>
          </table:table-cell>
          <table:table-cell office:value-type="float" office:value="0" table:formula="of:=IndGencost([.I141];OFFSET($$HeatRateStart;1;MATCH([.$A139];$$HeatRateNames;0)-1;250;1);[.$A140])" table:style-name="ce191">
            <text:p>#NAME?</text:p>
          </table:table-cell>
          <table:table-cell office:value-type="float" office:value="0" table:formula="of:=IndGencost([.J141];OFFSET($$HeatRateStart;1;MATCH([.$A139];$$HeatRateNames;0)-1;250;1);[.$A140])" table:style-name="ce191">
            <text:p>#NAME?</text:p>
          </table:table-cell>
          <table:table-cell office:value-type="float" office:value="0" table:formula="of:=IndGencost([.K141];OFFSET($$HeatRateStart;1;MATCH([.$A139];$$HeatRateNames;0)-1;250;1);[.$A140])" table:style-name="ce191">
            <text:p>#NAME?</text:p>
          </table:table-cell>
          <table:table-cell office:value-type="float" office:value="0" table:formula="of:=IndGencost([.L141];OFFSET($$HeatRateStart;1;MATCH([.$A139];$$HeatRateNames;0)-1;250;1);[.$A140])" table:style-name="ce191">
            <text:p>#NAME?</text:p>
          </table:table-cell>
          <table:table-cell office:value-type="float" office:value="0" table:formula="of:=IndGencost([.M141];OFFSET($$HeatRateStart;1;MATCH([.$A139];$$HeatRateNames;0)-1;250;1);[.$A140])" table:style-name="ce191">
            <text:p>#NAME?</text:p>
          </table:table-cell>
          <table:table-cell office:value-type="float" office:value="0" table:formula="of:=IndGencost([.N141];OFFSET($$HeatRateStart;1;MATCH([.$A139];$$HeatRateNames;0)-1;250;1);[.$A140])" table:style-name="ce191">
            <text:p>#NAME?</text:p>
          </table:table-cell>
          <table:table-cell office:value-type="float" office:value="0" table:formula="of:=IndGencost([.O141];OFFSET($$HeatRateStart;1;MATCH([.$A139];$$HeatRateNames;0)-1;250;1);[.$A140])" table:style-name="ce191">
            <text:p>#NAME?</text:p>
          </table:table-cell>
          <table:table-cell office:value-type="float" office:value="0" table:formula="of:=IndGencost([.P141];OFFSET($$HeatRateStart;1;MATCH([.$A139];$$HeatRateNames;0)-1;250;1);[.$A140])" table:style-name="ce191">
            <text:p>#NAME?</text:p>
          </table:table-cell>
          <table:table-cell office:value-type="float" office:value="0" table:formula="of:=IndGencost([.Q141];OFFSET($$HeatRateStart;1;MATCH([.$A139];$$HeatRateNames;0)-1;250;1);[.$A140])" table:style-name="ce191">
            <text:p>#NAME?</text:p>
          </table:table-cell>
          <table:table-cell office:value-type="float" office:value="0" table:formula="of:=IndGencost([.R141];OFFSET($$HeatRateStart;1;MATCH([.$A139];$$HeatRateNames;0)-1;250;1);[.$A140])" table:style-name="ce191">
            <text:p>#NAME?</text:p>
          </table:table-cell>
          <table:table-cell office:value-type="float" office:value="0" table:formula="of:=IndGencost([.S141];OFFSET($$HeatRateStart;1;MATCH([.$A139];$$HeatRateNames;0)-1;250;1);[.$A140])" table:style-name="ce191">
            <text:p>#NAME?</text:p>
          </table:table-cell>
          <table:table-cell office:value-type="float" office:value="0" table:formula="of:=IndGencost([.T141];OFFSET($$HeatRateStart;1;MATCH([.$A139];$$HeatRateNames;0)-1;250;1);[.$A140])" table:style-name="ce191">
            <text:p>#NAME?</text:p>
          </table:table-cell>
          <table:table-cell office:value-type="float" office:value="0" table:formula="of:=IndGencost([.U141];OFFSET($$HeatRateStart;1;MATCH([.$A139];$$HeatRateNames;0)-1;250;1);[.$A140])" table:style-name="ce191">
            <text:p>#NAME?</text:p>
          </table:table-cell>
          <table:table-cell office:value-type="float" office:value="0" table:formula="of:=IndGencost([.V141];OFFSET($$HeatRateStart;1;MATCH([.$A139];$$HeatRateNames;0)-1;250;1);[.$A140])" table:style-name="ce191">
            <text:p>#NAME?</text:p>
          </table:table-cell>
          <table:table-cell office:value-type="float" office:value="0" table:formula="of:=IndGencost([.W141];OFFSET($$HeatRateStart;1;MATCH([.$A139];$$HeatRateNames;0)-1;250;1);[.$A140])" table:style-name="ce191">
            <text:p>#NAME?</text:p>
          </table:table-cell>
          <table:table-cell office:value-type="float" office:value="0" table:formula="of:=IndGencost([.X141];OFFSET($$HeatRateStart;1;MATCH([.$A139];$$HeatRateNames;0)-1;250;1);[.$A140])" table:style-name="ce191">
            <text:p>#NAME?</text:p>
          </table:table-cell>
          <table:table-cell office:value-type="float" office:value="0" table:formula="of:=IndGencost([.Y141];OFFSET($$HeatRateStart;1;MATCH([.$A139];$$HeatRateNames;0)-1;250;1);[.$A140])" table:style-name="ce191">
            <text:p>#NAME?</text:p>
          </table:table-cell>
          <table:table-cell office:value-type="currency" office:value="0" table:formula="of:=SUM([.B141:.Y141]*[.B142:.Y142])"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42]-[.B140]" table:style-name="ce189"/>
          <table:table-cell office:value-type="float" office:value="0" table:formula="of:=[.C142]-[.C140]" table:style-name="ce189"/>
          <table:table-cell office:value-type="float" office:value="0" table:formula="of:=[.D142]-[.D140]" table:style-name="ce189"/>
          <table:table-cell office:value-type="float" office:value="0" table:formula="of:=[.E142]-[.E140]" table:style-name="ce189"/>
          <table:table-cell office:value-type="float" office:value="0" table:formula="of:=[.F142]-[.F140]" table:style-name="ce189"/>
          <table:table-cell office:value-type="float" office:value="0" table:formula="of:=[.G142]-[.G140]" table:style-name="ce189"/>
          <table:table-cell office:value-type="float" office:value="0" table:formula="of:=[.H142]-[.H140]" table:style-name="ce189"/>
          <table:table-cell office:value-type="float" office:value="0" table:formula="of:=[.I142]-[.I140]" table:style-name="ce189"/>
          <table:table-cell office:value-type="float" office:value="0" table:formula="of:=[.J142]-[.J140]" table:style-name="ce189"/>
          <table:table-cell office:value-type="float" office:value="0" table:formula="of:=[.K142]-[.K140]" table:style-name="ce189"/>
          <table:table-cell office:value-type="float" office:value="0" table:formula="of:=[.L142]-[.L140]" table:style-name="ce189"/>
          <table:table-cell office:value-type="float" office:value="0" table:formula="of:=[.M142]-[.M140]" table:style-name="ce189"/>
          <table:table-cell office:value-type="float" office:value="0" table:formula="of:=[.N142]-[.N140]" table:style-name="ce189"/>
          <table:table-cell office:value-type="float" office:value="0" table:formula="of:=[.O142]-[.O140]" table:style-name="ce189"/>
          <table:table-cell office:value-type="float" office:value="0" table:formula="of:=[.P142]-[.P140]" table:style-name="ce189"/>
          <table:table-cell office:value-type="float" office:value="0" table:formula="of:=[.Q142]-[.Q140]" table:style-name="ce189"/>
          <table:table-cell office:value-type="float" office:value="0" table:formula="of:=[.R142]-[.R140]" table:style-name="ce189"/>
          <table:table-cell office:value-type="float" office:value="0" table:formula="of:=[.S142]-[.S140]" table:style-name="ce189"/>
          <table:table-cell office:value-type="float" office:value="0" table:formula="of:=[.T142]-[.T140]" table:style-name="ce189"/>
          <table:table-cell office:value-type="float" office:value="0" table:formula="of:=[.U142]-[.U140]" table:style-name="ce189"/>
          <table:table-cell office:value-type="float" office:value="0" table:formula="of:=[.V142]-[.V140]" table:style-name="ce189"/>
          <table:table-cell office:value-type="float" office:value="0" table:formula="of:=[.W142]-[.W140]" table:style-name="ce189"/>
          <table:table-cell office:value-type="float" office:value="0" table:formula="of:=[.X142]-[.X140]" table:style-name="ce189"/>
          <table:table-cell office:value-type="float" office:value="0" table:formula="of:=[.Y142]-[.Y140]" table:style-name="ce189"/>
          <table:table-cell office:value-type="currency" office:value="0" table:formula="of:=[.Z140]-[.Z142]" table:style-name="ce261">
            <text:p><text:s/>#NAME?<text:s/></text:p>
          </table:table-cell>
          <table:table-cell table:style-name="ce175"/>
          <table:table-cell table:number-columns-repeated="16357"/>
        </table:table-row>
        <table:table-row table:style-name="ro4">
          <table:table-cell office:value-type="string" office:string-value="Copper" table:formula="of:=[Economics.A42]" table:style-name="ce184">
            <text:p>Copper</text:p>
          </table:table-cell>
          <table:table-cell office:value-type="float" office:value="0" table:formula="of:=[.B49]" table:style-name="ce182"/>
          <table:table-cell office:value-type="float" office:value="0" table:formula="of:=[.C49]" table:style-name="ce182"/>
          <table:table-cell office:value-type="float" office:value="0" table:formula="of:=[.D49]" table:style-name="ce182"/>
          <table:table-cell office:value-type="float" office:value="0" table:formula="of:=[.E49]" table:style-name="ce182"/>
          <table:table-cell office:value-type="float" office:value="0" table:formula="of:=[.F49]" table:style-name="ce182"/>
          <table:table-cell office:value-type="float" office:value="0" table:formula="of:=[.G49]" table:style-name="ce182"/>
          <table:table-cell office:value-type="float" office:value="0" table:formula="of:=[.H49]" table:style-name="ce182"/>
          <table:table-cell office:value-type="float" office:value="0" table:formula="of:=[.I49]" table:style-name="ce182"/>
          <table:table-cell office:value-type="float" office:value="0" table:formula="of:=[.J49]" table:style-name="ce182"/>
          <table:table-cell office:value-type="float" office:value="0" table:formula="of:=[.K49]" table:style-name="ce182"/>
          <table:table-cell office:value-type="float" office:value="0" table:formula="of:=[.L49]" table:style-name="ce182"/>
          <table:table-cell office:value-type="float" office:value="0" table:formula="of:=[.M49]" table:style-name="ce182"/>
          <table:table-cell office:value-type="float" office:value="0" table:formula="of:=[.N49]" table:style-name="ce182"/>
          <table:table-cell office:value-type="float" office:value="0" table:formula="of:=[.O49]" table:style-name="ce182"/>
          <table:table-cell office:value-type="float" office:value="0" table:formula="of:=[.P49]" table:style-name="ce182"/>
          <table:table-cell office:value-type="float" office:value="0" table:formula="of:=[.Q49]" table:style-name="ce182"/>
          <table:table-cell office:value-type="float" office:value="0" table:formula="of:=[.R49]" table:style-name="ce182"/>
          <table:table-cell office:value-type="float" office:value="0" table:formula="of:=[.S49]" table:style-name="ce182"/>
          <table:table-cell office:value-type="float" office:value="0" table:formula="of:=[.T49]" table:style-name="ce182"/>
          <table:table-cell office:value-type="float" office:value="0" table:style-name="ce182"/>
          <table:table-cell office:value-type="float" office:value="0" table:style-name="ce182"/>
          <table:table-cell office:value-type="float" office:value="0" table:style-name="ce182"/>
          <table:table-cell office:value-type="float" office:value="0" table:formula="of:=[.X49]" table:style-name="ce182"/>
          <table:table-cell office:value-type="float" office:value="0" table:formula="of:=[.Y49]" table:style-name="ce182"/>
          <table:table-cell office:value-type="float" office:value="0" table:formula="of:=SUM([.B144:.Y144])" table:style-name="ce220">
            <text:p>0</text:p>
          </table:table-cell>
          <table:table-cell office:value-type="string" table:style-name="ce319">
            <text:p>50 MW Max<text:s/></text:p>
          </table:table-cell>
          <table:table-cell table:number-columns-repeated="16357"/>
        </table:table-row>
        <table:table-row table:style-name="ro4">
          <table:table-cell office:value-type="float" office:value="1.96" table:formula="of:=[Economics.$I41]" table:style-name="ce186">
            <text:p>Fuel Cost: 1.96</text:p>
          </table:table-cell>
          <table:table-cell office:value-type="float" office:value="0" table:formula="of:=IndGencost([.B144];OFFSET($$HeatRateStart;1;MATCH([.$A144];$$HeatRateNames;0)-1;250;1);[.$A145])" table:style-name="ce190">
            <text:p>#NAME?</text:p>
          </table:table-cell>
          <table:table-cell office:value-type="float" office:value="0" table:formula="of:=IndGencost([.C144];OFFSET($$HeatRateStart;1;MATCH([.$A144];$$HeatRateNames;0)-1;250;1);[.$A145])" table:style-name="ce190">
            <text:p>#NAME?</text:p>
          </table:table-cell>
          <table:table-cell office:value-type="float" office:value="0" table:formula="of:=IndGencost([.D144];OFFSET($$HeatRateStart;1;MATCH([.$A144];$$HeatRateNames;0)-1;250;1);[.$A145])" table:style-name="ce190">
            <text:p>#NAME?</text:p>
          </table:table-cell>
          <table:table-cell office:value-type="float" office:value="0" table:formula="of:=IndGencost([.E144];OFFSET($$HeatRateStart;1;MATCH([.$A144];$$HeatRateNames;0)-1;250;1);[.$A145])" table:style-name="ce190">
            <text:p>#NAME?</text:p>
          </table:table-cell>
          <table:table-cell office:value-type="float" office:value="0" table:formula="of:=IndGencost([.F144];OFFSET($$HeatRateStart;1;MATCH([.$A144];$$HeatRateNames;0)-1;250;1);[.$A145])" table:style-name="ce190">
            <text:p>#NAME?</text:p>
          </table:table-cell>
          <table:table-cell office:value-type="float" office:value="0" table:formula="of:=IndGencost([.G144];OFFSET($$HeatRateStart;1;MATCH([.$A144];$$HeatRateNames;0)-1;250;1);[.$A145])" table:style-name="ce190">
            <text:p>#NAME?</text:p>
          </table:table-cell>
          <table:table-cell office:value-type="float" office:value="0" table:formula="of:=IndGencost([.H144];OFFSET($$HeatRateStart;1;MATCH([.$A144];$$HeatRateNames;0)-1;250;1);[.$A145])" table:style-name="ce190">
            <text:p>#NAME?</text:p>
          </table:table-cell>
          <table:table-cell office:value-type="float" office:value="0" table:formula="of:=IndGencost([.I144];OFFSET($$HeatRateStart;1;MATCH([.$A144];$$HeatRateNames;0)-1;250;1);[.$A145])" table:style-name="ce190">
            <text:p>#NAME?</text:p>
          </table:table-cell>
          <table:table-cell office:value-type="float" office:value="0" table:formula="of:=IndGencost([.J144];OFFSET($$HeatRateStart;1;MATCH([.$A144];$$HeatRateNames;0)-1;250;1);[.$A145])" table:style-name="ce190">
            <text:p>#NAME?</text:p>
          </table:table-cell>
          <table:table-cell office:value-type="float" office:value="0" table:formula="of:=IndGencost([.K144];OFFSET($$HeatRateStart;1;MATCH([.$A144];$$HeatRateNames;0)-1;250;1);[.$A145])" table:style-name="ce190">
            <text:p>#NAME?</text:p>
          </table:table-cell>
          <table:table-cell office:value-type="float" office:value="0" table:formula="of:=IndGencost([.L144];OFFSET($$HeatRateStart;1;MATCH([.$A144];$$HeatRateNames;0)-1;250;1);[.$A145])" table:style-name="ce190">
            <text:p>#NAME?</text:p>
          </table:table-cell>
          <table:table-cell office:value-type="float" office:value="0" table:formula="of:=IndGencost([.M144];OFFSET($$HeatRateStart;1;MATCH([.$A144];$$HeatRateNames;0)-1;250;1);[.$A145])" table:style-name="ce190">
            <text:p>#NAME?</text:p>
          </table:table-cell>
          <table:table-cell office:value-type="float" office:value="0" table:formula="of:=IndGencost([.N144];OFFSET($$HeatRateStart;1;MATCH([.$A144];$$HeatRateNames;0)-1;250;1);[.$A145])" table:style-name="ce190">
            <text:p>#NAME?</text:p>
          </table:table-cell>
          <table:table-cell office:value-type="float" office:value="0" table:formula="of:=IndGencost([.O144];OFFSET($$HeatRateStart;1;MATCH([.$A144];$$HeatRateNames;0)-1;250;1);[.$A145])" table:style-name="ce190">
            <text:p>#NAME?</text:p>
          </table:table-cell>
          <table:table-cell office:value-type="float" office:value="0" table:formula="of:=IndGencost([.P144];OFFSET($$HeatRateStart;1;MATCH([.$A144];$$HeatRateNames;0)-1;250;1);[.$A145])" table:style-name="ce190">
            <text:p>#NAME?</text:p>
          </table:table-cell>
          <table:table-cell office:value-type="float" office:value="0" table:formula="of:=IndGencost([.Q144];OFFSET($$HeatRateStart;1;MATCH([.$A144];$$HeatRateNames;0)-1;250;1);[.$A145])" table:style-name="ce190">
            <text:p>#NAME?</text:p>
          </table:table-cell>
          <table:table-cell office:value-type="float" office:value="0" table:formula="of:=IndGencost([.R144];OFFSET($$HeatRateStart;1;MATCH([.$A144];$$HeatRateNames;0)-1;250;1);[.$A145])" table:style-name="ce190">
            <text:p>#NAME?</text:p>
          </table:table-cell>
          <table:table-cell office:value-type="float" office:value="0" table:formula="of:=IndGencost([.S144];OFFSET($$HeatRateStart;1;MATCH([.$A144];$$HeatRateNames;0)-1;250;1);[.$A145])" table:style-name="ce190">
            <text:p>#NAME?</text:p>
          </table:table-cell>
          <table:table-cell office:value-type="float" office:value="0" table:formula="of:=IndGencost([.T144];OFFSET($$HeatRateStart;1;MATCH([.$A144];$$HeatRateNames;0)-1;250;1);[.$A145])" table:style-name="ce190">
            <text:p>#NAME?</text:p>
          </table:table-cell>
          <table:table-cell office:value-type="float" office:value="0" table:formula="of:=IndGencost([.U144];OFFSET($$HeatRateStart;1;MATCH([.$A144];$$HeatRateNames;0)-1;250;1);[.$A145])" table:style-name="ce190">
            <text:p>#NAME?</text:p>
          </table:table-cell>
          <table:table-cell office:value-type="float" office:value="0" table:formula="of:=IndGencost([.V144];OFFSET($$HeatRateStart;1;MATCH([.$A144];$$HeatRateNames;0)-1;250;1);[.$A145])" table:style-name="ce190">
            <text:p>#NAME?</text:p>
          </table:table-cell>
          <table:table-cell office:value-type="float" office:value="0" table:formula="of:=IndGencost([.W144];OFFSET($$HeatRateStart;1;MATCH([.$A144];$$HeatRateNames;0)-1;250;1);[.$A145])" table:style-name="ce190">
            <text:p>#NAME?</text:p>
          </table:table-cell>
          <table:table-cell office:value-type="float" office:value="0" table:formula="of:=IndGencost([.X144];OFFSET($$HeatRateStart;1;MATCH([.$A144];$$HeatRateNames;0)-1;250;1);[.$A145])" table:style-name="ce190">
            <text:p>#NAME?</text:p>
          </table:table-cell>
          <table:table-cell office:value-type="float" office:value="0" table:formula="of:=IndGencost([.Y144];OFFSET($$HeatRateStart;1;MATCH([.$A144];$$HeatRateNames;0)-1;250;1);[.$A145])" table:style-name="ce190">
            <text:p>#NAME?</text:p>
          </table:table-cell>
          <table:table-cell office:value-type="currency" office:value="0" table:formula="of:=SUM([.B144:.Y144]*[.B145:.Y145])"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XX-XX) Test:</text:p>
          </table:table-cell>
          <table:table-cell office:value-type="float" office:value="0" table:style-name="ce187"/>
          <table:table-cell office:value-type="float" office:value="0" table:formula="of:=[.C144]" table:style-name="ce187"/>
          <table:table-cell office:value-type="float" office:value="0" table:formula="of:=[.D144]" table:style-name="ce187"/>
          <table:table-cell office:value-type="float" office:value="0" table:formula="of:=[.E144]" table:style-name="ce187"/>
          <table:table-cell office:value-type="float" office:value="0" table:formula="of:=[.F144]" table:style-name="ce187"/>
          <table:table-cell office:value-type="float" office:value="0" table:formula="of:=[.G144]" table:style-name="ce187"/>
          <table:table-cell office:value-type="float" office:value="0" table:formula="of:=[.H144]" table:style-name="ce187"/>
          <table:table-cell office:value-type="float" office:value="0" table:formula="of:=[.I144]" table:style-name="ce187"/>
          <table:table-cell office:value-type="float" office:value="0" table:formula="of:=[.J144]" table:style-name="ce187"/>
          <table:table-cell office:value-type="float" office:value="0" table:formula="of:=[.K144]" table:style-name="ce187"/>
          <table:table-cell office:value-type="float" office:value="0" table:formula="of:=[.L144]" table:style-name="ce187"/>
          <table:table-cell office:value-type="float" office:value="0" table:formula="of:=[.M144]" table:style-name="ce187"/>
          <table:table-cell office:value-type="float" office:value="0" table:formula="of:=[.N144]" table:style-name="ce187"/>
          <table:table-cell office:value-type="float" office:value="0" table:formula="of:=[.O144]" table:style-name="ce187"/>
          <table:table-cell office:value-type="float" office:value="0" table:formula="of:=[.P144]" table:style-name="ce187"/>
          <table:table-cell office:value-type="float" office:value="0" table:formula="of:=[.Q144]" table:style-name="ce187"/>
          <table:table-cell office:value-type="float" office:value="0" table:formula="of:=[.R144]" table:style-name="ce187"/>
          <table:table-cell office:value-type="float" office:value="0" table:formula="of:=[.S144]" table:style-name="ce187"/>
          <table:table-cell office:value-type="float" office:value="0" table:formula="of:=[.T144]" table:style-name="ce187"/>
          <table:table-cell table:number-columns-repeated="3" table:style-name="ce187"/>
          <table:table-cell office:value-type="float" office:value="0" table:formula="of:=[.X144]" table:style-name="ce187"/>
          <table:table-cell office:value-type="float" office:value="0" table:formula="of:=[.Y144]" table:style-name="ce187"/>
          <table:table-cell office:value-type="float" office:value="0" table:formula="of:=SUM([.B146:.Y146])" table:style-name="ce221">
            <text:p>0</text:p>
          </table:table-cell>
          <table:table-cell table:style-name="ce175"/>
          <table:table-cell table:number-columns-repeated="16357"/>
        </table:table-row>
        <table:table-row table:style-name="ro4">
          <table:table-cell table:style-name="ce183"/>
          <table:table-cell office:value-type="float" office:value="0" table:formula="of:=IndGencost([.B146];OFFSET($$HeatRateStart;1;MATCH([.$A144];$$HeatRateNames;0)-1;250;1);[.$A145])" table:style-name="ce191">
            <text:p>#NAME?</text:p>
          </table:table-cell>
          <table:table-cell office:value-type="float" office:value="0" table:formula="of:=IndGencost([.C146];OFFSET($$HeatRateStart;1;MATCH([.$A144];$$HeatRateNames;0)-1;250;1);[.$A145])" table:style-name="ce191">
            <text:p>#NAME?</text:p>
          </table:table-cell>
          <table:table-cell office:value-type="float" office:value="0" table:formula="of:=IndGencost([.D146];OFFSET($$HeatRateStart;1;MATCH([.$A144];$$HeatRateNames;0)-1;250;1);[.$A145])" table:style-name="ce191">
            <text:p>#NAME?</text:p>
          </table:table-cell>
          <table:table-cell office:value-type="float" office:value="0" table:formula="of:=IndGencost([.E146];OFFSET($$HeatRateStart;1;MATCH([.$A144];$$HeatRateNames;0)-1;250;1);[.$A145])" table:style-name="ce191">
            <text:p>#NAME?</text:p>
          </table:table-cell>
          <table:table-cell office:value-type="float" office:value="0" table:formula="of:=IndGencost([.F146];OFFSET($$HeatRateStart;1;MATCH([.$A144];$$HeatRateNames;0)-1;250;1);[.$A145])" table:style-name="ce191">
            <text:p>#NAME?</text:p>
          </table:table-cell>
          <table:table-cell office:value-type="float" office:value="0" table:formula="of:=IndGencost([.G146];OFFSET($$HeatRateStart;1;MATCH([.$A144];$$HeatRateNames;0)-1;250;1);[.$A145])" table:style-name="ce191">
            <text:p>#NAME?</text:p>
          </table:table-cell>
          <table:table-cell office:value-type="float" office:value="0" table:formula="of:=IndGencost([.H146];OFFSET($$HeatRateStart;1;MATCH([.$A144];$$HeatRateNames;0)-1;250;1);[.$A145])" table:style-name="ce191">
            <text:p>#NAME?</text:p>
          </table:table-cell>
          <table:table-cell office:value-type="float" office:value="0" table:formula="of:=IndGencost([.I146];OFFSET($$HeatRateStart;1;MATCH([.$A144];$$HeatRateNames;0)-1;250;1);[.$A145])" table:style-name="ce191">
            <text:p>#NAME?</text:p>
          </table:table-cell>
          <table:table-cell office:value-type="float" office:value="0" table:formula="of:=IndGencost([.J146];OFFSET($$HeatRateStart;1;MATCH([.$A144];$$HeatRateNames;0)-1;250;1);[.$A145])" table:style-name="ce191">
            <text:p>#NAME?</text:p>
          </table:table-cell>
          <table:table-cell office:value-type="float" office:value="0" table:formula="of:=IndGencost([.K146];OFFSET($$HeatRateStart;1;MATCH([.$A144];$$HeatRateNames;0)-1;250;1);[.$A145])" table:style-name="ce191">
            <text:p>#NAME?</text:p>
          </table:table-cell>
          <table:table-cell office:value-type="float" office:value="0" table:formula="of:=IndGencost([.L146];OFFSET($$HeatRateStart;1;MATCH([.$A144];$$HeatRateNames;0)-1;250;1);[.$A145])" table:style-name="ce191">
            <text:p>#NAME?</text:p>
          </table:table-cell>
          <table:table-cell office:value-type="float" office:value="0" table:formula="of:=IndGencost([.M146];OFFSET($$HeatRateStart;1;MATCH([.$A144];$$HeatRateNames;0)-1;250;1);[.$A145])" table:style-name="ce191">
            <text:p>#NAME?</text:p>
          </table:table-cell>
          <table:table-cell office:value-type="float" office:value="0" table:formula="of:=IndGencost([.N146];OFFSET($$HeatRateStart;1;MATCH([.$A144];$$HeatRateNames;0)-1;250;1);[.$A145])" table:style-name="ce191">
            <text:p>#NAME?</text:p>
          </table:table-cell>
          <table:table-cell office:value-type="float" office:value="0" table:formula="of:=IndGencost([.O146];OFFSET($$HeatRateStart;1;MATCH([.$A144];$$HeatRateNames;0)-1;250;1);[.$A145])" table:style-name="ce191">
            <text:p>#NAME?</text:p>
          </table:table-cell>
          <table:table-cell office:value-type="float" office:value="0" table:formula="of:=IndGencost([.P146];OFFSET($$HeatRateStart;1;MATCH([.$A144];$$HeatRateNames;0)-1;250;1);[.$A145])" table:style-name="ce191">
            <text:p>#NAME?</text:p>
          </table:table-cell>
          <table:table-cell office:value-type="float" office:value="0" table:formula="of:=IndGencost([.Q146];OFFSET($$HeatRateStart;1;MATCH([.$A144];$$HeatRateNames;0)-1;250;1);[.$A145])" table:style-name="ce191">
            <text:p>#NAME?</text:p>
          </table:table-cell>
          <table:table-cell office:value-type="float" office:value="0" table:formula="of:=IndGencost([.R146];OFFSET($$HeatRateStart;1;MATCH([.$A144];$$HeatRateNames;0)-1;250;1);[.$A145])" table:style-name="ce191">
            <text:p>#NAME?</text:p>
          </table:table-cell>
          <table:table-cell office:value-type="float" office:value="0" table:formula="of:=IndGencost([.S146];OFFSET($$HeatRateStart;1;MATCH([.$A144];$$HeatRateNames;0)-1;250;1);[.$A145])" table:style-name="ce191">
            <text:p>#NAME?</text:p>
          </table:table-cell>
          <table:table-cell office:value-type="float" office:value="0" table:formula="of:=IndGencost([.T146];OFFSET($$HeatRateStart;1;MATCH([.$A144];$$HeatRateNames;0)-1;250;1);[.$A145])" table:style-name="ce191">
            <text:p>#NAME?</text:p>
          </table:table-cell>
          <table:table-cell office:value-type="float" office:value="0" table:formula="of:=IndGencost([.U146];OFFSET($$HeatRateStart;1;MATCH([.$A144];$$HeatRateNames;0)-1;250;1);[.$A145])" table:style-name="ce191">
            <text:p>#NAME?</text:p>
          </table:table-cell>
          <table:table-cell office:value-type="float" office:value="0" table:formula="of:=IndGencost([.V146];OFFSET($$HeatRateStart;1;MATCH([.$A144];$$HeatRateNames;0)-1;250;1);[.$A145])" table:style-name="ce191">
            <text:p>#NAME?</text:p>
          </table:table-cell>
          <table:table-cell office:value-type="float" office:value="0" table:formula="of:=IndGencost([.W146];OFFSET($$HeatRateStart;1;MATCH([.$A144];$$HeatRateNames;0)-1;250;1);[.$A145])" table:style-name="ce191">
            <text:p>#NAME?</text:p>
          </table:table-cell>
          <table:table-cell office:value-type="float" office:value="0" table:formula="of:=IndGencost([.X146];OFFSET($$HeatRateStart;1;MATCH([.$A144];$$HeatRateNames;0)-1;250;1);[.$A145])" table:style-name="ce191">
            <text:p>#NAME?</text:p>
          </table:table-cell>
          <table:table-cell office:value-type="float" office:value="0" table:formula="of:=IndGencost([.Y146];OFFSET($$HeatRateStart;1;MATCH([.$A144];$$HeatRateNames;0)-1;250;1);[.$A145])" table:style-name="ce191">
            <text:p>#NAME?</text:p>
          </table:table-cell>
          <table:table-cell office:value-type="currency" office:value="0" table:formula="of:=SUM([.B146:.Y146]*[.B147:.Y147])"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47]-[.B145]" table:style-name="ce189"/>
          <table:table-cell office:value-type="float" office:value="0" table:formula="of:=[.C147]-[.C145]" table:style-name="ce189"/>
          <table:table-cell office:value-type="float" office:value="0" table:formula="of:=[.D147]-[.D145]" table:style-name="ce189"/>
          <table:table-cell office:value-type="float" office:value="0" table:formula="of:=[.E147]-[.E145]" table:style-name="ce189"/>
          <table:table-cell office:value-type="float" office:value="0" table:formula="of:=[.F147]-[.F145]" table:style-name="ce189"/>
          <table:table-cell office:value-type="float" office:value="0" table:formula="of:=[.G147]-[.G145]" table:style-name="ce189"/>
          <table:table-cell office:value-type="float" office:value="0" table:formula="of:=[.H147]-[.H145]" table:style-name="ce189"/>
          <table:table-cell office:value-type="float" office:value="0" table:formula="of:=[.I147]-[.I145]" table:style-name="ce189"/>
          <table:table-cell office:value-type="float" office:value="0" table:formula="of:=[.J147]-[.J145]" table:style-name="ce189"/>
          <table:table-cell office:value-type="float" office:value="0" table:formula="of:=[.K147]-[.K145]" table:style-name="ce189"/>
          <table:table-cell office:value-type="float" office:value="0" table:formula="of:=[.L147]-[.L145]" table:style-name="ce189"/>
          <table:table-cell office:value-type="float" office:value="0" table:formula="of:=[.M147]-[.M145]" table:style-name="ce189"/>
          <table:table-cell office:value-type="float" office:value="0" table:formula="of:=[.N147]-[.N145]" table:style-name="ce189"/>
          <table:table-cell office:value-type="float" office:value="0" table:formula="of:=[.O147]-[.O145]" table:style-name="ce189"/>
          <table:table-cell office:value-type="float" office:value="0" table:formula="of:=[.P147]-[.P145]" table:style-name="ce189"/>
          <table:table-cell office:value-type="float" office:value="0" table:formula="of:=[.Q147]-[.Q145]" table:style-name="ce189"/>
          <table:table-cell office:value-type="float" office:value="0" table:formula="of:=[.R147]-[.R145]" table:style-name="ce189"/>
          <table:table-cell office:value-type="float" office:value="0" table:formula="of:=[.S147]-[.S145]" table:style-name="ce189"/>
          <table:table-cell office:value-type="float" office:value="0" table:formula="of:=[.T147]-[.T145]" table:style-name="ce189"/>
          <table:table-cell office:value-type="float" office:value="0" table:formula="of:=[.U147]-[.U145]" table:style-name="ce189"/>
          <table:table-cell office:value-type="float" office:value="0" table:formula="of:=[.V147]-[.V145]" table:style-name="ce189"/>
          <table:table-cell office:value-type="float" office:value="0" table:formula="of:=[.W147]-[.W145]" table:style-name="ce189"/>
          <table:table-cell office:value-type="float" office:value="0" table:formula="of:=[.X147]-[.X145]" table:style-name="ce189"/>
          <table:table-cell office:value-type="float" office:value="0" table:formula="of:=[.Y147]-[.Y145]" table:style-name="ce189"/>
          <table:table-cell office:value-type="currency" office:value="0" table:formula="of:=[.Z145]-[.Z147]" table:style-name="ce261">
            <text:p><text:s/>#NAME?<text:s/></text:p>
          </table:table-cell>
          <table:table-cell table:style-name="ce175"/>
          <table:table-cell table:number-columns-repeated="16357"/>
        </table:table-row>
        <table:table-row table:style-name="ro4">
          <table:table-cell office:value-type="string" office:string-value="Rio Grande 6" table:formula="of:=[Economics.A43]" table:style-name="ce184">
            <text:p>Rio Grande 6</text:p>
          </table:table-cell>
          <table:table-cell office:value-type="float" office:value="0" table:formula="of:=[.B50]" table:style-name="ce182"/>
          <table:table-cell office:value-type="float" office:value="0" table:formula="of:=[.C50]" table:style-name="ce182"/>
          <table:table-cell office:value-type="float" office:value="0" table:formula="of:=[.D50]" table:style-name="ce182"/>
          <table:table-cell office:value-type="float" office:value="0" table:formula="of:=[.E50]" table:style-name="ce182"/>
          <table:table-cell office:value-type="float" office:value="0" table:formula="of:=[.F50]" table:style-name="ce182"/>
          <table:table-cell office:value-type="float" office:value="0" table:formula="of:=[.G50]" table:style-name="ce182"/>
          <table:table-cell office:value-type="float" office:value="0" table:formula="of:=[.H50]" table:style-name="ce182"/>
          <table:table-cell office:value-type="float" office:value="0" table:formula="of:=[.I50]" table:style-name="ce182"/>
          <table:table-cell office:value-type="float" office:value="0" table:formula="of:=[.J50]" table:style-name="ce182"/>
          <table:table-cell office:value-type="float" office:value="0" table:formula="of:=[.K50]" table:style-name="ce182"/>
          <table:table-cell office:value-type="float" office:value="0" table:formula="of:=[.L50]" table:style-name="ce182"/>
          <table:table-cell office:value-type="float" office:value="0" table:formula="of:=[.M50]" table:style-name="ce182"/>
          <table:table-cell office:value-type="float" office:value="0" table:formula="of:=[.N50]" table:style-name="ce182"/>
          <table:table-cell office:value-type="float" office:value="0" table:formula="of:=[.O50]" table:style-name="ce182"/>
          <table:table-cell office:value-type="float" office:value="0" table:formula="of:=[.P50]" table:style-name="ce182"/>
          <table:table-cell office:value-type="float" office:value="0" table:formula="of:=[.Q50]" table:style-name="ce182"/>
          <table:table-cell office:value-type="float" office:value="0" table:formula="of:=[.R50]" table:style-name="ce182"/>
          <table:table-cell office:value-type="float" office:value="0" table:formula="of:=[.S50]" table:style-name="ce182"/>
          <table:table-cell office:value-type="float" office:value="0" table:formula="of:=[.T50]" table:style-name="ce182"/>
          <table:table-cell office:value-type="float" office:value="0" table:formula="of:=[.U50]" table:style-name="ce182"/>
          <table:table-cell office:value-type="float" office:value="0" table:formula="of:=[.V50]" table:style-name="ce182"/>
          <table:table-cell office:value-type="float" office:value="0" table:formula="of:=[.W50]" table:style-name="ce182"/>
          <table:table-cell office:value-type="float" office:value="0" table:formula="of:=[.X50]" table:style-name="ce182"/>
          <table:table-cell office:value-type="float" office:value="0" table:formula="of:=[.Y50]" table:style-name="ce182"/>
          <table:table-cell office:value-type="float" office:value="0" table:formula="of:=SUM([.B149:.Y149])" table:style-name="ce220">
            <text:p>0</text:p>
          </table:table-cell>
          <table:table-cell office:value-type="string" table:style-name="ce319">
            <text:p>20 MW Max<text:s/></text:p>
          </table:table-cell>
          <table:table-cell table:number-columns-repeated="16357"/>
        </table:table-row>
        <table:table-row table:style-name="ro4">
          <table:table-cell office:value-type="float" office:value="2.09" table:formula="of:=[Economics.$I43]" table:style-name="ce186">
            <text:p>Fuel Cost: 2.09</text:p>
          </table:table-cell>
          <table:table-cell office:value-type="float" office:value="0" table:formula="of:=IndGencost([.B149];OFFSET($$HeatRateStart;1;MATCH([.$A149];$$HeatRateNames;0)-1;250;1);[.$A150])" table:style-name="ce190">
            <text:p>#NAME?</text:p>
          </table:table-cell>
          <table:table-cell office:value-type="float" office:value="0" table:formula="of:=IndGencost([.C149];OFFSET($$HeatRateStart;1;MATCH([.$A149];$$HeatRateNames;0)-1;250;1);[.$A150])" table:style-name="ce190">
            <text:p>#NAME?</text:p>
          </table:table-cell>
          <table:table-cell office:value-type="float" office:value="0" table:formula="of:=IndGencost([.D149];OFFSET($$HeatRateStart;1;MATCH([.$A149];$$HeatRateNames;0)-1;250;1);[.$A150])" table:style-name="ce190">
            <text:p>#NAME?</text:p>
          </table:table-cell>
          <table:table-cell office:value-type="float" office:value="0" table:formula="of:=IndGencost([.E149];OFFSET($$HeatRateStart;1;MATCH([.$A149];$$HeatRateNames;0)-1;250;1);[.$A150])" table:style-name="ce190">
            <text:p>#NAME?</text:p>
          </table:table-cell>
          <table:table-cell office:value-type="float" office:value="0" table:formula="of:=IndGencost([.F149];OFFSET($$HeatRateStart;1;MATCH([.$A149];$$HeatRateNames;0)-1;250;1);[.$A150])" table:style-name="ce190">
            <text:p>#NAME?</text:p>
          </table:table-cell>
          <table:table-cell office:value-type="float" office:value="0" table:formula="of:=IndGencost([.G149];OFFSET($$HeatRateStart;1;MATCH([.$A149];$$HeatRateNames;0)-1;250;1);[.$A150])" table:style-name="ce190">
            <text:p>#NAME?</text:p>
          </table:table-cell>
          <table:table-cell office:value-type="float" office:value="0" table:formula="of:=IndGencost([.H149];OFFSET($$HeatRateStart;1;MATCH([.$A149];$$HeatRateNames;0)-1;250;1);[.$A150])" table:style-name="ce190">
            <text:p>#NAME?</text:p>
          </table:table-cell>
          <table:table-cell office:value-type="float" office:value="0" table:formula="of:=IndGencost([.I149];OFFSET($$HeatRateStart;1;MATCH([.$A149];$$HeatRateNames;0)-1;250;1);[.$A150])" table:style-name="ce190">
            <text:p>#NAME?</text:p>
          </table:table-cell>
          <table:table-cell office:value-type="float" office:value="0" table:formula="of:=IndGencost([.J149];OFFSET($$HeatRateStart;1;MATCH([.$A149];$$HeatRateNames;0)-1;250;1);[.$A150])" table:style-name="ce190">
            <text:p>#NAME?</text:p>
          </table:table-cell>
          <table:table-cell office:value-type="float" office:value="0" table:formula="of:=IndGencost([.K149];OFFSET($$HeatRateStart;1;MATCH([.$A149];$$HeatRateNames;0)-1;250;1);[.$A150])" table:style-name="ce190">
            <text:p>#NAME?</text:p>
          </table:table-cell>
          <table:table-cell office:value-type="float" office:value="0" table:formula="of:=IndGencost([.L149];OFFSET($$HeatRateStart;1;MATCH([.$A149];$$HeatRateNames;0)-1;250;1);[.$A150])" table:style-name="ce190">
            <text:p>#NAME?</text:p>
          </table:table-cell>
          <table:table-cell office:value-type="float" office:value="0" table:formula="of:=IndGencost([.M149];OFFSET($$HeatRateStart;1;MATCH([.$A149];$$HeatRateNames;0)-1;250;1);[.$A150])" table:style-name="ce190">
            <text:p>#NAME?</text:p>
          </table:table-cell>
          <table:table-cell office:value-type="float" office:value="0" table:formula="of:=IndGencost([.N149];OFFSET($$HeatRateStart;1;MATCH([.$A149];$$HeatRateNames;0)-1;250;1);[.$A150])" table:style-name="ce190">
            <text:p>#NAME?</text:p>
          </table:table-cell>
          <table:table-cell office:value-type="float" office:value="0" table:formula="of:=IndGencost([.O149];OFFSET($$HeatRateStart;1;MATCH([.$A149];$$HeatRateNames;0)-1;250;1);[.$A150])" table:style-name="ce190">
            <text:p>#NAME?</text:p>
          </table:table-cell>
          <table:table-cell office:value-type="float" office:value="0" table:formula="of:=IndGencost([.P149];OFFSET($$HeatRateStart;1;MATCH([.$A149];$$HeatRateNames;0)-1;250;1);[.$A150])" table:style-name="ce190">
            <text:p>#NAME?</text:p>
          </table:table-cell>
          <table:table-cell office:value-type="float" office:value="0" table:formula="of:=IndGencost([.Q149];OFFSET($$HeatRateStart;1;MATCH([.$A149];$$HeatRateNames;0)-1;250;1);[.$A150])" table:style-name="ce190">
            <text:p>#NAME?</text:p>
          </table:table-cell>
          <table:table-cell office:value-type="float" office:value="0" table:formula="of:=IndGencost([.R149];OFFSET($$HeatRateStart;1;MATCH([.$A149];$$HeatRateNames;0)-1;250;1);[.$A150])" table:style-name="ce190">
            <text:p>#NAME?</text:p>
          </table:table-cell>
          <table:table-cell office:value-type="float" office:value="0" table:formula="of:=IndGencost([.S149];OFFSET($$HeatRateStart;1;MATCH([.$A149];$$HeatRateNames;0)-1;250;1);[.$A150])" table:style-name="ce190">
            <text:p>#NAME?</text:p>
          </table:table-cell>
          <table:table-cell office:value-type="float" office:value="0" table:formula="of:=IndGencost([.T149];OFFSET($$HeatRateStart;1;MATCH([.$A149];$$HeatRateNames;0)-1;250;1);[.$A150])" table:style-name="ce190">
            <text:p>#NAME?</text:p>
          </table:table-cell>
          <table:table-cell office:value-type="float" office:value="0" table:formula="of:=IndGencost([.U149];OFFSET($$HeatRateStart;1;MATCH([.$A149];$$HeatRateNames;0)-1;250;1);[.$A150])" table:style-name="ce190">
            <text:p>#NAME?</text:p>
          </table:table-cell>
          <table:table-cell office:value-type="float" office:value="0" table:formula="of:=IndGencost([.V149];OFFSET($$HeatRateStart;1;MATCH([.$A149];$$HeatRateNames;0)-1;250;1);[.$A150])" table:style-name="ce190">
            <text:p>#NAME?</text:p>
          </table:table-cell>
          <table:table-cell office:value-type="float" office:value="0" table:formula="of:=IndGencost([.W149];OFFSET($$HeatRateStart;1;MATCH([.$A149];$$HeatRateNames;0)-1;250;1);[.$A150])" table:style-name="ce190">
            <text:p>#NAME?</text:p>
          </table:table-cell>
          <table:table-cell office:value-type="float" office:value="0" table:formula="of:=IndGencost([.X149];OFFSET($$HeatRateStart;1;MATCH([.$A149];$$HeatRateNames;0)-1;250;1);[.$A150])" table:style-name="ce190">
            <text:p>#NAME?</text:p>
          </table:table-cell>
          <table:table-cell office:value-type="float" office:value="0" table:formula="of:=IndGencost([.Y149];OFFSET($$HeatRateStart;1;MATCH([.$A149];$$HeatRateNames;0)-1;250;1);[.$A150])" table:style-name="ce190">
            <text:p>#NAME?</text:p>
          </table:table-cell>
          <table:table-cell office:value-type="currency" office:value="0" table:formula="of:=SUM([.B149:.Y149]*[.B150:.Y150])"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20-48) Test:</text:p>
          </table:table-cell>
          <table:table-cell table:number-columns-repeated="24" table:style-name="ce187"/>
          <table:table-cell office:value-type="float" office:value="0" table:formula="of:=SUM([.B151:.Y151])" table:style-name="ce221">
            <text:p>0</text:p>
          </table:table-cell>
          <table:table-cell table:style-name="ce262"/>
          <table:table-cell table:number-columns-repeated="16357"/>
        </table:table-row>
        <table:table-row table:style-name="ro4">
          <table:table-cell table:style-name="ce183"/>
          <table:table-cell office:value-type="float" office:value="0" table:formula="of:=IndGencost([.B151];OFFSET($$HeatRateStart;1;MATCH([.$A149];$$HeatRateNames;0)-1;250;1);[.$A150])" table:style-name="ce191">
            <text:p>#NAME?</text:p>
          </table:table-cell>
          <table:table-cell office:value-type="float" office:value="0" table:formula="of:=IndGencost([.C151];OFFSET($$HeatRateStart;1;MATCH([.$A149];$$HeatRateNames;0)-1;250;1);[.$A150])" table:style-name="ce191">
            <text:p>#NAME?</text:p>
          </table:table-cell>
          <table:table-cell office:value-type="float" office:value="0" table:formula="of:=IndGencost([.D151];OFFSET($$HeatRateStart;1;MATCH([.$A149];$$HeatRateNames;0)-1;250;1);[.$A150])" table:style-name="ce191">
            <text:p>#NAME?</text:p>
          </table:table-cell>
          <table:table-cell office:value-type="float" office:value="0" table:formula="of:=IndGencost([.E151];OFFSET($$HeatRateStart;1;MATCH([.$A149];$$HeatRateNames;0)-1;250;1);[.$A150])" table:style-name="ce191">
            <text:p>#NAME?</text:p>
          </table:table-cell>
          <table:table-cell office:value-type="float" office:value="0" table:formula="of:=IndGencost([.F151];OFFSET($$HeatRateStart;1;MATCH([.$A149];$$HeatRateNames;0)-1;250;1);[.$A150])" table:style-name="ce191">
            <text:p>#NAME?</text:p>
          </table:table-cell>
          <table:table-cell office:value-type="float" office:value="0" table:formula="of:=IndGencost([.G151];OFFSET($$HeatRateStart;1;MATCH([.$A149];$$HeatRateNames;0)-1;250;1);[.$A150])" table:style-name="ce191">
            <text:p>#NAME?</text:p>
          </table:table-cell>
          <table:table-cell office:value-type="float" office:value="0" table:formula="of:=IndGencost([.H151];OFFSET($$HeatRateStart;1;MATCH([.$A149];$$HeatRateNames;0)-1;250;1);[.$A150])" table:style-name="ce191">
            <text:p>#NAME?</text:p>
          </table:table-cell>
          <table:table-cell office:value-type="float" office:value="0" table:formula="of:=IndGencost([.I151];OFFSET($$HeatRateStart;1;MATCH([.$A149];$$HeatRateNames;0)-1;250;1);[.$A150])" table:style-name="ce191">
            <text:p>#NAME?</text:p>
          </table:table-cell>
          <table:table-cell office:value-type="float" office:value="0" table:formula="of:=IndGencost([.J151];OFFSET($$HeatRateStart;1;MATCH([.$A149];$$HeatRateNames;0)-1;250;1);[.$A150])" table:style-name="ce191">
            <text:p>#NAME?</text:p>
          </table:table-cell>
          <table:table-cell office:value-type="float" office:value="0" table:formula="of:=IndGencost([.K151];OFFSET($$HeatRateStart;1;MATCH([.$A149];$$HeatRateNames;0)-1;250;1);[.$A150])" table:style-name="ce191">
            <text:p>#NAME?</text:p>
          </table:table-cell>
          <table:table-cell office:value-type="float" office:value="0" table:formula="of:=IndGencost([.L151];OFFSET($$HeatRateStart;1;MATCH([.$A149];$$HeatRateNames;0)-1;250;1);[.$A150])" table:style-name="ce191">
            <text:p>#NAME?</text:p>
          </table:table-cell>
          <table:table-cell office:value-type="float" office:value="0" table:formula="of:=IndGencost([.M151];OFFSET($$HeatRateStart;1;MATCH([.$A149];$$HeatRateNames;0)-1;250;1);[.$A150])" table:style-name="ce191">
            <text:p>#NAME?</text:p>
          </table:table-cell>
          <table:table-cell office:value-type="float" office:value="0" table:formula="of:=IndGencost([.N151];OFFSET($$HeatRateStart;1;MATCH([.$A149];$$HeatRateNames;0)-1;250;1);[.$A150])" table:style-name="ce191">
            <text:p>#NAME?</text:p>
          </table:table-cell>
          <table:table-cell office:value-type="float" office:value="0" table:formula="of:=IndGencost([.O151];OFFSET($$HeatRateStart;1;MATCH([.$A149];$$HeatRateNames;0)-1;250;1);[.$A150])" table:style-name="ce191">
            <text:p>#NAME?</text:p>
          </table:table-cell>
          <table:table-cell office:value-type="float" office:value="0" table:formula="of:=IndGencost([.P151];OFFSET($$HeatRateStart;1;MATCH([.$A149];$$HeatRateNames;0)-1;250;1);[.$A150])" table:style-name="ce191">
            <text:p>#NAME?</text:p>
          </table:table-cell>
          <table:table-cell office:value-type="float" office:value="0" table:formula="of:=IndGencost([.Q151];OFFSET($$HeatRateStart;1;MATCH([.$A149];$$HeatRateNames;0)-1;250;1);[.$A150])" table:style-name="ce191">
            <text:p>#NAME?</text:p>
          </table:table-cell>
          <table:table-cell office:value-type="float" office:value="0" table:formula="of:=IndGencost([.R151];OFFSET($$HeatRateStart;1;MATCH([.$A149];$$HeatRateNames;0)-1;250;1);[.$A150])" table:style-name="ce191">
            <text:p>#NAME?</text:p>
          </table:table-cell>
          <table:table-cell office:value-type="float" office:value="0" table:formula="of:=IndGencost([.S151];OFFSET($$HeatRateStart;1;MATCH([.$A149];$$HeatRateNames;0)-1;250;1);[.$A150])" table:style-name="ce191">
            <text:p>#NAME?</text:p>
          </table:table-cell>
          <table:table-cell office:value-type="float" office:value="0" table:formula="of:=IndGencost([.T151];OFFSET($$HeatRateStart;1;MATCH([.$A149];$$HeatRateNames;0)-1;250;1);[.$A150])" table:style-name="ce191">
            <text:p>#NAME?</text:p>
          </table:table-cell>
          <table:table-cell office:value-type="float" office:value="0" table:formula="of:=IndGencost([.U151];OFFSET($$HeatRateStart;1;MATCH([.$A149];$$HeatRateNames;0)-1;250;1);[.$A150])" table:style-name="ce191">
            <text:p>#NAME?</text:p>
          </table:table-cell>
          <table:table-cell office:value-type="float" office:value="0" table:formula="of:=IndGencost([.V151];OFFSET($$HeatRateStart;1;MATCH([.$A149];$$HeatRateNames;0)-1;250;1);[.$A150])" table:style-name="ce191">
            <text:p>#NAME?</text:p>
          </table:table-cell>
          <table:table-cell office:value-type="float" office:value="0" table:formula="of:=IndGencost([.W151];OFFSET($$HeatRateStart;1;MATCH([.$A149];$$HeatRateNames;0)-1;250;1);[.$A150])" table:style-name="ce191">
            <text:p>#NAME?</text:p>
          </table:table-cell>
          <table:table-cell office:value-type="float" office:value="0" table:formula="of:=IndGencost([.X151];OFFSET($$HeatRateStart;1;MATCH([.$A149];$$HeatRateNames;0)-1;250;1);[.$A150])" table:style-name="ce191">
            <text:p>#NAME?</text:p>
          </table:table-cell>
          <table:table-cell office:value-type="float" office:value="0" table:formula="of:=IndGencost([.Y151];OFFSET($$HeatRateStart;1;MATCH([.$A149];$$HeatRateNames;0)-1;250;1);[.$A150])" table:style-name="ce191">
            <text:p>#NAME?</text:p>
          </table:table-cell>
          <table:table-cell office:value-type="currency" office:value="0" table:formula="of:=SUM([.B151:.Y151]*[.B152:.Y152])" table:number-matrix-columns-spanned="1" table:number-matrix-rows-spanned="1" table:style-name="ce259">
            <text:p><text:s/>#NAME?<text:s/></text:p>
          </table:table-cell>
          <table:table-cell table:style-name="ce262"/>
          <table:table-cell table:number-columns-repeated="16357"/>
        </table:table-row>
        <table:table-row table:style-name="ro3">
          <table:table-cell office:value-type="string" table:style-name="ce188">
            <text:p>Difference:</text:p>
          </table:table-cell>
          <table:table-cell office:value-type="float" office:value="0" table:formula="of:=[.B152]-[.B150]" table:style-name="ce189"/>
          <table:table-cell office:value-type="float" office:value="0" table:formula="of:=[.C152]-[.C150]" table:style-name="ce189"/>
          <table:table-cell office:value-type="float" office:value="0" table:formula="of:=[.D152]-[.D150]" table:style-name="ce189"/>
          <table:table-cell office:value-type="float" office:value="0" table:formula="of:=[.E152]-[.E150]" table:style-name="ce189"/>
          <table:table-cell office:value-type="float" office:value="0" table:formula="of:=[.F152]-[.F150]" table:style-name="ce189"/>
          <table:table-cell office:value-type="float" office:value="0" table:formula="of:=[.G152]-[.G150]" table:style-name="ce189"/>
          <table:table-cell office:value-type="float" office:value="0" table:formula="of:=[.H152]-[.H150]" table:style-name="ce189"/>
          <table:table-cell office:value-type="float" office:value="0" table:formula="of:=[.I152]-[.I150]" table:style-name="ce189"/>
          <table:table-cell office:value-type="float" office:value="0" table:formula="of:=[.J152]-[.J150]" table:style-name="ce189"/>
          <table:table-cell office:value-type="float" office:value="0" table:formula="of:=[.K152]-[.K150]" table:style-name="ce189"/>
          <table:table-cell office:value-type="float" office:value="0" table:formula="of:=[.L152]-[.L150]" table:style-name="ce189"/>
          <table:table-cell office:value-type="float" office:value="0" table:formula="of:=[.M152]-[.M150]" table:style-name="ce189"/>
          <table:table-cell office:value-type="float" office:value="0" table:formula="of:=[.N152]-[.N150]" table:style-name="ce189"/>
          <table:table-cell office:value-type="float" office:value="0" table:formula="of:=[.O152]-[.O150]" table:style-name="ce189"/>
          <table:table-cell office:value-type="float" office:value="0" table:formula="of:=[.P152]-[.P150]" table:style-name="ce189"/>
          <table:table-cell office:value-type="float" office:value="0" table:formula="of:=[.Q152]-[.Q150]" table:style-name="ce189"/>
          <table:table-cell office:value-type="float" office:value="0" table:formula="of:=[.R152]-[.R150]" table:style-name="ce189"/>
          <table:table-cell office:value-type="float" office:value="0" table:formula="of:=[.S152]-[.S150]" table:style-name="ce189"/>
          <table:table-cell office:value-type="float" office:value="0" table:formula="of:=[.T152]-[.T150]" table:style-name="ce189"/>
          <table:table-cell office:value-type="float" office:value="0" table:formula="of:=[.U152]-[.U150]" table:style-name="ce189"/>
          <table:table-cell office:value-type="float" office:value="0" table:formula="of:=[.V152]-[.V150]" table:style-name="ce189"/>
          <table:table-cell office:value-type="float" office:value="0" table:formula="of:=[.W152]-[.W150]" table:style-name="ce189"/>
          <table:table-cell office:value-type="float" office:value="0" table:formula="of:=[.X152]-[.X150]" table:style-name="ce189"/>
          <table:table-cell office:value-type="float" office:value="0" table:formula="of:=[.Y152]-[.Y150]" table:style-name="ce189"/>
          <table:table-cell office:value-type="currency" office:value="0" table:formula="of:=[.Z150]-[.Z152]" table:style-name="ce261">
            <text:p><text:s/>#NAME?<text:s/></text:p>
          </table:table-cell>
          <table:table-cell table:style-name="ce175"/>
          <table:table-cell table:number-columns-repeated="16357"/>
        </table:table-row>
        <table:table-row table:style-name="ro4">
          <table:table-cell office:value-type="string" office:string-value="Rio Grande 7" table:formula="of:=[Economics.A44]" table:style-name="ce184">
            <text:p>Rio Grande 7</text:p>
          </table:table-cell>
          <table:table-cell office:value-type="float" office:value="0" table:formula="of:=[.B51]" table:style-name="ce182"/>
          <table:table-cell office:value-type="float" office:value="0" table:formula="of:=[.C51]" table:style-name="ce182"/>
          <table:table-cell office:value-type="float" office:value="0" table:formula="of:=[.D51]" table:style-name="ce182"/>
          <table:table-cell office:value-type="float" office:value="0" table:formula="of:=[.E51]" table:style-name="ce182"/>
          <table:table-cell office:value-type="float" office:value="0" table:formula="of:=[.F51]" table:style-name="ce182"/>
          <table:table-cell office:value-type="float" office:value="0" table:formula="of:=[.G51]" table:style-name="ce182"/>
          <table:table-cell office:value-type="float" office:value="0" table:formula="of:=[.H51]" table:style-name="ce182"/>
          <table:table-cell office:value-type="float" office:value="0" table:formula="of:=[.I51]" table:style-name="ce182"/>
          <table:table-cell office:value-type="float" office:value="0" table:formula="of:=[.J51]" table:style-name="ce182"/>
          <table:table-cell office:value-type="float" office:value="0" table:formula="of:=[.K51]" table:style-name="ce182"/>
          <table:table-cell office:value-type="float" office:value="0" table:formula="of:=[.L51]" table:style-name="ce182"/>
          <table:table-cell office:value-type="float" office:value="0" table:formula="of:=[.M51]" table:style-name="ce182"/>
          <table:table-cell office:value-type="float" office:value="0" table:formula="of:=[.N51]" table:style-name="ce182"/>
          <table:table-cell office:value-type="float" office:value="0" table:formula="of:=[.O51]" table:style-name="ce182"/>
          <table:table-cell office:value-type="float" office:value="0" table:formula="of:=[.P51]" table:style-name="ce182"/>
          <table:table-cell office:value-type="float" office:value="0" table:formula="of:=[.Q51]" table:style-name="ce182"/>
          <table:table-cell office:value-type="float" office:value="0" table:formula="of:=[.R51]" table:style-name="ce182"/>
          <table:table-cell office:value-type="float" office:value="0" table:formula="of:=[.S51]" table:style-name="ce182"/>
          <table:table-cell office:value-type="float" office:value="0" table:formula="of:=[.T51]" table:style-name="ce182"/>
          <table:table-cell office:value-type="float" office:value="0" table:formula="of:=[.U51]" table:style-name="ce182"/>
          <table:table-cell office:value-type="float" office:value="0" table:formula="of:=[.V51]" table:style-name="ce182"/>
          <table:table-cell office:value-type="float" office:value="0" table:formula="of:=[.W51]" table:style-name="ce182"/>
          <table:table-cell office:value-type="float" office:value="0" table:formula="of:=[.X51]" table:style-name="ce182"/>
          <table:table-cell office:value-type="float" office:value="0" table:formula="of:=[.Y51]" table:style-name="ce182"/>
          <table:table-cell office:value-type="float" office:value="0" table:formula="of:=SUM([.B154:.Y154])" table:style-name="ce220">
            <text:p>0</text:p>
          </table:table-cell>
          <table:table-cell office:value-type="string" table:style-name="ce319">
            <text:p>20 MW Max<text:s/></text:p>
          </table:table-cell>
          <table:table-cell table:number-columns-repeated="16357"/>
        </table:table-row>
        <table:table-row table:style-name="ro4">
          <table:table-cell office:value-type="float" office:value="2.09" table:formula="of:=[Economics.$I44]" table:style-name="ce186">
            <text:p>Fuel Cost: 2.09</text:p>
          </table:table-cell>
          <table:table-cell office:value-type="float" office:value="0" table:formula="of:=IndGencost([.B154];OFFSET($$HeatRateStart;1;MATCH([.$A154];$$HeatRateNames;0)-1;250;1);[.$A155])" table:style-name="ce190">
            <text:p>#NAME?</text:p>
          </table:table-cell>
          <table:table-cell office:value-type="float" office:value="0" table:formula="of:=IndGencost([.C154];OFFSET($$HeatRateStart;1;MATCH([.$A154];$$HeatRateNames;0)-1;250;1);[.$A155])" table:style-name="ce190">
            <text:p>#NAME?</text:p>
          </table:table-cell>
          <table:table-cell office:value-type="float" office:value="0" table:formula="of:=IndGencost([.D154];OFFSET($$HeatRateStart;1;MATCH([.$A154];$$HeatRateNames;0)-1;250;1);[.$A155])" table:style-name="ce190">
            <text:p>#NAME?</text:p>
          </table:table-cell>
          <table:table-cell office:value-type="float" office:value="0" table:formula="of:=IndGencost([.E154];OFFSET($$HeatRateStart;1;MATCH([.$A154];$$HeatRateNames;0)-1;250;1);[.$A155])" table:style-name="ce190">
            <text:p>#NAME?</text:p>
          </table:table-cell>
          <table:table-cell office:value-type="float" office:value="0" table:formula="of:=IndGencost([.F154];OFFSET($$HeatRateStart;1;MATCH([.$A154];$$HeatRateNames;0)-1;250;1);[.$A155])" table:style-name="ce190">
            <text:p>#NAME?</text:p>
          </table:table-cell>
          <table:table-cell office:value-type="float" office:value="0" table:formula="of:=IndGencost([.G154];OFFSET($$HeatRateStart;1;MATCH([.$A154];$$HeatRateNames;0)-1;250;1);[.$A155])" table:style-name="ce190">
            <text:p>#NAME?</text:p>
          </table:table-cell>
          <table:table-cell office:value-type="float" office:value="0" table:formula="of:=IndGencost([.H154];OFFSET($$HeatRateStart;1;MATCH([.$A154];$$HeatRateNames;0)-1;250;1);[.$A155])" table:style-name="ce190">
            <text:p>#NAME?</text:p>
          </table:table-cell>
          <table:table-cell office:value-type="float" office:value="0" table:formula="of:=IndGencost([.I154];OFFSET($$HeatRateStart;1;MATCH([.$A154];$$HeatRateNames;0)-1;250;1);[.$A155])" table:style-name="ce190">
            <text:p>#NAME?</text:p>
          </table:table-cell>
          <table:table-cell office:value-type="float" office:value="0" table:formula="of:=IndGencost([.J154];OFFSET($$HeatRateStart;1;MATCH([.$A154];$$HeatRateNames;0)-1;250;1);[.$A155])" table:style-name="ce190">
            <text:p>#NAME?</text:p>
          </table:table-cell>
          <table:table-cell office:value-type="float" office:value="0" table:formula="of:=IndGencost([.K154];OFFSET($$HeatRateStart;1;MATCH([.$A154];$$HeatRateNames;0)-1;250;1);[.$A155])" table:style-name="ce190">
            <text:p>#NAME?</text:p>
          </table:table-cell>
          <table:table-cell office:value-type="float" office:value="0" table:formula="of:=IndGencost([.L154];OFFSET($$HeatRateStart;1;MATCH([.$A154];$$HeatRateNames;0)-1;250;1);[.$A155])" table:style-name="ce190">
            <text:p>#NAME?</text:p>
          </table:table-cell>
          <table:table-cell office:value-type="float" office:value="0" table:formula="of:=IndGencost([.M154];OFFSET($$HeatRateStart;1;MATCH([.$A154];$$HeatRateNames;0)-1;250;1);[.$A155])" table:style-name="ce190">
            <text:p>#NAME?</text:p>
          </table:table-cell>
          <table:table-cell office:value-type="float" office:value="0" table:formula="of:=IndGencost([.N154];OFFSET($$HeatRateStart;1;MATCH([.$A154];$$HeatRateNames;0)-1;250;1);[.$A155])" table:style-name="ce190">
            <text:p>#NAME?</text:p>
          </table:table-cell>
          <table:table-cell office:value-type="float" office:value="0" table:formula="of:=IndGencost([.O154];OFFSET($$HeatRateStart;1;MATCH([.$A154];$$HeatRateNames;0)-1;250;1);[.$A155])" table:style-name="ce190">
            <text:p>#NAME?</text:p>
          </table:table-cell>
          <table:table-cell office:value-type="float" office:value="0" table:formula="of:=IndGencost([.P154];OFFSET($$HeatRateStart;1;MATCH([.$A154];$$HeatRateNames;0)-1;250;1);[.$A155])" table:style-name="ce190">
            <text:p>#NAME?</text:p>
          </table:table-cell>
          <table:table-cell office:value-type="float" office:value="0" table:formula="of:=IndGencost([.Q154];OFFSET($$HeatRateStart;1;MATCH([.$A154];$$HeatRateNames;0)-1;250;1);[.$A155])" table:style-name="ce190">
            <text:p>#NAME?</text:p>
          </table:table-cell>
          <table:table-cell office:value-type="float" office:value="0" table:formula="of:=IndGencost([.R154];OFFSET($$HeatRateStart;1;MATCH([.$A154];$$HeatRateNames;0)-1;250;1);[.$A155])" table:style-name="ce190">
            <text:p>#NAME?</text:p>
          </table:table-cell>
          <table:table-cell office:value-type="float" office:value="0" table:formula="of:=IndGencost([.S154];OFFSET($$HeatRateStart;1;MATCH([.$A154];$$HeatRateNames;0)-1;250;1);[.$A155])" table:style-name="ce190">
            <text:p>#NAME?</text:p>
          </table:table-cell>
          <table:table-cell office:value-type="float" office:value="0" table:formula="of:=IndGencost([.T154];OFFSET($$HeatRateStart;1;MATCH([.$A154];$$HeatRateNames;0)-1;250;1);[.$A155])" table:style-name="ce190">
            <text:p>#NAME?</text:p>
          </table:table-cell>
          <table:table-cell office:value-type="float" office:value="0" table:formula="of:=IndGencost([.U154];OFFSET($$HeatRateStart;1;MATCH([.$A154];$$HeatRateNames;0)-1;250;1);[.$A155])" table:style-name="ce190">
            <text:p>#NAME?</text:p>
          </table:table-cell>
          <table:table-cell office:value-type="float" office:value="0" table:formula="of:=IndGencost([.V154];OFFSET($$HeatRateStart;1;MATCH([.$A154];$$HeatRateNames;0)-1;250;1);[.$A155])" table:style-name="ce190">
            <text:p>#NAME?</text:p>
          </table:table-cell>
          <table:table-cell office:value-type="float" office:value="0" table:formula="of:=IndGencost([.W154];OFFSET($$HeatRateStart;1;MATCH([.$A154];$$HeatRateNames;0)-1;250;1);[.$A155])" table:style-name="ce190">
            <text:p>#NAME?</text:p>
          </table:table-cell>
          <table:table-cell office:value-type="float" office:value="0" table:formula="of:=IndGencost([.X154];OFFSET($$HeatRateStart;1;MATCH([.$A154];$$HeatRateNames;0)-1;250;1);[.$A155])" table:style-name="ce190">
            <text:p>#NAME?</text:p>
          </table:table-cell>
          <table:table-cell office:value-type="float" office:value="0" table:formula="of:=IndGencost([.Y154];OFFSET($$HeatRateStart;1;MATCH([.$A154];$$HeatRateNames;0)-1;250;1);[.$A155])" table:style-name="ce190">
            <text:p>#NAME?</text:p>
          </table:table-cell>
          <table:table-cell office:value-type="currency" office:value="0" table:formula="of:=SUM([.B154:.Y154]*[.B155:.Y155])"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14-44) Test:</text:p>
          </table:table-cell>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style-name="ce187"/>
          <table:table-cell office:value-type="float" office:value="0" table:formula="of:=SUM([.B156:.Y156])" table:style-name="ce221">
            <text:p>0</text:p>
          </table:table-cell>
          <table:table-cell table:style-name="ce262"/>
          <table:table-cell table:number-columns-repeated="16357"/>
        </table:table-row>
        <table:table-row table:style-name="ro4">
          <table:table-cell table:style-name="ce183"/>
          <table:table-cell office:value-type="float" office:value="0" table:formula="of:=IndGencost([.B156];OFFSET($$HeatRateStart;1;MATCH([.$A154];$$HeatRateNames;0)-1;250;1);[.$A155])" table:style-name="ce191">
            <text:p>#NAME?</text:p>
          </table:table-cell>
          <table:table-cell office:value-type="float" office:value="0" table:formula="of:=IndGencost([.C156];OFFSET($$HeatRateStart;1;MATCH([.$A154];$$HeatRateNames;0)-1;250;1);[.$A155])" table:style-name="ce191">
            <text:p>#NAME?</text:p>
          </table:table-cell>
          <table:table-cell office:value-type="float" office:value="0" table:formula="of:=IndGencost([.D156];OFFSET($$HeatRateStart;1;MATCH([.$A154];$$HeatRateNames;0)-1;250;1);[.$A155])" table:style-name="ce191">
            <text:p>#NAME?</text:p>
          </table:table-cell>
          <table:table-cell office:value-type="float" office:value="0" table:formula="of:=IndGencost([.E156];OFFSET($$HeatRateStart;1;MATCH([.$A154];$$HeatRateNames;0)-1;250;1);[.$A155])" table:style-name="ce191">
            <text:p>#NAME?</text:p>
          </table:table-cell>
          <table:table-cell office:value-type="float" office:value="0" table:formula="of:=IndGencost([.F156];OFFSET($$HeatRateStart;1;MATCH([.$A154];$$HeatRateNames;0)-1;250;1);[.$A155])" table:style-name="ce191">
            <text:p>#NAME?</text:p>
          </table:table-cell>
          <table:table-cell office:value-type="float" office:value="0" table:formula="of:=IndGencost([.G156];OFFSET($$HeatRateStart;1;MATCH([.$A154];$$HeatRateNames;0)-1;250;1);[.$A155])" table:style-name="ce191">
            <text:p>#NAME?</text:p>
          </table:table-cell>
          <table:table-cell office:value-type="float" office:value="0" table:formula="of:=IndGencost([.H156];OFFSET($$HeatRateStart;1;MATCH([.$A154];$$HeatRateNames;0)-1;250;1);[.$A155])" table:style-name="ce191">
            <text:p>#NAME?</text:p>
          </table:table-cell>
          <table:table-cell office:value-type="float" office:value="0" table:formula="of:=IndGencost([.I156];OFFSET($$HeatRateStart;1;MATCH([.$A154];$$HeatRateNames;0)-1;250;1);[.$A155])" table:style-name="ce191">
            <text:p>#NAME?</text:p>
          </table:table-cell>
          <table:table-cell office:value-type="float" office:value="0" table:formula="of:=IndGencost([.J156];OFFSET($$HeatRateStart;1;MATCH([.$A154];$$HeatRateNames;0)-1;250;1);[.$A155])" table:style-name="ce191">
            <text:p>#NAME?</text:p>
          </table:table-cell>
          <table:table-cell office:value-type="float" office:value="0" table:formula="of:=IndGencost([.K156];OFFSET($$HeatRateStart;1;MATCH([.$A154];$$HeatRateNames;0)-1;250;1);[.$A155])" table:style-name="ce191">
            <text:p>#NAME?</text:p>
          </table:table-cell>
          <table:table-cell office:value-type="float" office:value="0" table:formula="of:=IndGencost([.L156];OFFSET($$HeatRateStart;1;MATCH([.$A154];$$HeatRateNames;0)-1;250;1);[.$A155])" table:style-name="ce191">
            <text:p>#NAME?</text:p>
          </table:table-cell>
          <table:table-cell office:value-type="float" office:value="0" table:formula="of:=IndGencost([.M156];OFFSET($$HeatRateStart;1;MATCH([.$A154];$$HeatRateNames;0)-1;250;1);[.$A155])" table:style-name="ce191">
            <text:p>#NAME?</text:p>
          </table:table-cell>
          <table:table-cell office:value-type="float" office:value="0" table:formula="of:=IndGencost([.N156];OFFSET($$HeatRateStart;1;MATCH([.$A154];$$HeatRateNames;0)-1;250;1);[.$A155])" table:style-name="ce191">
            <text:p>#NAME?</text:p>
          </table:table-cell>
          <table:table-cell office:value-type="float" office:value="0" table:formula="of:=IndGencost([.O156];OFFSET($$HeatRateStart;1;MATCH([.$A154];$$HeatRateNames;0)-1;250;1);[.$A155])" table:style-name="ce191">
            <text:p>#NAME?</text:p>
          </table:table-cell>
          <table:table-cell office:value-type="float" office:value="0" table:formula="of:=IndGencost([.P156];OFFSET($$HeatRateStart;1;MATCH([.$A154];$$HeatRateNames;0)-1;250;1);[.$A155])" table:style-name="ce191">
            <text:p>#NAME?</text:p>
          </table:table-cell>
          <table:table-cell office:value-type="float" office:value="0" table:formula="of:=IndGencost([.Q156];OFFSET($$HeatRateStart;1;MATCH([.$A154];$$HeatRateNames;0)-1;250;1);[.$A155])" table:style-name="ce191">
            <text:p>#NAME?</text:p>
          </table:table-cell>
          <table:table-cell office:value-type="float" office:value="0" table:formula="of:=IndGencost([.R156];OFFSET($$HeatRateStart;1;MATCH([.$A154];$$HeatRateNames;0)-1;250;1);[.$A155])" table:style-name="ce191">
            <text:p>#NAME?</text:p>
          </table:table-cell>
          <table:table-cell office:value-type="float" office:value="0" table:formula="of:=IndGencost([.S156];OFFSET($$HeatRateStart;1;MATCH([.$A154];$$HeatRateNames;0)-1;250;1);[.$A155])" table:style-name="ce191">
            <text:p>#NAME?</text:p>
          </table:table-cell>
          <table:table-cell office:value-type="float" office:value="0" table:formula="of:=IndGencost([.T156];OFFSET($$HeatRateStart;1;MATCH([.$A154];$$HeatRateNames;0)-1;250;1);[.$A155])" table:style-name="ce191">
            <text:p>#NAME?</text:p>
          </table:table-cell>
          <table:table-cell office:value-type="float" office:value="0" table:formula="of:=IndGencost([.U156];OFFSET($$HeatRateStart;1;MATCH([.$A154];$$HeatRateNames;0)-1;250;1);[.$A155])" table:style-name="ce191">
            <text:p>#NAME?</text:p>
          </table:table-cell>
          <table:table-cell office:value-type="float" office:value="0" table:formula="of:=IndGencost([.V156];OFFSET($$HeatRateStart;1;MATCH([.$A154];$$HeatRateNames;0)-1;250;1);[.$A155])" table:style-name="ce191">
            <text:p>#NAME?</text:p>
          </table:table-cell>
          <table:table-cell office:value-type="float" office:value="0" table:formula="of:=IndGencost([.W156];OFFSET($$HeatRateStart;1;MATCH([.$A154];$$HeatRateNames;0)-1;250;1);[.$A155])" table:style-name="ce191">
            <text:p>#NAME?</text:p>
          </table:table-cell>
          <table:table-cell office:value-type="float" office:value="0" table:formula="of:=IndGencost([.X156];OFFSET($$HeatRateStart;1;MATCH([.$A154];$$HeatRateNames;0)-1;250;1);[.$A155])" table:style-name="ce191">
            <text:p>#NAME?</text:p>
          </table:table-cell>
          <table:table-cell office:value-type="float" office:value="0" table:formula="of:=IndGencost([.Y156];OFFSET($$HeatRateStart;1;MATCH([.$A154];$$HeatRateNames;0)-1;250;1);[.$A155])" table:style-name="ce191">
            <text:p>#NAME?</text:p>
          </table:table-cell>
          <table:table-cell office:value-type="currency" office:value="0" table:formula="of:=SUM([.B156:.Y156]*[.B157:.Y157])"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57]-[.B155]" table:style-name="ce189"/>
          <table:table-cell office:value-type="float" office:value="0" table:formula="of:=[.C157]-[.C155]" table:style-name="ce189"/>
          <table:table-cell office:value-type="float" office:value="0" table:formula="of:=[.D157]-[.D155]" table:style-name="ce189"/>
          <table:table-cell office:value-type="float" office:value="0" table:formula="of:=[.E157]-[.E155]" table:style-name="ce189"/>
          <table:table-cell office:value-type="float" office:value="0" table:formula="of:=[.F157]-[.F155]" table:style-name="ce189"/>
          <table:table-cell office:value-type="float" office:value="0" table:formula="of:=[.G157]-[.G155]" table:style-name="ce189"/>
          <table:table-cell office:value-type="float" office:value="0" table:formula="of:=[.H157]-[.H155]" table:style-name="ce189"/>
          <table:table-cell office:value-type="float" office:value="0" table:formula="of:=[.I157]-[.I155]" table:style-name="ce189"/>
          <table:table-cell office:value-type="float" office:value="0" table:formula="of:=[.J157]-[.J155]" table:style-name="ce189"/>
          <table:table-cell office:value-type="float" office:value="0" table:formula="of:=[.K157]-[.K155]" table:style-name="ce189"/>
          <table:table-cell office:value-type="float" office:value="0" table:formula="of:=[.L157]-[.L155]" table:style-name="ce189"/>
          <table:table-cell office:value-type="float" office:value="0" table:formula="of:=[.M157]-[.M155]" table:style-name="ce189"/>
          <table:table-cell office:value-type="float" office:value="0" table:formula="of:=[.N157]-[.N155]" table:style-name="ce189"/>
          <table:table-cell office:value-type="float" office:value="0" table:formula="of:=[.O157]-[.O155]" table:style-name="ce189"/>
          <table:table-cell office:value-type="float" office:value="0" table:formula="of:=[.P157]-[.P155]" table:style-name="ce189"/>
          <table:table-cell office:value-type="float" office:value="0" table:formula="of:=[.Q157]-[.Q155]" table:style-name="ce189"/>
          <table:table-cell office:value-type="float" office:value="0" table:formula="of:=[.R157]-[.R155]" table:style-name="ce189"/>
          <table:table-cell office:value-type="float" office:value="0" table:formula="of:=[.S157]-[.S155]" table:style-name="ce189"/>
          <table:table-cell office:value-type="float" office:value="0" table:formula="of:=[.T157]-[.T155]" table:style-name="ce189"/>
          <table:table-cell office:value-type="float" office:value="0" table:formula="of:=[.U157]-[.U155]" table:style-name="ce189"/>
          <table:table-cell office:value-type="float" office:value="0" table:formula="of:=[.V157]-[.V155]" table:style-name="ce189"/>
          <table:table-cell office:value-type="float" office:value="0" table:formula="of:=[.W157]-[.W155]" table:style-name="ce189"/>
          <table:table-cell office:value-type="float" office:value="0" table:formula="of:=[.X157]-[.X155]" table:style-name="ce189"/>
          <table:table-cell office:value-type="float" office:value="0" table:formula="of:=[.Y157]-[.Y155]" table:style-name="ce189"/>
          <table:table-cell office:value-type="currency" office:value="0" table:formula="of:=[.Z155]-[.Z157]" table:style-name="ce261">
            <text:p><text:s/>#NAME?<text:s/></text:p>
          </table:table-cell>
          <table:table-cell table:style-name="ce175"/>
          <table:table-cell table:number-columns-repeated="16357"/>
        </table:table-row>
        <table:table-row table:style-name="ro4">
          <table:table-cell office:value-type="string" office:string-value="Rio Grande 8" table:formula="of:=[Economics.A45]" table:style-name="ce184">
            <text:p>Rio Grande 8</text:p>
          </table:table-cell>
          <table:table-cell office:value-type="float" office:value="0" table:formula="of:=[.B52]" table:style-name="ce182"/>
          <table:table-cell office:value-type="float" office:value="0" table:formula="of:=[.C52]" table:style-name="ce182"/>
          <table:table-cell office:value-type="float" office:value="0" table:formula="of:=[.D52]" table:style-name="ce182"/>
          <table:table-cell office:value-type="float" office:value="0" table:formula="of:=[.E52]" table:style-name="ce182"/>
          <table:table-cell office:value-type="float" office:value="0" table:formula="of:=[.F52]" table:style-name="ce182"/>
          <table:table-cell office:value-type="float" office:value="0" table:formula="of:=[.G52]" table:style-name="ce182"/>
          <table:table-cell office:value-type="float" office:value="0" table:formula="of:=[.H52]" table:style-name="ce182"/>
          <table:table-cell office:value-type="float" office:value="0" table:formula="of:=[.I52]" table:style-name="ce182"/>
          <table:table-cell office:value-type="float" office:value="0" table:formula="of:=[.J52]" table:style-name="ce182"/>
          <table:table-cell office:value-type="float" office:value="0" table:formula="of:=[.K52]" table:style-name="ce182"/>
          <table:table-cell office:value-type="float" office:value="0" table:formula="of:=[.L52]" table:style-name="ce182"/>
          <table:table-cell office:value-type="float" office:value="0" table:formula="of:=[.M52]" table:style-name="ce182"/>
          <table:table-cell office:value-type="float" office:value="0" table:formula="of:=[.N52]" table:style-name="ce182"/>
          <table:table-cell office:value-type="float" office:value="0" table:formula="of:=[.O52]" table:style-name="ce182"/>
          <table:table-cell office:value-type="float" office:value="0" table:formula="of:=[.P52]" table:style-name="ce182"/>
          <table:table-cell office:value-type="float" office:value="0" table:formula="of:=[.Q52]" table:style-name="ce182"/>
          <table:table-cell office:value-type="float" office:value="0" table:formula="of:=[.R52]" table:style-name="ce182"/>
          <table:table-cell office:value-type="float" office:value="0" table:formula="of:=[.S52]" table:style-name="ce182"/>
          <table:table-cell office:value-type="float" office:value="0" table:formula="of:=[.T52]" table:style-name="ce182"/>
          <table:table-cell office:value-type="float" office:value="0" table:formula="of:=[.U52]" table:style-name="ce182"/>
          <table:table-cell office:value-type="float" office:value="0" table:formula="of:=[.V52]" table:style-name="ce182"/>
          <table:table-cell office:value-type="float" office:value="0" table:formula="of:=[.W52]" table:style-name="ce182"/>
          <table:table-cell office:value-type="float" office:value="0" table:formula="of:=[.X52]" table:style-name="ce182"/>
          <table:table-cell office:value-type="float" office:value="0" table:formula="of:=[.Y52]" table:style-name="ce182"/>
          <table:table-cell office:value-type="float" office:value="0" table:formula="of:=SUM([.B159:.Y159])" table:style-name="ce220">
            <text:p>0</text:p>
          </table:table-cell>
          <table:table-cell office:value-type="string" table:style-name="ce319">
            <text:p>20 MW Max<text:s/></text:p>
          </table:table-cell>
          <table:table-cell table:number-columns-repeated="16357"/>
        </table:table-row>
        <table:table-row table:style-name="ro4">
          <table:table-cell office:value-type="float" office:value="2.09" table:formula="of:=[Economics.$I45]" table:style-name="ce186">
            <text:p>Fuel Cost: 2.09</text:p>
          </table:table-cell>
          <table:table-cell office:value-type="float" office:value="0" table:formula="of:=IndGencost([.B159];OFFSET($$HeatRateStart;1;MATCH([.$A159];$$HeatRateNames;0)-1;250;1);[.$A160])" table:style-name="ce190">
            <text:p>#NAME?</text:p>
          </table:table-cell>
          <table:table-cell office:value-type="float" office:value="0" table:formula="of:=IndGencost([.C159];OFFSET($$HeatRateStart;1;MATCH([.$A159];$$HeatRateNames;0)-1;250;1);[.$A160])" table:style-name="ce190">
            <text:p>#NAME?</text:p>
          </table:table-cell>
          <table:table-cell office:value-type="float" office:value="0" table:formula="of:=IndGencost([.D159];OFFSET($$HeatRateStart;1;MATCH([.$A159];$$HeatRateNames;0)-1;250;1);[.$A160])" table:style-name="ce190">
            <text:p>#NAME?</text:p>
          </table:table-cell>
          <table:table-cell office:value-type="float" office:value="0" table:formula="of:=IndGencost([.E159];OFFSET($$HeatRateStart;1;MATCH([.$A159];$$HeatRateNames;0)-1;250;1);[.$A160])" table:style-name="ce190">
            <text:p>#NAME?</text:p>
          </table:table-cell>
          <table:table-cell office:value-type="float" office:value="0" table:formula="of:=IndGencost([.F159];OFFSET($$HeatRateStart;1;MATCH([.$A159];$$HeatRateNames;0)-1;250;1);[.$A160])" table:style-name="ce190">
            <text:p>#NAME?</text:p>
          </table:table-cell>
          <table:table-cell office:value-type="float" office:value="0" table:formula="of:=IndGencost([.G159];OFFSET($$HeatRateStart;1;MATCH([.$A159];$$HeatRateNames;0)-1;250;1);[.$A160])" table:style-name="ce190">
            <text:p>#NAME?</text:p>
          </table:table-cell>
          <table:table-cell office:value-type="float" office:value="0" table:formula="of:=IndGencost([.H159];OFFSET($$HeatRateStart;1;MATCH([.$A159];$$HeatRateNames;0)-1;250;1);[.$A160])" table:style-name="ce190">
            <text:p>#NAME?</text:p>
          </table:table-cell>
          <table:table-cell office:value-type="float" office:value="0" table:formula="of:=IndGencost([.I159];OFFSET($$HeatRateStart;1;MATCH([.$A159];$$HeatRateNames;0)-1;250;1);[.$A160])" table:style-name="ce190">
            <text:p>#NAME?</text:p>
          </table:table-cell>
          <table:table-cell office:value-type="float" office:value="0" table:formula="of:=IndGencost([.J159];OFFSET($$HeatRateStart;1;MATCH([.$A159];$$HeatRateNames;0)-1;250;1);[.$A160])" table:style-name="ce190">
            <text:p>#NAME?</text:p>
          </table:table-cell>
          <table:table-cell office:value-type="float" office:value="0" table:formula="of:=IndGencost([.K159];OFFSET($$HeatRateStart;1;MATCH([.$A159];$$HeatRateNames;0)-1;250;1);[.$A160])" table:style-name="ce190">
            <text:p>#NAME?</text:p>
          </table:table-cell>
          <table:table-cell office:value-type="float" office:value="0" table:formula="of:=IndGencost([.L159];OFFSET($$HeatRateStart;1;MATCH([.$A159];$$HeatRateNames;0)-1;250;1);[.$A160])" table:style-name="ce190">
            <text:p>#NAME?</text:p>
          </table:table-cell>
          <table:table-cell office:value-type="float" office:value="0" table:formula="of:=IndGencost([.M159];OFFSET($$HeatRateStart;1;MATCH([.$A159];$$HeatRateNames;0)-1;250;1);[.$A160])" table:style-name="ce190">
            <text:p>#NAME?</text:p>
          </table:table-cell>
          <table:table-cell office:value-type="float" office:value="0" table:formula="of:=IndGencost([.N159];OFFSET($$HeatRateStart;1;MATCH([.$A159];$$HeatRateNames;0)-1;250;1);[.$A160])" table:style-name="ce190">
            <text:p>#NAME?</text:p>
          </table:table-cell>
          <table:table-cell office:value-type="float" office:value="0" table:formula="of:=IndGencost([.O159];OFFSET($$HeatRateStart;1;MATCH([.$A159];$$HeatRateNames;0)-1;250;1);[.$A160])" table:style-name="ce190">
            <text:p>#NAME?</text:p>
          </table:table-cell>
          <table:table-cell office:value-type="float" office:value="0" table:formula="of:=IndGencost([.P159];OFFSET($$HeatRateStart;1;MATCH([.$A159];$$HeatRateNames;0)-1;250;1);[.$A160])" table:style-name="ce190">
            <text:p>#NAME?</text:p>
          </table:table-cell>
          <table:table-cell office:value-type="float" office:value="0" table:formula="of:=IndGencost([.Q159];OFFSET($$HeatRateStart;1;MATCH([.$A159];$$HeatRateNames;0)-1;250;1);[.$A160])" table:style-name="ce190">
            <text:p>#NAME?</text:p>
          </table:table-cell>
          <table:table-cell office:value-type="float" office:value="0" table:formula="of:=IndGencost([.R159];OFFSET($$HeatRateStart;1;MATCH([.$A159];$$HeatRateNames;0)-1;250;1);[.$A160])" table:style-name="ce190">
            <text:p>#NAME?</text:p>
          </table:table-cell>
          <table:table-cell office:value-type="float" office:value="0" table:formula="of:=IndGencost([.S159];OFFSET($$HeatRateStart;1;MATCH([.$A159];$$HeatRateNames;0)-1;250;1);[.$A160])" table:style-name="ce190">
            <text:p>#NAME?</text:p>
          </table:table-cell>
          <table:table-cell office:value-type="float" office:value="0" table:formula="of:=IndGencost([.T159];OFFSET($$HeatRateStart;1;MATCH([.$A159];$$HeatRateNames;0)-1;250;1);[.$A160])" table:style-name="ce190">
            <text:p>#NAME?</text:p>
          </table:table-cell>
          <table:table-cell office:value-type="float" office:value="0" table:formula="of:=IndGencost([.U159];OFFSET($$HeatRateStart;1;MATCH([.$A159];$$HeatRateNames;0)-1;250;1);[.$A160])" table:style-name="ce190">
            <text:p>#NAME?</text:p>
          </table:table-cell>
          <table:table-cell office:value-type="float" office:value="0" table:formula="of:=IndGencost([.V159];OFFSET($$HeatRateStart;1;MATCH([.$A159];$$HeatRateNames;0)-1;250;1);[.$A160])" table:style-name="ce190">
            <text:p>#NAME?</text:p>
          </table:table-cell>
          <table:table-cell office:value-type="float" office:value="0" table:formula="of:=IndGencost([.W159];OFFSET($$HeatRateStart;1;MATCH([.$A159];$$HeatRateNames;0)-1;250;1);[.$A160])" table:style-name="ce190">
            <text:p>#NAME?</text:p>
          </table:table-cell>
          <table:table-cell office:value-type="float" office:value="0" table:formula="of:=IndGencost([.X159];OFFSET($$HeatRateStart;1;MATCH([.$A159];$$HeatRateNames;0)-1;250;1);[.$A160])" table:style-name="ce190">
            <text:p>#NAME?</text:p>
          </table:table-cell>
          <table:table-cell office:value-type="float" office:value="0" table:formula="of:=IndGencost([.Y159];OFFSET($$HeatRateStart;1;MATCH([.$A159];$$HeatRateNames;0)-1;250;1);[.$A160])" table:style-name="ce190">
            <text:p>#NAME?</text:p>
          </table:table-cell>
          <table:table-cell office:value-type="currency" office:value="0" table:formula="of:=SUM([.B159:.Y159]*[.B160:.Y160])" table:number-matrix-columns-spanned="1" table:number-matrix-rows-spanned="1" table:style-name="ce260">
            <text:p><text:s/>#NAME?<text:s/></text:p>
          </table:table-cell>
          <table:table-cell office:value-type="string" table:style-name="ce319">
            <text:p>Spin Res</text:p>
          </table:table-cell>
          <table:table-cell table:number-columns-repeated="16357"/>
        </table:table-row>
        <table:table-row table:style-name="ro4">
          <table:table-cell office:value-type="string" table:style-name="ce185">
            <text:p>(65-130) Test:</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65" table:style-name="ce187">
            <text:p>65</text:p>
          </table:table-cell>
          <table:table-cell office:value-type="float" office:value="75" table:style-name="ce187">
            <text:p>75</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56" table:style-name="ce187">
            <text:p>56</text:p>
          </table:table-cell>
          <table:table-cell office:value-type="float" office:value="85" table:style-name="ce187">
            <text:p>85</text:p>
          </table:table-cell>
          <table:table-cell office:value-type="float" office:value="110" table:style-name="ce187">
            <text:p>110</text:p>
          </table:table-cell>
          <table:table-cell office:value-type="float" office:value="90" table:style-name="ce187">
            <text:p>90</text:p>
          </table:table-cell>
          <table:table-cell office:value-type="float" office:value="65" table:style-name="ce187">
            <text:p>65</text:p>
          </table:table-cell>
          <table:table-cell office:value-type="float" office:value="56" table:style-name="ce187">
            <text:p>56</text:p>
          </table:table-cell>
          <table:table-cell office:value-type="float" office:value="56" table:style-name="ce187">
            <text:p>56</text:p>
          </table:table-cell>
          <table:table-cell office:value-type="float" office:value="1498" table:formula="of:=SUM([.B161:.Y161])" table:style-name="ce221">
            <text:p>1,498</text:p>
          </table:table-cell>
          <table:table-cell table:style-name="ce262"/>
          <table:table-cell table:number-columns-repeated="16357"/>
        </table:table-row>
        <table:table-row table:style-name="ro4">
          <table:table-cell table:style-name="ce183"/>
          <table:table-cell office:value-type="float" office:value="0" table:formula="of:=IndGencost([.B161];OFFSET($$HeatRateStart;1;MATCH([.$A159];$$HeatRateNames;0)-1;250;1);[.$A160])" table:style-name="ce191">
            <text:p>#NAME?</text:p>
          </table:table-cell>
          <table:table-cell office:value-type="float" office:value="0" table:formula="of:=IndGencost([.C161];OFFSET($$HeatRateStart;1;MATCH([.$A159];$$HeatRateNames;0)-1;250;1);[.$A160])" table:style-name="ce191">
            <text:p>#NAME?</text:p>
          </table:table-cell>
          <table:table-cell office:value-type="float" office:value="0" table:formula="of:=IndGencost([.D161];OFFSET($$HeatRateStart;1;MATCH([.$A159];$$HeatRateNames;0)-1;250;1);[.$A160])" table:style-name="ce191">
            <text:p>#NAME?</text:p>
          </table:table-cell>
          <table:table-cell office:value-type="float" office:value="0" table:formula="of:=IndGencost([.E161];OFFSET($$HeatRateStart;1;MATCH([.$A159];$$HeatRateNames;0)-1;250;1);[.$A160])" table:style-name="ce191">
            <text:p>#NAME?</text:p>
          </table:table-cell>
          <table:table-cell office:value-type="float" office:value="0" table:formula="of:=IndGencost([.F161];OFFSET($$HeatRateStart;1;MATCH([.$A159];$$HeatRateNames;0)-1;250;1);[.$A160])" table:style-name="ce191">
            <text:p>#NAME?</text:p>
          </table:table-cell>
          <table:table-cell office:value-type="float" office:value="0" table:formula="of:=IndGencost([.G161];OFFSET($$HeatRateStart;1;MATCH([.$A159];$$HeatRateNames;0)-1;250;1);[.$A160])" table:style-name="ce191">
            <text:p>#NAME?</text:p>
          </table:table-cell>
          <table:table-cell office:value-type="float" office:value="0" table:formula="of:=IndGencost([.H161];OFFSET($$HeatRateStart;1;MATCH([.$A159];$$HeatRateNames;0)-1;250;1);[.$A160])" table:style-name="ce191">
            <text:p>#NAME?</text:p>
          </table:table-cell>
          <table:table-cell office:value-type="float" office:value="0" table:formula="of:=IndGencost([.I161];OFFSET($$HeatRateStart;1;MATCH([.$A159];$$HeatRateNames;0)-1;250;1);[.$A160])" table:style-name="ce191">
            <text:p>#NAME?</text:p>
          </table:table-cell>
          <table:table-cell office:value-type="float" office:value="0" table:formula="of:=IndGencost([.J161];OFFSET($$HeatRateStart;1;MATCH([.$A159];$$HeatRateNames;0)-1;250;1);[.$A160])" table:style-name="ce191">
            <text:p>#NAME?</text:p>
          </table:table-cell>
          <table:table-cell office:value-type="float" office:value="0" table:formula="of:=IndGencost([.K161];OFFSET($$HeatRateStart;1;MATCH([.$A159];$$HeatRateNames;0)-1;250;1);[.$A160])" table:style-name="ce191">
            <text:p>#NAME?</text:p>
          </table:table-cell>
          <table:table-cell office:value-type="float" office:value="0" table:formula="of:=IndGencost([.L161];OFFSET($$HeatRateStart;1;MATCH([.$A159];$$HeatRateNames;0)-1;250;1);[.$A160])" table:style-name="ce191">
            <text:p>#NAME?</text:p>
          </table:table-cell>
          <table:table-cell office:value-type="float" office:value="0" table:formula="of:=IndGencost([.M161];OFFSET($$HeatRateStart;1;MATCH([.$A159];$$HeatRateNames;0)-1;250;1);[.$A160])" table:style-name="ce191">
            <text:p>#NAME?</text:p>
          </table:table-cell>
          <table:table-cell office:value-type="float" office:value="0" table:formula="of:=IndGencost([.N161];OFFSET($$HeatRateStart;1;MATCH([.$A159];$$HeatRateNames;0)-1;250;1);[.$A160])" table:style-name="ce191">
            <text:p>#NAME?</text:p>
          </table:table-cell>
          <table:table-cell office:value-type="float" office:value="0" table:formula="of:=IndGencost([.O161];OFFSET($$HeatRateStart;1;MATCH([.$A159];$$HeatRateNames;0)-1;250;1);[.$A160])" table:style-name="ce191">
            <text:p>#NAME?</text:p>
          </table:table-cell>
          <table:table-cell office:value-type="float" office:value="0" table:formula="of:=IndGencost([.P161];OFFSET($$HeatRateStart;1;MATCH([.$A159];$$HeatRateNames;0)-1;250;1);[.$A160])" table:style-name="ce191">
            <text:p>#NAME?</text:p>
          </table:table-cell>
          <table:table-cell office:value-type="float" office:value="0" table:formula="of:=IndGencost([.Q161];OFFSET($$HeatRateStart;1;MATCH([.$A159];$$HeatRateNames;0)-1;250;1);[.$A160])" table:style-name="ce191">
            <text:p>#NAME?</text:p>
          </table:table-cell>
          <table:table-cell office:value-type="float" office:value="0" table:formula="of:=IndGencost([.R161];OFFSET($$HeatRateStart;1;MATCH([.$A159];$$HeatRateNames;0)-1;250;1);[.$A160])" table:style-name="ce191">
            <text:p>#NAME?</text:p>
          </table:table-cell>
          <table:table-cell office:value-type="float" office:value="0" table:formula="of:=IndGencost([.S161];OFFSET($$HeatRateStart;1;MATCH([.$A159];$$HeatRateNames;0)-1;250;1);[.$A160])" table:style-name="ce191">
            <text:p>#NAME?</text:p>
          </table:table-cell>
          <table:table-cell office:value-type="float" office:value="0" table:formula="of:=IndGencost([.T161];OFFSET($$HeatRateStart;1;MATCH([.$A159];$$HeatRateNames;0)-1;250;1);[.$A160])" table:style-name="ce191">
            <text:p>#NAME?</text:p>
          </table:table-cell>
          <table:table-cell office:value-type="float" office:value="0" table:formula="of:=IndGencost([.U161];OFFSET($$HeatRateStart;1;MATCH([.$A159];$$HeatRateNames;0)-1;250;1);[.$A160])" table:style-name="ce191">
            <text:p>#NAME?</text:p>
          </table:table-cell>
          <table:table-cell office:value-type="float" office:value="0" table:formula="of:=IndGencost([.V161];OFFSET($$HeatRateStart;1;MATCH([.$A159];$$HeatRateNames;0)-1;250;1);[.$A160])" table:style-name="ce191">
            <text:p>#NAME?</text:p>
          </table:table-cell>
          <table:table-cell office:value-type="float" office:value="0" table:formula="of:=IndGencost([.W161];OFFSET($$HeatRateStart;1;MATCH([.$A159];$$HeatRateNames;0)-1;250;1);[.$A160])" table:style-name="ce191">
            <text:p>#NAME?</text:p>
          </table:table-cell>
          <table:table-cell office:value-type="float" office:value="0" table:formula="of:=IndGencost([.X161];OFFSET($$HeatRateStart;1;MATCH([.$A159];$$HeatRateNames;0)-1;250;1);[.$A160])" table:style-name="ce191">
            <text:p>#NAME?</text:p>
          </table:table-cell>
          <table:table-cell office:value-type="float" office:value="0" table:formula="of:=IndGencost([.Y161];OFFSET($$HeatRateStart;1;MATCH([.$A159];$$HeatRateNames;0)-1;250;1);[.$A160])" table:style-name="ce191">
            <text:p>#NAME?</text:p>
          </table:table-cell>
          <table:table-cell office:value-type="currency" office:value="0" table:formula="of:=SUM([.B161:.Y161]*[.B162:.Y162])" table:number-matrix-columns-spanned="1" table:number-matrix-rows-spanned="1" table:style-name="ce259">
            <text:p><text:s/>#NAME?<text:s/></text:p>
          </table:table-cell>
          <table:table-cell table:style-name="ce175"/>
          <table:table-cell table:number-columns-repeated="16357"/>
        </table:table-row>
        <table:table-row table:style-name="ro3">
          <table:table-cell office:value-type="string" table:style-name="ce188">
            <text:p>Difference:</text:p>
          </table:table-cell>
          <table:table-cell office:value-type="float" office:value="0" table:formula="of:=[.B162]-[.B160]" table:style-name="ce189"/>
          <table:table-cell office:value-type="float" office:value="0" table:formula="of:=[.C162]-[.C160]" table:style-name="ce189"/>
          <table:table-cell office:value-type="float" office:value="0" table:formula="of:=[.D162]-[.D160]" table:style-name="ce189"/>
          <table:table-cell office:value-type="float" office:value="0" table:formula="of:=[.E162]-[.E160]" table:style-name="ce189"/>
          <table:table-cell office:value-type="float" office:value="0" table:formula="of:=[.F162]-[.F160]" table:style-name="ce189"/>
          <table:table-cell office:value-type="float" office:value="0" table:formula="of:=[.G162]-[.G160]" table:style-name="ce189"/>
          <table:table-cell office:value-type="float" office:value="0" table:formula="of:=[.H162]-[.H160]" table:style-name="ce189"/>
          <table:table-cell office:value-type="float" office:value="0" table:formula="of:=[.I162]-[.I160]" table:style-name="ce189"/>
          <table:table-cell office:value-type="float" office:value="0" table:formula="of:=[.J162]-[.J160]" table:style-name="ce189"/>
          <table:table-cell office:value-type="float" office:value="0" table:formula="of:=[.K162]-[.K160]" table:style-name="ce189"/>
          <table:table-cell office:value-type="float" office:value="0" table:formula="of:=[.L162]-[.L160]" table:style-name="ce189"/>
          <table:table-cell office:value-type="float" office:value="0" table:formula="of:=[.M162]-[.M160]" table:style-name="ce189"/>
          <table:table-cell office:value-type="float" office:value="0" table:formula="of:=[.N162]-[.N160]" table:style-name="ce189"/>
          <table:table-cell office:value-type="float" office:value="0" table:formula="of:=[.O162]-[.O160]" table:style-name="ce189"/>
          <table:table-cell office:value-type="float" office:value="0" table:formula="of:=[.P162]-[.P160]" table:style-name="ce189"/>
          <table:table-cell office:value-type="float" office:value="0" table:formula="of:=[.Q162]-[.Q160]" table:style-name="ce189"/>
          <table:table-cell office:value-type="float" office:value="0" table:formula="of:=[.R162]-[.R160]" table:style-name="ce189"/>
          <table:table-cell office:value-type="float" office:value="0" table:formula="of:=[.S162]-[.S160]" table:style-name="ce189"/>
          <table:table-cell office:value-type="float" office:value="0" table:formula="of:=[.T162]-[.T160]" table:style-name="ce189"/>
          <table:table-cell office:value-type="float" office:value="0" table:formula="of:=[.U162]-[.U160]" table:style-name="ce189"/>
          <table:table-cell office:value-type="float" office:value="0" table:formula="of:=[.V162]-[.V160]" table:style-name="ce189"/>
          <table:table-cell office:value-type="float" office:value="0" table:formula="of:=[.W162]-[.W160]" table:style-name="ce189"/>
          <table:table-cell office:value-type="float" office:value="0" table:formula="of:=[.X162]-[.X160]" table:style-name="ce189"/>
          <table:table-cell office:value-type="float" office:value="0" table:formula="of:=[.Y162]-[.Y160]" table:style-name="ce189"/>
          <table:table-cell office:value-type="currency" office:value="0" table:formula="of:=[.Z160]-[.Z162]" table:style-name="ce261">
            <text:p><text:s/>#NAME?<text:s/></text:p>
          </table:table-cell>
          <table:table-cell table:style-name="ce263"/>
          <table:table-cell table:number-columns-repeated="16357"/>
        </table:table-row>
        <table:table-row table:style-name="ro4">
          <table:table-cell office:value-type="string" table:style-name="ce303">
            <text:p>Total Actual MW</text:p>
          </table:table-cell>
          <table:table-cell office:value-type="float" office:value="828" table:formula="of:=[.B159]+[.B154]+[.B149]+[.B144]+[.B139]+[.B134]+[.B129]+[.B124]+[.B119]+[.B114]+[.B109]+[.B104]+[.B101]+[.B98]+[.B95]+[.B92]+[.B89]" table:style-name="ce304">
            <text:p>828</text:p>
          </table:table-cell>
          <table:table-cell office:value-type="float" office:value="792" table:formula="of:=[.C159]+[.C154]+[.C149]+[.C144]+[.C139]+[.C134]+[.C129]+[.C124]+[.C119]+[.C114]+[.C109]+[.C104]+[.C101]+[.C98]+[.C95]+[.C92]+[.C89]" table:style-name="ce304">
            <text:p>792</text:p>
          </table:table-cell>
          <table:table-cell office:value-type="float" office:value="769" table:formula="of:=[.D159]+[.D154]+[.D149]+[.D144]+[.D139]+[.D134]+[.D129]+[.D124]+[.D119]+[.D114]+[.D109]+[.D104]+[.D101]+[.D98]+[.D95]+[.D92]+[.D89]" table:style-name="ce304">
            <text:p>769</text:p>
          </table:table-cell>
          <table:table-cell office:value-type="float" office:value="789" table:formula="of:=[.E159]+[.E154]+[.E149]+[.E144]+[.E139]+[.E134]+[.E129]+[.E124]+[.E119]+[.E114]+[.E109]+[.E104]+[.E101]+[.E98]+[.E95]+[.E92]+[.E89]" table:style-name="ce304">
            <text:p>789</text:p>
          </table:table-cell>
          <table:table-cell office:value-type="float" office:value="805" table:formula="of:=[.F159]+[.F154]+[.F149]+[.F144]+[.F139]+[.F134]+[.F129]+[.F124]+[.F119]+[.F114]+[.F109]+[.F104]+[.F101]+[.F98]+[.F95]+[.F92]+[.F89]" table:style-name="ce304">
            <text:p>805</text:p>
          </table:table-cell>
          <table:table-cell office:value-type="float" office:value="833" table:formula="of:=[.G159]+[.G154]+[.G149]+[.G144]+[.G139]+[.G134]+[.G129]+[.G124]+[.G119]+[.G114]+[.G109]+[.G104]+[.G101]+[.G98]+[.G95]+[.G92]+[.G89]" table:style-name="ce304">
            <text:p>833</text:p>
          </table:table-cell>
          <table:table-cell office:value-type="float" office:value="963" table:formula="of:=[.H159]+[.H154]+[.H149]+[.H144]+[.H139]+[.H134]+[.H129]+[.H124]+[.H119]+[.H114]+[.H109]+[.H104]+[.H101]+[.H98]+[.H95]+[.H92]+[.H89]" table:style-name="ce304">
            <text:p>963</text:p>
          </table:table-cell>
          <table:table-cell office:value-type="float" office:value="951" table:formula="of:=[.I159]+[.I154]+[.I149]+[.I144]+[.I139]+[.I134]+[.I129]+[.I124]+[.I119]+[.I114]+[.I109]+[.I104]+[.I101]+[.I98]+[.I95]+[.I92]+[.I89]" table:style-name="ce304">
            <text:p>951</text:p>
          </table:table-cell>
          <table:table-cell office:value-type="float" office:value="942" table:formula="of:=[.J159]+[.J154]+[.J149]+[.J144]+[.J139]+[.J134]+[.J129]+[.J124]+[.J119]+[.J114]+[.J109]+[.J104]+[.J101]+[.J98]+[.J95]+[.J92]+[.J89]" table:style-name="ce304">
            <text:p>942</text:p>
          </table:table-cell>
          <table:table-cell office:value-type="float" office:value="943" table:formula="of:=[.K159]+[.K154]+[.K149]+[.K144]+[.K139]+[.K134]+[.K129]+[.K124]+[.K119]+[.K114]+[.K109]+[.K104]+[.K101]+[.K98]+[.K95]+[.K92]+[.K89]" table:style-name="ce304">
            <text:p>943</text:p>
          </table:table-cell>
          <table:table-cell office:value-type="float" office:value="936" table:formula="of:=[.L159]+[.L154]+[.L149]+[.L144]+[.L139]+[.L134]+[.L129]+[.L124]+[.L119]+[.L114]+[.L109]+[.L104]+[.L101]+[.L98]+[.L95]+[.L92]+[.L89]" table:style-name="ce304">
            <text:p>936</text:p>
          </table:table-cell>
          <table:table-cell office:value-type="float" office:value="880" table:formula="of:=[.M159]+[.M154]+[.M149]+[.M144]+[.M139]+[.M134]+[.M129]+[.M124]+[.M119]+[.M114]+[.M109]+[.M104]+[.M101]+[.M98]+[.M95]+[.M92]+[.M89]" table:style-name="ce304">
            <text:p>880</text:p>
          </table:table-cell>
          <table:table-cell office:value-type="float" office:value="912" table:formula="of:=[.N159]+[.N154]+[.N149]+[.N144]+[.N139]+[.N134]+[.N129]+[.N124]+[.N119]+[.N114]+[.N109]+[.N104]+[.N101]+[.N98]+[.N95]+[.N92]+[.N89]" table:style-name="ce304">
            <text:p>912</text:p>
          </table:table-cell>
          <table:table-cell office:value-type="float" office:value="888" table:formula="of:=[.O159]+[.O154]+[.O149]+[.O144]+[.O139]+[.O134]+[.O129]+[.O124]+[.O119]+[.O114]+[.O109]+[.O104]+[.O101]+[.O98]+[.O95]+[.O92]+[.O89]" table:style-name="ce304">
            <text:p>888</text:p>
          </table:table-cell>
          <table:table-cell office:value-type="float" office:value="879" table:formula="of:=[.P159]+[.P154]+[.P149]+[.P144]+[.P139]+[.P134]+[.P129]+[.P124]+[.P119]+[.P114]+[.P109]+[.P104]+[.P101]+[.P98]+[.P95]+[.P92]+[.P89]" table:style-name="ce304">
            <text:p>879</text:p>
          </table:table-cell>
          <table:table-cell office:value-type="float" office:value="849" table:formula="of:=[.Q159]+[.Q154]+[.Q149]+[.Q144]+[.Q139]+[.Q134]+[.Q129]+[.Q124]+[.Q119]+[.Q114]+[.Q109]+[.Q104]+[.Q101]+[.Q98]+[.Q95]+[.Q92]+[.Q89]" table:style-name="ce304">
            <text:p>849</text:p>
          </table:table-cell>
          <table:table-cell office:value-type="float" office:value="833" table:formula="of:=[.R159]+[.R154]+[.R149]+[.R144]+[.R139]+[.R134]+[.R129]+[.R124]+[.R119]+[.R114]+[.R109]+[.R104]+[.R101]+[.R98]+[.R95]+[.R92]+[.R89]" table:style-name="ce304">
            <text:p>833</text:p>
          </table:table-cell>
          <table:table-cell office:value-type="float" office:value="856" table:formula="of:=[.S159]+[.S154]+[.S149]+[.S144]+[.S139]+[.S134]+[.S129]+[.S124]+[.S119]+[.S114]+[.S109]+[.S104]+[.S101]+[.S98]+[.S95]+[.S92]+[.S89]" table:style-name="ce304">
            <text:p>856</text:p>
          </table:table-cell>
          <table:table-cell office:value-type="float" office:value="935" table:formula="of:=[.T159]+[.T154]+[.T149]+[.T144]+[.T139]+[.T134]+[.T129]+[.T124]+[.T119]+[.T114]+[.T109]+[.T104]+[.T101]+[.T98]+[.T95]+[.T92]+[.T89]" table:style-name="ce304">
            <text:p>935</text:p>
          </table:table-cell>
          <table:table-cell office:value-type="float" office:value="921" table:formula="of:=[.U159]+[.U154]+[.U149]+[.U144]+[.U139]+[.U134]+[.U129]+[.U124]+[.U119]+[.U114]+[.U109]+[.U104]+[.U101]+[.U98]+[.U95]+[.U92]+[.U89]" table:style-name="ce304">
            <text:p>921</text:p>
          </table:table-cell>
          <table:table-cell office:value-type="float" office:value="915" table:formula="of:=[.V159]+[.V154]+[.V149]+[.V144]+[.V139]+[.V134]+[.V129]+[.V124]+[.V119]+[.V114]+[.V109]+[.V104]+[.V101]+[.V98]+[.V95]+[.V92]+[.V89]" table:style-name="ce304">
            <text:p>915</text:p>
          </table:table-cell>
          <table:table-cell office:value-type="float" office:value="895" table:formula="of:=[.W159]+[.W154]+[.W149]+[.W144]+[.W139]+[.W134]+[.W129]+[.W124]+[.W119]+[.W114]+[.W109]+[.W104]+[.W101]+[.W98]+[.W95]+[.W92]+[.W89]" table:style-name="ce304">
            <text:p>895</text:p>
          </table:table-cell>
          <table:table-cell office:value-type="float" office:value="829" table:formula="of:=[.X159]+[.X154]+[.X149]+[.X144]+[.X139]+[.X134]+[.X129]+[.X124]+[.X119]+[.X114]+[.X109]+[.X104]+[.X101]+[.X98]+[.X95]+[.X92]+[.X89]" table:style-name="ce304">
            <text:p>829</text:p>
          </table:table-cell>
          <table:table-cell office:value-type="float" office:value="858" table:formula="of:=[.Y159]+[.Y154]+[.Y149]+[.Y144]+[.Y139]+[.Y134]+[.Y129]+[.Y124]+[.Y119]+[.Y114]+[.Y109]+[.Y104]+[.Y101]+[.Y98]+[.Y95]+[.Y92]+[.Y89]" table:style-name="ce305">
            <text:p>858</text:p>
          </table:table-cell>
          <table:table-cell table:style-name="ce271"/>
          <table:table-cell table:style-name="ce269"/>
          <table:table-cell table:number-columns-repeated="16357" table:style-name="ce270"/>
        </table:table-row>
        <table:table-row table:style-name="ro17">
          <table:table-cell office:value-type="string" table:style-name="ce306">
            <text:p>Total Test MW</text:p>
          </table:table-cell>
          <table:table-cell office:value-type="float" office:value="1019" table:formula="of:=[.B161]+[.B156]+[.B151]+[.B146]+[.B141]+[.B136]+[.B131]+[.B126]+[.B121]+[.B116]+[.B111]+[.B106]+[.B102]+[.B99]+[.B96]+[.B93]+[.B90]" table:style-name="ce307">
            <text:p>1019</text:p>
          </table:table-cell>
          <table:table-cell office:value-type="float" office:value="918" table:formula="of:=[.C161]+[.C156]+[.C151]+[.C146]+[.C141]+[.C136]+[.C131]+[.C126]+[.C121]+[.C116]+[.C111]+[.C106]+[.C102]+[.C99]+[.C96]+[.C93]+[.C90]" table:style-name="ce307">
            <text:p>918</text:p>
          </table:table-cell>
          <table:table-cell office:value-type="float" office:value="888" table:formula="of:=[.D161]+[.D156]+[.D151]+[.D146]+[.D141]+[.D136]+[.D131]+[.D126]+[.D121]+[.D116]+[.D111]+[.D106]+[.D102]+[.D99]+[.D96]+[.D93]+[.D90]" table:style-name="ce307">
            <text:p>888</text:p>
          </table:table-cell>
          <table:table-cell office:value-type="float" office:value="888" table:formula="of:=[.E161]+[.E156]+[.E151]+[.E146]+[.E141]+[.E136]+[.E131]+[.E126]+[.E121]+[.E116]+[.E111]+[.E106]+[.E102]+[.E99]+[.E96]+[.E93]+[.E90]" table:style-name="ce307">
            <text:p>888</text:p>
          </table:table-cell>
          <table:table-cell office:value-type="float" office:value="898" table:formula="of:=[.F161]+[.F156]+[.F151]+[.F146]+[.F141]+[.F136]+[.F131]+[.F126]+[.F121]+[.F116]+[.F111]+[.F106]+[.F102]+[.F99]+[.F96]+[.F93]+[.F90]" table:style-name="ce307">
            <text:p>898</text:p>
          </table:table-cell>
          <table:table-cell office:value-type="float" office:value="908" table:formula="of:=[.G161]+[.G156]+[.G151]+[.G146]+[.G141]+[.G136]+[.G131]+[.G126]+[.G121]+[.G116]+[.G111]+[.G106]+[.G102]+[.G99]+[.G96]+[.G93]+[.G90]" table:style-name="ce307">
            <text:p>908</text:p>
          </table:table-cell>
          <table:table-cell office:value-type="float" office:value="894" table:formula="of:=[.H161]+[.H156]+[.H151]+[.H146]+[.H141]+[.H136]+[.H131]+[.H126]+[.H121]+[.H116]+[.H111]+[.H106]+[.H102]+[.H99]+[.H96]+[.H93]+[.H90]" table:style-name="ce307">
            <text:p>894</text:p>
          </table:table-cell>
          <table:table-cell office:value-type="float" office:value="879" table:formula="of:=[.I161]+[.I156]+[.I151]+[.I146]+[.I141]+[.I136]+[.I131]+[.I126]+[.I121]+[.I116]+[.I111]+[.I106]+[.I102]+[.I99]+[.I96]+[.I93]+[.I90]" table:style-name="ce307">
            <text:p>879</text:p>
          </table:table-cell>
          <table:table-cell office:value-type="float" office:value="879" table:formula="of:=[.J161]+[.J156]+[.J151]+[.J146]+[.J141]+[.J136]+[.J131]+[.J126]+[.J121]+[.J116]+[.J111]+[.J106]+[.J102]+[.J99]+[.J96]+[.J93]+[.J90]" table:style-name="ce307">
            <text:p>879</text:p>
          </table:table-cell>
          <table:table-cell office:value-type="float" office:value="879" table:formula="of:=[.K161]+[.K156]+[.K151]+[.K146]+[.K141]+[.K136]+[.K131]+[.K126]+[.K121]+[.K116]+[.K111]+[.K106]+[.K102]+[.K99]+[.K96]+[.K93]+[.K90]" table:style-name="ce307">
            <text:p>879</text:p>
          </table:table-cell>
          <table:table-cell office:value-type="float" office:value="930" table:formula="of:=[.L161]+[.L156]+[.L151]+[.L146]+[.L141]+[.L136]+[.L131]+[.L126]+[.L121]+[.L116]+[.L111]+[.L106]+[.L102]+[.L99]+[.L96]+[.L93]+[.L90]" table:style-name="ce307">
            <text:p>930</text:p>
          </table:table-cell>
          <table:table-cell office:value-type="float" office:value="930" table:formula="of:=[.M161]+[.M156]+[.M151]+[.M146]+[.M141]+[.M136]+[.M131]+[.M126]+[.M121]+[.M116]+[.M111]+[.M106]+[.M102]+[.M99]+[.M96]+[.M93]+[.M90]" table:style-name="ce307">
            <text:p>930</text:p>
          </table:table-cell>
          <table:table-cell office:value-type="float" office:value="930" table:formula="of:=[.N161]+[.N156]+[.N151]+[.N146]+[.N141]+[.N136]+[.N131]+[.N126]+[.N121]+[.N116]+[.N111]+[.N106]+[.N102]+[.N99]+[.N96]+[.N93]+[.N90]" table:style-name="ce307">
            <text:p>930</text:p>
          </table:table-cell>
          <table:table-cell office:value-type="float" office:value="930" table:formula="of:=[.O161]+[.O156]+[.O151]+[.O146]+[.O141]+[.O136]+[.O131]+[.O126]+[.O121]+[.O116]+[.O111]+[.O106]+[.O102]+[.O99]+[.O96]+[.O93]+[.O90]" table:style-name="ce307">
            <text:p>930</text:p>
          </table:table-cell>
          <table:table-cell office:value-type="float" office:value="930" table:formula="of:=[.P161]+[.P156]+[.P151]+[.P146]+[.P141]+[.P136]+[.P131]+[.P126]+[.P121]+[.P116]+[.P111]+[.P106]+[.P102]+[.P99]+[.P96]+[.P93]+[.P90]" table:style-name="ce307">
            <text:p>930</text:p>
          </table:table-cell>
          <table:table-cell office:value-type="float" office:value="930" table:formula="of:=[.Q161]+[.Q156]+[.Q151]+[.Q146]+[.Q141]+[.Q136]+[.Q131]+[.Q126]+[.Q121]+[.Q116]+[.Q111]+[.Q106]+[.Q102]+[.Q99]+[.Q96]+[.Q93]+[.Q90]" table:style-name="ce307">
            <text:p>930</text:p>
          </table:table-cell>
          <table:table-cell office:value-type="float" office:value="930" table:formula="of:=[.R161]+[.R156]+[.R151]+[.R146]+[.R141]+[.R136]+[.R131]+[.R126]+[.R121]+[.R116]+[.R111]+[.R106]+[.R102]+[.R99]+[.R96]+[.R93]+[.R90]" table:style-name="ce307">
            <text:p>930</text:p>
          </table:table-cell>
          <table:table-cell office:value-type="float" office:value="930" table:formula="of:=[.S161]+[.S156]+[.S151]+[.S146]+[.S141]+[.S136]+[.S131]+[.S126]+[.S121]+[.S116]+[.S111]+[.S106]+[.S102]+[.S99]+[.S96]+[.S93]+[.S90]" table:style-name="ce307">
            <text:p>930</text:p>
          </table:table-cell>
          <table:table-cell office:value-type="float" office:value="1029" table:formula="of:=[.T161]+[.T156]+[.T151]+[.T146]+[.T141]+[.T136]+[.T131]+[.T126]+[.T121]+[.T116]+[.T111]+[.T106]+[.T102]+[.T99]+[.T96]+[.T93]+[.T90]" table:style-name="ce307">
            <text:p>1029</text:p>
          </table:table-cell>
          <table:table-cell office:value-type="float" office:value="1054" table:formula="of:=[.U161]+[.U156]+[.U151]+[.U146]+[.U141]+[.U136]+[.U131]+[.U126]+[.U121]+[.U116]+[.U111]+[.U106]+[.U102]+[.U99]+[.U96]+[.U93]+[.U90]" table:style-name="ce307">
            <text:p>1054</text:p>
          </table:table-cell>
          <table:table-cell office:value-type="float" office:value="968" table:formula="of:=[.V161]+[.V156]+[.V151]+[.V146]+[.V141]+[.V136]+[.V131]+[.V126]+[.V121]+[.V116]+[.V111]+[.V106]+[.V102]+[.V99]+[.V96]+[.V93]+[.V90]" table:style-name="ce307">
            <text:p>968</text:p>
          </table:table-cell>
          <table:table-cell office:value-type="float" office:value="938" table:formula="of:=[.W161]+[.W156]+[.W151]+[.W146]+[.W141]+[.W136]+[.W131]+[.W126]+[.W121]+[.W116]+[.W111]+[.W106]+[.W102]+[.W99]+[.W96]+[.W93]+[.W90]" table:style-name="ce307">
            <text:p>938</text:p>
          </table:table-cell>
          <table:table-cell office:value-type="float" office:value="909" table:formula="of:=[.X161]+[.X156]+[.X151]+[.X146]+[.X141]+[.X136]+[.X131]+[.X126]+[.X121]+[.X116]+[.X111]+[.X106]+[.X102]+[.X99]+[.X96]+[.X93]+[.X90]" table:style-name="ce307">
            <text:p>909</text:p>
          </table:table-cell>
          <table:table-cell office:value-type="float" office:value="909" table:formula="of:=[.Y161]+[.Y156]+[.Y151]+[.Y146]+[.Y141]+[.Y136]+[.Y131]+[.Y126]+[.Y121]+[.Y116]+[.Y111]+[.Y106]+[.Y102]+[.Y99]+[.Y96]+[.Y93]+[.Y90]" table:style-name="ce308">
            <text:p>909</text:p>
          </table:table-cell>
          <table:table-cell table:style-name="ce272"/>
          <table:table-cell office:value-type="float" office:value="0" table:formula="of:=[.Z163]+[.Z158]+[.Z153]+[.Z148]+[.Z143]+[.Z138]+[.Z133]+[.Z128]+[.Z123]+[.Z118]+[.Z113]+[.Z108]+[.Z103]+[.Z100]+[.Z97]+[.Z94]+[.Z91]" table:style-name="ce175">
            <text:p><text:s/>#NAME?<text:s/></text:p>
          </table:table-cell>
          <table:table-cell table:number-columns-repeated="16357" table:style-name="ce270"/>
        </table:table-row>
        <table:table-row table:style-name="ro4">
          <table:table-cell office:value-type="string" table:style-name="ce331">
            <text:p>Total MW-Test MW.</text:p>
          </table:table-cell>
          <table:table-cell office:value-type="float" office:value="191" table:formula="of:=[.B165]-[.B164]" table:style-name="ce332">
            <text:p>191</text:p>
          </table:table-cell>
          <table:table-cell office:value-type="float" office:value="126" table:formula="of:=[.C165]-[.C164]" table:style-name="ce332">
            <text:p>126</text:p>
          </table:table-cell>
          <table:table-cell office:value-type="float" office:value="119" table:formula="of:=[.D165]-[.D164]" table:style-name="ce332">
            <text:p>119</text:p>
          </table:table-cell>
          <table:table-cell office:value-type="float" office:value="99" table:formula="of:=[.E165]-[.E164]" table:style-name="ce332">
            <text:p>99</text:p>
          </table:table-cell>
          <table:table-cell office:value-type="float" office:value="93" table:formula="of:=[.F165]-[.F164]" table:style-name="ce332">
            <text:p>93</text:p>
          </table:table-cell>
          <table:table-cell office:value-type="float" office:value="75" table:formula="of:=[.G165]-[.G164]" table:style-name="ce332">
            <text:p>75</text:p>
          </table:table-cell>
          <table:table-cell office:value-type="float" office:value="-69" table:formula="of:=[.H165]-[.H164]" table:style-name="ce332">
            <text:p>-69</text:p>
          </table:table-cell>
          <table:table-cell office:value-type="float" office:value="-72" table:formula="of:=[.I165]-[.I164]" table:style-name="ce332">
            <text:p>-72</text:p>
          </table:table-cell>
          <table:table-cell office:value-type="float" office:value="-63" table:formula="of:=[.J165]-[.J164]" table:style-name="ce332">
            <text:p>-63</text:p>
          </table:table-cell>
          <table:table-cell office:value-type="float" office:value="-64" table:formula="of:=[.K165]-[.K164]" table:style-name="ce332">
            <text:p>-64</text:p>
          </table:table-cell>
          <table:table-cell office:value-type="float" office:value="-6" table:formula="of:=[.L165]-[.L164]" table:style-name="ce332">
            <text:p>-6</text:p>
          </table:table-cell>
          <table:table-cell office:value-type="float" office:value="50" table:formula="of:=[.M165]-[.M164]" table:style-name="ce332">
            <text:p>50</text:p>
          </table:table-cell>
          <table:table-cell office:value-type="float" office:value="18" table:formula="of:=[.N165]-[.N164]" table:style-name="ce332">
            <text:p>18</text:p>
          </table:table-cell>
          <table:table-cell office:value-type="float" office:value="42" table:formula="of:=[.O165]-[.O164]" table:style-name="ce332">
            <text:p>42</text:p>
          </table:table-cell>
          <table:table-cell office:value-type="float" office:value="51" table:formula="of:=[.P165]-[.P164]" table:style-name="ce332">
            <text:p>51</text:p>
          </table:table-cell>
          <table:table-cell office:value-type="float" office:value="81" table:formula="of:=[.Q165]-[.Q164]" table:style-name="ce332">
            <text:p>81</text:p>
          </table:table-cell>
          <table:table-cell office:value-type="float" office:value="97" table:formula="of:=[.R165]-[.R164]" table:style-name="ce332">
            <text:p>97</text:p>
          </table:table-cell>
          <table:table-cell office:value-type="float" office:value="74" table:formula="of:=[.S165]-[.S164]" table:style-name="ce332">
            <text:p>74</text:p>
          </table:table-cell>
          <table:table-cell office:value-type="float" office:value="94" table:formula="of:=[.T165]-[.T164]" table:style-name="ce332">
            <text:p>94</text:p>
          </table:table-cell>
          <table:table-cell office:value-type="float" office:value="133" table:formula="of:=[.U165]-[.U164]" table:style-name="ce332">
            <text:p>133</text:p>
          </table:table-cell>
          <table:table-cell office:value-type="float" office:value="53" table:formula="of:=[.V165]-[.V164]" table:style-name="ce332">
            <text:p>53</text:p>
          </table:table-cell>
          <table:table-cell office:value-type="float" office:value="43" table:formula="of:=[.W165]-[.W164]" table:style-name="ce332">
            <text:p>43</text:p>
          </table:table-cell>
          <table:table-cell office:value-type="float" office:value="80" table:formula="of:=[.X165]-[.X164]" table:style-name="ce332">
            <text:p>80</text:p>
          </table:table-cell>
          <table:table-cell office:value-type="float" office:value="51" table:formula="of:=[.Y165]-[.Y164]" table:style-name="ce333">
            <text:p>51</text:p>
          </table:table-cell>
          <table:table-cell office:value-type="float" office:value="1296" table:formula="of:=SUM([.B166:.Y166])" table:style-name="ce337">
            <text:p>1296</text:p>
          </table:table-cell>
          <table:table-cell table:style-name="ce175"/>
          <table:table-cell table:number-columns-repeated="16357"/>
        </table:table-row>
        <table:table-row table:style-name="ro18">
          <table:table-cell office:value-type="string" table:style-name="ce334">
            <office:annotation office:display="true" draw:style-name="a1" svg:x="1.46180555555556in" svg:y="19.1354166666667in" svg:width="0.982638888888889in" svg:height="1.06597222222222in">
              <dc:creator>A satisfied Microsoft Office user</dc:creator>
              <text:p><text:span text:style-name="T5">TELLS ME HOW MANY MEGAWATTS THEY SHOULD CUT BACK<text:s/></text:span></text:p>
            </office:annotation>
            <text:p>Net Position after sales <text:s text:c="2"/>(taken from row 53)</text:p>
          </table:table-cell>
          <table:table-cell office:value-type="float" office:value="34" table:formula="of:=[.B58]" table:style-name="ce335">
            <text:p>34</text:p>
          </table:table-cell>
          <table:table-cell office:value-type="float" office:value="1" table:formula="of:=[.C58]" table:style-name="ce335">
            <text:p>1</text:p>
          </table:table-cell>
          <table:table-cell office:value-type="float" office:value="4" table:formula="of:=[.D58]" table:style-name="ce335">
            <text:p>4</text:p>
          </table:table-cell>
          <table:table-cell office:value-type="float" office:value="6" table:formula="of:=[.E58]" table:style-name="ce335">
            <text:p>6</text:p>
          </table:table-cell>
          <table:table-cell office:value-type="float" office:value="10" table:formula="of:=[.F58]" table:style-name="ce335">
            <text:p>10</text:p>
          </table:table-cell>
          <table:table-cell office:value-type="float" office:value="-1" table:formula="of:=[.G58]" table:style-name="ce335">
            <text:p>-1</text:p>
          </table:table-cell>
          <table:table-cell office:value-type="float" office:value="21" table:formula="of:=[.H58]" table:style-name="ce335">
            <text:p>21</text:p>
          </table:table-cell>
          <table:table-cell office:value-type="float" office:value="9" table:formula="of:=[.I58]" table:style-name="ce335">
            <text:p>9</text:p>
          </table:table-cell>
          <table:table-cell office:value-type="float" office:value="5" table:formula="of:=[.J58]" table:style-name="ce335">
            <text:p>5</text:p>
          </table:table-cell>
          <table:table-cell office:value-type="float" office:value="1" table:formula="of:=[.K58]" table:style-name="ce335">
            <text:p>1</text:p>
          </table:table-cell>
          <table:table-cell office:value-type="float" office:value="-1" table:formula="of:=[.L58]" table:style-name="ce335">
            <text:p>-1</text:p>
          </table:table-cell>
          <table:table-cell office:value-type="float" office:value="2" table:formula="of:=[.M58]" table:style-name="ce335">
            <text:p>2</text:p>
          </table:table-cell>
          <table:table-cell office:value-type="float" office:value="-2" table:formula="of:=[.N58]" table:style-name="ce335">
            <text:p>-2</text:p>
          </table:table-cell>
          <table:table-cell office:value-type="float" office:value="0" table:formula="of:=[.O58]" table:style-name="ce335">
            <text:p>0</text:p>
          </table:table-cell>
          <table:table-cell office:value-type="float" office:value="-6" table:formula="of:=[.P58]" table:style-name="ce335">
            <text:p>-6</text:p>
          </table:table-cell>
          <table:table-cell office:value-type="float" office:value="1" table:formula="of:=[.Q58]" table:style-name="ce335">
            <text:p>1</text:p>
          </table:table-cell>
          <table:table-cell office:value-type="float" office:value="0" table:formula="of:=[.R58]" table:style-name="ce335">
            <text:p>0</text:p>
          </table:table-cell>
          <table:table-cell office:value-type="float" office:value="-7" table:formula="of:=[.S58]" table:style-name="ce335">
            <text:p>-7</text:p>
          </table:table-cell>
          <table:table-cell office:value-type="float" office:value="3" table:formula="of:=[.T58]" table:style-name="ce335">
            <text:p>3</text:p>
          </table:table-cell>
          <table:table-cell office:value-type="float" office:value="-2" table:formula="of:=[.U58]" table:style-name="ce335">
            <text:p>-2</text:p>
          </table:table-cell>
          <table:table-cell office:value-type="float" office:value="-5" table:formula="of:=[.V58]" table:style-name="ce335">
            <text:p>-5</text:p>
          </table:table-cell>
          <table:table-cell office:value-type="float" office:value="-4" table:formula="of:=[.W58]" table:style-name="ce335">
            <text:p>-4</text:p>
          </table:table-cell>
          <table:table-cell office:value-type="float" office:value="7" table:formula="of:=[.X58]" table:style-name="ce335">
            <text:p>7</text:p>
          </table:table-cell>
          <table:table-cell office:value-type="float" office:value="-1" table:formula="of:=[.Y58]" table:style-name="ce336">
            <text:p>-1</text:p>
          </table:table-cell>
          <table:table-cell office:value-type="float" office:value="75" table:formula="of:=SUM([.B167:.Y167])" table:style-name="ce324">
            <text:p>75</text:p>
          </table:table-cell>
          <table:table-cell table:style-name="ce325"/>
          <table:table-cell table:number-columns-repeated="16357" table:style-name="ce326"/>
        </table:table-row>
        <table:table-row table:style-name="ro3" table:visibility="collapse">
          <table:table-cell office:value-type="string" table:style-name="ce327">
            <office:annotation office:display="true" draw:style-name="a2" svg:x="1.46180555555556in" svg:y="19.1354166666667in" svg:width="0.982638888888889in" svg:height="1.06597222222222in">
              <dc:creator>A satisfied Microsoft Office user</dc:creator>
              <text:p><text:span text:style-name="T5">TELLS ME HOW LONG OR SHORT I AM WITH RESPECT TO THE IDEAL POSITION</text:span></text:p>
            </office:annotation>
            <text:p>Excess Generation</text:p>
          </table:table-cell>
          <table:table-cell office:value-type="float" office:value="225" table:formula="of:=[.B167]+[.B166]" table:style-name="ce328">
            <text:p>225</text:p>
          </table:table-cell>
          <table:table-cell office:value-type="float" office:value="127" table:formula="of:=[.C167]+[.C166]" table:style-name="ce328">
            <text:p>127</text:p>
          </table:table-cell>
          <table:table-cell office:value-type="float" office:value="123" table:formula="of:=[.D167]+[.D166]" table:style-name="ce328">
            <text:p>123</text:p>
          </table:table-cell>
          <table:table-cell office:value-type="float" office:value="105" table:formula="of:=[.E167]+[.E166]" table:style-name="ce328">
            <text:p>105</text:p>
          </table:table-cell>
          <table:table-cell office:value-type="float" office:value="103" table:formula="of:=[.F167]+[.F166]" table:style-name="ce328">
            <text:p>103</text:p>
          </table:table-cell>
          <table:table-cell office:value-type="float" office:value="74" table:formula="of:=[.G167]+[.G166]" table:style-name="ce328">
            <text:p>74</text:p>
          </table:table-cell>
          <table:table-cell office:value-type="float" office:value="-48" table:formula="of:=[.H167]+[.H166]" table:style-name="ce328">
            <text:p>-48</text:p>
          </table:table-cell>
          <table:table-cell office:value-type="float" office:value="-63" table:formula="of:=[.I167]+[.I166]" table:style-name="ce328">
            <text:p>-63</text:p>
          </table:table-cell>
          <table:table-cell office:value-type="float" office:value="-58" table:formula="of:=[.J167]+[.J166]" table:style-name="ce328">
            <text:p>-58</text:p>
          </table:table-cell>
          <table:table-cell office:value-type="float" office:value="-63" table:formula="of:=[.K167]+[.K166]" table:style-name="ce328">
            <text:p>-63</text:p>
          </table:table-cell>
          <table:table-cell office:value-type="float" office:value="-7" table:formula="of:=[.L167]+[.L166]" table:style-name="ce328">
            <text:p>-7</text:p>
          </table:table-cell>
          <table:table-cell office:value-type="float" office:value="52" table:formula="of:=[.M167]+[.M166]" table:style-name="ce328">
            <text:p>52</text:p>
          </table:table-cell>
          <table:table-cell office:value-type="float" office:value="16" table:formula="of:=[.N167]+[.N166]" table:style-name="ce328">
            <text:p>16</text:p>
          </table:table-cell>
          <table:table-cell office:value-type="float" office:value="42" table:formula="of:=[.O167]+[.O166]" table:style-name="ce328">
            <text:p>42</text:p>
          </table:table-cell>
          <table:table-cell office:value-type="float" office:value="45" table:formula="of:=[.P167]+[.P166]" table:style-name="ce328">
            <text:p>45</text:p>
          </table:table-cell>
          <table:table-cell office:value-type="float" office:value="82" table:formula="of:=[.Q167]+[.Q166]" table:style-name="ce328">
            <text:p>82</text:p>
          </table:table-cell>
          <table:table-cell office:value-type="float" office:value="97" table:formula="of:=[.R167]+[.R166]" table:style-name="ce328">
            <text:p>97</text:p>
          </table:table-cell>
          <table:table-cell office:value-type="float" office:value="67" table:formula="of:=[.S167]+[.S166]" table:style-name="ce328">
            <text:p>67</text:p>
          </table:table-cell>
          <table:table-cell office:value-type="float" office:value="97" table:formula="of:=[.T167]+[.T166]" table:style-name="ce328">
            <text:p>97</text:p>
          </table:table-cell>
          <table:table-cell office:value-type="float" office:value="131" table:formula="of:=[.U167]+[.U166]" table:style-name="ce328">
            <text:p>131</text:p>
          </table:table-cell>
          <table:table-cell office:value-type="float" office:value="48" table:formula="of:=[.V167]+[.V166]" table:style-name="ce328">
            <text:p>48</text:p>
          </table:table-cell>
          <table:table-cell office:value-type="float" office:value="39" table:formula="of:=[.W167]+[.W166]" table:style-name="ce328">
            <text:p>39</text:p>
          </table:table-cell>
          <table:table-cell office:value-type="float" office:value="87" table:formula="of:=[.X167]+[.X166]" table:style-name="ce328">
            <text:p>87</text:p>
          </table:table-cell>
          <table:table-cell office:value-type="float" office:value="50" table:formula="of:=[.Y167]+[.Y166]" table:style-name="ce328">
            <text:p>50</text:p>
          </table:table-cell>
          <table:table-cell office:value-type="float" office:value="1371" table:formula="of:=SUM([.B168:.Y168])" table:style-name="ce329">
            <text:p>1371</text:p>
          </table:table-cell>
          <table:table-cell table:style-name="ce175"/>
          <table:table-cell table:number-columns-repeated="16357"/>
        </table:table-row>
        <table:table-row table:style-name="ro3">
          <table:table-cell table:style-name="ce330"/>
          <table:table-cell table:number-columns-repeated="24" table:style-name="ce275"/>
          <table:table-cell office:value-type="float" office:value="1371" table:formula="of:=[.Z166]+[.Z167]" table:style-name="ce329">
            <office:annotation office:display="true" draw:style-name="a3" svg:x="12.9131944444444in" svg:y="19.1354166666667in" svg:width="0.815972222222222in" svg:height="1.06597222222222in">
              <dc:creator>A satisfied Microsoft Office user</dc:creator>
              <text:p><text:span text:style-name="T5">Amount of generation remaining after ALL obligations</text:span></text:p>
            </office:annotation>
            <text:p>1371</text:p>
          </table:table-cell>
          <table:table-cell office:value-type="string" table:style-name="ce175">
            <text:p>gen. net</text:p>
          </table:table-cell>
          <table:table-cell table:number-columns-repeated="16357"/>
        </table:table-row>
        <table:table-row table:style-name="ro19">
          <table:table-cell office:value-type="string" table:style-name="ce313">
            <text:p>SPINNING RESERVES MUST BE AL LEAST 101 MW</text:p>
          </table:table-cell>
          <table:table-cell table:style-name="ce314"/>
          <table:table-cell table:number-columns-repeated="5" table:style-name="ce315"/>
          <table:table-cell table:number-columns-repeated="18" table:style-name="ce316"/>
          <table:table-cell table:style-name="ce302"/>
          <table:table-cell table:style-name="ce175"/>
          <table:table-cell table:number-columns-repeated="16357"/>
        </table:table-row>
        <table:table-row table:style-name="ro20">
          <table:table-cell office:value-type="string" table:style-name="ce338">
            <text:p>Actual Spinning Res.<text:s text:c="12"/></text:p>
          </table:table-cell>
          <table:table-cell office:value-type="float" office:value="232" table:formula="of:=((IF((103-[.B$89])=103;0;(103-[.B$89])))+(IF((200-[.B$95])=200;0;(200-[.B$95])))+(IF((196-[.B$98])=196;0;(196-[.B$98])))+(IF((200-[.B$101])=200;0;(200-[.B$101])))+(IF((70-[.B$104])=70;0;(MIN(40;(70-[.B$104]))))+(IF((78-[.B$109])=78;0;(MIN(50;(78-[.B$109])))))+(IF((103-[.B$114])=103;0;(MIN(66;(103-[.B$114])))))+(IF((195-[.B$119]-[.B$124]-[.B$129]-[.B$134]-[.B$139])=195;0;(MIN(70;(195-[.B$119]-[.B$124]-[.B$129]-[.B$134]-[.B$139])))))+(IF((64-[.B$144])=64;0;(MIN(50;(64-[.B$144])))))+(IF((48-[.B$149])=48;0;(MIN(20;(48-[.B$149])))))+(IF((44-[.B$154])=44;0;(MIN(20;(44-[.B$154])))))+(IF((130-[.B$159])=130;0;(MIN(20;(130-[.B$159])))))))" table:style-name="ce339">
            <text:p>232</text:p>
          </table:table-cell>
          <table:table-cell office:value-type="float" office:value="198" table:formula="of:=((IF((103-[.C$89])=103;0;(103-[.C$89])))+(IF((200-[.C$95])=200;0;(200-[.C$95])))+(IF((196-[.C$98])=196;0;(196-[.C$98])))+(IF((200-[.C$101])=200;0;(200-[.C$101])))+(IF((70-[.C$104])=70;0;(MIN(40;(70-[.C$104]))))+(IF((78-[.C$109])=78;0;(MIN(50;(78-[.C$109])))))+(IF((103-[.C$114])=103;0;(MIN(66;(103-[.C$114])))))+(IF((195-[.C$119]-[.C$124]-[.C$129]-[.C$134]-[.C$139])=195;0;(MIN(70;(195-[.C$119]-[.C$124]-[.C$129]-[.C$134]-[.C$139])))))+(IF((64-[.C$144])=64;0;(MIN(50;(64-[.C$144])))))+(IF((48-[.C$149])=48;0;(MIN(20;(48-[.C$149])))))+(IF((44-[.C$154])=44;0;(MIN(20;(44-[.C$154])))))+(IF((130-[.C$159])=130;0;(MIN(20;(130-[.C$159])))))))" table:style-name="ce339">
            <text:p>198</text:p>
          </table:table-cell>
          <table:table-cell office:value-type="float" office:value="221" table:formula="of:=((IF((103-[.D$89])=103;0;(103-[.D$89])))+(IF((200-[.D$95])=200;0;(200-[.D$95])))+(IF((196-[.D$98])=196;0;(196-[.D$98])))+(IF((200-[.D$101])=200;0;(200-[.D$101])))+(IF((70-[.D$104])=70;0;(MIN(40;(70-[.D$104]))))+(IF((78-[.D$109])=78;0;(MIN(50;(78-[.D$109])))))+(IF((103-[.D$114])=103;0;(MIN(66;(103-[.D$114])))))+(IF((195-[.D$119]-[.D$124]-[.D$129]-[.D$134]-[.D$139])=195;0;(MIN(70;(195-[.D$119]-[.D$124]-[.D$129]-[.D$134]-[.D$139])))))+(IF((64-[.D$144])=64;0;(MIN(50;(64-[.D$144])))))+(IF((48-[.D$149])=48;0;(MIN(20;(48-[.D$149])))))+(IF((44-[.D$154])=44;0;(MIN(20;(44-[.D$154])))))+(IF((130-[.D$159])=130;0;(MIN(20;(130-[.D$159])))))))" table:style-name="ce339">
            <text:p>221</text:p>
          </table:table-cell>
          <table:table-cell office:value-type="float" office:value="201" table:formula="of:=((IF((103-[.E$89])=103;0;(103-[.E$89])))+(IF((200-[.E$95])=200;0;(200-[.E$95])))+(IF((196-[.E$98])=196;0;(196-[.E$98])))+(IF((200-[.E$101])=200;0;(200-[.E$101])))+(IF((70-[.E$104])=70;0;(MIN(40;(70-[.E$104]))))+(IF((78-[.E$109])=78;0;(MIN(50;(78-[.E$109])))))+(IF((103-[.E$114])=103;0;(MIN(66;(103-[.E$114])))))+(IF((195-[.E$119]-[.E$124]-[.E$129]-[.E$134]-[.E$139])=195;0;(MIN(70;(195-[.E$119]-[.E$124]-[.E$129]-[.E$134]-[.E$139])))))+(IF((64-[.E$144])=64;0;(MIN(50;(64-[.E$144])))))+(IF((48-[.E$149])=48;0;(MIN(20;(48-[.E$149])))))+(IF((44-[.E$154])=44;0;(MIN(20;(44-[.E$154])))))+(IF((130-[.E$159])=130;0;(MIN(20;(130-[.E$159])))))))" table:style-name="ce339">
            <text:p>201</text:p>
          </table:table-cell>
          <table:table-cell office:value-type="float" office:value="185" table:formula="of:=((IF((103-[.F$89])=103;0;(103-[.F$89])))+(IF((200-[.F$95])=200;0;(200-[.F$95])))+(IF((196-[.F$98])=196;0;(196-[.F$98])))+(IF((200-[.F$101])=200;0;(200-[.F$101])))+(IF((70-[.F$104])=70;0;(MIN(40;(70-[.F$104]))))+(IF((78-[.F$109])=78;0;(MIN(50;(78-[.F$109])))))+(IF((103-[.F$114])=103;0;(MIN(66;(103-[.F$114])))))+(IF((195-[.F$119]-[.F$124]-[.F$129]-[.F$134]-[.F$139])=195;0;(MIN(70;(195-[.F$119]-[.F$124]-[.F$129]-[.F$134]-[.F$139])))))+(IF((64-[.F$144])=64;0;(MIN(50;(64-[.F$144])))))+(IF((48-[.F$149])=48;0;(MIN(20;(48-[.F$149])))))+(IF((44-[.F$154])=44;0;(MIN(20;(44-[.F$154])))))+(IF((130-[.F$159])=130;0;(MIN(20;(130-[.F$159])))))))" table:style-name="ce339">
            <text:p>185</text:p>
          </table:table-cell>
          <table:table-cell office:value-type="float" office:value="157" table:formula="of:=((IF((103-[.G$89])=103;0;(103-[.G$89])))+(IF((200-[.G$95])=200;0;(200-[.G$95])))+(IF((196-[.G$98])=196;0;(196-[.G$98])))+(IF((200-[.G$101])=200;0;(200-[.G$101])))+(IF((70-[.G$104])=70;0;(MIN(40;(70-[.G$104]))))+(IF((78-[.G$109])=78;0;(MIN(50;(78-[.G$109])))))+(IF((103-[.G$114])=103;0;(MIN(66;(103-[.G$114])))))+(IF((195-[.G$119]-[.G$124]-[.G$129]-[.G$134]-[.G$139])=195;0;(MIN(70;(195-[.G$119]-[.G$124]-[.G$129]-[.G$134]-[.G$139])))))+(IF((64-[.G$144])=64;0;(MIN(50;(64-[.G$144])))))+(IF((48-[.G$149])=48;0;(MIN(20;(48-[.G$149])))))+(IF((44-[.G$154])=44;0;(MIN(20;(44-[.G$154])))))+(IF((130-[.G$159])=130;0;(MIN(20;(130-[.G$159])))))))" table:style-name="ce339">
            <text:p>157</text:p>
          </table:table-cell>
          <table:table-cell office:value-type="float" office:value="112" table:formula="of:=((IF((103-[.H$89])=103;0;(103-[.H$89])))+(IF((200-[.H$95])=200;0;(200-[.H$95])))+(IF((196-[.H$98])=196;0;(196-[.H$98])))+(IF((200-[.H$101])=200;0;(200-[.H$101])))+(IF((70-[.H$104])=70;0;(MIN(40;(70-[.H$104]))))+(IF((78-[.H$109])=78;0;(MIN(50;(78-[.H$109])))))+(IF((103-[.H$114])=103;0;(MIN(66;(103-[.H$114])))))+(IF((195-[.H$119]-[.H$124]-[.H$129]-[.H$134]-[.H$139])=195;0;(MIN(70;(195-[.H$119]-[.H$124]-[.H$129]-[.H$134]-[.H$139])))))+(IF((64-[.H$144])=64;0;(MIN(50;(64-[.H$144])))))+(IF((48-[.H$149])=48;0;(MIN(20;(48-[.H$149])))))+(IF((44-[.H$154])=44;0;(MIN(20;(44-[.H$154])))))+(IF((130-[.H$159])=130;0;(MIN(20;(130-[.H$159])))))))" table:style-name="ce339">
            <text:p>112</text:p>
          </table:table-cell>
          <table:table-cell office:value-type="float" office:value="124" table:formula="of:=((IF((103-[.I$89])=103;0;(103-[.I$89])))+(IF((200-[.I$95])=200;0;(200-[.I$95])))+(IF((196-[.I$98])=196;0;(196-[.I$98])))+(IF((200-[.I$101])=200;0;(200-[.I$101])))+(IF((70-[.I$104])=70;0;(MIN(40;(70-[.I$104]))))+(IF((78-[.I$109])=78;0;(MIN(50;(78-[.I$109])))))+(IF((103-[.I$114])=103;0;(MIN(66;(103-[.I$114])))))+(IF((195-[.I$119]-[.I$124]-[.I$129]-[.I$134]-[.I$139])=195;0;(MIN(70;(195-[.I$119]-[.I$124]-[.I$129]-[.I$134]-[.I$139])))))+(IF((64-[.I$144])=64;0;(MIN(50;(64-[.I$144])))))+(IF((48-[.I$149])=48;0;(MIN(20;(48-[.I$149])))))+(IF((44-[.I$154])=44;0;(MIN(20;(44-[.I$154])))))+(IF((130-[.I$159])=130;0;(MIN(20;(130-[.I$159])))))))" table:style-name="ce339">
            <text:p>124</text:p>
          </table:table-cell>
          <table:table-cell office:value-type="float" office:value="133" table:formula="of:=((IF((103-[.J$89])=103;0;(103-[.J$89])))+(IF((200-[.J$95])=200;0;(200-[.J$95])))+(IF((196-[.J$98])=196;0;(196-[.J$98])))+(IF((200-[.J$101])=200;0;(200-[.J$101])))+(IF((70-[.J$104])=70;0;(MIN(40;(70-[.J$104]))))+(IF((78-[.J$109])=78;0;(MIN(50;(78-[.J$109])))))+(IF((103-[.J$114])=103;0;(MIN(66;(103-[.J$114])))))+(IF((195-[.J$119]-[.J$124]-[.J$129]-[.J$134]-[.J$139])=195;0;(MIN(70;(195-[.J$119]-[.J$124]-[.J$129]-[.J$134]-[.J$139])))))+(IF((64-[.J$144])=64;0;(MIN(50;(64-[.J$144])))))+(IF((48-[.J$149])=48;0;(MIN(20;(48-[.J$149])))))+(IF((44-[.J$154])=44;0;(MIN(20;(44-[.J$154])))))+(IF((130-[.J$159])=130;0;(MIN(20;(130-[.J$159])))))))" table:style-name="ce339">
            <text:p>133</text:p>
          </table:table-cell>
          <table:table-cell office:value-type="float" office:value="132" table:formula="of:=((IF((103-[.K$89])=103;0;(103-[.K$89])))+(IF((200-[.K$95])=200;0;(200-[.K$95])))+(IF((196-[.K$98])=196;0;(196-[.K$98])))+(IF((200-[.K$101])=200;0;(200-[.K$101])))+(IF((70-[.K$104])=70;0;(MIN(40;(70-[.K$104]))))+(IF((78-[.K$109])=78;0;(MIN(50;(78-[.K$109])))))+(IF((103-[.K$114])=103;0;(MIN(66;(103-[.K$114])))))+(IF((195-[.K$119]-[.K$124]-[.K$129]-[.K$134]-[.K$139])=195;0;(MIN(70;(195-[.K$119]-[.K$124]-[.K$129]-[.K$134]-[.K$139])))))+(IF((64-[.K$144])=64;0;(MIN(50;(64-[.K$144])))))+(IF((48-[.K$149])=48;0;(MIN(20;(48-[.K$149])))))+(IF((44-[.K$154])=44;0;(MIN(20;(44-[.K$154])))))+(IF((130-[.K$159])=130;0;(MIN(20;(130-[.K$159])))))))" table:style-name="ce339">
            <text:p>132</text:p>
          </table:table-cell>
          <table:table-cell office:value-type="float" office:value="139" table:formula="of:=((IF((103-[.L$89])=103;0;(103-[.L$89])))+(IF((200-[.L$95])=200;0;(200-[.L$95])))+(IF((196-[.L$98])=196;0;(196-[.L$98])))+(IF((200-[.L$101])=200;0;(200-[.L$101])))+(IF((70-[.L$104])=70;0;(MIN(40;(70-[.L$104]))))+(IF((78-[.L$109])=78;0;(MIN(50;(78-[.L$109])))))+(IF((103-[.L$114])=103;0;(MIN(66;(103-[.L$114])))))+(IF((195-[.L$119]-[.L$124]-[.L$129]-[.L$134]-[.L$139])=195;0;(MIN(70;(195-[.L$119]-[.L$124]-[.L$129]-[.L$134]-[.L$139])))))+(IF((64-[.L$144])=64;0;(MIN(50;(64-[.L$144])))))+(IF((48-[.L$149])=48;0;(MIN(20;(48-[.L$149])))))+(IF((44-[.L$154])=44;0;(MIN(20;(44-[.L$154])))))+(IF((130-[.L$159])=130;0;(MIN(20;(130-[.L$159])))))))" table:style-name="ce339">
            <text:p>139</text:p>
          </table:table-cell>
          <table:table-cell office:value-type="float" office:value="92" table:formula="of:=((IF((103-[.M$89])=103;0;(103-[.M$89])))+(IF((200-[.M$95])=200;0;(200-[.M$95])))+(IF((196-[.M$98])=196;0;(196-[.M$98])))+(IF((200-[.M$101])=200;0;(200-[.M$101])))+(IF((70-[.M$104])=70;0;(MIN(40;(70-[.M$104]))))+(IF((78-[.M$109])=78;0;(MIN(50;(78-[.M$109])))))+(IF((103-[.M$114])=103;0;(MIN(66;(103-[.M$114])))))+(IF((195-[.M$119]-[.M$124]-[.M$129]-[.M$134]-[.M$139])=195;0;(MIN(70;(195-[.M$119]-[.M$124]-[.M$129]-[.M$134]-[.M$139])))))+(IF((64-[.M$144])=64;0;(MIN(50;(64-[.M$144])))))+(IF((48-[.M$149])=48;0;(MIN(20;(48-[.M$149])))))+(IF((44-[.M$154])=44;0;(MIN(20;(44-[.M$154])))))+(IF((130-[.M$159])=130;0;(MIN(20;(130-[.M$159])))))))" table:style-name="ce339">
            <text:p>92</text:p>
          </table:table-cell>
          <table:table-cell office:value-type="float" office:value="163" table:formula="of:=((IF((103-[.N$89])=103;0;(103-[.N$89])))+(IF((200-[.N$95])=200;0;(200-[.N$95])))+(IF((196-[.N$98])=196;0;(196-[.N$98])))+(IF((200-[.N$101])=200;0;(200-[.N$101])))+(IF((70-[.N$104])=70;0;(MIN(40;(70-[.N$104]))))+(IF((78-[.N$109])=78;0;(MIN(50;(78-[.N$109])))))+(IF((103-[.N$114])=103;0;(MIN(66;(103-[.N$114])))))+(IF((195-[.N$119]-[.N$124]-[.N$129]-[.N$134]-[.N$139])=195;0;(MIN(70;(195-[.N$119]-[.N$124]-[.N$129]-[.N$134]-[.N$139])))))+(IF((64-[.N$144])=64;0;(MIN(50;(64-[.N$144])))))+(IF((48-[.N$149])=48;0;(MIN(20;(48-[.N$149])))))+(IF((44-[.N$154])=44;0;(MIN(20;(44-[.N$154])))))+(IF((130-[.N$159])=130;0;(MIN(20;(130-[.N$159])))))))" table:style-name="ce339">
            <text:p>163</text:p>
          </table:table-cell>
          <table:table-cell office:value-type="float" office:value="187" table:formula="of:=((IF((103-[.O$89])=103;0;(103-[.O$89])))+(IF((200-[.O$95])=200;0;(200-[.O$95])))+(IF((196-[.O$98])=196;0;(196-[.O$98])))+(IF((200-[.O$101])=200;0;(200-[.O$101])))+(IF((70-[.O$104])=70;0;(MIN(40;(70-[.O$104]))))+(IF((78-[.O$109])=78;0;(MIN(50;(78-[.O$109])))))+(IF((103-[.O$114])=103;0;(MIN(66;(103-[.O$114])))))+(IF((195-[.O$119]-[.O$124]-[.O$129]-[.O$134]-[.O$139])=195;0;(MIN(70;(195-[.O$119]-[.O$124]-[.O$129]-[.O$134]-[.O$139])))))+(IF((64-[.O$144])=64;0;(MIN(50;(64-[.O$144])))))+(IF((48-[.O$149])=48;0;(MIN(20;(48-[.O$149])))))+(IF((44-[.O$154])=44;0;(MIN(20;(44-[.O$154])))))+(IF((130-[.O$159])=130;0;(MIN(20;(130-[.O$159])))))))" table:style-name="ce339">
            <text:p>187</text:p>
          </table:table-cell>
          <table:table-cell office:value-type="float" office:value="196" table:formula="of:=((IF((103-[.P$89])=103;0;(103-[.P$89])))+(IF((200-[.P$95])=200;0;(200-[.P$95])))+(IF((196-[.P$98])=196;0;(196-[.P$98])))+(IF((200-[.P$101])=200;0;(200-[.P$101])))+(IF((70-[.P$104])=70;0;(MIN(40;(70-[.P$104]))))+(IF((78-[.P$109])=78;0;(MIN(50;(78-[.P$109])))))+(IF((103-[.P$114])=103;0;(MIN(66;(103-[.P$114])))))+(IF((195-[.P$119]-[.P$124]-[.P$129]-[.P$134]-[.P$139])=195;0;(MIN(70;(195-[.P$119]-[.P$124]-[.P$129]-[.P$134]-[.P$139])))))+(IF((64-[.P$144])=64;0;(MIN(50;(64-[.P$144])))))+(IF((48-[.P$149])=48;0;(MIN(20;(48-[.P$149])))))+(IF((44-[.P$154])=44;0;(MIN(20;(44-[.P$154])))))+(IF((130-[.P$159])=130;0;(MIN(20;(130-[.P$159])))))))" table:style-name="ce339">
            <text:p>196</text:p>
          </table:table-cell>
          <table:table-cell office:value-type="float" office:value="221" table:formula="of:=((IF((103-[.Q$89])=103;0;(103-[.Q$89])))+(IF((200-[.Q$95])=200;0;(200-[.Q$95])))+(IF((196-[.Q$98])=196;0;(196-[.Q$98])))+(IF((200-[.Q$101])=200;0;(200-[.Q$101])))+(IF((70-[.Q$104])=70;0;(MIN(40;(70-[.Q$104]))))+(IF((78-[.Q$109])=78;0;(MIN(50;(78-[.Q$109])))))+(IF((103-[.Q$114])=103;0;(MIN(66;(103-[.Q$114])))))+(IF((195-[.Q$119]-[.Q$124]-[.Q$129]-[.Q$134]-[.Q$139])=195;0;(MIN(70;(195-[.Q$119]-[.Q$124]-[.Q$129]-[.Q$134]-[.Q$139])))))+(IF((64-[.Q$144])=64;0;(MIN(50;(64-[.Q$144])))))+(IF((48-[.Q$149])=48;0;(MIN(20;(48-[.Q$149])))))+(IF((44-[.Q$154])=44;0;(MIN(20;(44-[.Q$154])))))+(IF((130-[.Q$159])=130;0;(MIN(20;(130-[.Q$159])))))))" table:style-name="ce339">
            <text:p>221</text:p>
          </table:table-cell>
          <table:table-cell office:value-type="float" office:value="222" table:formula="of:=((IF((103-[.R$89])=103;0;(103-[.R$89])))+(IF((200-[.R$95])=200;0;(200-[.R$95])))+(IF((196-[.R$98])=196;0;(196-[.R$98])))+(IF((200-[.R$101])=200;0;(200-[.R$101])))+(IF((70-[.R$104])=70;0;(MIN(40;(70-[.R$104]))))+(IF((78-[.R$109])=78;0;(MIN(50;(78-[.R$109])))))+(IF((103-[.R$114])=103;0;(MIN(66;(103-[.R$114])))))+(IF((195-[.R$119]-[.R$124]-[.R$129]-[.R$134]-[.R$139])=195;0;(MIN(70;(195-[.R$119]-[.R$124]-[.R$129]-[.R$134]-[.R$139])))))+(IF((64-[.R$144])=64;0;(MIN(50;(64-[.R$144])))))+(IF((48-[.R$149])=48;0;(MIN(20;(48-[.R$149])))))+(IF((44-[.R$154])=44;0;(MIN(20;(44-[.R$154])))))+(IF((130-[.R$159])=130;0;(MIN(20;(130-[.R$159])))))))" table:style-name="ce339">
            <text:p>222</text:p>
          </table:table-cell>
          <table:table-cell office:value-type="float" office:value="279" table:formula="of:=((IF((103-[.S$89])=103;0;(103-[.S$89])))+(IF((200-[.S$95])=200;0;(200-[.S$95])))+(IF((196-[.S$98])=196;0;(196-[.S$98])))+(IF((200-[.S$101])=200;0;(200-[.S$101])))+(IF((70-[.S$104])=70;0;(MIN(40;(70-[.S$104]))))+(IF((78-[.S$109])=78;0;(MIN(50;(78-[.S$109])))))+(IF((103-[.S$114])=103;0;(MIN(66;(103-[.S$114])))))+(IF((195-[.S$119]-[.S$124]-[.S$129]-[.S$134]-[.S$139])=195;0;(MIN(70;(195-[.S$119]-[.S$124]-[.S$129]-[.S$134]-[.S$139])))))+(IF((64-[.S$144])=64;0;(MIN(50;(64-[.S$144])))))+(IF((48-[.S$149])=48;0;(MIN(20;(48-[.S$149])))))+(IF((44-[.S$154])=44;0;(MIN(20;(44-[.S$154])))))+(IF((130-[.S$159])=130;0;(MIN(20;(130-[.S$159])))))))" table:style-name="ce339">
            <text:p>279</text:p>
          </table:table-cell>
          <table:table-cell office:value-type="float" office:value="210" table:formula="of:=((IF((103-[.T$89])=103;0;(103-[.T$89])))+(IF((200-[.T$95])=200;0;(200-[.T$95])))+(IF((196-[.T$98])=196;0;(196-[.T$98])))+(IF((200-[.T$101])=200;0;(200-[.T$101])))+(IF((70-[.T$104])=70;0;(MIN(40;(70-[.T$104]))))+(IF((78-[.T$109])=78;0;(MIN(50;(78-[.T$109])))))+(IF((103-[.T$114])=103;0;(MIN(66;(103-[.T$114])))))+(IF((195-[.T$119]-[.T$124]-[.T$129]-[.T$134]-[.T$139])=195;0;(MIN(70;(195-[.T$119]-[.T$124]-[.T$129]-[.T$134]-[.T$139])))))+(IF((64-[.T$144])=64;0;(MIN(50;(64-[.T$144])))))+(IF((48-[.T$149])=48;0;(MIN(20;(48-[.T$149])))))+(IF((44-[.T$154])=44;0;(MIN(20;(44-[.T$154])))))+(IF((130-[.T$159])=130;0;(MIN(20;(130-[.T$159])))))))" table:style-name="ce339">
            <text:p>210</text:p>
          </table:table-cell>
          <table:table-cell office:value-type="float" office:value="224" table:formula="of:=((IF((103-[.U$89])=103;0;(103-[.U$89])))+(IF((200-[.U$95])=200;0;(200-[.U$95])))+(IF((196-[.U$98])=196;0;(196-[.U$98])))+(IF((200-[.U$101])=200;0;(200-[.U$101])))+(IF((70-[.U$104])=70;0;(MIN(40;(70-[.U$104]))))+(IF((78-[.U$109])=78;0;(MIN(50;(78-[.U$109])))))+(IF((103-[.U$114])=103;0;(MIN(66;(103-[.U$114])))))+(IF((195-[.U$119]-[.U$124]-[.U$129]-[.U$134]-[.U$139])=195;0;(MIN(70;(195-[.U$119]-[.U$124]-[.U$129]-[.U$134]-[.U$139])))))+(IF((64-[.U$144])=64;0;(MIN(50;(64-[.U$144])))))+(IF((48-[.U$149])=48;0;(MIN(20;(48-[.U$149])))))+(IF((44-[.U$154])=44;0;(MIN(20;(44-[.U$154])))))+(IF((130-[.U$159])=130;0;(MIN(20;(130-[.U$159])))))))" table:style-name="ce339">
            <text:p>224</text:p>
          </table:table-cell>
          <table:table-cell office:value-type="float" office:value="230" table:formula="of:=((IF((103-[.V$89])=103;0;(103-[.V$89])))+(IF((200-[.V$95])=200;0;(200-[.V$95])))+(IF((196-[.V$98])=196;0;(196-[.V$98])))+(IF((200-[.V$101])=200;0;(200-[.V$101])))+(IF((70-[.V$104])=70;0;(MIN(40;(70-[.V$104]))))+(IF((78-[.V$109])=78;0;(MIN(50;(78-[.V$109])))))+(IF((103-[.V$114])=103;0;(MIN(66;(103-[.V$114])))))+(IF((195-[.V$119]-[.V$124]-[.V$129]-[.V$134]-[.V$139])=195;0;(MIN(70;(195-[.V$119]-[.V$124]-[.V$129]-[.V$134]-[.V$139])))))+(IF((64-[.V$144])=64;0;(MIN(50;(64-[.V$144])))))+(IF((48-[.V$149])=48;0;(MIN(20;(48-[.V$149])))))+(IF((44-[.V$154])=44;0;(MIN(20;(44-[.V$154])))))+(IF((130-[.V$159])=130;0;(MIN(20;(130-[.V$159])))))))" table:style-name="ce339">
            <text:p>230</text:p>
          </table:table-cell>
          <table:table-cell office:value-type="float" office:value="180" table:formula="of:=((IF((103-[.W$89])=103;0;(103-[.W$89])))+(IF((200-[.W$95])=200;0;(200-[.W$95])))+(IF((196-[.W$98])=196;0;(196-[.W$98])))+(IF((200-[.W$101])=200;0;(200-[.W$101])))+(IF((70-[.W$104])=70;0;(MIN(40;(70-[.W$104]))))+(IF((78-[.W$109])=78;0;(MIN(50;(78-[.W$109])))))+(IF((103-[.W$114])=103;0;(MIN(66;(103-[.W$114])))))+(IF((195-[.W$119]-[.W$124]-[.W$129]-[.W$134]-[.W$139])=195;0;(MIN(70;(195-[.W$119]-[.W$124]-[.W$129]-[.W$134]-[.W$139])))))+(IF((64-[.W$144])=64;0;(MIN(50;(64-[.W$144])))))+(IF((48-[.W$149])=48;0;(MIN(20;(48-[.W$149])))))+(IF((44-[.W$154])=44;0;(MIN(20;(44-[.W$154])))))+(IF((130-[.W$159])=130;0;(MIN(20;(130-[.W$159])))))))" table:style-name="ce339">
            <text:p>180</text:p>
          </table:table-cell>
          <table:table-cell office:value-type="float" office:value="222" table:formula="of:=((IF((103-[.X$89])=103;0;(103-[.X$89])))+(IF((200-[.X$95])=200;0;(200-[.X$95])))+(IF((196-[.X$98])=196;0;(196-[.X$98])))+(IF((200-[.X$101])=200;0;(200-[.X$101])))+(IF((70-[.X$104])=70;0;(MIN(40;(70-[.X$104]))))+(IF((78-[.X$109])=78;0;(MIN(50;(78-[.X$109])))))+(IF((103-[.X$114])=103;0;(MIN(66;(103-[.X$114])))))+(IF((195-[.X$119]-[.X$124]-[.X$129]-[.X$134]-[.X$139])=195;0;(MIN(70;(195-[.X$119]-[.X$124]-[.X$129]-[.X$134]-[.X$139])))))+(IF((64-[.X$144])=64;0;(MIN(50;(64-[.X$144])))))+(IF((48-[.X$149])=48;0;(MIN(20;(48-[.X$149])))))+(IF((44-[.X$154])=44;0;(MIN(20;(44-[.X$154])))))+(IF((130-[.X$159])=130;0;(MIN(20;(130-[.X$159])))))))" table:style-name="ce339">
            <text:p>222</text:p>
          </table:table-cell>
          <table:table-cell office:value-type="float" office:value="217" table:formula="of:=((IF((103-[.Y$89])=103;0;(103-[.Y$89])))+(IF((200-[.Y$95])=200;0;(200-[.Y$95])))+(IF((196-[.Y$98])=196;0;(196-[.Y$98])))+(IF((200-[.Y$101])=200;0;(200-[.Y$101])))+(IF((70-[.Y$104])=70;0;(MIN(40;(70-[.Y$104]))))+(IF((78-[.Y$109])=78;0;(MIN(50;(78-[.Y$109])))))+(IF((103-[.Y$114])=103;0;(MIN(66;(103-[.Y$114])))))+(IF((195-[.Y$119]-[.Y$124]-[.Y$129]-[.Y$134]-[.Y$139])=195;0;(MIN(70;(195-[.Y$119]-[.Y$124]-[.Y$129]-[.Y$134]-[.Y$139])))))+(IF((64-[.Y$144])=64;0;(MIN(50;(64-[.Y$144])))))+(IF((48-[.Y$149])=48;0;(MIN(20;(48-[.Y$149])))))+(IF((44-[.Y$154])=44;0;(MIN(20;(44-[.Y$154])))))+(IF((130-[.Y$159])=130;0;(MIN(20;(130-[.Y$159])))))))" table:style-name="ce340">
            <text:p>217</text:p>
          </table:table-cell>
          <table:table-cell table:style-name="ce270"/>
          <table:table-cell table:style-name="ce175"/>
          <table:table-cell table:number-columns-repeated="16357"/>
        </table:table-row>
        <table:table-row table:style-name="ro20">
          <table:table-cell office:value-type="string" table:style-name="ce341">
            <text:p>Test Spinning Res.<text:s text:c="15"/></text:p>
          </table:table-cell>
          <table:table-cell office:value-type="float" office:value="149" table:formula="of:=((IF((103-[.B$90])=103;0;(103-[.B$90])))+(IF((200-[.B$96])=200;0;(200-[.B$96])))+(IF((196-[.B$99])=196;0;(196-[.B$99])))+(IF((200-[.B$102])=200;0;(200-[.B$102])))+(IF((70-[.B$106])=70;0;(MIN(40;(70-[.B$106]))))+(IF((78-[.B$111])=78;0;(MIN(50;(78-[.B$111])))))+(IF((103-[.B$116])=103;0;(MIN(66;(103-[.B$116])))))+(IF((195-[.B$121]-[.B$126]-[.B$131]-[.B$136]-[.B$141])=195;0;(MIN(70;(195-[.B$121]-[.B$126]-[.B$131]-[.B$136]-[.B$141])))))+(IF((64-[.B$146])=64;0;(MIN(50;(64-[.B$146])))))+(IF((48-[.B$151])=48;0;(MIN(20;(48-[.B$151])))))+(IF((44-[.B$156])=44;0;(MIN(20;(44-[.B$156])))))+(IF((130-[.B$161])=130;0;(MIN(20;(130-[.B$161])))))))" table:style-name="ce342">
            <text:p>149</text:p>
          </table:table-cell>
          <table:table-cell office:value-type="float" office:value="200" table:formula="of:=((IF((103-[.C$90])=103;0;(103-[.C$90])))+(IF((200-[.C$96])=200;0;(200-[.C$96])))+(IF((196-[.C$99])=196;0;(196-[.C$99])))+(IF((200-[.C$102])=200;0;(200-[.C$102])))+(IF((70-[.C$106])=70;0;(MIN(40;(70-[.C$106]))))+(IF((78-[.C$111])=78;0;(MIN(50;(78-[.C$111])))))+(IF((103-[.C$116])=103;0;(MIN(66;(103-[.C$116])))))+(IF((195-[.C$121]-[.C$126]-[.C$131]-[.C$136]-[.C$141])=195;0;(MIN(70;(195-[.C$121]-[.C$126]-[.C$131]-[.C$136]-[.C$141])))))+(IF((64-[.C$146])=64;0;(MIN(50;(64-[.C$146])))))+(IF((48-[.C$151])=48;0;(MIN(20;(48-[.C$151])))))+(IF((44-[.C$156])=44;0;(MIN(20;(44-[.C$156])))))+(IF((130-[.C$161])=130;0;(MIN(20;(130-[.C$161])))))))" table:style-name="ce342">
            <text:p>200</text:p>
          </table:table-cell>
          <table:table-cell office:value-type="float" office:value="230" table:formula="of:=((IF((103-[.D$90])=103;0;(103-[.D$90])))+(IF((200-[.D$96])=200;0;(200-[.D$96])))+(IF((196-[.D$99])=196;0;(196-[.D$99])))+(IF((200-[.D$102])=200;0;(200-[.D$102])))+(IF((70-[.D$106])=70;0;(MIN(40;(70-[.D$106]))))+(IF((78-[.D$111])=78;0;(MIN(50;(78-[.D$111])))))+(IF((103-[.D$116])=103;0;(MIN(66;(103-[.D$116])))))+(IF((195-[.D$121]-[.D$126]-[.D$131]-[.D$136]-[.D$141])=195;0;(MIN(70;(195-[.D$121]-[.D$126]-[.D$131]-[.D$136]-[.D$141])))))+(IF((64-[.D$146])=64;0;(MIN(50;(64-[.D$146])))))+(IF((48-[.D$151])=48;0;(MIN(20;(48-[.D$151])))))+(IF((44-[.D$156])=44;0;(MIN(20;(44-[.D$156])))))+(IF((130-[.D$161])=130;0;(MIN(20;(130-[.D$161])))))))" table:style-name="ce342">
            <text:p>230</text:p>
          </table:table-cell>
          <table:table-cell office:value-type="float" office:value="230" table:formula="of:=((IF((103-[.E$90])=103;0;(103-[.E$90])))+(IF((200-[.E$96])=200;0;(200-[.E$96])))+(IF((196-[.E$99])=196;0;(196-[.E$99])))+(IF((200-[.E$102])=200;0;(200-[.E$102])))+(IF((70-[.E$106])=70;0;(MIN(40;(70-[.E$106]))))+(IF((78-[.E$111])=78;0;(MIN(50;(78-[.E$111])))))+(IF((103-[.E$116])=103;0;(MIN(66;(103-[.E$116])))))+(IF((195-[.E$121]-[.E$126]-[.E$131]-[.E$136]-[.E$141])=195;0;(MIN(70;(195-[.E$121]-[.E$126]-[.E$131]-[.E$136]-[.E$141])))))+(IF((64-[.E$146])=64;0;(MIN(50;(64-[.E$146])))))+(IF((48-[.E$151])=48;0;(MIN(20;(48-[.E$151])))))+(IF((44-[.E$156])=44;0;(MIN(20;(44-[.E$156])))))+(IF((130-[.E$161])=130;0;(MIN(20;(130-[.E$161])))))))" table:style-name="ce342">
            <text:p>230</text:p>
          </table:table-cell>
          <table:table-cell office:value-type="float" office:value="229" table:formula="of:=((IF((103-[.F$90])=103;0;(103-[.F$90])))+(IF((200-[.F$96])=200;0;(200-[.F$96])))+(IF((196-[.F$99])=196;0;(196-[.F$99])))+(IF((200-[.F$102])=200;0;(200-[.F$102])))+(IF((70-[.F$106])=70;0;(MIN(40;(70-[.F$106]))))+(IF((78-[.F$111])=78;0;(MIN(50;(78-[.F$111])))))+(IF((103-[.F$116])=103;0;(MIN(66;(103-[.F$116])))))+(IF((195-[.F$121]-[.F$126]-[.F$131]-[.F$136]-[.F$141])=195;0;(MIN(70;(195-[.F$121]-[.F$126]-[.F$131]-[.F$136]-[.F$141])))))+(IF((64-[.F$146])=64;0;(MIN(50;(64-[.F$146])))))+(IF((48-[.F$151])=48;0;(MIN(20;(48-[.F$151])))))+(IF((44-[.F$156])=44;0;(MIN(20;(44-[.F$156])))))+(IF((130-[.F$161])=130;0;(MIN(20;(130-[.F$161])))))))" table:style-name="ce342">
            <text:p>229</text:p>
          </table:table-cell>
          <table:table-cell office:value-type="float" office:value="229" table:formula="of:=((IF((103-[.G$90])=103;0;(103-[.G$90])))+(IF((200-[.G$96])=200;0;(200-[.G$96])))+(IF((196-[.G$99])=196;0;(196-[.G$99])))+(IF((200-[.G$102])=200;0;(200-[.G$102])))+(IF((70-[.G$106])=70;0;(MIN(40;(70-[.G$106]))))+(IF((78-[.G$111])=78;0;(MIN(50;(78-[.G$111])))))+(IF((103-[.G$116])=103;0;(MIN(66;(103-[.G$116])))))+(IF((195-[.G$121]-[.G$126]-[.G$131]-[.G$136]-[.G$141])=195;0;(MIN(70;(195-[.G$121]-[.G$126]-[.G$131]-[.G$136]-[.G$141])))))+(IF((64-[.G$146])=64;0;(MIN(50;(64-[.G$146])))))+(IF((48-[.G$151])=48;0;(MIN(20;(48-[.G$151])))))+(IF((44-[.G$156])=44;0;(MIN(20;(44-[.G$156])))))+(IF((130-[.G$161])=130;0;(MIN(20;(130-[.G$161])))))))" table:style-name="ce342">
            <text:p>229</text:p>
          </table:table-cell>
          <table:table-cell office:value-type="float" office:value="224" table:formula="of:=((IF((103-[.H$90])=103;0;(103-[.H$90])))+(IF((200-[.H$96])=200;0;(200-[.H$96])))+(IF((196-[.H$99])=196;0;(196-[.H$99])))+(IF((200-[.H$102])=200;0;(200-[.H$102])))+(IF((70-[.H$106])=70;0;(MIN(40;(70-[.H$106]))))+(IF((78-[.H$111])=78;0;(MIN(50;(78-[.H$111])))))+(IF((103-[.H$116])=103;0;(MIN(66;(103-[.H$116])))))+(IF((195-[.H$121]-[.H$126]-[.H$131]-[.H$136]-[.H$141])=195;0;(MIN(70;(195-[.H$121]-[.H$126]-[.H$131]-[.H$136]-[.H$141])))))+(IF((64-[.H$146])=64;0;(MIN(50;(64-[.H$146])))))+(IF((48-[.H$151])=48;0;(MIN(20;(48-[.H$151])))))+(IF((44-[.H$156])=44;0;(MIN(20;(44-[.H$156])))))+(IF((130-[.H$161])=130;0;(MIN(20;(130-[.H$161])))))))" table:style-name="ce342">
            <text:p>224</text:p>
          </table:table-cell>
          <table:table-cell office:value-type="float" office:value="229" table:formula="of:=((IF((103-[.I$90])=103;0;(103-[.I$90])))+(IF((200-[.I$96])=200;0;(200-[.I$96])))+(IF((196-[.I$99])=196;0;(196-[.I$99])))+(IF((200-[.I$102])=200;0;(200-[.I$102])))+(IF((70-[.I$106])=70;0;(MIN(40;(70-[.I$106]))))+(IF((78-[.I$111])=78;0;(MIN(50;(78-[.I$111])))))+(IF((103-[.I$116])=103;0;(MIN(66;(103-[.I$116])))))+(IF((195-[.I$121]-[.I$126]-[.I$131]-[.I$136]-[.I$141])=195;0;(MIN(70;(195-[.I$121]-[.I$126]-[.I$131]-[.I$136]-[.I$141])))))+(IF((64-[.I$146])=64;0;(MIN(50;(64-[.I$146])))))+(IF((48-[.I$151])=48;0;(MIN(20;(48-[.I$151])))))+(IF((44-[.I$156])=44;0;(MIN(20;(44-[.I$156])))))+(IF((130-[.I$161])=130;0;(MIN(20;(130-[.I$161])))))))" table:style-name="ce342">
            <text:p>229</text:p>
          </table:table-cell>
          <table:table-cell office:value-type="float" office:value="229" table:formula="of:=((IF((103-[.J$90])=103;0;(103-[.J$90])))+(IF((200-[.J$96])=200;0;(200-[.J$96])))+(IF((196-[.J$99])=196;0;(196-[.J$99])))+(IF((200-[.J$102])=200;0;(200-[.J$102])))+(IF((70-[.J$106])=70;0;(MIN(40;(70-[.J$106]))))+(IF((78-[.J$111])=78;0;(MIN(50;(78-[.J$111])))))+(IF((103-[.J$116])=103;0;(MIN(66;(103-[.J$116])))))+(IF((195-[.J$121]-[.J$126]-[.J$131]-[.J$136]-[.J$141])=195;0;(MIN(70;(195-[.J$121]-[.J$126]-[.J$131]-[.J$136]-[.J$141])))))+(IF((64-[.J$146])=64;0;(MIN(50;(64-[.J$146])))))+(IF((48-[.J$151])=48;0;(MIN(20;(48-[.J$151])))))+(IF((44-[.J$156])=44;0;(MIN(20;(44-[.J$156])))))+(IF((130-[.J$161])=130;0;(MIN(20;(130-[.J$161])))))))" table:style-name="ce342">
            <text:p>229</text:p>
          </table:table-cell>
          <table:table-cell office:value-type="float" office:value="229" table:formula="of:=((IF((103-[.K$90])=103;0;(103-[.K$90])))+(IF((200-[.K$96])=200;0;(200-[.K$96])))+(IF((196-[.K$99])=196;0;(196-[.K$99])))+(IF((200-[.K$102])=200;0;(200-[.K$102])))+(IF((70-[.K$106])=70;0;(MIN(40;(70-[.K$106]))))+(IF((78-[.K$111])=78;0;(MIN(50;(78-[.K$111])))))+(IF((103-[.K$116])=103;0;(MIN(66;(103-[.K$116])))))+(IF((195-[.K$121]-[.K$126]-[.K$131]-[.K$136]-[.K$141])=195;0;(MIN(70;(195-[.K$121]-[.K$126]-[.K$131]-[.K$136]-[.K$141])))))+(IF((64-[.K$146])=64;0;(MIN(50;(64-[.K$146])))))+(IF((48-[.K$151])=48;0;(MIN(20;(48-[.K$151])))))+(IF((44-[.K$156])=44;0;(MIN(20;(44-[.K$156])))))+(IF((130-[.K$161])=130;0;(MIN(20;(130-[.K$161])))))))" table:style-name="ce342">
            <text:p>229</text:p>
          </table:table-cell>
          <table:table-cell office:value-type="float" office:value="178" table:formula="of:=((IF((103-[.L$90])=103;0;(103-[.L$90])))+(IF((200-[.L$96])=200;0;(200-[.L$96])))+(IF((196-[.L$99])=196;0;(196-[.L$99])))+(IF((200-[.L$102])=200;0;(200-[.L$102])))+(IF((70-[.L$106])=70;0;(MIN(40;(70-[.L$106]))))+(IF((78-[.L$111])=78;0;(MIN(50;(78-[.L$111])))))+(IF((103-[.L$116])=103;0;(MIN(66;(103-[.L$116])))))+(IF((195-[.L$121]-[.L$126]-[.L$131]-[.L$136]-[.L$141])=195;0;(MIN(70;(195-[.L$121]-[.L$126]-[.L$131]-[.L$136]-[.L$141])))))+(IF((64-[.L$146])=64;0;(MIN(50;(64-[.L$146])))))+(IF((48-[.L$151])=48;0;(MIN(20;(48-[.L$151])))))+(IF((44-[.L$156])=44;0;(MIN(20;(44-[.L$156])))))+(IF((130-[.L$161])=130;0;(MIN(20;(130-[.L$161])))))))" table:style-name="ce342">
            <text:p>178</text:p>
          </table:table-cell>
          <table:table-cell office:value-type="float" office:value="178" table:formula="of:=((IF((103-[.M$90])=103;0;(103-[.M$90])))+(IF((200-[.M$96])=200;0;(200-[.M$96])))+(IF((196-[.M$99])=196;0;(196-[.M$99])))+(IF((200-[.M$102])=200;0;(200-[.M$102])))+(IF((70-[.M$106])=70;0;(MIN(40;(70-[.M$106]))))+(IF((78-[.M$111])=78;0;(MIN(50;(78-[.M$111])))))+(IF((103-[.M$116])=103;0;(MIN(66;(103-[.M$116])))))+(IF((195-[.M$121]-[.M$126]-[.M$131]-[.M$136]-[.M$141])=195;0;(MIN(70;(195-[.M$121]-[.M$126]-[.M$131]-[.M$136]-[.M$141])))))+(IF((64-[.M$146])=64;0;(MIN(50;(64-[.M$146])))))+(IF((48-[.M$151])=48;0;(MIN(20;(48-[.M$151])))))+(IF((44-[.M$156])=44;0;(MIN(20;(44-[.M$156])))))+(IF((130-[.M$161])=130;0;(MIN(20;(130-[.M$161])))))))" table:style-name="ce342">
            <text:p>178</text:p>
          </table:table-cell>
          <table:table-cell office:value-type="float" office:value="178" table:formula="of:=((IF((103-[.N$90])=103;0;(103-[.N$90])))+(IF((200-[.N$96])=200;0;(200-[.N$96])))+(IF((196-[.N$99])=196;0;(196-[.N$99])))+(IF((200-[.N$102])=200;0;(200-[.N$102])))+(IF((70-[.N$106])=70;0;(MIN(40;(70-[.N$106]))))+(IF((78-[.N$111])=78;0;(MIN(50;(78-[.N$111])))))+(IF((103-[.N$116])=103;0;(MIN(66;(103-[.N$116])))))+(IF((195-[.N$121]-[.N$126]-[.N$131]-[.N$136]-[.N$141])=195;0;(MIN(70;(195-[.N$121]-[.N$126]-[.N$131]-[.N$136]-[.N$141])))))+(IF((64-[.N$146])=64;0;(MIN(50;(64-[.N$146])))))+(IF((48-[.N$151])=48;0;(MIN(20;(48-[.N$151])))))+(IF((44-[.N$156])=44;0;(MIN(20;(44-[.N$156])))))+(IF((130-[.N$161])=130;0;(MIN(20;(130-[.N$161])))))))" table:style-name="ce342">
            <text:p>178</text:p>
          </table:table-cell>
          <table:table-cell office:value-type="float" office:value="178" table:formula="of:=((IF((103-[.O$90])=103;0;(103-[.O$90])))+(IF((200-[.O$96])=200;0;(200-[.O$96])))+(IF((196-[.O$99])=196;0;(196-[.O$99])))+(IF((200-[.O$102])=200;0;(200-[.O$102])))+(IF((70-[.O$106])=70;0;(MIN(40;(70-[.O$106]))))+(IF((78-[.O$111])=78;0;(MIN(50;(78-[.O$111])))))+(IF((103-[.O$116])=103;0;(MIN(66;(103-[.O$116])))))+(IF((195-[.O$121]-[.O$126]-[.O$131]-[.O$136]-[.O$141])=195;0;(MIN(70;(195-[.O$121]-[.O$126]-[.O$131]-[.O$136]-[.O$141])))))+(IF((64-[.O$146])=64;0;(MIN(50;(64-[.O$146])))))+(IF((48-[.O$151])=48;0;(MIN(20;(48-[.O$151])))))+(IF((44-[.O$156])=44;0;(MIN(20;(44-[.O$156])))))+(IF((130-[.O$161])=130;0;(MIN(20;(130-[.O$161])))))))" table:style-name="ce342">
            <text:p>178</text:p>
          </table:table-cell>
          <table:table-cell office:value-type="float" office:value="178" table:formula="of:=((IF((103-[.P$90])=103;0;(103-[.P$90])))+(IF((200-[.P$96])=200;0;(200-[.P$96])))+(IF((196-[.P$99])=196;0;(196-[.P$99])))+(IF((200-[.P$102])=200;0;(200-[.P$102])))+(IF((70-[.P$106])=70;0;(MIN(40;(70-[.P$106]))))+(IF((78-[.P$111])=78;0;(MIN(50;(78-[.P$111])))))+(IF((103-[.P$116])=103;0;(MIN(66;(103-[.P$116])))))+(IF((195-[.P$121]-[.P$126]-[.P$131]-[.P$136]-[.P$141])=195;0;(MIN(70;(195-[.P$121]-[.P$126]-[.P$131]-[.P$136]-[.P$141])))))+(IF((64-[.P$146])=64;0;(MIN(50;(64-[.P$146])))))+(IF((48-[.P$151])=48;0;(MIN(20;(48-[.P$151])))))+(IF((44-[.P$156])=44;0;(MIN(20;(44-[.P$156])))))+(IF((130-[.P$161])=130;0;(MIN(20;(130-[.P$161])))))))" table:style-name="ce342">
            <text:p>178</text:p>
          </table:table-cell>
          <table:table-cell office:value-type="float" office:value="178" table:formula="of:=((IF((103-[.Q$90])=103;0;(103-[.Q$90])))+(IF((200-[.Q$96])=200;0;(200-[.Q$96])))+(IF((196-[.Q$99])=196;0;(196-[.Q$99])))+(IF((200-[.Q$102])=200;0;(200-[.Q$102])))+(IF((70-[.Q$106])=70;0;(MIN(40;(70-[.Q$106]))))+(IF((78-[.Q$111])=78;0;(MIN(50;(78-[.Q$111])))))+(IF((103-[.Q$116])=103;0;(MIN(66;(103-[.Q$116])))))+(IF((195-[.Q$121]-[.Q$126]-[.Q$131]-[.Q$136]-[.Q$141])=195;0;(MIN(70;(195-[.Q$121]-[.Q$126]-[.Q$131]-[.Q$136]-[.Q$141])))))+(IF((64-[.Q$146])=64;0;(MIN(50;(64-[.Q$146])))))+(IF((48-[.Q$151])=48;0;(MIN(20;(48-[.Q$151])))))+(IF((44-[.Q$156])=44;0;(MIN(20;(44-[.Q$156])))))+(IF((130-[.Q$161])=130;0;(MIN(20;(130-[.Q$161])))))))" table:style-name="ce342">
            <text:p>178</text:p>
          </table:table-cell>
          <table:table-cell office:value-type="float" office:value="178" table:formula="of:=((IF((103-[.R$90])=103;0;(103-[.R$90])))+(IF((200-[.R$96])=200;0;(200-[.R$96])))+(IF((196-[.R$99])=196;0;(196-[.R$99])))+(IF((200-[.R$102])=200;0;(200-[.R$102])))+(IF((70-[.R$106])=70;0;(MIN(40;(70-[.R$106]))))+(IF((78-[.R$111])=78;0;(MIN(50;(78-[.R$111])))))+(IF((103-[.R$116])=103;0;(MIN(66;(103-[.R$116])))))+(IF((195-[.R$121]-[.R$126]-[.R$131]-[.R$136]-[.R$141])=195;0;(MIN(70;(195-[.R$121]-[.R$126]-[.R$131]-[.R$136]-[.R$141])))))+(IF((64-[.R$146])=64;0;(MIN(50;(64-[.R$146])))))+(IF((48-[.R$151])=48;0;(MIN(20;(48-[.R$151])))))+(IF((44-[.R$156])=44;0;(MIN(20;(44-[.R$156])))))+(IF((130-[.R$161])=130;0;(MIN(20;(130-[.R$161])))))))" table:style-name="ce342">
            <text:p>178</text:p>
          </table:table-cell>
          <table:table-cell office:value-type="float" office:value="178" table:formula="of:=((IF((103-[.S$90])=103;0;(103-[.S$90])))+(IF((200-[.S$96])=200;0;(200-[.S$96])))+(IF((196-[.S$99])=196;0;(196-[.S$99])))+(IF((200-[.S$102])=200;0;(200-[.S$102])))+(IF((70-[.S$106])=70;0;(MIN(40;(70-[.S$106]))))+(IF((78-[.S$111])=78;0;(MIN(50;(78-[.S$111])))))+(IF((103-[.S$116])=103;0;(MIN(66;(103-[.S$116])))))+(IF((195-[.S$121]-[.S$126]-[.S$131]-[.S$136]-[.S$141])=195;0;(MIN(70;(195-[.S$121]-[.S$126]-[.S$131]-[.S$136]-[.S$141])))))+(IF((64-[.S$146])=64;0;(MIN(50;(64-[.S$146])))))+(IF((48-[.S$151])=48;0;(MIN(20;(48-[.S$151])))))+(IF((44-[.S$156])=44;0;(MIN(20;(44-[.S$156])))))+(IF((130-[.S$161])=130;0;(MIN(20;(130-[.S$161])))))))" table:style-name="ce342">
            <text:p>178</text:p>
          </table:table-cell>
          <table:table-cell office:value-type="float" office:value="118" table:formula="of:=((IF((103-[.T$90])=103;0;(103-[.T$90])))+(IF((200-[.T$96])=200;0;(200-[.T$96])))+(IF((196-[.T$99])=196;0;(196-[.T$99])))+(IF((200-[.T$102])=200;0;(200-[.T$102])))+(IF((70-[.T$106])=70;0;(MIN(40;(70-[.T$106]))))+(IF((78-[.T$111])=78;0;(MIN(50;(78-[.T$111])))))+(IF((103-[.T$116])=103;0;(MIN(66;(103-[.T$116])))))+(IF((195-[.T$121]-[.T$126]-[.T$131]-[.T$136]-[.T$141])=195;0;(MIN(70;(195-[.T$121]-[.T$126]-[.T$131]-[.T$136]-[.T$141])))))+(IF((64-[.T$146])=64;0;(MIN(50;(64-[.T$146])))))+(IF((48-[.T$151])=48;0;(MIN(20;(48-[.T$151])))))+(IF((44-[.T$156])=44;0;(MIN(20;(44-[.T$156])))))+(IF((130-[.T$161])=130;0;(MIN(20;(130-[.T$161])))))))" table:style-name="ce342">
            <text:p>118</text:p>
          </table:table-cell>
          <table:table-cell office:value-type="float" office:value="118" table:formula="of:=((IF((103-[.U$90])=103;0;(103-[.U$90])))+(IF((200-[.U$96])=200;0;(200-[.U$96])))+(IF((196-[.U$99])=196;0;(196-[.U$99])))+(IF((200-[.U$102])=200;0;(200-[.U$102])))+(IF((70-[.U$106])=70;0;(MIN(40;(70-[.U$106]))))+(IF((78-[.U$111])=78;0;(MIN(50;(78-[.U$111])))))+(IF((103-[.U$116])=103;0;(MIN(66;(103-[.U$116])))))+(IF((195-[.U$121]-[.U$126]-[.U$131]-[.U$136]-[.U$141])=195;0;(MIN(70;(195-[.U$121]-[.U$126]-[.U$131]-[.U$136]-[.U$141])))))+(IF((64-[.U$146])=64;0;(MIN(50;(64-[.U$146])))))+(IF((48-[.U$151])=48;0;(MIN(20;(48-[.U$151])))))+(IF((44-[.U$156])=44;0;(MIN(20;(44-[.U$156])))))+(IF((130-[.U$161])=130;0;(MIN(20;(130-[.U$161])))))))" table:style-name="ce342">
            <text:p>118</text:p>
          </table:table-cell>
          <table:table-cell office:value-type="float" office:value="184" table:formula="of:=((IF((103-[.V$90])=103;0;(103-[.V$90])))+(IF((200-[.V$96])=200;0;(200-[.V$96])))+(IF((196-[.V$99])=196;0;(196-[.V$99])))+(IF((200-[.V$102])=200;0;(200-[.V$102])))+(IF((70-[.V$106])=70;0;(MIN(40;(70-[.V$106]))))+(IF((78-[.V$111])=78;0;(MIN(50;(78-[.V$111])))))+(IF((103-[.V$116])=103;0;(MIN(66;(103-[.V$116])))))+(IF((195-[.V$121]-[.V$126]-[.V$131]-[.V$136]-[.V$141])=195;0;(MIN(70;(195-[.V$121]-[.V$126]-[.V$131]-[.V$136]-[.V$141])))))+(IF((64-[.V$146])=64;0;(MIN(50;(64-[.V$146])))))+(IF((48-[.V$151])=48;0;(MIN(20;(48-[.V$151])))))+(IF((44-[.V$156])=44;0;(MIN(20;(44-[.V$156])))))+(IF((130-[.V$161])=130;0;(MIN(20;(130-[.V$161])))))))" table:style-name="ce342">
            <text:p>184</text:p>
          </table:table-cell>
          <table:table-cell office:value-type="float" office:value="189" table:formula="of:=((IF((103-[.W$90])=103;0;(103-[.W$90])))+(IF((200-[.W$96])=200;0;(200-[.W$96])))+(IF((196-[.W$99])=196;0;(196-[.W$99])))+(IF((200-[.W$102])=200;0;(200-[.W$102])))+(IF((70-[.W$106])=70;0;(MIN(40;(70-[.W$106]))))+(IF((78-[.W$111])=78;0;(MIN(50;(78-[.W$111])))))+(IF((103-[.W$116])=103;0;(MIN(66;(103-[.W$116])))))+(IF((195-[.W$121]-[.W$126]-[.W$131]-[.W$136]-[.W$141])=195;0;(MIN(70;(195-[.W$121]-[.W$126]-[.W$131]-[.W$136]-[.W$141])))))+(IF((64-[.W$146])=64;0;(MIN(50;(64-[.W$146])))))+(IF((48-[.W$151])=48;0;(MIN(20;(48-[.W$151])))))+(IF((44-[.W$156])=44;0;(MIN(20;(44-[.W$156])))))+(IF((130-[.W$161])=130;0;(MIN(20;(130-[.W$161])))))))" table:style-name="ce342">
            <text:p>189</text:p>
          </table:table-cell>
          <table:table-cell office:value-type="float" office:value="209" table:formula="of:=((IF((103-[.X$90])=103;0;(103-[.X$90])))+(IF((200-[.X$96])=200;0;(200-[.X$96])))+(IF((196-[.X$99])=196;0;(196-[.X$99])))+(IF((200-[.X$102])=200;0;(200-[.X$102])))+(IF((70-[.X$106])=70;0;(MIN(40;(70-[.X$106]))))+(IF((78-[.X$111])=78;0;(MIN(50;(78-[.X$111])))))+(IF((103-[.X$116])=103;0;(MIN(66;(103-[.X$116])))))+(IF((195-[.X$121]-[.X$126]-[.X$131]-[.X$136]-[.X$141])=195;0;(MIN(70;(195-[.X$121]-[.X$126]-[.X$131]-[.X$136]-[.X$141])))))+(IF((64-[.X$146])=64;0;(MIN(50;(64-[.X$146])))))+(IF((48-[.X$151])=48;0;(MIN(20;(48-[.X$151])))))+(IF((44-[.X$156])=44;0;(MIN(20;(44-[.X$156])))))+(IF((130-[.X$161])=130;0;(MIN(20;(130-[.X$161])))))))" table:style-name="ce342">
            <text:p>209</text:p>
          </table:table-cell>
          <table:table-cell office:value-type="float" office:value="209" table:formula="of:=((IF((103-[.Y$90])=103;0;(103-[.Y$90])))+(IF((200-[.Y$96])=200;0;(200-[.Y$96])))+(IF((196-[.Y$99])=196;0;(196-[.Y$99])))+(IF((200-[.Y$102])=200;0;(200-[.Y$102])))+(IF((70-[.Y$106])=70;0;(MIN(40;(70-[.Y$106]))))+(IF((78-[.Y$111])=78;0;(MIN(50;(78-[.Y$111])))))+(IF((103-[.Y$116])=103;0;(MIN(66;(103-[.Y$116])))))+(IF((195-[.Y$121]-[.Y$126]-[.Y$131]-[.Y$136]-[.Y$141])=195;0;(MIN(70;(195-[.Y$121]-[.Y$126]-[.Y$131]-[.Y$136]-[.Y$141])))))+(IF((64-[.Y$146])=64;0;(MIN(50;(64-[.Y$146])))))+(IF((48-[.Y$151])=48;0;(MIN(20;(48-[.Y$151])))))+(IF((44-[.Y$156])=44;0;(MIN(20;(44-[.Y$156])))))+(IF((130-[.Y$161])=130;0;(MIN(20;(130-[.Y$161])))))))" table:style-name="ce343">
            <text:p>209</text:p>
          </table:table-cell>
          <table:table-cell table:style-name="ce270"/>
          <table:table-cell table:style-name="ce175"/>
          <table:table-cell table:number-columns-repeated="16357"/>
        </table:table-row>
        <table:table-row table:style-name="ro4" table:visibility="collapse">
          <table:table-cell office:value-type="string" table:style-name="ce312">
            <text:p>IID+CFE+PNM</text:p>
          </table:table-cell>
          <table:table-cell office:value-type="float" office:value="0" table:formula="of:=[.B22]+[.B23]+[.#REF!]" table:style-name="ce274">
            <text:p>#REF!</text:p>
          </table:table-cell>
          <table:table-cell office:value-type="float" office:value="0" table:formula="of:=[.C22]+[.C23]+[.#REF!]" table:style-name="ce274">
            <text:p>#REF!</text:p>
          </table:table-cell>
          <table:table-cell office:value-type="float" office:value="0" table:formula="of:=[.D22]+[.D23]+[.#REF!]" table:style-name="ce274">
            <text:p>#REF!</text:p>
          </table:table-cell>
          <table:table-cell office:value-type="float" office:value="0" table:formula="of:=[.E22]+[.E23]+[.#REF!]" table:style-name="ce274">
            <text:p>#REF!</text:p>
          </table:table-cell>
          <table:table-cell office:value-type="float" office:value="0" table:formula="of:=[.F22]+[.F23]+[.#REF!]" table:style-name="ce274">
            <text:p>#REF!</text:p>
          </table:table-cell>
          <table:table-cell office:value-type="float" office:value="0" table:formula="of:=[.G22]+[.G23]+[.#REF!]" table:style-name="ce274">
            <text:p>#REF!</text:p>
          </table:table-cell>
          <table:table-cell office:value-type="float" office:value="0" table:formula="of:=[.H22]+[.H23]+[.#REF!]" table:style-name="ce274">
            <text:p>#REF!</text:p>
          </table:table-cell>
          <table:table-cell office:value-type="float" office:value="0" table:formula="of:=[.I22]+[.I23]+[.#REF!]" table:style-name="ce274">
            <text:p>#REF!</text:p>
          </table:table-cell>
          <table:table-cell office:value-type="float" office:value="0" table:formula="of:=[.J22]+[.J23]+[.#REF!]" table:style-name="ce274">
            <text:p>#REF!</text:p>
          </table:table-cell>
          <table:table-cell office:value-type="float" office:value="0" table:formula="of:=[.K22]+[.K23]+[.#REF!]" table:style-name="ce274">
            <text:p>#REF!</text:p>
          </table:table-cell>
          <table:table-cell office:value-type="float" office:value="0" table:formula="of:=[.L22]+[.L23]+[.#REF!]" table:style-name="ce274">
            <text:p>#REF!</text:p>
          </table:table-cell>
          <table:table-cell office:value-type="float" office:value="0" table:formula="of:=[.M22]+[.M23]+[.#REF!]" table:style-name="ce274">
            <text:p>#REF!</text:p>
          </table:table-cell>
          <table:table-cell office:value-type="float" office:value="0" table:formula="of:=[.N22]+[.N23]+[.#REF!]" table:style-name="ce274">
            <text:p>#REF!</text:p>
          </table:table-cell>
          <table:table-cell office:value-type="float" office:value="0" table:formula="of:=[.O22]+[.O23]+[.#REF!]" table:style-name="ce274">
            <text:p>#REF!</text:p>
          </table:table-cell>
          <table:table-cell office:value-type="float" office:value="0" table:formula="of:=[.P22]+[.P23]+[.#REF!]" table:style-name="ce274">
            <text:p>#REF!</text:p>
          </table:table-cell>
          <table:table-cell office:value-type="float" office:value="0" table:formula="of:=[.Q22]+[.Q23]+[.#REF!]" table:style-name="ce274">
            <text:p>#REF!</text:p>
          </table:table-cell>
          <table:table-cell office:value-type="float" office:value="0" table:formula="of:=[.R22]+[.R23]+[.#REF!]" table:style-name="ce274">
            <text:p>#REF!</text:p>
          </table:table-cell>
          <table:table-cell office:value-type="float" office:value="0" table:formula="of:=[.S22]+[.S23]+[.#REF!]" table:style-name="ce274">
            <text:p>#REF!</text:p>
          </table:table-cell>
          <table:table-cell office:value-type="float" office:value="0" table:formula="of:=[.T22]+[.T23]+[.#REF!]" table:style-name="ce274">
            <text:p>#REF!</text:p>
          </table:table-cell>
          <table:table-cell office:value-type="float" office:value="0" table:formula="of:=[.U22]+[.U23]+[.#REF!]" table:style-name="ce274">
            <text:p>#REF!</text:p>
          </table:table-cell>
          <table:table-cell office:value-type="float" office:value="0" table:formula="of:=[.V22]+[.V23]+[.#REF!]" table:style-name="ce274">
            <text:p>#REF!</text:p>
          </table:table-cell>
          <table:table-cell office:value-type="float" office:value="0" table:formula="of:=[.W22]+[.W23]+[.#REF!]" table:style-name="ce274">
            <text:p>#REF!</text:p>
          </table:table-cell>
          <table:table-cell office:value-type="float" office:value="0" table:formula="of:=[.X22]+[.X23]+[.#REF!]" table:style-name="ce274">
            <text:p>#REF!</text:p>
          </table:table-cell>
          <table:table-cell office:value-type="float" office:value="0" table:formula="of:=[.Y22]+[.Y23]+[.#REF!]" table:style-name="ce317">
            <text:p>#REF!</text:p>
          </table:table-cell>
          <table:table-cell table:style-name="ce272"/>
          <table:table-cell table:style-name="ce175"/>
          <table:table-cell table:number-columns-repeated="16357"/>
        </table:table-row>
        <table:table-row table:style-name="ro4">
          <table:table-cell table:style-name="ce174"/>
          <table:table-cell table:style-name="ce274"/>
          <table:table-cell table:number-columns-repeated="23" table:style-name="ce275"/>
          <table:table-cell table:style-name="ce270"/>
          <table:table-cell table:style-name="ce175"/>
          <table:table-cell table:number-columns-repeated="16357"/>
        </table:table-row>
        <table:table-row table:style-name="ro4">
          <table:table-cell table:style-name="ce174"/>
          <table:table-cell office:value-type="string" table:style-name="ce276">
            <text:p>Recommendations for 2/16 include:</text:p>
          </table:table-cell>
          <table:table-cell table:number-columns-repeated="4" table:style-name="ce277"/>
          <table:table-cell table:style-name="ce278"/>
          <table:table-cell office:value-type="string" table:style-name="ce309">
            <text:p>Total Savings for 2/16</text:p>
          </table:table-cell>
          <table:table-cell table:number-columns-repeated="2" table:style-name="ce310"/>
          <table:table-cell office:value-type="currency" office:value="0" table:formula="of:=[.Z88]" table:style-name="ce311">
            <text:p><text:s/>#NAME?<text:s/></text:p>
          </table:table-cell>
          <table:table-cell table:number-columns-repeated="4" table:style-name="ce279"/>
          <table:table-cell table:style-name="ce280"/>
          <table:table-cell table:number-columns-repeated="10" table:style-name="ce160"/>
          <table:table-cell table:style-name="ce1"/>
          <table:table-cell table:number-columns-repeated="16357"/>
        </table:table-row>
        <table:table-row table:style-name="ro4">
          <table:table-cell table:style-name="ce174"/>
          <table:table-cell office:value-type="string" table:style-name="ce265">
            <text:p>1. <text:s/>Turn off RG6&amp; RG7</text:p>
          </table:table-cell>
          <table:table-cell table:number-columns-repeated="5" table:style-name="ce158"/>
          <table:table-cell office:value-type="string" table:style-name="ce321">
            <text:p><text:s/>Two-way cycling cost <text:s text:c="7"/>$786</text:p>
          </table:table-cell>
          <table:table-cell table:number-columns-repeated="2" table:style-name="ce322"/>
          <table:table-cell office:value-type="currency" office:value="524" table:style-name="ce323">
            <text:p>$524<text:s/></text:p>
          </table:table-cell>
          <table:table-cell office:value-type="string" table:style-name="ce158">
            <text:p>(spread over 3 days)</text:p>
          </table:table-cell>
          <table:table-cell table:number-columns-repeated="3" table:style-name="ce158"/>
          <table:table-cell table:style-name="ce264"/>
          <table:table-cell table:number-columns-repeated="10" table:style-name="ce160"/>
          <table:table-cell table:style-name="ce175"/>
          <table:table-cell table:number-columns-repeated="16357"/>
        </table:table-row>
        <table:table-row table:style-name="ro4">
          <table:table-cell/>
          <table:table-cell office:value-type="string" table:style-name="ce265">
            <text:p>2. <text:s/>Meet load requirements with N4, FC and RG8</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265">
            <text:p>3. <text:s/>Keep N1 and N2 at minimum all day, ramp up as needed<text:s text:c="2"/></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265">
            <text:p>4. <text:s/>Keep sales between 50 and100 MW, and keep units ramped down to avoid selling power at a loss<text:s/></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344">
            <text:p>5. <text:s/>Given this scenario, EPE will still generate an excess of 427 MW for the 24 hour period</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281">
            <text:p>EPE's Response:</text:p>
          </table:table-cell>
          <table:table-cell table:style-name="ce282"/>
          <table:table-cell table:number-columns-repeated="12"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345">
            <text:p>RG 7 down</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office:value-type="string" table:style-name="ce346">
            <text:p>Overgenerated by large margin</text:p>
          </table:table-cell>
          <table:table-cell table:number-columns-repeated="13" table:style-name="ce158"/>
          <table:table-cell table:style-name="ce264"/>
          <table:table-cell table:number-columns-repeated="10" table:style-name="ce160"/>
          <table:table-cell table:number-columns-repeated="16358"/>
        </table:table-row>
        <table:table-row table:style-name="ro4">
          <table:table-cell/>
          <table:table-cell table:style-name="ce266"/>
          <table:table-cell table:number-columns-repeated="13" table:style-name="ce267"/>
          <table:table-cell table:style-name="ce268"/>
          <table:table-cell table:number-columns-repeated="10" table:style-name="ce160"/>
          <table:table-cell table:number-columns-repeated="16358"/>
        </table:table-row>
        <table:table-row table:style-name="ro4">
          <table:table-cell/>
          <table:table-cell table:number-columns-repeated="25" table:style-name="ce318"/>
          <table:table-cell table:number-columns-repeated="16358"/>
        </table:table-row>
        <table:table-row table:number-rows-repeated="12" table:style-name="ro4">
          <table:table-cell table:number-columns-repeated="16384"/>
        </table:table-row>
        <table:table-row table:style-name="ro4">
          <table:table-cell table:style-name="ce483"/>
          <table:table-cell table:number-columns-repeated="24" table:style-name="ce270"/>
          <table:table-cell table:number-columns-repeated="16359"/>
        </table:table-row>
        <table:table-row table:number-rows-repeated="2" table:style-name="ro4">
          <table:table-cell table:style-name="ce483"/>
          <table:table-cell table:number-columns-repeated="25" table:style-name="ce160"/>
          <table:table-cell table:number-columns-repeated="16358"/>
        </table:table-row>
        <table:table-row table:number-rows-repeated="21" table:style-name="ro4">
          <table:table-cell table:number-columns-repeated="16384"/>
        </table:table-row>
        <table:table-row table:style-name="ro4">
          <table:table-cell table:number-columns-repeated="4"/>
          <table:table-cell table:style-name="ce347"/>
          <table:table-cell table:number-columns-repeated="16379"/>
        </table:table-row>
        <table:table-row table:number-rows-repeated="1048354" table:style-name="ro4">
          <table:table-cell table:number-columns-repeated="16384"/>
        </table:table-row>
      </table:table>
      <table:table table:name="Deals" table:style-name="ta2">
        <table:table-column table:style-name="co17" table:default-cell-style-name="ce371"/>
        <table:table-column table:style-name="co18" table:default-cell-style-name="ce371"/>
        <table:table-column table:style-name="co7" table:number-columns-repeated="2" table:default-cell-style-name="ce371"/>
        <table:table-column table:style-name="co19" table:default-cell-style-name="ce371"/>
        <table:table-column table:style-name="co7" table:default-cell-style-name="ce371"/>
        <table:table-column table:style-name="co20" table:default-cell-style-name="ce371"/>
        <table:table-column table:style-name="co9" table:default-cell-style-name="ce371"/>
        <table:table-column table:style-name="co21" table:default-cell-style-name="ce371"/>
        <table:table-column table:style-name="co22" table:default-cell-style-name="ce371"/>
        <table:table-column table:style-name="co6" table:default-cell-style-name="ce371"/>
        <table:table-column table:style-name="co13" table:default-cell-style-name="ce371"/>
        <table:table-column table:style-name="co13" table:number-columns-repeated="2" table:default-cell-style-name="ce386"/>
        <table:table-column table:style-name="co9" table:default-cell-style-name="ce371"/>
        <table:table-column table:style-name="co23" table:default-cell-style-name="ce371"/>
        <table:table-column table:style-name="co22" table:default-cell-style-name="ce371"/>
        <table:table-column table:style-name="co23" table:default-cell-style-name="ce371"/>
        <table:table-column table:style-name="co6" table:default-cell-style-name="ce371"/>
        <table:table-column table:style-name="co22" table:default-cell-style-name="ce371"/>
        <table:table-column table:style-name="co13" table:default-cell-style-name="ce371"/>
        <table:table-column table:style-name="co24" table:default-cell-style-name="ce371"/>
        <table:table-column table:style-name="co25" table:default-cell-style-name="ce371"/>
        <table:table-column table:style-name="co24" table:default-cell-style-name="ce371"/>
        <table:table-column table:style-name="co25" table:number-columns-repeated="2" table:default-cell-style-name="ce371"/>
        <table:table-column table:style-name="co21" table:default-cell-style-name="ce371"/>
        <table:table-column table:style-name="co25" table:default-cell-style-name="ce371"/>
        <table:table-column table:style-name="co22" table:default-cell-style-name="ce466"/>
        <table:table-column table:style-name="co26" table:default-cell-style-name="ce371"/>
        <table:table-column table:style-name="co27" table:default-cell-style-name="ce375"/>
        <table:table-column table:style-name="co24" table:number-columns-repeated="16353" table:default-cell-style-name="ce371"/>
        <table:table-row table:style-name="ro12">
          <table:table-cell table:style-name="ce358"/>
          <table:table-cell table:number-columns-repeated="2" table:style-name="ce359"/>
          <table:table-cell table:style-name="ce359"/>
          <table:table-cell table:number-columns-repeated="5" table:style-name="ce359"/>
          <table:table-cell office:value-type="string" table:style-name="ce359">
            <text:p><text:s text:c="2"/></text:p>
          </table:table-cell>
          <table:table-cell table:number-columns-repeated="3" table:style-name="ce359"/>
          <table:table-cell office:value-type="string" table:style-name="ce359">
            <text:p><text:s/></text:p>
          </table:table-cell>
          <table:table-cell table:style-name="ce359"/>
          <table:table-cell office:value-type="string" table:style-name="ce359">
            <text:p><text:s/></text:p>
          </table:table-cell>
          <table:table-cell table:number-columns-repeated="6" table:style-name="ce359"/>
          <table:table-cell office:value-type="string" table:style-name="ce359">
            <text:p><text:s/></text:p>
          </table:table-cell>
          <table:table-cell table:number-columns-repeated="4" table:style-name="ce359"/>
          <table:table-cell office:value-type="string" table:style-name="ce359">
            <text:p><text:s/></text:p>
          </table:table-cell>
          <table:table-cell table:style-name="ce465"/>
          <table:table-cell table:style-name="ce359"/>
          <table:table-cell table:style-name="ce360"/>
          <table:table-cell table:style-name="ce361"/>
          <table:table-cell table:number-columns-repeated="16352" table:style-name="ce362"/>
        </table:table-row>
        <table:table-row table:style-name="ro21">
          <table:table-cell office:value-type="string" table:style-name="ce604">
            <text:p>Counter Party</text:p>
          </table:table-cell>
          <table:table-cell office:value-type="string" table:style-name="ce605">
            <text:p>Type</text:p>
          </table:table-cell>
          <table:table-cell office:value-type="string" table:style-name="ce605">
            <text:p>Delivery Point</text:p>
          </table:table-cell>
          <table:table-cell office:value-type="string" table:style-name="ce605">
            <text:p>Price</text:p>
          </table:table-cell>
          <table:table-cell table:style-name="ce605"/>
          <table:table-cell office:value-type="float" office:value="1" table:style-name="ce606">
            <text:p>1</text:p>
          </table:table-cell>
          <table:table-cell office:value-type="float" office:value="2" table:style-name="ce606">
            <text:p>2</text:p>
          </table:table-cell>
          <table:table-cell office:value-type="float" office:value="3" table:style-name="ce606">
            <text:p>3</text:p>
          </table:table-cell>
          <table:table-cell office:value-type="float" office:value="4" table:style-name="ce606">
            <text:p>4</text:p>
          </table:table-cell>
          <table:table-cell office:value-type="float" office:value="5" table:style-name="ce606">
            <text:p>5</text:p>
          </table:table-cell>
          <table:table-cell office:value-type="float" office:value="6" table:style-name="ce606">
            <text:p>6</text:p>
          </table:table-cell>
          <table:table-cell office:value-type="float" office:value="7" table:style-name="ce606">
            <text:p>7</text:p>
          </table:table-cell>
          <table:table-cell office:value-type="float" office:value="8" table:style-name="ce606">
            <text:p>8</text:p>
          </table:table-cell>
          <table:table-cell office:value-type="float" office:value="9" table:style-name="ce606">
            <text:p>9</text:p>
          </table:table-cell>
          <table:table-cell office:value-type="float" office:value="10" table:style-name="ce606">
            <text:p>10</text:p>
          </table:table-cell>
          <table:table-cell office:value-type="float" office:value="11" table:style-name="ce606">
            <text:p>11</text:p>
          </table:table-cell>
          <table:table-cell office:value-type="float" office:value="12" table:style-name="ce606">
            <text:p>12</text:p>
          </table:table-cell>
          <table:table-cell office:value-type="float" office:value="13" table:style-name="ce606">
            <text:p>13</text:p>
          </table:table-cell>
          <table:table-cell office:value-type="float" office:value="14" table:style-name="ce606">
            <text:p>14</text:p>
          </table:table-cell>
          <table:table-cell office:value-type="float" office:value="15" table:style-name="ce606">
            <text:p>15</text:p>
          </table:table-cell>
          <table:table-cell office:value-type="float" office:value="16" table:style-name="ce606">
            <text:p>16</text:p>
          </table:table-cell>
          <table:table-cell office:value-type="float" office:value="17" table:style-name="ce606">
            <text:p>17</text:p>
          </table:table-cell>
          <table:table-cell office:value-type="float" office:value="18" table:style-name="ce606">
            <text:p>18</text:p>
          </table:table-cell>
          <table:table-cell office:value-type="float" office:value="19" table:style-name="ce606">
            <text:p>19</text:p>
          </table:table-cell>
          <table:table-cell office:value-type="float" office:value="20" table:style-name="ce606">
            <text:p>20</text:p>
          </table:table-cell>
          <table:table-cell office:value-type="float" office:value="21" table:style-name="ce606">
            <text:p>21</text:p>
          </table:table-cell>
          <table:table-cell office:value-type="float" office:value="22" table:style-name="ce606">
            <text:p>22</text:p>
          </table:table-cell>
          <table:table-cell office:value-type="float" office:value="23" table:style-name="ce606">
            <text:p>23</text:p>
          </table:table-cell>
          <table:table-cell office:value-type="float" office:value="24" table:style-name="ce607">
            <text:p>24</text:p>
          </table:table-cell>
          <table:table-cell office:value-type="string" table:style-name="ce605">
            <text:p>Total Volume</text:p>
          </table:table-cell>
          <table:table-cell office:value-type="string" table:style-name="ce608">
            <text:p>Total Billing</text:p>
          </table:table-cell>
          <table:table-cell office:value-type="string" table:style-name="ce609">
            <text:p>Position</text:p>
          </table:table-cell>
          <table:table-cell table:number-columns-repeated="16352" table:style-name="ce357"/>
        </table:table-row>
        <table:table-row table:style-name="ro4">
          <table:table-cell office:value-type="string" table:style-name="ce610">
            <text:p>IID</text:p>
          </table:table-cell>
          <table:table-cell office:value-type="string" table:style-name="ce616">
            <text:p>FirmT</text:p>
          </table:table-cell>
          <table:table-cell office:value-type="string" table:style-name="ce617">
            <text:p>PV</text:p>
          </table:table-cell>
          <table:table-cell table:style-name="ce617"/>
          <table:table-cell table:style-name="ce613"/>
          <table:table-cell office:value-type="float" office:value="59" table:style-name="ce661">
            <text:p>59</text:p>
          </table:table-cell>
          <table:table-cell office:value-type="float" office:value="84" table:style-name="ce661">
            <text:p>84</text:p>
          </table:table-cell>
          <table:table-cell office:value-type="float" office:value="75" table:style-name="ce661">
            <text:p>75</text:p>
          </table:table-cell>
          <table:table-cell office:value-type="float" office:value="75" table:style-name="ce661">
            <text:p>75</text:p>
          </table:table-cell>
          <table:table-cell office:value-type="float" office:value="75" table:style-name="ce661">
            <text:p>75</text:p>
          </table:table-cell>
          <table:table-cell office:value-type="float" office:value="75" table:style-name="ce661">
            <text:p>75</text:p>
          </table:table-cell>
          <table:table-cell office:value-type="float" office:value="84" table:style-name="ce661">
            <text:p>84</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0" table:style-name="ce661">
            <text:p>100</text:p>
          </table:table-cell>
          <table:table-cell office:value-type="float" office:value="100" table:style-name="ce661">
            <text:p>100</text:p>
          </table:table-cell>
          <table:table-cell office:value-type="float" office:value="108" table:style-name="ce661">
            <text:p>108</text:p>
          </table:table-cell>
          <table:table-cell office:value-type="float" office:value="108" table:style-name="ce661">
            <text:p>108</text:p>
          </table:table-cell>
          <table:table-cell office:value-type="float" office:value="108" table:style-name="ce661">
            <text:p>108</text:p>
          </table:table-cell>
          <table:table-cell office:value-type="float" office:value="100" table:style-name="ce661">
            <text:p>100</text:p>
          </table:table-cell>
          <table:table-cell office:value-type="float" office:value="100" table:style-name="ce661">
            <text:p>100</text:p>
          </table:table-cell>
          <table:table-cell office:value-type="float" office:value="84" table:style-name="ce661">
            <text:p>84</text:p>
          </table:table-cell>
          <table:table-cell office:value-type="float" office:value="2307" table:formula="of:=SUM([.F3:.AC3])" table:style-name="ce602">
            <text:p>2307</text:p>
          </table:table-cell>
          <table:table-cell office:value-type="float" office:value="0" table:formula="of:=[.AD3]*[.D3]" table:style-name="ce603">
            <text:p>0.00</text:p>
          </table:table-cell>
          <table:table-cell office:value-type="string" office:string-value="sell" table:formula="of:=IF([.AD3]&lt;0;&quot;buy&quot;;&quot;sell&quot;)" table:style-name="ce601">
            <text:p>sell</text:p>
          </table:table-cell>
          <table:table-cell office:value-type="float" office:value="120" table:style-name="ce357">
            <text:p>120</text:p>
          </table:table-cell>
          <table:table-cell office:value-type="float" office:value="0" table:style-name="ce357">
            <text:p>0</text:p>
          </table:table-cell>
          <table:table-cell office:value-type="float" office:value="0" table:style-name="ce357">
            <text:p>0</text:p>
          </table:table-cell>
          <table:table-cell office:value-type="float" office:value="140" table:style-name="ce357">
            <text:p>14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50" table:style-name="ce357">
            <text:p>150</text:p>
          </table:table-cell>
          <table:table-cell office:value-type="float" office:value="0" table:style-name="ce357">
            <text:p>0</text:p>
          </table:table-cell>
          <table:table-cell office:value-type="float" office:value="0" table:style-name="ce357">
            <text:p>0</text:p>
          </table:table-cell>
          <table:table-cell office:value-type="float" office:value="130" table:style-name="ce357">
            <text:p>130</text:p>
          </table:table-cell>
          <table:table-cell office:value-type="float" office:value="0" table:style-name="ce357">
            <text:p>0</text:p>
          </table:table-cell>
          <table:table-cell office:value-type="float" office:value="0" table:style-name="ce357">
            <text:p>0</text:p>
          </table:table-cell>
          <table:table-cell office:value-type="float" office:value="110" table:style-name="ce357">
            <text:p>110</text:p>
          </table:table-cell>
          <table:table-cell office:value-type="float" office:value="0" table:style-name="ce357">
            <text:p>0</text:p>
          </table:table-cell>
          <table:table-cell office:value-type="float" office:value="0" table:style-name="ce357">
            <text:p>0</text:p>
          </table:table-cell>
          <table:table-cell office:value-type="float" office:value="90" table:style-name="ce357">
            <text:p>90</text:p>
          </table:table-cell>
          <table:table-cell office:value-type="float" office:value="0" table:style-name="ce357">
            <text:p>0</text:p>
          </table:table-cell>
          <table:table-cell office:value-type="float" office:value="0" table:style-name="ce405">
            <text:p>0</text:p>
          </table:table-cell>
          <table:table-cell table:style-name="ce363"/>
          <table:table-cell table:number-columns-repeated="16309" table:style-name="ce357"/>
        </table:table-row>
        <table:table-row table:style-name="ro4">
          <table:table-cell office:value-type="string" table:style-name="ce611">
            <text:p>TNP</text:p>
          </table:table-cell>
          <table:table-cell office:value-type="string" table:style-name="ce618">
            <text:p>FirmT</text:p>
          </table:table-cell>
          <table:table-cell table:number-columns-repeated="2" table:style-name="ce619"/>
          <table:table-cell table:style-name="ce614"/>
          <table:table-cell office:value-type="float" office:value="50" table:style-name="ce599">
            <text:p>50</text:p>
          </table:table-cell>
          <table:table-cell office:value-type="float" office:value="50" table:style-name="ce599">
            <text:p>50</text:p>
          </table:table-cell>
          <table:table-cell office:value-type="float" office:value="50" table:style-name="ce599">
            <text:p>50</text:p>
          </table:table-cell>
          <table:table-cell office:value-type="float" office:value="55" table:style-name="ce599">
            <text:p>55</text:p>
          </table:table-cell>
          <table:table-cell office:value-type="float" office:value="55" table:style-name="ce599">
            <text:p>55</text:p>
          </table:table-cell>
          <table:table-cell office:value-type="float" office:value="60" table:style-name="ce599">
            <text:p>60</text:p>
          </table:table-cell>
          <table:table-cell office:value-type="float" office:value="70" table:style-name="ce599">
            <text:p>70</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0" table:style-name="ce599">
            <text:p>70</text:p>
          </table:table-cell>
          <table:table-cell office:value-type="float" office:value="70" table:style-name="ce599">
            <text:p>70</text:p>
          </table:table-cell>
          <table:table-cell office:value-type="float" office:value="70" table:style-name="ce599">
            <text:p>70</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5" table:style-name="ce599">
            <text:p>75</text:p>
          </table:table-cell>
          <table:table-cell office:value-type="float" office:value="70" table:style-name="ce599">
            <text:p>70</text:p>
          </table:table-cell>
          <table:table-cell office:value-type="float" office:value="65" table:style-name="ce599">
            <text:p>65</text:p>
          </table:table-cell>
          <table:table-cell office:value-type="float" office:value="60" table:style-name="ce599">
            <text:p>60</text:p>
          </table:table-cell>
          <table:table-cell office:value-type="float" office:value="1620" table:formula="of:=SUM([.F4:.AC4])" table:style-name="ce566">
            <text:p>1620</text:p>
          </table:table-cell>
          <table:table-cell office:value-type="float" office:value="0" table:formula="of:=[.AD4]*[.D4]" table:style-name="ce567">
            <text:p>0.00</text:p>
          </table:table-cell>
          <table:table-cell office:value-type="string" office:string-value="sell" table:formula="of:=IF([.AD4]&lt;0;&quot;buy&quot;;&quot;sell&quot;)" table:style-name="ce646">
            <text:p>sell</text:p>
          </table:table-cell>
          <table:table-cell table:number-columns-repeated="16352" table:style-name="ce357"/>
        </table:table-row>
        <table:table-row table:style-name="ro4">
          <table:table-cell office:value-type="string" table:style-name="ce612">
            <text:p>PNM</text:p>
          </table:table-cell>
          <table:table-cell table:number-columns-repeated="3" table:style-name="ce620"/>
          <table:table-cell table:style-name="ce615"/>
          <table:table-cell office:value-type="float" office:value="0" table:style-name="ce599">
            <text:p>0</text:p>
          </table:table-cell>
          <table:table-cell office:value-type="float" office:value="0" table:style-name="ce599">
            <text:p>0</text:p>
          </table:table-cell>
          <table:table-cell office:value-type="float" office:value="0" table:style-name="ce599">
            <text:p>0</text:p>
          </table:table-cell>
          <table:table-cell office:value-type="float" office:value="0" table:style-name="ce599">
            <text:p>0</text:p>
          </table:table-cell>
          <table:table-cell office:value-type="float" office:value="0" table:style-name="ce599">
            <text:p>0</text:p>
          </table:table-cell>
          <table:table-cell office:value-type="float" office:value="0" table:style-name="ce599">
            <text:p>0</text:p>
          </table:table-cell>
          <table:table-cell office:value-type="float" office:value="0" table:style-name="ce599">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style-name="ce677">
            <text:p>0</text:p>
          </table:table-cell>
          <table:table-cell office:value-type="float" office:value="0" table:formula="of:=SUM([.F5:.AC5])" table:style-name="ce566">
            <text:p>0</text:p>
          </table:table-cell>
          <table:table-cell office:value-type="float" office:value="0" table:formula="of:=[.AD5]*[.D5]" table:style-name="ce567">
            <text:p>0.00</text:p>
          </table:table-cell>
          <table:table-cell office:value-type="string" office:string-value="sell" table:formula="of:=IF([.AD5]&lt;0;&quot;buy&quot;;&quot;sell&quot;)" table:style-name="ce527">
            <text:p>sell</text:p>
          </table:table-cell>
          <table:table-cell table:number-columns-repeated="16352" table:style-name="ce357"/>
        </table:table-row>
        <table:table-row table:style-name="ro4">
          <table:table-cell table:style-name="ce612"/>
          <table:table-cell table:number-columns-repeated="3" table:style-name="ce620"/>
          <table:table-cell table:style-name="ce615"/>
          <table:table-cell table:number-columns-repeated="7" table:style-name="ce599"/>
          <table:table-cell table:number-columns-repeated="17" table:style-name="ce677"/>
          <table:table-cell table:style-name="ce566"/>
          <table:table-cell table:style-name="ce567"/>
          <table:table-cell table:style-name="ce527"/>
          <table:table-cell table:number-columns-repeated="16352" table:style-name="ce357"/>
        </table:table-row>
        <table:table-row table:style-name="ro4">
          <table:table-cell office:value-type="string" table:style-name="ce612">
            <text:p>SPS</text:p>
          </table:table-cell>
          <table:table-cell table:style-name="ce620"/>
          <table:table-cell office:value-type="string" table:style-name="ce620">
            <text:p>Eddy</text:p>
          </table:table-cell>
          <table:table-cell table:style-name="ce620"/>
          <table:table-cell table:style-name="ce639"/>
          <table:table-cell table:style-name="ce677"/>
          <table:table-cell office:value-type="float" office:value="-100" table:style-name="ce677">
            <text:p>-100</text:p>
          </table:table-cell>
          <table:table-cell office:value-type="float" office:value="-100" table:style-name="ce677">
            <text:p>-100</text:p>
          </table:table-cell>
          <table:table-cell office:value-type="float" office:value="-100" table:style-name="ce677">
            <text:p>-100</text:p>
          </table:table-cell>
          <table:table-cell office:value-type="float" office:value="-100" table:style-name="ce677">
            <text:p>-100</text:p>
          </table:table-cell>
          <table:table-cell office:value-type="float" office:value="-100" table:style-name="ce677">
            <text:p>-100</text:p>
          </table:table-cell>
          <table:table-cell office:value-type="float" office:value="-130" table:style-name="ce677">
            <text:p>-13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80" table:style-name="ce599">
            <text:p>-80</text:p>
          </table:table-cell>
          <table:table-cell office:value-type="float" office:value="-133" table:style-name="ce599">
            <text:p>-133</text:p>
          </table:table-cell>
          <table:table-cell office:value-type="float" office:value="-133" table:style-name="ce599">
            <text:p>-133</text:p>
          </table:table-cell>
          <table:table-cell office:value-type="float" office:value="-133" table:style-name="ce599">
            <text:p>-133</text:p>
          </table:table-cell>
          <table:table-cell office:value-type="float" office:value="-133" table:style-name="ce599">
            <text:p>-133</text:p>
          </table:table-cell>
          <table:table-cell office:value-type="float" office:value="-80" table:style-name="ce599">
            <text:p>-80</text:p>
          </table:table-cell>
          <table:table-cell office:value-type="float" office:value="-80" table:style-name="ce599">
            <text:p>-80</text:p>
          </table:table-cell>
          <table:table-cell office:value-type="float" office:value="-100" table:style-name="ce677">
            <text:p>-100</text:p>
          </table:table-cell>
          <table:table-cell table:style-name="ce600"/>
          <table:table-cell table:style-name="ce640"/>
          <table:table-cell table:style-name="ce641"/>
          <table:table-cell table:number-columns-repeated="16352" table:style-name="ce405"/>
        </table:table-row>
        <table:table-row table:style-name="ro4">
          <table:table-cell table:style-name="ce612"/>
          <table:table-cell table:number-columns-repeated="3" table:style-name="ce620"/>
          <table:table-cell table:style-name="ce615"/>
          <table:table-cell table:number-columns-repeated="24" table:style-name="ce677"/>
          <table:table-cell office:value-type="float" office:value="0" table:formula="of:=SUM([.E8:.AC8])" table:style-name="ce566">
            <text:p>0</text:p>
          </table:table-cell>
          <table:table-cell office:value-type="float" office:value="0" table:formula="of:=[.AD8]*[.D8]" table:style-name="ce645">
            <text:p>0.00</text:p>
          </table:table-cell>
          <table:table-cell office:value-type="string" office:string-value="sell" table:formula="of:=IF([.AD8]&lt;0;&quot;buy&quot;;&quot;sell&quot;)" table:style-name="ce646">
            <text:p>sell</text:p>
          </table:table-cell>
          <table:table-cell table:number-columns-repeated="16352" table:style-name="ce405"/>
        </table:table-row>
        <table:table-row table:style-name="ro4">
          <table:table-cell table:style-name="ce612"/>
          <table:table-cell table:number-columns-repeated="3" table:style-name="ce620"/>
          <table:table-cell table:style-name="ce639"/>
          <table:table-cell table:number-columns-repeated="24" table:style-name="ce677"/>
          <table:table-cell office:value-type="float" office:value="0" table:formula="of:=SUM([.E9:.AC9])" table:style-name="ce566">
            <text:p>0</text:p>
          </table:table-cell>
          <table:table-cell office:value-type="float" office:value="0" table:formula="of:=[.AD9]*[.D9]" table:style-name="ce645">
            <text:p>0.00</text:p>
          </table:table-cell>
          <table:table-cell office:value-type="string" office:string-value="sell" table:formula="of:=IF([.AD9]&lt;0;&quot;buy&quot;;&quot;sell&quot;)" table:style-name="ce646">
            <text:p>sell</text:p>
          </table:table-cell>
          <table:table-cell table:number-columns-repeated="16352" table:style-name="ce405"/>
        </table:table-row>
        <table:table-row table:style-name="ro4">
          <table:table-cell table:style-name="ce612"/>
          <table:table-cell table:number-columns-repeated="3" table:style-name="ce620"/>
          <table:table-cell table:style-name="ce615"/>
          <table:table-cell table:number-columns-repeated="24" table:style-name="ce677"/>
          <table:table-cell office:value-type="float" office:value="0" table:formula="of:=SUM([.F10:.AC10])" table:style-name="ce566">
            <text:p>0</text:p>
          </table:table-cell>
          <table:table-cell table:style-name="ce567"/>
          <table:table-cell table:style-name="ce527"/>
          <table:table-cell table:number-columns-repeated="16352" table:style-name="ce357"/>
        </table:table-row>
        <table:table-row table:style-name="ro4">
          <table:table-cell table:style-name="ce612"/>
          <table:table-cell table:style-name="ce620"/>
          <table:table-cell table:style-name="ce658"/>
          <table:table-cell table:style-name="ce620"/>
          <table:table-cell table:style-name="ce639"/>
          <table:table-cell table:number-columns-repeated="8" table:style-name="ce677"/>
          <table:table-cell table:number-columns-repeated="5" table:style-name="ce599"/>
          <table:table-cell table:style-name="ce677"/>
          <table:table-cell table:number-columns-repeated="10" table:style-name="ce599"/>
          <table:table-cell office:value-type="float" office:value="0" table:formula="of:=SUM([.E11:.AC11])" table:style-name="ce566">
            <text:p>0</text:p>
          </table:table-cell>
          <table:table-cell office:value-type="float" office:value="0" table:formula="of:=[.AD11]*[.D11]" table:style-name="ce645">
            <text:p>0.00</text:p>
          </table:table-cell>
          <table:table-cell office:value-type="string" office:string-value="sell" table:formula="of:=IF([.AD11]&lt;0;&quot;buy&quot;;&quot;sell&quot;)" table:style-name="ce646">
            <text:p>sell</text:p>
          </table:table-cell>
          <table:table-cell table:number-columns-repeated="16352" table:style-name="ce405"/>
        </table:table-row>
        <table:table-row table:style-name="ro4">
          <table:table-cell table:style-name="ce612"/>
          <table:table-cell table:style-name="ce620"/>
          <table:table-cell table:style-name="ce658"/>
          <table:table-cell table:style-name="ce620"/>
          <table:table-cell table:style-name="ce639"/>
          <table:table-cell table:number-columns-repeated="7" table:style-name="ce599"/>
          <table:table-cell table:style-name="ce677"/>
          <table:table-cell table:number-columns-repeated="5" table:style-name="ce599"/>
          <table:table-cell table:style-name="ce677"/>
          <table:table-cell table:number-columns-repeated="10" table:style-name="ce599"/>
          <table:table-cell office:value-type="float" office:value="0" table:formula="of:=SUM([.E12:.AC12])" table:style-name="ce566">
            <text:p>0</text:p>
          </table:table-cell>
          <table:table-cell office:value-type="float" office:value="0" table:formula="of:=[.AD12]*[.D12]" table:style-name="ce645">
            <text:p>0.00</text:p>
          </table:table-cell>
          <table:table-cell office:value-type="string" office:string-value="sell" table:formula="of:=IF([.AD12]&lt;0;&quot;buy&quot;;&quot;sell&quot;)" table:style-name="ce646">
            <text:p>sell</text:p>
          </table:table-cell>
          <table:table-cell table:number-columns-repeated="16352" table:style-name="ce405"/>
        </table:table-row>
        <table:table-row table:style-name="ro22">
          <table:table-cell table:style-name="ce612"/>
          <table:table-cell table:number-columns-repeated="3" table:style-name="ce620"/>
          <table:table-cell table:style-name="ce615"/>
          <table:table-cell table:number-columns-repeated="7" table:style-name="ce599"/>
          <table:table-cell table:style-name="ce677"/>
          <table:table-cell table:number-columns-repeated="5" table:style-name="ce599"/>
          <table:table-cell table:style-name="ce677"/>
          <table:table-cell table:number-columns-repeated="10" table:style-name="ce599"/>
          <table:table-cell office:value-type="float" office:value="0" table:formula="of:=SUM([.E13:.AC13])" table:style-name="ce566">
            <text:p>0</text:p>
          </table:table-cell>
          <table:table-cell table:style-name="ce645"/>
          <table:table-cell table:style-name="ce646"/>
          <table:table-cell table:number-columns-repeated="16352" table:style-name="ce357"/>
        </table:table-row>
        <table:table-row table:style-name="ro4">
          <table:table-cell office:value-type="string" table:style-name="ce621">
            <text:p>LIST ALL SALES BELOW</text:p>
          </table:table-cell>
          <table:table-cell table:number-columns-repeated="2" table:style-name="ce642"/>
          <table:table-cell table:style-name="ce643"/>
          <table:table-cell table:style-name="ce622"/>
          <table:table-cell table:number-columns-repeated="27" table:style-name="ce624"/>
          <table:table-cell table:number-columns-repeated="16352" table:style-name="ce357"/>
        </table:table-row>
        <table:table-row table:style-name="ro4">
          <table:table-cell office:value-type="string" table:style-name="ce581">
            <text:p>leave this row blank</text:p>
          </table:table-cell>
          <table:table-cell table:style-name="ce644"/>
          <table:table-cell table:style-name="ce579">
            <office:annotation draw:style-name="a22" svg:x="2.04166666666667in" svg:y="0.451388888888889in" svg:width="0.840277777777778in" svg:height="0in">
              <dc:creator>Holden Salisbury</dc:creator>
              <text:p><text:span text:style-name="T7">NOTE TO SELF.</text:span></text:p>
              <text:p><text:span text:style-name="T7">The CALPX lines are hidden. <text:s/>They are rows 14-61.</text:span></text:p>
            </office:annotation>
          </table:table-cell>
          <table:table-cell table:style-name="ce644"/>
          <table:table-cell table:style-name="ce364"/>
          <table:table-cell table:number-columns-repeated="13" table:style-name="ce625"/>
          <table:table-cell table:style-name="ce688"/>
          <table:table-cell table:number-columns-repeated="10" table:style-name="ce625"/>
          <table:table-cell table:style-name="ce644"/>
          <table:table-cell table:number-columns-repeated="2" table:style-name="ce647"/>
          <table:table-cell table:number-columns-repeated="16352" table:style-name="ce357"/>
        </table:table-row>
        <table:table-row table:style-name="ro23">
          <table:table-cell office:value-type="string" table:style-name="ce692">
            <text:p>PRESCHEDULED SALES</text:p>
          </table:table-cell>
          <table:table-cell table:style-name="ce644"/>
          <table:table-cell table:style-name="ce579"/>
          <table:table-cell table:style-name="ce644"/>
          <table:table-cell table:style-name="ce364"/>
          <table:table-cell table:number-columns-repeated="3" table:style-name="ce625"/>
          <table:table-cell table:style-name="ce644"/>
          <table:table-cell table:number-columns-repeated="9" table:style-name="ce625"/>
          <table:table-cell table:style-name="ce688"/>
          <table:table-cell table:number-columns-repeated="10" table:style-name="ce625"/>
          <table:table-cell table:style-name="ce644"/>
          <table:table-cell table:number-columns-repeated="2" table:style-name="ce647"/>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95]" table:style-name="ce473">
            <text:p><text:s/>-<text:s text:c="3"/></text:p>
          </table:table-cell>
          <table:table-cell table:style-name="ce473"/>
          <table:table-cell office:value-type="float" office:value="0" table:style-name="ce476">
            <text:p>0</text:p>
          </table:table-cell>
          <table:table-cell table:style-name="ce626"/>
          <table:table-cell table:style-name="ce476"/>
          <table:table-cell office:value-type="float" office:value="0" table:formula="of:=[.K95]" table:style-name="ce473">
            <text:p><text:s/>-<text:s text:c="3"/></text:p>
          </table:table-cell>
          <table:table-cell table:number-columns-repeated="9" table:style-name="ce476"/>
          <table:table-cell table:style-name="ce689"/>
          <table:table-cell table:number-columns-repeated="9" table:style-name="ce476"/>
          <table:table-cell table:style-name="ce627"/>
          <table:table-cell office:value-type="float" office:value="0" table:formula="of:=SUM([.F17:.AC17])" table:style-name="ce563">
            <text:p>0</text:p>
          </table:table-cell>
          <table:table-cell office:value-type="float" office:value="0" table:formula="of:=[.AD17]*[.D17]" table:style-name="ce648">
            <text:p>0.00</text:p>
          </table:table-cell>
          <table:table-cell office:value-type="string" office:string-value="sell" table:formula="of:=IF([.AD17]&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96]" table:style-name="ce473">
            <text:p><text:s/>-<text:s text:c="3"/></text:p>
          </table:table-cell>
          <table:table-cell table:style-name="ce473"/>
          <table:table-cell table:number-columns-repeated="3" table:style-name="ce476"/>
          <table:table-cell office:value-type="float" office:value="0" table:formula="of:=[.K96]" table:style-name="ce473">
            <text:p><text:s/>-<text:s text:c="3"/></text:p>
          </table:table-cell>
          <table:table-cell table:number-columns-repeated="9" table:style-name="ce476"/>
          <table:table-cell table:style-name="ce689"/>
          <table:table-cell table:number-columns-repeated="8" table:style-name="ce476"/>
          <table:table-cell table:number-columns-repeated="2" table:style-name="ce627"/>
          <table:table-cell office:value-type="float" office:value="0" table:formula="of:=SUM([.F18:.AC18])" table:style-name="ce563">
            <text:p>0</text:p>
          </table:table-cell>
          <table:table-cell office:value-type="float" office:value="0" table:formula="of:=[.AD18]*[.D18]" table:style-name="ce648">
            <text:p>0.00</text:p>
          </table:table-cell>
          <table:table-cell office:value-type="string" office:string-value="sell" table:formula="of:=IF([.AD18]&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97]" table:style-name="ce473">
            <text:p><text:s/>-<text:s text:c="3"/></text:p>
          </table:table-cell>
          <table:table-cell table:style-name="ce473"/>
          <table:table-cell table:style-name="ce476"/>
          <table:table-cell table:style-name="ce626"/>
          <table:table-cell table:style-name="ce476"/>
          <table:table-cell office:value-type="float" office:value="0" table:formula="of:=[.K97]" table:style-name="ce473">
            <text:p><text:s/>-<text:s text:c="3"/></text:p>
          </table:table-cell>
          <table:table-cell table:number-columns-repeated="9" table:style-name="ce476"/>
          <table:table-cell table:style-name="ce689"/>
          <table:table-cell table:number-columns-repeated="9" table:style-name="ce476"/>
          <table:table-cell table:style-name="ce627"/>
          <table:table-cell office:value-type="float" office:value="0" table:formula="of:=SUM([.F19:.AC19])" table:style-name="ce563">
            <text:p>0</text:p>
          </table:table-cell>
          <table:table-cell office:value-type="float" office:value="0" table:formula="of:=[.AD19]*[.D19]" table:style-name="ce648">
            <text:p>0.00</text:p>
          </table:table-cell>
          <table:table-cell office:value-type="string" office:string-value="sell" table:formula="of:=IF([.AD19]&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98]" table:style-name="ce473">
            <text:p><text:s/>-<text:s text:c="3"/></text:p>
          </table:table-cell>
          <table:table-cell table:style-name="ce473"/>
          <table:table-cell table:style-name="ce476"/>
          <table:table-cell table:style-name="ce626"/>
          <table:table-cell table:style-name="ce476"/>
          <table:table-cell office:value-type="float" office:value="0" table:formula="of:=[.K98]" table:style-name="ce473">
            <text:p><text:s/>-<text:s text:c="3"/></text:p>
          </table:table-cell>
          <table:table-cell table:number-columns-repeated="9" table:style-name="ce476"/>
          <table:table-cell table:style-name="ce689"/>
          <table:table-cell table:number-columns-repeated="9" table:style-name="ce476"/>
          <table:table-cell table:style-name="ce627"/>
          <table:table-cell office:value-type="float" office:value="0" table:formula="of:=SUM([.F20:.AC20])" table:style-name="ce563">
            <text:p>0</text:p>
          </table:table-cell>
          <table:table-cell office:value-type="float" office:value="0" table:formula="of:=[.AD20]*[.D20]" table:style-name="ce648">
            <text:p>0.00</text:p>
          </table:table-cell>
          <table:table-cell office:value-type="string" office:string-value="sell" table:formula="of:=IF([.AD20]&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99]" table:style-name="ce473">
            <text:p><text:s/>-<text:s text:c="3"/></text:p>
          </table:table-cell>
          <table:table-cell table:style-name="ce473"/>
          <table:table-cell table:style-name="ce476"/>
          <table:table-cell table:style-name="ce626"/>
          <table:table-cell table:style-name="ce476"/>
          <table:table-cell office:value-type="float" office:value="0" table:formula="of:=[.K99]" table:style-name="ce473">
            <text:p><text:s/>-<text:s text:c="3"/></text:p>
          </table:table-cell>
          <table:table-cell table:number-columns-repeated="9" table:style-name="ce476"/>
          <table:table-cell table:style-name="ce689"/>
          <table:table-cell table:number-columns-repeated="9" table:style-name="ce476"/>
          <table:table-cell table:style-name="ce627"/>
          <table:table-cell office:value-type="float" office:value="0" table:formula="of:=SUM([.F21:.AC21])" table:style-name="ce563">
            <text:p>0</text:p>
          </table:table-cell>
          <table:table-cell office:value-type="float" office:value="0" table:formula="of:=[.AD21]*[.D21]" table:style-name="ce648">
            <text:p>0.00</text:p>
          </table:table-cell>
          <table:table-cell office:value-type="string" office:string-value="sell" table:formula="of:=IF([.AD21]&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0]" table:style-name="ce473">
            <text:p><text:s/>-<text:s text:c="3"/></text:p>
          </table:table-cell>
          <table:table-cell table:style-name="ce473"/>
          <table:table-cell table:style-name="ce476"/>
          <table:table-cell table:style-name="ce626"/>
          <table:table-cell table:style-name="ce476"/>
          <table:table-cell office:value-type="float" office:value="0" table:formula="of:=[.K100]"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2:.AC22])" table:style-name="ce563">
            <text:p>0</text:p>
          </table:table-cell>
          <table:table-cell office:value-type="float" office:value="0" table:formula="of:=[.AD22]*[.D22]" table:style-name="ce648">
            <text:p>0.00</text:p>
          </table:table-cell>
          <table:table-cell office:value-type="string" office:string-value="sell" table:formula="of:=IF([.AD22]&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1]" table:style-name="ce473">
            <text:p><text:s/>-<text:s text:c="3"/></text:p>
          </table:table-cell>
          <table:table-cell table:style-name="ce473"/>
          <table:table-cell table:style-name="ce476"/>
          <table:table-cell table:style-name="ce626"/>
          <table:table-cell table:style-name="ce476"/>
          <table:table-cell office:value-type="float" office:value="0" table:formula="of:=[.K101]"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3:.AC23])" table:style-name="ce563">
            <text:p>0</text:p>
          </table:table-cell>
          <table:table-cell office:value-type="float" office:value="0" table:formula="of:=[.AD23]*[.D23]" table:style-name="ce648">
            <text:p>0.00</text:p>
          </table:table-cell>
          <table:table-cell office:value-type="string" office:string-value="sell" table:formula="of:=IF([.AD23]&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2]" table:style-name="ce473">
            <text:p><text:s/>-<text:s text:c="3"/></text:p>
          </table:table-cell>
          <table:table-cell table:style-name="ce473"/>
          <table:table-cell table:style-name="ce476"/>
          <table:table-cell table:style-name="ce626"/>
          <table:table-cell table:style-name="ce476"/>
          <table:table-cell office:value-type="float" office:value="0" table:formula="of:=[.K102]"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4:.AC24])" table:style-name="ce563">
            <text:p>0</text:p>
          </table:table-cell>
          <table:table-cell office:value-type="float" office:value="0" table:formula="of:=[.AD24]*[.D24]" table:style-name="ce648">
            <text:p>0.00</text:p>
          </table:table-cell>
          <table:table-cell office:value-type="string" office:string-value="sell" table:formula="of:=IF([.AD24]&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3]" table:style-name="ce473">
            <text:p><text:s/>-<text:s text:c="3"/></text:p>
          </table:table-cell>
          <table:table-cell table:style-name="ce473"/>
          <table:table-cell table:style-name="ce476"/>
          <table:table-cell table:style-name="ce626"/>
          <table:table-cell table:style-name="ce476"/>
          <table:table-cell office:value-type="float" office:value="0" table:formula="of:=[.K103]"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5:.AC25])" table:style-name="ce563">
            <text:p>0</text:p>
          </table:table-cell>
          <table:table-cell office:value-type="float" office:value="0" table:formula="of:=[.AD25]*[.D25]" table:style-name="ce648">
            <text:p>0.00</text:p>
          </table:table-cell>
          <table:table-cell office:value-type="string" office:string-value="sell" table:formula="of:=IF([.AD25]&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4]" table:style-name="ce473">
            <text:p><text:s/>-<text:s text:c="3"/></text:p>
          </table:table-cell>
          <table:table-cell table:style-name="ce473"/>
          <table:table-cell table:style-name="ce476"/>
          <table:table-cell table:style-name="ce626"/>
          <table:table-cell table:style-name="ce476"/>
          <table:table-cell office:value-type="float" office:value="0" table:formula="of:=[.K104]"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6:.AC26])" table:style-name="ce563">
            <text:p>0</text:p>
          </table:table-cell>
          <table:table-cell office:value-type="float" office:value="0" table:formula="of:=[.AD26]*[.D26]" table:style-name="ce648">
            <text:p>0.00</text:p>
          </table:table-cell>
          <table:table-cell office:value-type="string" office:string-value="sell" table:formula="of:=IF([.AD26]&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5]" table:style-name="ce473">
            <text:p><text:s/>-<text:s text:c="3"/></text:p>
          </table:table-cell>
          <table:table-cell table:style-name="ce473"/>
          <table:table-cell table:style-name="ce476"/>
          <table:table-cell table:style-name="ce626"/>
          <table:table-cell table:style-name="ce476"/>
          <table:table-cell office:value-type="float" office:value="0" table:formula="of:=[.K105]"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7:.AC27])" table:style-name="ce563">
            <text:p>0</text:p>
          </table:table-cell>
          <table:table-cell office:value-type="float" office:value="0" table:formula="of:=[.AD27]*[.D27]" table:style-name="ce648">
            <text:p>0.00</text:p>
          </table:table-cell>
          <table:table-cell office:value-type="string" office:string-value="sell" table:formula="of:=IF([.AD27]&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6]" table:style-name="ce473">
            <text:p><text:s/>-<text:s text:c="3"/></text:p>
          </table:table-cell>
          <table:table-cell table:style-name="ce473"/>
          <table:table-cell table:style-name="ce476"/>
          <table:table-cell table:style-name="ce626"/>
          <table:table-cell table:style-name="ce476"/>
          <table:table-cell office:value-type="float" office:value="0" table:formula="of:=[.K106]"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8:.AC28])" table:style-name="ce563">
            <text:p>0</text:p>
          </table:table-cell>
          <table:table-cell office:value-type="float" office:value="0" table:formula="of:=[.AD28]*[.D28]" table:style-name="ce648">
            <text:p>0.00</text:p>
          </table:table-cell>
          <table:table-cell office:value-type="string" office:string-value="sell" table:formula="of:=IF([.AD28]&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7]" table:style-name="ce473">
            <text:p><text:s/>-<text:s text:c="3"/></text:p>
          </table:table-cell>
          <table:table-cell table:style-name="ce473"/>
          <table:table-cell table:style-name="ce476"/>
          <table:table-cell table:style-name="ce626"/>
          <table:table-cell table:style-name="ce476"/>
          <table:table-cell office:value-type="float" office:value="0" table:formula="of:=[.K107]"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29:.AC29])" table:style-name="ce563">
            <text:p>0</text:p>
          </table:table-cell>
          <table:table-cell office:value-type="float" office:value="0" table:formula="of:=[.AD29]*[.D29]" table:style-name="ce648">
            <text:p>0.00</text:p>
          </table:table-cell>
          <table:table-cell office:value-type="string" office:string-value="sell" table:formula="of:=IF([.AD29]&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8]" table:style-name="ce473">
            <text:p><text:s/>-<text:s text:c="3"/></text:p>
          </table:table-cell>
          <table:table-cell table:style-name="ce473"/>
          <table:table-cell table:style-name="ce476"/>
          <table:table-cell table:style-name="ce626"/>
          <table:table-cell table:style-name="ce476"/>
          <table:table-cell office:value-type="float" office:value="0" table:formula="of:=[.K108]"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0:.AC30])" table:style-name="ce563">
            <text:p>0</text:p>
          </table:table-cell>
          <table:table-cell office:value-type="float" office:value="0" table:formula="of:=[.AD30]*[.D30]" table:style-name="ce648">
            <text:p>0.00</text:p>
          </table:table-cell>
          <table:table-cell office:value-type="string" office:string-value="sell" table:formula="of:=IF([.AD30]&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09]" table:style-name="ce473">
            <text:p><text:s/>-<text:s text:c="3"/></text:p>
          </table:table-cell>
          <table:table-cell table:style-name="ce473"/>
          <table:table-cell table:style-name="ce476"/>
          <table:table-cell table:style-name="ce626"/>
          <table:table-cell table:style-name="ce476"/>
          <table:table-cell office:value-type="float" office:value="0" table:formula="of:=[.K109]"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1:.AC31])" table:style-name="ce563">
            <text:p>0</text:p>
          </table:table-cell>
          <table:table-cell office:value-type="float" office:value="0" table:formula="of:=[.AD31]*[.D31]" table:style-name="ce648">
            <text:p>0.00</text:p>
          </table:table-cell>
          <table:table-cell office:value-type="string" office:string-value="sell" table:formula="of:=IF([.AD31]&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0]" table:style-name="ce473">
            <text:p><text:s/>-<text:s text:c="3"/></text:p>
          </table:table-cell>
          <table:table-cell table:style-name="ce473"/>
          <table:table-cell table:style-name="ce476"/>
          <table:table-cell table:style-name="ce626"/>
          <table:table-cell table:style-name="ce476"/>
          <table:table-cell office:value-type="float" office:value="0" table:formula="of:=[.K110]"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2:.AC32])" table:style-name="ce563">
            <text:p>0</text:p>
          </table:table-cell>
          <table:table-cell office:value-type="float" office:value="0" table:formula="of:=[.AD32]*[.D32]" table:style-name="ce648">
            <text:p>0.00</text:p>
          </table:table-cell>
          <table:table-cell office:value-type="string" office:string-value="sell" table:formula="of:=IF([.AD32]&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1]" table:style-name="ce473">
            <text:p><text:s/>-<text:s text:c="3"/></text:p>
          </table:table-cell>
          <table:table-cell table:style-name="ce473"/>
          <table:table-cell table:style-name="ce476"/>
          <table:table-cell table:style-name="ce626"/>
          <table:table-cell table:style-name="ce476"/>
          <table:table-cell office:value-type="float" office:value="0" table:formula="of:=[.K111]" table:style-name="ce473">
            <text:p><text:s/>-<text:s text:c="3"/></text:p>
          </table:table-cell>
          <table:table-cell table:number-columns-repeated="9" table:style-name="ce476"/>
          <table:table-cell table:style-name="ce689"/>
          <table:table-cell table:number-columns-repeated="7" table:style-name="ce476"/>
          <table:table-cell table:style-name="ce628"/>
          <table:table-cell table:number-columns-repeated="2" table:style-name="ce476"/>
          <table:table-cell office:value-type="float" office:value="0" table:formula="of:=SUM([.F33:.AC33])" table:style-name="ce563">
            <text:p>0</text:p>
          </table:table-cell>
          <table:table-cell office:value-type="float" office:value="0" table:formula="of:=[.AD33]*[.D33]" table:style-name="ce648">
            <text:p>0.00</text:p>
          </table:table-cell>
          <table:table-cell office:value-type="string" office:string-value="sell" table:formula="of:=IF([.AD33]&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2]" table:style-name="ce473">
            <text:p><text:s/>-<text:s text:c="3"/></text:p>
          </table:table-cell>
          <table:table-cell table:style-name="ce473"/>
          <table:table-cell table:style-name="ce476"/>
          <table:table-cell table:style-name="ce626"/>
          <table:table-cell table:style-name="ce476"/>
          <table:table-cell office:value-type="float" office:value="0" table:formula="of:=[.K112]"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4:.AC34])" table:style-name="ce563">
            <text:p>0</text:p>
          </table:table-cell>
          <table:table-cell office:value-type="float" office:value="0" table:formula="of:=[.AD34]*[.D34]" table:style-name="ce648">
            <text:p>0.00</text:p>
          </table:table-cell>
          <table:table-cell office:value-type="string" office:string-value="sell" table:formula="of:=IF([.AD34]&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3]" table:style-name="ce473">
            <text:p><text:s/>-<text:s text:c="3"/></text:p>
          </table:table-cell>
          <table:table-cell table:style-name="ce473"/>
          <table:table-cell table:style-name="ce476"/>
          <table:table-cell table:style-name="ce626"/>
          <table:table-cell table:style-name="ce476"/>
          <table:table-cell office:value-type="float" office:value="0" table:formula="of:=[.K113]"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5:.AC35])" table:style-name="ce563">
            <text:p>0</text:p>
          </table:table-cell>
          <table:table-cell office:value-type="float" office:value="0" table:formula="of:=[.AD35]*[.D35]" table:style-name="ce648">
            <text:p>0.00</text:p>
          </table:table-cell>
          <table:table-cell office:value-type="string" office:string-value="sell" table:formula="of:=IF([.AD35]&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4]" table:style-name="ce473">
            <text:p><text:s/>-<text:s text:c="3"/></text:p>
          </table:table-cell>
          <table:table-cell table:style-name="ce473"/>
          <table:table-cell table:style-name="ce476"/>
          <table:table-cell table:style-name="ce626"/>
          <table:table-cell table:style-name="ce476"/>
          <table:table-cell office:value-type="float" office:value="0" table:formula="of:=[.K114]"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6:.AC36])" table:style-name="ce563">
            <text:p>0</text:p>
          </table:table-cell>
          <table:table-cell office:value-type="float" office:value="0" table:formula="of:=[.AD36]*[.D36]" table:style-name="ce648">
            <text:p>0.00</text:p>
          </table:table-cell>
          <table:table-cell office:value-type="string" office:string-value="sell" table:formula="of:=IF([.AD36]&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5]" table:style-name="ce473">
            <text:p><text:s/>-<text:s text:c="3"/></text:p>
          </table:table-cell>
          <table:table-cell table:style-name="ce473"/>
          <table:table-cell table:style-name="ce476"/>
          <table:table-cell table:style-name="ce626"/>
          <table:table-cell table:style-name="ce476"/>
          <table:table-cell office:value-type="float" office:value="0" table:formula="of:=[.K115]"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7:.AC37])" table:style-name="ce563">
            <text:p>0</text:p>
          </table:table-cell>
          <table:table-cell office:value-type="float" office:value="0" table:formula="of:=[.AD37]*[.D37]" table:style-name="ce648">
            <text:p>0.00</text:p>
          </table:table-cell>
          <table:table-cell office:value-type="string" office:string-value="sell" table:formula="of:=IF([.AD37]&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6]" table:style-name="ce473">
            <text:p><text:s/>-<text:s text:c="3"/></text:p>
          </table:table-cell>
          <table:table-cell table:style-name="ce473"/>
          <table:table-cell table:style-name="ce476"/>
          <table:table-cell table:style-name="ce626"/>
          <table:table-cell table:style-name="ce476"/>
          <table:table-cell office:value-type="float" office:value="0" table:formula="of:=[.K116]"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8:.AC38])" table:style-name="ce563">
            <text:p>0</text:p>
          </table:table-cell>
          <table:table-cell office:value-type="float" office:value="0" table:formula="of:=[.AD38]*[.D38]" table:style-name="ce648">
            <text:p>0.00</text:p>
          </table:table-cell>
          <table:table-cell office:value-type="string" office:string-value="sell" table:formula="of:=IF([.AD38]&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7]" table:style-name="ce473">
            <text:p><text:s/>-<text:s text:c="3"/></text:p>
          </table:table-cell>
          <table:table-cell table:style-name="ce473"/>
          <table:table-cell table:style-name="ce476"/>
          <table:table-cell table:style-name="ce626"/>
          <table:table-cell table:style-name="ce476"/>
          <table:table-cell office:value-type="float" office:value="0" table:formula="of:=[.K117]"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39:.AC39])" table:style-name="ce563">
            <text:p>0</text:p>
          </table:table-cell>
          <table:table-cell office:value-type="float" office:value="0" table:formula="of:=[.AD39]*[.D39]" table:style-name="ce648">
            <text:p>0.00</text:p>
          </table:table-cell>
          <table:table-cell office:value-type="string" office:string-value="sell" table:formula="of:=IF([.AD39]&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PV</text:p>
          </table:table-cell>
          <table:table-cell office:value-type="float" office:value="0" table:formula="of:=[.F118]" table:style-name="ce473">
            <text:p><text:s/>-<text:s text:c="3"/></text:p>
          </table:table-cell>
          <table:table-cell table:style-name="ce473"/>
          <table:table-cell table:style-name="ce476"/>
          <table:table-cell table:style-name="ce626"/>
          <table:table-cell table:style-name="ce476"/>
          <table:table-cell office:value-type="float" office:value="0" table:formula="of:=[.K118]"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0:.AC40])" table:style-name="ce563">
            <text:p>0</text:p>
          </table:table-cell>
          <table:table-cell office:value-type="float" office:value="0" table:formula="of:=[.AD40]*[.D40]" table:style-name="ce648">
            <text:p>0.00</text:p>
          </table:table-cell>
          <table:table-cell office:value-type="string" office:string-value="sell" table:formula="of:=IF([.AD40]&lt;0;&quot;buy&quot;;&quot;sell&quot;)" table:style-name="ce649">
            <text:p>sell</text:p>
          </table:table-cell>
          <table:table-cell table:number-columns-repeated="16352" table:style-name="ce357"/>
        </table:table-row>
        <table:table-row table:style-name="ro4" table:visibility="collapse">
          <table:table-cell table:style-name="ce582"/>
          <table:table-cell table:number-columns-repeated="2" table:style-name="ce472"/>
          <table:table-cell table:number-columns-repeated="2" table:style-name="ce473"/>
          <table:table-cell table:style-name="ce476"/>
          <table:table-cell table:style-name="ce626"/>
          <table:table-cell table:style-name="ce476"/>
          <table:table-cell table:style-name="ce473"/>
          <table:table-cell table:number-columns-repeated="9" table:style-name="ce476"/>
          <table:table-cell table:style-name="ce689"/>
          <table:table-cell table:number-columns-repeated="10" table:style-name="ce476"/>
          <table:table-cell office:value-type="float" office:value="0" table:formula="of:=SUM([.F41:.AC41])" table:style-name="ce563">
            <text:p>0</text:p>
          </table:table-cell>
          <table:table-cell office:value-type="float" office:value="0" table:formula="of:=[.AD41]*[.D41]" table:style-name="ce648">
            <text:p>0.00</text:p>
          </table:table-cell>
          <table:table-cell table:style-name="ce649"/>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25]" table:style-name="ce473">
            <text:p><text:s/>-<text:s text:c="3"/></text:p>
          </table:table-cell>
          <table:table-cell table:style-name="ce473"/>
          <table:table-cell office:value-type="float" office:value="0" table:style-name="ce476">
            <text:p>0</text:p>
          </table:table-cell>
          <table:table-cell table:number-columns-repeated="2" table:style-name="ce476"/>
          <table:table-cell office:value-type="float" office:value="0" table:formula="of:=[.K125]"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2:.AC42])" table:style-name="ce563">
            <text:p>0</text:p>
          </table:table-cell>
          <table:table-cell office:value-type="float" office:value="0" table:formula="of:=[.AD42]*[.D42]" table:style-name="ce648">
            <text:p>0.00</text:p>
          </table:table-cell>
          <table:table-cell office:value-type="string" office:string-value="sell" table:formula="of:=IF([.AD42]&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26]" table:style-name="ce473">
            <text:p><text:s/>-<text:s text:c="3"/></text:p>
          </table:table-cell>
          <table:table-cell table:style-name="ce473"/>
          <table:table-cell table:number-columns-repeated="3" table:style-name="ce476"/>
          <table:table-cell office:value-type="float" office:value="0" table:formula="of:=[.K126]"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3:.AC43])" table:style-name="ce563">
            <text:p>0</text:p>
          </table:table-cell>
          <table:table-cell office:value-type="float" office:value="0" table:formula="of:=[.AD43]*[.D43]" table:style-name="ce648">
            <text:p>0.00</text:p>
          </table:table-cell>
          <table:table-cell office:value-type="string" office:string-value="sell" table:formula="of:=IF([.AD43]&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27]" table:style-name="ce473">
            <text:p><text:s/>-<text:s text:c="3"/></text:p>
          </table:table-cell>
          <table:table-cell table:style-name="ce473"/>
          <table:table-cell table:number-columns-repeated="3" table:style-name="ce476"/>
          <table:table-cell office:value-type="float" office:value="0" table:formula="of:=[.K127]"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4:.AC44])" table:style-name="ce563">
            <text:p>0</text:p>
          </table:table-cell>
          <table:table-cell office:value-type="float" office:value="0" table:formula="of:=[.AD44]*[.D44]" table:style-name="ce648">
            <text:p>0.00</text:p>
          </table:table-cell>
          <table:table-cell office:value-type="string" office:string-value="sell" table:formula="of:=IF([.AD44]&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28]" table:style-name="ce473">
            <text:p><text:s/>-<text:s text:c="3"/></text:p>
          </table:table-cell>
          <table:table-cell table:style-name="ce473"/>
          <table:table-cell table:number-columns-repeated="3" table:style-name="ce476"/>
          <table:table-cell office:value-type="float" office:value="0" table:formula="of:=[.K128]"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5:.AC45])" table:style-name="ce563">
            <text:p>0</text:p>
          </table:table-cell>
          <table:table-cell office:value-type="float" office:value="0" table:formula="of:=[.AD45]*[.D45]" table:style-name="ce648">
            <text:p>0.00</text:p>
          </table:table-cell>
          <table:table-cell office:value-type="string" office:string-value="sell" table:formula="of:=IF([.AD45]&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29]" table:style-name="ce473">
            <text:p><text:s/>-<text:s text:c="3"/></text:p>
          </table:table-cell>
          <table:table-cell table:style-name="ce473"/>
          <table:table-cell table:number-columns-repeated="3" table:style-name="ce476"/>
          <table:table-cell office:value-type="float" office:value="0" table:formula="of:=[.K129]"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6:.AC46])" table:style-name="ce563">
            <text:p>0</text:p>
          </table:table-cell>
          <table:table-cell office:value-type="float" office:value="0" table:formula="of:=[.AD46]*[.D46]" table:style-name="ce648">
            <text:p>0.00</text:p>
          </table:table-cell>
          <table:table-cell office:value-type="string" office:string-value="sell" table:formula="of:=IF([.AD46]&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0]" table:style-name="ce473">
            <text:p><text:s/>-<text:s text:c="3"/></text:p>
          </table:table-cell>
          <table:table-cell table:style-name="ce473"/>
          <table:table-cell table:number-columns-repeated="3" table:style-name="ce476"/>
          <table:table-cell office:value-type="float" office:value="0" table:formula="of:=[.K130]"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7:.AC47])" table:style-name="ce563">
            <text:p>0</text:p>
          </table:table-cell>
          <table:table-cell office:value-type="float" office:value="0" table:formula="of:=[.AD47]*[.D47]" table:style-name="ce648">
            <text:p>0.00</text:p>
          </table:table-cell>
          <table:table-cell office:value-type="string" office:string-value="sell" table:formula="of:=IF([.AD47]&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1]" table:style-name="ce473">
            <text:p><text:s/>-<text:s text:c="3"/></text:p>
          </table:table-cell>
          <table:table-cell table:style-name="ce473"/>
          <table:table-cell table:number-columns-repeated="3" table:style-name="ce476"/>
          <table:table-cell office:value-type="float" office:value="0" table:formula="of:=[.K131]"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8:.AC48])" table:style-name="ce563">
            <text:p>0</text:p>
          </table:table-cell>
          <table:table-cell office:value-type="float" office:value="0" table:formula="of:=[.AD48]*[.D48]" table:style-name="ce648">
            <text:p>0.00</text:p>
          </table:table-cell>
          <table:table-cell office:value-type="string" office:string-value="sell" table:formula="of:=IF([.AD48]&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2]" table:style-name="ce473">
            <text:p><text:s/>-<text:s text:c="3"/></text:p>
          </table:table-cell>
          <table:table-cell table:style-name="ce473"/>
          <table:table-cell table:number-columns-repeated="3" table:style-name="ce476"/>
          <table:table-cell office:value-type="float" office:value="0" table:formula="of:=[.K132]"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49:.AC49])" table:style-name="ce563">
            <text:p>0</text:p>
          </table:table-cell>
          <table:table-cell office:value-type="float" office:value="0" table:formula="of:=[.AD49]*[.D49]" table:style-name="ce648">
            <text:p>0.00</text:p>
          </table:table-cell>
          <table:table-cell office:value-type="string" office:string-value="sell" table:formula="of:=IF([.AD49]&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3]" table:style-name="ce473">
            <text:p><text:s/>-<text:s text:c="3"/></text:p>
          </table:table-cell>
          <table:table-cell table:style-name="ce473"/>
          <table:table-cell table:number-columns-repeated="3" table:style-name="ce476"/>
          <table:table-cell office:value-type="float" office:value="0" table:formula="of:=[.K133]"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0:.AC50])" table:style-name="ce563">
            <text:p>0</text:p>
          </table:table-cell>
          <table:table-cell office:value-type="float" office:value="0" table:formula="of:=[.AD50]*[.D50]" table:style-name="ce648">
            <text:p>0.00</text:p>
          </table:table-cell>
          <table:table-cell office:value-type="string" office:string-value="sell" table:formula="of:=IF([.AD50]&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4]" table:style-name="ce473">
            <text:p><text:s/>-<text:s text:c="3"/></text:p>
          </table:table-cell>
          <table:table-cell table:style-name="ce473"/>
          <table:table-cell table:number-columns-repeated="3" table:style-name="ce476"/>
          <table:table-cell office:value-type="float" office:value="0" table:formula="of:=[.K134]"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1:.AC51])" table:style-name="ce563">
            <text:p>0</text:p>
          </table:table-cell>
          <table:table-cell office:value-type="float" office:value="0" table:formula="of:=[.AD51]*[.D51]" table:style-name="ce648">
            <text:p>0.00</text:p>
          </table:table-cell>
          <table:table-cell office:value-type="string" office:string-value="sell" table:formula="of:=IF([.AD51]&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5]" table:style-name="ce473">
            <text:p><text:s/>-<text:s text:c="3"/></text:p>
          </table:table-cell>
          <table:table-cell table:style-name="ce473"/>
          <table:table-cell table:number-columns-repeated="3" table:style-name="ce476"/>
          <table:table-cell office:value-type="float" office:value="0" table:formula="of:=[.K135]"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2:.AC52])" table:style-name="ce563">
            <text:p>0</text:p>
          </table:table-cell>
          <table:table-cell office:value-type="float" office:value="0" table:formula="of:=[.AD52]*[.D52]" table:style-name="ce648">
            <text:p>0.00</text:p>
          </table:table-cell>
          <table:table-cell office:value-type="string" office:string-value="sell" table:formula="of:=IF([.AD52]&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6]" table:style-name="ce473">
            <text:p><text:s/>-<text:s text:c="3"/></text:p>
          </table:table-cell>
          <table:table-cell table:style-name="ce473"/>
          <table:table-cell table:number-columns-repeated="3" table:style-name="ce476"/>
          <table:table-cell office:value-type="float" office:value="0" table:formula="of:=[.K136]"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3:.AC53])" table:style-name="ce563">
            <text:p>0</text:p>
          </table:table-cell>
          <table:table-cell office:value-type="float" office:value="0" table:formula="of:=[.AD53]*[.D53]" table:style-name="ce648">
            <text:p>0.00</text:p>
          </table:table-cell>
          <table:table-cell office:value-type="string" office:string-value="sell" table:formula="of:=IF([.AD53]&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7]" table:style-name="ce473">
            <text:p><text:s/>-<text:s text:c="3"/></text:p>
          </table:table-cell>
          <table:table-cell table:style-name="ce473"/>
          <table:table-cell table:number-columns-repeated="3" table:style-name="ce476"/>
          <table:table-cell office:value-type="float" office:value="0" table:formula="of:=[.K137]"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4:.AC54])" table:style-name="ce563">
            <text:p>0</text:p>
          </table:table-cell>
          <table:table-cell office:value-type="float" office:value="0" table:formula="of:=[.AD54]*[.D54]" table:style-name="ce648">
            <text:p>0.00</text:p>
          </table:table-cell>
          <table:table-cell office:value-type="string" office:string-value="sell" table:formula="of:=IF([.AD54]&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8]" table:style-name="ce473">
            <text:p><text:s/>-<text:s text:c="3"/></text:p>
          </table:table-cell>
          <table:table-cell table:style-name="ce473"/>
          <table:table-cell table:number-columns-repeated="3" table:style-name="ce476"/>
          <table:table-cell office:value-type="float" office:value="0" table:formula="of:=[.K138]"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5:.AC55])" table:style-name="ce563">
            <text:p>0</text:p>
          </table:table-cell>
          <table:table-cell office:value-type="float" office:value="0" table:formula="of:=[.AD55]*[.D55]" table:style-name="ce648">
            <text:p>0.00</text:p>
          </table:table-cell>
          <table:table-cell office:value-type="string" office:string-value="sell" table:formula="of:=IF([.AD55]&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39]" table:style-name="ce473">
            <text:p><text:s/>-<text:s text:c="3"/></text:p>
          </table:table-cell>
          <table:table-cell table:style-name="ce473"/>
          <table:table-cell table:number-columns-repeated="3" table:style-name="ce476"/>
          <table:table-cell office:value-type="float" office:value="0" table:formula="of:=[.K139]"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6:.AC56])" table:style-name="ce563">
            <text:p>0</text:p>
          </table:table-cell>
          <table:table-cell office:value-type="float" office:value="0" table:formula="of:=[.AD56]*[.D56]" table:style-name="ce648">
            <text:p>0.00</text:p>
          </table:table-cell>
          <table:table-cell office:value-type="string" office:string-value="sell" table:formula="of:=IF([.AD56]&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0]" table:style-name="ce473">
            <text:p><text:s/>-<text:s text:c="3"/></text:p>
          </table:table-cell>
          <table:table-cell table:style-name="ce473"/>
          <table:table-cell table:number-columns-repeated="3" table:style-name="ce476"/>
          <table:table-cell office:value-type="float" office:value="0" table:formula="of:=[.K140]"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7:.AC57])" table:style-name="ce563">
            <text:p>0</text:p>
          </table:table-cell>
          <table:table-cell office:value-type="float" office:value="0" table:formula="of:=[.AD57]*[.D57]" table:style-name="ce648">
            <text:p>0.00</text:p>
          </table:table-cell>
          <table:table-cell office:value-type="string" office:string-value="sell" table:formula="of:=IF([.AD57]&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1]" table:style-name="ce473">
            <text:p><text:s/>-<text:s text:c="3"/></text:p>
          </table:table-cell>
          <table:table-cell table:style-name="ce473"/>
          <table:table-cell table:number-columns-repeated="3" table:style-name="ce476"/>
          <table:table-cell office:value-type="float" office:value="0" table:formula="of:=[.K141]"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8:.AC58])" table:style-name="ce563">
            <text:p>0</text:p>
          </table:table-cell>
          <table:table-cell office:value-type="float" office:value="0" table:formula="of:=[.AD58]*[.D58]" table:style-name="ce648">
            <text:p>0.00</text:p>
          </table:table-cell>
          <table:table-cell office:value-type="string" office:string-value="sell" table:formula="of:=IF([.AD58]&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2]" table:style-name="ce473">
            <text:p><text:s/>-<text:s text:c="3"/></text:p>
          </table:table-cell>
          <table:table-cell table:style-name="ce473"/>
          <table:table-cell table:number-columns-repeated="3" table:style-name="ce476"/>
          <table:table-cell office:value-type="float" office:value="0" table:formula="of:=[.K142]"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59:.AC59])" table:style-name="ce563">
            <text:p>0</text:p>
          </table:table-cell>
          <table:table-cell office:value-type="float" office:value="0" table:formula="of:=[.AD59]*[.D59]" table:style-name="ce648">
            <text:p>0.00</text:p>
          </table:table-cell>
          <table:table-cell office:value-type="string" office:string-value="sell" table:formula="of:=IF([.AD59]&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3]" table:style-name="ce473">
            <text:p><text:s/>-<text:s text:c="3"/></text:p>
          </table:table-cell>
          <table:table-cell table:style-name="ce473"/>
          <table:table-cell table:number-columns-repeated="3" table:style-name="ce476"/>
          <table:table-cell office:value-type="float" office:value="0" table:formula="of:=[.K143]"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60:.AC60])" table:style-name="ce563">
            <text:p>0</text:p>
          </table:table-cell>
          <table:table-cell office:value-type="float" office:value="0" table:formula="of:=[.AD60]*[.D60]" table:style-name="ce648">
            <text:p>0.00</text:p>
          </table:table-cell>
          <table:table-cell office:value-type="string" office:string-value="sell" table:formula="of:=IF([.AD60]&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4]" table:style-name="ce473">
            <text:p><text:s/>-<text:s text:c="3"/></text:p>
          </table:table-cell>
          <table:table-cell table:style-name="ce473"/>
          <table:table-cell table:number-columns-repeated="3" table:style-name="ce476"/>
          <table:table-cell office:value-type="float" office:value="0" table:formula="of:=[.K144]"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61:.AC61])" table:style-name="ce563">
            <text:p>0</text:p>
          </table:table-cell>
          <table:table-cell office:value-type="float" office:value="0" table:formula="of:=[.AD61]*[.D61]" table:style-name="ce648">
            <text:p>0.00</text:p>
          </table:table-cell>
          <table:table-cell office:value-type="string" office:string-value="sell" table:formula="of:=IF([.AD61]&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5]" table:style-name="ce473">
            <text:p><text:s/>-<text:s text:c="3"/></text:p>
          </table:table-cell>
          <table:table-cell table:style-name="ce473"/>
          <table:table-cell table:number-columns-repeated="3" table:style-name="ce476"/>
          <table:table-cell office:value-type="float" office:value="0" table:formula="of:=[.K145]"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62:.AC62])" table:style-name="ce563">
            <text:p>0</text:p>
          </table:table-cell>
          <table:table-cell office:value-type="float" office:value="0" table:formula="of:=[.AD62]*[.D62]" table:style-name="ce648">
            <text:p>0.00</text:p>
          </table:table-cell>
          <table:table-cell office:value-type="string" office:string-value="sell" table:formula="of:=IF([.AD62]&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6]" table:style-name="ce473">
            <text:p><text:s/>-<text:s text:c="3"/></text:p>
          </table:table-cell>
          <table:table-cell table:style-name="ce473"/>
          <table:table-cell table:number-columns-repeated="3" table:style-name="ce476"/>
          <table:table-cell office:value-type="float" office:value="0" table:formula="of:=[.K146]"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63:.AC63])" table:style-name="ce563">
            <text:p>0</text:p>
          </table:table-cell>
          <table:table-cell office:value-type="float" office:value="0" table:formula="of:=[.AD63]*[.D63]" table:style-name="ce648">
            <text:p>0.00</text:p>
          </table:table-cell>
          <table:table-cell office:value-type="string" office:string-value="sell" table:formula="of:=IF([.AD63]&lt;0;&quot;buy&quot;;&quot;sell&quot;)" table:style-name="ce649">
            <text:p>sell</text:p>
          </table:table-cell>
          <table:table-cell table:number-columns-repeated="16352" table:style-name="ce357"/>
        </table:table-row>
        <table:table-row table:style-name="ro4" table:visibility="collapse">
          <table:table-cell office:value-type="string" table:style-name="ce582">
            <text:p>CALPX</text:p>
          </table:table-cell>
          <table:table-cell office:value-type="string" table:style-name="ce472">
            <text:p>Pre</text:p>
          </table:table-cell>
          <table:table-cell office:value-type="string" table:style-name="ce472">
            <text:p>4C</text:p>
          </table:table-cell>
          <table:table-cell office:value-type="float" office:value="0" table:formula="of:=[.F147]" table:style-name="ce473">
            <text:p><text:s/>-<text:s text:c="3"/></text:p>
          </table:table-cell>
          <table:table-cell table:style-name="ce473"/>
          <table:table-cell table:number-columns-repeated="3" table:style-name="ce476"/>
          <table:table-cell office:value-type="float" office:value="0" table:formula="of:=[.K147]" table:style-name="ce473">
            <text:p><text:s/>-<text:s text:c="3"/></text:p>
          </table:table-cell>
          <table:table-cell table:number-columns-repeated="9" table:style-name="ce476"/>
          <table:table-cell table:style-name="ce689"/>
          <table:table-cell table:number-columns-repeated="10" table:style-name="ce476"/>
          <table:table-cell office:value-type="float" office:value="0" table:formula="of:=SUM([.F64:.AC64])" table:style-name="ce563">
            <text:p>0</text:p>
          </table:table-cell>
          <table:table-cell office:value-type="float" office:value="0" table:formula="of:=[.AD64]*[.D64]" table:style-name="ce648">
            <text:p>0.00</text:p>
          </table:table-cell>
          <table:table-cell office:value-type="string" office:string-value="sell" table:formula="of:=IF([.AD64]&lt;0;&quot;buy&quot;;&quot;sell&quot;)" table:style-name="ce649">
            <text:p>sell</text:p>
          </table:table-cell>
          <table:table-cell table:number-columns-repeated="16352" table:style-name="ce357"/>
        </table:table-row>
        <table:table-row table:style-name="ro4" table:visibility="collapse">
          <table:table-cell table:style-name="ce582"/>
          <table:table-cell table:number-columns-repeated="2" table:style-name="ce472"/>
          <table:table-cell table:number-columns-repeated="2" table:style-name="ce473"/>
          <table:table-cell table:style-name="ce476"/>
          <table:table-cell table:style-name="ce626"/>
          <table:table-cell table:style-name="ce476"/>
          <table:table-cell table:style-name="ce473"/>
          <table:table-cell table:number-columns-repeated="9" table:style-name="ce476"/>
          <table:table-cell table:style-name="ce689"/>
          <table:table-cell table:number-columns-repeated="10" table:style-name="ce476"/>
          <table:table-cell office:value-type="float" office:value="0" table:formula="of:=SUM([.F65:.AC65])" table:style-name="ce564">
            <text:p>0</text:p>
          </table:table-cell>
          <table:table-cell office:value-type="float" office:value="0" table:formula="of:=[.AD65]*[.D65]" table:style-name="ce650">
            <text:p>0.00</text:p>
          </table:table-cell>
          <table:table-cell office:value-type="string" office:string-value="sell" table:formula="of:=IF([.AD65]&lt;0;&quot;buy&quot;;&quot;sell&quot;)" table:style-name="ce651">
            <text:p>sell</text:p>
          </table:table-cell>
          <table:table-cell table:number-columns-repeated="16352" table:style-name="ce357"/>
        </table:table-row>
        <table:table-row table:style-name="ro11">
          <table:table-cell table:style-name="ce586"/>
          <table:table-cell table:number-columns-repeated="2" table:style-name="ce588"/>
          <table:table-cell table:style-name="ce656"/>
          <table:table-cell table:style-name="ce655"/>
          <table:table-cell table:number-columns-repeated="3" table:style-name="ce476"/>
          <table:table-cell table:style-name="ce656"/>
          <table:table-cell table:number-columns-repeated="9" table:style-name="ce476"/>
          <table:table-cell table:style-name="ce689"/>
          <table:table-cell table:number-columns-repeated="10" table:style-name="ce476"/>
          <table:table-cell office:value-type="float" office:value="0" table:formula="of:=SUM([.E66:.AC66])" table:style-name="ce564">
            <text:p>0</text:p>
          </table:table-cell>
          <table:table-cell office:value-type="float" office:value="0" table:formula="of:=[.AD66]*[.D66]" table:style-name="ce650">
            <text:p>0.00</text:p>
          </table:table-cell>
          <table:table-cell office:value-type="string" office:string-value="sell" table:formula="of:=IF([.AD66]&lt;0;&quot;buy&quot;;&quot;sell&quot;)" table:style-name="ce651">
            <text:p>sell</text:p>
          </table:table-cell>
          <table:table-cell table:number-columns-repeated="16352" table:style-name="ce357"/>
        </table:table-row>
        <table:table-row table:style-name="ro11">
          <table:table-cell office:value-type="string" table:style-name="ce586">
            <text:p>ISO</text:p>
          </table:table-cell>
          <table:table-cell office:value-type="string" table:style-name="ce588">
            <text:p>Pre</text:p>
          </table:table-cell>
          <table:table-cell office:value-type="string" table:style-name="ce585">
            <text:p>PV</text:p>
          </table:table-cell>
          <table:table-cell table:style-name="ce656"/>
          <table:table-cell table:style-name="ce655"/>
          <table:table-cell table:style-name="ce476"/>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number-columns-repeated="16" table:style-name="ce476"/>
          <table:table-cell office:value-type="float" office:value="25" table:style-name="ce476">
            <text:p>25</text:p>
          </table:table-cell>
          <table:table-cell office:value-type="float" office:value="175" table:formula="of:=SUM([.E67:.AC67])" table:style-name="ce564">
            <text:p>175</text:p>
          </table:table-cell>
          <table:table-cell office:value-type="float" office:value="0" table:formula="of:=[.AD67]*[.D67]" table:style-name="ce650">
            <text:p>0.00</text:p>
          </table:table-cell>
          <table:table-cell office:value-type="string" office:string-value="sell" table:formula="of:=IF([.AD67]&lt;0;&quot;buy&quot;;&quot;sell&quot;)" table:style-name="ce651">
            <text:p>sell</text:p>
          </table:table-cell>
          <table:table-cell table:number-columns-repeated="16352" table:style-name="ce357"/>
        </table:table-row>
        <table:table-row table:style-name="ro11">
          <table:table-cell office:value-type="string" table:style-name="ce586">
            <text:p>ISO</text:p>
          </table:table-cell>
          <table:table-cell office:value-type="string" table:style-name="ce588">
            <text:p>Pre</text:p>
          </table:table-cell>
          <table:table-cell office:value-type="string" table:style-name="ce585">
            <text:p>PV</text:p>
          </table:table-cell>
          <table:table-cell table:style-name="ce656"/>
          <table:table-cell table:style-name="ce655"/>
          <table:table-cell table:style-name="ce476"/>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number-columns-repeated="16" table:style-name="ce476"/>
          <table:table-cell office:value-type="float" office:value="25" table:style-name="ce476">
            <text:p>25</text:p>
          </table:table-cell>
          <table:table-cell office:value-type="float" office:value="175" table:formula="of:=SUM([.E68:.AC68])" table:style-name="ce564">
            <text:p>175</text:p>
          </table:table-cell>
          <table:table-cell office:value-type="float" office:value="0" table:formula="of:=[.AD68]*[.D68]" table:style-name="ce650">
            <text:p>0.00</text:p>
          </table:table-cell>
          <table:table-cell office:value-type="string" office:string-value="sell" table:formula="of:=IF([.AD68]&lt;0;&quot;buy&quot;;&quot;sell&quot;)" table:style-name="ce651">
            <text:p>sell</text:p>
          </table:table-cell>
          <table:table-cell table:number-columns-repeated="16352" table:style-name="ce357"/>
        </table:table-row>
        <table:table-row table:style-name="ro11">
          <table:table-cell office:value-type="string" table:style-name="ce586">
            <text:p>ISO</text:p>
          </table:table-cell>
          <table:table-cell office:value-type="string" table:style-name="ce588">
            <text:p>Pre</text:p>
          </table:table-cell>
          <table:table-cell office:value-type="string" table:style-name="ce585">
            <text:p>PV</text:p>
          </table:table-cell>
          <table:table-cell table:style-name="ce656"/>
          <table:table-cell table:style-name="ce655"/>
          <table:table-cell table:style-name="ce476"/>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number-columns-repeated="16" table:style-name="ce476"/>
          <table:table-cell office:value-type="float" office:value="25" table:style-name="ce476">
            <text:p>25</text:p>
          </table:table-cell>
          <table:table-cell office:value-type="float" office:value="175" table:formula="of:=SUM([.E69:.AC69])" table:style-name="ce564">
            <text:p>175</text:p>
          </table:table-cell>
          <table:table-cell office:value-type="float" office:value="0" table:formula="of:=[.AD69]*[.D69]" table:style-name="ce650">
            <text:p>0.00</text:p>
          </table:table-cell>
          <table:table-cell office:value-type="string" office:string-value="sell" table:formula="of:=IF([.AD69]&lt;0;&quot;buy&quot;;&quot;sell&quot;)" table:style-name="ce651">
            <text:p>sell</text:p>
          </table:table-cell>
          <table:table-cell table:number-columns-repeated="16352" table:style-name="ce357"/>
        </table:table-row>
        <table:table-row table:style-name="ro11">
          <table:table-cell office:value-type="string" table:style-name="ce586">
            <text:p>SRP</text:p>
          </table:table-cell>
          <table:table-cell office:value-type="string" table:style-name="ce585">
            <text:p>Pre</text:p>
          </table:table-cell>
          <table:table-cell office:value-type="string" table:style-name="ce585">
            <text:p>PV</text:p>
          </table:table-cell>
          <table:table-cell table:style-name="ce656"/>
          <table:table-cell table:style-name="ce655"/>
          <table:table-cell table:style-name="ce476"/>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number-columns-repeated="16" table:style-name="ce476"/>
          <table:table-cell office:value-type="float" office:value="25" table:style-name="ce476">
            <text:p>25</text:p>
          </table:table-cell>
          <table:table-cell office:value-type="float" office:value="175" table:formula="of:=SUM([.E70:.AC70])" table:style-name="ce564">
            <text:p>175</text:p>
          </table:table-cell>
          <table:table-cell office:value-type="float" office:value="0" table:formula="of:=[.AD70]*[.D70]" table:style-name="ce650">
            <text:p>0.00</text:p>
          </table:table-cell>
          <table:table-cell office:value-type="string" office:string-value="sell" table:formula="of:=IF([.AD70]&lt;0;&quot;buy&quot;;&quot;sell&quot;)" table:style-name="ce651">
            <text:p>sell</text:p>
          </table:table-cell>
          <table:table-cell table:number-columns-repeated="16352" table:style-name="ce357"/>
        </table:table-row>
        <table:table-row table:style-name="ro11">
          <table:table-cell office:value-type="string" table:style-name="ce586">
            <text:p>APS</text:p>
          </table:table-cell>
          <table:table-cell office:value-type="string" table:style-name="ce585">
            <text:p>Pre</text:p>
          </table:table-cell>
          <table:table-cell office:value-type="string" table:style-name="ce585">
            <text:p>4C</text:p>
          </table:table-cell>
          <table:table-cell office:value-type="currency" office:value="22.25" table:style-name="ce656">
            <text:p>$22.25</text:p>
          </table:table-cell>
          <table:table-cell table:style-name="ce655"/>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number-columns-repeated="16" table:style-name="ce476"/>
          <table:table-cell office:value-type="float" office:value="25" table:style-name="ce476">
            <text:p>25</text:p>
          </table:table-cell>
          <table:table-cell office:value-type="float" office:value="200" table:formula="of:=SUM([.E71:.AC71])" table:style-name="ce564">
            <text:p>200</text:p>
          </table:table-cell>
          <table:table-cell office:value-type="float" office:value="4450" table:formula="of:=[.AD71]*[.D71]" table:style-name="ce650">
            <text:p>4450.00</text:p>
          </table:table-cell>
          <table:table-cell office:value-type="string" office:string-value="sell" table:formula="of:=IF([.AD71]&lt;0;&quot;buy&quot;;&quot;sell&quot;)" table:style-name="ce651">
            <text:p>sell</text:p>
          </table:table-cell>
          <table:table-cell table:number-columns-repeated="16352" table:style-name="ce357"/>
        </table:table-row>
        <table:table-row table:style-name="ro11">
          <table:table-cell office:value-type="string" table:style-name="ce586">
            <text:p>PNM</text:p>
          </table:table-cell>
          <table:table-cell office:value-type="string" table:style-name="ce585">
            <text:p>Pre</text:p>
          </table:table-cell>
          <table:table-cell office:value-type="string" table:style-name="ce585">
            <text:p>4C</text:p>
          </table:table-cell>
          <table:table-cell table:style-name="ce656"/>
          <table:table-cell table:style-name="ce655"/>
          <table:table-cell table:number-columns-repeated="7" table:style-name="ce476"/>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office:value-type="float" office:value="30" table:style-name="ce476">
            <text:p>30</text:p>
          </table:table-cell>
          <table:table-cell table:style-name="ce476"/>
          <table:table-cell office:value-type="float" office:value="480" table:formula="of:=SUM([.E72:.AC72])" table:style-name="ce564">
            <text:p>480</text:p>
          </table:table-cell>
          <table:table-cell office:value-type="float" office:value="0" table:formula="of:=[.AD72]*[.D72]" table:style-name="ce650">
            <text:p>0.00</text:p>
          </table:table-cell>
          <table:table-cell office:value-type="string" office:string-value="sell" table:formula="of:=IF([.AD72]&lt;0;&quot;buy&quot;;&quot;sell&quot;)" table:style-name="ce651">
            <text:p>sell</text:p>
          </table:table-cell>
          <table:table-cell table:number-columns-repeated="16352" table:style-name="ce357"/>
        </table:table-row>
        <table:table-row table:style-name="ro11">
          <table:table-cell office:value-type="string" table:style-name="ce586">
            <text:p>SPS/bookout</text:p>
          </table:table-cell>
          <table:table-cell office:value-type="string" table:style-name="ce585">
            <text:p>Pre</text:p>
          </table:table-cell>
          <table:table-cell office:value-type="string" table:style-name="ce585">
            <text:p>PV</text:p>
          </table:table-cell>
          <table:table-cell table:style-name="ce656"/>
          <table:table-cell table:style-name="ce655"/>
          <table:table-cell table:number-columns-repeated="7" table:style-name="ce476"/>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table:style-name="ce476"/>
          <table:table-cell office:value-type="float" office:value="800" table:formula="of:=SUM([.E73:.AC73])" table:style-name="ce564">
            <text:p>800</text:p>
          </table:table-cell>
          <table:table-cell office:value-type="float" office:value="0" table:formula="of:=[.AD73]*[.D73]" table:style-name="ce650">
            <text:p>0.00</text:p>
          </table:table-cell>
          <table:table-cell office:value-type="string" office:string-value="sell" table:formula="of:=IF([.AD73]&lt;0;&quot;buy&quot;;&quot;sell&quot;)" table:style-name="ce651">
            <text:p>sell</text:p>
          </table:table-cell>
          <table:table-cell table:number-columns-repeated="16352" table:style-name="ce357"/>
        </table:table-row>
        <table:table-row table:style-name="ro11">
          <table:table-cell table:style-name="ce586"/>
          <table:table-cell table:number-columns-repeated="2" table:style-name="ce585"/>
          <table:table-cell table:style-name="ce656"/>
          <table:table-cell table:style-name="ce655"/>
          <table:table-cell table:number-columns-repeated="24" table:style-name="ce476"/>
          <table:table-cell office:value-type="float" office:value="0" table:formula="of:=SUM([.E74:.AC74])" table:style-name="ce564">
            <text:p>0</text:p>
          </table:table-cell>
          <table:table-cell office:value-type="float" office:value="0" table:formula="of:=[.AD74]*[.D74]" table:style-name="ce650">
            <text:p>0.00</text:p>
          </table:table-cell>
          <table:table-cell office:value-type="string" office:string-value="sell" table:formula="of:=IF([.AD74]&lt;0;&quot;buy&quot;;&quot;sell&quot;)" table:style-name="ce651">
            <text:p>sell</text:p>
          </table:table-cell>
          <table:table-cell table:number-columns-repeated="16352" table:style-name="ce357"/>
        </table:table-row>
        <table:table-row table:style-name="ro23">
          <table:table-cell office:value-type="string" table:style-name="ce692">
            <text:p>REALTIME SALES</text:p>
          </table:table-cell>
          <table:table-cell table:style-name="ce644"/>
          <table:table-cell table:style-name="ce579"/>
          <table:table-cell table:style-name="ce644"/>
          <table:table-cell table:style-name="ce364"/>
          <table:table-cell table:number-columns-repeated="24" table:style-name="ce625"/>
          <table:table-cell table:style-name="ce644"/>
          <table:table-cell table:number-columns-repeated="2" table:style-name="ce647"/>
          <table:table-cell table:number-columns-repeated="16352" table:style-name="ce357"/>
        </table:table-row>
        <table:table-row table:style-name="ro4">
          <table:table-cell table:style-name="ce587"/>
          <table:table-cell table:number-columns-repeated="2" table:style-name="ce590"/>
          <table:table-cell table:style-name="ce589"/>
          <table:table-cell table:style-name="ce584"/>
          <table:table-cell table:number-columns-repeated="24" table:style-name="ce657"/>
          <table:table-cell office:value-type="float" office:value="0" table:formula="of:=SUM([.E76:.AC76])" table:style-name="ce564">
            <text:p>0</text:p>
          </table:table-cell>
          <table:table-cell office:value-type="float" office:value="0" table:formula="of:=[.AD76]*[.D76]" table:style-name="ce650">
            <text:p>0.00</text:p>
          </table:table-cell>
          <table:table-cell office:value-type="string" office:string-value="sell" table:formula="of:=IF([.AD76]&lt;0;&quot;buy&quot;;&quot;sell&quot;)" table:style-name="ce651">
            <text:p>sell</text:p>
          </table:table-cell>
          <table:table-cell table:number-columns-repeated="16352" table:style-name="ce357"/>
        </table:table-row>
        <table:table-row table:style-name="ro4">
          <table:table-cell table:style-name="ce587"/>
          <table:table-cell table:number-columns-repeated="2" table:style-name="ce590"/>
          <table:table-cell table:style-name="ce589"/>
          <table:table-cell table:style-name="ce584"/>
          <table:table-cell table:number-columns-repeated="24" table:style-name="ce657"/>
          <table:table-cell office:value-type="float" office:value="0" table:formula="of:=SUM([.E77:.AC77])" table:style-name="ce564">
            <text:p>0</text:p>
          </table:table-cell>
          <table:table-cell office:value-type="float" office:value="0" table:formula="of:=[.AD77]*[.D77]" table:style-name="ce650">
            <text:p>0.00</text:p>
          </table:table-cell>
          <table:table-cell office:value-type="string" office:string-value="sell" table:formula="of:=IF([.AD77]&lt;0;&quot;buy&quot;;&quot;sell&quot;)" table:style-name="ce651">
            <text:p>sell</text:p>
          </table:table-cell>
          <table:table-cell table:number-columns-repeated="16352" table:style-name="ce357"/>
        </table:table-row>
        <table:table-row table:style-name="ro23">
          <table:table-cell office:value-type="string" table:style-name="ce692">
            <text:p>PRESCHEDULED PURCHASES</text:p>
          </table:table-cell>
          <table:table-cell table:style-name="ce644"/>
          <table:table-cell table:style-name="ce579"/>
          <table:table-cell table:style-name="ce644"/>
          <table:table-cell table:style-name="ce364"/>
          <table:table-cell table:number-columns-repeated="24" table:style-name="ce625"/>
          <table:table-cell table:style-name="ce644"/>
          <table:table-cell table:number-columns-repeated="2" table:style-name="ce647"/>
          <table:table-cell table:number-columns-repeated="16352" table:style-name="ce357"/>
        </table:table-row>
        <table:table-row table:style-name="ro11">
          <table:table-cell office:value-type="string" table:style-name="ce586">
            <text:p>EPMI/bookout</text:p>
          </table:table-cell>
          <table:table-cell office:value-type="string" table:style-name="ce585">
            <text:p>Pre</text:p>
          </table:table-cell>
          <table:table-cell office:value-type="string" table:style-name="ce585">
            <text:p>PV</text:p>
          </table:table-cell>
          <table:table-cell office:value-type="currency" office:value="121" table:style-name="ce656">
            <text:p>$121.00</text:p>
          </table:table-cell>
          <table:table-cell table:style-name="ce655"/>
          <table:table-cell table:number-columns-repeated="7" table:style-name="ce476"/>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office:value-type="float" office:value="-50" table:style-name="ce476">
            <text:p>-50</text:p>
          </table:table-cell>
          <table:table-cell table:style-name="ce476"/>
          <table:table-cell office:value-type="float" office:value="-800" table:formula="of:=SUM([.E79:.AC79])" table:style-name="ce564">
            <text:p>-800</text:p>
          </table:table-cell>
          <table:table-cell office:value-type="float" office:value="-96800" table:formula="of:=[.AD79]*[.D79]" table:style-name="ce650">
            <text:p>-96800.00</text:p>
          </table:table-cell>
          <table:table-cell office:value-type="string" office:string-value="buy" table:formula="of:=IF([.AD79]&lt;0;&quot;buy&quot;;&quot;sell&quot;)" table:style-name="ce651">
            <text:p>buy</text:p>
          </table:table-cell>
          <table:table-cell table:number-columns-repeated="16352" table:style-name="ce357"/>
        </table:table-row>
        <table:table-row table:style-name="ro4">
          <table:table-cell office:value-type="string" table:style-name="ce586">
            <text:p>Mirant</text:p>
          </table:table-cell>
          <table:table-cell office:value-type="string" table:style-name="ce585">
            <text:p>Pre</text:p>
          </table:table-cell>
          <table:table-cell office:value-type="string" table:style-name="ce585">
            <text:p>PV</text:p>
          </table:table-cell>
          <table:table-cell office:value-type="currency" office:value="141.4" table:style-name="ce656">
            <text:p>$141.40</text:p>
          </table:table-cell>
          <table:table-cell table:style-name="ce655"/>
          <table:table-cell table:number-columns-repeated="7" table:style-name="ce476"/>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office:value-type="float" office:value="-25" table:style-name="ce476">
            <text:p>-25</text:p>
          </table:table-cell>
          <table:table-cell table:style-name="ce476"/>
          <table:table-cell office:value-type="float" office:value="-400" table:formula="of:=SUM([.E80:.AC80])" table:style-name="ce564">
            <text:p>-400</text:p>
          </table:table-cell>
          <table:table-cell office:value-type="float" office:value="-56560" table:formula="of:=[.AD80]*[.D80]" table:style-name="ce650">
            <text:p>-56560.00</text:p>
          </table:table-cell>
          <table:table-cell office:value-type="string" office:string-value="buy" table:formula="of:=IF([.AD80]&lt;0;&quot;buy&quot;;&quot;sell&quot;)" table:style-name="ce651">
            <text:p>buy</text:p>
          </table:table-cell>
          <table:table-cell table:number-columns-repeated="16352" table:style-name="ce357"/>
        </table:table-row>
        <table:table-row table:style-name="ro23">
          <table:table-cell office:value-type="string" table:style-name="ce693">
            <text:p>REALTIME PURCHASES</text:p>
          </table:table-cell>
          <table:table-cell table:number-columns-repeated="3" table:style-name="ce538"/>
          <table:table-cell table:style-name="ce580"/>
          <table:table-cell table:number-columns-repeated="13" table:style-name="ce538"/>
          <table:table-cell table:style-name="ce690"/>
          <table:table-cell table:number-columns-repeated="5" table:style-name="ce538"/>
          <table:table-cell table:style-name="ce714"/>
          <table:table-cell table:number-columns-repeated="7" table:style-name="ce538"/>
          <table:table-cell table:style-name="ce467"/>
          <table:table-cell table:number-columns-repeated="16351" table:style-name="ce357"/>
        </table:table-row>
        <table:table-row table:style-name="ro4">
          <table:table-cell table:style-name="ce683"/>
          <table:table-cell table:style-name="ce590"/>
          <table:table-cell table:style-name="ce684"/>
          <table:table-cell table:style-name="ce589"/>
          <table:table-cell table:style-name="ce685"/>
          <table:table-cell table:style-name="ce657"/>
          <table:table-cell table:number-columns-repeated="12" table:style-name="ce686"/>
          <table:table-cell table:style-name="ce691"/>
          <table:table-cell table:number-columns-repeated="5" table:style-name="ce686"/>
          <table:table-cell table:style-name="ce715"/>
          <table:table-cell table:number-columns-repeated="4" table:style-name="ce686"/>
          <table:table-cell office:value-type="float" office:value="0" table:formula="of:=SUM([.AA82:.AC82])" table:style-name="ce564">
            <text:p>0</text:p>
          </table:table-cell>
          <table:table-cell office:value-type="float" office:value="0" table:formula="of:=[.AD82]*[.D82]" table:style-name="ce650">
            <text:p>0.00</text:p>
          </table:table-cell>
          <table:table-cell table:style-name="ce651"/>
          <table:table-cell table:number-columns-repeated="16352" table:style-name="ce357"/>
        </table:table-row>
        <table:table-row table:style-name="ro4">
          <table:table-cell table:style-name="ce683"/>
          <table:table-cell table:style-name="ce590"/>
          <table:table-cell table:style-name="ce684"/>
          <table:table-cell table:style-name="ce589"/>
          <table:table-cell table:style-name="ce685"/>
          <table:table-cell table:style-name="ce657"/>
          <table:table-cell table:number-columns-repeated="18" table:style-name="ce686"/>
          <table:table-cell table:style-name="ce715"/>
          <table:table-cell table:number-columns-repeated="4" table:style-name="ce686"/>
          <table:table-cell office:value-type="float" office:value="0" table:formula="of:=SUM([.AA83:.AC83])" table:style-name="ce564">
            <text:p>0</text:p>
          </table:table-cell>
          <table:table-cell office:value-type="float" office:value="0" table:formula="of:=[.AD83]*[.D83]" table:style-name="ce650">
            <text:p>0.00</text:p>
          </table:table-cell>
          <table:table-cell table:style-name="ce651"/>
          <table:table-cell table:number-columns-repeated="16352" table:style-name="ce357"/>
        </table:table-row>
        <table:table-row table:style-name="ro23">
          <table:table-cell office:value-type="string" table:style-name="ce693">
            <text:p>ANCILLARIES</text:p>
          </table:table-cell>
          <table:table-cell table:number-columns-repeated="3" table:style-name="ce538"/>
          <table:table-cell table:style-name="ce580"/>
          <table:table-cell table:number-columns-repeated="19" table:style-name="ce538"/>
          <table:table-cell table:style-name="ce714"/>
          <table:table-cell table:number-columns-repeated="7" table:style-name="ce538"/>
          <table:table-cell table:style-name="ce467"/>
          <table:table-cell table:number-columns-repeated="16351" table:style-name="ce357"/>
        </table:table-row>
        <table:table-row table:style-name="ro4">
          <table:table-cell table:style-name="ce543"/>
          <table:table-cell table:number-columns-repeated="2" table:style-name="ce548"/>
          <table:table-cell table:style-name="ce662"/>
          <table:table-cell table:number-columns-repeated="20" table:style-name="ce545"/>
          <table:table-cell table:style-name="ce716"/>
          <table:table-cell table:number-columns-repeated="4" table:style-name="ce545"/>
          <table:table-cell office:value-type="float" office:value="0" table:formula="of:=SUM([.AA85:.AC85])" table:style-name="ce564">
            <text:p>0</text:p>
          </table:table-cell>
          <table:table-cell office:value-type="float" office:value="0" table:formula="of:=[.AD85]*[.D85]" table:style-name="ce650">
            <text:p>0.00</text:p>
          </table:table-cell>
          <table:table-cell office:value-type="string" office:string-value="sell" table:formula="of:=IF([.AD85]&lt;0;&quot;buy&quot;;&quot;sell&quot;)" table:style-name="ce651">
            <text:p>sell</text:p>
          </table:table-cell>
          <table:table-cell table:number-columns-repeated="16352" table:style-name="ce357"/>
        </table:table-row>
        <table:table-row table:style-name="ro4">
          <table:table-cell table:style-name="ce543"/>
          <table:table-cell table:number-columns-repeated="2" table:style-name="ce548"/>
          <table:table-cell table:style-name="ce662"/>
          <table:table-cell table:number-columns-repeated="20" table:style-name="ce545"/>
          <table:table-cell table:style-name="ce716"/>
          <table:table-cell table:number-columns-repeated="4" table:style-name="ce545"/>
          <table:table-cell office:value-type="float" office:value="0" table:formula="of:=SUM([.E86:.AC86])" table:style-name="ce564">
            <text:p>0</text:p>
          </table:table-cell>
          <table:table-cell office:value-type="float" office:value="0" table:formula="of:=[.AD86]*[.D86]" table:style-name="ce650">
            <text:p>0.00</text:p>
          </table:table-cell>
          <table:table-cell office:value-type="string" office:string-value="sell" table:formula="of:=IF([.AD86]&lt;0;&quot;buy&quot;;&quot;sell&quot;)" table:style-name="ce651">
            <text:p>sell</text:p>
          </table:table-cell>
          <table:table-cell table:number-columns-repeated="16352" table:style-name="ce357"/>
        </table:table-row>
        <table:table-row table:style-name="ro4">
          <table:table-cell table:style-name="ce543"/>
          <table:table-cell table:number-columns-repeated="2" table:style-name="ce548"/>
          <table:table-cell table:style-name="ce662"/>
          <table:table-cell table:number-columns-repeated="20" table:style-name="ce545"/>
          <table:table-cell table:style-name="ce716"/>
          <table:table-cell table:number-columns-repeated="4" table:style-name="ce545"/>
          <table:table-cell office:value-type="float" office:value="0" table:formula="of:=SUM([.AA87:.AC87])" table:style-name="ce564">
            <text:p>0</text:p>
          </table:table-cell>
          <table:table-cell office:value-type="float" office:value="0" table:formula="of:=[.AD87]*[.D87]" table:style-name="ce650">
            <text:p>0.00</text:p>
          </table:table-cell>
          <table:table-cell office:value-type="string" office:string-value="sell" table:formula="of:=IF([.AD87]&lt;0;&quot;buy&quot;;&quot;sell&quot;)" table:style-name="ce651">
            <text:p>sell</text:p>
          </table:table-cell>
          <table:table-cell table:number-columns-repeated="16352" table:style-name="ce357"/>
        </table:table-row>
        <table:table-row table:style-name="ro4">
          <table:table-cell table:style-name="ce543"/>
          <table:table-cell table:number-columns-repeated="2" table:style-name="ce548"/>
          <table:table-cell table:style-name="ce544"/>
          <table:table-cell table:number-columns-repeated="20" table:style-name="ce545"/>
          <table:table-cell table:style-name="ce716"/>
          <table:table-cell table:number-columns-repeated="4" table:style-name="ce545"/>
          <table:table-cell office:value-type="float" office:value="0" table:formula="of:=SUM([.F93:.AC93])" table:style-name="ce554">
            <text:p>0</text:p>
          </table:table-cell>
          <table:table-cell office:value-type="float" office:value="0" table:formula="of:=[.AD88]*[.D88]" table:style-name="ce555">
            <text:p>0.00</text:p>
          </table:table-cell>
          <table:table-cell office:value-type="string" office:string-value="sell" table:formula="of:=IF([.AD88]&lt;0;&quot;buy&quot;;&quot;sell&quot;)" table:style-name="ce526">
            <text:p>sell</text:p>
          </table:table-cell>
          <table:table-cell table:number-columns-repeated="16352" table:style-name="ce357"/>
        </table:table-row>
        <table:table-row table:style-name="ro4">
          <table:table-cell office:value-type="string" table:style-name="ce546">
            <text:p>leave this row blank</text:p>
          </table:table-cell>
          <table:table-cell table:number-columns-repeated="31" table:style-name="ce481"/>
          <table:table-cell table:number-columns-repeated="16352" table:style-name="ce357"/>
        </table:table-row>
        <table:table-row table:style-name="ro4">
          <table:table-cell table:style-name="ce357"/>
          <table:table-cell table:number-columns-repeated="2" table:style-name="ce365"/>
          <table:table-cell table:number-columns-repeated="2" table:style-name="ce366"/>
          <table:table-cell table:style-name="ce365"/>
          <table:table-cell table:number-columns-repeated="19" table:style-name="ce367"/>
          <table:table-cell table:number-columns-repeated="3" table:style-name="ce441"/>
          <table:table-cell table:style-name="ce529"/>
          <table:table-cell table:style-name="ce458"/>
          <table:table-cell table:style-name="ce459"/>
          <table:table-cell table:style-name="ce441"/>
          <table:table-cell table:number-columns-repeated="16352" table:style-name="ce357"/>
        </table:table-row>
        <table:table-row table:style-name="ro24">
          <table:table-cell office:value-type="string" table:style-name="ce681">
            <text:p>Dispatch Note(Copy and Paste from Lotus Notes)</text:p>
          </table:table-cell>
          <table:table-cell table:style-name="ce432"/>
          <table:table-cell table:style-name="ce539"/>
          <table:table-cell table:number-columns-repeated="2" table:style-name="ce433"/>
          <table:table-cell table:style-name="ce434"/>
          <table:table-cell table:style-name="ce435"/>
          <table:table-cell table:number-columns-repeated="3" table:style-name="ce371"/>
          <table:table-cell table:style-name="ce372"/>
          <table:table-cell table:number-columns-repeated="7" table:style-name="ce371"/>
          <table:table-cell office:value-type="string" table:style-name="ce371">
            <text:p><text:s/></text:p>
          </table:table-cell>
          <table:table-cell table:number-columns-repeated="6" table:style-name="ce371"/>
          <table:table-cell table:number-columns-repeated="3" table:style-name="ce373"/>
          <table:table-cell table:style-name="ce530"/>
          <table:table-cell table:style-name="ce458"/>
          <table:table-cell table:style-name="ce459"/>
          <table:table-cell table:style-name="ce373"/>
          <table:table-cell table:number-columns-repeated="16352" table:style-name="ce357"/>
        </table:table-row>
        <table:table-row table:style-name="ro4">
          <table:table-cell table:style-name="ce436">
            <draw:frame draw:z-index="3" draw:id="id0" draw:style-name="a20" draw:name="Text Box 255" svg:x="0.19444in" svg:y="0.12847in" svg:width="12.88194in" svg:height="1.73264in">
              <draw:text-box>
                <text:p text:style-name="a5" text:class-names="" text:cond-style-name=""><text:span text:style-name="a4" text:class-names=""/></text:p>
                <text:p text:style-name="a7" text:class-names="" text:cond-style-name=""><text:span text:style-name="a6" text:class-names=""/></text:p>
                <text:p text:style-name="a9" text:class-names="" text:cond-style-name=""><text:span text:style-name="a8" text:class-names="">Steamer is scheduled HE 7- HE 22 and SPS 53 MW purchase is coming across</text:span></text:p>
                <text:p text:style-name="a11" text:class-names="" text:cond-style-name=""><text:span text:style-name="a10" text:class-names="">HE 18-21. <text:s text:c="1"/>Call if you have any questions.</text:span></text:p>
                <text:p text:style-name="a13" text:class-names="" text:cond-style-name=""><text:span text:style-name="a12" text:class-names=""/></text:p>
                <text:p text:style-name="a15" text:class-names="" text:cond-style-name=""><text:span text:style-name="a14" text:class-names=""/></text:p>
                <text:p text:style-name="a17" text:class-names="" text:cond-style-name=""><text:span text:style-name="a16" text:class-names=""/></text:p>
                <text:p text:style-name="a19" text:class-names="" text:cond-style-name=""><text:span text:style-name="a18" text:class-names=""/></text:p>
              </draw:text-box>
              <svg:title/>
              <svg:desc/>
            </draw:frame>
          </table:table-cell>
          <table:table-cell table:number-columns-repeated="2" table:style-name="ce437"/>
          <table:table-cell table:number-columns-repeated="2" table:style-name="ce433"/>
          <table:table-cell table:number-columns-repeated="2" table:style-name="ce435"/>
          <table:table-cell table:number-columns-repeated="3" table:style-name="ce371"/>
          <table:table-cell table:number-columns-repeated="2" table:style-name="ce374"/>
          <table:table-cell table:number-columns-repeated="13" table:style-name="ce371"/>
          <table:table-cell table:number-columns-repeated="3" table:style-name="ce373"/>
          <table:table-cell table:style-name="ce530"/>
          <table:table-cell table:style-name="ce458"/>
          <table:table-cell table:style-name="ce459"/>
          <table:table-cell table:style-name="ce373"/>
          <table:table-cell table:number-columns-repeated="16352" table:style-name="ce357"/>
        </table:table-row>
        <table:table-row table:style-name="ro24">
          <table:table-cell table:style-name="ce439"/>
          <table:table-cell table:number-columns-repeated="4" table:style-name="ce440"/>
          <table:table-cell table:style-name="ce679"/>
          <table:table-cell table:style-name="ce680"/>
          <table:table-cell table:number-columns-repeated="3" table:style-name="ce371"/>
          <table:table-cell table:style-name="ce374"/>
          <table:table-cell table:style-name="ce372"/>
          <table:table-cell table:number-columns-repeated="13" table:style-name="ce371"/>
          <table:table-cell table:style-name="ce357"/>
          <table:table-cell table:number-columns-repeated="2" table:style-name="ce373"/>
          <table:table-cell table:style-name="ce530"/>
          <table:table-cell table:style-name="ce458"/>
          <table:table-cell table:style-name="ce459"/>
          <table:table-cell table:style-name="ce373"/>
          <table:table-cell table:number-columns-repeated="16352" table:style-name="ce357"/>
        </table:table-row>
        <table:table-row table:style-name="ro24">
          <table:table-cell table:style-name="ce439"/>
          <table:table-cell table:number-columns-repeated="2" table:style-name="ce440"/>
          <table:table-cell table:style-name="ce552"/>
          <table:table-cell table:style-name="ce440"/>
          <table:table-cell table:style-name="ce438"/>
          <table:table-cell table:style-name="ce435"/>
          <table:table-cell table:number-columns-repeated="3" table:style-name="ce371"/>
          <table:table-cell table:style-name="ce374"/>
          <table:table-cell table:style-name="ce372"/>
          <table:table-cell table:number-columns-repeated="13" table:style-name="ce371"/>
          <table:table-cell office:value-type="string" table:style-name="ce373">
            <text:p>Total per Model</text:p>
          </table:table-cell>
          <table:table-cell table:number-columns-repeated="2" table:style-name="ce373"/>
          <table:table-cell table:style-name="ce531"/>
          <table:table-cell table:style-name="ce454"/>
          <table:table-cell table:style-name="ce455"/>
          <table:table-cell table:style-name="ce373"/>
          <table:table-cell table:number-columns-repeated="16352" table:style-name="ce357"/>
        </table:table-row>
        <table:table-row table:style-name="ro4">
          <table:table-cell table:number-columns-repeated="2" table:style-name="ce437"/>
          <table:table-cell table:style-name="ce441"/>
          <table:table-cell table:style-name="ce556"/>
          <table:table-cell table:style-name="ce528"/>
          <table:table-cell table:style-name="ce562"/>
          <table:table-cell table:style-name="ce547"/>
          <table:table-cell table:number-columns-repeated="3" table:style-name="ce371"/>
          <table:table-cell table:style-name="ce374"/>
          <table:table-cell table:number-columns-repeated="14" table:style-name="ce371"/>
          <table:table-cell table:style-name="ce373"/>
          <table:table-cell table:number-columns-repeated="2" table:style-name="ce532"/>
          <table:table-cell table:style-name="ce531"/>
          <table:table-cell table:number-columns-repeated="2" table:style-name="ce403"/>
          <table:table-cell table:style-name="ce532"/>
          <table:table-cell table:style-name="ce357"/>
          <table:table-cell table:number-columns-repeated="16351"/>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number-columns-repeated="3" table:style-name="ce371"/>
          <table:table-cell table:style-name="ce374"/>
          <table:table-cell table:number-columns-repeated="14" table:style-name="ce371"/>
          <table:table-cell office:value-type="string" table:style-name="ce532">
            <text:p>EPE Sales to EPMI</text:p>
          </table:table-cell>
          <table:table-cell table:number-columns-repeated="2" table:style-name="ce532"/>
          <table:table-cell table:style-name="ce531"/>
          <table:table-cell office:value-type="float" office:value="0" table:formula="of:=SUM([.AD16:.AD66])+SUM([.AD75:.AD78])" table:style-name="ce474">
            <text:p>0.00</text:p>
          </table:table-cell>
          <table:table-cell office:value-type="float" office:value="0" table:formula="of:=SUM([.AE16:.AE66])+SUM([.AE75:.AE78])" table:style-name="ce474">
            <text:p>0.00</text:p>
          </table:table-cell>
          <table:table-cell table:style-name="ce532"/>
          <table:table-cell table:number-columns-repeated="16352" table:style-name="ce357"/>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number-columns-repeated="3" table:style-name="ce371"/>
          <table:table-cell table:style-name="ce374"/>
          <table:table-cell table:number-columns-repeated="14" table:style-name="ce371"/>
          <table:table-cell office:value-type="string" table:style-name="ce532">
            <text:p>EPE Purch from EPMI</text:p>
          </table:table-cell>
          <table:table-cell table:number-columns-repeated="2" table:style-name="ce532"/>
          <table:table-cell table:style-name="ce533"/>
          <table:table-cell office:value-type="float" office:value="-1200" table:formula="of:=SUM([.AD78:.AD80])+SUM([.AD81:.AD84])" table:style-name="ce474">
            <text:p>-1200.00</text:p>
          </table:table-cell>
          <table:table-cell office:value-type="float" office:value="-153360" table:formula="of:=SUM([.AE78:.AE80])+SUM([.AE81:.AE84])" table:style-name="ce474">
            <text:p>-153360.00</text:p>
          </table:table-cell>
          <table:table-cell table:style-name="ce532"/>
          <table:table-cell table:number-columns-repeated="16352" table:style-name="ce357"/>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number-columns-repeated="3" table:style-name="ce378"/>
          <table:table-cell table:style-name="ce379"/>
          <table:table-cell table:style-name="ce378"/>
          <table:table-cell table:number-columns-repeated="2" table:style-name="ce371"/>
          <table:table-cell table:number-columns-repeated="11" table:style-name="ce378"/>
          <table:table-cell table:number-columns-repeated="3" table:style-name="ce385"/>
          <table:table-cell table:style-name="ce467"/>
          <table:table-cell table:number-columns-repeated="2" table:style-name="ce357"/>
          <table:table-cell table:style-name="ce385"/>
          <table:table-cell table:number-columns-repeated="16352" table:style-name="ce357"/>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78"/>
          <table:table-cell table:number-columns-repeated="6" table:style-name="ce357"/>
          <table:table-cell table:number-columns-repeated="2" table:style-name="ce371"/>
          <table:table-cell table:number-columns-repeated="9" table:style-name="ce382"/>
          <table:table-cell office:value-type="string" table:style-name="ce534">
            <text:p>Total Ancillary Services Purchases per Model</text:p>
          </table:table-cell>
          <table:table-cell table:number-columns-repeated="2" table:style-name="ce534"/>
          <table:table-cell table:style-name="ce535"/>
          <table:table-cell table:style-name="ce478"/>
          <table:table-cell table:style-name="ce479"/>
          <table:table-cell table:style-name="ce403"/>
          <table:table-cell table:number-columns-repeated="16352" table:style-name="ce357"/>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71"/>
          <table:table-cell table:number-columns-repeated="6" table:style-name="ce357"/>
          <table:table-cell table:number-columns-repeated="11" table:style-name="ce371"/>
          <table:table-cell table:number-columns-repeated="3" table:style-name="ce534"/>
          <table:table-cell table:style-name="ce535"/>
          <table:table-cell table:style-name="ce478"/>
          <table:table-cell table:style-name="ce479"/>
          <table:table-cell table:style-name="ce403"/>
          <table:table-cell table:number-columns-repeated="16352" table:style-name="ce357"/>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83"/>
          <table:table-cell table:number-columns-repeated="6" table:style-name="ce357"/>
          <table:table-cell table:number-columns-repeated="2" table:style-name="ce371"/>
          <table:table-cell table:number-columns-repeated="9" table:style-name="ce383"/>
          <table:table-cell office:value-type="string" table:style-name="ce534">
            <text:p>EPE Purch from EPMI</text:p>
          </table:table-cell>
          <table:table-cell table:number-columns-repeated="2" table:style-name="ce534"/>
          <table:table-cell table:style-name="ce535"/>
          <table:table-cell office:value-type="float" office:value="0" table:formula="of:=SUM([.AD87:.AD89])" table:style-name="ce480">
            <text:p><text:s/>-<text:s text:c="3"/></text:p>
          </table:table-cell>
          <table:table-cell office:value-type="float" office:value="0" table:formula="of:=SUM([.AE87:.AE89])" table:style-name="ce480">
            <text:p><text:s/>-<text:s text:c="3"/></text:p>
          </table:table-cell>
          <table:table-cell table:style-name="ce403"/>
          <table:table-cell table:number-columns-repeated="16352" table:style-name="ce357"/>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3"/>
          <table:table-cell table:number-columns-repeated="6" table:style-name="ce357"/>
          <table:table-cell table:number-columns-repeated="2" table:style-name="ce371"/>
          <table:table-cell table:number-columns-repeated="9" table:style-name="ce383"/>
          <table:table-cell table:number-columns-repeated="3" table:style-name="ce403"/>
          <table:table-cell table:style-name="ce468"/>
          <table:table-cell table:number-columns-repeated="3" table:style-name="ce403"/>
          <table:table-cell table:number-columns-repeated="16352" table:style-name="ce357"/>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71"/>
          <table:table-cell table:number-columns-repeated="6" table:style-name="ce357"/>
          <table:table-cell table:number-columns-repeated="11" table:style-name="ce371"/>
          <table:table-cell table:number-columns-repeated="3" table:style-name="ce403"/>
          <table:table-cell table:style-name="ce468"/>
          <table:table-cell table:number-columns-repeated="3" table:style-name="ce403"/>
          <table:table-cell table:number-columns-repeated="16352" table:style-name="ce357"/>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71"/>
          <table:table-cell table:number-columns-repeated="6" table:style-name="ce357"/>
          <table:table-cell table:number-columns-repeated="11" table:style-name="ce371"/>
          <table:table-cell table:number-columns-repeated="3" table:style-name="ce403"/>
          <table:table-cell table:style-name="ce468"/>
          <table:table-cell table:number-columns-repeated="3" table:style-name="ce403"/>
          <table:table-cell table:style-name="ce357"/>
          <table:table-cell table:number-columns-repeated="16351" table:style-name="ce403"/>
        </table:table-row>
        <table:table-row table:style-name="ro24">
          <table:table-cell office:value-type="string" table:style-name="ce681">
            <text:p>Unit or Line Derates/Outages</text:p>
          </table:table-cell>
          <table:table-cell table:style-name="ce437"/>
          <table:table-cell table:style-name="ce441"/>
          <table:table-cell table:style-name="ce556"/>
          <table:table-cell table:style-name="ce486"/>
          <table:table-cell table:style-name="ce562"/>
          <table:table-cell table:style-name="ce547"/>
          <table:table-cell table:style-name="ce384"/>
          <table:table-cell table:number-columns-repeated="6" table:style-name="ce405"/>
          <table:table-cell table:number-columns-repeated="11" table:style-name="ce384"/>
          <table:table-cell table:number-columns-repeated="3" table:style-name="ce403"/>
          <table:table-cell table:style-name="ce468"/>
          <table:table-cell table:number-columns-repeated="3" table:style-name="ce403"/>
          <table:table-cell table:style-name="ce371"/>
          <table:table-cell table:number-columns-repeated="16351" table:style-name="ce403"/>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1" table:style-name="ce385"/>
          <table:table-cell table:number-columns-repeated="3" table:style-name="ce403"/>
          <table:table-cell table:style-name="ce468"/>
          <table:table-cell table:number-columns-repeated="3" table:style-name="ce403"/>
          <table:table-cell table:style-name="ce357"/>
          <table:table-cell table:number-columns-repeated="16351" table:style-name="ce403"/>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number-columns-repeated="3" table:style-name="ce403"/>
          <table:table-cell table:style-name="ce357"/>
          <table:table-cell table:number-columns-repeated="16351" table:style-name="ce403"/>
        </table:table-row>
        <table:table-row table:style-name="ro4">
          <table:table-cell table:style-name="ce435">
            <draw:custom-shape svg:x="0.23958in" svg:y="0in" svg:width="12.77083in" svg:height="1.16319in" draw:z-index="4" draw:id="id1" draw:style-name="a21" draw:name="Text Box 1247">
              <svg:title/>
              <svg:desc/>
              <draw:enhanced-geometry xmlns:dr3d="urn:oasis:names:tc:opendocument:xmlns:dr3d:1.0" draw:type="non-primitive" svg:viewBox="0 0 21600 21600" draw:enhanced-path="M 0 0 L 21600 0 21600 21600 0 21600 Z N"/>
            </draw:custom-shape>
          </table:table-cell>
          <table:table-cell table:style-name="ce435"/>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style-name="ce458"/>
          <table:table-cell table:style-name="ce459"/>
          <table:table-cell table:style-name="ce460"/>
          <table:table-cell table:style-name="ce357"/>
          <table:table-cell table:number-columns-repeated="16351" table:style-name="ce403"/>
        </table:table-row>
        <table:table-row table:style-name="ro25">
          <table:table-cell table:style-name="ce682"/>
          <table:table-cell table:style-name="ce437"/>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style-name="ce458"/>
          <table:table-cell table:style-name="ce459"/>
          <table:table-cell table:style-name="ce460"/>
          <table:table-cell table:style-name="ce357"/>
          <table:table-cell table:number-columns-repeated="16351" table:style-name="ce403"/>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style-name="ce458"/>
          <table:table-cell table:style-name="ce459"/>
          <table:table-cell table:style-name="ce460"/>
          <table:table-cell table:style-name="ce357"/>
          <table:table-cell table:number-columns-repeated="16351" table:style-name="ce403"/>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style-name="ce458"/>
          <table:table-cell table:style-name="ce459"/>
          <table:table-cell table:style-name="ce460"/>
          <table:table-cell table:style-name="ce357"/>
          <table:table-cell table:number-columns-repeated="16351" table:style-name="ce403"/>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5"/>
          <table:table-cell table:number-columns-repeated="6" table:style-name="ce357"/>
          <table:table-cell table:number-columns-repeated="14" table:style-name="ce385"/>
          <table:table-cell table:style-name="ce467"/>
          <table:table-cell table:style-name="ce458"/>
          <table:table-cell table:style-name="ce536"/>
          <table:table-cell table:style-name="ce403"/>
          <table:table-cell table:style-name="ce357"/>
          <table:table-cell table:number-columns-repeated="16351" table:style-name="ce403"/>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88"/>
          <table:table-cell table:number-columns-repeated="6" table:style-name="ce357"/>
          <table:table-cell table:number-columns-repeated="2" table:style-name="ce387"/>
          <table:table-cell table:number-columns-repeated="12" table:style-name="ce388"/>
          <table:table-cell table:style-name="ce469"/>
          <table:table-cell table:number-columns-repeated="3" table:style-name="ce403"/>
          <table:table-cell table:style-name="ce357"/>
          <table:table-cell table:number-columns-repeated="16351" table:style-name="ce403"/>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9"/>
          <table:table-cell table:number-columns-repeated="6" table:style-name="ce357"/>
          <table:table-cell table:number-columns-repeated="2" table:style-name="ce412"/>
          <table:table-cell table:number-columns-repeated="12" table:style-name="ce389"/>
          <table:table-cell table:style-name="ce470"/>
          <table:table-cell table:style-name="ce537"/>
          <table:table-cell table:style-name="ce462"/>
          <table:table-cell table:number-columns-repeated="16353" table:style-name="ce403"/>
        </table:table-row>
        <table:table-row table:style-name="ro3">
          <table:table-cell table:number-columns-repeated="2" table:style-name="ce437"/>
          <table:table-cell table:style-name="ce441"/>
          <table:table-cell table:style-name="ce556"/>
          <table:table-cell table:style-name="ce486"/>
          <table:table-cell table:style-name="ce562"/>
          <table:table-cell table:style-name="ce547"/>
          <table:table-cell table:style-name="ce389"/>
          <table:table-cell table:number-columns-repeated="6" table:style-name="ce357"/>
          <table:table-cell table:number-columns-repeated="2" table:style-name="ce412"/>
          <table:table-cell table:number-columns-repeated="12" table:style-name="ce389"/>
          <table:table-cell table:style-name="ce470"/>
          <table:table-cell table:number-columns-repeated="2" table:style-name="ce462"/>
          <table:table-cell table:number-columns-repeated="2" table:style-name="ce403"/>
          <table:table-cell table:number-columns-repeated="16351" table:style-name="ce461"/>
        </table:table-row>
        <table:table-row table:style-name="ro4">
          <table:table-cell table:number-columns-repeated="2" table:style-name="ce435"/>
          <table:table-cell table:style-name="ce441"/>
          <table:table-cell table:style-name="ce556"/>
          <table:table-cell table:style-name="ce486"/>
          <table:table-cell table:style-name="ce562"/>
          <table:table-cell table:style-name="ce547"/>
          <table:table-cell table:style-name="ce389"/>
          <table:table-cell table:style-name="ce357"/>
          <table:table-cell table:style-name="ce429"/>
          <table:table-cell table:number-columns-repeated="4" table:style-name="ce357"/>
          <table:table-cell table:number-columns-repeated="2" table:style-name="ce412"/>
          <table:table-cell table:number-columns-repeated="12" table:style-name="ce389"/>
          <table:table-cell table:style-name="ce470"/>
          <table:table-cell table:number-columns-repeated="2" table:style-name="ce357"/>
          <table:table-cell table:number-columns-repeated="16353" table:style-name="ce403"/>
        </table:table-row>
        <table:table-row table:style-name="ro4">
          <table:table-cell table:number-columns-repeated="2" table:style-name="ce437"/>
          <table:table-cell table:style-name="ce441"/>
          <table:table-cell table:style-name="ce556"/>
          <table:table-cell table:style-name="ce486"/>
          <table:table-cell table:style-name="ce562"/>
          <table:table-cell table:style-name="ce547"/>
          <table:table-cell table:style-name="ce389"/>
          <table:table-cell table:number-columns-repeated="6" table:style-name="ce357"/>
          <table:table-cell table:number-columns-repeated="2" table:style-name="ce412"/>
          <table:table-cell table:number-columns-repeated="12" table:style-name="ce389"/>
          <table:table-cell table:style-name="ce470"/>
          <table:table-cell table:style-name="ce458"/>
          <table:table-cell table:style-name="ce536"/>
          <table:table-cell table:style-name="ce538"/>
          <table:table-cell table:style-name="ce403"/>
          <table:table-cell table:number-columns-repeated="16351" table:style-name="ce357"/>
        </table:table-row>
        <table:table-row table:style-name="ro4">
          <table:table-cell table:style-name="ce437"/>
          <table:table-cell table:style-name="ce435"/>
          <table:table-cell table:style-name="ce441"/>
          <table:table-cell table:style-name="ce556"/>
          <table:table-cell table:style-name="ce528"/>
          <table:table-cell table:style-name="ce562"/>
          <table:table-cell table:style-name="ce547"/>
          <table:table-cell table:style-name="ce392"/>
          <table:table-cell table:number-columns-repeated="6" table:style-name="ce357"/>
          <table:table-cell table:number-columns-repeated="2" table:style-name="ce413"/>
          <table:table-cell table:number-columns-repeated="9" table:style-name="ce392"/>
          <table:table-cell table:number-columns-repeated="3" table:style-name="ce389"/>
          <table:table-cell table:style-name="ce470"/>
          <table:table-cell table:style-name="ce458"/>
          <table:table-cell table:style-name="ce536"/>
          <table:table-cell table:style-name="ce538"/>
          <table:table-cell table:style-name="ce403"/>
          <table:table-cell table:number-columns-repeated="16351" table:style-name="ce357"/>
        </table:table-row>
        <table:table-row table:style-name="ro4">
          <table:table-cell table:style-name="ce551"/>
          <table:table-cell table:style-name="ce437"/>
          <table:table-cell table:style-name="ce441"/>
          <table:table-cell table:style-name="ce557"/>
          <table:table-cell table:style-name="ce482"/>
          <table:table-cell table:style-name="ce562"/>
          <table:table-cell table:style-name="ce547"/>
          <table:table-cell table:style-name="ce392"/>
          <table:table-cell table:number-columns-repeated="6" table:style-name="ce357"/>
          <table:table-cell table:number-columns-repeated="2" table:style-name="ce413"/>
          <table:table-cell table:number-columns-repeated="9" table:style-name="ce392"/>
          <table:table-cell table:number-columns-repeated="3" table:style-name="ce389"/>
          <table:table-cell table:style-name="ce470"/>
          <table:table-cell table:number-columns-repeated="2" table:style-name="ce462"/>
          <table:table-cell table:style-name="ce538"/>
          <table:table-cell table:style-name="ce403"/>
          <table:table-cell table:number-columns-repeated="16351" table:style-name="ce357"/>
        </table:table-row>
        <table:table-row table:style-name="ro4">
          <table:table-cell table:number-columns-repeated="3" table:style-name="ce357"/>
          <table:table-cell table:style-name="ce556"/>
          <table:table-cell table:number-columns-repeated="2" table:style-name="ce357"/>
          <table:table-cell table:style-name="ce435"/>
          <table:table-cell table:style-name="ce392"/>
          <table:table-cell table:number-columns-repeated="6" table:style-name="ce357"/>
          <table:table-cell table:number-columns-repeated="2" table:style-name="ce413"/>
          <table:table-cell table:number-columns-repeated="9" table:style-name="ce392"/>
          <table:table-cell table:number-columns-repeated="3" table:style-name="ce389"/>
          <table:table-cell table:style-name="ce470"/>
          <table:table-cell table:number-columns-repeated="2" table:style-name="ce403"/>
          <table:table-cell table:style-name="ce456"/>
          <table:table-cell table:number-columns-repeated="16352" table:style-name="ce403"/>
        </table:table-row>
        <table:table-row table:style-name="ro24">
          <table:table-cell table:style-name="ce434"/>
          <table:table-cell table:style-name="ce443"/>
          <table:table-cell table:style-name="ce444"/>
          <table:table-cell table:style-name="ce558"/>
          <table:table-cell table:number-columns-repeated="2" table:style-name="ce444"/>
          <table:table-cell table:number-columns-repeated="2" table:style-name="ce435"/>
          <table:table-cell table:number-columns-repeated="6" table:style-name="ce357"/>
          <table:table-cell table:number-columns-repeated="2" table:style-name="ce445"/>
          <table:table-cell table:number-columns-repeated="8" table:style-name="ce435"/>
          <table:table-cell table:style-name="ce392"/>
          <table:table-cell table:number-columns-repeated="3" table:style-name="ce389"/>
          <table:table-cell table:style-name="ce470"/>
          <table:table-cell table:number-columns-repeated="2" table:style-name="ce403"/>
          <table:table-cell table:style-name="ce456"/>
          <table:table-cell table:number-columns-repeated="16352" table:style-name="ce403"/>
        </table:table-row>
        <table:table-row table:style-name="ro4">
          <table:table-cell table:number-columns-repeated="3" table:style-name="ce435"/>
          <table:table-cell table:style-name="ce559"/>
          <table:table-cell table:number-columns-repeated="4" table:style-name="ce435"/>
          <table:table-cell table:number-columns-repeated="6" table:style-name="ce357"/>
          <table:table-cell table:number-columns-repeated="2" table:style-name="ce445"/>
          <table:table-cell table:number-columns-repeated="8" table:style-name="ce435"/>
          <table:table-cell table:style-name="ce392"/>
          <table:table-cell table:number-columns-repeated="3" table:style-name="ce389"/>
          <table:table-cell table:style-name="ce470"/>
          <table:table-cell table:number-columns-repeated="2" table:style-name="ce403"/>
          <table:table-cell table:style-name="ce357"/>
          <table:table-cell table:number-columns-repeated="16352" table:style-name="ce403"/>
        </table:table-row>
        <table:table-row table:style-name="ro24">
          <table:table-cell table:style-name="ce439"/>
          <table:table-cell table:number-columns-repeated="2" table:style-name="ce440"/>
          <table:table-cell table:style-name="ce678"/>
          <table:table-cell table:style-name="ce440"/>
          <table:table-cell table:style-name="ce679"/>
          <table:table-cell table:style-name="ce440"/>
          <table:table-cell table:style-name="ce435"/>
          <table:table-cell table:number-columns-repeated="6" table:style-name="ce357"/>
          <table:table-cell table:number-columns-repeated="2" table:style-name="ce445"/>
          <table:table-cell table:number-columns-repeated="8" table:style-name="ce435"/>
          <table:table-cell table:number-columns-repeated="4" table:style-name="ce392"/>
          <table:table-cell table:style-name="ce471"/>
          <table:table-cell table:number-columns-repeated="2" table:style-name="ce403"/>
          <table:table-cell table:style-name="ce357"/>
          <table:table-cell table:number-columns-repeated="16352" table:style-name="ce403"/>
        </table:table-row>
        <table:table-row table:style-name="ro24">
          <table:table-cell table:style-name="ce439"/>
          <table:table-cell table:number-columns-repeated="2" table:style-name="ce440"/>
          <table:table-cell table:style-name="ce560"/>
          <table:table-cell table:number-columns-repeated="2" table:style-name="ce438"/>
          <table:table-cell table:style-name="ce435"/>
          <table:table-cell table:style-name="ce446"/>
          <table:table-cell table:style-name="ce447"/>
          <table:table-cell table:number-columns-repeated="3" table:style-name="ce357"/>
          <table:table-cell table:style-name="ce448"/>
          <table:table-cell table:style-name="ce449"/>
          <table:table-cell table:number-columns-repeated="2" table:style-name="ce445"/>
          <table:table-cell table:number-columns-repeated="8" table:style-name="ce435"/>
          <table:table-cell table:number-columns-repeated="4" table:style-name="ce392"/>
          <table:table-cell table:style-name="ce471"/>
          <table:table-cell table:number-columns-repeated="2" table:style-name="ce403"/>
          <table:table-cell table:style-name="ce357"/>
          <table:table-cell table:number-columns-repeated="16352" table:style-name="ce403"/>
        </table:table-row>
        <table:table-row table:style-name="ro3">
          <table:table-cell table:style-name="ce437"/>
          <table:table-cell table:style-name="ce435"/>
          <table:table-cell table:style-name="ce441"/>
          <table:table-cell table:style-name="ce556"/>
          <table:table-cell table:style-name="ce528"/>
          <table:table-cell table:style-name="ce562"/>
          <table:table-cell table:style-name="ce547"/>
          <table:table-cell table:style-name="ce403"/>
          <table:table-cell table:style-name="ce450"/>
          <table:table-cell table:style-name="ce451"/>
          <table:table-cell table:number-columns-repeated="4" table:style-name="ce357"/>
          <table:table-cell table:number-columns-repeated="2" table:style-name="ce445"/>
          <table:table-cell table:number-columns-repeated="8" table:style-name="ce435"/>
          <table:table-cell table:number-columns-repeated="2" table:style-name="ce392"/>
          <table:table-cell table:style-name="ce453"/>
          <table:table-cell table:style-name="ce392"/>
          <table:table-cell table:style-name="ce471"/>
          <table:table-cell table:number-columns-repeated="3" table:style-name="ce357"/>
          <table:table-cell table:style-name="ce461"/>
          <table:table-cell table:number-columns-repeated="16351" table:style-name="ce403"/>
        </table:table-row>
        <table:table-row table:style-name="ro4">
          <table:table-cell table:number-columns-repeated="2" table:style-name="ce435"/>
          <table:table-cell table:style-name="ce441"/>
          <table:table-cell table:style-name="ce561"/>
          <table:table-cell table:style-name="ce486"/>
          <table:table-cell table:style-name="ce562"/>
          <table:table-cell table:style-name="ce547"/>
          <table:table-cell table:style-name="ce403"/>
          <table:table-cell table:style-name="ce450"/>
          <table:table-cell table:style-name="ce451"/>
          <table:table-cell table:number-columns-repeated="4" table:style-name="ce357"/>
          <table:table-cell table:number-columns-repeated="2" table:style-name="ce445"/>
          <table:table-cell table:number-columns-repeated="8" table:style-name="ce435"/>
          <table:table-cell table:number-columns-repeated="2" table:style-name="ce392"/>
          <table:table-cell table:style-name="ce453"/>
          <table:table-cell table:style-name="ce392"/>
          <table:table-cell table:style-name="ce471"/>
          <table:table-cell table:style-name="ce404"/>
          <table:table-cell table:number-columns-repeated="2" table:style-name="ce357"/>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0"/>
          <table:table-cell table:style-name="ce451"/>
          <table:table-cell table:number-columns-repeated="4" table:style-name="ce377"/>
          <table:table-cell table:number-columns-repeated="2" table:style-name="ce445"/>
          <table:table-cell table:number-columns-repeated="8" table:style-name="ce435"/>
          <table:table-cell table:number-columns-repeated="2" table:style-name="ce392"/>
          <table:table-cell table:style-name="ce453"/>
          <table:table-cell table:style-name="ce392"/>
          <table:table-cell table:style-name="ce471"/>
          <table:table-cell table:number-columns-repeated="2" table:style-name="ce403"/>
          <table:table-cell table:number-columns-repeated="2" table:style-name="ce357"/>
          <table:table-cell table:number-columns-repeated="16351"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number-columns-repeated="2" table:style-name="ce392"/>
          <table:table-cell table:style-name="ce453"/>
          <table:table-cell table:style-name="ce392"/>
          <table:table-cell table:style-name="ce471"/>
          <table:table-cell table:style-name="ce430"/>
          <table:table-cell table:style-name="ce431"/>
          <table:table-cell table:number-columns-repeated="2" table:style-name="ce357"/>
          <table:table-cell table:number-columns-repeated="16351"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number-columns-repeated="2" table:style-name="ce392"/>
          <table:table-cell table:style-name="ce453"/>
          <table:table-cell table:style-name="ce392"/>
          <table:table-cell table:style-name="ce471"/>
          <table:table-cell table:style-name="ce404"/>
          <table:table-cell table:number-columns-repeated="3" table:style-name="ce357"/>
          <table:table-cell table:number-columns-repeated="16351"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number-columns-repeated="2" table:style-name="ce392"/>
          <table:table-cell table:style-name="ce453"/>
          <table:table-cell table:style-name="ce392"/>
          <table:table-cell table:style-name="ce471"/>
          <table:table-cell table:style-name="ce404"/>
          <table:table-cell table:number-columns-repeated="2" table:style-name="ce357"/>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4"/>
          <table:table-cell table:number-columns-repeated="2" table:style-name="ce357"/>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4"/>
          <table:table-cell table:number-columns-repeated="2" table:style-name="ce357"/>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397"/>
          <table:table-cell table:style-name="ce398"/>
          <table:table-cell table:style-name="ce404"/>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number-columns-repeated="2" table:style-name="ce399"/>
          <table:table-cell table:style-name="ce404"/>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397"/>
          <table:table-cell table:style-name="ce398"/>
          <table:table-cell table:style-name="ce404"/>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2"/>
          <table:table-cell table:style-name="ce400"/>
          <table:table-cell table:style-name="ce404"/>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2"/>
          <table:table-cell table:style-name="ce400"/>
          <table:table-cell table:style-name="ce404"/>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2"/>
          <table:table-cell table:style-name="ce414"/>
          <table:table-cell table:style-name="ce404"/>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402"/>
          <table:table-cell table:style-name="ce415"/>
          <table:table-cell table:style-name="ce357"/>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number-columns-repeated="10" table:style-name="ce435"/>
          <table:table-cell table:style-name="ce392"/>
          <table:table-cell table:style-name="ce371"/>
          <table:table-cell table:style-name="ce453"/>
          <table:table-cell table:style-name="ce371"/>
          <table:table-cell table:style-name="ce466"/>
          <table:table-cell table:style-name="ce397"/>
          <table:table-cell table:style-name="ce398"/>
          <table:table-cell table:style-name="ce357"/>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style-name="ce397"/>
          <table:table-cell table:style-name="ce398"/>
          <table:table-cell table:style-name="ce399"/>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82"/>
          <table:table-cell table:style-name="ce397"/>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71"/>
          <table:table-cell table:style-name="ce397"/>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83"/>
          <table:table-cell table:style-name="ce395"/>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83"/>
          <table:table-cell table:style-name="ce368"/>
          <table:table-cell table:number-columns-repeated="16352" table:style-name="ce403"/>
        </table:table-row>
        <table:table-row table:style-name="ro4">
          <table:table-cell table:number-columns-repeated="2"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71"/>
          <table:table-cell table:style-name="ce368"/>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486"/>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71"/>
          <table:table-cell table:style-name="ce368"/>
          <table:table-cell table:number-columns-repeated="16352" table:style-name="ce403"/>
        </table:table-row>
        <table:table-row table:style-name="ro4">
          <table:table-cell table:style-name="ce437"/>
          <table:table-cell table:style-name="ce435"/>
          <table:table-cell table:style-name="ce441"/>
          <table:table-cell table:style-name="ce557"/>
          <table:table-cell table:style-name="ce528"/>
          <table:table-cell table:style-name="ce562"/>
          <table:table-cell table:style-name="ce547"/>
          <table:table-cell table:style-name="ce403"/>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style-name="ce392"/>
          <table:table-cell table:style-name="ce371"/>
          <table:table-cell table:style-name="ce453"/>
          <table:table-cell table:style-name="ce371"/>
          <table:table-cell table:style-name="ce466"/>
          <table:table-cell table:number-columns-repeated="2" table:style-name="ce384"/>
          <table:table-cell table:style-name="ce375"/>
          <table:table-cell table:number-columns-repeated="16352" table:style-name="ce403"/>
        </table:table-row>
        <table:table-row table:style-name="ro4">
          <table:table-cell table:style-name="ce371"/>
          <table:table-cell table:style-name="ce435"/>
          <table:table-cell table:style-name="ce441"/>
          <table:table-cell table:style-name="ce557"/>
          <table:table-cell table:style-name="ce482"/>
          <table:table-cell table:style-name="ce562"/>
          <table:table-cell table:style-name="ce547"/>
          <table:table-cell table:style-name="ce442"/>
          <table:table-cell table:style-name="ce452"/>
          <table:table-cell table:style-name="ce451"/>
          <table:table-cell table:number-columns-repeated="2" table:style-name="ce435"/>
          <table:table-cell table:number-columns-repeated="2" table:style-name="ce445"/>
          <table:table-cell table:style-name="ce435"/>
          <table:table-cell table:number-columns-repeated="2" table:style-name="ce403"/>
          <table:table-cell table:number-columns-repeated="7" table:style-name="ce435"/>
          <table:table-cell table:number-columns-repeated="4" table:style-name="ce371"/>
          <table:table-cell table:style-name="ce466"/>
          <table:table-cell table:number-columns-repeated="2" table:style-name="ce385"/>
          <table:table-cell table:style-name="ce375"/>
          <table:table-cell table:number-columns-repeated="16352" table:style-name="ce403"/>
        </table:table-row>
        <table:table-row table:style-name="ro4">
          <table:table-cell table:number-columns-repeated="3" table:style-name="ce371"/>
          <table:table-cell table:style-name="ce553"/>
          <table:table-cell table:style-name="ce485"/>
          <table:table-cell table:number-columns-repeated="2" table:style-name="ce371"/>
          <table:table-cell table:style-name="ce394"/>
          <table:table-cell table:number-columns-repeated="4"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75"/>
          <table:table-cell table:number-columns-repeated="16352" table:style-name="ce403"/>
        </table:table-row>
        <table:table-row table:style-name="ro4">
          <table:table-cell table:number-columns-repeated="12"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80"/>
          <table:table-cell table:number-columns-repeated="16352" table:style-name="ce403"/>
        </table:table-row>
        <table:table-row table:style-name="ro4">
          <table:table-cell table:number-columns-repeated="12"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82"/>
          <table:table-cell table:number-columns-repeated="16352" table:style-name="ce403"/>
        </table:table-row>
        <table:table-row table:style-name="ro4">
          <table:table-cell table:number-columns-repeated="12"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71"/>
          <table:table-cell table:number-columns-repeated="16352" table:style-name="ce403"/>
        </table:table-row>
        <table:table-row table:style-name="ro4">
          <table:table-cell table:number-columns-repeated="12"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83"/>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5"/>
          <table:table-cell table:style-name="ce383"/>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8"/>
          <table:table-cell table:style-name="ce371"/>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9"/>
          <table:table-cell table:style-name="ce384"/>
          <table:table-cell table:number-columns-repeated="16352" table:style-name="ce403"/>
        </table:table-row>
        <table:table-row table:number-rows-repeated="3" table:style-name="ro4">
          <table:table-cell table:number-columns-repeated="9" table:style-name="ce371"/>
          <table:table-cell table:number-columns-repeated="2" table:style-name="ce403"/>
          <table:table-cell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number-columns-repeated="2" table:style-name="ce389"/>
          <table:table-cell table:style-name="ce385"/>
          <table:table-cell table:number-columns-repeated="16352" table:style-name="ce403"/>
        </table:table-row>
        <table:table-row table:number-rows-repeated="4" table:style-name="ro4">
          <table:table-cell table:number-columns-repeated="9" table:style-name="ce371"/>
          <table:table-cell table:number-columns-repeated="2" table:style-name="ce403"/>
          <table:table-cell table:style-name="ce371"/>
          <table:table-cell table:number-columns-repeated="2" table:style-name="ce386"/>
          <table:table-cell table:style-name="ce371"/>
          <table:table-cell table:number-columns-repeated="2" table:style-name="ce403"/>
          <table:table-cell table:number-columns-repeated="11" table:style-name="ce371"/>
          <table:table-cell table:style-name="ce466"/>
          <table:table-cell table:style-name="ce389"/>
          <table:table-cell table:style-name="ce392"/>
          <table:table-cell table:style-name="ce385"/>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style-name="ce389"/>
          <table:table-cell table:style-name="ce392"/>
          <table:table-cell table:style-name="ce387"/>
          <table:table-cell table:number-columns-repeated="16352" table:style-name="ce403"/>
        </table:table-row>
        <table:table-row table:number-rows-repeated="4"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number-columns-repeated="2" table:style-name="ce392"/>
          <table:table-cell table:style-name="ce389"/>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number-columns-repeated="2" table:style-name="ce392"/>
          <table:table-cell table:style-name="ce390"/>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style-name="ce390"/>
          <table:table-cell table:style-name="ce391"/>
          <table:table-cell table:style-name="ce385"/>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number-columns-repeated="2" table:style-name="ce390"/>
          <table:table-cell table:style-name="ce387"/>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style-name="ce390"/>
          <table:table-cell table:style-name="ce393"/>
          <table:table-cell table:style-name="ce389"/>
          <table:table-cell table:number-columns-repeated="16352" table:style-name="ce403"/>
        </table:table-row>
        <table:table-row table:number-rows-repeated="3"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style-name="ce390"/>
          <table:table-cell table:style-name="ce391"/>
          <table:table-cell table:style-name="ce389"/>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number-columns-repeated="2" table:style-name="ce390"/>
          <table:table-cell table:style-name="ce389"/>
          <table:table-cell table:number-columns-repeated="16352" table:style-name="ce403"/>
        </table:table-row>
        <table:table-row table:style-name="ro4">
          <table:table-cell table:number-columns-repeated="9" table:style-name="ce371"/>
          <table:table-cell table:number-columns-repeated="2" table:style-name="ce403"/>
          <table:table-cell table:style-name="ce371"/>
          <table:table-cell table:number-columns-repeated="2" table:style-name="ce386"/>
          <table:table-cell table:number-columns-repeated="14" table:style-name="ce371"/>
          <table:table-cell table:style-name="ce466"/>
          <table:table-cell table:style-name="ce390"/>
          <table:table-cell table:style-name="ce393"/>
          <table:table-cell table:style-name="ce389"/>
          <table:table-cell table:number-columns-repeated="16352" table:style-name="ce403"/>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90"/>
          <table:table-cell table:style-name="ce391"/>
          <table:table-cell table:style-name="ce389"/>
          <table:table-cell table:number-columns-repeated="16352" table:style-name="ce403"/>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92"/>
          <table:table-cell table:style-name="ce390"/>
          <table:table-cell table:style-name="ce389"/>
          <table:table-cell table:number-columns-repeated="16352" table:style-name="ce403"/>
        </table:table-row>
        <table:table-row table:style-name="ro11">
          <table:table-cell table:number-columns-repeated="12" table:style-name="ce371"/>
          <table:table-cell table:number-columns-repeated="2" table:style-name="ce386"/>
          <table:table-cell table:number-columns-repeated="14" table:style-name="ce371"/>
          <table:table-cell table:style-name="ce466"/>
          <table:table-cell table:style-name="ce392"/>
          <table:table-cell table:style-name="ce390"/>
          <table:table-cell table:style-name="ce392"/>
          <table:table-cell table:number-columns-repeated="16352" table:style-name="ce403"/>
        </table:table-row>
        <table:table-row table:number-rows-repeated="7"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92"/>
          <table:table-cell table:number-columns-repeated="16352" table:style-name="ce403"/>
        </table:table-row>
        <table:table-row table:number-rows-repeated="3"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number-columns-repeated="16352" table:style-name="ce403"/>
        </table:table-row>
        <table:table-row table:number-rows-repeated="19" table:style-name="ro13">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number-columns-repeated="16352" table:style-name="ce403"/>
        </table:table-row>
        <table:table-row table:number-rows-repeated="10"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403"/>
          <table:table-cell table:number-columns-repeated="16351" table:style-name="ce357"/>
        </table:table-row>
        <table:table-row table:number-rows-repeated="17"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number-columns-repeated="16352"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99"/>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404"/>
          <table:table-cell table:style-name="ce399"/>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404"/>
          <table:table-cell table:style-name="ce401"/>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404"/>
          <table:table-cell table:style-name="ce399"/>
          <table:table-cell table:number-columns-repeated="16350" table:style-name="ce357"/>
        </table:table-row>
        <table:table-row table:style-name="ro1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404"/>
          <table:table-cell table:style-name="ce398"/>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98"/>
          <table:table-cell table:number-columns-repeated="16350" table:style-name="ce357"/>
        </table:table-row>
        <table:table-row table:style-name="ro13">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99"/>
          <table:table-cell table:number-columns-repeated="16350" table:style-name="ce405"/>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99"/>
          <table:table-cell table:number-columns-repeated="16350" table:style-name="ce357"/>
        </table:table-row>
        <table:table-row table:style-name="ro2">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99"/>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57"/>
          <table:table-cell table:style-name="ce389"/>
          <table:table-cell table:number-columns-repeated="16350" table:style-name="ce357"/>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98"/>
          <table:table-cell table:style-name="ce370"/>
          <table:table-cell table:number-columns-repeated="16350" table:style-name="ce357"/>
        </table:table-row>
        <table:table-row table:style-name="ro17">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96"/>
          <table:table-cell table:style-name="ce371"/>
          <table:table-cell table:number-columns-repeated="16350" table:style-name="ce357"/>
        </table:table-row>
        <table:table-row table:number-rows-repeated="3"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69"/>
          <table:table-cell table:style-name="ce371"/>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76"/>
          <table:table-cell table:style-name="ce378"/>
          <table:table-cell table:number-columns-repeated="16350" table:style-name="ce357"/>
        </table:table-row>
        <table:table-row table:style-name="ro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76"/>
          <table:table-cell table:style-name="ce382"/>
          <table:table-cell table:number-columns-repeated="16350" table:style-name="ce357"/>
        </table:table-row>
        <table:table-row table:style-name="ro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76"/>
          <table:table-cell table:style-name="ce371"/>
          <table:table-cell table:number-columns-repeated="16350" table:style-name="ce357"/>
        </table:table-row>
        <table:table-row table:style-name="ro1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1"/>
          <table:table-cell table:style-name="ce383"/>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2"/>
          <table:table-cell table:style-name="ce383"/>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number-columns-repeated="3" table:style-name="ce371"/>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3"/>
          <table:table-cell table:style-name="ce384"/>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3"/>
          <table:table-cell table:style-name="ce385"/>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number-columns-repeated="2" table:style-name="ce371"/>
          <table:table-cell table:style-name="ce385"/>
          <table:table-cell table:number-columns-repeated="16350" table:style-name="ce357"/>
        </table:table-row>
        <table:table-row table:style-name="ro1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4"/>
          <table:table-cell table:style-name="ce385"/>
          <table:table-cell table:number-columns-repeated="16350" table:style-name="ce357"/>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number-columns-repeated="2" table:style-name="ce385"/>
          <table:table-cell table:number-columns-repeated="16350" table:style-name="ce35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number-columns-repeated="2" table:style-name="ce385"/>
          <table:table-cell table:number-columns-repeated="16350" table:style-name="ce377"/>
        </table:table-row>
        <table:table-row table:style-name="ro13">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5"/>
          <table:table-cell table:number-columns-repeated="16351" table:style-name="ce377"/>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5"/>
          <table:table-cell table:number-columns-repeated="16351" table:style-name="ce377"/>
        </table:table-row>
        <table:table-row table:style-name="ro22">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5"/>
          <table:table-cell table:number-columns-repeated="16351" table:style-name="ce378"/>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5"/>
          <table:table-cell table:number-columns-repeated="16351" table:style-name="ce382"/>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7"/>
          <table:table-cell table:number-columns-repeated="16351" table:style-name="ce371"/>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9"/>
          <table:table-cell table:number-columns-repeated="16351" table:style-name="ce383"/>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9"/>
          <table:table-cell table:number-columns-repeated="16351"/>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91"/>
          <table:table-cell table:number-columns-repeated="16351" table:style-name="ce386"/>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77"/>
          <table:table-cell table:number-columns-repeated="16351" table:style-name="ce386"/>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78"/>
          <table:table-cell table:number-columns-repeated="16351" table:style-name="ce386"/>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2"/>
          <table:table-cell table:number-columns-repeated="16351" table:style-name="ce386"/>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number-columns-repeated="2" table:style-name="ce371"/>
          <table:table-cell table:number-columns-repeated="16351" table:style-name="ce386"/>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3"/>
          <table:table-cell table:number-columns-repeated="16351" table:style-name="ce386"/>
        </table:table-row>
        <table:table-row table:style-name="ro4">
          <table:table-cell table:number-columns-repeated="16384"/>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number-columns-repeated="2" table:style-name="ce371"/>
          <table:table-cell table:number-columns-repeated="16351" table:style-name="ce384"/>
        </table:table-row>
        <table:table-row table:number-rows-repeated="7"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6"/>
          <table:table-cell table:number-columns-repeated="16351" table:style-name="ce385"/>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6"/>
          <table:table-cell table:number-columns-repeated="16351" table:style-name="ce388"/>
        </table:table-row>
        <table:table-row table:style-name="ro1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number-columns-repeated="2" table:style-name="ce371"/>
          <table:table-cell table:number-columns-repeated="16351" table:style-name="ce389"/>
        </table:table-row>
        <table:table-row table:style-name="ro1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4"/>
          <table:table-cell table:number-columns-repeated="16351" table:style-name="ce389"/>
        </table:table-row>
        <table:table-row table:number-rows-repeated="7" table:style-name="ro11">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5"/>
          <table:table-cell table:number-columns-repeated="16351" table:style-name="ce389"/>
        </table:table-row>
        <table:table-row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8"/>
          <table:table-cell table:number-columns-repeated="16351" table:style-name="ce392"/>
        </table:table-row>
        <table:table-row table:number-rows-repeated="7"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9"/>
          <table:table-cell table:number-columns-repeated="16351" table:style-name="ce392"/>
        </table:table-row>
        <table:table-row table:number-rows-repeated="2"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89"/>
          <table:table-cell table:number-columns-repeated="16351"/>
        </table:table-row>
        <table:table-row table:number-rows-repeated="7" table:style-name="ro4">
          <table:table-cell table:number-columns-repeated="12" table:style-name="ce371"/>
          <table:table-cell table:number-columns-repeated="2" table:style-name="ce386"/>
          <table:table-cell table:number-columns-repeated="14" table:style-name="ce371"/>
          <table:table-cell table:style-name="ce466"/>
          <table:table-cell table:style-name="ce371"/>
          <table:table-cell table:style-name="ce375"/>
          <table:table-cell table:style-name="ce371"/>
          <table:table-cell table:style-name="ce392"/>
          <table:table-cell table:number-columns-repeated="16351"/>
        </table:table-row>
        <table:table-row table:style-name="ro4">
          <table:table-cell table:number-columns-repeated="32"/>
          <table:table-cell table:style-name="ce392"/>
          <table:table-cell table:number-columns-repeated="16351"/>
        </table:table-row>
        <table:table-row table:number-rows-repeated="1048255" table:style-name="ro4">
          <table:table-cell table:number-columns-repeated="16384"/>
        </table:table-row>
        <table:named-expressions>
          <table:named-range table:name="Print_Area" table:cell-range-address="Deals.$A$1:Deals.$AF$110" table:base-cell-address="Deals.$A$1"/>
        </table:named-expressions>
      </table:table>
      <table:table table:name="Fuel" table:style-name="ta3">
        <table:table-column table:style-name="co28" table:default-cell-style-name="ce3"/>
        <table:table-column table:style-name="co29" table:default-cell-style-name="ce3"/>
        <table:table-column table:style-name="co12" table:number-columns-repeated="3" table:default-cell-style-name="ce3"/>
        <table:table-column table:style-name="co30" table:default-cell-style-name="ce3"/>
        <table:table-column table:style-name="co26" table:default-cell-style-name="ce3"/>
        <table:table-column table:style-name="co31" table:default-cell-style-name="ce3"/>
        <table:table-column table:style-name="co12" table:default-cell-style-name="ce3"/>
        <table:table-column table:style-name="co32" table:default-cell-style-name="ce3"/>
        <table:table-column table:style-name="co14" table:default-cell-style-name="ce3"/>
        <table:table-column table:style-name="co33" table:default-cell-style-name="ce3"/>
        <table:table-column table:style-name="co12" table:number-columns-repeated="16372" table:default-cell-style-name="ce3"/>
        <table:table-row table:style-name="ro4">
          <table:table-cell table:style-name="ce3"/>
          <table:table-cell table:style-name="ce230"/>
          <table:table-cell office:value-type="string" office:string-value="MUST be updated DAILY" table:formula="of:= &quot;MUST be updated DAILY&quot;" table:style-name="ce3">
            <text:p>MUST be updated DAILY</text:p>
          </table:table-cell>
          <table:table-cell table:number-columns-repeated="16381" table:style-name="ce3"/>
        </table:table-row>
        <table:table-row table:style-name="ro4">
          <table:table-cell table:style-name="ce3"/>
          <table:table-cell table:style-name="ce231"/>
          <table:table-cell office:value-type="string" office:string-value="MAY be updated DAILY" table:formula="of:= &quot;MAY be updated DAILY&quot;" table:style-name="ce3">
            <text:p>MAY be updated DAILY</text:p>
          </table:table-cell>
          <table:table-cell table:number-columns-repeated="16381" table:style-name="ce3"/>
        </table:table-row>
        <table:table-row table:style-name="ro4">
          <table:table-cell table:style-name="ce3"/>
          <table:table-cell table:style-name="ce232"/>
          <table:table-cell office:value-type="string" office:string-value="MUST be updated MONTHLY" table:formula="of:= &quot;MUST be updated MONTHLY&quot;" table:style-name="ce3">
            <text:p>MUST be updated MONTHLY</text:p>
          </table:table-cell>
          <table:table-cell table:number-columns-repeated="16381" table:style-name="ce3"/>
        </table:table-row>
        <table:table-row table:style-name="ro4">
          <table:table-cell table:number-columns-repeated="16384"/>
        </table:table-row>
        <table:table-row table:style-name="ro4">
          <table:table-cell office:value-type="string" table:style-name="ce2">
            <text:p>SAN JUAN</text:p>
          </table:table-cell>
          <table:table-cell table:number-columns-repeated="3" table:style-name="ce3"/>
          <table:table-cell office:value-type="string" table:style-name="ce2">
            <text:p>WAHA</text:p>
          </table:table-cell>
          <table:table-cell table:number-columns-repeated="16379" table:style-name="ce3"/>
        </table:table-row>
        <table:table-row table:style-name="ro4">
          <table:table-cell office:value-type="string" table:style-name="ce3">
            <office:annotation office:display="true" draw:style-name="a23" svg:x="0.895833333333333in" svg:y="0.628472222222222in" svg:width="1.72569444444444in" svg:height="0.611111111111111in">
              <dc:creator>Kristian Lande</dc:creator>
              <text:p><text:span text:style-name="T6">Kristian Lande:</text:span><text:span text:style-name="T5"/></text:p>
              <text:p><text:span text:style-name="T5">used Midpoint El Paso, non-bondad price for 3/2/99 Gas Daily</text:span></text:p>
            </office:annotation>
            <text:p>Interstate Spot Price</text:p>
          </table:table-cell>
          <table:table-cell table:style-name="ce3"/>
          <table:table-cell office:value-type="float" office:value="1.4550000000000001" table:style-name="ce233">
            <text:p><text:s/>1.455<text:s/></text:p>
          </table:table-cell>
          <table:table-cell table:style-name="ce3"/>
          <table:table-cell office:value-type="string" table:style-name="ce3">
            <text:p>Intrastate Spot Price</text:p>
          </table:table-cell>
          <table:table-cell table:style-name="ce3"/>
          <table:table-cell office:value-type="float" office:value="1.5149999999999999" table:style-name="ce233">
            <text:p><text:s/>1.515<text:s/></text:p>
          </table:table-cell>
          <table:table-cell table:number-columns-repeated="16377" table:style-name="ce3"/>
        </table:table-row>
        <table:table-row table:style-name="ro4">
          <table:table-cell office:value-type="string" table:style-name="ce3">
            <text:p>Interstate Fixed Price (RG)</text:p>
          </table:table-cell>
          <table:table-cell table:style-name="ce3"/>
          <table:table-cell office:value-type="float" office:value="2.09" table:formula="of:=[.J49]" table:style-name="ce234">
            <text:p><text:s/>2.090<text:s/></text:p>
          </table:table-cell>
          <table:table-cell table:style-name="ce3"/>
          <table:table-cell office:value-type="string" table:style-name="ce3">
            <text:p>Intrastate Fixed Price</text:p>
          </table:table-cell>
          <table:table-cell table:style-name="ce3"/>
          <table:table-cell office:value-type="float" office:value="1.96" table:formula="of:=[.K49]" table:style-name="ce234">
            <text:p><text:s/>1.960<text:s/></text:p>
          </table:table-cell>
          <table:table-cell table:number-columns-repeated="16377" table:style-name="ce3"/>
        </table:table-row>
        <table:table-row table:style-name="ro4">
          <table:table-cell office:value-type="string" table:style-name="ce3">
            <text:p>Interstate Fixed Price (NM)</text:p>
          </table:table-cell>
          <table:table-cell table:style-name="ce3"/>
          <table:table-cell office:value-type="float" office:value="2.09" table:formula="of:=[.J49]" table:style-name="ce234">
            <text:p><text:s/>2.090<text:s/></text:p>
          </table:table-cell>
          <table:table-cell table:number-columns-repeated="16381" table:style-name="ce3"/>
        </table:table-row>
        <table:table-row table:style-name="ro4">
          <table:table-cell table:number-columns-repeated="16384"/>
        </table:table-row>
        <table:table-row table:style-name="ro4">
          <table:table-cell office:value-type="string" table:style-name="ce3">
            <text:p>Units Using Interstate Gas Prices</text:p>
          </table:table-cell>
          <table:table-cell table:style-name="ce3"/>
          <table:table-cell table:number-columns-repeated="3" table:style-name="ce4"/>
          <table:table-cell office:value-type="string" table:style-name="ce4">
            <text:p>Weighted<text:s/></text:p>
          </table:table-cell>
          <table:table-cell office:value-type="string" table:style-name="ce4">
            <text:p>Cost of<text:s/></text:p>
          </table:table-cell>
          <table:table-cell table:number-columns-repeated="16377" table:style-name="ce3"/>
        </table:table-row>
        <table:table-row table:style-name="ro4">
          <table:table-cell table:number-columns-repeated="2" table:style-name="ce3"/>
          <table:table-cell office:value-type="string" table:style-name="ce7">
            <text:p>% Fixed</text:p>
          </table:table-cell>
          <table:table-cell office:value-type="string" table:style-name="ce7">
            <text:p>% Spot</text:p>
          </table:table-cell>
          <table:table-cell office:value-type="string" table:style-name="ce7">
            <text:p>MMBtus</text:p>
          </table:table-cell>
          <table:table-cell office:value-type="string" table:style-name="ce7">
            <text:p>Avg. Price</text:p>
          </table:table-cell>
          <table:table-cell office:value-type="string" table:style-name="ce7">
            <text:p>Gas Burn</text:p>
          </table:table-cell>
          <table:table-cell table:number-columns-repeated="16377" table:style-name="ce3"/>
        </table:table-row>
        <table:table-row table:style-name="ro4">
          <table:table-cell table:style-name="ce3"/>
          <table:table-cell office:value-type="string" table:style-name="ce235">
            <text:p>Rio Grande 8</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B12];[Economics.$A$34:.$A$45];0);4)/[.F12]" table:style-name="ce33">
            <text:p><text:s/>#NAME?<text:s/></text:p>
          </table:table-cell>
          <table:table-cell office:value-type="float" office:value="2.09" table:formula="of:=([.D12]*[.$C$6])+([.C12]*[.$C$7])" table:style-name="ce34">
            <text:p><text:s/>2.090<text:s/></text:p>
          </table:table-cell>
          <table:table-cell office:value-type="float" office:value="0" table:formula="of:=[.E12]*[.F12]" table:style-name="ce33">
            <text:p><text:s/>#NAME?<text:s/></text:p>
          </table:table-cell>
          <table:table-cell table:style-name="ce34"/>
          <table:table-cell table:number-columns-repeated="16376"/>
        </table:table-row>
        <table:table-row table:style-name="ro4">
          <table:table-cell table:style-name="ce3"/>
          <table:table-cell office:value-type="string" table:style-name="ce235">
            <text:p>Rio Grande 7</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13];[Economics.$A$34:.$A$45];0);4)/[Fuel.F13]" table:style-name="ce33">
            <text:p><text:s/>#NAME?<text:s/></text:p>
          </table:table-cell>
          <table:table-cell office:value-type="float" office:value="2.09" table:formula="of:=([.D13]*[.$C$6])+([.C13]*[.$C$7])" table:style-name="ce34">
            <text:p><text:s/>2.090<text:s/></text:p>
          </table:table-cell>
          <table:table-cell office:value-type="float" office:value="0" table:formula="of:=[.E13]*[.F13]" table:style-name="ce33">
            <text:p><text:s/>#NAME?<text:s/></text:p>
          </table:table-cell>
          <table:table-cell table:style-name="ce34"/>
          <table:table-cell table:number-columns-repeated="16376"/>
        </table:table-row>
        <table:table-row table:style-name="ro4">
          <table:table-cell table:style-name="ce3"/>
          <table:table-cell office:value-type="string" table:style-name="ce235">
            <text:p>Rio Grande 6</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14];[Economics.$A$34:.$A$45];0);4)/[Fuel.F14]" table:style-name="ce33">
            <text:p><text:s/>#NAME?<text:s/></text:p>
          </table:table-cell>
          <table:table-cell office:value-type="float" office:value="2.09" table:formula="of:=([.D14]*[.$C$6])+([.C14]*[.$C$7])" table:style-name="ce34">
            <text:p><text:s/>2.090<text:s/></text:p>
          </table:table-cell>
          <table:table-cell office:value-type="float" office:value="0" table:formula="of:=[.E14]*[.F14]" table:style-name="ce33">
            <text:p><text:s/>#NAME?<text:s/></text:p>
          </table:table-cell>
          <table:table-cell table:style-name="ce34"/>
          <table:table-cell table:number-columns-repeated="16376"/>
        </table:table-row>
        <table:table-row table:style-name="ro4">
          <table:table-cell table:style-name="ce3"/>
          <table:table-cell office:value-type="string" table:style-name="ce237">
            <text:p>Total</text:p>
          </table:table-cell>
          <table:table-cell table:number-columns-repeated="2" table:style-name="ce3"/>
          <table:table-cell office:value-type="float" office:value="0" table:formula="of:=SUM([.E12:.E14])" table:style-name="ce35">
            <text:p><text:s/>#NAME?<text:s/></text:p>
          </table:table-cell>
          <table:table-cell table:style-name="ce36"/>
          <table:table-cell office:value-type="float" office:value="0" table:formula="of:=SUM([.G12:.G14])" table:style-name="ce35">
            <text:p><text:s/>#NAME?<text:s/></text:p>
          </table:table-cell>
          <table:table-cell table:style-name="ce34"/>
          <table:table-cell table:number-columns-repeated="16376"/>
        </table:table-row>
        <table:table-row table:style-name="ro4">
          <table:table-cell table:number-columns-repeated="4" table:style-name="ce3"/>
          <table:table-cell table:style-name="ce33"/>
          <table:table-cell table:number-columns-repeated="3" table:style-name="ce34"/>
          <table:table-cell table:number-columns-repeated="16376"/>
        </table:table-row>
        <table:table-row table:style-name="ro4">
          <table:table-cell office:value-type="string" table:style-name="ce3">
            <text:p>Units Using Intrastate Gas Prices</text:p>
          </table:table-cell>
          <table:table-cell table:number-columns-repeated="4" table:style-name="ce3"/>
          <table:table-cell table:number-columns-repeated="3" table:style-name="ce34"/>
          <table:table-cell table:number-columns-repeated="16376" table:style-name="ce3"/>
        </table:table-row>
        <table:table-row table:style-name="ro4">
          <table:table-cell table:style-name="ce3"/>
          <table:table-cell office:value-type="string" table:style-name="ce3">
            <text:p>Copper</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18];[Economics.$A$34:.$A$45];0);4)/[Fuel.F18]" table:style-name="ce33">
            <text:p><text:s/>#NAME?<text:s/></text:p>
          </table:table-cell>
          <table:table-cell office:value-type="float" office:value="1.96" table:formula="of:=[.C18]*[.G7]+[.D18]*[.G6]" table:style-name="ce36">
            <text:p><text:s/>1.960<text:s/></text:p>
          </table:table-cell>
          <table:table-cell office:value-type="float" office:value="0" table:formula="of:=[.F18]*[.E18]" table:style-name="ce35">
            <text:p><text:s/>#NAME?<text:s/></text:p>
          </table:table-cell>
          <table:table-cell table:number-columns-repeated="16377" table:style-name="ce3"/>
        </table:table-row>
        <table:table-row table:style-name="ro4">
          <table:table-cell table:number-columns-repeated="2" table:style-name="ce3"/>
          <table:table-cell table:number-columns-repeated="2" table:style-name="ce37"/>
          <table:table-cell table:style-name="ce33"/>
          <table:table-cell table:style-name="ce34"/>
          <table:table-cell table:style-name="ce33"/>
          <table:table-cell table:number-columns-repeated="16377" table:style-name="ce3"/>
        </table:table-row>
        <table:table-row table:style-name="ro4">
          <table:table-cell table:number-columns-repeated="8" table:style-name="ce3"/>
          <table:table-cell office:value-type="string" table:style-name="ce238">
            <text:p>Interstate Cheaper than Intrastate? yes = 1, no = -</text:p>
          </table:table-cell>
          <table:table-cell table:number-columns-repeated="2" table:style-name="ce239"/>
          <table:table-cell table:style-name="ce240"/>
          <table:table-cell table:number-columns-repeated="16372"/>
        </table:table-row>
        <table:table-row table:style-name="ro4">
          <table:table-cell office:value-type="string" table:style-name="ce3">
            <text:p>Units Using Either Interstate or Intrastate Gas Prices</text:p>
          </table:table-cell>
          <table:table-cell table:number-columns-repeated="3" table:style-name="ce3"/>
          <table:table-cell table:style-name="ce33"/>
          <table:table-cell table:style-name="ce34"/>
          <table:table-cell table:number-columns-repeated="2" table:style-name="ce3"/>
          <table:table-cell office:value-type="string" table:style-name="ce241">
            <text:p>Fixed</text:p>
          </table:table-cell>
          <table:table-cell office:value-type="string" table:style-name="ce242">
            <text:p>Spot</text:p>
          </table:table-cell>
          <table:table-cell table:style-name="ce242"/>
          <table:table-cell table:style-name="ce243"/>
          <table:table-cell table:number-columns-repeated="16372"/>
        </table:table-row>
        <table:table-row table:style-name="ro4">
          <table:table-cell table:style-name="ce3"/>
          <table:table-cell office:value-type="string" table:style-name="ce235">
            <text:p>Newman 4</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2];[Economics.$A$34:.$A$45];0);4)/[Fuel.F22]" table:style-name="ce33">
            <text:p><text:s/>#NAME?<text:s/></text:p>
          </table:table-cell>
          <table:table-cell office:value-type="float" office:value="1.96" table:formula="of:=IF([.$I$22]=1;[.C22]*[.$C$8];[.C22]*[.$G$7])+IF([.$J$22]=1;[.D22]*[.$C$6];[.D22]*[.$G$6])" table:style-name="ce34">
            <text:p><text:s/>1.960<text:s/></text:p>
          </table:table-cell>
          <table:table-cell office:value-type="float" office:value="0" table:formula="of:=[.F22]*[.E22]" table:style-name="ce33">
            <text:p><text:s/>#NAME?<text:s/></text:p>
          </table:table-cell>
          <table:table-cell table:style-name="ce3"/>
          <table:table-cell office:value-type="float" office:value="0" table:formula="of:=IF([.C8]&lt;[.G7];1;0)" table:style-name="ce244">
            <text:p><text:s/>-<text:s text:c="3"/></text:p>
          </table:table-cell>
          <table:table-cell office:value-type="float" office:value="1" table:formula="of:=IF([.C6]&lt;[.G6];1;0)" table:style-name="ce244">
            <text:p><text:s/>1.00<text:s/></text:p>
          </table:table-cell>
          <table:table-cell table:style-name="ce245"/>
          <table:table-cell table:style-name="ce246"/>
          <table:table-cell table:number-columns-repeated="16372"/>
        </table:table-row>
        <table:table-row table:style-name="ro4">
          <table:table-cell table:style-name="ce3"/>
          <table:table-cell office:value-type="string" table:style-name="ce235">
            <text:p>GT1+ST1</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3];[Economics.$A$34:.$A$45];0);4)/[Fuel.F23]" table:style-name="ce33">
            <text:p><text:s/>#NAME?<text:s/></text:p>
          </table:table-cell>
          <table:table-cell office:value-type="float" office:value="1.96" table:formula="of:=IF([.$I$22]=1;[.C23]*[.$C$8];[.C23]*[.$G$7])+IF([.$J$22]=1;[.D23]*[.$C$6];[.D23]*[.$G$6])" table:style-name="ce34">
            <text:p><text:s/>1.960<text:s/></text:p>
          </table:table-cell>
          <table:table-cell office:value-type="float" office:value="0" table:formula="of:=[.F23]*[.E23]" table:style-name="ce33">
            <text:p><text:s/>#NAME?<text:s/></text:p>
          </table:table-cell>
          <table:table-cell table:style-name="ce3"/>
          <table:table-cell table:number-columns-repeated="3" table:style-name="ce38"/>
          <table:table-cell table:number-columns-repeated="16373" table:style-name="ce3"/>
        </table:table-row>
        <table:table-row table:style-name="ro4">
          <table:table-cell table:style-name="ce3"/>
          <table:table-cell office:value-type="string" table:style-name="ce235">
            <text:p>GT2+ST1</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4];[Economics.$A$34:.$A$45];0);4)/[Fuel.F24]" table:style-name="ce33">
            <text:p><text:s/>#NAME?<text:s/></text:p>
          </table:table-cell>
          <table:table-cell office:value-type="float" office:value="1.96" table:formula="of:=IF([.$I$22]=1;[.C24]*[.$C$8];[.C24]*[.$G$7])+IF([.$J$22]=1;[.D24]*[.$C$6];[.D24]*[.$G$6])" table:style-name="ce34">
            <text:p><text:s/>1.960<text:s/></text:p>
          </table:table-cell>
          <table:table-cell office:value-type="float" office:value="0" table:formula="of:=[.F24]*[.E24]"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office:value-type="string" table:style-name="ce235">
            <text:p>Newman 3</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5];[Economics.$A$34:.$A$45];0);4)/[Fuel.F25]" table:style-name="ce33">
            <text:p><text:s/>#NAME?<text:s/></text:p>
          </table:table-cell>
          <table:table-cell office:value-type="float" office:value="1.96" table:formula="of:=IF([.$I$22]=1;[.C25]*[.$C$8];[.C25]*[.$G$7])+IF([.$J$22]=1;[.D25]*[.$C$6];[.D25]*[.$G$6])" table:style-name="ce34">
            <text:p><text:s/>1.960<text:s/></text:p>
          </table:table-cell>
          <table:table-cell office:value-type="float" office:value="0" table:formula="of:=[.F25]*[.E25]"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office:value-type="string" table:style-name="ce235">
            <text:p>Newman 2</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6];[Economics.$A$34:.$A$45];0);4)/[Fuel.F26]" table:style-name="ce33">
            <text:p><text:s/>#NAME?<text:s/></text:p>
          </table:table-cell>
          <table:table-cell office:value-type="float" office:value="1.96" table:formula="of:=IF([.$I$22]=1;[.C26]*[.$C$8];[.C26]*[.$G$7])+IF([.$J$22]=1;[.D26]*[.$C$6];[.D26]*[.$G$6])" table:style-name="ce34">
            <text:p><text:s/>1.960<text:s/></text:p>
          </table:table-cell>
          <table:table-cell office:value-type="float" office:value="0" table:formula="of:=[.F26]*[.E26]"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office:value-type="string" table:style-name="ce247">
            <text:p>Newman 1</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7];[Economics.$A$34:.$A$45];0);4)/[Fuel.F27]" table:style-name="ce33">
            <text:p><text:s/>#NAME?<text:s/></text:p>
          </table:table-cell>
          <table:table-cell office:value-type="float" office:value="1.96" table:formula="of:=IF([.$I$22]=1;[.C27]*[.$C$8];[.C27]*[.$G$7])+IF([.$J$22]=1;[.D27]*[.$C$6];[.D27]*[.$G$6])" table:style-name="ce34">
            <text:p><text:s/>1.960<text:s/></text:p>
          </table:table-cell>
          <table:table-cell office:value-type="float" office:value="0" table:formula="of:=[.F27]*[.E27]"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office:value-type="string" table:style-name="ce235">
            <text:p>GT 1</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8];[Economics.$A$34:.$A$45];0);4)/[Fuel.F28]" table:style-name="ce33">
            <text:p><text:s/>#NAME?<text:s/></text:p>
          </table:table-cell>
          <table:table-cell office:value-type="float" office:value="1.96" table:formula="of:=IF([.$I$22]=1;[.C28]*[.$C$8];[.C28]*[.$G$7])+IF([.$J$22]=1;[.D28]*[.$C$6];[.D28]*[.$G$6])" table:style-name="ce34">
            <text:p><text:s/>1.960<text:s/></text:p>
          </table:table-cell>
          <table:table-cell office:value-type="float" office:value="0" table:formula="of:=[.F28]*[.E28]"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office:value-type="string" table:style-name="ce235">
            <text:p>GT 2</text:p>
          </table:table-cell>
          <table:table-cell office:value-type="percentage" office:value="1" table:style-name="ce236">
            <text:p>100%</text:p>
          </table:table-cell>
          <table:table-cell office:value-type="percentage" office:value="0" table:style-name="ce236">
            <text:p>0%</text:p>
          </table:table-cell>
          <table:table-cell office:value-type="float" office:value="0" table:formula="of:=-INDEX([Economics.$A$34:.$D$45];MATCH([Fuel.B29];[Economics.$A$34:.$A$45];0);4)/[Fuel.F29]" table:style-name="ce33">
            <text:p><text:s/>#NAME?<text:s/></text:p>
          </table:table-cell>
          <table:table-cell office:value-type="float" office:value="1.96" table:formula="of:=IF([.$I$22]=1;[.C29]*[.$C$8];[.C29]*[.$G$7])+IF([.$J$22]=1;[.D29]*[.$C$6];[.D29]*[.$G$6])" table:style-name="ce34">
            <text:p><text:s/>1.960<text:s/></text:p>
          </table:table-cell>
          <table:table-cell office:value-type="float" office:value="0" table:formula="of:=[.F29]*[.E29]" table:style-name="ce33">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table:style-name="ce237"/>
          <table:table-cell table:number-columns-repeated="2" table:style-name="ce37"/>
          <table:table-cell office:value-type="float" office:value="0" table:formula="of:=SUM([.E22:.E29])" table:style-name="ce35">
            <text:p><text:s/>#NAME?<text:s/></text:p>
          </table:table-cell>
          <table:table-cell table:style-name="ce36"/>
          <table:table-cell office:value-type="float" office:value="0" table:formula="of:=SUM([.G22:.G29])" table:style-name="ce35">
            <text:p><text:s/>#NAME?<text:s/></text:p>
          </table:table-cell>
          <table:table-cell table:style-name="ce3"/>
          <table:table-cell table:number-columns-repeated="3" table:style-name="ce32"/>
          <table:table-cell table:number-columns-repeated="16373" table:style-name="ce3"/>
        </table:table-row>
        <table:table-row table:style-name="ro4">
          <table:table-cell table:style-name="ce3"/>
          <table:table-cell table:style-name="ce237"/>
          <table:table-cell table:number-columns-repeated="6" table:style-name="ce3"/>
          <table:table-cell table:number-columns-repeated="3" table:style-name="ce32"/>
          <table:table-cell table:number-columns-repeated="16373" table:style-name="ce3"/>
        </table:table-row>
        <table:table-row table:style-name="ro3">
          <table:table-cell table:style-name="ce3"/>
          <table:table-cell office:value-type="string" table:style-name="ce237">
            <text:p>Total</text:p>
          </table:table-cell>
          <table:table-cell table:number-columns-repeated="2" table:style-name="ce3"/>
          <table:table-cell office:value-type="float" office:value="0" table:formula="of:=[.E15]+[.E18]+[.E30]" table:style-name="ce8">
            <text:p><text:s/>#NAME?<text:s/></text:p>
          </table:table-cell>
          <table:table-cell table:style-name="ce9"/>
          <table:table-cell office:value-type="float" office:value="0" table:formula="of:=[.G15]+[.G18]+[.G30]" table:style-name="ce8">
            <text:p><text:s/>#NAME?<text:s/></text:p>
          </table:table-cell>
          <table:table-cell table:number-columns-repeated="16377" table:style-name="ce3"/>
        </table:table-row>
        <table:table-row table:style-name="ro3">
          <table:table-cell table:number-columns-repeated="16384" table:style-name="ce3"/>
        </table:table-row>
        <table:table-row table:style-name="ro4">
          <table:table-cell office:value-type="string" table:style-name="ce10">
            <text:p>ANALYSIS OF CURRENT MONTH WEIGHTED AVERAGE PRICES</text:p>
          </table:table-cell>
          <table:table-cell table:number-columns-repeated="6" table:style-name="ce3"/>
          <table:table-cell table:style-name="ce5"/>
          <table:table-cell table:number-columns-repeated="16376" table:style-name="ce3"/>
        </table:table-row>
        <table:table-row table:style-name="ro26">
          <table:table-cell office:value-type="string" table:style-name="ce248">
            <text:p>February</text:p>
          </table:table-cell>
          <table:table-cell table:number-columns-repeated="6" table:style-name="ce3"/>
          <table:table-cell table:style-name="ce5"/>
          <table:table-cell table:number-columns-repeated="16376" table:style-name="ce3"/>
        </table:table-row>
        <table:table-row table:style-name="ro4">
          <table:table-cell office:value-type="string" table:style-name="ce2">
            <text:p>INTERSTATE</text:p>
          </table:table-cell>
          <table:table-cell table:number-columns-repeated="16383" table:style-name="ce3"/>
        </table:table-row>
        <table:table-row table:style-name="ro27">
          <table:table-cell office:value-type="string" table:style-name="ce11">
            <text:p>Supplier</text:p>
          </table:table-cell>
          <table:table-cell table:style-name="ce12"/>
          <table:table-cell office:value-type="string" table:style-name="ce11">
            <text:p>Base Price</text:p>
          </table:table-cell>
          <table:table-cell table:style-name="ce12"/>
          <table:table-cell office:value-type="string" table:style-name="ce11">
            <text:p>Volume</text:p>
          </table:table-cell>
          <table:table-cell table:style-name="ce12"/>
          <table:table-cell office:value-type="string" table:style-name="ce11">
            <text:p>Rio Grande</text:p>
          </table:table-cell>
          <table:table-cell office:value-type="string" table:style-name="ce11">
            <text:p>Newman</text:p>
          </table:table-cell>
          <table:table-cell table:style-name="ce12"/>
          <table:table-cell office:value-type="string" table:style-name="ce11">
            <text:p>Total Dollars Rio Grande</text:p>
          </table:table-cell>
          <table:table-cell office:value-type="string" table:style-name="ce11">
            <text:p>Total Dollars Newman</text:p>
          </table:table-cell>
          <table:table-cell table:number-columns-repeated="16373"/>
        </table:table-row>
        <table:table-row table:style-name="ro4">
          <table:table-cell office:value-type="string" table:style-name="ce232">
            <text:p>USGT</text:p>
          </table:table-cell>
          <table:table-cell office:value-type="string" table:style-name="ce237">
            <text:p>SJ Inside FERC FOM<text:s/></text:p>
          </table:table-cell>
          <table:table-cell office:value-type="float" office:value="2.09" table:style-name="ce249">
            <text:p>2.090</text:p>
          </table:table-cell>
          <table:table-cell table:style-name="ce3"/>
          <table:table-cell office:value-type="float" office:value="15000" table:style-name="ce250">
            <text:p><text:s/>15,000<text:s/></text:p>
          </table:table-cell>
          <table:table-cell table:style-name="ce3"/>
          <table:table-cell office:value-type="float" office:value="0" table:style-name="ce250">
            <text:p><text:s/>-<text:s text:c="3"/></text:p>
          </table:table-cell>
          <table:table-cell office:value-type="float" office:value="15000" table:style-name="ce250">
            <text:p><text:s/>15,000<text:s/></text:p>
          </table:table-cell>
          <table:table-cell table:style-name="ce3"/>
          <table:table-cell office:value-type="float" office:value="0" table:formula="of:=30*[.G38]*[.C38]" table:style-name="ce33">
            <text:p><text:s/>-<text:s text:c="3"/></text:p>
          </table:table-cell>
          <table:table-cell office:value-type="float" office:value="940499.99999999988" table:formula="of:=30*[.H38]*[.C38]" table:style-name="ce33">
            <text:p><text:s/>940,500<text:s/></text:p>
          </table:table-cell>
          <table:table-cell table:number-columns-repeated="16373"/>
        </table:table-row>
        <table:table-row table:style-name="ro4">
          <table:table-cell office:value-type="string" table:style-name="ce232">
            <text:p>Duke</text:p>
          </table:table-cell>
          <table:table-cell office:value-type="string" table:style-name="ce237">
            <text:p>1/1-12/31/98 price not given (SJ)</text:p>
          </table:table-cell>
          <table:table-cell office:value-type="float" office:value="2.09" table:style-name="ce320">
            <text:p>2.090</text:p>
          </table:table-cell>
          <table:table-cell table:style-name="ce3"/>
          <table:table-cell office:value-type="float" office:value="10000" table:style-name="ce250">
            <text:p><text:s/>10,000<text:s/></text:p>
          </table:table-cell>
          <table:table-cell table:style-name="ce3"/>
          <table:table-cell office:value-type="float" office:value="10000" table:style-name="ce250">
            <text:p><text:s/>10,000<text:s/></text:p>
          </table:table-cell>
          <table:table-cell office:value-type="float" office:value="0" table:style-name="ce250">
            <text:p><text:s/>-<text:s text:c="3"/></text:p>
          </table:table-cell>
          <table:table-cell table:style-name="ce3"/>
          <table:table-cell office:value-type="float" office:value="627000" table:formula="of:=30*[.G39]*[.C39]" table:style-name="ce33">
            <text:p><text:s/>627,000<text:s/></text:p>
          </table:table-cell>
          <table:table-cell office:value-type="float" office:value="0" table:formula="of:=30*[.H39]*[.C39]" table:style-name="ce33">
            <text:p><text:s/>-<text:s text:c="3"/></text:p>
          </table:table-cell>
          <table:table-cell table:number-columns-repeated="16373"/>
        </table:table-row>
        <table:table-row table:style-name="ro4">
          <table:table-cell office:value-type="string" table:style-name="ce232">
            <text:p>Cook</text:p>
          </table:table-cell>
          <table:table-cell office:value-type="string" table:style-name="ce237">
            <text:p>4/1-11/30/98 Fixed or FOM Float (SJ)</text:p>
          </table:table-cell>
          <table:table-cell office:value-type="float" office:value="2.09" table:style-name="ce249">
            <text:p>2.090</text:p>
          </table:table-cell>
          <table:table-cell table:style-name="ce3"/>
          <table:table-cell office:value-type="float" office:value="15050" table:style-name="ce250">
            <text:p><text:s/>15,050<text:s/></text:p>
          </table:table-cell>
          <table:table-cell table:style-name="ce3"/>
          <table:table-cell office:value-type="float" office:value="15050" table:style-name="ce250">
            <text:p><text:s/>15,050<text:s/></text:p>
          </table:table-cell>
          <table:table-cell office:value-type="float" office:value="0" table:style-name="ce250">
            <text:p><text:s/>-<text:s text:c="3"/></text:p>
          </table:table-cell>
          <table:table-cell table:style-name="ce3"/>
          <table:table-cell office:value-type="float" office:value="943634.99999999988" table:formula="of:=30*[.G40]*[.C40]" table:style-name="ce33">
            <text:p><text:s/>943,635<text:s/></text:p>
          </table:table-cell>
          <table:table-cell office:value-type="float" office:value="0" table:formula="of:=30*[.H40]*[.C40]" table:style-name="ce33">
            <text:p><text:s/>-<text:s text:c="3"/></text:p>
          </table:table-cell>
          <table:table-cell table:number-columns-repeated="16373"/>
        </table:table-row>
        <table:table-row table:style-name="ro4">
          <table:table-cell office:value-type="string" table:style-name="ce232">
            <text:p>PNM</text:p>
          </table:table-cell>
          <table:table-cell office:value-type="string" table:style-name="ce237">
            <text:p>4/1-11/30/98 Fixed or FOM Float (SJ)</text:p>
          </table:table-cell>
          <table:table-cell office:value-type="float" office:value="2.09" table:style-name="ce249">
            <text:p>2.090</text:p>
          </table:table-cell>
          <table:table-cell table:style-name="ce3"/>
          <table:table-cell office:value-type="float" office:value="10000" table:style-name="ce250">
            <text:p><text:s/>10,000<text:s/></text:p>
          </table:table-cell>
          <table:table-cell table:style-name="ce3"/>
          <table:table-cell office:value-type="float" office:value="10000" table:style-name="ce250">
            <text:p><text:s/>10,000<text:s/></text:p>
          </table:table-cell>
          <table:table-cell office:value-type="float" office:value="0" table:style-name="ce250">
            <text:p><text:s/>-<text:s text:c="3"/></text:p>
          </table:table-cell>
          <table:table-cell table:style-name="ce3"/>
          <table:table-cell office:value-type="float" office:value="627000" table:formula="of:=30*[.G41]*[.C41]" table:style-name="ce33">
            <text:p><text:s/>627,000<text:s/></text:p>
          </table:table-cell>
          <table:table-cell office:value-type="float" office:value="0" table:formula="of:=30*[.H41]*[.C41]" table:style-name="ce33">
            <text:p><text:s/>-<text:s text:c="3"/></text:p>
          </table:table-cell>
          <table:table-cell table:number-columns-repeated="16373"/>
        </table:table-row>
        <table:table-row table:style-name="ro4">
          <table:table-cell office:value-type="string" table:style-name="ce232">
            <text:p>KN</text:p>
          </table:table-cell>
          <table:table-cell office:value-type="string" table:style-name="ce237">
            <text:p>1/1/97-12/31/01 NGI Bid Week Index (Waha)</text:p>
          </table:table-cell>
          <table:table-cell office:value-type="float" office:value="1.96" table:style-name="ce249">
            <text:p>1.960</text:p>
          </table:table-cell>
          <table:table-cell table:style-name="ce3"/>
          <table:table-cell office:value-type="float" office:value="56100" table:style-name="ce250">
            <text:p><text:s/>56,100<text:s/></text:p>
          </table:table-cell>
          <table:table-cell table:style-name="ce3"/>
          <table:table-cell office:value-type="float" office:value="0" table:style-name="ce251">
            <text:p><text:s/>-<text:s text:c="3"/></text:p>
          </table:table-cell>
          <table:table-cell office:value-type="float" office:value="56100" table:style-name="ce251">
            <text:p><text:s/>56,100<text:s/></text:p>
          </table:table-cell>
          <table:table-cell table:style-name="ce14"/>
          <table:table-cell office:value-type="float" office:value="0" table:formula="of:=30*[.G42]*[.C42]" table:style-name="ce13">
            <text:p><text:s/>-<text:s text:c="3"/></text:p>
          </table:table-cell>
          <table:table-cell office:value-type="float" office:value="3298680" table:formula="of:=30*[.H42]*[.C42]" table:style-name="ce13">
            <text:p><text:s/>3,298,680<text:s/></text:p>
          </table:table-cell>
          <table:table-cell table:number-columns-repeated="16373"/>
        </table:table-row>
        <table:table-row table:style-name="ro28">
          <table:table-cell office:value-type="string" table:style-name="ce232">
            <text:p>Spot Purchases</text:p>
          </table:table-cell>
          <table:table-cell office:value-type="string" table:style-name="ce237">
            <text:p>?</text:p>
          </table:table-cell>
          <table:table-cell table:style-name="ce249"/>
          <table:table-cell table:style-name="ce3"/>
          <table:table-cell office:value-type="float" office:value="0" table:style-name="ce250">
            <text:p><text:s/>-<text:s text:c="3"/></text:p>
          </table:table-cell>
          <table:table-cell table:style-name="ce3"/>
          <table:table-cell office:value-type="float" office:value="0" table:style-name="ce252">
            <text:p><text:s/>-<text:s text:c="3"/></text:p>
          </table:table-cell>
          <table:table-cell office:value-type="float" office:value="0" table:style-name="ce252">
            <text:p><text:s/>-<text:s text:c="3"/></text:p>
          </table:table-cell>
          <table:table-cell table:style-name="ce3"/>
          <table:table-cell office:value-type="float" office:value="0" table:formula="of:=30*[.G43]*[.C43]" table:style-name="ce15">
            <text:p><text:s/>-<text:s text:c="3"/></text:p>
          </table:table-cell>
          <table:table-cell office:value-type="float" office:value="0" table:formula="of:=30*[.H43]*[.C43]" table:style-name="ce15">
            <text:p><text:s/>-<text:s text:c="3"/></text:p>
          </table:table-cell>
          <table:table-cell table:number-columns-repeated="16373"/>
        </table:table-row>
        <table:table-row table:style-name="ro4">
          <table:table-cell table:number-columns-repeated="6" table:style-name="ce3"/>
          <table:table-cell office:value-type="float" office:value="35050" table:formula="of:=SUM([.G38:.G43])" table:style-name="ce6">
            <text:p><text:s/>35,050<text:s/></text:p>
          </table:table-cell>
          <table:table-cell office:value-type="float" office:value="71100" table:formula="of:=SUM([.H38:.H43])" table:style-name="ce6">
            <text:p><text:s/>71,100<text:s/></text:p>
          </table:table-cell>
          <table:table-cell table:style-name="ce3"/>
          <table:table-cell office:value-type="float" office:value="2197635" table:formula="of:=SUM([.J38:.J43])" table:style-name="ce6">
            <text:p><text:s/>2,197,635<text:s/></text:p>
          </table:table-cell>
          <table:table-cell office:value-type="float" office:value="4239180" table:formula="of:=SUM([.K38:.K43])" table:style-name="ce6">
            <text:p><text:s/>4,239,180<text:s/></text:p>
          </table:table-cell>
          <table:table-cell table:number-columns-repeated="16373"/>
        </table:table-row>
        <table:table-row table:style-name="ro29">
          <table:table-cell table:number-columns-repeated="8" table:style-name="ce16"/>
          <table:table-cell office:value-type="string" table:style-name="ce253">
            <text:p>W.A. Base Price</text:p>
          </table:table-cell>
          <table:table-cell office:value-type="float" office:value="2.2392857142857143" table:formula="of:=[.J44]/([.G44]*28)" table:style-name="ce17">
            <text:p>2.239285714</text:p>
          </table:table-cell>
          <table:table-cell office:value-type="float" office:value="2.129385171790235" table:formula="of:=[.K44]/([.H44]*28)" table:style-name="ce18">
            <text:p>2.129</text:p>
          </table:table-cell>
          <table:table-cell table:number-columns-repeated="16373"/>
        </table:table-row>
        <table:table-row table:style-name="ro30">
          <table:table-cell table:number-columns-repeated="7" table:style-name="ce3"/>
          <table:table-cell office:value-type="string" table:style-name="ce19">
            <text:p>Gross Receipts Tax</text:p>
          </table:table-cell>
          <table:table-cell table:style-name="ce1"/>
          <table:table-cell office:value-type="percentage" office:value="0.05" table:style-name="ce37">
            <text:p>5%</text:p>
          </table:table-cell>
          <table:table-cell office:value-type="percentage" office:value="0" table:style-name="ce37">
            <text:p>0%</text:p>
          </table:table-cell>
          <table:table-cell table:number-columns-repeated="16373"/>
        </table:table-row>
        <table:table-row table:style-name="ro4">
          <table:table-cell table:number-columns-repeated="7" table:style-name="ce3"/>
          <table:table-cell office:value-type="string" table:style-name="ce3">
            <text:p>Fuel Charge</text:p>
          </table:table-cell>
          <table:table-cell table:style-name="ce3"/>
          <table:table-cell office:value-type="percentage" office:value="2.1999999999999999E-2" table:style-name="ce39">
            <text:p>2.20%</text:p>
          </table:table-cell>
          <table:table-cell office:value-type="percentage" office:value="2.1999999999999999E-2" table:style-name="ce39">
            <text:p>2.20%</text:p>
          </table:table-cell>
          <table:table-cell table:number-columns-repeated="16373"/>
        </table:table-row>
        <table:table-row table:style-name="ro28">
          <table:table-cell table:number-columns-repeated="7" table:style-name="ce3"/>
          <table:table-cell office:value-type="string" table:style-name="ce3">
            <text:p>Surcharges</text:p>
          </table:table-cell>
          <table:table-cell table:style-name="ce3"/>
          <table:table-cell office:value-type="currency" office:value="1.34E-2" table:style-name="ce20">
            <text:p><text:s/>$0.0134<text:s/></text:p>
          </table:table-cell>
          <table:table-cell office:value-type="currency" office:value="1.34E-2" table:style-name="ce20">
            <text:p><text:s/>$0.0134<text:s/></text:p>
          </table:table-cell>
          <table:table-cell table:number-columns-repeated="16373"/>
        </table:table-row>
        <table:table-row table:style-name="ro4">
          <table:table-cell table:number-columns-repeated="7" table:style-name="ce3"/>
          <table:table-cell office:value-type="string" table:style-name="ce2">
            <text:p>Variable Price</text:p>
          </table:table-cell>
          <table:table-cell table:style-name="ce3"/>
          <table:table-cell office:value-type="currency" office:value="2.09" table:style-name="ce21">
            <text:p><text:s/>$2.090<text:s/></text:p>
          </table:table-cell>
          <table:table-cell office:value-type="currency" office:value="1.96" table:style-name="ce21">
            <text:p><text:s/>$1.960<text:s/></text:p>
          </table:table-cell>
          <table:table-cell table:number-columns-repeated="16373"/>
        </table:table-row>
        <table:table-row table:style-name="ro4">
          <table:table-cell table:number-columns-repeated="9" table:style-name="ce3"/>
          <table:table-cell office:value-type="currency" office:value="2.1417940401378468" table:formula="of:=[.J46]*(1+[.J47])/(1-[.J48])+[.J49]" table:style-name="ce21">
            <text:p><text:s/>$2.142<text:s/></text:p>
          </table:table-cell>
          <table:table-cell table:number-columns-repeated="16374" table:style-name="ce3"/>
        </table:table-row>
        <table:table-row table:style-name="ro4">
          <table:table-cell office:value-type="string" table:style-name="ce2">
            <text:p>INTRASTATE</text:p>
          </table:table-cell>
          <table:table-cell table:number-columns-repeated="16383" table:style-name="ce3"/>
        </table:table-row>
        <table:table-row table:style-name="ro4">
          <table:table-cell table:style-name="ce22"/>
          <table:table-cell table:number-columns-repeated="5" table:style-name="ce3"/>
          <table:table-cell table:number-columns-repeated="2" table:style-name="ce23"/>
          <table:table-cell table:number-columns-repeated="16376" table:style-name="ce3"/>
        </table:table-row>
        <table:table-row table:style-name="ro4">
          <table:table-cell office:value-type="string" table:style-name="ce3">
            <text:p>KN Marketing</text:p>
          </table:table-cell>
          <table:table-cell table:style-name="ce3"/>
          <table:table-cell office:value-type="string" table:style-name="ce24">
            <text:p>W.A. Base Price</text:p>
          </table:table-cell>
          <table:table-cell table:style-name="ce3"/>
          <table:table-cell office:value-type="currency" office:value="2.1" table:style-name="ce254">
            <text:p><text:s/>$2.10<text:s/></text:p>
          </table:table-cell>
          <table:table-cell table:style-name="ce3"/>
          <table:table-cell table:style-name="ce25"/>
          <table:table-cell table:style-name="ce26"/>
          <table:table-cell table:number-columns-repeated="16376" table:style-name="ce3"/>
        </table:table-row>
        <table:table-row table:style-name="ro4">
          <table:table-cell table:number-columns-repeated="2" table:style-name="ce3"/>
          <table:table-cell office:value-type="string" table:style-name="ce3">
            <text:p>Gross Receipts Tax</text:p>
          </table:table-cell>
          <table:table-cell table:style-name="ce1"/>
          <table:table-cell office:value-type="percentage" office:value="2.5000000000000001E-2" table:style-name="ce27">
            <text:p>2.50%</text:p>
          </table:table-cell>
          <table:table-cell table:number-columns-repeated="16379" table:style-name="ce3"/>
        </table:table-row>
        <table:table-row table:style-name="ro4">
          <table:table-cell table:number-columns-repeated="2" table:style-name="ce3"/>
          <table:table-cell office:value-type="string" table:style-name="ce2">
            <text:p>Variable Price</text:p>
          </table:table-cell>
          <table:table-cell table:style-name="ce3"/>
          <table:table-cell office:value-type="currency" office:value="2.1524999999999999" table:formula="of:=[.E53]*(1+[.E54])" table:style-name="ce21">
            <text:p><text:s/>$2.153<text:s/></text:p>
          </table:table-cell>
          <table:table-cell table:number-columns-repeated="16379" table:style-name="ce3"/>
        </table:table-row>
        <table:table-row table:number-rows-repeated="1048521" table:style-name="ro4">
          <table:table-cell table:number-columns-repeated="16384"/>
        </table:table-row>
        <table:named-expressions>
          <table:named-range table:name="FuelNames" table:cell-range-address="Fuel.$B$12:Fuel.$B$29" table:base-cell-address="Fuel.$A$1"/>
          <table:named-range table:name="FuelPriceTable" table:cell-range-address="Fuel.$B$12:Fuel.$G$29" table:base-cell-address="Fuel.$A$1"/>
        </table:named-expressions>
      </table:table>
      <table:table table:name="Comp" table:style-name="ta4">
        <table:table-column table:style-name="co5" table:number-columns-repeated="16384" table:default-cell-style-name="ce1"/>
        <table:table-row table:number-rows-repeated="7" table:style-name="ro4">
          <table:table-cell table:number-columns-repeated="16384"/>
        </table:table-row>
        <table:table-row table:style-name="ro4">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office:value-type="float" office:value="14" table:style-name="ce1">
            <text:p>14</text:p>
          </table:table-cell>
          <table:table-cell office:value-type="float" office:value="15" table:style-name="ce1">
            <text:p>15</text:p>
          </table:table-cell>
          <table:table-cell office:value-type="float" office:value="16" table:style-name="ce1">
            <text:p>16</text:p>
          </table:table-cell>
          <table:table-cell office:value-type="float" office:value="17" table:style-name="ce1">
            <text:p>17</text:p>
          </table:table-cell>
          <table:table-cell office:value-type="float" office:value="18" table:style-name="ce1">
            <text:p>18</text:p>
          </table:table-cell>
          <table:table-cell office:value-type="float" office:value="19" table:style-name="ce1">
            <text:p>19</text:p>
          </table:table-cell>
          <table:table-cell office:value-type="float" office:value="20" table:style-name="ce1">
            <text:p>20</text:p>
          </table:table-cell>
          <table:table-cell office:value-type="float" office:value="21" table:style-name="ce1">
            <text:p>21</text:p>
          </table:table-cell>
          <table:table-cell office:value-type="float" office:value="22" table:style-name="ce1">
            <text:p>22</text:p>
          </table:table-cell>
          <table:table-cell office:value-type="float" office:value="23" table:style-name="ce1">
            <text:p>23</text:p>
          </table:table-cell>
          <table:table-cell office:value-type="float" office:value="24" table:style-name="ce1">
            <text:p>24</text:p>
          </table:table-cell>
          <table:table-cell table:number-columns-repeated="16360"/>
        </table:table-row>
        <table:table-row table:style-name="ro4">
          <table:table-cell office:value-type="string" table:style-name="ce1">
            <text:p>Actual</text:p>
          </table:table-cell>
          <table:table-cell table:number-columns-repeated="16383" table:style-name="ce1"/>
        </table:table-row>
        <table:table-row table:style-name="ro4">
          <table:table-cell office:value-type="float" office:value="610" table:style-name="ce1">
            <text:p>610</text:p>
          </table:table-cell>
          <table:table-cell office:value-type="float" office:value="588" table:style-name="ce1">
            <text:p>588</text:p>
          </table:table-cell>
          <table:table-cell office:value-type="float" office:value="577" table:style-name="ce1">
            <text:p>577</text:p>
          </table:table-cell>
          <table:table-cell office:value-type="float" office:value="568" table:style-name="ce1">
            <text:p>568</text:p>
          </table:table-cell>
          <table:table-cell office:value-type="float" office:value="564" table:style-name="ce1">
            <text:p>564</text:p>
          </table:table-cell>
          <table:table-cell office:value-type="float" office:value="580" table:style-name="ce1">
            <text:p>580</text:p>
          </table:table-cell>
          <table:table-cell office:value-type="float" office:value="602" table:style-name="ce1">
            <text:p>602</text:p>
          </table:table-cell>
          <table:table-cell office:value-type="float" office:value="617" table:style-name="ce1">
            <text:p>617</text:p>
          </table:table-cell>
          <table:table-cell office:value-type="float" office:value="645" table:style-name="ce1">
            <text:p>645</text:p>
          </table:table-cell>
          <table:table-cell office:value-type="float" office:value="665" table:style-name="ce1">
            <text:p>665</text:p>
          </table:table-cell>
          <table:table-cell office:value-type="float" office:value="679" table:style-name="ce1">
            <text:p>679</text:p>
          </table:table-cell>
          <table:table-cell office:value-type="float" office:value="679" table:style-name="ce1">
            <text:p>679</text:p>
          </table:table-cell>
          <table:table-cell office:value-type="float" office:value="677" table:style-name="ce1">
            <text:p>677</text:p>
          </table:table-cell>
          <table:table-cell office:value-type="float" office:value="670" table:style-name="ce1">
            <text:p>670</text:p>
          </table:table-cell>
          <table:table-cell office:value-type="float" office:value="661" table:style-name="ce1">
            <text:p>661</text:p>
          </table:table-cell>
          <table:table-cell office:value-type="float" office:value="654" table:style-name="ce1">
            <text:p>654</text:p>
          </table:table-cell>
          <table:table-cell office:value-type="float" office:value="662" table:style-name="ce1">
            <text:p>662</text:p>
          </table:table-cell>
          <table:table-cell office:value-type="float" office:value="720" table:style-name="ce1">
            <text:p>720</text:p>
          </table:table-cell>
          <table:table-cell office:value-type="float" office:value="778" table:style-name="ce1">
            <text:p>778</text:p>
          </table:table-cell>
          <table:table-cell office:value-type="float" office:value="771" table:style-name="ce1">
            <text:p>771</text:p>
          </table:table-cell>
          <table:table-cell office:value-type="float" office:value="768" table:style-name="ce1">
            <text:p>768</text:p>
          </table:table-cell>
          <table:table-cell office:value-type="float" office:value="741" table:style-name="ce1">
            <text:p>741</text:p>
          </table:table-cell>
          <table:table-cell office:value-type="float" office:value="689" table:style-name="ce1">
            <text:p>689</text:p>
          </table:table-cell>
          <table:table-cell office:value-type="float" office:value="629" table:style-name="ce1">
            <text:p>629</text:p>
          </table:table-cell>
          <table:table-cell table:number-columns-repeated="16360"/>
        </table:table-row>
        <table:table-row table:style-name="ro4">
          <table:table-cell office:value-type="string" table:style-name="ce1">
            <text:p>Dispatch</text:p>
          </table:table-cell>
          <table:table-cell table:number-columns-repeated="16383" table:style-name="ce1"/>
        </table:table-row>
        <table:table-row table:style-name="ro4">
          <table:table-cell office:value-type="float" office:value="612" table:style-name="ce1">
            <text:p>612</text:p>
          </table:table-cell>
          <table:table-cell office:value-type="float" office:value="591" table:style-name="ce1">
            <text:p>591</text:p>
          </table:table-cell>
          <table:table-cell office:value-type="float" office:value="580" table:style-name="ce1">
            <text:p>580</text:p>
          </table:table-cell>
          <table:table-cell office:value-type="float" office:value="562" table:style-name="ce1">
            <text:p>562</text:p>
          </table:table-cell>
          <table:table-cell office:value-type="float" office:value="561" table:style-name="ce1">
            <text:p>561</text:p>
          </table:table-cell>
          <table:table-cell office:value-type="float" office:value="571" table:style-name="ce1">
            <text:p>571</text:p>
          </table:table-cell>
          <table:table-cell office:value-type="float" office:value="610" table:style-name="ce1">
            <text:p>610</text:p>
          </table:table-cell>
          <table:table-cell office:value-type="float" office:value="599" table:style-name="ce1">
            <text:p>599</text:p>
          </table:table-cell>
          <table:table-cell office:value-type="float" office:value="622" table:style-name="ce1">
            <text:p>622</text:p>
          </table:table-cell>
          <table:table-cell office:value-type="float" office:value="658" table:style-name="ce1">
            <text:p>658</text:p>
          </table:table-cell>
          <table:table-cell office:value-type="float" office:value="639" table:style-name="ce1">
            <text:p>639</text:p>
          </table:table-cell>
          <table:table-cell office:value-type="float" office:value="667" table:style-name="ce1">
            <text:p>667</text:p>
          </table:table-cell>
          <table:table-cell office:value-type="float" office:value="642" table:style-name="ce1">
            <text:p>642</text:p>
          </table:table-cell>
          <table:table-cell office:value-type="float" office:value="655" table:style-name="ce1">
            <text:p>655</text:p>
          </table:table-cell>
          <table:table-cell office:value-type="float" office:value="642" table:style-name="ce1">
            <text:p>642</text:p>
          </table:table-cell>
          <table:table-cell office:value-type="float" office:value="642" table:style-name="ce1">
            <text:p>642</text:p>
          </table:table-cell>
          <table:table-cell office:value-type="float" office:value="671" table:style-name="ce1">
            <text:p>671</text:p>
          </table:table-cell>
          <table:table-cell office:value-type="float" office:value="755" table:style-name="ce1">
            <text:p>755</text:p>
          </table:table-cell>
          <table:table-cell table:number-columns-repeated="16366" table:style-name="ce1"/>
        </table:table-row>
        <table:table-row table:number-rows-repeated="1048564" table:style-name="ro4">
          <table:table-cell table:number-columns-repeated="16384"/>
        </table:table-row>
      </table:table>
      <table:table table:name="Economics" table:style-name="ta5">
        <table:table-column table:style-name="co34" table:default-cell-style-name="ce78"/>
        <table:table-column table:style-name="co35" table:default-cell-style-name="ce144"/>
        <table:table-column table:style-name="co31" table:default-cell-style-name="ce144"/>
        <table:table-column table:style-name="co36" table:default-cell-style-name="ce144"/>
        <table:table-column table:style-name="co10" table:default-cell-style-name="ce78"/>
        <table:table-column table:style-name="co26" table:default-cell-style-name="ce144"/>
        <table:table-column table:style-name="co8" table:default-cell-style-name="ce144"/>
        <table:table-column table:style-name="co37" table:default-cell-style-name="ce117"/>
        <table:table-column table:style-name="co38" table:default-cell-style-name="ce117"/>
        <table:table-column table:style-name="co12" table:number-columns-repeated="16375" table:default-cell-style-name="ce78"/>
        <table:table-row table:style-name="ro27">
          <table:table-cell table:style-name="ce108"/>
          <table:table-cell office:value-type="string" table:style-name="ce109">
            <text:p>Commodity Revenue (Cost)</text:p>
          </table:table-cell>
          <table:table-cell office:value-type="string" table:style-name="ce109">
            <text:p>Demand Charge</text:p>
          </table:table-cell>
          <table:table-cell office:value-type="string" table:style-name="ce109">
            <text:p>Total</text:p>
          </table:table-cell>
          <table:table-cell office:value-type="string" table:style-name="ce110">
            <text:p>Total Volume</text:p>
          </table:table-cell>
          <table:table-cell office:value-type="string" table:style-name="ce109">
            <text:p>$/Mwhr Commodity Cost</text:p>
          </table:table-cell>
          <table:table-cell office:value-type="string" table:style-name="ce111">
            <text:p>$/Mwhr Total Cost</text:p>
          </table:table-cell>
          <table:table-cell table:number-columns-repeated="2" table:style-name="ce112"/>
          <table:table-cell table:number-columns-repeated="16375" table:style-name="ce113"/>
        </table:table-row>
        <table:table-row table:style-name="ro6">
          <table:table-cell office:value-type="string" table:style-name="ce79">
            <text:p>Purchases</text:p>
          </table:table-cell>
          <table:table-cell table:number-columns-repeated="3" table:style-name="ce114"/>
          <table:table-cell table:style-name="ce115"/>
          <table:table-cell table:style-name="ce114"/>
          <table:table-cell table:style-name="ce116"/>
          <table:table-cell table:number-columns-repeated="2" table:style-name="ce117"/>
          <table:table-cell table:number-columns-repeated="16375"/>
        </table:table-row>
        <table:table-row table:style-name="ro6">
          <table:table-cell office:value-type="string" table:style-name="ce81">
            <text:p>SPS Avg. Cost Est.</text:p>
          </table:table-cell>
          <table:table-cell office:value-type="float" office:value="503175.6" table:formula="of:=([.F3]+0.7)*[.E3]" table:style-name="ce118">
            <text:p>503,175.60</text:p>
          </table:table-cell>
          <table:table-cell office:value-type="float" office:value="123970.79999999999" table:formula="of:=6.8*0.75*[.E3]" table:style-name="ce118">
            <text:p>123,970.80</text:p>
          </table:table-cell>
          <table:table-cell office:value-type="float" office:value="627146.39999999991" table:formula="of:=[.C3]+[.B3]" table:style-name="ce118">
            <text:p>627,146.40</text:p>
          </table:table-cell>
          <table:table-cell office:value-type="float" office:value="24308" table:formula="of:=SUM([Preschedule.B59:.Y59])" table:style-name="ce119">
            <text:p>24,308</text:p>
          </table:table-cell>
          <table:table-cell office:value-type="float" office:value="20" table:style-name="ce118">
            <text:p>20.00</text:p>
          </table:table-cell>
          <table:table-cell office:value-type="float" office:value="0" table:style-name="ce120">
            <text:p>0.00</text:p>
          </table:table-cell>
          <table:table-cell table:number-columns-repeated="2" table:style-name="ce117"/>
          <table:table-cell table:number-columns-repeated="16375"/>
        </table:table-row>
        <table:table-row table:style-name="ro7">
          <table:table-cell office:value-type="string" table:style-name="ce82">
            <text:p>Incremental Purchases</text:p>
          </table:table-cell>
          <table:table-cell table:number-columns-repeated="3" table:style-name="ce121"/>
          <table:table-cell table:style-name="ce115"/>
          <table:table-cell table:style-name="ce121"/>
          <table:table-cell table:style-name="ce80"/>
          <table:table-cell table:number-columns-repeated="2" table:style-name="ce117"/>
          <table:table-cell table:number-columns-repeated="16375"/>
        </table:table-row>
        <table:table-row table:style-name="ro6">
          <table:table-cell office:value-type="string" table:style-name="ce83">
            <text:p>4C Pre</text:p>
          </table:table-cell>
          <table:table-cell office:value-type="float" office:value="0" table:formula="of:=SUM(IF(($$DelPoint= &quot;4C&quot;)*($$DType = &quot;pre&quot;)*(OFFSET($$DelPoint;0;3;ROWS($$DelPoint);24)&lt;0);$$DPrice*OFFSET($$DelPoint;0;3;ROWS($$DelPoint);24);0))" table:number-matrix-columns-spanned="1" table:number-matrix-rows-spanned="1" table:style-name="ce122">
            <text:p>0.00</text:p>
          </table:table-cell>
          <table:table-cell table:style-name="ce122"/>
          <table:table-cell office:value-type="float" office:value="0" table:formula="of:=[.C5]+[.B5]" table:style-name="ce122">
            <text:p>0.00</text:p>
          </table:table-cell>
          <table:table-cell office:value-type="float" office:value="0" table:formula="of:=SUM([Preschedule.B8:.Y8])" table:style-name="ce123">
            <text:p>0</text:p>
          </table:table-cell>
          <table:table-cell office:value-type="float" office:value="0" table:formula="of:=IF([.E5]=0;0;[.B5]/[.E5])" table:style-name="ce122">
            <text:p>0.00</text:p>
          </table:table-cell>
          <table:table-cell office:value-type="float" office:value="0" table:formula="of:=IF([.E5]=0;0;[.D5]/[.E5])" table:style-name="ce124">
            <text:p>0.00</text:p>
          </table:table-cell>
          <table:table-cell table:number-columns-repeated="2" table:style-name="ce117"/>
          <table:table-cell table:number-columns-repeated="16375"/>
        </table:table-row>
        <table:table-row table:style-name="ro6">
          <table:table-cell office:value-type="string" table:style-name="ce83">
            <text:p>4C Balancing</text:p>
          </table:table-cell>
          <table:table-cell office:value-type="float" office:value="0" table:formula="of:=[Balancing.L29]" table:style-name="ce122">
            <text:p>0.00</text:p>
          </table:table-cell>
          <table:table-cell table:style-name="ce122"/>
          <table:table-cell office:value-type="float" office:value="0" table:formula="of:=[.C6]+[.B6]" table:style-name="ce122">
            <text:p>0.00</text:p>
          </table:table-cell>
          <table:table-cell office:value-type="float" office:value="0" table:formula="of:=SUM([Preschedule.B9:.Y9])" table:style-name="ce123">
            <text:p>0</text:p>
          </table:table-cell>
          <table:table-cell office:value-type="float" office:value="0" table:formula="of:=IF([.E6]=0;0;[.B6]/[.E6])" table:style-name="ce122">
            <text:p>0.00</text:p>
          </table:table-cell>
          <table:table-cell office:value-type="float" office:value="0" table:formula="of:=IF([.E6]=0;0;[.D6]/[.E6])" table:style-name="ce124">
            <text:p>0.00</text:p>
          </table:table-cell>
          <table:table-cell table:number-columns-repeated="2" table:style-name="ce117"/>
          <table:table-cell table:number-columns-repeated="16375"/>
        </table:table-row>
        <table:table-row table:style-name="ro6">
          <table:table-cell office:value-type="string" table:style-name="ce83">
            <text:p>4C Realtime</text:p>
          </table:table-cell>
          <table:table-cell office:value-type="float" office:value="0" table:formula="of:=SUM(IF(($$DelPoint= &quot;4C&quot;)*IF(($$DType = &quot;firm&quot;)+($$DType = &quot;econ&quot;)&gt;0;1;0)*(OFFSET($$DelPoint;0;3;ROWS($$DelPoint);24)&lt;0);$$DPrice*OFFSET($$DelPoint;0;3;ROWS($$DelPoint);24);0))" table:number-matrix-columns-spanned="1" table:number-matrix-rows-spanned="1" table:style-name="ce122">
            <text:p>0.00</text:p>
          </table:table-cell>
          <table:table-cell table:style-name="ce122"/>
          <table:table-cell office:value-type="float" office:value="0" table:formula="of:=[.C7]+[.B7]" table:style-name="ce122">
            <text:p>0.00</text:p>
          </table:table-cell>
          <table:table-cell office:value-type="float" office:value="0" table:formula="of:=SUM([Preschedule.B10:.Y10])" table:style-name="ce123">
            <text:p>0</text:p>
          </table:table-cell>
          <table:table-cell office:value-type="float" office:value="0" table:formula="of:=IF([.E7]=0;0;[.B7]/[.E7])" table:style-name="ce122">
            <text:p>0.00</text:p>
          </table:table-cell>
          <table:table-cell office:value-type="float" office:value="0" table:formula="of:=IF([.E7]=0;0;[.D7]/[.E7])" table:style-name="ce124">
            <text:p>0.00</text:p>
          </table:table-cell>
          <table:table-cell table:number-columns-repeated="2" table:style-name="ce117"/>
          <table:table-cell table:number-columns-repeated="16375"/>
        </table:table-row>
        <table:table-row table:style-name="ro6">
          <table:table-cell office:value-type="string" table:style-name="ce85">
            <text:p>PV Pre</text:p>
          </table:table-cell>
          <table:table-cell office:value-type="float" office:value="0" table:formula="of:=SUM(IF(($$DelPoint= &quot;PV&quot;)*($$DType = &quot;pre&quot;)*(OFFSET($$DelPoint;0;3;ROWS($$DelPoint);24)&lt;0);$$DPrice*OFFSET($$DelPoint;0;3;ROWS($$DelPoint);24);0))" table:number-matrix-columns-spanned="1" table:number-matrix-rows-spanned="1" table:style-name="ce125">
            <text:p>#N/A</text:p>
          </table:table-cell>
          <table:table-cell table:style-name="ce125"/>
          <table:table-cell office:value-type="float" office:value="0" table:formula="of:=[.C8]+[.B8]" table:style-name="ce125">
            <text:p>#N/A</text:p>
          </table:table-cell>
          <table:table-cell office:value-type="float" office:value="-1200" table:formula="of:=SUM([Preschedule.B11:.Y11])" table:style-name="ce126">
            <text:p>-1,200</text:p>
          </table:table-cell>
          <table:table-cell office:value-type="float" office:value="0" table:formula="of:=IF([.E8]=0;0;[.B8]/[.E8])" table:style-name="ce125">
            <text:p>#N/A</text:p>
          </table:table-cell>
          <table:table-cell office:value-type="float" office:value="0" table:formula="of:=IF([.E8]=0;0;[.D8]/[.E8])" table:style-name="ce127">
            <text:p>#N/A</text:p>
          </table:table-cell>
          <table:table-cell table:number-columns-repeated="2" table:style-name="ce117"/>
          <table:table-cell table:number-columns-repeated="16375"/>
        </table:table-row>
        <table:table-row table:style-name="ro6">
          <table:table-cell office:value-type="string" table:style-name="ce85">
            <text:p>PV Balancing</text:p>
          </table:table-cell>
          <table:table-cell office:value-type="float" office:value="0" table:formula="of:=[Balancing.D29]" table:style-name="ce125">
            <text:p>0.00</text:p>
          </table:table-cell>
          <table:table-cell table:style-name="ce125"/>
          <table:table-cell office:value-type="float" office:value="0" table:formula="of:=[.C9]+[.B9]" table:style-name="ce125">
            <text:p>0.00</text:p>
          </table:table-cell>
          <table:table-cell office:value-type="float" office:value="0" table:formula="of:=SUM([Preschedule.B12:.Y12])" table:style-name="ce126">
            <text:p>0</text:p>
          </table:table-cell>
          <table:table-cell office:value-type="float" office:value="0" table:formula="of:=IF([.E9]=0;0;[.B9]/[.E9])" table:style-name="ce125">
            <text:p>0.00</text:p>
          </table:table-cell>
          <table:table-cell office:value-type="float" office:value="0" table:formula="of:=IF([.E9]=0;0;[.D9]/[.E9])" table:style-name="ce127">
            <text:p>0.00</text:p>
          </table:table-cell>
          <table:table-cell table:number-columns-repeated="2" table:style-name="ce117"/>
          <table:table-cell table:number-columns-repeated="16375"/>
        </table:table-row>
        <table:table-row table:style-name="ro6">
          <table:table-cell office:value-type="string" table:style-name="ce85">
            <text:p>PV Realtime</text:p>
          </table:table-cell>
          <table:table-cell office:value-type="float" office:value="0" table:formula="of:=SUM(IF(($$DelPoint= &quot;PV&quot;)*IF(($$DType = &quot;firm&quot;)+($$DType = &quot;econ&quot;)&gt;0;1;0)*(OFFSET($$DelPoint;0;3;ROWS($$DelPoint);24)&lt;0);$$DPrice*OFFSET($$DelPoint;0;3;ROWS($$DelPoint);24);0))" table:number-matrix-columns-spanned="1" table:number-matrix-rows-spanned="1" table:style-name="ce125">
            <text:p>0.00</text:p>
          </table:table-cell>
          <table:table-cell table:style-name="ce125"/>
          <table:table-cell office:value-type="float" office:value="0" table:formula="of:=[.C10]+[.B10]" table:style-name="ce125">
            <text:p>0.00</text:p>
          </table:table-cell>
          <table:table-cell office:value-type="float" office:value="0" table:formula="of:=SUM([Preschedule.B14:.Y14])" table:style-name="ce126">
            <text:p>0</text:p>
          </table:table-cell>
          <table:table-cell office:value-type="float" office:value="0" table:formula="of:=IF([.E10]=0;0;[.B10]/[.E10])" table:style-name="ce125">
            <text:p>0.00</text:p>
          </table:table-cell>
          <table:table-cell office:value-type="float" office:value="0" table:formula="of:=IF([.E10]=0;0;[.D10]/[.E10])" table:style-name="ce127">
            <text:p>0.00</text:p>
          </table:table-cell>
          <table:table-cell table:number-columns-repeated="2" table:style-name="ce117"/>
          <table:table-cell table:number-columns-repeated="16375"/>
        </table:table-row>
        <table:table-row table:style-name="ro6">
          <table:table-cell office:value-type="string" table:style-name="ce84">
            <text:p>SPS Pre</text:p>
          </table:table-cell>
          <table:table-cell office:value-type="float" office:value="0" table:formula="of:=SUM(IF(($$DelPoint= &quot;SPS&quot;)*($$DType = &quot;pre&quot;)*(OFFSET($$DelPoint;0;3;ROWS($$DelPoint);24)&lt;0);$$DPrice*OFFSET($$DelPoint;0;3;ROWS($$DelPoint);24);0))" table:number-matrix-columns-spanned="1" table:number-matrix-rows-spanned="1" table:style-name="ce121">
            <text:p>0.00</text:p>
          </table:table-cell>
          <table:table-cell table:style-name="ce121"/>
          <table:table-cell office:value-type="float" office:value="0" table:formula="of:=[.C11]+[.B11]" table:style-name="ce121">
            <text:p>0.00</text:p>
          </table:table-cell>
          <table:table-cell office:value-type="float" office:value="-2222" table:formula="of:=SUM([Preschedule.B18:.Y18])" table:style-name="ce115">
            <text:p>-2,222</text:p>
          </table:table-cell>
          <table:table-cell office:value-type="float" office:value="0" table:formula="of:=IF([.E11]=0;0;[.B11]/[.E11])" table:style-name="ce121">
            <text:p>0.00</text:p>
          </table:table-cell>
          <table:table-cell office:value-type="float" office:value="0" table:formula="of:=IF([.E11]=0;0;[.D11]/[.E11])" table:style-name="ce80">
            <text:p>0.00</text:p>
          </table:table-cell>
          <table:table-cell table:number-columns-repeated="2" table:style-name="ce117"/>
          <table:table-cell table:number-columns-repeated="16375"/>
        </table:table-row>
        <table:table-row table:style-name="ro6">
          <table:table-cell office:value-type="string" table:style-name="ce84">
            <text:p>Artesia Balancing</text:p>
          </table:table-cell>
          <table:table-cell office:value-type="float" office:value="0" table:formula="of:=[Balancing.H29]" table:style-name="ce121">
            <text:p>0.00</text:p>
          </table:table-cell>
          <table:table-cell table:style-name="ce121"/>
          <table:table-cell office:value-type="float" office:value="0" table:formula="of:=[.C12]+[.B12]" table:style-name="ce121">
            <text:p>0.00</text:p>
          </table:table-cell>
          <table:table-cell office:value-type="float" office:value="0" table:formula="of:=SUM([Preschedule.B19:.Y19])" table:style-name="ce115">
            <text:p>0</text:p>
          </table:table-cell>
          <table:table-cell office:value-type="float" office:value="0" table:formula="of:=IF([.E12]=0;0;[.B12]/[.E12])" table:style-name="ce121">
            <text:p>0.00</text:p>
          </table:table-cell>
          <table:table-cell office:value-type="float" office:value="0" table:formula="of:=IF([.E12]=0;0;[.D12]/[.E12])" table:style-name="ce80">
            <text:p>0.00</text:p>
          </table:table-cell>
          <table:table-cell table:number-columns-repeated="2" table:style-name="ce117"/>
          <table:table-cell table:number-columns-repeated="16375"/>
        </table:table-row>
        <table:table-row table:style-name="ro6">
          <table:table-cell office:value-type="string" table:style-name="ce84">
            <text:p>Artesia Realtime</text:p>
          </table:table-cell>
          <table:table-cell office:value-type="float" office:value="0" table:formula="of:=SUM(IF(($$DelPoint= &quot;SPS&quot;)*IF(($$DType = &quot;firm&quot;)+($$DType = &quot;econ&quot;)&gt;0;1;0)*(OFFSET($$DelPoint;0;3;ROWS($$DelPoint);24)&lt;0);$$DPrice*OFFSET($$DelPoint;0;3;ROWS($$DelPoint);24);0))" table:number-matrix-columns-spanned="1" table:number-matrix-rows-spanned="1" table:style-name="ce121">
            <text:p>0.00</text:p>
          </table:table-cell>
          <table:table-cell table:style-name="ce121"/>
          <table:table-cell office:value-type="float" office:value="0" table:formula="of:=[.C13]+[.B13]" table:style-name="ce121">
            <text:p>0.00</text:p>
          </table:table-cell>
          <table:table-cell office:value-type="float" office:value="0" table:formula="of:=SUM([Preschedule.B20:.Y20])" table:style-name="ce115">
            <text:p>0</text:p>
          </table:table-cell>
          <table:table-cell office:value-type="float" office:value="0" table:formula="of:=IF([.E13]=0;0;[.B13]/[.E13])" table:style-name="ce121">
            <text:p>0.00</text:p>
          </table:table-cell>
          <table:table-cell office:value-type="float" office:value="0" table:formula="of:=IF([.E13]=0;0;[.D13]/[.E13])" table:style-name="ce80">
            <text:p>0.00</text:p>
          </table:table-cell>
          <table:table-cell table:number-columns-repeated="2" table:style-name="ce117"/>
          <table:table-cell table:number-columns-repeated="16375"/>
        </table:table-row>
        <table:table-row table:style-name="ro6">
          <table:table-cell table:style-name="ce146"/>
          <table:table-cell table:number-columns-repeated="3" table:style-name="ce128"/>
          <table:table-cell table:style-name="ce129"/>
          <table:table-cell table:style-name="ce128"/>
          <table:table-cell table:style-name="ce130"/>
          <table:table-cell table:number-columns-repeated="2" table:style-name="ce117"/>
          <table:table-cell table:number-columns-repeated="16375"/>
        </table:table-row>
        <table:table-row table:style-name="ro6">
          <table:table-cell office:value-type="string" table:style-name="ce84">
            <text:p>Sales</text:p>
          </table:table-cell>
          <table:table-cell table:number-columns-repeated="3" table:style-name="ce121"/>
          <table:table-cell table:style-name="ce115"/>
          <table:table-cell table:style-name="ce121"/>
          <table:table-cell table:style-name="ce80"/>
          <table:table-cell table:number-columns-repeated="2" table:style-name="ce117"/>
          <table:table-cell table:number-columns-repeated="16375"/>
        </table:table-row>
        <table:table-row table:style-name="ro7">
          <table:table-cell office:value-type="string" table:style-name="ce82">
            <text:p>Incremental Sales</text:p>
          </table:table-cell>
          <table:table-cell table:number-columns-repeated="3" table:style-name="ce121"/>
          <table:table-cell table:style-name="ce115"/>
          <table:table-cell table:style-name="ce121"/>
          <table:table-cell table:style-name="ce80"/>
          <table:table-cell table:number-columns-repeated="2" table:style-name="ce117"/>
          <table:table-cell table:number-columns-repeated="16375"/>
        </table:table-row>
        <table:table-row table:style-name="ro6">
          <table:table-cell office:value-type="string" table:style-name="ce83">
            <text:p>4C Pre</text:p>
          </table:table-cell>
          <table:table-cell office:value-type="float" office:value="0" table:formula="of:=SUM(IF(($$DelPoint= &quot;4C&quot;)*($$DType = &quot;pre&quot;)*(OFFSET($$DelPoint;0;3;ROWS($$DelPoint);24)&gt;0);$$DPrice*OFFSET($$DelPoint;0;3;ROWS($$DelPoint);24);0))" table:number-matrix-columns-spanned="1" table:number-matrix-rows-spanned="1" table:style-name="ce122">
            <text:p>#N/A</text:p>
          </table:table-cell>
          <table:table-cell table:style-name="ce122"/>
          <table:table-cell office:value-type="float" office:value="0" table:formula="of:=[.C17]+[.B17]" table:style-name="ce122">
            <text:p>#N/A</text:p>
          </table:table-cell>
          <table:table-cell office:value-type="float" office:value="680" table:formula="of:=SUM([Preschedule.B25:.Y25])" table:style-name="ce123">
            <text:p>680</text:p>
          </table:table-cell>
          <table:table-cell office:value-type="float" office:value="0" table:formula="of:=IF([.E17]=0;0;[.B17]/[.E17])" table:style-name="ce122">
            <text:p>#N/A</text:p>
          </table:table-cell>
          <table:table-cell office:value-type="float" office:value="0" table:formula="of:=IF([.E17]=0;0;[.D17]/[.E17])" table:style-name="ce124">
            <text:p>#N/A</text:p>
          </table:table-cell>
          <table:table-cell table:number-columns-repeated="2" table:style-name="ce117"/>
          <table:table-cell table:number-columns-repeated="16375"/>
        </table:table-row>
        <table:table-row table:style-name="ro6">
          <table:table-cell office:value-type="string" table:style-name="ce83">
            <text:p>4C Balancing</text:p>
          </table:table-cell>
          <table:table-cell office:value-type="float" office:value="0" table:formula="of:=[Balancing.L30]" table:style-name="ce122">
            <text:p>0.00</text:p>
          </table:table-cell>
          <table:table-cell table:style-name="ce122"/>
          <table:table-cell office:value-type="float" office:value="0" table:formula="of:=[.C18]+[.B18]" table:style-name="ce122">
            <text:p>0.00</text:p>
          </table:table-cell>
          <table:table-cell office:value-type="float" office:value="0" table:formula="of:=SUM([Preschedule.B26:.Y26])" table:style-name="ce123">
            <text:p>0</text:p>
          </table:table-cell>
          <table:table-cell office:value-type="float" office:value="0" table:formula="of:=IF([.E18]=0;0;[.B18]/[.E18])" table:style-name="ce122">
            <text:p>0.00</text:p>
          </table:table-cell>
          <table:table-cell office:value-type="float" office:value="0" table:formula="of:=IF([.E18]=0;0;[.D18]/[.E18])" table:style-name="ce124">
            <text:p>0.00</text:p>
          </table:table-cell>
          <table:table-cell table:number-columns-repeated="2" table:style-name="ce117"/>
          <table:table-cell table:number-columns-repeated="16375"/>
        </table:table-row>
        <table:table-row table:style-name="ro6">
          <table:table-cell office:value-type="string" table:style-name="ce83">
            <text:p>4C Realtime</text:p>
          </table:table-cell>
          <table:table-cell office:value-type="float" office:value="0" table:formula="of:=SUM(IF(($$DelPoint= &quot;4C&quot;)*IF(($$DType = &quot;firm&quot;)+($$DType = &quot;econ&quot;)&gt;0;1;0)*(OFFSET($$DelPoint;0;3;ROWS($$DelPoint);24)&gt;0);$$DPrice*OFFSET($$DelPoint;0;3;ROWS($$DelPoint);24);0))" table:number-matrix-columns-spanned="1" table:number-matrix-rows-spanned="1" table:style-name="ce122">
            <text:p>0.00</text:p>
          </table:table-cell>
          <table:table-cell table:style-name="ce122"/>
          <table:table-cell office:value-type="float" office:value="0" table:formula="of:=[.C19]+[.B19]" table:style-name="ce122">
            <text:p>0.00</text:p>
          </table:table-cell>
          <table:table-cell office:value-type="float" office:value="0" table:formula="of:=SUM([Preschedule.B28:.Y28])" table:style-name="ce123">
            <text:p>0</text:p>
          </table:table-cell>
          <table:table-cell office:value-type="float" office:value="0" table:formula="of:=IF([.E19]=0;0;[.B19]/[.E19])" table:style-name="ce122">
            <text:p>0.00</text:p>
          </table:table-cell>
          <table:table-cell office:value-type="float" office:value="0" table:formula="of:=IF([.E19]=0;0;[.D19]/[.E19])" table:style-name="ce124">
            <text:p>0.00</text:p>
          </table:table-cell>
          <table:table-cell table:number-columns-repeated="2" table:style-name="ce117"/>
          <table:table-cell table:number-columns-repeated="16375"/>
        </table:table-row>
        <table:table-row table:style-name="ro6">
          <table:table-cell office:value-type="string" table:style-name="ce85">
            <text:p>PV Pre</text:p>
          </table:table-cell>
          <table:table-cell office:value-type="float" office:value="0" table:formula="of:=SUM(IF(($$DelPoint= &quot;PV&quot;)*($$DType = &quot;pre&quot;)*(OFFSET($$DelPoint;0;3;ROWS($$DelPoint);24)&gt;0);$$DPrice*OFFSET($$DelPoint;0;3;ROWS($$DelPoint);24);0))" table:number-matrix-columns-spanned="1" table:number-matrix-rows-spanned="1" table:style-name="ce125">
            <text:p>#N/A</text:p>
          </table:table-cell>
          <table:table-cell table:style-name="ce125"/>
          <table:table-cell office:value-type="float" office:value="0" table:formula="of:=[.C20]+[.B20]" table:style-name="ce125">
            <text:p>#N/A</text:p>
          </table:table-cell>
          <table:table-cell office:value-type="float" office:value="1500" table:formula="of:=SUM([Preschedule.B29:.Y29])" table:style-name="ce126">
            <text:p>1,500</text:p>
          </table:table-cell>
          <table:table-cell office:value-type="float" office:value="0" table:formula="of:=IF([.E20]=0;0;[.B20]/[.E20])" table:style-name="ce125">
            <text:p>#N/A</text:p>
          </table:table-cell>
          <table:table-cell office:value-type="float" office:value="0" table:formula="of:=IF([.E20]=0;0;[.D20]/[.E20])" table:style-name="ce127">
            <text:p>#N/A</text:p>
          </table:table-cell>
          <table:table-cell table:number-columns-repeated="2" table:style-name="ce117"/>
          <table:table-cell table:number-columns-repeated="16375"/>
        </table:table-row>
        <table:table-row table:style-name="ro6">
          <table:table-cell office:value-type="string" table:style-name="ce85">
            <text:p>PV Balancing</text:p>
          </table:table-cell>
          <table:table-cell office:value-type="float" office:value="0" table:formula="of:=[Balancing.D30]" table:style-name="ce125">
            <text:p>0.00</text:p>
          </table:table-cell>
          <table:table-cell table:style-name="ce125"/>
          <table:table-cell office:value-type="float" office:value="0" table:formula="of:=[.C21]+[.B21]" table:style-name="ce125">
            <text:p>0.00</text:p>
          </table:table-cell>
          <table:table-cell office:value-type="float" office:value="0" table:formula="of:=SUM([Preschedule.B30:.Y30])" table:style-name="ce126">
            <text:p>0</text:p>
          </table:table-cell>
          <table:table-cell office:value-type="float" office:value="0" table:formula="of:=IF([.E21]=0;0;[.B21]/[.E21])" table:style-name="ce125">
            <text:p>0.00</text:p>
          </table:table-cell>
          <table:table-cell office:value-type="float" office:value="0" table:formula="of:=IF([.E21]=0;0;[.D21]/[.E21])" table:style-name="ce127">
            <text:p>0.00</text:p>
          </table:table-cell>
          <table:table-cell table:number-columns-repeated="2" table:style-name="ce117"/>
          <table:table-cell table:number-columns-repeated="16375"/>
        </table:table-row>
        <table:table-row table:style-name="ro6">
          <table:table-cell office:value-type="string" table:style-name="ce85">
            <text:p>PV Realtime</text:p>
          </table:table-cell>
          <table:table-cell office:value-type="float" office:value="0" table:formula="of:=SUM(IF(($$DelPoint= &quot;PV&quot;)*IF(($$DType = &quot;firm&quot;)+($$DType = &quot;econ&quot;)&gt;0;1;0)*(OFFSET($$DelPoint;0;3;ROWS($$DelPoint);24)&gt;0);$$DPrice*OFFSET($$DelPoint;0;3;ROWS($$DelPoint);24);0))" table:number-matrix-columns-spanned="1" table:number-matrix-rows-spanned="1" table:style-name="ce125">
            <text:p>0.00</text:p>
          </table:table-cell>
          <table:table-cell table:style-name="ce125"/>
          <table:table-cell office:value-type="float" office:value="0" table:formula="of:=[.C22]+[.B22]" table:style-name="ce125">
            <text:p>0.00</text:p>
          </table:table-cell>
          <table:table-cell office:value-type="float" office:value="0" table:formula="of:=SUM([Preschedule.B32:.Y32])" table:style-name="ce126">
            <text:p>0</text:p>
          </table:table-cell>
          <table:table-cell office:value-type="float" office:value="0" table:formula="of:=IF([.E22]=0;0;[.B22]/[.E22])" table:style-name="ce125">
            <text:p>0.00</text:p>
          </table:table-cell>
          <table:table-cell office:value-type="float" office:value="0" table:formula="of:=IF([.E22]=0;0;[.D22]/[.E22])" table:style-name="ce127">
            <text:p>0.00</text:p>
          </table:table-cell>
          <table:table-cell table:number-columns-repeated="2" table:style-name="ce117"/>
          <table:table-cell table:number-columns-repeated="16375"/>
        </table:table-row>
        <table:table-row table:style-name="ro6">
          <table:table-cell office:value-type="string" table:style-name="ce84">
            <text:p>Artesia Pre</text:p>
          </table:table-cell>
          <table:table-cell office:value-type="float" office:value="0" table:formula="of:=SUM(IF(($$DelPoint= &quot;artesia&quot;)*($$DType = &quot;pre&quot;)*(OFFSET($$DelPoint;0;3;ROWS($$DelPoint);24)&gt;0);$$DPrice*OFFSET($$DelPoint;0;3;ROWS($$DelPoint);24);0))" table:number-matrix-columns-spanned="1" table:number-matrix-rows-spanned="1" table:style-name="ce121">
            <text:p>0.00</text:p>
          </table:table-cell>
          <table:table-cell table:style-name="ce121"/>
          <table:table-cell office:value-type="float" office:value="0" table:formula="of:=[.C23]+[.B23]" table:style-name="ce121">
            <text:p>0.00</text:p>
          </table:table-cell>
          <table:table-cell office:value-type="float" office:value="0" table:formula="of:=SUM([Preschedule.B35:.Y35])" table:style-name="ce115">
            <text:p>0</text:p>
          </table:table-cell>
          <table:table-cell office:value-type="float" office:value="0" table:formula="of:=IF([.E23]=0;0;[.B23]/[.E23])" table:style-name="ce121">
            <text:p>0.00</text:p>
          </table:table-cell>
          <table:table-cell office:value-type="float" office:value="0" table:formula="of:=IF([.E23]=0;0;[.D23]/[.E23])" table:style-name="ce80">
            <text:p>0.00</text:p>
          </table:table-cell>
          <table:table-cell table:number-columns-repeated="2" table:style-name="ce117"/>
          <table:table-cell table:number-columns-repeated="16375"/>
        </table:table-row>
        <table:table-row table:style-name="ro6">
          <table:table-cell office:value-type="string" table:style-name="ce84">
            <text:p>Artesia Balancing</text:p>
          </table:table-cell>
          <table:table-cell office:value-type="float" office:value="0" table:formula="of:=[Balancing.H30]" table:style-name="ce121">
            <text:p>0.00</text:p>
          </table:table-cell>
          <table:table-cell table:style-name="ce121"/>
          <table:table-cell office:value-type="float" office:value="0" table:formula="of:=[.C24]+[.B24]" table:style-name="ce121">
            <text:p>0.00</text:p>
          </table:table-cell>
          <table:table-cell office:value-type="float" office:value="0" table:formula="of:=SUM([Preschedule.B36:.Y36])" table:style-name="ce115">
            <text:p>0</text:p>
          </table:table-cell>
          <table:table-cell office:value-type="float" office:value="0" table:formula="of:=IF([.E24]=0;0;[.B24]/[.E24])" table:style-name="ce121">
            <text:p>0.00</text:p>
          </table:table-cell>
          <table:table-cell office:value-type="float" office:value="0" table:formula="of:=IF([.E24]=0;0;[.D24]/[.E24])" table:style-name="ce80">
            <text:p>0.00</text:p>
          </table:table-cell>
          <table:table-cell table:number-columns-repeated="2" table:style-name="ce117"/>
          <table:table-cell table:number-columns-repeated="16375"/>
        </table:table-row>
        <table:table-row table:style-name="ro5">
          <table:table-cell office:value-type="string" table:style-name="ce84">
            <text:p>Artesia Realtime</text:p>
          </table:table-cell>
          <table:table-cell office:value-type="float" office:value="0" table:formula="of:=SUM(IF(($$DelPoint= &quot;artesia&quot;)*IF(($$DType = &quot;firm&quot;)+($$DType = &quot;econ&quot;)&gt;0;1;0)*(OFFSET($$DelPoint;0;3;ROWS($$DelPoint);24)&gt;0);$$DPrice*OFFSET($$DelPoint;0;3;ROWS($$DelPoint);24);0))" table:number-matrix-columns-spanned="1" table:number-matrix-rows-spanned="1" table:style-name="ce121">
            <text:p>0.00</text:p>
          </table:table-cell>
          <table:table-cell table:style-name="ce121"/>
          <table:table-cell office:value-type="float" office:value="0" table:formula="of:=[.C25]+[.B25]" table:style-name="ce121">
            <text:p>0.00</text:p>
          </table:table-cell>
          <table:table-cell office:value-type="float" office:value="0" table:formula="of:=SUM([Preschedule.C37:.Y37])" table:style-name="ce115">
            <text:p>0</text:p>
          </table:table-cell>
          <table:table-cell office:value-type="float" office:value="0" table:formula="of:=IF([.E25]=0;0;[.B25]/[.E25])" table:style-name="ce121">
            <text:p>0.00</text:p>
          </table:table-cell>
          <table:table-cell office:value-type="float" office:value="0" table:formula="of:=IF([.E25]=0;0;[.D25]/[.E25])" table:style-name="ce80">
            <text:p>0.00</text:p>
          </table:table-cell>
          <table:table-cell table:number-columns-repeated="2" table:style-name="ce117"/>
          <table:table-cell table:number-columns-repeated="16375"/>
        </table:table-row>
        <table:table-row table:style-name="ro5">
          <table:table-cell table:style-name="ce146"/>
          <table:table-cell table:number-columns-repeated="3" table:style-name="ce128"/>
          <table:table-cell table:style-name="ce129"/>
          <table:table-cell table:style-name="ce128"/>
          <table:table-cell table:style-name="ce130"/>
          <table:table-cell office:value-type="string" table:style-name="ce131">
            <text:p>Heat</text:p>
          </table:table-cell>
          <table:table-cell office:value-type="string" table:style-name="ce132">
            <text:p>Fuel</text:p>
          </table:table-cell>
          <table:table-cell table:number-columns-repeated="16375"/>
        </table:table-row>
        <table:table-row table:style-name="ro6">
          <table:table-cell office:value-type="string" table:style-name="ce84">
            <text:p>Generation</text:p>
          </table:table-cell>
          <table:table-cell table:number-columns-repeated="3" table:style-name="ce121"/>
          <table:table-cell table:style-name="ce115"/>
          <table:table-cell table:style-name="ce121"/>
          <table:table-cell table:style-name="ce80"/>
          <table:table-cell office:value-type="string" table:style-name="ce133">
            <text:p>Rate</text:p>
          </table:table-cell>
          <table:table-cell office:value-type="string" table:style-name="ce134">
            <text:p>Cost</text:p>
          </table:table-cell>
          <table:table-cell table:number-columns-repeated="16375"/>
        </table:table-row>
        <table:table-row table:style-name="ro6">
          <table:table-cell office:value-type="string" table:style-name="ce84">
            <text:p>4 Corners Unit 4</text:p>
          </table:table-cell>
          <table:table-cell office:value-type="float" office:value="-15676.781120000003" table:formula="of:=-[.F28]*[.E28]" table:style-name="ce121">
            <text:p>-15,676.78</text:p>
          </table:table-cell>
          <table:table-cell table:style-name="ce121"/>
          <table:table-cell office:value-type="float" office:value="-15676.781120000003" table:formula="of:=[.C28]+[.B28]" table:style-name="ce121">
            <text:p>-15,676.78</text:p>
          </table:table-cell>
          <table:table-cell office:value-type="float" office:value="1199" table:formula="of:=SUM([Preschedule.B56:.Y56])" table:style-name="ce115">
            <text:p>1,199</text:p>
          </table:table-cell>
          <table:table-cell office:value-type="float" office:value="13.074880000000002" table:formula="of:=[.H28]*[.I28]" table:style-name="ce121">
            <text:p>13.07</text:p>
          </table:table-cell>
          <table:table-cell office:value-type="float" office:value="13.074880000000002" table:formula="of:=-IF([.E28]=0;0;[.D28]/[.E28])" table:style-name="ce80">
            <text:p>13.07</text:p>
          </table:table-cell>
          <table:table-cell office:value-type="float" office:value="10.057600000000001" table:style-name="ce135">
            <text:p>10.06</text:p>
          </table:table-cell>
          <table:table-cell office:value-type="float" office:value="1.3" table:style-name="ce136">
            <text:p>1.30</text:p>
          </table:table-cell>
          <table:table-cell table:number-columns-repeated="16375"/>
        </table:table-row>
        <table:table-row table:style-name="ro6">
          <table:table-cell office:value-type="string" table:style-name="ce84">
            <text:p>4 Corners Unit 5</text:p>
          </table:table-cell>
          <table:table-cell office:value-type="float" office:value="0" table:formula="of:=-[.F29]*[.E29]" table:style-name="ce121">
            <text:p>0.00</text:p>
          </table:table-cell>
          <table:table-cell table:style-name="ce121"/>
          <table:table-cell office:value-type="float" office:value="0" table:formula="of:=[.C29]+[.B29]" table:style-name="ce121">
            <text:p>0.00</text:p>
          </table:table-cell>
          <table:table-cell office:value-type="float" office:value="0" table:formula="of:=SUM([Preschedule.B57:.Y57])" table:style-name="ce115">
            <text:p>0</text:p>
          </table:table-cell>
          <table:table-cell office:value-type="float" office:value="13.074880000000002" table:formula="of:=[.H29]*[.I29]" table:style-name="ce121">
            <text:p>13.07</text:p>
          </table:table-cell>
          <table:table-cell office:value-type="float" office:value="0" table:formula="of:=-IF([.E29]=0;0;[.D29]/[.E29])" table:style-name="ce80">
            <text:p>0.00</text:p>
          </table:table-cell>
          <table:table-cell office:value-type="float" office:value="10.057600000000001" table:style-name="ce135">
            <text:p>10.06</text:p>
          </table:table-cell>
          <table:table-cell office:value-type="float" office:value="1.3" table:style-name="ce136">
            <text:p>1.30</text:p>
          </table:table-cell>
          <table:table-cell table:number-columns-repeated="16375"/>
        </table:table-row>
        <table:table-row table:style-name="ro6">
          <table:table-cell office:value-type="string" table:style-name="ce84">
            <text:p>PV Unit 1</text:p>
          </table:table-cell>
          <table:table-cell office:value-type="float" office:value="-29425.392" table:formula="of:=-[.F30]*[.E30]" table:style-name="ce121">
            <text:p>-29,425.39</text:p>
          </table:table-cell>
          <table:table-cell table:style-name="ce121"/>
          <table:table-cell office:value-type="float" office:value="-29425.392" table:formula="of:=[.C30]+[.B30]" table:style-name="ce121">
            <text:p>-29,425.39</text:p>
          </table:table-cell>
          <table:table-cell office:value-type="float" office:value="4827" table:formula="of:=SUM([Preschedule.B53:.Y53])" table:style-name="ce115">
            <text:p>4,827</text:p>
          </table:table-cell>
          <table:table-cell office:value-type="float" office:value="6.0960000000000001" table:formula="of:=[.H30]*[.I30]" table:style-name="ce121">
            <text:p>6.10</text:p>
          </table:table-cell>
          <table:table-cell office:value-type="float" office:value="6.0960000000000001" table:formula="of:=-IF([.E30]=0;0;[.D30]/[.E30])" table:style-name="ce80">
            <text:p>6.10</text:p>
          </table:table-cell>
          <table:table-cell office:value-type="float" office:value="10.16" table:style-name="ce135">
            <text:p>10.16</text:p>
          </table:table-cell>
          <table:table-cell office:value-type="float" office:value="0.6" table:style-name="ce136">
            <text:p>0.60</text:p>
          </table:table-cell>
          <table:table-cell table:number-columns-repeated="16375"/>
        </table:table-row>
        <table:table-row table:style-name="ro6">
          <table:table-cell office:value-type="string" table:style-name="ce84">
            <text:p>PV Unit 2</text:p>
          </table:table-cell>
          <table:table-cell office:value-type="float" office:value="-29425.392" table:formula="of:=-[.F31]*[.E31]" table:style-name="ce121">
            <text:p>-29,425.39</text:p>
          </table:table-cell>
          <table:table-cell table:style-name="ce121"/>
          <table:table-cell office:value-type="float" office:value="-29425.392" table:formula="of:=[.C31]+[.B31]" table:style-name="ce121">
            <text:p>-29,425.39</text:p>
          </table:table-cell>
          <table:table-cell office:value-type="float" office:value="4827" table:formula="of:=SUM([Preschedule.B54:.Y54])" table:style-name="ce115">
            <text:p>4,827</text:p>
          </table:table-cell>
          <table:table-cell office:value-type="float" office:value="6.0960000000000001" table:formula="of:=[.H31]*[.I31]" table:style-name="ce121">
            <text:p>6.10</text:p>
          </table:table-cell>
          <table:table-cell office:value-type="float" office:value="6.0960000000000001" table:formula="of:=-IF([.E31]=0;0;[.D31]/[.E31])" table:style-name="ce80">
            <text:p>6.10</text:p>
          </table:table-cell>
          <table:table-cell office:value-type="float" office:value="10.16" table:style-name="ce135">
            <text:p>10.16</text:p>
          </table:table-cell>
          <table:table-cell office:value-type="float" office:value="0.6" table:style-name="ce136">
            <text:p>0.60</text:p>
          </table:table-cell>
          <table:table-cell table:number-columns-repeated="16375"/>
        </table:table-row>
        <table:table-row table:style-name="ro6">
          <table:table-cell office:value-type="string" table:style-name="ce84">
            <text:p>PV Unit 3</text:p>
          </table:table-cell>
          <table:table-cell office:value-type="float" office:value="-29431.488000000001" table:formula="of:=-[.F32]*[.E32]" table:style-name="ce121">
            <text:p>-29,431.49</text:p>
          </table:table-cell>
          <table:table-cell table:style-name="ce121"/>
          <table:table-cell office:value-type="float" office:value="-29431.488000000001" table:formula="of:=[.C32]+[.B32]" table:style-name="ce121">
            <text:p>-29,431.49</text:p>
          </table:table-cell>
          <table:table-cell office:value-type="float" office:value="4828" table:formula="of:=SUM([Preschedule.B55:.Y55])" table:style-name="ce115">
            <text:p>4,828</text:p>
          </table:table-cell>
          <table:table-cell office:value-type="float" office:value="6.0960000000000001" table:formula="of:=[.H32]*[.I32]" table:style-name="ce121">
            <text:p>6.10</text:p>
          </table:table-cell>
          <table:table-cell office:value-type="float" office:value="6.0960000000000001" table:formula="of:=-IF([.E32]=0;0;[.D32]/[.E32])" table:style-name="ce80">
            <text:p>6.10</text:p>
          </table:table-cell>
          <table:table-cell office:value-type="float" office:value="10.16" table:style-name="ce135">
            <text:p>10.16</text:p>
          </table:table-cell>
          <table:table-cell office:value-type="float" office:value="0.6" table:style-name="ce136">
            <text:p>0.60</text:p>
          </table:table-cell>
          <table:table-cell table:number-columns-repeated="16375"/>
        </table:table-row>
        <table:table-row table:style-name="ro6">
          <table:table-cell table:style-name="ce84"/>
          <table:table-cell table:number-columns-repeated="3" table:style-name="ce121"/>
          <table:table-cell table:style-name="ce115"/>
          <table:table-cell table:style-name="ce121"/>
          <table:table-cell table:style-name="ce80"/>
          <table:table-cell table:style-name="ce137"/>
          <table:table-cell table:style-name="ce136"/>
          <table:table-cell table:number-columns-repeated="16375"/>
        </table:table-row>
        <table:table-row table:style-name="ro6">
          <table:table-cell office:value-type="string" table:style-name="ce84">
            <text:p>Newman 1</text:p>
          </table:table-cell>
          <table:table-cell office:value-type="float" office:value="0" table:formula="of:=Gencost([Preschedule.B41:.Y41];OFFSET($$HeatRateStart;1;MATCH([.A34];$$HeatRateNames;0)-1;250;1);[.I34])" table:style-name="ce121">
            <text:p>#NAME?</text:p>
          </table:table-cell>
          <table:table-cell table:style-name="ce121"/>
          <table:table-cell office:value-type="float" office:value="0" table:formula="of:=IF(ISTEXT([.B34]);0;[.C34]+[.B34])" table:style-name="ce121">
            <text:p>#NAME?</text:p>
          </table:table-cell>
          <table:table-cell office:value-type="float" office:value="0" table:formula="of:=SUM([Preschedule.B41:.Y41])" table:style-name="ce115">
            <text:p>0</text:p>
          </table:table-cell>
          <table:table-cell office:value-type="float" office:value="0" table:formula="of:=-IF(OR(ISTEXT([.B34]);[.E34]=0);0;[.B34]/[.E34])" table:style-name="ce121">
            <text:p>0.00</text:p>
          </table:table-cell>
          <table:table-cell office:value-type="float" office:value="0" table:formula="of:=-IF([.E34]=0;0;[.D34]/[.E34])" table:style-name="ce80">
            <text:p>0.00</text:p>
          </table:table-cell>
          <table:table-cell table:style-name="ce137"/>
          <table:table-cell office:value-type="float" office:value="1.96" table:formula="of:=INDEX($$FuelPriceTable;MATCH([.A34];$$FuelNames;0);5)" table:style-name="ce136">
            <text:p>1.96</text:p>
          </table:table-cell>
          <table:table-cell table:number-columns-repeated="16375"/>
        </table:table-row>
        <table:table-row table:style-name="ro6">
          <table:table-cell office:value-type="string" table:style-name="ce84">
            <text:p>Newman 2</text:p>
          </table:table-cell>
          <table:table-cell office:value-type="float" office:value="0" table:formula="of:=Gencost([Preschedule.B42:.Y42];OFFSET($$HeatRateStart;1;MATCH([.A35];$$HeatRateNames;0)-1;250;1);[.I35])" table:style-name="ce121">
            <text:p>#NAME?</text:p>
          </table:table-cell>
          <table:table-cell table:style-name="ce121"/>
          <table:table-cell office:value-type="float" office:value="0" table:formula="of:=IF(ISTEXT([.B35]);0;[.C35]+[.B35])" table:style-name="ce121">
            <text:p>#NAME?</text:p>
          </table:table-cell>
          <table:table-cell office:value-type="float" office:value="930" table:formula="of:=SUM([Preschedule.B42:.Y42])" table:style-name="ce115">
            <text:p>930</text:p>
          </table:table-cell>
          <table:table-cell office:value-type="float" office:value="0" table:formula="of:=-IF(OR(ISTEXT([.B35]);[.E35]=0);0;[.B35]/[.E35])" table:style-name="ce121">
            <text:p>#NAME?</text:p>
          </table:table-cell>
          <table:table-cell office:value-type="float" office:value="0" table:formula="of:=-IF([.E35]=0;0;[.D35]/[.E35])" table:style-name="ce80">
            <text:p>#NAME?</text:p>
          </table:table-cell>
          <table:table-cell table:style-name="ce137"/>
          <table:table-cell office:value-type="float" office:value="1.96" table:style-name="ce136">
            <text:p>1.96</text:p>
          </table:table-cell>
          <table:table-cell table:number-columns-repeated="16375"/>
        </table:table-row>
        <table:table-row table:style-name="ro6">
          <table:table-cell office:value-type="string" table:style-name="ce84">
            <text:p>Newman 3</text:p>
          </table:table-cell>
          <table:table-cell office:value-type="float" office:value="0" table:formula="of:=Gencost([Preschedule.B43:.Y43];OFFSET($$HeatRateStart;1;MATCH([.A36];$$HeatRateNames;0)-1;250;1);[.I36])" table:style-name="ce121">
            <text:p>#NAME?</text:p>
          </table:table-cell>
          <table:table-cell table:style-name="ce121"/>
          <table:table-cell office:value-type="float" office:value="0" table:formula="of:=IF(ISTEXT([.B36]);0;[.C36]+[.B36])" table:style-name="ce121">
            <text:p>#NAME?</text:p>
          </table:table-cell>
          <table:table-cell office:value-type="float" office:value="1151" table:formula="of:=SUM([Preschedule.B43:.Y43])" table:style-name="ce115">
            <text:p>1,151</text:p>
          </table:table-cell>
          <table:table-cell office:value-type="float" office:value="0" table:formula="of:=-IF(OR(ISTEXT([.B36]);[.E36]=0);0;[.B36]/[.E36])" table:style-name="ce121">
            <text:p>#NAME?</text:p>
          </table:table-cell>
          <table:table-cell office:value-type="float" office:value="0" table:formula="of:=-IF([.E36]=0;0;[.D36]/[.E36])" table:style-name="ce80">
            <text:p>#NAME?</text:p>
          </table:table-cell>
          <table:table-cell table:style-name="ce137"/>
          <table:table-cell office:value-type="float" office:value="1.96" table:formula="of:=INDEX($$FuelPriceTable;MATCH([.A36];$$FuelNames;0);5)" table:style-name="ce136">
            <text:p>1.96</text:p>
          </table:table-cell>
          <table:table-cell table:number-columns-repeated="16375"/>
        </table:table-row>
        <table:table-row table:style-name="ro6">
          <table:table-cell office:value-type="string" table:style-name="ce84">
            <text:p>GT 1</text:p>
          </table:table-cell>
          <table:table-cell office:value-type="float" office:value="0" table:formula="of:=Gencost([Preschedule.B44:.Y44];OFFSET($$HeatRateStart;1;MATCH([.A37];$$HeatRateNames;0)-1;250;1);[.I37])" table:style-name="ce121">
            <text:p>#NAME?</text:p>
          </table:table-cell>
          <table:table-cell table:style-name="ce121"/>
          <table:table-cell office:value-type="float" office:value="0" table:formula="of:=IF(ISTEXT([.B37]);0;[.C37]+[.B37])" table:style-name="ce121">
            <text:p>#NAME?</text:p>
          </table:table-cell>
          <table:table-cell office:value-type="float" office:value="120" table:formula="of:=SUM([Preschedule.B44:.Y44])" table:style-name="ce115">
            <text:p>120</text:p>
          </table:table-cell>
          <table:table-cell office:value-type="float" office:value="0" table:formula="of:=-IF(OR(ISTEXT([.B37]);[.E37]=0);0;[.B37]/[.E37])" table:style-name="ce121">
            <text:p>#NAME?</text:p>
          </table:table-cell>
          <table:table-cell office:value-type="float" office:value="0" table:formula="of:=-IF([.E37]=0;0;[.D37]/[.E37])" table:style-name="ce80">
            <text:p>#NAME?</text:p>
          </table:table-cell>
          <table:table-cell table:style-name="ce137"/>
          <table:table-cell office:value-type="float" office:value="1.96" table:formula="of:=INDEX($$FuelPriceTable;MATCH([.A37];$$FuelNames;0);5)" table:style-name="ce136">
            <text:p>1.96</text:p>
          </table:table-cell>
          <table:table-cell table:number-columns-repeated="16375"/>
        </table:table-row>
        <table:table-row table:style-name="ro6">
          <table:table-cell office:value-type="string" table:style-name="ce84">
            <text:p>GT 2</text:p>
          </table:table-cell>
          <table:table-cell office:value-type="float" office:value="0" table:formula="of:=Gencost([Preschedule.B45:.Y45];OFFSET($$HeatRateStart;1;MATCH([.A38];$$HeatRateNames;0)-1;250;1);[.I38])" table:style-name="ce121">
            <text:p>#NAME?</text:p>
          </table:table-cell>
          <table:table-cell table:style-name="ce121"/>
          <table:table-cell office:value-type="float" office:value="0" table:formula="of:=IF(ISTEXT([.B38]);0;[.C38]+[.B38])" table:style-name="ce121">
            <text:p>#NAME?</text:p>
          </table:table-cell>
          <table:table-cell office:value-type="float" office:value="120" table:formula="of:=SUM([Preschedule.B45:.Y45])" table:style-name="ce115">
            <text:p>120</text:p>
          </table:table-cell>
          <table:table-cell office:value-type="float" office:value="0" table:formula="of:=-IF(OR(ISTEXT([.B38]);[.E38]=0);0;[.B38]/[.E38])" table:style-name="ce121">
            <text:p>#NAME?</text:p>
          </table:table-cell>
          <table:table-cell office:value-type="float" office:value="0" table:formula="of:=-IF([.E38]=0;0;[.D38]/[.E38])" table:style-name="ce80">
            <text:p>#NAME?</text:p>
          </table:table-cell>
          <table:table-cell table:style-name="ce137"/>
          <table:table-cell office:value-type="float" office:value="1.96" table:formula="of:=INDEX($$FuelPriceTable;MATCH([.A38];$$FuelNames;0);5)" table:style-name="ce136">
            <text:p>1.96</text:p>
          </table:table-cell>
          <table:table-cell table:number-columns-repeated="16375"/>
        </table:table-row>
        <table:table-row table:style-name="ro6">
          <table:table-cell office:value-type="string" table:style-name="ce84">
            <text:p>GT1+ST1</text:p>
          </table:table-cell>
          <table:table-cell office:value-type="float" office:value="0" table:formula="of:=Gencost([Preschedule.B46:.Y46];OFFSET($$HeatRateStart;1;MATCH([.A39];$$HeatRateNames;0)-1;250;1);[.I39])" table:style-name="ce121">
            <text:p>#NAME?</text:p>
          </table:table-cell>
          <table:table-cell table:style-name="ce121"/>
          <table:table-cell office:value-type="float" office:value="0" table:formula="of:=IF(ISTEXT([.B39]);0;[.C39]+[.B39])" table:style-name="ce121">
            <text:p>#NAME?</text:p>
          </table:table-cell>
          <table:table-cell office:value-type="float" office:value="0" table:formula="of:=SUM([Preschedule.B46:.Y46])" table:style-name="ce115">
            <text:p>0</text:p>
          </table:table-cell>
          <table:table-cell office:value-type="float" office:value="0" table:formula="of:=-IF(OR(ISTEXT([.B39]);[.E39]=0);0;[.B39]/[.E39])" table:style-name="ce121">
            <text:p>0.00</text:p>
          </table:table-cell>
          <table:table-cell office:value-type="float" office:value="0" table:formula="of:=-IF([.E39]=0;0;[.D39]/[.E39])" table:style-name="ce80">
            <text:p>0.00</text:p>
          </table:table-cell>
          <table:table-cell table:style-name="ce137"/>
          <table:table-cell office:value-type="float" office:value="1.96" table:formula="of:=INDEX($$FuelPriceTable;MATCH([.A39];$$FuelNames;0);5)" table:style-name="ce136">
            <text:p>1.96</text:p>
          </table:table-cell>
          <table:table-cell table:number-columns-repeated="16375"/>
        </table:table-row>
        <table:table-row table:style-name="ro6">
          <table:table-cell office:value-type="string" table:style-name="ce84">
            <text:p>GT2+ST1</text:p>
          </table:table-cell>
          <table:table-cell office:value-type="float" office:value="0" table:formula="of:=Gencost([Preschedule.B47:.Y47];OFFSET($$HeatRateStart;1;MATCH([.A40];$$HeatRateNames;0)-1;250;1);[.I40])" table:style-name="ce121">
            <text:p>#NAME?</text:p>
          </table:table-cell>
          <table:table-cell table:style-name="ce121"/>
          <table:table-cell office:value-type="float" office:value="0" table:formula="of:=IF(ISTEXT([.B40]);0;[.C40]+[.B40])" table:style-name="ce121">
            <text:p>#NAME?</text:p>
          </table:table-cell>
          <table:table-cell office:value-type="float" office:value="0" table:formula="of:=SUM([Preschedule.B47:.Y47])" table:style-name="ce115">
            <text:p>0</text:p>
          </table:table-cell>
          <table:table-cell office:value-type="float" office:value="0" table:formula="of:=-IF(OR(ISTEXT([.B40]);[.E40]=0);0;[.B40]/[.E40])" table:style-name="ce121">
            <text:p>0.00</text:p>
          </table:table-cell>
          <table:table-cell office:value-type="float" office:value="0" table:formula="of:=-IF([.E40]=0;0;[.D40]/[.E40])" table:style-name="ce80">
            <text:p>0.00</text:p>
          </table:table-cell>
          <table:table-cell table:style-name="ce137"/>
          <table:table-cell office:value-type="float" office:value="1.96" table:formula="of:=INDEX($$FuelPriceTable;MATCH([.A40];$$FuelNames;0);5)" table:style-name="ce136">
            <text:p>1.96</text:p>
          </table:table-cell>
          <table:table-cell table:number-columns-repeated="16375"/>
        </table:table-row>
        <table:table-row table:style-name="ro6">
          <table:table-cell office:value-type="string" table:style-name="ce84">
            <text:p>Newman 4</text:p>
          </table:table-cell>
          <table:table-cell office:value-type="float" office:value="0" table:formula="of:=Gencost([Preschedule.B48:.Y48];OFFSET($$HeatRateStart;1;MATCH([.A41];$$HeatRateNames;0)-1;250;1);[.I41])" table:style-name="ce121">
            <text:p>#NAME?</text:p>
          </table:table-cell>
          <table:table-cell table:style-name="ce121"/>
          <table:table-cell office:value-type="float" office:value="0" table:formula="of:=IF(ISTEXT([.B41]);0;[.C41]+[.B41])" table:style-name="ce121">
            <text:p>#NAME?</text:p>
          </table:table-cell>
          <table:table-cell office:value-type="float" office:value="2884" table:formula="of:=SUM([Preschedule.B48:.Y48])" table:style-name="ce115">
            <text:p>2,884</text:p>
          </table:table-cell>
          <table:table-cell office:value-type="float" office:value="0" table:formula="of:=-IF(OR(ISTEXT([.B41]);[.E41]=0);0;[.B41]/[.E41])" table:style-name="ce121">
            <text:p>#NAME?</text:p>
          </table:table-cell>
          <table:table-cell office:value-type="float" office:value="0" table:formula="of:=-IF([.E41]=0;0;[.D41]/[.E41])" table:style-name="ce80">
            <text:p>#NAME?</text:p>
          </table:table-cell>
          <table:table-cell table:style-name="ce137"/>
          <table:table-cell office:value-type="float" office:value="1.96" table:style-name="ce136">
            <text:p>1.96</text:p>
          </table:table-cell>
          <table:table-cell table:number-columns-repeated="16375"/>
        </table:table-row>
        <table:table-row table:style-name="ro6">
          <table:table-cell office:value-type="string" table:style-name="ce84">
            <text:p>Copper</text:p>
          </table:table-cell>
          <table:table-cell office:value-type="float" office:value="0" table:formula="of:=Gencost([Preschedule.B49:.Y49];OFFSET($$HeatRateStart;1;MATCH([.A42];$$HeatRateNames;0)-1;250;1);[.I42])" table:style-name="ce121">
            <text:p>#NAME?</text:p>
          </table:table-cell>
          <table:table-cell table:style-name="ce121"/>
          <table:table-cell office:value-type="float" office:value="0" table:formula="of:=IF(ISTEXT([.B42]);0;[.C42]+[.B42])" table:style-name="ce121">
            <text:p>#NAME?</text:p>
          </table:table-cell>
          <table:table-cell office:value-type="float" office:value="0" table:formula="of:=SUM([Preschedule.B49:.Y49])" table:style-name="ce115">
            <text:p>0</text:p>
          </table:table-cell>
          <table:table-cell office:value-type="float" office:value="0" table:formula="of:=-IF(OR(ISTEXT([.B42]);[.E42]=0);0;[.B42]/[.E42])" table:style-name="ce121">
            <text:p>0.00</text:p>
          </table:table-cell>
          <table:table-cell office:value-type="float" office:value="0" table:formula="of:=-IF([.E42]=0;0;[.D42]/[.E42])" table:style-name="ce80">
            <text:p>0.00</text:p>
          </table:table-cell>
          <table:table-cell table:style-name="ce137"/>
          <table:table-cell office:value-type="float" office:value="1.96" table:formula="of:=INDEX($$FuelPriceTable;MATCH([.A42];$$FuelNames;0);5)" table:style-name="ce136">
            <text:p>1.96</text:p>
          </table:table-cell>
          <table:table-cell table:number-columns-repeated="16375"/>
        </table:table-row>
        <table:table-row table:style-name="ro6">
          <table:table-cell office:value-type="string" table:style-name="ce84">
            <text:p>Rio Grande 6</text:p>
          </table:table-cell>
          <table:table-cell office:value-type="float" office:value="0" table:formula="of:=Gencost([Preschedule.B50:.Y50];OFFSET($$HeatRateStart;1;MATCH([.A43];$$HeatRateNames;0)-1;250;1);[.I43])" table:style-name="ce121">
            <text:p>#NAME?</text:p>
          </table:table-cell>
          <table:table-cell table:style-name="ce121"/>
          <table:table-cell office:value-type="float" office:value="0" table:formula="of:=IF(ISTEXT([.B43]);0;[.C43]+[.B43])" table:style-name="ce121">
            <text:p>#NAME?</text:p>
          </table:table-cell>
          <table:table-cell office:value-type="float" office:value="0" table:formula="of:=SUM([Preschedule.B50:.Y50])" table:style-name="ce115">
            <text:p>0</text:p>
          </table:table-cell>
          <table:table-cell office:value-type="float" office:value="0" table:formula="of:=-IF(OR(ISTEXT([.B43]);[.E43]=0);0;[.B43]/[.E43])" table:style-name="ce121">
            <text:p>0.00</text:p>
          </table:table-cell>
          <table:table-cell office:value-type="float" office:value="0" table:formula="of:=-IF([.E43]=0;0;[.D43]/[.E43])" table:style-name="ce80">
            <text:p>0.00</text:p>
          </table:table-cell>
          <table:table-cell table:style-name="ce137"/>
          <table:table-cell office:value-type="float" office:value="2.09" table:formula="of:=INDEX($$FuelPriceTable;MATCH([.A43];$$FuelNames;0);5)" table:style-name="ce136">
            <text:p>2.09</text:p>
          </table:table-cell>
          <table:table-cell table:number-columns-repeated="16375"/>
        </table:table-row>
        <table:table-row table:style-name="ro6">
          <table:table-cell office:value-type="string" table:style-name="ce84">
            <text:p>Rio Grande 7</text:p>
          </table:table-cell>
          <table:table-cell office:value-type="float" office:value="0" table:formula="of:=Gencost([Preschedule.B51:.Y51];OFFSET($$HeatRateStart;1;MATCH([.A44];$$HeatRateNames;0)-1;250;1);[.I44])" table:style-name="ce121">
            <text:p>#NAME?</text:p>
          </table:table-cell>
          <table:table-cell table:style-name="ce121"/>
          <table:table-cell office:value-type="float" office:value="0" table:formula="of:=IF(ISTEXT([.B44]);0;[.C44]+[.B44])" table:style-name="ce121">
            <text:p>#NAME?</text:p>
          </table:table-cell>
          <table:table-cell office:value-type="float" office:value="0" table:formula="of:=SUM([Preschedule.B51:.Y51])" table:style-name="ce115">
            <text:p>0</text:p>
          </table:table-cell>
          <table:table-cell office:value-type="float" office:value="0" table:formula="of:=-IF(OR(ISTEXT([.B44]);[.E44]=0);0;[.B44]/[.E44])" table:style-name="ce121">
            <text:p>0.00</text:p>
          </table:table-cell>
          <table:table-cell office:value-type="float" office:value="0" table:formula="of:=-IF([.E44]=0;0;[.D44]/[.E44])" table:style-name="ce80">
            <text:p>0.00</text:p>
          </table:table-cell>
          <table:table-cell table:style-name="ce137"/>
          <table:table-cell office:value-type="float" office:value="2.09" table:formula="of:=INDEX($$FuelPriceTable;MATCH([.A44];$$FuelNames;0);5)" table:style-name="ce136">
            <text:p>2.09</text:p>
          </table:table-cell>
          <table:table-cell table:number-columns-repeated="16375"/>
        </table:table-row>
        <table:table-row table:style-name="ro5">
          <table:table-cell office:value-type="string" table:style-name="ce84">
            <text:p>Rio Grande 8</text:p>
          </table:table-cell>
          <table:table-cell office:value-type="float" office:value="0" table:formula="of:=Gencost([Preschedule.B52:.Y52];OFFSET($$HeatRateStart;1;MATCH([.A45];$$HeatRateNames;0)-1;250;1);[.I45])" table:style-name="ce121">
            <text:p>#NAME?</text:p>
          </table:table-cell>
          <table:table-cell table:style-name="ce121"/>
          <table:table-cell office:value-type="float" office:value="0" table:formula="of:=IF(ISTEXT([.B45]);0;[.C45]+[.B45])" table:style-name="ce121">
            <text:p>#NAME?</text:p>
          </table:table-cell>
          <table:table-cell office:value-type="float" office:value="0" table:formula="of:=SUM([Preschedule.B52:.Y52])" table:style-name="ce115">
            <text:p>0</text:p>
          </table:table-cell>
          <table:table-cell office:value-type="float" office:value="0" table:formula="of:=-IF(OR(ISTEXT([.B45]);[.E45]=0);0;[.B45]/[.E45])" table:style-name="ce121">
            <text:p>0.00</text:p>
          </table:table-cell>
          <table:table-cell office:value-type="float" office:value="0" table:formula="of:=-IF([.E45]=0;0;[.D45]/[.E45])" table:style-name="ce80">
            <text:p>0.00</text:p>
          </table:table-cell>
          <table:table-cell table:style-name="ce138"/>
          <table:table-cell office:value-type="float" office:value="2.09" table:formula="of:=INDEX($$FuelPriceTable;MATCH([.A45];$$FuelNames;0);5)" table:style-name="ce139">
            <text:p>2.09</text:p>
          </table:table-cell>
          <table:table-cell table:number-columns-repeated="16375"/>
        </table:table-row>
        <table:table-row table:style-name="ro31">
          <table:table-cell table:style-name="ce146"/>
          <table:table-cell table:number-columns-repeated="3" table:style-name="ce128"/>
          <table:table-cell table:style-name="ce129"/>
          <table:table-cell table:style-name="ce128"/>
          <table:table-cell table:style-name="ce130"/>
          <table:table-cell table:number-columns-repeated="2" table:style-name="ce117"/>
          <table:table-cell table:number-columns-repeated="16375"/>
        </table:table-row>
        <table:table-row table:style-name="ro6">
          <table:table-cell office:value-type="string" table:style-name="ce84">
            <text:p>Total</text:p>
          </table:table-cell>
          <table:table-cell office:value-type="float" office:value="0" table:formula="of:=SUM([.B3:.B45])" table:style-name="ce121">
            <text:p>#N/A</text:p>
          </table:table-cell>
          <table:table-cell office:value-type="float" office:value="0" table:formula="of:=SUM([.C5:.C45])" table:style-name="ce121">
            <text:p>0.00</text:p>
          </table:table-cell>
          <table:table-cell office:value-type="float" office:value="0" table:formula="of:=SUM([.D5:.D45];[.B3])" table:style-name="ce121">
            <text:p>#N/A</text:p>
          </table:table-cell>
          <table:table-cell table:style-name="ce115"/>
          <table:table-cell table:style-name="ce121"/>
          <table:table-cell table:style-name="ce80"/>
          <table:table-cell table:number-columns-repeated="2" table:style-name="ce117"/>
          <table:table-cell table:number-columns-repeated="16375"/>
        </table:table-row>
        <table:table-row table:style-name="ro31">
          <table:table-cell table:style-name="ce140"/>
          <table:table-cell table:number-columns-repeated="3" table:style-name="ce141"/>
          <table:table-cell table:style-name="ce142"/>
          <table:table-cell table:style-name="ce141"/>
          <table:table-cell table:style-name="ce143"/>
          <table:table-cell table:number-columns-repeated="2" table:style-name="ce117"/>
          <table:table-cell table:number-columns-repeated="16375"/>
        </table:table-row>
        <table:table-row table:style-name="ro8">
          <table:table-cell table:number-columns-repeated="4"/>
          <table:table-cell table:style-name="ce78"/>
          <table:table-cell table:number-columns-repeated="16379"/>
        </table:table-row>
        <table:table-row table:number-rows-repeated="4" table:style-name="ro7">
          <table:table-cell table:number-columns-repeated="16384"/>
        </table:table-row>
        <table:table-row table:style-name="ro7">
          <table:table-cell table:number-columns-repeated="4"/>
          <table:table-cell table:style-name="ce145"/>
          <table:table-cell table:number-columns-repeated="16379"/>
        </table:table-row>
        <table:table-row table:number-rows-repeated="1048522" table:style-name="ro7">
          <table:table-cell table:number-columns-repeated="16384"/>
        </table:table-row>
      </table:table>
      <table:table table:name="spin_reserve_log_sheet" table:style-name="ta6">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5" table:number-columns-repeated="16380" table:default-cell-style-name="ce1"/>
        <table:table-row table:style-name="ro4">
          <table:table-cell office:value-type="string" table:style-name="ce1">
            <text:p>This log is where we should log any problems with the spin reserves.<text:s text:c="2"/></text:p>
          </table:table-cell>
          <table:table-cell table:number-columns-repeated="16383" table:style-name="ce1"/>
        </table:table-row>
        <table:table-row table:style-name="ro4">
          <table:table-cell office:value-type="string" table:style-name="ce1">
            <text:p>If it falls below 100 we should log who we spoke to and if we tried to buy some power to cover it. Remember you have to buy firm power to cover spin reserve.</text:p>
          </table:table-cell>
          <table:table-cell table:number-columns-repeated="16383" table:style-name="ce1"/>
        </table:table-row>
        <table:table-row table:style-name="ro4">
          <table:table-cell table:number-columns-repeated="16384"/>
        </table:table-row>
        <table:table-row table:style-name="ro4">
          <table:table-cell office:value-type="string" table:style-name="ce406">
            <text:p>Date<text:s/></text:p>
          </table:table-cell>
          <table:table-cell office:value-type="string" table:style-name="ce406">
            <text:p>Actual 4 minute increment that you checked</text:p>
          </table:table-cell>
          <table:table-cell office:value-type="string" table:style-name="ce407">
            <text:p>Name of person you spoke to</text:p>
          </table:table-cell>
          <table:table-cell office:value-type="string" table:style-name="ce407">
            <text:p>Comments <text:s/>( include what spin was when you checked it)</text:p>
          </table:table-cell>
          <table:table-cell table:number-columns-repeated="16380"/>
        </table:table-row>
        <table:table-row table:style-name="ro4">
          <table:table-cell table:style-name="ce408"/>
          <table:table-cell table:style-name="ce457"/>
          <table:table-cell table:number-columns-repeated="2" table:style-name="ce410"/>
          <table:table-cell table:number-columns-repeated="16380"/>
        </table:table-row>
        <table:table-row table:style-name="ro4">
          <table:table-cell office:value-type="date" office:date-value="2000-03-07T00:00:00" table:style-name="ce408">
            <text:p>7/03/2000</text:p>
          </table:table-cell>
          <table:table-cell office:value-type="string" table:style-name="ce409">
            <text:p>El Paso defiecent for He 7 due to loss of Artesia</text:p>
          </table:table-cell>
          <table:table-cell office:value-type="string" table:style-name="ce410">
            <text:p>Frank</text:p>
          </table:table-cell>
          <table:table-cell office:value-type="string" table:style-name="ce410">
            <text:p>Per Tony Soto imports are limited to a total of 335 Mw. Per this direction I<text:s/></text:p>
          </table:table-cell>
          <table:table-cell table:number-columns-repeated="16380"/>
        </table:table-row>
        <table:table-row table:style-name="ro4">
          <table:table-cell table:style-name="ce411"/>
          <table:table-cell office:value-type="string" table:style-name="ce409">
            <text:p>tie.<text:s/></text:p>
          </table:table-cell>
          <table:table-cell table:style-name="ce410"/>
          <table:table-cell office:value-type="string" table:style-name="ce410">
            <text:p>sold off <text:s/>Palo Verde for He 8 to import net of 335Mw. Against my direction</text:p>
          </table:table-cell>
          <table:table-cell table:number-columns-repeated="16380"/>
        </table:table-row>
        <table:table-row table:style-name="ro4">
          <table:table-cell table:style-name="ce477"/>
          <table:table-cell table:style-name="ce409"/>
          <table:table-cell table:style-name="ce410"/>
          <table:table-cell office:value-type="string" table:style-name="ce410">
            <text:p>Frank directed me to cut the sale to 50Mw so he could import the energy.</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3-18T00:00:00" table:style-name="ce408">
            <text:p>18/03/2000</text:p>
          </table:table-cell>
          <table:table-cell office:value-type="string" table:style-name="ce409">
            <text:p>El Paso deficient for HE 11 due to the loss of</text:p>
          </table:table-cell>
          <table:table-cell office:value-type="string" table:style-name="ce410">
            <text:p>Jessie and Ward</text:p>
          </table:table-cell>
          <table:table-cell office:value-type="string" table:style-name="ce410">
            <text:p>Per Jessie at 1015 MST, I had to cut SRP from 50 MW to 25 MW for HE 11 at the half due to the</text:p>
          </table:table-cell>
          <table:table-cell table:number-columns-repeated="16380"/>
        </table:table-row>
        <table:table-row table:style-name="ro4">
          <table:table-cell table:style-name="ce411"/>
          <table:table-cell office:value-type="string" table:style-name="ce409">
            <text:p>GT-2.</text:p>
          </table:table-cell>
          <table:table-cell table:style-name="ce410"/>
          <table:table-cell office:value-type="string" table:style-name="ce410">
            <text:p>loss of GT-1. <text:s/>He instructed me to buy 50 MW intigrated to 25 MW for the remainder</text:p>
          </table:table-cell>
          <table:table-cell table:number-columns-repeated="16380"/>
        </table:table-row>
        <table:table-row table:style-name="ro4">
          <table:table-cell table:style-name="ce411"/>
          <table:table-cell table:style-name="ce409"/>
          <table:table-cell table:style-name="ce410"/>
          <table:table-cell office:value-type="string" table:style-name="ce410">
            <text:p><text:s/>of the HE 11. <text:s/>I baught from LADWP for 70$/MWh at PV. <text:s/>For HE 12, Jessie</text:p>
          </table:table-cell>
          <table:table-cell table:number-columns-repeated="16380"/>
        </table:table-row>
        <table:table-row table:style-name="ro4">
          <table:table-cell table:style-name="ce411"/>
          <table:table-cell table:style-name="ce409"/>
          <table:table-cell table:style-name="ce410"/>
          <table:table-cell office:value-type="string" table:style-name="ce410">
            <text:p>instructed me to buy another 50 MW. <text:s/>I baught 50 MW from PNM at 25$/MWh.</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3-18T00:00:00" table:style-name="ce408">
            <text:p>18/03/2000</text:p>
          </table:table-cell>
          <table:table-cell office:value-type="string" table:style-name="ce409">
            <text:p>El Paso deficient for HE 17 and 18 due to the</text:p>
          </table:table-cell>
          <table:table-cell office:value-type="string" table:style-name="ce410">
            <text:p>Jessie and Ward</text:p>
          </table:table-cell>
          <table:table-cell office:value-type="string" table:style-name="ce410">
            <text:p>Jessie called at 1720 MST and asked if we could buy as much power as possible<text:s text:c="3"/></text:p>
          </table:table-cell>
          <table:table-cell table:number-columns-repeated="16380"/>
        </table:table-row>
        <table:table-row table:style-name="ro4">
          <table:table-cell table:style-name="ce411"/>
          <table:table-cell office:value-type="string" table:style-name="ce409">
            <text:p>loss of 4C#5.</text:p>
          </table:table-cell>
          <table:table-cell table:style-name="ce410"/>
          <table:table-cell office:value-type="string" table:style-name="ce410">
            <text:p>from SPS because 4C#5 just tripped. <text:s/>Called SPS and bought 62 MW intigrated</text:p>
          </table:table-cell>
          <table:table-cell table:number-columns-repeated="16380"/>
        </table:table-row>
        <table:table-row table:style-name="ro4">
          <table:table-cell table:style-name="ce477"/>
          <table:table-cell table:style-name="ce409"/>
          <table:table-cell table:style-name="ce410"/>
          <table:table-cell office:value-type="string" table:style-name="ce410">
            <text:p>to 31 at the half for the remainder of the hour for 100$/MWh. <text:s/>We also bought for</text:p>
          </table:table-cell>
          <table:table-cell table:number-columns-repeated="16380"/>
        </table:table-row>
        <table:table-row table:style-name="ro4">
          <table:table-cell table:style-name="ce411"/>
          <table:table-cell table:style-name="ce409"/>
          <table:table-cell table:style-name="ce410"/>
          <table:table-cell office:value-type="string" table:style-name="ce410">
            <text:p><text:s/>HE 18 62 MW at 38$/MWh.Phil at SPS called at</text:p>
          </table:table-cell>
          <table:table-cell table:number-columns-repeated="16380"/>
        </table:table-row>
        <table:table-row table:style-name="ro4">
          <table:table-cell table:style-name="ce411"/>
          <table:table-cell table:style-name="ce409"/>
          <table:table-cell table:style-name="ce410"/>
          <table:table-cell office:value-type="string" table:style-name="ce410">
            <text:p>1740 MST to tell us that the Eddy Tie just went down and he had to cut the schedule</text:p>
          </table:table-cell>
          <table:table-cell table:number-columns-repeated="16380"/>
        </table:table-row>
        <table:table-row table:style-name="ro4">
          <table:table-cell office:value-type="date" office:date-value="2000-04-28T00:00:00" table:style-name="ce408">
            <text:p>28/04/2000</text:p>
          </table:table-cell>
          <table:table-cell office:value-type="string" table:style-name="ce409">
            <text:p><text:s/>~23:25 just a minute of 40spin and 0 non spin. <text:s/>We were running tight, Phil told me to relax, it will average out OK, and our next hour was looking fine.</text:p>
          </table:table-cell>
          <table:table-cell office:value-type="string" table:style-name="ce410">
            <text:p>Brian</text:p>
          </table:table-cell>
          <table:table-cell office:value-type="string" table:style-name="ce410">
            <text:p>for the hour that we were in. <text:s/>They kept in the 62 MW for HE18.</text:p>
          </table:table-cell>
          <table:table-cell table:number-columns-repeated="16380"/>
        </table:table-row>
        <table:table-row table:style-name="ro4">
          <table:table-cell table:style-name="ce408"/>
          <table:table-cell table:style-name="ce409"/>
          <table:table-cell table:number-columns-repeated="2" table:style-name="ce410"/>
          <table:table-cell table:number-columns-repeated="16380"/>
        </table:table-row>
        <table:table-row table:style-name="ro4">
          <table:table-cell office:value-type="date" office:date-value="2000-07-23T00:00:00" table:style-name="ce408">
            <text:p>23/07/2000</text:p>
          </table:table-cell>
          <table:table-cell office:value-type="string" table:style-name="ce409">
            <text:p>11:25 <text:s/>Only a couple of minutes of spin deficient due to Copper not being able to turn on</text:p>
          </table:table-cell>
          <table:table-cell office:value-type="string" table:style-name="ce410">
            <text:p>Monika and Joe</text:p>
          </table:table-cell>
          <table:table-cell office:value-type="string" table:style-name="ce410">
            <text:p>We discussed of turning Copper on to cover the load for that hour since nobody had anything to sell. Besides Copper was much cheaper than the prices to purchase energy. At the last minute I learned that Copper had trouble getting on and had to buy spin reserves from LADWP for that hour. This helped the spin get back on track</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7-26T00:00:00" table:style-name="ce408">
            <text:p>26/07/2000</text:p>
          </table:table-cell>
          <table:table-cell office:value-type="string" table:style-name="ce409">
            <text:p>HE12,14 couple minutes spin deficient</text:p>
          </table:table-cell>
          <table:table-cell office:value-type="string" table:style-name="ce410">
            <text:p>Leaf to Thomas</text:p>
          </table:table-cell>
          <table:table-cell office:value-type="string" table:style-name="ce410">
            <text:p>Had to buy within the hour 12 and 14 load is rising hot as pistols</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7-26T00:00:00" table:style-name="ce408">
            <text:p>26/07/2000</text:p>
          </table:table-cell>
          <table:table-cell office:value-type="string" table:style-name="ce409">
            <text:p>HE 16,17<text:s/></text:p>
          </table:table-cell>
          <table:table-cell office:value-type="string" table:style-name="ce410">
            <text:p>Leaf to Thomas</text:p>
          </table:table-cell>
          <table:table-cell office:value-type="string" table:style-name="ce410">
            <text:p>Unit tripped</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7-27T00:00:00" table:style-name="ce408">
            <text:p>27/07/2000</text:p>
          </table:table-cell>
          <table:table-cell office:value-type="string" table:style-name="ce409">
            <text:p>HE 10 for about 15-20 minutes</text:p>
          </table:table-cell>
          <table:table-cell office:value-type="string" table:style-name="ce410">
            <text:p>Leaf to Thomas</text:p>
          </table:table-cell>
          <table:table-cell office:value-type="string" table:style-name="ce410">
            <text:p>Load jump, bought from APS @ 20 till 50MW int to a 17</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7-27T00:00:00" table:style-name="ce408">
            <text:p>27/07/2000</text:p>
          </table:table-cell>
          <table:table-cell office:value-type="string" table:style-name="ce409">
            <text:p>HE 11 last 20mins should average out to requirments</text:p>
          </table:table-cell>
          <table:table-cell table:style-name="ce410"/>
          <table:table-cell office:value-type="string" table:style-name="ce410">
            <text:p>77 early in the hour 55 most the hour should be good for the hour<text:s/></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9-09T00:00:00" table:style-name="ce408">
            <text:p>9/09/2000</text:p>
          </table:table-cell>
          <table:table-cell office:value-type="string" table:style-name="ce409">
            <text:p>HE 17 for 10-15 minutes</text:p>
          </table:table-cell>
          <table:table-cell office:value-type="string" table:style-name="ce410">
            <text:p>Leaf to Sal</text:p>
          </table:table-cell>
          <table:table-cell office:value-type="string" table:style-name="ce410">
            <text:p>Newman 4 went down bought from PNM,IID,and LADWP</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9-09T00:00:00" table:style-name="ce408">
            <text:p>9/09/2000</text:p>
          </table:table-cell>
          <table:table-cell office:value-type="string" table:style-name="ce409">
            <text:p>HE 18 part of the hour</text:p>
          </table:table-cell>
          <table:table-cell office:value-type="string" table:style-name="ce410">
            <text:p>Leaf to Tate</text:p>
          </table:table-cell>
          <table:table-cell office:value-type="string" table:style-name="ce410">
            <text:p>Bought from Pac 50MW on the 1/2 to cover the lack Gen guys didn't put the the buy in the scrape after repeated requests but Tate asured me that it would all work out buy the end of the hour.</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9-10T00:00:00" table:style-name="ce408">
            <text:p>10/09/2000</text:p>
          </table:table-cell>
          <table:table-cell office:value-type="string" table:style-name="ce409">
            <text:p>HE 9 10 after to a little after the half</text:p>
          </table:table-cell>
          <table:table-cell office:value-type="string" table:style-name="ce410">
            <text:p>Leaf to ?</text:p>
          </table:table-cell>
          <table:table-cell office:value-type="string" table:style-name="ce410">
            <text:p>Newman 3 not able to handle load shown in the scrape. Cut econ schedules to cover load.</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09-10T00:00:00" table:style-name="ce408">
            <text:p>10/09/2000</text:p>
          </table:table-cell>
          <table:table-cell office:value-type="string" table:style-name="ce409">
            <text:p>HE 10 for about 15 minutes</text:p>
          </table:table-cell>
          <table:table-cell office:value-type="string" table:style-name="ce410">
            <text:p>Leaf to ?</text:p>
          </table:table-cell>
          <table:table-cell office:value-type="string" table:style-name="ce410">
            <text:p>Newman 3 went down started copper to cover load.</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10-04T00:00:00" table:style-name="ce408">
            <text:p>4/10/2000</text:p>
          </table:table-cell>
          <table:table-cell office:value-type="string" table:style-name="ce409">
            <text:p>HE 19 for about 15 minutes</text:p>
          </table:table-cell>
          <table:table-cell office:value-type="string" table:style-name="ce410">
            <text:p>Leaf to Ward</text:p>
          </table:table-cell>
          <table:table-cell office:value-type="string" table:style-name="ce410">
            <text:p>Load jumped a bit and spin dipped to 30 came back up to 54 later in the hour bought from IID to avoid further mishaps.</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11-09T00:00:00" table:style-name="ce408">
            <text:p>9/11/2000</text:p>
          </table:table-cell>
          <table:table-cell office:value-type="string" table:style-name="ce409">
            <text:p>HE 7 last twenty minutes</text:p>
          </table:table-cell>
          <table:table-cell table:style-name="ce410"/>
          <table:table-cell office:value-type="string" table:style-name="ce410">
            <text:p>We were good the first half of the hour then we started to slip. Since we were going to be fat in HE 8 I didn't want to cut the schedules</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11-17T00:00:00" table:style-name="ce408">
            <text:p>17/11/2000</text:p>
          </table:table-cell>
          <table:table-cell office:value-type="string" table:style-name="ce409">
            <text:p>HE 7</text:p>
          </table:table-cell>
          <table:table-cell office:value-type="string" table:style-name="ce410">
            <text:p>Guzman and Thomas</text:p>
          </table:table-cell>
          <table:table-cell office:value-type="string" table:style-name="ce410">
            <text:p>Could not close breaker on Copper, bought 50 mws from LDWP to cover at $225, naturally they got the breaker closed as we ramped into the next hour.</text:p>
          </table:table-cell>
          <table:table-cell table:number-columns-repeated="16380"/>
        </table:table-row>
        <table:table-row table:style-name="ro4">
          <table:table-cell table:style-name="ce411"/>
          <table:table-cell table:style-name="ce409"/>
          <table:table-cell table:number-columns-repeated="2" table:style-name="ce410"/>
          <table:table-cell table:number-columns-repeated="16380"/>
        </table:table-row>
        <table:table-row table:style-name="ro4">
          <table:table-cell office:value-type="date" office:date-value="2000-12-26T00:00:00" table:style-name="ce408">
            <text:p>26/12/2000</text:p>
          </table:table-cell>
          <table:table-cell office:value-type="string" table:style-name="ce409">
            <text:p>HE18</text:p>
          </table:table-cell>
          <table:table-cell office:value-type="string" table:style-name="ce410">
            <text:p>Leaf</text:p>
          </table:table-cell>
          <table:table-cell office:value-type="string" table:style-name="ce410">
            <text:p>Load came up more than expected I didn't cut schedules because I thought that the spin in the first half of the hour would average out to the requirements. Unfortunately load kept jumping.</text:p>
          </table:table-cell>
          <table:table-cell table:number-columns-repeated="16380"/>
        </table:table-row>
        <table:table-row table:number-rows-repeated="334" table:style-name="ro4">
          <table:table-cell table:style-name="ce411"/>
          <table:table-cell table:style-name="ce409"/>
          <table:table-cell table:number-columns-repeated="2" table:style-name="ce410"/>
          <table:table-cell table:number-columns-repeated="16380"/>
        </table:table-row>
        <table:table-row table:number-rows-repeated="110" table:style-name="ro4">
          <table:table-cell table:style-name="ce410"/>
          <table:table-cell table:style-name="ce409"/>
          <table:table-cell table:number-columns-repeated="2" table:style-name="ce410"/>
          <table:table-cell table:number-columns-repeated="16380"/>
        </table:table-row>
        <table:table-row table:number-rows-repeated="1048086" table:style-name="ro4">
          <table:table-cell table:number-columns-repeated="16384"/>
        </table:table-row>
      </table:table>
      <table:table table:name="Balancing" table:style-name="ta4">
        <table:table-column table:style-name="co43" table:default-cell-style-name="ce1"/>
        <table:table-column table:style-name="co13" table:number-columns-repeated="2" table:default-cell-style-name="ce1"/>
        <table:table-column table:style-name="co5" table:default-cell-style-name="ce1"/>
        <table:table-column table:style-name="co43" table:default-cell-style-name="ce1"/>
        <table:table-column table:style-name="co13" table:number-columns-repeated="2" table:default-cell-style-name="ce1"/>
        <table:table-column table:style-name="co44" table:default-cell-style-name="ce1"/>
        <table:table-column table:style-name="co43" table:default-cell-style-name="ce1"/>
        <table:table-column table:style-name="co13" table:number-columns-repeated="2"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3" table:default-cell-style-name="ce1"/>
        <table:table-column table:style-name="co25" table:default-cell-style-name="ce1"/>
        <table:table-column table:style-name="co44" table:default-cell-style-name="ce1"/>
        <table:table-column table:style-name="co5" table:number-columns-repeated="16366" table:default-cell-style-name="ce1"/>
        <table:table-row table:style-name="ro32">
          <table:table-cell office:value-type="string" table:style-name="ce46">
            <text:p>Balancing</text:p>
          </table:table-cell>
          <table:table-cell table:number-columns-repeated="10" table:style-name="ce47"/>
          <table:table-cell table:style-name="ce48"/>
          <table:table-cell table:style-name="ce1"/>
          <table:table-cell office:value-type="string" table:style-name="ce61">
            <text:p>Estimated Load</text:p>
          </table:table-cell>
          <table:table-cell table:number-columns-repeated="3" table:style-name="ce62"/>
          <table:table-cell table:style-name="ce63"/>
          <table:table-cell table:number-columns-repeated="16366"/>
        </table:table-row>
        <table:table-row table:style-name="ro23">
          <table:table-cell office:value-type="string" table:style-name="ce148">
            <text:p>Palo Verde</text:p>
          </table:table-cell>
          <table:table-cell table:style-name="ce147"/>
          <table:table-cell table:style-name="ce99"/>
          <table:table-cell table:style-name="ce100"/>
          <table:table-cell office:value-type="string" table:style-name="ce150">
            <text:p>Artesia</text:p>
          </table:table-cell>
          <table:table-cell table:number-columns-repeated="2" table:style-name="ce86"/>
          <table:table-cell table:style-name="ce87"/>
          <table:table-cell office:value-type="string" table:style-name="ce40">
            <text:p>Four Corners</text:p>
          </table:table-cell>
          <table:table-cell table:number-columns-repeated="2" table:style-name="ce41"/>
          <table:table-cell table:style-name="ce49"/>
          <table:table-cell table:style-name="ce1"/>
          <table:table-cell table:style-name="ce74"/>
          <table:table-cell office:value-type="string" table:style-name="ce59">
            <text:p>Load</text:p>
          </table:table-cell>
          <table:table-cell table:number-columns-repeated="2" table:style-name="ce59"/>
          <table:table-cell office:value-type="string" table:style-name="ce75">
            <text:p>Spin</text:p>
          </table:table-cell>
          <table:table-cell table:number-columns-repeated="16366"/>
        </table:table-row>
        <table:table-row table:style-name="ro1">
          <table:table-cell office:value-type="string" table:style-name="ce149">
            <text:p>Hour</text:p>
          </table:table-cell>
          <table:table-cell office:value-type="string" table:style-name="ce152">
            <text:p>Volume</text:p>
          </table:table-cell>
          <table:table-cell office:value-type="string" table:style-name="ce152">
            <text:p>Price</text:p>
          </table:table-cell>
          <table:table-cell office:value-type="string" table:style-name="ce153">
            <text:p>Position</text:p>
          </table:table-cell>
          <table:table-cell office:value-type="string" table:style-name="ce151">
            <text:p>Hour</text:p>
          </table:table-cell>
          <table:table-cell office:value-type="string" table:style-name="ce154">
            <text:p>Volume</text:p>
          </table:table-cell>
          <table:table-cell office:value-type="string" table:style-name="ce154">
            <text:p>Price</text:p>
          </table:table-cell>
          <table:table-cell office:value-type="string" table:style-name="ce155">
            <text:p>Position</text:p>
          </table:table-cell>
          <table:table-cell office:value-type="string" table:style-name="ce42">
            <text:p>Hour</text:p>
          </table:table-cell>
          <table:table-cell office:value-type="string" table:style-name="ce156">
            <text:p>Volume</text:p>
          </table:table-cell>
          <table:table-cell office:value-type="string" table:style-name="ce156">
            <text:p>Price</text:p>
          </table:table-cell>
          <table:table-cell office:value-type="string" table:style-name="ce157">
            <text:p>Position</text:p>
          </table:table-cell>
          <table:table-cell table:style-name="ce1"/>
          <table:table-cell office:value-type="string" table:style-name="ce64">
            <text:p>Hour</text:p>
          </table:table-cell>
          <table:table-cell office:value-type="string" table:style-name="ce60">
            <text:p>Forecast</text:p>
          </table:table-cell>
          <table:table-cell office:value-type="string" table:style-name="ce60">
            <text:p>CFE</text:p>
          </table:table-cell>
          <table:table-cell office:value-type="string" table:style-name="ce60">
            <text:p>Sum</text:p>
          </table:table-cell>
          <table:table-cell office:value-type="string" table:style-name="ce65">
            <text:p>Reserves</text:p>
          </table:table-cell>
          <table:table-cell table:number-columns-repeated="16366"/>
        </table:table-row>
        <table:table-row table:style-name="ro4">
          <table:table-cell office:value-type="float" office:value="1" table:style-name="ce101">
            <text:p>1</text:p>
          </table:table-cell>
          <table:table-cell table:style-name="ce176"/>
          <table:table-cell table:style-name="ce177"/>
          <table:table-cell table:style-name="ce102"/>
          <table:table-cell office:value-type="float" office:value="1" table:style-name="ce88">
            <text:p>1</text:p>
          </table:table-cell>
          <table:table-cell table:style-name="ce89"/>
          <table:table-cell table:style-name="ce90"/>
          <table:table-cell office:value-type="float" office:value="0" table:formula="of:=[.G4]*[.F4]" table:style-name="ce91"/>
          <table:table-cell office:value-type="float" office:value="1" table:style-name="ce43">
            <text:p>1</text:p>
          </table:table-cell>
          <table:table-cell table:style-name="ce52"/>
          <table:table-cell table:style-name="ce53"/>
          <table:table-cell office:value-type="float" office:value="0" table:formula="of:=[.K4]*[.J4]" table:style-name="ce76"/>
          <table:table-cell table:style-name="ce1"/>
          <table:table-cell office:value-type="float" office:value="1" table:style-name="ce66">
            <text:p>1</text:p>
          </table:table-cell>
          <table:table-cell office:value-type="float" office:value="593.89318010591126" table:style-name="ce420">
            <text:p>593.89</text:p>
          </table:table-cell>
          <table:table-cell table:style-name="ce70"/>
          <table:table-cell office:value-type="float" office:value="593.89318010591126" table:formula="of:=[.P4]+[.O4]" table:style-name="ce58">
            <text:p>593.8931801</text:p>
          </table:table-cell>
          <table:table-cell table:style-name="ce73"/>
          <table:table-cell table:number-columns-repeated="16366"/>
        </table:table-row>
        <table:table-row table:style-name="ro4">
          <table:table-cell office:value-type="float" office:value="2" table:style-name="ce101">
            <text:p>2</text:p>
          </table:table-cell>
          <table:table-cell table:style-name="ce178"/>
          <table:table-cell table:style-name="ce179"/>
          <table:table-cell office:value-type="float" office:value="0" table:formula="of:=[.C5]*[.B5]" table:style-name="ce102"/>
          <table:table-cell office:value-type="float" office:value="2" table:style-name="ce88">
            <text:p>2</text:p>
          </table:table-cell>
          <table:table-cell table:style-name="ce92"/>
          <table:table-cell table:style-name="ce93"/>
          <table:table-cell office:value-type="float" office:value="0" table:formula="of:=[.G5]*[.F5]" table:style-name="ce91"/>
          <table:table-cell office:value-type="float" office:value="2" table:style-name="ce43">
            <text:p>2</text:p>
          </table:table-cell>
          <table:table-cell table:style-name="ce54"/>
          <table:table-cell table:style-name="ce55"/>
          <table:table-cell office:value-type="float" office:value="0" table:formula="of:=[.K5]*[.J5]" table:style-name="ce76"/>
          <table:table-cell table:style-name="ce1"/>
          <table:table-cell office:value-type="float" office:value="2" table:style-name="ce66">
            <text:p>2</text:p>
          </table:table-cell>
          <table:table-cell office:value-type="float" office:value="574.57865593372048" table:style-name="ce421">
            <text:p>574.58</text:p>
          </table:table-cell>
          <table:table-cell table:style-name="ce71"/>
          <table:table-cell office:value-type="float" office:value="574.57865593372048" table:formula="of:=[.P5]+[.O5]" table:style-name="ce58">
            <text:p>574.5786559</text:p>
          </table:table-cell>
          <table:table-cell table:style-name="ce73"/>
          <table:table-cell table:number-columns-repeated="16366"/>
        </table:table-row>
        <table:table-row table:style-name="ro4">
          <table:table-cell office:value-type="float" office:value="3" table:style-name="ce101">
            <text:p>3</text:p>
          </table:table-cell>
          <table:table-cell table:style-name="ce178"/>
          <table:table-cell table:style-name="ce179"/>
          <table:table-cell office:value-type="float" office:value="0" table:formula="of:=[.C6]*[.B6]" table:style-name="ce102"/>
          <table:table-cell office:value-type="float" office:value="3" table:style-name="ce88">
            <text:p>3</text:p>
          </table:table-cell>
          <table:table-cell table:style-name="ce92"/>
          <table:table-cell table:style-name="ce93"/>
          <table:table-cell office:value-type="float" office:value="0" table:formula="of:=[.G6]*[.F6]" table:style-name="ce91"/>
          <table:table-cell office:value-type="float" office:value="3" table:style-name="ce43">
            <text:p>3</text:p>
          </table:table-cell>
          <table:table-cell table:style-name="ce54"/>
          <table:table-cell table:style-name="ce55"/>
          <table:table-cell office:value-type="float" office:value="0" table:formula="of:=[.K6]*[.J6]" table:style-name="ce76"/>
          <table:table-cell table:style-name="ce1"/>
          <table:table-cell office:value-type="float" office:value="3" table:style-name="ce66">
            <text:p>3</text:p>
          </table:table-cell>
          <table:table-cell office:value-type="float" office:value="564.02692684755721" table:style-name="ce421">
            <text:p>564.03</text:p>
          </table:table-cell>
          <table:table-cell table:style-name="ce71"/>
          <table:table-cell office:value-type="float" office:value="564.02692684755721" table:formula="of:=[.P6]+[.O6]" table:style-name="ce58">
            <text:p>564.0269268</text:p>
          </table:table-cell>
          <table:table-cell table:style-name="ce73"/>
          <table:table-cell table:number-columns-repeated="16366"/>
        </table:table-row>
        <table:table-row table:style-name="ro4">
          <table:table-cell office:value-type="float" office:value="4" table:style-name="ce101">
            <text:p>4</text:p>
          </table:table-cell>
          <table:table-cell table:style-name="ce178"/>
          <table:table-cell table:style-name="ce179"/>
          <table:table-cell office:value-type="float" office:value="0" table:formula="of:=[.C7]*[.B7]" table:style-name="ce102"/>
          <table:table-cell office:value-type="float" office:value="4" table:style-name="ce88">
            <text:p>4</text:p>
          </table:table-cell>
          <table:table-cell table:style-name="ce92"/>
          <table:table-cell table:style-name="ce93"/>
          <table:table-cell office:value-type="float" office:value="0" table:formula="of:=[.G7]*[.F7]" table:style-name="ce91"/>
          <table:table-cell office:value-type="float" office:value="4" table:style-name="ce43">
            <text:p>4</text:p>
          </table:table-cell>
          <table:table-cell table:style-name="ce54"/>
          <table:table-cell table:style-name="ce55"/>
          <table:table-cell office:value-type="float" office:value="0" table:formula="of:=[.K7]*[.J7]" table:style-name="ce76"/>
          <table:table-cell table:style-name="ce1"/>
          <table:table-cell office:value-type="float" office:value="4" table:style-name="ce66">
            <text:p>4</text:p>
          </table:table-cell>
          <table:table-cell office:value-type="float" office:value="562.62550295155063" table:style-name="ce421">
            <text:p>562.63</text:p>
          </table:table-cell>
          <table:table-cell table:style-name="ce71"/>
          <table:table-cell office:value-type="float" office:value="562.62550295155063" table:formula="of:=[.P7]+[.O7]" table:style-name="ce58">
            <text:p>562.625503</text:p>
          </table:table-cell>
          <table:table-cell table:style-name="ce73"/>
          <table:table-cell table:number-columns-repeated="16366"/>
        </table:table-row>
        <table:table-row table:style-name="ro4">
          <table:table-cell office:value-type="float" office:value="5" table:style-name="ce101">
            <text:p>5</text:p>
          </table:table-cell>
          <table:table-cell table:style-name="ce178"/>
          <table:table-cell table:style-name="ce179"/>
          <table:table-cell office:value-type="float" office:value="0" table:formula="of:=[.C8]*[.B8]" table:style-name="ce102"/>
          <table:table-cell office:value-type="float" office:value="5" table:style-name="ce88">
            <text:p>5</text:p>
          </table:table-cell>
          <table:table-cell table:style-name="ce92"/>
          <table:table-cell table:style-name="ce93"/>
          <table:table-cell office:value-type="float" office:value="0" table:formula="of:=[.G8]*[.F8]" table:style-name="ce91"/>
          <table:table-cell office:value-type="float" office:value="5" table:style-name="ce43">
            <text:p>5</text:p>
          </table:table-cell>
          <table:table-cell table:style-name="ce54"/>
          <table:table-cell table:style-name="ce55"/>
          <table:table-cell office:value-type="float" office:value="0" table:formula="of:=[.K8]*[.J8]" table:style-name="ce76"/>
          <table:table-cell table:style-name="ce1"/>
          <table:table-cell office:value-type="float" office:value="5" table:style-name="ce66">
            <text:p>5</text:p>
          </table:table-cell>
          <table:table-cell office:value-type="float" office:value="575.53200575993935" table:style-name="ce421">
            <text:p>575.53</text:p>
          </table:table-cell>
          <table:table-cell table:style-name="ce71"/>
          <table:table-cell office:value-type="float" office:value="575.53200575993935" table:formula="of:=[.P8]+[.O8]" table:style-name="ce58">
            <text:p>575.5320058</text:p>
          </table:table-cell>
          <table:table-cell table:style-name="ce73"/>
          <table:table-cell table:number-columns-repeated="16366"/>
        </table:table-row>
        <table:table-row table:style-name="ro4">
          <table:table-cell office:value-type="float" office:value="6" table:style-name="ce101">
            <text:p>6</text:p>
          </table:table-cell>
          <table:table-cell table:style-name="ce178"/>
          <table:table-cell table:style-name="ce179"/>
          <table:table-cell office:value-type="float" office:value="0" table:formula="of:=[.C9]*[.B9]" table:style-name="ce102"/>
          <table:table-cell office:value-type="float" office:value="6" table:style-name="ce88">
            <text:p>6</text:p>
          </table:table-cell>
          <table:table-cell table:style-name="ce92"/>
          <table:table-cell table:style-name="ce93"/>
          <table:table-cell office:value-type="float" office:value="0" table:formula="of:=[.G9]*[.F9]" table:style-name="ce91"/>
          <table:table-cell office:value-type="float" office:value="6" table:style-name="ce43">
            <text:p>6</text:p>
          </table:table-cell>
          <table:table-cell table:style-name="ce54"/>
          <table:table-cell table:style-name="ce55"/>
          <table:table-cell office:value-type="float" office:value="0" table:formula="of:=[.K9]*[.J9]" table:style-name="ce76"/>
          <table:table-cell table:style-name="ce1"/>
          <table:table-cell office:value-type="float" office:value="6" table:style-name="ce66">
            <text:p>6</text:p>
          </table:table-cell>
          <table:table-cell office:value-type="float" office:value="629.09025332605336" table:style-name="ce421">
            <text:p>629.09</text:p>
          </table:table-cell>
          <table:table-cell table:style-name="ce71"/>
          <table:table-cell office:value-type="float" office:value="629.09025332605336" table:formula="of:=[.P9]+[.O9]" table:style-name="ce58">
            <text:p>629.0902533</text:p>
          </table:table-cell>
          <table:table-cell table:style-name="ce73"/>
          <table:table-cell table:number-columns-repeated="16366"/>
        </table:table-row>
        <table:table-row table:style-name="ro4">
          <table:table-cell office:value-type="float" office:value="7" table:style-name="ce101">
            <text:p>7</text:p>
          </table:table-cell>
          <table:table-cell table:style-name="ce178"/>
          <table:table-cell table:style-name="ce179"/>
          <table:table-cell office:value-type="float" office:value="0" table:formula="of:=[.C10]*[.B10]" table:style-name="ce102"/>
          <table:table-cell office:value-type="float" office:value="7" table:style-name="ce88">
            <text:p>7</text:p>
          </table:table-cell>
          <table:table-cell table:style-name="ce92"/>
          <table:table-cell table:style-name="ce93"/>
          <table:table-cell office:value-type="float" office:value="0" table:formula="of:=[.G10]*[.F10]" table:style-name="ce91"/>
          <table:table-cell office:value-type="float" office:value="7" table:style-name="ce43">
            <text:p>7</text:p>
          </table:table-cell>
          <table:table-cell table:style-name="ce54"/>
          <table:table-cell table:style-name="ce55"/>
          <table:table-cell office:value-type="float" office:value="0" table:formula="of:=[.K10]*[.J10]" table:style-name="ce76"/>
          <table:table-cell table:style-name="ce1"/>
          <table:table-cell office:value-type="float" office:value="7" table:style-name="ce66">
            <text:p>7</text:p>
          </table:table-cell>
          <table:table-cell office:value-type="float" office:value="718.67394385190016" table:style-name="ce421">
            <text:p>718.67</text:p>
          </table:table-cell>
          <table:table-cell table:style-name="ce71"/>
          <table:table-cell office:value-type="float" office:value="718.67394385190016" table:formula="of:=[.P10]+[.O10]" table:style-name="ce58">
            <text:p>718.6739439</text:p>
          </table:table-cell>
          <table:table-cell table:style-name="ce73"/>
          <table:table-cell table:number-columns-repeated="16366"/>
        </table:table-row>
        <table:table-row table:style-name="ro4">
          <table:table-cell office:value-type="float" office:value="8" table:style-name="ce101">
            <text:p>8</text:p>
          </table:table-cell>
          <table:table-cell table:style-name="ce178"/>
          <table:table-cell table:style-name="ce179"/>
          <table:table-cell office:value-type="float" office:value="0" table:formula="of:=[.C11]*[.B11]" table:style-name="ce102"/>
          <table:table-cell office:value-type="float" office:value="8" table:style-name="ce88">
            <text:p>8</text:p>
          </table:table-cell>
          <table:table-cell table:style-name="ce92"/>
          <table:table-cell table:style-name="ce93"/>
          <table:table-cell office:value-type="float" office:value="0" table:formula="of:=[.G11]*[.F11]" table:style-name="ce91"/>
          <table:table-cell office:value-type="float" office:value="8" table:style-name="ce43">
            <text:p>8</text:p>
          </table:table-cell>
          <table:table-cell table:style-name="ce54"/>
          <table:table-cell table:style-name="ce55"/>
          <table:table-cell office:value-type="float" office:value="0" table:formula="of:=[.K11]*[.J11]" table:style-name="ce76"/>
          <table:table-cell table:style-name="ce1"/>
          <table:table-cell office:value-type="float" office:value="8" table:style-name="ce66">
            <text:p>8</text:p>
          </table:table-cell>
          <table:table-cell office:value-type="float" office:value="786.79306244029954" table:style-name="ce421">
            <text:p>786.79</text:p>
          </table:table-cell>
          <table:table-cell table:style-name="ce71"/>
          <table:table-cell office:value-type="float" office:value="786.79306244029954" table:formula="of:=[.P11]+[.O11]" table:style-name="ce58">
            <text:p>786.7930624</text:p>
          </table:table-cell>
          <table:table-cell table:style-name="ce73"/>
          <table:table-cell table:number-columns-repeated="16366"/>
        </table:table-row>
        <table:table-row table:style-name="ro4">
          <table:table-cell office:value-type="float" office:value="9" table:style-name="ce101">
            <text:p>9</text:p>
          </table:table-cell>
          <table:table-cell table:style-name="ce178"/>
          <table:table-cell table:style-name="ce179"/>
          <table:table-cell table:style-name="ce102"/>
          <table:table-cell office:value-type="float" office:value="9" table:style-name="ce88">
            <text:p>9</text:p>
          </table:table-cell>
          <table:table-cell table:style-name="ce92"/>
          <table:table-cell table:style-name="ce93"/>
          <table:table-cell office:value-type="float" office:value="0" table:formula="of:=[.G12]*[.F12]" table:style-name="ce91"/>
          <table:table-cell office:value-type="float" office:value="9" table:style-name="ce43">
            <text:p>9</text:p>
          </table:table-cell>
          <table:table-cell table:style-name="ce54"/>
          <table:table-cell table:style-name="ce55"/>
          <table:table-cell office:value-type="float" office:value="0" table:formula="of:=[.K12]*[.J12]" table:style-name="ce76"/>
          <table:table-cell table:style-name="ce1"/>
          <table:table-cell office:value-type="float" office:value="9" table:style-name="ce66">
            <text:p>9</text:p>
          </table:table-cell>
          <table:table-cell office:value-type="float" office:value="824.48557372865457" table:style-name="ce421">
            <text:p>824.49</text:p>
          </table:table-cell>
          <table:table-cell table:style-name="ce71"/>
          <table:table-cell office:value-type="float" office:value="824.48557372865457" table:formula="of:=[.P12]+[.O12]" table:style-name="ce58">
            <text:p>824.4855737</text:p>
          </table:table-cell>
          <table:table-cell table:style-name="ce73"/>
          <table:table-cell table:number-columns-repeated="16366"/>
        </table:table-row>
        <table:table-row table:style-name="ro4">
          <table:table-cell office:value-type="float" office:value="10" table:style-name="ce101">
            <text:p>10</text:p>
          </table:table-cell>
          <table:table-cell table:style-name="ce178"/>
          <table:table-cell table:style-name="ce179"/>
          <table:table-cell table:style-name="ce102"/>
          <table:table-cell office:value-type="float" office:value="10" table:style-name="ce88">
            <text:p>10</text:p>
          </table:table-cell>
          <table:table-cell table:style-name="ce92"/>
          <table:table-cell table:style-name="ce93"/>
          <table:table-cell office:value-type="float" office:value="0" table:formula="of:=[.G13]*[.F13]" table:style-name="ce91"/>
          <table:table-cell office:value-type="float" office:value="10" table:style-name="ce43">
            <text:p>10</text:p>
          </table:table-cell>
          <table:table-cell table:style-name="ce54"/>
          <table:table-cell table:style-name="ce55"/>
          <table:table-cell office:value-type="float" office:value="0" table:formula="of:=[.K13]*[.J13]" table:style-name="ce76"/>
          <table:table-cell table:style-name="ce1"/>
          <table:table-cell office:value-type="float" office:value="10" table:style-name="ce66">
            <text:p>10</text:p>
          </table:table-cell>
          <table:table-cell office:value-type="float" office:value="846.24231745706504" table:style-name="ce421">
            <text:p>846.24</text:p>
          </table:table-cell>
          <table:table-cell table:style-name="ce71"/>
          <table:table-cell office:value-type="float" office:value="846.24231745706504" table:formula="of:=[.P13]+[.O13]" table:style-name="ce58">
            <text:p>846.2423175</text:p>
          </table:table-cell>
          <table:table-cell table:style-name="ce73"/>
          <table:table-cell table:number-columns-repeated="16366"/>
        </table:table-row>
        <table:table-row table:style-name="ro4">
          <table:table-cell office:value-type="float" office:value="11" table:style-name="ce101">
            <text:p>11</text:p>
          </table:table-cell>
          <table:table-cell table:style-name="ce178"/>
          <table:table-cell table:style-name="ce179"/>
          <table:table-cell table:style-name="ce102"/>
          <table:table-cell office:value-type="float" office:value="11" table:style-name="ce88">
            <text:p>11</text:p>
          </table:table-cell>
          <table:table-cell table:style-name="ce92"/>
          <table:table-cell table:style-name="ce93"/>
          <table:table-cell office:value-type="float" office:value="0" table:formula="of:=[.G14]*[.F14]" table:style-name="ce91"/>
          <table:table-cell office:value-type="float" office:value="11" table:style-name="ce43">
            <text:p>11</text:p>
          </table:table-cell>
          <table:table-cell table:style-name="ce54"/>
          <table:table-cell table:style-name="ce55"/>
          <table:table-cell office:value-type="float" office:value="0" table:formula="of:=[.K14]*[.J14]" table:style-name="ce76"/>
          <table:table-cell table:style-name="ce1"/>
          <table:table-cell office:value-type="float" office:value="11" table:style-name="ce66">
            <text:p>11</text:p>
          </table:table-cell>
          <table:table-cell office:value-type="float" office:value="860.71781850104651" table:style-name="ce421">
            <text:p>860.72</text:p>
          </table:table-cell>
          <table:table-cell table:style-name="ce71"/>
          <table:table-cell office:value-type="float" office:value="860.71781850104651" table:formula="of:=[.P14]+[.O14]" table:style-name="ce58">
            <text:p>860.7178185</text:p>
          </table:table-cell>
          <table:table-cell table:style-name="ce73"/>
          <table:table-cell table:number-columns-repeated="16366"/>
        </table:table-row>
        <table:table-row table:style-name="ro4">
          <table:table-cell office:value-type="float" office:value="12" table:style-name="ce101">
            <text:p>12</text:p>
          </table:table-cell>
          <table:table-cell table:style-name="ce178"/>
          <table:table-cell table:style-name="ce179"/>
          <table:table-cell table:style-name="ce102"/>
          <table:table-cell office:value-type="float" office:value="12" table:style-name="ce88">
            <text:p>12</text:p>
          </table:table-cell>
          <table:table-cell table:style-name="ce92"/>
          <table:table-cell table:style-name="ce93"/>
          <table:table-cell office:value-type="float" office:value="0" table:formula="of:=[.G15]*[.F15]" table:style-name="ce91"/>
          <table:table-cell office:value-type="float" office:value="12" table:style-name="ce43">
            <text:p>12</text:p>
          </table:table-cell>
          <table:table-cell table:style-name="ce54"/>
          <table:table-cell table:style-name="ce55"/>
          <table:table-cell office:value-type="float" office:value="0" table:formula="of:=[.K15]*[.J15]" table:style-name="ce76"/>
          <table:table-cell table:style-name="ce1"/>
          <table:table-cell office:value-type="float" office:value="12" table:style-name="ce66">
            <text:p>12</text:p>
          </table:table-cell>
          <table:table-cell office:value-type="float" office:value="860.74881249733164" table:style-name="ce421">
            <text:p>860.75</text:p>
          </table:table-cell>
          <table:table-cell table:style-name="ce71"/>
          <table:table-cell office:value-type="float" office:value="860.74881249733164" table:formula="of:=[.P15]+[.O15]" table:style-name="ce58">
            <text:p>860.7488125</text:p>
          </table:table-cell>
          <table:table-cell table:style-name="ce73"/>
          <table:table-cell table:number-columns-repeated="16366"/>
        </table:table-row>
        <table:table-row table:style-name="ro4">
          <table:table-cell office:value-type="float" office:value="13" table:style-name="ce101">
            <text:p>13</text:p>
          </table:table-cell>
          <table:table-cell table:style-name="ce178"/>
          <table:table-cell table:style-name="ce179"/>
          <table:table-cell table:style-name="ce102"/>
          <table:table-cell office:value-type="float" office:value="13" table:style-name="ce88">
            <text:p>13</text:p>
          </table:table-cell>
          <table:table-cell table:style-name="ce92"/>
          <table:table-cell table:style-name="ce93"/>
          <table:table-cell office:value-type="float" office:value="0" table:formula="of:=[.G16]*[.F16]" table:style-name="ce91"/>
          <table:table-cell office:value-type="float" office:value="13" table:style-name="ce43">
            <text:p>13</text:p>
          </table:table-cell>
          <table:table-cell table:style-name="ce54"/>
          <table:table-cell table:style-name="ce55"/>
          <table:table-cell office:value-type="float" office:value="0" table:formula="of:=[.K16]*[.J16]" table:style-name="ce76"/>
          <table:table-cell table:style-name="ce1"/>
          <table:table-cell office:value-type="float" office:value="13" table:style-name="ce66">
            <text:p>13</text:p>
          </table:table-cell>
          <table:table-cell office:value-type="float" office:value="857.47958682067258" table:style-name="ce421">
            <text:p>857.48</text:p>
          </table:table-cell>
          <table:table-cell table:style-name="ce71"/>
          <table:table-cell office:value-type="float" office:value="857.47958682067258" table:formula="of:=[.P16]+[.O16]" table:style-name="ce58">
            <text:p>857.4795868</text:p>
          </table:table-cell>
          <table:table-cell table:style-name="ce73"/>
          <table:table-cell table:number-columns-repeated="16366"/>
        </table:table-row>
        <table:table-row table:style-name="ro4">
          <table:table-cell office:value-type="float" office:value="14" table:style-name="ce101">
            <text:p>14</text:p>
          </table:table-cell>
          <table:table-cell table:style-name="ce178"/>
          <table:table-cell table:style-name="ce179"/>
          <table:table-cell table:style-name="ce102"/>
          <table:table-cell office:value-type="float" office:value="14" table:style-name="ce88">
            <text:p>14</text:p>
          </table:table-cell>
          <table:table-cell table:style-name="ce92"/>
          <table:table-cell table:style-name="ce93"/>
          <table:table-cell office:value-type="float" office:value="0" table:formula="of:=[.G17]*[.F17]" table:style-name="ce91"/>
          <table:table-cell office:value-type="float" office:value="14" table:style-name="ce43">
            <text:p>14</text:p>
          </table:table-cell>
          <table:table-cell table:style-name="ce54"/>
          <table:table-cell table:style-name="ce55"/>
          <table:table-cell office:value-type="float" office:value="0" table:formula="of:=[.K17]*[.J17]" table:style-name="ce76"/>
          <table:table-cell table:style-name="ce1"/>
          <table:table-cell office:value-type="float" office:value="14" table:style-name="ce66">
            <text:p>14</text:p>
          </table:table-cell>
          <table:table-cell office:value-type="float" office:value="858.39661603229365" table:style-name="ce421">
            <text:p>858.40</text:p>
          </table:table-cell>
          <table:table-cell table:style-name="ce71"/>
          <table:table-cell office:value-type="float" office:value="858.39661603229365" table:formula="of:=[.P17]+[.O17]" table:style-name="ce58">
            <text:p>858.396616</text:p>
          </table:table-cell>
          <table:table-cell table:style-name="ce73"/>
          <table:table-cell table:number-columns-repeated="16366"/>
        </table:table-row>
        <table:table-row table:style-name="ro4">
          <table:table-cell office:value-type="float" office:value="15" table:style-name="ce101">
            <text:p>15</text:p>
          </table:table-cell>
          <table:table-cell table:style-name="ce178"/>
          <table:table-cell table:style-name="ce179"/>
          <table:table-cell table:style-name="ce102"/>
          <table:table-cell office:value-type="float" office:value="15" table:style-name="ce88">
            <text:p>15</text:p>
          </table:table-cell>
          <table:table-cell table:style-name="ce92"/>
          <table:table-cell table:style-name="ce93"/>
          <table:table-cell office:value-type="float" office:value="0" table:formula="of:=[.G18]*[.F18]" table:style-name="ce91"/>
          <table:table-cell office:value-type="float" office:value="15" table:style-name="ce43">
            <text:p>15</text:p>
          </table:table-cell>
          <table:table-cell table:style-name="ce54"/>
          <table:table-cell table:style-name="ce55"/>
          <table:table-cell office:value-type="float" office:value="0" table:formula="of:=[.K18]*[.J18]" table:style-name="ce76"/>
          <table:table-cell table:style-name="ce1"/>
          <table:table-cell office:value-type="float" office:value="15" table:style-name="ce66">
            <text:p>15</text:p>
          </table:table-cell>
          <table:table-cell office:value-type="float" office:value="852.07609176920209" table:style-name="ce421">
            <text:p>852.08</text:p>
          </table:table-cell>
          <table:table-cell table:style-name="ce71"/>
          <table:table-cell office:value-type="float" office:value="852.07609176920209" table:formula="of:=[.P18]+[.O18]" table:style-name="ce58">
            <text:p>852.0760918</text:p>
          </table:table-cell>
          <table:table-cell table:style-name="ce73"/>
          <table:table-cell table:number-columns-repeated="16366"/>
        </table:table-row>
        <table:table-row table:style-name="ro4">
          <table:table-cell office:value-type="float" office:value="16" table:style-name="ce101">
            <text:p>16</text:p>
          </table:table-cell>
          <table:table-cell table:style-name="ce178"/>
          <table:table-cell table:style-name="ce179"/>
          <table:table-cell table:style-name="ce102"/>
          <table:table-cell office:value-type="float" office:value="16" table:style-name="ce88">
            <text:p>16</text:p>
          </table:table-cell>
          <table:table-cell table:style-name="ce92"/>
          <table:table-cell table:style-name="ce93"/>
          <table:table-cell office:value-type="float" office:value="0" table:formula="of:=[.G19]*[.F19]" table:style-name="ce91"/>
          <table:table-cell office:value-type="float" office:value="16" table:style-name="ce43">
            <text:p>16</text:p>
          </table:table-cell>
          <table:table-cell table:style-name="ce54"/>
          <table:table-cell table:style-name="ce55"/>
          <table:table-cell office:value-type="float" office:value="0" table:formula="of:=[.K19]*[.J19]" table:style-name="ce76"/>
          <table:table-cell table:style-name="ce1"/>
          <table:table-cell office:value-type="float" office:value="16" table:style-name="ce66">
            <text:p>16</text:p>
          </table:table-cell>
          <table:table-cell office:value-type="float" office:value="839.57061572688258" table:style-name="ce421">
            <text:p>839.57</text:p>
          </table:table-cell>
          <table:table-cell table:style-name="ce71"/>
          <table:table-cell office:value-type="float" office:value="839.57061572688258" table:formula="of:=[.P19]+[.O19]" table:style-name="ce58">
            <text:p>839.5706157</text:p>
          </table:table-cell>
          <table:table-cell table:style-name="ce73"/>
          <table:table-cell table:number-columns-repeated="16366"/>
        </table:table-row>
        <table:table-row table:style-name="ro4">
          <table:table-cell office:value-type="float" office:value="17" table:style-name="ce101">
            <text:p>17</text:p>
          </table:table-cell>
          <table:table-cell table:style-name="ce178"/>
          <table:table-cell table:style-name="ce179"/>
          <table:table-cell table:style-name="ce102"/>
          <table:table-cell office:value-type="float" office:value="17" table:style-name="ce88">
            <text:p>17</text:p>
          </table:table-cell>
          <table:table-cell table:style-name="ce92"/>
          <table:table-cell table:style-name="ce93"/>
          <table:table-cell office:value-type="float" office:value="0" table:formula="of:=[.G20]*[.F20]" table:style-name="ce91"/>
          <table:table-cell office:value-type="float" office:value="17" table:style-name="ce43">
            <text:p>17</text:p>
          </table:table-cell>
          <table:table-cell table:style-name="ce54"/>
          <table:table-cell table:style-name="ce55"/>
          <table:table-cell office:value-type="float" office:value="0" table:formula="of:=[.K20]*[.J20]" table:style-name="ce76"/>
          <table:table-cell table:style-name="ce1"/>
          <table:table-cell office:value-type="float" office:value="17" table:style-name="ce66">
            <text:p>17</text:p>
          </table:table-cell>
          <table:table-cell office:value-type="float" office:value="817.91701380028849" table:style-name="ce421">
            <text:p>817.92</text:p>
          </table:table-cell>
          <table:table-cell table:style-name="ce71"/>
          <table:table-cell office:value-type="float" office:value="817.91701380028849" table:formula="of:=[.P20]+[.O20]" table:style-name="ce58">
            <text:p>817.9170138</text:p>
          </table:table-cell>
          <table:table-cell table:style-name="ce73"/>
          <table:table-cell table:number-columns-repeated="16366"/>
        </table:table-row>
        <table:table-row table:style-name="ro4">
          <table:table-cell office:value-type="float" office:value="18" table:style-name="ce101">
            <text:p>18</text:p>
          </table:table-cell>
          <table:table-cell table:style-name="ce178"/>
          <table:table-cell table:style-name="ce179"/>
          <table:table-cell table:style-name="ce102"/>
          <table:table-cell office:value-type="float" office:value="18" table:style-name="ce88">
            <text:p>18</text:p>
          </table:table-cell>
          <table:table-cell table:style-name="ce92"/>
          <table:table-cell table:style-name="ce93"/>
          <table:table-cell office:value-type="float" office:value="0" table:formula="of:=[.G21]*[.F21]" table:style-name="ce91"/>
          <table:table-cell office:value-type="float" office:value="18" table:style-name="ce43">
            <text:p>18</text:p>
          </table:table-cell>
          <table:table-cell table:style-name="ce54"/>
          <table:table-cell table:style-name="ce55"/>
          <table:table-cell office:value-type="float" office:value="0" table:formula="of:=[.K21]*[.J21]" table:style-name="ce76"/>
          <table:table-cell table:style-name="ce1"/>
          <table:table-cell office:value-type="float" office:value="18" table:style-name="ce66">
            <text:p>18</text:p>
          </table:table-cell>
          <table:table-cell office:value-type="float" office:value="801.87416845876828" table:style-name="ce421">
            <text:p>801.87</text:p>
          </table:table-cell>
          <table:table-cell table:style-name="ce71"/>
          <table:table-cell office:value-type="float" office:value="801.87416845876828" table:formula="of:=[.P21]+[.O21]" table:style-name="ce58">
            <text:p>801.8741685</text:p>
          </table:table-cell>
          <table:table-cell table:style-name="ce73"/>
          <table:table-cell table:number-columns-repeated="16366"/>
        </table:table-row>
        <table:table-row table:style-name="ro4">
          <table:table-cell office:value-type="float" office:value="19" table:style-name="ce101">
            <text:p>19</text:p>
          </table:table-cell>
          <table:table-cell table:style-name="ce178"/>
          <table:table-cell table:style-name="ce179"/>
          <table:table-cell table:style-name="ce102"/>
          <table:table-cell office:value-type="float" office:value="19" table:style-name="ce88">
            <text:p>19</text:p>
          </table:table-cell>
          <table:table-cell table:style-name="ce92"/>
          <table:table-cell table:style-name="ce93"/>
          <table:table-cell office:value-type="float" office:value="0" table:formula="of:=[.G22]*[.F22]" table:style-name="ce91"/>
          <table:table-cell office:value-type="float" office:value="19" table:style-name="ce43">
            <text:p>19</text:p>
          </table:table-cell>
          <table:table-cell table:style-name="ce54"/>
          <table:table-cell table:style-name="ce55"/>
          <table:table-cell office:value-type="float" office:value="0" table:formula="of:=[.K22]*[.J22]" table:style-name="ce76"/>
          <table:table-cell table:style-name="ce1"/>
          <table:table-cell office:value-type="float" office:value="19" table:style-name="ce66">
            <text:p>19</text:p>
          </table:table-cell>
          <table:table-cell office:value-type="float" office:value="851.80878624783804" table:style-name="ce421">
            <text:p>851.81</text:p>
          </table:table-cell>
          <table:table-cell table:style-name="ce71"/>
          <table:table-cell office:value-type="float" office:value="851.80878624783804" table:formula="of:=[.P22]+[.O22]" table:style-name="ce58">
            <text:p>851.8087862</text:p>
          </table:table-cell>
          <table:table-cell table:style-name="ce73"/>
          <table:table-cell table:number-columns-repeated="16366"/>
        </table:table-row>
        <table:table-row table:style-name="ro4">
          <table:table-cell office:value-type="float" office:value="20" table:style-name="ce101">
            <text:p>20</text:p>
          </table:table-cell>
          <table:table-cell table:style-name="ce178"/>
          <table:table-cell table:style-name="ce179"/>
          <table:table-cell table:style-name="ce102"/>
          <table:table-cell office:value-type="float" office:value="20" table:style-name="ce88">
            <text:p>20</text:p>
          </table:table-cell>
          <table:table-cell table:style-name="ce92"/>
          <table:table-cell table:style-name="ce93"/>
          <table:table-cell office:value-type="float" office:value="0" table:formula="of:=[.G23]*[.F23]" table:style-name="ce91"/>
          <table:table-cell office:value-type="float" office:value="20" table:style-name="ce43">
            <text:p>20</text:p>
          </table:table-cell>
          <table:table-cell table:style-name="ce54"/>
          <table:table-cell table:style-name="ce55"/>
          <table:table-cell office:value-type="float" office:value="0" table:formula="of:=[.K23]*[.J23]" table:style-name="ce76"/>
          <table:table-cell table:style-name="ce1"/>
          <table:table-cell office:value-type="float" office:value="20" table:style-name="ce66">
            <text:p>20</text:p>
          </table:table-cell>
          <table:table-cell office:value-type="float" office:value="878.8392086357868" table:style-name="ce421">
            <text:p>878.84</text:p>
          </table:table-cell>
          <table:table-cell table:style-name="ce71"/>
          <table:table-cell office:value-type="float" office:value="878.8392086357868" table:formula="of:=[.P23]+[.O23]" table:style-name="ce58">
            <text:p>878.8392086</text:p>
          </table:table-cell>
          <table:table-cell table:style-name="ce73"/>
          <table:table-cell table:number-columns-repeated="16366"/>
        </table:table-row>
        <table:table-row table:style-name="ro4">
          <table:table-cell office:value-type="float" office:value="21" table:style-name="ce101">
            <text:p>21</text:p>
          </table:table-cell>
          <table:table-cell table:style-name="ce178"/>
          <table:table-cell table:style-name="ce179"/>
          <table:table-cell table:style-name="ce102"/>
          <table:table-cell office:value-type="float" office:value="21" table:style-name="ce88">
            <text:p>21</text:p>
          </table:table-cell>
          <table:table-cell table:style-name="ce92"/>
          <table:table-cell table:style-name="ce93"/>
          <table:table-cell office:value-type="float" office:value="0" table:formula="of:=[.G24]*[.F24]" table:style-name="ce91"/>
          <table:table-cell office:value-type="float" office:value="21" table:style-name="ce43">
            <text:p>21</text:p>
          </table:table-cell>
          <table:table-cell table:style-name="ce54"/>
          <table:table-cell table:style-name="ce55"/>
          <table:table-cell office:value-type="float" office:value="0" table:formula="of:=[.K24]*[.J24]" table:style-name="ce76"/>
          <table:table-cell table:style-name="ce1"/>
          <table:table-cell office:value-type="float" office:value="21" table:style-name="ce66">
            <text:p>21</text:p>
          </table:table-cell>
          <table:table-cell office:value-type="float" office:value="854.47732117553107" table:style-name="ce421">
            <text:p>854.48</text:p>
          </table:table-cell>
          <table:table-cell table:style-name="ce71"/>
          <table:table-cell office:value-type="float" office:value="854.47732117553107" table:formula="of:=[.P24]+[.O24]" table:style-name="ce58">
            <text:p>854.4773212</text:p>
          </table:table-cell>
          <table:table-cell table:style-name="ce73"/>
          <table:table-cell table:number-columns-repeated="16366"/>
        </table:table-row>
        <table:table-row table:style-name="ro4">
          <table:table-cell office:value-type="float" office:value="22" table:style-name="ce101">
            <text:p>22</text:p>
          </table:table-cell>
          <table:table-cell table:style-name="ce178"/>
          <table:table-cell table:style-name="ce179"/>
          <table:table-cell table:style-name="ce102"/>
          <table:table-cell office:value-type="float" office:value="22" table:style-name="ce88">
            <text:p>22</text:p>
          </table:table-cell>
          <table:table-cell table:style-name="ce92"/>
          <table:table-cell table:style-name="ce93"/>
          <table:table-cell office:value-type="float" office:value="0" table:formula="of:=[.G25]*[.F25]" table:style-name="ce91"/>
          <table:table-cell office:value-type="float" office:value="22" table:style-name="ce43">
            <text:p>22</text:p>
          </table:table-cell>
          <table:table-cell table:style-name="ce54"/>
          <table:table-cell table:style-name="ce55"/>
          <table:table-cell office:value-type="float" office:value="0" table:formula="of:=[.K25]*[.J25]" table:style-name="ce76"/>
          <table:table-cell table:style-name="ce1"/>
          <table:table-cell office:value-type="float" office:value="22" table:style-name="ce66">
            <text:p>22</text:p>
          </table:table-cell>
          <table:table-cell office:value-type="float" office:value="801.45925667495624" table:style-name="ce421">
            <text:p>801.46</text:p>
          </table:table-cell>
          <table:table-cell table:style-name="ce71"/>
          <table:table-cell office:value-type="float" office:value="801.45925667495624" table:formula="of:=[.P25]+[.O25]" table:style-name="ce58">
            <text:p>801.4592567</text:p>
          </table:table-cell>
          <table:table-cell table:style-name="ce73"/>
          <table:table-cell table:number-columns-repeated="16366"/>
        </table:table-row>
        <table:table-row table:style-name="ro4">
          <table:table-cell office:value-type="float" office:value="23" table:style-name="ce101">
            <text:p>23</text:p>
          </table:table-cell>
          <table:table-cell table:style-name="ce178"/>
          <table:table-cell table:style-name="ce179"/>
          <table:table-cell table:style-name="ce102"/>
          <table:table-cell office:value-type="float" office:value="23" table:style-name="ce88">
            <text:p>23</text:p>
          </table:table-cell>
          <table:table-cell table:style-name="ce92"/>
          <table:table-cell table:style-name="ce93"/>
          <table:table-cell office:value-type="float" office:value="0" table:formula="of:=[.G26]*[.F26]" table:style-name="ce91"/>
          <table:table-cell office:value-type="float" office:value="23" table:style-name="ce43">
            <text:p>23</text:p>
          </table:table-cell>
          <table:table-cell table:style-name="ce54"/>
          <table:table-cell table:style-name="ce55"/>
          <table:table-cell office:value-type="float" office:value="0" table:formula="of:=[.K26]*[.J26]" table:style-name="ce76"/>
          <table:table-cell table:style-name="ce1"/>
          <table:table-cell office:value-type="float" office:value="23" table:style-name="ce66">
            <text:p>23</text:p>
          </table:table-cell>
          <table:table-cell office:value-type="float" office:value="721.08074792847356" table:style-name="ce421">
            <text:p>721.08</text:p>
          </table:table-cell>
          <table:table-cell table:style-name="ce71"/>
          <table:table-cell office:value-type="float" office:value="721.08074792847356" table:formula="of:=[.P26]+[.O26]" table:style-name="ce58">
            <text:p>721.0807479</text:p>
          </table:table-cell>
          <table:table-cell table:style-name="ce73"/>
          <table:table-cell table:number-columns-repeated="16366"/>
        </table:table-row>
        <table:table-row table:style-name="ro4">
          <table:table-cell office:value-type="float" office:value="24" table:style-name="ce101">
            <text:p>24</text:p>
          </table:table-cell>
          <table:table-cell table:style-name="ce180"/>
          <table:table-cell table:style-name="ce181"/>
          <table:table-cell table:style-name="ce102"/>
          <table:table-cell office:value-type="float" office:value="24" table:style-name="ce88">
            <text:p>24</text:p>
          </table:table-cell>
          <table:table-cell table:style-name="ce94"/>
          <table:table-cell table:style-name="ce95"/>
          <table:table-cell office:value-type="float" office:value="0" table:formula="of:=[.G27]*[.F27]" table:style-name="ce91"/>
          <table:table-cell office:value-type="float" office:value="24" table:style-name="ce43">
            <text:p>24</text:p>
          </table:table-cell>
          <table:table-cell table:style-name="ce56"/>
          <table:table-cell table:style-name="ce57"/>
          <table:table-cell office:value-type="float" office:value="0" table:formula="of:=[.K27]*[.J27]" table:style-name="ce76"/>
          <table:table-cell table:style-name="ce1"/>
          <table:table-cell office:value-type="float" office:value="24" table:style-name="ce66">
            <text:p>24</text:p>
          </table:table-cell>
          <table:table-cell office:value-type="float" office:value="645.28944657956242" table:style-name="ce422">
            <text:p>645.29</text:p>
          </table:table-cell>
          <table:table-cell table:style-name="ce72"/>
          <table:table-cell office:value-type="float" office:value="645.28944657956242" table:formula="of:=[.P27]+[.O27]" table:style-name="ce58">
            <text:p>645.2894466</text:p>
          </table:table-cell>
          <table:table-cell table:style-name="ce73"/>
          <table:table-cell table:number-columns-repeated="16366"/>
        </table:table-row>
        <table:table-row table:style-name="ro3">
          <table:table-cell table:style-name="ce101"/>
          <table:table-cell table:number-columns-repeated="2" table:style-name="ce103"/>
          <table:table-cell table:style-name="ce102"/>
          <table:table-cell table:style-name="ce88"/>
          <table:table-cell table:number-columns-repeated="2" table:style-name="ce58"/>
          <table:table-cell table:style-name="ce91"/>
          <table:table-cell table:style-name="ce43"/>
          <table:table-cell table:number-columns-repeated="2" table:style-name="ce44"/>
          <table:table-cell table:style-name="ce76"/>
          <table:table-cell table:style-name="ce1"/>
          <table:table-cell table:style-name="ce67"/>
          <table:table-cell office:value-type="string" table:style-name="ce68">
            <text:p><text:s/></text:p>
          </table:table-cell>
          <table:table-cell table:number-columns-repeated="2" table:style-name="ce68"/>
          <table:table-cell table:style-name="ce69"/>
          <table:table-cell table:number-columns-repeated="16366"/>
        </table:table-row>
        <table:table-row table:style-name="ro3">
          <table:table-cell office:value-type="string" table:style-name="ce104">
            <text:p>Short</text:p>
          </table:table-cell>
          <table:table-cell office:value-type="float" office:value="0" table:formula="of:=SUMIF([.B4:.B27];&quot;&lt;0&quot;)" table:style-name="ce103">
            <text:p>0</text:p>
          </table:table-cell>
          <table:table-cell table:style-name="ce103"/>
          <table:table-cell office:value-type="float" office:value="0" table:formula="of:=SUMIF([.D4:.D27];&quot;&lt;0&quot;)" table:style-name="ce102"/>
          <table:table-cell office:value-type="string" table:style-name="ce96">
            <text:p>Short</text:p>
          </table:table-cell>
          <table:table-cell office:value-type="float" office:value="0" table:formula="of:=SUMIF([.F4:.F27];&quot;&lt;0&quot;)" table:style-name="ce58">
            <text:p>0</text:p>
          </table:table-cell>
          <table:table-cell table:style-name="ce58"/>
          <table:table-cell office:value-type="float" office:value="0" table:formula="of:=SUMIF([.H4:.H27];&quot;&lt;0&quot;)" table:style-name="ce91"/>
          <table:table-cell office:value-type="string" table:style-name="ce45">
            <text:p>Short</text:p>
          </table:table-cell>
          <table:table-cell office:value-type="float" office:value="0" table:formula="of:=SUMIF([.J4:.J27];&quot;&lt;0&quot;)" table:style-name="ce44">
            <text:p>0</text:p>
          </table:table-cell>
          <table:table-cell table:style-name="ce44"/>
          <table:table-cell office:value-type="float" office:value="0" table:formula="of:=SUMIF([.L4:.L27];&quot;&lt;0&quot;)" table:style-name="ce76"/>
          <table:table-cell table:number-columns-repeated="16372" table:style-name="ce1"/>
        </table:table-row>
        <table:table-row table:style-name="ro4">
          <table:table-cell office:value-type="string" table:style-name="ce104">
            <text:p>Long</text:p>
          </table:table-cell>
          <table:table-cell office:value-type="float" office:value="0" table:formula="of:=SUMIF([.B4:.B27];&quot;&gt;0&quot;)" table:style-name="ce103">
            <text:p>0</text:p>
          </table:table-cell>
          <table:table-cell table:style-name="ce103"/>
          <table:table-cell office:value-type="float" office:value="0" table:formula="of:=SUMIF([.D4:.D27];&quot;&gt;0&quot;)" table:style-name="ce102"/>
          <table:table-cell office:value-type="string" table:style-name="ce96">
            <text:p>Long</text:p>
          </table:table-cell>
          <table:table-cell office:value-type="float" office:value="0" table:formula="of:=SUMIF([.F4:.F27];&quot;&gt;0&quot;)" table:style-name="ce58">
            <text:p>0</text:p>
          </table:table-cell>
          <table:table-cell table:style-name="ce58"/>
          <table:table-cell office:value-type="float" office:value="0" table:formula="of:=SUMIF([.H4:.H27];&quot;&gt;0&quot;)" table:style-name="ce91"/>
          <table:table-cell office:value-type="string" table:style-name="ce45">
            <text:p>Long</text:p>
          </table:table-cell>
          <table:table-cell office:value-type="float" office:value="0" table:formula="of:=SUMIF([.J4:.J27];&quot;&gt;0&quot;)" table:style-name="ce44">
            <text:p>0</text:p>
          </table:table-cell>
          <table:table-cell table:style-name="ce44"/>
          <table:table-cell office:value-type="float" office:value="0" table:formula="of:=SUMIF([.L4:.L27];&quot;&gt;0&quot;)" table:style-name="ce76"/>
          <table:table-cell table:number-columns-repeated="16372" table:style-name="ce1"/>
        </table:table-row>
        <table:table-row table:style-name="ro3">
          <table:table-cell office:value-type="string" table:style-name="ce105">
            <text:p>Total</text:p>
          </table:table-cell>
          <table:table-cell office:value-type="float" office:value="0" table:formula="of:=SUM([.B4:.B27])" table:style-name="ce106">
            <text:p>0</text:p>
          </table:table-cell>
          <table:table-cell table:style-name="ce106"/>
          <table:table-cell office:value-type="float" office:value="0" table:formula="of:=SUM([.D4:.D27])" table:style-name="ce107"/>
          <table:table-cell office:value-type="string" table:style-name="ce97">
            <text:p>Total</text:p>
          </table:table-cell>
          <table:table-cell office:value-type="float" office:value="0" table:formula="of:=SUM([.F4:.F27])" table:style-name="ce68">
            <text:p>0</text:p>
          </table:table-cell>
          <table:table-cell table:style-name="ce68"/>
          <table:table-cell office:value-type="float" office:value="0" table:formula="of:=SUM([.H4:.H27])" table:style-name="ce98"/>
          <table:table-cell office:value-type="string" table:style-name="ce50">
            <text:p>Total</text:p>
          </table:table-cell>
          <table:table-cell office:value-type="float" office:value="0" table:formula="of:=SUM([.J4:.J27])" table:style-name="ce51">
            <text:p>0</text:p>
          </table:table-cell>
          <table:table-cell table:style-name="ce51"/>
          <table:table-cell office:value-type="float" office:value="0" table:formula="of:=SUM([.L4:.L27])" table:style-name="ce77"/>
          <table:table-cell table:number-columns-repeated="16372" table:style-name="ce1"/>
        </table:table-row>
        <table:table-row table:style-name="ro3">
          <table:table-cell table:number-columns-repeated="16384" table:style-name="ce1"/>
        </table:table-row>
        <table:table-row table:number-rows-repeated="1048544" table:style-name="ro4">
          <table:table-cell table:number-columns-repeated="16384"/>
        </table:table-row>
        <table:named-expressions>
          <table:named-range table:name="Print_Area" table:cell-range-address="Balancing.$A$1:Balancing.$D$31" table:base-cell-address="Balancing.$A$1"/>
        </table:named-expressions>
      </table:table>
      <table:table table:name="Unit_Summary" table:style-name="ta7" table:protected="true">
        <table:table-column table:style-name="co48" table:default-cell-style-name="ce1"/>
        <table:table-column table:style-name="co5" table:default-cell-style-name="ce1"/>
        <table:table-column table:style-name="co15" table:default-cell-style-name="ce1"/>
        <table:table-column table:style-name="co49" table:number-columns-repeated="3" table:default-cell-style-name="ce1"/>
        <table:table-column table:style-name="co5" table:number-columns-repeated="16378" table:default-cell-style-name="ce1"/>
        <table:table-row table:style-name="ro4">
          <table:table-cell table:style-name="ce1"/>
          <table:table-cell office:value-type="string" table:style-name="ce1">
            <text:p>Start Up</text:p>
          </table:table-cell>
          <table:table-cell office:value-type="string" table:style-name="ce1">
            <text:p>Minimum Run</text:p>
          </table:table-cell>
          <table:table-cell office:value-type="string" table:style-name="ce1">
            <text:p>Minimum<text:s/></text:p>
          </table:table-cell>
          <table:table-cell office:value-type="string" table:style-name="ce1">
            <text:p>Heat Rates</text:p>
          </table:table-cell>
          <table:table-cell office:value-type="string" table:style-name="ce1">
            <text:p>Heat Rates</text:p>
          </table:table-cell>
          <table:table-cell table:number-columns-repeated="16378"/>
        </table:table-row>
        <table:table-row table:style-name="ro4">
          <table:table-cell office:value-type="string" table:style-name="ce1">
            <text:p>Generation</text:p>
          </table:table-cell>
          <table:table-cell office:value-type="string" table:style-name="ce1">
            <text:p>Costs</text:p>
          </table:table-cell>
          <table:table-cell office:value-type="string" table:style-name="ce1">
            <text:p>Time (hrs)</text:p>
          </table:table-cell>
          <table:table-cell office:value-type="string" table:style-name="ce1">
            <text:p>Down Time</text:p>
          </table:table-cell>
          <table:table-cell office:value-type="percentage" office:value="0.5" table:style-name="ce30">
            <text:p>50%</text:p>
          </table:table-cell>
          <table:table-cell office:value-type="percentage" office:value="1" table:style-name="ce30">
            <text:p>100%</text:p>
          </table:table-cell>
          <table:table-cell table:number-columns-repeated="16378"/>
        </table:table-row>
        <table:table-row table:style-name="ro4">
          <table:table-cell office:value-type="string" table:style-name="ce1">
            <text:p>4 Corners Unit 4</text:p>
          </table:table-cell>
          <table:table-cell table:number-columns-repeated="3" table:style-name="ce1"/>
          <table:table-cell office:value-type="float" office:value="10.057600000000001" table:style-name="ce31">
            <text:p>10.0576</text:p>
          </table:table-cell>
          <table:table-cell office:value-type="float" office:value="10.057600000000001" table:style-name="ce31">
            <text:p>10.0576</text:p>
          </table:table-cell>
          <table:table-cell table:number-columns-repeated="16378"/>
        </table:table-row>
        <table:table-row table:style-name="ro4">
          <table:table-cell office:value-type="string" table:style-name="ce1">
            <text:p>4 Corners Unit 5</text:p>
          </table:table-cell>
          <table:table-cell table:number-columns-repeated="3" table:style-name="ce1"/>
          <table:table-cell office:value-type="float" office:value="10.057600000000001" table:style-name="ce31">
            <text:p>10.0576</text:p>
          </table:table-cell>
          <table:table-cell office:value-type="float" office:value="10.057600000000001" table:style-name="ce31">
            <text:p>10.0576</text:p>
          </table:table-cell>
          <table:table-cell table:number-columns-repeated="16378"/>
        </table:table-row>
        <table:table-row table:style-name="ro4">
          <table:table-cell office:value-type="string" table:style-name="ce1">
            <text:p>PV Unit 1</text:p>
          </table:table-cell>
          <table:table-cell table:number-columns-repeated="3" table:style-name="ce1"/>
          <table:table-cell office:value-type="float" office:value="10.16" table:style-name="ce31">
            <text:p>10.1600</text:p>
          </table:table-cell>
          <table:table-cell office:value-type="float" office:value="10.16" table:style-name="ce31">
            <text:p>10.1600</text:p>
          </table:table-cell>
          <table:table-cell table:number-columns-repeated="16378"/>
        </table:table-row>
        <table:table-row table:style-name="ro4">
          <table:table-cell office:value-type="string" table:style-name="ce1">
            <text:p>PV Unit 2</text:p>
          </table:table-cell>
          <table:table-cell table:number-columns-repeated="3" table:style-name="ce1"/>
          <table:table-cell office:value-type="float" office:value="10.16" table:style-name="ce31">
            <text:p>10.1600</text:p>
          </table:table-cell>
          <table:table-cell office:value-type="float" office:value="10.16" table:style-name="ce31">
            <text:p>10.1600</text:p>
          </table:table-cell>
          <table:table-cell table:number-columns-repeated="16378"/>
        </table:table-row>
        <table:table-row table:style-name="ro4">
          <table:table-cell office:value-type="string" table:style-name="ce1">
            <text:p>PV Unit 3</text:p>
          </table:table-cell>
          <table:table-cell table:number-columns-repeated="3" table:style-name="ce1"/>
          <table:table-cell office:value-type="float" office:value="10.16" table:style-name="ce31">
            <text:p>10.1600</text:p>
          </table:table-cell>
          <table:table-cell office:value-type="float" office:value="10.16" table:style-name="ce31">
            <text:p>10.1600</text:p>
          </table:table-cell>
          <table:table-cell table:number-columns-repeated="16378"/>
        </table:table-row>
        <table:table-row table:style-name="ro4">
          <table:table-cell office:value-type="string" table:style-name="ce1">
            <text:p>LOCAL GEN.<text:span text:style-name="T2"><text:s/></text:span>( in order of increasing cost)</text:p>
          </table:table-cell>
          <table:table-cell table:number-columns-repeated="3" table:style-name="ce1"/>
          <table:table-cell table:number-columns-repeated="2" table:style-name="ce31"/>
          <table:table-cell table:number-columns-repeated="16378"/>
        </table:table-row>
        <table:table-row table:style-name="ro4">
          <table:table-cell office:value-type="string" table:style-name="ce1">
            <text:p>Newman <text:s/>4</text:p>
          </table:table-cell>
          <table:table-cell table:style-name="ce1"/>
          <table:table-cell office:value-type="float" office:value="8" table:style-name="ce1">
            <text:p>8</text:p>
          </table:table-cell>
          <table:table-cell office:value-type="float" office:value="8" table:style-name="ce1">
            <text:p>8</text:p>
          </table:table-cell>
          <table:table-cell office:value-type="float" office:value="10.557" table:style-name="ce31">
            <text:p>10.5570</text:p>
          </table:table-cell>
          <table:table-cell office:value-type="float" office:value="9.1679999999999993" table:style-name="ce31">
            <text:p>9.1680</text:p>
          </table:table-cell>
          <table:table-cell table:number-columns-repeated="16378"/>
        </table:table-row>
        <table:table-row table:style-name="ro4">
          <table:table-cell office:value-type="string" table:style-name="ce1">
            <text:p>GT1+ST1(only avail. when Newman 4 is off)</text:p>
          </table:table-cell>
          <table:table-cell office:value-type="float" office:value="657" table:style-name="ce1">
            <text:p>657</text:p>
          </table:table-cell>
          <table:table-cell office:value-type="float" office:value="8" table:style-name="ce1">
            <text:p>8</text:p>
          </table:table-cell>
          <table:table-cell office:value-type="float" office:value="8" table:style-name="ce1">
            <text:p>8</text:p>
          </table:table-cell>
          <table:table-cell office:value-type="float" office:value="10.887" table:style-name="ce31">
            <text:p>10.8870</text:p>
          </table:table-cell>
          <table:table-cell office:value-type="float" office:value="9.2119999999999997" table:style-name="ce31">
            <text:p>9.2120</text:p>
          </table:table-cell>
          <table:table-cell table:number-columns-repeated="16378"/>
        </table:table-row>
        <table:table-row table:style-name="ro4">
          <table:table-cell office:value-type="string" table:style-name="ce1">
            <text:p>GT2+ST1(only avail. when Newman 4 is off)</text:p>
          </table:table-cell>
          <table:table-cell office:value-type="float" office:value="657" table:style-name="ce1">
            <text:p>657</text:p>
          </table:table-cell>
          <table:table-cell office:value-type="float" office:value="8" table:style-name="ce1">
            <text:p>8</text:p>
          </table:table-cell>
          <table:table-cell office:value-type="float" office:value="8" table:style-name="ce1">
            <text:p>8</text:p>
          </table:table-cell>
          <table:table-cell office:value-type="float" office:value="10.887" table:style-name="ce31">
            <text:p>10.8870</text:p>
          </table:table-cell>
          <table:table-cell office:value-type="float" office:value="9.2119999999999997" table:style-name="ce31">
            <text:p>9.2120</text:p>
          </table:table-cell>
          <table:table-cell table:number-columns-repeated="16378"/>
        </table:table-row>
        <table:table-row table:style-name="ro4">
          <table:table-cell office:value-type="string" table:style-name="ce1">
            <text:p>Newman 3</text:p>
          </table:table-cell>
          <table:table-cell office:value-type="float" office:value="562" table:style-name="ce1">
            <text:p>562</text:p>
          </table:table-cell>
          <table:table-cell office:value-type="float" office:value="40" table:style-name="ce1">
            <text:p>40</text:p>
          </table:table-cell>
          <table:table-cell office:value-type="float" office:value="40" table:style-name="ce1">
            <text:p>40</text:p>
          </table:table-cell>
          <table:table-cell office:value-type="float" office:value="10.467000000000001" table:style-name="ce31">
            <text:p>10.4670</text:p>
          </table:table-cell>
          <table:table-cell office:value-type="float" office:value="10.087999999999999" table:style-name="ce31">
            <text:p>10.0880</text:p>
          </table:table-cell>
          <table:table-cell table:number-columns-repeated="16378"/>
        </table:table-row>
        <table:table-row table:style-name="ro4">
          <table:table-cell office:value-type="string" table:style-name="ce1">
            <text:p>Rio Grande 8</text:p>
          </table:table-cell>
          <table:table-cell office:value-type="float" office:value="1822" table:style-name="ce1">
            <text:p>1822</text:p>
          </table:table-cell>
          <table:table-cell office:value-type="float" office:value="24" table:style-name="ce1">
            <text:p>24</text:p>
          </table:table-cell>
          <table:table-cell office:value-type="float" office:value="36" table:style-name="ce1">
            <text:p>36</text:p>
          </table:table-cell>
          <table:table-cell office:value-type="float" office:value="10.253" table:style-name="ce31">
            <text:p>10.2530</text:p>
          </table:table-cell>
          <table:table-cell office:value-type="float" office:value="10.691000000000001" table:style-name="ce31">
            <text:p>10.6910</text:p>
          </table:table-cell>
          <table:table-cell table:number-columns-repeated="16378"/>
        </table:table-row>
        <table:table-row table:style-name="ro4">
          <table:table-cell office:value-type="string" table:style-name="ce1">
            <text:p>Newman 2</text:p>
          </table:table-cell>
          <table:table-cell office:value-type="float" office:value="554" table:style-name="ce1">
            <text:p>554</text:p>
          </table:table-cell>
          <table:table-cell office:value-type="float" office:value="40" table:style-name="ce1">
            <text:p>40</text:p>
          </table:table-cell>
          <table:table-cell office:value-type="float" office:value="40" table:style-name="ce1">
            <text:p>40</text:p>
          </table:table-cell>
          <table:table-cell office:value-type="float" office:value="11.167999999999999" table:style-name="ce31">
            <text:p>11.1680</text:p>
          </table:table-cell>
          <table:table-cell office:value-type="float" office:value="10.784000000000001" table:style-name="ce31">
            <text:p>10.7840</text:p>
          </table:table-cell>
          <table:table-cell table:number-columns-repeated="16378"/>
        </table:table-row>
        <table:table-row table:style-name="ro4">
          <table:table-cell office:value-type="string" table:style-name="ce1">
            <text:p>Rio Grande 7</text:p>
          </table:table-cell>
          <table:table-cell office:value-type="float" office:value="619" table:style-name="ce1">
            <text:p>619</text:p>
          </table:table-cell>
          <table:table-cell office:value-type="float" office:value="24" table:style-name="ce1">
            <text:p>24</text:p>
          </table:table-cell>
          <table:table-cell office:value-type="float" office:value="36" table:style-name="ce1">
            <text:p>36</text:p>
          </table:table-cell>
          <table:table-cell office:value-type="float" office:value="10.948" table:style-name="ce31">
            <text:p>10.9480</text:p>
          </table:table-cell>
          <table:table-cell office:value-type="float" office:value="11.016" table:style-name="ce31">
            <text:p>11.0160</text:p>
          </table:table-cell>
          <table:table-cell table:number-columns-repeated="16378"/>
        </table:table-row>
        <table:table-row table:style-name="ro4">
          <table:table-cell office:value-type="string" table:style-name="ce1">
            <text:p>Newman 1</text:p>
          </table:table-cell>
          <table:table-cell office:value-type="float" office:value="1070" table:style-name="ce1">
            <text:p>1070</text:p>
          </table:table-cell>
          <table:table-cell office:value-type="float" office:value="40" table:style-name="ce1">
            <text:p>40</text:p>
          </table:table-cell>
          <table:table-cell office:value-type="float" office:value="40" table:style-name="ce1">
            <text:p>40</text:p>
          </table:table-cell>
          <table:table-cell office:value-type="float" office:value="12.433" table:style-name="ce31">
            <text:p>12.4330</text:p>
          </table:table-cell>
          <table:table-cell office:value-type="float" office:value="11.766999999999999" table:style-name="ce31">
            <text:p>11.7670</text:p>
          </table:table-cell>
          <table:table-cell table:number-columns-repeated="16378"/>
        </table:table-row>
        <table:table-row table:style-name="ro4">
          <table:table-cell office:value-type="string" table:style-name="ce1">
            <text:p>Rio Grande 6</text:p>
          </table:table-cell>
          <table:table-cell office:value-type="float" office:value="619" table:style-name="ce1">
            <text:p>619</text:p>
          </table:table-cell>
          <table:table-cell office:value-type="float" office:value="24" table:style-name="ce1">
            <text:p>24</text:p>
          </table:table-cell>
          <table:table-cell office:value-type="float" office:value="36" table:style-name="ce1">
            <text:p>36</text:p>
          </table:table-cell>
          <table:table-cell office:value-type="float" office:value="12.699" table:style-name="ce31">
            <text:p>12.6990</text:p>
          </table:table-cell>
          <table:table-cell office:value-type="float" office:value="12.255000000000001" table:style-name="ce31">
            <text:p>12.2550</text:p>
          </table:table-cell>
          <table:table-cell table:number-columns-repeated="16378"/>
        </table:table-row>
        <table:table-row table:style-name="ro4">
          <table:table-cell office:value-type="string" table:style-name="ce1">
            <text:p>Copper</text:p>
          </table:table-cell>
          <table:table-cell office:value-type="float" office:value="657" table:style-name="ce1">
            <text:p>657</text:p>
          </table:table-cell>
          <table:table-cell office:value-type="float" office:value="2" table:style-name="ce1">
            <text:p>2</text:p>
          </table:table-cell>
          <table:table-cell office:value-type="float" office:value="2" table:style-name="ce1">
            <text:p>2</text:p>
          </table:table-cell>
          <table:table-cell office:value-type="float" office:value="15.5627" table:style-name="ce31">
            <text:p>15.5627</text:p>
          </table:table-cell>
          <table:table-cell office:value-type="float" office:value="12.784000000000001" table:style-name="ce31">
            <text:p>12.7840</text:p>
          </table:table-cell>
          <table:table-cell table:number-columns-repeated="16378"/>
        </table:table-row>
        <table:table-row table:style-name="ro4">
          <table:table-cell office:value-type="string" table:style-name="ce1">
            <text:p>GT 1(only avail. when Newman 4 is off)</text:p>
          </table:table-cell>
          <table:table-cell office:value-type="float" office:value="657" table:style-name="ce1">
            <text:p>657</text:p>
          </table:table-cell>
          <table:table-cell office:value-type="float" office:value="8" table:style-name="ce1">
            <text:p>8</text:p>
          </table:table-cell>
          <table:table-cell office:value-type="float" office:value="8" table:style-name="ce1">
            <text:p>8</text:p>
          </table:table-cell>
          <table:table-cell office:value-type="float" office:value="14.528" table:style-name="ce31">
            <text:p>14.5280</text:p>
          </table:table-cell>
          <table:table-cell office:value-type="float" office:value="12.987" table:style-name="ce31">
            <text:p>12.9870</text:p>
          </table:table-cell>
          <table:table-cell table:number-columns-repeated="16378"/>
        </table:table-row>
        <table:table-row table:style-name="ro4">
          <table:table-cell office:value-type="string" table:style-name="ce1">
            <text:p>GT 2(only avail. when Newman 4 is off)</text:p>
          </table:table-cell>
          <table:table-cell office:value-type="float" office:value="657" table:style-name="ce1">
            <text:p>657</text:p>
          </table:table-cell>
          <table:table-cell office:value-type="float" office:value="8" table:style-name="ce1">
            <text:p>8</text:p>
          </table:table-cell>
          <table:table-cell office:value-type="float" office:value="8" table:style-name="ce1">
            <text:p>8</text:p>
          </table:table-cell>
          <table:table-cell office:value-type="float" office:value="14.528" table:style-name="ce31">
            <text:p>14.5280</text:p>
          </table:table-cell>
          <table:table-cell office:value-type="float" office:value="12.987" table:style-name="ce31">
            <text:p>12.9870</text:p>
          </table:table-cell>
          <table:table-cell table:number-columns-repeated="16378"/>
        </table:table-row>
        <table:table-row table:style-name="ro4">
          <table:table-cell table:number-columns-repeated="16384"/>
        </table:table-row>
        <table:table-row table:style-name="ro4">
          <table:table-cell office:value-type="string" table:style-name="ce1">
            <text:p>Counter Parties</text:p>
          </table:table-cell>
          <table:table-cell table:number-columns-repeated="16383" table:style-name="ce1"/>
        </table:table-row>
        <table:table-row table:style-name="ro4">
          <table:table-cell office:value-type="float" office:value="65535" table:style-name="ce1">
            <text:p>65535</text:p>
          </table:table-cell>
          <table:table-cell office:value-type="string" table:style-name="ce28">
            <text:p>Begin</text:p>
          </table:table-cell>
          <table:table-cell table:number-columns-repeated="16382" table:style-name="ce1"/>
        </table:table-row>
        <table:table-row table:style-name="ro4">
          <table:table-cell office:value-type="string" table:style-name="ce1">
            <text:p>AEPCO</text:p>
          </table:table-cell>
          <table:table-cell table:number-columns-repeated="16383" table:style-name="ce1"/>
        </table:table-row>
        <table:table-row table:style-name="ro4">
          <table:table-cell office:value-type="string" table:style-name="ce1">
            <text:p>APS</text:p>
          </table:table-cell>
          <table:table-cell table:number-columns-repeated="16383" table:style-name="ce1"/>
        </table:table-row>
        <table:table-row table:style-name="ro4">
          <table:table-cell office:value-type="string" table:style-name="ce1">
            <text:p>LADWP</text:p>
          </table:table-cell>
          <table:table-cell table:number-columns-repeated="16383" table:style-name="ce1"/>
        </table:table-row>
        <table:table-row table:style-name="ro4">
          <table:table-cell office:value-type="string" table:style-name="ce1">
            <text:p>PAC</text:p>
          </table:table-cell>
          <table:table-cell table:number-columns-repeated="16383" table:style-name="ce1"/>
        </table:table-row>
        <table:table-row table:style-name="ro4">
          <table:table-cell office:value-type="string" table:style-name="ce1">
            <text:p>PNM</text:p>
          </table:table-cell>
          <table:table-cell table:number-columns-repeated="16383" table:style-name="ce1"/>
        </table:table-row>
        <table:table-row table:style-name="ro4">
          <table:table-cell office:value-type="string" table:style-name="ce1">
            <text:p>PSCO</text:p>
          </table:table-cell>
          <table:table-cell table:number-columns-repeated="16383" table:style-name="ce1"/>
        </table:table-row>
        <table:table-row table:style-name="ro4">
          <table:table-cell office:value-type="string" table:style-name="ce1">
            <text:p>SRP</text:p>
          </table:table-cell>
          <table:table-cell table:number-columns-repeated="16383" table:style-name="ce1"/>
        </table:table-row>
        <table:table-row table:style-name="ro4">
          <table:table-cell office:value-type="string" table:style-name="ce1">
            <text:p>SCE</text:p>
          </table:table-cell>
          <table:table-cell table:number-columns-repeated="16383" table:style-name="ce1"/>
        </table:table-row>
        <table:table-row table:style-name="ro4">
          <table:table-cell office:value-type="string" table:style-name="ce1">
            <text:p>SDGE</text:p>
          </table:table-cell>
          <table:table-cell table:number-columns-repeated="16383" table:style-name="ce1"/>
        </table:table-row>
        <table:table-row table:style-name="ro4">
          <table:table-cell office:value-type="string" table:style-name="ce1">
            <text:p>SPS</text:p>
          </table:table-cell>
          <table:table-cell table:number-columns-repeated="16383" table:style-name="ce1"/>
        </table:table-row>
        <table:table-row table:style-name="ro4">
          <table:table-cell office:value-type="string" table:style-name="ce1">
            <text:p>TEP</text:p>
          </table:table-cell>
          <table:table-cell table:number-columns-repeated="16383" table:style-name="ce1"/>
        </table:table-row>
        <table:table-row table:style-name="ro4">
          <table:table-cell office:value-type="string" table:style-name="ce1">
            <text:p>TNP</text:p>
          </table:table-cell>
          <table:table-cell office:value-type="string" table:style-name="ce28">
            <text:p>End</text:p>
          </table:table-cell>
          <table:table-cell table:number-columns-repeated="16382"/>
        </table:table-row>
        <table:table-row table:number-rows-repeated="1048541" table:style-name="ro4">
          <table:table-cell table:number-columns-repeated="16384"/>
        </table:table-row>
      </table:table>
      <table:table table:name="HeatRate" table:style-name="ta8" table:protected="true">
        <table:table-column table:style-name="co49" table:default-cell-style-name="ce1"/>
        <table:table-column table:style-name="co50" table:number-columns-repeated="3" table:default-cell-style-name="ce29"/>
        <table:table-column table:style-name="co51" table:number-columns-repeated="2" table:default-cell-style-name="ce29"/>
        <table:table-column table:style-name="co37" table:number-columns-repeated="2" table:default-cell-style-name="ce29"/>
        <table:table-column table:style-name="co36" table:default-cell-style-name="ce29"/>
        <table:table-column table:style-name="co52" table:default-cell-style-name="ce29"/>
        <table:table-column table:style-name="co53" table:number-columns-repeated="3" table:default-cell-style-name="ce29"/>
        <table:table-column table:style-name="co5" table:number-columns-repeated="16371" table:default-cell-style-name="ce1"/>
        <table:table-row table:style-name="ro4">
          <table:table-cell table:style-name="ce1"/>
          <table:table-cell office:value-type="string" table:style-name="ce29">
            <text:p>Newman1</text:p>
          </table:table-cell>
          <table:table-cell table:number-columns-repeated="7" table:style-name="ce29"/>
          <table:table-cell office:value-type="string" table:style-name="ce29">
            <text:p>Copper</text:p>
          </table:table-cell>
          <table:table-cell office:value-type="string" table:style-name="ce29">
            <text:p>Rio Grande</text:p>
          </table:table-cell>
          <table:table-cell table:number-columns-repeated="2" table:style-name="ce29"/>
          <table:table-cell table:number-columns-repeated="16371"/>
        </table:table-row>
        <table:table-row table:style-name="ro4">
          <table:table-cell office:value-type="string" table:style-name="ce687">
            <text:p>Operating</text:p>
          </table:table-cell>
          <table:table-cell office:value-type="string" table:style-name="ce1">
            <text:p>Newman 1</text:p>
          </table:table-cell>
          <table:table-cell office:value-type="string" table:style-name="ce1">
            <text:p>Newman 2</text:p>
          </table:table-cell>
          <table:table-cell office:value-type="string" table:style-name="ce1">
            <text:p>Newman 3</text:p>
          </table:table-cell>
          <table:table-cell office:value-type="string" table:style-name="ce1">
            <text:p>GT 1</text:p>
          </table:table-cell>
          <table:table-cell office:value-type="string" table:style-name="ce1">
            <text:p>GT 2</text:p>
          </table:table-cell>
          <table:table-cell office:value-type="string" table:style-name="ce1">
            <text:p>GT1+ST1</text:p>
          </table:table-cell>
          <table:table-cell office:value-type="string" table:style-name="ce1">
            <text:p>GT2+ST1</text:p>
          </table:table-cell>
          <table:table-cell office:value-type="string" table:style-name="ce1">
            <text:p>Newman 4</text:p>
          </table:table-cell>
          <table:table-cell office:value-type="string" table:style-name="ce1">
            <text:p>Copper</text:p>
          </table:table-cell>
          <table:table-cell office:value-type="string" table:style-name="ce1">
            <text:p>Rio Grande 6</text:p>
          </table:table-cell>
          <table:table-cell office:value-type="string" table:style-name="ce1">
            <text:p>Rio Grande 7</text:p>
          </table:table-cell>
          <table:table-cell office:value-type="string" table:style-name="ce1">
            <text:p>Rio Grande 8</text:p>
          </table:table-cell>
          <table:table-cell table:number-columns-repeated="16371"/>
        </table:table-row>
        <table:table-row table:style-name="ro4">
          <table:table-cell office:value-type="string" table:style-name="ce687">
            <text:p>MWh's</text:p>
          </table:table-cell>
          <table:table-cell office:value-type="string" table:style-name="ce29">
            <text:p>Steam Unit 1</text:p>
          </table:table-cell>
          <table:table-cell office:value-type="string" table:style-name="ce29">
            <text:p>Steam Unit 2</text:p>
          </table:table-cell>
          <table:table-cell office:value-type="string" table:style-name="ce29">
            <text:p>Steam Unit 3</text:p>
          </table:table-cell>
          <table:table-cell office:value-type="string" table:style-name="ce29">
            <text:p>Gas Turbine 1</text:p>
          </table:table-cell>
          <table:table-cell office:value-type="string" table:style-name="ce29">
            <text:p>Gas Turbine 2</text:p>
          </table:table-cell>
          <table:table-cell office:value-type="string" table:style-name="ce29">
            <text:p>GT1+ST1</text:p>
          </table:table-cell>
          <table:table-cell office:value-type="string" table:style-name="ce29">
            <text:p>GT2+ST1</text:p>
          </table:table-cell>
          <table:table-cell office:value-type="string" table:style-name="ce29">
            <text:p>GT1+GT2+ST1</text:p>
          </table:table-cell>
          <table:table-cell office:value-type="string" table:style-name="ce29">
            <text:p>Copper</text:p>
          </table:table-cell>
          <table:table-cell office:value-type="string" table:style-name="ce29">
            <text:p>Steam Unit 6</text:p>
          </table:table-cell>
          <table:table-cell office:value-type="string" table:style-name="ce29">
            <text:p>Steam Unit 7</text:p>
          </table:table-cell>
          <table:table-cell office:value-type="string" table:style-name="ce29">
            <text:p>Steam Unit 8</text:p>
          </table:table-cell>
          <table:table-cell table:number-columns-repeated="16371"/>
        </table:table-row>
        <table:table-row table:style-name="ro4">
          <table:table-cell office:value-type="float" office:value="1" table:style-name="ce1">
            <text:p>1</text:p>
          </table:table-cell>
          <table:table-cell office:value-type="float" office:value="54.562989999999999" table:style-name="ce29">
            <text:p>54.56</text:p>
          </table:table-cell>
          <table:table-cell office:value-type="float" office:value="57.405300000000004" table:style-name="ce29">
            <text:p>57.41</text:p>
          </table:table-cell>
          <table:table-cell office:value-type="float" office:value="108.46300000000001" table:style-name="ce29">
            <text:p>108.46</text:p>
          </table:table-cell>
          <table:table-cell office:value-type="float" office:value="157.39675700000001" table:style-name="ce29">
            <text:p>157.40</text:p>
          </table:table-cell>
          <table:table-cell office:value-type="float" office:value="157.39675700000001" table:style-name="ce29">
            <text:p>157.40</text:p>
          </table:table-cell>
          <table:table-cell office:value-type="float" office:value="251.97104549999997" table:style-name="ce29">
            <text:p>251.97</text:p>
          </table:table-cell>
          <table:table-cell office:value-type="float" office:value="251.97104549999997" table:style-name="ce29">
            <text:p>251.97</text:p>
          </table:table-cell>
          <table:table-cell office:value-type="float" office:value="472.89110364999993" table:style-name="ce29">
            <text:p>472.89</text:p>
          </table:table-cell>
          <table:table-cell office:value-type="float" office:value="273.79654959999999" table:style-name="ce29">
            <text:p>273.80</text:p>
          </table:table-cell>
          <table:table-cell office:value-type="float" office:value="84.465546999999987" table:style-name="ce29">
            <text:p>84.47</text:p>
          </table:table-cell>
          <table:table-cell office:value-type="float" office:value="101.264546" table:style-name="ce29">
            <text:p>101.26</text:p>
          </table:table-cell>
          <table:table-cell office:value-type="float" office:value="101.6345" table:style-name="ce29">
            <text:p>101.63</text:p>
          </table:table-cell>
          <table:table-cell table:number-columns-repeated="16371"/>
        </table:table-row>
        <table:table-row table:style-name="ro4">
          <table:table-cell office:value-type="float" office:value="2" table:style-name="ce1">
            <text:p>2</text:p>
          </table:table-cell>
          <table:table-cell office:value-type="float" office:value="32.535980000000002" table:style-name="ce29">
            <text:p>32.54</text:p>
          </table:table-cell>
          <table:table-cell office:value-type="float" office:value="33.360599999999998" table:style-name="ce29">
            <text:p>33.36</text:p>
          </table:table-cell>
          <table:table-cell office:value-type="float" office:value="58.141000000000005" table:style-name="ce29">
            <text:p>58.14</text:p>
          </table:table-cell>
          <table:table-cell office:value-type="float" office:value="83.500354000000002" table:style-name="ce29">
            <text:p>83.50</text:p>
          </table:table-cell>
          <table:table-cell office:value-type="float" office:value="83.500354000000002" table:style-name="ce29">
            <text:p>83.50</text:p>
          </table:table-cell>
          <table:table-cell office:value-type="float" office:value="128.83769100000001" table:style-name="ce29">
            <text:p>128.84</text:p>
          </table:table-cell>
          <table:table-cell office:value-type="float" office:value="128.83769100000001" table:style-name="ce29">
            <text:p>128.84</text:p>
          </table:table-cell>
          <table:table-cell office:value-type="float" office:value="239.16840729999998" table:style-name="ce29">
            <text:p>239.17</text:p>
          </table:table-cell>
          <table:table-cell office:value-type="float" office:value="140.22539919999997" table:style-name="ce29">
            <text:p>140.23</text:p>
          </table:table-cell>
          <table:table-cell office:value-type="float" office:value="46.513294000000002" table:style-name="ce29">
            <text:p>46.51</text:p>
          </table:table-cell>
          <table:table-cell office:value-type="float" office:value="53.191991999999999" table:style-name="ce29">
            <text:p>53.19</text:p>
          </table:table-cell>
          <table:table-cell office:value-type="float" office:value="54.744000000000007" table:style-name="ce29">
            <text:p>54.74</text:p>
          </table:table-cell>
          <table:table-cell table:number-columns-repeated="16371"/>
        </table:table-row>
        <table:table-row table:style-name="ro4">
          <table:table-cell office:value-type="float" office:value="3" table:style-name="ce1">
            <text:p>3</text:p>
          </table:table-cell>
          <table:table-cell office:value-type="float" office:value="25.195636666666669" table:style-name="ce29">
            <text:p>25.20</text:p>
          </table:table-cell>
          <table:table-cell office:value-type="float" office:value="25.349233333333334" table:style-name="ce29">
            <text:p>25.35</text:p>
          </table:table-cell>
          <table:table-cell office:value-type="float" office:value="41.375666666666667" table:style-name="ce29">
            <text:p>41.38</text:p>
          </table:table-cell>
          <table:table-cell office:value-type="float" office:value="58.880617666666666" table:style-name="ce29">
            <text:p>58.88</text:p>
          </table:table-cell>
          <table:table-cell office:value-type="float" office:value="58.880617666666666" table:style-name="ce29">
            <text:p>58.88</text:p>
          </table:table-cell>
          <table:table-cell office:value-type="float" office:value="87.801003166666661" table:style-name="ce29">
            <text:p>87.80</text:p>
          </table:table-cell>
          <table:table-cell office:value-type="float" office:value="87.801003166666661" table:style-name="ce29">
            <text:p>87.80</text:p>
          </table:table-cell>
          <table:table-cell office:value-type="float" office:value="161.26571095" table:style-name="ce29">
            <text:p>161.27</text:p>
          </table:table-cell>
          <table:table-cell office:value-type="float" office:value="95.724248799999998" table:style-name="ce29">
            <text:p>95.72</text:p>
          </table:table-cell>
          <table:table-cell office:value-type="float" office:value="33.893374333333334" table:style-name="ce29">
            <text:p>33.89</text:p>
          </table:table-cell>
          <table:table-cell office:value-type="float" office:value="37.225438000000004" table:style-name="ce29">
            <text:p>37.23</text:p>
          </table:table-cell>
          <table:table-cell office:value-type="float" office:value="39.1235" table:style-name="ce29">
            <text:p>39.12</text:p>
          </table:table-cell>
          <table:table-cell table:number-columns-repeated="16371"/>
        </table:table-row>
        <table:table-row table:style-name="ro4">
          <table:table-cell office:value-type="float" office:value="4" table:style-name="ce1">
            <text:p>4</text:p>
          </table:table-cell>
          <table:table-cell office:value-type="float" office:value="21.526959999999999" table:style-name="ce29">
            <text:p>21.53</text:p>
          </table:table-cell>
          <table:table-cell office:value-type="float" office:value="21.346200000000003" table:style-name="ce29">
            <text:p>21.35</text:p>
          </table:table-cell>
          <table:table-cell office:value-type="float" office:value="32.999499999999998" table:style-name="ce29">
            <text:p>33.00</text:p>
          </table:table-cell>
          <table:table-cell office:value-type="float" office:value="46.580048000000005" table:style-name="ce29">
            <text:p>46.58</text:p>
          </table:table-cell>
          <table:table-cell office:value-type="float" office:value="46.580048000000005" table:style-name="ce29">
            <text:p>46.58</text:p>
          </table:table-cell>
          <table:table-cell office:value-type="float" office:value="67.288482000000002" table:style-name="ce29">
            <text:p>67.29</text:p>
          </table:table-cell>
          <table:table-cell office:value-type="float" office:value="67.288482000000002" table:style-name="ce29">
            <text:p>67.29</text:p>
          </table:table-cell>
          <table:table-cell office:value-type="float" office:value="122.3180146" table:style-name="ce29">
            <text:p>122.32</text:p>
          </table:table-cell>
          <table:table-cell office:value-type="float" office:value="73.490598399999996" table:style-name="ce29">
            <text:p>73.49</text:p>
          </table:table-cell>
          <table:table-cell office:value-type="float" office:value="27.606538" table:style-name="ce29">
            <text:p>27.61</text:p>
          </table:table-cell>
          <table:table-cell office:value-type="float" office:value="29.285383999999997" table:style-name="ce29">
            <text:p>29.29</text:p>
          </table:table-cell>
          <table:table-cell office:value-type="float" office:value="31.320499999999999" table:style-name="ce29">
            <text:p>31.32</text:p>
          </table:table-cell>
          <table:table-cell table:number-columns-repeated="16371"/>
        </table:table-row>
        <table:table-row table:style-name="ro4">
          <table:table-cell office:value-type="float" office:value="5" table:style-name="ce1">
            <text:p>5</text:p>
          </table:table-cell>
          <table:table-cell office:value-type="float" office:value="19.32695" table:style-name="ce29">
            <text:p>19.33</text:p>
          </table:table-cell>
          <table:table-cell office:value-type="float" office:value="18.946499999999997" table:style-name="ce29">
            <text:p>18.95</text:p>
          </table:table-cell>
          <table:table-cell office:value-type="float" office:value="27.978999999999996" table:style-name="ce29">
            <text:p>27.98</text:p>
          </table:table-cell>
          <table:table-cell office:value-type="float" office:value="39.207145000000004" table:style-name="ce29">
            <text:p>39.21</text:p>
          </table:table-cell>
          <table:table-cell office:value-type="float" office:value="39.207145000000004" table:style-name="ce29">
            <text:p>39.21</text:p>
          </table:table-cell>
          <table:table-cell office:value-type="float" office:value="54.9856275" table:style-name="ce29">
            <text:p>54.99</text:p>
          </table:table-cell>
          <table:table-cell office:value-type="float" office:value="54.9856275" table:style-name="ce29">
            <text:p>54.99</text:p>
          </table:table-cell>
          <table:table-cell office:value-type="float" office:value="98.95231824999999" table:style-name="ce29">
            <text:p>98.95</text:p>
          </table:table-cell>
          <table:table-cell office:value-type="float" office:value="60.163948000000005" table:style-name="ce29">
            <text:p>60.16</text:p>
          </table:table-cell>
          <table:table-cell office:value-type="float" office:value="23.852934999999999" table:style-name="ce29">
            <text:p>23.85</text:p>
          </table:table-cell>
          <table:table-cell office:value-type="float" office:value="24.55593" table:style-name="ce29">
            <text:p>24.56</text:p>
          </table:table-cell>
          <table:table-cell office:value-type="float" office:value="26.644500000000004" table:style-name="ce29">
            <text:p>26.64</text:p>
          </table:table-cell>
          <table:table-cell table:number-columns-repeated="16371"/>
        </table:table-row>
        <table:table-row table:style-name="ro4">
          <table:table-cell office:value-type="float" office:value="6" table:style-name="ce1">
            <text:p>6</text:p>
          </table:table-cell>
          <table:table-cell office:value-type="float" office:value="17.861273333333333" table:style-name="ce29">
            <text:p>17.86</text:p>
          </table:table-cell>
          <table:table-cell office:value-type="float" office:value="17.348466666666667" table:style-name="ce29">
            <text:p>17.35</text:p>
          </table:table-cell>
          <table:table-cell office:value-type="float" office:value="24.636333333333329" table:style-name="ce29">
            <text:p>24.64</text:p>
          </table:table-cell>
          <table:table-cell office:value-type="float" office:value="34.298075333333337" table:style-name="ce29">
            <text:p>34.30</text:p>
          </table:table-cell>
          <table:table-cell office:value-type="float" office:value="34.298075333333337" table:style-name="ce29">
            <text:p>34.30</text:p>
          </table:table-cell>
          <table:table-cell office:value-type="float" office:value="46.787606333333336" table:style-name="ce29">
            <text:p>46.79</text:p>
          </table:table-cell>
          <table:table-cell office:value-type="float" office:value="46.787606333333336" table:style-name="ce29">
            <text:p>46.79</text:p>
          </table:table-cell>
          <table:table-cell office:value-type="float" office:value="83.377621899999994" table:style-name="ce29">
            <text:p>83.38</text:p>
          </table:table-cell>
          <table:table-cell office:value-type="float" office:value="51.290797599999991" table:style-name="ce29">
            <text:p>51.29</text:p>
          </table:table-cell>
          <table:table-cell office:value-type="float" office:value="21.365948666666668" table:style-name="ce29">
            <text:p>21.37</text:p>
          </table:table-cell>
          <table:table-cell office:value-type="float" office:value="21.431775999999999" table:style-name="ce29">
            <text:p>21.43</text:p>
          </table:table-cell>
          <table:table-cell office:value-type="float" office:value="23.532" table:style-name="ce29">
            <text:p>23.53</text:p>
          </table:table-cell>
          <table:table-cell table:number-columns-repeated="16371"/>
        </table:table-row>
        <table:table-row table:style-name="ro4">
          <table:table-cell office:value-type="float" office:value="7" table:style-name="ce1">
            <text:p>7</text:p>
          </table:table-cell>
          <table:table-cell office:value-type="float" office:value="16.815215714285717" table:style-name="ce29">
            <text:p>16.82</text:p>
          </table:table-cell>
          <table:table-cell office:value-type="float" office:value="16.208528571428573" table:style-name="ce29">
            <text:p>16.21</text:p>
          </table:table-cell>
          <table:table-cell office:value-type="float" office:value="22.25242857142857" table:style-name="ce29">
            <text:p>22.25</text:p>
          </table:table-cell>
          <table:table-cell office:value-type="float" office:value="30.796910428571429" table:style-name="ce29">
            <text:p>30.80</text:p>
          </table:table-cell>
          <table:table-cell office:value-type="float" office:value="30.796910428571429" table:style-name="ce29">
            <text:p>30.80</text:p>
          </table:table-cell>
          <table:table-cell office:value-type="float" office:value="40.935204214285712" table:style-name="ce29">
            <text:p>40.94</text:p>
          </table:table-cell>
          <table:table-cell office:value-type="float" office:value="40.935204214285712" table:style-name="ce29">
            <text:p>40.94</text:p>
          </table:table-cell>
          <table:table-cell office:value-type="float" office:value="72.25492555000001" table:style-name="ce29">
            <text:p>72.25</text:p>
          </table:table-cell>
          <table:table-cell office:value-type="float" office:value="44.962504342857137" table:style-name="ce29">
            <text:p>44.96</text:p>
          </table:table-cell>
          <table:table-cell office:value-type="float" office:value="19.602743285714286" table:style-name="ce29">
            <text:p>19.60</text:p>
          </table:table-cell>
          <table:table-cell office:value-type="float" office:value="19.224936285714282" table:style-name="ce29">
            <text:p>19.22</text:p>
          </table:table-cell>
          <table:table-cell office:value-type="float" office:value="21.312928571428568" table:style-name="ce29">
            <text:p>21.31</text:p>
          </table:table-cell>
          <table:table-cell table:number-columns-repeated="16371"/>
        </table:table-row>
        <table:table-row table:style-name="ro4">
          <table:table-cell office:value-type="float" office:value="8" table:style-name="ce1">
            <text:p>8</text:p>
          </table:table-cell>
          <table:table-cell office:value-type="float" office:value="16.031420000000001" table:style-name="ce29">
            <text:p>16.03</text:p>
          </table:table-cell>
          <table:table-cell office:value-type="float" office:value="15.354900000000001" table:style-name="ce29">
            <text:p>15.35</text:p>
          </table:table-cell>
          <table:table-cell office:value-type="float" office:value="20.467749999999999" table:style-name="ce29">
            <text:p>20.47</text:p>
          </table:table-cell>
          <table:table-cell office:value-type="float" office:value="30.796910428571429" table:style-name="ce29">
            <text:p>30.80</text:p>
          </table:table-cell>
          <table:table-cell office:value-type="float" office:value="30.796910428571429" table:style-name="ce29">
            <text:p>30.80</text:p>
          </table:table-cell>
          <table:table-cell office:value-type="float" office:value="40.935204214285712" table:style-name="ce29">
            <text:p>40.94</text:p>
          </table:table-cell>
          <table:table-cell office:value-type="float" office:value="40.935204214285712" table:style-name="ce29">
            <text:p>40.94</text:p>
          </table:table-cell>
          <table:table-cell office:value-type="float" office:value="72.25492555000001" table:style-name="ce29">
            <text:p>72.25</text:p>
          </table:table-cell>
          <table:table-cell office:value-type="float" office:value="44.962504342857137" table:style-name="ce29">
            <text:p>44.96</text:p>
          </table:table-cell>
          <table:table-cell office:value-type="float" office:value="19.602743285714286" table:style-name="ce29">
            <text:p>19.60</text:p>
          </table:table-cell>
          <table:table-cell office:value-type="float" office:value="19.224936285714282" table:style-name="ce29">
            <text:p>19.22</text:p>
          </table:table-cell>
          <table:table-cell office:value-type="float" office:value="19.652249999999999" table:style-name="ce29">
            <text:p>19.65</text:p>
          </table:table-cell>
          <table:table-cell table:number-columns-repeated="16371"/>
        </table:table-row>
        <table:table-row table:style-name="ro4">
          <table:table-cell office:value-type="float" office:value="9" table:style-name="ce1">
            <text:p>9</text:p>
          </table:table-cell>
          <table:table-cell office:value-type="float" office:value="15.422465555555554" table:style-name="ce29">
            <text:p>15.42</text:p>
          </table:table-cell>
          <table:table-cell office:value-type="float" office:value="14.692144444444446" table:style-name="ce29">
            <text:p>14.69</text:p>
          </table:table-cell>
          <table:table-cell office:value-type="float" office:value="19.082555555555555" table:style-name="ce29">
            <text:p>19.08</text:p>
          </table:table-cell>
          <table:table-cell office:value-type="float" office:value="26.141088555555555" table:style-name="ce29">
            <text:p>26.14</text:p>
          </table:table-cell>
          <table:table-cell office:value-type="float" office:value="26.141088555555555" table:style-name="ce29">
            <text:p>26.14</text:p>
          </table:table-cell>
          <table:table-cell office:value-type="float" office:value="33.139765055555557" table:style-name="ce29">
            <text:p>33.14</text:p>
          </table:table-cell>
          <table:table-cell office:value-type="float" office:value="33.139765055555557" table:style-name="ce29">
            <text:p>33.14</text:p>
          </table:table-cell>
          <table:table-cell office:value-type="float" office:value="57.429532850000001" table:style-name="ce29">
            <text:p>57.43</text:p>
          </table:table-cell>
          <table:table-cell office:value-type="float" office:value="36.547346400000002" table:style-name="ce29">
            <text:p>36.55</text:p>
          </table:table-cell>
          <table:table-cell office:value-type="float" office:value="17.282634111111111" table:style-name="ce29">
            <text:p>17.28</text:p>
          </table:table-cell>
          <table:table-cell office:value-type="float" office:value="16.340114" table:style-name="ce29">
            <text:p>16.34</text:p>
          </table:table-cell>
          <table:table-cell office:value-type="float" office:value="18.363833333333332" table:style-name="ce29">
            <text:p>18.36</text:p>
          </table:table-cell>
          <table:table-cell table:number-columns-repeated="16371"/>
        </table:table-row>
        <table:table-row table:style-name="ro4">
          <table:table-cell office:value-type="float" office:value="10" table:style-name="ce1">
            <text:p>10</text:p>
          </table:table-cell>
          <table:table-cell office:value-type="float" office:value="14.9359" table:style-name="ce29">
            <text:p>14.94</text:p>
          </table:table-cell>
          <table:table-cell office:value-type="float" office:value="14.163" table:style-name="ce29">
            <text:p>14.16</text:p>
          </table:table-cell>
          <table:table-cell office:value-type="float" office:value="17.977" table:style-name="ce29">
            <text:p>17.98</text:p>
          </table:table-cell>
          <table:table-cell office:value-type="float" office:value="24.517130000000002" table:style-name="ce29">
            <text:p>24.52</text:p>
          </table:table-cell>
          <table:table-cell office:value-type="float" office:value="24.517130000000002" table:style-name="ce29">
            <text:p>24.52</text:p>
          </table:table-cell>
          <table:table-cell office:value-type="float" office:value="30.414854999999999" table:style-name="ce29">
            <text:p>30.41</text:p>
          </table:table-cell>
          <table:table-cell office:value-type="float" office:value="30.414854999999999" table:style-name="ce29">
            <text:p>30.41</text:p>
          </table:table-cell>
          <table:table-cell office:value-type="float" office:value="52.242836499999996" table:style-name="ce29">
            <text:p>52.24</text:p>
          </table:table-cell>
          <table:table-cell office:value-type="float" office:value="33.612195999999997" table:style-name="ce29">
            <text:p>33.61</text:p>
          </table:table-cell>
          <table:table-cell office:value-type="float" office:value="16.484469999999998" table:style-name="ce29">
            <text:p>16.48</text:p>
          </table:table-cell>
          <table:table-cell office:value-type="float" office:value="15.356359999999999" table:style-name="ce29">
            <text:p>15.36</text:p>
          </table:table-cell>
          <table:table-cell office:value-type="float" office:value="17.335999999999999" table:style-name="ce29">
            <text:p>17.34</text:p>
          </table:table-cell>
          <table:table-cell table:number-columns-repeated="16371"/>
        </table:table-row>
        <table:table-row table:style-name="ro4">
          <table:table-cell office:value-type="float" office:value="11" table:style-name="ce1">
            <text:p>11</text:p>
          </table:table-cell>
          <table:table-cell office:value-type="float" office:value="14.538344545454548" table:style-name="ce29">
            <text:p>14.54</text:p>
          </table:table-cell>
          <table:table-cell office:value-type="float" office:value="13.731027272727273" table:style-name="ce29">
            <text:p>13.73</text:p>
          </table:table-cell>
          <table:table-cell office:value-type="float" office:value="17.074818181818184" table:style-name="ce29">
            <text:p>17.07</text:p>
          </table:table-cell>
          <table:table-cell office:value-type="float" office:value="23.191817909090908" table:style-name="ce29">
            <text:p>23.19</text:p>
          </table:table-cell>
          <table:table-cell office:value-type="float" office:value="23.191817909090908" table:style-name="ce29">
            <text:p>23.19</text:p>
          </table:table-cell>
          <table:table-cell office:value-type="float" office:value="28.187500499999999" table:style-name="ce29">
            <text:p>28.19</text:p>
          </table:table-cell>
          <table:table-cell office:value-type="float" office:value="28.187500499999999" table:style-name="ce29">
            <text:p>28.19</text:p>
          </table:table-cell>
          <table:table-cell office:value-type="float" office:value="48.000503786363645" table:style-name="ce29">
            <text:p>48.00</text:p>
          </table:table-cell>
          <table:table-cell office:value-type="float" office:value="31.21686378181818" table:style-name="ce29">
            <text:p>31.22</text:p>
          </table:table-cell>
          <table:table-cell office:value-type="float" office:value="15.839835181818181" table:style-name="ce29">
            <text:p>15.84</text:p>
          </table:table-cell>
          <table:table-cell office:value-type="float" office:value="14.56718781818182" table:style-name="ce29">
            <text:p>14.57</text:p>
          </table:table-cell>
          <table:table-cell office:value-type="float" office:value="16.497681818181817" table:style-name="ce29">
            <text:p>16.50</text:p>
          </table:table-cell>
          <table:table-cell table:number-columns-repeated="16371"/>
        </table:table-row>
        <table:table-row table:style-name="ro4">
          <table:table-cell office:value-type="float" office:value="12" table:style-name="ce1">
            <text:p>12</text:p>
          </table:table-cell>
          <table:table-cell office:value-type="float" office:value="14.207546666666667" table:style-name="ce29">
            <text:p>14.21</text:p>
          </table:table-cell>
          <table:table-cell office:value-type="float" office:value="13.371933333333336" table:style-name="ce29">
            <text:p>13.37</text:p>
          </table:table-cell>
          <table:table-cell office:value-type="float" office:value="16.325166666666664" table:style-name="ce29">
            <text:p>16.33</text:p>
          </table:table-cell>
          <table:table-cell office:value-type="float" office:value="22.090490666666668" table:style-name="ce29">
            <text:p>22.09</text:p>
          </table:table-cell>
          <table:table-cell office:value-type="float" office:value="22.090490666666668" table:style-name="ce29">
            <text:p>22.09</text:p>
          </table:table-cell>
          <table:table-cell office:value-type="float" office:value="26.333312666666671" table:style-name="ce29">
            <text:p>26.33</text:p>
          </table:table-cell>
          <table:table-cell office:value-type="float" office:value="26.333312666666671" table:style-name="ce29">
            <text:p>26.33</text:p>
          </table:table-cell>
          <table:table-cell office:value-type="float" office:value="44.4664438" table:style-name="ce29">
            <text:p>44.47</text:p>
          </table:table-cell>
          <table:table-cell office:value-type="float" office:value="29.226395199999999" table:style-name="ce29">
            <text:p>29.23</text:p>
          </table:table-cell>
          <table:table-cell office:value-type="float" office:value="15.310347333333333" table:style-name="ce29">
            <text:p>15.31</text:p>
          </table:table-cell>
          <table:table-cell office:value-type="float" office:value="13.923952000000002" table:style-name="ce29">
            <text:p>13.92</text:p>
          </table:table-cell>
          <table:table-cell office:value-type="float" office:value="15.801499999999999" table:style-name="ce29">
            <text:p>15.80</text:p>
          </table:table-cell>
          <table:table-cell table:number-columns-repeated="16371"/>
        </table:table-row>
        <table:table-row table:style-name="ro4">
          <table:table-cell office:value-type="float" office:value="13" table:style-name="ce1">
            <text:p>13</text:p>
          </table:table-cell>
          <table:table-cell office:value-type="float" office:value="13.92810076923077" table:style-name="ce29">
            <text:p>13.93</text:p>
          </table:table-cell>
          <table:table-cell office:value-type="float" office:value="13.068900000000001" table:style-name="ce29">
            <text:p>13.07</text:p>
          </table:table-cell>
          <table:table-cell office:value-type="float" office:value="15.692846153846155" table:style-name="ce29">
            <text:p>15.69</text:p>
          </table:table-cell>
          <table:table-cell office:value-type="float" office:value="21.161459461538463" table:style-name="ce29">
            <text:p>21.16</text:p>
          </table:table-cell>
          <table:table-cell office:value-type="float" office:value="21.161459461538463" table:style-name="ce29">
            <text:p>21.16</text:p>
          </table:table-cell>
          <table:table-cell office:value-type="float" office:value="24.766176115384617" table:style-name="ce29">
            <text:p>24.77</text:p>
          </table:table-cell>
          <table:table-cell office:value-type="float" office:value="24.766176115384617" table:style-name="ce29">
            <text:p>24.77</text:p>
          </table:table-cell>
          <table:table-cell office:value-type="float" office:value="41.477208988461534" table:style-name="ce29">
            <text:p>41.48</text:p>
          </table:table-cell>
          <table:table-cell office:value-type="float" office:value="27.547360184615382" table:style-name="ce29">
            <text:p>27.55</text:p>
          </table:table-cell>
          <table:table-cell office:value-type="float" office:value="14.869434076923076" table:style-name="ce29">
            <text:p>14.87</text:p>
          </table:table-cell>
          <table:table-cell office:value-type="float" office:value="13.392974923076924" table:style-name="ce29">
            <text:p>13.39</text:p>
          </table:table-cell>
          <table:table-cell office:value-type="float" office:value="15.214653846153848" table:style-name="ce29">
            <text:p>15.21</text:p>
          </table:table-cell>
          <table:table-cell table:number-columns-repeated="16371"/>
        </table:table-row>
        <table:table-row table:style-name="ro4">
          <table:table-cell office:value-type="float" office:value="14" table:style-name="ce1">
            <text:p>14</text:p>
          </table:table-cell>
          <table:table-cell office:value-type="float" office:value="13.689002857142857" table:style-name="ce29">
            <text:p>13.69</text:p>
          </table:table-cell>
          <table:table-cell office:value-type="float" office:value="12.809914285714287" table:style-name="ce29">
            <text:p>12.81</text:p>
          </table:table-cell>
          <table:table-cell office:value-type="float" office:value="15.152714285714286" table:style-name="ce29">
            <text:p>15.15</text:p>
          </table:table-cell>
          <table:table-cell office:value-type="float" office:value="20.367803714285714" table:style-name="ce29">
            <text:p>20.37</text:p>
          </table:table-cell>
          <table:table-cell office:value-type="float" office:value="20.367803714285714" table:style-name="ce29">
            <text:p>20.37</text:p>
          </table:table-cell>
          <table:table-cell office:value-type="float" office:value="23.424579857142856" table:style-name="ce29">
            <text:p>23.42</text:p>
          </table:table-cell>
          <table:table-cell office:value-type="float" office:value="23.424579857142856" table:style-name="ce29">
            <text:p>23.42</text:p>
          </table:table-cell>
          <table:table-cell office:value-type="float" office:value="38.916051099999997" table:style-name="ce29">
            <text:p>38.92</text:p>
          </table:table-cell>
          <table:table-cell office:value-type="float" office:value="26.11302297142857" table:style-name="ce29">
            <text:p>26.11</text:p>
          </table:table-cell>
          <table:table-cell office:value-type="float" office:value="14.498115142857143" table:style-name="ce29">
            <text:p>14.50</text:p>
          </table:table-cell>
          <table:table-cell office:value-type="float" office:value="12.950201142857143" table:style-name="ce29">
            <text:p>12.95</text:p>
          </table:table-cell>
          <table:table-cell office:value-type="float" office:value="14.713714285714286" table:style-name="ce29">
            <text:p>14.71</text:p>
          </table:table-cell>
          <table:table-cell table:number-columns-repeated="16371"/>
        </table:table-row>
        <table:table-row table:style-name="ro4">
          <table:table-cell office:value-type="float" office:value="15" table:style-name="ce1">
            <text:p>15</text:p>
          </table:table-cell>
          <table:table-cell office:value-type="float" office:value="13.482183333333333" table:style-name="ce29">
            <text:p>13.48</text:p>
          </table:table-cell>
          <table:table-cell office:value-type="float" office:value="12.586166666666665" table:style-name="ce29">
            <text:p>12.59</text:p>
          </table:table-cell>
          <table:table-cell office:value-type="float" office:value="14.686333333333334" table:style-name="ce29">
            <text:p>14.69</text:p>
          </table:table-cell>
          <table:table-cell office:value-type="float" office:value="19.682448333333337" table:style-name="ce29">
            <text:p>19.68</text:p>
          </table:table-cell>
          <table:table-cell office:value-type="float" office:value="19.682448333333337" table:style-name="ce29">
            <text:p>19.68</text:p>
          </table:table-cell>
          <table:table-cell office:value-type="float" office:value="22.263415833333333" table:style-name="ce29">
            <text:p>22.26</text:p>
          </table:table-cell>
          <table:table-cell office:value-type="float" office:value="22.263415833333333" table:style-name="ce29">
            <text:p>22.26</text:p>
          </table:table-cell>
          <table:table-cell office:value-type="float" office:value="36.697354750000002" table:style-name="ce29">
            <text:p>36.70</text:p>
          </table:table-cell>
          <table:table-cell office:value-type="float" office:value="24.874443999999997" table:style-name="ce29">
            <text:p>24.87</text:p>
          </table:table-cell>
          <table:table-cell office:value-type="float" office:value="14.182471666666666" table:style-name="ce29">
            <text:p>14.18</text:p>
          </table:table-cell>
          <table:table-cell office:value-type="float" office:value="12.57799" table:style-name="ce29">
            <text:p>12.58</text:p>
          </table:table-cell>
          <table:table-cell office:value-type="float" office:value="14.281499999999998" table:style-name="ce29">
            <text:p>14.28</text:p>
          </table:table-cell>
          <table:table-cell table:number-columns-repeated="16371"/>
        </table:table-row>
        <table:table-row table:style-name="ro4">
          <table:table-cell office:value-type="float" office:value="16" table:style-name="ce1">
            <text:p>16</text:p>
          </table:table-cell>
          <table:table-cell office:value-type="float" office:value="13.301590000000001" table:style-name="ce29">
            <text:p>13.30</text:p>
          </table:table-cell>
          <table:table-cell office:value-type="float" office:value="12.39105" table:style-name="ce29">
            <text:p>12.39</text:p>
          </table:table-cell>
          <table:table-cell office:value-type="float" office:value="14.279875000000001" table:style-name="ce29">
            <text:p>14.28</text:p>
          </table:table-cell>
          <table:table-cell office:value-type="float" office:value="19.085086999999998" table:style-name="ce29">
            <text:p>19.09</text:p>
          </table:table-cell>
          <table:table-cell office:value-type="float" office:value="19.085086999999998" table:style-name="ce29">
            <text:p>19.09</text:p>
          </table:table-cell>
          <table:table-cell office:value-type="float" office:value="21.248853" table:style-name="ce29">
            <text:p>21.25</text:p>
          </table:table-cell>
          <table:table-cell office:value-type="float" office:value="21.248853" table:style-name="ce29">
            <text:p>21.25</text:p>
          </table:table-cell>
          <table:table-cell office:value-type="float" office:value="34.7569084" table:style-name="ce29">
            <text:p>34.76</text:p>
          </table:table-cell>
          <table:table-cell office:value-type="float" office:value="23.794918599999995" table:style-name="ce29">
            <text:p>23.79</text:p>
          </table:table-cell>
          <table:table-cell office:value-type="float" office:value="13.912064500000001" table:style-name="ce29">
            <text:p>13.91</text:p>
          </table:table-cell>
          <table:table-cell office:value-type="float" office:value="12.263111" table:style-name="ce29">
            <text:p>12.26</text:p>
          </table:table-cell>
          <table:table-cell office:value-type="float" office:value="13.905124999999998" table:style-name="ce29">
            <text:p>13.91</text:p>
          </table:table-cell>
          <table:table-cell table:number-columns-repeated="16371"/>
        </table:table-row>
        <table:table-row table:style-name="ro4">
          <table:table-cell office:value-type="float" office:value="17" table:style-name="ce1">
            <text:p>17</text:p>
          </table:table-cell>
          <table:table-cell office:value-type="float" office:value="13.142594705882354" table:style-name="ce29">
            <text:p>13.14</text:p>
          </table:table-cell>
          <table:table-cell office:value-type="float" office:value="12.219511764705883" table:style-name="ce29">
            <text:p>12.22</text:p>
          </table:table-cell>
          <table:table-cell office:value-type="float" office:value="13.922764705882354" table:style-name="ce29">
            <text:p>13.92</text:p>
          </table:table-cell>
          <table:table-cell office:value-type="float" office:value="18.560191352941178" table:style-name="ce29">
            <text:p>18.56</text:p>
          </table:table-cell>
          <table:table-cell office:value-type="float" office:value="18.560191352941178" table:style-name="ce29">
            <text:p>18.56</text:p>
          </table:table-cell>
          <table:table-cell office:value-type="float" office:value="20.355020558823529" table:style-name="ce29">
            <text:p>20.36</text:p>
          </table:table-cell>
          <table:table-cell office:value-type="float" office:value="20.355020558823529" table:style-name="ce29">
            <text:p>20.36</text:p>
          </table:table-cell>
          <table:table-cell office:value-type="float" office:value="33.045609108823527" table:style-name="ce29">
            <text:p>33.05</text:p>
          </table:table-cell>
          <table:table-cell office:value-type="float" office:value="22.846378494117644" table:style-name="ce29">
            <text:p>22.85</text:p>
          </table:table-cell>
          <table:table-cell office:value-type="float" office:value="13.678910764705885" table:style-name="ce29">
            <text:p>13.68</text:p>
          </table:table-cell>
          <table:table-cell office:value-type="float" office:value="11.995446705882353" table:style-name="ce29">
            <text:p>12.00</text:p>
          </table:table-cell>
          <table:table-cell office:value-type="float" office:value="13.574735294117644" table:style-name="ce29">
            <text:p>13.57</text:p>
          </table:table-cell>
          <table:table-cell table:number-columns-repeated="16371"/>
        </table:table-row>
        <table:table-row table:style-name="ro4">
          <table:table-cell office:value-type="float" office:value="18" table:style-name="ce1">
            <text:p>18</text:p>
          </table:table-cell>
          <table:table-cell office:value-type="float" office:value="13.001597777777778" table:style-name="ce29">
            <text:p>13.00</text:p>
          </table:table-cell>
          <table:table-cell office:value-type="float" office:value="12.067622222222221" table:style-name="ce29">
            <text:p>12.07</text:p>
          </table:table-cell>
          <table:table-cell office:value-type="float" office:value="13.606777777777776" table:style-name="ce29">
            <text:p>13.61</text:p>
          </table:table-cell>
          <table:table-cell office:value-type="float" office:value="18.095683777777776" table:style-name="ce29">
            <text:p>18.10</text:p>
          </table:table-cell>
          <table:table-cell office:value-type="float" office:value="18.095683777777776" table:style-name="ce29">
            <text:p>18.10</text:p>
          </table:table-cell>
          <table:table-cell office:value-type="float" office:value="19.561796777777779" table:style-name="ce29">
            <text:p>19.56</text:p>
          </table:table-cell>
          <table:table-cell office:value-type="float" office:value="19.561796777777779" table:style-name="ce29">
            <text:p>19.56</text:p>
          </table:table-cell>
          <table:table-cell office:value-type="float" office:value="31.525265699999995" table:style-name="ce29">
            <text:p>31.53</text:p>
          </table:table-cell>
          <table:table-cell office:value-type="float" office:value="22.006992799999999" table:style-name="ce29">
            <text:p>22.01</text:p>
          </table:table-cell>
          <table:table-cell office:value-type="float" office:value="13.476801555555557" table:style-name="ce29">
            <text:p>13.48</text:p>
          </table:table-cell>
          <table:table-cell office:value-type="float" office:value="11.767128" table:style-name="ce29">
            <text:p>11.77</text:p>
          </table:table-cell>
          <table:table-cell office:value-type="float" office:value="13.282666666666666" table:style-name="ce29">
            <text:p>13.28</text:p>
          </table:table-cell>
          <table:table-cell table:number-columns-repeated="16371"/>
        </table:table-row>
        <table:table-row table:style-name="ro4">
          <table:table-cell office:value-type="float" office:value="19" table:style-name="ce1">
            <text:p>19</text:p>
          </table:table-cell>
          <table:table-cell office:value-type="float" office:value="12.875757368421052" table:style-name="ce29">
            <text:p>12.88</text:p>
          </table:table-cell>
          <table:table-cell office:value-type="float" office:value="11.932278947368422" table:style-name="ce29">
            <text:p>11.93</text:p>
          </table:table-cell>
          <table:table-cell office:value-type="float" office:value="13.325421052631579" table:style-name="ce29">
            <text:p>13.33</text:p>
          </table:table-cell>
          <table:table-cell office:value-type="float" office:value="17.682029315789475" table:style-name="ce29">
            <text:p>17.68</text:p>
          </table:table-cell>
          <table:table-cell office:value-type="float" office:value="17.682029315789475" table:style-name="ce29">
            <text:p>17.68</text:p>
          </table:table-cell>
          <table:table-cell office:value-type="float" office:value="18.85329607894737" table:style-name="ce29">
            <text:p>18.85</text:p>
          </table:table-cell>
          <table:table-cell office:value-type="float" office:value="18.85329607894737" table:style-name="ce29">
            <text:p>18.85</text:p>
          </table:table-cell>
          <table:table-cell office:value-type="float" office:value="30.165727244736839" table:style-name="ce29">
            <text:p>30.17</text:p>
          </table:table-cell>
          <table:table-cell office:value-type="float" office:value="21.259526610526315" table:style-name="ce29">
            <text:p>21.26</text:p>
          </table:table-cell>
          <table:table-cell office:value-type="float" office:value="13.300835105263156" table:style-name="ce29">
            <text:p>13.30</text:p>
          </table:table-cell>
          <table:table-cell office:value-type="float" office:value="11.571942421052631" table:style-name="ce29">
            <text:p>11.57</text:p>
          </table:table-cell>
          <table:table-cell office:value-type="float" office:value="13.02286842105263" table:style-name="ce29">
            <text:p>13.02</text:p>
          </table:table-cell>
          <table:table-cell table:number-columns-repeated="16371"/>
        </table:table-row>
        <table:table-row table:style-name="ro4">
          <table:table-cell office:value-type="float" office:value="20" table:style-name="ce1">
            <text:p>20</text:p>
          </table:table-cell>
          <table:table-cell office:value-type="float" office:value="12.7628" table:style-name="ce29">
            <text:p>12.76</text:p>
          </table:table-cell>
          <table:table-cell office:value-type="float" office:value="11.811" table:style-name="ce29">
            <text:p>11.81</text:p>
          </table:table-cell>
          <table:table-cell office:value-type="float" office:value="13.073499999999999" table:style-name="ce29">
            <text:p>13.07</text:p>
          </table:table-cell>
          <table:table-cell office:value-type="float" office:value="17.311599999999999" table:style-name="ce29">
            <text:p>17.31</text:p>
          </table:table-cell>
          <table:table-cell office:value-type="float" office:value="17.311599999999999" table:style-name="ce29">
            <text:p>17.31</text:p>
          </table:table-cell>
          <table:table-cell office:value-type="float" office:value="18.216810000000002" table:style-name="ce29">
            <text:p>18.22</text:p>
          </table:table-cell>
          <table:table-cell office:value-type="float" office:value="18.216810000000002" table:style-name="ce29">
            <text:p>18.22</text:p>
          </table:table-cell>
          <table:table-cell office:value-type="float" office:value="28.942872999999999" table:style-name="ce29">
            <text:p>28.94</text:p>
          </table:table-cell>
          <table:table-cell office:value-type="float" office:value="20.590192000000002" table:style-name="ce29">
            <text:p>20.59</text:p>
          </table:table-cell>
          <table:table-cell office:value-type="float" office:value="13.14709" table:style-name="ce29">
            <text:p>13.15</text:p>
          </table:table-cell>
          <table:table-cell office:value-type="float" office:value="11.404919999999999" table:style-name="ce29">
            <text:p>11.40</text:p>
          </table:table-cell>
          <table:table-cell office:value-type="float" office:value="12.7905" table:style-name="ce29">
            <text:p>12.79</text:p>
          </table:table-cell>
          <table:table-cell table:number-columns-repeated="16371"/>
        </table:table-row>
        <table:table-row table:style-name="ro4">
          <table:table-cell office:value-type="float" office:value="21" table:style-name="ce1">
            <text:p>21</text:p>
          </table:table-cell>
          <table:table-cell office:value-type="float" office:value="12.660885238095236" table:style-name="ce29">
            <text:p>12.66</text:p>
          </table:table-cell>
          <table:table-cell office:value-type="float" office:value="11.70177619047619" table:style-name="ce29">
            <text:p>11.70</text:p>
          </table:table-cell>
          <table:table-cell office:value-type="float" office:value="12.846809523809524" table:style-name="ce29">
            <text:p>12.85</text:p>
          </table:table-cell>
          <table:table-cell office:value-type="float" office:value="16.978220809523812" table:style-name="ce29">
            <text:p>16.98</text:p>
          </table:table-cell>
          <table:table-cell office:value-type="float" office:value="16.978220809523812" table:style-name="ce29">
            <text:p>16.98</text:p>
          </table:table-cell>
          <table:table-cell office:value-type="float" office:value="17.642050738095239" table:style-name="ce29">
            <text:p>17.64</text:p>
          </table:table-cell>
          <table:table-cell office:value-type="float" office:value="17.642050738095239" table:style-name="ce29">
            <text:p>17.64</text:p>
          </table:table-cell>
          <table:table-cell office:value-type="float" office:value="27.837176649999996" table:style-name="ce29">
            <text:p>27.84</text:p>
          </table:table-cell>
          <table:table-cell office:value-type="float" office:value="19.987827314285713" table:style-name="ce29">
            <text:p>19.99</text:p>
          </table:table-cell>
          <table:table-cell office:value-type="float" office:value="13.012391761904761" table:style-name="ce29">
            <text:p>13.01</text:p>
          </table:table-cell>
          <table:table-cell office:value-type="float" office:value="11.262037428571428" table:style-name="ce29">
            <text:p>11.26</text:p>
          </table:table-cell>
          <table:table-cell office:value-type="float" office:value="12.581642857142857" table:style-name="ce29">
            <text:p>12.58</text:p>
          </table:table-cell>
          <table:table-cell table:number-columns-repeated="16371"/>
        </table:table-row>
        <table:table-row table:style-name="ro4">
          <table:table-cell office:value-type="float" office:value="22" table:style-name="ce1">
            <text:p>22</text:p>
          </table:table-cell>
          <table:table-cell office:value-type="float" office:value="12.568507272727272" table:style-name="ce29">
            <text:p>12.57</text:p>
          </table:table-cell>
          <table:table-cell office:value-type="float" office:value="11.602963636363638" table:style-name="ce29">
            <text:p>11.60</text:p>
          </table:table-cell>
          <table:table-cell office:value-type="float" office:value="12.641909090909088" table:style-name="ce29">
            <text:p>12.64</text:p>
          </table:table-cell>
          <table:table-cell office:value-type="float" office:value="16.676839454545455" table:style-name="ce29">
            <text:p>16.68</text:p>
          </table:table-cell>
          <table:table-cell office:value-type="float" office:value="16.676839454545455" table:style-name="ce29">
            <text:p>16.68</text:p>
          </table:table-cell>
          <table:table-cell office:value-type="float" office:value="17.120600999999997" table:style-name="ce29">
            <text:p>17.12</text:p>
          </table:table-cell>
          <table:table-cell office:value-type="float" office:value="17.120600999999997" table:style-name="ce29">
            <text:p>17.12</text:p>
          </table:table-cell>
          <table:table-cell office:value-type="float" office:value="26.832662118181815" table:style-name="ce29">
            <text:p>26.83</text:p>
          </table:table-cell>
          <table:table-cell office:value-type="float" office:value="19.44330029090909" table:style-name="ce29">
            <text:p>19.44</text:p>
          </table:table-cell>
          <table:table-cell office:value-type="float" office:value="12.894143090909091" table:style-name="ce29">
            <text:p>12.89</text:p>
          </table:table-cell>
          <table:table-cell office:value-type="float" office:value="11.14000290909091" table:style-name="ce29">
            <text:p>11.14</text:p>
          </table:table-cell>
          <table:table-cell office:value-type="float" office:value="12.39309090909091" table:style-name="ce29">
            <text:p>12.39</text:p>
          </table:table-cell>
          <table:table-cell table:number-columns-repeated="16371"/>
        </table:table-row>
        <table:table-row table:style-name="ro4">
          <table:table-cell office:value-type="float" office:value="23" table:style-name="ce1">
            <text:p>23</text:p>
          </table:table-cell>
          <table:table-cell office:value-type="float" office:value="12.484422173913043" table:style-name="ce29">
            <text:p>12.48</text:p>
          </table:table-cell>
          <table:table-cell office:value-type="float" office:value="11.513204347826086" table:style-name="ce29">
            <text:p>11.51</text:p>
          </table:table-cell>
          <table:table-cell office:value-type="float" office:value="12.455956521739131" table:style-name="ce29">
            <text:p>12.46</text:p>
          </table:table-cell>
          <table:table-cell office:value-type="float" office:value="16.403282304347826" table:style-name="ce29">
            <text:p>16.40</text:p>
          </table:table-cell>
          <table:table-cell office:value-type="float" office:value="16.403282304347826" table:style-name="ce29">
            <text:p>16.40</text:p>
          </table:table-cell>
          <table:table-cell office:value-type="float" office:value="16.645507369565216" table:style-name="ce29">
            <text:p>16.65</text:p>
          </table:table-cell>
          <table:table-cell office:value-type="float" office:value="16.645507369565216" table:style-name="ce29">
            <text:p>16.65</text:p>
          </table:table-cell>
          <table:table-cell office:value-type="float" office:value="25.91613177608696" table:style-name="ce29">
            <text:p>25.92</text:p>
          </table:table-cell>
          <table:table-cell office:value-type="float" office:value="18.949066886956523" table:style-name="ce29">
            <text:p>18.95</text:p>
          </table:table-cell>
          <table:table-cell office:value-type="float" office:value="12.790198391304349" table:style-name="ce29">
            <text:p>12.79</text:p>
          </table:table-cell>
          <table:table-cell office:value-type="float" office:value="11.036097130434783" table:style-name="ce29">
            <text:p>11.04</text:p>
          </table:table-cell>
          <table:table-cell office:value-type="float" office:value="12.222195652173912" table:style-name="ce29">
            <text:p>12.22</text:p>
          </table:table-cell>
          <table:table-cell table:number-columns-repeated="16371"/>
        </table:table-row>
        <table:table-row table:style-name="ro4">
          <table:table-cell office:value-type="float" office:value="24" table:style-name="ce1">
            <text:p>24</text:p>
          </table:table-cell>
          <table:table-cell office:value-type="float" office:value="12.407593333333333" table:style-name="ce29">
            <text:p>12.41</text:p>
          </table:table-cell>
          <table:table-cell office:value-type="float" office:value="11.431366666666667" table:style-name="ce29">
            <text:p>11.43</text:p>
          </table:table-cell>
          <table:table-cell office:value-type="float" office:value="12.286583333333333" table:style-name="ce29">
            <text:p>12.29</text:p>
          </table:table-cell>
          <table:table-cell office:value-type="float" office:value="16.154071333333334" table:style-name="ce29">
            <text:p>16.15</text:p>
          </table:table-cell>
          <table:table-cell office:value-type="float" office:value="16.154071333333334" table:style-name="ce29">
            <text:p>16.15</text:p>
          </table:table-cell>
          <table:table-cell office:value-type="float" office:value="16.210975333333334" table:style-name="ce29">
            <text:p>16.21</text:p>
          </table:table-cell>
          <table:table-cell office:value-type="float" office:value="16.210975333333334" table:style-name="ce29">
            <text:p>16.21</text:p>
          </table:table-cell>
          <table:table-cell office:value-type="float" office:value="25.0765876" table:style-name="ce29">
            <text:p>25.08</text:p>
          </table:table-cell>
          <table:table-cell office:value-type="float" office:value="18.498840399999999" table:style-name="ce29">
            <text:p>18.50</text:p>
          </table:table-cell>
          <table:table-cell office:value-type="float" office:value="12.698769666666669" table:style-name="ce29">
            <text:p>12.70</text:p>
          </table:table-cell>
          <table:table-cell office:value-type="float" office:value="10.948053999999999" table:style-name="ce29">
            <text:p>10.95</text:p>
          </table:table-cell>
          <table:table-cell office:value-type="float" office:value="12.066749999999999" table:style-name="ce29">
            <text:p>12.07</text:p>
          </table:table-cell>
          <table:table-cell table:number-columns-repeated="16371"/>
        </table:table-row>
        <table:table-row table:style-name="ro4">
          <table:table-cell office:value-type="float" office:value="25" table:style-name="ce1">
            <text:p>25</text:p>
          </table:table-cell>
          <table:table-cell office:value-type="float" office:value="12.337149999999999" table:style-name="ce29">
            <text:p>12.34</text:p>
          </table:table-cell>
          <table:table-cell office:value-type="float" office:value="11.3565" table:style-name="ce29">
            <text:p>11.36</text:p>
          </table:table-cell>
          <table:table-cell office:value-type="float" office:value="12.1318" table:style-name="ce29">
            <text:p>12.13</text:p>
          </table:table-cell>
          <table:table-cell office:value-type="float" office:value="15.926285" table:style-name="ce29">
            <text:p>15.93</text:p>
          </table:table-cell>
          <table:table-cell office:value-type="float" office:value="15.926285" table:style-name="ce29">
            <text:p>15.93</text:p>
          </table:table-cell>
          <table:table-cell office:value-type="float" office:value="15.812137499999999" table:style-name="ce29">
            <text:p>15.81</text:p>
          </table:table-cell>
          <table:table-cell office:value-type="float" office:value="15.812137499999999" table:style-name="ce29">
            <text:p>15.81</text:p>
          </table:table-cell>
          <table:table-cell office:value-type="float" office:value="24.304791249999997" table:style-name="ce29">
            <text:p>24.30</text:p>
          </table:table-cell>
          <table:table-cell office:value-type="float" office:value="18.087339999999998" table:style-name="ce29">
            <text:p>18.09</text:p>
          </table:table-cell>
          <table:table-cell office:value-type="float" office:value="12.618355000000001" table:style-name="ce29">
            <text:p>12.62</text:p>
          </table:table-cell>
          <table:table-cell office:value-type="float" office:value="10.87397" table:style-name="ce29">
            <text:p>10.87</text:p>
          </table:table-cell>
          <table:table-cell office:value-type="float" office:value="11.924900000000001" table:style-name="ce29">
            <text:p>11.92</text:p>
          </table:table-cell>
          <table:table-cell table:number-columns-repeated="16371"/>
        </table:table-row>
        <table:table-row table:style-name="ro4">
          <table:table-cell office:value-type="float" office:value="26" table:style-name="ce1">
            <text:p>26</text:p>
          </table:table-cell>
          <table:table-cell office:value-type="float" office:value="12.272355384615384" table:style-name="ce29">
            <text:p>12.27</text:p>
          </table:table-cell>
          <table:table-cell office:value-type="float" office:value="11.287800000000002" table:style-name="ce29">
            <text:p>11.29</text:p>
          </table:table-cell>
          <table:table-cell office:value-type="float" office:value="11.989923076923077" table:style-name="ce29">
            <text:p>11.99</text:p>
          </table:table-cell>
          <table:table-cell office:value-type="float" office:value="15.71745123076923" table:style-name="ce29">
            <text:p>15.72</text:p>
          </table:table-cell>
          <table:table-cell office:value-type="float" office:value="15.71745123076923" table:style-name="ce29">
            <text:p>15.72</text:p>
          </table:table-cell>
          <table:table-cell office:value-type="float" office:value="15.444875307692307" table:style-name="ce29">
            <text:p>15.44</text:p>
          </table:table-cell>
          <table:table-cell office:value-type="float" office:value="15.444875307692307" table:style-name="ce29">
            <text:p>15.44</text:p>
          </table:table-cell>
          <table:table-cell office:value-type="float" office:value="23.59292566923077" table:style-name="ce29">
            <text:p>23.59</text:p>
          </table:table-cell>
          <table:table-cell office:value-type="float" office:value="17.71009729230769" table:style-name="ce29">
            <text:p>17.71</text:p>
          </table:table-cell>
          <table:table-cell office:value-type="float" office:value="12.547683538461539" table:style-name="ce29">
            <text:p>12.55</text:p>
          </table:table-cell>
          <table:table-cell office:value-type="float" office:value="10.812234461538461" table:style-name="ce29">
            <text:p>10.81</text:p>
          </table:table-cell>
          <table:table-cell office:value-type="float" office:value="11.795076923076923" table:style-name="ce29">
            <text:p>11.80</text:p>
          </table:table-cell>
          <table:table-cell table:number-columns-repeated="16371"/>
        </table:table-row>
        <table:table-row table:style-name="ro4">
          <table:table-cell office:value-type="float" office:value="27" table:style-name="ce1">
            <text:p>27</text:p>
          </table:table-cell>
          <table:table-cell office:value-type="float" office:value="12.212581851851851" table:style-name="ce29">
            <text:p>12.21</text:p>
          </table:table-cell>
          <table:table-cell office:value-type="float" office:value="11.224581481481483" table:style-name="ce29">
            <text:p>11.22</text:p>
          </table:table-cell>
          <table:table-cell office:value-type="float" office:value="11.859518518518518" table:style-name="ce29">
            <text:p>11.86</text:p>
          </table:table-cell>
          <table:table-cell office:value-type="float" office:value="15.525464185185184" table:style-name="ce29">
            <text:p>15.53</text:p>
          </table:table-cell>
          <table:table-cell office:value-type="float" office:value="15.525464185185184" table:style-name="ce29">
            <text:p>15.53</text:p>
          </table:table-cell>
          <table:table-cell office:value-type="float" office:value="15.105680351851852" table:style-name="ce29">
            <text:p>15.11</text:p>
          </table:table-cell>
          <table:table-cell office:value-type="float" office:value="15.105680351851852" table:style-name="ce29">
            <text:p>15.11</text:p>
          </table:table-cell>
          <table:table-cell office:value-type="float" office:value="22.934331883333332" table:style-name="ce29">
            <text:p>22.93</text:p>
          </table:table-cell>
          <table:table-cell office:value-type="float" office:value="17.363305866666664" table:style-name="ce29">
            <text:p>17.36</text:p>
          </table:table-cell>
          <table:table-cell office:value-type="float" office:value="12.485672703703703" table:style-name="ce29">
            <text:p>12.49</text:p>
          </table:table-cell>
          <table:table-cell office:value-type="float" office:value="10.761475333333335" table:style-name="ce29">
            <text:p>10.76</text:p>
          </table:table-cell>
          <table:table-cell office:value-type="float" office:value="11.675944444444442" table:style-name="ce29">
            <text:p>11.68</text:p>
          </table:table-cell>
          <table:table-cell table:number-columns-repeated="16371"/>
        </table:table-row>
        <table:table-row table:style-name="ro4">
          <table:table-cell office:value-type="float" office:value="28" table:style-name="ce1">
            <text:p>28</text:p>
          </table:table-cell>
          <table:table-cell office:value-type="float" office:value="12.157291428571428" table:style-name="ce29">
            <text:p>12.16</text:p>
          </table:table-cell>
          <table:table-cell office:value-type="float" office:value="11.166257142857145" table:style-name="ce29">
            <text:p>11.17</text:p>
          </table:table-cell>
          <table:table-cell office:value-type="float" office:value="11.739357142857143" table:style-name="ce29">
            <text:p>11.74</text:p>
          </table:table-cell>
          <table:table-cell office:value-type="float" office:value="15.348518857142858" table:style-name="ce29">
            <text:p>15.35</text:p>
          </table:table-cell>
          <table:table-cell office:value-type="float" office:value="15.348518857142858" table:style-name="ce29">
            <text:p>15.35</text:p>
          </table:table-cell>
          <table:table-cell office:value-type="float" office:value="14.791545428571427" table:style-name="ce29">
            <text:p>14.79</text:p>
          </table:table-cell>
          <table:table-cell office:value-type="float" office:value="14.791545428571427" table:style-name="ce29">
            <text:p>14.79</text:p>
          </table:table-cell>
          <table:table-cell office:value-type="float" office:value="22.323302199999997" table:style-name="ce29">
            <text:p>22.32</text:p>
          </table:table-cell>
          <table:table-cell office:value-type="float" office:value="17.043703085714284" table:style-name="ce29">
            <text:p>17.04</text:p>
          </table:table-cell>
          <table:table-cell office:value-type="float" office:value="12.431394571428571" table:style-name="ce29">
            <text:p>12.43</text:p>
          </table:table-cell>
          <table:table-cell office:value-type="float" office:value="10.720516571428572" table:style-name="ce29">
            <text:p>10.72</text:p>
          </table:table-cell>
          <table:table-cell office:value-type="float" office:value="11.566357142857143" table:style-name="ce29">
            <text:p>11.57</text:p>
          </table:table-cell>
          <table:table-cell table:number-columns-repeated="16371"/>
        </table:table-row>
        <table:table-row table:style-name="ro4">
          <table:table-cell office:value-type="float" office:value="29" table:style-name="ce1">
            <text:p>29</text:p>
          </table:table-cell>
          <table:table-cell office:value-type="float" office:value="12.106020344827586" table:style-name="ce29">
            <text:p>12.11</text:p>
          </table:table-cell>
          <table:table-cell office:value-type="float" office:value="11.112320689655174" table:style-name="ce29">
            <text:p>11.11</text:p>
          </table:table-cell>
          <table:table-cell office:value-type="float" office:value="11.628379310344828" table:style-name="ce29">
            <text:p>11.63</text:p>
          </table:table-cell>
          <table:table-cell office:value-type="float" office:value="15.185059206896552" table:style-name="ce29">
            <text:p>15.19</text:p>
          </table:table-cell>
          <table:table-cell office:value-type="float" office:value="15.185059206896552" table:style-name="ce29">
            <text:p>15.19</text:p>
          </table:table-cell>
          <table:table-cell office:value-type="float" office:value="14.499878120689655" table:style-name="ce29">
            <text:p>14.50</text:p>
          </table:table-cell>
          <table:table-cell office:value-type="float" office:value="14.499878120689655" table:style-name="ce29">
            <text:p>14.50</text:p>
          </table:table-cell>
          <table:table-cell office:value-type="float" office:value="21.754916194827583" table:style-name="ce29">
            <text:p>21.75</text:p>
          </table:table-cell>
          <table:table-cell office:value-type="float" office:value="16.748476331034482" table:style-name="ce29">
            <text:p>16.75</text:p>
          </table:table-cell>
          <table:table-cell office:value-type="float" office:value="12.384049206896552" table:style-name="ce29">
            <text:p>12.38</text:p>
          </table:table-cell>
          <table:table-cell office:value-type="float" office:value="10.688344344827586" table:style-name="ce29">
            <text:p>10.69</text:p>
          </table:table-cell>
          <table:table-cell office:value-type="float" office:value="11.465327586206895" table:style-name="ce29">
            <text:p>11.47</text:p>
          </table:table-cell>
          <table:table-cell table:number-columns-repeated="16371"/>
        </table:table-row>
        <table:table-row table:style-name="ro4">
          <table:table-cell office:value-type="float" office:value="30" table:style-name="ce1">
            <text:p>30</text:p>
          </table:table-cell>
          <table:table-cell office:value-type="float" office:value="12.058366666666666" table:style-name="ce29">
            <text:p>12.06</text:p>
          </table:table-cell>
          <table:table-cell office:value-type="float" office:value="11.062333333333333" table:style-name="ce29">
            <text:p>11.06</text:p>
          </table:table-cell>
          <table:table-cell office:value-type="float" office:value="11.525666666666666" table:style-name="ce29">
            <text:p>11.53</text:p>
          </table:table-cell>
          <table:table-cell office:value-type="float" office:value="15.033736666666668" table:style-name="ce29">
            <text:p>15.03</text:p>
          </table:table-cell>
          <table:table-cell office:value-type="float" office:value="15.033736666666668" table:style-name="ce29">
            <text:p>15.03</text:p>
          </table:table-cell>
          <table:table-cell office:value-type="float" office:value="14.228431666666667" table:style-name="ce29">
            <text:p>14.23</text:p>
          </table:table-cell>
          <table:table-cell office:value-type="float" office:value="14.228431666666667" table:style-name="ce29">
            <text:p>14.23</text:p>
          </table:table-cell>
          <table:table-cell office:value-type="float" office:value="21.224909500000003" table:style-name="ce29">
            <text:p>21.22</text:p>
          </table:table-cell>
          <table:table-cell office:value-type="float" office:value="16.475187999999996" table:style-name="ce29">
            <text:p>16.48</text:p>
          </table:table-cell>
          <table:table-cell office:value-type="float" office:value="12.342943333333332" table:style-name="ce29">
            <text:p>12.34</text:p>
          </table:table-cell>
          <table:table-cell office:value-type="float" office:value="10.66408" table:style-name="ce29">
            <text:p>10.66</text:p>
          </table:table-cell>
          <table:table-cell office:value-type="float" office:value="11.372000000000002" table:style-name="ce29">
            <text:p>11.37</text:p>
          </table:table-cell>
          <table:table-cell table:number-columns-repeated="16371"/>
        </table:table-row>
        <table:table-row table:style-name="ro4">
          <table:table-cell office:value-type="float" office:value="31" table:style-name="ce1">
            <text:p>31</text:p>
          </table:table-cell>
          <table:table-cell office:value-type="float" office:value="12.013980322580645" table:style-name="ce29">
            <text:p>12.01</text:p>
          </table:table-cell>
          <table:table-cell office:value-type="float" office:value="11.015912903225807" table:style-name="ce29">
            <text:p>11.02</text:p>
          </table:table-cell>
          <table:table-cell office:value-type="float" office:value="11.43041935483871" table:style-name="ce29">
            <text:p>11.43</text:p>
          </table:table-cell>
          <table:table-cell office:value-type="float" office:value="14.893376677419353" table:style-name="ce29">
            <text:p>14.89</text:p>
          </table:table-cell>
          <table:table-cell office:value-type="float" office:value="14.893376677419353" table:style-name="ce29">
            <text:p>14.89</text:p>
          </table:table-cell>
          <table:table-cell office:value-type="float" office:value="13.97524920967742" table:style-name="ce29">
            <text:p>13.98</text:p>
          </table:table-cell>
          <table:table-cell office:value-type="float" office:value="13.97524920967742" table:style-name="ce29">
            <text:p>13.98</text:p>
          </table:table-cell>
          <table:table-cell office:value-type="float" office:value="20.729567988709679" table:style-name="ce29">
            <text:p>20.73</text:p>
          </table:table-cell>
          <table:table-cell office:value-type="float" office:value="16.221715019354839" table:style-name="ce29">
            <text:p>16.22</text:p>
          </table:table-cell>
          <table:table-cell office:value-type="float" office:value="12.307473129032259" table:style-name="ce29">
            <text:p>12.31</text:p>
          </table:table-cell>
          <table:table-cell office:value-type="float" office:value="10.646958258064515" table:style-name="ce29">
            <text:p>10.65</text:p>
          </table:table-cell>
          <table:table-cell office:value-type="float" office:value="11.285629032258063" table:style-name="ce29">
            <text:p>11.29</text:p>
          </table:table-cell>
          <table:table-cell table:number-columns-repeated="16371"/>
        </table:table-row>
        <table:table-row table:style-name="ro4">
          <table:table-cell office:value-type="float" office:value="32" table:style-name="ce1">
            <text:p>32</text:p>
          </table:table-cell>
          <table:table-cell office:value-type="float" office:value="11.972555" table:style-name="ce29">
            <text:p>11.97</text:p>
          </table:table-cell>
          <table:table-cell office:value-type="float" office:value="10.972725000000002" table:style-name="ce29">
            <text:p>10.97</text:p>
          </table:table-cell>
          <table:table-cell office:value-type="float" office:value="11.3419375" table:style-name="ce29">
            <text:p>11.34</text:p>
          </table:table-cell>
          <table:table-cell office:value-type="float" office:value="14.7629515" table:style-name="ce29">
            <text:p>14.76</text:p>
          </table:table-cell>
          <table:table-cell office:value-type="float" office:value="14.7629515" table:style-name="ce29">
            <text:p>14.76</text:p>
          </table:table-cell>
          <table:table-cell office:value-type="float" office:value="13.738618499999999" table:style-name="ce29">
            <text:p>13.74</text:p>
          </table:table-cell>
          <table:table-cell office:value-type="float" office:value="13.738618499999999" table:style-name="ce29">
            <text:p>13.74</text:p>
          </table:table-cell>
          <table:table-cell office:value-type="float" office:value="20.265641800000001" table:style-name="ce29">
            <text:p>20.27</text:p>
          </table:table-cell>
          <table:table-cell office:value-type="float" office:value="15.986199699999998" table:style-name="ce29">
            <text:p>15.99</text:p>
          </table:table-cell>
          <table:table-cell office:value-type="float" office:value="12.27711025" table:style-name="ce29">
            <text:p>12.28</text:p>
          </table:table-cell>
          <table:table-cell office:value-type="float" office:value="10.636309499999999" table:style-name="ce29">
            <text:p>10.64</text:p>
          </table:table-cell>
          <table:table-cell office:value-type="float" office:value="11.205562500000001" table:style-name="ce29">
            <text:p>11.21</text:p>
          </table:table-cell>
          <table:table-cell table:number-columns-repeated="16371"/>
        </table:table-row>
        <table:table-row table:style-name="ro4">
          <table:table-cell office:value-type="float" office:value="33" table:style-name="ce1">
            <text:p>33</text:p>
          </table:table-cell>
          <table:table-cell office:value-type="float" office:value="11.933821515151514" table:style-name="ce29">
            <text:p>11.93</text:p>
          </table:table-cell>
          <table:table-cell office:value-type="float" office:value="10.932475757575759" table:style-name="ce29">
            <text:p>10.93</text:p>
          </table:table-cell>
          <table:table-cell office:value-type="float" office:value="11.25960606060606" table:style-name="ce29">
            <text:p>11.26</text:p>
          </table:table-cell>
          <table:table-cell office:value-type="float" office:value="14.641557969696969" table:style-name="ce29">
            <text:p>14.64</text:p>
          </table:table-cell>
          <table:table-cell office:value-type="float" office:value="14.641557969696969" table:style-name="ce29">
            <text:p>14.64</text:p>
          </table:table-cell>
          <table:table-cell office:value-type="float" office:value="13.517034833333332" table:style-name="ce29">
            <text:p>13.52</text:p>
          </table:table-cell>
          <table:table-cell office:value-type="float" office:value="13.517034833333332" table:style-name="ce29">
            <text:p>13.52</text:p>
          </table:table-cell>
          <table:table-cell office:value-type="float" office:value="19.830274995454545" table:style-name="ce29">
            <text:p>19.83</text:p>
          </table:table-cell>
          <table:table-cell office:value-type="float" office:value="15.767009527272725" table:style-name="ce29">
            <text:p>15.77</text:p>
          </table:table-cell>
          <table:table-cell office:value-type="float" office:value="12.251390393939394" table:style-name="ce29">
            <text:p>12.25</text:p>
          </table:table-cell>
          <table:table-cell office:value-type="float" office:value="10.631545272727273" table:style-name="ce29">
            <text:p>10.63</text:p>
          </table:table-cell>
          <table:table-cell office:value-type="float" office:value="11.131227272727273" table:style-name="ce29">
            <text:p>11.13</text:p>
          </table:table-cell>
          <table:table-cell table:number-columns-repeated="16371"/>
        </table:table-row>
        <table:table-row table:style-name="ro4">
          <table:table-cell office:value-type="float" office:value="34" table:style-name="ce1">
            <text:p>34</text:p>
          </table:table-cell>
          <table:table-cell office:value-type="float" office:value="11.897542352941176" table:style-name="ce29">
            <text:p>11.90</text:p>
          </table:table-cell>
          <table:table-cell office:value-type="float" office:value="10.894905882352944" table:style-name="ce29">
            <text:p>10.89</text:p>
          </table:table-cell>
          <table:table-cell office:value-type="float" office:value="11.182882352941178" table:style-name="ce29">
            <text:p>11.18</text:p>
          </table:table-cell>
          <table:table-cell office:value-type="float" office:value="14.528399176470588" table:style-name="ce29">
            <text:p>14.53</text:p>
          </table:table-cell>
          <table:table-cell office:value-type="float" office:value="14.528399176470588" table:style-name="ce29">
            <text:p>14.53</text:p>
          </table:table-cell>
          <table:table-cell office:value-type="float" office:value="13.309170529411764" table:style-name="ce29">
            <text:p>13.31</text:p>
          </table:table-cell>
          <table:table-cell office:value-type="float" office:value="13.309170529411764" table:style-name="ce29">
            <text:p>13.31</text:p>
          </table:table-cell>
          <table:table-cell office:value-type="float" office:value="19.420947629411764" table:style-name="ce29">
            <text:p>19.42</text:p>
          </table:table-cell>
          <table:table-cell office:value-type="float" office:value="15.562704047058824" table:style-name="ce29">
            <text:p>15.56</text:p>
          </table:table-cell>
          <table:table-cell office:value-type="float" office:value="12.229903882352941" table:style-name="ce29">
            <text:p>12.23</text:p>
          </table:table-cell>
          <table:table-cell office:value-type="float" office:value="10.632146352941177" table:style-name="ce29">
            <text:p>10.63</text:p>
          </table:table-cell>
          <table:table-cell office:value-type="float" office:value="11.062117647058823" table:style-name="ce29">
            <text:p>11.06</text:p>
          </table:table-cell>
          <table:table-cell table:number-columns-repeated="16371"/>
        </table:table-row>
        <table:table-row table:style-name="ro4">
          <table:table-cell office:value-type="float" office:value="35" table:style-name="ce1">
            <text:p>35</text:p>
          </table:table-cell>
          <table:table-cell office:value-type="float" office:value="11.863507142857143" table:style-name="ce29">
            <text:p>11.86</text:p>
          </table:table-cell>
          <table:table-cell office:value-type="float" office:value="10.859785714285715" table:style-name="ce29">
            <text:p>10.86</text:p>
          </table:table-cell>
          <table:table-cell office:value-type="float" office:value="11.111285714285716" table:style-name="ce29">
            <text:p>11.11</text:p>
          </table:table-cell>
          <table:table-cell office:value-type="float" office:value="14.422769285714283" table:style-name="ce29">
            <text:p>14.42</text:p>
          </table:table-cell>
          <table:table-cell office:value-type="float" office:value="14.422769285714283" table:style-name="ce29">
            <text:p>14.42</text:p>
          </table:table-cell>
          <table:table-cell office:value-type="float" office:value="13.113849642857142" table:style-name="ce29">
            <text:p>13.11</text:p>
          </table:table-cell>
          <table:table-cell office:value-type="float" office:value="13.113849642857142" table:style-name="ce29">
            <text:p>13.11</text:p>
          </table:table-cell>
          <table:table-cell office:value-type="float" office:value="19.03542775" table:style-name="ce29">
            <text:p>19.04</text:p>
          </table:table-cell>
          <table:table-cell office:value-type="float" office:value="15.372007428571429" table:style-name="ce29">
            <text:p>15.37</text:p>
          </table:table-cell>
          <table:table-cell office:value-type="float" office:value="12.212287857142858" table:style-name="ce29">
            <text:p>12.21</text:p>
          </table:table-cell>
          <table:table-cell office:value-type="float" office:value="10.637652857142855" table:style-name="ce29">
            <text:p>10.64</text:p>
          </table:table-cell>
          <table:table-cell office:value-type="float" office:value="10.997785714285714" table:style-name="ce29">
            <text:p>11.00</text:p>
          </table:table-cell>
          <table:table-cell table:number-columns-repeated="16371"/>
        </table:table-row>
        <table:table-row table:style-name="ro4">
          <table:table-cell office:value-type="float" office:value="36" table:style-name="ce1">
            <text:p>36</text:p>
          </table:table-cell>
          <table:table-cell office:value-type="float" office:value="11.83152888888889" table:style-name="ce29">
            <text:p>11.83</text:p>
          </table:table-cell>
          <table:table-cell office:value-type="float" office:value="10.826911111111112" table:style-name="ce29">
            <text:p>10.83</text:p>
          </table:table-cell>
          <table:table-cell office:value-type="float" office:value="11.044388888888889" table:style-name="ce29">
            <text:p>11.04</text:p>
          </table:table-cell>
          <table:table-cell office:value-type="float" office:value="14.32404088888889" table:style-name="ce29">
            <text:p>14.32</text:p>
          </table:table-cell>
          <table:table-cell office:value-type="float" office:value="14.32404088888889" table:style-name="ce29">
            <text:p>14.32</text:p>
          </table:table-cell>
          <table:table-cell office:value-type="float" office:value="12.930026888888891" table:style-name="ce29">
            <text:p>12.93</text:p>
          </table:table-cell>
          <table:table-cell office:value-type="float" office:value="12.930026888888891" table:style-name="ce29">
            <text:p>12.93</text:p>
          </table:table-cell>
          <table:table-cell office:value-type="float" office:value="18.671731399999999" table:style-name="ce29">
            <text:p>18.67</text:p>
          </table:table-cell>
          <table:table-cell office:value-type="float" office:value="15.1937856" table:style-name="ce29">
            <text:p>15.19</text:p>
          </table:table-cell>
          <table:table-cell office:value-type="float" office:value="12.198219777777778" table:style-name="ce29">
            <text:p>12.20</text:p>
          </table:table-cell>
          <table:table-cell office:value-type="float" office:value="10.647656000000001" table:style-name="ce29">
            <text:p>10.65</text:p>
          </table:table-cell>
          <table:table-cell office:value-type="float" office:value="10.937833333333332" table:style-name="ce29">
            <text:p>10.94</text:p>
          </table:table-cell>
          <table:table-cell table:number-columns-repeated="16371"/>
        </table:table-row>
        <table:table-row table:style-name="ro4">
          <table:table-cell office:value-type="float" office:value="37" table:style-name="ce1">
            <text:p>37</text:p>
          </table:table-cell>
          <table:table-cell office:value-type="float" office:value="11.80144081081081" table:style-name="ce29">
            <text:p>11.80</text:p>
          </table:table-cell>
          <table:table-cell office:value-type="float" office:value="10.796100000000001" table:style-name="ce29">
            <text:p>10.80</text:p>
          </table:table-cell>
          <table:table-cell office:value-type="float" office:value="10.981810810810812" table:style-name="ce29">
            <text:p>10.98</text:p>
          </table:table-cell>
          <table:table-cell office:value-type="float" office:value="14.231654405405404" table:style-name="ce29">
            <text:p>14.23</text:p>
          </table:table-cell>
          <table:table-cell office:value-type="float" office:value="14.231654405405404" table:style-name="ce29">
            <text:p>14.23</text:p>
          </table:table-cell>
          <table:table-cell office:value-type="float" office:value="12.756769986486489" table:style-name="ce29">
            <text:p>12.76</text:p>
          </table:table-cell>
          <table:table-cell office:value-type="float" office:value="12.756769986486489" table:style-name="ce29">
            <text:p>12.76</text:p>
          </table:table-cell>
          <table:table-cell office:value-type="float" office:value="18.328089104054051" table:style-name="ce29">
            <text:p>18.33</text:p>
          </table:table-cell>
          <table:table-cell office:value-type="float" office:value="15.027027091891892" table:style-name="ce29">
            <text:p>15.03</text:p>
          </table:table-cell>
          <table:table-cell office:value-type="float" office:value="12.187411972972972" table:style-name="ce29">
            <text:p>12.19</text:p>
          </table:table-cell>
          <table:table-cell office:value-type="float" office:value="10.661791189189188" table:style-name="ce29">
            <text:p>10.66</text:p>
          </table:table-cell>
          <table:table-cell office:value-type="float" office:value="10.881905405405405" table:style-name="ce29">
            <text:p>10.88</text:p>
          </table:table-cell>
          <table:table-cell table:number-columns-repeated="16371"/>
        </table:table-row>
        <table:table-row table:style-name="ro4">
          <table:table-cell office:value-type="float" office:value="38" table:style-name="ce1">
            <text:p>38</text:p>
          </table:table-cell>
          <table:table-cell office:value-type="float" office:value="11.773093684210528" table:style-name="ce29">
            <text:p>11.77</text:p>
          </table:table-cell>
          <table:table-cell office:value-type="float" office:value="10.767189473684212" table:style-name="ce29">
            <text:p>10.77</text:p>
          </table:table-cell>
          <table:table-cell office:value-type="float" office:value="10.92321052631579" table:style-name="ce29">
            <text:p>10.92</text:p>
          </table:table-cell>
          <table:table-cell office:value-type="float" office:value="14.145109157894737" table:style-name="ce29">
            <text:p>14.15</text:p>
          </table:table-cell>
          <table:table-cell office:value-type="float" office:value="14.145109157894737" table:style-name="ce29">
            <text:p>14.15</text:p>
          </table:table-cell>
          <table:table-cell office:value-type="float" office:value="12.593244789473685" table:style-name="ce29">
            <text:p>12.59</text:p>
          </table:table-cell>
          <table:table-cell office:value-type="float" office:value="12.593244789473685" table:style-name="ce29">
            <text:p>12.59</text:p>
          </table:table-cell>
          <table:table-cell office:value-type="float" office:value="18.00291764736842" table:style-name="ce29">
            <text:p>18.00</text:p>
          </table:table-cell>
          <table:table-cell office:value-type="float" office:value="14.870826905263156" table:style-name="ce29">
            <text:p>14.87</text:p>
          </table:table-cell>
          <table:table-cell office:value-type="float" office:value="12.179607052631578" table:style-name="ce29">
            <text:p>12.18</text:p>
          </table:table-cell>
          <table:table-cell office:value-type="float" office:value="10.679732210526316" table:style-name="ce29">
            <text:p>10.68</text:p>
          </table:table-cell>
          <table:table-cell office:value-type="float" office:value="10.829684210526315" table:style-name="ce29">
            <text:p>10.83</text:p>
          </table:table-cell>
          <table:table-cell table:number-columns-repeated="16371"/>
        </table:table-row>
        <table:table-row table:style-name="ro4">
          <table:table-cell office:value-type="float" office:value="39" table:style-name="ce1">
            <text:p>39</text:p>
          </table:table-cell>
          <table:table-cell office:value-type="float" office:value="11.74635358974359" table:style-name="ce29">
            <text:p>11.75</text:p>
          </table:table-cell>
          <table:table-cell office:value-type="float" office:value="10.740033333333335" table:style-name="ce29">
            <text:p>10.74</text:p>
          </table:table-cell>
          <table:table-cell office:value-type="float" office:value="10.868282051282053" table:style-name="ce29">
            <text:p>10.87</text:p>
          </table:table-cell>
          <table:table-cell office:value-type="float" office:value="14.063955820512819" table:style-name="ce29">
            <text:p>14.06</text:p>
          </table:table-cell>
          <table:table-cell office:value-type="float" office:value="14.063955820512819" table:style-name="ce29">
            <text:p>14.06</text:p>
          </table:table-cell>
          <table:table-cell office:value-type="float" office:value="12.438702705128206" table:style-name="ce29">
            <text:p>12.44</text:p>
          </table:table-cell>
          <table:table-cell office:value-type="float" office:value="12.438702705128206" table:style-name="ce29">
            <text:p>12.44</text:p>
          </table:table-cell>
          <table:table-cell office:value-type="float" office:value="17.694796196153845" table:style-name="ce29">
            <text:p>17.69</text:p>
          </table:table-cell>
          <table:table-cell office:value-type="float" office:value="14.724372861538463" table:style-name="ce29">
            <text:p>14.72</text:p>
          </table:table-cell>
          <table:table-cell office:value-type="float" office:value="12.174574025641027" table:style-name="ce29">
            <text:p>12.17</text:p>
          </table:table-cell>
          <table:table-cell office:value-type="float" office:value="10.701186307692309" table:style-name="ce29">
            <text:p>10.70</text:p>
          </table:table-cell>
          <table:table-cell office:value-type="float" office:value="10.780884615384615" table:style-name="ce29">
            <text:p>10.78</text:p>
          </table:table-cell>
          <table:table-cell table:number-columns-repeated="16371"/>
        </table:table-row>
        <table:table-row table:style-name="ro4">
          <table:table-cell office:value-type="float" office:value="40" table:style-name="ce1">
            <text:p>40</text:p>
          </table:table-cell>
          <table:table-cell office:value-type="float" office:value="11.7211" table:style-name="ce29">
            <text:p>11.72</text:p>
          </table:table-cell>
          <table:table-cell office:value-type="float" office:value="10.714500000000001" table:style-name="ce29">
            <text:p>10.71</text:p>
          </table:table-cell>
          <table:table-cell office:value-type="float" office:value="10.816750000000001" table:style-name="ce29">
            <text:p>10.82</text:p>
          </table:table-cell>
          <table:table-cell office:value-type="float" office:value="13.987789999999999" table:style-name="ce29">
            <text:p>13.99</text:p>
          </table:table-cell>
          <table:table-cell office:value-type="float" office:value="13.987789999999999" table:style-name="ce29">
            <text:p>13.99</text:p>
          </table:table-cell>
          <table:table-cell office:value-type="float" office:value="12.29247" table:style-name="ce29">
            <text:p>12.29</text:p>
          </table:table-cell>
          <table:table-cell office:value-type="float" office:value="12.29247" table:style-name="ce29">
            <text:p>12.29</text:p>
          </table:table-cell>
          <table:table-cell office:value-type="float" office:value="17.402446000000001" table:style-name="ce29">
            <text:p>17.40</text:p>
          </table:table-cell>
          <table:table-cell office:value-type="float" office:value="14.586933999999999" table:style-name="ce29">
            <text:p>14.59</text:p>
          </table:table-cell>
          <table:table-cell office:value-type="float" office:value="12.172105" table:style-name="ce29">
            <text:p>12.17</text:p>
          </table:table-cell>
          <table:table-cell office:value-type="float" office:value="10.725889999999998" table:style-name="ce29">
            <text:p>10.73</text:p>
          </table:table-cell>
          <table:table-cell office:value-type="float" office:value="10.735249999999999" table:style-name="ce29">
            <text:p>10.74</text:p>
          </table:table-cell>
          <table:table-cell table:number-columns-repeated="16371"/>
        </table:table-row>
        <table:table-row table:style-name="ro4">
          <table:table-cell office:value-type="float" office:value="41" table:style-name="ce1">
            <text:p>41</text:p>
          </table:table-cell>
          <table:table-cell office:value-type="float" office:value="11.697224146341464" table:style-name="ce29">
            <text:p>11.70</text:p>
          </table:table-cell>
          <table:table-cell office:value-type="float" office:value="10.690470731707316" table:style-name="ce29">
            <text:p>10.69</text:p>
          </table:table-cell>
          <table:table-cell office:value-type="float" office:value="10.768365853658537" table:style-name="ce29">
            <text:p>10.77</text:p>
          </table:table-cell>
          <table:table-cell office:value-type="float" office:value="13.916246756097562" table:style-name="ce29">
            <text:p>13.92</text:p>
          </table:table-cell>
          <table:table-cell office:value-type="float" office:value="13.916246756097562" table:style-name="ce29">
            <text:p>13.92</text:p>
          </table:table-cell>
          <table:table-cell office:value-type="float" office:value="12.153938670731707" table:style-name="ce29">
            <text:p>12.15</text:p>
          </table:table-cell>
          <table:table-cell office:value-type="float" office:value="12.153938670731707" table:style-name="ce29">
            <text:p>12.15</text:p>
          </table:table-cell>
          <table:table-cell office:value-type="float" office:value="17.124713064634147" table:style-name="ce29">
            <text:p>17.12</text:p>
          </table:table-cell>
          <table:table-cell office:value-type="float" office:value="14.45785067317073" table:style-name="ce29">
            <text:p>14.46</text:p>
          </table:table-cell>
          <table:table-cell office:value-type="float" office:value="12.172012365853659" table:style-name="ce29">
            <text:p>12.17</text:p>
          </table:table-cell>
          <table:table-cell office:value-type="float" office:value="10.753605512195122" table:style-name="ce29">
            <text:p>10.75</text:p>
          </table:table-cell>
          <table:table-cell office:value-type="float" office:value="10.692548780487805" table:style-name="ce29">
            <text:p>10.69</text:p>
          </table:table-cell>
          <table:table-cell table:number-columns-repeated="16371"/>
        </table:table-row>
        <table:table-row table:style-name="ro4">
          <table:table-cell office:value-type="float" office:value="42" table:style-name="ce1">
            <text:p>42</text:p>
          </table:table-cell>
          <table:table-cell office:value-type="float" office:value="11.674627619047619" table:style-name="ce29">
            <text:p>11.67</text:p>
          </table:table-cell>
          <table:table-cell office:value-type="float" office:value="10.667838095238096" table:style-name="ce29">
            <text:p>10.67</text:p>
          </table:table-cell>
          <table:table-cell office:value-type="float" office:value="10.722904761904763" table:style-name="ce29">
            <text:p>10.72</text:p>
          </table:table-cell>
          <table:table-cell office:value-type="float" office:value="13.848995904761905" table:style-name="ce29">
            <text:p>13.85</text:p>
          </table:table-cell>
          <table:table-cell office:value-type="float" office:value="13.848995904761905" table:style-name="ce29">
            <text:p>13.85</text:p>
          </table:table-cell>
          <table:table-cell office:value-type="float" office:value="12.02255861904762" table:style-name="ce29">
            <text:p>12.02</text:p>
          </table:table-cell>
          <table:table-cell office:value-type="float" office:value="12.02255861904762" table:style-name="ce29">
            <text:p>12.02</text:p>
          </table:table-cell>
          <table:table-cell office:value-type="float" office:value="16.860553299999999" table:style-name="ce29">
            <text:p>16.86</text:p>
          </table:table-cell>
          <table:table-cell office:value-type="float" office:value="14.336526057142853" table:style-name="ce29">
            <text:p>14.34</text:p>
          </table:table-cell>
          <table:table-cell office:value-type="float" office:value="12.174126380952382" table:style-name="ce29">
            <text:p>12.17</text:p>
          </table:table-cell>
          <table:table-cell office:value-type="float" office:value="10.784117714285715" table:style-name="ce29">
            <text:p>10.78</text:p>
          </table:table-cell>
          <table:table-cell office:value-type="float" office:value="10.652571428571429" table:style-name="ce29">
            <text:p>10.65</text:p>
          </table:table-cell>
          <table:table-cell table:number-columns-repeated="16371"/>
        </table:table-row>
        <table:table-row table:style-name="ro4">
          <table:table-cell office:value-type="float" office:value="43" table:style-name="ce1">
            <text:p>43</text:p>
          </table:table-cell>
          <table:table-cell office:value-type="float" office:value="11.653221162790697" table:style-name="ce29">
            <text:p>11.65</text:p>
          </table:table-cell>
          <table:table-cell office:value-type="float" office:value="10.646504651162791" table:style-name="ce29">
            <text:p>10.65</text:p>
          </table:table-cell>
          <table:table-cell office:value-type="float" office:value="10.680162790697675" table:style-name="ce29">
            <text:p>10.68</text:p>
          </table:table-cell>
          <table:table-cell office:value-type="float" office:value="13.785737976744187" table:style-name="ce29">
            <text:p>13.79</text:p>
          </table:table-cell>
          <table:table-cell office:value-type="float" office:value="13.785737976744187" table:style-name="ce29">
            <text:p>13.79</text:p>
          </table:table-cell>
          <table:table-cell office:value-type="float" office:value="11.897830918604653" table:style-name="ce29">
            <text:p>11.90</text:p>
          </table:table-cell>
          <table:table-cell office:value-type="float" office:value="11.897830918604653" table:style-name="ce29">
            <text:p>11.90</text:p>
          </table:table-cell>
          <table:table-cell office:value-type="float" office:value="16.609019740697676" table:style-name="ce29">
            <text:p>16.61</text:p>
          </table:table-cell>
          <table:table-cell office:value-type="float" office:value="14.222418846511626" table:style-name="ce29">
            <text:p>14.22</text:p>
          </table:table-cell>
          <table:table-cell office:value-type="float" office:value="12.178293093023257" table:style-name="ce29">
            <text:p>12.18</text:p>
          </table:table-cell>
          <table:table-cell office:value-type="float" office:value="10.817231488372093" table:style-name="ce29">
            <text:p>10.82</text:p>
          </table:table-cell>
          <table:table-cell office:value-type="float" office:value="10.615127906976744" table:style-name="ce29">
            <text:p>10.62</text:p>
          </table:table-cell>
          <table:table-cell table:number-columns-repeated="16371"/>
        </table:table-row>
        <table:table-row table:style-name="ro4">
          <table:table-cell office:value-type="float" office:value="44" table:style-name="ce1">
            <text:p>44</text:p>
          </table:table-cell>
          <table:table-cell office:value-type="float" office:value="11.632923636363635" table:style-name="ce29">
            <text:p>11.63</text:p>
          </table:table-cell>
          <table:table-cell office:value-type="float" office:value="10.626381818181819" table:style-name="ce29">
            <text:p>10.63</text:p>
          </table:table-cell>
          <table:table-cell office:value-type="float" office:value="10.639954545454545" table:style-name="ce29">
            <text:p>10.64</text:p>
          </table:table-cell>
          <table:table-cell office:value-type="float" office:value="13.726200727272726" table:style-name="ce29">
            <text:p>13.73</text:p>
          </table:table-cell>
          <table:table-cell office:value-type="float" office:value="13.726200727272726" table:style-name="ce29">
            <text:p>13.73</text:p>
          </table:table-cell>
          <table:table-cell office:value-type="float" office:value="11.779302000000001" table:style-name="ce29">
            <text:p>11.78</text:p>
          </table:table-cell>
          <table:table-cell office:value-type="float" office:value="11.779302000000001" table:style-name="ce29">
            <text:p>11.78</text:p>
          </table:table-cell>
          <table:table-cell office:value-type="float" office:value="16.369251509090905" table:style-name="ce29">
            <text:p>16.37</text:p>
          </table:table-cell>
          <table:table-cell office:value-type="float" office:value="14.115036945454547" table:style-name="ce29">
            <text:p>14.12</text:p>
          </table:table-cell>
          <table:table-cell office:value-type="float" office:value="12.184372545454545" table:style-name="ce29">
            <text:p>12.18</text:p>
          </table:table-cell>
          <table:table-cell office:value-type="float" office:value="10.852769454545454" table:style-name="ce29">
            <text:p>10.85</text:p>
          </table:table-cell>
          <table:table-cell office:value-type="float" office:value="10.580045454545454" table:style-name="ce29">
            <text:p>10.58</text:p>
          </table:table-cell>
          <table:table-cell table:number-columns-repeated="16371"/>
        </table:table-row>
        <table:table-row table:style-name="ro4">
          <table:table-cell office:value-type="float" office:value="45" table:style-name="ce1">
            <text:p>45</text:p>
          </table:table-cell>
          <table:table-cell office:value-type="float" office:value="11.61366111111111" table:style-name="ce29">
            <text:p>11.61</text:p>
          </table:table-cell>
          <table:table-cell office:value-type="float" office:value="10.607388888888892" table:style-name="ce29">
            <text:p>10.61</text:p>
          </table:table-cell>
          <table:table-cell office:value-type="float" office:value="10.602111111111112" table:style-name="ce29">
            <text:p>10.60</text:p>
          </table:table-cell>
          <table:table-cell office:value-type="float" office:value="13.670136111111111" table:style-name="ce29">
            <text:p>13.67</text:p>
          </table:table-cell>
          <table:table-cell office:value-type="float" office:value="13.670136111111111" table:style-name="ce29">
            <text:p>13.67</text:p>
          </table:table-cell>
          <table:table-cell office:value-type="float" office:value="11.666558611111112" table:style-name="ce29">
            <text:p>11.67</text:p>
          </table:table-cell>
          <table:table-cell office:value-type="float" office:value="11.666558611111112" table:style-name="ce29">
            <text:p>11.67</text:p>
          </table:table-cell>
          <table:table-cell office:value-type="float" office:value="16.140464249999997" table:style-name="ce29">
            <text:p>16.14</text:p>
          </table:table-cell>
          <table:table-cell office:value-type="float" office:value="14.013932" table:style-name="ce29">
            <text:p>14.01</text:p>
          </table:table-cell>
          <table:table-cell office:value-type="float" office:value="12.192237222222222" table:style-name="ce29">
            <text:p>12.19</text:p>
          </table:table-cell>
          <table:table-cell office:value-type="float" office:value="10.89057" table:style-name="ce29">
            <text:p>10.89</text:p>
          </table:table-cell>
          <table:table-cell office:value-type="float" office:value="10.547166666666667" table:style-name="ce29">
            <text:p>10.55</text:p>
          </table:table-cell>
          <table:table-cell table:number-columns-repeated="16371"/>
        </table:table-row>
        <table:table-row table:style-name="ro4">
          <table:table-cell office:value-type="float" office:value="46" table:style-name="ce1">
            <text:p>46</text:p>
          </table:table-cell>
          <table:table-cell office:value-type="float" office:value="11.595366086956519" table:style-name="ce29">
            <text:p>11.60</text:p>
          </table:table-cell>
          <table:table-cell office:value-type="float" office:value="10.589452173913045" table:style-name="ce29">
            <text:p>10.59</text:p>
          </table:table-cell>
          <table:table-cell office:value-type="float" office:value="10.566478260869564" table:style-name="ce29">
            <text:p>10.57</text:p>
          </table:table-cell>
          <table:table-cell office:value-type="float" office:value="13.617317652173913" table:style-name="ce29">
            <text:p>13.62</text:p>
          </table:table-cell>
          <table:table-cell office:value-type="float" office:value="13.617317652173913" table:style-name="ce29">
            <text:p>13.62</text:p>
          </table:table-cell>
          <table:table-cell office:value-type="float" office:value="11.559223434782609" table:style-name="ce29">
            <text:p>11.56</text:p>
          </table:table-cell>
          <table:table-cell office:value-type="float" office:value="11.559223434782609" table:style-name="ce29">
            <text:p>11.56</text:p>
          </table:table-cell>
          <table:table-cell office:value-type="float" office:value="15.921941813043476" table:style-name="ce29">
            <text:p>15.92</text:p>
          </table:table-cell>
          <table:table-cell office:value-type="float" office:value="13.918694643478261" table:style-name="ce29">
            <text:p>13.92</text:p>
          </table:table-cell>
          <table:table-cell office:value-type="float" office:value="12.201770695652172" table:style-name="ce29">
            <text:p>12.20</text:p>
          </table:table-cell>
          <table:table-cell office:value-type="float" office:value="10.930485565217392" table:style-name="ce29">
            <text:p>10.93</text:p>
          </table:table-cell>
          <table:table-cell office:value-type="float" office:value="10.516347826086957" table:style-name="ce29">
            <text:p>10.52</text:p>
          </table:table-cell>
          <table:table-cell table:number-columns-repeated="16371"/>
        </table:table-row>
        <table:table-row table:style-name="ro4">
          <table:table-cell office:value-type="float" office:value="47" table:style-name="ce1">
            <text:p>47</text:p>
          </table:table-cell>
          <table:table-cell office:value-type="float" office:value="11.577976808510638" table:style-name="ce29">
            <text:p>11.58</text:p>
          </table:table-cell>
          <table:table-cell office:value-type="float" office:value="10.572504255319149" table:style-name="ce29">
            <text:p>10.57</text:p>
          </table:table-cell>
          <table:table-cell office:value-type="float" office:value="10.532914893617022" table:style-name="ce29">
            <text:p>10.53</text:p>
          </table:table-cell>
          <table:table-cell office:value-type="float" office:value="13.567538148936171" table:style-name="ce29">
            <text:p>13.57</text:p>
          </table:table-cell>
          <table:table-cell office:value-type="float" office:value="13.567538148936171" table:style-name="ce29">
            <text:p>13.57</text:p>
          </table:table-cell>
          <table:table-cell office:value-type="float" office:value="11.456951265957446" table:style-name="ce29">
            <text:p>11.46</text:p>
          </table:table-cell>
          <table:table-cell office:value-type="float" office:value="11.456951265957446" table:style-name="ce29">
            <text:p>11.46</text:p>
          </table:table-cell>
          <table:table-cell office:value-type="float" office:value="15.713028996808511" table:style-name="ce29">
            <text:p>15.71</text:p>
          </table:table-cell>
          <table:table-cell office:value-type="float" office:value="13.828950348936168" table:style-name="ce29">
            <text:p>13.83</text:p>
          </table:table-cell>
          <table:table-cell office:value-type="float" office:value="12.21286644680851" table:style-name="ce29">
            <text:p>12.21</text:p>
          </table:table-cell>
          <table:table-cell office:value-type="float" office:value="10.97238114893617" table:style-name="ce29">
            <text:p>10.97</text:p>
          </table:table-cell>
          <table:table-cell office:value-type="float" office:value="10.487457446808511" table:style-name="ce29">
            <text:p>10.49</text:p>
          </table:table-cell>
          <table:table-cell table:number-columns-repeated="16371"/>
        </table:table-row>
        <table:table-row table:style-name="ro4">
          <table:table-cell office:value-type="float" office:value="48" table:style-name="ce1">
            <text:p>48</text:p>
          </table:table-cell>
          <table:table-cell office:value-type="float" office:value="11.561436666666665" table:style-name="ce29">
            <text:p>11.56</text:p>
          </table:table-cell>
          <table:table-cell office:value-type="float" office:value="10.556483333333334" table:style-name="ce29">
            <text:p>10.56</text:p>
          </table:table-cell>
          <table:table-cell office:value-type="float" office:value="10.501291666666667" table:style-name="ce29">
            <text:p>10.50</text:p>
          </table:table-cell>
          <table:table-cell office:value-type="float" office:value="13.520607666666665" table:style-name="ce29">
            <text:p>13.52</text:p>
          </table:table-cell>
          <table:table-cell office:value-type="float" office:value="13.520607666666665" table:style-name="ce29">
            <text:p>13.52</text:p>
          </table:table-cell>
          <table:table-cell office:value-type="float" office:value="11.359425666666667" table:style-name="ce29">
            <text:p>11.36</text:p>
          </table:table-cell>
          <table:table-cell office:value-type="float" office:value="11.359425666666667" table:style-name="ce29">
            <text:p>11.36</text:p>
          </table:table-cell>
          <table:table-cell office:value-type="float" office:value="15.513125199999999" table:style-name="ce29">
            <text:p>15.51</text:p>
          </table:table-cell>
          <table:table-cell office:value-type="float" office:value="13.744355799999999" table:style-name="ce29">
            <text:p>13.74</text:p>
          </table:table-cell>
          <table:table-cell office:value-type="float" office:value="12.225426833333335" table:style-name="ce29">
            <text:p>12.23</text:p>
          </table:table-cell>
          <table:table-cell office:value-type="float" office:value="11.016133000000002" table:style-name="ce29">
            <text:p>11.02</text:p>
          </table:table-cell>
          <table:table-cell office:value-type="float" office:value="10.460375000000001" table:style-name="ce29">
            <text:p>10.46</text:p>
          </table:table-cell>
          <table:table-cell table:number-columns-repeated="16371"/>
        </table:table-row>
        <table:table-row table:style-name="ro4">
          <table:table-cell office:value-type="float" office:value="49" table:style-name="ce1">
            <text:p>49</text:p>
          </table:table-cell>
          <table:table-cell office:value-type="float" office:value="11.545693673469387" table:style-name="ce29">
            <text:p>11.55</text:p>
          </table:table-cell>
          <table:table-cell office:value-type="float" office:value="10.541332653061225" table:style-name="ce29">
            <text:p>10.54</text:p>
          </table:table-cell>
          <table:table-cell office:value-type="float" office:value="10.471489795918369" table:style-name="ce29">
            <text:p>10.47</text:p>
          </table:table-cell>
          <table:table-cell office:value-type="float" office:value="13.476351775510203" table:style-name="ce29">
            <text:p>13.48</text:p>
          </table:table-cell>
          <table:table-cell office:value-type="float" office:value="13.476351775510203" table:style-name="ce29">
            <text:p>13.48</text:p>
          </table:table-cell>
          <table:table-cell office:value-type="float" office:value="11.266356030612245" table:style-name="ce29">
            <text:p>11.27</text:p>
          </table:table-cell>
          <table:table-cell office:value-type="float" office:value="11.266356030612245" table:style-name="ce29">
            <text:p>11.27</text:p>
          </table:table-cell>
          <table:table-cell office:value-type="float" office:value="15.32167885" table:style-name="ce29">
            <text:p>15.32</text:p>
          </table:table-cell>
          <table:table-cell office:value-type="float" office:value="13.664595706122448" table:style-name="ce29">
            <text:p>13.66</text:p>
          </table:table-cell>
          <table:table-cell table:number-columns-repeated="2" table:style-name="ce29"/>
          <table:table-cell office:value-type="float" office:value="10.434989795918368" table:style-name="ce29">
            <text:p>10.43</text:p>
          </table:table-cell>
          <table:table-cell table:number-columns-repeated="16371"/>
        </table:table-row>
        <table:table-row table:style-name="ro4">
          <table:table-cell office:value-type="float" office:value="50" table:style-name="ce1">
            <text:p>50</text:p>
          </table:table-cell>
          <table:table-cell office:value-type="float" office:value="11.5307" table:style-name="ce29">
            <text:p>11.53</text:p>
          </table:table-cell>
          <table:table-cell office:value-type="float" office:value="10.527000000000001" table:style-name="ce29">
            <text:p>10.53</text:p>
          </table:table-cell>
          <table:table-cell office:value-type="float" office:value="10.443400000000002" table:style-name="ce29">
            <text:p>10.44</text:p>
          </table:table-cell>
          <table:table-cell office:value-type="float" office:value="13.434609999999997" table:style-name="ce29">
            <text:p>13.43</text:p>
          </table:table-cell>
          <table:table-cell office:value-type="float" office:value="13.434609999999997" table:style-name="ce29">
            <text:p>13.43</text:p>
          </table:table-cell>
          <table:table-cell office:value-type="float" office:value="11.177474999999999" table:style-name="ce29">
            <text:p>11.18</text:p>
          </table:table-cell>
          <table:table-cell office:value-type="float" office:value="11.177474999999999" table:style-name="ce29">
            <text:p>11.18</text:p>
          </table:table-cell>
          <table:table-cell office:value-type="float" office:value="15.138182500000001" table:style-name="ce29">
            <text:p>15.14</text:p>
          </table:table-cell>
          <table:table-cell office:value-type="float" office:value="13.58938" table:style-name="ce29">
            <text:p>13.59</text:p>
          </table:table-cell>
          <table:table-cell table:number-columns-repeated="2" table:style-name="ce29"/>
          <table:table-cell office:value-type="float" office:value="10.411199999999999" table:style-name="ce29">
            <text:p>10.41</text:p>
          </table:table-cell>
          <table:table-cell table:number-columns-repeated="16371"/>
        </table:table-row>
        <table:table-row table:style-name="ro4">
          <table:table-cell office:value-type="float" office:value="51" table:style-name="ce1">
            <text:p>51</text:p>
          </table:table-cell>
          <table:table-cell office:value-type="float" office:value="11.516411568627449" table:style-name="ce29">
            <text:p>11.52</text:p>
          </table:table-cell>
          <table:table-cell office:value-type="float" office:value="10.513437254901961" table:style-name="ce29">
            <text:p>10.51</text:p>
          </table:table-cell>
          <table:table-cell office:value-type="float" office:value="10.416921568627451" table:style-name="ce29">
            <text:p>10.42</text:p>
          </table:table-cell>
          <table:table-cell office:value-type="float" office:value="13.395234450980393" table:style-name="ce29">
            <text:p>13.40</text:p>
          </table:table-cell>
          <table:table-cell office:value-type="float" office:value="13.395234450980393" table:style-name="ce29">
            <text:p>13.40</text:p>
          </table:table-cell>
          <table:table-cell office:value-type="float" office:value="11.09253618627451" table:style-name="ce29">
            <text:p>11.09</text:p>
          </table:table-cell>
          <table:table-cell office:value-type="float" office:value="11.09253618627451" table:style-name="ce29">
            <text:p>11.09</text:p>
          </table:table-cell>
          <table:table-cell office:value-type="float" office:value="14.962168502941173" table:style-name="ce29">
            <text:p>14.96</text:p>
          </table:table-cell>
          <table:table-cell office:value-type="float" office:value="13.518441364705883" table:style-name="ce29">
            <text:p>13.52</text:p>
          </table:table-cell>
          <table:table-cell table:number-columns-repeated="2" table:style-name="ce29"/>
          <table:table-cell office:value-type="float" office:value="10.388911764705883" table:style-name="ce29">
            <text:p>10.39</text:p>
          </table:table-cell>
          <table:table-cell table:number-columns-repeated="16371"/>
        </table:table-row>
        <table:table-row table:style-name="ro4">
          <table:table-cell office:value-type="float" office:value="52" table:style-name="ce1">
            <text:p>52</text:p>
          </table:table-cell>
          <table:table-cell office:value-type="float" office:value="11.502787692307692" table:style-name="ce29">
            <text:p>11.50</text:p>
          </table:table-cell>
          <table:table-cell office:value-type="float" office:value="10.5006" table:style-name="ce29">
            <text:p>10.50</text:p>
          </table:table-cell>
          <table:table-cell office:value-type="float" office:value="10.39196153846154" table:style-name="ce29">
            <text:p>10.39</text:p>
          </table:table-cell>
          <table:table-cell office:value-type="float" office:value="13.358088615384615" table:style-name="ce29">
            <text:p>13.36</text:p>
          </table:table-cell>
          <table:table-cell office:value-type="float" office:value="13.358088615384615" table:style-name="ce29">
            <text:p>13.36</text:p>
          </table:table-cell>
          <table:table-cell office:value-type="float" office:value="11.011312153846152" table:style-name="ce29">
            <text:p>11.01</text:p>
          </table:table-cell>
          <table:table-cell office:value-type="float" office:value="11.011312153846152" table:style-name="ce29">
            <text:p>11.01</text:p>
          </table:table-cell>
          <table:table-cell office:value-type="float" office:value="14.793205184615383" table:style-name="ce29">
            <text:p>14.79</text:p>
          </table:table-cell>
          <table:table-cell office:value-type="float" office:value="13.451533046153845" table:style-name="ce29">
            <text:p>13.45</text:p>
          </table:table-cell>
          <table:table-cell table:number-columns-repeated="2" table:style-name="ce29"/>
          <table:table-cell office:value-type="float" office:value="10.368038461538463" table:style-name="ce29">
            <text:p>10.37</text:p>
          </table:table-cell>
          <table:table-cell table:number-columns-repeated="16371"/>
        </table:table-row>
        <table:table-row table:style-name="ro4">
          <table:table-cell office:value-type="float" office:value="53" table:style-name="ce1">
            <text:p>53</text:p>
          </table:table-cell>
          <table:table-cell office:value-type="float" office:value="11.48979075471698" table:style-name="ce29">
            <text:p>11.49</text:p>
          </table:table-cell>
          <table:table-cell office:value-type="float" office:value="10.488447169811321" table:style-name="ce29">
            <text:p>10.49</text:p>
          </table:table-cell>
          <table:table-cell office:value-type="float" office:value="10.368433962264152" table:style-name="ce29">
            <text:p>10.37</text:p>
          </table:table-cell>
          <table:table-cell office:value-type="float" office:value="13.323046283018867" table:style-name="ce29">
            <text:p>13.32</text:p>
          </table:table-cell>
          <table:table-cell office:value-type="float" office:value="13.323046283018867" table:style-name="ce29">
            <text:p>13.32</text:p>
          </table:table-cell>
          <table:table-cell office:value-type="float" office:value="10.93359263207547" table:style-name="ce29">
            <text:p>10.93</text:p>
          </table:table-cell>
          <table:table-cell office:value-type="float" office:value="10.93359263207547" table:style-name="ce29">
            <text:p>10.93</text:p>
          </table:table-cell>
          <table:table-cell office:value-type="float" office:value="14.630893449999999" table:style-name="ce29">
            <text:p>14.63</text:p>
          </table:table-cell>
          <table:table-cell office:value-type="float" office:value="13.388426913207544" table:style-name="ce29">
            <text:p>13.39</text:p>
          </table:table-cell>
          <table:table-cell table:number-columns-repeated="2" table:style-name="ce29"/>
          <table:table-cell office:value-type="float" office:value="10.3485" table:style-name="ce29">
            <text:p>10.35</text:p>
          </table:table-cell>
          <table:table-cell table:number-columns-repeated="16371"/>
        </table:table-row>
        <table:table-row table:style-name="ro4">
          <table:table-cell office:value-type="float" office:value="54" table:style-name="ce1">
            <text:p>54</text:p>
          </table:table-cell>
          <table:table-cell office:value-type="float" office:value="11.477385925925924" table:style-name="ce29">
            <text:p>11.48</text:p>
          </table:table-cell>
          <table:table-cell office:value-type="float" office:value="10.476940740740742" table:style-name="ce29">
            <text:p>10.48</text:p>
          </table:table-cell>
          <table:table-cell office:value-type="float" office:value="10.346259259259259" table:style-name="ce29">
            <text:p>10.35</text:p>
          </table:table-cell>
          <table:table-cell office:value-type="float" office:value="13.289990592592593" table:style-name="ce29">
            <text:p>13.29</text:p>
          </table:table-cell>
          <table:table-cell office:value-type="float" office:value="13.289990592592593" table:style-name="ce29">
            <text:p>13.29</text:p>
          </table:table-cell>
          <table:table-cell office:value-type="float" office:value="10.859182925925925" table:style-name="ce29">
            <text:p>10.86</text:p>
          </table:table-cell>
          <table:table-cell office:value-type="float" office:value="10.859182925925925" table:style-name="ce29">
            <text:p>10.86</text:p>
          </table:table-cell>
          <table:table-cell office:value-type="float" office:value="14.474863766666667" table:style-name="ce29">
            <text:p>14.47</text:p>
          </table:table-cell>
          <table:table-cell office:value-type="float" office:value="13.328911733333333" table:style-name="ce29">
            <text:p>13.33</text:p>
          </table:table-cell>
          <table:table-cell table:number-columns-repeated="2" table:style-name="ce29"/>
          <table:table-cell office:value-type="float" office:value="10.330222222222222" table:style-name="ce29">
            <text:p>10.33</text:p>
          </table:table-cell>
          <table:table-cell table:number-columns-repeated="16371"/>
        </table:table-row>
        <table:table-row table:style-name="ro4">
          <table:table-cell office:value-type="float" office:value="55" table:style-name="ce1">
            <text:p>55</text:p>
          </table:table-cell>
          <table:table-cell office:value-type="float" office:value="11.465540909090908" table:style-name="ce29">
            <text:p>11.47</text:p>
          </table:table-cell>
          <table:table-cell office:value-type="float" office:value="10.466045454545455" table:style-name="ce29">
            <text:p>10.47</text:p>
          </table:table-cell>
          <table:table-cell office:value-type="float" office:value="10.325363636363639" table:style-name="ce29">
            <text:p>10.33</text:p>
          </table:table-cell>
          <table:table-cell office:value-type="float" office:value="13.258813181818182" table:style-name="ce29">
            <text:p>13.26</text:p>
          </table:table-cell>
          <table:table-cell office:value-type="float" office:value="13.258813181818182" table:style-name="ce29">
            <text:p>13.26</text:p>
          </table:table-cell>
          <table:table-cell office:value-type="float" office:value="10.7879025" table:style-name="ce29">
            <text:p>10.79</text:p>
          </table:table-cell>
          <table:table-cell office:value-type="float" office:value="10.7879025" table:style-name="ce29">
            <text:p>10.79</text:p>
          </table:table-cell>
          <table:table-cell office:value-type="float" office:value="14.324773477272728" table:style-name="ce29">
            <text:p>14.32</text:p>
          </table:table-cell>
          <table:table-cell office:value-type="float" office:value="13.272791636363637" table:style-name="ce29">
            <text:p>13.27</text:p>
          </table:table-cell>
          <table:table-cell table:number-columns-repeated="2" table:style-name="ce29"/>
          <table:table-cell office:value-type="float" office:value="10.31313636363636" table:style-name="ce29">
            <text:p>10.31</text:p>
          </table:table-cell>
          <table:table-cell table:number-columns-repeated="16371"/>
        </table:table-row>
        <table:table-row table:style-name="ro4">
          <table:table-cell office:value-type="float" office:value="56" table:style-name="ce1">
            <text:p>56</text:p>
          </table:table-cell>
          <table:table-cell office:value-type="float" office:value="11.454225714285712" table:style-name="ce29">
            <text:p>11.45</text:p>
          </table:table-cell>
          <table:table-cell office:value-type="float" office:value="10.455728571428574" table:style-name="ce29">
            <text:p>10.46</text:p>
          </table:table-cell>
          <table:table-cell office:value-type="float" office:value="10.305678571428572" table:style-name="ce29">
            <text:p>10.31</text:p>
          </table:table-cell>
          <table:table-cell office:value-type="float" office:value="13.22941342857143" table:style-name="ce29">
            <text:p>13.23</text:p>
          </table:table-cell>
          <table:table-cell office:value-type="float" office:value="13.22941342857143" table:style-name="ce29">
            <text:p>13.23</text:p>
          </table:table-cell>
          <table:table-cell office:value-type="float" office:value="10.719583714285715" table:style-name="ce29">
            <text:p>10.72</text:p>
          </table:table-cell>
          <table:table-cell office:value-type="float" office:value="10.719583714285715" table:style-name="ce29">
            <text:p>10.72</text:p>
          </table:table-cell>
          <table:table-cell office:value-type="float" office:value="14.180304400000001" table:style-name="ce29">
            <text:p>14.18</text:p>
          </table:table-cell>
          <table:table-cell office:value-type="float" office:value="13.219884742857143" table:style-name="ce29">
            <text:p>13.22</text:p>
          </table:table-cell>
          <table:table-cell table:number-columns-repeated="2" table:style-name="ce29"/>
          <table:table-cell office:value-type="float" office:value="10.297178571428571" table:style-name="ce29">
            <text:p>10.30</text:p>
          </table:table-cell>
          <table:table-cell table:number-columns-repeated="16371"/>
        </table:table-row>
        <table:table-row table:style-name="ro4">
          <table:table-cell office:value-type="float" office:value="57" table:style-name="ce1">
            <text:p>57</text:p>
          </table:table-cell>
          <table:table-cell office:value-type="float" office:value="11.443412456140351" table:style-name="ce29">
            <text:p>11.44</text:p>
          </table:table-cell>
          <table:table-cell office:value-type="float" office:value="10.445959649122807" table:style-name="ce29">
            <text:p>10.45</text:p>
          </table:table-cell>
          <table:table-cell office:value-type="float" office:value="10.287140350877193" table:style-name="ce29">
            <text:p>10.29</text:p>
          </table:table-cell>
          <table:table-cell office:value-type="float" office:value="13.201697771929824" table:style-name="ce29">
            <text:p>13.20</text:p>
          </table:table-cell>
          <table:table-cell office:value-type="float" office:value="13.201697771929824" table:style-name="ce29">
            <text:p>13.20</text:p>
          </table:table-cell>
          <table:table-cell office:value-type="float" office:value="10.654070692982454" table:style-name="ce29">
            <text:p>10.65</text:p>
          </table:table-cell>
          <table:table-cell office:value-type="float" office:value="10.654070692982454" table:style-name="ce29">
            <text:p>10.65</text:p>
          </table:table-cell>
          <table:table-cell office:value-type="float" office:value="14.041160681578948" table:style-name="ce29">
            <text:p>14.04</text:p>
          </table:table-cell>
          <table:table-cell office:value-type="float" office:value="13.170021936842105" table:style-name="ce29">
            <text:p>13.17</text:p>
          </table:table-cell>
          <table:table-cell table:number-columns-repeated="2" table:style-name="ce29"/>
          <table:table-cell office:value-type="float" office:value="10.282289473684211" table:style-name="ce29">
            <text:p>10.28</text:p>
          </table:table-cell>
          <table:table-cell table:number-columns-repeated="16371"/>
        </table:table-row>
        <table:table-row table:style-name="ro4">
          <table:table-cell office:value-type="float" office:value="58" table:style-name="ce1">
            <text:p>58</text:p>
          </table:table-cell>
          <table:table-cell office:value-type="float" office:value="11.433075172413792" table:style-name="ce29">
            <text:p>11.43</text:p>
          </table:table-cell>
          <table:table-cell office:value-type="float" office:value="10.436710344827588" table:style-name="ce29">
            <text:p>10.44</text:p>
          </table:table-cell>
          <table:table-cell office:value-type="float" office:value="10.269689655172412" table:style-name="ce29">
            <text:p>10.27</text:p>
          </table:table-cell>
          <table:table-cell office:value-type="float" office:value="13.175579103448275" table:style-name="ce29">
            <text:p>13.18</text:p>
          </table:table-cell>
          <table:table-cell office:value-type="float" office:value="13.175579103448275" table:style-name="ce29">
            <text:p>13.18</text:p>
          </table:table-cell>
          <table:table-cell office:value-type="float" office:value="10.59121831034483" table:style-name="ce29">
            <text:p>10.59</text:p>
          </table:table-cell>
          <table:table-cell office:value-type="float" office:value="10.59121831034483" table:style-name="ce29">
            <text:p>10.59</text:p>
          </table:table-cell>
          <table:table-cell office:value-type="float" office:value="13.907066872413793" table:style-name="ce29">
            <text:p>13.91</text:p>
          </table:table-cell>
          <table:table-cell office:value-type="float" office:value="13.12304576551724" table:style-name="ce29">
            <text:p>13.12</text:p>
          </table:table-cell>
          <table:table-cell table:number-columns-repeated="2" table:style-name="ce29"/>
          <table:table-cell office:value-type="float" office:value="10.268413793103448" table:style-name="ce29">
            <text:p>10.27</text:p>
          </table:table-cell>
          <table:table-cell table:number-columns-repeated="16371"/>
        </table:table-row>
        <table:table-row table:style-name="ro4">
          <table:table-cell office:value-type="float" office:value="59" table:style-name="ce1">
            <text:p>59</text:p>
          </table:table-cell>
          <table:table-cell office:value-type="float" office:value="11.423189661016949" table:style-name="ce29">
            <text:p>11.42</text:p>
          </table:table-cell>
          <table:table-cell office:value-type="float" office:value="10.427954237288137" table:style-name="ce29">
            <text:p>10.43</text:p>
          </table:table-cell>
          <table:table-cell office:value-type="float" office:value="10.25327118644068" table:style-name="ce29">
            <text:p>10.25</text:p>
          </table:table-cell>
          <table:table-cell office:value-type="float" office:value="13.150976220338981" table:style-name="ce29">
            <text:p>13.15</text:p>
          </table:table-cell>
          <table:table-cell office:value-type="float" office:value="13.150976220338981" table:style-name="ce29">
            <text:p>13.15</text:p>
          </table:table-cell>
          <table:table-cell office:value-type="float" office:value="10.530891279661018" table:style-name="ce29">
            <text:p>10.53</text:p>
          </table:table-cell>
          <table:table-cell office:value-type="float" office:value="10.530891279661018" table:style-name="ce29">
            <text:p>10.53</text:p>
          </table:table-cell>
          <table:table-cell office:value-type="float" office:value="13.777766197457625" table:style-name="ce29">
            <text:p>13.78</text:p>
          </table:table-cell>
          <table:table-cell office:value-type="float" office:value="13.078809450847457" table:style-name="ce29">
            <text:p>13.08</text:p>
          </table:table-cell>
          <table:table-cell table:number-columns-repeated="2" table:style-name="ce29"/>
          <table:table-cell office:value-type="float" office:value="10.2555" table:style-name="ce29">
            <text:p>10.26</text:p>
          </table:table-cell>
          <table:table-cell table:number-columns-repeated="16371"/>
        </table:table-row>
        <table:table-row table:style-name="ro4">
          <table:table-cell office:value-type="float" office:value="60" table:style-name="ce1">
            <text:p>60</text:p>
          </table:table-cell>
          <table:table-cell office:value-type="float" office:value="11.413733333333333" table:style-name="ce29">
            <text:p>11.41</text:p>
          </table:table-cell>
          <table:table-cell office:value-type="float" office:value="10.419666666666668" table:style-name="ce29">
            <text:p>10.42</text:p>
          </table:table-cell>
          <table:table-cell office:value-type="float" office:value="10.237833333333333" table:style-name="ce29">
            <text:p>10.24</text:p>
          </table:table-cell>
          <table:table-cell office:value-type="float" office:value="13.127813333333334" table:style-name="ce29">
            <text:p>13.13</text:p>
          </table:table-cell>
          <table:table-cell office:value-type="float" office:value="13.127813333333334" table:style-name="ce29">
            <text:p>13.13</text:p>
          </table:table-cell>
          <table:table-cell office:value-type="float" office:value="10.472963333333334" table:style-name="ce29">
            <text:p>10.47</text:p>
          </table:table-cell>
          <table:table-cell office:value-type="float" office:value="10.472963333333334" table:style-name="ce29">
            <text:p>10.47</text:p>
          </table:table-cell>
          <table:table-cell office:value-type="float" office:value="13.653018999999999" table:style-name="ce29">
            <text:p>13.65</text:p>
          </table:table-cell>
          <table:table-cell office:value-type="float" office:value="13.037175999999999" table:style-name="ce29">
            <text:p>13.04</text:p>
          </table:table-cell>
          <table:table-cell table:number-columns-repeated="2" table:style-name="ce29"/>
          <table:table-cell office:value-type="float" office:value="10.243500000000001" table:style-name="ce29">
            <text:p>10.24</text:p>
          </table:table-cell>
          <table:table-cell table:number-columns-repeated="16371"/>
        </table:table-row>
        <table:table-row table:style-name="ro4">
          <table:table-cell office:value-type="float" office:value="61" table:style-name="ce1">
            <text:p>61</text:p>
          </table:table-cell>
          <table:table-cell office:value-type="float" office:value="11.404685081967212" table:style-name="ce29">
            <text:p>11.40</text:p>
          </table:table-cell>
          <table:table-cell office:value-type="float" office:value="10.411824590163937" table:style-name="ce29">
            <text:p>10.41</text:p>
          </table:table-cell>
          <table:table-cell office:value-type="float" office:value="10.22332786885246" table:style-name="ce29">
            <text:p>10.22</text:p>
          </table:table-cell>
          <table:table-cell office:value-type="float" office:value="13.106019622950818" table:style-name="ce29">
            <text:p>13.11</text:p>
          </table:table-cell>
          <table:table-cell office:value-type="float" office:value="13.106019622950818" table:style-name="ce29">
            <text:p>13.11</text:p>
          </table:table-cell>
          <table:table-cell office:value-type="float" office:value="10.417316483606559" table:style-name="ce29">
            <text:p>10.42</text:p>
          </table:table-cell>
          <table:table-cell office:value-type="float" office:value="10.417316483606559" table:style-name="ce29">
            <text:p>10.42</text:p>
          </table:table-cell>
          <table:table-cell office:value-type="float" office:value="13.532601338524589" table:style-name="ce29">
            <text:p>13.53</text:p>
          </table:table-cell>
          <table:table-cell office:value-type="float" office:value="12.998017403278688" table:style-name="ce29">
            <text:p>13.00</text:p>
          </table:table-cell>
          <table:table-cell table:number-columns-repeated="2" table:style-name="ce29"/>
          <table:table-cell office:value-type="float" office:value="10.232368852459018" table:style-name="ce29">
            <text:p>10.23</text:p>
          </table:table-cell>
          <table:table-cell table:number-columns-repeated="16371"/>
        </table:table-row>
        <table:table-row table:style-name="ro4">
          <table:table-cell office:value-type="float" office:value="62" table:style-name="ce1">
            <text:p>62</text:p>
          </table:table-cell>
          <table:table-cell office:value-type="float" office:value="11.396025161290321" table:style-name="ce29">
            <text:p>11.40</text:p>
          </table:table-cell>
          <table:table-cell office:value-type="float" office:value="10.404406451612903" table:style-name="ce29">
            <text:p>10.40</text:p>
          </table:table-cell>
          <table:table-cell office:value-type="float" office:value="10.209709677419355" table:style-name="ce29">
            <text:p>10.21</text:p>
          </table:table-cell>
          <table:table-cell office:value-type="float" office:value="13.085528838709676" table:style-name="ce29">
            <text:p>13.09</text:p>
          </table:table-cell>
          <table:table-cell office:value-type="float" office:value="13.085528838709676" table:style-name="ce29">
            <text:p>13.09</text:p>
          </table:table-cell>
          <table:table-cell office:value-type="float" office:value="10.363840354838711" table:style-name="ce29">
            <text:p>10.36</text:p>
          </table:table-cell>
          <table:table-cell office:value-type="float" office:value="10.363840354838711" table:style-name="ce29">
            <text:p>10.36</text:p>
          </table:table-cell>
          <table:table-cell office:value-type="float" office:value="13.41630371935484" table:style-name="ce29">
            <text:p>13.42</text:p>
          </table:table-cell>
          <table:table-cell office:value-type="float" office:value="12.96121390967742" table:style-name="ce29">
            <text:p>12.96</text:p>
          </table:table-cell>
          <table:table-cell table:number-columns-repeated="2" table:style-name="ce29"/>
          <table:table-cell office:value-type="float" office:value="10.222064516129032" table:style-name="ce29">
            <text:p>10.22</text:p>
          </table:table-cell>
          <table:table-cell table:number-columns-repeated="16371"/>
        </table:table-row>
        <table:table-row table:style-name="ro4">
          <table:table-cell office:value-type="float" office:value="63" table:style-name="ce1">
            <text:p>63</text:p>
          </table:table-cell>
          <table:table-cell office:value-type="float" office:value="11.387735079365077" table:style-name="ce29">
            <text:p>11.39</text:p>
          </table:table-cell>
          <table:table-cell office:value-type="float" office:value="10.397392063492065" table:style-name="ce29">
            <text:p>10.40</text:p>
          </table:table-cell>
          <table:table-cell office:value-type="float" office:value="10.196936507936508" table:style-name="ce29">
            <text:p>10.20</text:p>
          </table:table-cell>
          <table:table-cell office:value-type="float" office:value="13.066278936507937" table:style-name="ce29">
            <text:p>13.07</text:p>
          </table:table-cell>
          <table:table-cell office:value-type="float" office:value="13.066278936507937" table:style-name="ce29">
            <text:p>13.07</text:p>
          </table:table-cell>
          <table:table-cell office:value-type="float" office:value="10.31243157936508" table:style-name="ce29">
            <text:p>10.31</text:p>
          </table:table-cell>
          <table:table-cell office:value-type="float" office:value="10.31243157936508" table:style-name="ce29">
            <text:p>10.31</text:p>
          </table:table-cell>
          <table:table-cell office:value-type="float" office:value="13.303929950000001" table:style-name="ce29">
            <text:p>13.30</text:p>
          </table:table-cell>
          <table:table-cell office:value-type="float" office:value="12.92665337142857" table:style-name="ce29">
            <text:p>12.93</text:p>
          </table:table-cell>
          <table:table-cell table:number-columns-repeated="2" table:style-name="ce29"/>
          <table:table-cell office:value-type="float" office:value="10.212547619047619" table:style-name="ce29">
            <text:p>10.21</text:p>
          </table:table-cell>
          <table:table-cell table:number-columns-repeated="16371"/>
        </table:table-row>
        <table:table-row table:style-name="ro4">
          <table:table-cell office:value-type="float" office:value="64" table:style-name="ce1">
            <text:p>64</text:p>
          </table:table-cell>
          <table:table-cell office:value-type="float" office:value="11.379797499999999" table:style-name="ce29">
            <text:p>11.38</text:p>
          </table:table-cell>
          <table:table-cell office:value-type="float" office:value="10.390762500000001" table:style-name="ce29">
            <text:p>10.39</text:p>
          </table:table-cell>
          <table:table-cell office:value-type="float" office:value="10.184968750000001" table:style-name="ce29">
            <text:p>10.18</text:p>
          </table:table-cell>
          <table:table-cell office:value-type="float" office:value="13.04821175" table:style-name="ce29">
            <text:p>13.05</text:p>
          </table:table-cell>
          <table:table-cell office:value-type="float" office:value="13.04821175" table:style-name="ce29">
            <text:p>13.05</text:p>
          </table:table-cell>
          <table:table-cell office:value-type="float" office:value="10.262993250000001" table:style-name="ce29">
            <text:p>10.26</text:p>
          </table:table-cell>
          <table:table-cell office:value-type="float" office:value="10.262993250000001" table:style-name="ce29">
            <text:p>10.26</text:p>
          </table:table-cell>
          <table:table-cell office:value-type="float" office:value="13.1952961" table:style-name="ce29">
            <text:p>13.20</text:p>
          </table:table-cell>
          <table:table-cell office:value-type="float" office:value="12.894230649999999" table:style-name="ce29">
            <text:p>12.89</text:p>
          </table:table-cell>
          <table:table-cell table:number-columns-repeated="2" table:style-name="ce29"/>
          <table:table-cell office:value-type="float" office:value="10.20378125" table:style-name="ce29">
            <text:p>10.20</text:p>
          </table:table-cell>
          <table:table-cell table:number-columns-repeated="16371"/>
        </table:table-row>
        <table:table-row table:style-name="ro4">
          <table:table-cell office:value-type="float" office:value="65" table:style-name="ce1">
            <text:p>65</text:p>
          </table:table-cell>
          <table:table-cell office:value-type="float" office:value="11.372196153846152" table:style-name="ce29">
            <text:p>11.37</text:p>
          </table:table-cell>
          <table:table-cell office:value-type="float" office:value="10.384500000000001" table:style-name="ce29">
            <text:p>10.38</text:p>
          </table:table-cell>
          <table:table-cell office:value-type="float" office:value="10.17376923076923" table:style-name="ce29">
            <text:p>10.17</text:p>
          </table:table-cell>
          <table:table-cell office:value-type="float" office:value="13.031272692307693" table:style-name="ce29">
            <text:p>13.03</text:p>
          </table:table-cell>
          <table:table-cell office:value-type="float" office:value="13.031272692307693" table:style-name="ce29">
            <text:p>13.03</text:p>
          </table:table-cell>
          <table:table-cell office:value-type="float" office:value="10.215434423076925" table:style-name="ce29">
            <text:p>10.22</text:p>
          </table:table-cell>
          <table:table-cell office:value-type="float" office:value="10.215434423076925" table:style-name="ce29">
            <text:p>10.22</text:p>
          </table:table-cell>
          <table:table-cell office:value-type="float" office:value="13.090229557692309" table:style-name="ce29">
            <text:p>13.09</text:p>
          </table:table-cell>
          <table:table-cell office:value-type="float" office:value="12.863847076923076" table:style-name="ce29">
            <text:p>12.86</text:p>
          </table:table-cell>
          <table:table-cell table:number-columns-repeated="2" table:style-name="ce29"/>
          <table:table-cell office:value-type="float" office:value="10.195730769230771" table:style-name="ce29">
            <text:p>10.20</text:p>
          </table:table-cell>
          <table:table-cell table:number-columns-repeated="16371"/>
        </table:table-row>
        <table:table-row table:style-name="ro4">
          <table:table-cell office:value-type="float" office:value="66" table:style-name="ce1">
            <text:p>66</text:p>
          </table:table-cell>
          <table:table-cell office:value-type="float" office:value="11.364915757575757" table:style-name="ce29">
            <text:p>11.36</text:p>
          </table:table-cell>
          <table:table-cell office:value-type="float" office:value="10.378587878787881" table:style-name="ce29">
            <text:p>10.38</text:p>
          </table:table-cell>
          <table:table-cell office:value-type="float" office:value="10.16330303030303" table:style-name="ce29">
            <text:p>10.16</text:p>
          </table:table-cell>
          <table:table-cell office:value-type="float" office:value="13.015410484848486" table:style-name="ce29">
            <text:p>13.02</text:p>
          </table:table-cell>
          <table:table-cell office:value-type="float" office:value="13.015410484848486" table:style-name="ce29">
            <text:p>13.02</text:p>
          </table:table-cell>
          <table:table-cell office:value-type="float" office:value="10.169669666666667" table:style-name="ce29">
            <text:p>10.17</text:p>
          </table:table-cell>
          <table:table-cell office:value-type="float" office:value="10.169669666666667" table:style-name="ce29">
            <text:p>10.17</text:p>
          </table:table-cell>
          <table:table-cell office:value-type="float" office:value="12.988568172727271" table:style-name="ce29">
            <text:p>12.99</text:p>
          </table:table-cell>
          <table:table-cell office:value-type="float" office:value="12.835409963636362" table:style-name="ce29">
            <text:p>12.84</text:p>
          </table:table-cell>
          <table:table-cell table:number-columns-repeated="2" table:style-name="ce29"/>
          <table:table-cell office:value-type="float" office:value="10.188363636363636" table:style-name="ce29">
            <text:p>10.19</text:p>
          </table:table-cell>
          <table:table-cell table:number-columns-repeated="16371"/>
        </table:table-row>
        <table:table-row table:style-name="ro4">
          <table:table-cell office:value-type="float" office:value="67" table:style-name="ce1">
            <text:p>67</text:p>
          </table:table-cell>
          <table:table-cell office:value-type="float" office:value="11.357941940298506" table:style-name="ce29">
            <text:p>11.36</text:p>
          </table:table-cell>
          <table:table-cell office:value-type="float" office:value="10.373010447761194" table:style-name="ce29">
            <text:p>10.37</text:p>
          </table:table-cell>
          <table:table-cell office:value-type="float" office:value="10.153537313432835" table:style-name="ce29">
            <text:p>10.15</text:p>
          </table:table-cell>
          <table:table-cell office:value-type="float" office:value="13.000576910447762" table:style-name="ce29">
            <text:p>13.00</text:p>
          </table:table-cell>
          <table:table-cell office:value-type="float" office:value="13.000576910447762" table:style-name="ce29">
            <text:p>13.00</text:p>
          </table:table-cell>
          <table:table-cell office:value-type="float" office:value="10.125618649253731" table:style-name="ce29">
            <text:p>10.13</text:p>
          </table:table-cell>
          <table:table-cell office:value-type="float" office:value="10.125618649253731" table:style-name="ce29">
            <text:p>10.13</text:p>
          </table:table-cell>
          <table:table-cell office:value-type="float" office:value="12.890159475373132" table:style-name="ce29">
            <text:p>12.89</text:p>
          </table:table-cell>
          <table:table-cell office:value-type="float" office:value="12.808832155223881" table:style-name="ce29">
            <text:p>12.81</text:p>
          </table:table-cell>
          <table:table-cell table:number-columns-repeated="2" table:style-name="ce29"/>
          <table:table-cell office:value-type="float" office:value="10.181649253731342" table:style-name="ce29">
            <text:p>10.18</text:p>
          </table:table-cell>
          <table:table-cell table:number-columns-repeated="16371"/>
        </table:table-row>
        <table:table-row table:style-name="ro4">
          <table:table-cell office:value-type="float" office:value="68" table:style-name="ce1">
            <text:p>68</text:p>
          </table:table-cell>
          <table:table-cell office:value-type="float" office:value="11.351261176470587" table:style-name="ce29">
            <text:p>11.35</text:p>
          </table:table-cell>
          <table:table-cell office:value-type="float" office:value="10.367752941176473" table:style-name="ce29">
            <text:p>10.37</text:p>
          </table:table-cell>
          <table:table-cell office:value-type="float" office:value="10.144441176470586" table:style-name="ce29">
            <text:p>10.14</text:p>
          </table:table-cell>
          <table:table-cell office:value-type="float" office:value="12.986726588235294" table:style-name="ce29">
            <text:p>12.99</text:p>
          </table:table-cell>
          <table:table-cell office:value-type="float" office:value="12.986726588235294" table:style-name="ce29">
            <text:p>12.99</text:p>
          </table:table-cell>
          <table:table-cell office:value-type="float" office:value="10.083205764705882" table:style-name="ce29">
            <text:p>10.08</text:p>
          </table:table-cell>
          <table:table-cell office:value-type="float" office:value="10.083205764705882" table:style-name="ce29">
            <text:p>10.08</text:p>
          </table:table-cell>
          <table:table-cell office:value-type="float" office:value="12.79485996470588" table:style-name="ce29">
            <text:p>12.79</text:p>
          </table:table-cell>
          <table:table-cell office:value-type="float" office:value="12.784031623529412" table:style-name="ce29">
            <text:p>12.78</text:p>
          </table:table-cell>
          <table:table-cell table:number-columns-repeated="2" table:style-name="ce29"/>
          <table:table-cell office:value-type="float" office:value="10.175558823529411" table:style-name="ce29">
            <text:p>10.18</text:p>
          </table:table-cell>
          <table:table-cell table:number-columns-repeated="16371"/>
        </table:table-row>
        <table:table-row table:style-name="ro4">
          <table:table-cell office:value-type="float" office:value="69" table:style-name="ce1">
            <text:p>69</text:p>
          </table:table-cell>
          <table:table-cell office:value-type="float" office:value="11.34486072463768" table:style-name="ce29">
            <text:p>11.34</text:p>
          </table:table-cell>
          <table:table-cell office:value-type="float" office:value="10.362801449275363" table:style-name="ce29">
            <text:p>10.36</text:p>
          </table:table-cell>
          <table:table-cell office:value-type="float" office:value="10.135985507246378" table:style-name="ce29">
            <text:p>10.14</text:p>
          </table:table-cell>
          <table:table-cell table:number-columns-repeated="2" table:style-name="ce29"/>
          <table:table-cell office:value-type="float" office:value="10.042359789855073" table:style-name="ce29">
            <text:p>10.04</text:p>
          </table:table-cell>
          <table:table-cell office:value-type="float" office:value="10.042359789855073" table:style-name="ce29">
            <text:p>10.04</text:p>
          </table:table-cell>
          <table:table-cell office:value-type="float" office:value="12.702534458695652" table:style-name="ce29">
            <text:p>12.70</text:p>
          </table:table-cell>
          <table:table-cell table:number-columns-repeated="3" table:style-name="ce29"/>
          <table:table-cell office:value-type="float" office:value="10.170065217391304" table:style-name="ce29">
            <text:p>10.17</text:p>
          </table:table-cell>
          <table:table-cell table:number-columns-repeated="16371"/>
        </table:table-row>
        <table:table-row table:style-name="ro4">
          <table:table-cell office:value-type="float" office:value="70" table:style-name="ce1">
            <text:p>70</text:p>
          </table:table-cell>
          <table:table-cell office:value-type="float" office:value="11.33872857142857" table:style-name="ce29">
            <text:p>11.34</text:p>
          </table:table-cell>
          <table:table-cell office:value-type="float" office:value="10.358142857142857" table:style-name="ce29">
            <text:p>10.36</text:p>
          </table:table-cell>
          <table:table-cell office:value-type="float" office:value="10.128142857142857" table:style-name="ce29">
            <text:p>10.13</text:p>
          </table:table-cell>
          <table:table-cell table:number-columns-repeated="2" table:style-name="ce29"/>
          <table:table-cell office:value-type="float" office:value="10.003013571428571" table:style-name="ce29">
            <text:p>10.00</text:p>
          </table:table-cell>
          <table:table-cell office:value-type="float" office:value="10.003013571428571" table:style-name="ce29">
            <text:p>10.00</text:p>
          </table:table-cell>
          <table:table-cell office:value-type="float" office:value="12.6130555" table:style-name="ce29">
            <text:p>12.61</text:p>
          </table:table-cell>
          <table:table-cell table:number-columns-repeated="3" table:style-name="ce29"/>
          <table:table-cell office:value-type="float" office:value="10.165142857142856" table:style-name="ce29">
            <text:p>10.17</text:p>
          </table:table-cell>
          <table:table-cell table:number-columns-repeated="16371"/>
        </table:table-row>
        <table:table-row table:style-name="ro4">
          <table:table-cell office:value-type="float" office:value="71" table:style-name="ce1">
            <text:p>71</text:p>
          </table:table-cell>
          <table:table-cell office:value-type="float" office:value="11.332853380281689" table:style-name="ce29">
            <text:p>11.33</text:p>
          </table:table-cell>
          <table:table-cell office:value-type="float" office:value="10.353764788732397" table:style-name="ce29">
            <text:p>10.35</text:p>
          </table:table-cell>
          <table:table-cell office:value-type="float" office:value="10.120887323943661" table:style-name="ce29">
            <text:p>10.12</text:p>
          </table:table-cell>
          <table:table-cell table:number-columns-repeated="2" table:style-name="ce29"/>
          <table:table-cell office:value-type="float" office:value="9.9651037394366195" table:style-name="ce29">
            <text:p>9.97</text:p>
          </table:table-cell>
          <table:table-cell office:value-type="float" office:value="9.9651037394366195" table:style-name="ce29">
            <text:p>9.97</text:p>
          </table:table-cell>
          <table:table-cell office:value-type="float" office:value="12.526302811971831" table:style-name="ce29">
            <text:p>12.53</text:p>
          </table:table-cell>
          <table:table-cell table:number-columns-repeated="3" table:style-name="ce29"/>
          <table:table-cell office:value-type="float" office:value="10.160767605633803" table:style-name="ce29">
            <text:p>10.16</text:p>
          </table:table-cell>
          <table:table-cell table:number-columns-repeated="16371"/>
        </table:table-row>
        <table:table-row table:style-name="ro4">
          <table:table-cell office:value-type="float" office:value="72" table:style-name="ce1">
            <text:p>72</text:p>
          </table:table-cell>
          <table:table-cell office:value-type="float" office:value="11.327224444444445" table:style-name="ce29">
            <text:p>11.33</text:p>
          </table:table-cell>
          <table:table-cell office:value-type="float" office:value="10.349655555555556" table:style-name="ce29">
            <text:p>10.35</text:p>
          </table:table-cell>
          <table:table-cell office:value-type="float" office:value="10.114194444444443" table:style-name="ce29">
            <text:p>10.11</text:p>
          </table:table-cell>
          <table:table-cell table:number-columns-repeated="2" table:style-name="ce29"/>
          <table:table-cell office:value-type="float" office:value="9.9285704444444445" table:style-name="ce29">
            <text:p>9.93</text:p>
          </table:table-cell>
          <table:table-cell office:value-type="float" office:value="9.9285704444444445" table:style-name="ce29">
            <text:p>9.93</text:p>
          </table:table-cell>
          <table:table-cell office:value-type="float" office:value="12.4421628" table:style-name="ce29">
            <text:p>12.44</text:p>
          </table:table-cell>
          <table:table-cell table:number-columns-repeated="3" table:style-name="ce29"/>
          <table:table-cell office:value-type="float" office:value="10.156916666666666" table:style-name="ce29">
            <text:p>10.16</text:p>
          </table:table-cell>
          <table:table-cell table:number-columns-repeated="16371"/>
        </table:table-row>
        <table:table-row table:style-name="ro4">
          <table:table-cell office:value-type="float" office:value="73" table:style-name="ce1">
            <text:p>73</text:p>
          </table:table-cell>
          <table:table-cell office:value-type="float" office:value="11.321831643835615" table:style-name="ce29">
            <text:p>11.32</text:p>
          </table:table-cell>
          <table:table-cell office:value-type="float" office:value="10.345804109589043" table:style-name="ce29">
            <text:p>10.35</text:p>
          </table:table-cell>
          <table:table-cell office:value-type="float" office:value="10.108041095890412" table:style-name="ce29">
            <text:p>10.11</text:p>
          </table:table-cell>
          <table:table-cell table:number-columns-repeated="2" table:style-name="ce29"/>
          <table:table-cell office:value-type="float" office:value="9.8933571164383558" table:style-name="ce29">
            <text:p>9.89</text:p>
          </table:table-cell>
          <table:table-cell office:value-type="float" office:value="9.8933571164383558" table:style-name="ce29">
            <text:p>9.89</text:p>
          </table:table-cell>
          <table:table-cell office:value-type="float" office:value="12.360528093835617" table:style-name="ce29">
            <text:p>12.36</text:p>
          </table:table-cell>
          <table:table-cell table:number-columns-repeated="3" table:style-name="ce29"/>
          <table:table-cell office:value-type="float" office:value="10.153568493150685" table:style-name="ce29">
            <text:p>10.15</text:p>
          </table:table-cell>
          <table:table-cell table:number-columns-repeated="16371"/>
        </table:table-row>
        <table:table-row table:style-name="ro4">
          <table:table-cell office:value-type="float" office:value="74" table:style-name="ce1">
            <text:p>74</text:p>
          </table:table-cell>
          <table:table-cell office:value-type="float" office:value="11.316665405405406" table:style-name="ce29">
            <text:p>11.32</text:p>
          </table:table-cell>
          <table:table-cell office:value-type="float" office:value="10.3422" table:style-name="ce29">
            <text:p>10.34</text:p>
          </table:table-cell>
          <table:table-cell office:value-type="float" office:value="10.102405405405404" table:style-name="ce29">
            <text:p>10.10</text:p>
          </table:table-cell>
          <table:table-cell table:number-columns-repeated="2" table:style-name="ce29"/>
          <table:table-cell office:value-type="float" office:value="9.8594102432432429" table:style-name="ce29">
            <text:p>9.86</text:p>
          </table:table-cell>
          <table:table-cell office:value-type="float" office:value="9.8594102432432429" table:style-name="ce29">
            <text:p>9.86</text:p>
          </table:table-cell>
          <table:table-cell office:value-type="float" office:value="12.281297127027026" table:style-name="ce29">
            <text:p>12.28</text:p>
          </table:table-cell>
          <table:table-cell table:number-columns-repeated="3" table:style-name="ce29"/>
          <table:table-cell office:value-type="float" office:value="10.150702702702704" table:style-name="ce29">
            <text:p>10.15</text:p>
          </table:table-cell>
          <table:table-cell table:number-columns-repeated="16371"/>
        </table:table-row>
        <table:table-row table:style-name="ro4">
          <table:table-cell office:value-type="float" office:value="75" table:style-name="ce1">
            <text:p>75</text:p>
          </table:table-cell>
          <table:table-cell office:value-type="float" office:value="11.311716666666666" table:style-name="ce29">
            <text:p>11.31</text:p>
          </table:table-cell>
          <table:table-cell office:value-type="float" office:value="10.338833333333334" table:style-name="ce29">
            <text:p>10.34</text:p>
          </table:table-cell>
          <table:table-cell office:value-type="float" office:value="10.097266666666666" table:style-name="ce29">
            <text:p>10.10</text:p>
          </table:table-cell>
          <table:table-cell table:number-columns-repeated="2" table:style-name="ce29"/>
          <table:table-cell office:value-type="float" office:value="9.8266791666666666" table:style-name="ce29">
            <text:p>9.83</text:p>
          </table:table-cell>
          <table:table-cell office:value-type="float" office:value="9.8266791666666666" table:style-name="ce29">
            <text:p>9.83</text:p>
          </table:table-cell>
          <table:table-cell office:value-type="float" office:value="12.204373749999998" table:style-name="ce29">
            <text:p>12.20</text:p>
          </table:table-cell>
          <table:table-cell table:number-columns-repeated="3" table:style-name="ce29"/>
          <table:table-cell office:value-type="float" office:value="10.148299999999999" table:style-name="ce29">
            <text:p>10.15</text:p>
          </table:table-cell>
          <table:table-cell table:number-columns-repeated="16371"/>
        </table:table-row>
        <table:table-row table:style-name="ro4">
          <table:table-cell office:value-type="float" office:value="76" table:style-name="ce1">
            <text:p>76</text:p>
          </table:table-cell>
          <table:table-cell office:value-type="float" office:value="11.306976842105263" table:style-name="ce29">
            <text:p>11.31</text:p>
          </table:table-cell>
          <table:table-cell office:value-type="float" office:value="10.335694736842106" table:style-name="ce29">
            <text:p>10.34</text:p>
          </table:table-cell>
          <table:table-cell office:value-type="float" office:value="10.092605263157893" table:style-name="ce29">
            <text:p>10.09</text:p>
          </table:table-cell>
          <table:table-cell table:number-columns-repeated="2" table:style-name="ce29"/>
          <table:table-cell office:value-type="float" office:value="9.795115894736842" table:style-name="ce29">
            <text:p>9.80</text:p>
          </table:table-cell>
          <table:table-cell office:value-type="float" office:value="9.795115894736842" table:style-name="ce29">
            <text:p>9.80</text:p>
          </table:table-cell>
          <table:table-cell office:value-type="float" office:value="12.12966687368421" table:style-name="ce29">
            <text:p>12.13</text:p>
          </table:table-cell>
          <table:table-cell table:number-columns-repeated="3" table:style-name="ce29"/>
          <table:table-cell office:value-type="float" office:value="10.146342105263155" table:style-name="ce29">
            <text:p>10.15</text:p>
          </table:table-cell>
          <table:table-cell table:number-columns-repeated="16371"/>
        </table:table-row>
        <table:table-row table:style-name="ro4">
          <table:table-cell office:value-type="float" office:value="77" table:style-name="ce1">
            <text:p>77</text:p>
          </table:table-cell>
          <table:table-cell office:value-type="float" office:value="11.302437792207792" table:style-name="ce29">
            <text:p>11.30</text:p>
          </table:table-cell>
          <table:table-cell office:value-type="float" office:value="10.332775324675326" table:style-name="ce29">
            <text:p>10.33</text:p>
          </table:table-cell>
          <table:table-cell office:value-type="float" office:value="10.088402597402597" table:style-name="ce29">
            <text:p>10.09</text:p>
          </table:table-cell>
          <table:table-cell table:number-columns-repeated="2" table:style-name="ce29"/>
          <table:table-cell office:value-type="float" office:value="9.7646749285714289" table:style-name="ce29">
            <text:p>9.76</text:p>
          </table:table-cell>
          <table:table-cell office:value-type="float" office:value="9.7646749285714289" table:style-name="ce29">
            <text:p>9.76</text:p>
          </table:table-cell>
          <table:table-cell office:value-type="float" office:value="12.057090140909091" table:style-name="ce29">
            <text:p>12.06</text:p>
          </table:table-cell>
          <table:table-cell table:number-columns-repeated="3" table:style-name="ce29"/>
          <table:table-cell office:value-type="float" office:value="10.144811688311689" table:style-name="ce29">
            <text:p>10.14</text:p>
          </table:table-cell>
          <table:table-cell table:number-columns-repeated="16371"/>
        </table:table-row>
        <table:table-row table:style-name="ro4">
          <table:table-cell office:value-type="float" office:value="78" table:style-name="ce1">
            <text:p>78</text:p>
          </table:table-cell>
          <table:table-cell office:value-type="float" office:value="11.298091794871794" table:style-name="ce29">
            <text:p>11.30</text:p>
          </table:table-cell>
          <table:table-cell office:value-type="float" office:value="10.330066666666667" table:style-name="ce29">
            <text:p>10.33</text:p>
          </table:table-cell>
          <table:table-cell office:value-type="float" office:value="10.084641025641025" table:style-name="ce29">
            <text:p>10.08</text:p>
          </table:table-cell>
          <table:table-cell table:number-columns-repeated="2" table:style-name="ce29"/>
          <table:table-cell office:value-type="float" office:value="9.7353131025641026" table:style-name="ce29">
            <text:p>9.74</text:p>
          </table:table-cell>
          <table:table-cell office:value-type="float" office:value="9.7353131025641026" table:style-name="ce29">
            <text:p>9.74</text:p>
          </table:table-cell>
          <table:table-cell office:value-type="float" office:value="11.986561623076922" table:style-name="ce29">
            <text:p>11.99</text:p>
          </table:table-cell>
          <table:table-cell table:number-columns-repeated="3" table:style-name="ce29"/>
          <table:table-cell office:value-type="float" office:value="10.143692307692307" table:style-name="ce29">
            <text:p>10.14</text:p>
          </table:table-cell>
          <table:table-cell table:number-columns-repeated="16371"/>
        </table:table-row>
        <table:table-row table:style-name="ro4">
          <table:table-cell office:value-type="float" office:value="79" table:style-name="ce1">
            <text:p>79</text:p>
          </table:table-cell>
          <table:table-cell office:value-type="float" office:value="11.293931518987341" table:style-name="ce29">
            <text:p>11.29</text:p>
          </table:table-cell>
          <table:table-cell office:value-type="float" office:value="10.327560759493672" table:style-name="ce29">
            <text:p>10.33</text:p>
          </table:table-cell>
          <table:table-cell office:value-type="float" office:value="10.081303797468355" table:style-name="ce29">
            <text:p>10.08</text:p>
          </table:table-cell>
          <table:table-cell table:number-columns-repeated="2" table:style-name="ce29"/>
          <table:table-cell office:value-type="float" office:value="9.7069894367088594" table:style-name="ce29">
            <text:p>9.71</text:p>
          </table:table-cell>
          <table:table-cell office:value-type="float" office:value="9.7069894367088594" table:style-name="ce29">
            <text:p>9.71</text:p>
          </table:table-cell>
          <table:table-cell office:value-type="float" office:value="11.918003539873418" table:style-name="ce29">
            <text:p>11.92</text:p>
          </table:table-cell>
          <table:table-cell table:number-columns-repeated="3" table:style-name="ce29"/>
          <table:table-cell office:value-type="float" office:value="10.14296835443038" table:style-name="ce29">
            <text:p>10.14</text:p>
          </table:table-cell>
          <table:table-cell table:number-columns-repeated="16371"/>
        </table:table-row>
        <table:table-row table:style-name="ro4">
          <table:table-cell office:value-type="float" office:value="80" table:style-name="ce1">
            <text:p>80</text:p>
          </table:table-cell>
          <table:table-cell office:value-type="float" office:value="11.289949999999999" table:style-name="ce29">
            <text:p>11.29</text:p>
          </table:table-cell>
          <table:table-cell office:value-type="float" office:value="10.32525" table:style-name="ce29">
            <text:p>10.33</text:p>
          </table:table-cell>
          <table:table-cell office:value-type="float" office:value="10.078374999999999" table:style-name="ce29">
            <text:p>10.08</text:p>
          </table:table-cell>
          <table:table-cell table:number-columns-repeated="2" table:style-name="ce29"/>
          <table:table-cell office:value-type="float" office:value="9.679665" table:style-name="ce29">
            <text:p>9.68</text:p>
          </table:table-cell>
          <table:table-cell office:value-type="float" office:value="9.679665" table:style-name="ce29">
            <text:p>9.68</text:p>
          </table:table-cell>
          <table:table-cell office:value-type="float" office:value="11.851342000000001" table:style-name="ce29">
            <text:p>11.85</text:p>
          </table:table-cell>
          <table:table-cell table:number-columns-repeated="3" table:style-name="ce29"/>
          <table:table-cell office:value-type="float" office:value="10.142624999999999" table:style-name="ce29">
            <text:p>10.14</text:p>
          </table:table-cell>
          <table:table-cell table:number-columns-repeated="16371"/>
        </table:table-row>
        <table:table-row table:style-name="ro4">
          <table:table-cell office:value-type="float" office:value="81" table:style-name="ce1">
            <text:p>81</text:p>
          </table:table-cell>
          <table:table-cell office:value-type="float" office:value="11.28614061728395" table:style-name="ce29">
            <text:p>11.29</text:p>
          </table:table-cell>
          <table:table-cell office:value-type="float" office:value="10.323127160493828" table:style-name="ce29">
            <text:p>10.32</text:p>
          </table:table-cell>
          <table:table-cell office:value-type="float" office:value="10.075839506172841" table:style-name="ce29">
            <text:p>10.08</text:p>
          </table:table-cell>
          <table:table-cell table:number-columns-repeated="2" table:style-name="ce29"/>
          <table:table-cell office:value-type="float" office:value="9.6533027839506182" table:style-name="ce29">
            <text:p>9.65</text:p>
          </table:table-cell>
          <table:table-cell office:value-type="float" office:value="9.6533027839506182" table:style-name="ce29">
            <text:p>9.65</text:p>
          </table:table-cell>
          <table:table-cell office:value-type="float" office:value="11.786506761111111" table:style-name="ce29">
            <text:p>11.79</text:p>
          </table:table-cell>
          <table:table-cell table:number-columns-repeated="3" table:style-name="ce29"/>
          <table:table-cell office:value-type="float" office:value="10.142648148148149" table:style-name="ce29">
            <text:p>10.14</text:p>
          </table:table-cell>
          <table:table-cell table:number-columns-repeated="16371"/>
        </table:table-row>
        <table:table-row table:style-name="ro4">
          <table:table-cell office:value-type="float" office:value="82" table:style-name="ce1">
            <text:p>82</text:p>
          </table:table-cell>
          <table:table-cell office:value-type="float" office:value="11.282497073170731" table:style-name="ce29">
            <text:p>11.28</text:p>
          </table:table-cell>
          <table:table-cell office:value-type="float" office:value="10.321185365853658" table:style-name="ce29">
            <text:p>10.32</text:p>
          </table:table-cell>
          <table:table-cell office:value-type="float" office:value="10.073682926829269" table:style-name="ce29">
            <text:p>10.07</text:p>
          </table:table-cell>
          <table:table-cell table:number-columns-repeated="2" table:style-name="ce29"/>
          <table:table-cell office:value-type="float" office:value="9.6278675853658537" table:style-name="ce29">
            <text:p>9.63</text:p>
          </table:table-cell>
          <table:table-cell office:value-type="float" office:value="9.6278675853658537" table:style-name="ce29">
            <text:p>9.63</text:p>
          </table:table-cell>
          <table:table-cell office:value-type="float" office:value="11.723431007317073" table:style-name="ce29">
            <text:p>11.72</text:p>
          </table:table-cell>
          <table:table-cell table:number-columns-repeated="3" table:style-name="ce29"/>
          <table:table-cell office:value-type="float" office:value="10.143024390243903" table:style-name="ce29">
            <text:p>10.14</text:p>
          </table:table-cell>
          <table:table-cell table:number-columns-repeated="16371"/>
        </table:table-row>
        <table:table-row table:style-name="ro4">
          <table:table-cell office:value-type="float" office:value="83" table:style-name="ce1">
            <text:p>83</text:p>
          </table:table-cell>
          <table:table-cell table:number-columns-repeated="2" table:style-name="ce29"/>
          <table:table-cell office:value-type="float" office:value="10.071891566265061" table:style-name="ce29">
            <text:p>10.07</text:p>
          </table:table-cell>
          <table:table-cell table:number-columns-repeated="2" table:style-name="ce29"/>
          <table:table-cell office:value-type="float" office:value="9.603325897590361" table:style-name="ce29">
            <text:p>9.60</text:p>
          </table:table-cell>
          <table:table-cell office:value-type="float" office:value="9.603325897590361" table:style-name="ce29">
            <text:p>9.60</text:p>
          </table:table-cell>
          <table:table-cell office:value-type="float" office:value="11.662051142771082" table:style-name="ce29">
            <text:p>11.66</text:p>
          </table:table-cell>
          <table:table-cell table:number-columns-repeated="3" table:style-name="ce29"/>
          <table:table-cell office:value-type="float" office:value="10.143740963855421" table:style-name="ce29">
            <text:p>10.14</text:p>
          </table:table-cell>
          <table:table-cell table:number-columns-repeated="16371"/>
        </table:table-row>
        <table:table-row table:style-name="ro4">
          <table:table-cell office:value-type="float" office:value="84" table:style-name="ce1">
            <text:p>84</text:p>
          </table:table-cell>
          <table:table-cell table:number-columns-repeated="2" table:style-name="ce29"/>
          <table:table-cell office:value-type="float" office:value="10.07045238095238" table:style-name="ce29">
            <text:p>10.07</text:p>
          </table:table-cell>
          <table:table-cell table:number-columns-repeated="2" table:style-name="ce29"/>
          <table:table-cell office:value-type="float" office:value="9.5796458095238108" table:style-name="ce29">
            <text:p>9.58</text:p>
          </table:table-cell>
          <table:table-cell office:value-type="float" office:value="9.5796458095238108" table:style-name="ce29">
            <text:p>9.58</text:p>
          </table:table-cell>
          <table:table-cell office:value-type="float" office:value="11.6023066" table:style-name="ce29">
            <text:p>11.60</text:p>
          </table:table-cell>
          <table:table-cell table:number-columns-repeated="3" table:style-name="ce29"/>
          <table:table-cell office:value-type="float" office:value="10.144785714285714" table:style-name="ce29">
            <text:p>10.14</text:p>
          </table:table-cell>
          <table:table-cell table:number-columns-repeated="16371"/>
        </table:table-row>
        <table:table-row table:style-name="ro4">
          <table:table-cell office:value-type="float" office:value="85" table:style-name="ce1">
            <text:p>85</text:p>
          </table:table-cell>
          <table:table-cell table:number-columns-repeated="2" table:style-name="ce29"/>
          <table:table-cell office:value-type="float" office:value="10.06935294117647" table:style-name="ce29">
            <text:p>10.07</text:p>
          </table:table-cell>
          <table:table-cell table:number-columns-repeated="2" table:style-name="ce29"/>
          <table:table-cell office:value-type="float" office:value="9.5567969117647067" table:style-name="ce29">
            <text:p>9.56</text:p>
          </table:table-cell>
          <table:table-cell office:value-type="float" office:value="9.5567969117647067" table:style-name="ce29">
            <text:p>9.56</text:p>
          </table:table-cell>
          <table:table-cell office:value-type="float" office:value="11.544139661764705" table:style-name="ce29">
            <text:p>11.54</text:p>
          </table:table-cell>
          <table:table-cell table:number-columns-repeated="3" table:style-name="ce29"/>
          <table:table-cell office:value-type="float" office:value="10.14614705882353" table:style-name="ce29">
            <text:p>10.15</text:p>
          </table:table-cell>
          <table:table-cell table:number-columns-repeated="16371"/>
        </table:table-row>
        <table:table-row table:style-name="ro4">
          <table:table-cell office:value-type="float" office:value="86" table:style-name="ce1">
            <text:p>86</text:p>
          </table:table-cell>
          <table:table-cell table:number-columns-repeated="2" table:style-name="ce29"/>
          <table:table-cell office:value-type="float" office:value="10.068581395348838" table:style-name="ce29">
            <text:p>10.07</text:p>
          </table:table-cell>
          <table:table-cell table:number-columns-repeated="2" table:style-name="ce29"/>
          <table:table-cell office:value-type="float" office:value="9.5347502093023273" table:style-name="ce29">
            <text:p>9.53</text:p>
          </table:table-cell>
          <table:table-cell office:value-type="float" office:value="9.5347502093023273" table:style-name="ce29">
            <text:p>9.53</text:p>
          </table:table-cell>
          <table:table-cell office:value-type="float" office:value="11.487495295348836" table:style-name="ce29">
            <text:p>11.49</text:p>
          </table:table-cell>
          <table:table-cell table:number-columns-repeated="3" table:style-name="ce29"/>
          <table:table-cell office:value-type="float" office:value="10.147813953488372" table:style-name="ce29">
            <text:p>10.15</text:p>
          </table:table-cell>
          <table:table-cell table:number-columns-repeated="16371"/>
        </table:table-row>
        <table:table-row table:style-name="ro4">
          <table:table-cell office:value-type="float" office:value="87" table:style-name="ce1">
            <text:p>87</text:p>
          </table:table-cell>
          <table:table-cell table:number-columns-repeated="2" table:style-name="ce29"/>
          <table:table-cell office:value-type="float" office:value="10.068126436781608" table:style-name="ce29">
            <text:p>10.07</text:p>
          </table:table-cell>
          <table:table-cell table:number-columns-repeated="2" table:style-name="ce29"/>
          <table:table-cell office:value-type="float" office:value="9.5134780402298862" table:style-name="ce29">
            <text:p>9.51</text:p>
          </table:table-cell>
          <table:table-cell office:value-type="float" office:value="9.5134780402298862" table:style-name="ce29">
            <text:p>9.51</text:p>
          </table:table-cell>
          <table:table-cell office:value-type="float" office:value="11.432320998275863" table:style-name="ce29">
            <text:p>11.43</text:p>
          </table:table-cell>
          <table:table-cell table:number-columns-repeated="3" table:style-name="ce29"/>
          <table:table-cell office:value-type="float" office:value="10.149775862068966" table:style-name="ce29">
            <text:p>10.15</text:p>
          </table:table-cell>
          <table:table-cell table:number-columns-repeated="16371"/>
        </table:table-row>
        <table:table-row table:style-name="ro4">
          <table:table-cell office:value-type="float" office:value="88" table:style-name="ce1">
            <text:p>88</text:p>
          </table:table-cell>
          <table:table-cell table:number-columns-repeated="2" table:style-name="ce29"/>
          <table:table-cell office:value-type="float" office:value="10.067977272727273" table:style-name="ce29">
            <text:p>10.07</text:p>
          </table:table-cell>
          <table:table-cell table:number-columns-repeated="2" table:style-name="ce29"/>
          <table:table-cell office:value-type="float" office:value="9.4929539999999992" table:style-name="ce29">
            <text:p>9.49</text:p>
          </table:table-cell>
          <table:table-cell office:value-type="float" office:value="9.4929539999999992" table:style-name="ce29">
            <text:p>9.49</text:p>
          </table:table-cell>
          <table:table-cell office:value-type="float" office:value="11.378566654545454" table:style-name="ce29">
            <text:p>11.38</text:p>
          </table:table-cell>
          <table:table-cell table:number-columns-repeated="3" table:style-name="ce29"/>
          <table:table-cell office:value-type="float" office:value="10.152022727272726" table:style-name="ce29">
            <text:p>10.15</text:p>
          </table:table-cell>
          <table:table-cell table:number-columns-repeated="16371"/>
        </table:table-row>
        <table:table-row table:style-name="ro4">
          <table:table-cell office:value-type="float" office:value="89" table:style-name="ce1">
            <text:p>89</text:p>
          </table:table-cell>
          <table:table-cell table:number-columns-repeated="2" table:style-name="ce29"/>
          <table:table-cell office:value-type="float" office:value="10.068123595505618" table:style-name="ce29">
            <text:p>10.07</text:p>
          </table:table-cell>
          <table:table-cell table:number-columns-repeated="2" table:style-name="ce29"/>
          <table:table-cell office:value-type="float" office:value="9.4731528707865174" table:style-name="ce29">
            <text:p>9.47</text:p>
          </table:table-cell>
          <table:table-cell office:value-type="float" office:value="9.4731528707865174" table:style-name="ce29">
            <text:p>9.47</text:p>
          </table:table-cell>
          <table:table-cell office:value-type="float" office:value="11.326184400561798" table:style-name="ce29">
            <text:p>11.33</text:p>
          </table:table-cell>
          <table:table-cell table:number-columns-repeated="3" table:style-name="ce29"/>
          <table:table-cell office:value-type="float" office:value="10.154544943820223" table:style-name="ce29">
            <text:p>10.15</text:p>
          </table:table-cell>
          <table:table-cell table:number-columns-repeated="16371"/>
        </table:table-row>
        <table:table-row table:style-name="ro4">
          <table:table-cell office:value-type="float" office:value="90" table:style-name="ce1">
            <text:p>90</text:p>
          </table:table-cell>
          <table:table-cell table:number-columns-repeated="2" table:style-name="ce29"/>
          <table:table-cell office:value-type="float" office:value="10.068555555555555" table:style-name="ce29">
            <text:p>10.07</text:p>
          </table:table-cell>
          <table:table-cell table:number-columns-repeated="2" table:style-name="ce29"/>
          <table:table-cell office:value-type="float" office:value="9.4540505555555558" table:style-name="ce29">
            <text:p>9.45</text:p>
          </table:table-cell>
          <table:table-cell office:value-type="float" office:value="9.4540505555555558" table:style-name="ce29">
            <text:p>9.45</text:p>
          </table:table-cell>
          <table:table-cell office:value-type="float" office:value="11.275128500000001" table:style-name="ce29">
            <text:p>11.28</text:p>
          </table:table-cell>
          <table:table-cell table:number-columns-repeated="3" table:style-name="ce29"/>
          <table:table-cell office:value-type="float" office:value="10.157333333333334" table:style-name="ce29">
            <text:p>10.16</text:p>
          </table:table-cell>
          <table:table-cell table:number-columns-repeated="16371"/>
        </table:table-row>
        <table:table-row table:style-name="ro4">
          <table:table-cell office:value-type="float" office:value="91" table:style-name="ce1">
            <text:p>91</text:p>
          </table:table-cell>
          <table:table-cell table:number-columns-repeated="2" table:style-name="ce29"/>
          <table:table-cell office:value-type="float" office:value="10.069263736263736" table:style-name="ce29">
            <text:p>10.07</text:p>
          </table:table-cell>
          <table:table-cell table:number-columns-repeated="2" table:style-name="ce29"/>
          <table:table-cell office:value-type="float" office:value="9.4356240164835175" table:style-name="ce29">
            <text:p>9.44</text:p>
          </table:table-cell>
          <table:table-cell office:value-type="float" office:value="9.4356240164835175" table:style-name="ce29">
            <text:p>9.44</text:p>
          </table:table-cell>
          <table:table-cell office:value-type="float" office:value="11.225355226923076" table:style-name="ce29">
            <text:p>11.23</text:p>
          </table:table-cell>
          <table:table-cell table:number-columns-repeated="3" table:style-name="ce29"/>
          <table:table-cell office:value-type="float" office:value="10.160379120879121" table:style-name="ce29">
            <text:p>10.16</text:p>
          </table:table-cell>
          <table:table-cell table:number-columns-repeated="16371"/>
        </table:table-row>
        <table:table-row table:style-name="ro4">
          <table:table-cell office:value-type="float" office:value="92" table:style-name="ce1">
            <text:p>92</text:p>
          </table:table-cell>
          <table:table-cell table:number-columns-repeated="2" table:style-name="ce29"/>
          <table:table-cell office:value-type="float" office:value="10.070239130434782" table:style-name="ce29">
            <text:p>10.07</text:p>
          </table:table-cell>
          <table:table-cell table:number-columns-repeated="2" table:style-name="ce29"/>
          <table:table-cell office:value-type="float" office:value="9.4178512173913038" table:style-name="ce29">
            <text:p>9.42</text:p>
          </table:table-cell>
          <table:table-cell office:value-type="float" office:value="9.4178512173913038" table:style-name="ce29">
            <text:p>9.42</text:p>
          </table:table-cell>
          <table:table-cell office:value-type="float" office:value="11.176822756521737" table:style-name="ce29">
            <text:p>11.18</text:p>
          </table:table-cell>
          <table:table-cell table:number-columns-repeated="3" table:style-name="ce29"/>
          <table:table-cell office:value-type="float" office:value="10.163673913043478" table:style-name="ce29">
            <text:p>10.16</text:p>
          </table:table-cell>
          <table:table-cell table:number-columns-repeated="16371"/>
        </table:table-row>
        <table:table-row table:style-name="ro4">
          <table:table-cell office:value-type="float" office:value="93" table:style-name="ce1">
            <text:p>93</text:p>
          </table:table-cell>
          <table:table-cell table:number-columns-repeated="2" table:style-name="ce29"/>
          <table:table-cell office:value-type="float" office:value="10.07147311827957" table:style-name="ce29">
            <text:p>10.07</text:p>
          </table:table-cell>
          <table:table-cell table:number-columns-repeated="2" table:style-name="ce29"/>
          <table:table-cell office:value-type="float" office:value="9.4007110698924734" table:style-name="ce29">
            <text:p>9.40</text:p>
          </table:table-cell>
          <table:table-cell office:value-type="float" office:value="9.4007110698924734" table:style-name="ce29">
            <text:p>9.40</text:p>
          </table:table-cell>
          <table:table-cell office:value-type="float" office:value="11.129491062903226" table:style-name="ce29">
            <text:p>11.13</text:p>
          </table:table-cell>
          <table:table-cell table:number-columns-repeated="3" table:style-name="ce29"/>
          <table:table-cell office:value-type="float" office:value="10.167209677419352" table:style-name="ce29">
            <text:p>10.17</text:p>
          </table:table-cell>
          <table:table-cell table:number-columns-repeated="16371"/>
        </table:table-row>
        <table:table-row table:style-name="ro4">
          <table:table-cell office:value-type="float" office:value="94" table:style-name="ce1">
            <text:p>94</text:p>
          </table:table-cell>
          <table:table-cell table:number-columns-repeated="2" table:style-name="ce29"/>
          <table:table-cell office:value-type="float" office:value="10.072957446808511" table:style-name="ce29">
            <text:p>10.07</text:p>
          </table:table-cell>
          <table:table-cell table:number-columns-repeated="2" table:style-name="ce29"/>
          <table:table-cell office:value-type="float" office:value="9.3841833829787245" table:style-name="ce29">
            <text:p>9.38</text:p>
          </table:table-cell>
          <table:table-cell office:value-type="float" office:value="9.3841833829787245" table:style-name="ce29">
            <text:p>9.38</text:p>
          </table:table-cell>
          <table:table-cell office:value-type="float" office:value="11.083321823404255" table:style-name="ce29">
            <text:p>11.08</text:p>
          </table:table-cell>
          <table:table-cell table:number-columns-repeated="3" table:style-name="ce29"/>
          <table:table-cell office:value-type="float" office:value="10.170978723404257" table:style-name="ce29">
            <text:p>10.17</text:p>
          </table:table-cell>
          <table:table-cell table:number-columns-repeated="16371"/>
        </table:table-row>
        <table:table-row table:style-name="ro4">
          <table:table-cell office:value-type="float" office:value="95" table:style-name="ce1">
            <text:p>95</text:p>
          </table:table-cell>
          <table:table-cell table:number-columns-repeated="2" table:style-name="ce29"/>
          <table:table-cell office:value-type="float" office:value="10.074684210526316" table:style-name="ce29">
            <text:p>10.07</text:p>
          </table:table-cell>
          <table:table-cell table:number-columns-repeated="2" table:style-name="ce29"/>
          <table:table-cell office:value-type="float" office:value="9.3682488157894728" table:style-name="ce29">
            <text:p>9.37</text:p>
          </table:table-cell>
          <table:table-cell office:value-type="float" office:value="9.3682488157894728" table:style-name="ce29">
            <text:p>9.37</text:p>
          </table:table-cell>
          <table:table-cell office:value-type="float" office:value="11.038278328947367" table:style-name="ce29">
            <text:p>11.04</text:p>
          </table:table-cell>
          <table:table-cell table:number-columns-repeated="3" table:style-name="ce29"/>
          <table:table-cell office:value-type="float" office:value="10.174973684210526" table:style-name="ce29">
            <text:p>10.17</text:p>
          </table:table-cell>
          <table:table-cell table:number-columns-repeated="16371"/>
        </table:table-row>
        <table:table-row table:style-name="ro4">
          <table:table-cell office:value-type="float" office:value="96" table:style-name="ce1">
            <text:p>96</text:p>
          </table:table-cell>
          <table:table-cell table:number-columns-repeated="2" table:style-name="ce29"/>
          <table:table-cell office:value-type="float" office:value="10.076645833333332" table:style-name="ce29">
            <text:p>10.08</text:p>
          </table:table-cell>
          <table:table-cell table:number-columns-repeated="2" table:style-name="ce29"/>
          <table:table-cell office:value-type="float" office:value="9.3528888333333331" table:style-name="ce29">
            <text:p>9.35</text:p>
          </table:table-cell>
          <table:table-cell office:value-type="float" office:value="9.3528888333333331" table:style-name="ce29">
            <text:p>9.35</text:p>
          </table:table-cell>
          <table:table-cell office:value-type="float" office:value="10.994325400000001" table:style-name="ce29">
            <text:p>10.99</text:p>
          </table:table-cell>
          <table:table-cell table:number-columns-repeated="3" table:style-name="ce29"/>
          <table:table-cell office:value-type="float" office:value="10.179187499999999" table:style-name="ce29">
            <text:p>10.18</text:p>
          </table:table-cell>
          <table:table-cell table:number-columns-repeated="16371"/>
        </table:table-row>
        <table:table-row table:style-name="ro4">
          <table:table-cell office:value-type="float" office:value="97" table:style-name="ce1">
            <text:p>97</text:p>
          </table:table-cell>
          <table:table-cell table:number-columns-repeated="2" table:style-name="ce29"/>
          <table:table-cell office:value-type="float" office:value="10.078835051546392" table:style-name="ce29">
            <text:p>10.08</text:p>
          </table:table-cell>
          <table:table-cell table:number-columns-repeated="2" table:style-name="ce29"/>
          <table:table-cell office:value-type="float" office:value="9.3380856649484549" table:style-name="ce29">
            <text:p>9.34</text:p>
          </table:table-cell>
          <table:table-cell office:value-type="float" office:value="9.3380856649484549" table:style-name="ce29">
            <text:p>9.34</text:p>
          </table:table-cell>
          <table:table-cell office:value-type="float" office:value="10.95142930773196" table:style-name="ce29">
            <text:p>10.95</text:p>
          </table:table-cell>
          <table:table-cell table:number-columns-repeated="3" table:style-name="ce29"/>
          <table:table-cell office:value-type="float" office:value="10.183613402061853" table:style-name="ce29">
            <text:p>10.18</text:p>
          </table:table-cell>
          <table:table-cell table:number-columns-repeated="16371"/>
        </table:table-row>
        <table:table-row table:style-name="ro4">
          <table:table-cell office:value-type="float" office:value="98" table:style-name="ce1">
            <text:p>98</text:p>
          </table:table-cell>
          <table:table-cell table:number-columns-repeated="2" table:style-name="ce29"/>
          <table:table-cell office:value-type="float" office:value="10.081244897959184" table:style-name="ce29">
            <text:p>10.08</text:p>
          </table:table-cell>
          <table:table-cell table:number-columns-repeated="2" table:style-name="ce29"/>
          <table:table-cell office:value-type="float" office:value="9.3238222653061236" table:style-name="ce29">
            <text:p>9.32</text:p>
          </table:table-cell>
          <table:table-cell office:value-type="float" office:value="9.3238222653061236" table:style-name="ce29">
            <text:p>9.32</text:p>
          </table:table-cell>
          <table:table-cell office:value-type="float" office:value="10.909557700000002" table:style-name="ce29">
            <text:p>10.91</text:p>
          </table:table-cell>
          <table:table-cell table:number-columns-repeated="3" table:style-name="ce29"/>
          <table:table-cell office:value-type="float" office:value="10.188244897959185" table:style-name="ce29">
            <text:p>10.19</text:p>
          </table:table-cell>
          <table:table-cell table:number-columns-repeated="16371"/>
        </table:table-row>
        <table:table-row table:style-name="ro4">
          <table:table-cell office:value-type="float" office:value="99" table:style-name="ce1">
            <text:p>99</text:p>
          </table:table-cell>
          <table:table-cell table:number-columns-repeated="2" table:style-name="ce29"/>
          <table:table-cell office:value-type="float" office:value="10.083868686868687" table:style-name="ce29">
            <text:p>10.08</text:p>
          </table:table-cell>
          <table:table-cell table:number-columns-repeated="2" table:style-name="ce29"/>
          <table:table-cell office:value-type="float" office:value="9.3100822777777772" table:style-name="ce29">
            <text:p>9.31</text:p>
          </table:table-cell>
          <table:table-cell office:value-type="float" office:value="9.3100822777777772" table:style-name="ce29">
            <text:p>9.31</text:p>
          </table:table-cell>
          <table:table-cell office:value-type="float" office:value="10.868679531818181" table:style-name="ce29">
            <text:p>10.87</text:p>
          </table:table-cell>
          <table:table-cell table:number-columns-repeated="3" table:style-name="ce29"/>
          <table:table-cell office:value-type="float" office:value="10.193075757575757" table:style-name="ce29">
            <text:p>10.19</text:p>
          </table:table-cell>
          <table:table-cell table:number-columns-repeated="16371"/>
        </table:table-row>
        <table:table-row table:style-name="ro4">
          <table:table-cell office:value-type="float" office:value="100" table:style-name="ce1">
            <text:p>100</text:p>
          </table:table-cell>
          <table:table-cell table:number-columns-repeated="2" table:style-name="ce29"/>
          <table:table-cell office:value-type="float" office:value="10.0867" table:style-name="ce29">
            <text:p>10.09</text:p>
          </table:table-cell>
          <table:table-cell table:number-columns-repeated="2" table:style-name="ce29"/>
          <table:table-cell office:value-type="float" office:value="9.2968500000000009" table:style-name="ce29">
            <text:p>9.30</text:p>
          </table:table-cell>
          <table:table-cell office:value-type="float" office:value="9.2968500000000009" table:style-name="ce29">
            <text:p>9.30</text:p>
          </table:table-cell>
          <table:table-cell office:value-type="float" office:value="10.828764999999999" table:style-name="ce29">
            <text:p>10.83</text:p>
          </table:table-cell>
          <table:table-cell table:number-columns-repeated="3" table:style-name="ce29"/>
          <table:table-cell office:value-type="float" office:value="10.1981" table:style-name="ce29">
            <text:p>10.20</text:p>
          </table:table-cell>
          <table:table-cell table:number-columns-repeated="16371"/>
        </table:table-row>
        <table:table-row table:style-name="ro4">
          <table:table-cell office:value-type="float" office:value="101" table:style-name="ce1">
            <text:p>101</text:p>
          </table:table-cell>
          <table:table-cell table:number-columns-repeated="2" table:style-name="ce29"/>
          <table:table-cell office:value-type="float" office:value="10.089732673267326" table:style-name="ce29">
            <text:p>10.09</text:p>
          </table:table-cell>
          <table:table-cell table:number-columns-repeated="2" table:style-name="ce29"/>
          <table:table-cell office:value-type="float" office:value="9.2841103514851486" table:style-name="ce29">
            <text:p>9.28</text:p>
          </table:table-cell>
          <table:table-cell office:value-type="float" office:value="9.2841103514851486" table:style-name="ce29">
            <text:p>9.28</text:p>
          </table:table-cell>
          <table:table-cell office:value-type="float" office:value="10.789785481683168" table:style-name="ce29">
            <text:p>10.79</text:p>
          </table:table-cell>
          <table:table-cell table:number-columns-repeated="3" table:style-name="ce29"/>
          <table:table-cell office:value-type="float" office:value="10.203311881188119" table:style-name="ce29">
            <text:p>10.20</text:p>
          </table:table-cell>
          <table:table-cell table:number-columns-repeated="16371"/>
        </table:table-row>
        <table:table-row table:style-name="ro4">
          <table:table-cell office:value-type="float" office:value="102" table:style-name="ce1">
            <text:p>102</text:p>
          </table:table-cell>
          <table:table-cell table:number-columns-repeated="2" table:style-name="ce29"/>
          <table:table-cell office:value-type="float" office:value="10.092960784313725" table:style-name="ce29">
            <text:p>10.09</text:p>
          </table:table-cell>
          <table:table-cell table:number-columns-repeated="2" table:style-name="ce29"/>
          <table:table-cell office:value-type="float" office:value="9.2718488431372545" table:style-name="ce29">
            <text:p>9.27</text:p>
          </table:table-cell>
          <table:table-cell office:value-type="float" office:value="9.2718488431372545" table:style-name="ce29">
            <text:p>9.27</text:p>
          </table:table-cell>
          <table:table-cell office:value-type="float" office:value="10.75171347647059" table:style-name="ce29">
            <text:p>10.75</text:p>
          </table:table-cell>
          <table:table-cell table:number-columns-repeated="3" table:style-name="ce29"/>
          <table:table-cell office:value-type="float" office:value="10.208705882352941" table:style-name="ce29">
            <text:p>10.21</text:p>
          </table:table-cell>
          <table:table-cell table:number-columns-repeated="16371"/>
        </table:table-row>
        <table:table-row table:style-name="ro4">
          <table:table-cell office:value-type="float" office:value="103" table:style-name="ce1">
            <text:p>103</text:p>
          </table:table-cell>
          <table:table-cell table:number-columns-repeated="2" table:style-name="ce29"/>
          <table:table-cell office:value-type="float" office:value="10.096378640776699" table:style-name="ce29">
            <text:p>10.10</text:p>
          </table:table-cell>
          <table:table-cell table:number-columns-repeated="2" table:style-name="ce29"/>
          <table:table-cell office:value-type="float" office:value="9.2600515485436894" table:style-name="ce29">
            <text:p>9.26</text:p>
          </table:table-cell>
          <table:table-cell office:value-type="float" office:value="9.2600515485436894" table:style-name="ce29">
            <text:p>9.26</text:p>
          </table:table-cell>
          <table:table-cell office:value-type="float" office:value="10.714522551941748" table:style-name="ce29">
            <text:p>10.71</text:p>
          </table:table-cell>
          <table:table-cell table:number-columns-repeated="3" table:style-name="ce29"/>
          <table:table-cell office:value-type="float" office:value="10.214276699029126" table:style-name="ce29">
            <text:p>10.21</text:p>
          </table:table-cell>
          <table:table-cell table:number-columns-repeated="16371"/>
        </table:table-row>
        <table:table-row table:style-name="ro4">
          <table:table-cell office:value-type="float" office:value="104" table:style-name="ce1">
            <text:p>104</text:p>
          </table:table-cell>
          <table:table-cell table:number-columns-repeated="5" table:style-name="ce29"/>
          <table:table-cell office:value-type="float" office:value="9.248705076923077" table:style-name="ce29">
            <text:p>9.25</text:p>
          </table:table-cell>
          <table:table-cell office:value-type="float" office:value="9.248705076923077" table:style-name="ce29">
            <text:p>9.25</text:p>
          </table:table-cell>
          <table:table-cell office:value-type="float" office:value="10.678187292307692" table:style-name="ce29">
            <text:p>10.68</text:p>
          </table:table-cell>
          <table:table-cell table:number-columns-repeated="3" table:style-name="ce29"/>
          <table:table-cell office:value-type="float" office:value="10.220019230769232" table:style-name="ce29">
            <text:p>10.22</text:p>
          </table:table-cell>
          <table:table-cell table:number-columns-repeated="16371"/>
        </table:table-row>
        <table:table-row table:style-name="ro4">
          <table:table-cell office:value-type="float" office:value="105" table:style-name="ce1">
            <text:p>105</text:p>
          </table:table-cell>
          <table:table-cell table:number-columns-repeated="5" table:style-name="ce29"/>
          <table:table-cell office:value-type="float" office:value="9.2377965476190482" table:style-name="ce29">
            <text:p>9.24</text:p>
          </table:table-cell>
          <table:table-cell office:value-type="float" office:value="9.2377965476190482" table:style-name="ce29">
            <text:p>9.24</text:p>
          </table:table-cell>
          <table:table-cell office:value-type="float" office:value="10.642683250000001" table:style-name="ce29">
            <text:p>10.64</text:p>
          </table:table-cell>
          <table:table-cell table:number-columns-repeated="3" table:style-name="ce29"/>
          <table:table-cell office:value-type="float" office:value="10.22592857142857" table:style-name="ce29">
            <text:p>10.23</text:p>
          </table:table-cell>
          <table:table-cell table:number-columns-repeated="16371"/>
        </table:table-row>
        <table:table-row table:style-name="ro4">
          <table:table-cell office:value-type="float" office:value="106" table:style-name="ce1">
            <text:p>106</text:p>
          </table:table-cell>
          <table:table-cell table:number-columns-repeated="5" table:style-name="ce29"/>
          <table:table-cell office:value-type="float" office:value="9.2273135660377363" table:style-name="ce29">
            <text:p>9.23</text:p>
          </table:table-cell>
          <table:table-cell office:value-type="float" office:value="9.2273135660377363" table:style-name="ce29">
            <text:p>9.23</text:p>
          </table:table-cell>
          <table:table-cell office:value-type="float" office:value="10.607986900000002" table:style-name="ce29">
            <text:p>10.61</text:p>
          </table:table-cell>
          <table:table-cell table:number-columns-repeated="3" table:style-name="ce29"/>
          <table:table-cell office:value-type="float" office:value="10.232000000000001" table:style-name="ce29">
            <text:p>10.23</text:p>
          </table:table-cell>
          <table:table-cell table:number-columns-repeated="16371"/>
        </table:table-row>
        <table:table-row table:style-name="ro4">
          <table:table-cell office:value-type="float" office:value="107" table:style-name="ce1">
            <text:p>107</text:p>
          </table:table-cell>
          <table:table-cell table:number-columns-repeated="5" table:style-name="ce29"/>
          <table:table-cell office:value-type="float" office:value="9.2172442009345783" table:style-name="ce29">
            <text:p>9.22</text:p>
          </table:table-cell>
          <table:table-cell office:value-type="float" office:value="9.2172442009345783" table:style-name="ce29">
            <text:p>9.22</text:p>
          </table:table-cell>
          <table:table-cell office:value-type="float" office:value="10.574075596728971" table:style-name="ce29">
            <text:p>10.57</text:p>
          </table:table-cell>
          <table:table-cell table:number-columns-repeated="3" table:style-name="ce29"/>
          <table:table-cell office:value-type="float" office:value="10.238228971962618" table:style-name="ce29">
            <text:p>10.24</text:p>
          </table:table-cell>
          <table:table-cell table:number-columns-repeated="16371"/>
        </table:table-row>
        <table:table-row table:style-name="ro4">
          <table:table-cell office:value-type="float" office:value="108" table:style-name="ce1">
            <text:p>108</text:p>
          </table:table-cell>
          <table:table-cell table:number-columns-repeated="5" table:style-name="ce29"/>
          <table:table-cell office:value-type="float" office:value="9.2075769629629622" table:style-name="ce29">
            <text:p>9.21</text:p>
          </table:table-cell>
          <table:table-cell office:value-type="float" office:value="9.2075769629629622" table:style-name="ce29">
            <text:p>9.21</text:p>
          </table:table-cell>
          <table:table-cell office:value-type="float" office:value="10.540927533333333" table:style-name="ce29">
            <text:p>10.54</text:p>
          </table:table-cell>
          <table:table-cell table:number-columns-repeated="3" table:style-name="ce29"/>
          <table:table-cell office:value-type="float" office:value="10.24461111111111" table:style-name="ce29">
            <text:p>10.24</text:p>
          </table:table-cell>
          <table:table-cell table:number-columns-repeated="16371"/>
        </table:table-row>
        <table:table-row table:style-name="ro4">
          <table:table-cell office:value-type="float" office:value="109" table:style-name="ce1">
            <text:p>109</text:p>
          </table:table-cell>
          <table:table-cell table:number-columns-repeated="7" table:style-name="ce29"/>
          <table:table-cell office:value-type="float" office:value="10.508521703211009" table:style-name="ce29">
            <text:p>10.51</text:p>
          </table:table-cell>
          <table:table-cell table:number-columns-repeated="3" table:style-name="ce29"/>
          <table:table-cell office:value-type="float" office:value="10.251142201834861" table:style-name="ce29">
            <text:p>10.25</text:p>
          </table:table-cell>
          <table:table-cell table:number-columns-repeated="16371"/>
        </table:table-row>
        <table:table-row table:style-name="ro4">
          <table:table-cell office:value-type="float" office:value="110" table:style-name="ce1">
            <text:p>110</text:p>
          </table:table-cell>
          <table:table-cell table:number-columns-repeated="7" table:style-name="ce29"/>
          <table:table-cell office:value-type="float" office:value="10.476837863636362" table:style-name="ce29">
            <text:p>10.48</text:p>
          </table:table-cell>
          <table:table-cell table:number-columns-repeated="3" table:style-name="ce29"/>
          <table:table-cell office:value-type="float" office:value="10.25781818181818" table:style-name="ce29">
            <text:p>10.26</text:p>
          </table:table-cell>
          <table:table-cell table:number-columns-repeated="16371"/>
        </table:table-row>
        <table:table-row table:style-name="ro4">
          <table:table-cell office:value-type="float" office:value="111" table:style-name="ce1">
            <text:p>111</text:p>
          </table:table-cell>
          <table:table-cell table:number-columns-repeated="7" table:style-name="ce29"/>
          <table:table-cell office:value-type="float" office:value="10.445856501351352" table:style-name="ce29">
            <text:p>10.45</text:p>
          </table:table-cell>
          <table:table-cell table:number-columns-repeated="3" table:style-name="ce29"/>
          <table:table-cell office:value-type="float" office:value="10.264635135135137" table:style-name="ce29">
            <text:p>10.26</text:p>
          </table:table-cell>
          <table:table-cell table:number-columns-repeated="16371"/>
        </table:table-row>
        <table:table-row table:style-name="ro4">
          <table:table-cell office:value-type="float" office:value="112" table:style-name="ce1">
            <text:p>112</text:p>
          </table:table-cell>
          <table:table-cell table:number-columns-repeated="7" table:style-name="ce29"/>
          <table:table-cell office:value-type="float" office:value="10.415558799999999" table:style-name="ce29">
            <text:p>10.42</text:p>
          </table:table-cell>
          <table:table-cell table:number-columns-repeated="3" table:style-name="ce29"/>
          <table:table-cell office:value-type="float" office:value="10.271589285714285" table:style-name="ce29">
            <text:p>10.27</text:p>
          </table:table-cell>
          <table:table-cell table:number-columns-repeated="16371"/>
        </table:table-row>
        <table:table-row table:style-name="ro4">
          <table:table-cell office:value-type="float" office:value="113" table:style-name="ce1">
            <text:p>113</text:p>
          </table:table-cell>
          <table:table-cell table:number-columns-repeated="7" table:style-name="ce29"/>
          <table:table-cell office:value-type="float" office:value="10.385926609292037" table:style-name="ce29">
            <text:p>10.39</text:p>
          </table:table-cell>
          <table:table-cell table:number-columns-repeated="3" table:style-name="ce29"/>
          <table:table-cell office:value-type="float" office:value="10.278676991150441" table:style-name="ce29">
            <text:p>10.28</text:p>
          </table:table-cell>
          <table:table-cell table:number-columns-repeated="16371"/>
        </table:table-row>
        <table:table-row table:style-name="ro4">
          <table:table-cell office:value-type="float" office:value="114" table:style-name="ce1">
            <text:p>114</text:p>
          </table:table-cell>
          <table:table-cell table:number-columns-repeated="7" table:style-name="ce29"/>
          <table:table-cell office:value-type="float" office:value="10.356942415789474" table:style-name="ce29">
            <text:p>10.36</text:p>
          </table:table-cell>
          <table:table-cell table:number-columns-repeated="3" table:style-name="ce29"/>
          <table:table-cell office:value-type="float" office:value="10.285894736842105" table:style-name="ce29">
            <text:p>10.29</text:p>
          </table:table-cell>
          <table:table-cell table:number-columns-repeated="16371"/>
        </table:table-row>
        <table:table-row table:style-name="ro4">
          <table:table-cell office:value-type="float" office:value="115" table:style-name="ce1">
            <text:p>115</text:p>
          </table:table-cell>
          <table:table-cell table:number-columns-repeated="7" table:style-name="ce29"/>
          <table:table-cell office:value-type="float" office:value="10.328589315217391" table:style-name="ce29">
            <text:p>10.33</text:p>
          </table:table-cell>
          <table:table-cell table:number-columns-repeated="3" table:style-name="ce29"/>
          <table:table-cell office:value-type="float" office:value="10.293239130434783" table:style-name="ce29">
            <text:p>10.29</text:p>
          </table:table-cell>
          <table:table-cell table:number-columns-repeated="16371"/>
        </table:table-row>
        <table:table-row table:style-name="ro4">
          <table:table-cell office:value-type="float" office:value="116" table:style-name="ce1">
            <text:p>116</text:p>
          </table:table-cell>
          <table:table-cell table:number-columns-repeated="7" table:style-name="ce29"/>
          <table:table-cell office:value-type="float" office:value="10.300850986206896" table:style-name="ce29">
            <text:p>10.30</text:p>
          </table:table-cell>
          <table:table-cell table:number-columns-repeated="3" table:style-name="ce29"/>
          <table:table-cell office:value-type="float" office:value="10.300706896551725" table:style-name="ce29">
            <text:p>10.30</text:p>
          </table:table-cell>
          <table:table-cell table:number-columns-repeated="16371"/>
        </table:table-row>
        <table:table-row table:style-name="ro4">
          <table:table-cell office:value-type="float" office:value="117" table:style-name="ce1">
            <text:p>117</text:p>
          </table:table-cell>
          <table:table-cell table:number-columns-repeated="7" table:style-name="ce29"/>
          <table:table-cell office:value-type="float" office:value="10.273711665384615" table:style-name="ce29">
            <text:p>10.27</text:p>
          </table:table-cell>
          <table:table-cell table:number-columns-repeated="3" table:style-name="ce29"/>
          <table:table-cell office:value-type="float" office:value="10.308294871794871" table:style-name="ce29">
            <text:p>10.31</text:p>
          </table:table-cell>
          <table:table-cell table:number-columns-repeated="16371"/>
        </table:table-row>
        <table:table-row table:style-name="ro4">
          <table:table-cell office:value-type="float" office:value="118" table:style-name="ce1">
            <text:p>118</text:p>
          </table:table-cell>
          <table:table-cell table:number-columns-repeated="7" table:style-name="ce29"/>
          <table:table-cell office:value-type="float" office:value="10.247156123728814" table:style-name="ce29">
            <text:p>10.25</text:p>
          </table:table-cell>
          <table:table-cell table:number-columns-repeated="3" table:style-name="ce29"/>
          <table:table-cell office:value-type="float" office:value="10.315999999999999" table:style-name="ce29">
            <text:p>10.32</text:p>
          </table:table-cell>
          <table:table-cell table:number-columns-repeated="16371"/>
        </table:table-row>
        <table:table-row table:style-name="ro4">
          <table:table-cell office:value-type="float" office:value="119" table:style-name="ce1">
            <text:p>119</text:p>
          </table:table-cell>
          <table:table-cell table:number-columns-repeated="7" table:style-name="ce29"/>
          <table:table-cell office:value-type="float" office:value="10.221169644117648" table:style-name="ce29">
            <text:p>10.22</text:p>
          </table:table-cell>
          <table:table-cell table:number-columns-repeated="3" table:style-name="ce29"/>
          <table:table-cell office:value-type="float" office:value="10.323819327731092" table:style-name="ce29">
            <text:p>10.32</text:p>
          </table:table-cell>
          <table:table-cell table:number-columns-repeated="16371"/>
        </table:table-row>
        <table:table-row table:style-name="ro4">
          <table:table-cell office:value-type="float" office:value="120" table:style-name="ce1">
            <text:p>120</text:p>
          </table:table-cell>
          <table:table-cell table:number-columns-repeated="7" table:style-name="ce29"/>
          <table:table-cell office:value-type="float" office:value="10.195738" table:style-name="ce29">
            <text:p>10.20</text:p>
          </table:table-cell>
          <table:table-cell table:number-columns-repeated="3" table:style-name="ce29"/>
          <table:table-cell office:value-type="float" office:value="10.33175" table:style-name="ce29">
            <text:p>10.33</text:p>
          </table:table-cell>
          <table:table-cell table:number-columns-repeated="16371"/>
        </table:table-row>
        <table:table-row table:style-name="ro4">
          <table:table-cell office:value-type="float" office:value="121" table:style-name="ce1">
            <text:p>121</text:p>
          </table:table-cell>
          <table:table-cell table:number-columns-repeated="7" table:style-name="ce29"/>
          <table:table-cell office:value-type="float" office:value="10.170847435123967" table:style-name="ce29">
            <text:p>10.17</text:p>
          </table:table-cell>
          <table:table-cell table:number-columns-repeated="3" table:style-name="ce29"/>
          <table:table-cell office:value-type="float" office:value="10.339789256198346" table:style-name="ce29">
            <text:p>10.34</text:p>
          </table:table-cell>
          <table:table-cell table:number-columns-repeated="16371"/>
        </table:table-row>
        <table:table-row table:style-name="ro4">
          <table:table-cell office:value-type="float" office:value="122" table:style-name="ce1">
            <text:p>122</text:p>
          </table:table-cell>
          <table:table-cell table:number-columns-repeated="7" table:style-name="ce29"/>
          <table:table-cell office:value-type="float" office:value="10.146484644262296" table:style-name="ce29">
            <text:p>10.15</text:p>
          </table:table-cell>
          <table:table-cell table:number-columns-repeated="3" table:style-name="ce29"/>
          <table:table-cell office:value-type="float" office:value="10.347934426229507" table:style-name="ce29">
            <text:p>10.35</text:p>
          </table:table-cell>
          <table:table-cell table:number-columns-repeated="16371"/>
        </table:table-row>
        <table:table-row table:style-name="ro4">
          <table:table-cell office:value-type="float" office:value="123" table:style-name="ce1">
            <text:p>123</text:p>
          </table:table-cell>
          <table:table-cell table:number-columns-repeated="7" table:style-name="ce29"/>
          <table:table-cell office:value-type="float" office:value="10.122636754878048" table:style-name="ce29">
            <text:p>10.12</text:p>
          </table:table-cell>
          <table:table-cell table:number-columns-repeated="3" table:style-name="ce29"/>
          <table:table-cell office:value-type="float" office:value="10.356182926829268" table:style-name="ce29">
            <text:p>10.36</text:p>
          </table:table-cell>
          <table:table-cell table:number-columns-repeated="16371"/>
        </table:table-row>
        <table:table-row table:style-name="ro4">
          <table:table-cell office:value-type="float" office:value="124" table:style-name="ce1">
            <text:p>124</text:p>
          </table:table-cell>
          <table:table-cell table:number-columns-repeated="7" table:style-name="ce29"/>
          <table:table-cell office:value-type="float" office:value="10.099291309677419" table:style-name="ce29">
            <text:p>10.10</text:p>
          </table:table-cell>
          <table:table-cell table:number-columns-repeated="3" table:style-name="ce29"/>
          <table:table-cell office:value-type="float" office:value="10.364532258064516" table:style-name="ce29">
            <text:p>10.36</text:p>
          </table:table-cell>
          <table:table-cell table:number-columns-repeated="16371"/>
        </table:table-row>
        <table:table-row table:style-name="ro4">
          <table:table-cell office:value-type="float" office:value="125" table:style-name="ce1">
            <text:p>125</text:p>
          </table:table-cell>
          <table:table-cell table:number-columns-repeated="7" table:style-name="ce29"/>
          <table:table-cell office:value-type="float" office:value="10.076436249999999" table:style-name="ce29">
            <text:p>10.08</text:p>
          </table:table-cell>
          <table:table-cell table:number-columns-repeated="3" table:style-name="ce29"/>
          <table:table-cell office:value-type="float" office:value="10.37298" table:style-name="ce29">
            <text:p>10.37</text:p>
          </table:table-cell>
          <table:table-cell table:number-columns-repeated="16371"/>
        </table:table-row>
        <table:table-row table:style-name="ro4">
          <table:table-cell office:value-type="float" office:value="126" table:style-name="ce1">
            <text:p>126</text:p>
          </table:table-cell>
          <table:table-cell table:number-columns-repeated="7" table:style-name="ce29"/>
          <table:table-cell office:value-type="float" office:value="10.054059899999999" table:style-name="ce29">
            <text:p>10.05</text:p>
          </table:table-cell>
          <table:table-cell table:number-columns-repeated="3" table:style-name="ce29"/>
          <table:table-cell office:value-type="float" office:value="10.381523809523809" table:style-name="ce29">
            <text:p>10.38</text:p>
          </table:table-cell>
          <table:table-cell table:number-columns-repeated="16371"/>
        </table:table-row>
        <table:table-row table:style-name="ro4">
          <table:table-cell office:value-type="float" office:value="127" table:style-name="ce1">
            <text:p>127</text:p>
          </table:table-cell>
          <table:table-cell table:number-columns-repeated="7" table:style-name="ce29"/>
          <table:table-cell office:value-type="float" office:value="10.032150951574803" table:style-name="ce29">
            <text:p>10.03</text:p>
          </table:table-cell>
          <table:table-cell table:number-columns-repeated="3" table:style-name="ce29"/>
          <table:table-cell office:value-type="float" office:value="10.390161417322835" table:style-name="ce29">
            <text:p>10.39</text:p>
          </table:table-cell>
          <table:table-cell table:number-columns-repeated="16371"/>
        </table:table-row>
        <table:table-row table:style-name="ro4">
          <table:table-cell office:value-type="float" office:value="128" table:style-name="ce1">
            <text:p>128</text:p>
          </table:table-cell>
          <table:table-cell table:number-columns-repeated="7" table:style-name="ce29"/>
          <table:table-cell office:value-type="float" office:value="10.01069845" table:style-name="ce29">
            <text:p>10.01</text:p>
          </table:table-cell>
          <table:table-cell table:number-columns-repeated="3" table:style-name="ce29"/>
          <table:table-cell office:value-type="float" office:value="10.398890625" table:style-name="ce29">
            <text:p>10.40</text:p>
          </table:table-cell>
          <table:table-cell table:number-columns-repeated="16371"/>
        </table:table-row>
        <table:table-row table:style-name="ro4">
          <table:table-cell office:value-type="float" office:value="129" table:style-name="ce1">
            <text:p>129</text:p>
          </table:table-cell>
          <table:table-cell table:number-columns-repeated="7" table:style-name="ce29"/>
          <table:table-cell office:value-type="float" office:value="9.9896917802325582" table:style-name="ce29">
            <text:p>9.99</text:p>
          </table:table-cell>
          <table:table-cell table:number-columns-repeated="3" table:style-name="ce29"/>
          <table:table-cell office:value-type="float" office:value="10.40770930232558" table:style-name="ce29">
            <text:p>10.41</text:p>
          </table:table-cell>
          <table:table-cell table:number-columns-repeated="16371"/>
        </table:table-row>
        <table:table-row table:style-name="ro4">
          <table:table-cell office:value-type="float" office:value="130" table:style-name="ce1">
            <text:p>130</text:p>
          </table:table-cell>
          <table:table-cell table:number-columns-repeated="7" table:style-name="ce29"/>
          <table:table-cell office:value-type="float" office:value="9.9691206538461543" table:style-name="ce29">
            <text:p>9.97</text:p>
          </table:table-cell>
          <table:table-cell table:number-columns-repeated="3" table:style-name="ce29"/>
          <table:table-cell office:value-type="float" office:value="10.416615384615383" table:style-name="ce29">
            <text:p>10.42</text:p>
          </table:table-cell>
          <table:table-cell table:number-columns-repeated="16371"/>
        </table:table-row>
        <table:table-row table:style-name="ro4">
          <table:table-cell office:value-type="float" office:value="131" table:style-name="ce1">
            <text:p>131</text:p>
          </table:table-cell>
          <table:table-cell table:number-columns-repeated="7" table:style-name="ce29"/>
          <table:table-cell office:value-type="float" office:value="9.9489750965648849" table:style-name="ce29">
            <text:p>9.95</text:p>
          </table:table-cell>
          <table:table-cell table:number-columns-repeated="3" table:style-name="ce29"/>
          <table:table-cell office:value-type="float" office:value="10.425606870229005" table:style-name="ce29">
            <text:p>10.43</text:p>
          </table:table-cell>
          <table:table-cell table:number-columns-repeated="16371"/>
        </table:table-row>
        <table:table-row table:style-name="ro4">
          <table:table-cell office:value-type="float" office:value="132" table:style-name="ce1">
            <text:p>132</text:p>
          </table:table-cell>
          <table:table-cell table:number-columns-repeated="7" table:style-name="ce29"/>
          <table:table-cell office:value-type="float" office:value="9.9292454363636349" table:style-name="ce29">
            <text:p>9.93</text:p>
          </table:table-cell>
          <table:table-cell table:number-columns-repeated="3" table:style-name="ce29"/>
          <table:table-cell office:value-type="float" office:value="10.434681818181815" table:style-name="ce29">
            <text:p>10.43</text:p>
          </table:table-cell>
          <table:table-cell table:number-columns-repeated="16371"/>
        </table:table-row>
        <table:table-row table:style-name="ro4">
          <table:table-cell office:value-type="float" office:value="133" table:style-name="ce1">
            <text:p>133</text:p>
          </table:table-cell>
          <table:table-cell table:number-columns-repeated="7" table:style-name="ce29"/>
          <table:table-cell office:value-type="float" office:value="9.9099222921052625" table:style-name="ce29">
            <text:p>9.91</text:p>
          </table:table-cell>
          <table:table-cell table:number-columns-repeated="3" table:style-name="ce29"/>
          <table:table-cell office:value-type="float" office:value="10.443838345864661" table:style-name="ce29">
            <text:p>10.44</text:p>
          </table:table-cell>
          <table:table-cell table:number-columns-repeated="16371"/>
        </table:table-row>
        <table:table-row table:style-name="ro4">
          <table:table-cell office:value-type="float" office:value="134" table:style-name="ce1">
            <text:p>134</text:p>
          </table:table-cell>
          <table:table-cell table:number-columns-repeated="7" table:style-name="ce29"/>
          <table:table-cell office:value-type="float" office:value="9.890996562686567" table:style-name="ce29">
            <text:p>9.89</text:p>
          </table:table-cell>
          <table:table-cell table:number-columns-repeated="3" table:style-name="ce29"/>
          <table:table-cell office:value-type="float" office:value="10.453074626865671" table:style-name="ce29">
            <text:p>10.45</text:p>
          </table:table-cell>
          <table:table-cell table:number-columns-repeated="16371"/>
        </table:table-row>
        <table:table-row table:style-name="ro4">
          <table:table-cell office:value-type="float" office:value="135" table:style-name="ce1">
            <text:p>135</text:p>
          </table:table-cell>
          <table:table-cell table:number-columns-repeated="7" table:style-name="ce29"/>
          <table:table-cell office:value-type="float" office:value="9.8724594166666666" table:style-name="ce29">
            <text:p>9.87</text:p>
          </table:table-cell>
          <table:table-cell table:number-columns-repeated="3" table:style-name="ce29"/>
          <table:table-cell office:value-type="float" office:value="10.462388888888889" table:style-name="ce29">
            <text:p>10.46</text:p>
          </table:table-cell>
          <table:table-cell table:number-columns-repeated="16371"/>
        </table:table-row>
        <table:table-row table:style-name="ro4">
          <table:table-cell office:value-type="float" office:value="136" table:style-name="ce1">
            <text:p>136</text:p>
          </table:table-cell>
          <table:table-cell table:number-columns-repeated="7" table:style-name="ce29"/>
          <table:table-cell office:value-type="float" office:value="9.8543022823529416" table:style-name="ce29">
            <text:p>9.85</text:p>
          </table:table-cell>
          <table:table-cell table:number-columns-repeated="3" table:style-name="ce29"/>
          <table:table-cell office:value-type="float" office:value="10.471779411764704" table:style-name="ce29">
            <text:p>10.47</text:p>
          </table:table-cell>
          <table:table-cell table:number-columns-repeated="16371"/>
        </table:table-row>
        <table:table-row table:style-name="ro4">
          <table:table-cell office:value-type="float" office:value="137" table:style-name="ce1">
            <text:p>137</text:p>
          </table:table-cell>
          <table:table-cell table:number-columns-repeated="7" table:style-name="ce29"/>
          <table:table-cell office:value-type="float" office:value="9.8365168383211685" table:style-name="ce29">
            <text:p>9.84</text:p>
          </table:table-cell>
          <table:table-cell table:number-columns-repeated="3" table:style-name="ce29"/>
          <table:table-cell office:value-type="float" office:value="10.481244525547444" table:style-name="ce29">
            <text:p>10.48</text:p>
          </table:table-cell>
          <table:table-cell table:number-columns-repeated="16371"/>
        </table:table-row>
        <table:table-row table:style-name="ro4">
          <table:table-cell office:value-type="float" office:value="138" table:style-name="ce1">
            <text:p>138</text:p>
          </table:table-cell>
          <table:table-cell table:number-columns-repeated="7" table:style-name="ce29"/>
          <table:table-cell office:value-type="float" office:value="9.819095004347826" table:style-name="ce29">
            <text:p>9.82</text:p>
          </table:table-cell>
          <table:table-cell table:number-columns-repeated="3" table:style-name="ce29"/>
          <table:table-cell office:value-type="float" office:value="10.490782608695653" table:style-name="ce29">
            <text:p>10.49</text:p>
          </table:table-cell>
          <table:table-cell table:number-columns-repeated="16371"/>
        </table:table-row>
        <table:table-row table:style-name="ro4">
          <table:table-cell office:value-type="float" office:value="139" table:style-name="ce1">
            <text:p>139</text:p>
          </table:table-cell>
          <table:table-cell table:number-columns-repeated="7" table:style-name="ce29"/>
          <table:table-cell office:value-type="float" office:value="9.8020289327338119" table:style-name="ce29">
            <text:p>9.80</text:p>
          </table:table-cell>
          <table:table-cell table:number-columns-repeated="3" table:style-name="ce29"/>
          <table:table-cell office:value-type="float" office:value="10.500392086330935" table:style-name="ce29">
            <text:p>10.50</text:p>
          </table:table-cell>
          <table:table-cell table:number-columns-repeated="16371"/>
        </table:table-row>
        <table:table-row table:style-name="ro4">
          <table:table-cell office:value-type="float" office:value="140" table:style-name="ce1">
            <text:p>140</text:p>
          </table:table-cell>
          <table:table-cell table:number-columns-repeated="7" table:style-name="ce29"/>
          <table:table-cell office:value-type="float" office:value="9.7853110000000001" table:style-name="ce29">
            <text:p>9.79</text:p>
          </table:table-cell>
          <table:table-cell table:number-columns-repeated="3" table:style-name="ce29"/>
          <table:table-cell office:value-type="float" office:value="10.510071428571427" table:style-name="ce29">
            <text:p>10.51</text:p>
          </table:table-cell>
          <table:table-cell table:number-columns-repeated="16371"/>
        </table:table-row>
        <table:table-row table:style-name="ro4">
          <table:table-cell office:value-type="float" office:value="141" table:style-name="ce1">
            <text:p>141</text:p>
          </table:table-cell>
          <table:table-cell table:number-columns-repeated="7" table:style-name="ce29"/>
          <table:table-cell office:value-type="float" office:value="9.7689337989361693" table:style-name="ce29">
            <text:p>9.77</text:p>
          </table:table-cell>
          <table:table-cell table:number-columns-repeated="3" table:style-name="ce29"/>
          <table:table-cell office:value-type="float" office:value="10.51981914893617" table:style-name="ce29">
            <text:p>10.52</text:p>
          </table:table-cell>
          <table:table-cell table:number-columns-repeated="16371"/>
        </table:table-row>
        <table:table-row table:style-name="ro4">
          <table:table-cell office:value-type="float" office:value="142" table:style-name="ce1">
            <text:p>142</text:p>
          </table:table-cell>
          <table:table-cell table:number-columns-repeated="7" table:style-name="ce29"/>
          <table:table-cell office:value-type="float" office:value="9.7528901309859162" table:style-name="ce29">
            <text:p>9.75</text:p>
          </table:table-cell>
          <table:table-cell table:number-columns-repeated="3" table:style-name="ce29"/>
          <table:table-cell office:value-type="float" office:value="10.529633802816901" table:style-name="ce29">
            <text:p>10.53</text:p>
          </table:table-cell>
          <table:table-cell table:number-columns-repeated="16371"/>
        </table:table-row>
        <table:table-row table:style-name="ro4">
          <table:table-cell office:value-type="float" office:value="143" table:style-name="ce1">
            <text:p>143</text:p>
          </table:table-cell>
          <table:table-cell table:number-columns-repeated="7" table:style-name="ce29"/>
          <table:table-cell office:value-type="float" office:value="9.7371729989510492" table:style-name="ce29">
            <text:p>9.74</text:p>
          </table:table-cell>
          <table:table-cell table:number-columns-repeated="3" table:style-name="ce29"/>
          <table:table-cell office:value-type="float" office:value="10.539513986013986" table:style-name="ce29">
            <text:p>10.54</text:p>
          </table:table-cell>
          <table:table-cell table:number-columns-repeated="16371"/>
        </table:table-row>
        <table:table-row table:style-name="ro4">
          <table:table-cell office:value-type="float" office:value="144" table:style-name="ce1">
            <text:p>144</text:p>
          </table:table-cell>
          <table:table-cell table:number-columns-repeated="7" table:style-name="ce29"/>
          <table:table-cell office:value-type="float" office:value="9.7217756000000008" table:style-name="ce29">
            <text:p>9.72</text:p>
          </table:table-cell>
          <table:table-cell table:number-columns-repeated="3" table:style-name="ce29"/>
          <table:table-cell office:value-type="float" office:value="10.549458333333332" table:style-name="ce29">
            <text:p>10.55</text:p>
          </table:table-cell>
          <table:table-cell table:number-columns-repeated="16371"/>
        </table:table-row>
        <table:table-row table:style-name="ro4">
          <table:table-cell office:value-type="float" office:value="145" table:style-name="ce1">
            <text:p>145</text:p>
          </table:table-cell>
          <table:table-cell table:number-columns-repeated="7" table:style-name="ce29"/>
          <table:table-cell office:value-type="float" office:value="9.7066913189655182" table:style-name="ce29">
            <text:p>9.71</text:p>
          </table:table-cell>
          <table:table-cell table:number-columns-repeated="3" table:style-name="ce29"/>
          <table:table-cell office:value-type="float" office:value="10.559465517241378" table:style-name="ce29">
            <text:p>10.56</text:p>
          </table:table-cell>
          <table:table-cell table:number-columns-repeated="16371"/>
        </table:table-row>
        <table:table-row table:style-name="ro4">
          <table:table-cell office:value-type="float" office:value="146" table:style-name="ce1">
            <text:p>146</text:p>
          </table:table-cell>
          <table:table-cell table:number-columns-repeated="7" table:style-name="ce29"/>
          <table:table-cell office:value-type="float" office:value="9.6919137219178086" table:style-name="ce29">
            <text:p>9.69</text:p>
          </table:table-cell>
          <table:table-cell table:number-columns-repeated="3" table:style-name="ce29"/>
          <table:table-cell office:value-type="float" office:value="10.569534246575342" table:style-name="ce29">
            <text:p>10.57</text:p>
          </table:table-cell>
          <table:table-cell table:number-columns-repeated="16371"/>
        </table:table-row>
        <table:table-row table:style-name="ro4">
          <table:table-cell office:value-type="float" office:value="147" table:style-name="ce1">
            <text:p>147</text:p>
          </table:table-cell>
          <table:table-cell table:number-columns-repeated="7" table:style-name="ce29"/>
          <table:table-cell office:value-type="float" office:value="9.6774365499999995" table:style-name="ce29">
            <text:p>9.68</text:p>
          </table:table-cell>
          <table:table-cell table:number-columns-repeated="3" table:style-name="ce29"/>
          <table:table-cell office:value-type="float" office:value="10.579663265306122" table:style-name="ce29">
            <text:p>10.58</text:p>
          </table:table-cell>
          <table:table-cell table:number-columns-repeated="16371"/>
        </table:table-row>
        <table:table-row table:style-name="ro4">
          <table:table-cell office:value-type="float" office:value="148" table:style-name="ce1">
            <text:p>148</text:p>
          </table:table-cell>
          <table:table-cell table:number-columns-repeated="7" table:style-name="ce29"/>
          <table:table-cell office:value-type="float" office:value="9.6632537135135124" table:style-name="ce29">
            <text:p>9.66</text:p>
          </table:table-cell>
          <table:table-cell table:number-columns-repeated="3" table:style-name="ce29"/>
          <table:table-cell office:value-type="float" office:value="10.589851351351349" table:style-name="ce29">
            <text:p>10.59</text:p>
          </table:table-cell>
          <table:table-cell table:number-columns-repeated="16371"/>
        </table:table-row>
        <table:table-row table:style-name="ro4">
          <table:table-cell office:value-type="float" office:value="149" table:style-name="ce1">
            <text:p>149</text:p>
          </table:table-cell>
          <table:table-cell table:number-columns-repeated="7" table:style-name="ce29"/>
          <table:table-cell office:value-type="float" office:value="9.6493592862416104" table:style-name="ce29">
            <text:p>9.65</text:p>
          </table:table-cell>
          <table:table-cell table:number-columns-repeated="3" table:style-name="ce29"/>
          <table:table-cell office:value-type="float" office:value="10.600097315436242" table:style-name="ce29">
            <text:p>10.60</text:p>
          </table:table-cell>
          <table:table-cell table:number-columns-repeated="16371"/>
        </table:table-row>
        <table:table-row table:style-name="ro4">
          <table:table-cell office:value-type="float" office:value="150" table:style-name="ce1">
            <text:p>150</text:p>
          </table:table-cell>
          <table:table-cell table:number-columns-repeated="7" table:style-name="ce29"/>
          <table:table-cell office:value-type="float" office:value="9.635747499999999" table:style-name="ce29">
            <text:p>9.64</text:p>
          </table:table-cell>
          <table:table-cell table:number-columns-repeated="3" table:style-name="ce29"/>
          <table:table-cell office:value-type="float" office:value="10.6104" table:style-name="ce29">
            <text:p>10.61</text:p>
          </table:table-cell>
          <table:table-cell table:number-columns-repeated="16371"/>
        </table:table-row>
        <table:table-row table:style-name="ro4">
          <table:table-cell office:value-type="float" office:value="151" table:style-name="ce1">
            <text:p>151</text:p>
          </table:table-cell>
          <table:table-cell table:number-columns-repeated="7" table:style-name="ce29"/>
          <table:table-cell office:value-type="float" office:value="9.6224127394039733" table:style-name="ce29">
            <text:p>9.62</text:p>
          </table:table-cell>
          <table:table-cell table:number-columns-repeated="4" table:style-name="ce29"/>
          <table:table-cell table:number-columns-repeated="16371"/>
        </table:table-row>
        <table:table-row table:style-name="ro4">
          <table:table-cell office:value-type="float" office:value="152" table:style-name="ce1">
            <text:p>152</text:p>
          </table:table-cell>
          <table:table-cell table:number-columns-repeated="7" table:style-name="ce29"/>
          <table:table-cell office:value-type="float" office:value="9.6093495368421067" table:style-name="ce29">
            <text:p>9.61</text:p>
          </table:table-cell>
          <table:table-cell table:number-columns-repeated="4" table:style-name="ce29"/>
          <table:table-cell table:number-columns-repeated="16371"/>
        </table:table-row>
        <table:table-row table:style-name="ro4">
          <table:table-cell office:value-type="float" office:value="153" table:style-name="ce1">
            <text:p>153</text:p>
          </table:table-cell>
          <table:table-cell table:number-columns-repeated="7" table:style-name="ce29"/>
          <table:table-cell office:value-type="float" office:value="9.5965525676470591" table:style-name="ce29">
            <text:p>9.60</text:p>
          </table:table-cell>
          <table:table-cell table:number-columns-repeated="4" table:style-name="ce29"/>
          <table:table-cell table:number-columns-repeated="16371"/>
        </table:table-row>
        <table:table-row table:style-name="ro4">
          <table:table-cell office:value-type="float" office:value="154" table:style-name="ce1">
            <text:p>154</text:p>
          </table:table-cell>
          <table:table-cell table:number-columns-repeated="7" table:style-name="ce29"/>
          <table:table-cell office:value-type="float" office:value="9.584016645454545" table:style-name="ce29">
            <text:p>9.58</text:p>
          </table:table-cell>
          <table:table-cell table:number-columns-repeated="4" table:style-name="ce29"/>
          <table:table-cell table:number-columns-repeated="16371"/>
        </table:table-row>
        <table:table-row table:style-name="ro4">
          <table:table-cell office:value-type="float" office:value="155" table:style-name="ce1">
            <text:p>155</text:p>
          </table:table-cell>
          <table:table-cell table:number-columns-repeated="7" table:style-name="ce29"/>
          <table:table-cell office:value-type="float" office:value="9.5717367177419348" table:style-name="ce29">
            <text:p>9.57</text:p>
          </table:table-cell>
          <table:table-cell table:number-columns-repeated="4" table:style-name="ce29"/>
          <table:table-cell table:number-columns-repeated="16371"/>
        </table:table-row>
        <table:table-row table:style-name="ro4">
          <table:table-cell office:value-type="float" office:value="156" table:style-name="ce1">
            <text:p>156</text:p>
          </table:table-cell>
          <table:table-cell table:number-columns-repeated="7" table:style-name="ce29"/>
          <table:table-cell office:value-type="float" office:value="9.5597078615384614" table:style-name="ce29">
            <text:p>9.56</text:p>
          </table:table-cell>
          <table:table-cell table:number-columns-repeated="4" table:style-name="ce29"/>
          <table:table-cell table:number-columns-repeated="16371"/>
        </table:table-row>
        <table:table-row table:style-name="ro4">
          <table:table-cell office:value-type="float" office:value="157" table:style-name="ce1">
            <text:p>157</text:p>
          </table:table-cell>
          <table:table-cell table:number-columns-repeated="7" table:style-name="ce29"/>
          <table:table-cell office:value-type="float" office:value="9.5479252792993634" table:style-name="ce29">
            <text:p>9.55</text:p>
          </table:table-cell>
          <table:table-cell table:number-columns-repeated="4" table:style-name="ce29"/>
          <table:table-cell table:number-columns-repeated="16371"/>
        </table:table-row>
        <table:table-row table:style-name="ro4">
          <table:table-cell office:value-type="float" office:value="158" table:style-name="ce1">
            <text:p>158</text:p>
          </table:table-cell>
          <table:table-cell table:number-columns-repeated="7" table:style-name="ce29"/>
          <table:table-cell office:value-type="float" office:value="9.5363842949367079" table:style-name="ce29">
            <text:p>9.54</text:p>
          </table:table-cell>
          <table:table-cell table:number-columns-repeated="16375"/>
        </table:table-row>
        <table:table-row table:style-name="ro4">
          <table:table-cell office:value-type="float" office:value="159" table:style-name="ce1">
            <text:p>159</text:p>
          </table:table-cell>
          <table:table-cell table:number-columns-repeated="7" table:style-name="ce29"/>
          <table:table-cell office:value-type="float" office:value="9.5250803499999996" table:style-name="ce29">
            <text:p>9.53</text:p>
          </table:table-cell>
          <table:table-cell table:number-columns-repeated="16375"/>
        </table:table-row>
        <table:table-row table:style-name="ro4">
          <table:table-cell office:value-type="float" office:value="160" table:style-name="ce1">
            <text:p>160</text:p>
          </table:table-cell>
          <table:table-cell table:number-columns-repeated="7" table:style-name="ce29"/>
          <table:table-cell office:value-type="float" office:value="9.5140089999999997" table:style-name="ce29">
            <text:p>9.51</text:p>
          </table:table-cell>
          <table:table-cell table:number-columns-repeated="16375"/>
        </table:table-row>
        <table:table-row table:style-name="ro4">
          <table:table-cell office:value-type="float" office:value="161" table:style-name="ce1">
            <text:p>161</text:p>
          </table:table-cell>
          <table:table-cell table:number-columns-repeated="7" table:style-name="ce29"/>
          <table:table-cell office:value-type="float" office:value="9.5031659108695656" table:style-name="ce29">
            <text:p>9.50</text:p>
          </table:table-cell>
          <table:table-cell table:number-columns-repeated="16375"/>
        </table:table-row>
        <table:table-row table:style-name="ro4">
          <table:table-cell office:value-type="float" office:value="162" table:style-name="ce1">
            <text:p>162</text:p>
          </table:table-cell>
          <table:table-cell table:number-columns-repeated="7" table:style-name="ce29"/>
          <table:table-cell office:value-type="float" office:value="9.4925468555555561" table:style-name="ce29">
            <text:p>9.49</text:p>
          </table:table-cell>
          <table:table-cell table:number-columns-repeated="16375"/>
        </table:table-row>
        <table:table-row table:style-name="ro4">
          <table:table-cell office:value-type="float" office:value="163" table:style-name="ce1">
            <text:p>163</text:p>
          </table:table-cell>
          <table:table-cell table:number-columns-repeated="7" table:style-name="ce29"/>
          <table:table-cell office:value-type="float" office:value="9.4821477107361947" table:style-name="ce29">
            <text:p>9.48</text:p>
          </table:table-cell>
          <table:table-cell table:number-columns-repeated="16375"/>
        </table:table-row>
        <table:table-row table:style-name="ro4">
          <table:table-cell office:value-type="float" office:value="164" table:style-name="ce1">
            <text:p>164</text:p>
          </table:table-cell>
          <table:table-cell table:number-columns-repeated="7" table:style-name="ce29"/>
          <table:table-cell office:value-type="float" office:value="9.4719644536585363" table:style-name="ce29">
            <text:p>9.47</text:p>
          </table:table-cell>
          <table:table-cell table:number-columns-repeated="16375"/>
        </table:table-row>
        <table:table-row table:style-name="ro4">
          <table:table-cell office:value-type="float" office:value="165" table:style-name="ce1">
            <text:p>165</text:p>
          </table:table-cell>
          <table:table-cell table:number-columns-repeated="7" table:style-name="ce29"/>
          <table:table-cell office:value-type="float" office:value="9.461993159090909" table:style-name="ce29">
            <text:p>9.46</text:p>
          </table:table-cell>
          <table:table-cell table:number-columns-repeated="16375"/>
        </table:table-row>
        <table:table-row table:style-name="ro4">
          <table:table-cell office:value-type="float" office:value="166" table:style-name="ce1">
            <text:p>166</text:p>
          </table:table-cell>
          <table:table-cell table:number-columns-repeated="7" table:style-name="ce29"/>
          <table:table-cell office:value-type="float" office:value="9.4522299963855421" table:style-name="ce29">
            <text:p>9.45</text:p>
          </table:table-cell>
          <table:table-cell table:number-columns-repeated="16375"/>
        </table:table-row>
        <table:table-row table:style-name="ro4">
          <table:table-cell office:value-type="float" office:value="167" table:style-name="ce1">
            <text:p>167</text:p>
          </table:table-cell>
          <table:table-cell table:number-columns-repeated="7" table:style-name="ce29"/>
          <table:table-cell office:value-type="float" office:value="9.4426712266467074" table:style-name="ce29">
            <text:p>9.44</text:p>
          </table:table-cell>
          <table:table-cell table:number-columns-repeated="16375"/>
        </table:table-row>
        <table:table-row table:style-name="ro4">
          <table:table-cell office:value-type="float" office:value="168" table:style-name="ce1">
            <text:p>168</text:p>
          </table:table-cell>
          <table:table-cell table:number-columns-repeated="7" table:style-name="ce29"/>
          <table:table-cell office:value-type="float" office:value="9.4333132000000006" table:style-name="ce29">
            <text:p>9.43</text:p>
          </table:table-cell>
          <table:table-cell table:number-columns-repeated="16375"/>
        </table:table-row>
        <table:table-row table:style-name="ro4">
          <table:table-cell office:value-type="float" office:value="169" table:style-name="ce1">
            <text:p>169</text:p>
          </table:table-cell>
          <table:table-cell table:number-columns-repeated="7" table:style-name="ce29"/>
          <table:table-cell office:value-type="float" office:value="9.4241523529585809" table:style-name="ce29">
            <text:p>9.42</text:p>
          </table:table-cell>
          <table:table-cell table:number-columns-repeated="16375"/>
        </table:table-row>
        <table:table-row table:style-name="ro4">
          <table:table-cell office:value-type="float" office:value="170" table:style-name="ce1">
            <text:p>170</text:p>
          </table:table-cell>
          <table:table-cell table:number-columns-repeated="7" table:style-name="ce29"/>
          <table:table-cell office:value-type="float" office:value="9.415185205882354" table:style-name="ce29">
            <text:p>9.42</text:p>
          </table:table-cell>
          <table:table-cell table:number-columns-repeated="16375"/>
        </table:table-row>
        <table:table-row table:style-name="ro4">
          <table:table-cell office:value-type="float" office:value="171" table:style-name="ce1">
            <text:p>171</text:p>
          </table:table-cell>
          <table:table-cell table:number-columns-repeated="7" table:style-name="ce29"/>
          <table:table-cell office:value-type="float" office:value="9.4064083605263153" table:style-name="ce29">
            <text:p>9.41</text:p>
          </table:table-cell>
          <table:table-cell table:number-columns-repeated="16375"/>
        </table:table-row>
        <table:table-row table:style-name="ro4">
          <table:table-cell office:value-type="float" office:value="172" table:style-name="ce1">
            <text:p>172</text:p>
          </table:table-cell>
          <table:table-cell table:number-columns-repeated="7" table:style-name="ce29"/>
          <table:table-cell office:value-type="float" office:value="9.3978184976744181" table:style-name="ce29">
            <text:p>9.40</text:p>
          </table:table-cell>
          <table:table-cell table:number-columns-repeated="16375"/>
        </table:table-row>
        <table:table-row table:style-name="ro4">
          <table:table-cell office:value-type="float" office:value="173" table:style-name="ce1">
            <text:p>173</text:p>
          </table:table-cell>
          <table:table-cell table:number-columns-repeated="7" table:style-name="ce29"/>
          <table:table-cell office:value-type="float" office:value="9.3894123748554907" table:style-name="ce29">
            <text:p>9.39</text:p>
          </table:table-cell>
          <table:table-cell table:number-columns-repeated="16375"/>
        </table:table-row>
        <table:table-row table:style-name="ro4">
          <table:table-cell office:value-type="float" office:value="174" table:style-name="ce1">
            <text:p>174</text:p>
          </table:table-cell>
          <table:table-cell table:number-columns-repeated="7" table:style-name="ce29"/>
          <table:table-cell office:value-type="float" office:value="9.3811868241379308" table:style-name="ce29">
            <text:p>9.38</text:p>
          </table:table-cell>
          <table:table-cell table:number-columns-repeated="16375"/>
        </table:table-row>
        <table:table-row table:style-name="ro4">
          <table:table-cell office:value-type="float" office:value="175" table:style-name="ce1">
            <text:p>175</text:p>
          </table:table-cell>
          <table:table-cell table:number-columns-repeated="7" table:style-name="ce29"/>
          <table:table-cell office:value-type="float" office:value="9.373138749999999" table:style-name="ce29">
            <text:p>9.37</text:p>
          </table:table-cell>
          <table:table-cell table:number-columns-repeated="16375"/>
        </table:table-row>
        <table:table-row table:style-name="ro4">
          <table:table-cell office:value-type="float" office:value="176" table:style-name="ce1">
            <text:p>176</text:p>
          </table:table-cell>
          <table:table-cell table:number-columns-repeated="7" table:style-name="ce29"/>
          <table:table-cell office:value-type="float" office:value="9.3652651272727283" table:style-name="ce29">
            <text:p>9.37</text:p>
          </table:table-cell>
          <table:table-cell table:number-columns-repeated="16375"/>
        </table:table-row>
        <table:table-row table:style-name="ro4">
          <table:table-cell office:value-type="float" office:value="177" table:style-name="ce1">
            <text:p>177</text:p>
          </table:table-cell>
          <table:table-cell table:number-columns-repeated="7" table:style-name="ce29"/>
          <table:table-cell office:value-type="float" office:value="9.3575629991525435" table:style-name="ce29">
            <text:p>9.36</text:p>
          </table:table-cell>
          <table:table-cell table:number-columns-repeated="16375"/>
        </table:table-row>
        <table:table-row table:style-name="ro4">
          <table:table-cell office:value-type="float" office:value="178" table:style-name="ce1">
            <text:p>178</text:p>
          </table:table-cell>
          <table:table-cell table:number-columns-repeated="7" table:style-name="ce29"/>
          <table:table-cell office:value-type="float" office:value="9.3500294752809001" table:style-name="ce29">
            <text:p>9.35</text:p>
          </table:table-cell>
          <table:table-cell table:number-columns-repeated="16375"/>
        </table:table-row>
        <table:table-row table:style-name="ro4">
          <table:table-cell office:value-type="float" office:value="179" table:style-name="ce1">
            <text:p>179</text:p>
          </table:table-cell>
          <table:table-cell table:number-columns-repeated="7" table:style-name="ce29"/>
          <table:table-cell office:value-type="float" office:value="9.3426617298882668" table:style-name="ce29">
            <text:p>9.34</text:p>
          </table:table-cell>
          <table:table-cell table:number-columns-repeated="16375"/>
        </table:table-row>
        <table:table-row table:style-name="ro4">
          <table:table-cell office:value-type="float" office:value="180" table:style-name="ce1">
            <text:p>180</text:p>
          </table:table-cell>
          <table:table-cell table:number-columns-repeated="7" table:style-name="ce29"/>
          <table:table-cell office:value-type="float" office:value="9.3354569999999999" table:style-name="ce29">
            <text:p>9.34</text:p>
          </table:table-cell>
          <table:table-cell table:number-columns-repeated="16375"/>
        </table:table-row>
        <table:table-row table:style-name="ro4">
          <table:table-cell office:value-type="float" office:value="181" table:style-name="ce1">
            <text:p>181</text:p>
          </table:table-cell>
          <table:table-cell table:number-columns-repeated="7" table:style-name="ce29"/>
          <table:table-cell office:value-type="float" office:value="9.3284125837016578" table:style-name="ce29">
            <text:p>9.33</text:p>
          </table:table-cell>
          <table:table-cell table:number-columns-repeated="16375"/>
        </table:table-row>
        <table:table-row table:style-name="ro4">
          <table:table-cell office:value-type="float" office:value="182" table:style-name="ce1">
            <text:p>182</text:p>
          </table:table-cell>
          <table:table-cell table:number-columns-repeated="7" table:style-name="ce29"/>
          <table:table-cell office:value-type="float" office:value="9.3215258384615378" table:style-name="ce29">
            <text:p>9.32</text:p>
          </table:table-cell>
          <table:table-cell table:number-columns-repeated="16375"/>
        </table:table-row>
        <table:table-row table:style-name="ro4">
          <table:table-cell office:value-type="float" office:value="183" table:style-name="ce1">
            <text:p>183</text:p>
          </table:table-cell>
          <table:table-cell table:number-columns-repeated="7" table:style-name="ce29"/>
          <table:table-cell office:value-type="float" office:value="9.3147941795081959" table:style-name="ce29">
            <text:p>9.31</text:p>
          </table:table-cell>
          <table:table-cell table:number-columns-repeated="16375"/>
        </table:table-row>
        <table:table-row table:style-name="ro4">
          <table:table-cell office:value-type="float" office:value="184" table:style-name="ce1">
            <text:p>184</text:p>
          </table:table-cell>
          <table:table-cell table:number-columns-repeated="7" table:style-name="ce29"/>
          <table:table-cell office:value-type="float" office:value="9.3082150782608704" table:style-name="ce29">
            <text:p>9.31</text:p>
          </table:table-cell>
          <table:table-cell table:number-columns-repeated="16375"/>
        </table:table-row>
        <table:table-row table:style-name="ro4">
          <table:table-cell office:value-type="float" office:value="185" table:style-name="ce1">
            <text:p>185</text:p>
          </table:table-cell>
          <table:table-cell table:number-columns-repeated="7" table:style-name="ce29"/>
          <table:table-cell office:value-type="float" office:value="9.3017860608108105" table:style-name="ce29">
            <text:p>9.30</text:p>
          </table:table-cell>
          <table:table-cell table:number-columns-repeated="16375"/>
        </table:table-row>
        <table:table-row table:style-name="ro4">
          <table:table-cell office:value-type="float" office:value="186" table:style-name="ce1">
            <text:p>186</text:p>
          </table:table-cell>
          <table:table-cell table:number-columns-repeated="7" table:style-name="ce29"/>
          <table:table-cell office:value-type="float" office:value="9.295504706451613" table:style-name="ce29">
            <text:p>9.30</text:p>
          </table:table-cell>
          <table:table-cell table:number-columns-repeated="16375"/>
        </table:table-row>
        <table:table-row table:style-name="ro4">
          <table:table-cell office:value-type="float" office:value="187" table:style-name="ce1">
            <text:p>187</text:p>
          </table:table-cell>
          <table:table-cell table:number-columns-repeated="7" table:style-name="ce29"/>
          <table:table-cell office:value-type="float" office:value="9.2893686462566833" table:style-name="ce29">
            <text:p>9.29</text:p>
          </table:table-cell>
          <table:table-cell table:number-columns-repeated="16375"/>
        </table:table-row>
        <table:table-row table:style-name="ro4">
          <table:table-cell office:value-type="float" office:value="188" table:style-name="ce1">
            <text:p>188</text:p>
          </table:table-cell>
          <table:table-cell table:number-columns-repeated="7" table:style-name="ce29"/>
          <table:table-cell office:value-type="float" office:value="9.2833755617021261" table:style-name="ce29">
            <text:p>9.28</text:p>
          </table:table-cell>
          <table:table-cell table:number-columns-repeated="16375"/>
        </table:table-row>
        <table:table-row table:style-name="ro4">
          <table:table-cell office:value-type="float" office:value="189" table:style-name="ce1">
            <text:p>189</text:p>
          </table:table-cell>
          <table:table-cell table:number-columns-repeated="7" table:style-name="ce29"/>
          <table:table-cell office:value-type="float" office:value="9.2775231833333329" table:style-name="ce29">
            <text:p>9.28</text:p>
          </table:table-cell>
          <table:table-cell table:number-columns-repeated="16375"/>
        </table:table-row>
        <table:table-row table:style-name="ro4">
          <table:table-cell office:value-type="float" office:value="190" table:style-name="ce1">
            <text:p>190</text:p>
          </table:table-cell>
          <table:table-cell table:number-columns-repeated="7" table:style-name="ce29"/>
          <table:table-cell office:value-type="float" office:value="9.2718092894736852" table:style-name="ce29">
            <text:p>9.27</text:p>
          </table:table-cell>
          <table:table-cell table:number-columns-repeated="16375"/>
        </table:table-row>
        <table:table-row table:style-name="ro4">
          <table:table-cell office:value-type="float" office:value="191" table:style-name="ce1">
            <text:p>191</text:p>
          </table:table-cell>
          <table:table-cell table:number-columns-repeated="7" table:style-name="ce29"/>
          <table:table-cell office:value-type="float" office:value="9.2662317049738228" table:style-name="ce29">
            <text:p>9.27</text:p>
          </table:table-cell>
          <table:table-cell table:number-columns-repeated="16375"/>
        </table:table-row>
        <table:table-row table:style-name="ro4">
          <table:table-cell office:value-type="float" office:value="192" table:style-name="ce1">
            <text:p>192</text:p>
          </table:table-cell>
          <table:table-cell table:number-columns-repeated="7" table:style-name="ce29"/>
          <table:table-cell office:value-type="float" office:value="9.2607882999999998" table:style-name="ce29">
            <text:p>9.26</text:p>
          </table:table-cell>
          <table:table-cell table:number-columns-repeated="16375"/>
        </table:table-row>
        <table:table-row table:style-name="ro4">
          <table:table-cell office:value-type="float" office:value="193" table:style-name="ce1">
            <text:p>193</text:p>
          </table:table-cell>
          <table:table-cell table:number-columns-repeated="7" table:style-name="ce29"/>
          <table:table-cell office:value-type="float" office:value="9.2554769888601029" table:style-name="ce29">
            <text:p>9.26</text:p>
          </table:table-cell>
          <table:table-cell table:number-columns-repeated="16375"/>
        </table:table-row>
        <table:table-row table:style-name="ro4">
          <table:table-cell office:value-type="float" office:value="194" table:style-name="ce1">
            <text:p>194</text:p>
          </table:table-cell>
          <table:table-cell table:number-columns-repeated="7" table:style-name="ce29"/>
          <table:table-cell office:value-type="float" office:value="9.2502957288659804" table:style-name="ce29">
            <text:p>9.25</text:p>
          </table:table-cell>
          <table:table-cell table:number-columns-repeated="16375"/>
        </table:table-row>
        <table:table-row table:style-name="ro4">
          <table:table-cell office:value-type="float" office:value="195" table:style-name="ce1">
            <text:p>195</text:p>
          </table:table-cell>
          <table:table-cell table:number-columns-repeated="7" table:style-name="ce29"/>
          <table:table-cell office:value-type="float" office:value="9.2452425192307697" table:style-name="ce29">
            <text:p>9.25</text:p>
          </table:table-cell>
          <table:table-cell table:number-columns-repeated="16375"/>
        </table:table-row>
        <table:table-row table:style-name="ro4">
          <table:table-cell office:value-type="float" office:value="196" table:style-name="ce1">
            <text:p>196</text:p>
          </table:table-cell>
          <table:table-cell table:number-columns-repeated="7" table:style-name="ce29"/>
          <table:table-cell office:value-type="float" office:value="9.2403154000000001" table:style-name="ce29">
            <text:p>9.24</text:p>
          </table:table-cell>
          <table:table-cell table:number-columns-repeated="16375"/>
        </table:table-row>
        <table:table-row table:style-name="ro4">
          <table:table-cell office:value-type="float" office:value="197" table:style-name="ce1">
            <text:p>197</text:p>
          </table:table-cell>
          <table:table-cell table:number-columns-repeated="7" table:style-name="ce29"/>
          <table:table-cell office:value-type="float" office:value="9.2355124510152287" table:style-name="ce29">
            <text:p>9.24</text:p>
          </table:table-cell>
          <table:table-cell table:number-columns-repeated="16375"/>
        </table:table-row>
        <table:table-row table:style-name="ro4">
          <table:table-cell office:value-type="float" office:value="198" table:style-name="ce1">
            <text:p>198</text:p>
          </table:table-cell>
          <table:table-cell table:number-columns-repeated="7" table:style-name="ce29"/>
          <table:table-cell office:value-type="float" office:value="9.2308317909090913" table:style-name="ce29">
            <text:p>9.23</text:p>
          </table:table-cell>
          <table:table-cell table:number-columns-repeated="16375"/>
        </table:table-row>
        <table:table-row table:style-name="ro4">
          <table:table-cell office:value-type="float" office:value="199" table:style-name="ce1">
            <text:p>199</text:p>
          </table:table-cell>
          <table:table-cell table:number-columns-repeated="7" table:style-name="ce29"/>
          <table:table-cell office:value-type="float" office:value="9.2262715761306531" table:style-name="ce29">
            <text:p>9.23</text:p>
          </table:table-cell>
          <table:table-cell table:number-columns-repeated="16375"/>
        </table:table-row>
        <table:table-row table:style-name="ro4">
          <table:table-cell office:value-type="float" office:value="200" table:style-name="ce1">
            <text:p>200</text:p>
          </table:table-cell>
          <table:table-cell table:number-columns-repeated="7" table:style-name="ce29"/>
          <table:table-cell office:value-type="float" office:value="9.2218300000000006" table:style-name="ce29">
            <text:p>9.22</text:p>
          </table:table-cell>
          <table:table-cell table:number-columns-repeated="16375"/>
        </table:table-row>
        <table:table-row table:style-name="ro4">
          <table:table-cell office:value-type="float" office:value="201" table:style-name="ce1">
            <text:p>201</text:p>
          </table:table-cell>
          <table:table-cell table:number-columns-repeated="7" table:style-name="ce29"/>
          <table:table-cell office:value-type="float" office:value="9.2175052917910456" table:style-name="ce29">
            <text:p>9.22</text:p>
          </table:table-cell>
          <table:table-cell table:number-columns-repeated="16375"/>
        </table:table-row>
        <table:table-row table:style-name="ro4">
          <table:table-cell office:value-type="float" office:value="202" table:style-name="ce1">
            <text:p>202</text:p>
          </table:table-cell>
          <table:table-cell table:number-columns-repeated="7" table:style-name="ce29"/>
          <table:table-cell office:value-type="float" office:value="9.2132957158415838" table:style-name="ce29">
            <text:p>9.21</text:p>
          </table:table-cell>
          <table:table-cell table:number-columns-repeated="16375"/>
        </table:table-row>
        <table:table-row table:style-name="ro4">
          <table:table-cell office:value-type="float" office:value="203" table:style-name="ce1">
            <text:p>203</text:p>
          </table:table-cell>
          <table:table-cell table:number-columns-repeated="7" table:style-name="ce29"/>
          <table:table-cell office:value-type="float" office:value="9.2091995706896554" table:style-name="ce29">
            <text:p>9.21</text:p>
          </table:table-cell>
          <table:table-cell table:number-columns-repeated="16375"/>
        </table:table-row>
        <table:table-row table:style-name="ro4">
          <table:table-cell office:value-type="float" office:value="204" table:style-name="ce1">
            <text:p>204</text:p>
          </table:table-cell>
          <table:table-cell table:number-columns-repeated="7" table:style-name="ce29"/>
          <table:table-cell office:value-type="float" office:value="9.2052151882352931" table:style-name="ce29">
            <text:p>9.21</text:p>
          </table:table-cell>
          <table:table-cell table:number-columns-repeated="16375"/>
        </table:table-row>
        <table:table-row table:style-name="ro4">
          <table:table-cell office:value-type="float" office:value="205" table:style-name="ce1">
            <text:p>205</text:p>
          </table:table-cell>
          <table:table-cell table:number-columns-repeated="7" table:style-name="ce29"/>
          <table:table-cell office:value-type="float" office:value="9.2013409329268292" table:style-name="ce29">
            <text:p>9.20</text:p>
          </table:table-cell>
          <table:table-cell table:number-columns-repeated="16375"/>
        </table:table-row>
        <table:table-row table:style-name="ro4">
          <table:table-cell office:value-type="float" office:value="206" table:style-name="ce1">
            <text:p>206</text:p>
          </table:table-cell>
          <table:table-cell table:number-columns-repeated="7" table:style-name="ce29"/>
          <table:table-cell office:value-type="float" office:value="9.1975752009708742" table:style-name="ce29">
            <text:p>9.20</text:p>
          </table:table-cell>
          <table:table-cell table:number-columns-repeated="16375"/>
        </table:table-row>
        <table:table-row table:style-name="ro4">
          <table:table-cell office:value-type="float" office:value="207" table:style-name="ce1">
            <text:p>207</text:p>
          </table:table-cell>
          <table:table-cell table:number-columns-repeated="7" table:style-name="ce29"/>
          <table:table-cell office:value-type="float" office:value="9.1939164195652179" table:style-name="ce29">
            <text:p>9.19</text:p>
          </table:table-cell>
          <table:table-cell table:number-columns-repeated="16375"/>
        </table:table-row>
        <table:table-row table:style-name="ro4">
          <table:table-cell office:value-type="float" office:value="208" table:style-name="ce1">
            <text:p>208</text:p>
          </table:table-cell>
          <table:table-cell table:number-columns-repeated="7" table:style-name="ce29"/>
          <table:table-cell office:value-type="float" office:value="9.1903630461538466" table:style-name="ce29">
            <text:p>9.19</text:p>
          </table:table-cell>
          <table:table-cell table:number-columns-repeated="16375"/>
        </table:table-row>
        <table:table-row table:style-name="ro4">
          <table:table-cell office:value-type="float" office:value="209" table:style-name="ce1">
            <text:p>209</text:p>
          </table:table-cell>
          <table:table-cell table:number-columns-repeated="7" table:style-name="ce29"/>
          <table:table-cell office:value-type="float" office:value="9.1869135677033498" table:style-name="ce29">
            <text:p>9.19</text:p>
          </table:table-cell>
          <table:table-cell table:number-columns-repeated="16375"/>
        </table:table-row>
        <table:table-row table:style-name="ro4">
          <table:table-cell office:value-type="float" office:value="210" table:style-name="ce1">
            <text:p>210</text:p>
          </table:table-cell>
          <table:table-cell table:number-columns-repeated="7" table:style-name="ce29"/>
          <table:table-cell office:value-type="float" office:value="9.1835664999999995" table:style-name="ce29">
            <text:p>9.18</text:p>
          </table:table-cell>
          <table:table-cell table:number-columns-repeated="16375"/>
        </table:table-row>
        <table:table-row table:style-name="ro4">
          <table:table-cell office:value-type="float" office:value="211" table:style-name="ce1">
            <text:p>211</text:p>
          </table:table-cell>
          <table:table-cell table:number-columns-repeated="7" table:style-name="ce29"/>
          <table:table-cell office:value-type="float" office:value="9.1803203869668248" table:style-name="ce29">
            <text:p>9.18</text:p>
          </table:table-cell>
          <table:table-cell table:number-columns-repeated="16375"/>
        </table:table-row>
        <table:table-row table:style-name="ro4">
          <table:table-cell office:value-type="float" office:value="212" table:style-name="ce1">
            <text:p>212</text:p>
          </table:table-cell>
          <table:table-cell table:number-columns-repeated="7" table:style-name="ce29"/>
          <table:table-cell office:value-type="float" office:value="9.1771738000000003" table:style-name="ce29">
            <text:p>9.18</text:p>
          </table:table-cell>
          <table:table-cell table:number-columns-repeated="16375"/>
        </table:table-row>
        <table:table-row table:style-name="ro4">
          <table:table-cell office:value-type="float" office:value="213" table:style-name="ce1">
            <text:p>213</text:p>
          </table:table-cell>
          <table:table-cell table:number-columns-repeated="7" table:style-name="ce29"/>
          <table:table-cell office:value-type="float" office:value="9.1741253373239431" table:style-name="ce29">
            <text:p>9.17</text:p>
          </table:table-cell>
          <table:table-cell table:number-columns-repeated="16375"/>
        </table:table-row>
        <table:table-row table:style-name="ro4">
          <table:table-cell office:value-type="float" office:value="214" table:style-name="ce1">
            <text:p>214</text:p>
          </table:table-cell>
          <table:table-cell table:number-columns-repeated="7" table:style-name="ce29"/>
          <table:table-cell office:value-type="float" office:value="9.1711736233644849" table:style-name="ce29">
            <text:p>9.17</text:p>
          </table:table-cell>
          <table:table-cell table:number-columns-repeated="16375"/>
        </table:table-row>
        <table:table-row table:style-name="ro4">
          <table:table-cell office:value-type="float" office:value="215" table:style-name="ce1">
            <text:p>215</text:p>
          </table:table-cell>
          <table:table-cell table:number-columns-repeated="7" table:style-name="ce29"/>
          <table:table-cell office:value-type="float" office:value="9.1683173081395353" table:style-name="ce29">
            <text:p>9.17</text:p>
          </table:table-cell>
          <table:table-cell table:number-columns-repeated="16375"/>
        </table:table-row>
        <table:table-row table:number-rows-repeated="1048358" table:style-name="ro4">
          <table:table-cell table:number-columns-repeated="16384"/>
        </table:table-row>
      </table:table>
      <table:table table:name="Top" table:style-name="ta4">
        <table:table-column table:style-name="co12" table:default-cell-style-name="ce1" table:visibility="collapse"/>
        <table:table-column table:style-name="co5" table:default-cell-style-name="ce1"/>
        <table:table-column table:style-name="co54" table:number-columns-repeated="2" table:default-cell-style-name="ce1"/>
        <table:table-column table:style-name="co5" table:number-columns-repeated="16380" table:default-cell-style-name="ce1"/>
        <table:table-row table:style-name="ro4">
          <table:table-cell table:number-columns-repeated="16384"/>
        </table:table-row>
        <table:table-row table:style-name="ro24">
          <table:table-cell table:number-columns-repeated="2"/>
          <table:table-cell office:value-type="string" table:style-name="ce423">
            <text:p>El Paso Spreadsheet</text:p>
          </table:table-cell>
          <table:table-cell table:style-name="ce424"/>
          <table:table-cell table:style-name="ce425"/>
          <table:table-cell table:style-name="ce424"/>
          <table:table-cell table:number-columns-repeated="16378"/>
        </table:table-row>
        <table:table-row table:style-name="ro4">
          <table:table-cell table:number-columns-repeated="2"/>
          <table:table-cell table:number-columns-repeated="5" table:style-name="ce1"/>
          <table:table-cell table:style-name="ce1"/>
          <table:table-cell table:number-columns-repeated="16376"/>
        </table:table-row>
        <table:table-row table:style-name="ro4">
          <table:table-cell table:number-columns-repeated="2"/>
          <table:table-cell office:value-type="string" table:style-name="ce426">
            <text:p>Start Date</text:p>
          </table:table-cell>
          <table:table-cell table:style-name="ce1"/>
          <table:table-cell office:value-type="date" office:date-value="1999-03-25T00:00:00" table:style-name="ce427">
            <text:p>25/03/1999</text:p>
          </table:table-cell>
          <table:table-cell table:number-columns-repeated="16379" table:style-name="ce1"/>
        </table:table-row>
        <table:table-row table:style-name="ro4">
          <table:table-cell table:number-columns-repeated="2"/>
          <table:table-cell office:value-type="string" table:style-name="ce426">
            <text:p>EndDate</text:p>
          </table:table-cell>
          <table:table-cell table:style-name="ce1"/>
          <table:table-cell office:value-type="date" office:date-value="1999-03-25T00:00:00" table:style-name="ce427">
            <text:p>25/03/1999</text:p>
          </table:table-cell>
          <table:table-cell table:number-columns-repeated="16379" table:style-name="ce1"/>
        </table:table-row>
        <table:table-row table:number-rows-repeated="11" table:style-name="ro4">
          <table:table-cell table:number-columns-repeated="16384"/>
        </table:table-row>
        <table:table-row table:number-rows-repeated="2" table:style-name="ro4">
          <table:table-cell table:number-columns-repeated="4"/>
          <table:table-cell table:style-name="ce428"/>
          <table:table-cell table:number-columns-repeated="16379"/>
        </table:table-row>
        <table:table-row table:number-rows-repeated="1048558" table:style-name="ro4">
          <table:table-cell table:number-columns-repeated="16384"/>
        </table:table-row>
        <table:named-expressions>
          <table:named-range table:name="EndDt" table:cell-range-address="Top.$E$5" table:base-cell-address="Top.$A$1"/>
          <table:named-expression table:name="TotHydro" table:expression="of:=OFFSET('file:///C:/Users/sarah/Spreadsheet-Verification/albert_meyers_000_1_1.pst.0.xls.ods'#$$fhydro;0;0;'file:///C:/Users/sarah/Spreadsheet-Verification/albert_meyers_000_1_1.pst.0.xls.ods'#$$cRows;'file:///C:/Users/sarah/Spreadsheet-Verification/albert_meyers_000_1_1.pst.0.xls.ods'#$$cCols)" table:base-cell-address="Preschedule.$A$1"/>
        </table:named-expressions>
      </table:table>
      <table:table table:name="EPEData" table:style-name="ta4">
        <table:table-column table:style-name="co5" table:number-columns-repeated="16384" table:default-cell-style-name="ce1"/>
        <table:table-row table:style-name="ro4">
          <table:table-cell/>
          <table:table-cell office:value-type="float" office:value="37377.897916666669" table:style-name="ce475">
            <text:p>37377.89792</text:p>
          </table:table-cell>
          <table:table-cell table:number-columns-repeated="16382"/>
        </table:table-row>
        <table:table-row table:style-name="ro4">
          <table:table-cell/>
          <table:table-cell office:value-type="string" table:style-name="ce1">
            <text:p>NEWMAN 1 ,UNAV, -0 <text:s/>, 75 <text:s/>, 39 <text:s/>, 83 <text:s/>, <text:s/>0 <text:s/>,1</text:p>
          </table:table-cell>
          <table:table-cell table:number-columns-repeated="16382"/>
        </table:table-row>
        <table:table-row table:style-name="ro4">
          <table:table-cell/>
          <table:table-cell office:value-type="string" table:style-name="ce1">
            <text:p>NEWMAN 2 ,MANL, 35 <text:s/>, 70 <text:s/>, 34 <text:s/>, 83 <text:s/>, <text:s/>0 <text:s/>,1</text:p>
          </table:table-cell>
          <table:table-cell table:number-columns-repeated="16382"/>
        </table:table-row>
        <table:table-row table:style-name="ro4">
          <table:table-cell/>
          <table:table-cell office:value-type="string" table:style-name="ce1">
            <text:p>NEWMAN 3 ,ECON, 38 <text:s/>,100 <text:s/>, 35 <text:s/>,103 <text:s/>, 40 <text:s/>,1</text:p>
          </table:table-cell>
          <table:table-cell table:number-columns-repeated="16382"/>
        </table:table-row>
        <table:table-row table:style-name="ro4">
          <table:table-cell/>
          <table:table-cell office:value-type="string" table:style-name="ce1">
            <text:p>NEWMN/GT1,AVAL, <text:s/>0 <text:s/>, 60 <text:s/>, 18 <text:s/>, 60 <text:s/>, <text:s/>0 <text:s/>,1</text:p>
          </table:table-cell>
          <table:table-cell table:number-columns-repeated="16382"/>
        </table:table-row>
        <table:table-row table:style-name="ro4">
          <table:table-cell/>
          <table:table-cell office:value-type="string" table:style-name="ce1">
            <text:p>NEWMN/GT2,AVAL, <text:s/>0 <text:s/>, 60 <text:s/>, 18 <text:s/>, 60 <text:s/>, <text:s/>0 <text:s/>,1</text:p>
          </table:table-cell>
          <table:table-cell table:number-columns-repeated="16382"/>
        </table:table-row>
        <table:table-row table:style-name="ro4">
          <table:table-cell/>
          <table:table-cell office:value-type="string" table:style-name="ce1">
            <text:p>NM/GT1+ST,UNAV, <text:s/>0 <text:s/>,100 <text:s/>, 61 <text:s/>,107 <text:s/>, <text:s/>0 <text:s/>,1</text:p>
          </table:table-cell>
          <table:table-cell table:number-columns-repeated="16382"/>
        </table:table-row>
        <table:table-row table:style-name="ro4">
          <table:table-cell/>
          <table:table-cell office:value-type="string" table:style-name="ce1">
            <text:p>NM/GT2+ST,UNAV, <text:s/>0 <text:s/>,100 <text:s/>, 66 <text:s/>,107 <text:s/>, <text:s/>0 <text:s/>,1</text:p>
          </table:table-cell>
          <table:table-cell table:number-columns-repeated="16382"/>
        </table:table-row>
        <table:table-row table:style-name="ro4">
          <table:table-cell/>
          <table:table-cell office:value-type="string" table:style-name="ce1">
            <text:p>NEWMAN 4 ,ECON,130 <text:s/>,215 <text:s/>, 86 <text:s/>,214 <text:s/>, 86 <text:s/>,1</text:p>
          </table:table-cell>
          <table:table-cell table:number-columns-repeated="16382"/>
        </table:table-row>
        <table:table-row table:style-name="ro4">
          <table:table-cell/>
          <table:table-cell office:value-type="string" table:style-name="ce1">
            <text:p>NEWMAN <text:s text:c="2"/>,, 202 , <text:s/>385, <text:s/>155, 400 , 126 ,<text:s/></text:p>
          </table:table-cell>
          <table:table-cell table:number-columns-repeated="16382"/>
        </table:table-row>
        <table:table-row table:style-name="ro4">
          <table:table-cell/>
          <table:table-cell office:value-type="string" table:style-name="ce1">
            <text:p>COPPER <text:s text:c="2"/>,AVAL, -0 <text:s/>, 69 <text:s/>, 15 <text:s/>, 69 <text:s/>, <text:s/>0 <text:s/>,1</text:p>
          </table:table-cell>
          <table:table-cell table:number-columns-repeated="16382"/>
        </table:table-row>
        <table:table-row table:style-name="ro4">
          <table:table-cell/>
          <table:table-cell office:value-type="string" table:style-name="ce1">
            <text:p>RIOGRAN 6,AVAL, <text:s/>0 <text:s/>, 47 <text:s/>, 29 <text:s/>, 48 <text:s/>, <text:s/>0 <text:s/>,1</text:p>
          </table:table-cell>
          <table:table-cell table:number-columns-repeated="16382"/>
        </table:table-row>
        <table:table-row table:style-name="ro4">
          <table:table-cell/>
          <table:table-cell office:value-type="string" table:style-name="ce1">
            <text:p>RIOGRAN 7,AVAL, <text:s/>0 <text:s/>, 38 <text:s/>, 32 <text:s/>, 49 <text:s/>, <text:s/>0 <text:s/>,1</text:p>
          </table:table-cell>
          <table:table-cell table:number-columns-repeated="16382"/>
        </table:table-row>
        <table:table-row table:style-name="ro4">
          <table:table-cell/>
          <table:table-cell office:value-type="string" table:style-name="ce1">
            <text:p>RIOGRAN 8,UNAV, <text:s/>0 <text:s/>,121 <text:s/>, 36 <text:s/>,151 <text:s/>, <text:s/>0 <text:s/>,1</text:p>
          </table:table-cell>
          <table:table-cell table:number-columns-repeated="16382"/>
        </table:table-row>
        <table:table-row table:style-name="ro4">
          <table:table-cell/>
          <table:table-cell office:value-type="string" table:style-name="ce1">
            <text:p>RIOGRANDE,, <text:s text:c="2"/>0 , <text:s text:c="3"/>0, <text:s text:c="3"/>0, <text:s text:c="2"/>0 , <text:s text:c="2"/>0 ,<text:s/></text:p>
          </table:table-cell>
          <table:table-cell table:number-columns-repeated="16382"/>
        </table:table-row>
        <table:table-row table:style-name="ro4">
          <table:table-cell/>
          <table:table-cell office:value-type="string" table:style-name="ce1">
            <text:p>PALOVERDE,MANL,604 <text:s/>,600 <text:s/>,600 <text:s/>,600 <text:s/>, <text:s/>0 <text:s/>,1</text:p>
          </table:table-cell>
          <table:table-cell table:number-columns-repeated="16382"/>
        </table:table-row>
        <table:table-row table:style-name="ro4">
          <table:table-cell/>
          <table:table-cell office:value-type="string" table:style-name="ce1">
            <text:p>FOURCRNRS,MANL, 52 <text:s/>, 52 <text:s/>, 52 <text:s/>,104 <text:s/>, <text:s/>0 <text:s/>,1</text:p>
          </table:table-cell>
          <table:table-cell table:number-columns-repeated="16382"/>
        </table:table-row>
        <table:table-row table:style-name="ro4">
          <table:table-cell/>
          <table:table-cell office:value-type="string" table:style-name="ce1">
            <text:p>LAMBDA, 19.79, <text:s/>691, <text:s/>690, <text:s/>174, <text:s text:c="3"/>1, <text:s text:c="3"/>0, 9946,0</text:p>
          </table:table-cell>
          <table:table-cell table:number-columns-repeated="16382"/>
        </table:table-row>
        <table:table-row table:style-name="ro4">
          <table:table-cell/>
          <table:table-cell office:value-type="string" table:style-name="ce1">
            <text:p>APS <text:s text:c="4"/>,FIRM <text:s text:c="3"/>,FC, <text:s/>, <text:s/>25, <text:s/>25</text:p>
          </table:table-cell>
          <table:table-cell table:number-columns-repeated="16382"/>
        </table:table-row>
        <table:table-row table:style-name="ro4">
          <table:table-cell/>
          <table:table-cell office:value-type="string" table:style-name="ce1">
            <text:p>IID <text:s text:c="4"/>,FIRM <text:s text:c="3"/>,PV, <text:s/>, <text:s/>84, <text:s/>84</text:p>
          </table:table-cell>
          <table:table-cell table:number-columns-repeated="16382"/>
        </table:table-row>
        <table:table-row table:style-name="ro4">
          <table:table-cell/>
          <table:table-cell office:value-type="string" table:style-name="ce1">
            <text:p>PGT <text:s text:c="4"/>,LOSS <text:s text:c="3"/>,LC, <text:s/>, <text:s/>-1, <text:s/>-2</text:p>
          </table:table-cell>
          <table:table-cell table:number-columns-repeated="16382"/>
        </table:table-row>
        <table:table-row table:style-name="ro4">
          <table:table-cell/>
          <table:table-cell office:value-type="string" table:style-name="ce1">
            <text:p>PNM <text:s text:c="4"/>,LOSS <text:s text:c="3"/>,WM, <text:s/>, <text:s text:c="2"/>3, <text:s text:c="2"/>3</text:p>
          </table:table-cell>
          <table:table-cell table:number-columns-repeated="16382"/>
        </table:table-row>
        <table:table-row table:style-name="ro4">
          <table:table-cell/>
          <table:table-cell office:value-type="string" table:style-name="ce1">
            <text:p>SPS <text:s text:c="4"/>,FIRM <text:s text:c="3"/>,ED, <text:s/>,-100,-100</text:p>
          </table:table-cell>
          <table:table-cell table:number-columns-repeated="16382"/>
        </table:table-row>
        <table:table-row table:style-name="ro4">
          <table:table-cell/>
          <table:table-cell office:value-type="string" table:style-name="ce1">
            <text:p>SRP <text:s text:c="4"/>,FIRM <text:s text:c="3"/>,PV, <text:s/>, <text:s/>25, <text:s/>25</text:p>
          </table:table-cell>
          <table:table-cell table:number-columns-repeated="16382"/>
        </table:table-row>
        <table:table-row table:number-rows-repeated="2" table:style-name="ro4">
          <table:table-cell/>
          <table:table-cell office:value-type="string" table:style-name="ce1">
            <text:p>SRP <text:s text:c="4"/>,LOSS <text:s text:c="3"/>,PV, <text:s/>, <text:s text:c="2"/>4, <text:s text:c="2"/>4</text:p>
          </table:table-cell>
          <table:table-cell table:number-columns-repeated="16382"/>
        </table:table-row>
        <table:table-row table:style-name="ro4">
          <table:table-cell/>
          <table:table-cell office:value-type="string" table:style-name="ce1">
            <text:p>TNP <text:s text:c="4"/>,LOSS <text:s text:c="3"/>,AM, <text:s/>, <text:s/>-2, <text:s/>-2</text:p>
          </table:table-cell>
          <table:table-cell table:number-columns-repeated="16382"/>
        </table:table-row>
        <table:table-row table:style-name="ro4">
          <table:table-cell/>
          <table:table-cell office:value-type="string" table:style-name="ce1">
            <text:p>CISO <text:s text:c="3"/>,FIRM <text:s text:c="3"/>,PV, <text:s/>, <text:s/>78, <text:s text:c="2"/>0</text:p>
          </table:table-cell>
          <table:table-cell table:number-columns-repeated="16382"/>
        </table:table-row>
        <table:table-row table:style-name="ro4">
          <table:table-cell/>
          <table:table-cell office:value-type="string" table:style-name="ce1">
            <text:p>TNP <text:s text:c="4"/>,LOSS <text:s text:c="3"/>,AM, <text:s/>, <text:s/>-2, <text:s/>-2</text:p>
          </table:table-cell>
          <table:table-cell table:number-columns-repeated="16382"/>
        </table:table-row>
        <table:table-row table:style-name="ro4">
          <table:table-cell/>
          <table:table-cell office:value-type="string" table:style-name="ce1">
            <text:p>WAPA <text:s text:c="3"/>,PASS <text:s text:c="3"/>,WM,HO, <text:s/>-1, <text:s/>-1</text:p>
          </table:table-cell>
          <table:table-cell table:number-columns-repeated="16382"/>
        </table:table-row>
        <table:table-row table:style-name="ro4">
          <table:table-cell/>
          <table:table-cell office:value-type="float" office:value="37300.629861111112" table:style-name="ce475">
            <text:p>37300.62986</text:p>
          </table:table-cell>
          <table:table-cell table:number-columns-repeated="16382"/>
        </table:table-row>
        <table:table-row table:style-name="ro4">
          <table:table-cell/>
          <table:table-cell office:value-type="string" table:style-name="ce1">
            <text:p>NEWMAN 1 ,UNAV, -0 <text:s/>, 75 <text:s/>, 39 <text:s/>, 83 <text:s/>, <text:s/>0 <text:s/>,1</text:p>
          </table:table-cell>
          <table:table-cell table:number-columns-repeated="16382"/>
        </table:table-row>
        <table:table-row table:style-name="ro4">
          <table:table-cell/>
          <table:table-cell office:value-type="string" table:style-name="ce1">
            <text:p>NEWMAN 2 ,MANL, 39 <text:s/>, 75 <text:s/>, 34 <text:s/>, 83 <text:s/>, <text:s/>0 <text:s/>,1</text:p>
          </table:table-cell>
          <table:table-cell table:number-columns-repeated="16382"/>
        </table:table-row>
        <table:table-row table:style-name="ro4">
          <table:table-cell/>
          <table:table-cell office:value-type="string" table:style-name="ce1">
            <text:p>NEWMAN 3 ,ECON, 38 <text:s/>,100 <text:s/>, 35 <text:s/>,103 <text:s/>, 40 <text:s/>,1</text:p>
          </table:table-cell>
          <table:table-cell table:number-columns-repeated="16382"/>
        </table:table-row>
        <table:table-row table:style-name="ro4">
          <table:table-cell/>
          <table:table-cell office:value-type="string" table:style-name="ce1">
            <text:p>NEWMN/GT1,UNAV, <text:s/>0 <text:s/>, 60 <text:s/>, 18 <text:s/>, 60 <text:s/>, <text:s/>0 <text:s/>,1</text:p>
          </table:table-cell>
          <table:table-cell table:number-columns-repeated="16382"/>
        </table:table-row>
        <table:table-row table:style-name="ro4">
          <table:table-cell/>
          <table:table-cell office:value-type="string" table:style-name="ce1">
            <text:p>NEWMN/GT2,UNAV, <text:s/>0 <text:s/>, 60 <text:s/>, 18 <text:s/>, 60 <text:s/>, <text:s/>0 <text:s/>,1</text:p>
          </table:table-cell>
          <table:table-cell table:number-columns-repeated="16382"/>
        </table:table-row>
        <table:table-row table:style-name="ro4">
          <table:table-cell/>
          <table:table-cell office:value-type="string" table:style-name="ce1">
            <text:p>NM/GT1+ST,UNAV, <text:s/>0 <text:s/>,100 <text:s/>, 61 <text:s/>,107 <text:s/>, <text:s/>0 <text:s/>,1</text:p>
          </table:table-cell>
          <table:table-cell table:number-columns-repeated="16382"/>
        </table:table-row>
        <table:table-row table:style-name="ro4">
          <table:table-cell/>
          <table:table-cell office:value-type="string" table:style-name="ce1">
            <text:p>NM/GT2+ST,UNAV, <text:s/>0 <text:s/>,100 <text:s/>, 66 <text:s/>,107 <text:s/>, <text:s/>0 <text:s/>,1</text:p>
          </table:table-cell>
          <table:table-cell table:number-columns-repeated="16382"/>
        </table:table-row>
        <table:table-row table:style-name="ro4">
          <table:table-cell/>
          <table:table-cell office:value-type="string" table:style-name="ce1">
            <text:p>NEWMAN 4 ,ECON,174 <text:s/>,215 <text:s/>, 86 <text:s/>,214 <text:s/>, 41 <text:s/>,1</text:p>
          </table:table-cell>
          <table:table-cell table:number-columns-repeated="16382"/>
        </table:table-row>
        <table:table-row table:style-name="ro4">
          <table:table-cell/>
          <table:table-cell office:value-type="string" table:style-name="ce1">
            <text:p>NEWMAN <text:s text:c="2"/>,, 251 , <text:s/>390, <text:s/>155, 400 , <text:s/>81 ,<text:s/></text:p>
          </table:table-cell>
          <table:table-cell table:number-columns-repeated="16382"/>
        </table:table-row>
        <table:table-row table:style-name="ro4">
          <table:table-cell/>
          <table:table-cell office:value-type="string" table:style-name="ce1">
            <text:p>COPPER <text:s text:c="2"/>,AVAL, -0 <text:s/>, 69 <text:s/>, 15 <text:s/>, 69 <text:s/>, <text:s/>0 <text:s/>,1</text:p>
          </table:table-cell>
          <table:table-cell table:number-columns-repeated="16382"/>
        </table:table-row>
        <table:table-row table:style-name="ro4">
          <table:table-cell/>
          <table:table-cell office:value-type="string" table:style-name="ce1">
            <text:p>RIOGRAN 6,AVAL, <text:s/>0 <text:s/>, 47 <text:s/>, 29 <text:s/>, 48 <text:s/>, <text:s/>0 <text:s/>,1</text:p>
          </table:table-cell>
          <table:table-cell table:number-columns-repeated="16382"/>
        </table:table-row>
        <table:table-row table:style-name="ro4">
          <table:table-cell/>
          <table:table-cell office:value-type="string" table:style-name="ce1">
            <text:p>RIOGRAN 7,AVAL, <text:s/>0 <text:s/>, 38 <text:s/>, 32 <text:s/>, 49 <text:s/>, <text:s/>0 <text:s/>,1</text:p>
          </table:table-cell>
          <table:table-cell table:number-columns-repeated="16382"/>
        </table:table-row>
        <table:table-row table:style-name="ro4">
          <table:table-cell/>
          <table:table-cell office:value-type="string" table:style-name="ce1">
            <text:p>RIOGRAN 8,UNAV, <text:s/>0 <text:s/>,121 <text:s/>, 36 <text:s/>,151 <text:s/>, <text:s/>0 <text:s/>,1</text:p>
          </table:table-cell>
          <table:table-cell table:number-columns-repeated="16382"/>
        </table:table-row>
        <table:table-row table:style-name="ro4">
          <table:table-cell/>
          <table:table-cell office:value-type="string" table:style-name="ce1">
            <text:p>RIOGRANDE,, <text:s text:c="2"/>0 , <text:s text:c="3"/>0, <text:s text:c="3"/>0, <text:s text:c="2"/>0 , <text:s text:c="2"/>0 ,<text:s/></text:p>
          </table:table-cell>
          <table:table-cell table:number-columns-repeated="16382"/>
        </table:table-row>
        <table:table-row table:style-name="ro4">
          <table:table-cell/>
          <table:table-cell office:value-type="string" table:style-name="ce1">
            <text:p>PALOVERDE,MANL,603 <text:s/>,600 <text:s/>,600 <text:s/>,600 <text:s/>, <text:s/>0 <text:s/>,1</text:p>
          </table:table-cell>
          <table:table-cell table:number-columns-repeated="16382"/>
        </table:table-row>
        <table:table-row table:style-name="ro4">
          <table:table-cell/>
          <table:table-cell office:value-type="string" table:style-name="ce1">
            <text:p>FOURCRNRS,MANL, 51 <text:s/>, 51 <text:s/>, 51 <text:s/>,104 <text:s/>, <text:s/>0 <text:s/>,1</text:p>
          </table:table-cell>
          <table:table-cell table:number-columns-repeated="16382"/>
        </table:table-row>
        <table:table-row table:style-name="ro4">
          <table:table-cell/>
          <table:table-cell office:value-type="string" table:style-name="ce1">
            <text:p>LAMBDA, 23.51, <text:s/>798, <text:s/>796, <text:s text:c="2"/>80, <text:s text:c="2"/>-3, <text:s text:c="3"/>0,11060,21</text:p>
          </table:table-cell>
          <table:table-cell table:number-columns-repeated="16382"/>
        </table:table-row>
        <table:table-row table:style-name="ro4">
          <table:table-cell/>
          <table:table-cell office:value-type="string" table:style-name="ce1">
            <text:p>APS <text:s text:c="4"/>,STRT <text:s text:c="3"/>,FC, <text:s/>, <text:s text:c="2"/>1, <text:s text:c="2"/>1</text:p>
          </table:table-cell>
          <table:table-cell table:number-columns-repeated="16382"/>
        </table:table-row>
        <table:table-row table:style-name="ro4">
          <table:table-cell/>
          <table:table-cell office:value-type="string" table:style-name="ce1">
            <text:p>IID <text:s text:c="4"/>,EXCS <text:s text:c="3"/>,FC, <text:s/>, <text:s/>50, <text:s/>50</text:p>
          </table:table-cell>
          <table:table-cell table:number-columns-repeated="16382"/>
        </table:table-row>
        <table:table-row table:style-name="ro4">
          <table:table-cell/>
          <table:table-cell office:value-type="string" table:style-name="ce1">
            <text:p>IID <text:s text:c="4"/>,FIRM <text:s text:c="3"/>,PV, <text:s/>, 100, 100</text:p>
          </table:table-cell>
          <table:table-cell table:number-columns-repeated="16382"/>
        </table:table-row>
        <table:table-row table:style-name="ro4">
          <table:table-cell/>
          <table:table-cell office:value-type="string" table:style-name="ce1">
            <text:p>LDWP <text:s text:c="3"/>,ECON <text:s text:c="3"/>,PV, <text:s/>, <text:s/>80, <text:s/>80</text:p>
          </table:table-cell>
          <table:table-cell table:number-columns-repeated="16382"/>
        </table:table-row>
        <table:table-row table:style-name="ro4">
          <table:table-cell/>
          <table:table-cell office:value-type="string" table:style-name="ce1">
            <text:p>PGT <text:s text:c="4"/>,LOSS <text:s text:c="3"/>,PV, <text:s/>, <text:s/>-1, <text:s/>-1</text:p>
          </table:table-cell>
          <table:table-cell table:number-columns-repeated="16382"/>
        </table:table-row>
        <table:table-row table:style-name="ro4">
          <table:table-cell/>
          <table:table-cell office:value-type="string" table:style-name="ce1">
            <text:p>PNM <text:s text:c="4"/>,CNTG <text:s text:c="3"/>,LC, <text:s/>, <text:s/>11, <text:s/>11</text:p>
          </table:table-cell>
          <table:table-cell table:number-columns-repeated="16382"/>
        </table:table-row>
        <table:table-row table:style-name="ro4">
          <table:table-cell/>
          <table:table-cell office:value-type="string" table:style-name="ce1">
            <text:p>PNM <text:s text:c="4"/>,LOSS <text:s text:c="3"/>,LC, <text:s/>, <text:s text:c="2"/>2, <text:s text:c="2"/>2</text:p>
          </table:table-cell>
          <table:table-cell table:number-columns-repeated="16382"/>
        </table:table-row>
        <table:table-row table:style-name="ro4">
          <table:table-cell/>
          <table:table-cell office:value-type="string" table:style-name="ce1">
            <text:p>SPS <text:s text:c="4"/>,FIRM <text:s text:c="3"/>,WM, <text:s/>,-103,-103</text:p>
          </table:table-cell>
          <table:table-cell table:number-columns-repeated="16382"/>
        </table:table-row>
        <table:table-row table:style-name="ro4">
          <table:table-cell/>
          <table:table-cell office:value-type="string" table:style-name="ce1">
            <text:p>SRP <text:s text:c="4"/>,FIRM <text:s text:c="3"/>,ED, <text:s/>, <text:s/>25, <text:s/>25</text:p>
          </table:table-cell>
          <table:table-cell table:number-columns-repeated="16382"/>
        </table:table-row>
        <table:table-row table:style-name="ro4">
          <table:table-cell/>
          <table:table-cell office:value-type="string" table:style-name="ce1">
            <text:p>SRP <text:s text:c="4"/>,LOSS <text:s text:c="3"/>,PV, <text:s/>, <text:s text:c="2"/>1, <text:s text:c="2"/>1</text:p>
          </table:table-cell>
          <table:table-cell table:number-columns-repeated="16382"/>
        </table:table-row>
        <table:table-row table:style-name="ro4">
          <table:table-cell/>
          <table:table-cell office:value-type="string" table:style-name="ce1">
            <text:p>TNP <text:s text:c="4"/>,FIRM <text:s text:c="3"/>,PV, <text:s/>, <text:s/>25, <text:s/>25</text:p>
          </table:table-cell>
          <table:table-cell table:number-columns-repeated="16382"/>
        </table:table-row>
        <table:table-row table:style-name="ro4">
          <table:table-cell/>
          <table:table-cell office:value-type="string" table:style-name="ce1">
            <text:p>TNP <text:s text:c="4"/>,LOSS <text:s text:c="3"/>,PV, <text:s/>, <text:s/>-5, <text:s/>-5</text:p>
          </table:table-cell>
          <table:table-cell table:number-columns-repeated="16382"/>
        </table:table-row>
        <table:table-row table:style-name="ro4">
          <table:table-cell/>
          <table:table-cell office:value-type="string" table:style-name="ce1">
            <text:p>WAPA <text:s text:c="3"/>,PASS <text:s text:c="3"/>,WM,HO, <text:s/>-1, <text:s/>-1</text:p>
          </table:table-cell>
          <table:table-cell table:number-columns-repeated="16382"/>
        </table:table-row>
        <table:table-row table:number-rows-repeated="1048515" table:style-name="ro4">
          <table:table-cell table:number-columns-repeated="16384"/>
        </table:table-row>
      </table:table>
      <table:table table:name="'file:///C:/power2/curve/new_sys/DATA/JIM/monthmw2.xls'#Cd" table:style-name="ta9">
        <table:table-source xlink:href="file:///C:/power2/curve/new_sys/DATA/JIM/monthmw2.xls" table:table-name="Cd" table:mode="copy-results-only"/>
        <table:table-column/>
        <table:table-row table:number-rows-repeated="1048576">
          <table:table-cell table:number-columns-repeated="16384"/>
        </table:table-row>
      </table:table>
      <table:table table:name="'file:///C:/power2/curve/new_sys/DATA/JIM/monthmw2.xls'#Top" table:style-name="ta9">
        <table:table-source xlink:href="file:///C:/power2/curve/new_sys/DATA/JIM/monthmw2.xls" table:table-name="Top" table:mode="copy-results-only"/>
        <table:table-column/>
        <table:table-row table:number-rows-repeated="1048576">
          <table:table-cell table:number-columns-repeated="16384"/>
        </table:table-row>
      </table:table>
      <table:table table:name="'file:///C:/power2/curve/new_sys/DATA/JIM/monthmw2.xls'#TVA" table:style-name="ta9">
        <table:table-source xlink:href="file:///C:/power2/curve/new_sys/DATA/JIM/monthmw2.xls" table:table-name="TVA" table:mode="copy-results-only"/>
        <table:table-column/>
        <table:table-row table:number-rows-repeated="1048576">
          <table:table-cell table:number-columns-repeated="16384"/>
        </table:table-row>
      </table:table>
      <table:table table:name="'file:///C:/power2/curve/new_sys/DATA/JIM/monthmw2.xls'#MWPosn" table:style-name="ta9">
        <table:table-source xlink:href="file:///C:/power2/curve/new_sys/DATA/JIM/monthmw2.xls" table:table-name="MWPosn" table:mode="copy-results-only"/>
        <table:table-column/>
        <table:table-row table:number-rows-repeated="1048576">
          <table:table-cell table:number-columns-repeated="16384"/>
        </table:table-row>
      </table:table>
      <table:table table:name="'file:///C:/power2/curve/new_sys/DATA/JIM/monthmw2.xls'#Pivot" table:style-name="ta9">
        <table:table-source xlink:href="file:///C:/power2/curve/new_sys/DATA/JIM/monthmw2.xls" table:table-name="Pivot" table:mode="copy-results-only"/>
        <table:table-column/>
        <table:table-row table:number-rows-repeated="1048576">
          <table:table-cell table:number-columns-repeated="16384"/>
        </table:table-row>
      </table:table>
      <table:table table:name="'file:///C:/power2/curve/new_sys/DATA/JIM/monthmw2.xls'#Data" table:style-name="ta9">
        <table:table-source xlink:href="file:///C:/power2/curve/new_sys/DATA/JIM/monthmw2.xls" table:table-name="Data" table:mode="copy-results-only"/>
        <table:table-column/>
        <table:table-row table:number-rows-repeated="1048576">
          <table:table-cell table:number-columns-repeated="16384"/>
        </table:table-row>
      </table:table>
      <table:table table:name="'file:///C:/Electric/EPE/EPE2000/September/08_05act.xls'#Deals" table:style-name="ta9">
        <table:table-source xlink:href="file:///C:/Electric/EPE/EPE2000/September/08_05act.xls" table:table-name="Deals" table:mode="copy-results-only"/>
        <table:table-column/>
        <table:table-row table:number-rows-repeated="1048576">
          <table:table-cell table:number-columns-repeated="16384"/>
        </table:table-row>
      </table:table>
      <table:table table:name="'file:///C:/Electric/EPE/EPE2000/September/08_05act.xls'#Preschedule" table:style-name="ta9">
        <table:table-source xlink:href="file:///C:/Electric/EPE/EPE2000/September/08_05act.xls" table:table-name="Preschedule" table:mode="copy-results-only"/>
        <table:table-column/>
        <table:table-row table:number-rows-repeated="1048576">
          <table:table-cell table:number-columns-repeated="16384"/>
        </table:table-row>
      </table:table>
      <table:table table:name="'file:///C:/Electric/EPE/EPE2000/September/08_05act.xls'#Fuel" table:style-name="ta9">
        <table:table-source xlink:href="file:///C:/Electric/EPE/EPE2000/September/08_05act.xls" table:table-name="Fuel" table:mode="copy-results-only"/>
        <table:table-column/>
        <table:table-row table:number-rows-repeated="1048576">
          <table:table-cell table:number-columns-repeated="16384"/>
        </table:table-row>
      </table:table>
      <table:table table:name="'file:///C:/Electric/EPE/EPE2000/September/08_05act.xls'#Economics" table:style-name="ta9">
        <table:table-source xlink:href="file:///C:/Electric/EPE/EPE2000/September/08_05act.xls" table:table-name="Economics" table:mode="copy-results-only"/>
        <table:table-column/>
        <table:table-row table:number-rows-repeated="1048576">
          <table:table-cell table:number-columns-repeated="16384"/>
        </table:table-row>
      </table:table>
      <table:table table:name="'file:///C:/Electric/EPE/EPE2000/September/08_05act.xls'#Balancing" table:style-name="ta9">
        <table:table-source xlink:href="file:///C:/Electric/EPE/EPE2000/September/08_05act.xls" table:table-name="Balancing" table:mode="copy-results-only"/>
        <table:table-column/>
        <table:table-row table:number-rows-repeated="1048576">
          <table:table-cell table:number-columns-repeated="16384"/>
        </table:table-row>
      </table:table>
      <table:table table:name="'file:///C:/Electric/EPE/EPE2000/September/08_05act.xls'#Pivot" table:style-name="ta9">
        <table:table-source xlink:href="file:///C:/Electric/EPE/EPE2000/September/08_05act.xls" table:table-name="Pivot" table:mode="copy-results-only"/>
        <table:table-column/>
        <table:table-row table:number-rows-repeated="1048576">
          <table:table-cell table:number-columns-repeated="16384"/>
        </table:table-row>
      </table:table>
      <table:table table:name="'file:///C:/Electric/EPE/EPE2000/September/08_05act.xls'#Chart1" table:style-name="ta9">
        <table:table-source xlink:href="file:///C:/Electric/EPE/EPE2000/September/08_05act.xls" table:table-name="Chart1" table:mode="copy-results-only"/>
        <table:table-column/>
        <table:table-row table:number-rows-repeated="1048576">
          <table:table-cell table:number-columns-repeated="16384"/>
        </table:table-row>
      </table:table>
      <table:table table:name="'file:///C:/Electric/EPE/EPE2000/September/08_05act.xls'#spin_reserve_log_sheet" table:style-name="ta9">
        <table:table-source xlink:href="file:///C:/Electric/EPE/EPE2000/September/08_05act.xls" table:table-name="spin_reserve_log_sheet" table:mode="copy-results-only"/>
        <table:table-column/>
        <table:table-row table:number-rows-repeated="1048576">
          <table:table-cell table:number-columns-repeated="16384"/>
        </table:table-row>
      </table:table>
      <table:table table:name="'file:///C:/Electric/EPE/EPE2000/September/08_05act.xls'#Code" table:style-name="ta9">
        <table:table-source xlink:href="file:///C:/Electric/EPE/EPE2000/September/08_05act.xls" table:table-name="Code" table:mode="copy-results-only"/>
        <table:table-column/>
        <table:table-row table:number-rows-repeated="1048576">
          <table:table-cell table:number-columns-repeated="16384"/>
        </table:table-row>
      </table:table>
      <table:table table:name="'file:///C:/Electric/EPE/EPE2000/September/08_05act.xls'#Unit_Summary" table:style-name="ta9">
        <table:table-source xlink:href="file:///C:/Electric/EPE/EPE2000/September/08_05act.xls" table:table-name="Unit_Summary" table:mode="copy-results-only"/>
        <table:table-column/>
        <table:table-row table:number-rows-repeated="1048576">
          <table:table-cell table:number-columns-repeated="16384"/>
        </table:table-row>
      </table:table>
      <table:table table:name="'file:///C:/Electric/EPE/EPE2000/September/08_05act.xls'#HeatRate" table:style-name="ta9">
        <table:table-source xlink:href="file:///C:/Electric/EPE/EPE2000/September/08_05act.xls" table:table-name="HeatRate" table:mode="copy-results-only"/>
        <table:table-column/>
        <table:table-row table:number-rows-repeated="1048576">
          <table:table-cell table:number-columns-repeated="16384"/>
        </table:table-row>
      </table:table>
      <table:table table:name="'file:///C:/Electric/EPE/EPE2000/September/08_05act.xls'#TMMData" table:style-name="ta9">
        <table:table-source xlink:href="file:///C:/Electric/EPE/EPE2000/September/08_05act.xls" table:table-name="TMMData" table:mode="copy-results-only"/>
        <table:table-column/>
        <table:table-row table:number-rows-repeated="1048576">
          <table:table-cell table:number-columns-repeated="16384"/>
        </table:table-row>
      </table:table>
      <table:table table:name="'file:///C:/Electric/EPE/EPE2000/September/08_05act.xls'#EPEData" table:style-name="ta9">
        <table:table-source xlink:href="file:///C:/Electric/EPE/EPE2000/September/08_05act.xls" table:table-name="EPEData" table:mode="copy-results-only"/>
        <table:table-column/>
        <table:table-row table:number-rows-repeated="1048576">
          <table:table-cell table:number-columns-repeated="16384"/>
        </table:table-row>
      </table:table>
      <table:table table:name="'file:///C:/Electric/EPE/EPE2000/September/08_05act.xls'#Top" table:style-name="ta9">
        <table:table-source xlink:href="file:///C:/Electric/EPE/EPE2000/September/08_05act.xls" table:table-name="Top" table:mode="copy-results-only"/>
        <table:table-column/>
        <table:table-row table:number-rows-repeated="1048576">
          <table:table-cell table:number-columns-repeated="16384"/>
        </table:table-row>
      </table:table>
      <table:table table:name="'file:///C:/Electric/EPE/EPE2000/September/08_05act.xls'#dlgAddRows" table:style-name="ta9">
        <table:table-source xlink:href="file:///C:/Electric/EPE/EPE2000/September/08_05act.xls" table:table-name="dlgAddRows" table:mode="copy-results-only"/>
        <table:table-column/>
        <table:table-row table:number-rows-repeated="1048576">
          <table:table-cell table:number-columns-repeated="16384"/>
        </table:table-row>
      </table:table>
      <table:table table:name="'file:///C:/Electric/EPE/EPE2000/September/08_05act.xls'#Module1" table:style-name="ta9">
        <table:table-source xlink:href="file:///C:/Electric/EPE/EPE2000/September/08_05act.xls" table:table-name="Module1" table:mode="copy-results-only"/>
        <table:table-column/>
        <table:table-row table:number-rows-repeated="1048576">
          <table:table-cell table:number-columns-repeated="16384"/>
        </table:table-row>
      </table:table>
      <table:table table:name="'file:///C:/Electric/EPE/EPE2000/September/08_05act.xls'#Comp" table:style-name="ta9">
        <table:table-source xlink:href="file:///C:/Electric/EPE/EPE2000/September/08_05act.xls" table:table-name="Comp" table:mode="copy-results-only"/>
        <table:table-column/>
        <table:table-row table:number-rows-repeated="1048576">
          <table:table-cell table:number-columns-repeated="16384"/>
        </table:table-row>
      </table:table>
      <table:named-expressions>
        <table:named-range table:name="CBalancingVol" table:cell-range-address="Balancing.$J$3" table:base-cell-address="Balancing.$A$1"/>
        <table:named-expression table:name="cCols" table:expression="of:=COUNTA([.#REF!])" table:base-cell-address="Preschedule.$A$1"/>
        <table:named-range table:name="CISOBegDate" table:cell-range-address="Deals.$D$91" table:base-cell-address="Deals.$A$1"/>
        <table:named-range table:name="CISOEndDate" table:cell-range-address="Deals.$D$92" table:base-cell-address="Deals.$A$1"/>
        <table:named-expression table:name="cRows" table:expression="of:=COUNTA([.#REF!])" table:base-cell-address="Preschedule.$A$1"/>
        <table:named-expression table:name="CurrDate" table:expression="of:=['file:///C:/power2/curve/new_sys/DATA/JIM/monthmw2.xls'#Top.#REF!]" table:base-cell-address="Preschedule.$A$1"/>
        <table:named-range table:name="DataAll" table:cell-range-address="Deals.$A$2:Deals.$AF$229" table:base-cell-address="Deals.$A$1"/>
        <table:named-expression table:name="DelPoint" table:expression="of:=[Deals.$C$2]:$$EndofDPoint" table:base-cell-address="Preschedule.$A$1"/>
        <table:named-range table:name="Dformulas" table:cell-range-address="Deals.$AD$3" table:base-cell-address="Deals.$A$1"/>
        <table:named-range table:name="DFormulaTitles" table:cell-range-address="Deals.$AD$2:Deals.$AF$2" table:base-cell-address="Deals.$A$1"/>
        <table:named-range table:name="DPrice" table:cell-range-address="Deals.$D$2:Deals.$D$65" table:base-cell-address="Deals.$A$1"/>
        <table:named-expression table:name="DType" table:expression="of:=[Deals.$B$2]:$$EndofDType" table:base-cell-address="Preschedule.$A$1"/>
        <table:named-range table:name="EndofDPoint" table:cell-range-address="Deals.$C$90" table:base-cell-address="Deals.$A$1"/>
        <table:named-range table:name="EndofDType" table:cell-range-address="Deals.$B$90" table:base-cell-address="Deals.$A$1"/>
        <table:named-expression table:name="fhydro" table:expression="of:=[.#REF!]" table:base-cell-address="Preschedule.$A$1"/>
        <table:named-expression table:name="fStart" table:expression="of:=[.#REF!]" table:base-cell-address="Preschedule.$A$1"/>
        <table:named-expression table:name="fstartPX" table:expression="of:=[.#REF!]" table:base-cell-address="Preschedule.$A$1"/>
        <table:named-range table:name="FuelNames" table:cell-range-address="Fuel.$B$7:Fuel.$B$29" table:base-cell-address="Fuel.$A$1"/>
        <table:named-range table:name="FuelPriceTable" table:cell-range-address="Fuel.$B$7:Fuel.$G$29" table:base-cell-address="Fuel.$A$1"/>
        <table:named-range table:name="HeatRateNames" table:cell-range-address="HeatRate.$A$2:HeatRate.$M$2" table:base-cell-address="HeatRate.$A$1"/>
        <table:named-range table:name="HeatRateStart" table:cell-range-address="HeatRate.$A$3" table:base-cell-address="HeatRate.$A$1"/>
        <table:named-expression table:name="Oracle_DB" table:expression="of:=[.#REF!]" table:base-cell-address="Preschedule.$A$1"/>
        <table:named-expression table:name="PriorDate" table:expression="of:=['file:///C:/power2/curve/new_sys/DATA/JIM/monthmw2.xls'#Top.#REF!]" table:base-cell-address="Preschedule.$A$1"/>
        <table:named-range table:name="PVBalancingVol" table:cell-range-address="Balancing.$B$3" table:base-cell-address="Balancing.$A$1"/>
        <table:named-range table:name="SPSBalancingVol" table:cell-range-address="Balancing.$F$3" table:base-cell-address="Balancing.$A$1"/>
        <table:named-range table:name="StartDt" table:cell-range-address="Top.$E$4" table:base-cell-address="Top.$A$1"/>
        <table:named-expression table:name="URL" table:expression="of:=[.#REF!]" table:base-cell-address="Pre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Small Fonts" svg:font-family="&quot;Small Fonts&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P0">
      <number:number number:decimal-places="0" number:min-integer-digits="1" number:grouping="true"/>
    </number:number-style>
    <number:number-style style:name="N5">
      <number:text>-</number:text>
      <number:number number:decimal-places="0" number:min-integer-digits="1" number:grouping="true"/>
      <style:map style:condition="value()&gt;=0" style:apply-style-name="N5P0"/>
    </number:number-style>
    <number:number-style style:name="N7P0">
      <number:number number:decimal-places="2" number:min-integer-digits="1" number:grouping="true"/>
    </number:number-style>
    <number:number-style style:name="N7">
      <number:text>-</number:text>
      <number:number number:decimal-places="2" number:min-integer-digits="1" number:grouping="true"/>
      <style:map style:condition="value()&gt;=0" style:apply-style-name="N7P0"/>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text>/</number:text>
      <number:month number:style="long"/>
      <number:text>/</number:text>
      <number:year number:style="long"/>
    </number:date-style>
    <number:date-style style:name="N21">
      <number:day/>
      <number:text>-</number:text>
      <number:month number:textual="true"/>
    </number:date-style>
    <number:time-style style:name="N25">
      <number:hours/>
      <number:text>:</number:text>
      <number:minutes number:style="long"/>
    </number:time-style>
    <number:date-style style:name="N27">
      <number:day/>
      <number:text>/</number:text>
      <number:month number:style="long"/>
      <number:text>/</number:text>
      <number:year number:style="long"/>
      <number:text> </number:text>
      <number:hours/>
      <number:text>:</number:text>
      <number:minutes number:style="long"/>
    </number:date-style>
    <number:currency-style style:name="N37P0">
      <number:currency-symbol>$</number:currency-symbol>
      <number:number number:decimal-places="0" number:min-integer-digits="1" number:grouping="true"/>
      <number:text> </number:text>
    </number:currency-style>
    <number:currency-style style:name="N37">
      <style:text-properties fo:color="#FF0000"/>
      <number:text>(</number:text>
      <number:currency-symbol>$</number:currency-symbol>
      <number:number number:decimal-places="0" number:min-integer-digits="1" number:grouping="true"/>
      <number:text>)</number:text>
      <style:map style:condition="value()&gt;=0" style:apply-style-name="N37P0"/>
    </number:currency-style>
    <number:currency-style style:name="N38P0">
      <number:currency-symbol>$</number:currency-symbol>
      <number:number number:decimal-places="2" number:min-integer-digits="1" number:grouping="true"/>
      <number:text> </number:text>
    </number:currency-style>
    <number:currency-style style:name="N38">
      <number:text>(</number:text>
      <number:currency-symbol>$</number:currency-symbol>
      <number:number number:decimal-places="2" number:min-integer-digits="1" number:grouping="true"/>
      <number:text>)</number:text>
      <style:map style:condition="value()&gt;=0" style:apply-style-name="N38P0"/>
    </number:currency-style>
    <number:currency-style style:name="N42P0">
      <number:text> </number:text>
      <number:currency-symbol>$</number:currency-symbol>
      <number:number number:decimal-places="2" number:min-integer-digits="1" number:grouping="true"/>
      <number:text> </number:text>
    </number:currency-style>
    <number:currency-style style:name="N42P1">
      <number:text> </number:text>
      <number:currency-symbol>$</number:currency-symbol>
      <number:text>(</number:text>
      <number:number number:decimal-places="2" number:min-integer-digits="1" number:grouping="true"/>
      <number:text>)</number:text>
    </number:currency-style>
    <number:currency-style style:name="N42P2">
      <number:text> </number:text>
      <number:currency-symbol>$</number:currency-symbol>
      <number:text>-</number:text>
      <number:number number:decimal-places="0" number:min-integer-digits="2"/>
      <number:text> </number:text>
    </number:currency-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 (</number:text>
      <number:number number:decimal-places="2" number:min-integer-digits="1" number:grouping="true"/>
      <number:text>)</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0" number:min-integer-digits="1" number:grouping="true">
        <number:embedded-text number:position="0"> </number:embedded-text>
      </number:number>
    </number:number-style>
    <number:number-style style:name="N44P1">
      <number:text> (</number:text>
      <number:number number:decimal-places="0" number:min-integer-digits="1" number:grouping="true">
        <number:embedded-text number:position="0">)</number:embedded-text>
      </number:number>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 (</number:text>
      <number:number number:decimal-places="3" number:min-integer-digits="1" number:grouping="true"/>
      <number:text>)</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date-style style:name="N46">
      <number:month number:style="long" number:textual="true"/>
      <number:text> </number:text>
      <number:day/>
      <number:text>, </number:text>
      <number:year number:style="long"/>
    </number:date-style>
    <number:number-style style:name="N47">
      <number:number number:decimal-places="3" number:min-integer-digits="1"/>
    </number:number-style>
    <number:currency-style style:name="N48P0">
      <number:text> </number:text>
      <number:currency-symbol>$</number:currency-symbol>
      <number:number number:decimal-places="4" number:min-integer-digits="1" number:grouping="true"/>
      <number:text> </number:text>
    </number:currency-style>
    <number:currency-style style:name="N48P1">
      <number:text> </number:text>
      <number:currency-symbol>$</number:currency-symbol>
      <number:text>(</number:text>
      <number:number number:decimal-places="4" number:min-integer-digits="1" number:grouping="true"/>
      <number:text>)</number:text>
    </number:currency-style>
    <number:currency-style style:name="N48P2">
      <number:text> </number:text>
      <number:currency-symbol>$</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3" number:min-integer-digits="1" number:grouping="true"/>
      <number:text> </number:text>
    </number:currency-style>
    <number:currency-style style:name="N49P1">
      <number:text> </number:text>
      <number:currency-symbol>$</number:currency-symbol>
      <number:text>(</number:text>
      <number:number number:decimal-places="3" number:min-integer-digits="1" number:grouping="true"/>
      <number:text>)</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currency-style style:name="N50">
      <number:currency-symbol>$</number:currency-symbol>
      <number:number number:decimal-places="2" number:min-integer-digits="1" number:grouping="true"/>
    </number:currency-style>
    <number:number-style style:name="N51">
      <number:number number:decimal-places="4" number:min-integer-digits="1"/>
    </number:number-style>
    <number:number-style style:name="N52P0">
      <number:number number:decimal-places="0" number:min-integer-digits="1"/>
    </number:number-style>
    <number:number-style style:name="N52P1">
      <number:text>-</number:text>
      <number:number number:decimal-places="0" number:min-integer-digits="1"/>
    </number:number-style>
    <number:text-style style:name="N52P2"/>
    <number:text-style style:name="N52">
      <style:map style:condition="value()&gt;0" style:apply-style-name="N52P0"/>
      <style:map style:condition="value()&lt;0" style:apply-style-name="N52P1"/>
      <style:map style:condition="value()=0" style:apply-style-name="N52P2"/>
    </number:text-style>
    <number:number-style style:name="N53P0">
      <number:number number:decimal-places="0" number:min-integer-digits="1"/>
    </number:number-style>
    <number:number-style style:name="N53P1">
      <number:text>-</number:text>
      <number:number number:decimal-places="0" number:min-integer-digits="1"/>
    </number:number-style>
    <number:text-style style:name="N53">
      <style:map style:condition="value()&gt;0" style:apply-style-name="N53P0"/>
      <style:map style:condition="value()&lt;0" style:apply-style-name="N53P1"/>
    </number:text-style>
    <number:number-style style:name="N54P0">
      <number:number number:decimal-places="2" number:min-integer-digits="1" number:grouping="true"/>
    </number:number-style>
    <number:number-style style:name="N54P1">
      <number:number number:decimal-places="2" number:min-integer-digits="1" number:grouping="true"/>
    </number:number-style>
    <number:text-style style:name="N54">
      <style:map style:condition="value()&gt;0" style:apply-style-name="N54P0"/>
      <style:map style:condition="value()&lt;0" style:apply-style-name="N54P1"/>
    </number:text-style>
    <number:number-style style:name="N55">
      <number:text>Fuel Cost: </number:text>
      <number:number number:decimal-places="2" number:min-integer-digits="1"/>
    </number:number-style>
    <number:number-style style:name="N56P0">
      <number:number number:decimal-places="2" number:min-integer-digits="1"/>
      <number:text> </number:text>
    </number:number-style>
    <number:number-style style:name="N56P1">
      <style:text-properties fo:color="#FF0000"/>
      <number:text>(</number:text>
      <number:number number:decimal-places="2" number:min-integer-digits="1"/>
      <number:text>)</number:text>
    </number:number-style>
    <number:text-style style:name="N56P2"/>
    <number:text-style style:name="N56">
      <style:map style:condition="value()&gt;0" style:apply-style-name="N56P0"/>
      <style:map style:condition="value()&lt;0" style:apply-style-name="N56P1"/>
      <style:map style:condition="value()=0" style:apply-style-name="N56P2"/>
    </number:text-style>
    <number:number-style style:name="N57P0">
      <number:number number:decimal-places="2" number:min-integer-digits="1"/>
    </number:number-style>
    <number:text-style style:name="N57P1"/>
    <number:text-style style:name="N57">
      <style:map style:condition="value()&gt;0" style:apply-style-name="N57P0"/>
      <style:map style:condition="value()&lt;0" style:apply-style-name="N57P1"/>
    </number:text-style>
    <number:number-style style:name="N58P0">
      <number:number number:decimal-places="0" number:min-integer-digits="1">
        <number:embedded-text number:position="0"> </number:embedded-text>
      </number:number>
    </number:number-style>
    <number:number-style style:name="N58P1">
      <style:text-properties fo:color="#FF0000"/>
      <number:text>(</number:text>
      <number:number number:decimal-places="0" number:min-integer-digits="1">
        <number:embedded-text number:position="0">)</number:embedded-text>
      </number:number>
    </number:number-style>
    <number:text-style style:name="N58P2"/>
    <number:text-style style:name="N58">
      <style:map style:condition="value()&gt;0" style:apply-style-name="N58P0"/>
      <style:map style:condition="value()&lt;0" style:apply-style-name="N58P1"/>
      <style:map style:condition="value()=0" style:apply-style-name="N58P2"/>
    </number:text-style>
    <number:currency-style style:name="N59P0">
      <number:text> </number:text>
      <number:currency-symbol>$</number:currency-symbol>
      <number:number number:decimal-places="0" number:min-integer-digits="1" number:grouping="true"/>
      <number:text> </number:text>
    </number:currency-style>
    <number:currency-style style:name="N59P1">
      <style:text-properties fo:color="#FF0000"/>
      <number:text> </number:text>
      <number:currency-symbol>$</number:currency-symbol>
      <number:text>(</number:text>
      <number:number number:decimal-places="0" number:min-integer-digits="1" number:grouping="true"/>
      <number:text>)</number:text>
    </number:currency-style>
    <number:currency-style style:name="N59P2">
      <number:text> </number:text>
      <number:currency-symbol>$</number:currency-symbol>
      <number:text>- </number:text>
    </number:currency-style>
    <number:text-style style:name="N59">
      <number:text> </number:text>
      <number:text-content/>
      <number:text> </number:text>
      <style:map style:condition="value()&gt;0" style:apply-style-name="N59P0"/>
      <style:map style:condition="value()&lt;0" style:apply-style-name="N59P1"/>
      <style:map style:condition="value()=0" style:apply-style-name="N59P2"/>
    </number:text-style>
    <number:date-style style:name="N60">
      <number:day number:style="long"/>
      <number:text>-</number:text>
      <number:month number:textual="true"/>
      <number:text>-</number:text>
      <number:year/>
    </number:date-style>
    <style:style style:name="Comma" style:family="table-cell" style:data-style-name="N43"/>
    <style:style style:name="Currency" style:family="table-cell" style:data-style-name="N42"/>
    <style:style style:name="Hyperlink" style:family="table-cell" style:data-style-name="N0">
      <style:text-properties fo:color="#0000FF" fo:font-size="6pt" style:font-size-asian="6pt" style:font-size-complex="6pt" style:text-underline-style="solid" style:text-underline-type="single"/>
    </style:style>
    <style:style style:name="no_32_dec" style:display-name="no dec" style:family="table-cell" style:data-style-name="N5">
      <style:table-cell-properties style:vertical-align="automatic" fo:background-color="transparent"/>
      <style:text-properties style:font-name="Small Fonts" style:font-name-asian="Small Fonts" style:font-name-complex="Small Fonts" fo:font-size="7pt" style:font-size-asian="7pt" style:font-size-complex="7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PXAPP826" style:family="table-cell" style:data-style-name="N0">
      <style:table-cell-properties style:vertical-align="automatic" fo:background-color="transparent"/>
      <style:text-properties fo:color="#FF00FF" style:font-family-generic="swiss"/>
    </style:style>
    <style:style style:name="Percent" style:family="table-cell" style:data-style-name="N13"/>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in" fo:margin-bottom="0.5in" fo:margin-left="0.18in" fo:margin-right="0.17in" style:print-orientation="landscape" style:print-page-order="ttb" style:first-page-number="continue" style:scale-to="55%"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1in" fo:margin-bottom="0.18in" fo:margin-left="0.17in" fo:margin-right="0.35in" style:print-orientation="landscape" style:print-page-order="ttb" style:first-page-number="continue" style:scale-to="52%" style:table-centering="horizontal" style:print="objects charts drawings"/>
      <style:header-style>
        <style:header-footer-properties fo:min-height="0in" fo:margin-left="0in" fo:margin-right="0in" fo:margin-bottom="0in"/>
      </style:header-style>
      <style:footer-style>
        <style:header-footer-properties fo:min-height="0.1in" fo:margin-left="0in" fo:margin-right="0in" fo:margin-top="0in"/>
      </style:footer-style>
    </style:page-layout>
    <style:page-layout style:name="pm3">
      <style:page-layout-properties fo:margin-top="0.5in" fo:margin-bottom="0.5in" fo:margin-left="0.75in" fo:margin-right="0.75in" style:print-orientation="landscape" style:print-page-order="ttb" style:first-page-number="continue" style:scale-to="5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portrait" style:print-page-order="ttb" style:first-page-number="continue" style:scale-to="87%"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6">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8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5in" fo:margin-bottom="0.5in" fo:margin-left="0.75in" fo:margin-right="0.75in" style:print-orientation="portrait" style:print-page-order="ttb" style:first-page-number="continue" style:scale-to="5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text:p><text:file-name text:display="name-and-extension">???</text:file-name></text:p>
      </style:footer>
      <style:footer-left style:display="false"/>
    </style:master-page>
    <style:master-page style:name="mp2" style:page-layout-name="pm2">
      <style:header>
        <text:p><text:sheet-name>???</text:sheet-name></text:p>
      </style:header>
      <style:header-left style:display="false"/>
      <style:footer>
        <text:p><text:file-name text:display="name-and-extension">???</text:file-name></text:p>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425</meta:generator>
    <dc:description>- Oracle 8i ODBC QueryFix Applied</dc:description>
    <dc:creator>Sarah Heimlich</dc:creator>
    <meta:creation-date>1998-02-07T06:53:21Z</meta:creation-date>
    <dc:date>2019-05-02T07:09:12Z</dc:date>
    <meta:print-date>2002-01-03T16:25:16Z</meta:print-date>
  </office:meta>
</office:document-meta>
</file>